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2/Pictures/100000000000000800000008C63FA0F9F01F6204.png" manifest:media-type="image/png"/>
  <manifest:file-entry manifest:full-path="Object 12/Pictures/10000000000000080000000888B10B92B715989F.png" manifest:media-type="image/png"/>
  <manifest:file-entry manifest:full-path="Object 12/Pictures/100000000000000800000008B6C2456504C29344.png" manifest:media-type="image/png"/>
  <manifest:file-entry manifest:full-path="Object 12/Pictures/1000000000000008000000081A9B423D1A813A52.png" manifest:media-type="image/png"/>
  <manifest:file-entry manifest:full-path="Object 12/Pictures/100000000000000800000008C72FA93F1FC29D38.png" manifest:media-type="image/png"/>
  <manifest:file-entry manifest:full-path="Object 12/Pictures/100000000000000800000008BF34FE0B1AE6F876.png" manifest:media-type="image/png"/>
  <manifest:file-entry manifest:full-path="Object 12/Pictures/100000000000000800000008EEE38D8CA1A06AB1.png" manifest:media-type="image/png"/>
  <manifest:file-entry manifest:full-path="Object 12/Pictures/1000000000000008000000081B0B206AD7C83958.png" manifest:media-type="image/png"/>
  <manifest:file-entry manifest:full-path="Object 12/Pictures/100000000000000800000008B9457F42C0CB60AD.png" manifest:media-type="image/png"/>
  <manifest:file-entry manifest:full-path="Object 12/Pictures/10000000000000080000000891CC5B4335A1319C.png" manifest:media-type="image/png"/>
  <manifest:file-entry manifest:full-path="Object 12/Pictures/100000000000000800000008D085463572746166.png" manifest:media-type="image/png"/>
  <manifest:file-entry manifest:full-path="Object 12/Pictures/1000000000000008000000087369712AC574C03C.png" manifest:media-type="image/png"/>
  <manifest:file-entry manifest:full-path="Object 12/Pictures/100000000000000800000008DD2FDE46AE706B4A.png" manifest:media-type="image/png"/>
  <manifest:file-entry manifest:full-path="Object 12/Pictures/1000000000000008000000085450F247947E986B.png" manifest:media-type="image/png"/>
  <manifest:file-entry manifest:full-path="Object 12/Pictures/100000000000000800000008F70D036D45FFF5DF.png" manifest:media-type="image/png"/>
  <manifest:file-entry manifest:full-path="Object 12/Pictures/1000000000000008000000083DEBC9330162CEE7.png" manifest:media-type="image/png"/>
  <manifest:file-entry manifest:full-path="Object 12/Pictures/100000000000000800000008AF5E132AF6D2C18D.png" manifest:media-type="image/png"/>
  <manifest:file-entry manifest:full-path="Object 12/Pictures/100000000000000800000008DDF7072BDBA5EFCF.png" manifest:media-type="image/png"/>
  <manifest:file-entry manifest:full-path="Object 12/Pictures/100000000000000800000008910DEE4822E67C87.png" manifest:media-type="image/png"/>
  <manifest:file-entry manifest:full-path="Object 12/Pictures/10000000000000080000000873E8E9D1267FAFEB.png" manifest:media-type="image/png"/>
  <manifest:file-entry manifest:full-path="Object 12/Pictures/100000000000000800000008983101575FF95175.png" manifest:media-type="image/png"/>
  <manifest:file-entry manifest:full-path="Object 12/Pictures/100000000000000800000008FCD192D1055E3DE0.png" manifest:media-type="image/png"/>
  <manifest:file-entry manifest:full-path="Object 12/Pictures/1000000000000008000000088A40A623BD1AE613.png" manifest:media-type="image/png"/>
  <manifest:file-entry manifest:full-path="Object 12/Pictures/100000000000000800000008648907C92FEFE099.png" manifest:media-type="image/png"/>
  <manifest:file-entry manifest:full-path="Object 12/Pictures/100000000000000800000008E2983662C4563859.png" manifest:media-type="image/png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Pictures/100000000000000800000008BF34FE0B1AE6F876.png" manifest:media-type="image/png"/>
  <manifest:file-entry manifest:full-path="Object 2/Pictures/100000000000000800000008DDF7072BDBA5EFCF.png" manifest:media-type="image/png"/>
  <manifest:file-entry manifest:full-path="Object 2/Pictures/100000000000000800000008EEE38D8CA1A06AB1.png" manifest:media-type="image/png"/>
  <manifest:file-entry manifest:full-path="Object 2/Pictures/100000000000000800000008B9457F42C0CB60AD.png" manifest:media-type="image/png"/>
  <manifest:file-entry manifest:full-path="Object 2/Pictures/1000000000000008000000081B0B206AD7C83958.png" manifest:media-type="image/png"/>
  <manifest:file-entry manifest:full-path="Object 2/Pictures/1000000000000008000000081A9B423D1A813A52.png" manifest:media-type="image/png"/>
  <manifest:file-entry manifest:full-path="Object 2/Pictures/100000000000000800000008B6C2456504C29344.png" manifest:media-type="image/png"/>
  <manifest:file-entry manifest:full-path="Object 2/Pictures/100000000000000800000008FCD192D1055E3DE0.png" manifest:media-type="image/png"/>
  <manifest:file-entry manifest:full-path="Object 2/Pictures/100000000000000800000008983101575FF95175.png" manifest:media-type="image/png"/>
  <manifest:file-entry manifest:full-path="Object 2/Pictures/100000000000000800000008910DEE4822E67C87.png" manifest:media-type="image/png"/>
  <manifest:file-entry manifest:full-path="Object 2/Pictures/10000000000000080000000873E8E9D1267FAFEB.png" manifest:media-type="image/png"/>
  <manifest:file-entry manifest:full-path="Object 2/Pictures/100000000000000800000008DD2FDE46AE706B4A.png" manifest:media-type="image/png"/>
  <manifest:file-entry manifest:full-path="Object 2/Pictures/100000000000000800000008C63FA0F9F01F6204.png" manifest:media-type="image/png"/>
  <manifest:file-entry manifest:full-path="Object 2/Pictures/1000000000000008000000087369712AC574C03C.png" manifest:media-type="image/png"/>
  <manifest:file-entry manifest:full-path="Object 2/Pictures/100000000000000800000008D085463572746166.png" manifest:media-type="image/png"/>
  <manifest:file-entry manifest:full-path="Object 2/Pictures/100000000000000800000008AF5E132AF6D2C18D.png" manifest:media-type="image/png"/>
  <manifest:file-entry manifest:full-path="Object 2/Pictures/10000000000000080000000891CC5B4335A1319C.png" manifest:media-type="image/png"/>
  <manifest:file-entry manifest:full-path="Object 2/Pictures/100000000000000800000008E2983662C4563859.png" manifest:media-type="image/png"/>
  <manifest:file-entry manifest:full-path="Object 2/Pictures/100000000000000800000008648907C92FEFE099.png" manifest:media-type="image/png"/>
  <manifest:file-entry manifest:full-path="Object 2/Pictures/1000000000000008000000083DEBC9330162CEE7.png" manifest:media-type="image/png"/>
  <manifest:file-entry manifest:full-path="Object 2/Pictures/100000000000000800000008F70D036D45FFF5DF.png" manifest:media-type="image/png"/>
  <manifest:file-entry manifest:full-path="Object 2/Pictures/1000000000000008000000085450F247947E986B.png" manifest:media-type="image/png"/>
  <manifest:file-entry manifest:full-path="Object 2/Pictures/1000000000000008000000088A40A623BD1AE613.png" manifest:media-type="image/png"/>
  <manifest:file-entry manifest:full-path="Object 2/Pictures/100000000000000800000008C72FA93F1FC29D38.png" manifest:media-type="image/png"/>
  <manifest:file-entry manifest:full-path="Object 2/Pictures/10000000000000080000000888B10B92B715989F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Object 11/Pictures/1000000000000008000000085450F247947E986B.png" manifest:media-type="image/png"/>
  <manifest:file-entry manifest:full-path="Object 11/Pictures/100000000000000800000008F70D036D45FFF5DF.png" manifest:media-type="image/png"/>
  <manifest:file-entry manifest:full-path="Object 11/Pictures/100000000000000800000008FCD192D1055E3DE0.png" manifest:media-type="image/png"/>
  <manifest:file-entry manifest:full-path="Object 11/Pictures/100000000000000800000008983101575FF95175.png" manifest:media-type="image/png"/>
  <manifest:file-entry manifest:full-path="Object 11/Pictures/1000000000000008000000088A40A623BD1AE613.png" manifest:media-type="image/png"/>
  <manifest:file-entry manifest:full-path="Object 11/Pictures/100000000000000800000008B9457F42C0CB60AD.png" manifest:media-type="image/png"/>
  <manifest:file-entry manifest:full-path="Object 11/Pictures/1000000000000008000000081B0B206AD7C83958.png" manifest:media-type="image/png"/>
  <manifest:file-entry manifest:full-path="Object 11/Pictures/100000000000000800000008EEE38D8CA1A06AB1.png" manifest:media-type="image/png"/>
  <manifest:file-entry manifest:full-path="Object 11/Pictures/1000000000000008000000083DEBC9330162CEE7.png" manifest:media-type="image/png"/>
  <manifest:file-entry manifest:full-path="Object 11/Pictures/1000000000000008000000087369712AC574C03C.png" manifest:media-type="image/png"/>
  <manifest:file-entry manifest:full-path="Object 11/Pictures/100000000000000800000008D085463572746166.png" manifest:media-type="image/png"/>
  <manifest:file-entry manifest:full-path="Object 11/Pictures/100000000000000800000008DDF7072BDBA5EFCF.png" manifest:media-type="image/png"/>
  <manifest:file-entry manifest:full-path="Object 11/Pictures/100000000000000800000008910DEE4822E67C87.png" manifest:media-type="image/png"/>
  <manifest:file-entry manifest:full-path="Object 11/Pictures/10000000000000080000000873E8E9D1267FAFEB.png" manifest:media-type="image/png"/>
  <manifest:file-entry manifest:full-path="Object 11/Pictures/100000000000000800000008C63FA0F9F01F6204.png" manifest:media-type="image/png"/>
  <manifest:file-entry manifest:full-path="Object 11/Pictures/1000000000000008000000081A9B423D1A813A52.png" manifest:media-type="image/png"/>
  <manifest:file-entry manifest:full-path="Object 11/Pictures/10000000000000080000000888B10B92B715989F.png" manifest:media-type="image/png"/>
  <manifest:file-entry manifest:full-path="Object 11/Pictures/100000000000000800000008B6C2456504C29344.png" manifest:media-type="image/png"/>
  <manifest:file-entry manifest:full-path="Object 11/Pictures/100000000000000800000008E2983662C4563859.png" manifest:media-type="image/png"/>
  <manifest:file-entry manifest:full-path="Object 11/Pictures/100000000000000800000008648907C92FEFE099.png" manifest:media-type="image/png"/>
  <manifest:file-entry manifest:full-path="Object 11/Pictures/10000000000000080000000891CC5B4335A1319C.png" manifest:media-type="image/png"/>
  <manifest:file-entry manifest:full-path="Object 11/Pictures/100000000000000800000008AF5E132AF6D2C18D.png" manifest:media-type="image/png"/>
  <manifest:file-entry manifest:full-path="Object 11/Pictures/100000000000000800000008DD2FDE46AE706B4A.png" manifest:media-type="image/png"/>
  <manifest:file-entry manifest:full-path="Object 11/Pictures/100000000000000800000008C72FA93F1FC29D38.png" manifest:media-type="image/png"/>
  <manifest:file-entry manifest:full-path="Object 11/Pictures/100000000000000800000008BF34FE0B1AE6F876.png" manifest:media-type="image/png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1/Pictures/100000000000000800000008B9457F42C0CB60AD.png" manifest:media-type="image/png"/>
  <manifest:file-entry manifest:full-path="Object 1/Pictures/100000000000000800000008EEE38D8CA1A06AB1.png" manifest:media-type="image/png"/>
  <manifest:file-entry manifest:full-path="Object 1/Pictures/1000000000000008000000081B0B206AD7C83958.png" manifest:media-type="image/png"/>
  <manifest:file-entry manifest:full-path="Object 1/Pictures/100000000000000800000008FCD192D1055E3DE0.png" manifest:media-type="image/png"/>
  <manifest:file-entry manifest:full-path="Object 1/Pictures/100000000000000800000008983101575FF95175.png" manifest:media-type="image/png"/>
  <manifest:file-entry manifest:full-path="Object 1/Pictures/1000000000000008000000081A9B423D1A813A52.png" manifest:media-type="image/png"/>
  <manifest:file-entry manifest:full-path="Object 1/Pictures/10000000000000080000000888B10B92B715989F.png" manifest:media-type="image/png"/>
  <manifest:file-entry manifest:full-path="Object 1/Pictures/1000000000000008000000087369712AC574C03C.png" manifest:media-type="image/png"/>
  <manifest:file-entry manifest:full-path="Object 1/Pictures/100000000000000800000008D085463572746166.png" manifest:media-type="image/png"/>
  <manifest:file-entry manifest:full-path="Object 1/Pictures/100000000000000800000008DD2FDE46AE706B4A.png" manifest:media-type="image/png"/>
  <manifest:file-entry manifest:full-path="Object 1/Pictures/100000000000000800000008910DEE4822E67C87.png" manifest:media-type="image/png"/>
  <manifest:file-entry manifest:full-path="Object 1/Pictures/10000000000000080000000873E8E9D1267FAFEB.png" manifest:media-type="image/png"/>
  <manifest:file-entry manifest:full-path="Object 1/Pictures/1000000000000008000000083DEBC9330162CEE7.png" manifest:media-type="image/png"/>
  <manifest:file-entry manifest:full-path="Object 1/Pictures/100000000000000800000008F70D036D45FFF5DF.png" manifest:media-type="image/png"/>
  <manifest:file-entry manifest:full-path="Object 1/Pictures/1000000000000008000000085450F247947E986B.png" manifest:media-type="image/png"/>
  <manifest:file-entry manifest:full-path="Object 1/Pictures/100000000000000800000008DDF7072BDBA5EFCF.png" manifest:media-type="image/png"/>
  <manifest:file-entry manifest:full-path="Object 1/Pictures/100000000000000800000008BF34FE0B1AE6F876.png" manifest:media-type="image/png"/>
  <manifest:file-entry manifest:full-path="Object 1/Pictures/100000000000000800000008E2983662C4563859.png" manifest:media-type="image/png"/>
  <manifest:file-entry manifest:full-path="Object 1/Pictures/100000000000000800000008648907C92FEFE099.png" manifest:media-type="image/png"/>
  <manifest:file-entry manifest:full-path="Object 1/Pictures/100000000000000800000008C72FA93F1FC29D38.png" manifest:media-type="image/png"/>
  <manifest:file-entry manifest:full-path="Object 1/Pictures/100000000000000800000008AF5E132AF6D2C18D.png" manifest:media-type="image/png"/>
  <manifest:file-entry manifest:full-path="Object 1/Pictures/10000000000000080000000891CC5B4335A1319C.png" manifest:media-type="image/png"/>
  <manifest:file-entry manifest:full-path="Object 1/Pictures/1000000000000008000000088A40A623BD1AE613.png" manifest:media-type="image/png"/>
  <manifest:file-entry manifest:full-path="Object 1/Pictures/100000000000000800000008B6C2456504C29344.png" manifest:media-type="image/png"/>
  <manifest:file-entry manifest:full-path="Object 1/Pictures/100000000000000800000008C63FA0F9F01F6204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19/Pictures/100000000000000800000008BF34FE0B1AE6F876.png" manifest:media-type="image/png"/>
  <manifest:file-entry manifest:full-path="Object 19/Pictures/100000000000000800000008DD2FDE46AE706B4A.png" manifest:media-type="image/png"/>
  <manifest:file-entry manifest:full-path="Object 19/Pictures/10000000000000080000000873E8E9D1267FAFEB.png" manifest:media-type="image/png"/>
  <manifest:file-entry manifest:full-path="Object 19/Pictures/100000000000000800000008910DEE4822E67C87.png" manifest:media-type="image/png"/>
  <manifest:file-entry manifest:full-path="Object 19/Pictures/1000000000000008000000081A9B423D1A813A52.png" manifest:media-type="image/png"/>
  <manifest:file-entry manifest:full-path="Object 19/Pictures/100000000000000800000008FCD192D1055E3DE0.png" manifest:media-type="image/png"/>
  <manifest:file-entry manifest:full-path="Object 19/Pictures/100000000000000800000008983101575FF95175.png" manifest:media-type="image/png"/>
  <manifest:file-entry manifest:full-path="Object 19/Pictures/100000000000000800000008C72FA93F1FC29D38.png" manifest:media-type="image/png"/>
  <manifest:file-entry manifest:full-path="Object 19/Pictures/1000000000000008000000083DEBC9330162CEE7.png" manifest:media-type="image/png"/>
  <manifest:file-entry manifest:full-path="Object 19/Pictures/1000000000000008000000081B0B206AD7C83958.png" manifest:media-type="image/png"/>
  <manifest:file-entry manifest:full-path="Object 19/Pictures/100000000000000800000008B9457F42C0CB60AD.png" manifest:media-type="image/png"/>
  <manifest:file-entry manifest:full-path="Object 19/Pictures/100000000000000800000008EEE38D8CA1A06AB1.png" manifest:media-type="image/png"/>
  <manifest:file-entry manifest:full-path="Object 19/Pictures/1000000000000008000000087369712AC574C03C.png" manifest:media-type="image/png"/>
  <manifest:file-entry manifest:full-path="Object 19/Pictures/100000000000000800000008D085463572746166.png" manifest:media-type="image/png"/>
  <manifest:file-entry manifest:full-path="Object 19/Pictures/100000000000000800000008AF5E132AF6D2C18D.png" manifest:media-type="image/png"/>
  <manifest:file-entry manifest:full-path="Object 19/Pictures/10000000000000080000000891CC5B4335A1319C.png" manifest:media-type="image/png"/>
  <manifest:file-entry manifest:full-path="Object 19/Pictures/100000000000000800000008C63FA0F9F01F6204.png" manifest:media-type="image/png"/>
  <manifest:file-entry manifest:full-path="Object 19/Pictures/1000000000000008000000085450F247947E986B.png" manifest:media-type="image/png"/>
  <manifest:file-entry manifest:full-path="Object 19/Pictures/100000000000000800000008F70D036D45FFF5DF.png" manifest:media-type="image/png"/>
  <manifest:file-entry manifest:full-path="Object 19/Pictures/1000000000000008000000088A40A623BD1AE613.png" manifest:media-type="image/png"/>
  <manifest:file-entry manifest:full-path="Object 19/Pictures/100000000000000800000008E2983662C4563859.png" manifest:media-type="image/png"/>
  <manifest:file-entry manifest:full-path="Object 19/Pictures/100000000000000800000008648907C92FEFE099.png" manifest:media-type="image/png"/>
  <manifest:file-entry manifest:full-path="Object 19/Pictures/100000000000000800000008B6C2456504C29344.png" manifest:media-type="image/png"/>
  <manifest:file-entry manifest:full-path="Object 19/Pictures/10000000000000080000000888B10B92B715989F.png" manifest:media-type="image/png"/>
  <manifest:file-entry manifest:full-path="Object 19/Pictures/100000000000000800000008DDF7072BDBA5EFCF.png" manifest:media-type="image/png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21/content.xml" manifest:media-type="text/xml"/>
  <manifest:file-entry manifest:full-path="Object 21/meta.xml" manifest:media-type="text/xml"/>
  <manifest:file-entry manifest:full-path="Object 21/styles.xml" manifest:media-type="text/xml"/>
  <manifest:file-entry manifest:full-path="Object 21/Pictures/1000034B0000018D0000018D7A0674744208F51C.svg" manifest:media-type="image/svg+xml"/>
  <manifest:file-entry manifest:full-path="Object 21/" manifest:media-type="application/vnd.oasis.opendocument.chart"/>
  <manifest:file-entry manifest:full-path="settings.xml" manifest:media-type="text/xml"/>
  <manifest:file-entry manifest:full-path="Object 14/Pictures/100000000000000800000008BF34FE0B1AE6F876.png" manifest:media-type="image/png"/>
  <manifest:file-entry manifest:full-path="Object 14/Pictures/100000000000000800000008C72FA93F1FC29D38.png" manifest:media-type="image/png"/>
  <manifest:file-entry manifest:full-path="Object 14/Pictures/1000000000000008000000088A40A623BD1AE613.png" manifest:media-type="image/png"/>
  <manifest:file-entry manifest:full-path="Object 14/Pictures/100000000000000800000008B9457F42C0CB60AD.png" manifest:media-type="image/png"/>
  <manifest:file-entry manifest:full-path="Object 14/Pictures/100000000000000800000008EEE38D8CA1A06AB1.png" manifest:media-type="image/png"/>
  <manifest:file-entry manifest:full-path="Object 14/Pictures/1000000000000008000000081B0B206AD7C83958.png" manifest:media-type="image/png"/>
  <manifest:file-entry manifest:full-path="Object 14/Pictures/1000000000000008000000085450F247947E986B.png" manifest:media-type="image/png"/>
  <manifest:file-entry manifest:full-path="Object 14/Pictures/100000000000000800000008F70D036D45FFF5DF.png" manifest:media-type="image/png"/>
  <manifest:file-entry manifest:full-path="Object 14/Pictures/100000000000000800000008DD2FDE46AE706B4A.png" manifest:media-type="image/png"/>
  <manifest:file-entry manifest:full-path="Object 14/Pictures/100000000000000800000008983101575FF95175.png" manifest:media-type="image/png"/>
  <manifest:file-entry manifest:full-path="Object 14/Pictures/100000000000000800000008FCD192D1055E3DE0.png" manifest:media-type="image/png"/>
  <manifest:file-entry manifest:full-path="Object 14/Pictures/1000000000000008000000081A9B423D1A813A52.png" manifest:media-type="image/png"/>
  <manifest:file-entry manifest:full-path="Object 14/Pictures/100000000000000800000008DDF7072BDBA5EFCF.png" manifest:media-type="image/png"/>
  <manifest:file-entry manifest:full-path="Object 14/Pictures/1000000000000008000000087369712AC574C03C.png" manifest:media-type="image/png"/>
  <manifest:file-entry manifest:full-path="Object 14/Pictures/100000000000000800000008D085463572746166.png" manifest:media-type="image/png"/>
  <manifest:file-entry manifest:full-path="Object 14/Pictures/100000000000000800000008AF5E132AF6D2C18D.png" manifest:media-type="image/png"/>
  <manifest:file-entry manifest:full-path="Object 14/Pictures/10000000000000080000000891CC5B4335A1319C.png" manifest:media-type="image/png"/>
  <manifest:file-entry manifest:full-path="Object 14/Pictures/1000000000000008000000083DEBC9330162CEE7.png" manifest:media-type="image/png"/>
  <manifest:file-entry manifest:full-path="Object 14/Pictures/100000000000000800000008910DEE4822E67C87.png" manifest:media-type="image/png"/>
  <manifest:file-entry manifest:full-path="Object 14/Pictures/10000000000000080000000873E8E9D1267FAFEB.png" manifest:media-type="image/png"/>
  <manifest:file-entry manifest:full-path="Object 14/Pictures/100000000000000800000008C63FA0F9F01F6204.png" manifest:media-type="image/png"/>
  <manifest:file-entry manifest:full-path="Object 14/Pictures/100000000000000800000008648907C92FEFE099.png" manifest:media-type="image/png"/>
  <manifest:file-entry manifest:full-path="Object 14/Pictures/100000000000000800000008E2983662C4563859.png" manifest:media-type="image/png"/>
  <manifest:file-entry manifest:full-path="Object 14/Pictures/10000000000000080000000888B10B92B715989F.png" manifest:media-type="image/png"/>
  <manifest:file-entry manifest:full-path="Object 14/Pictures/100000000000000800000008B6C2456504C29344.png" manifest:media-type="image/png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15/Pictures/100000000000000800000008DDF7072BDBA5EFCF.png" manifest:media-type="image/png"/>
  <manifest:file-entry manifest:full-path="Object 15/Pictures/100000000000000800000008AF5E132AF6D2C18D.png" manifest:media-type="image/png"/>
  <manifest:file-entry manifest:full-path="Object 15/Pictures/100000000000000800000008FCD192D1055E3DE0.png" manifest:media-type="image/png"/>
  <manifest:file-entry manifest:full-path="Object 15/Pictures/100000000000000800000008983101575FF95175.png" manifest:media-type="image/png"/>
  <manifest:file-entry manifest:full-path="Object 15/Pictures/10000000000000080000000873E8E9D1267FAFEB.png" manifest:media-type="image/png"/>
  <manifest:file-entry manifest:full-path="Object 15/Pictures/100000000000000800000008910DEE4822E67C87.png" manifest:media-type="image/png"/>
  <manifest:file-entry manifest:full-path="Object 15/Pictures/1000000000000008000000085450F247947E986B.png" manifest:media-type="image/png"/>
  <manifest:file-entry manifest:full-path="Object 15/Pictures/100000000000000800000008F70D036D45FFF5DF.png" manifest:media-type="image/png"/>
  <manifest:file-entry manifest:full-path="Object 15/Pictures/1000000000000008000000083DEBC9330162CEE7.png" manifest:media-type="image/png"/>
  <manifest:file-entry manifest:full-path="Object 15/Pictures/1000000000000008000000081B0B206AD7C83958.png" manifest:media-type="image/png"/>
  <manifest:file-entry manifest:full-path="Object 15/Pictures/100000000000000800000008B9457F42C0CB60AD.png" manifest:media-type="image/png"/>
  <manifest:file-entry manifest:full-path="Object 15/Pictures/100000000000000800000008EEE38D8CA1A06AB1.png" manifest:media-type="image/png"/>
  <manifest:file-entry manifest:full-path="Object 15/Pictures/1000000000000008000000088A40A623BD1AE613.png" manifest:media-type="image/png"/>
  <manifest:file-entry manifest:full-path="Object 15/Pictures/1000000000000008000000087369712AC574C03C.png" manifest:media-type="image/png"/>
  <manifest:file-entry manifest:full-path="Object 15/Pictures/100000000000000800000008D085463572746166.png" manifest:media-type="image/png"/>
  <manifest:file-entry manifest:full-path="Object 15/Pictures/10000000000000080000000891CC5B4335A1319C.png" manifest:media-type="image/png"/>
  <manifest:file-entry manifest:full-path="Object 15/Pictures/10000000000000080000000888B10B92B715989F.png" manifest:media-type="image/png"/>
  <manifest:file-entry manifest:full-path="Object 15/Pictures/1000000000000008000000081A9B423D1A813A52.png" manifest:media-type="image/png"/>
  <manifest:file-entry manifest:full-path="Object 15/Pictures/100000000000000800000008B6C2456504C29344.png" manifest:media-type="image/png"/>
  <manifest:file-entry manifest:full-path="Object 15/Pictures/100000000000000800000008648907C92FEFE099.png" manifest:media-type="image/png"/>
  <manifest:file-entry manifest:full-path="Object 15/Pictures/100000000000000800000008E2983662C4563859.png" manifest:media-type="image/png"/>
  <manifest:file-entry manifest:full-path="Object 15/Pictures/100000000000000800000008DD2FDE46AE706B4A.png" manifest:media-type="image/png"/>
  <manifest:file-entry manifest:full-path="Object 15/Pictures/100000000000000800000008C63FA0F9F01F6204.png" manifest:media-type="image/png"/>
  <manifest:file-entry manifest:full-path="Object 15/Pictures/100000000000000800000008BF34FE0B1AE6F876.png" manifest:media-type="image/png"/>
  <manifest:file-entry manifest:full-path="Object 15/Pictures/100000000000000800000008C72FA93F1FC29D38.png" manifest:media-type="image/png"/>
  <manifest:file-entry manifest:full-path="Object 15/styles.xml" manifest:media-type="text/xml"/>
  <manifest:file-entry manifest:full-path="Object 15/meta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17/Pictures/10000000000000080000000873E8E9D1267FAFEB.png" manifest:media-type="image/png"/>
  <manifest:file-entry manifest:full-path="Object 17/Pictures/100000000000000800000008910DEE4822E67C87.png" manifest:media-type="image/png"/>
  <manifest:file-entry manifest:full-path="Object 17/Pictures/1000000000000008000000088A40A623BD1AE613.png" manifest:media-type="image/png"/>
  <manifest:file-entry manifest:full-path="Object 17/Pictures/100000000000000800000008B9457F42C0CB60AD.png" manifest:media-type="image/png"/>
  <manifest:file-entry manifest:full-path="Object 17/Pictures/100000000000000800000008EEE38D8CA1A06AB1.png" manifest:media-type="image/png"/>
  <manifest:file-entry manifest:full-path="Object 17/Pictures/1000000000000008000000081B0B206AD7C83958.png" manifest:media-type="image/png"/>
  <manifest:file-entry manifest:full-path="Object 17/Pictures/1000000000000008000000085450F247947E986B.png" manifest:media-type="image/png"/>
  <manifest:file-entry manifest:full-path="Object 17/Pictures/100000000000000800000008F70D036D45FFF5DF.png" manifest:media-type="image/png"/>
  <manifest:file-entry manifest:full-path="Object 17/Pictures/100000000000000800000008AF5E132AF6D2C18D.png" manifest:media-type="image/png"/>
  <manifest:file-entry manifest:full-path="Object 17/Pictures/10000000000000080000000891CC5B4335A1319C.png" manifest:media-type="image/png"/>
  <manifest:file-entry manifest:full-path="Object 17/Pictures/100000000000000800000008FCD192D1055E3DE0.png" manifest:media-type="image/png"/>
  <manifest:file-entry manifest:full-path="Object 17/Pictures/100000000000000800000008983101575FF95175.png" manifest:media-type="image/png"/>
  <manifest:file-entry manifest:full-path="Object 17/Pictures/100000000000000800000008C72FA93F1FC29D38.png" manifest:media-type="image/png"/>
  <manifest:file-entry manifest:full-path="Object 17/Pictures/100000000000000800000008D085463572746166.png" manifest:media-type="image/png"/>
  <manifest:file-entry manifest:full-path="Object 17/Pictures/1000000000000008000000087369712AC574C03C.png" manifest:media-type="image/png"/>
  <manifest:file-entry manifest:full-path="Object 17/Pictures/100000000000000800000008C63FA0F9F01F6204.png" manifest:media-type="image/png"/>
  <manifest:file-entry manifest:full-path="Object 17/Pictures/100000000000000800000008DDF7072BDBA5EFCF.png" manifest:media-type="image/png"/>
  <manifest:file-entry manifest:full-path="Object 17/Pictures/100000000000000800000008BF34FE0B1AE6F876.png" manifest:media-type="image/png"/>
  <manifest:file-entry manifest:full-path="Object 17/Pictures/100000000000000800000008B6C2456504C29344.png" manifest:media-type="image/png"/>
  <manifest:file-entry manifest:full-path="Object 17/Pictures/1000000000000008000000081A9B423D1A813A52.png" manifest:media-type="image/png"/>
  <manifest:file-entry manifest:full-path="Object 17/Pictures/10000000000000080000000888B10B92B715989F.png" manifest:media-type="image/png"/>
  <manifest:file-entry manifest:full-path="Object 17/Pictures/100000000000000800000008648907C92FEFE099.png" manifest:media-type="image/png"/>
  <manifest:file-entry manifest:full-path="Object 17/Pictures/100000000000000800000008E2983662C4563859.png" manifest:media-type="image/png"/>
  <manifest:file-entry manifest:full-path="Object 17/Pictures/100000000000000800000008DD2FDE46AE706B4A.png" manifest:media-type="image/png"/>
  <manifest:file-entry manifest:full-path="Object 17/Pictures/1000000000000008000000083DEBC9330162CEE7.png" manifest:media-type="image/png"/>
  <manifest:file-entry manifest:full-path="Object 17/meta.xml" manifest:media-type="text/xml"/>
  <manifest:file-entry manifest:full-path="Object 17/content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styles.xml" manifest:media-type="text/xml"/>
  <manifest:file-entry manifest:full-path="Object 4/Pictures/10000000000000080000000888B10B92B715989F.png" manifest:media-type="image/png"/>
  <manifest:file-entry manifest:full-path="Object 4/Pictures/100000000000000800000008FCD192D1055E3DE0.png" manifest:media-type="image/png"/>
  <manifest:file-entry manifest:full-path="Object 4/Pictures/100000000000000800000008983101575FF95175.png" manifest:media-type="image/png"/>
  <manifest:file-entry manifest:full-path="Object 4/Pictures/10000000000000080000000873E8E9D1267FAFEB.png" manifest:media-type="image/png"/>
  <manifest:file-entry manifest:full-path="Object 4/Pictures/100000000000000800000008910DEE4822E67C87.png" manifest:media-type="image/png"/>
  <manifest:file-entry manifest:full-path="Object 4/Pictures/1000000000000008000000085450F247947E986B.png" manifest:media-type="image/png"/>
  <manifest:file-entry manifest:full-path="Object 4/Pictures/100000000000000800000008F70D036D45FFF5DF.png" manifest:media-type="image/png"/>
  <manifest:file-entry manifest:full-path="Object 4/Pictures/100000000000000800000008B9457F42C0CB60AD.png" manifest:media-type="image/png"/>
  <manifest:file-entry manifest:full-path="Object 4/Pictures/1000000000000008000000081B0B206AD7C83958.png" manifest:media-type="image/png"/>
  <manifest:file-entry manifest:full-path="Object 4/Pictures/100000000000000800000008EEE38D8CA1A06AB1.png" manifest:media-type="image/png"/>
  <manifest:file-entry manifest:full-path="Object 4/Pictures/100000000000000800000008D085463572746166.png" manifest:media-type="image/png"/>
  <manifest:file-entry manifest:full-path="Object 4/Pictures/1000000000000008000000087369712AC574C03C.png" manifest:media-type="image/png"/>
  <manifest:file-entry manifest:full-path="Object 4/Pictures/1000000000000008000000088A40A623BD1AE613.png" manifest:media-type="image/png"/>
  <manifest:file-entry manifest:full-path="Object 4/Pictures/1000000000000008000000083DEBC9330162CEE7.png" manifest:media-type="image/png"/>
  <manifest:file-entry manifest:full-path="Object 4/Pictures/100000000000000800000008C63FA0F9F01F6204.png" manifest:media-type="image/png"/>
  <manifest:file-entry manifest:full-path="Object 4/Pictures/100000000000000800000008DD2FDE46AE706B4A.png" manifest:media-type="image/png"/>
  <manifest:file-entry manifest:full-path="Object 4/Pictures/100000000000000800000008BF34FE0B1AE6F876.png" manifest:media-type="image/png"/>
  <manifest:file-entry manifest:full-path="Object 4/Pictures/100000000000000800000008DDF7072BDBA5EFCF.png" manifest:media-type="image/png"/>
  <manifest:file-entry manifest:full-path="Object 4/Pictures/100000000000000800000008648907C92FEFE099.png" manifest:media-type="image/png"/>
  <manifest:file-entry manifest:full-path="Object 4/Pictures/100000000000000800000008E2983662C4563859.png" manifest:media-type="image/png"/>
  <manifest:file-entry manifest:full-path="Object 4/Pictures/100000000000000800000008C72FA93F1FC29D38.png" manifest:media-type="image/png"/>
  <manifest:file-entry manifest:full-path="Object 4/Pictures/10000000000000080000000891CC5B4335A1319C.png" manifest:media-type="image/png"/>
  <manifest:file-entry manifest:full-path="Object 4/Pictures/100000000000000800000008AF5E132AF6D2C18D.png" manifest:media-type="image/png"/>
  <manifest:file-entry manifest:full-path="Object 4/Pictures/1000000000000008000000081A9B423D1A813A52.png" manifest:media-type="image/png"/>
  <manifest:file-entry manifest:full-path="Object 4/Pictures/100000000000000800000008B6C2456504C29344.png" manifest:media-type="image/png"/>
  <manifest:file-entry manifest:full-path="Object 4/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Pictures/100000000000000800000008B8F123312A3B0CC3.png" manifest:media-type="image/png"/>
  <manifest:file-entry manifest:full-path="Object 10/Pictures/100000000000000800000008FD45E12D9339E66F.png" manifest:media-type="image/png"/>
  <manifest:file-entry manifest:full-path="Object 10/Pictures/100000000000000800000008CD66C3E6F9E73733.png" manifest:media-type="image/png"/>
  <manifest:file-entry manifest:full-path="Object 10/Pictures/1000000000000008000000082CF55DB856DBBAE2.png" manifest:media-type="image/png"/>
  <manifest:file-entry manifest:full-path="Object 10/Pictures/100000000000000800000008BBCFAFCC652C0272.png" manifest:media-type="image/png"/>
  <manifest:file-entry manifest:full-path="Object 10/Pictures/100000000000000800000008F3B29CD4B77971F0.png" manifest:media-type="image/png"/>
  <manifest:file-entry manifest:full-path="Object 10/Pictures/100000000000000800000008512A48EE354168BA.png" manifest:media-type="image/png"/>
  <manifest:file-entry manifest:full-path="Object 10/Pictures/1000000000000008000000082D85FA834554F576.png" manifest:media-type="image/png"/>
  <manifest:file-entry manifest:full-path="Object 10/Pictures/10000000000000080000000805D373D6A0F43EF5.png" manifest:media-type="image/png"/>
  <manifest:file-entry manifest:full-path="Object 10/Pictures/1000000000000008000000081297F9EF47019A29.png" manifest:media-type="image/png"/>
  <manifest:file-entry manifest:full-path="Object 10/Pictures/100000000000000800000008C85D3AF81BDB8AFD.png" manifest:media-type="image/png"/>
  <manifest:file-entry manifest:full-path="Object 10/Pictures/100000000000000800000008CDFDE7D4BB6B6ACF.png" manifest:media-type="image/png"/>
  <manifest:file-entry manifest:full-path="Object 10/Pictures/10000000000000080000000863DE013D6A85FDB8.png" manifest:media-type="image/png"/>
  <manifest:file-entry manifest:full-path="Object 10/Pictures/100000000000000800000008C610A80E7523C3A5.png" manifest:media-type="image/png"/>
  <manifest:file-entry manifest:full-path="Object 10/Pictures/100000000000000800000008787A4E9D45468777.png" manifest:media-type="image/png"/>
  <manifest:file-entry manifest:full-path="Object 10/Pictures/1000000000000008000000080D787152C8FDE076.png" manifest:media-type="image/png"/>
  <manifest:file-entry manifest:full-path="Object 10/Pictures/100000000000000800000008E7C4D59A101CC52A.png" manifest:media-type="image/png"/>
  <manifest:file-entry manifest:full-path="Object 10/Pictures/10000000000000080000000811AF076B1E8923BA.png" manifest:media-type="image/png"/>
  <manifest:file-entry manifest:full-path="Object 10/Pictures/1000000000000008000000089ABCFFAA33866E25.png" manifest:media-type="image/png"/>
  <manifest:file-entry manifest:full-path="Object 10/Pictures/1000000000000008000000089FC27204F07A0BBE.png" manifest:media-type="image/png"/>
  <manifest:file-entry manifest:full-path="Object 10/Pictures/100000000000000800000008039C76FBF7F26810.png" manifest:media-type="image/png"/>
  <manifest:file-entry manifest:full-path="Object 10/Pictures/100000000000000800000008B613215A484A8B87.png" manifest:media-type="image/png"/>
  <manifest:file-entry manifest:full-path="Object 10/Pictures/100000000000000800000008CAE9C746AB750AF5.png" manifest:media-type="image/png"/>
  <manifest:file-entry manifest:full-path="Object 10/Pictures/1000000000000008000000089C8F614DADD3E15E.png" manifest:media-type="image/png"/>
  <manifest:file-entry manifest:full-path="Object 10/Pictures/100000000000000800000008437CD2DF71E0534E.png" manifest:media-type="image/png"/>
  <manifest:file-entry manifest:full-path="Object 10/content.xml" manifest:media-type="text/xml"/>
  <manifest:file-entry manifest:full-path="Object 10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Pictures/100000000000000800000008B8F123312A3B0CC3.png" manifest:media-type="image/png"/>
  <manifest:file-entry manifest:full-path="Object 8/Pictures/100000000000000800000008FD45E12D9339E66F.png" manifest:media-type="image/png"/>
  <manifest:file-entry manifest:full-path="Object 8/Pictures/100000000000000800000008CD66C3E6F9E73733.png" manifest:media-type="image/png"/>
  <manifest:file-entry manifest:full-path="Object 8/Pictures/1000000000000008000000082CF55DB856DBBAE2.png" manifest:media-type="image/png"/>
  <manifest:file-entry manifest:full-path="Object 8/Pictures/100000000000000800000008BBCFAFCC652C0272.png" manifest:media-type="image/png"/>
  <manifest:file-entry manifest:full-path="Object 8/Pictures/100000000000000800000008F3B29CD4B77971F0.png" manifest:media-type="image/png"/>
  <manifest:file-entry manifest:full-path="Object 8/Pictures/100000000000000800000008512A48EE354168BA.png" manifest:media-type="image/png"/>
  <manifest:file-entry manifest:full-path="Object 8/Pictures/1000000000000008000000082D85FA834554F576.png" manifest:media-type="image/png"/>
  <manifest:file-entry manifest:full-path="Object 8/Pictures/10000000000000080000000805D373D6A0F43EF5.png" manifest:media-type="image/png"/>
  <manifest:file-entry manifest:full-path="Object 8/Pictures/1000000000000008000000081297F9EF47019A29.png" manifest:media-type="image/png"/>
  <manifest:file-entry manifest:full-path="Object 8/Pictures/100000000000000800000008C85D3AF81BDB8AFD.png" manifest:media-type="image/png"/>
  <manifest:file-entry manifest:full-path="Object 8/Pictures/100000000000000800000008CDFDE7D4BB6B6ACF.png" manifest:media-type="image/png"/>
  <manifest:file-entry manifest:full-path="Object 8/Pictures/10000000000000080000000863DE013D6A85FDB8.png" manifest:media-type="image/png"/>
  <manifest:file-entry manifest:full-path="Object 8/Pictures/100000000000000800000008C610A80E7523C3A5.png" manifest:media-type="image/png"/>
  <manifest:file-entry manifest:full-path="Object 8/Pictures/100000000000000800000008787A4E9D45468777.png" manifest:media-type="image/png"/>
  <manifest:file-entry manifest:full-path="Object 8/Pictures/1000000000000008000000080D787152C8FDE076.png" manifest:media-type="image/png"/>
  <manifest:file-entry manifest:full-path="Object 8/Pictures/100000000000000800000008E7C4D59A101CC52A.png" manifest:media-type="image/png"/>
  <manifest:file-entry manifest:full-path="Object 8/Pictures/10000000000000080000000811AF076B1E8923BA.png" manifest:media-type="image/png"/>
  <manifest:file-entry manifest:full-path="Object 8/Pictures/1000000000000008000000089ABCFFAA33866E25.png" manifest:media-type="image/png"/>
  <manifest:file-entry manifest:full-path="Object 8/Pictures/1000000000000008000000089FC27204F07A0BBE.png" manifest:media-type="image/png"/>
  <manifest:file-entry manifest:full-path="Object 8/Pictures/100000000000000800000008039C76FBF7F26810.png" manifest:media-type="image/png"/>
  <manifest:file-entry manifest:full-path="Object 8/Pictures/100000000000000800000008B613215A484A8B87.png" manifest:media-type="image/png"/>
  <manifest:file-entry manifest:full-path="Object 8/Pictures/100000000000000800000008CAE9C746AB750AF5.png" manifest:media-type="image/png"/>
  <manifest:file-entry manifest:full-path="Object 8/Pictures/1000000000000008000000089C8F614DADD3E15E.png" manifest:media-type="image/png"/>
  <manifest:file-entry manifest:full-path="Object 8/Pictures/100000000000000800000008437CD2DF71E0534E.png" manifest:media-type="image/png"/>
  <manifest:file-entry manifest:full-path="Object 8/content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Pictures/100000000000000800000008B8F123312A3B0CC3.png" manifest:media-type="image/png"/>
  <manifest:file-entry manifest:full-path="Object 9/Pictures/100000000000000800000008FD45E12D9339E66F.png" manifest:media-type="image/png"/>
  <manifest:file-entry manifest:full-path="Object 9/Pictures/100000000000000800000008CD66C3E6F9E73733.png" manifest:media-type="image/png"/>
  <manifest:file-entry manifest:full-path="Object 9/Pictures/1000000000000008000000082CF55DB856DBBAE2.png" manifest:media-type="image/png"/>
  <manifest:file-entry manifest:full-path="Object 9/Pictures/100000000000000800000008BBCFAFCC652C0272.png" manifest:media-type="image/png"/>
  <manifest:file-entry manifest:full-path="Object 9/Pictures/100000000000000800000008F3B29CD4B77971F0.png" manifest:media-type="image/png"/>
  <manifest:file-entry manifest:full-path="Object 9/Pictures/100000000000000800000008512A48EE354168BA.png" manifest:media-type="image/png"/>
  <manifest:file-entry manifest:full-path="Object 9/Pictures/1000000000000008000000082D85FA834554F576.png" manifest:media-type="image/png"/>
  <manifest:file-entry manifest:full-path="Object 9/Pictures/10000000000000080000000805D373D6A0F43EF5.png" manifest:media-type="image/png"/>
  <manifest:file-entry manifest:full-path="Object 9/Pictures/1000000000000008000000081297F9EF47019A29.png" manifest:media-type="image/png"/>
  <manifest:file-entry manifest:full-path="Object 9/Pictures/100000000000000800000008C85D3AF81BDB8AFD.png" manifest:media-type="image/png"/>
  <manifest:file-entry manifest:full-path="Object 9/Pictures/100000000000000800000008CDFDE7D4BB6B6ACF.png" manifest:media-type="image/png"/>
  <manifest:file-entry manifest:full-path="Object 9/Pictures/10000000000000080000000863DE013D6A85FDB8.png" manifest:media-type="image/png"/>
  <manifest:file-entry manifest:full-path="Object 9/Pictures/100000000000000800000008C610A80E7523C3A5.png" manifest:media-type="image/png"/>
  <manifest:file-entry manifest:full-path="Object 9/Pictures/100000000000000800000008787A4E9D45468777.png" manifest:media-type="image/png"/>
  <manifest:file-entry manifest:full-path="Object 9/Pictures/1000000000000008000000080D787152C8FDE076.png" manifest:media-type="image/png"/>
  <manifest:file-entry manifest:full-path="Object 9/Pictures/100000000000000800000008E7C4D59A101CC52A.png" manifest:media-type="image/png"/>
  <manifest:file-entry manifest:full-path="Object 9/Pictures/10000000000000080000000811AF076B1E8923BA.png" manifest:media-type="image/png"/>
  <manifest:file-entry manifest:full-path="Object 9/Pictures/1000000000000008000000089ABCFFAA33866E25.png" manifest:media-type="image/png"/>
  <manifest:file-entry manifest:full-path="Object 9/Pictures/1000000000000008000000089FC27204F07A0BBE.png" manifest:media-type="image/png"/>
  <manifest:file-entry manifest:full-path="Object 9/Pictures/100000000000000800000008039C76FBF7F26810.png" manifest:media-type="image/png"/>
  <manifest:file-entry manifest:full-path="Object 9/Pictures/100000000000000800000008B613215A484A8B87.png" manifest:media-type="image/png"/>
  <manifest:file-entry manifest:full-path="Object 9/Pictures/100000000000000800000008CAE9C746AB750AF5.png" manifest:media-type="image/png"/>
  <manifest:file-entry manifest:full-path="Object 9/Pictures/1000000000000008000000089C8F614DADD3E15E.png" manifest:media-type="image/png"/>
  <manifest:file-entry manifest:full-path="Object 9/Pictures/100000000000000800000008437CD2DF71E0534E.png" manifest:media-type="image/png"/>
  <manifest:file-entry manifest:full-path="Object 9/content.xml" manifest:media-type="text/xml"/>
  <manifest:file-entry manifest:full-path="Object 9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Pictures/100000000000000800000008B8F123312A3B0CC3.png" manifest:media-type="image/png"/>
  <manifest:file-entry manifest:full-path="Object 7/Pictures/100000000000000800000008FD45E12D9339E66F.png" manifest:media-type="image/png"/>
  <manifest:file-entry manifest:full-path="Object 7/Pictures/100000000000000800000008CD66C3E6F9E73733.png" manifest:media-type="image/png"/>
  <manifest:file-entry manifest:full-path="Object 7/Pictures/1000000000000008000000082CF55DB856DBBAE2.png" manifest:media-type="image/png"/>
  <manifest:file-entry manifest:full-path="Object 7/Pictures/100000000000000800000008BBCFAFCC652C0272.png" manifest:media-type="image/png"/>
  <manifest:file-entry manifest:full-path="Object 7/Pictures/100000000000000800000008F3B29CD4B77971F0.png" manifest:media-type="image/png"/>
  <manifest:file-entry manifest:full-path="Object 7/Pictures/100000000000000800000008512A48EE354168BA.png" manifest:media-type="image/png"/>
  <manifest:file-entry manifest:full-path="Object 7/Pictures/1000000000000008000000082D85FA834554F576.png" manifest:media-type="image/png"/>
  <manifest:file-entry manifest:full-path="Object 7/Pictures/10000000000000080000000805D373D6A0F43EF5.png" manifest:media-type="image/png"/>
  <manifest:file-entry manifest:full-path="Object 7/Pictures/1000000000000008000000081297F9EF47019A29.png" manifest:media-type="image/png"/>
  <manifest:file-entry manifest:full-path="Object 7/Pictures/100000000000000800000008C85D3AF81BDB8AFD.png" manifest:media-type="image/png"/>
  <manifest:file-entry manifest:full-path="Object 7/Pictures/100000000000000800000008CDFDE7D4BB6B6ACF.png" manifest:media-type="image/png"/>
  <manifest:file-entry manifest:full-path="Object 7/Pictures/10000000000000080000000863DE013D6A85FDB8.png" manifest:media-type="image/png"/>
  <manifest:file-entry manifest:full-path="Object 7/Pictures/100000000000000800000008C610A80E7523C3A5.png" manifest:media-type="image/png"/>
  <manifest:file-entry manifest:full-path="Object 7/Pictures/100000000000000800000008787A4E9D45468777.png" manifest:media-type="image/png"/>
  <manifest:file-entry manifest:full-path="Object 7/Pictures/1000000000000008000000080D787152C8FDE076.png" manifest:media-type="image/png"/>
  <manifest:file-entry manifest:full-path="Object 7/Pictures/100000000000000800000008E7C4D59A101CC52A.png" manifest:media-type="image/png"/>
  <manifest:file-entry manifest:full-path="Object 7/Pictures/10000000000000080000000811AF076B1E8923BA.png" manifest:media-type="image/png"/>
  <manifest:file-entry manifest:full-path="Object 7/Pictures/1000000000000008000000089ABCFFAA33866E25.png" manifest:media-type="image/png"/>
  <manifest:file-entry manifest:full-path="Object 7/Pictures/1000000000000008000000089FC27204F07A0BBE.png" manifest:media-type="image/png"/>
  <manifest:file-entry manifest:full-path="Object 7/Pictures/100000000000000800000008039C76FBF7F26810.png" manifest:media-type="image/png"/>
  <manifest:file-entry manifest:full-path="Object 7/Pictures/100000000000000800000008B613215A484A8B87.png" manifest:media-type="image/png"/>
  <manifest:file-entry manifest:full-path="Object 7/Pictures/100000000000000800000008CAE9C746AB750AF5.png" manifest:media-type="image/png"/>
  <manifest:file-entry manifest:full-path="Object 7/Pictures/1000000000000008000000089C8F614DADD3E15E.png" manifest:media-type="image/png"/>
  <manifest:file-entry manifest:full-path="Object 7/Pictures/100000000000000800000008437CD2DF71E0534E.png" manifest:media-type="image/png"/>
  <manifest:file-entry manifest:full-path="Object 7/content.xml" manifest:media-type="text/xml"/>
  <manifest:file-entry manifest:full-path="Object 7/" manifest:media-type="application/vnd.oasis.opendocument.chart"/>
  <manifest:file-entry manifest:full-path="Object 6/Pictures/100000000000000800000008E2983662C4563859.png" manifest:media-type="image/png"/>
  <manifest:file-entry manifest:full-path="Object 6/Pictures/10000000000000080000000873E8E9D1267FAFEB.png" manifest:media-type="image/png"/>
  <manifest:file-entry manifest:full-path="Object 6/Pictures/100000000000000800000008910DEE4822E67C87.png" manifest:media-type="image/png"/>
  <manifest:file-entry manifest:full-path="Object 6/Pictures/100000000000000800000008EEE38D8CA1A06AB1.png" manifest:media-type="image/png"/>
  <manifest:file-entry manifest:full-path="Object 6/Pictures/1000000000000008000000081B0B206AD7C83958.png" manifest:media-type="image/png"/>
  <manifest:file-entry manifest:full-path="Object 6/Pictures/100000000000000800000008B9457F42C0CB60AD.png" manifest:media-type="image/png"/>
  <manifest:file-entry manifest:full-path="Object 6/Pictures/100000000000000800000008983101575FF95175.png" manifest:media-type="image/png"/>
  <manifest:file-entry manifest:full-path="Object 6/Pictures/100000000000000800000008FCD192D1055E3DE0.png" manifest:media-type="image/png"/>
  <manifest:file-entry manifest:full-path="Object 6/Pictures/1000000000000008000000081A9B423D1A813A52.png" manifest:media-type="image/png"/>
  <manifest:file-entry manifest:full-path="Object 6/Pictures/1000000000000008000000088A40A623BD1AE613.png" manifest:media-type="image/png"/>
  <manifest:file-entry manifest:full-path="Object 6/Pictures/100000000000000800000008BF34FE0B1AE6F876.png" manifest:media-type="image/png"/>
  <manifest:file-entry manifest:full-path="Object 6/Pictures/100000000000000800000008DDF7072BDBA5EFCF.png" manifest:media-type="image/png"/>
  <manifest:file-entry manifest:full-path="Object 6/Pictures/1000000000000008000000083DEBC9330162CEE7.png" manifest:media-type="image/png"/>
  <manifest:file-entry manifest:full-path="Object 6/Pictures/100000000000000800000008F70D036D45FFF5DF.png" manifest:media-type="image/png"/>
  <manifest:file-entry manifest:full-path="Object 6/Pictures/1000000000000008000000085450F247947E986B.png" manifest:media-type="image/png"/>
  <manifest:file-entry manifest:full-path="Object 6/Pictures/100000000000000800000008DD2FDE46AE706B4A.png" manifest:media-type="image/png"/>
  <manifest:file-entry manifest:full-path="Object 6/Pictures/1000000000000008000000087369712AC574C03C.png" manifest:media-type="image/png"/>
  <manifest:file-entry manifest:full-path="Object 6/Pictures/100000000000000800000008D085463572746166.png" manifest:media-type="image/png"/>
  <manifest:file-entry manifest:full-path="Object 6/Pictures/100000000000000800000008AF5E132AF6D2C18D.png" manifest:media-type="image/png"/>
  <manifest:file-entry manifest:full-path="Object 6/Pictures/10000000000000080000000891CC5B4335A1319C.png" manifest:media-type="image/png"/>
  <manifest:file-entry manifest:full-path="Object 6/Pictures/100000000000000800000008C72FA93F1FC29D38.png" manifest:media-type="image/png"/>
  <manifest:file-entry manifest:full-path="Object 6/Pictures/100000000000000800000008C63FA0F9F01F6204.png" manifest:media-type="image/png"/>
  <manifest:file-entry manifest:full-path="Object 6/Pictures/100000000000000800000008B6C2456504C29344.png" manifest:media-type="image/png"/>
  <manifest:file-entry manifest:full-path="Object 6/Pictures/10000000000000080000000888B10B92B715989F.png" manifest:media-type="image/png"/>
  <manifest:file-entry manifest:full-path="Object 6/Pictures/100000000000000800000008648907C92FEFE099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Thumbnails/thumbnail.png" manifest:media-type="image/png"/>
  <manifest:file-entry manifest:full-path="Object 16/Pictures/1000000000000008000000088A40A623BD1AE613.png" manifest:media-type="image/png"/>
  <manifest:file-entry manifest:full-path="Object 16/Pictures/100000000000000800000008E2983662C4563859.png" manifest:media-type="image/png"/>
  <manifest:file-entry manifest:full-path="Object 16/Pictures/100000000000000800000008648907C92FEFE099.png" manifest:media-type="image/png"/>
  <manifest:file-entry manifest:full-path="Object 16/Pictures/100000000000000800000008BF34FE0B1AE6F876.png" manifest:media-type="image/png"/>
  <manifest:file-entry manifest:full-path="Object 16/Pictures/100000000000000800000008DDF7072BDBA5EFCF.png" manifest:media-type="image/png"/>
  <manifest:file-entry manifest:full-path="Object 16/Pictures/10000000000000080000000873E8E9D1267FAFEB.png" manifest:media-type="image/png"/>
  <manifest:file-entry manifest:full-path="Object 16/Pictures/100000000000000800000008910DEE4822E67C87.png" manifest:media-type="image/png"/>
  <manifest:file-entry manifest:full-path="Object 16/Pictures/100000000000000800000008C63FA0F9F01F6204.png" manifest:media-type="image/png"/>
  <manifest:file-entry manifest:full-path="Object 16/Pictures/100000000000000800000008FCD192D1055E3DE0.png" manifest:media-type="image/png"/>
  <manifest:file-entry manifest:full-path="Object 16/Pictures/100000000000000800000008983101575FF95175.png" manifest:media-type="image/png"/>
  <manifest:file-entry manifest:full-path="Object 16/Pictures/100000000000000800000008F70D036D45FFF5DF.png" manifest:media-type="image/png"/>
  <manifest:file-entry manifest:full-path="Object 16/Pictures/1000000000000008000000085450F247947E986B.png" manifest:media-type="image/png"/>
  <manifest:file-entry manifest:full-path="Object 16/Pictures/1000000000000008000000087369712AC574C03C.png" manifest:media-type="image/png"/>
  <manifest:file-entry manifest:full-path="Object 16/Pictures/100000000000000800000008D085463572746166.png" manifest:media-type="image/png"/>
  <manifest:file-entry manifest:full-path="Object 16/Pictures/100000000000000800000008AF5E132AF6D2C18D.png" manifest:media-type="image/png"/>
  <manifest:file-entry manifest:full-path="Object 16/Pictures/10000000000000080000000891CC5B4335A1319C.png" manifest:media-type="image/png"/>
  <manifest:file-entry manifest:full-path="Object 16/Pictures/100000000000000800000008B6C2456504C29344.png" manifest:media-type="image/png"/>
  <manifest:file-entry manifest:full-path="Object 16/Pictures/1000000000000008000000081A9B423D1A813A52.png" manifest:media-type="image/png"/>
  <manifest:file-entry manifest:full-path="Object 16/Pictures/10000000000000080000000888B10B92B715989F.png" manifest:media-type="image/png"/>
  <manifest:file-entry manifest:full-path="Object 16/Pictures/100000000000000800000008C72FA93F1FC29D38.png" manifest:media-type="image/png"/>
  <manifest:file-entry manifest:full-path="Object 16/Pictures/1000000000000008000000083DEBC9330162CEE7.png" manifest:media-type="image/png"/>
  <manifest:file-entry manifest:full-path="Object 16/Pictures/1000000000000008000000081B0B206AD7C83958.png" manifest:media-type="image/png"/>
  <manifest:file-entry manifest:full-path="Object 16/Pictures/100000000000000800000008EEE38D8CA1A06AB1.png" manifest:media-type="image/png"/>
  <manifest:file-entry manifest:full-path="Object 16/Pictures/100000000000000800000008B9457F42C0CB60AD.png" manifest:media-type="image/png"/>
  <manifest:file-entry manifest:full-path="Object 16/Pictures/100000000000000800000008DD2FDE46AE706B4A.png" manifest:media-type="image/png"/>
  <manifest:file-entry manifest:full-path="Object 16/styles.xml" manifest:media-type="text/xml"/>
  <manifest:file-entry manifest:full-path="Object 16/content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5/Pictures/1000000000000008000000085450F247947E986B.png" manifest:media-type="image/png"/>
  <manifest:file-entry manifest:full-path="Object 5/Pictures/100000000000000800000008F70D036D45FFF5DF.png" manifest:media-type="image/png"/>
  <manifest:file-entry manifest:full-path="Object 5/Pictures/100000000000000800000008C72FA93F1FC29D38.png" manifest:media-type="image/png"/>
  <manifest:file-entry manifest:full-path="Object 5/Pictures/100000000000000800000008E2983662C4563859.png" manifest:media-type="image/png"/>
  <manifest:file-entry manifest:full-path="Object 5/Pictures/100000000000000800000008EEE38D8CA1A06AB1.png" manifest:media-type="image/png"/>
  <manifest:file-entry manifest:full-path="Object 5/Pictures/1000000000000008000000081B0B206AD7C83958.png" manifest:media-type="image/png"/>
  <manifest:file-entry manifest:full-path="Object 5/Pictures/100000000000000800000008B9457F42C0CB60AD.png" manifest:media-type="image/png"/>
  <manifest:file-entry manifest:full-path="Object 5/Pictures/1000000000000008000000088A40A623BD1AE613.png" manifest:media-type="image/png"/>
  <manifest:file-entry manifest:full-path="Object 5/Pictures/10000000000000080000000888B10B92B715989F.png" manifest:media-type="image/png"/>
  <manifest:file-entry manifest:full-path="Object 5/Pictures/1000000000000008000000081A9B423D1A813A52.png" manifest:media-type="image/png"/>
  <manifest:file-entry manifest:full-path="Object 5/Pictures/100000000000000800000008B6C2456504C29344.png" manifest:media-type="image/png"/>
  <manifest:file-entry manifest:full-path="Object 5/Pictures/100000000000000800000008DDF7072BDBA5EFCF.png" manifest:media-type="image/png"/>
  <manifest:file-entry manifest:full-path="Object 5/Pictures/1000000000000008000000087369712AC574C03C.png" manifest:media-type="image/png"/>
  <manifest:file-entry manifest:full-path="Object 5/Pictures/100000000000000800000008D085463572746166.png" manifest:media-type="image/png"/>
  <manifest:file-entry manifest:full-path="Object 5/Pictures/100000000000000800000008AF5E132AF6D2C18D.png" manifest:media-type="image/png"/>
  <manifest:file-entry manifest:full-path="Object 5/Pictures/10000000000000080000000891CC5B4335A1319C.png" manifest:media-type="image/png"/>
  <manifest:file-entry manifest:full-path="Object 5/Pictures/100000000000000800000008DD2FDE46AE706B4A.png" manifest:media-type="image/png"/>
  <manifest:file-entry manifest:full-path="Object 5/Pictures/100000000000000800000008648907C92FEFE099.png" manifest:media-type="image/png"/>
  <manifest:file-entry manifest:full-path="Object 5/Pictures/1000000000000008000000083DEBC9330162CEE7.png" manifest:media-type="image/png"/>
  <manifest:file-entry manifest:full-path="Object 5/Pictures/100000000000000800000008983101575FF95175.png" manifest:media-type="image/png"/>
  <manifest:file-entry manifest:full-path="Object 5/Pictures/100000000000000800000008FCD192D1055E3DE0.png" manifest:media-type="image/png"/>
  <manifest:file-entry manifest:full-path="Object 5/Pictures/100000000000000800000008910DEE4822E67C87.png" manifest:media-type="image/png"/>
  <manifest:file-entry manifest:full-path="Object 5/Pictures/10000000000000080000000873E8E9D1267FAFEB.png" manifest:media-type="image/png"/>
  <manifest:file-entry manifest:full-path="Object 5/Pictures/100000000000000800000008C63FA0F9F01F6204.png" manifest:media-type="image/png"/>
  <manifest:file-entry manifest:full-path="Object 5/Pictures/100000000000000800000008BF34FE0B1AE6F876.png" manifest:media-type="image/png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3/Pictures/1000000000000008000000087369712AC574C03C.png" manifest:media-type="image/png"/>
  <manifest:file-entry manifest:full-path="Object 13/Pictures/100000000000000800000008D085463572746166.png" manifest:media-type="image/png"/>
  <manifest:file-entry manifest:full-path="Object 13/Pictures/1000000000000008000000083DEBC9330162CEE7.png" manifest:media-type="image/png"/>
  <manifest:file-entry manifest:full-path="Object 13/Pictures/100000000000000800000008983101575FF95175.png" manifest:media-type="image/png"/>
  <manifest:file-entry manifest:full-path="Object 13/Pictures/100000000000000800000008FCD192D1055E3DE0.png" manifest:media-type="image/png"/>
  <manifest:file-entry manifest:full-path="Object 13/Pictures/100000000000000800000008B6C2456504C29344.png" manifest:media-type="image/png"/>
  <manifest:file-entry manifest:full-path="Object 13/Pictures/1000000000000008000000081A9B423D1A813A52.png" manifest:media-type="image/png"/>
  <manifest:file-entry manifest:full-path="Object 13/Pictures/100000000000000800000008E2983662C4563859.png" manifest:media-type="image/png"/>
  <manifest:file-entry manifest:full-path="Object 13/Pictures/100000000000000800000008648907C92FEFE099.png" manifest:media-type="image/png"/>
  <manifest:file-entry manifest:full-path="Object 13/Pictures/100000000000000800000008BF34FE0B1AE6F876.png" manifest:media-type="image/png"/>
  <manifest:file-entry manifest:full-path="Object 13/Pictures/100000000000000800000008DDF7072BDBA5EFCF.png" manifest:media-type="image/png"/>
  <manifest:file-entry manifest:full-path="Object 13/Pictures/100000000000000800000008C63FA0F9F01F6204.png" manifest:media-type="image/png"/>
  <manifest:file-entry manifest:full-path="Object 13/Pictures/1000000000000008000000088A40A623BD1AE613.png" manifest:media-type="image/png"/>
  <manifest:file-entry manifest:full-path="Object 13/Pictures/100000000000000800000008EEE38D8CA1A06AB1.png" manifest:media-type="image/png"/>
  <manifest:file-entry manifest:full-path="Object 13/Pictures/100000000000000800000008B9457F42C0CB60AD.png" manifest:media-type="image/png"/>
  <manifest:file-entry manifest:full-path="Object 13/Pictures/1000000000000008000000081B0B206AD7C83958.png" manifest:media-type="image/png"/>
  <manifest:file-entry manifest:full-path="Object 13/Pictures/100000000000000800000008F70D036D45FFF5DF.png" manifest:media-type="image/png"/>
  <manifest:file-entry manifest:full-path="Object 13/Pictures/1000000000000008000000085450F247947E986B.png" manifest:media-type="image/png"/>
  <manifest:file-entry manifest:full-path="Object 13/Pictures/100000000000000800000008DD2FDE46AE706B4A.png" manifest:media-type="image/png"/>
  <manifest:file-entry manifest:full-path="Object 13/Pictures/100000000000000800000008C72FA93F1FC29D38.png" manifest:media-type="image/png"/>
  <manifest:file-entry manifest:full-path="Object 13/Pictures/10000000000000080000000888B10B92B715989F.png" manifest:media-type="image/png"/>
  <manifest:file-entry manifest:full-path="Object 13/Pictures/100000000000000800000008910DEE4822E67C87.png" manifest:media-type="image/png"/>
  <manifest:file-entry manifest:full-path="Object 13/Pictures/10000000000000080000000873E8E9D1267FAFEB.png" manifest:media-type="image/png"/>
  <manifest:file-entry manifest:full-path="Object 13/Pictures/10000000000000080000000891CC5B4335A1319C.png" manifest:media-type="image/png"/>
  <manifest:file-entry manifest:full-path="Object 13/Pictures/100000000000000800000008AF5E132AF6D2C18D.png" manifest:media-type="image/png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3/Pictures/100000000000000800000008DDF7072BDBA5EFCF.png" manifest:media-type="image/png"/>
  <manifest:file-entry manifest:full-path="Object 3/Pictures/100000000000000800000008BF34FE0B1AE6F876.png" manifest:media-type="image/png"/>
  <manifest:file-entry manifest:full-path="Object 3/Pictures/100000000000000800000008DD2FDE46AE706B4A.png" manifest:media-type="image/png"/>
  <manifest:file-entry manifest:full-path="Object 3/Pictures/1000000000000008000000085450F247947E986B.png" manifest:media-type="image/png"/>
  <manifest:file-entry manifest:full-path="Object 3/Pictures/100000000000000800000008F70D036D45FFF5DF.png" manifest:media-type="image/png"/>
  <manifest:file-entry manifest:full-path="Object 3/Pictures/100000000000000800000008B9457F42C0CB60AD.png" manifest:media-type="image/png"/>
  <manifest:file-entry manifest:full-path="Object 3/Pictures/100000000000000800000008EEE38D8CA1A06AB1.png" manifest:media-type="image/png"/>
  <manifest:file-entry manifest:full-path="Object 3/Pictures/1000000000000008000000081B0B206AD7C83958.png" manifest:media-type="image/png"/>
  <manifest:file-entry manifest:full-path="Object 3/Pictures/100000000000000800000008C63FA0F9F01F6204.png" manifest:media-type="image/png"/>
  <manifest:file-entry manifest:full-path="Object 3/Pictures/1000000000000008000000083DEBC9330162CEE7.png" manifest:media-type="image/png"/>
  <manifest:file-entry manifest:full-path="Object 3/Pictures/100000000000000800000008983101575FF95175.png" manifest:media-type="image/png"/>
  <manifest:file-entry manifest:full-path="Object 3/Pictures/100000000000000800000008FCD192D1055E3DE0.png" manifest:media-type="image/png"/>
  <manifest:file-entry manifest:full-path="Object 3/Pictures/1000000000000008000000087369712AC574C03C.png" manifest:media-type="image/png"/>
  <manifest:file-entry manifest:full-path="Object 3/Pictures/100000000000000800000008D085463572746166.png" manifest:media-type="image/png"/>
  <manifest:file-entry manifest:full-path="Object 3/Pictures/10000000000000080000000891CC5B4335A1319C.png" manifest:media-type="image/png"/>
  <manifest:file-entry manifest:full-path="Object 3/Pictures/100000000000000800000008AF5E132AF6D2C18D.png" manifest:media-type="image/png"/>
  <manifest:file-entry manifest:full-path="Object 3/Pictures/100000000000000800000008910DEE4822E67C87.png" manifest:media-type="image/png"/>
  <manifest:file-entry manifest:full-path="Object 3/Pictures/10000000000000080000000873E8E9D1267FAFEB.png" manifest:media-type="image/png"/>
  <manifest:file-entry manifest:full-path="Object 3/Pictures/100000000000000800000008C72FA93F1FC29D38.png" manifest:media-type="image/png"/>
  <manifest:file-entry manifest:full-path="Object 3/Pictures/1000000000000008000000088A40A623BD1AE613.png" manifest:media-type="image/png"/>
  <manifest:file-entry manifest:full-path="Object 3/Pictures/100000000000000800000008E2983662C4563859.png" manifest:media-type="image/png"/>
  <manifest:file-entry manifest:full-path="Object 3/Pictures/100000000000000800000008648907C92FEFE099.png" manifest:media-type="image/png"/>
  <manifest:file-entry manifest:full-path="Object 3/Pictures/1000000000000008000000081A9B423D1A813A52.png" manifest:media-type="image/png"/>
  <manifest:file-entry manifest:full-path="Object 3/Pictures/100000000000000800000008B6C2456504C29344.png" manifest:media-type="image/png"/>
  <manifest:file-entry manifest:full-path="Object 3/Pictures/10000000000000080000000888B10B92B715989F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8/content.xml" manifest:media-type="text/xml"/>
  <manifest:file-entry manifest:full-path="Object 18/Pictures/100000000000000800000008DD2FDE46AE706B4A.png" manifest:media-type="image/png"/>
  <manifest:file-entry manifest:full-path="Object 18/Pictures/100000000000000800000008C63FA0F9F01F6204.png" manifest:media-type="image/png"/>
  <manifest:file-entry manifest:full-path="Object 18/Pictures/10000000000000080000000873E8E9D1267FAFEB.png" manifest:media-type="image/png"/>
  <manifest:file-entry manifest:full-path="Object 18/Pictures/100000000000000800000008910DEE4822E67C87.png" manifest:media-type="image/png"/>
  <manifest:file-entry manifest:full-path="Object 18/Pictures/100000000000000800000008DDF7072BDBA5EFCF.png" manifest:media-type="image/png"/>
  <manifest:file-entry manifest:full-path="Object 18/Pictures/100000000000000800000008C72FA93F1FC29D38.png" manifest:media-type="image/png"/>
  <manifest:file-entry manifest:full-path="Object 18/Pictures/1000000000000008000000081B0B206AD7C83958.png" manifest:media-type="image/png"/>
  <manifest:file-entry manifest:full-path="Object 18/Pictures/100000000000000800000008B9457F42C0CB60AD.png" manifest:media-type="image/png"/>
  <manifest:file-entry manifest:full-path="Object 18/Pictures/100000000000000800000008EEE38D8CA1A06AB1.png" manifest:media-type="image/png"/>
  <manifest:file-entry manifest:full-path="Object 18/Pictures/1000000000000008000000087369712AC574C03C.png" manifest:media-type="image/png"/>
  <manifest:file-entry manifest:full-path="Object 18/Pictures/100000000000000800000008D085463572746166.png" manifest:media-type="image/png"/>
  <manifest:file-entry manifest:full-path="Object 18/Pictures/100000000000000800000008AF5E132AF6D2C18D.png" manifest:media-type="image/png"/>
  <manifest:file-entry manifest:full-path="Object 18/Pictures/1000000000000008000000088A40A623BD1AE613.png" manifest:media-type="image/png"/>
  <manifest:file-entry manifest:full-path="Object 18/Pictures/100000000000000800000008BF34FE0B1AE6F876.png" manifest:media-type="image/png"/>
  <manifest:file-entry manifest:full-path="Object 18/Pictures/100000000000000800000008B6C2456504C29344.png" manifest:media-type="image/png"/>
  <manifest:file-entry manifest:full-path="Object 18/Pictures/1000000000000008000000081A9B423D1A813A52.png" manifest:media-type="image/png"/>
  <manifest:file-entry manifest:full-path="Object 18/Pictures/10000000000000080000000888B10B92B715989F.png" manifest:media-type="image/png"/>
  <manifest:file-entry manifest:full-path="Object 18/Pictures/100000000000000800000008FCD192D1055E3DE0.png" manifest:media-type="image/png"/>
  <manifest:file-entry manifest:full-path="Object 18/Pictures/100000000000000800000008983101575FF95175.png" manifest:media-type="image/png"/>
  <manifest:file-entry manifest:full-path="Object 18/Pictures/1000000000000008000000083DEBC9330162CEE7.png" manifest:media-type="image/png"/>
  <manifest:file-entry manifest:full-path="Object 18/Pictures/100000000000000800000008F70D036D45FFF5DF.png" manifest:media-type="image/png"/>
  <manifest:file-entry manifest:full-path="Object 18/Pictures/1000000000000008000000085450F247947E986B.png" manifest:media-type="image/png"/>
  <manifest:file-entry manifest:full-path="Object 18/Pictures/100000000000000800000008648907C92FEFE099.png" manifest:media-type="image/png"/>
  <manifest:file-entry manifest:full-path="Object 18/Pictures/100000000000000800000008E2983662C4563859.png" manifest:media-type="image/png"/>
  <manifest:file-entry manifest:full-path="Object 18/Pictures/10000000000000080000000891CC5B4335A1319C.png" manifest:media-type="image/png"/>
  <manifest:file-entry manifest:full-path="Object 18/meta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20/meta.xml" manifest:media-type="text/xml"/>
  <manifest:file-entry manifest:full-path="Object 20/content.xml" manifest:media-type="text/xml"/>
  <manifest:file-entry manifest:full-path="Object 20/styles.xml" manifest:media-type="text/xml"/>
  <manifest:file-entry manifest:full-path="Object 20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JIT Speedup" table:style-name="ta1">
        <table:shapes>
          <draw:frame draw:z-index="0" draw:style-name="gr1" draw:text-style-name="P1" svg:width="9.226in" svg:height="5.1894in" svg:x="14.1756in" svg:y="0.2878in">
            <draw:object draw:notify-on-update-of-ranges="'JIT Speedup'.A4:'JIT Speedup'.A32 'JIT Speedup'.B3:'JIT Speedup'.B3 'JIT Speedup'.B4:'JIT Speedup'.B32 'JIT Speedup'.C3:'JIT Speedup'.C3 'JIT Speedup'.C4:'JIT Speedup'.C32 'JIT Speedup'.D3:'JIT Speedup'.D3 'JIT Speedup'.D4:'JIT Speedup'.D32 'JIT Speedup'.E3:'JIT Speedup'.E3 'JIT Speedup'.E4:'JIT Speedup'.E32 'JIT Speedup'.F3:'JIT Speedup'.F3 'JIT Speedup'.F4:'JIT Speedup'.F32 'JIT Speedup'.G3:'JIT Speedup'.G3 'JIT Speedup'.G4:'JIT Speedup'.G3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7.1504in" svg:y="3.9819in">
            <draw:object draw:notify-on-update-of-ranges="'JIT Speedup'.I4:'JIT Speedup'.I6 'JIT Speedup'.J3:'JIT Speedup'.J3 'JIT Speedup'.J4:'JIT Speedup'.J6 'JIT Speedup'.J14:'JIT Speedup'.J16 'JIT Speedup'.J9:'JIT Speedup'.J11 'JIT Speedup'.K3:'JIT Speedup'.K3 'JIT Speedup'.K4:'JIT Speedup'.K6 'JIT Speedup'.K14:'JIT Speedup'.K16 'JIT Speedup'.K9:'JIT Speedup'.K11 'JIT Speedup'.L3:'JIT Speedup'.L3 'JIT Speedup'.L4:'JIT Speedup'.L6 'JIT Speedup'.L14:'JIT Speedup'.L16 'JIT Speedup'.L9:'JIT Speedup'.L11 'JIT Speedup'.M3:'JIT Speedup'.M3 'JIT Speedup'.M4:'JIT Speedup'.M6 'JIT Speedup'.M14:'JIT Speedup'.M16 'JIT Speedup'.M9:'JIT Speedup'.M11 'JIT Speedup'.N3:'JIT Speedup'.N3 'JIT Speedup'.N4:'JIT Speedup'.N6 'JIT Speedup'.N14:'JIT Speedup'.N16 'JIT Speedup'.N9:'JIT Speedup'.N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ite: polybench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int</text:p>
          </table:table-cell>
          <table:table-cell office:value-type="string" calcext:value-type="string">
            <text:p>jit</text:p>
          </table:table-cell>
          <table:table-cell office:value-type="string" calcext:value-type="string">
            <text:p>nok</text:p>
          </table:table-cell>
          <table:table-cell office:value-type="string" calcext:value-type="string">
            <text:p>nokfold</text:p>
          </table:table-cell>
          <table:table-cell office:value-type="string" calcext:value-type="string">
            <text:p>noisel</text:p>
          </table:table-cell>
          <table:table-cell office:value-type="string" calcext:value-type="string">
            <text:p>nomr</text:p>
          </table:table-cell>
          <table:table-cell table:number-columns-repeated="2"/>
          <table:table-cell office:value-type="string" calcext:value-type="string">
            <text:p>allopt</text:p>
          </table:table-cell>
          <table:table-cell table:formula="of:=[.D3]" office:value-type="string" office:string-value="nok" calcext:value-type="string">
            <text:p>nok</text:p>
          </table:table-cell>
          <table:table-cell table:formula="of:=[.E3]" office:value-type="string" office:string-value="nokfold" calcext:value-type="string">
            <text:p>nokfold</text:p>
          </table:table-cell>
          <table:table-cell table:formula="of:=[.F3]" office:value-type="string" office:string-value="noisel" calcext:value-type="string">
            <text:p>noisel</text:p>
          </table:table-cell>
          <table:table-cell table:formula="of:=[.G3]" office:value-type="string" office:string-value="nomr" calcext:value-type="string">
            <text:p>nomr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acobi-1d</text:p>
          </table:table-cell>
          <table:table-cell office:value-type="float" office:value="1" calcext:value-type="float">
            <text:p>1</text:p>
          </table:table-cell>
          <table:table-cell office:value-type="float" office:value="18.331125" calcext:value-type="float">
            <text:p>18.331125</text:p>
          </table:table-cell>
          <table:table-cell office:value-type="float" office:value="14.767042" calcext:value-type="float">
            <text:p>14.767042</text:p>
          </table:table-cell>
          <table:table-cell office:value-type="float" office:value="18.398818" calcext:value-type="float">
            <text:p>18.398818</text:p>
          </table:table-cell>
          <table:table-cell office:value-type="float" office:value="16.900949" calcext:value-type="float">
            <text:p>16.900949</text:p>
          </table:table-cell>
          <table:table-cell office:value-type="float" office:value="15.116504" calcext:value-type="float">
            <text:p>15.116504</text:p>
          </table:table-cell>
          <table:table-cell/>
          <table:table-cell office:value-type="string" calcext:value-type="string">
            <text:p>PolyBenchC</text:p>
          </table:table-cell>
          <table:table-cell table:formula="of:=AVERAGE([.C4:.C32])" office:value-type="float" office:value="15.2208853793103" calcext:value-type="float">
            <text:p>15.2208853793103</text:p>
          </table:table-cell>
          <table:table-cell table:formula="of:=AVERAGE([.D4:.D32])" office:value-type="float" office:value="13.4968517586207" calcext:value-type="float">
            <text:p>13.4968517586207</text:p>
          </table:table-cell>
          <table:table-cell table:formula="of:=AVERAGE([.E4:.E32])" office:value-type="float" office:value="15.1418723448276" calcext:value-type="float">
            <text:p>15.1418723448276</text:p>
          </table:table-cell>
          <table:table-cell table:formula="of:=AVERAGE([.F4:.F32])" office:value-type="float" office:value="14.6339336206897" calcext:value-type="float">
            <text:p>14.6339336206897</text:p>
          </table:table-cell>
          <table:table-cell table:formula="of:=AVERAGE([.G4:.G32])" office:value-type="float" office:value="12.2194330689655" calcext:value-type="float">
            <text:p>12.21943306896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risolv</text:p>
          </table:table-cell>
          <table:table-cell office:value-type="float" office:value="1" calcext:value-type="float">
            <text:p>1</text:p>
          </table:table-cell>
          <table:table-cell office:value-type="float" office:value="6.336596" calcext:value-type="float">
            <text:p>6.336596</text:p>
          </table:table-cell>
          <table:table-cell office:value-type="float" office:value="5.950151" calcext:value-type="float">
            <text:p>5.950151</text:p>
          </table:table-cell>
          <table:table-cell office:value-type="float" office:value="6.292395" calcext:value-type="float">
            <text:p>6.292395</text:p>
          </table:table-cell>
          <table:table-cell office:value-type="float" office:value="6.214229" calcext:value-type="float">
            <text:p>6.214229</text:p>
          </table:table-cell>
          <table:table-cell office:value-type="float" office:value="5.308412" calcext:value-type="float">
            <text:p>5.308412</text:p>
          </table:table-cell>
          <table:table-cell/>
          <table:table-cell office:value-type="string" calcext:value-type="string">
            <text:p>Ostrich</text:p>
          </table:table-cell>
          <table:table-cell table:formula="of:=AVERAGE([.C36:.C46])" office:value-type="float" office:value="10.5683386363636" calcext:value-type="float">
            <text:p>10.5683386363636</text:p>
          </table:table-cell>
          <table:table-cell table:formula="of:=AVERAGE([.D36:.D46])" office:value-type="float" office:value="8.87778081818182" calcext:value-type="float">
            <text:p>8.87778081818182</text:p>
          </table:table-cell>
          <table:table-cell table:formula="of:=AVERAGE([.E36:.E46])" office:value-type="float" office:value="10.5547313636364" calcext:value-type="float">
            <text:p>10.5547313636364</text:p>
          </table:table-cell>
          <table:table-cell table:formula="of:=AVERAGE([.F36:.F46])" office:value-type="float" office:value="10.3011311818182" calcext:value-type="float">
            <text:p>10.3011311818182</text:p>
          </table:table-cell>
          <table:table-cell table:formula="of:=AVERAGE([.G36:.G46])" office:value-type="float" office:value="10.0084697272727" calcext:value-type="float">
            <text:p>10.00846972727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esummv</text:p>
          </table:table-cell>
          <table:table-cell office:value-type="float" office:value="1" calcext:value-type="float">
            <text:p>1</text:p>
          </table:table-cell>
          <table:table-cell office:value-type="float" office:value="6.764365" calcext:value-type="float">
            <text:p>6.764365</text:p>
          </table:table-cell>
          <table:table-cell office:value-type="float" office:value="6.568188" calcext:value-type="float">
            <text:p>6.568188</text:p>
          </table:table-cell>
          <table:table-cell office:value-type="float" office:value="6.770663" calcext:value-type="float">
            <text:p>6.770663</text:p>
          </table:table-cell>
          <table:table-cell office:value-type="float" office:value="6.820047" calcext:value-type="float">
            <text:p>6.820047</text:p>
          </table:table-cell>
          <table:table-cell office:value-type="float" office:value="6.268748" calcext:value-type="float">
            <text:p>6.268748</text:p>
          </table:table-cell>
          <table:table-cell/>
          <table:table-cell office:value-type="string" calcext:value-type="string">
            <text:p>Libsodium</text:p>
          </table:table-cell>
          <table:table-cell table:formula="of:=AVERAGE([.C50:.C90])" office:value-type="float" office:value="15.1861443658537" calcext:value-type="float">
            <text:p>15.1861443658537</text:p>
          </table:table-cell>
          <table:table-cell office:value-type="float" office:value="0" calcext:value-type="float">
            <text:p>0</text:p>
          </table:table-cell>
          <table:table-cell table:formula="of:=AVERAGE([.E50:.E90])" office:value-type="float" office:value="15.1253816097561" calcext:value-type="float">
            <text:p>15.1253816097561</text:p>
          </table:table-cell>
          <table:table-cell table:formula="of:=AVERAGE([.F50:.F90])" office:value-type="float" office:value="14.8217162439024" calcext:value-type="float">
            <text:p>14.8217162439024</text:p>
          </table:table-cell>
          <table:table-cell table:formula="of:=AVERAGE([.G50:.G90])" office:value-type="float" office:value="13.2544939268293" calcext:value-type="float">
            <text:p>13.25449392682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urbin</text:p>
          </table:table-cell>
          <table:table-cell office:value-type="float" office:value="1" calcext:value-type="float">
            <text:p>1</text:p>
          </table:table-cell>
          <table:table-cell office:value-type="float" office:value="16.530537" calcext:value-type="float">
            <text:p>16.530537</text:p>
          </table:table-cell>
          <table:table-cell office:value-type="float" office:value="11.377954" calcext:value-type="float">
            <text:p>11.377954</text:p>
          </table:table-cell>
          <table:table-cell office:value-type="float" office:value="15.683044" calcext:value-type="float">
            <text:p>15.683044</text:p>
          </table:table-cell>
          <table:table-cell office:value-type="float" office:value="15.886664" calcext:value-type="float">
            <text:p>15.886664</text:p>
          </table:table-cell>
          <table:table-cell office:value-type="float" office:value="13.655661" calcext:value-type="float">
            <text:p>13.6556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icg</text:p>
          </table:table-cell>
          <table:table-cell office:value-type="float" office:value="1" calcext:value-type="float">
            <text:p>1</text:p>
          </table:table-cell>
          <table:table-cell office:value-type="float" office:value="8.483677" calcext:value-type="float">
            <text:p>8.483677</text:p>
          </table:table-cell>
          <table:table-cell office:value-type="float" office:value="8.320363" calcext:value-type="float">
            <text:p>8.320363</text:p>
          </table:table-cell>
          <table:table-cell office:value-type="float" office:value="8.38216" calcext:value-type="float">
            <text:p>8.38216</text:p>
          </table:table-cell>
          <table:table-cell office:value-type="float" office:value="8.360886" calcext:value-type="float">
            <text:p>8.360886</text:p>
          </table:table-cell>
          <table:table-cell office:value-type="float" office:value="7.914096" calcext:value-type="float">
            <text:p>7.914096</text:p>
          </table:table-cell>
          <table:table-cell/>
          <table:table-cell office:value-type="string" calcext:value-type="string">
            <text:p>Neg-err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vt</text:p>
          </table:table-cell>
          <table:table-cell office:value-type="float" office:value="1" calcext:value-type="float">
            <text:p>1</text:p>
          </table:table-cell>
          <table:table-cell office:value-type="float" office:value="9.316955" calcext:value-type="float">
            <text:p>9.316955</text:p>
          </table:table-cell>
          <table:table-cell office:value-type="float" office:value="8.566033" calcext:value-type="float">
            <text:p>8.566033</text:p>
          </table:table-cell>
          <table:table-cell office:value-type="float" office:value="9.190491" calcext:value-type="float">
            <text:p>9.190491</text:p>
          </table:table-cell>
          <table:table-cell office:value-type="float" office:value="9.113255" calcext:value-type="float">
            <text:p>9.113255</text:p>
          </table:table-cell>
          <table:table-cell office:value-type="float" office:value="7.923054" calcext:value-type="float">
            <text:p>7.923054</text:p>
          </table:table-cell>
          <table:table-cell/>
          <table:table-cell office:value-type="string" calcext:value-type="string">
            <text:p>PolyBenchC</text:p>
          </table:table-cell>
          <table:table-cell table:formula="of:=[.J4]-MIN([.C4:.C32])" office:value-type="float" office:value="8.88428937931035" calcext:value-type="float">
            <text:p>8.88428937931035</text:p>
          </table:table-cell>
          <table:table-cell table:formula="of:=[.K4]-MIN([.D4:.D32])" office:value-type="float" office:value="7.54670075862069" calcext:value-type="float">
            <text:p>7.54670075862069</text:p>
          </table:table-cell>
          <table:table-cell table:formula="of:=[.L4]-MIN([.E4:.E32])" office:value-type="float" office:value="8.84947734482759" calcext:value-type="float">
            <text:p>8.84947734482759</text:p>
          </table:table-cell>
          <table:table-cell table:formula="of:=[.M4]-MIN([.F4:.F32])" office:value-type="float" office:value="8.41970462068966" calcext:value-type="float">
            <text:p>8.41970462068966</text:p>
          </table:table-cell>
          <table:table-cell table:formula="of:=[.N4]-MIN([.G4:.G32])" office:value-type="float" office:value="6.91102106896552" calcext:value-type="float">
            <text:p>6.911021068965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ax</text:p>
          </table:table-cell>
          <table:table-cell office:value-type="float" office:value="1" calcext:value-type="float">
            <text:p>1</text:p>
          </table:table-cell>
          <table:table-cell office:value-type="float" office:value="9.713438" calcext:value-type="float">
            <text:p>9.713438</text:p>
          </table:table-cell>
          <table:table-cell office:value-type="float" office:value="9.835874" calcext:value-type="float">
            <text:p>9.835874</text:p>
          </table:table-cell>
          <table:table-cell office:value-type="float" office:value="9.651793" calcext:value-type="float">
            <text:p>9.651793</text:p>
          </table:table-cell>
          <table:table-cell office:value-type="float" office:value="9.882832" calcext:value-type="float">
            <text:p>9.882832</text:p>
          </table:table-cell>
          <table:table-cell office:value-type="float" office:value="8.93436" calcext:value-type="float">
            <text:p>8.93436</text:p>
          </table:table-cell>
          <table:table-cell/>
          <table:table-cell office:value-type="string" calcext:value-type="string">
            <text:p>Ostrich</text:p>
          </table:table-cell>
          <table:table-cell table:formula="of:=[.J5]-MIN([.C36:.C46])" office:value-type="float" office:value="5.02639763636364" calcext:value-type="float">
            <text:p>5.02639763636364</text:p>
          </table:table-cell>
          <table:table-cell table:formula="of:=[.K5]-MIN([.D36:.D46])" office:value-type="float" office:value="3.48030881818182" calcext:value-type="float">
            <text:p>3.48030881818182</text:p>
          </table:table-cell>
          <table:table-cell table:formula="of:=[.L5]-MIN([.E36:.E46])" office:value-type="float" office:value="5.02403736363636" calcext:value-type="float">
            <text:p>5.02403736363636</text:p>
          </table:table-cell>
          <table:table-cell table:formula="of:=[.M5]-MIN([.F36:.F46])" office:value-type="float" office:value="4.99589118181818" calcext:value-type="float">
            <text:p>4.99589118181818</text:p>
          </table:table-cell>
          <table:table-cell table:formula="of:=[.N5]-MIN([.G36:.G46])" office:value-type="float" office:value="5.03804972727273" calcext:value-type="float">
            <text:p>5.038049727272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emver</text:p>
          </table:table-cell>
          <table:table-cell office:value-type="float" office:value="1" calcext:value-type="float">
            <text:p>1</text:p>
          </table:table-cell>
          <table:table-cell office:value-type="float" office:value="10.873522" calcext:value-type="float">
            <text:p>10.873522</text:p>
          </table:table-cell>
          <table:table-cell office:value-type="float" office:value="10.303231" calcext:value-type="float">
            <text:p>10.303231</text:p>
          </table:table-cell>
          <table:table-cell office:value-type="float" office:value="10.866453" calcext:value-type="float">
            <text:p>10.866453</text:p>
          </table:table-cell>
          <table:table-cell office:value-type="float" office:value="10.740762" calcext:value-type="float">
            <text:p>10.740762</text:p>
          </table:table-cell>
          <table:table-cell office:value-type="float" office:value="9.452073" calcext:value-type="float">
            <text:p>9.452073</text:p>
          </table:table-cell>
          <table:table-cell/>
          <table:table-cell office:value-type="string" calcext:value-type="string">
            <text:p>Libsodium</text:p>
          </table:table-cell>
          <table:table-cell table:formula="of:=[.J6]-MIN([.C50:.C90])" office:value-type="float" office:value="4.55499536585366" calcext:value-type="float">
            <text:p>4.55499536585366</text:p>
          </table:table-cell>
          <table:table-cell office:value-type="float" office:value="0" calcext:value-type="float">
            <text:p>0</text:p>
          </table:table-cell>
          <table:table-cell table:formula="of:=[.L6]-MIN([.E50:.E90])" office:value-type="float" office:value="4.12764560975609" calcext:value-type="float">
            <text:p>4.12764560975609</text:p>
          </table:table-cell>
          <table:table-cell table:formula="of:=[.M6]-MIN([.F50:.F90])" office:value-type="float" office:value="3.90892124390244" calcext:value-type="float">
            <text:p>3.90892124390244</text:p>
          </table:table-cell>
          <table:table-cell table:formula="of:=[.N6]-MIN([.G50:.G90])" office:value-type="float" office:value="3.10486892682927" calcext:value-type="float">
            <text:p>3.104868926829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1" calcext:value-type="float">
            <text:p>1</text:p>
          </table:table-cell>
          <table:table-cell office:value-type="float" office:value="19.567431" calcext:value-type="float">
            <text:p>19.567431</text:p>
          </table:table-cell>
          <table:table-cell office:value-type="float" office:value="16.622401" calcext:value-type="float">
            <text:p>16.622401</text:p>
          </table:table-cell>
          <table:table-cell office:value-type="float" office:value="19.336442" calcext:value-type="float">
            <text:p>19.336442</text:p>
          </table:table-cell>
          <table:table-cell office:value-type="float" office:value="16.715839" calcext:value-type="float">
            <text:p>16.715839</text:p>
          </table:table-cell>
          <table:table-cell office:value-type="float" office:value="11.037298" calcext:value-type="float">
            <text:p>11.0372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itgen</text:p>
          </table:table-cell>
          <table:table-cell office:value-type="float" office:value="1" calcext:value-type="float">
            <text:p>1</text:p>
          </table:table-cell>
          <table:table-cell office:value-type="float" office:value="13.431617" calcext:value-type="float">
            <text:p>13.431617</text:p>
          </table:table-cell>
          <table:table-cell office:value-type="float" office:value="13.117753" calcext:value-type="float">
            <text:p>13.117753</text:p>
          </table:table-cell>
          <table:table-cell office:value-type="float" office:value="13.257496" calcext:value-type="float">
            <text:p>13.257496</text:p>
          </table:table-cell>
          <table:table-cell office:value-type="float" office:value="13.23539" calcext:value-type="float">
            <text:p>13.23539</text:p>
          </table:table-cell>
          <table:table-cell office:value-type="float" office:value="9.306551" calcext:value-type="float">
            <text:p>9.306551</text:p>
          </table:table-cell>
          <table:table-cell/>
          <table:table-cell office:value-type="string" calcext:value-type="string">
            <text:p>Pos-err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rk</text:p>
          </table:table-cell>
          <table:table-cell office:value-type="float" office:value="1" calcext:value-type="float">
            <text:p>1</text:p>
          </table:table-cell>
          <table:table-cell office:value-type="float" office:value="18.497693" calcext:value-type="float">
            <text:p>18.497693</text:p>
          </table:table-cell>
          <table:table-cell office:value-type="float" office:value="15.969023" calcext:value-type="float">
            <text:p>15.969023</text:p>
          </table:table-cell>
          <table:table-cell office:value-type="float" office:value="18.417291" calcext:value-type="float">
            <text:p>18.417291</text:p>
          </table:table-cell>
          <table:table-cell office:value-type="float" office:value="17.778077" calcext:value-type="float">
            <text:p>17.778077</text:p>
          </table:table-cell>
          <table:table-cell office:value-type="float" office:value="16.401727" calcext:value-type="float">
            <text:p>16.401727</text:p>
          </table:table-cell>
          <table:table-cell/>
          <table:table-cell office:value-type="string" calcext:value-type="string">
            <text:p>PolyBenchC</text:p>
          </table:table-cell>
          <table:table-cell table:formula="of:=MAX([.C4:.C32])-[.J4]" office:value-type="float" office:value="6.38576162068965" calcext:value-type="float">
            <text:p>6.38576162068965</text:p>
          </table:table-cell>
          <table:table-cell table:formula="of:=MAX([.D4:.D32])-[.K4]" office:value-type="float" office:value="6.19596824137931" calcext:value-type="float">
            <text:p>6.19596824137931</text:p>
          </table:table-cell>
          <table:table-cell table:formula="of:=MAX([.E4:.E32])-[.L4]" office:value-type="float" office:value="6.41905565517241" calcext:value-type="float">
            <text:p>6.41905565517241</text:p>
          </table:table-cell>
          <table:table-cell table:formula="of:=MAX([.F4:.F32])-[.M4]" office:value-type="float" office:value="6.31623037931035" calcext:value-type="float">
            <text:p>6.31623037931035</text:p>
          </table:table-cell>
          <table:table-cell table:formula="of:=MAX([.G4:.G32])-[.N4]" office:value-type="float" office:value="5.30037293103448" calcext:value-type="float">
            <text:p>5.3003729310344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variance</text:p>
          </table:table-cell>
          <table:table-cell office:value-type="float" office:value="1" calcext:value-type="float">
            <text:p>1</text:p>
          </table:table-cell>
          <table:table-cell office:value-type="float" office:value="15.512623" calcext:value-type="float">
            <text:p>15.512623</text:p>
          </table:table-cell>
          <table:table-cell office:value-type="float" office:value="15.481454" calcext:value-type="float">
            <text:p>15.481454</text:p>
          </table:table-cell>
          <table:table-cell office:value-type="float" office:value="15.498789" calcext:value-type="float">
            <text:p>15.498789</text:p>
          </table:table-cell>
          <table:table-cell office:value-type="float" office:value="15.467986" calcext:value-type="float">
            <text:p>15.467986</text:p>
          </table:table-cell>
          <table:table-cell office:value-type="float" office:value="12.326152" calcext:value-type="float">
            <text:p>12.326152</text:p>
          </table:table-cell>
          <table:table-cell/>
          <table:table-cell office:value-type="string" calcext:value-type="string">
            <text:p>Ostrich</text:p>
          </table:table-cell>
          <table:table-cell table:formula="of:=MAX([.C36:.C46])-[.J5]" office:value-type="float" office:value="17.5366963636364" calcext:value-type="float">
            <text:p>17.5366963636364</text:p>
          </table:table-cell>
          <table:table-cell table:formula="of:=MAX([.D36:.D46])-[.K5]" office:value-type="float" office:value="4.46310718181818" calcext:value-type="float">
            <text:p>4.46310718181818</text:p>
          </table:table-cell>
          <table:table-cell table:formula="of:=MAX([.E36:.E46])-[.L5]" office:value-type="float" office:value="17.2299296363636" calcext:value-type="float">
            <text:p>17.2299296363636</text:p>
          </table:table-cell>
          <table:table-cell table:formula="of:=MAX([.F36:.F46])-[.M5]" office:value-type="float" office:value="16.5258088181818" calcext:value-type="float">
            <text:p>16.5258088181818</text:p>
          </table:table-cell>
          <table:table-cell table:formula="of:=MAX([.G36:.G46])-[.N5]" office:value-type="float" office:value="14.1579062727273" calcext:value-type="float">
            <text:p>14.15790627272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rrelation</text:p>
          </table:table-cell>
          <table:table-cell office:value-type="float" office:value="1" calcext:value-type="float">
            <text:p>1</text:p>
          </table:table-cell>
          <table:table-cell office:value-type="float" office:value="15.165094" calcext:value-type="float">
            <text:p>15.165094</text:p>
          </table:table-cell>
          <table:table-cell office:value-type="float" office:value="15.207022" calcext:value-type="float">
            <text:p>15.207022</text:p>
          </table:table-cell>
          <table:table-cell office:value-type="float" office:value="14.830665" calcext:value-type="float">
            <text:p>14.830665</text:p>
          </table:table-cell>
          <table:table-cell office:value-type="float" office:value="14.942288" calcext:value-type="float">
            <text:p>14.942288</text:p>
          </table:table-cell>
          <table:table-cell office:value-type="float" office:value="12.024956" calcext:value-type="float">
            <text:p>12.024956</text:p>
          </table:table-cell>
          <table:table-cell/>
          <table:table-cell office:value-type="string" calcext:value-type="string">
            <text:p>Libsodium</text:p>
          </table:table-cell>
          <table:table-cell table:formula="of:=MAX([.C50:.C90])-[.J6]" office:value-type="float" office:value="7.27590963414634" calcext:value-type="float">
            <text:p>7.27590963414634</text:p>
          </table:table-cell>
          <table:table-cell office:value-type="float" office:value="0" calcext:value-type="float">
            <text:p>0</text:p>
          </table:table-cell>
          <table:table-cell table:formula="of:=MAX([.E50:.E90])-[.L6]" office:value-type="float" office:value="7.57155839024391" calcext:value-type="float">
            <text:p>7.57155839024391</text:p>
          </table:table-cell>
          <table:table-cell table:formula="of:=MAX([.F50:.F90])-[.M6]" office:value-type="float" office:value="7.89281775609756" calcext:value-type="float">
            <text:p>7.89281775609756</text:p>
          </table:table-cell>
          <table:table-cell table:formula="of:=MAX([.G50:.G90])-[.N6]" office:value-type="float" office:value="4.27638207317073" calcext:value-type="float">
            <text:p>4.276382073170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ymm</text:p>
          </table:table-cell>
          <table:table-cell office:value-type="float" office:value="1" calcext:value-type="float">
            <text:p>1</text:p>
          </table:table-cell>
          <table:table-cell office:value-type="float" office:value="16.181292" calcext:value-type="float">
            <text:p>16.181292</text:p>
          </table:table-cell>
          <table:table-cell office:value-type="float" office:value="14.758629" calcext:value-type="float">
            <text:p>14.758629</text:p>
          </table:table-cell>
          <table:table-cell office:value-type="float" office:value="15.770318" calcext:value-type="float">
            <text:p>15.770318</text:p>
          </table:table-cell>
          <table:table-cell office:value-type="float" office:value="15.477642" calcext:value-type="float">
            <text:p>15.477642</text:p>
          </table:table-cell>
          <table:table-cell office:value-type="float" office:value="12.67418" calcext:value-type="float">
            <text:p>12.674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r2k</text:p>
          </table:table-cell>
          <table:table-cell office:value-type="float" office:value="1" calcext:value-type="float">
            <text:p>1</text:p>
          </table:table-cell>
          <table:table-cell office:value-type="float" office:value="17.161483" calcext:value-type="float">
            <text:p>17.161483</text:p>
          </table:table-cell>
          <table:table-cell office:value-type="float" office:value="16.470931" calcext:value-type="float">
            <text:p>16.470931</text:p>
          </table:table-cell>
          <table:table-cell office:value-type="float" office:value="17.182251" calcext:value-type="float">
            <text:p>17.182251</text:p>
          </table:table-cell>
          <table:table-cell office:value-type="float" office:value="15.15071" calcext:value-type="float">
            <text:p>15.15071</text:p>
          </table:table-cell>
          <table:table-cell office:value-type="float" office:value="13.723977" calcext:value-type="float">
            <text:p>13.72397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mm</text:p>
          </table:table-cell>
          <table:table-cell office:value-type="float" office:value="1" calcext:value-type="float">
            <text:p>1</text:p>
          </table:table-cell>
          <table:table-cell office:value-type="float" office:value="18.740235" calcext:value-type="float">
            <text:p>18.740235</text:p>
          </table:table-cell>
          <table:table-cell office:value-type="float" office:value="19.69282" calcext:value-type="float">
            <text:p>19.69282</text:p>
          </table:table-cell>
          <table:table-cell office:value-type="float" office:value="18.684812" calcext:value-type="float">
            <text:p>18.684812</text:p>
          </table:table-cell>
          <table:table-cell office:value-type="float" office:value="18.671655" calcext:value-type="float">
            <text:p>18.671655</text:p>
          </table:table-cell>
          <table:table-cell office:value-type="float" office:value="16.741737" calcext:value-type="float">
            <text:p>16.7417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mm</text:p>
          </table:table-cell>
          <table:table-cell office:value-type="float" office:value="1" calcext:value-type="float">
            <text:p>1</text:p>
          </table:table-cell>
          <table:table-cell office:value-type="float" office:value="14.958674" calcext:value-type="float">
            <text:p>14.958674</text:p>
          </table:table-cell>
          <table:table-cell office:value-type="float" office:value="12.921707" calcext:value-type="float">
            <text:p>12.921707</text:p>
          </table:table-cell>
          <table:table-cell office:value-type="float" office:value="15.153115" calcext:value-type="float">
            <text:p>15.153115</text:p>
          </table:table-cell>
          <table:table-cell office:value-type="float" office:value="14.545337" calcext:value-type="float">
            <text:p>14.545337</text:p>
          </table:table-cell>
          <table:table-cell office:value-type="float" office:value="10.529251" calcext:value-type="float">
            <text:p>10.5292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amschmidt</text:p>
          </table:table-cell>
          <table:table-cell office:value-type="float" office:value="1" calcext:value-type="float">
            <text:p>1</text:p>
          </table:table-cell>
          <table:table-cell office:value-type="float" office:value="19.433612" calcext:value-type="float">
            <text:p>19.433612</text:p>
          </table:table-cell>
          <table:table-cell office:value-type="float" office:value="18.927222" calcext:value-type="float">
            <text:p>18.927222</text:p>
          </table:table-cell>
          <table:table-cell office:value-type="float" office:value="19.630627" calcext:value-type="float">
            <text:p>19.630627</text:p>
          </table:table-cell>
          <table:table-cell office:value-type="float" office:value="18.366488" calcext:value-type="float">
            <text:p>18.366488</text:p>
          </table:table-cell>
          <table:table-cell office:value-type="float" office:value="13.525433" calcext:value-type="float">
            <text:p>13.5254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ussinov</text:p>
          </table:table-cell>
          <table:table-cell office:value-type="float" office:value="1" calcext:value-type="float">
            <text:p>1</text:p>
          </table:table-cell>
          <table:table-cell office:value-type="float" office:value="14.741407" calcext:value-type="float">
            <text:p>14.741407</text:p>
          </table:table-cell>
          <table:table-cell office:value-type="float" office:value="12.369516" calcext:value-type="float">
            <text:p>12.369516</text:p>
          </table:table-cell>
          <table:table-cell office:value-type="float" office:value="14.624114" calcext:value-type="float">
            <text:p>14.624114</text:p>
          </table:table-cell>
          <table:table-cell office:value-type="float" office:value="14.638183" calcext:value-type="float">
            <text:p>14.638183</text:p>
          </table:table-cell>
          <table:table-cell office:value-type="float" office:value="14.184337" calcext:value-type="float">
            <text:p>14.1843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mm</text:p>
          </table:table-cell>
          <table:table-cell office:value-type="float" office:value="1" calcext:value-type="float">
            <text:p>1</text:p>
          </table:table-cell>
          <table:table-cell office:value-type="float" office:value="15.236211" calcext:value-type="float">
            <text:p>15.236211</text:p>
          </table:table-cell>
          <table:table-cell office:value-type="float" office:value="13.916038" calcext:value-type="float">
            <text:p>13.916038</text:p>
          </table:table-cell>
          <table:table-cell office:value-type="float" office:value="15.039797" calcext:value-type="float">
            <text:p>15.039797</text:p>
          </table:table-cell>
          <table:table-cell office:value-type="float" office:value="14.854877" calcext:value-type="float">
            <text:p>14.854877</text:p>
          </table:table-cell>
          <table:table-cell office:value-type="float" office:value="12.151342" calcext:value-type="float">
            <text:p>12.1513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i</text:p>
          </table:table-cell>
          <table:table-cell office:value-type="float" office:value="1" calcext:value-type="float">
            <text:p>1</text:p>
          </table:table-cell>
          <table:table-cell office:value-type="float" office:value="9.777806" calcext:value-type="float">
            <text:p>9.777806</text:p>
          </table:table-cell>
          <table:table-cell office:value-type="float" office:value="9.297282" calcext:value-type="float">
            <text:p>9.297282</text:p>
          </table:table-cell>
          <table:table-cell office:value-type="float" office:value="9.758108" calcext:value-type="float">
            <text:p>9.758108</text:p>
          </table:table-cell>
          <table:table-cell office:value-type="float" office:value="9.728788" calcext:value-type="float">
            <text:p>9.728788</text:p>
          </table:table-cell>
          <table:table-cell office:value-type="float" office:value="8.826705" calcext:value-type="float">
            <text:p>8.8267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dtd-2d</text:p>
          </table:table-cell>
          <table:table-cell office:value-type="float" office:value="1" calcext:value-type="float">
            <text:p>1</text:p>
          </table:table-cell>
          <table:table-cell office:value-type="float" office:value="21.606647" calcext:value-type="float">
            <text:p>21.606647</text:p>
          </table:table-cell>
          <table:table-cell office:value-type="float" office:value="17.843596" calcext:value-type="float">
            <text:p>17.843596</text:p>
          </table:table-cell>
          <table:table-cell office:value-type="float" office:value="21.560928" calcext:value-type="float">
            <text:p>21.560928</text:p>
          </table:table-cell>
          <table:table-cell office:value-type="float" office:value="20.950164" calcext:value-type="float">
            <text:p>20.950164</text:p>
          </table:table-cell>
          <table:table-cell office:value-type="float" office:value="17.519806" calcext:value-type="float">
            <text:p>17.5198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cobi-2d</text:p>
          </table:table-cell>
          <table:table-cell office:value-type="float" office:value="1" calcext:value-type="float">
            <text:p>1</text:p>
          </table:table-cell>
          <table:table-cell office:value-type="float" office:value="20.884571" calcext:value-type="float">
            <text:p>20.884571</text:p>
          </table:table-cell>
          <table:table-cell office:value-type="float" office:value="16.044565" calcext:value-type="float">
            <text:p>16.044565</text:p>
          </table:table-cell>
          <table:table-cell office:value-type="float" office:value="20.838827" calcext:value-type="float">
            <text:p>20.838827</text:p>
          </table:table-cell>
          <table:table-cell office:value-type="float" office:value="19.431744" calcext:value-type="float">
            <text:p>19.431744</text:p>
          </table:table-cell>
          <table:table-cell office:value-type="float" office:value="17.114232" calcext:value-type="float">
            <text:p>17.1142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idel-2d</text:p>
          </table:table-cell>
          <table:table-cell office:value-type="float" office:value="1" calcext:value-type="float">
            <text:p>1</text:p>
          </table:table-cell>
          <table:table-cell office:value-type="float" office:value="6.677669" calcext:value-type="float">
            <text:p>6.677669</text:p>
          </table:table-cell>
          <table:table-cell office:value-type="float" office:value="6.606241" calcext:value-type="float">
            <text:p>6.606241</text:p>
          </table:table-cell>
          <table:table-cell office:value-type="float" office:value="6.638868" calcext:value-type="float">
            <text:p>6.638868</text:p>
          </table:table-cell>
          <table:table-cell office:value-type="float" office:value="6.647492" calcext:value-type="float">
            <text:p>6.647492</text:p>
          </table:table-cell>
          <table:table-cell office:value-type="float" office:value="6.297263" calcext:value-type="float">
            <text:p>6.2972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at-3d</text:p>
          </table:table-cell>
          <table:table-cell office:value-type="float" office:value="1" calcext:value-type="float">
            <text:p>1</text:p>
          </table:table-cell>
          <table:table-cell office:value-type="float" office:value="17.478083" calcext:value-type="float">
            <text:p>17.478083</text:p>
          </table:table-cell>
          <table:table-cell office:value-type="float" office:value="14.524657" calcext:value-type="float">
            <text:p>14.524657</text:p>
          </table:table-cell>
          <table:table-cell office:value-type="float" office:value="17.318041" calcext:value-type="float">
            <text:p>17.318041</text:p>
          </table:table-cell>
          <table:table-cell office:value-type="float" office:value="16.079912" calcext:value-type="float">
            <text:p>16.079912</text:p>
          </table:table-cell>
          <table:table-cell office:value-type="float" office:value="15.588959" calcext:value-type="float">
            <text:p>15.5889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olesky</text:p>
          </table:table-cell>
          <table:table-cell office:value-type="float" office:value="1" calcext:value-type="float">
            <text:p>1</text:p>
          </table:table-cell>
          <table:table-cell office:value-type="float" office:value="19.719497" calcext:value-type="float">
            <text:p>19.719497</text:p>
          </table:table-cell>
          <table:table-cell office:value-type="float" office:value="15.835797" calcext:value-type="float">
            <text:p>15.835797</text:p>
          </table:table-cell>
          <table:table-cell office:value-type="float" office:value="19.821026" calcext:value-type="float">
            <text:p>19.821026</text:p>
          </table:table-cell>
          <table:table-cell office:value-type="float" office:value="18.407257" calcext:value-type="float">
            <text:p>18.407257</text:p>
          </table:table-cell>
          <table:table-cell office:value-type="float" office:value="14.71178" calcext:value-type="float">
            <text:p>14.711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u</text:p>
          </table:table-cell>
          <table:table-cell office:value-type="float" office:value="1" calcext:value-type="float">
            <text:p>1</text:p>
          </table:table-cell>
          <table:table-cell office:value-type="float" office:value="21.230884" calcext:value-type="float">
            <text:p>21.230884</text:p>
          </table:table-cell>
          <table:table-cell office:value-type="float" office:value="16.327161" calcext:value-type="float">
            <text:p>16.327161</text:p>
          </table:table-cell>
          <table:table-cell office:value-type="float" office:value="21.27146" calcext:value-type="float">
            <text:p>21.27146</text:p>
          </table:table-cell>
          <table:table-cell office:value-type="float" office:value="20.440414" calcext:value-type="float">
            <text:p>20.440414</text:p>
          </table:table-cell>
          <table:table-cell office:value-type="float" office:value="14.492481" calcext:value-type="float">
            <text:p>14.4924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udcmp</text:p>
          </table:table-cell>
          <table:table-cell office:value-type="float" office:value="1" calcext:value-type="float">
            <text:p>1</text:p>
          </table:table-cell>
          <table:table-cell office:value-type="float" office:value="19.808427" calcext:value-type="float">
            <text:p>19.808427</text:p>
          </table:table-cell>
          <table:table-cell office:value-type="float" office:value="15.43584" calcext:value-type="float">
            <text:p>15.43584</text:p>
          </table:table-cell>
          <table:table-cell office:value-type="float" office:value="20.130688" calcext:value-type="float">
            <text:p>20.130688</text:p>
          </table:table-cell>
          <table:table-cell office:value-type="float" office:value="19.009955" calcext:value-type="float">
            <text:p>19.009955</text:p>
          </table:table-cell>
          <table:table-cell office:value-type="float" office:value="15.565607" calcext:value-type="float">
            <text:p>15.5656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oyd-warshall</text:p>
          </table:table-cell>
          <table:table-cell office:value-type="float" office:value="1" calcext:value-type="float">
            <text:p>1</text:p>
          </table:table-cell>
          <table:table-cell office:value-type="float" office:value="19.244505" calcext:value-type="float">
            <text:p>19.244505</text:p>
          </table:table-cell>
          <table:table-cell office:value-type="float" office:value="18.35021" calcext:value-type="float">
            <text:p>18.35021</text:p>
          </table:table-cell>
          <table:table-cell office:value-type="float" office:value="19.114818" calcext:value-type="float">
            <text:p>19.114818</text:p>
          </table:table-cell>
          <table:table-cell office:value-type="float" office:value="19.924253" calcext:value-type="float">
            <text:p>19.924253</text:p>
          </table:table-cell>
          <table:table-cell office:value-type="float" office:value="15.046877" calcext:value-type="float">
            <text:p>15.046877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ite: ostrich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int</text:p>
          </table:table-cell>
          <table:table-cell office:value-type="string" calcext:value-type="string">
            <text:p>jit</text:p>
          </table:table-cell>
          <table:table-cell office:value-type="string" calcext:value-type="string">
            <text:p>nok</text:p>
          </table:table-cell>
          <table:table-cell office:value-type="string" calcext:value-type="string">
            <text:p>nokfold</text:p>
          </table:table-cell>
          <table:table-cell office:value-type="string" calcext:value-type="string">
            <text:p>noisel</text:p>
          </table:table-cell>
          <table:table-cell office:value-type="string" calcext:value-type="string">
            <text:p>nom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w</text:p>
          </table:table-cell>
          <table:table-cell office:value-type="float" office:value="1" calcext:value-type="float">
            <text:p>1</text:p>
          </table:table-cell>
          <table:table-cell office:value-type="float" office:value="5.541941" calcext:value-type="float">
            <text:p>5.541941</text:p>
          </table:table-cell>
          <table:table-cell office:value-type="float" office:value="5.397472" calcext:value-type="float">
            <text:p>5.397472</text:p>
          </table:table-cell>
          <table:table-cell office:value-type="float" office:value="5.530694" calcext:value-type="float">
            <text:p>5.530694</text:p>
          </table:table-cell>
          <table:table-cell office:value-type="float" office:value="5.30524" calcext:value-type="float">
            <text:p>5.30524</text:p>
          </table:table-cell>
          <table:table-cell office:value-type="float" office:value="4.97042" calcext:value-type="float">
            <text:p>4.970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c</text:p>
          </table:table-cell>
          <table:table-cell office:value-type="float" office:value="1" calcext:value-type="float">
            <text:p>1</text:p>
          </table:table-cell>
          <table:table-cell office:value-type="float" office:value="28.105035" calcext:value-type="float">
            <text:p>28.105035</text:p>
          </table:table-cell>
          <table:table-cell office:value-type="float" office:value="13.340888" calcext:value-type="float">
            <text:p>13.340888</text:p>
          </table:table-cell>
          <table:table-cell office:value-type="float" office:value="27.784661" calcext:value-type="float">
            <text:p>27.784661</text:p>
          </table:table-cell>
          <table:table-cell office:value-type="float" office:value="26.82694" calcext:value-type="float">
            <text:p>26.82694</text:p>
          </table:table-cell>
          <table:table-cell office:value-type="float" office:value="24.166376" calcext:value-type="float">
            <text:p>24.16637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vamd</text:p>
          </table:table-cell>
          <table:table-cell office:value-type="float" office:value="1" calcext:value-type="float">
            <text:p>1</text:p>
          </table:table-cell>
          <table:table-cell office:value-type="float" office:value="8.554208" calcext:value-type="float">
            <text:p>8.554208</text:p>
          </table:table-cell>
          <table:table-cell office:value-type="float" office:value="8.501448" calcext:value-type="float">
            <text:p>8.501448</text:p>
          </table:table-cell>
          <table:table-cell office:value-type="float" office:value="8.497683" calcext:value-type="float">
            <text:p>8.497683</text:p>
          </table:table-cell>
          <table:table-cell office:value-type="float" office:value="8.472877" calcext:value-type="float">
            <text:p>8.472877</text:p>
          </table:table-cell>
          <table:table-cell office:value-type="float" office:value="9.962392" calcext:value-type="float">
            <text:p>9.9623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ge-rank</text:p>
          </table:table-cell>
          <table:table-cell office:value-type="float" office:value="1" calcext:value-type="float">
            <text:p>1</text:p>
          </table:table-cell>
          <table:table-cell office:value-type="float" office:value="6.89076" calcext:value-type="float">
            <text:p>6.89076</text:p>
          </table:table-cell>
          <table:table-cell office:value-type="float" office:value="6.326137" calcext:value-type="float">
            <text:p>6.326137</text:p>
          </table:table-cell>
          <table:table-cell office:value-type="float" office:value="6.914488" calcext:value-type="float">
            <text:p>6.914488</text:p>
          </table:table-cell>
          <table:table-cell office:value-type="float" office:value="6.756949" calcext:value-type="float">
            <text:p>6.756949</text:p>
          </table:table-cell>
          <table:table-cell office:value-type="float" office:value="6.506789" calcext:value-type="float">
            <text:p>6.5067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ck-propagation</text:p>
          </table:table-cell>
          <table:table-cell office:value-type="float" office:value="1" calcext:value-type="float">
            <text:p>1</text:p>
          </table:table-cell>
          <table:table-cell office:value-type="float" office:value="8.503497" calcext:value-type="float">
            <text:p>8.503497</text:p>
          </table:table-cell>
          <table:table-cell office:value-type="float" office:value="7.131317" calcext:value-type="float">
            <text:p>7.131317</text:p>
          </table:table-cell>
          <table:table-cell office:value-type="float" office:value="8.601345" calcext:value-type="float">
            <text:p>8.601345</text:p>
          </table:table-cell>
          <table:table-cell office:value-type="float" office:value="8.309801" calcext:value-type="float">
            <text:p>8.309801</text:p>
          </table:table-cell>
          <table:table-cell office:value-type="float" office:value="7.769198" calcext:value-type="float">
            <text:p>7.7691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ud</text:p>
          </table:table-cell>
          <table:table-cell office:value-type="float" office:value="1" calcext:value-type="float">
            <text:p>1</text:p>
          </table:table-cell>
          <table:table-cell office:value-type="float" office:value="10.368639" calcext:value-type="float">
            <text:p>10.368639</text:p>
          </table:table-cell>
          <table:table-cell office:value-type="float" office:value="10.506372" calcext:value-type="float">
            <text:p>10.506372</text:p>
          </table:table-cell>
          <table:table-cell office:value-type="float" office:value="10.358708" calcext:value-type="float">
            <text:p>10.358708</text:p>
          </table:table-cell>
          <table:table-cell office:value-type="float" office:value="10.265278" calcext:value-type="float">
            <text:p>10.265278</text:p>
          </table:table-cell>
          <table:table-cell office:value-type="float" office:value="11.074906" calcext:value-type="float">
            <text:p>11.0749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mv</text:p>
          </table:table-cell>
          <table:table-cell office:value-type="float" office:value="1" calcext:value-type="float">
            <text:p>1</text:p>
          </table:table-cell>
          <table:table-cell office:value-type="float" office:value="7.475327" calcext:value-type="float">
            <text:p>7.475327</text:p>
          </table:table-cell>
          <table:table-cell office:value-type="float" office:value="6.883862" calcext:value-type="float">
            <text:p>6.883862</text:p>
          </table:table-cell>
          <table:table-cell office:value-type="float" office:value="7.218294" calcext:value-type="float">
            <text:p>7.218294</text:p>
          </table:table-cell>
          <table:table-cell office:value-type="float" office:value="7.411167" calcext:value-type="float">
            <text:p>7.411167</text:p>
          </table:table-cell>
          <table:table-cell office:value-type="float" office:value="7.03694" calcext:value-type="float">
            <text:p>7.0369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RAD</text:p>
          </table:table-cell>
          <table:table-cell office:value-type="float" office:value="1" calcext:value-type="float">
            <text:p>1</text:p>
          </table:table-cell>
          <table:table-cell office:value-type="float" office:value="9.316165" calcext:value-type="float">
            <text:p>9.316165</text:p>
          </table:table-cell>
          <table:table-cell office:value-type="float" office:value="9.299894" calcext:value-type="float">
            <text:p>9.299894</text:p>
          </table:table-cell>
          <table:table-cell office:value-type="float" office:value="9.297598" calcext:value-type="float">
            <text:p>9.297598</text:p>
          </table:table-cell>
          <table:table-cell office:value-type="float" office:value="9.305818" calcext:value-type="float">
            <text:p>9.305818</text:p>
          </table:table-cell>
          <table:table-cell office:value-type="float" office:value="8.076682" calcext:value-type="float">
            <text:p>8.0766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ft</text:p>
          </table:table-cell>
          <table:table-cell office:value-type="float" office:value="1" calcext:value-type="float">
            <text:p>1</text:p>
          </table:table-cell>
          <table:table-cell office:value-type="float" office:value="5.756995" calcext:value-type="float">
            <text:p>5.756995</text:p>
          </table:table-cell>
          <table:table-cell office:value-type="float" office:value="5.873552" calcext:value-type="float">
            <text:p>5.873552</text:p>
          </table:table-cell>
          <table:table-cell office:value-type="float" office:value="5.824409" calcext:value-type="float">
            <text:p>5.824409</text:p>
          </table:table-cell>
          <table:table-cell office:value-type="float" office:value="5.770137" calcext:value-type="float">
            <text:p>5.770137</text:p>
          </table:table-cell>
          <table:table-cell office:value-type="float" office:value="6.034335" calcext:value-type="float">
            <text:p>6.0343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mm</text:p>
          </table:table-cell>
          <table:table-cell office:value-type="float" office:value="1" calcext:value-type="float">
            <text:p>1</text:p>
          </table:table-cell>
          <table:table-cell office:value-type="float" office:value="11.186322" calcext:value-type="float">
            <text:p>11.186322</text:p>
          </table:table-cell>
          <table:table-cell office:value-type="float" office:value="11.693687" calcext:value-type="float">
            <text:p>11.693687</text:p>
          </table:table-cell>
          <table:table-cell office:value-type="float" office:value="11.604793" calcext:value-type="float">
            <text:p>11.604793</text:p>
          </table:table-cell>
          <table:table-cell office:value-type="float" office:value="11.034" calcext:value-type="float">
            <text:p>11.034</text:p>
          </table:table-cell>
          <table:table-cell office:value-type="float" office:value="11.552281" calcext:value-type="float">
            <text:p>11.5522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queens</text:p>
          </table:table-cell>
          <table:table-cell office:value-type="float" office:value="1" calcext:value-type="float">
            <text:p>1</text:p>
          </table:table-cell>
          <table:table-cell office:value-type="float" office:value="14.552836" calcext:value-type="float">
            <text:p>14.552836</text:p>
          </table:table-cell>
          <table:table-cell office:value-type="float" office:value="12.70096" calcext:value-type="float">
            <text:p>12.70096</text:p>
          </table:table-cell>
          <table:table-cell office:value-type="float" office:value="14.469372" calcext:value-type="float">
            <text:p>14.469372</text:p>
          </table:table-cell>
          <table:table-cell office:value-type="float" office:value="13.854236" calcext:value-type="float">
            <text:p>13.854236</text:p>
          </table:table-cell>
          <table:table-cell office:value-type="float" office:value="12.942848" calcext:value-type="float">
            <text:p>12.942848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ite: libsodium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int</text:p>
          </table:table-cell>
          <table:table-cell office:value-type="string" calcext:value-type="string">
            <text:p>jit</text:p>
          </table:table-cell>
          <table:table-cell office:value-type="string" calcext:value-type="string">
            <text:p>nok</text:p>
          </table:table-cell>
          <table:table-cell office:value-type="string" calcext:value-type="string">
            <text:p>nokfold</text:p>
          </table:table-cell>
          <table:table-cell office:value-type="string" calcext:value-type="string">
            <text:p>noisel</text:p>
          </table:table-cell>
          <table:table-cell office:value-type="string" calcext:value-type="string">
            <text:p>nom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tream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.574539" calcext:value-type="float">
            <text:p>16.574539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15.448868" calcext:value-type="float">
            <text:p>15.448868</text:p>
          </table:table-cell>
          <table:table-cell table:style-name="ce1" office:value-type="float" office:value="15.015174" calcext:value-type="float">
            <text:p>15.015174</text:p>
          </table:table-cell>
          <table:table-cell table:style-name="ce1" office:value-type="float" office:value="15.293663" calcext:value-type="float">
            <text:p>15.293663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onetimeauth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.681486" calcext:value-type="float">
            <text:p>11.681486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11.12471" calcext:value-type="float">
            <text:p>11.12471</text:p>
          </table:table-cell>
          <table:table-cell table:style-name="ce1" office:value-type="float" office:value="12.083689" calcext:value-type="float">
            <text:p>12.083689</text:p>
          </table:table-cell>
          <table:table-cell table:style-name="ce1" office:value-type="float" office:value="10.427456" calcext:value-type="float">
            <text:p>10.427456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siphashx24</text:p>
          </table:table-cell>
          <table:table-cell office:value-type="float" office:value="1" calcext:value-type="float">
            <text:p>1</text:p>
          </table:table-cell>
          <table:table-cell office:value-type="float" office:value="22.462054" calcext:value-type="float">
            <text:p>22.462054</text:p>
          </table:table-cell>
          <table:table-cell office:value-type="string" calcext:value-type="string">
            <text:p>-</text:p>
          </table:table-cell>
          <table:table-cell office:value-type="float" office:value="22.69694" calcext:value-type="float">
            <text:p>22.69694</text:p>
          </table:table-cell>
          <table:table-cell office:value-type="float" office:value="22.714534" calcext:value-type="float">
            <text:p>22.714534</text:p>
          </table:table-cell>
          <table:table-cell office:value-type="float" office:value="16.150888" calcext:value-type="float">
            <text:p>16.1508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sh3</text:p>
          </table:table-cell>
          <table:table-cell office:value-type="float" office:value="1" calcext:value-type="float">
            <text:p>1</text:p>
          </table:table-cell>
          <table:table-cell office:value-type="float" office:value="16.456345" calcext:value-type="float">
            <text:p>16.456345</text:p>
          </table:table-cell>
          <table:table-cell office:value-type="string" calcext:value-type="string">
            <text:p>-</text:p>
          </table:table-cell>
          <table:table-cell office:value-type="float" office:value="16.563466" calcext:value-type="float">
            <text:p>16.563466</text:p>
          </table:table-cell>
          <table:table-cell office:value-type="float" office:value="15.3576" calcext:value-type="float">
            <text:p>15.3576</text:p>
          </table:table-cell>
          <table:table-cell office:value-type="float" office:value="13.791666" calcext:value-type="float">
            <text:p>13.7916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orthash</text:p>
          </table:table-cell>
          <table:table-cell office:value-type="float" office:value="1" calcext:value-type="float">
            <text:p>1</text:p>
          </table:table-cell>
          <table:table-cell office:value-type="float" office:value="17.647444" calcext:value-type="float">
            <text:p>17.647444</text:p>
          </table:table-cell>
          <table:table-cell office:value-type="string" calcext:value-type="string">
            <text:p>-</text:p>
          </table:table-cell>
          <table:table-cell office:value-type="float" office:value="17.867994" calcext:value-type="float">
            <text:p>17.867994</text:p>
          </table:table-cell>
          <table:table-cell office:value-type="float" office:value="18.620675" calcext:value-type="float">
            <text:p>18.620675</text:p>
          </table:table-cell>
          <table:table-cell office:value-type="float" office:value="14.863872" calcext:value-type="float">
            <text:p>14.8638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th2</text:p>
          </table:table-cell>
          <table:table-cell office:value-type="float" office:value="1" calcext:value-type="float">
            <text:p>1</text:p>
          </table:table-cell>
          <table:table-cell office:value-type="float" office:value="18.052232" calcext:value-type="float">
            <text:p>18.052232</text:p>
          </table:table-cell>
          <table:table-cell office:value-type="string" calcext:value-type="string">
            <text:p>-</text:p>
          </table:table-cell>
          <table:table-cell office:value-type="float" office:value="17.685068" calcext:value-type="float">
            <text:p>17.685068</text:p>
          </table:table-cell>
          <table:table-cell office:value-type="float" office:value="16.954348" calcext:value-type="float">
            <text:p>16.954348</text:p>
          </table:table-cell>
          <table:table-cell office:value-type="float" office:value="13.954782" calcext:value-type="float">
            <text:p>13.9547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cretbox2</text:p>
          </table:table-cell>
          <table:table-cell office:value-type="float" office:value="1" calcext:value-type="float">
            <text:p>1</text:p>
          </table:table-cell>
          <table:table-cell office:value-type="float" office:value="16.758659" calcext:value-type="float">
            <text:p>16.758659</text:p>
          </table:table-cell>
          <table:table-cell office:value-type="string" calcext:value-type="string">
            <text:p>-</text:p>
          </table:table-cell>
          <table:table-cell office:value-type="float" office:value="15.588296" calcext:value-type="float">
            <text:p>15.588296</text:p>
          </table:table-cell>
          <table:table-cell office:value-type="float" office:value="16.68369" calcext:value-type="float">
            <text:p>16.68369</text:p>
          </table:table-cell>
          <table:table-cell office:value-type="float" office:value="15.248381" calcext:value-type="float">
            <text:p>15.2483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th6</text:p>
          </table:table-cell>
          <table:table-cell office:value-type="float" office:value="1" calcext:value-type="float">
            <text:p>1</text:p>
          </table:table-cell>
          <table:table-cell office:value-type="float" office:value="18.992233" calcext:value-type="float">
            <text:p>18.992233</text:p>
          </table:table-cell>
          <table:table-cell office:value-type="string" calcext:value-type="string">
            <text:p>-</text:p>
          </table:table-cell>
          <table:table-cell office:value-type="float" office:value="18.860004" calcext:value-type="float">
            <text:p>18.860004</text:p>
          </table:table-cell>
          <table:table-cell office:value-type="float" office:value="16.834974" calcext:value-type="float">
            <text:p>16.834974</text:p>
          </table:table-cell>
          <table:table-cell office:value-type="float" office:value="14.949651" calcext:value-type="float">
            <text:p>14.9496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cretbox</text:p>
          </table:table-cell>
          <table:table-cell office:value-type="float" office:value="1" calcext:value-type="float">
            <text:p>1</text:p>
          </table:table-cell>
          <table:table-cell office:value-type="float" office:value="16.113425" calcext:value-type="float">
            <text:p>16.113425</text:p>
          </table:table-cell>
          <table:table-cell office:value-type="string" calcext:value-type="string">
            <text:p>-</text:p>
          </table:table-cell>
          <table:table-cell office:value-type="float" office:value="16.048482" calcext:value-type="float">
            <text:p>16.048482</text:p>
          </table:table-cell>
          <table:table-cell office:value-type="float" office:value="15.417947" calcext:value-type="float">
            <text:p>15.417947</text:p>
          </table:table-cell>
          <table:table-cell office:value-type="float" office:value="14.393472" calcext:value-type="float">
            <text:p>14.3934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th3</text:p>
          </table:table-cell>
          <table:table-cell office:value-type="float" office:value="1" calcext:value-type="float">
            <text:p>1</text:p>
          </table:table-cell>
          <table:table-cell office:value-type="float" office:value="17.931383" calcext:value-type="float">
            <text:p>17.931383</text:p>
          </table:table-cell>
          <table:table-cell office:value-type="string" calcext:value-type="string">
            <text:p>-</text:p>
          </table:table-cell>
          <table:table-cell office:value-type="float" office:value="17.749064" calcext:value-type="float">
            <text:p>17.749064</text:p>
          </table:table-cell>
          <table:table-cell office:value-type="float" office:value="17.044758" calcext:value-type="float">
            <text:p>17.044758</text:p>
          </table:table-cell>
          <table:table-cell office:value-type="float" office:value="14.71786" calcext:value-type="float">
            <text:p>14.717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sh</text:p>
          </table:table-cell>
          <table:table-cell office:value-type="float" office:value="1" calcext:value-type="float">
            <text:p>1</text:p>
          </table:table-cell>
          <table:table-cell office:value-type="float" office:value="20.872182" calcext:value-type="float">
            <text:p>20.872182</text:p>
          </table:table-cell>
          <table:table-cell office:value-type="string" calcext:value-type="string">
            <text:p>-</text:p>
          </table:table-cell>
          <table:table-cell office:value-type="float" office:value="20.788203" calcext:value-type="float">
            <text:p>20.788203</text:p>
          </table:table-cell>
          <table:table-cell office:value-type="float" office:value="18.646961" calcext:value-type="float">
            <text:p>18.646961</text:p>
          </table:table-cell>
          <table:table-cell office:value-type="float" office:value="17.530876" calcext:value-type="float">
            <text:p>17.53087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ygen</text:p>
          </table:table-cell>
          <table:table-cell office:value-type="float" office:value="1" calcext:value-type="float">
            <text:p>1</text:p>
          </table:table-cell>
          <table:table-cell office:value-type="float" office:value="15.758574" calcext:value-type="float">
            <text:p>15.758574</text:p>
          </table:table-cell>
          <table:table-cell office:value-type="string" calcext:value-type="string">
            <text:p>-</text:p>
          </table:table-cell>
          <table:table-cell office:value-type="float" office:value="15.544436" calcext:value-type="float">
            <text:p>15.544436</text:p>
          </table:table-cell>
          <table:table-cell office:value-type="float" office:value="15.685068" calcext:value-type="float">
            <text:p>15.685068</text:p>
          </table:table-cell>
          <table:table-cell office:value-type="float" office:value="12.682886" calcext:value-type="float">
            <text:p>12.6828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cretbox_easy</text:p>
          </table:table-cell>
          <table:table-cell office:value-type="float" office:value="1" calcext:value-type="float">
            <text:p>1</text:p>
          </table:table-cell>
          <table:table-cell office:value-type="float" office:value="15.959488" calcext:value-type="float">
            <text:p>15.959488</text:p>
          </table:table-cell>
          <table:table-cell office:value-type="string" calcext:value-type="string">
            <text:p>-</text:p>
          </table:table-cell>
          <table:table-cell office:value-type="float" office:value="15.640605" calcext:value-type="float">
            <text:p>15.640605</text:p>
          </table:table-cell>
          <table:table-cell office:value-type="float" office:value="14.802901" calcext:value-type="float">
            <text:p>14.802901</text:p>
          </table:table-cell>
          <table:table-cell office:value-type="float" office:value="14.493535" calcext:value-type="float">
            <text:p>14.4935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th</text:p>
          </table:table-cell>
          <table:table-cell office:value-type="float" office:value="1" calcext:value-type="float">
            <text:p>1</text:p>
          </table:table-cell>
          <table:table-cell office:value-type="float" office:value="18.252933" calcext:value-type="float">
            <text:p>18.252933</text:p>
          </table:table-cell>
          <table:table-cell office:value-type="string" calcext:value-type="string">
            <text:p>-</text:p>
          </table:table-cell>
          <table:table-cell office:value-type="float" office:value="18.474939" calcext:value-type="float">
            <text:p>18.474939</text:p>
          </table:table-cell>
          <table:table-cell office:value-type="float" office:value="17.118879" calcext:value-type="float">
            <text:p>17.118879</text:p>
          </table:table-cell>
          <table:table-cell office:value-type="float" office:value="15.72953" calcext:value-type="float">
            <text:p>15.729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df</text:p>
          </table:table-cell>
          <table:table-cell office:value-type="float" office:value="1" calcext:value-type="float">
            <text:p>1</text:p>
          </table:table-cell>
          <table:table-cell office:value-type="float" office:value="13.754019" calcext:value-type="float">
            <text:p>13.754019</text:p>
          </table:table-cell>
          <table:table-cell office:value-type="string" calcext:value-type="string">
            <text:p>-</text:p>
          </table:table-cell>
          <table:table-cell office:value-type="float" office:value="13.750014" calcext:value-type="float">
            <text:p>13.750014</text:p>
          </table:table-cell>
          <table:table-cell office:value-type="float" office:value="13.051288" calcext:value-type="float">
            <text:p>13.051288</text:p>
          </table:table-cell>
          <table:table-cell office:value-type="float" office:value="11.796115" calcext:value-type="float">
            <text:p>11.7961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nerichash3</text:p>
          </table:table-cell>
          <table:table-cell office:value-type="float" office:value="1" calcext:value-type="float">
            <text:p>1</text:p>
          </table:table-cell>
          <table:table-cell office:value-type="float" office:value="11.467872" calcext:value-type="float">
            <text:p>11.467872</text:p>
          </table:table-cell>
          <table:table-cell office:value-type="string" calcext:value-type="string">
            <text:p>-</text:p>
          </table:table-cell>
          <table:table-cell office:value-type="float" office:value="11.423388" calcext:value-type="float">
            <text:p>11.423388</text:p>
          </table:table-cell>
          <table:table-cell office:value-type="float" office:value="11.212071" calcext:value-type="float">
            <text:p>11.212071</text:p>
          </table:table-cell>
          <table:table-cell office:value-type="float" office:value="10.646755" calcext:value-type="float">
            <text:p>10.6467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nerichash2</text:p>
          </table:table-cell>
          <table:table-cell office:value-type="float" office:value="1" calcext:value-type="float">
            <text:p>1</text:p>
          </table:table-cell>
          <table:table-cell office:value-type="float" office:value="10.631149" calcext:value-type="float">
            <text:p>10.631149</text:p>
          </table:table-cell>
          <table:table-cell office:value-type="string" calcext:value-type="string">
            <text:p>-</text:p>
          </table:table-cell>
          <table:table-cell office:value-type="float" office:value="11.055764" calcext:value-type="float">
            <text:p>11.055764</text:p>
          </table:table-cell>
          <table:table-cell office:value-type="float" office:value="10.912795" calcext:value-type="float">
            <text:p>10.912795</text:p>
          </table:table-cell>
          <table:table-cell office:value-type="float" office:value="10.149625" calcext:value-type="float">
            <text:p>10.1496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cretstream_xchacha20poly1305</text:p>
          </table:table-cell>
          <table:table-cell office:value-type="float" office:value="1" calcext:value-type="float">
            <text:p>1</text:p>
          </table:table-cell>
          <table:table-cell office:value-type="float" office:value="16.466461" calcext:value-type="float">
            <text:p>16.466461</text:p>
          </table:table-cell>
          <table:table-cell office:value-type="string" calcext:value-type="string">
            <text:p>-</text:p>
          </table:table-cell>
          <table:table-cell office:value-type="float" office:value="16.679517" calcext:value-type="float">
            <text:p>16.679517</text:p>
          </table:table-cell>
          <table:table-cell office:value-type="float" office:value="16.498417" calcext:value-type="float">
            <text:p>16.498417</text:p>
          </table:table-cell>
          <table:table-cell office:value-type="float" office:value="14.652525" calcext:value-type="float">
            <text:p>14.6525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larmult2</text:p>
          </table:table-cell>
          <table:table-cell office:value-type="float" office:value="1" calcext:value-type="float">
            <text:p>1</text:p>
          </table:table-cell>
          <table:table-cell office:value-type="float" office:value="12.447436" calcext:value-type="float">
            <text:p>12.447436</text:p>
          </table:table-cell>
          <table:table-cell office:value-type="string" calcext:value-type="string">
            <text:p>-</text:p>
          </table:table-cell>
          <table:table-cell office:value-type="float" office:value="11.620494" calcext:value-type="float">
            <text:p>11.620494</text:p>
          </table:table-cell>
          <table:table-cell office:value-type="float" office:value="12.404977" calcext:value-type="float">
            <text:p>12.404977</text:p>
          </table:table-cell>
          <table:table-cell office:value-type="float" office:value="10.805386" calcext:value-type="float">
            <text:p>10.8053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x_seed</text:p>
          </table:table-cell>
          <table:table-cell office:value-type="float" office:value="1" calcext:value-type="float">
            <text:p>1</text:p>
          </table:table-cell>
          <table:table-cell office:value-type="float" office:value="12.460271" calcext:value-type="float">
            <text:p>12.460271</text:p>
          </table:table-cell>
          <table:table-cell office:value-type="string" calcext:value-type="string">
            <text:p>-</text:p>
          </table:table-cell>
          <table:table-cell office:value-type="float" office:value="12.275488" calcext:value-type="float">
            <text:p>12.275488</text:p>
          </table:table-cell>
          <table:table-cell office:value-type="float" office:value="12.384781" calcext:value-type="float">
            <text:p>12.384781</text:p>
          </table:table-cell>
          <table:table-cell office:value-type="float" office:value="11.057774" calcext:value-type="float">
            <text:p>11.0577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ead_xchacha20poly1305</text:p>
          </table:table-cell>
          <table:table-cell office:value-type="float" office:value="1" calcext:value-type="float">
            <text:p>1</text:p>
          </table:table-cell>
          <table:table-cell office:value-type="float" office:value="16.763184" calcext:value-type="float">
            <text:p>16.763184</text:p>
          </table:table-cell>
          <table:table-cell office:value-type="string" calcext:value-type="string">
            <text:p>-</text:p>
          </table:table-cell>
          <table:table-cell office:value-type="float" office:value="16.870764" calcext:value-type="float">
            <text:p>16.870764</text:p>
          </table:table-cell>
          <table:table-cell office:value-type="float" office:value="16.422417" calcext:value-type="float">
            <text:p>16.422417</text:p>
          </table:table-cell>
          <table:table-cell office:value-type="float" office:value="14.259218" calcext:value-type="float">
            <text:p>14.2592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ead_chacha20poly1305</text:p>
          </table:table-cell>
          <table:table-cell office:value-type="float" office:value="1" calcext:value-type="float">
            <text:p>1</text:p>
          </table:table-cell>
          <table:table-cell office:value-type="float" office:value="15.235079" calcext:value-type="float">
            <text:p>15.235079</text:p>
          </table:table-cell>
          <table:table-cell office:value-type="string" calcext:value-type="string">
            <text:p>-</text:p>
          </table:table-cell>
          <table:table-cell office:value-type="float" office:value="15.245166" calcext:value-type="float">
            <text:p>15.245166</text:p>
          </table:table-cell>
          <table:table-cell office:value-type="float" office:value="14.302496" calcext:value-type="float">
            <text:p>14.302496</text:p>
          </table:table-cell>
          <table:table-cell office:value-type="float" office:value="13.596203" calcext:value-type="float">
            <text:p>13.5962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ead_chacha20poly13052</text:p>
          </table:table-cell>
          <table:table-cell office:value-type="float" office:value="1" calcext:value-type="float">
            <text:p>1</text:p>
          </table:table-cell>
          <table:table-cell office:value-type="float" office:value="18.407618" calcext:value-type="float">
            <text:p>18.407618</text:p>
          </table:table-cell>
          <table:table-cell office:value-type="string" calcext:value-type="string">
            <text:p>-</text:p>
          </table:table-cell>
          <table:table-cell office:value-type="float" office:value="18.433932" calcext:value-type="float">
            <text:p>18.433932</text:p>
          </table:table-cell>
          <table:table-cell office:value-type="float" office:value="16.684938" calcext:value-type="float">
            <text:p>16.684938</text:p>
          </table:table-cell>
          <table:table-cell office:value-type="float" office:value="16.901052" calcext:value-type="float">
            <text:p>16.9010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larmult5</text:p>
          </table:table-cell>
          <table:table-cell office:value-type="float" office:value="1" calcext:value-type="float">
            <text:p>1</text:p>
          </table:table-cell>
          <table:table-cell office:value-type="float" office:value="13.064289" calcext:value-type="float">
            <text:p>13.064289</text:p>
          </table:table-cell>
          <table:table-cell office:value-type="string" calcext:value-type="string">
            <text:p>-</text:p>
          </table:table-cell>
          <table:table-cell office:value-type="float" office:value="13.363903" calcext:value-type="float">
            <text:p>13.363903</text:p>
          </table:table-cell>
          <table:table-cell office:value-type="float" office:value="13.330354" calcext:value-type="float">
            <text:p>13.330354</text:p>
          </table:table-cell>
          <table:table-cell office:value-type="float" office:value="11.819591" calcext:value-type="float">
            <text:p>11.8195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larmult6</text:p>
          </table:table-cell>
          <table:table-cell office:value-type="float" office:value="1" calcext:value-type="float">
            <text:p>1</text:p>
          </table:table-cell>
          <table:table-cell office:value-type="float" office:value="13.043294" calcext:value-type="float">
            <text:p>13.043294</text:p>
          </table:table-cell>
          <table:table-cell office:value-type="string" calcext:value-type="string">
            <text:p>-</text:p>
          </table:table-cell>
          <table:table-cell office:value-type="float" office:value="13.09928" calcext:value-type="float">
            <text:p>13.09928</text:p>
          </table:table-cell>
          <table:table-cell office:value-type="float" office:value="13.151602" calcext:value-type="float">
            <text:p>13.151602</text:p>
          </table:table-cell>
          <table:table-cell office:value-type="float" office:value="11.844471" calcext:value-type="float">
            <text:p>11.8444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larmult7</text:p>
          </table:table-cell>
          <table:table-cell office:value-type="float" office:value="1" calcext:value-type="float">
            <text:p>1</text:p>
          </table:table-cell>
          <table:table-cell office:value-type="float" office:value="12.903278" calcext:value-type="float">
            <text:p>12.903278</text:p>
          </table:table-cell>
          <table:table-cell office:value-type="string" calcext:value-type="string">
            <text:p>-</text:p>
          </table:table-cell>
          <table:table-cell office:value-type="float" office:value="12.960941" calcext:value-type="float">
            <text:p>12.960941</text:p>
          </table:table-cell>
          <table:table-cell office:value-type="float" office:value="13.365609" calcext:value-type="float">
            <text:p>13.365609</text:p>
          </table:table-cell>
          <table:table-cell office:value-type="float" office:value="11.947278" calcext:value-type="float">
            <text:p>11.9472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x2</text:p>
          </table:table-cell>
          <table:table-cell office:value-type="float" office:value="1" calcext:value-type="float">
            <text:p>1</text:p>
          </table:table-cell>
          <table:table-cell office:value-type="float" office:value="12.903465" calcext:value-type="float">
            <text:p>12.903465</text:p>
          </table:table-cell>
          <table:table-cell office:value-type="string" calcext:value-type="string">
            <text:p>-</text:p>
          </table:table-cell>
          <table:table-cell office:value-type="float" office:value="12.627307" calcext:value-type="float">
            <text:p>12.627307</text:p>
          </table:table-cell>
          <table:table-cell office:value-type="float" office:value="13.21114" calcext:value-type="float">
            <text:p>13.21114</text:p>
          </table:table-cell>
          <table:table-cell office:value-type="float" office:value="11.58813" calcext:value-type="float">
            <text:p>11.588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x</text:p>
          </table:table-cell>
          <table:table-cell office:value-type="float" office:value="1" calcext:value-type="float">
            <text:p>1</text:p>
          </table:table-cell>
          <table:table-cell office:value-type="float" office:value="13.510732" calcext:value-type="float">
            <text:p>13.510732</text:p>
          </table:table-cell>
          <table:table-cell office:value-type="string" calcext:value-type="string">
            <text:p>-</text:p>
          </table:table-cell>
          <table:table-cell office:value-type="float" office:value="13.314306" calcext:value-type="float">
            <text:p>13.314306</text:p>
          </table:table-cell>
          <table:table-cell office:value-type="float" office:value="13.68949" calcext:value-type="float">
            <text:p>13.68949</text:p>
          </table:table-cell>
          <table:table-cell office:value-type="float" office:value="11.703673" calcext:value-type="float">
            <text:p>11.70367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nerichash</text:p>
          </table:table-cell>
          <table:table-cell office:value-type="float" office:value="1" calcext:value-type="float">
            <text:p>1</text:p>
          </table:table-cell>
          <table:table-cell office:value-type="float" office:value="17.679444" calcext:value-type="float">
            <text:p>17.679444</text:p>
          </table:table-cell>
          <table:table-cell office:value-type="string" calcext:value-type="string">
            <text:p>-</text:p>
          </table:table-cell>
          <table:table-cell office:value-type="float" office:value="17.577454" calcext:value-type="float">
            <text:p>17.577454</text:p>
          </table:table-cell>
          <table:table-cell office:value-type="float" office:value="15.898304" calcext:value-type="float">
            <text:p>15.898304</text:p>
          </table:table-cell>
          <table:table-cell office:value-type="float" office:value="16.544734" calcext:value-type="float">
            <text:p>16.5447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cha20</text:p>
          </table:table-cell>
          <table:table-cell office:value-type="float" office:value="1" calcext:value-type="float">
            <text:p>1</text:p>
          </table:table-cell>
          <table:table-cell office:value-type="float" office:value="18.298797" calcext:value-type="float">
            <text:p>18.298797</text:p>
          </table:table-cell>
          <table:table-cell office:value-type="string" calcext:value-type="string">
            <text:p>-</text:p>
          </table:table-cell>
          <table:table-cell office:value-type="float" office:value="18.421616" calcext:value-type="float">
            <text:p>18.421616</text:p>
          </table:table-cell>
          <table:table-cell office:value-type="float" office:value="18.103023" calcext:value-type="float">
            <text:p>18.103023</text:p>
          </table:table-cell>
          <table:table-cell office:value-type="float" office:value="15.352416" calcext:value-type="float">
            <text:p>15.3524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df_hkdf</text:p>
          </table:table-cell>
          <table:table-cell office:value-type="float" office:value="1" calcext:value-type="float">
            <text:p>1</text:p>
          </table:table-cell>
          <table:table-cell office:value-type="float" office:value="18.539826" calcext:value-type="float">
            <text:p>18.539826</text:p>
          </table:table-cell>
          <table:table-cell office:value-type="string" calcext:value-type="string">
            <text:p>-</text:p>
          </table:table-cell>
          <table:table-cell office:value-type="float" office:value="18.489965" calcext:value-type="float">
            <text:p>18.489965</text:p>
          </table:table-cell>
          <table:table-cell office:value-type="float" office:value="17.168501" calcext:value-type="float">
            <text:p>17.168501</text:p>
          </table:table-cell>
          <table:table-cell office:value-type="float" office:value="15.313262" calcext:value-type="float">
            <text:p>15.3132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larmult</text:p>
          </table:table-cell>
          <table:table-cell office:value-type="float" office:value="1" calcext:value-type="float">
            <text:p>1</text:p>
          </table:table-cell>
          <table:table-cell office:value-type="float" office:value="12.873194" calcext:value-type="float">
            <text:p>12.873194</text:p>
          </table:table-cell>
          <table:table-cell office:value-type="string" calcext:value-type="string">
            <text:p>-</text:p>
          </table:table-cell>
          <table:table-cell office:value-type="float" office:value="12.516845" calcext:value-type="float">
            <text:p>12.516845</text:p>
          </table:table-cell>
          <table:table-cell office:value-type="float" office:value="12.537446" calcext:value-type="float">
            <text:p>12.537446</text:p>
          </table:table-cell>
          <table:table-cell office:value-type="float" office:value="11.734377" calcext:value-type="float">
            <text:p>11.73437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decs</text:p>
          </table:table-cell>
          <table:table-cell office:value-type="float" office:value="1" calcext:value-type="float">
            <text:p>1</text:p>
          </table:table-cell>
          <table:table-cell office:value-type="float" office:value="18.548498" calcext:value-type="float">
            <text:p>18.548498</text:p>
          </table:table-cell>
          <table:table-cell office:value-type="string" calcext:value-type="string">
            <text:p>-</text:p>
          </table:table-cell>
          <table:table-cell office:value-type="float" office:value="18.564185" calcext:value-type="float">
            <text:p>18.564185</text:p>
          </table:table-cell>
          <table:table-cell office:value-type="float" office:value="16.873419" calcext:value-type="float">
            <text:p>16.873419</text:p>
          </table:table-cell>
          <table:table-cell office:value-type="float" office:value="16.564664" calcext:value-type="float">
            <text:p>16.5646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x_easy</text:p>
          </table:table-cell>
          <table:table-cell office:value-type="float" office:value="1" calcext:value-type="float">
            <text:p>1</text:p>
          </table:table-cell>
          <table:table-cell office:value-type="float" office:value="13.480503" calcext:value-type="float">
            <text:p>13.480503</text:p>
          </table:table-cell>
          <table:table-cell office:value-type="string" calcext:value-type="string">
            <text:p>-</text:p>
          </table:table-cell>
          <table:table-cell office:value-type="float" office:value="13.48878" calcext:value-type="float">
            <text:p>13.48878</text:p>
          </table:table-cell>
          <table:table-cell office:value-type="float" office:value="12.985533" calcext:value-type="float">
            <text:p>12.985533</text:p>
          </table:table-cell>
          <table:table-cell office:value-type="float" office:value="11.78209" calcext:value-type="float">
            <text:p>11.782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gn2</text:p>
          </table:table-cell>
          <table:table-cell office:value-type="float" office:value="1" calcext:value-type="float">
            <text:p>1</text:p>
          </table:table-cell>
          <table:table-cell office:value-type="float" office:value="13.142231" calcext:value-type="float">
            <text:p>13.142231</text:p>
          </table:table-cell>
          <table:table-cell office:value-type="string" calcext:value-type="string">
            <text:p>-</text:p>
          </table:table-cell>
          <table:table-cell office:value-type="float" office:value="13.088445" calcext:value-type="float">
            <text:p>13.088445</text:p>
          </table:table-cell>
          <table:table-cell office:value-type="float" office:value="12.873813" calcext:value-type="float">
            <text:p>12.873813</text:p>
          </table:table-cell>
          <table:table-cell office:value-type="float" office:value="11.3512" calcext:value-type="float">
            <text:p>11.35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ndombytes</text:p>
          </table:table-cell>
          <table:table-cell office:value-type="float" office:value="1" calcext:value-type="float">
            <text:p>1</text:p>
          </table:table-cell>
          <table:table-cell office:value-type="float" office:value="11.381619" calcext:value-type="float">
            <text:p>11.381619</text:p>
          </table:table-cell>
          <table:table-cell office:value-type="string" calcext:value-type="string">
            <text:p>-</text:p>
          </table:table-cell>
          <table:table-cell office:value-type="float" office:value="10.997736" calcext:value-type="float">
            <text:p>10.997736</text:p>
          </table:table-cell>
          <table:table-cell office:value-type="float" office:value="12.862098" calcext:value-type="float">
            <text:p>12.862098</text:p>
          </table:table-cell>
          <table:table-cell office:value-type="float" office:value="11.002487" calcext:value-type="float">
            <text:p>11.0024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x_seal</text:p>
          </table:table-cell>
          <table:table-cell office:value-type="float" office:value="1" calcext:value-type="float">
            <text:p>1</text:p>
          </table:table-cell>
          <table:table-cell office:value-type="float" office:value="12.056165" calcext:value-type="float">
            <text:p>12.056165</text:p>
          </table:table-cell>
          <table:table-cell office:value-type="string" calcext:value-type="string">
            <text:p>-</text:p>
          </table:table-cell>
          <table:table-cell office:value-type="float" office:value="13.30966" calcext:value-type="float">
            <text:p>13.30966</text:p>
          </table:table-cell>
          <table:table-cell office:value-type="float" office:value="13.031606" calcext:value-type="float">
            <text:p>13.031606</text:p>
          </table:table-cell>
          <table:table-cell office:value-type="float" office:value="11.328465" calcext:value-type="float">
            <text:p>11.3284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x_easy</text:p>
          </table:table-cell>
          <table:table-cell office:value-type="float" office:value="1" calcext:value-type="float">
            <text:p>1</text:p>
          </table:table-cell>
          <table:table-cell office:value-type="float" office:value="13.480503" calcext:value-type="float">
            <text:p>13.480503</text:p>
          </table:table-cell>
          <table:table-cell office:value-type="string" calcext:value-type="string">
            <text:p>-</text:p>
          </table:table-cell>
          <table:table-cell office:value-type="float" office:value="13.48878" calcext:value-type="float">
            <text:p>13.48878</text:p>
          </table:table-cell>
          <table:table-cell office:value-type="float" office:value="12.985533" calcext:value-type="float">
            <text:p>12.985533</text:p>
          </table:table-cell>
          <table:table-cell office:value-type="float" office:value="11.78209" calcext:value-type="float">
            <text:p>11.782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gn2</text:p>
          </table:table-cell>
          <table:table-cell office:value-type="float" office:value="1" calcext:value-type="float">
            <text:p>1</text:p>
          </table:table-cell>
          <table:table-cell office:value-type="float" office:value="13.142231" calcext:value-type="float">
            <text:p>13.142231</text:p>
          </table:table-cell>
          <table:table-cell office:value-type="string" calcext:value-type="string">
            <text:p>-</text:p>
          </table:table-cell>
          <table:table-cell office:value-type="float" office:value="13.088445" calcext:value-type="float">
            <text:p>13.088445</text:p>
          </table:table-cell>
          <table:table-cell office:value-type="float" office:value="12.873813" calcext:value-type="float">
            <text:p>12.873813</text:p>
          </table:table-cell>
          <table:table-cell office:value-type="float" office:value="11.3512" calcext:value-type="float">
            <text:p>11.35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ndombytes</text:p>
          </table:table-cell>
          <table:table-cell office:value-type="float" office:value="1" calcext:value-type="float">
            <text:p>1</text:p>
          </table:table-cell>
          <table:table-cell office:value-type="float" office:value="11.381619" calcext:value-type="float">
            <text:p>11.381619</text:p>
          </table:table-cell>
          <table:table-cell office:value-type="string" calcext:value-type="string">
            <text:p>-</text:p>
          </table:table-cell>
          <table:table-cell office:value-type="float" office:value="10.997736" calcext:value-type="float">
            <text:p>10.997736</text:p>
          </table:table-cell>
          <table:table-cell office:value-type="float" office:value="12.862098" calcext:value-type="float">
            <text:p>12.862098</text:p>
          </table:table-cell>
          <table:table-cell office:value-type="float" office:value="11.002487" calcext:value-type="float">
            <text:p>11.0024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x_seal</text:p>
          </table:table-cell>
          <table:table-cell office:value-type="float" office:value="1" calcext:value-type="float">
            <text:p>1</text:p>
          </table:table-cell>
          <table:table-cell office:value-type="float" office:value="12.056165" calcext:value-type="float">
            <text:p>12.056165</text:p>
          </table:table-cell>
          <table:table-cell office:value-type="string" calcext:value-type="string">
            <text:p>-</text:p>
          </table:table-cell>
          <table:table-cell office:value-type="float" office:value="13.30966" calcext:value-type="float">
            <text:p>13.30966</text:p>
          </table:table-cell>
          <table:table-cell office:value-type="float" office:value="13.031606" calcext:value-type="float">
            <text:p>13.031606</text:p>
          </table:table-cell>
          <table:table-cell office:value-type="float" office:value="11.328465" calcext:value-type="float">
            <text:p>11.328465</text:p>
          </table:table-cell>
          <table:table-cell table:number-columns-repeated="1017"/>
        </table:table-row>
      </table:table>
      <table:table table:name="Baseline" table:style-name="ta1">
        <table:shapes>
          <draw:frame draw:z-index="0" draw:style-name="gr1" draw:text-style-name="P1" svg:width="9.5933in" svg:height="6.5673in" svg:x="5.3768in" svg:y="8.5748in">
            <draw:object draw:notify-on-update-of-ranges="Baseline.A50:Baseline.A86 Baseline.B49:Baseline.B49 Baseline.B50:Baseline.B86 Baseline.C49:Baseline.C49 Baseline.C50:Baseline.C86 Baseline.D49:Baseline.D49 Baseline.D50:Baseline.D86 Baseline.E49:Baseline.E49 Baseline.E50:Baseline.E86 Baseline.F49:Baseline.F49 Baseline.F50:Baseline.F86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" draw:style-name="gr1" draw:text-style-name="P1" svg:width="10.428in" svg:height="6.3894in" svg:x="9.5071in" svg:y="1.9138in">
            <draw:object draw:notify-on-update-of-ranges="Baseline.N5:Baseline.N33 Baseline.O4:Baseline.O4 Baseline.O5:Baseline.O33 Baseline.P4:Baseline.P4 Baseline.P5:Baseline.P33 Baseline.Q4:Baseline.Q4 Baseline.Q5:Baseline.Q33 Baseline.R4:Baseline.R4 Baseline.R5:Baseline.R33 Baseline.S4:Baseline.S4 Baseline.S5:Baseline.S3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nop-wasi</text:p>
          </table:table-cell>
          <table:table-cell office:value-type="float" office:value="0.003504" calcext:value-type="float">
            <text:p>0.003504</text:p>
          </table:table-cell>
          <table:table-cell office:value-type="float" office:value="0.011355" calcext:value-type="float">
            <text:p>0.011355</text:p>
          </table:table-cell>
          <table:table-cell office:value-type="float" office:value="0.012561" calcext:value-type="float">
            <text:p>0.012561</text:p>
          </table:table-cell>
          <table:table-cell office:value-type="float" office:value="0.004551" calcext:value-type="float">
            <text:p>0.004551</text:p>
          </table:table-cell>
          <table:table-cell office:value-type="float" office:value="0.006796" calcext:value-type="float">
            <text:p>0.00679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uite: polybench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wizeng-jit</text:p>
          </table:table-cell>
          <table:table-cell office:value-type="string" calcext:value-type="string">
            <text:p>v8-liftoff</text:p>
          </table:table-cell>
          <table:table-cell office:value-type="string" calcext:value-type="string">
            <text:p>sm-base</text:p>
          </table:table-cell>
          <table:table-cell office:value-type="string" calcext:value-type="string">
            <text:p>wazero</text:p>
          </table:table-cell>
          <table:table-cell office:value-type="string" calcext:value-type="string">
            <text:p>wasmer-ba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acobi-1d</text:p>
          </table:table-cell>
          <table:table-cell office:value-type="float" office:value="0.005604" calcext:value-type="float">
            <text:p>0.005604</text:p>
          </table:table-cell>
          <table:table-cell office:value-type="float" office:value="0.012055" calcext:value-type="float">
            <text:p>0.012055</text:p>
          </table:table-cell>
          <table:table-cell office:value-type="float" office:value="0.01358" calcext:value-type="float">
            <text:p>0.01358</text:p>
          </table:table-cell>
          <table:table-cell office:value-type="float" office:value="0.011992" calcext:value-type="float">
            <text:p>0.011992</text:p>
          </table:table-cell>
          <table:table-cell office:value-type="float" office:value="0.006088" calcext:value-type="float">
            <text:p>0.006088</text:p>
          </table:table-cell>
          <table:table-cell table:number-columns-repeated="2"/>
          <table:table-cell office:value-type="string" calcext:value-type="string">
            <text:p>wizeng-jit</text:p>
          </table:table-cell>
          <table:table-cell office:value-type="string" calcext:value-type="string">
            <text:p>v8-liftoff</text:p>
          </table:table-cell>
          <table:table-cell office:value-type="string" calcext:value-type="string">
            <text:p>sm-base</text:p>
          </table:table-cell>
          <table:table-cell office:value-type="string" calcext:value-type="string">
            <text:p>wazero</text:p>
          </table:table-cell>
          <table:table-cell office:value-type="string" calcext:value-type="string">
            <text:p>wasmer-base</text:p>
          </table:table-cell>
          <table:table-cell/>
          <table:table-cell office:value-type="string" calcext:value-type="string">
            <text:p>wizeng-jit</text:p>
          </table:table-cell>
          <table:table-cell office:value-type="string" calcext:value-type="string">
            <text:p>v8-liftoff</text:p>
          </table:table-cell>
          <table:table-cell office:value-type="string" calcext:value-type="string">
            <text:p>sm-base</text:p>
          </table:table-cell>
          <table:table-cell office:value-type="string" calcext:value-type="string">
            <text:p>wazero</text:p>
          </table:table-cell>
          <table:table-cell office:value-type="string" calcext:value-type="string">
            <text:p>wasmer-base</text:p>
          </table:table-cell>
        </table:table-row>
        <table:table-row table:style-name="ro1">
          <table:table-cell office:value-type="string" calcext:value-type="string">
            <text:p>trisolv</text:p>
          </table:table-cell>
          <table:table-cell office:value-type="float" office:value="0.00598" calcext:value-type="float">
            <text:p>0.00598</text:p>
          </table:table-cell>
          <table:table-cell office:value-type="float" office:value="0.012799" calcext:value-type="float">
            <text:p>0.012799</text:p>
          </table:table-cell>
          <table:table-cell office:value-type="float" office:value="0.014119" calcext:value-type="float">
            <text:p>0.014119</text:p>
          </table:table-cell>
          <table:table-cell office:value-type="float" office:value="0.013173" calcext:value-type="float">
            <text:p>0.013173</text:p>
          </table:table-cell>
          <table:table-cell office:value-type="float" office:value="0.007755" calcext:value-type="float">
            <text:p>0.007755</text:p>
          </table:table-cell>
          <table:table-cell/>
          <table:table-cell office:value-type="string" calcext:value-type="string">
            <text:p>jacobi-1d</text:p>
          </table:table-cell>
          <table:table-cell office:value-type="float" office:value="0.005604" calcext:value-type="float">
            <text:p>0.005604</text:p>
          </table:table-cell>
          <table:table-cell office:value-type="float" office:value="0.012055" calcext:value-type="float">
            <text:p>0.012055</text:p>
          </table:table-cell>
          <table:table-cell office:value-type="float" office:value="0.01358" calcext:value-type="float">
            <text:p>0.01358</text:p>
          </table:table-cell>
          <table:table-cell office:value-type="float" office:value="0.011992" calcext:value-type="float">
            <text:p>0.011992</text:p>
          </table:table-cell>
          <table:table-cell office:value-type="float" office:value="0.006088" calcext:value-type="float">
            <text:p>0.006088</text:p>
          </table:table-cell>
          <table:table-cell office:value-type="string" calcext:value-type="string">
            <text:p>jacobi-1d</text:p>
          </table:table-cell>
          <table:table-cell table:formula="of:=[.I5]-0.003504" office:value-type="float" office:value="0.0021" calcext:value-type="float">
            <text:p>0.0021</text:p>
          </table:table-cell>
          <table:table-cell table:formula="of:=[.J5]-0.011355" office:value-type="float" office:value="0.000700000000000001" calcext:value-type="float">
            <text:p>0.0007</text:p>
          </table:table-cell>
          <table:table-cell table:formula="of:=[.K5]-0.012561" office:value-type="float" office:value="0.001019" calcext:value-type="float">
            <text:p>0.001019</text:p>
          </table:table-cell>
          <table:table-cell table:formula="of:=[.L5]-0.004551" office:value-type="float" office:value="0.007441" calcext:value-type="float">
            <text:p>0.007441</text:p>
          </table:table-cell>
          <table:table-cell table:formula="of:=[.M5]-0.006796" office:value-type="float" office:value="-0.000708" calcext:value-type="float">
            <text:p>-0.000708</text:p>
          </table:table-cell>
        </table:table-row>
        <table:table-row table:style-name="ro1">
          <table:table-cell office:value-type="string" calcext:value-type="string">
            <text:p>gesummv</text:p>
          </table:table-cell>
          <table:table-cell office:value-type="float" office:value="0.00618" calcext:value-type="float">
            <text:p>0.00618</text:p>
          </table:table-cell>
          <table:table-cell office:value-type="float" office:value="0.012886" calcext:value-type="float">
            <text:p>0.012886</text:p>
          </table:table-cell>
          <table:table-cell office:value-type="float" office:value="0.013965" calcext:value-type="float">
            <text:p>0.013965</text:p>
          </table:table-cell>
          <table:table-cell office:value-type="float" office:value="0.013472" calcext:value-type="float">
            <text:p>0.013472</text:p>
          </table:table-cell>
          <table:table-cell office:value-type="float" office:value="0.007578" calcext:value-type="float">
            <text:p>0.007578</text:p>
          </table:table-cell>
          <table:table-cell/>
          <table:table-cell office:value-type="string" calcext:value-type="string">
            <text:p>trisolv</text:p>
          </table:table-cell>
          <table:table-cell office:value-type="float" office:value="0.00598" calcext:value-type="float">
            <text:p>0.00598</text:p>
          </table:table-cell>
          <table:table-cell office:value-type="float" office:value="0.012799" calcext:value-type="float">
            <text:p>0.012799</text:p>
          </table:table-cell>
          <table:table-cell office:value-type="float" office:value="0.014119" calcext:value-type="float">
            <text:p>0.014119</text:p>
          </table:table-cell>
          <table:table-cell office:value-type="float" office:value="0.013173" calcext:value-type="float">
            <text:p>0.013173</text:p>
          </table:table-cell>
          <table:table-cell office:value-type="float" office:value="0.007755" calcext:value-type="float">
            <text:p>0.007755</text:p>
          </table:table-cell>
          <table:table-cell office:value-type="string" calcext:value-type="string">
            <text:p>trisolv</text:p>
          </table:table-cell>
          <table:table-cell table:formula="of:=[.I6]-0.003504" office:value-type="float" office:value="0.002476" calcext:value-type="float">
            <text:p>0.002476</text:p>
          </table:table-cell>
          <table:table-cell table:formula="of:=[.J6]-0.011355" office:value-type="float" office:value="0.001444" calcext:value-type="float">
            <text:p>0.001444</text:p>
          </table:table-cell>
          <table:table-cell table:formula="of:=[.K6]-0.012561" office:value-type="float" office:value="0.001558" calcext:value-type="float">
            <text:p>0.001558</text:p>
          </table:table-cell>
          <table:table-cell table:formula="of:=[.L6]-0.004551" office:value-type="float" office:value="0.008622" calcext:value-type="float">
            <text:p>0.008622</text:p>
          </table:table-cell>
          <table:table-cell table:formula="of:=[.M6]-0.006796" office:value-type="float" office:value="0.000959" calcext:value-type="float">
            <text:p>0.000959</text:p>
          </table:table-cell>
        </table:table-row>
        <table:table-row table:style-name="ro1">
          <table:table-cell office:value-type="string" calcext:value-type="string">
            <text:p>durbin</text:p>
          </table:table-cell>
          <table:table-cell office:value-type="float" office:value="0.005828" calcext:value-type="float">
            <text:p>0.005828</text:p>
          </table:table-cell>
          <table:table-cell office:value-type="float" office:value="0.012342" calcext:value-type="float">
            <text:p>0.012342</text:p>
          </table:table-cell>
          <table:table-cell office:value-type="float" office:value="0.013923" calcext:value-type="float">
            <text:p>0.013923</text:p>
          </table:table-cell>
          <table:table-cell office:value-type="float" office:value="0.012334" calcext:value-type="float">
            <text:p>0.012334</text:p>
          </table:table-cell>
          <table:table-cell office:value-type="float" office:value="0.006666" calcext:value-type="float">
            <text:p>0.006666</text:p>
          </table:table-cell>
          <table:table-cell/>
          <table:table-cell office:value-type="string" calcext:value-type="string">
            <text:p>gesummv</text:p>
          </table:table-cell>
          <table:table-cell office:value-type="float" office:value="0.00618" calcext:value-type="float">
            <text:p>0.00618</text:p>
          </table:table-cell>
          <table:table-cell office:value-type="float" office:value="0.012886" calcext:value-type="float">
            <text:p>0.012886</text:p>
          </table:table-cell>
          <table:table-cell office:value-type="float" office:value="0.013965" calcext:value-type="float">
            <text:p>0.013965</text:p>
          </table:table-cell>
          <table:table-cell office:value-type="float" office:value="0.013472" calcext:value-type="float">
            <text:p>0.013472</text:p>
          </table:table-cell>
          <table:table-cell office:value-type="float" office:value="0.007578" calcext:value-type="float">
            <text:p>0.007578</text:p>
          </table:table-cell>
          <table:table-cell office:value-type="string" calcext:value-type="string">
            <text:p>gesummv</text:p>
          </table:table-cell>
          <table:table-cell table:formula="of:=[.I7]-0.003504" office:value-type="float" office:value="0.002676" calcext:value-type="float">
            <text:p>0.002676</text:p>
          </table:table-cell>
          <table:table-cell table:formula="of:=[.J7]-0.011355" office:value-type="float" office:value="0.001531" calcext:value-type="float">
            <text:p>0.001531</text:p>
          </table:table-cell>
          <table:table-cell table:formula="of:=[.K7]-0.012561" office:value-type="float" office:value="0.001404" calcext:value-type="float">
            <text:p>0.001404</text:p>
          </table:table-cell>
          <table:table-cell table:formula="of:=[.L7]-0.004551" office:value-type="float" office:value="0.008921" calcext:value-type="float">
            <text:p>0.008921</text:p>
          </table:table-cell>
          <table:table-cell table:formula="of:=[.M7]-0.006796" office:value-type="float" office:value="0.000782" calcext:value-type="float">
            <text:p>0.000782</text:p>
          </table:table-cell>
        </table:table-row>
        <table:table-row table:style-name="ro1">
          <table:table-cell office:value-type="string" calcext:value-type="string">
            <text:p>bicg</text:p>
          </table:table-cell>
          <table:table-cell office:value-type="float" office:value="0.00659" calcext:value-type="float">
            <text:p>0.00659</text:p>
          </table:table-cell>
          <table:table-cell office:value-type="float" office:value="0.013291" calcext:value-type="float">
            <text:p>0.013291</text:p>
          </table:table-cell>
          <table:table-cell office:value-type="float" office:value="0.014155" calcext:value-type="float">
            <text:p>0.014155</text:p>
          </table:table-cell>
          <table:table-cell office:value-type="float" office:value="0.013907" calcext:value-type="float">
            <text:p>0.013907</text:p>
          </table:table-cell>
          <table:table-cell office:value-type="float" office:value="0.008149" calcext:value-type="float">
            <text:p>0.008149</text:p>
          </table:table-cell>
          <table:table-cell/>
          <table:table-cell office:value-type="string" calcext:value-type="string">
            <text:p>durbin</text:p>
          </table:table-cell>
          <table:table-cell office:value-type="float" office:value="0.005828" calcext:value-type="float">
            <text:p>0.005828</text:p>
          </table:table-cell>
          <table:table-cell office:value-type="float" office:value="0.012342" calcext:value-type="float">
            <text:p>0.012342</text:p>
          </table:table-cell>
          <table:table-cell office:value-type="float" office:value="0.013923" calcext:value-type="float">
            <text:p>0.013923</text:p>
          </table:table-cell>
          <table:table-cell office:value-type="float" office:value="0.012334" calcext:value-type="float">
            <text:p>0.012334</text:p>
          </table:table-cell>
          <table:table-cell office:value-type="float" office:value="0.006666" calcext:value-type="float">
            <text:p>0.006666</text:p>
          </table:table-cell>
          <table:table-cell office:value-type="string" calcext:value-type="string">
            <text:p>durbin</text:p>
          </table:table-cell>
          <table:table-cell table:formula="of:=[.I8]-0.003504" office:value-type="float" office:value="0.002324" calcext:value-type="float">
            <text:p>0.002324</text:p>
          </table:table-cell>
          <table:table-cell table:formula="of:=[.J8]-0.011355" office:value-type="float" office:value="0.000987" calcext:value-type="float">
            <text:p>0.000987</text:p>
          </table:table-cell>
          <table:table-cell table:formula="of:=[.K8]-0.012561" office:value-type="float" office:value="0.001362" calcext:value-type="float">
            <text:p>0.001362</text:p>
          </table:table-cell>
          <table:table-cell table:formula="of:=[.L8]-0.004551" office:value-type="float" office:value="0.007783" calcext:value-type="float">
            <text:p>0.007783</text:p>
          </table:table-cell>
          <table:table-cell table:formula="of:=[.M8]-0.006796" office:value-type="float" office:value="-0.00013" calcext:value-type="float">
            <text:p>-0.00013</text:p>
          </table:table-cell>
        </table:table-row>
        <table:table-row table:style-name="ro1">
          <table:table-cell office:value-type="string" calcext:value-type="string">
            <text:p>mvt</text:p>
          </table:table-cell>
          <table:table-cell office:value-type="float" office:value="0.006431" calcext:value-type="float">
            <text:p>0.006431</text:p>
          </table:table-cell>
          <table:table-cell office:value-type="float" office:value="0.013194" calcext:value-type="float">
            <text:p>0.013194</text:p>
          </table:table-cell>
          <table:table-cell office:value-type="float" office:value="0.014934" calcext:value-type="float">
            <text:p>0.014934</text:p>
          </table:table-cell>
          <table:table-cell office:value-type="float" office:value="0.013889" calcext:value-type="float">
            <text:p>0.013889</text:p>
          </table:table-cell>
          <table:table-cell office:value-type="float" office:value="0.008943" calcext:value-type="float">
            <text:p>0.008943</text:p>
          </table:table-cell>
          <table:table-cell/>
          <table:table-cell office:value-type="string" calcext:value-type="string">
            <text:p>bicg</text:p>
          </table:table-cell>
          <table:table-cell office:value-type="float" office:value="0.00659" calcext:value-type="float">
            <text:p>0.00659</text:p>
          </table:table-cell>
          <table:table-cell office:value-type="float" office:value="0.013291" calcext:value-type="float">
            <text:p>0.013291</text:p>
          </table:table-cell>
          <table:table-cell office:value-type="float" office:value="0.014155" calcext:value-type="float">
            <text:p>0.014155</text:p>
          </table:table-cell>
          <table:table-cell office:value-type="float" office:value="0.013907" calcext:value-type="float">
            <text:p>0.013907</text:p>
          </table:table-cell>
          <table:table-cell office:value-type="float" office:value="0.008149" calcext:value-type="float">
            <text:p>0.008149</text:p>
          </table:table-cell>
          <table:table-cell office:value-type="string" calcext:value-type="string">
            <text:p>bicg</text:p>
          </table:table-cell>
          <table:table-cell table:formula="of:=[.I9]-0.003504" office:value-type="float" office:value="0.003086" calcext:value-type="float">
            <text:p>0.003086</text:p>
          </table:table-cell>
          <table:table-cell table:formula="of:=[.J9]-0.011355" office:value-type="float" office:value="0.001936" calcext:value-type="float">
            <text:p>0.001936</text:p>
          </table:table-cell>
          <table:table-cell table:formula="of:=[.K9]-0.012561" office:value-type="float" office:value="0.001594" calcext:value-type="float">
            <text:p>0.001594</text:p>
          </table:table-cell>
          <table:table-cell table:formula="of:=[.L9]-0.004551" office:value-type="float" office:value="0.009356" calcext:value-type="float">
            <text:p>0.009356</text:p>
          </table:table-cell>
          <table:table-cell table:formula="of:=[.M9]-0.006796" office:value-type="float" office:value="0.001353" calcext:value-type="float">
            <text:p>0.001353</text:p>
          </table:table-cell>
        </table:table-row>
        <table:table-row table:style-name="ro1">
          <table:table-cell office:value-type="string" calcext:value-type="string">
            <text:p>atax</text:p>
          </table:table-cell>
          <table:table-cell office:value-type="float" office:value="0.006522" calcext:value-type="float">
            <text:p>0.006522</text:p>
          </table:table-cell>
          <table:table-cell office:value-type="float" office:value="0.013268" calcext:value-type="float">
            <text:p>0.013268</text:p>
          </table:table-cell>
          <table:table-cell office:value-type="float" office:value="0.014553" calcext:value-type="float">
            <text:p>0.014553</text:p>
          </table:table-cell>
          <table:table-cell office:value-type="float" office:value="0.013906" calcext:value-type="float">
            <text:p>0.013906</text:p>
          </table:table-cell>
          <table:table-cell office:value-type="float" office:value="0.008343" calcext:value-type="float">
            <text:p>0.008343</text:p>
          </table:table-cell>
          <table:table-cell/>
          <table:table-cell office:value-type="string" calcext:value-type="string">
            <text:p>mvt</text:p>
          </table:table-cell>
          <table:table-cell office:value-type="float" office:value="0.006431" calcext:value-type="float">
            <text:p>0.006431</text:p>
          </table:table-cell>
          <table:table-cell office:value-type="float" office:value="0.013194" calcext:value-type="float">
            <text:p>0.013194</text:p>
          </table:table-cell>
          <table:table-cell office:value-type="float" office:value="0.014934" calcext:value-type="float">
            <text:p>0.014934</text:p>
          </table:table-cell>
          <table:table-cell office:value-type="float" office:value="0.013889" calcext:value-type="float">
            <text:p>0.013889</text:p>
          </table:table-cell>
          <table:table-cell office:value-type="float" office:value="0.008943" calcext:value-type="float">
            <text:p>0.008943</text:p>
          </table:table-cell>
          <table:table-cell office:value-type="string" calcext:value-type="string">
            <text:p>mvt</text:p>
          </table:table-cell>
          <table:table-cell table:formula="of:=[.I10]-0.003504" office:value-type="float" office:value="0.002927" calcext:value-type="float">
            <text:p>0.002927</text:p>
          </table:table-cell>
          <table:table-cell table:formula="of:=[.J10]-0.011355" office:value-type="float" office:value="0.001839" calcext:value-type="float">
            <text:p>0.001839</text:p>
          </table:table-cell>
          <table:table-cell table:formula="of:=[.K10]-0.012561" office:value-type="float" office:value="0.002373" calcext:value-type="float">
            <text:p>0.002373</text:p>
          </table:table-cell>
          <table:table-cell table:formula="of:=[.L10]-0.004551" office:value-type="float" office:value="0.009338" calcext:value-type="float">
            <text:p>0.009338</text:p>
          </table:table-cell>
          <table:table-cell table:formula="of:=[.M10]-0.006796" office:value-type="float" office:value="0.002147" calcext:value-type="float">
            <text:p>0.002147</text:p>
          </table:table-cell>
        </table:table-row>
        <table:table-row table:style-name="ro1">
          <table:table-cell office:value-type="string" calcext:value-type="string">
            <text:p>gemver</text:p>
          </table:table-cell>
          <table:table-cell office:value-type="float" office:value="0.006768" calcext:value-type="float">
            <text:p>0.006768</text:p>
          </table:table-cell>
          <table:table-cell office:value-type="float" office:value="0.013441" calcext:value-type="float">
            <text:p>0.013441</text:p>
          </table:table-cell>
          <table:table-cell office:value-type="float" office:value="0.015454" calcext:value-type="float">
            <text:p>0.015454</text:p>
          </table:table-cell>
          <table:table-cell office:value-type="float" office:value="0.014497" calcext:value-type="float">
            <text:p>0.014497</text:p>
          </table:table-cell>
          <table:table-cell office:value-type="float" office:value="0.00944" calcext:value-type="float">
            <text:p>0.00944</text:p>
          </table:table-cell>
          <table:table-cell/>
          <table:table-cell office:value-type="string" calcext:value-type="string">
            <text:p>atax</text:p>
          </table:table-cell>
          <table:table-cell office:value-type="float" office:value="0.006522" calcext:value-type="float">
            <text:p>0.006522</text:p>
          </table:table-cell>
          <table:table-cell office:value-type="float" office:value="0.013268" calcext:value-type="float">
            <text:p>0.013268</text:p>
          </table:table-cell>
          <table:table-cell office:value-type="float" office:value="0.014553" calcext:value-type="float">
            <text:p>0.014553</text:p>
          </table:table-cell>
          <table:table-cell office:value-type="float" office:value="0.013906" calcext:value-type="float">
            <text:p>0.013906</text:p>
          </table:table-cell>
          <table:table-cell office:value-type="float" office:value="0.008343" calcext:value-type="float">
            <text:p>0.008343</text:p>
          </table:table-cell>
          <table:table-cell office:value-type="string" calcext:value-type="string">
            <text:p>atax</text:p>
          </table:table-cell>
          <table:table-cell table:formula="of:=[.I11]-0.003504" office:value-type="float" office:value="0.003018" calcext:value-type="float">
            <text:p>0.003018</text:p>
          </table:table-cell>
          <table:table-cell table:formula="of:=[.J11]-0.011355" office:value-type="float" office:value="0.001913" calcext:value-type="float">
            <text:p>0.001913</text:p>
          </table:table-cell>
          <table:table-cell table:formula="of:=[.K11]-0.012561" office:value-type="float" office:value="0.001992" calcext:value-type="float">
            <text:p>0.001992</text:p>
          </table:table-cell>
          <table:table-cell table:formula="of:=[.L11]-0.004551" office:value-type="float" office:value="0.009355" calcext:value-type="float">
            <text:p>0.009355</text:p>
          </table:table-cell>
          <table:table-cell table:formula="of:=[.M11]-0.006796" office:value-type="float" office:value="0.001547" calcext:value-type="float">
            <text:p>0.001547</text:p>
          </table:table-cell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0.01029" calcext:value-type="float">
            <text:p>0.01029</text:p>
          </table:table-cell>
          <table:table-cell office:value-type="float" office:value="0.020451" calcext:value-type="float">
            <text:p>0.020451</text:p>
          </table:table-cell>
          <table:table-cell office:value-type="float" office:value="0.02642" calcext:value-type="float">
            <text:p>0.02642</text:p>
          </table:table-cell>
          <table:table-cell office:value-type="float" office:value="0.024467" calcext:value-type="float">
            <text:p>0.024467</text:p>
          </table:table-cell>
          <table:table-cell office:value-type="float" office:value="0.030714" calcext:value-type="float">
            <text:p>0.030714</text:p>
          </table:table-cell>
          <table:table-cell/>
          <table:table-cell office:value-type="string" calcext:value-type="string">
            <text:p>gemver</text:p>
          </table:table-cell>
          <table:table-cell office:value-type="float" office:value="0.006768" calcext:value-type="float">
            <text:p>0.006768</text:p>
          </table:table-cell>
          <table:table-cell office:value-type="float" office:value="0.013441" calcext:value-type="float">
            <text:p>0.013441</text:p>
          </table:table-cell>
          <table:table-cell office:value-type="float" office:value="0.015454" calcext:value-type="float">
            <text:p>0.015454</text:p>
          </table:table-cell>
          <table:table-cell office:value-type="float" office:value="0.014497" calcext:value-type="float">
            <text:p>0.014497</text:p>
          </table:table-cell>
          <table:table-cell office:value-type="float" office:value="0.00944" calcext:value-type="float">
            <text:p>0.00944</text:p>
          </table:table-cell>
          <table:table-cell office:value-type="string" calcext:value-type="string">
            <text:p>gemver</text:p>
          </table:table-cell>
          <table:table-cell table:formula="of:=[.I12]-0.003504" office:value-type="float" office:value="0.003264" calcext:value-type="float">
            <text:p>0.003264</text:p>
          </table:table-cell>
          <table:table-cell table:formula="of:=[.J12]-0.011355" office:value-type="float" office:value="0.002086" calcext:value-type="float">
            <text:p>0.002086</text:p>
          </table:table-cell>
          <table:table-cell table:formula="of:=[.K12]-0.012561" office:value-type="float" office:value="0.002893" calcext:value-type="float">
            <text:p>0.002893</text:p>
          </table:table-cell>
          <table:table-cell table:formula="of:=[.L12]-0.004551" office:value-type="float" office:value="0.009946" calcext:value-type="float">
            <text:p>0.009946</text:p>
          </table:table-cell>
          <table:table-cell table:formula="of:=[.M12]-0.006796" office:value-type="float" office:value="0.002644" calcext:value-type="float">
            <text:p>0.002644</text:p>
          </table:table-cell>
        </table:table-row>
        <table:table-row table:style-name="ro1">
          <table:table-cell office:value-type="string" calcext:value-type="string">
            <text:p>doitgen</text:p>
          </table:table-cell>
          <table:table-cell office:value-type="float" office:value="0.016198" calcext:value-type="float">
            <text:p>0.016198</text:p>
          </table:table-cell>
          <table:table-cell office:value-type="float" office:value="0.022083" calcext:value-type="float">
            <text:p>0.022083</text:p>
          </table:table-cell>
          <table:table-cell office:value-type="float" office:value="0.032396" calcext:value-type="float">
            <text:p>0.032396</text:p>
          </table:table-cell>
          <table:table-cell office:value-type="float" office:value="0.029431" calcext:value-type="float">
            <text:p>0.029431</text:p>
          </table:table-cell>
          <table:table-cell office:value-type="float" office:value="0.04366" calcext:value-type="float">
            <text:p>0.04366</text:p>
          </table:table-cell>
          <table:table-cell/>
          <table:table-cell office:value-type="string" calcext:value-type="string">
            <text:p>trmm</text:p>
          </table:table-cell>
          <table:table-cell office:value-type="float" office:value="0.01029" calcext:value-type="float">
            <text:p>0.01029</text:p>
          </table:table-cell>
          <table:table-cell office:value-type="float" office:value="0.020451" calcext:value-type="float">
            <text:p>0.020451</text:p>
          </table:table-cell>
          <table:table-cell office:value-type="float" office:value="0.02642" calcext:value-type="float">
            <text:p>0.02642</text:p>
          </table:table-cell>
          <table:table-cell office:value-type="float" office:value="0.024467" calcext:value-type="float">
            <text:p>0.024467</text:p>
          </table:table-cell>
          <table:table-cell office:value-type="float" office:value="0.030714" calcext:value-type="float">
            <text:p>0.030714</text:p>
          </table:table-cell>
          <table:table-cell office:value-type="string" calcext:value-type="string">
            <text:p>trmm</text:p>
          </table:table-cell>
          <table:table-cell table:formula="of:=[.I13]-0.003504" office:value-type="float" office:value="0.006786" calcext:value-type="float">
            <text:p>0.006786</text:p>
          </table:table-cell>
          <table:table-cell table:formula="of:=[.J13]-0.011355" office:value-type="float" office:value="0.009096" calcext:value-type="float">
            <text:p>0.009096</text:p>
          </table:table-cell>
          <table:table-cell table:formula="of:=[.K13]-0.012561" office:value-type="float" office:value="0.013859" calcext:value-type="float">
            <text:p>0.013859</text:p>
          </table:table-cell>
          <table:table-cell table:formula="of:=[.L13]-0.004551" office:value-type="float" office:value="0.019916" calcext:value-type="float">
            <text:p>0.019916</text:p>
          </table:table-cell>
          <table:table-cell table:formula="of:=[.M13]-0.006796" office:value-type="float" office:value="0.023918" calcext:value-type="float">
            <text:p>0.023918</text:p>
          </table:table-cell>
        </table:table-row>
        <table:table-row table:style-name="ro1">
          <table:table-cell office:value-type="string" calcext:value-type="string">
            <text:p>syrk</text:p>
          </table:table-cell>
          <table:table-cell office:value-type="float" office:value="0.012859" calcext:value-type="float">
            <text:p>0.012859</text:p>
          </table:table-cell>
          <table:table-cell office:value-type="float" office:value="0.020545" calcext:value-type="float">
            <text:p>0.020545</text:p>
          </table:table-cell>
          <table:table-cell office:value-type="float" office:value="0.022497" calcext:value-type="float">
            <text:p>0.022497</text:p>
          </table:table-cell>
          <table:table-cell office:value-type="float" office:value="0.026736" calcext:value-type="float">
            <text:p>0.026736</text:p>
          </table:table-cell>
          <table:table-cell office:value-type="float" office:value="0.019966" calcext:value-type="float">
            <text:p>0.019966</text:p>
          </table:table-cell>
          <table:table-cell/>
          <table:table-cell office:value-type="string" calcext:value-type="string">
            <text:p>doitgen</text:p>
          </table:table-cell>
          <table:table-cell office:value-type="float" office:value="0.016198" calcext:value-type="float">
            <text:p>0.016198</text:p>
          </table:table-cell>
          <table:table-cell office:value-type="float" office:value="0.022083" calcext:value-type="float">
            <text:p>0.022083</text:p>
          </table:table-cell>
          <table:table-cell office:value-type="float" office:value="0.032396" calcext:value-type="float">
            <text:p>0.032396</text:p>
          </table:table-cell>
          <table:table-cell office:value-type="float" office:value="0.029431" calcext:value-type="float">
            <text:p>0.029431</text:p>
          </table:table-cell>
          <table:table-cell office:value-type="float" office:value="0.04366" calcext:value-type="float">
            <text:p>0.04366</text:p>
          </table:table-cell>
          <table:table-cell office:value-type="string" calcext:value-type="string">
            <text:p>doitgen</text:p>
          </table:table-cell>
          <table:table-cell table:formula="of:=[.I14]-0.003504" office:value-type="float" office:value="0.012694" calcext:value-type="float">
            <text:p>0.012694</text:p>
          </table:table-cell>
          <table:table-cell table:formula="of:=[.J14]-0.011355" office:value-type="float" office:value="0.010728" calcext:value-type="float">
            <text:p>0.010728</text:p>
          </table:table-cell>
          <table:table-cell table:formula="of:=[.K14]-0.012561" office:value-type="float" office:value="0.019835" calcext:value-type="float">
            <text:p>0.019835</text:p>
          </table:table-cell>
          <table:table-cell table:formula="of:=[.L14]-0.004551" office:value-type="float" office:value="0.02488" calcext:value-type="float">
            <text:p>0.02488</text:p>
          </table:table-cell>
          <table:table-cell table:formula="of:=[.M14]-0.006796" office:value-type="float" office:value="0.036864" calcext:value-type="float">
            <text:p>0.036864</text:p>
          </table:table-cell>
        </table:table-row>
        <table:table-row table:style-name="ro1">
          <table:table-cell office:value-type="string" calcext:value-type="string">
            <text:p>covariance</text:p>
          </table:table-cell>
          <table:table-cell office:value-type="float" office:value="0.020246" calcext:value-type="float">
            <text:p>0.020246</text:p>
          </table:table-cell>
          <table:table-cell office:value-type="float" office:value="0.025432" calcext:value-type="float">
            <text:p>0.025432</text:p>
          </table:table-cell>
          <table:table-cell office:value-type="float" office:value="0.034498" calcext:value-type="float">
            <text:p>0.034498</text:p>
          </table:table-cell>
          <table:table-cell office:value-type="float" office:value="0.030818" calcext:value-type="float">
            <text:p>0.030818</text:p>
          </table:table-cell>
          <table:table-cell office:value-type="float" office:value="0.044648" calcext:value-type="float">
            <text:p>0.044648</text:p>
          </table:table-cell>
          <table:table-cell/>
          <table:table-cell office:value-type="string" calcext:value-type="string">
            <text:p>syrk</text:p>
          </table:table-cell>
          <table:table-cell office:value-type="float" office:value="0.012859" calcext:value-type="float">
            <text:p>0.012859</text:p>
          </table:table-cell>
          <table:table-cell office:value-type="float" office:value="0.020545" calcext:value-type="float">
            <text:p>0.020545</text:p>
          </table:table-cell>
          <table:table-cell office:value-type="float" office:value="0.022497" calcext:value-type="float">
            <text:p>0.022497</text:p>
          </table:table-cell>
          <table:table-cell office:value-type="float" office:value="0.026736" calcext:value-type="float">
            <text:p>0.026736</text:p>
          </table:table-cell>
          <table:table-cell office:value-type="float" office:value="0.019966" calcext:value-type="float">
            <text:p>0.019966</text:p>
          </table:table-cell>
          <table:table-cell office:value-type="string" calcext:value-type="string">
            <text:p>syrk</text:p>
          </table:table-cell>
          <table:table-cell table:formula="of:=[.I15]-0.003504" office:value-type="float" office:value="0.009355" calcext:value-type="float">
            <text:p>0.009355</text:p>
          </table:table-cell>
          <table:table-cell table:formula="of:=[.J15]-0.011355" office:value-type="float" office:value="0.00919" calcext:value-type="float">
            <text:p>0.00919</text:p>
          </table:table-cell>
          <table:table-cell table:formula="of:=[.K15]-0.012561" office:value-type="float" office:value="0.009936" calcext:value-type="float">
            <text:p>0.009936</text:p>
          </table:table-cell>
          <table:table-cell table:formula="of:=[.L15]-0.004551" office:value-type="float" office:value="0.022185" calcext:value-type="float">
            <text:p>0.022185</text:p>
          </table:table-cell>
          <table:table-cell table:formula="of:=[.M15]-0.006796" office:value-type="float" office:value="0.01317" calcext:value-type="float">
            <text:p>0.01317</text:p>
          </table:table-cell>
        </table:table-row>
        <table:table-row table:style-name="ro1">
          <table:table-cell office:value-type="string" calcext:value-type="string">
            <text:p>correlation</text:p>
          </table:table-cell>
          <table:table-cell office:value-type="float" office:value="0.020156" calcext:value-type="float">
            <text:p>0.020156</text:p>
          </table:table-cell>
          <table:table-cell office:value-type="float" office:value="0.025476" calcext:value-type="float">
            <text:p>0.025476</text:p>
          </table:table-cell>
          <table:table-cell office:value-type="float" office:value="0.034637" calcext:value-type="float">
            <text:p>0.034637</text:p>
          </table:table-cell>
          <table:table-cell office:value-type="float" office:value="0.0311" calcext:value-type="float">
            <text:p>0.0311</text:p>
          </table:table-cell>
          <table:table-cell office:value-type="float" office:value="0.044903" calcext:value-type="float">
            <text:p>0.044903</text:p>
          </table:table-cell>
          <table:table-cell/>
          <table:table-cell office:value-type="string" calcext:value-type="string">
            <text:p>covariance</text:p>
          </table:table-cell>
          <table:table-cell office:value-type="float" office:value="0.020246" calcext:value-type="float">
            <text:p>0.020246</text:p>
          </table:table-cell>
          <table:table-cell office:value-type="float" office:value="0.025432" calcext:value-type="float">
            <text:p>0.025432</text:p>
          </table:table-cell>
          <table:table-cell office:value-type="float" office:value="0.034498" calcext:value-type="float">
            <text:p>0.034498</text:p>
          </table:table-cell>
          <table:table-cell office:value-type="float" office:value="0.030818" calcext:value-type="float">
            <text:p>0.030818</text:p>
          </table:table-cell>
          <table:table-cell office:value-type="float" office:value="0.044648" calcext:value-type="float">
            <text:p>0.044648</text:p>
          </table:table-cell>
          <table:table-cell office:value-type="string" calcext:value-type="string">
            <text:p>covariance</text:p>
          </table:table-cell>
          <table:table-cell table:formula="of:=[.I16]-0.003504" office:value-type="float" office:value="0.016742" calcext:value-type="float">
            <text:p>0.016742</text:p>
          </table:table-cell>
          <table:table-cell table:formula="of:=[.J16]-0.011355" office:value-type="float" office:value="0.014077" calcext:value-type="float">
            <text:p>0.014077</text:p>
          </table:table-cell>
          <table:table-cell table:formula="of:=[.K16]-0.012561" office:value-type="float" office:value="0.021937" calcext:value-type="float">
            <text:p>0.021937</text:p>
          </table:table-cell>
          <table:table-cell table:formula="of:=[.L16]-0.004551" office:value-type="float" office:value="0.026267" calcext:value-type="float">
            <text:p>0.026267</text:p>
          </table:table-cell>
          <table:table-cell table:formula="of:=[.M16]-0.006796" office:value-type="float" office:value="0.037852" calcext:value-type="float">
            <text:p>0.037852</text:p>
          </table:table-cell>
        </table:table-row>
        <table:table-row table:style-name="ro1">
          <table:table-cell office:value-type="string" calcext:value-type="string">
            <text:p>symm</text:p>
          </table:table-cell>
          <table:table-cell office:value-type="float" office:value="0.020203" calcext:value-type="float">
            <text:p>0.020203</text:p>
          </table:table-cell>
          <table:table-cell office:value-type="float" office:value="0.025525" calcext:value-type="float">
            <text:p>0.025525</text:p>
          </table:table-cell>
          <table:table-cell office:value-type="float" office:value="0.027783" calcext:value-type="float">
            <text:p>0.027783</text:p>
          </table:table-cell>
          <table:table-cell office:value-type="float" office:value="0.028082" calcext:value-type="float">
            <text:p>0.028082</text:p>
          </table:table-cell>
          <table:table-cell office:value-type="float" office:value="0.031479" calcext:value-type="float">
            <text:p>0.031479</text:p>
          </table:table-cell>
          <table:table-cell/>
          <table:table-cell office:value-type="string" calcext:value-type="string">
            <text:p>correlation</text:p>
          </table:table-cell>
          <table:table-cell office:value-type="float" office:value="0.020156" calcext:value-type="float">
            <text:p>0.020156</text:p>
          </table:table-cell>
          <table:table-cell office:value-type="float" office:value="0.025476" calcext:value-type="float">
            <text:p>0.025476</text:p>
          </table:table-cell>
          <table:table-cell office:value-type="float" office:value="0.034637" calcext:value-type="float">
            <text:p>0.034637</text:p>
          </table:table-cell>
          <table:table-cell office:value-type="float" office:value="0.0311" calcext:value-type="float">
            <text:p>0.0311</text:p>
          </table:table-cell>
          <table:table-cell office:value-type="float" office:value="0.044903" calcext:value-type="float">
            <text:p>0.044903</text:p>
          </table:table-cell>
          <table:table-cell office:value-type="string" calcext:value-type="string">
            <text:p>correlation</text:p>
          </table:table-cell>
          <table:table-cell table:formula="of:=[.I17]-0.003504" office:value-type="float" office:value="0.016652" calcext:value-type="float">
            <text:p>0.016652</text:p>
          </table:table-cell>
          <table:table-cell table:formula="of:=[.J17]-0.011355" office:value-type="float" office:value="0.014121" calcext:value-type="float">
            <text:p>0.014121</text:p>
          </table:table-cell>
          <table:table-cell table:formula="of:=[.K17]-0.012561" office:value-type="float" office:value="0.022076" calcext:value-type="float">
            <text:p>0.022076</text:p>
          </table:table-cell>
          <table:table-cell table:formula="of:=[.L17]-0.004551" office:value-type="float" office:value="0.026549" calcext:value-type="float">
            <text:p>0.026549</text:p>
          </table:table-cell>
          <table:table-cell table:formula="of:=[.M17]-0.006796" office:value-type="float" office:value="0.038107" calcext:value-type="float">
            <text:p>0.038107</text:p>
          </table:table-cell>
        </table:table-row>
        <table:table-row table:style-name="ro1">
          <table:table-cell office:value-type="string" calcext:value-type="string">
            <text:p>syr2k</text:p>
          </table:table-cell>
          <table:table-cell office:value-type="float" office:value="0.017232" calcext:value-type="float">
            <text:p>0.017232</text:p>
          </table:table-cell>
          <table:table-cell office:value-type="float" office:value="0.025757" calcext:value-type="float">
            <text:p>0.025757</text:p>
          </table:table-cell>
          <table:table-cell office:value-type="float" office:value="0.027748" calcext:value-type="float">
            <text:p>0.027748</text:p>
          </table:table-cell>
          <table:table-cell office:value-type="float" office:value="0.034008" calcext:value-type="float">
            <text:p>0.034008</text:p>
          </table:table-cell>
          <table:table-cell office:value-type="float" office:value="0.028082" calcext:value-type="float">
            <text:p>0.028082</text:p>
          </table:table-cell>
          <table:table-cell/>
          <table:table-cell office:value-type="string" calcext:value-type="string">
            <text:p>symm</text:p>
          </table:table-cell>
          <table:table-cell office:value-type="float" office:value="0.020203" calcext:value-type="float">
            <text:p>0.020203</text:p>
          </table:table-cell>
          <table:table-cell office:value-type="float" office:value="0.025525" calcext:value-type="float">
            <text:p>0.025525</text:p>
          </table:table-cell>
          <table:table-cell office:value-type="float" office:value="0.027783" calcext:value-type="float">
            <text:p>0.027783</text:p>
          </table:table-cell>
          <table:table-cell office:value-type="float" office:value="0.028082" calcext:value-type="float">
            <text:p>0.028082</text:p>
          </table:table-cell>
          <table:table-cell office:value-type="float" office:value="0.031479" calcext:value-type="float">
            <text:p>0.031479</text:p>
          </table:table-cell>
          <table:table-cell office:value-type="string" calcext:value-type="string">
            <text:p>symm</text:p>
          </table:table-cell>
          <table:table-cell table:formula="of:=[.I18]-0.003504" office:value-type="float" office:value="0.016699" calcext:value-type="float">
            <text:p>0.016699</text:p>
          </table:table-cell>
          <table:table-cell table:formula="of:=[.J18]-0.011355" office:value-type="float" office:value="0.01417" calcext:value-type="float">
            <text:p>0.01417</text:p>
          </table:table-cell>
          <table:table-cell table:formula="of:=[.K18]-0.012561" office:value-type="float" office:value="0.015222" calcext:value-type="float">
            <text:p>0.015222</text:p>
          </table:table-cell>
          <table:table-cell table:formula="of:=[.L18]-0.004551" office:value-type="float" office:value="0.023531" calcext:value-type="float">
            <text:p>0.023531</text:p>
          </table:table-cell>
          <table:table-cell table:formula="of:=[.M18]-0.006796" office:value-type="float" office:value="0.024683" calcext:value-type="float">
            <text:p>0.024683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office:value-type="float" office:value="0.015703" calcext:value-type="float">
            <text:p>0.015703</text:p>
          </table:table-cell>
          <table:table-cell office:value-type="float" office:value="0.023578" calcext:value-type="float">
            <text:p>0.023578</text:p>
          </table:table-cell>
          <table:table-cell office:value-type="float" office:value="0.02843" calcext:value-type="float">
            <text:p>0.02843</text:p>
          </table:table-cell>
          <table:table-cell office:value-type="float" office:value="0.034821" calcext:value-type="float">
            <text:p>0.034821</text:p>
          </table:table-cell>
          <table:table-cell office:value-type="float" office:value="0.02889" calcext:value-type="float">
            <text:p>0.02889</text:p>
          </table:table-cell>
          <table:table-cell/>
          <table:table-cell office:value-type="string" calcext:value-type="string">
            <text:p>syr2k</text:p>
          </table:table-cell>
          <table:table-cell office:value-type="float" office:value="0.017232" calcext:value-type="float">
            <text:p>0.017232</text:p>
          </table:table-cell>
          <table:table-cell office:value-type="float" office:value="0.025757" calcext:value-type="float">
            <text:p>0.025757</text:p>
          </table:table-cell>
          <table:table-cell office:value-type="float" office:value="0.027748" calcext:value-type="float">
            <text:p>0.027748</text:p>
          </table:table-cell>
          <table:table-cell office:value-type="float" office:value="0.034008" calcext:value-type="float">
            <text:p>0.034008</text:p>
          </table:table-cell>
          <table:table-cell office:value-type="float" office:value="0.028082" calcext:value-type="float">
            <text:p>0.028082</text:p>
          </table:table-cell>
          <table:table-cell office:value-type="string" calcext:value-type="string">
            <text:p>syr2k</text:p>
          </table:table-cell>
          <table:table-cell table:formula="of:=[.I19]-0.003504" office:value-type="float" office:value="0.013728" calcext:value-type="float">
            <text:p>0.013728</text:p>
          </table:table-cell>
          <table:table-cell table:formula="of:=[.J19]-0.011355" office:value-type="float" office:value="0.014402" calcext:value-type="float">
            <text:p>0.014402</text:p>
          </table:table-cell>
          <table:table-cell table:formula="of:=[.K19]-0.012561" office:value-type="float" office:value="0.015187" calcext:value-type="float">
            <text:p>0.015187</text:p>
          </table:table-cell>
          <table:table-cell table:formula="of:=[.L19]-0.004551" office:value-type="float" office:value="0.029457" calcext:value-type="float">
            <text:p>0.029457</text:p>
          </table:table-cell>
          <table:table-cell table:formula="of:=[.M19]-0.006796" office:value-type="float" office:value="0.021286" calcext:value-type="float">
            <text:p>0.021286</text:p>
          </table:table-cell>
        </table:table-row>
        <table:table-row table:style-name="ro1">
          <table:table-cell office:value-type="string" calcext:value-type="string">
            <text:p>2mm</text:p>
          </table:table-cell>
          <table:table-cell office:value-type="float" office:value="0.024984" calcext:value-type="float">
            <text:p>0.024984</text:p>
          </table:table-cell>
          <table:table-cell office:value-type="float" office:value="0.035505" calcext:value-type="float">
            <text:p>0.035505</text:p>
          </table:table-cell>
          <table:table-cell office:value-type="float" office:value="0.053582" calcext:value-type="float">
            <text:p>0.053582</text:p>
          </table:table-cell>
          <table:table-cell office:value-type="float" office:value="0.045944" calcext:value-type="float">
            <text:p>0.045944</text:p>
          </table:table-cell>
          <table:table-cell office:value-type="float" office:value="0.081078" calcext:value-type="float">
            <text:p>0.081078</text:p>
          </table:table-cell>
          <table:table-cell/>
          <table:table-cell office:value-type="string" calcext:value-type="string">
            <text:p>gemm</text:p>
          </table:table-cell>
          <table:table-cell office:value-type="float" office:value="0.015703" calcext:value-type="float">
            <text:p>0.015703</text:p>
          </table:table-cell>
          <table:table-cell office:value-type="float" office:value="0.023578" calcext:value-type="float">
            <text:p>0.023578</text:p>
          </table:table-cell>
          <table:table-cell office:value-type="float" office:value="0.02843" calcext:value-type="float">
            <text:p>0.02843</text:p>
          </table:table-cell>
          <table:table-cell office:value-type="float" office:value="0.034821" calcext:value-type="float">
            <text:p>0.034821</text:p>
          </table:table-cell>
          <table:table-cell office:value-type="float" office:value="0.02889" calcext:value-type="float">
            <text:p>0.02889</text:p>
          </table:table-cell>
          <table:table-cell office:value-type="string" calcext:value-type="string">
            <text:p>gemm</text:p>
          </table:table-cell>
          <table:table-cell table:formula="of:=[.I20]-0.003504" office:value-type="float" office:value="0.012199" calcext:value-type="float">
            <text:p>0.012199</text:p>
          </table:table-cell>
          <table:table-cell table:formula="of:=[.J20]-0.011355" office:value-type="float" office:value="0.012223" calcext:value-type="float">
            <text:p>0.012223</text:p>
          </table:table-cell>
          <table:table-cell table:formula="of:=[.K20]-0.012561" office:value-type="float" office:value="0.015869" calcext:value-type="float">
            <text:p>0.015869</text:p>
          </table:table-cell>
          <table:table-cell table:formula="of:=[.L20]-0.004551" office:value-type="float" office:value="0.03027" calcext:value-type="float">
            <text:p>0.03027</text:p>
          </table:table-cell>
          <table:table-cell table:formula="of:=[.M20]-0.006796" office:value-type="float" office:value="0.022094" calcext:value-type="float">
            <text:p>0.022094</text:p>
          </table:table-cell>
        </table:table-row>
        <table:table-row table:style-name="ro1">
          <table:table-cell office:value-type="string" calcext:value-type="string">
            <text:p>gramschmidt</text:p>
          </table:table-cell>
          <table:table-cell office:value-type="float" office:value="0.022246" calcext:value-type="float">
            <text:p>0.022246</text:p>
          </table:table-cell>
          <table:table-cell office:value-type="float" office:value="0.030353" calcext:value-type="float">
            <text:p>0.030353</text:p>
          </table:table-cell>
          <table:table-cell office:value-type="float" office:value="0.039046" calcext:value-type="float">
            <text:p>0.039046</text:p>
          </table:table-cell>
          <table:table-cell office:value-type="float" office:value="0.039075" calcext:value-type="float">
            <text:p>0.039075</text:p>
          </table:table-cell>
          <table:table-cell office:value-type="float" office:value="0.049505" calcext:value-type="float">
            <text:p>0.049505</text:p>
          </table:table-cell>
          <table:table-cell/>
          <table:table-cell office:value-type="string" calcext:value-type="string">
            <text:p>2mm</text:p>
          </table:table-cell>
          <table:table-cell office:value-type="float" office:value="0.024984" calcext:value-type="float">
            <text:p>0.024984</text:p>
          </table:table-cell>
          <table:table-cell office:value-type="float" office:value="0.035505" calcext:value-type="float">
            <text:p>0.035505</text:p>
          </table:table-cell>
          <table:table-cell office:value-type="float" office:value="0.053582" calcext:value-type="float">
            <text:p>0.053582</text:p>
          </table:table-cell>
          <table:table-cell office:value-type="float" office:value="0.045944" calcext:value-type="float">
            <text:p>0.045944</text:p>
          </table:table-cell>
          <table:table-cell office:value-type="float" office:value="0.081078" calcext:value-type="float">
            <text:p>0.081078</text:p>
          </table:table-cell>
          <table:table-cell office:value-type="string" calcext:value-type="string">
            <text:p>2mm</text:p>
          </table:table-cell>
          <table:table-cell table:formula="of:=[.I21]-0.003504" office:value-type="float" office:value="0.02148" calcext:value-type="float">
            <text:p>0.02148</text:p>
          </table:table-cell>
          <table:table-cell table:formula="of:=[.J21]-0.011355" office:value-type="float" office:value="0.02415" calcext:value-type="float">
            <text:p>0.02415</text:p>
          </table:table-cell>
          <table:table-cell table:formula="of:=[.K21]-0.012561" office:value-type="float" office:value="0.041021" calcext:value-type="float">
            <text:p>0.041021</text:p>
          </table:table-cell>
          <table:table-cell table:formula="of:=[.L21]-0.004551" office:value-type="float" office:value="0.041393" calcext:value-type="float">
            <text:p>0.041393</text:p>
          </table:table-cell>
          <table:table-cell table:formula="of:=[.M21]-0.006796" office:value-type="float" office:value="0.074282" calcext:value-type="float">
            <text:p>0.074282</text:p>
          </table:table-cell>
        </table:table-row>
        <table:table-row table:style-name="ro1">
          <table:table-cell office:value-type="string" calcext:value-type="string">
            <text:p>nussinov</text:p>
          </table:table-cell>
          <table:table-cell office:value-type="float" office:value="0.031943" calcext:value-type="float">
            <text:p>0.031943</text:p>
          </table:table-cell>
          <table:table-cell office:value-type="float" office:value="0.039742" calcext:value-type="float">
            <text:p>0.039742</text:p>
          </table:table-cell>
          <table:table-cell office:value-type="float" office:value="0.043523" calcext:value-type="float">
            <text:p>0.043523</text:p>
          </table:table-cell>
          <table:table-cell office:value-type="float" office:value="0.053886" calcext:value-type="float">
            <text:p>0.053886</text:p>
          </table:table-cell>
          <table:table-cell office:value-type="float" office:value="0.041623" calcext:value-type="float">
            <text:p>0.041623</text:p>
          </table:table-cell>
          <table:table-cell/>
          <table:table-cell office:value-type="string" calcext:value-type="string">
            <text:p>gramschmidt</text:p>
          </table:table-cell>
          <table:table-cell office:value-type="float" office:value="0.022246" calcext:value-type="float">
            <text:p>0.022246</text:p>
          </table:table-cell>
          <table:table-cell office:value-type="float" office:value="0.030353" calcext:value-type="float">
            <text:p>0.030353</text:p>
          </table:table-cell>
          <table:table-cell office:value-type="float" office:value="0.039046" calcext:value-type="float">
            <text:p>0.039046</text:p>
          </table:table-cell>
          <table:table-cell office:value-type="float" office:value="0.039075" calcext:value-type="float">
            <text:p>0.039075</text:p>
          </table:table-cell>
          <table:table-cell office:value-type="float" office:value="0.049505" calcext:value-type="float">
            <text:p>0.049505</text:p>
          </table:table-cell>
          <table:table-cell office:value-type="string" calcext:value-type="string">
            <text:p>gramschmidt</text:p>
          </table:table-cell>
          <table:table-cell table:formula="of:=[.I22]-0.003504" office:value-type="float" office:value="0.018742" calcext:value-type="float">
            <text:p>0.018742</text:p>
          </table:table-cell>
          <table:table-cell table:formula="of:=[.J22]-0.011355" office:value-type="float" office:value="0.018998" calcext:value-type="float">
            <text:p>0.018998</text:p>
          </table:table-cell>
          <table:table-cell table:formula="of:=[.K22]-0.012561" office:value-type="float" office:value="0.026485" calcext:value-type="float">
            <text:p>0.026485</text:p>
          </table:table-cell>
          <table:table-cell table:formula="of:=[.L22]-0.004551" office:value-type="float" office:value="0.034524" calcext:value-type="float">
            <text:p>0.034524</text:p>
          </table:table-cell>
          <table:table-cell table:formula="of:=[.M22]-0.006796" office:value-type="float" office:value="0.042709" calcext:value-type="float">
            <text:p>0.042709</text:p>
          </table:table-cell>
        </table:table-row>
        <table:table-row table:style-name="ro1">
          <table:table-cell office:value-type="string" calcext:value-type="string">
            <text:p>3mm</text:p>
          </table:table-cell>
          <table:table-cell office:value-type="float" office:value="0.049353" calcext:value-type="float">
            <text:p>0.049353</text:p>
          </table:table-cell>
          <table:table-cell office:value-type="float" office:value="0.052793" calcext:value-type="float">
            <text:p>0.052793</text:p>
          </table:table-cell>
          <table:table-cell office:value-type="float" office:value="0.093483" calcext:value-type="float">
            <text:p>0.093483</text:p>
          </table:table-cell>
          <table:table-cell office:value-type="float" office:value="0.067419" calcext:value-type="float">
            <text:p>0.067419</text:p>
          </table:table-cell>
          <table:table-cell office:value-type="float" office:value="0.124726" calcext:value-type="float">
            <text:p>0.124726</text:p>
          </table:table-cell>
          <table:table-cell/>
          <table:table-cell office:value-type="string" calcext:value-type="string">
            <text:p>nussinov</text:p>
          </table:table-cell>
          <table:table-cell office:value-type="float" office:value="0.031943" calcext:value-type="float">
            <text:p>0.031943</text:p>
          </table:table-cell>
          <table:table-cell office:value-type="float" office:value="0.039742" calcext:value-type="float">
            <text:p>0.039742</text:p>
          </table:table-cell>
          <table:table-cell office:value-type="float" office:value="0.043523" calcext:value-type="float">
            <text:p>0.043523</text:p>
          </table:table-cell>
          <table:table-cell office:value-type="float" office:value="0.053886" calcext:value-type="float">
            <text:p>0.053886</text:p>
          </table:table-cell>
          <table:table-cell office:value-type="float" office:value="0.041623" calcext:value-type="float">
            <text:p>0.041623</text:p>
          </table:table-cell>
          <table:table-cell office:value-type="string" calcext:value-type="string">
            <text:p>nussinov</text:p>
          </table:table-cell>
          <table:table-cell table:formula="of:=[.I23]-0.003504" office:value-type="float" office:value="0.028439" calcext:value-type="float">
            <text:p>0.028439</text:p>
          </table:table-cell>
          <table:table-cell table:formula="of:=[.J23]-0.011355" office:value-type="float" office:value="0.028387" calcext:value-type="float">
            <text:p>0.028387</text:p>
          </table:table-cell>
          <table:table-cell table:formula="of:=[.K23]-0.012561" office:value-type="float" office:value="0.030962" calcext:value-type="float">
            <text:p>0.030962</text:p>
          </table:table-cell>
          <table:table-cell table:formula="of:=[.L23]-0.004551" office:value-type="float" office:value="0.049335" calcext:value-type="float">
            <text:p>0.049335</text:p>
          </table:table-cell>
          <table:table-cell table:formula="of:=[.M23]-0.006796" office:value-type="float" office:value="0.034827" calcext:value-type="float">
            <text:p>0.034827</text:p>
          </table:table-cell>
        </table:table-row>
        <table:table-row table:style-name="ro1">
          <table:table-cell office:value-type="string" calcext:value-type="string">
            <text:p>adi</text:p>
          </table:table-cell>
          <table:table-cell office:value-type="float" office:value="0.055089" calcext:value-type="float">
            <text:p>0.055089</text:p>
          </table:table-cell>
          <table:table-cell office:value-type="float" office:value="0.077599" calcext:value-type="float">
            <text:p>0.077599</text:p>
          </table:table-cell>
          <table:table-cell office:value-type="float" office:value="0.088046" calcext:value-type="float">
            <text:p>0.088046</text:p>
          </table:table-cell>
          <table:table-cell office:value-type="float" office:value="0.08674" calcext:value-type="float">
            <text:p>0.08674</text:p>
          </table:table-cell>
          <table:table-cell office:value-type="float" office:value="0.117029" calcext:value-type="float">
            <text:p>0.117029</text:p>
          </table:table-cell>
          <table:table-cell/>
          <table:table-cell office:value-type="string" calcext:value-type="string">
            <text:p>3mm</text:p>
          </table:table-cell>
          <table:table-cell office:value-type="float" office:value="0.049353" calcext:value-type="float">
            <text:p>0.049353</text:p>
          </table:table-cell>
          <table:table-cell office:value-type="float" office:value="0.052793" calcext:value-type="float">
            <text:p>0.052793</text:p>
          </table:table-cell>
          <table:table-cell office:value-type="float" office:value="0.093483" calcext:value-type="float">
            <text:p>0.093483</text:p>
          </table:table-cell>
          <table:table-cell office:value-type="float" office:value="0.067419" calcext:value-type="float">
            <text:p>0.067419</text:p>
          </table:table-cell>
          <table:table-cell office:value-type="float" office:value="0.124726" calcext:value-type="float">
            <text:p>0.124726</text:p>
          </table:table-cell>
          <table:table-cell office:value-type="string" calcext:value-type="string">
            <text:p>3mm</text:p>
          </table:table-cell>
          <table:table-cell table:formula="of:=[.I24]-0.003504" office:value-type="float" office:value="0.045849" calcext:value-type="float">
            <text:p>0.045849</text:p>
          </table:table-cell>
          <table:table-cell table:formula="of:=[.J24]-0.011355" office:value-type="float" office:value="0.041438" calcext:value-type="float">
            <text:p>0.041438</text:p>
          </table:table-cell>
          <table:table-cell table:formula="of:=[.K24]-0.012561" office:value-type="float" office:value="0.080922" calcext:value-type="float">
            <text:p>0.080922</text:p>
          </table:table-cell>
          <table:table-cell table:formula="of:=[.L24]-0.004551" office:value-type="float" office:value="0.062868" calcext:value-type="float">
            <text:p>0.062868</text:p>
          </table:table-cell>
          <table:table-cell table:formula="of:=[.M24]-0.006796" office:value-type="float" office:value="0.11793" calcext:value-type="float">
            <text:p>0.11793</text:p>
          </table:table-cell>
        </table:table-row>
        <table:table-row table:style-name="ro1">
          <table:table-cell office:value-type="string" calcext:value-type="string">
            <text:p>fdtd-2d</text:p>
          </table:table-cell>
          <table:table-cell office:value-type="float" office:value="0.026158" calcext:value-type="float">
            <text:p>0.026158</text:p>
          </table:table-cell>
          <table:table-cell office:value-type="float" office:value="0.032644" calcext:value-type="float">
            <text:p>0.032644</text:p>
          </table:table-cell>
          <table:table-cell office:value-type="float" office:value="0.043827" calcext:value-type="float">
            <text:p>0.043827</text:p>
          </table:table-cell>
          <table:table-cell office:value-type="float" office:value="0.053321" calcext:value-type="float">
            <text:p>0.053321</text:p>
          </table:table-cell>
          <table:table-cell office:value-type="float" office:value="0.04622" calcext:value-type="float">
            <text:p>0.04622</text:p>
          </table:table-cell>
          <table:table-cell/>
          <table:table-cell office:value-type="string" calcext:value-type="string">
            <text:p>adi</text:p>
          </table:table-cell>
          <table:table-cell office:value-type="float" office:value="0.055089" calcext:value-type="float">
            <text:p>0.055089</text:p>
          </table:table-cell>
          <table:table-cell office:value-type="float" office:value="0.077599" calcext:value-type="float">
            <text:p>0.077599</text:p>
          </table:table-cell>
          <table:table-cell office:value-type="float" office:value="0.088046" calcext:value-type="float">
            <text:p>0.088046</text:p>
          </table:table-cell>
          <table:table-cell office:value-type="float" office:value="0.08674" calcext:value-type="float">
            <text:p>0.08674</text:p>
          </table:table-cell>
          <table:table-cell office:value-type="float" office:value="0.117029" calcext:value-type="float">
            <text:p>0.117029</text:p>
          </table:table-cell>
          <table:table-cell office:value-type="string" calcext:value-type="string">
            <text:p>adi</text:p>
          </table:table-cell>
          <table:table-cell table:formula="of:=[.I25]-0.003504" office:value-type="float" office:value="0.051585" calcext:value-type="float">
            <text:p>0.051585</text:p>
          </table:table-cell>
          <table:table-cell table:formula="of:=[.J25]-0.011355" office:value-type="float" office:value="0.066244" calcext:value-type="float">
            <text:p>0.066244</text:p>
          </table:table-cell>
          <table:table-cell table:formula="of:=[.K25]-0.012561" office:value-type="float" office:value="0.075485" calcext:value-type="float">
            <text:p>0.075485</text:p>
          </table:table-cell>
          <table:table-cell table:formula="of:=[.L25]-0.004551" office:value-type="float" office:value="0.082189" calcext:value-type="float">
            <text:p>0.082189</text:p>
          </table:table-cell>
          <table:table-cell table:formula="of:=[.M25]-0.006796" office:value-type="float" office:value="0.110233" calcext:value-type="float">
            <text:p>0.110233</text:p>
          </table:table-cell>
        </table:table-row>
        <table:table-row table:style-name="ro1">
          <table:table-cell office:value-type="string" calcext:value-type="string">
            <text:p>jacobi-2d</text:p>
          </table:table-cell>
          <table:table-cell office:value-type="float" office:value="0.032218" calcext:value-type="float">
            <text:p>0.032218</text:p>
          </table:table-cell>
          <table:table-cell office:value-type="float" office:value="0.038415" calcext:value-type="float">
            <text:p>0.038415</text:p>
          </table:table-cell>
          <table:table-cell office:value-type="float" office:value="0.047067" calcext:value-type="float">
            <text:p>0.047067</text:p>
          </table:table-cell>
          <table:table-cell office:value-type="float" office:value="0.064225" calcext:value-type="float">
            <text:p>0.064225</text:p>
          </table:table-cell>
          <table:table-cell office:value-type="float" office:value="0.056" calcext:value-type="float">
            <text:p>0.056</text:p>
          </table:table-cell>
          <table:table-cell/>
          <table:table-cell office:value-type="string" calcext:value-type="string">
            <text:p>fdtd-2d</text:p>
          </table:table-cell>
          <table:table-cell office:value-type="float" office:value="0.026158" calcext:value-type="float">
            <text:p>0.026158</text:p>
          </table:table-cell>
          <table:table-cell office:value-type="float" office:value="0.032644" calcext:value-type="float">
            <text:p>0.032644</text:p>
          </table:table-cell>
          <table:table-cell office:value-type="float" office:value="0.043827" calcext:value-type="float">
            <text:p>0.043827</text:p>
          </table:table-cell>
          <table:table-cell office:value-type="float" office:value="0.053321" calcext:value-type="float">
            <text:p>0.053321</text:p>
          </table:table-cell>
          <table:table-cell office:value-type="float" office:value="0.04622" calcext:value-type="float">
            <text:p>0.04622</text:p>
          </table:table-cell>
          <table:table-cell office:value-type="string" calcext:value-type="string">
            <text:p>fdtd-2d</text:p>
          </table:table-cell>
          <table:table-cell table:formula="of:=[.I26]-0.003504" office:value-type="float" office:value="0.022654" calcext:value-type="float">
            <text:p>0.022654</text:p>
          </table:table-cell>
          <table:table-cell table:formula="of:=[.J26]-0.011355" office:value-type="float" office:value="0.021289" calcext:value-type="float">
            <text:p>0.021289</text:p>
          </table:table-cell>
          <table:table-cell table:formula="of:=[.K26]-0.012561" office:value-type="float" office:value="0.031266" calcext:value-type="float">
            <text:p>0.031266</text:p>
          </table:table-cell>
          <table:table-cell table:formula="of:=[.L26]-0.004551" office:value-type="float" office:value="0.04877" calcext:value-type="float">
            <text:p>0.04877</text:p>
          </table:table-cell>
          <table:table-cell table:formula="of:=[.M26]-0.006796" office:value-type="float" office:value="0.039424" calcext:value-type="float">
            <text:p>0.039424</text:p>
          </table:table-cell>
        </table:table-row>
        <table:table-row table:style-name="ro1">
          <table:table-cell office:value-type="string" calcext:value-type="string">
            <text:p>seidel-2d</text:p>
          </table:table-cell>
          <table:table-cell office:value-type="float" office:value="0.112265" calcext:value-type="float">
            <text:p>0.112265</text:p>
          </table:table-cell>
          <table:table-cell office:value-type="float" office:value="0.149819" calcext:value-type="float">
            <text:p>0.149819</text:p>
          </table:table-cell>
          <table:table-cell office:value-type="float" office:value="0.145955" calcext:value-type="float">
            <text:p>0.145955</text:p>
          </table:table-cell>
          <table:table-cell office:value-type="float" office:value="0.158499" calcext:value-type="float">
            <text:p>0.158499</text:p>
          </table:table-cell>
          <table:table-cell office:value-type="float" office:value="0.17766" calcext:value-type="float">
            <text:p>0.17766</text:p>
          </table:table-cell>
          <table:table-cell/>
          <table:table-cell office:value-type="string" calcext:value-type="string">
            <text:p>jacobi-2d</text:p>
          </table:table-cell>
          <table:table-cell office:value-type="float" office:value="0.032218" calcext:value-type="float">
            <text:p>0.032218</text:p>
          </table:table-cell>
          <table:table-cell office:value-type="float" office:value="0.038415" calcext:value-type="float">
            <text:p>0.038415</text:p>
          </table:table-cell>
          <table:table-cell office:value-type="float" office:value="0.047067" calcext:value-type="float">
            <text:p>0.047067</text:p>
          </table:table-cell>
          <table:table-cell office:value-type="float" office:value="0.064225" calcext:value-type="float">
            <text:p>0.064225</text:p>
          </table:table-cell>
          <table:table-cell office:value-type="float" office:value="0.056" calcext:value-type="float">
            <text:p>0.056</text:p>
          </table:table-cell>
          <table:table-cell office:value-type="string" calcext:value-type="string">
            <text:p>jacobi-2d</text:p>
          </table:table-cell>
          <table:table-cell table:formula="of:=[.I27]-0.003504" office:value-type="float" office:value="0.028714" calcext:value-type="float">
            <text:p>0.028714</text:p>
          </table:table-cell>
          <table:table-cell table:formula="of:=[.J27]-0.011355" office:value-type="float" office:value="0.02706" calcext:value-type="float">
            <text:p>0.02706</text:p>
          </table:table-cell>
          <table:table-cell table:formula="of:=[.K27]-0.012561" office:value-type="float" office:value="0.034506" calcext:value-type="float">
            <text:p>0.034506</text:p>
          </table:table-cell>
          <table:table-cell table:formula="of:=[.L27]-0.004551" office:value-type="float" office:value="0.059674" calcext:value-type="float">
            <text:p>0.059674</text:p>
          </table:table-cell>
          <table:table-cell table:formula="of:=[.M27]-0.006796" office:value-type="float" office:value="0.049204" calcext:value-type="float">
            <text:p>0.049204</text:p>
          </table:table-cell>
        </table:table-row>
        <table:table-row table:style-name="ro1">
          <table:table-cell office:value-type="string" calcext:value-type="string">
            <text:p>heat-3d</text:p>
          </table:table-cell>
          <table:table-cell office:value-type="float" office:value="0.046753" calcext:value-type="float">
            <text:p>0.046753</text:p>
          </table:table-cell>
          <table:table-cell office:value-type="float" office:value="0.054028" calcext:value-type="float">
            <text:p>0.054028</text:p>
          </table:table-cell>
          <table:table-cell office:value-type="float" office:value="0.067428" calcext:value-type="float">
            <text:p>0.067428</text:p>
          </table:table-cell>
          <table:table-cell office:value-type="float" office:value="0.086599" calcext:value-type="float">
            <text:p>0.086599</text:p>
          </table:table-cell>
          <table:table-cell office:value-type="float" office:value="0.097395" calcext:value-type="float">
            <text:p>0.097395</text:p>
          </table:table-cell>
          <table:table-cell/>
          <table:table-cell office:value-type="string" calcext:value-type="string">
            <text:p>seidel-2d</text:p>
          </table:table-cell>
          <table:table-cell office:value-type="float" office:value="0.112265" calcext:value-type="float">
            <text:p>0.112265</text:p>
          </table:table-cell>
          <table:table-cell office:value-type="float" office:value="0.149819" calcext:value-type="float">
            <text:p>0.149819</text:p>
          </table:table-cell>
          <table:table-cell office:value-type="float" office:value="0.145955" calcext:value-type="float">
            <text:p>0.145955</text:p>
          </table:table-cell>
          <table:table-cell office:value-type="float" office:value="0.158499" calcext:value-type="float">
            <text:p>0.158499</text:p>
          </table:table-cell>
          <table:table-cell office:value-type="float" office:value="0.17766" calcext:value-type="float">
            <text:p>0.17766</text:p>
          </table:table-cell>
          <table:table-cell office:value-type="string" calcext:value-type="string">
            <text:p>seidel-2d</text:p>
          </table:table-cell>
          <table:table-cell table:formula="of:=[.I28]-0.003504" office:value-type="float" office:value="0.108761" calcext:value-type="float">
            <text:p>0.108761</text:p>
          </table:table-cell>
          <table:table-cell table:formula="of:=[.J28]-0.011355" office:value-type="float" office:value="0.138464" calcext:value-type="float">
            <text:p>0.138464</text:p>
          </table:table-cell>
          <table:table-cell table:formula="of:=[.K28]-0.012561" office:value-type="float" office:value="0.133394" calcext:value-type="float">
            <text:p>0.133394</text:p>
          </table:table-cell>
          <table:table-cell table:formula="of:=[.L28]-0.004551" office:value-type="float" office:value="0.153948" calcext:value-type="float">
            <text:p>0.153948</text:p>
          </table:table-cell>
          <table:table-cell table:formula="of:=[.M28]-0.006796" office:value-type="float" office:value="0.170864" calcext:value-type="float">
            <text:p>0.170864</text:p>
          </table:table-cell>
        </table:table-row>
        <table:table-row table:style-name="ro1">
          <table:table-cell office:value-type="string" calcext:value-type="string">
            <text:p>cholesky</text:p>
          </table:table-cell>
          <table:table-cell office:value-type="float" office:value="0.088326" calcext:value-type="float">
            <text:p>0.088326</text:p>
          </table:table-cell>
          <table:table-cell office:value-type="float" office:value="0.116594" calcext:value-type="float">
            <text:p>0.116594</text:p>
          </table:table-cell>
          <table:table-cell office:value-type="float" office:value="0.132955" calcext:value-type="float">
            <text:p>0.132955</text:p>
          </table:table-cell>
          <table:table-cell office:value-type="float" office:value="0.176451" calcext:value-type="float">
            <text:p>0.176451</text:p>
          </table:table-cell>
          <table:table-cell office:value-type="float" office:value="0.206805" calcext:value-type="float">
            <text:p>0.206805</text:p>
          </table:table-cell>
          <table:table-cell/>
          <table:table-cell office:value-type="string" calcext:value-type="string">
            <text:p>heat-3d</text:p>
          </table:table-cell>
          <table:table-cell office:value-type="float" office:value="0.046753" calcext:value-type="float">
            <text:p>0.046753</text:p>
          </table:table-cell>
          <table:table-cell office:value-type="float" office:value="0.054028" calcext:value-type="float">
            <text:p>0.054028</text:p>
          </table:table-cell>
          <table:table-cell office:value-type="float" office:value="0.067428" calcext:value-type="float">
            <text:p>0.067428</text:p>
          </table:table-cell>
          <table:table-cell office:value-type="float" office:value="0.086599" calcext:value-type="float">
            <text:p>0.086599</text:p>
          </table:table-cell>
          <table:table-cell office:value-type="float" office:value="0.097395" calcext:value-type="float">
            <text:p>0.097395</text:p>
          </table:table-cell>
          <table:table-cell office:value-type="string" calcext:value-type="string">
            <text:p>heat-3d</text:p>
          </table:table-cell>
          <table:table-cell table:formula="of:=[.I29]-0.003504" office:value-type="float" office:value="0.043249" calcext:value-type="float">
            <text:p>0.043249</text:p>
          </table:table-cell>
          <table:table-cell table:formula="of:=[.J29]-0.011355" office:value-type="float" office:value="0.042673" calcext:value-type="float">
            <text:p>0.042673</text:p>
          </table:table-cell>
          <table:table-cell table:formula="of:=[.K29]-0.012561" office:value-type="float" office:value="0.054867" calcext:value-type="float">
            <text:p>0.054867</text:p>
          </table:table-cell>
          <table:table-cell table:formula="of:=[.L29]-0.004551" office:value-type="float" office:value="0.082048" calcext:value-type="float">
            <text:p>0.082048</text:p>
          </table:table-cell>
          <table:table-cell table:formula="of:=[.M29]-0.006796" office:value-type="float" office:value="0.090599" calcext:value-type="float">
            <text:p>0.090599</text:p>
          </table:table-cell>
        </table:table-row>
        <table:table-row table:style-name="ro1">
          <table:table-cell office:value-type="string" calcext:value-type="string">
            <text:p>lu</text:p>
          </table:table-cell>
          <table:table-cell office:value-type="float" office:value="0.09256" calcext:value-type="float">
            <text:p>0.09256</text:p>
          </table:table-cell>
          <table:table-cell office:value-type="float" office:value="0.135402" calcext:value-type="float">
            <text:p>0.135402</text:p>
          </table:table-cell>
          <table:table-cell office:value-type="float" office:value="0.162171" calcext:value-type="float">
            <text:p>0.162171</text:p>
          </table:table-cell>
          <table:table-cell office:value-type="float" office:value="0.201113" calcext:value-type="float">
            <text:p>0.201113</text:p>
          </table:table-cell>
          <table:table-cell office:value-type="float" office:value="0.262001" calcext:value-type="float">
            <text:p>0.262001</text:p>
          </table:table-cell>
          <table:table-cell/>
          <table:table-cell office:value-type="string" calcext:value-type="string">
            <text:p>cholesky</text:p>
          </table:table-cell>
          <table:table-cell office:value-type="float" office:value="0.088326" calcext:value-type="float">
            <text:p>0.088326</text:p>
          </table:table-cell>
          <table:table-cell office:value-type="float" office:value="0.116594" calcext:value-type="float">
            <text:p>0.116594</text:p>
          </table:table-cell>
          <table:table-cell office:value-type="float" office:value="0.132955" calcext:value-type="float">
            <text:p>0.132955</text:p>
          </table:table-cell>
          <table:table-cell office:value-type="float" office:value="0.176451" calcext:value-type="float">
            <text:p>0.176451</text:p>
          </table:table-cell>
          <table:table-cell office:value-type="float" office:value="0.206805" calcext:value-type="float">
            <text:p>0.206805</text:p>
          </table:table-cell>
          <table:table-cell office:value-type="string" calcext:value-type="string">
            <text:p>cholesky</text:p>
          </table:table-cell>
          <table:table-cell table:formula="of:=[.I30]-0.003504" office:value-type="float" office:value="0.084822" calcext:value-type="float">
            <text:p>0.084822</text:p>
          </table:table-cell>
          <table:table-cell table:formula="of:=[.J30]-0.011355" office:value-type="float" office:value="0.105239" calcext:value-type="float">
            <text:p>0.105239</text:p>
          </table:table-cell>
          <table:table-cell table:formula="of:=[.K30]-0.012561" office:value-type="float" office:value="0.120394" calcext:value-type="float">
            <text:p>0.120394</text:p>
          </table:table-cell>
          <table:table-cell table:formula="of:=[.L30]-0.004551" office:value-type="float" office:value="0.1719" calcext:value-type="float">
            <text:p>0.1719</text:p>
          </table:table-cell>
          <table:table-cell table:formula="of:=[.M30]-0.006796" office:value-type="float" office:value="0.200009" calcext:value-type="float">
            <text:p>0.200009</text:p>
          </table:table-cell>
        </table:table-row>
        <table:table-row table:style-name="ro1">
          <table:table-cell office:value-type="string" calcext:value-type="string">
            <text:p>ludcmp</text:p>
          </table:table-cell>
          <table:table-cell office:value-type="float" office:value="0.09216" calcext:value-type="float">
            <text:p>0.09216</text:p>
          </table:table-cell>
          <table:table-cell office:value-type="float" office:value="0.123829" calcext:value-type="float">
            <text:p>0.123829</text:p>
          </table:table-cell>
          <table:table-cell office:value-type="float" office:value="0.129752" calcext:value-type="float">
            <text:p>0.129752</text:p>
          </table:table-cell>
          <table:table-cell office:value-type="float" office:value="0.18937" calcext:value-type="float">
            <text:p>0.18937</text:p>
          </table:table-cell>
          <table:table-cell office:value-type="float" office:value="0.188016" calcext:value-type="float">
            <text:p>0.188016</text:p>
          </table:table-cell>
          <table:table-cell/>
          <table:table-cell office:value-type="string" calcext:value-type="string">
            <text:p>lu</text:p>
          </table:table-cell>
          <table:table-cell office:value-type="float" office:value="0.09256" calcext:value-type="float">
            <text:p>0.09256</text:p>
          </table:table-cell>
          <table:table-cell office:value-type="float" office:value="0.135402" calcext:value-type="float">
            <text:p>0.135402</text:p>
          </table:table-cell>
          <table:table-cell office:value-type="float" office:value="0.162171" calcext:value-type="float">
            <text:p>0.162171</text:p>
          </table:table-cell>
          <table:table-cell office:value-type="float" office:value="0.201113" calcext:value-type="float">
            <text:p>0.201113</text:p>
          </table:table-cell>
          <table:table-cell office:value-type="float" office:value="0.262001" calcext:value-type="float">
            <text:p>0.262001</text:p>
          </table:table-cell>
          <table:table-cell office:value-type="string" calcext:value-type="string">
            <text:p>lu</text:p>
          </table:table-cell>
          <table:table-cell table:formula="of:=[.I31]-0.003504" office:value-type="float" office:value="0.089056" calcext:value-type="float">
            <text:p>0.089056</text:p>
          </table:table-cell>
          <table:table-cell table:formula="of:=[.J31]-0.011355" office:value-type="float" office:value="0.124047" calcext:value-type="float">
            <text:p>0.124047</text:p>
          </table:table-cell>
          <table:table-cell table:formula="of:=[.K31]-0.012561" office:value-type="float" office:value="0.14961" calcext:value-type="float">
            <text:p>0.14961</text:p>
          </table:table-cell>
          <table:table-cell table:formula="of:=[.L31]-0.004551" office:value-type="float" office:value="0.196562" calcext:value-type="float">
            <text:p>0.196562</text:p>
          </table:table-cell>
          <table:table-cell table:formula="of:=[.M31]-0.006796" office:value-type="float" office:value="0.255205" calcext:value-type="float">
            <text:p>0.255205</text:p>
          </table:table-cell>
        </table:table-row>
        <table:table-row table:style-name="ro1">
          <table:table-cell office:value-type="string" calcext:value-type="string">
            <text:p>floyd-warshall</text:p>
          </table:table-cell>
          <table:table-cell office:value-type="float" office:value="0.172462" calcext:value-type="float">
            <text:p>0.172462</text:p>
          </table:table-cell>
          <table:table-cell office:value-type="float" office:value="0.154313" calcext:value-type="float">
            <text:p>0.154313</text:p>
          </table:table-cell>
          <table:table-cell office:value-type="float" office:value="0.245775" calcext:value-type="float">
            <text:p>0.245775</text:p>
          </table:table-cell>
          <table:table-cell office:value-type="float" office:value="0.346006" calcext:value-type="float">
            <text:p>0.346006</text:p>
          </table:table-cell>
          <table:table-cell office:value-type="float" office:value="0.255079" calcext:value-type="float">
            <text:p>0.255079</text:p>
          </table:table-cell>
          <table:table-cell/>
          <table:table-cell office:value-type="string" calcext:value-type="string">
            <text:p>ludcmp</text:p>
          </table:table-cell>
          <table:table-cell office:value-type="float" office:value="0.09216" calcext:value-type="float">
            <text:p>0.09216</text:p>
          </table:table-cell>
          <table:table-cell office:value-type="float" office:value="0.123829" calcext:value-type="float">
            <text:p>0.123829</text:p>
          </table:table-cell>
          <table:table-cell office:value-type="float" office:value="0.129752" calcext:value-type="float">
            <text:p>0.129752</text:p>
          </table:table-cell>
          <table:table-cell office:value-type="float" office:value="0.18937" calcext:value-type="float">
            <text:p>0.18937</text:p>
          </table:table-cell>
          <table:table-cell office:value-type="float" office:value="0.188016" calcext:value-type="float">
            <text:p>0.188016</text:p>
          </table:table-cell>
          <table:table-cell office:value-type="string" calcext:value-type="string">
            <text:p>ludcmp</text:p>
          </table:table-cell>
          <table:table-cell table:formula="of:=[.I32]-0.003504" office:value-type="float" office:value="0.088656" calcext:value-type="float">
            <text:p>0.088656</text:p>
          </table:table-cell>
          <table:table-cell table:formula="of:=[.J32]-0.011355" office:value-type="float" office:value="0.112474" calcext:value-type="float">
            <text:p>0.112474</text:p>
          </table:table-cell>
          <table:table-cell table:formula="of:=[.K32]-0.012561" office:value-type="float" office:value="0.117191" calcext:value-type="float">
            <text:p>0.117191</text:p>
          </table:table-cell>
          <table:table-cell table:formula="of:=[.L32]-0.004551" office:value-type="float" office:value="0.184819" calcext:value-type="float">
            <text:p>0.184819</text:p>
          </table:table-cell>
          <table:table-cell table:formula="of:=[.M32]-0.006796" office:value-type="float" office:value="0.18122" calcext:value-type="float">
            <text:p>0.18122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loyd-warshall</text:p>
          </table:table-cell>
          <table:table-cell office:value-type="float" office:value="0.172462" calcext:value-type="float">
            <text:p>0.172462</text:p>
          </table:table-cell>
          <table:table-cell office:value-type="float" office:value="0.154313" calcext:value-type="float">
            <text:p>0.154313</text:p>
          </table:table-cell>
          <table:table-cell office:value-type="float" office:value="0.245775" calcext:value-type="float">
            <text:p>0.245775</text:p>
          </table:table-cell>
          <table:table-cell office:value-type="float" office:value="0.346006" calcext:value-type="float">
            <text:p>0.346006</text:p>
          </table:table-cell>
          <table:table-cell office:value-type="float" office:value="0.255079" calcext:value-type="float">
            <text:p>0.255079</text:p>
          </table:table-cell>
          <table:table-cell office:value-type="string" calcext:value-type="string">
            <text:p>floyd-warshall</text:p>
          </table:table-cell>
          <table:table-cell table:formula="of:=[.I33]-0.003504" office:value-type="float" office:value="0.168958" calcext:value-type="float">
            <text:p>0.168958</text:p>
          </table:table-cell>
          <table:table-cell table:formula="of:=[.J33]-0.011355" office:value-type="float" office:value="0.142958" calcext:value-type="float">
            <text:p>0.142958</text:p>
          </table:table-cell>
          <table:table-cell table:formula="of:=[.K33]-0.012561" office:value-type="float" office:value="0.233214" calcext:value-type="float">
            <text:p>0.233214</text:p>
          </table:table-cell>
          <table:table-cell table:formula="of:=[.L33]-0.004551" office:value-type="float" office:value="0.341455" calcext:value-type="float">
            <text:p>0.341455</text:p>
          </table:table-cell>
          <table:table-cell table:formula="of:=[.M33]-0.006796" office:value-type="float" office:value="0.248283" calcext:value-type="float">
            <text:p>0.248283</text:p>
          </table:table-cell>
        </table:table-row>
        <table:table-row table:style-name="ro1">
          <table:table-cell office:value-type="string" calcext:value-type="string">
            <text:p>Suite: ostrich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wizeng-jit</text:p>
          </table:table-cell>
          <table:table-cell office:value-type="string" calcext:value-type="string">
            <text:p>v8-liftoff</text:p>
          </table:table-cell>
          <table:table-cell office:value-type="string" calcext:value-type="string">
            <text:p>sm-base</text:p>
          </table:table-cell>
          <table:table-cell office:value-type="string" calcext:value-type="string">
            <text:p>wazero</text:p>
          </table:table-cell>
          <table:table-cell office:value-type="string" calcext:value-type="string">
            <text:p>wasmer-ba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w</text:p>
          </table:table-cell>
          <table:table-cell office:value-type="float" office:value="0.221666" calcext:value-type="float">
            <text:p>0.221666</text:p>
          </table:table-cell>
          <table:table-cell office:value-type="float" office:value="0.186915" calcext:value-type="float">
            <text:p>0.186915</text:p>
          </table:table-cell>
          <table:table-cell office:value-type="float" office:value="0.234574" calcext:value-type="float">
            <text:p>0.234574</text:p>
          </table:table-cell>
          <table:table-cell office:value-type="float" office:value="0.259197" calcext:value-type="float">
            <text:p>0.259197</text:p>
          </table:table-cell>
          <table:table-cell office:value-type="float" office:value="0.239205" calcext:value-type="float">
            <text:p>0.23920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rc</text:p>
          </table:table-cell>
          <table:table-cell office:value-type="float" office:value="0.554085" calcext:value-type="float">
            <text:p>0.554085</text:p>
          </table:table-cell>
          <table:table-cell office:value-type="float" office:value="0.571113" calcext:value-type="float">
            <text:p>0.571113</text:p>
          </table:table-cell>
          <table:table-cell office:value-type="float" office:value="0.616262" calcext:value-type="float">
            <text:p>0.616262</text:p>
          </table:table-cell>
          <table:table-cell office:value-type="float" office:value="1.052336" calcext:value-type="float">
            <text:p>1.052336</text:p>
          </table:table-cell>
          <table:table-cell office:value-type="float" office:value="0.683716" calcext:value-type="float">
            <text:p>0.68371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vamd</text:p>
          </table:table-cell>
          <table:table-cell office:value-type="float" office:value="0.784156" calcext:value-type="float">
            <text:p>0.784156</text:p>
          </table:table-cell>
          <table:table-cell office:value-type="float" office:value="0.659721" calcext:value-type="float">
            <text:p>0.659721</text:p>
          </table:table-cell>
          <table:table-cell office:value-type="float" office:value="0.994239" calcext:value-type="float">
            <text:p>0.994239</text:p>
          </table:table-cell>
          <table:table-cell office:value-type="float" office:value="0.898322" calcext:value-type="float">
            <text:p>0.898322</text:p>
          </table:table-cell>
          <table:table-cell office:value-type="float" office:value="1.817419" calcext:value-type="float">
            <text:p>1.81741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ge-rank</text:p>
          </table:table-cell>
          <table:table-cell office:value-type="float" office:value="1.094759" calcext:value-type="float">
            <text:p>1.094759</text:p>
          </table:table-cell>
          <table:table-cell office:value-type="float" office:value="1.119209" calcext:value-type="float">
            <text:p>1.119209</text:p>
          </table:table-cell>
          <table:table-cell office:value-type="float" office:value="1.176709" calcext:value-type="float">
            <text:p>1.176709</text:p>
          </table:table-cell>
          <table:table-cell office:value-type="float" office:value="1.127958" calcext:value-type="float">
            <text:p>1.127958</text:p>
          </table:table-cell>
          <table:table-cell office:value-type="float" office:value="1.207471" calcext:value-type="float">
            <text:p>1.20747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ck-propagation</text:p>
          </table:table-cell>
          <table:table-cell office:value-type="float" office:value="1.238155" calcext:value-type="float">
            <text:p>1.238155</text:p>
          </table:table-cell>
          <table:table-cell office:value-type="float" office:value="2.182977" calcext:value-type="float">
            <text:p>2.182977</text:p>
          </table:table-cell>
          <table:table-cell office:value-type="float" office:value="1.029238" calcext:value-type="float">
            <text:p>1.029238</text:p>
          </table:table-cell>
          <table:table-cell office:value-type="float" office:value="1.775008" calcext:value-type="float">
            <text:p>1.775008</text:p>
          </table:table-cell>
          <table:table-cell office:value-type="float" office:value="1.308204" calcext:value-type="float">
            <text:p>1.3082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ud</text:p>
          </table:table-cell>
          <table:table-cell office:value-type="float" office:value="1.464812" calcext:value-type="float">
            <text:p>1.464812</text:p>
          </table:table-cell>
          <table:table-cell office:value-type="float" office:value="1.585408" calcext:value-type="float">
            <text:p>1.585408</text:p>
          </table:table-cell>
          <table:table-cell office:value-type="float" office:value="1.549725" calcext:value-type="float">
            <text:p>1.549725</text:p>
          </table:table-cell>
          <table:table-cell office:value-type="float" office:value="1.904927" calcext:value-type="float">
            <text:p>1.904927</text:p>
          </table:table-cell>
          <table:table-cell office:value-type="float" office:value="2.167837" calcext:value-type="float">
            <text:p>2.16783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pmv</text:p>
          </table:table-cell>
          <table:table-cell office:value-type="float" office:value="1.566549" calcext:value-type="float">
            <text:p>1.566549</text:p>
          </table:table-cell>
          <table:table-cell office:value-type="float" office:value="0.983954" calcext:value-type="float">
            <text:p>0.983954</text:p>
          </table:table-cell>
          <table:table-cell office:value-type="float" office:value="0.890914" calcext:value-type="float">
            <text:p>0.890914</text:p>
          </table:table-cell>
          <table:table-cell office:value-type="float" office:value="1.799037" calcext:value-type="float">
            <text:p>1.799037</text:p>
          </table:table-cell>
          <table:table-cell office:value-type="float" office:value="1.393896" calcext:value-type="float">
            <text:p>1.39389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RAD</text:p>
          </table:table-cell>
          <table:table-cell office:value-type="float" office:value="1.838382" calcext:value-type="float">
            <text:p>1.838382</text:p>
          </table:table-cell>
          <table:table-cell office:value-type="float" office:value="2.566044" calcext:value-type="float">
            <text:p>2.566044</text:p>
          </table:table-cell>
          <table:table-cell office:value-type="float" office:value="3.466886" calcext:value-type="float">
            <text:p>3.466886</text:p>
          </table:table-cell>
          <table:table-cell office:value-type="float" office:value="2.798161" calcext:value-type="float">
            <text:p>2.798161</text:p>
          </table:table-cell>
          <table:table-cell office:value-type="float" office:value="6.759614" calcext:value-type="float">
            <text:p>6.75961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ft</text:p>
          </table:table-cell>
          <table:table-cell office:value-type="float" office:value="1.985609" calcext:value-type="float">
            <text:p>1.985609</text:p>
          </table:table-cell>
          <table:table-cell office:value-type="float" office:value="0.860199" calcext:value-type="float">
            <text:p>0.860199</text:p>
          </table:table-cell>
          <table:table-cell office:value-type="float" office:value="0.851832" calcext:value-type="float">
            <text:p>0.851832</text:p>
          </table:table-cell>
          <table:table-cell office:value-type="float" office:value="1.363798" calcext:value-type="float">
            <text:p>1.363798</text:p>
          </table:table-cell>
          <table:table-cell office:value-type="float" office:value="1.256729" calcext:value-type="float">
            <text:p>1.25672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mm</text:p>
          </table:table-cell>
          <table:table-cell office:value-type="float" office:value="1.983869" calcext:value-type="float">
            <text:p>1.983869</text:p>
          </table:table-cell>
          <table:table-cell office:value-type="float" office:value="1.897556" calcext:value-type="float">
            <text:p>1.897556</text:p>
          </table:table-cell>
          <table:table-cell office:value-type="float" office:value="1.903314" calcext:value-type="float">
            <text:p>1.903314</text:p>
          </table:table-cell>
          <table:table-cell office:value-type="float" office:value="1.942265" calcext:value-type="float">
            <text:p>1.942265</text:p>
          </table:table-cell>
          <table:table-cell office:value-type="float" office:value="3.298205" calcext:value-type="float">
            <text:p>3.29820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queens</text:p>
          </table:table-cell>
          <table:table-cell office:value-type="float" office:value="3.57852" calcext:value-type="float">
            <text:p>3.57852</text:p>
          </table:table-cell>
          <table:table-cell office:value-type="float" office:value="3.847125" calcext:value-type="float">
            <text:p>3.847125</text:p>
          </table:table-cell>
          <table:table-cell office:value-type="float" office:value="3.217306" calcext:value-type="float">
            <text:p>3.217306</text:p>
          </table:table-cell>
          <table:table-cell office:value-type="float" office:value="4.812588" calcext:value-type="float">
            <text:p>4.812588</text:p>
          </table:table-cell>
          <table:table-cell office:value-type="float" office:value="5.133453" calcext:value-type="float">
            <text:p>5.133453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Suite: libsodium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wizeng-jit</text:p>
          </table:table-cell>
          <table:table-cell office:value-type="string" calcext:value-type="string">
            <text:p>v8-liftoff</text:p>
          </table:table-cell>
          <table:table-cell office:value-type="string" calcext:value-type="string">
            <text:p>sm-base</text:p>
          </table:table-cell>
          <table:table-cell office:value-type="string" calcext:value-type="string">
            <text:p>wazero</text:p>
          </table:table-cell>
          <table:table-cell office:value-type="string" calcext:value-type="string">
            <text:p>wasmer-ba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eam3</text:p>
          </table:table-cell>
          <table:table-cell office:value-type="float" office:value="0.007052" calcext:value-type="float">
            <text:p>0.007052</text:p>
          </table:table-cell>
          <table:table-cell office:value-type="float" office:value="0.013298" calcext:value-type="float">
            <text:p>0.013298</text:p>
          </table:table-cell>
          <table:table-cell office:value-type="float" office:value="0.013517" calcext:value-type="float">
            <text:p>0.013517</text:p>
          </table:table-cell>
          <table:table-cell office:value-type="float" office:value="0.014025" calcext:value-type="float">
            <text:p>0.014025</text:p>
          </table:table-cell>
          <table:table-cell office:value-type="float" office:value="0.006163" calcext:value-type="float">
            <text:p>0.00616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netimeauth</text:p>
          </table:table-cell>
          <table:table-cell office:value-type="float" office:value="0.006918" calcext:value-type="float">
            <text:p>0.006918</text:p>
          </table:table-cell>
          <table:table-cell office:value-type="float" office:value="0.012891" calcext:value-type="float">
            <text:p>0.012891</text:p>
          </table:table-cell>
          <table:table-cell office:value-type="float" office:value="0.014089" calcext:value-type="float">
            <text:p>0.014089</text:p>
          </table:table-cell>
          <table:table-cell office:value-type="float" office:value="0.013989" calcext:value-type="float">
            <text:p>0.013989</text:p>
          </table:table-cell>
          <table:table-cell office:value-type="float" office:value="0.006838" calcext:value-type="float">
            <text:p>0.00683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iphashx24</text:p>
          </table:table-cell>
          <table:table-cell office:value-type="float" office:value="0.006896" calcext:value-type="float">
            <text:p>0.006896</text:p>
          </table:table-cell>
          <table:table-cell office:value-type="float" office:value="0.018207" calcext:value-type="float">
            <text:p>0.018207</text:p>
          </table:table-cell>
          <table:table-cell office:value-type="float" office:value="0.014193" calcext:value-type="float">
            <text:p>0.014193</text:p>
          </table:table-cell>
          <table:table-cell office:value-type="float" office:value="0.014752" calcext:value-type="float">
            <text:p>0.014752</text:p>
          </table:table-cell>
          <table:table-cell office:value-type="float" office:value="0.007004" calcext:value-type="float">
            <text:p>0.0070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ash3</text:p>
          </table:table-cell>
          <table:table-cell office:value-type="float" office:value="0.007024" calcext:value-type="float">
            <text:p>0.007024</text:p>
          </table:table-cell>
          <table:table-cell office:value-type="float" office:value="0.013389" calcext:value-type="float">
            <text:p>0.013389</text:p>
          </table:table-cell>
          <table:table-cell office:value-type="float" office:value="0.014092" calcext:value-type="float">
            <text:p>0.014092</text:p>
          </table:table-cell>
          <table:table-cell office:value-type="float" office:value="0.01463" calcext:value-type="float">
            <text:p>0.01463</text:p>
          </table:table-cell>
          <table:table-cell office:value-type="float" office:value="0.006696" calcext:value-type="float">
            <text:p>0.00669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horthash</text:p>
          </table:table-cell>
          <table:table-cell office:value-type="float" office:value="0.00702" calcext:value-type="float">
            <text:p>0.00702</text:p>
          </table:table-cell>
          <table:table-cell office:value-type="float" office:value="0.016917" calcext:value-type="float">
            <text:p>0.016917</text:p>
          </table:table-cell>
          <table:table-cell office:value-type="float" office:value="0.013827" calcext:value-type="float">
            <text:p>0.013827</text:p>
          </table:table-cell>
          <table:table-cell office:value-type="float" office:value="0.014437" calcext:value-type="float">
            <text:p>0.014437</text:p>
          </table:table-cell>
          <table:table-cell office:value-type="float" office:value="0.007177" calcext:value-type="float">
            <text:p>0.00717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uth2</text:p>
          </table:table-cell>
          <table:table-cell office:value-type="float" office:value="0.00736" calcext:value-type="float">
            <text:p>0.00736</text:p>
          </table:table-cell>
          <table:table-cell office:value-type="float" office:value="0.014734" calcext:value-type="float">
            <text:p>0.014734</text:p>
          </table:table-cell>
          <table:table-cell office:value-type="float" office:value="0.014394" calcext:value-type="float">
            <text:p>0.014394</text:p>
          </table:table-cell>
          <table:table-cell office:value-type="float" office:value="0.015324" calcext:value-type="float">
            <text:p>0.015324</text:p>
          </table:table-cell>
          <table:table-cell office:value-type="float" office:value="0.007217" calcext:value-type="float">
            <text:p>0.00721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cretbox2</text:p>
          </table:table-cell>
          <table:table-cell office:value-type="float" office:value="0.007336" calcext:value-type="float">
            <text:p>0.007336</text:p>
          </table:table-cell>
          <table:table-cell office:value-type="float" office:value="0.014468" calcext:value-type="float">
            <text:p>0.014468</text:p>
          </table:table-cell>
          <table:table-cell office:value-type="float" office:value="0.014208" calcext:value-type="float">
            <text:p>0.014208</text:p>
          </table:table-cell>
          <table:table-cell office:value-type="float" office:value="0.014964" calcext:value-type="float">
            <text:p>0.014964</text:p>
          </table:table-cell>
          <table:table-cell office:value-type="float" office:value="0.006876" calcext:value-type="float">
            <text:p>0.00687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uth6</text:p>
          </table:table-cell>
          <table:table-cell office:value-type="float" office:value="0.007546" calcext:value-type="float">
            <text:p>0.007546</text:p>
          </table:table-cell>
          <table:table-cell office:value-type="float" office:value="0.016093" calcext:value-type="float">
            <text:p>0.016093</text:p>
          </table:table-cell>
          <table:table-cell office:value-type="float" office:value="0.014903" calcext:value-type="float">
            <text:p>0.014903</text:p>
          </table:table-cell>
          <table:table-cell office:value-type="float" office:value="0.016422" calcext:value-type="float">
            <text:p>0.016422</text:p>
          </table:table-cell>
          <table:table-cell office:value-type="float" office:value="0.008131" calcext:value-type="float">
            <text:p>0.00813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cretbox</text:p>
          </table:table-cell>
          <table:table-cell office:value-type="float" office:value="0.00763" calcext:value-type="float">
            <text:p>0.00763</text:p>
          </table:table-cell>
          <table:table-cell office:value-type="float" office:value="0.015009" calcext:value-type="float">
            <text:p>0.015009</text:p>
          </table:table-cell>
          <table:table-cell office:value-type="float" office:value="0.014308" calcext:value-type="float">
            <text:p>0.014308</text:p>
          </table:table-cell>
          <table:table-cell office:value-type="float" office:value="0.015371" calcext:value-type="float">
            <text:p>0.015371</text:p>
          </table:table-cell>
          <table:table-cell office:value-type="float" office:value="0.007345" calcext:value-type="float">
            <text:p>0.00734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uth3</text:p>
          </table:table-cell>
          <table:table-cell office:value-type="float" office:value="0.007805" calcext:value-type="float">
            <text:p>0.007805</text:p>
          </table:table-cell>
          <table:table-cell office:value-type="float" office:value="0.017481" calcext:value-type="float">
            <text:p>0.017481</text:p>
          </table:table-cell>
          <table:table-cell office:value-type="float" office:value="0.014982" calcext:value-type="float">
            <text:p>0.014982</text:p>
          </table:table-cell>
          <table:table-cell office:value-type="float" office:value="0.016918" calcext:value-type="float">
            <text:p>0.016918</text:p>
          </table:table-cell>
          <table:table-cell office:value-type="float" office:value="0.008124" calcext:value-type="float">
            <text:p>0.00812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ash</text:p>
          </table:table-cell>
          <table:table-cell office:value-type="float" office:value="0.008136" calcext:value-type="float">
            <text:p>0.008136</text:p>
          </table:table-cell>
          <table:table-cell office:value-type="float" office:value="0.017886" calcext:value-type="float">
            <text:p>0.017886</text:p>
          </table:table-cell>
          <table:table-cell office:value-type="float" office:value="0.015202" calcext:value-type="float">
            <text:p>0.015202</text:p>
          </table:table-cell>
          <table:table-cell office:value-type="float" office:value="0.01766" calcext:value-type="float">
            <text:p>0.01766</text:p>
          </table:table-cell>
          <table:table-cell office:value-type="float" office:value="0.008395" calcext:value-type="float">
            <text:p>0.00839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eygen</text:p>
          </table:table-cell>
          <table:table-cell office:value-type="float" office:value="0.010024" calcext:value-type="float">
            <text:p>0.010024</text:p>
          </table:table-cell>
          <table:table-cell office:value-type="float" office:value="0.02721" calcext:value-type="float">
            <text:p>0.02721</text:p>
          </table:table-cell>
          <table:table-cell office:value-type="float" office:value="0.016893" calcext:value-type="float">
            <text:p>0.016893</text:p>
          </table:table-cell>
          <table:table-cell office:value-type="float" office:value="0.019061" calcext:value-type="float">
            <text:p>0.019061</text:p>
          </table:table-cell>
          <table:table-cell office:value-type="float" office:value="0.010486" calcext:value-type="float">
            <text:p>0.01048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cretbox_easy</text:p>
          </table:table-cell>
          <table:table-cell office:value-type="float" office:value="0.010139" calcext:value-type="float">
            <text:p>0.010139</text:p>
          </table:table-cell>
          <table:table-cell office:value-type="float" office:value="0.023235" calcext:value-type="float">
            <text:p>0.023235</text:p>
          </table:table-cell>
          <table:table-cell office:value-type="float" office:value="0.016874" calcext:value-type="float">
            <text:p>0.016874</text:p>
          </table:table-cell>
          <table:table-cell office:value-type="float" office:value="0.021369" calcext:value-type="float">
            <text:p>0.021369</text:p>
          </table:table-cell>
          <table:table-cell office:value-type="float" office:value="0.010935" calcext:value-type="float">
            <text:p>0.0109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uth</text:p>
          </table:table-cell>
          <table:table-cell office:value-type="float" office:value="0.015942" calcext:value-type="float">
            <text:p>0.015942</text:p>
          </table:table-cell>
          <table:table-cell office:value-type="float" office:value="0.056344" calcext:value-type="float">
            <text:p>0.056344</text:p>
          </table:table-cell>
          <table:table-cell office:value-type="float" office:value="0.027432" calcext:value-type="float">
            <text:p>0.027432</text:p>
          </table:table-cell>
          <table:table-cell office:value-type="float" office:value="0.040729" calcext:value-type="float">
            <text:p>0.040729</text:p>
          </table:table-cell>
          <table:table-cell office:value-type="float" office:value="0.027694" calcext:value-type="float">
            <text:p>0.02769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df</text:p>
          </table:table-cell>
          <table:table-cell office:value-type="float" office:value="0.017736" calcext:value-type="float">
            <text:p>0.017736</text:p>
          </table:table-cell>
          <table:table-cell office:value-type="float" office:value="0.039913" calcext:value-type="float">
            <text:p>0.039913</text:p>
          </table:table-cell>
          <table:table-cell office:value-type="float" office:value="0.024356" calcext:value-type="float">
            <text:p>0.024356</text:p>
          </table:table-cell>
          <table:table-cell office:value-type="float" office:value="0.030766" calcext:value-type="float">
            <text:p>0.030766</text:p>
          </table:table-cell>
          <table:table-cell office:value-type="float" office:value="0.020611" calcext:value-type="float">
            <text:p>0.02061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enerichash3</text:p>
          </table:table-cell>
          <table:table-cell office:value-type="float" office:value="0.023942" calcext:value-type="float">
            <text:p>0.023942</text:p>
          </table:table-cell>
          <table:table-cell office:value-type="float" office:value="0.067584" calcext:value-type="float">
            <text:p>0.067584</text:p>
          </table:table-cell>
          <table:table-cell office:value-type="float" office:value="0.029042" calcext:value-type="float">
            <text:p>0.029042</text:p>
          </table:table-cell>
          <table:table-cell office:value-type="float" office:value="0.037855" calcext:value-type="float">
            <text:p>0.037855</text:p>
          </table:table-cell>
          <table:table-cell office:value-type="float" office:value="0.026707" calcext:value-type="float">
            <text:p>0.02670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enerichash2</text:p>
          </table:table-cell>
          <table:table-cell office:value-type="float" office:value="0.025136" calcext:value-type="float">
            <text:p>0.025136</text:p>
          </table:table-cell>
          <table:table-cell office:value-type="float" office:value="0.070415" calcext:value-type="float">
            <text:p>0.070415</text:p>
          </table:table-cell>
          <table:table-cell office:value-type="float" office:value="0.028519" calcext:value-type="float">
            <text:p>0.028519</text:p>
          </table:table-cell>
          <table:table-cell office:value-type="float" office:value="0.036174" calcext:value-type="float">
            <text:p>0.036174</text:p>
          </table:table-cell>
          <table:table-cell office:value-type="float" office:value="0.026848" calcext:value-type="float">
            <text:p>0.02684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cretstream_xchacha20poly1305</text:p>
          </table:table-cell>
          <table:table-cell office:value-type="float" office:value="0.03586" calcext:value-type="float">
            <text:p>0.03586</text:p>
          </table:table-cell>
          <table:table-cell office:value-type="float" office:value="0.120943" calcext:value-type="float">
            <text:p>0.120943</text:p>
          </table:table-cell>
          <table:table-cell office:value-type="float" office:value="0.044412" calcext:value-type="float">
            <text:p>0.044412</text:p>
          </table:table-cell>
          <table:table-cell office:value-type="float" office:value="0.068543" calcext:value-type="float">
            <text:p>0.068543</text:p>
          </table:table-cell>
          <table:table-cell office:value-type="float" office:value="0.052179" calcext:value-type="float">
            <text:p>0.05217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calarmult2</text:p>
          </table:table-cell>
          <table:table-cell office:value-type="float" office:value="0.036057" calcext:value-type="float">
            <text:p>0.036057</text:p>
          </table:table-cell>
          <table:table-cell office:value-type="float" office:value="0.036439" calcext:value-type="float">
            <text:p>0.036439</text:p>
          </table:table-cell>
          <table:table-cell office:value-type="float" office:value="0.04208" calcext:value-type="float">
            <text:p>0.04208</text:p>
          </table:table-cell>
          <table:table-cell office:value-type="float" office:value="0.076313" calcext:value-type="float">
            <text:p>0.076313</text:p>
          </table:table-cell>
          <table:table-cell office:value-type="float" office:value="0.058303" calcext:value-type="float">
            <text:p>0.05830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ox_seed</text:p>
          </table:table-cell>
          <table:table-cell office:value-type="float" office:value="0.038242" calcext:value-type="float">
            <text:p>0.038242</text:p>
          </table:table-cell>
          <table:table-cell office:value-type="float" office:value="0.037178" calcext:value-type="float">
            <text:p>0.037178</text:p>
          </table:table-cell>
          <table:table-cell office:value-type="float" office:value="0.042112" calcext:value-type="float">
            <text:p>0.042112</text:p>
          </table:table-cell>
          <table:table-cell office:value-type="float" office:value="0.078452" calcext:value-type="float">
            <text:p>0.078452</text:p>
          </table:table-cell>
          <table:table-cell office:value-type="float" office:value="0.057261" calcext:value-type="float">
            <text:p>0.05726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ead_xchacha20poly1305</text:p>
          </table:table-cell>
          <table:table-cell office:value-type="float" office:value="0.048731" calcext:value-type="float">
            <text:p>0.048731</text:p>
          </table:table-cell>
          <table:table-cell office:value-type="float" office:value="0.129635" calcext:value-type="float">
            <text:p>0.129635</text:p>
          </table:table-cell>
          <table:table-cell office:value-type="float" office:value="0.064812" calcext:value-type="float">
            <text:p>0.064812</text:p>
          </table:table-cell>
          <table:table-cell office:value-type="float" office:value="0.100208" calcext:value-type="float">
            <text:p>0.100208</text:p>
          </table:table-cell>
          <table:table-cell office:value-type="float" office:value="0.081088" calcext:value-type="float">
            <text:p>0.08108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ead_chacha20poly1305</text:p>
          </table:table-cell>
          <table:table-cell office:value-type="float" office:value="0.051243" calcext:value-type="float">
            <text:p>0.051243</text:p>
          </table:table-cell>
          <table:table-cell office:value-type="float" office:value="0.109272" calcext:value-type="float">
            <text:p>0.109272</text:p>
          </table:table-cell>
          <table:table-cell office:value-type="float" office:value="0.062865" calcext:value-type="float">
            <text:p>0.062865</text:p>
          </table:table-cell>
          <table:table-cell office:value-type="float" office:value="0.103023" calcext:value-type="float">
            <text:p>0.103023</text:p>
          </table:table-cell>
          <table:table-cell office:value-type="float" office:value="0.084486" calcext:value-type="float">
            <text:p>0.08448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ead_chacha20poly13052</text:p>
          </table:table-cell>
          <table:table-cell office:value-type="float" office:value="0.086651" calcext:value-type="float">
            <text:p>0.086651</text:p>
          </table:table-cell>
          <table:table-cell office:value-type="float" office:value="0.160206" calcext:value-type="float">
            <text:p>0.160206</text:p>
          </table:table-cell>
          <table:table-cell office:value-type="float" office:value="0.091625" calcext:value-type="float">
            <text:p>0.091625</text:p>
          </table:table-cell>
          <table:table-cell office:value-type="float" office:value="0.149368" calcext:value-type="float">
            <text:p>0.149368</text:p>
          </table:table-cell>
          <table:table-cell office:value-type="float" office:value="0.109612" calcext:value-type="float">
            <text:p>0.1096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calarmult5</text:p>
          </table:table-cell>
          <table:table-cell office:value-type="float" office:value="0.090668" calcext:value-type="float">
            <text:p>0.090668</text:p>
          </table:table-cell>
          <table:table-cell office:value-type="float" office:value="0.075775" calcext:value-type="float">
            <text:p>0.075775</text:p>
          </table:table-cell>
          <table:table-cell office:value-type="float" office:value="0.100471" calcext:value-type="float">
            <text:p>0.100471</text:p>
          </table:table-cell>
          <table:table-cell office:value-type="float" office:value="0.214836" calcext:value-type="float">
            <text:p>0.214836</text:p>
          </table:table-cell>
          <table:table-cell office:value-type="float" office:value="0.166462" calcext:value-type="float">
            <text:p>0.16646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calarmult6</text:p>
          </table:table-cell>
          <table:table-cell office:value-type="float" office:value="0.088639" calcext:value-type="float">
            <text:p>0.088639</text:p>
          </table:table-cell>
          <table:table-cell office:value-type="float" office:value="0.079738" calcext:value-type="float">
            <text:p>0.079738</text:p>
          </table:table-cell>
          <table:table-cell office:value-type="float" office:value="0.099704" calcext:value-type="float">
            <text:p>0.099704</text:p>
          </table:table-cell>
          <table:table-cell office:value-type="float" office:value="0.215863" calcext:value-type="float">
            <text:p>0.215863</text:p>
          </table:table-cell>
          <table:table-cell office:value-type="float" office:value="0.164775" calcext:value-type="float">
            <text:p>0.16477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calarmult7</text:p>
          </table:table-cell>
          <table:table-cell office:value-type="float" office:value="0.167813" calcext:value-type="float">
            <text:p>0.167813</text:p>
          </table:table-cell>
          <table:table-cell office:value-type="float" office:value="0.137521" calcext:value-type="float">
            <text:p>0.137521</text:p>
          </table:table-cell>
          <table:table-cell office:value-type="float" office:value="0.186964" calcext:value-type="float">
            <text:p>0.186964</text:p>
          </table:table-cell>
          <table:table-cell office:value-type="float" office:value="0.409197" calcext:value-type="float">
            <text:p>0.409197</text:p>
          </table:table-cell>
          <table:table-cell office:value-type="float" office:value="0.312016" calcext:value-type="float">
            <text:p>0.31201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ox2</text:p>
          </table:table-cell>
          <table:table-cell office:value-type="float" office:value="0.167194" calcext:value-type="float">
            <text:p>0.167194</text:p>
          </table:table-cell>
          <table:table-cell office:value-type="float" office:value="0.13931" calcext:value-type="float">
            <text:p>0.13931</text:p>
          </table:table-cell>
          <table:table-cell office:value-type="float" office:value="0.182313" calcext:value-type="float">
            <text:p>0.182313</text:p>
          </table:table-cell>
          <table:table-cell office:value-type="float" office:value="0.411558" calcext:value-type="float">
            <text:p>0.411558</text:p>
          </table:table-cell>
          <table:table-cell office:value-type="float" office:value="0.325172" calcext:value-type="float">
            <text:p>0.32517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ox</text:p>
          </table:table-cell>
          <table:table-cell office:value-type="float" office:value="0.169793" calcext:value-type="float">
            <text:p>0.169793</text:p>
          </table:table-cell>
          <table:table-cell office:value-type="float" office:value="0.140357" calcext:value-type="float">
            <text:p>0.140357</text:p>
          </table:table-cell>
          <table:table-cell office:value-type="float" office:value="0.182563" calcext:value-type="float">
            <text:p>0.182563</text:p>
          </table:table-cell>
          <table:table-cell office:value-type="float" office:value="0.41261" calcext:value-type="float">
            <text:p>0.41261</text:p>
          </table:table-cell>
          <table:table-cell office:value-type="float" office:value="0.327565" calcext:value-type="float">
            <text:p>0.32756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enerichash</text:p>
          </table:table-cell>
          <table:table-cell office:value-type="float" office:value="0.179569" calcext:value-type="float">
            <text:p>0.179569</text:p>
          </table:table-cell>
          <table:table-cell office:value-type="float" office:value="0.377707" calcext:value-type="float">
            <text:p>0.377707</text:p>
          </table:table-cell>
          <table:table-cell office:value-type="float" office:value="0.178396" calcext:value-type="float">
            <text:p>0.178396</text:p>
          </table:table-cell>
          <table:table-cell office:value-type="float" office:value="0.258651" calcext:value-type="float">
            <text:p>0.258651</text:p>
          </table:table-cell>
          <table:table-cell office:value-type="float" office:value="0.195117" calcext:value-type="float">
            <text:p>0.19511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hacha20</text:p>
          </table:table-cell>
          <table:table-cell office:value-type="float" office:value="0.18585" calcext:value-type="float">
            <text:p>0.18585</text:p>
          </table:table-cell>
          <table:table-cell office:value-type="float" office:value="1.027305" calcext:value-type="float">
            <text:p>1.027305</text:p>
          </table:table-cell>
          <table:table-cell office:value-type="float" office:value="0.209416" calcext:value-type="float">
            <text:p>0.209416</text:p>
          </table:table-cell>
          <table:table-cell office:value-type="float" office:value="0.267124" calcext:value-type="float">
            <text:p>0.267124</text:p>
          </table:table-cell>
          <table:table-cell office:value-type="float" office:value="0.252249" calcext:value-type="float">
            <text:p>0.25224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df_hkdf</text:p>
          </table:table-cell>
          <table:table-cell office:value-type="float" office:value="0.229697" calcext:value-type="float">
            <text:p>0.229697</text:p>
          </table:table-cell>
          <table:table-cell office:value-type="float" office:value="1.106511" calcext:value-type="float">
            <text:p>1.106511</text:p>
          </table:table-cell>
          <table:table-cell office:value-type="float" office:value="0.335656" calcext:value-type="float">
            <text:p>0.335656</text:p>
          </table:table-cell>
          <table:table-cell office:value-type="float" office:value="0.638177" calcext:value-type="float">
            <text:p>0.638177</text:p>
          </table:table-cell>
          <table:table-cell office:value-type="float" office:value="0.540108" calcext:value-type="float">
            <text:p>0.54010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calarmult</text:p>
          </table:table-cell>
          <table:table-cell office:value-type="float" office:value="0.305422" calcext:value-type="float">
            <text:p>0.305422</text:p>
          </table:table-cell>
          <table:table-cell office:value-type="float" office:value="0.248278" calcext:value-type="float">
            <text:p>0.248278</text:p>
          </table:table-cell>
          <table:table-cell office:value-type="float" office:value="0.326754" calcext:value-type="float">
            <text:p>0.326754</text:p>
          </table:table-cell>
          <table:table-cell office:value-type="float" office:value="0.711873" calcext:value-type="float">
            <text:p>0.711873</text:p>
          </table:table-cell>
          <table:table-cell office:value-type="float" office:value="0.586661" calcext:value-type="float">
            <text:p>0.58666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decs</text:p>
          </table:table-cell>
          <table:table-cell office:value-type="float" office:value="0.319403" calcext:value-type="float">
            <text:p>0.319403</text:p>
          </table:table-cell>
          <table:table-cell office:value-type="float" office:value="0.878857" calcext:value-type="float">
            <text:p>0.878857</text:p>
          </table:table-cell>
          <table:table-cell office:value-type="float" office:value="0.304392" calcext:value-type="float">
            <text:p>0.304392</text:p>
          </table:table-cell>
          <table:table-cell office:value-type="float" office:value="0.464992" calcext:value-type="float">
            <text:p>0.464992</text:p>
          </table:table-cell>
          <table:table-cell office:value-type="float" office:value="0.431418" calcext:value-type="float">
            <text:p>0.43141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ox_easy</text:p>
          </table:table-cell>
          <table:table-cell office:value-type="float" office:value="0.34582" calcext:value-type="float">
            <text:p>0.34582</text:p>
          </table:table-cell>
          <table:table-cell office:value-type="float" office:value="0.269211" calcext:value-type="float">
            <text:p>0.269211</text:p>
          </table:table-cell>
          <table:table-cell office:value-type="float" office:value="0.358554" calcext:value-type="float">
            <text:p>0.358554</text:p>
          </table:table-cell>
          <table:table-cell office:value-type="float" office:value="0.803186" calcext:value-type="float">
            <text:p>0.803186</text:p>
          </table:table-cell>
          <table:table-cell office:value-type="float" office:value="0.650213" calcext:value-type="float">
            <text:p>0.6502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ign2</text:p>
          </table:table-cell>
          <table:table-cell office:value-type="float" office:value="0.461113" calcext:value-type="float">
            <text:p>0.461113</text:p>
          </table:table-cell>
          <table:table-cell office:value-type="float" office:value="0.374718" calcext:value-type="float">
            <text:p>0.374718</text:p>
          </table:table-cell>
          <table:table-cell office:value-type="float" office:value="0.515432" calcext:value-type="float">
            <text:p>0.515432</text:p>
          </table:table-cell>
          <table:table-cell office:value-type="float" office:value="1.097278" calcext:value-type="float">
            <text:p>1.097278</text:p>
          </table:table-cell>
          <table:table-cell office:value-type="float" office:value="0.924699" calcext:value-type="float">
            <text:p>0.92469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andombytes</text:p>
          </table:table-cell>
          <table:table-cell office:value-type="float" office:value="0.816572" calcext:value-type="float">
            <text:p>0.816572</text:p>
          </table:table-cell>
          <table:table-cell office:value-type="float" office:value="3.300715" calcext:value-type="float">
            <text:p>3.300715</text:p>
          </table:table-cell>
          <table:table-cell office:value-type="float" office:value="0.707113" calcext:value-type="float">
            <text:p>0.707113</text:p>
          </table:table-cell>
          <table:table-cell office:value-type="float" office:value="1.300962" calcext:value-type="float">
            <text:p>1.300962</text:p>
          </table:table-cell>
          <table:table-cell office:value-type="float" office:value="1.047281" calcext:value-type="float">
            <text:p>1.0472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ox_seal</text:p>
          </table:table-cell>
          <table:table-cell office:value-type="float" office:value="0.886643" calcext:value-type="float">
            <text:p>0.886643</text:p>
          </table:table-cell>
          <table:table-cell office:value-type="float" office:value="0.729419" calcext:value-type="float">
            <text:p>0.729419</text:p>
          </table:table-cell>
          <table:table-cell office:value-type="float" office:value="0.93401" calcext:value-type="float">
            <text:p>0.93401</text:p>
          </table:table-cell>
          <table:table-cell office:value-type="float" office:value="2.080625" calcext:value-type="float">
            <text:p>2.080625</text:p>
          </table:table-cell>
          <table:table-cell office:value-type="float" office:value="1.743091" calcext:value-type="float">
            <text:p>1.743091</text:p>
          </table:table-cell>
          <table:table-cell table:number-columns-repeated="13"/>
        </table:table-row>
      </table:table>
      <table:table table:name="Execution Time Breakdown" table:style-name="ta1">
        <table:shapes>
          <draw:frame draw:z-index="0" draw:style-name="gr1" draw:text-style-name="P1" svg:width="11.9457in" svg:height="8.6169in" svg:x="9.0087in" svg:y="0.4602in">
            <draw:object draw:notify-on-update-of-ranges="'Execution Time Breakdown'.A5:'Execution Time Breakdown'.A33 'Execution Time Breakdown'.B4:'Execution Time Breakdown'.B4 'Execution Time Breakdown'.B5:'Execution Time Breakdown'.B33 'Execution Time Breakdown'.C4:'Execution Time Breakdown'.C4 'Execution Time Breakdown'.C5:'Execution Time Breakdown'.C33 'Execution Time Breakdown'.D4:'Execution Time Breakdown'.D4 'Execution Time Breakdown'.D5:'Execution Time Breakdown'.D33 'Execution Time Breakdown'.E4:'Execution Time Breakdown'.E4 'Execution Time Breakdown'.E5:'Execution Time Breakdown'.E3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9.9945in" svg:height="6.3583in" svg:x="9.063in" svg:y="9.3378in">
            <draw:object draw:notify-on-update-of-ranges="'Execution Time Breakdown'.A37:'Execution Time Breakdown'.A47 'Execution Time Breakdown'.B36:'Execution Time Breakdown'.B36 'Execution Time Breakdown'.B37:'Execution Time Breakdown'.B47 'Execution Time Breakdown'.C36:'Execution Time Breakdown'.C36 'Execution Time Breakdown'.C37:'Execution Time Breakdown'.C47 'Execution Time Breakdown'.D36:'Execution Time Breakdown'.D36 'Execution Time Breakdown'.D37:'Execution Time Breakdown'.D47 'Execution Time Breakdown'.E36:'Execution Time Breakdown'.E36 'Execution Time Breakdown'.E37:'Execution Time Breakdown'.E4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12.3358in" svg:height="9.1713in" svg:x="19.2197in" svg:y="9.6in">
            <draw:object draw:notify-on-update-of-ranges="'Execution Time Breakdown'.A51:'Execution Time Breakdown'.A89 'Execution Time Breakdown'.B50:'Execution Time Breakdown'.B50 'Execution Time Breakdown'.B51:'Execution Time Breakdown'.B89 'Execution Time Breakdown'.C50:'Execution Time Breakdown'.C50 'Execution Time Breakdown'.C51:'Execution Time Breakdown'.C89 'Execution Time Breakdown'.D50:'Execution Time Breakdown'.D50 'Execution Time Breakdown'.D51:'Execution Time Breakdown'.D89 'Execution Time Breakdown'.E50:'Execution Time Breakdown'.E50 'Execution Time Breakdown'.E51:'Execution Time Breakdown'.E8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LO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ite: polybenc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oad</text:p>
          </table:table-cell>
          <table:table-cell office:value-type="string" calcext:value-type="string">
            <text:p>validate</text:p>
          </table:table-cell>
          <table:table-cell office:value-type="string" calcext:value-type="string">
            <text:p>compile</text:p>
          </table:table-cell>
          <table:table-cell office:value-type="string" calcext:value-type="string">
            <text:p>run</text:p>
          </table:table-cell>
        </table:table-row>
        <table:table-row table:style-name="ro1">
          <table:table-cell office:value-type="string" calcext:value-type="string">
            <text:p>jacobi-1d</text:p>
          </table:table-cell>
          <table:table-cell office:value-type="float" office:value="2959.7" calcext:value-type="float">
            <text:p>2959.7</text:p>
          </table:table-cell>
          <table:table-cell office:value-type="float" office:value="478.7" calcext:value-type="float">
            <text:p>478.7</text:p>
          </table:table-cell>
          <table:table-cell office:value-type="float" office:value="4544.1" calcext:value-type="float">
            <text:p>4544.1</text:p>
          </table:table-cell>
          <table:table-cell office:value-type="float" office:value="135.9" calcext:value-type="float">
            <text:p>135.9</text:p>
          </table:table-cell>
        </table:table-row>
        <table:table-row table:style-name="ro1">
          <table:table-cell office:value-type="string" calcext:value-type="string">
            <text:p>trisolv</text:p>
          </table:table-cell>
          <table:table-cell office:value-type="float" office:value="3128.2" calcext:value-type="float">
            <text:p>3128.2</text:p>
          </table:table-cell>
          <table:table-cell office:value-type="float" office:value="510.7" calcext:value-type="float">
            <text:p>510.7</text:p>
          </table:table-cell>
          <table:table-cell office:value-type="float" office:value="4811.7" calcext:value-type="float">
            <text:p>4811.7</text:p>
          </table:table-cell>
          <table:table-cell office:value-type="float" office:value="868.4" calcext:value-type="float">
            <text:p>868.4</text:p>
          </table:table-cell>
        </table:table-row>
        <table:table-row table:style-name="ro1">
          <table:table-cell office:value-type="string" calcext:value-type="string">
            <text:p>gesummv</text:p>
          </table:table-cell>
          <table:table-cell office:value-type="float" office:value="3131.3" calcext:value-type="float">
            <text:p>3131.3</text:p>
          </table:table-cell>
          <table:table-cell office:value-type="float" office:value="513.5" calcext:value-type="float">
            <text:p>513.5</text:p>
          </table:table-cell>
          <table:table-cell office:value-type="float" office:value="4814.5" calcext:value-type="float">
            <text:p>4814.5</text:p>
          </table:table-cell>
          <table:table-cell office:value-type="float" office:value="967.6" calcext:value-type="float">
            <text:p>967.6</text:p>
          </table:table-cell>
        </table:table-row>
        <table:table-row table:style-name="ro1">
          <table:table-cell office:value-type="string" calcext:value-type="string">
            <text:p>durbin</text:p>
          </table:table-cell>
          <table:table-cell office:value-type="float" office:value="2969.1" calcext:value-type="float">
            <text:p>2969.1</text:p>
          </table:table-cell>
          <table:table-cell office:value-type="float" office:value="492.4" calcext:value-type="float">
            <text:p>492.4</text:p>
          </table:table-cell>
          <table:table-cell office:value-type="float" office:value="4539.7" calcext:value-type="float">
            <text:p>4539.7</text:p>
          </table:table-cell>
          <table:table-cell office:value-type="float" office:value="355.3" calcext:value-type="float">
            <text:p>355.3</text:p>
          </table:table-cell>
        </table:table-row>
        <table:table-row table:style-name="ro1">
          <table:table-cell office:value-type="string" calcext:value-type="string">
            <text:p>bicg</text:p>
          </table:table-cell>
          <table:table-cell office:value-type="float" office:value="3173.2" calcext:value-type="float">
            <text:p>3173.2</text:p>
          </table:table-cell>
          <table:table-cell office:value-type="float" office:value="521.3" calcext:value-type="float">
            <text:p>521.3</text:p>
          </table:table-cell>
          <table:table-cell office:value-type="float" office:value="4867.5" calcext:value-type="float">
            <text:p>4867.5</text:p>
          </table:table-cell>
          <table:table-cell office:value-type="float" office:value="1436.7" calcext:value-type="float">
            <text:p>1436.7</text:p>
          </table:table-cell>
        </table:table-row>
        <table:table-row table:style-name="ro1">
          <table:table-cell office:value-type="string" calcext:value-type="string">
            <text:p>mvt</text:p>
          </table:table-cell>
          <table:table-cell office:value-type="float" office:value="3160.9" calcext:value-type="float">
            <text:p>3160.9</text:p>
          </table:table-cell>
          <table:table-cell office:value-type="float" office:value="517.1" calcext:value-type="float">
            <text:p>517.1</text:p>
          </table:table-cell>
          <table:table-cell office:value-type="float" office:value="4854.8" calcext:value-type="float">
            <text:p>4854.8</text:p>
          </table:table-cell>
          <table:table-cell office:value-type="float" office:value="1489.8" calcext:value-type="float">
            <text:p>1489.8</text:p>
          </table:table-cell>
        </table:table-row>
        <table:table-row table:style-name="ro1">
          <table:table-cell office:value-type="string" calcext:value-type="string">
            <text:p>atax</text:p>
          </table:table-cell>
          <table:table-cell office:value-type="float" office:value="3204.7" calcext:value-type="float">
            <text:p>3204.7</text:p>
          </table:table-cell>
          <table:table-cell office:value-type="float" office:value="532.4" calcext:value-type="float">
            <text:p>532.4</text:p>
          </table:table-cell>
          <table:table-cell office:value-type="float" office:value="4885.9" calcext:value-type="float">
            <text:p>4885.9</text:p>
          </table:table-cell>
          <table:table-cell office:value-type="float" office:value="1534.4" calcext:value-type="float">
            <text:p>1534.4</text:p>
          </table:table-cell>
        </table:table-row>
        <table:table-row table:style-name="ro1">
          <table:table-cell office:value-type="string" calcext:value-type="string">
            <text:p>gemver</text:p>
          </table:table-cell>
          <table:table-cell office:value-type="float" office:value="3196.6" calcext:value-type="float">
            <text:p>3196.6</text:p>
          </table:table-cell>
          <table:table-cell office:value-type="float" office:value="539.2" calcext:value-type="float">
            <text:p>539.2</text:p>
          </table:table-cell>
          <table:table-cell office:value-type="float" office:value="4935.9" calcext:value-type="float">
            <text:p>4935.9</text:p>
          </table:table-cell>
          <table:table-cell office:value-type="float" office:value="1844.6" calcext:value-type="float">
            <text:p>1844.6</text:p>
          </table:table-cell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3136.6" calcext:value-type="float">
            <text:p>3136.6</text:p>
          </table:table-cell>
          <table:table-cell office:value-type="float" office:value="511.3" calcext:value-type="float">
            <text:p>511.3</text:p>
          </table:table-cell>
          <table:table-cell office:value-type="float" office:value="4899.1" calcext:value-type="float">
            <text:p>4899.1</text:p>
          </table:table-cell>
          <table:table-cell office:value-type="float" office:value="6504.4" calcext:value-type="float">
            <text:p>6504.4</text:p>
          </table:table-cell>
        </table:table-row>
        <table:table-row table:style-name="ro1">
          <table:table-cell office:value-type="string" calcext:value-type="string">
            <text:p>doitgen</text:p>
          </table:table-cell>
          <table:table-cell office:value-type="float" office:value="3113.2" calcext:value-type="float">
            <text:p>3113.2</text:p>
          </table:table-cell>
          <table:table-cell office:value-type="float" office:value="511.7" calcext:value-type="float">
            <text:p>511.7</text:p>
          </table:table-cell>
          <table:table-cell office:value-type="float" office:value="4790" calcext:value-type="float">
            <text:p>4790</text:p>
          </table:table-cell>
          <table:table-cell office:value-type="float" office:value="11405.7" calcext:value-type="float">
            <text:p>11405.7</text:p>
          </table:table-cell>
        </table:table-row>
        <table:table-row table:style-name="ro1">
          <table:table-cell office:value-type="string" calcext:value-type="string">
            <text:p>syrk</text:p>
          </table:table-cell>
          <table:table-cell office:value-type="float" office:value="3174.7" calcext:value-type="float">
            <text:p>3174.7</text:p>
          </table:table-cell>
          <table:table-cell office:value-type="float" office:value="537.3" calcext:value-type="float">
            <text:p>537.3</text:p>
          </table:table-cell>
          <table:table-cell office:value-type="float" office:value="4834.3" calcext:value-type="float">
            <text:p>4834.3</text:p>
          </table:table-cell>
          <table:table-cell office:value-type="float" office:value="11705.2" calcext:value-type="float">
            <text:p>11705.2</text:p>
          </table:table-cell>
        </table:table-row>
        <table:table-row table:style-name="ro1">
          <table:table-cell office:value-type="string" calcext:value-type="string">
            <text:p>covariance</text:p>
          </table:table-cell>
          <table:table-cell office:value-type="float" office:value="3114.9" calcext:value-type="float">
            <text:p>3114.9</text:p>
          </table:table-cell>
          <table:table-cell office:value-type="float" office:value="521.8" calcext:value-type="float">
            <text:p>521.8</text:p>
          </table:table-cell>
          <table:table-cell office:value-type="float" office:value="4795.5" calcext:value-type="float">
            <text:p>4795.5</text:p>
          </table:table-cell>
          <table:table-cell office:value-type="float" office:value="14900.6" calcext:value-type="float">
            <text:p>14900.6</text:p>
          </table:table-cell>
        </table:table-row>
        <table:table-row table:style-name="ro1">
          <table:table-cell office:value-type="string" calcext:value-type="string">
            <text:p>correlation</text:p>
          </table:table-cell>
          <table:table-cell office:value-type="float" office:value="3165.2" calcext:value-type="float">
            <text:p>3165.2</text:p>
          </table:table-cell>
          <table:table-cell office:value-type="float" office:value="526.3" calcext:value-type="float">
            <text:p>526.3</text:p>
          </table:table-cell>
          <table:table-cell office:value-type="float" office:value="4855.3" calcext:value-type="float">
            <text:p>4855.3</text:p>
          </table:table-cell>
          <table:table-cell office:value-type="float" office:value="15015.6" calcext:value-type="float">
            <text:p>15015.6</text:p>
          </table:table-cell>
        </table:table-row>
        <table:table-row table:style-name="ro1">
          <table:table-cell office:value-type="string" calcext:value-type="string">
            <text:p>symm</text:p>
          </table:table-cell>
          <table:table-cell office:value-type="float" office:value="3136.3" calcext:value-type="float">
            <text:p>3136.3</text:p>
          </table:table-cell>
          <table:table-cell office:value-type="float" office:value="519.7" calcext:value-type="float">
            <text:p>519.7</text:p>
          </table:table-cell>
          <table:table-cell office:value-type="float" office:value="4825.1" calcext:value-type="float">
            <text:p>4825.1</text:p>
          </table:table-cell>
          <table:table-cell office:value-type="float" office:value="15080.6" calcext:value-type="float">
            <text:p>15080.6</text:p>
          </table:table-cell>
        </table:table-row>
        <table:table-row table:style-name="ro1">
          <table:table-cell office:value-type="string" calcext:value-type="string">
            <text:p>syr2k</text:p>
          </table:table-cell>
          <table:table-cell office:value-type="float" office:value="3161.9" calcext:value-type="float">
            <text:p>3161.9</text:p>
          </table:table-cell>
          <table:table-cell office:value-type="float" office:value="513.9" calcext:value-type="float">
            <text:p>513.9</text:p>
          </table:table-cell>
          <table:table-cell office:value-type="float" office:value="4824.7" calcext:value-type="float">
            <text:p>4824.7</text:p>
          </table:table-cell>
          <table:table-cell office:value-type="float" office:value="17705.2" calcext:value-type="float">
            <text:p>17705.2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office:value-type="float" office:value="3168.9" calcext:value-type="float">
            <text:p>3168.9</text:p>
          </table:table-cell>
          <table:table-cell office:value-type="float" office:value="520.5" calcext:value-type="float">
            <text:p>520.5</text:p>
          </table:table-cell>
          <table:table-cell office:value-type="float" office:value="4839.9" calcext:value-type="float">
            <text:p>4839.9</text:p>
          </table:table-cell>
          <table:table-cell office:value-type="float" office:value="17969" calcext:value-type="float">
            <text:p>17969</text:p>
          </table:table-cell>
        </table:table-row>
        <table:table-row table:style-name="ro1">
          <table:table-cell office:value-type="string" calcext:value-type="string">
            <text:p>2mm</text:p>
          </table:table-cell>
          <table:table-cell office:value-type="float" office:value="3158.3" calcext:value-type="float">
            <text:p>3158.3</text:p>
          </table:table-cell>
          <table:table-cell office:value-type="float" office:value="530.4" calcext:value-type="float">
            <text:p>530.4</text:p>
          </table:table-cell>
          <table:table-cell office:value-type="float" office:value="4845.7" calcext:value-type="float">
            <text:p>4845.7</text:p>
          </table:table-cell>
          <table:table-cell office:value-type="float" office:value="24875.8" calcext:value-type="float">
            <text:p>24875.8</text:p>
          </table:table-cell>
        </table:table-row>
        <table:table-row table:style-name="ro1">
          <table:table-cell office:value-type="string" calcext:value-type="string">
            <text:p>gramschmidt</text:p>
          </table:table-cell>
          <table:table-cell office:value-type="float" office:value="3225.5" calcext:value-type="float">
            <text:p>3225.5</text:p>
          </table:table-cell>
          <table:table-cell office:value-type="float" office:value="535.4" calcext:value-type="float">
            <text:p>535.4</text:p>
          </table:table-cell>
          <table:table-cell office:value-type="float" office:value="4960.6" calcext:value-type="float">
            <text:p>4960.6</text:p>
          </table:table-cell>
          <table:table-cell office:value-type="float" office:value="19858.3" calcext:value-type="float">
            <text:p>19858.3</text:p>
          </table:table-cell>
        </table:table-row>
        <table:table-row table:style-name="ro1">
          <table:table-cell office:value-type="string" calcext:value-type="string">
            <text:p>nussinov</text:p>
          </table:table-cell>
          <table:table-cell office:value-type="float" office:value="2580" calcext:value-type="float">
            <text:p>2580</text:p>
          </table:table-cell>
          <table:table-cell office:value-type="float" office:value="426.7" calcext:value-type="float">
            <text:p>426.7</text:p>
          </table:table-cell>
          <table:table-cell office:value-type="float" office:value="3932.3" calcext:value-type="float">
            <text:p>3932.3</text:p>
          </table:table-cell>
          <table:table-cell office:value-type="float" office:value="41493.5" calcext:value-type="float">
            <text:p>41493.5</text:p>
          </table:table-cell>
        </table:table-row>
        <table:table-row table:style-name="ro1">
          <table:table-cell office:value-type="string" calcext:value-type="string">
            <text:p>3mm</text:p>
          </table:table-cell>
          <table:table-cell office:value-type="float" office:value="3188.1" calcext:value-type="float">
            <text:p>3188.1</text:p>
          </table:table-cell>
          <table:table-cell office:value-type="float" office:value="530.9" calcext:value-type="float">
            <text:p>530.9</text:p>
          </table:table-cell>
          <table:table-cell office:value-type="float" office:value="4899.6" calcext:value-type="float">
            <text:p>4899.6</text:p>
          </table:table-cell>
          <table:table-cell office:value-type="float" office:value="43914.1" calcext:value-type="float">
            <text:p>43914.1</text:p>
          </table:table-cell>
        </table:table-row>
        <table:table-row table:style-name="ro1">
          <table:table-cell office:value-type="string" calcext:value-type="string">
            <text:p>adi</text:p>
          </table:table-cell>
          <table:table-cell office:value-type="float" office:value="3133.3" calcext:value-type="float">
            <text:p>3133.3</text:p>
          </table:table-cell>
          <table:table-cell office:value-type="float" office:value="503.9" calcext:value-type="float">
            <text:p>503.9</text:p>
          </table:table-cell>
          <table:table-cell office:value-type="float" office:value="4762.3" calcext:value-type="float">
            <text:p>4762.3</text:p>
          </table:table-cell>
          <table:table-cell office:value-type="float" office:value="66925.5" calcext:value-type="float">
            <text:p>66925.5</text:p>
          </table:table-cell>
        </table:table-row>
        <table:table-row table:style-name="ro1">
          <table:table-cell office:value-type="string" calcext:value-type="string">
            <text:p>fdtd-2d</text:p>
          </table:table-cell>
          <table:table-cell office:value-type="float" office:value="3221.4" calcext:value-type="float">
            <text:p>3221.4</text:p>
          </table:table-cell>
          <table:table-cell office:value-type="float" office:value="536.8" calcext:value-type="float">
            <text:p>536.8</text:p>
          </table:table-cell>
          <table:table-cell office:value-type="float" office:value="4952.7" calcext:value-type="float">
            <text:p>4952.7</text:p>
          </table:table-cell>
          <table:table-cell office:value-type="float" office:value="32445.7" calcext:value-type="float">
            <text:p>32445.7</text:p>
          </table:table-cell>
        </table:table-row>
        <table:table-row table:style-name="ro1">
          <table:table-cell office:value-type="string" calcext:value-type="string">
            <text:p>jacobi-2d</text:p>
          </table:table-cell>
          <table:table-cell office:value-type="float" office:value="2875.4" calcext:value-type="float">
            <text:p>2875.4</text:p>
          </table:table-cell>
          <table:table-cell office:value-type="float" office:value="474.9" calcext:value-type="float">
            <text:p>474.9</text:p>
          </table:table-cell>
          <table:table-cell office:value-type="float" office:value="4417" calcext:value-type="float">
            <text:p>4417</text:p>
          </table:table-cell>
          <table:table-cell office:value-type="float" office:value="42001.9" calcext:value-type="float">
            <text:p>42001.9</text:p>
          </table:table-cell>
        </table:table-row>
        <table:table-row table:style-name="ro1">
          <table:table-cell office:value-type="string" calcext:value-type="string">
            <text:p>seidel-2d</text:p>
          </table:table-cell>
          <table:table-cell office:value-type="float" office:value="3137.6" calcext:value-type="float">
            <text:p>3137.6</text:p>
          </table:table-cell>
          <table:table-cell office:value-type="float" office:value="510.2" calcext:value-type="float">
            <text:p>510.2</text:p>
          </table:table-cell>
          <table:table-cell office:value-type="float" office:value="4822.3" calcext:value-type="float">
            <text:p>4822.3</text:p>
          </table:table-cell>
          <table:table-cell office:value-type="float" office:value="144374.9" calcext:value-type="float">
            <text:p>144374.9</text:p>
          </table:table-cell>
        </table:table-row>
        <table:table-row table:style-name="ro1">
          <table:table-cell office:value-type="string" calcext:value-type="string">
            <text:p>heat-3d</text:p>
          </table:table-cell>
          <table:table-cell office:value-type="float" office:value="3112.9" calcext:value-type="float">
            <text:p>3112.9</text:p>
          </table:table-cell>
          <table:table-cell office:value-type="float" office:value="528.1" calcext:value-type="float">
            <text:p>528.1</text:p>
          </table:table-cell>
          <table:table-cell office:value-type="float" office:value="4644.8" calcext:value-type="float">
            <text:p>4644.8</text:p>
          </table:table-cell>
          <table:table-cell office:value-type="float" office:value="63843.7" calcext:value-type="float">
            <text:p>63843.7</text:p>
          </table:table-cell>
        </table:table-row>
        <table:table-row table:style-name="ro1">
          <table:table-cell office:value-type="string" calcext:value-type="string">
            <text:p>cholesky</text:p>
          </table:table-cell>
          <table:table-cell office:value-type="float" office:value="3018.5" calcext:value-type="float">
            <text:p>3018.5</text:p>
          </table:table-cell>
          <table:table-cell office:value-type="float" office:value="498.8" calcext:value-type="float">
            <text:p>498.8</text:p>
          </table:table-cell>
          <table:table-cell office:value-type="float" office:value="4633.1" calcext:value-type="float">
            <text:p>4633.1</text:p>
          </table:table-cell>
          <table:table-cell office:value-type="float" office:value="121547.1" calcext:value-type="float">
            <text:p>121547.1</text:p>
          </table:table-cell>
        </table:table-row>
        <table:table-row table:style-name="ro1">
          <table:table-cell office:value-type="string" calcext:value-type="string">
            <text:p>lu</text:p>
          </table:table-cell>
          <table:table-cell office:value-type="float" office:value="2997.5" calcext:value-type="float">
            <text:p>2997.5</text:p>
          </table:table-cell>
          <table:table-cell office:value-type="float" office:value="496.8" calcext:value-type="float">
            <text:p>496.8</text:p>
          </table:table-cell>
          <table:table-cell office:value-type="float" office:value="4581.2" calcext:value-type="float">
            <text:p>4581.2</text:p>
          </table:table-cell>
          <table:table-cell office:value-type="float" office:value="127914.4" calcext:value-type="float">
            <text:p>127914.4</text:p>
          </table:table-cell>
        </table:table-row>
        <table:table-row table:style-name="ro1">
          <table:table-cell office:value-type="string" calcext:value-type="string">
            <text:p>ludcmp</text:p>
          </table:table-cell>
          <table:table-cell office:value-type="float" office:value="3306.8" calcext:value-type="float">
            <text:p>3306.8</text:p>
          </table:table-cell>
          <table:table-cell office:value-type="float" office:value="550.4" calcext:value-type="float">
            <text:p>550.4</text:p>
          </table:table-cell>
          <table:table-cell office:value-type="float" office:value="5090.5" calcext:value-type="float">
            <text:p>5090.5</text:p>
          </table:table-cell>
          <table:table-cell office:value-type="float" office:value="131655.5" calcext:value-type="float">
            <text:p>131655.5</text:p>
          </table:table-cell>
        </table:table-row>
        <table:table-row table:style-name="ro1">
          <table:table-cell office:value-type="string" calcext:value-type="string">
            <text:p>floyd-warshall</text:p>
          </table:table-cell>
          <table:table-cell office:value-type="float" office:value="2311" calcext:value-type="float">
            <text:p>2311</text:p>
          </table:table-cell>
          <table:table-cell office:value-type="float" office:value="391.7" calcext:value-type="float">
            <text:p>391.7</text:p>
          </table:table-cell>
          <table:table-cell office:value-type="float" office:value="3528.1" calcext:value-type="float">
            <text:p>3528.1</text:p>
          </table:table-cell>
          <table:table-cell office:value-type="float" office:value="260339.4" calcext:value-type="float">
            <text:p>260339.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uite: ostric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oad</text:p>
          </table:table-cell>
          <table:table-cell office:value-type="string" calcext:value-type="string">
            <text:p>validate</text:p>
          </table:table-cell>
          <table:table-cell office:value-type="string" calcext:value-type="string">
            <text:p>compile</text:p>
          </table:table-cell>
          <table:table-cell office:value-type="string" calcext:value-type="string">
            <text:p>run</text:p>
          </table:table-cell>
        </table:table-row>
        <table:table-row table:style-name="ro1">
          <table:table-cell office:value-type="string" calcext:value-type="string">
            <text:p>nw</text:p>
          </table:table-cell>
          <table:table-cell office:value-type="float" office:value="1892" calcext:value-type="float">
            <text:p>1892</text:p>
          </table:table-cell>
          <table:table-cell office:value-type="float" office:value="313" calcext:value-type="float">
            <text:p>313</text:p>
          </table:table-cell>
          <table:table-cell office:value-type="float" office:value="2692" calcext:value-type="float">
            <text:p>2692</text:p>
          </table:table-cell>
          <table:table-cell office:value-type="float" office:value="505486" calcext:value-type="float">
            <text:p>505486</text:p>
          </table:table-cell>
        </table:table-row>
        <table:table-row table:style-name="ro1">
          <table:table-cell office:value-type="string" calcext:value-type="string">
            <text:p>crc</text:p>
          </table:table-cell>
          <table:table-cell office:value-type="float" office:value="4336" calcext:value-type="float">
            <text:p>4336</text:p>
          </table:table-cell>
          <table:table-cell office:value-type="float" office:value="628" calcext:value-type="float">
            <text:p>628</text:p>
          </table:table-cell>
          <table:table-cell office:value-type="float" office:value="6771" calcext:value-type="float">
            <text:p>6771</text:p>
          </table:table-cell>
          <table:table-cell office:value-type="float" office:value="766568" calcext:value-type="float">
            <text:p>766568</text:p>
          </table:table-cell>
        </table:table-row>
        <table:table-row table:style-name="ro1">
          <table:table-cell office:value-type="string" calcext:value-type="string">
            <text:p>lavamd</text:p>
          </table:table-cell>
          <table:table-cell office:value-type="float" office:value="4748" calcext:value-type="float">
            <text:p>4748</text:p>
          </table:table-cell>
          <table:table-cell office:value-type="float" office:value="684" calcext:value-type="float">
            <text:p>684</text:p>
          </table:table-cell>
          <table:table-cell office:value-type="float" office:value="7492" calcext:value-type="float">
            <text:p>7492</text:p>
          </table:table-cell>
          <table:table-cell office:value-type="float" office:value="1099696" calcext:value-type="float">
            <text:p>1099696</text:p>
          </table:table-cell>
        </table:table-row>
        <table:table-row table:style-name="ro1">
          <table:table-cell office:value-type="string" calcext:value-type="string">
            <text:p>page-rank</text:p>
          </table:table-cell>
          <table:table-cell office:value-type="float" office:value="1794" calcext:value-type="float">
            <text:p>1794</text:p>
          </table:table-cell>
          <table:table-cell office:value-type="float" office:value="344" calcext:value-type="float">
            <text:p>344</text:p>
          </table:table-cell>
          <table:table-cell office:value-type="float" office:value="2313" calcext:value-type="float">
            <text:p>2313</text:p>
          </table:table-cell>
          <table:table-cell office:value-type="float" office:value="2038935" calcext:value-type="float">
            <text:p>2038935</text:p>
          </table:table-cell>
        </table:table-row>
        <table:table-row table:style-name="ro1">
          <table:table-cell office:value-type="string" calcext:value-type="string">
            <text:p>back-propagation</text:p>
          </table:table-cell>
          <table:table-cell office:value-type="float" office:value="2331" calcext:value-type="float">
            <text:p>2331</text:p>
          </table:table-cell>
          <table:table-cell office:value-type="float" office:value="410" calcext:value-type="float">
            <text:p>410</text:p>
          </table:table-cell>
          <table:table-cell office:value-type="float" office:value="3458" calcext:value-type="float">
            <text:p>3458</text:p>
          </table:table-cell>
          <table:table-cell office:value-type="float" office:value="1727424" calcext:value-type="float">
            <text:p>1727424</text:p>
          </table:table-cell>
        </table:table-row>
        <table:table-row table:style-name="ro1">
          <table:table-cell office:value-type="string" calcext:value-type="string">
            <text:p>lud</text:p>
          </table:table-cell>
          <table:table-cell office:value-type="float" office:value="4472" calcext:value-type="float">
            <text:p>4472</text:p>
          </table:table-cell>
          <table:table-cell office:value-type="float" office:value="640" calcext:value-type="float">
            <text:p>640</text:p>
          </table:table-cell>
          <table:table-cell office:value-type="float" office:value="7117" calcext:value-type="float">
            <text:p>7117</text:p>
          </table:table-cell>
          <table:table-cell office:value-type="float" office:value="1373725" calcext:value-type="float">
            <text:p>1373725</text:p>
          </table:table-cell>
        </table:table-row>
        <table:table-row table:style-name="ro1">
          <table:table-cell office:value-type="string" calcext:value-type="string">
            <text:p>spmv</text:p>
          </table:table-cell>
          <table:table-cell office:value-type="float" office:value="5489" calcext:value-type="float">
            <text:p>5489</text:p>
          </table:table-cell>
          <table:table-cell office:value-type="float" office:value="823" calcext:value-type="float">
            <text:p>823</text:p>
          </table:table-cell>
          <table:table-cell office:value-type="float" office:value="8555" calcext:value-type="float">
            <text:p>8555</text:p>
          </table:table-cell>
          <table:table-cell office:value-type="float" office:value="2146090" calcext:value-type="float">
            <text:p>2146090</text:p>
          </table:table-cell>
        </table:table-row>
        <table:table-row table:style-name="ro1">
          <table:table-cell office:value-type="string" calcext:value-type="string">
            <text:p>SRAD</text:p>
          </table:table-cell>
          <table:table-cell office:value-type="float" office:value="4807" calcext:value-type="float">
            <text:p>4807</text:p>
          </table:table-cell>
          <table:table-cell office:value-type="float" office:value="337" calcext:value-type="float">
            <text:p>337</text:p>
          </table:table-cell>
          <table:table-cell office:value-type="float" office:value="2755" calcext:value-type="float">
            <text:p>2755</text:p>
          </table:table-cell>
          <table:table-cell office:value-type="float" office:value="3031056" calcext:value-type="float">
            <text:p>3031056</text:p>
          </table:table-cell>
        </table:table-row>
        <table:table-row table:style-name="ro1">
          <table:table-cell office:value-type="string" calcext:value-type="string">
            <text:p>fft</text:p>
          </table:table-cell>
          <table:table-cell office:value-type="float" office:value="2723" calcext:value-type="float">
            <text:p>2723</text:p>
          </table:table-cell>
          <table:table-cell office:value-type="float" office:value="456" calcext:value-type="float">
            <text:p>456</text:p>
          </table:table-cell>
          <table:table-cell office:value-type="float" office:value="3970" calcext:value-type="float">
            <text:p>3970</text:p>
          </table:table-cell>
          <table:table-cell office:value-type="float" office:value="2742111" calcext:value-type="float">
            <text:p>2742111</text:p>
          </table:table-cell>
        </table:table-row>
        <table:table-row table:style-name="ro1">
          <table:table-cell office:value-type="string" calcext:value-type="string">
            <text:p>hmm</text:p>
          </table:table-cell>
          <table:table-cell office:value-type="float" office:value="2885" calcext:value-type="float">
            <text:p>2885</text:p>
          </table:table-cell>
          <table:table-cell office:value-type="float" office:value="504" calcext:value-type="float">
            <text:p>504</text:p>
          </table:table-cell>
          <table:table-cell office:value-type="float" office:value="4348" calcext:value-type="float">
            <text:p>4348</text:p>
          </table:table-cell>
          <table:table-cell office:value-type="float" office:value="2158530" calcext:value-type="float">
            <text:p>2158530</text:p>
          </table:table-cell>
        </table:table-row>
        <table:table-row table:style-name="ro1">
          <table:table-cell office:value-type="string" calcext:value-type="string">
            <text:p>nqueens</text:p>
          </table:table-cell>
          <table:table-cell office:value-type="float" office:value="1826" calcext:value-type="float">
            <text:p>1826</text:p>
          </table:table-cell>
          <table:table-cell office:value-type="float" office:value="313" calcext:value-type="float">
            <text:p>313</text:p>
          </table:table-cell>
          <table:table-cell office:value-type="float" office:value="2705" calcext:value-type="float">
            <text:p>2705</text:p>
          </table:table-cell>
          <table:table-cell office:value-type="float" office:value="4442871" calcext:value-type="float">
            <text:p>444287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uite: libsodiu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oad</text:p>
          </table:table-cell>
          <table:table-cell office:value-type="string" calcext:value-type="string">
            <text:p>validate</text:p>
          </table:table-cell>
          <table:table-cell office:value-type="string" calcext:value-type="string">
            <text:p>compile</text:p>
          </table:table-cell>
          <table:table-cell office:value-type="string" calcext:value-type="string">
            <text:p>run</text:p>
          </table:table-cell>
        </table:table-row>
        <table:table-row table:style-name="ro1">
          <table:table-cell office:value-type="string" calcext:value-type="string">
            <text:p>onetimeauth2</text:p>
          </table:table-cell>
          <table:table-cell office:value-type="float" office:value="4328.8" calcext:value-type="float">
            <text:p>4328.8</text:p>
          </table:table-cell>
          <table:table-cell office:value-type="float" office:value="547.7" calcext:value-type="float">
            <text:p>547.7</text:p>
          </table:table-cell>
          <table:table-cell office:value-type="float" office:value="7078.8" calcext:value-type="float">
            <text:p>7078.8</text:p>
          </table:table-cell>
          <table:table-cell office:value-type="float" office:value="26.1" calcext:value-type="float">
            <text:p>26.1</text:p>
          </table:table-cell>
        </table:table-row>
        <table:table-row table:style-name="ro1">
          <table:table-cell office:value-type="string" calcext:value-type="string">
            <text:p>stream4</text:p>
          </table:table-cell>
          <table:table-cell office:value-type="float" office:value="4655.2" calcext:value-type="float">
            <text:p>4655.2</text:p>
          </table:table-cell>
          <table:table-cell office:value-type="float" office:value="624.6" calcext:value-type="float">
            <text:p>624.6</text:p>
          </table:table-cell>
          <table:table-cell office:value-type="float" office:value="7518.8" calcext:value-type="float">
            <text:p>7518.8</text:p>
          </table:table-cell>
          <table:table-cell office:value-type="float" office:value="211.6" calcext:value-type="float">
            <text:p>211.6</text:p>
          </table:table-cell>
        </table:table-row>
        <table:table-row table:style-name="ro1">
          <table:table-cell office:value-type="string" calcext:value-type="string">
            <text:p>stream3</text:p>
          </table:table-cell>
          <table:table-cell office:value-type="float" office:value="5274.6" calcext:value-type="float">
            <text:p>5274.6</text:p>
          </table:table-cell>
          <table:table-cell office:value-type="float" office:value="709.9" calcext:value-type="float">
            <text:p>709.9</text:p>
          </table:table-cell>
          <table:table-cell office:value-type="float" office:value="8188.8" calcext:value-type="float">
            <text:p>8188.8</text:p>
          </table:table-cell>
          <table:table-cell office:value-type="float" office:value="119.4" calcext:value-type="float">
            <text:p>119.4</text:p>
          </table:table-cell>
        </table:table-row>
        <table:table-row table:style-name="ro1">
          <table:table-cell office:value-type="string" calcext:value-type="string">
            <text:p>onetimeauth</text:p>
          </table:table-cell>
          <table:table-cell office:value-type="float" office:value="4702.7" calcext:value-type="float">
            <text:p>4702.7</text:p>
          </table:table-cell>
          <table:table-cell office:value-type="float" office:value="627.9" calcext:value-type="float">
            <text:p>627.9</text:p>
          </table:table-cell>
          <table:table-cell office:value-type="float" office:value="7581.3" calcext:value-type="float">
            <text:p>7581.3</text:p>
          </table:table-cell>
          <table:table-cell office:value-type="float" office:value="411.6" calcext:value-type="float">
            <text:p>411.6</text:p>
          </table:table-cell>
        </table:table-row>
        <table:table-row table:style-name="ro1">
          <table:table-cell office:value-type="string" calcext:value-type="string">
            <text:p>siphashx24</text:p>
          </table:table-cell>
          <table:table-cell office:value-type="float" office:value="4432.5" calcext:value-type="float">
            <text:p>4432.5</text:p>
          </table:table-cell>
          <table:table-cell office:value-type="float" office:value="570.1" calcext:value-type="float">
            <text:p>570.1</text:p>
          </table:table-cell>
          <table:table-cell office:value-type="float" office:value="7224.3" calcext:value-type="float">
            <text:p>7224.3</text:p>
          </table:table-cell>
          <table:table-cell office:value-type="float" office:value="521.8" calcext:value-type="float">
            <text:p>521.8</text:p>
          </table:table-cell>
        </table:table-row>
        <table:table-row table:style-name="ro1">
          <table:table-cell office:value-type="string" calcext:value-type="string">
            <text:p>hash3</text:p>
          </table:table-cell>
          <table:table-cell office:value-type="float" office:value="4793.7" calcext:value-type="float">
            <text:p>4793.7</text:p>
          </table:table-cell>
          <table:table-cell office:value-type="float" office:value="671.5" calcext:value-type="float">
            <text:p>671.5</text:p>
          </table:table-cell>
          <table:table-cell office:value-type="float" office:value="7693.3" calcext:value-type="float">
            <text:p>7693.3</text:p>
          </table:table-cell>
          <table:table-cell office:value-type="float" office:value="247.4" calcext:value-type="float">
            <text:p>247.4</text:p>
          </table:table-cell>
        </table:table-row>
        <table:table-row table:style-name="ro1">
          <table:table-cell office:value-type="string" calcext:value-type="string">
            <text:p>shorthash</text:p>
          </table:table-cell>
          <table:table-cell office:value-type="float" office:value="4392.4" calcext:value-type="float">
            <text:p>4392.4</text:p>
          </table:table-cell>
          <table:table-cell office:value-type="float" office:value="574.9" calcext:value-type="float">
            <text:p>574.9</text:p>
          </table:table-cell>
          <table:table-cell office:value-type="float" office:value="7197.7" calcext:value-type="float">
            <text:p>7197.7</text:p>
          </table:table-cell>
          <table:table-cell office:value-type="float" office:value="518.5" calcext:value-type="float">
            <text:p>518.5</text:p>
          </table:table-cell>
        </table:table-row>
        <table:table-row table:style-name="ro1">
          <table:table-cell office:value-type="string" calcext:value-type="string">
            <text:p>auth2</text:p>
          </table:table-cell>
          <table:table-cell office:value-type="float" office:value="4904.4" calcext:value-type="float">
            <text:p>4904.4</text:p>
          </table:table-cell>
          <table:table-cell office:value-type="float" office:value="673.8" calcext:value-type="float">
            <text:p>673.8</text:p>
          </table:table-cell>
          <table:table-cell office:value-type="float" office:value="7865.2" calcext:value-type="float">
            <text:p>7865.2</text:p>
          </table:table-cell>
          <table:table-cell office:value-type="float" office:value="606.9" calcext:value-type="float">
            <text:p>606.9</text:p>
          </table:table-cell>
        </table:table-row>
        <table:table-row table:style-name="ro1">
          <table:table-cell office:value-type="string" calcext:value-type="string">
            <text:p>secretbox2</text:p>
          </table:table-cell>
          <table:table-cell office:value-type="float" office:value="4975.1" calcext:value-type="float">
            <text:p>4975.1</text:p>
          </table:table-cell>
          <table:table-cell office:value-type="float" office:value="673.2" calcext:value-type="float">
            <text:p>673.2</text:p>
          </table:table-cell>
          <table:table-cell office:value-type="float" office:value="8013.8" calcext:value-type="float">
            <text:p>8013.8</text:p>
          </table:table-cell>
          <table:table-cell office:value-type="float" office:value="534.1" calcext:value-type="float">
            <text:p>534.1</text:p>
          </table:table-cell>
        </table:table-row>
        <table:table-row table:style-name="ro1">
          <table:table-cell office:value-type="string" calcext:value-type="string">
            <text:p>auth6</text:p>
          </table:table-cell>
          <table:table-cell office:value-type="float" office:value="4899.8" calcext:value-type="float">
            <text:p>4899.8</text:p>
          </table:table-cell>
          <table:table-cell office:value-type="float" office:value="684" calcext:value-type="float">
            <text:p>684</text:p>
          </table:table-cell>
          <table:table-cell office:value-type="float" office:value="7911.8" calcext:value-type="float">
            <text:p>7911.8</text:p>
          </table:table-cell>
          <table:table-cell office:value-type="float" office:value="927.1" calcext:value-type="float">
            <text:p>927.1</text:p>
          </table:table-cell>
        </table:table-row>
        <table:table-row table:style-name="ro1">
          <table:table-cell office:value-type="string" calcext:value-type="string">
            <text:p>secretbox</text:p>
          </table:table-cell>
          <table:table-cell office:value-type="float" office:value="5075.8" calcext:value-type="float">
            <text:p>5075.8</text:p>
          </table:table-cell>
          <table:table-cell office:value-type="float" office:value="672.1" calcext:value-type="float">
            <text:p>672.1</text:p>
          </table:table-cell>
          <table:table-cell office:value-type="float" office:value="8141.4" calcext:value-type="float">
            <text:p>8141.4</text:p>
          </table:table-cell>
          <table:table-cell office:value-type="float" office:value="840.2" calcext:value-type="float">
            <text:p>840.2</text:p>
          </table:table-cell>
        </table:table-row>
        <table:table-row table:style-name="ro1">
          <table:table-cell office:value-type="string" calcext:value-type="string">
            <text:p>auth3</text:p>
          </table:table-cell>
          <table:table-cell office:value-type="float" office:value="4936.7" calcext:value-type="float">
            <text:p>4936.7</text:p>
          </table:table-cell>
          <table:table-cell office:value-type="float" office:value="692.5" calcext:value-type="float">
            <text:p>692.5</text:p>
          </table:table-cell>
          <table:table-cell office:value-type="float" office:value="7931.4" calcext:value-type="float">
            <text:p>7931.4</text:p>
          </table:table-cell>
          <table:table-cell office:value-type="float" office:value="1216.9" calcext:value-type="float">
            <text:p>1216.9</text:p>
          </table:table-cell>
        </table:table-row>
        <table:table-row table:style-name="ro1">
          <table:table-cell office:value-type="string" calcext:value-type="string">
            <text:p>hash</text:p>
          </table:table-cell>
          <table:table-cell office:value-type="float" office:value="5415.8" calcext:value-type="float">
            <text:p>5415.8</text:p>
          </table:table-cell>
          <table:table-cell office:value-type="float" office:value="773.4" calcext:value-type="float">
            <text:p>773.4</text:p>
          </table:table-cell>
          <table:table-cell office:value-type="float" office:value="8613.2" calcext:value-type="float">
            <text:p>8613.2</text:p>
          </table:table-cell>
          <table:table-cell office:value-type="float" office:value="1237.7" calcext:value-type="float">
            <text:p>1237.7</text:p>
          </table:table-cell>
        </table:table-row>
        <table:table-row table:style-name="ro1">
          <table:table-cell office:value-type="string" calcext:value-type="string">
            <text:p>keygen</text:p>
          </table:table-cell>
          <table:table-cell office:value-type="float" office:value="4709.8" calcext:value-type="float">
            <text:p>4709.8</text:p>
          </table:table-cell>
          <table:table-cell office:value-type="float" office:value="613.1" calcext:value-type="float">
            <text:p>613.1</text:p>
          </table:table-cell>
          <table:table-cell office:value-type="float" office:value="7683.1" calcext:value-type="float">
            <text:p>7683.1</text:p>
          </table:table-cell>
          <table:table-cell office:value-type="float" office:value="3883.6" calcext:value-type="float">
            <text:p>3883.6</text:p>
          </table:table-cell>
        </table:table-row>
        <table:table-row table:style-name="ro1">
          <table:table-cell office:value-type="string" calcext:value-type="string">
            <text:p>secretbox_easy</text:p>
          </table:table-cell>
          <table:table-cell office:value-type="float" office:value="5407.6" calcext:value-type="float">
            <text:p>5407.6</text:p>
          </table:table-cell>
          <table:table-cell office:value-type="float" office:value="746.1" calcext:value-type="float">
            <text:p>746.1</text:p>
          </table:table-cell>
          <table:table-cell office:value-type="float" office:value="8688.1" calcext:value-type="float">
            <text:p>8688.1</text:p>
          </table:table-cell>
          <table:table-cell office:value-type="float" office:value="3771.8" calcext:value-type="float">
            <text:p>3771.8</text:p>
          </table:table-cell>
        </table:table-row>
        <table:table-row table:style-name="ro1">
          <table:table-cell office:value-type="string" calcext:value-type="string">
            <text:p>auth</text:p>
          </table:table-cell>
          <table:table-cell office:value-type="float" office:value="5737.7" calcext:value-type="float">
            <text:p>5737.7</text:p>
          </table:table-cell>
          <table:table-cell office:value-type="float" office:value="826.4" calcext:value-type="float">
            <text:p>826.4</text:p>
          </table:table-cell>
          <table:table-cell office:value-type="float" office:value="9178.1" calcext:value-type="float">
            <text:p>9178.1</text:p>
          </table:table-cell>
          <table:table-cell office:value-type="float" office:value="11975.1" calcext:value-type="float">
            <text:p>11975.1</text:p>
          </table:table-cell>
        </table:table-row>
        <table:table-row table:style-name="ro1">
          <table:table-cell office:value-type="string" calcext:value-type="string">
            <text:p>kdf</text:p>
          </table:table-cell>
          <table:table-cell office:value-type="float" office:value="5705.1" calcext:value-type="float">
            <text:p>5705.1</text:p>
          </table:table-cell>
          <table:table-cell office:value-type="float" office:value="811.4" calcext:value-type="float">
            <text:p>811.4</text:p>
          </table:table-cell>
          <table:table-cell office:value-type="float" office:value="9129.4" calcext:value-type="float">
            <text:p>9129.4</text:p>
          </table:table-cell>
          <table:table-cell office:value-type="float" office:value="14075.9" calcext:value-type="float">
            <text:p>14075.9</text:p>
          </table:table-cell>
        </table:table-row>
        <table:table-row table:style-name="ro1">
          <table:table-cell office:value-type="string" calcext:value-type="string">
            <text:p>generichash3</text:p>
          </table:table-cell>
          <table:table-cell office:value-type="float" office:value="5604.8" calcext:value-type="float">
            <text:p>5604.8</text:p>
          </table:table-cell>
          <table:table-cell office:value-type="float" office:value="796" calcext:value-type="float">
            <text:p>796</text:p>
          </table:table-cell>
          <table:table-cell office:value-type="float" office:value="8956.5" calcext:value-type="float">
            <text:p>8956.5</text:p>
          </table:table-cell>
          <table:table-cell office:value-type="float" office:value="26373.2" calcext:value-type="float">
            <text:p>26373.2</text:p>
          </table:table-cell>
        </table:table-row>
        <table:table-row table:style-name="ro1">
          <table:table-cell office:value-type="string" calcext:value-type="string">
            <text:p>generichash2</text:p>
          </table:table-cell>
          <table:table-cell office:value-type="float" office:value="5821.5" calcext:value-type="float">
            <text:p>5821.5</text:p>
          </table:table-cell>
          <table:table-cell office:value-type="float" office:value="867.2" calcext:value-type="float">
            <text:p>867.2</text:p>
          </table:table-cell>
          <table:table-cell office:value-type="float" office:value="9237.2" calcext:value-type="float">
            <text:p>9237.2</text:p>
          </table:table-cell>
          <table:table-cell office:value-type="float" office:value="29028.8" calcext:value-type="float">
            <text:p>29028.8</text:p>
          </table:table-cell>
        </table:table-row>
        <table:table-row table:style-name="ro1">
          <table:table-cell office:value-type="string" calcext:value-type="string">
            <text:p>secretstream_xchacha20poly1305</text:p>
          </table:table-cell>
          <table:table-cell office:value-type="float" office:value="6808.2" calcext:value-type="float">
            <text:p>6808.2</text:p>
          </table:table-cell>
          <table:table-cell office:value-type="float" office:value="914.7" calcext:value-type="float">
            <text:p>914.7</text:p>
          </table:table-cell>
          <table:table-cell office:value-type="float" office:value="11030.7" calcext:value-type="float">
            <text:p>11030.7</text:p>
          </table:table-cell>
          <table:table-cell office:value-type="float" office:value="35675.4" calcext:value-type="float">
            <text:p>35675.4</text:p>
          </table:table-cell>
        </table:table-row>
        <table:table-row table:style-name="ro1">
          <table:table-cell office:value-type="string" calcext:value-type="string">
            <text:p>scalarmult2</text:p>
          </table:table-cell>
          <table:table-cell office:value-type="float" office:value="9263.7" calcext:value-type="float">
            <text:p>9263.7</text:p>
          </table:table-cell>
          <table:table-cell office:value-type="float" office:value="1285.2" calcext:value-type="float">
            <text:p>1285.2</text:p>
          </table:table-cell>
          <table:table-cell office:value-type="float" office:value="14824.3" calcext:value-type="float">
            <text:p>14824.3</text:p>
          </table:table-cell>
          <table:table-cell office:value-type="float" office:value="36520.7" calcext:value-type="float">
            <text:p>36520.7</text:p>
          </table:table-cell>
        </table:table-row>
        <table:table-row table:style-name="ro1">
          <table:table-cell office:value-type="string" calcext:value-type="string">
            <text:p>box_seed</text:p>
          </table:table-cell>
          <table:table-cell office:value-type="float" office:value="10000.5" calcext:value-type="float">
            <text:p>10000.5</text:p>
          </table:table-cell>
          <table:table-cell office:value-type="float" office:value="1429.7" calcext:value-type="float">
            <text:p>1429.7</text:p>
          </table:table-cell>
          <table:table-cell office:value-type="float" office:value="15981.4" calcext:value-type="float">
            <text:p>15981.4</text:p>
          </table:table-cell>
          <table:table-cell office:value-type="float" office:value="36929.5" calcext:value-type="float">
            <text:p>36929.5</text:p>
          </table:table-cell>
        </table:table-row>
        <table:table-row table:style-name="ro1">
          <table:table-cell office:value-type="string" calcext:value-type="string">
            <text:p>aead_xchacha20poly1305</text:p>
          </table:table-cell>
          <table:table-cell office:value-type="float" office:value="5469.3" calcext:value-type="float">
            <text:p>5469.3</text:p>
          </table:table-cell>
          <table:table-cell office:value-type="float" office:value="747.8" calcext:value-type="float">
            <text:p>747.8</text:p>
          </table:table-cell>
          <table:table-cell office:value-type="float" office:value="8832.6" calcext:value-type="float">
            <text:p>8832.6</text:p>
          </table:table-cell>
          <table:table-cell office:value-type="float" office:value="56047.9" calcext:value-type="float">
            <text:p>56047.9</text:p>
          </table:table-cell>
        </table:table-row>
        <table:table-row table:style-name="ro1">
          <table:table-cell office:value-type="string" calcext:value-type="string">
            <text:p>aead_chacha20poly1305</text:p>
          </table:table-cell>
          <table:table-cell office:value-type="float" office:value="5733.2" calcext:value-type="float">
            <text:p>5733.2</text:p>
          </table:table-cell>
          <table:table-cell office:value-type="float" office:value="782" calcext:value-type="float">
            <text:p>782</text:p>
          </table:table-cell>
          <table:table-cell office:value-type="float" office:value="9164.1" calcext:value-type="float">
            <text:p>9164.1</text:p>
          </table:table-cell>
          <table:table-cell office:value-type="float" office:value="59244.6" calcext:value-type="float">
            <text:p>59244.6</text:p>
          </table:table-cell>
        </table:table-row>
        <table:table-row table:style-name="ro1">
          <table:table-cell office:value-type="string" calcext:value-type="string">
            <text:p>aead_chacha20poly13052</text:p>
          </table:table-cell>
          <table:table-cell office:value-type="float" office:value="5615.9" calcext:value-type="float">
            <text:p>5615.9</text:p>
          </table:table-cell>
          <table:table-cell office:value-type="float" office:value="745.6" calcext:value-type="float">
            <text:p>745.6</text:p>
          </table:table-cell>
          <table:table-cell office:value-type="float" office:value="8849.8" calcext:value-type="float">
            <text:p>8849.8</text:p>
          </table:table-cell>
          <table:table-cell office:value-type="float" office:value="105293.5" calcext:value-type="float">
            <text:p>105293.5</text:p>
          </table:table-cell>
        </table:table-row>
        <table:table-row table:style-name="ro1">
          <table:table-cell office:value-type="string" calcext:value-type="string">
            <text:p>scalarmult5</text:p>
          </table:table-cell>
          <table:table-cell office:value-type="float" office:value="9463.7" calcext:value-type="float">
            <text:p>9463.7</text:p>
          </table:table-cell>
          <table:table-cell office:value-type="float" office:value="1315.1" calcext:value-type="float">
            <text:p>1315.1</text:p>
          </table:table-cell>
          <table:table-cell office:value-type="float" office:value="15126.2" calcext:value-type="float">
            <text:p>15126.2</text:p>
          </table:table-cell>
          <table:table-cell office:value-type="float" office:value="111732.2" calcext:value-type="float">
            <text:p>111732.2</text:p>
          </table:table-cell>
        </table:table-row>
        <table:table-row table:style-name="ro1">
          <table:table-cell office:value-type="string" calcext:value-type="string">
            <text:p>scalarmult6</text:p>
          </table:table-cell>
          <table:table-cell office:value-type="float" office:value="9917.2" calcext:value-type="float">
            <text:p>9917.2</text:p>
          </table:table-cell>
          <table:table-cell office:value-type="float" office:value="1377.5" calcext:value-type="float">
            <text:p>1377.5</text:p>
          </table:table-cell>
          <table:table-cell office:value-type="float" office:value="15902" calcext:value-type="float">
            <text:p>15902</text:p>
          </table:table-cell>
          <table:table-cell office:value-type="float" office:value="110645.1" calcext:value-type="float">
            <text:p>110645.1</text:p>
          </table:table-cell>
        </table:table-row>
        <table:table-row table:style-name="ro1">
          <table:table-cell office:value-type="string" calcext:value-type="string">
            <text:p>scalarmult7</text:p>
          </table:table-cell>
          <table:table-cell office:value-type="float" office:value="9349.6" calcext:value-type="float">
            <text:p>9349.6</text:p>
          </table:table-cell>
          <table:table-cell office:value-type="float" office:value="1307.6" calcext:value-type="float">
            <text:p>1307.6</text:p>
          </table:table-cell>
          <table:table-cell office:value-type="float" office:value="14916.5" calcext:value-type="float">
            <text:p>14916.5</text:p>
          </table:table-cell>
          <table:table-cell office:value-type="float" office:value="223152.9" calcext:value-type="float">
            <text:p>223152.9</text:p>
          </table:table-cell>
        </table:table-row>
        <table:table-row table:style-name="ro1">
          <table:table-cell office:value-type="string" calcext:value-type="string">
            <text:p>box2</text:p>
          </table:table-cell>
          <table:table-cell office:value-type="float" office:value="10125.5" calcext:value-type="float">
            <text:p>10125.5</text:p>
          </table:table-cell>
          <table:table-cell office:value-type="float" office:value="1424" calcext:value-type="float">
            <text:p>1424</text:p>
          </table:table-cell>
          <table:table-cell office:value-type="float" office:value="16253.8" calcext:value-type="float">
            <text:p>16253.8</text:p>
          </table:table-cell>
          <table:table-cell office:value-type="float" office:value="223224.8" calcext:value-type="float">
            <text:p>223224.8</text:p>
          </table:table-cell>
        </table:table-row>
        <table:table-row table:style-name="ro1">
          <table:table-cell office:value-type="string" calcext:value-type="string">
            <text:p>box</text:p>
          </table:table-cell>
          <table:table-cell office:value-type="float" office:value="10140" calcext:value-type="float">
            <text:p>10140</text:p>
          </table:table-cell>
          <table:table-cell office:value-type="float" office:value="1428.5" calcext:value-type="float">
            <text:p>1428.5</text:p>
          </table:table-cell>
          <table:table-cell office:value-type="float" office:value="16157.5" calcext:value-type="float">
            <text:p>16157.5</text:p>
          </table:table-cell>
          <table:table-cell office:value-type="float" office:value="216349.7" calcext:value-type="float">
            <text:p>216349.7</text:p>
          </table:table-cell>
        </table:table-row>
        <table:table-row table:style-name="ro1">
          <table:table-cell office:value-type="string" calcext:value-type="string">
            <text:p>generichash</text:p>
          </table:table-cell>
          <table:table-cell office:value-type="float" office:value="6200.5" calcext:value-type="float">
            <text:p>6200.5</text:p>
          </table:table-cell>
          <table:table-cell office:value-type="float" office:value="843.2" calcext:value-type="float">
            <text:p>843.2</text:p>
          </table:table-cell>
          <table:table-cell office:value-type="float" office:value="9407.9" calcext:value-type="float">
            <text:p>9407.9</text:p>
          </table:table-cell>
          <table:table-cell office:value-type="float" office:value="235338" calcext:value-type="float">
            <text:p>235338</text:p>
          </table:table-cell>
        </table:table-row>
        <table:table-row table:style-name="ro1">
          <table:table-cell office:value-type="string" calcext:value-type="string">
            <text:p>chacha20</text:p>
          </table:table-cell>
          <table:table-cell office:value-type="float" office:value="5235.3" calcext:value-type="float">
            <text:p>5235.3</text:p>
          </table:table-cell>
          <table:table-cell office:value-type="float" office:value="701.3" calcext:value-type="float">
            <text:p>701.3</text:p>
          </table:table-cell>
          <table:table-cell office:value-type="float" office:value="8425.1" calcext:value-type="float">
            <text:p>8425.1</text:p>
          </table:table-cell>
          <table:table-cell office:value-type="float" office:value="214260.5" calcext:value-type="float">
            <text:p>214260.5</text:p>
          </table:table-cell>
        </table:table-row>
        <table:table-row table:style-name="ro1">
          <table:table-cell office:value-type="string" calcext:value-type="string">
            <text:p>kdf_hkdf</text:p>
          </table:table-cell>
          <table:table-cell office:value-type="float" office:value="6235.9" calcext:value-type="float">
            <text:p>6235.9</text:p>
          </table:table-cell>
          <table:table-cell office:value-type="float" office:value="908.7" calcext:value-type="float">
            <text:p>908.7</text:p>
          </table:table-cell>
          <table:table-cell office:value-type="float" office:value="9882.9" calcext:value-type="float">
            <text:p>9882.9</text:p>
          </table:table-cell>
          <table:table-cell office:value-type="float" office:value="286468.4" calcext:value-type="float">
            <text:p>286468.4</text:p>
          </table:table-cell>
        </table:table-row>
        <table:table-row table:style-name="ro1">
          <table:table-cell office:value-type="string" calcext:value-type="string">
            <text:p>scalarmult</text:p>
          </table:table-cell>
          <table:table-cell office:value-type="float" office:value="9811.4" calcext:value-type="float">
            <text:p>9811.4</text:p>
          </table:table-cell>
          <table:table-cell office:value-type="float" office:value="1395.9" calcext:value-type="float">
            <text:p>1395.9</text:p>
          </table:table-cell>
          <table:table-cell office:value-type="float" office:value="15630.7" calcext:value-type="float">
            <text:p>15630.7</text:p>
          </table:table-cell>
          <table:table-cell office:value-type="float" office:value="398534.1" calcext:value-type="float">
            <text:p>398534.1</text:p>
          </table:table-cell>
        </table:table-row>
        <table:table-row table:style-name="ro1">
          <table:table-cell office:value-type="string" calcext:value-type="string">
            <text:p>codecs</text:p>
          </table:table-cell>
          <table:table-cell office:value-type="float" office:value="5399.4" calcext:value-type="float">
            <text:p>5399.4</text:p>
          </table:table-cell>
          <table:table-cell office:value-type="float" office:value="734.3" calcext:value-type="float">
            <text:p>734.3</text:p>
          </table:table-cell>
          <table:table-cell office:value-type="float" office:value="8683.8" calcext:value-type="float">
            <text:p>8683.8</text:p>
          </table:table-cell>
          <table:table-cell office:value-type="float" office:value="411352.5" calcext:value-type="float">
            <text:p>411352.5</text:p>
          </table:table-cell>
        </table:table-row>
        <table:table-row table:style-name="ro1">
          <table:table-cell office:value-type="string" calcext:value-type="string">
            <text:p>box_easy</text:p>
          </table:table-cell>
          <table:table-cell office:value-type="float" office:value="10059.7" calcext:value-type="float">
            <text:p>10059.7</text:p>
          </table:table-cell>
          <table:table-cell office:value-type="float" office:value="1401.8" calcext:value-type="float">
            <text:p>1401.8</text:p>
          </table:table-cell>
          <table:table-cell office:value-type="float" office:value="16214" calcext:value-type="float">
            <text:p>16214</text:p>
          </table:table-cell>
          <table:table-cell office:value-type="float" office:value="416564.1" calcext:value-type="float">
            <text:p>416564.1</text:p>
          </table:table-cell>
        </table:table-row>
        <table:table-row table:style-name="ro1">
          <table:table-cell office:value-type="string" calcext:value-type="string">
            <text:p>sign2</text:p>
          </table:table-cell>
          <table:table-cell office:value-type="float" office:value="13764.5" calcext:value-type="float">
            <text:p>13764.5</text:p>
          </table:table-cell>
          <table:table-cell office:value-type="float" office:value="2137.4" calcext:value-type="float">
            <text:p>2137.4</text:p>
          </table:table-cell>
          <table:table-cell office:value-type="float" office:value="21914.5" calcext:value-type="float">
            <text:p>21914.5</text:p>
          </table:table-cell>
          <table:table-cell office:value-type="float" office:value="610334.9" calcext:value-type="float">
            <text:p>610334.9</text:p>
          </table:table-cell>
        </table:table-row>
        <table:table-row table:style-name="ro1">
          <table:table-cell office:value-type="string" calcext:value-type="string">
            <text:p>randombytes</text:p>
          </table:table-cell>
          <table:table-cell office:value-type="float" office:value="4511" calcext:value-type="float">
            <text:p>4511</text:p>
          </table:table-cell>
          <table:table-cell office:value-type="float" office:value="589.5" calcext:value-type="float">
            <text:p>589.5</text:p>
          </table:table-cell>
          <table:table-cell office:value-type="float" office:value="7256.1" calcext:value-type="float">
            <text:p>7256.1</text:p>
          </table:table-cell>
          <table:table-cell office:value-type="float" office:value="1138096.6" calcext:value-type="float">
            <text:p>1138096.6</text:p>
          </table:table-cell>
        </table:table-row>
        <table:table-row table:style-name="ro1">
          <table:table-cell office:value-type="string" calcext:value-type="string">
            <text:p>box_seal</text:p>
          </table:table-cell>
          <table:table-cell office:value-type="float" office:value="13319.9" calcext:value-type="float">
            <text:p>13319.9</text:p>
          </table:table-cell>
          <table:table-cell office:value-type="float" office:value="2030.3" calcext:value-type="float">
            <text:p>2030.3</text:p>
          </table:table-cell>
          <table:table-cell office:value-type="float" office:value="20897.1" calcext:value-type="float">
            <text:p>20897.1</text:p>
          </table:table-cell>
          <table:table-cell office:value-type="float" office:value="1286766.7" calcext:value-type="float">
            <text:p>1286766.7</text:p>
          </table:table-cell>
        </table:table-row>
      </table:table>
      <table:table table:name="Tagging" table:style-name="ta1">
        <table:shapes>
          <draw:frame draw:z-index="0" draw:style-name="gr1" draw:text-style-name="P1" svg:width="8.1516in" svg:height="5.2496in" svg:x="17.0406in" svg:y="0.4075in">
            <draw:object draw:notify-on-update-of-ranges="Tagging.H4:Tagging.H32 Tagging.I3:Tagging.I3 Tagging.I4:Tagging.I32 Tagging.J3:Tagging.J3 Tagging.J4:Tagging.J32 Tagging.K3:Tagging.K3 Tagging.K4:Tagging.K32 Tagging.L3:Tagging.L3 Tagging.L4:Tagging.L32 Tagging.M3:Tagging.M3 Tagging.M4:Tagging.M3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10.5906in" svg:height="6.4102in" svg:x="16.9654in" svg:y="9.9343in">
            <draw:object draw:notify-on-update-of-ranges="Tagging.H50:Tagging.H79 Tagging.I49:Tagging.I49 Tagging.I50:Tagging.I79 Tagging.J49:Tagging.J49 Tagging.J50:Tagging.J79 Tagging.K49:Tagging.K49 Tagging.K50:Tagging.K79 Tagging.L49:Tagging.L49 Tagging.L50:Tagging.L79 Tagging.M49:Tagging.M49 Tagging.M50:Tagging.M79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2" draw:style-name="gr1" draw:text-style-name="P1" svg:width="6.2988in" svg:height="3.5429in" svg:x="17.037in" svg:y="5.9795in">
            <draw:object draw:notify-on-update-of-ranges="Tagging.H36:Tagging.H46 Tagging.I35:Tagging.I35 Tagging.I36:Tagging.I46 Tagging.J35:Tagging.J35 Tagging.J36:Tagging.J46 Tagging.K35:Tagging.K35 Tagging.K36:Tagging.K46 Tagging.L35:Tagging.L35 Tagging.L36:Tagging.L46 Tagging.M35:Tagging.M35 Tagging.M36:Tagging.M46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3" draw:style-name="gr1" draw:text-style-name="P1" svg:width="6.2988in" svg:height="3.5429in" svg:x="7.6276in" svg:y="3.4906in">
            <draw:object draw:notify-on-update-of-ranges="Tagging.I4:Tagging.I6 Tagging.J3:Tagging.J3 Tagging.J4:Tagging.J6 Tagging.J14:Tagging.J16 Tagging.J9:Tagging.J11 Tagging.K3:Tagging.K3 Tagging.K4:Tagging.K6 Tagging.K14:Tagging.K16 Tagging.K9:Tagging.K11 Tagging.L3:Tagging.L3 Tagging.L4:Tagging.L6 Tagging.L14:Tagging.L16 Tagging.L9:Tagging.L11 Tagging.M3:Tagging.M3 Tagging.M4:Tagging.M6 Tagging.M14:Tagging.M16 Tagging.M9:Tagging.M11 Tagging.N3:Tagging.N3 Tagging.N4:Tagging.N6 Tagging.N14:Tagging.N16 Tagging.N9:Tagging.N11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Taggin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uite: polybench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jit-notags</text:p>
          </table:table-cell>
          <table:table-cell office:value-type="string" calcext:value-type="string">
            <text:p>eagertags</text:p>
          </table:table-cell>
          <table:table-cell office:value-type="string" calcext:value-type="string">
            <text:p>eagertags-o</text:p>
          </table:table-cell>
          <table:table-cell office:value-type="string" calcext:value-type="string">
            <text:p>eagertags-l</text:p>
          </table:table-cell>
          <table:table-cell office:value-type="string" calcext:value-type="string">
            <text:p>jit</text:p>
          </table:table-cell>
          <table:table-cell office:value-type="string" calcext:value-type="string">
            <text:p>lazytags</text:p>
          </table:table-cell>
          <table:table-cell/>
          <table:table-cell office:value-type="string" calcext:value-type="string">
            <text:p>average</text:p>
          </table:table-cell>
          <table:table-cell table:formula="of:=[.C3]" office:value-type="string" office:string-value="eagertags" calcext:value-type="string">
            <text:p>eagertags</text:p>
          </table:table-cell>
          <table:table-cell table:formula="of:=[.D3]" office:value-type="string" office:string-value="eagertags-o" calcext:value-type="string">
            <text:p>eagertags-o</text:p>
          </table:table-cell>
          <table:table-cell table:formula="of:=[.E3]" office:value-type="string" office:string-value="eagertags-l" calcext:value-type="string">
            <text:p>eagertags-l</text:p>
          </table:table-cell>
          <table:table-cell office:value-type="string" calcext:value-type="string">
            <text:p>on-demand</text:p>
          </table:table-cell>
          <table:table-cell table:formula="of:=[.G3]" office:value-type="string" office:string-value="lazytags" calcext:value-type="string">
            <text:p>lazytags</text:p>
          </table:table-cell>
        </table:table-row>
        <table:table-row table:style-name="ro1">
          <table:table-cell office:value-type="string" calcext:value-type="string">
            <text:p>jacobi-1d</text:p>
          </table:table-cell>
          <table:table-cell office:value-type="float" office:value="1" calcext:value-type="float">
            <text:p>1</text:p>
          </table:table-cell>
          <table:table-cell office:value-type="float" office:value="3.636521" calcext:value-type="float">
            <text:p>3.636521</text:p>
          </table:table-cell>
          <table:table-cell office:value-type="float" office:value="3.332151" calcext:value-type="float">
            <text:p>3.332151</text:p>
          </table:table-cell>
          <table:table-cell office:value-type="float" office:value="1.06041" calcext:value-type="float">
            <text:p>1.06041</text:p>
          </table:table-cell>
          <table:table-cell office:value-type="float" office:value="0.962523" calcext:value-type="float">
            <text:p>0.962523</text:p>
          </table:table-cell>
          <table:table-cell office:value-type="float" office:value="0.966575" calcext:value-type="float">
            <text:p>0.966575</text:p>
          </table:table-cell>
          <table:table-cell/>
          <table:table-cell office:value-type="string" calcext:value-type="string">
            <text:p>PolyBench</text:p>
          </table:table-cell>
          <table:table-cell table:formula="of:=AVERAGE([.C4:.C32])" office:value-type="float" office:value="3.31664086206897" calcext:value-type="float">
            <text:p>3.31664086206897</text:p>
          </table:table-cell>
          <table:table-cell table:formula="of:=AVERAGE([.D4:.D32])" office:value-type="float" office:value="3.01011620689655" calcext:value-type="float">
            <text:p>3.01011620689655</text:p>
          </table:table-cell>
          <table:table-cell table:formula="of:=AVERAGE([.E4:.E32])" office:value-type="float" office:value="1.06689755172414" calcext:value-type="float">
            <text:p>1.06689755172414</text:p>
          </table:table-cell>
          <table:table-cell table:formula="of:=AVERAGE([.F4:.F32])" office:value-type="float" office:value="1.00918203448276" calcext:value-type="float">
            <text:p>1.00918203448276</text:p>
          </table:table-cell>
          <table:table-cell table:formula="of:=AVERAGE([.G4:.G32])" office:value-type="float" office:value="1.00971406896552" calcext:value-type="float">
            <text:p>1.00971406896552</text:p>
          </table:table-cell>
        </table:table-row>
        <table:table-row table:style-name="ro1">
          <table:table-cell office:value-type="string" calcext:value-type="string">
            <text:p>trisolv</text:p>
          </table:table-cell>
          <table:table-cell office:value-type="float" office:value="1" calcext:value-type="float">
            <text:p>1</text:p>
          </table:table-cell>
          <table:table-cell office:value-type="float" office:value="1.485762" calcext:value-type="float">
            <text:p>1.485762</text:p>
          </table:table-cell>
          <table:table-cell office:value-type="float" office:value="1.368412" calcext:value-type="float">
            <text:p>1.368412</text:p>
          </table:table-cell>
          <table:table-cell office:value-type="float" office:value="1.035044" calcext:value-type="float">
            <text:p>1.035044</text:p>
          </table:table-cell>
          <table:table-cell office:value-type="float" office:value="1.023843" calcext:value-type="float">
            <text:p>1.023843</text:p>
          </table:table-cell>
          <table:table-cell office:value-type="float" office:value="1.007916" calcext:value-type="float">
            <text:p>1.007916</text:p>
          </table:table-cell>
          <table:table-cell/>
          <table:table-cell office:value-type="string" calcext:value-type="string">
            <text:p>Ostrich</text:p>
          </table:table-cell>
          <table:table-cell table:formula="of:=AVERAGE([.C36:.C46])" office:value-type="float" office:value="2.44495418181818" calcext:value-type="float">
            <text:p>2.44495418181818</text:p>
          </table:table-cell>
          <table:table-cell table:formula="of:=AVERAGE([.D36:.D46])" office:value-type="float" office:value="2.20911209090909" calcext:value-type="float">
            <text:p>2.20911209090909</text:p>
          </table:table-cell>
          <table:table-cell table:formula="of:=AVERAGE([.E36:.E46])" office:value-type="float" office:value="1.05937372727273" calcext:value-type="float">
            <text:p>1.05937372727273</text:p>
          </table:table-cell>
          <table:table-cell table:formula="of:=AVERAGE([.F36:.F46])" office:value-type="float" office:value="1.01001090909091" calcext:value-type="float">
            <text:p>1.01001090909091</text:p>
          </table:table-cell>
          <table:table-cell table:formula="of:=AVERAGE([.G36:.G46])" office:value-type="float" office:value="1.00379327272727" calcext:value-type="float">
            <text:p>1.00379327272727</text:p>
          </table:table-cell>
        </table:table-row>
        <table:table-row table:style-name="ro1">
          <table:table-cell office:value-type="string" calcext:value-type="string">
            <text:p>gesummv</text:p>
          </table:table-cell>
          <table:table-cell office:value-type="float" office:value="1" calcext:value-type="float">
            <text:p>1</text:p>
          </table:table-cell>
          <table:table-cell office:value-type="float" office:value="1.833496" calcext:value-type="float">
            <text:p>1.833496</text:p>
          </table:table-cell>
          <table:table-cell office:value-type="float" office:value="1.700663" calcext:value-type="float">
            <text:p>1.700663</text:p>
          </table:table-cell>
          <table:table-cell office:value-type="float" office:value="1.020254" calcext:value-type="float">
            <text:p>1.020254</text:p>
          </table:table-cell>
          <table:table-cell office:value-type="float" office:value="0.97987" calcext:value-type="float">
            <text:p>0.97987</text:p>
          </table:table-cell>
          <table:table-cell office:value-type="float" office:value="0.998784" calcext:value-type="float">
            <text:p>0.998784</text:p>
          </table:table-cell>
          <table:table-cell/>
          <table:table-cell office:value-type="string" calcext:value-type="string">
            <text:p>Libsodium</text:p>
          </table:table-cell>
          <table:table-cell table:formula="of:=AVERAGE([.C50:.C88])" office:value-type="float" office:value="3.31166556410256" calcext:value-type="float">
            <text:p>3.31166556410256</text:p>
          </table:table-cell>
          <table:table-cell table:formula="of:=AVERAGE([.D50:.D88])" office:value-type="float" office:value="2.91612405128205" calcext:value-type="float">
            <text:p>2.91612405128205</text:p>
          </table:table-cell>
          <table:table-cell table:formula="of:=AVERAGE([.E50:.E88])" office:value-type="float" office:value="1.17229738461538" calcext:value-type="float">
            <text:p>1.17229738461538</text:p>
          </table:table-cell>
          <table:table-cell table:formula="of:=AVERAGE([.F50:.F88])" office:value-type="float" office:value="1.04920582051282" calcext:value-type="float">
            <text:p>1.04920582051282</text:p>
          </table:table-cell>
          <table:table-cell table:formula="of:=AVERAGE([.G50:.G88])" office:value-type="float" office:value="1.04155802564103" calcext:value-type="float">
            <text:p>1.04155802564103</text:p>
          </table:table-cell>
        </table:table-row>
        <table:table-row table:style-name="ro1">
          <table:table-cell office:value-type="string" calcext:value-type="string">
            <text:p>durbin</text:p>
          </table:table-cell>
          <table:table-cell office:value-type="float" office:value="1" calcext:value-type="float">
            <text:p>1</text:p>
          </table:table-cell>
          <table:table-cell office:value-type="float" office:value="3.623979" calcext:value-type="float">
            <text:p>3.623979</text:p>
          </table:table-cell>
          <table:table-cell office:value-type="float" office:value="3.379165" calcext:value-type="float">
            <text:p>3.379165</text:p>
          </table:table-cell>
          <table:table-cell office:value-type="float" office:value="1.017541" calcext:value-type="float">
            <text:p>1.017541</text:p>
          </table:table-cell>
          <table:table-cell office:value-type="float" office:value="0.991045" calcext:value-type="float">
            <text:p>0.991045</text:p>
          </table:table-cell>
          <table:table-cell office:value-type="float" office:value="0.999348" calcext:value-type="float">
            <text:p>0.9993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icg</text:p>
          </table:table-cell>
          <table:table-cell office:value-type="float" office:value="1" calcext:value-type="float">
            <text:p>1</text:p>
          </table:table-cell>
          <table:table-cell office:value-type="float" office:value="2.034278" calcext:value-type="float">
            <text:p>2.034278</text:p>
          </table:table-cell>
          <table:table-cell office:value-type="float" office:value="1.897957" calcext:value-type="float">
            <text:p>1.897957</text:p>
          </table:table-cell>
          <table:table-cell office:value-type="float" office:value="0.977572" calcext:value-type="float">
            <text:p>0.977572</text:p>
          </table:table-cell>
          <table:table-cell office:value-type="float" office:value="1.004871" calcext:value-type="float">
            <text:p>1.004871</text:p>
          </table:table-cell>
          <table:table-cell office:value-type="float" office:value="1.00514" calcext:value-type="float">
            <text:p>1.00514</text:p>
          </table:table-cell>
          <table:table-cell/>
          <table:table-cell office:value-type="string" calcext:value-type="string">
            <text:p>Neg-error</text:p>
          </table:table-cell>
          <table:table-cell table:formula="of:=[.J3]" office:value-type="string" office:string-value="eagertags" calcext:value-type="string">
            <text:p>eagertags</text:p>
          </table:table-cell>
          <table:table-cell table:formula="of:=[.K3]" office:value-type="string" office:string-value="eagertags-o" calcext:value-type="string">
            <text:p>eagertags-o</text:p>
          </table:table-cell>
          <table:table-cell table:formula="of:=[.L3]" office:value-type="string" office:string-value="eagertags-l" calcext:value-type="string">
            <text:p>eagertags-l</text:p>
          </table:table-cell>
          <table:table-cell table:formula="of:=[.M3]" office:value-type="string" office:string-value="on-demand" calcext:value-type="string">
            <text:p>on-demand</text:p>
          </table:table-cell>
          <table:table-cell table:formula="of:=[.N3]" office:value-type="string" office:string-value="lazytags" calcext:value-type="string">
            <text:p>lazytags</text:p>
          </table:table-cell>
        </table:table-row>
        <table:table-row table:style-name="ro1">
          <table:table-cell office:value-type="string" calcext:value-type="string">
            <text:p>mvt</text:p>
          </table:table-cell>
          <table:table-cell office:value-type="float" office:value="1" calcext:value-type="float">
            <text:p>1</text:p>
          </table:table-cell>
          <table:table-cell office:value-type="float" office:value="2.104948" calcext:value-type="float">
            <text:p>2.104948</text:p>
          </table:table-cell>
          <table:table-cell office:value-type="float" office:value="1.959063" calcext:value-type="float">
            <text:p>1.959063</text:p>
          </table:table-cell>
          <table:table-cell office:value-type="float" office:value="1.031988" calcext:value-type="float">
            <text:p>1.031988</text:p>
          </table:table-cell>
          <table:table-cell office:value-type="float" office:value="0.991188" calcext:value-type="float">
            <text:p>0.991188</text:p>
          </table:table-cell>
          <table:table-cell office:value-type="float" office:value="0.98652" calcext:value-type="float">
            <text:p>0.98652</text:p>
          </table:table-cell>
          <table:table-cell/>
          <table:table-cell office:value-type="string" calcext:value-type="string">
            <text:p>PolyBench</text:p>
          </table:table-cell>
          <table:table-cell table:formula="of:=[.J4]-MIN([.C4:.C32])" office:value-type="float" office:value="1.83087886206897" calcext:value-type="float">
            <text:p>1.83087886206897</text:p>
          </table:table-cell>
          <table:table-cell table:formula="of:=[.K4]-MIN([.D4:.D32])" office:value-type="float" office:value="1.67680120689655" calcext:value-type="float">
            <text:p>1.67680120689655</text:p>
          </table:table-cell>
          <table:table-cell table:formula="of:=[.L4]-MIN([.E4:.E32])" office:value-type="float" office:value="0.0893255517241379" calcext:value-type="float">
            <text:p>0.089325551724138</text:p>
          </table:table-cell>
          <table:table-cell table:formula="of:=[.M4]-MIN([.F48:.F86])" office:value-type="float" office:value="0.0196340344827587" calcext:value-type="float">
            <text:p>0.019634034482759</text:p>
          </table:table-cell>
          <table:table-cell table:formula="of:=[.N4]-MIN([.G48:.G86])" office:value-type="float" office:value="0.0290890689655169" calcext:value-type="float">
            <text:p>0.029089068965517</text:p>
          </table:table-cell>
        </table:table-row>
        <table:table-row table:style-name="ro1">
          <table:table-cell office:value-type="string" calcext:value-type="string">
            <text:p>atax</text:p>
          </table:table-cell>
          <table:table-cell office:value-type="float" office:value="1" calcext:value-type="float">
            <text:p>1</text:p>
          </table:table-cell>
          <table:table-cell office:value-type="float" office:value="2.044018" calcext:value-type="float">
            <text:p>2.044018</text:p>
          </table:table-cell>
          <table:table-cell office:value-type="float" office:value="1.888231" calcext:value-type="float">
            <text:p>1.888231</text:p>
          </table:table-cell>
          <table:table-cell office:value-type="float" office:value="1.0072" calcext:value-type="float">
            <text:p>1.0072</text:p>
          </table:table-cell>
          <table:table-cell office:value-type="float" office:value="1.033298" calcext:value-type="float">
            <text:p>1.033298</text:p>
          </table:table-cell>
          <table:table-cell office:value-type="float" office:value="1.025572" calcext:value-type="float">
            <text:p>1.025572</text:p>
          </table:table-cell>
          <table:table-cell/>
          <table:table-cell office:value-type="string" calcext:value-type="string">
            <text:p>Ostrich</text:p>
          </table:table-cell>
          <table:table-cell table:formula="of:=[.J5]-MIN([.C36:.C46])" office:value-type="float" office:value="0.929905181818182" calcext:value-type="float">
            <text:p>0.929905181818182</text:p>
          </table:table-cell>
          <table:table-cell table:formula="of:=[.K5]-MIN([.D36:.D46])" office:value-type="float" office:value="0.840386090909091" calcext:value-type="float">
            <text:p>0.840386090909091</text:p>
          </table:table-cell>
          <table:table-cell table:formula="of:=[.L5]-MIN([.E36:.E46])" office:value-type="float" office:value="0.0865887272727273" calcext:value-type="float">
            <text:p>0.086588727272727</text:p>
          </table:table-cell>
          <table:table-cell table:formula="of:=[.M5]-MIN([.F49:.F87])" office:value-type="float" office:value="0.0204629090909091" calcext:value-type="float">
            <text:p>0.020462909090909</text:p>
          </table:table-cell>
          <table:table-cell table:formula="of:=[.N5]-MIN([.G49:.G87])" office:value-type="float" office:value="0.0231682727272727" calcext:value-type="float">
            <text:p>0.023168272727273</text:p>
          </table:table-cell>
        </table:table-row>
        <table:table-row table:style-name="ro1">
          <table:table-cell office:value-type="string" calcext:value-type="string">
            <text:p>gemver</text:p>
          </table:table-cell>
          <table:table-cell office:value-type="float" office:value="1" calcext:value-type="float">
            <text:p>1</text:p>
          </table:table-cell>
          <table:table-cell office:value-type="float" office:value="2.513592" calcext:value-type="float">
            <text:p>2.513592</text:p>
          </table:table-cell>
          <table:table-cell office:value-type="float" office:value="2.335564" calcext:value-type="float">
            <text:p>2.335564</text:p>
          </table:table-cell>
          <table:table-cell office:value-type="float" office:value="1.042628" calcext:value-type="float">
            <text:p>1.042628</text:p>
          </table:table-cell>
          <table:table-cell office:value-type="float" office:value="0.997752" calcext:value-type="float">
            <text:p>0.997752</text:p>
          </table:table-cell>
          <table:table-cell office:value-type="float" office:value="1.006659" calcext:value-type="float">
            <text:p>1.006659</text:p>
          </table:table-cell>
          <table:table-cell/>
          <table:table-cell office:value-type="string" calcext:value-type="string">
            <text:p>Libsodium</text:p>
          </table:table-cell>
          <table:table-cell table:formula="of:=[.J6]-MIN([.C50:.C88])" office:value-type="float" office:value="0.889902564102564" calcext:value-type="float">
            <text:p>0.889902564102564</text:p>
          </table:table-cell>
          <table:table-cell table:formula="of:=[.K6]-MIN([.D50:.D88])" office:value-type="float" office:value="0.830048051282051" calcext:value-type="float">
            <text:p>0.830048051282051</text:p>
          </table:table-cell>
          <table:table-cell table:formula="of:=[.L6]-MIN([.E50:.E88])" office:value-type="float" office:value="0.126789384615385" calcext:value-type="float">
            <text:p>0.126789384615385</text:p>
          </table:table-cell>
          <table:table-cell table:formula="of:=[.M6]-MIN([.F50:.F88])" office:value-type="float" office:value="0.0596578205128205" calcext:value-type="float">
            <text:p>0.059657820512821</text:p>
          </table:table-cell>
          <table:table-cell table:formula="of:=[.N6]-MIN([.G50:.G88])" office:value-type="float" office:value="0.0609330256410255" calcext:value-type="float">
            <text:p>0.060933025641026</text:p>
          </table:table-cell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1" calcext:value-type="float">
            <text:p>1</text:p>
          </table:table-cell>
          <table:table-cell office:value-type="float" office:value="4.305385" calcext:value-type="float">
            <text:p>4.305385</text:p>
          </table:table-cell>
          <table:table-cell office:value-type="float" office:value="3.875278" calcext:value-type="float">
            <text:p>3.875278</text:p>
          </table:table-cell>
          <table:table-cell office:value-type="float" office:value="1.074727" calcext:value-type="float">
            <text:p>1.074727</text:p>
          </table:table-cell>
          <table:table-cell office:value-type="float" office:value="0.98919" calcext:value-type="float">
            <text:p>0.98919</text:p>
          </table:table-cell>
          <table:table-cell office:value-type="float" office:value="0.993572" calcext:value-type="float">
            <text:p>0.9935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itgen</text:p>
          </table:table-cell>
          <table:table-cell office:value-type="float" office:value="1" calcext:value-type="float">
            <text:p>1</text:p>
          </table:table-cell>
          <table:table-cell office:value-type="float" office:value="3.068901" calcext:value-type="float">
            <text:p>3.068901</text:p>
          </table:table-cell>
          <table:table-cell office:value-type="float" office:value="2.723831" calcext:value-type="float">
            <text:p>2.723831</text:p>
          </table:table-cell>
          <table:table-cell office:value-type="float" office:value="1.038436" calcext:value-type="float">
            <text:p>1.038436</text:p>
          </table:table-cell>
          <table:table-cell office:value-type="float" office:value="0.989672" calcext:value-type="float">
            <text:p>0.989672</text:p>
          </table:table-cell>
          <table:table-cell office:value-type="float" office:value="0.98913" calcext:value-type="float">
            <text:p>0.98913</text:p>
          </table:table-cell>
          <table:table-cell/>
          <table:table-cell office:value-type="string" calcext:value-type="string">
            <text:p>Pos-error</text:p>
          </table:table-cell>
          <table:table-cell table:formula="of:=[.J3]" office:value-type="string" office:string-value="eagertags" calcext:value-type="string">
            <text:p>eagertags</text:p>
          </table:table-cell>
          <table:table-cell table:formula="of:=[.K3]" office:value-type="string" office:string-value="eagertags-o" calcext:value-type="string">
            <text:p>eagertags-o</text:p>
          </table:table-cell>
          <table:table-cell table:formula="of:=[.L3]" office:value-type="string" office:string-value="eagertags-l" calcext:value-type="string">
            <text:p>eagertags-l</text:p>
          </table:table-cell>
          <table:table-cell table:formula="of:=[.M3]" office:value-type="string" office:string-value="on-demand" calcext:value-type="string">
            <text:p>on-demand</text:p>
          </table:table-cell>
          <table:table-cell table:formula="of:=[.N3]" office:value-type="string" office:string-value="lazytags" calcext:value-type="string">
            <text:p>lazytags</text:p>
          </table:table-cell>
        </table:table-row>
        <table:table-row table:style-name="ro1">
          <table:table-cell office:value-type="string" calcext:value-type="string">
            <text:p>syrk</text:p>
          </table:table-cell>
          <table:table-cell office:value-type="float" office:value="1" calcext:value-type="float">
            <text:p>1</text:p>
          </table:table-cell>
          <table:table-cell office:value-type="float" office:value="3.918248" calcext:value-type="float">
            <text:p>3.918248</text:p>
          </table:table-cell>
          <table:table-cell office:value-type="float" office:value="3.57682" calcext:value-type="float">
            <text:p>3.57682</text:p>
          </table:table-cell>
          <table:table-cell office:value-type="float" office:value="1.078795" calcext:value-type="float">
            <text:p>1.078795</text:p>
          </table:table-cell>
          <table:table-cell office:value-type="float" office:value="1.009186" calcext:value-type="float">
            <text:p>1.009186</text:p>
          </table:table-cell>
          <table:table-cell office:value-type="float" office:value="1.011887" calcext:value-type="float">
            <text:p>1.011887</text:p>
          </table:table-cell>
          <table:table-cell/>
          <table:table-cell office:value-type="string" calcext:value-type="string">
            <text:p>PolyBench</text:p>
          </table:table-cell>
          <table:table-cell table:formula="of:=MAX([.C4:.C32])-[.J4]" office:value-type="float" office:value="1.08457713793104" calcext:value-type="float">
            <text:p>1.08457713793104</text:p>
          </table:table-cell>
          <table:table-cell table:formula="of:=MAX([.D4:.D32])-[.K4]" office:value-type="float" office:value="1.01906179310345" calcext:value-type="float">
            <text:p>1.01906179310345</text:p>
          </table:table-cell>
          <table:table-cell table:formula="of:=MAX([.E4:.E32])-[.L4]" office:value-type="float" office:value="0.249400448275862" calcext:value-type="float">
            <text:p>0.249400448275862</text:p>
          </table:table-cell>
          <table:table-cell table:formula="of:=MAX([.F4:.F32])-[.M4]" office:value-type="float" office:value="0.0969509655172414" calcext:value-type="float">
            <text:p>0.096950965517241</text:p>
          </table:table-cell>
          <table:table-cell table:formula="of:=MAX([.G4:.G32])-[.N4]" office:value-type="float" office:value="0.0931499310344832" calcext:value-type="float">
            <text:p>0.093149931034483</text:p>
          </table:table-cell>
        </table:table-row>
        <table:table-row table:style-name="ro1">
          <table:table-cell office:value-type="string" calcext:value-type="string">
            <text:p>covariance</text:p>
          </table:table-cell>
          <table:table-cell office:value-type="float" office:value="1" calcext:value-type="float">
            <text:p>1</text:p>
          </table:table-cell>
          <table:table-cell office:value-type="float" office:value="3.23906" calcext:value-type="float">
            <text:p>3.23906</text:p>
          </table:table-cell>
          <table:table-cell office:value-type="float" office:value="2.884736" calcext:value-type="float">
            <text:p>2.884736</text:p>
          </table:table-cell>
          <table:table-cell office:value-type="float" office:value="1.032148" calcext:value-type="float">
            <text:p>1.032148</text:p>
          </table:table-cell>
          <table:table-cell office:value-type="float" office:value="1.003327" calcext:value-type="float">
            <text:p>1.003327</text:p>
          </table:table-cell>
          <table:table-cell office:value-type="float" office:value="1.005506" calcext:value-type="float">
            <text:p>1.005506</text:p>
          </table:table-cell>
          <table:table-cell/>
          <table:table-cell office:value-type="string" calcext:value-type="string">
            <text:p>Ostrich</text:p>
          </table:table-cell>
          <table:table-cell table:formula="of:=MAX([.C36:.C46])-[.J5]" office:value-type="float" office:value="1.88404881818182" calcext:value-type="float">
            <text:p>1.88404881818182</text:p>
          </table:table-cell>
          <table:table-cell table:formula="of:=MAX([.D36:.D46])-[.K5]" office:value-type="float" office:value="1.88224390909091" calcext:value-type="float">
            <text:p>1.88224390909091</text:p>
          </table:table-cell>
          <table:table-cell table:formula="of:=MAX([.E5:.E33])-[.L5]" office:value-type="float" office:value="0.256924272727273" calcext:value-type="float">
            <text:p>0.256924272727273</text:p>
          </table:table-cell>
          <table:table-cell table:formula="of:=MAX([.F5:.F33])-[.M5]" office:value-type="float" office:value="0.096122090909091" calcext:value-type="float">
            <text:p>0.096122090909091</text:p>
          </table:table-cell>
          <table:table-cell table:formula="of:=MAX([.G5:.G33])-[.N5]" office:value-type="float" office:value="0.0990707272727274" calcext:value-type="float">
            <text:p>0.099070727272727</text:p>
          </table:table-cell>
        </table:table-row>
        <table:table-row table:style-name="ro1">
          <table:table-cell office:value-type="string" calcext:value-type="string">
            <text:p>correlation</text:p>
          </table:table-cell>
          <table:table-cell office:value-type="float" office:value="1" calcext:value-type="float">
            <text:p>1</text:p>
          </table:table-cell>
          <table:table-cell office:value-type="float" office:value="3.161081" calcext:value-type="float">
            <text:p>3.161081</text:p>
          </table:table-cell>
          <table:table-cell office:value-type="float" office:value="2.873924" calcext:value-type="float">
            <text:p>2.873924</text:p>
          </table:table-cell>
          <table:table-cell office:value-type="float" office:value="1.016641" calcext:value-type="float">
            <text:p>1.016641</text:p>
          </table:table-cell>
          <table:table-cell office:value-type="float" office:value="0.991639" calcext:value-type="float">
            <text:p>0.991639</text:p>
          </table:table-cell>
          <table:table-cell office:value-type="float" office:value="0.995198" calcext:value-type="float">
            <text:p>0.995198</text:p>
          </table:table-cell>
          <table:table-cell/>
          <table:table-cell office:value-type="string" calcext:value-type="string">
            <text:p>Libsodium</text:p>
          </table:table-cell>
          <table:table-cell table:formula="of:=MAX([.C50:.C88])-[.J6]" office:value-type="float" office:value="1.60040943589744" calcext:value-type="float">
            <text:p>1.60040943589744</text:p>
          </table:table-cell>
          <table:table-cell table:formula="of:=MAX([.D50:.D88])-[.K6]" office:value-type="float" office:value="1.04354694871795" calcext:value-type="float">
            <text:p>1.04354694871795</text:p>
          </table:table-cell>
          <table:table-cell table:formula="of:=MAX([.E6:.E34])-[.L6]" office:value-type="float" office:value="0.144000615384615" calcext:value-type="float">
            <text:p>0.144000615384615</text:p>
          </table:table-cell>
          <table:table-cell table:formula="of:=MAX([.F6:.F34])-[.M6]" office:value-type="float" office:value="0.0569271794871795" calcext:value-type="float">
            <text:p>0.05692717948718</text:p>
          </table:table-cell>
          <table:table-cell table:formula="of:=MAX([.G6:.G34])-[.N6]" office:value-type="float" office:value="0.0613059743589746" calcext:value-type="float">
            <text:p>0.061305974358975</text:p>
          </table:table-cell>
        </table:table-row>
        <table:table-row table:style-name="ro1">
          <table:table-cell office:value-type="string" calcext:value-type="string">
            <text:p>symm</text:p>
          </table:table-cell>
          <table:table-cell office:value-type="float" office:value="1" calcext:value-type="float">
            <text:p>1</text:p>
          </table:table-cell>
          <table:table-cell office:value-type="float" office:value="3.727547" calcext:value-type="float">
            <text:p>3.727547</text:p>
          </table:table-cell>
          <table:table-cell office:value-type="float" office:value="3.359736" calcext:value-type="float">
            <text:p>3.359736</text:p>
          </table:table-cell>
          <table:table-cell office:value-type="float" office:value="1.131351" calcext:value-type="float">
            <text:p>1.131351</text:p>
          </table:table-cell>
          <table:table-cell office:value-type="float" office:value="1.000063" calcext:value-type="float">
            <text:p>1.000063</text:p>
          </table:table-cell>
          <table:table-cell office:value-type="float" office:value="0.998066" calcext:value-type="float">
            <text:p>0.9980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yr2k</text:p>
          </table:table-cell>
          <table:table-cell office:value-type="float" office:value="1" calcext:value-type="float">
            <text:p>1</text:p>
          </table:table-cell>
          <table:table-cell office:value-type="float" office:value="3.719228" calcext:value-type="float">
            <text:p>3.719228</text:p>
          </table:table-cell>
          <table:table-cell office:value-type="float" office:value="3.499837" calcext:value-type="float">
            <text:p>3.499837</text:p>
          </table:table-cell>
          <table:table-cell office:value-type="float" office:value="1.059658" calcext:value-type="float">
            <text:p>1.059658</text:p>
          </table:table-cell>
          <table:table-cell office:value-type="float" office:value="0.999908" calcext:value-type="float">
            <text:p>0.999908</text:p>
          </table:table-cell>
          <table:table-cell office:value-type="float" office:value="0.996695" calcext:value-type="float">
            <text:p>0.9966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mm</text:p>
          </table:table-cell>
          <table:table-cell office:value-type="float" office:value="1" calcext:value-type="float">
            <text:p>1</text:p>
          </table:table-cell>
          <table:table-cell office:value-type="float" office:value="3.924888" calcext:value-type="float">
            <text:p>3.924888</text:p>
          </table:table-cell>
          <table:table-cell office:value-type="float" office:value="3.488895" calcext:value-type="float">
            <text:p>3.488895</text:p>
          </table:table-cell>
          <table:table-cell office:value-type="float" office:value="1.034071" calcext:value-type="float">
            <text:p>1.034071</text:p>
          </table:table-cell>
          <table:table-cell office:value-type="float" office:value="1.064232" calcext:value-type="float">
            <text:p>1.064232</text:p>
          </table:table-cell>
          <table:table-cell office:value-type="float" office:value="1.058919" calcext:value-type="float">
            <text:p>1.0589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mm</text:p>
          </table:table-cell>
          <table:table-cell office:value-type="float" office:value="1" calcext:value-type="float">
            <text:p>1</text:p>
          </table:table-cell>
          <table:table-cell office:value-type="float" office:value="3.39816" calcext:value-type="float">
            <text:p>3.39816</text:p>
          </table:table-cell>
          <table:table-cell office:value-type="float" office:value="3.105215" calcext:value-type="float">
            <text:p>3.105215</text:p>
          </table:table-cell>
          <table:table-cell office:value-type="float" office:value="1.038677" calcext:value-type="float">
            <text:p>1.038677</text:p>
          </table:table-cell>
          <table:table-cell office:value-type="float" office:value="0.988236" calcext:value-type="float">
            <text:p>0.988236</text:p>
          </table:table-cell>
          <table:table-cell office:value-type="float" office:value="0.990337" calcext:value-type="float">
            <text:p>0.9903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ramschmidt</text:p>
          </table:table-cell>
          <table:table-cell office:value-type="float" office:value="1" calcext:value-type="float">
            <text:p>1</text:p>
          </table:table-cell>
          <table:table-cell office:value-type="float" office:value="3.75184" calcext:value-type="float">
            <text:p>3.75184</text:p>
          </table:table-cell>
          <table:table-cell office:value-type="float" office:value="3.38961" calcext:value-type="float">
            <text:p>3.38961</text:p>
          </table:table-cell>
          <table:table-cell office:value-type="float" office:value="1.054148" calcext:value-type="float">
            <text:p>1.054148</text:p>
          </table:table-cell>
          <table:table-cell office:value-type="float" office:value="0.997184" calcext:value-type="float">
            <text:p>0.997184</text:p>
          </table:table-cell>
          <table:table-cell office:value-type="float" office:value="1.000451" calcext:value-type="float">
            <text:p>1.0004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ssinov</text:p>
          </table:table-cell>
          <table:table-cell office:value-type="float" office:value="1" calcext:value-type="float">
            <text:p>1</text:p>
          </table:table-cell>
          <table:table-cell office:value-type="float" office:value="3.798362" calcext:value-type="float">
            <text:p>3.798362</text:p>
          </table:table-cell>
          <table:table-cell office:value-type="float" office:value="3.365123" calcext:value-type="float">
            <text:p>3.365123</text:p>
          </table:table-cell>
          <table:table-cell office:value-type="float" office:value="1.218578" calcext:value-type="float">
            <text:p>1.218578</text:p>
          </table:table-cell>
          <table:table-cell office:value-type="float" office:value="1.106133" calcext:value-type="float">
            <text:p>1.106133</text:p>
          </table:table-cell>
          <table:table-cell office:value-type="float" office:value="1.102864" calcext:value-type="float">
            <text:p>1.1028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mm</text:p>
          </table:table-cell>
          <table:table-cell office:value-type="float" office:value="1" calcext:value-type="float">
            <text:p>1</text:p>
          </table:table-cell>
          <table:table-cell office:value-type="float" office:value="3.446744" calcext:value-type="float">
            <text:p>3.446744</text:p>
          </table:table-cell>
          <table:table-cell office:value-type="float" office:value="3.109576" calcext:value-type="float">
            <text:p>3.109576</text:p>
          </table:table-cell>
          <table:table-cell office:value-type="float" office:value="1.02176" calcext:value-type="float">
            <text:p>1.02176</text:p>
          </table:table-cell>
          <table:table-cell office:value-type="float" office:value="0.992701" calcext:value-type="float">
            <text:p>0.992701</text:p>
          </table:table-cell>
          <table:table-cell office:value-type="float" office:value="0.993278" calcext:value-type="float">
            <text:p>0.9932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i</text:p>
          </table:table-cell>
          <table:table-cell office:value-type="float" office:value="1" calcext:value-type="float">
            <text:p>1</text:p>
          </table:table-cell>
          <table:table-cell office:value-type="float" office:value="2.659394" calcext:value-type="float">
            <text:p>2.659394</text:p>
          </table:table-cell>
          <table:table-cell office:value-type="float" office:value="2.427133" calcext:value-type="float">
            <text:p>2.427133</text:p>
          </table:table-cell>
          <table:table-cell office:value-type="float" office:value="1.030856" calcext:value-type="float">
            <text:p>1.030856</text:p>
          </table:table-cell>
          <table:table-cell office:value-type="float" office:value="1.002247" calcext:value-type="float">
            <text:p>1.002247</text:p>
          </table:table-cell>
          <table:table-cell office:value-type="float" office:value="1.000929" calcext:value-type="float">
            <text:p>1.0009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dtd-2d</text:p>
          </table:table-cell>
          <table:table-cell office:value-type="float" office:value="1" calcext:value-type="float">
            <text:p>1</text:p>
          </table:table-cell>
          <table:table-cell office:value-type="float" office:value="4.133357" calcext:value-type="float">
            <text:p>4.133357</text:p>
          </table:table-cell>
          <table:table-cell office:value-type="float" office:value="3.65601" calcext:value-type="float">
            <text:p>3.65601</text:p>
          </table:table-cell>
          <table:table-cell office:value-type="float" office:value="1.141022" calcext:value-type="float">
            <text:p>1.141022</text:p>
          </table:table-cell>
          <table:table-cell office:value-type="float" office:value="1.001361" calcext:value-type="float">
            <text:p>1.001361</text:p>
          </table:table-cell>
          <table:table-cell office:value-type="float" office:value="1.000479" calcext:value-type="float">
            <text:p>1.0004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acobi-2d</text:p>
          </table:table-cell>
          <table:table-cell office:value-type="float" office:value="1" calcext:value-type="float">
            <text:p>1</text:p>
          </table:table-cell>
          <table:table-cell office:value-type="float" office:value="4.210584" calcext:value-type="float">
            <text:p>4.210584</text:p>
          </table:table-cell>
          <table:table-cell office:value-type="float" office:value="3.883041" calcext:value-type="float">
            <text:p>3.883041</text:p>
          </table:table-cell>
          <table:table-cell office:value-type="float" office:value="1.074863" calcext:value-type="float">
            <text:p>1.074863</text:p>
          </table:table-cell>
          <table:table-cell office:value-type="float" office:value="1.008757" calcext:value-type="float">
            <text:p>1.008757</text:p>
          </table:table-cell>
          <table:table-cell office:value-type="float" office:value="1.028911" calcext:value-type="float">
            <text:p>1.0289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idel-2d</text:p>
          </table:table-cell>
          <table:table-cell office:value-type="float" office:value="1" calcext:value-type="float">
            <text:p>1</text:p>
          </table:table-cell>
          <table:table-cell office:value-type="float" office:value="1.572447" calcext:value-type="float">
            <text:p>1.572447</text:p>
          </table:table-cell>
          <table:table-cell office:value-type="float" office:value="1.333315" calcext:value-type="float">
            <text:p>1.333315</text:p>
          </table:table-cell>
          <table:table-cell office:value-type="float" office:value="1.001415" calcext:value-type="float">
            <text:p>1.001415</text:p>
          </table:table-cell>
          <table:table-cell office:value-type="float" office:value="0.998529" calcext:value-type="float">
            <text:p>0.998529</text:p>
          </table:table-cell>
          <table:table-cell office:value-type="float" office:value="1.000901" calcext:value-type="float">
            <text:p>1.0009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at-3d</text:p>
          </table:table-cell>
          <table:table-cell office:value-type="float" office:value="1" calcext:value-type="float">
            <text:p>1</text:p>
          </table:table-cell>
          <table:table-cell office:value-type="float" office:value="4.212576" calcext:value-type="float">
            <text:p>4.212576</text:p>
          </table:table-cell>
          <table:table-cell office:value-type="float" office:value="3.874417" calcext:value-type="float">
            <text:p>3.874417</text:p>
          </table:table-cell>
          <table:table-cell office:value-type="float" office:value="1.082118" calcext:value-type="float">
            <text:p>1.082118</text:p>
          </table:table-cell>
          <table:table-cell office:value-type="float" office:value="0.990901" calcext:value-type="float">
            <text:p>0.990901</text:p>
          </table:table-cell>
          <table:table-cell office:value-type="float" office:value="0.993522" calcext:value-type="float">
            <text:p>0.9935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olesky</text:p>
          </table:table-cell>
          <table:table-cell office:value-type="float" office:value="1" calcext:value-type="float">
            <text:p>1</text:p>
          </table:table-cell>
          <table:table-cell office:value-type="float" office:value="4.300887" calcext:value-type="float">
            <text:p>4.300887</text:p>
          </table:table-cell>
          <table:table-cell office:value-type="float" office:value="3.921464" calcext:value-type="float">
            <text:p>3.921464</text:p>
          </table:table-cell>
          <table:table-cell office:value-type="float" office:value="1.117388" calcext:value-type="float">
            <text:p>1.117388</text:p>
          </table:table-cell>
          <table:table-cell office:value-type="float" office:value="1.025384" calcext:value-type="float">
            <text:p>1.025384</text:p>
          </table:table-cell>
          <table:table-cell office:value-type="float" office:value="1.012914" calcext:value-type="float">
            <text:p>1.0129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u</text:p>
          </table:table-cell>
          <table:table-cell office:value-type="float" office:value="1" calcext:value-type="float">
            <text:p>1</text:p>
          </table:table-cell>
          <table:table-cell office:value-type="float" office:value="4.401218" calcext:value-type="float">
            <text:p>4.401218</text:p>
          </table:table-cell>
          <table:table-cell office:value-type="float" office:value="4.029178" calcext:value-type="float">
            <text:p>4.029178</text:p>
          </table:table-cell>
          <table:table-cell office:value-type="float" office:value="1.091948" calcext:value-type="float">
            <text:p>1.091948</text:p>
          </table:table-cell>
          <table:table-cell office:value-type="float" office:value="1.015688" calcext:value-type="float">
            <text:p>1.015688</text:p>
          </table:table-cell>
          <table:table-cell office:value-type="float" office:value="1.012268" calcext:value-type="float">
            <text:p>1.0122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udcmp</text:p>
          </table:table-cell>
          <table:table-cell office:value-type="float" office:value="1" calcext:value-type="float">
            <text:p>1</text:p>
          </table:table-cell>
          <table:table-cell office:value-type="float" office:value="4.293753" calcext:value-type="float">
            <text:p>4.293753</text:p>
          </table:table-cell>
          <table:table-cell office:value-type="float" office:value="3.954045" calcext:value-type="float">
            <text:p>3.954045</text:p>
          </table:table-cell>
          <table:table-cell office:value-type="float" office:value="1.092494" calcext:value-type="float">
            <text:p>1.092494</text:p>
          </table:table-cell>
          <table:table-cell office:value-type="float" office:value="1.024728" calcext:value-type="float">
            <text:p>1.024728</text:p>
          </table:table-cell>
          <table:table-cell office:value-type="float" office:value="1.019214" calcext:value-type="float">
            <text:p>1.0192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loyd-warshall</text:p>
          </table:table-cell>
          <table:table-cell office:value-type="float" office:value="1" calcext:value-type="float">
            <text:p>1</text:p>
          </table:table-cell>
          <table:table-cell office:value-type="float" office:value="3.662331" calcext:value-type="float">
            <text:p>3.662331</text:p>
          </table:table-cell>
          <table:table-cell office:value-type="float" office:value="3.10098" calcext:value-type="float">
            <text:p>3.10098</text:p>
          </table:table-cell>
          <table:table-cell office:value-type="float" office:value="1.316298" calcext:value-type="float">
            <text:p>1.316298</text:p>
          </table:table-cell>
          <table:table-cell office:value-type="float" office:value="1.082823" calcext:value-type="float">
            <text:p>1.082823</text:p>
          </table:table-cell>
          <table:table-cell office:value-type="float" office:value="1.080153" calcext:value-type="float">
            <text:p>1.080153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uite: ostrich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jit-notags</text:p>
          </table:table-cell>
          <table:table-cell office:value-type="string" calcext:value-type="string">
            <text:p>aggtags</text:p>
          </table:table-cell>
          <table:table-cell office:value-type="string" calcext:value-type="string">
            <text:p>aggtags-o</text:p>
          </table:table-cell>
          <table:table-cell office:value-type="string" calcext:value-type="string">
            <text:p>aggtags-l</text:p>
          </table:table-cell>
          <table:table-cell office:value-type="string" calcext:value-type="string">
            <text:p>jit</text:p>
          </table:table-cell>
          <table:table-cell office:value-type="string" calcext:value-type="string">
            <text:p>lazytag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w</text:p>
          </table:table-cell>
          <table:table-cell office:value-type="float" office:value="1" calcext:value-type="float">
            <text:p>1</text:p>
          </table:table-cell>
          <table:table-cell office:value-type="float" office:value="2.627342" calcext:value-type="float">
            <text:p>2.627342</text:p>
          </table:table-cell>
          <table:table-cell office:value-type="float" office:value="2.284842" calcext:value-type="float">
            <text:p>2.284842</text:p>
          </table:table-cell>
          <table:table-cell office:value-type="float" office:value="1.169263" calcext:value-type="float">
            <text:p>1.169263</text:p>
          </table:table-cell>
          <table:table-cell office:value-type="float" office:value="0.993567" calcext:value-type="float">
            <text:p>0.993567</text:p>
          </table:table-cell>
          <table:table-cell office:value-type="float" office:value="0.994389" calcext:value-type="float">
            <text:p>0.9943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c</text:p>
          </table:table-cell>
          <table:table-cell office:value-type="float" office:value="1" calcext:value-type="float">
            <text:p>1</text:p>
          </table:table-cell>
          <table:table-cell office:value-type="float" office:value="4.329003" calcext:value-type="float">
            <text:p>4.329003</text:p>
          </table:table-cell>
          <table:table-cell office:value-type="float" office:value="4.091356" calcext:value-type="float">
            <text:p>4.091356</text:p>
          </table:table-cell>
          <table:table-cell office:value-type="float" office:value="0.999918" calcext:value-type="float">
            <text:p>0.999918</text:p>
          </table:table-cell>
          <table:table-cell office:value-type="float" office:value="1.000283" calcext:value-type="float">
            <text:p>1.000283</text:p>
          </table:table-cell>
          <table:table-cell office:value-type="float" office:value="0.999101" calcext:value-type="float">
            <text:p>0.9991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vamd</text:p>
          </table:table-cell>
          <table:table-cell office:value-type="float" office:value="1" calcext:value-type="float">
            <text:p>1</text:p>
          </table:table-cell>
          <table:table-cell office:value-type="float" office:value="2.063915" calcext:value-type="float">
            <text:p>2.063915</text:p>
          </table:table-cell>
          <table:table-cell office:value-type="float" office:value="1.771116" calcext:value-type="float">
            <text:p>1.771116</text:p>
          </table:table-cell>
          <table:table-cell office:value-type="float" office:value="1.001924" calcext:value-type="float">
            <text:p>1.001924</text:p>
          </table:table-cell>
          <table:table-cell office:value-type="float" office:value="1.00063" calcext:value-type="float">
            <text:p>1.00063</text:p>
          </table:table-cell>
          <table:table-cell office:value-type="float" office:value="1.000933" calcext:value-type="float">
            <text:p>1.0009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ge-rank</text:p>
          </table:table-cell>
          <table:table-cell office:value-type="float" office:value="1" calcext:value-type="float">
            <text:p>1</text:p>
          </table:table-cell>
          <table:table-cell office:value-type="float" office:value="1.579325" calcext:value-type="float">
            <text:p>1.579325</text:p>
          </table:table-cell>
          <table:table-cell office:value-type="float" office:value="1.437583" calcext:value-type="float">
            <text:p>1.437583</text:p>
          </table:table-cell>
          <table:table-cell office:value-type="float" office:value="0.972785" calcext:value-type="float">
            <text:p>0.972785</text:p>
          </table:table-cell>
          <table:table-cell office:value-type="float" office:value="0.928767" calcext:value-type="float">
            <text:p>0.928767</text:p>
          </table:table-cell>
          <table:table-cell office:value-type="float" office:value="0.931017" calcext:value-type="float">
            <text:p>0.9310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ck-propagation</text:p>
          </table:table-cell>
          <table:table-cell office:value-type="float" office:value="1" calcext:value-type="float">
            <text:p>1</text:p>
          </table:table-cell>
          <table:table-cell office:value-type="float" office:value="1.952325" calcext:value-type="float">
            <text:p>1.952325</text:p>
          </table:table-cell>
          <table:table-cell office:value-type="float" office:value="1.743658" calcext:value-type="float">
            <text:p>1.743658</text:p>
          </table:table-cell>
          <table:table-cell office:value-type="float" office:value="1.060039" calcext:value-type="float">
            <text:p>1.060039</text:p>
          </table:table-cell>
          <table:table-cell office:value-type="float" office:value="1.017198" calcext:value-type="float">
            <text:p>1.017198</text:p>
          </table:table-cell>
          <table:table-cell office:value-type="float" office:value="1.02157" calcext:value-type="float">
            <text:p>1.021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ud</text:p>
          </table:table-cell>
          <table:table-cell office:value-type="float" office:value="1" calcext:value-type="float">
            <text:p>1</text:p>
          </table:table-cell>
          <table:table-cell office:value-type="float" office:value="2.687611" calcext:value-type="float">
            <text:p>2.687611</text:p>
          </table:table-cell>
          <table:table-cell office:value-type="float" office:value="2.446095" calcext:value-type="float">
            <text:p>2.446095</text:p>
          </table:table-cell>
          <table:table-cell office:value-type="float" office:value="1.024996" calcext:value-type="float">
            <text:p>1.024996</text:p>
          </table:table-cell>
          <table:table-cell office:value-type="float" office:value="1.001469" calcext:value-type="float">
            <text:p>1.001469</text:p>
          </table:table-cell>
          <table:table-cell office:value-type="float" office:value="1.002096" calcext:value-type="float">
            <text:p>1.0020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mv</text:p>
          </table:table-cell>
          <table:table-cell office:value-type="float" office:value="1" calcext:value-type="float">
            <text:p>1</text:p>
          </table:table-cell>
          <table:table-cell office:value-type="float" office:value="1.943858" calcext:value-type="float">
            <text:p>1.943858</text:p>
          </table:table-cell>
          <table:table-cell office:value-type="float" office:value="1.718678" calcext:value-type="float">
            <text:p>1.718678</text:p>
          </table:table-cell>
          <table:table-cell office:value-type="float" office:value="1.138618" calcext:value-type="float">
            <text:p>1.138618</text:p>
          </table:table-cell>
          <table:table-cell office:value-type="float" office:value="1.063777" calcext:value-type="float">
            <text:p>1.063777</text:p>
          </table:table-cell>
          <table:table-cell office:value-type="float" office:value="1.068878" calcext:value-type="float">
            <text:p>1.0688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RAD</text:p>
          </table:table-cell>
          <table:table-cell office:value-type="float" office:value="1" calcext:value-type="float">
            <text:p>1</text:p>
          </table:table-cell>
          <table:table-cell office:value-type="float" office:value="2.477521" calcext:value-type="float">
            <text:p>2.477521</text:p>
          </table:table-cell>
          <table:table-cell office:value-type="float" office:value="2.335883" calcext:value-type="float">
            <text:p>2.335883</text:p>
          </table:table-cell>
          <table:table-cell office:value-type="float" office:value="1.008532" calcext:value-type="float">
            <text:p>1.008532</text:p>
          </table:table-cell>
          <table:table-cell office:value-type="float" office:value="0.997114" calcext:value-type="float">
            <text:p>0.997114</text:p>
          </table:table-cell>
          <table:table-cell office:value-type="float" office:value="0.99696" calcext:value-type="float">
            <text:p>0.996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ft</text:p>
          </table:table-cell>
          <table:table-cell office:value-type="float" office:value="1" calcext:value-type="float">
            <text:p>1</text:p>
          </table:table-cell>
          <table:table-cell office:value-type="float" office:value="1.515049" calcext:value-type="float">
            <text:p>1.515049</text:p>
          </table:table-cell>
          <table:table-cell office:value-type="float" office:value="1.368726" calcext:value-type="float">
            <text:p>1.368726</text:p>
          </table:table-cell>
          <table:table-cell office:value-type="float" office:value="1.05747" calcext:value-type="float">
            <text:p>1.05747</text:p>
          </table:table-cell>
          <table:table-cell office:value-type="float" office:value="1.105876" calcext:value-type="float">
            <text:p>1.105876</text:p>
          </table:table-cell>
          <table:table-cell office:value-type="float" office:value="1.032532" calcext:value-type="float">
            <text:p>1.0325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mm</text:p>
          </table:table-cell>
          <table:table-cell office:value-type="float" office:value="1" calcext:value-type="float">
            <text:p>1</text:p>
          </table:table-cell>
          <table:table-cell office:value-type="float" office:value="2.748419" calcext:value-type="float">
            <text:p>2.748419</text:p>
          </table:table-cell>
          <table:table-cell office:value-type="float" office:value="2.492271" calcext:value-type="float">
            <text:p>2.492271</text:p>
          </table:table-cell>
          <table:table-cell office:value-type="float" office:value="1.018955" calcext:value-type="float">
            <text:p>1.018955</text:p>
          </table:table-cell>
          <table:table-cell office:value-type="float" office:value="1.006936" calcext:value-type="float">
            <text:p>1.006936</text:p>
          </table:table-cell>
          <table:table-cell office:value-type="float" office:value="0.999267" calcext:value-type="float">
            <text:p>0.9992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queens</text:p>
          </table:table-cell>
          <table:table-cell office:value-type="float" office:value="1" calcext:value-type="float">
            <text:p>1</text:p>
          </table:table-cell>
          <table:table-cell office:value-type="float" office:value="2.970128" calcext:value-type="float">
            <text:p>2.970128</text:p>
          </table:table-cell>
          <table:table-cell office:value-type="float" office:value="2.610025" calcext:value-type="float">
            <text:p>2.610025</text:p>
          </table:table-cell>
          <table:table-cell office:value-type="float" office:value="1.200611" calcext:value-type="float">
            <text:p>1.200611</text:p>
          </table:table-cell>
          <table:table-cell office:value-type="float" office:value="0.994503" calcext:value-type="float">
            <text:p>0.994503</text:p>
          </table:table-cell>
          <table:table-cell office:value-type="float" office:value="0.994983" calcext:value-type="float">
            <text:p>0.994983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uite: libsodium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jit-notags</text:p>
          </table:table-cell>
          <table:table-cell office:value-type="string" calcext:value-type="string">
            <text:p>aggtags</text:p>
          </table:table-cell>
          <table:table-cell office:value-type="string" calcext:value-type="string">
            <text:p>aggtags-o</text:p>
          </table:table-cell>
          <table:table-cell office:value-type="string" calcext:value-type="string">
            <text:p>aggtags-l</text:p>
          </table:table-cell>
          <table:table-cell office:value-type="string" calcext:value-type="string">
            <text:p>jit</text:p>
          </table:table-cell>
          <table:table-cell office:value-type="string" calcext:value-type="string">
            <text:p>lazytag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ream3</text:p>
          </table:table-cell>
          <table:table-cell office:value-type="float" office:value="1" calcext:value-type="float">
            <text:p>1</text:p>
          </table:table-cell>
          <table:table-cell office:value-type="float" office:value="3.389162" calcext:value-type="float">
            <text:p>3.389162</text:p>
          </table:table-cell>
          <table:table-cell office:value-type="float" office:value="3.072189" calcext:value-type="float">
            <text:p>3.072189</text:p>
          </table:table-cell>
          <table:table-cell office:value-type="float" office:value="1.183072" calcext:value-type="float">
            <text:p>1.183072</text:p>
          </table:table-cell>
          <table:table-cell office:value-type="float" office:value="1.019704" calcext:value-type="float">
            <text:p>1.019704</text:p>
          </table:table-cell>
          <table:table-cell office:value-type="float" office:value="1.013524" calcext:value-type="float">
            <text:p>1.0135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etimeauth</text:p>
          </table:table-cell>
          <table:table-cell office:value-type="float" office:value="1" calcext:value-type="float">
            <text:p>1</text:p>
          </table:table-cell>
          <table:table-cell office:value-type="float" office:value="2.70442" calcext:value-type="float">
            <text:p>2.70442</text:p>
          </table:table-cell>
          <table:table-cell office:value-type="float" office:value="2.397518" calcext:value-type="float">
            <text:p>2.397518</text:p>
          </table:table-cell>
          <table:table-cell office:value-type="float" office:value="1.145332" calcext:value-type="float">
            <text:p>1.145332</text:p>
          </table:table-cell>
          <table:table-cell office:value-type="float" office:value="1.109352" calcext:value-type="float">
            <text:p>1.109352</text:p>
          </table:table-cell>
          <table:table-cell office:value-type="float" office:value="1.056943" calcext:value-type="float">
            <text:p>1.0569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phashx24</text:p>
          </table:table-cell>
          <table:table-cell office:value-type="float" office:value="1" calcext:value-type="float">
            <text:p>1</text:p>
          </table:table-cell>
          <table:table-cell office:value-type="float" office:value="4.912075" calcext:value-type="float">
            <text:p>4.912075</text:p>
          </table:table-cell>
          <table:table-cell office:value-type="float" office:value="3.959671" calcext:value-type="float">
            <text:p>3.959671</text:p>
          </table:table-cell>
          <table:table-cell office:value-type="float" office:value="1.267972" calcext:value-type="float">
            <text:p>1.267972</text:p>
          </table:table-cell>
          <table:table-cell office:value-type="float" office:value="1.009367" calcext:value-type="float">
            <text:p>1.009367</text:p>
          </table:table-cell>
          <table:table-cell office:value-type="float" office:value="1.003556" calcext:value-type="float">
            <text:p>1.0035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sh3</text:p>
          </table:table-cell>
          <table:table-cell office:value-type="float" office:value="1" calcext:value-type="float">
            <text:p>1</text:p>
          </table:table-cell>
          <table:table-cell office:value-type="float" office:value="3.697743" calcext:value-type="float">
            <text:p>3.697743</text:p>
          </table:table-cell>
          <table:table-cell office:value-type="float" office:value="3.521292" calcext:value-type="float">
            <text:p>3.521292</text:p>
          </table:table-cell>
          <table:table-cell office:value-type="float" office:value="1.083593" calcext:value-type="float">
            <text:p>1.083593</text:p>
          </table:table-cell>
          <table:table-cell office:value-type="float" office:value="1.039885" calcext:value-type="float">
            <text:p>1.039885</text:p>
          </table:table-cell>
          <table:table-cell office:value-type="float" office:value="1.016577" calcext:value-type="float">
            <text:p>1.0165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horthash</text:p>
          </table:table-cell>
          <table:table-cell office:value-type="float" office:value="1" calcext:value-type="float">
            <text:p>1</text:p>
          </table:table-cell>
          <table:table-cell office:value-type="float" office:value="4.520702" calcext:value-type="float">
            <text:p>4.520702</text:p>
          </table:table-cell>
          <table:table-cell office:value-type="float" office:value="3.707063" calcext:value-type="float">
            <text:p>3.707063</text:p>
          </table:table-cell>
          <table:table-cell office:value-type="float" office:value="1.493186" calcext:value-type="float">
            <text:p>1.493186</text:p>
          </table:table-cell>
          <table:table-cell office:value-type="float" office:value="1.019976" calcext:value-type="float">
            <text:p>1.019976</text:p>
          </table:table-cell>
          <table:table-cell office:value-type="float" office:value="1.016549" calcext:value-type="float">
            <text:p>1.0165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uth2</text:p>
          </table:table-cell>
          <table:table-cell office:value-type="float" office:value="1" calcext:value-type="float">
            <text:p>1</text:p>
          </table:table-cell>
          <table:table-cell office:value-type="float" office:value="3.744607" calcext:value-type="float">
            <text:p>3.744607</text:p>
          </table:table-cell>
          <table:table-cell office:value-type="float" office:value="3.529081" calcext:value-type="float">
            <text:p>3.529081</text:p>
          </table:table-cell>
          <table:table-cell office:value-type="float" office:value="1.168232" calcext:value-type="float">
            <text:p>1.168232</text:p>
          </table:table-cell>
          <table:table-cell office:value-type="float" office:value="1.024638" calcext:value-type="float">
            <text:p>1.024638</text:p>
          </table:table-cell>
          <table:table-cell office:value-type="float" office:value="1.025028" calcext:value-type="float">
            <text:p>1.0250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cretbox2</text:p>
          </table:table-cell>
          <table:table-cell office:value-type="float" office:value="1" calcext:value-type="float">
            <text:p>1</text:p>
          </table:table-cell>
          <table:table-cell office:value-type="float" office:value="3.348756" calcext:value-type="float">
            <text:p>3.348756</text:p>
          </table:table-cell>
          <table:table-cell office:value-type="float" office:value="2.96691" calcext:value-type="float">
            <text:p>2.96691</text:p>
          </table:table-cell>
          <table:table-cell office:value-type="float" office:value="1.15691" calcext:value-type="float">
            <text:p>1.15691</text:p>
          </table:table-cell>
          <table:table-cell office:value-type="float" office:value="1.074856" calcext:value-type="float">
            <text:p>1.074856</text:p>
          </table:table-cell>
          <table:table-cell office:value-type="float" office:value="1.037448" calcext:value-type="float">
            <text:p>1.0374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uth6</text:p>
          </table:table-cell>
          <table:table-cell office:value-type="float" office:value="1" calcext:value-type="float">
            <text:p>1</text:p>
          </table:table-cell>
          <table:table-cell office:value-type="float" office:value="3.881364" calcext:value-type="float">
            <text:p>3.881364</text:p>
          </table:table-cell>
          <table:table-cell office:value-type="float" office:value="3.704209" calcext:value-type="float">
            <text:p>3.704209</text:p>
          </table:table-cell>
          <table:table-cell office:value-type="float" office:value="1.089468" calcext:value-type="float">
            <text:p>1.089468</text:p>
          </table:table-cell>
          <table:table-cell office:value-type="float" office:value="0.989548" calcext:value-type="float">
            <text:p>0.989548</text:p>
          </table:table-cell>
          <table:table-cell office:value-type="float" office:value="0.980625" calcext:value-type="float">
            <text:p>0.98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cretbox</text:p>
          </table:table-cell>
          <table:table-cell office:value-type="float" office:value="1" calcext:value-type="float">
            <text:p>1</text:p>
          </table:table-cell>
          <table:table-cell office:value-type="float" office:value="3.185083" calcext:value-type="float">
            <text:p>3.185083</text:p>
          </table:table-cell>
          <table:table-cell office:value-type="float" office:value="2.824884" calcext:value-type="float">
            <text:p>2.824884</text:p>
          </table:table-cell>
          <table:table-cell office:value-type="float" office:value="1.144243" calcext:value-type="float">
            <text:p>1.144243</text:p>
          </table:table-cell>
          <table:table-cell office:value-type="float" office:value="1.03286" calcext:value-type="float">
            <text:p>1.03286</text:p>
          </table:table-cell>
          <table:table-cell office:value-type="float" office:value="1.022843" calcext:value-type="float">
            <text:p>1.0228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uth3</text:p>
          </table:table-cell>
          <table:table-cell office:value-type="float" office:value="1" calcext:value-type="float">
            <text:p>1</text:p>
          </table:table-cell>
          <table:table-cell office:value-type="float" office:value="3.794947" calcext:value-type="float">
            <text:p>3.794947</text:p>
          </table:table-cell>
          <table:table-cell office:value-type="float" office:value="3.565737" calcext:value-type="float">
            <text:p>3.565737</text:p>
          </table:table-cell>
          <table:table-cell office:value-type="float" office:value="1.108578" calcext:value-type="float">
            <text:p>1.108578</text:p>
          </table:table-cell>
          <table:table-cell office:value-type="float" office:value="1.042488" calcext:value-type="float">
            <text:p>1.042488</text:p>
          </table:table-cell>
          <table:table-cell office:value-type="float" office:value="1.053645" calcext:value-type="float">
            <text:p>1.0536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sh</text:p>
          </table:table-cell>
          <table:table-cell office:value-type="float" office:value="1" calcext:value-type="float">
            <text:p>1</text:p>
          </table:table-cell>
          <table:table-cell office:value-type="float" office:value="3.959399" calcext:value-type="float">
            <text:p>3.959399</text:p>
          </table:table-cell>
          <table:table-cell office:value-type="float" office:value="3.749682" calcext:value-type="float">
            <text:p>3.749682</text:p>
          </table:table-cell>
          <table:table-cell office:value-type="float" office:value="1.106672" calcext:value-type="float">
            <text:p>1.106672</text:p>
          </table:table-cell>
          <table:table-cell office:value-type="float" office:value="1.015397" calcext:value-type="float">
            <text:p>1.015397</text:p>
          </table:table-cell>
          <table:table-cell office:value-type="float" office:value="1.01024" calcext:value-type="float">
            <text:p>1.010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eygen</text:p>
          </table:table-cell>
          <table:table-cell office:value-type="float" office:value="1" calcext:value-type="float">
            <text:p>1</text:p>
          </table:table-cell>
          <table:table-cell office:value-type="float" office:value="3.365613" calcext:value-type="float">
            <text:p>3.365613</text:p>
          </table:table-cell>
          <table:table-cell office:value-type="float" office:value="2.874509" calcext:value-type="float">
            <text:p>2.874509</text:p>
          </table:table-cell>
          <table:table-cell office:value-type="float" office:value="1.318599" calcext:value-type="float">
            <text:p>1.318599</text:p>
          </table:table-cell>
          <table:table-cell office:value-type="float" office:value="1.054216" calcext:value-type="float">
            <text:p>1.054216</text:p>
          </table:table-cell>
          <table:table-cell office:value-type="float" office:value="1.027928" calcext:value-type="float">
            <text:p>1.0279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cretbox_easy</text:p>
          </table:table-cell>
          <table:table-cell office:value-type="float" office:value="1" calcext:value-type="float">
            <text:p>1</text:p>
          </table:table-cell>
          <table:table-cell office:value-type="float" office:value="3.094362" calcext:value-type="float">
            <text:p>3.094362</text:p>
          </table:table-cell>
          <table:table-cell office:value-type="float" office:value="2.80328" calcext:value-type="float">
            <text:p>2.80328</text:p>
          </table:table-cell>
          <table:table-cell office:value-type="float" office:value="1.102205" calcext:value-type="float">
            <text:p>1.102205</text:p>
          </table:table-cell>
          <table:table-cell office:value-type="float" office:value="1.009084" calcext:value-type="float">
            <text:p>1.009084</text:p>
          </table:table-cell>
          <table:table-cell office:value-type="float" office:value="0.996177" calcext:value-type="float">
            <text:p>0.9961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uth</text:p>
          </table:table-cell>
          <table:table-cell office:value-type="float" office:value="1" calcext:value-type="float">
            <text:p>1</text:p>
          </table:table-cell>
          <table:table-cell office:value-type="float" office:value="3.785191" calcext:value-type="float">
            <text:p>3.785191</text:p>
          </table:table-cell>
          <table:table-cell office:value-type="float" office:value="3.59904" calcext:value-type="float">
            <text:p>3.59904</text:p>
          </table:table-cell>
          <table:table-cell office:value-type="float" office:value="1.045508" calcext:value-type="float">
            <text:p>1.045508</text:p>
          </table:table-cell>
          <table:table-cell office:value-type="float" office:value="1.032318" calcext:value-type="float">
            <text:p>1.032318</text:p>
          </table:table-cell>
          <table:table-cell office:value-type="float" office:value="1.023687" calcext:value-type="float">
            <text:p>1.0236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df</text:p>
          </table:table-cell>
          <table:table-cell office:value-type="float" office:value="1" calcext:value-type="float">
            <text:p>1</text:p>
          </table:table-cell>
          <table:table-cell office:value-type="float" office:value="2.935019" calcext:value-type="float">
            <text:p>2.935019</text:p>
          </table:table-cell>
          <table:table-cell office:value-type="float" office:value="2.600208" calcext:value-type="float">
            <text:p>2.600208</text:p>
          </table:table-cell>
          <table:table-cell office:value-type="float" office:value="1.155694" calcext:value-type="float">
            <text:p>1.155694</text:p>
          </table:table-cell>
          <table:table-cell office:value-type="float" office:value="1.038347" calcext:value-type="float">
            <text:p>1.038347</text:p>
          </table:table-cell>
          <table:table-cell office:value-type="float" office:value="1.020852" calcext:value-type="float">
            <text:p>1.0208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nerichash3</text:p>
          </table:table-cell>
          <table:table-cell office:value-type="float" office:value="1" calcext:value-type="float">
            <text:p>1</text:p>
          </table:table-cell>
          <table:table-cell office:value-type="float" office:value="2.586652" calcext:value-type="float">
            <text:p>2.586652</text:p>
          </table:table-cell>
          <table:table-cell office:value-type="float" office:value="2.285208" calcext:value-type="float">
            <text:p>2.285208</text:p>
          </table:table-cell>
          <table:table-cell office:value-type="float" office:value="1.153743" calcext:value-type="float">
            <text:p>1.153743</text:p>
          </table:table-cell>
          <table:table-cell office:value-type="float" office:value="1.055095" calcext:value-type="float">
            <text:p>1.055095</text:p>
          </table:table-cell>
          <table:table-cell office:value-type="float" office:value="1.034461" calcext:value-type="float">
            <text:p>1.0344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nerichash2</text:p>
          </table:table-cell>
          <table:table-cell office:value-type="float" office:value="1" calcext:value-type="float">
            <text:p>1</text:p>
          </table:table-cell>
          <table:table-cell office:value-type="float" office:value="2.421763" calcext:value-type="float">
            <text:p>2.421763</text:p>
          </table:table-cell>
          <table:table-cell office:value-type="float" office:value="2.149928" calcext:value-type="float">
            <text:p>2.149928</text:p>
          </table:table-cell>
          <table:table-cell office:value-type="float" office:value="1.144248" calcext:value-type="float">
            <text:p>1.144248</text:p>
          </table:table-cell>
          <table:table-cell office:value-type="float" office:value="1.039938" calcext:value-type="float">
            <text:p>1.039938</text:p>
          </table:table-cell>
          <table:table-cell office:value-type="float" office:value="1.016612" calcext:value-type="float">
            <text:p>1.0166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cretstream_xchacha20poly1305</text:p>
          </table:table-cell>
          <table:table-cell office:value-type="float" office:value="1" calcext:value-type="float">
            <text:p>1</text:p>
          </table:table-cell>
          <table:table-cell office:value-type="float" office:value="3.417629" calcext:value-type="float">
            <text:p>3.417629</text:p>
          </table:table-cell>
          <table:table-cell office:value-type="float" office:value="2.895811" calcext:value-type="float">
            <text:p>2.895811</text:p>
          </table:table-cell>
          <table:table-cell office:value-type="float" office:value="1.25841" calcext:value-type="float">
            <text:p>1.25841</text:p>
          </table:table-cell>
          <table:table-cell office:value-type="float" office:value="1.028059" calcext:value-type="float">
            <text:p>1.028059</text:p>
          </table:table-cell>
          <table:table-cell office:value-type="float" office:value="1.018815" calcext:value-type="float">
            <text:p>1.0188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alarmult2</text:p>
          </table:table-cell>
          <table:table-cell office:value-type="float" office:value="1" calcext:value-type="float">
            <text:p>1</text:p>
          </table:table-cell>
          <table:table-cell office:value-type="float" office:value="3.066022" calcext:value-type="float">
            <text:p>3.066022</text:p>
          </table:table-cell>
          <table:table-cell office:value-type="float" office:value="2.627775" calcext:value-type="float">
            <text:p>2.627775</text:p>
          </table:table-cell>
          <table:table-cell office:value-type="float" office:value="1.1959" calcext:value-type="float">
            <text:p>1.1959</text:p>
          </table:table-cell>
          <table:table-cell office:value-type="float" office:value="1.092894" calcext:value-type="float">
            <text:p>1.092894</text:p>
          </table:table-cell>
          <table:table-cell office:value-type="float" office:value="1.114535" calcext:value-type="float">
            <text:p>1.1145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x_seed</text:p>
          </table:table-cell>
          <table:table-cell office:value-type="float" office:value="1" calcext:value-type="float">
            <text:p>1</text:p>
          </table:table-cell>
          <table:table-cell office:value-type="float" office:value="3.082478" calcext:value-type="float">
            <text:p>3.082478</text:p>
          </table:table-cell>
          <table:table-cell office:value-type="float" office:value="2.647923" calcext:value-type="float">
            <text:p>2.647923</text:p>
          </table:table-cell>
          <table:table-cell office:value-type="float" office:value="1.184181" calcext:value-type="float">
            <text:p>1.184181</text:p>
          </table:table-cell>
          <table:table-cell office:value-type="float" office:value="1.087167" calcext:value-type="float">
            <text:p>1.087167</text:p>
          </table:table-cell>
          <table:table-cell office:value-type="float" office:value="1.093694" calcext:value-type="float">
            <text:p>1.0936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ead_xchacha20poly1305</text:p>
          </table:table-cell>
          <table:table-cell office:value-type="float" office:value="1" calcext:value-type="float">
            <text:p>1</text:p>
          </table:table-cell>
          <table:table-cell office:value-type="float" office:value="3.114089" calcext:value-type="float">
            <text:p>3.114089</text:p>
          </table:table-cell>
          <table:table-cell office:value-type="float" office:value="2.717246" calcext:value-type="float">
            <text:p>2.717246</text:p>
          </table:table-cell>
          <table:table-cell office:value-type="float" office:value="1.166727" calcext:value-type="float">
            <text:p>1.166727</text:p>
          </table:table-cell>
          <table:table-cell office:value-type="float" office:value="1.062149" calcext:value-type="float">
            <text:p>1.062149</text:p>
          </table:table-cell>
          <table:table-cell office:value-type="float" office:value="1.036136" calcext:value-type="float">
            <text:p>1.0361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ead_chacha20poly1305</text:p>
          </table:table-cell>
          <table:table-cell office:value-type="float" office:value="1" calcext:value-type="float">
            <text:p>1</text:p>
          </table:table-cell>
          <table:table-cell office:value-type="float" office:value="2.967529" calcext:value-type="float">
            <text:p>2.967529</text:p>
          </table:table-cell>
          <table:table-cell office:value-type="float" office:value="2.608" calcext:value-type="float">
            <text:p>2.608</text:p>
          </table:table-cell>
          <table:table-cell office:value-type="float" office:value="1.128607" calcext:value-type="float">
            <text:p>1.128607</text:p>
          </table:table-cell>
          <table:table-cell office:value-type="float" office:value="1.035012" calcext:value-type="float">
            <text:p>1.035012</text:p>
          </table:table-cell>
          <table:table-cell office:value-type="float" office:value="1.007648" calcext:value-type="float">
            <text:p>1.0076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ead_chacha20poly13052</text:p>
          </table:table-cell>
          <table:table-cell office:value-type="float" office:value="1" calcext:value-type="float">
            <text:p>1</text:p>
          </table:table-cell>
          <table:table-cell office:value-type="float" office:value="3.501582" calcext:value-type="float">
            <text:p>3.501582</text:p>
          </table:table-cell>
          <table:table-cell office:value-type="float" office:value="3.077315" calcext:value-type="float">
            <text:p>3.077315</text:p>
          </table:table-cell>
          <table:table-cell office:value-type="float" office:value="1.1667" calcext:value-type="float">
            <text:p>1.1667</text:p>
          </table:table-cell>
          <table:table-cell office:value-type="float" office:value="1.021881" calcext:value-type="float">
            <text:p>1.021881</text:p>
          </table:table-cell>
          <table:table-cell office:value-type="float" office:value="1.031503" calcext:value-type="float">
            <text:p>1.0315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alarmult5</text:p>
          </table:table-cell>
          <table:table-cell office:value-type="float" office:value="1" calcext:value-type="float">
            <text:p>1</text:p>
          </table:table-cell>
          <table:table-cell office:value-type="float" office:value="3.078601" calcext:value-type="float">
            <text:p>3.078601</text:p>
          </table:table-cell>
          <table:table-cell office:value-type="float" office:value="2.62814" calcext:value-type="float">
            <text:p>2.62814</text:p>
          </table:table-cell>
          <table:table-cell office:value-type="float" office:value="1.179521" calcext:value-type="float">
            <text:p>1.179521</text:p>
          </table:table-cell>
          <table:table-cell office:value-type="float" office:value="1.085108" calcext:value-type="float">
            <text:p>1.085108</text:p>
          </table:table-cell>
          <table:table-cell office:value-type="float" office:value="1.095516" calcext:value-type="float">
            <text:p>1.0955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alarmult6</text:p>
          </table:table-cell>
          <table:table-cell office:value-type="float" office:value="1" calcext:value-type="float">
            <text:p>1</text:p>
          </table:table-cell>
          <table:table-cell office:value-type="float" office:value="3.16781" calcext:value-type="float">
            <text:p>3.16781</text:p>
          </table:table-cell>
          <table:table-cell office:value-type="float" office:value="2.657491" calcext:value-type="float">
            <text:p>2.657491</text:p>
          </table:table-cell>
          <table:table-cell office:value-type="float" office:value="1.149927" calcext:value-type="float">
            <text:p>1.149927</text:p>
          </table:table-cell>
          <table:table-cell office:value-type="float" office:value="1.08761" calcext:value-type="float">
            <text:p>1.08761</text:p>
          </table:table-cell>
          <table:table-cell office:value-type="float" office:value="1.122311" calcext:value-type="float">
            <text:p>1.1223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alarmult7</text:p>
          </table:table-cell>
          <table:table-cell office:value-type="float" office:value="1" calcext:value-type="float">
            <text:p>1</text:p>
          </table:table-cell>
          <table:table-cell office:value-type="float" office:value="3.027745" calcext:value-type="float">
            <text:p>3.027745</text:p>
          </table:table-cell>
          <table:table-cell office:value-type="float" office:value="2.604467" calcext:value-type="float">
            <text:p>2.604467</text:p>
          </table:table-cell>
          <table:table-cell office:value-type="float" office:value="1.12619" calcext:value-type="float">
            <text:p>1.12619</text:p>
          </table:table-cell>
          <table:table-cell office:value-type="float" office:value="1.084305" calcext:value-type="float">
            <text:p>1.084305</text:p>
          </table:table-cell>
          <table:table-cell office:value-type="float" office:value="1.067242" calcext:value-type="float">
            <text:p>1.0672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x2</text:p>
          </table:table-cell>
          <table:table-cell office:value-type="float" office:value="1" calcext:value-type="float">
            <text:p>1</text:p>
          </table:table-cell>
          <table:table-cell office:value-type="float" office:value="3.132342" calcext:value-type="float">
            <text:p>3.132342</text:p>
          </table:table-cell>
          <table:table-cell office:value-type="float" office:value="2.679909" calcext:value-type="float">
            <text:p>2.679909</text:p>
          </table:table-cell>
          <table:table-cell office:value-type="float" office:value="1.164089" calcext:value-type="float">
            <text:p>1.164089</text:p>
          </table:table-cell>
          <table:table-cell office:value-type="float" office:value="1.119374" calcext:value-type="float">
            <text:p>1.119374</text:p>
          </table:table-cell>
          <table:table-cell office:value-type="float" office:value="1.094148" calcext:value-type="float">
            <text:p>1.0941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x</text:p>
          </table:table-cell>
          <table:table-cell office:value-type="float" office:value="1" calcext:value-type="float">
            <text:p>1</text:p>
          </table:table-cell>
          <table:table-cell office:value-type="float" office:value="3.050936" calcext:value-type="float">
            <text:p>3.050936</text:p>
          </table:table-cell>
          <table:table-cell office:value-type="float" office:value="2.617804" calcext:value-type="float">
            <text:p>2.617804</text:p>
          </table:table-cell>
          <table:table-cell office:value-type="float" office:value="1.132025" calcext:value-type="float">
            <text:p>1.132025</text:p>
          </table:table-cell>
          <table:table-cell office:value-type="float" office:value="1.069171" calcext:value-type="float">
            <text:p>1.069171</text:p>
          </table:table-cell>
          <table:table-cell office:value-type="float" office:value="1.074651" calcext:value-type="float">
            <text:p>1.0746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nerichash</text:p>
          </table:table-cell>
          <table:table-cell office:value-type="float" office:value="1" calcext:value-type="float">
            <text:p>1</text:p>
          </table:table-cell>
          <table:table-cell office:value-type="float" office:value="3.480813" calcext:value-type="float">
            <text:p>3.480813</text:p>
          </table:table-cell>
          <table:table-cell office:value-type="float" office:value="3.054904" calcext:value-type="float">
            <text:p>3.054904</text:p>
          </table:table-cell>
          <table:table-cell office:value-type="float" office:value="1.153586" calcext:value-type="float">
            <text:p>1.153586</text:p>
          </table:table-cell>
          <table:table-cell office:value-type="float" office:value="0.998227" calcext:value-type="float">
            <text:p>0.998227</text:p>
          </table:table-cell>
          <table:table-cell office:value-type="float" office:value="0.991505" calcext:value-type="float">
            <text:p>0.9915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acha20</text:p>
          </table:table-cell>
          <table:table-cell office:value-type="float" office:value="1" calcext:value-type="float">
            <text:p>1</text:p>
          </table:table-cell>
          <table:table-cell office:value-type="float" office:value="3.777862" calcext:value-type="float">
            <text:p>3.777862</text:p>
          </table:table-cell>
          <table:table-cell office:value-type="float" office:value="3.165474" calcext:value-type="float">
            <text:p>3.165474</text:p>
          </table:table-cell>
          <table:table-cell office:value-type="float" office:value="1.406141" calcext:value-type="float">
            <text:p>1.406141</text:p>
          </table:table-cell>
          <table:table-cell office:value-type="float" office:value="1.012445" calcext:value-type="float">
            <text:p>1.012445</text:p>
          </table:table-cell>
          <table:table-cell office:value-type="float" office:value="1.005795" calcext:value-type="float">
            <text:p>1.0057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df_hkdf</text:p>
          </table:table-cell>
          <table:table-cell office:value-type="float" office:value="1" calcext:value-type="float">
            <text:p>1</text:p>
          </table:table-cell>
          <table:table-cell office:value-type="float" office:value="3.952916" calcext:value-type="float">
            <text:p>3.952916</text:p>
          </table:table-cell>
          <table:table-cell office:value-type="float" office:value="3.734546" calcext:value-type="float">
            <text:p>3.734546</text:p>
          </table:table-cell>
          <table:table-cell office:value-type="float" office:value="1.104377" calcext:value-type="float">
            <text:p>1.104377</text:p>
          </table:table-cell>
          <table:table-cell office:value-type="float" office:value="1.024514" calcext:value-type="float">
            <text:p>1.024514</text:p>
          </table:table-cell>
          <table:table-cell office:value-type="float" office:value="1.014157" calcext:value-type="float">
            <text:p>1.0141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alarmult</text:p>
          </table:table-cell>
          <table:table-cell office:value-type="float" office:value="1" calcext:value-type="float">
            <text:p>1</text:p>
          </table:table-cell>
          <table:table-cell office:value-type="float" office:value="3.121825" calcext:value-type="float">
            <text:p>3.121825</text:p>
          </table:table-cell>
          <table:table-cell office:value-type="float" office:value="2.683984" calcext:value-type="float">
            <text:p>2.683984</text:p>
          </table:table-cell>
          <table:table-cell office:value-type="float" office:value="1.171722" calcext:value-type="float">
            <text:p>1.171722</text:p>
          </table:table-cell>
          <table:table-cell office:value-type="float" office:value="1.11156" calcext:value-type="float">
            <text:p>1.11156</text:p>
          </table:table-cell>
          <table:table-cell office:value-type="float" office:value="1.10506" calcext:value-type="float">
            <text:p>1.105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decs</text:p>
          </table:table-cell>
          <table:table-cell office:value-type="float" office:value="1" calcext:value-type="float">
            <text:p>1</text:p>
          </table:table-cell>
          <table:table-cell office:value-type="float" office:value="3.576192" calcext:value-type="float">
            <text:p>3.576192</text:p>
          </table:table-cell>
          <table:table-cell office:value-type="float" office:value="3.178406" calcext:value-type="float">
            <text:p>3.178406</text:p>
          </table:table-cell>
          <table:table-cell office:value-type="float" office:value="1.181755" calcext:value-type="float">
            <text:p>1.181755</text:p>
          </table:table-cell>
          <table:table-cell office:value-type="float" office:value="1.015704" calcext:value-type="float">
            <text:p>1.015704</text:p>
          </table:table-cell>
          <table:table-cell office:value-type="float" office:value="1.006588" calcext:value-type="float">
            <text:p>1.0065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x_easy</text:p>
          </table:table-cell>
          <table:table-cell office:value-type="float" office:value="1" calcext:value-type="float">
            <text:p>1</text:p>
          </table:table-cell>
          <table:table-cell office:value-type="float" office:value="3.11303" calcext:value-type="float">
            <text:p>3.11303</text:p>
          </table:table-cell>
          <table:table-cell office:value-type="float" office:value="2.688948" calcext:value-type="float">
            <text:p>2.688948</text:p>
          </table:table-cell>
          <table:table-cell office:value-type="float" office:value="1.169719" calcext:value-type="float">
            <text:p>1.169719</text:p>
          </table:table-cell>
          <table:table-cell office:value-type="float" office:value="1.070279" calcext:value-type="float">
            <text:p>1.070279</text:p>
          </table:table-cell>
          <table:table-cell office:value-type="float" office:value="1.072704" calcext:value-type="float">
            <text:p>1.0727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gn2</text:p>
          </table:table-cell>
          <table:table-cell office:value-type="float" office:value="1" calcext:value-type="float">
            <text:p>1</text:p>
          </table:table-cell>
          <table:table-cell office:value-type="float" office:value="3.088784" calcext:value-type="float">
            <text:p>3.088784</text:p>
          </table:table-cell>
          <table:table-cell office:value-type="float" office:value="2.65824" calcext:value-type="float">
            <text:p>2.65824</text:p>
          </table:table-cell>
          <table:table-cell office:value-type="float" office:value="1.138876" calcext:value-type="float">
            <text:p>1.138876</text:p>
          </table:table-cell>
          <table:table-cell office:value-type="float" office:value="1.084949" calcext:value-type="float">
            <text:p>1.084949</text:p>
          </table:table-cell>
          <table:table-cell office:value-type="float" office:value="1.133678" calcext:value-type="float">
            <text:p>1.1336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ndombytes</text:p>
          </table:table-cell>
          <table:table-cell office:value-type="float" office:value="1" calcext:value-type="float">
            <text:p>1</text:p>
          </table:table-cell>
          <table:table-cell office:value-type="float" office:value="2.457903" calcext:value-type="float">
            <text:p>2.457903</text:p>
          </table:table-cell>
          <table:table-cell office:value-type="float" office:value="2.086076" calcext:value-type="float">
            <text:p>2.086076</text:p>
          </table:table-cell>
          <table:table-cell office:value-type="float" office:value="1.166997" calcext:value-type="float">
            <text:p>1.166997</text:p>
          </table:table-cell>
          <table:table-cell office:value-type="float" office:value="1.013116" calcext:value-type="float">
            <text:p>1.013116</text:p>
          </table:table-cell>
          <table:table-cell office:value-type="float" office:value="1.016745" calcext:value-type="float">
            <text:p>1.0167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x_seal</text:p>
          </table:table-cell>
          <table:table-cell office:value-type="float" office:value="1" calcext:value-type="float">
            <text:p>1</text:p>
          </table:table-cell>
          <table:table-cell office:value-type="float" office:value="3.086617" calcext:value-type="float">
            <text:p>3.086617</text:p>
          </table:table-cell>
          <table:table-cell office:value-type="float" office:value="2.638909" calcext:value-type="float">
            <text:p>2.638909</text:p>
          </table:table-cell>
          <table:table-cell office:value-type="float" office:value="1.163436" calcext:value-type="float">
            <text:p>1.163436</text:p>
          </table:table-cell>
          <table:table-cell office:value-type="float" office:value="1.092701" calcext:value-type="float">
            <text:p>1.092701</text:p>
          </table:table-cell>
          <table:table-cell office:value-type="float" office:value="1.069068" calcext:value-type="float">
            <text:p>1.0690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ndombytes</text:p>
          </table:table-cell>
          <table:table-cell office:value-type="float" office:value="1" calcext:value-type="float">
            <text:p>1</text:p>
          </table:table-cell>
          <table:table-cell office:value-type="float" office:value="2.458103" calcext:value-type="float">
            <text:p>2.458103</text:p>
          </table:table-cell>
          <table:table-cell office:value-type="float" office:value="2.103825" calcext:value-type="float">
            <text:p>2.103825</text:p>
          </table:table-cell>
          <table:table-cell office:value-type="float" office:value="1.165968" calcext:value-type="float">
            <text:p>1.165968</text:p>
          </table:table-cell>
          <table:table-cell office:value-type="float" office:value="1.015713" calcext:value-type="float">
            <text:p>1.015713</text:p>
          </table:table-cell>
          <table:table-cell office:value-type="float" office:value="1.013931" calcext:value-type="float">
            <text:p>1.0139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x_seal</text:p>
          </table:table-cell>
          <table:table-cell office:value-type="float" office:value="1" calcext:value-type="float">
            <text:p>1</text:p>
          </table:table-cell>
          <table:table-cell office:value-type="float" office:value="3.107291" calcext:value-type="float">
            <text:p>3.107291</text:p>
          </table:table-cell>
          <table:table-cell office:value-type="float" office:value="2.663236" calcext:value-type="float">
            <text:p>2.663236</text:p>
          </table:table-cell>
          <table:table-cell office:value-type="float" office:value="1.177489" calcext:value-type="float">
            <text:p>1.177489</text:p>
          </table:table-cell>
          <table:table-cell office:value-type="float" office:value="1.10002" calcext:value-type="float">
            <text:p>1.10002</text:p>
          </table:table-cell>
          <table:table-cell office:value-type="float" office:value="1.078638" calcext:value-type="float">
            <text:p>1.078638</text:p>
          </table:table-cell>
          <table:table-cell table:number-columns-repeated="7"/>
        </table:table-row>
      </table:table>
      <table:table table:name="Execution" table:style-name="ta1">
        <table:shapes>
          <draw:frame draw:z-index="0" draw:style-name="gr1" draw:text-style-name="P1" svg:width="8.3902in" svg:height="4.8732in" svg:x="14.0165in" svg:y="0.6906in">
            <draw:object draw:notify-on-update-of-ranges="Execution.A4:Execution.A32 Execution.B3:Execution.B3 Execution.B4:Execution.B32 Execution.C3:Execution.C3 Execution.C4:Execution.C32 Execution.D3:Execution.D3 Execution.D4:Execution.D32 Execution.E3:Execution.E3 Execution.E4:Execution.E32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" draw:style-name="gr1" draw:text-style-name="P1" svg:width="8.2059in" svg:height="4.4232in" svg:x="10.613in" svg:y="5.7091in">
            <draw:object draw:notify-on-update-of-ranges="Execution.A36:Execution.A46 Execution.B35:Execution.B35 Execution.B36:Execution.B46 Execution.C35:Execution.C35 Execution.C36:Execution.C46 Execution.D35:Execution.D35 Execution.D36:Execution.D46 Execution.E35:Execution.E35 Execution.E36:Execution.E46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2" draw:style-name="gr1" draw:text-style-name="P1" svg:width="8.3575in" svg:height="5.8874in" svg:x="10.45in" svg:y="9.8724in">
            <draw:object draw:notify-on-update-of-ranges="Execution.A50:Execution.A86 Execution.B49:Execution.B49 Execution.B50:Execution.B86 Execution.C49:Execution.C49 Execution.C50:Execution.C86 Execution.D49:Execution.D49 Execution.D50:Execution.D86 Execution.E49:Execution.E49 Execution.E50:Execution.E86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3" draw:style-name="gr1" draw:text-style-name="P1" svg:width="6.298in" svg:height="3.7748in" svg:x="6.374in" svg:y="3.6811in">
            <draw:object draw:notify-on-update-of-ranges="Execution.H4:Execution.H6 Execution.I3:Execution.I3 Execution.I4:Execution.I6 Execution.I12:Execution.I14 Execution.I8:Execution.I10 Execution.J3:Execution.J3 Execution.J4:Execution.J6 Execution.J12:Execution.J14 Execution.J8:Execution.J10 Execution.K3:Execution.K3 Execution.K4:Execution.K6 Execution.K12:Execution.K14 Execution.K8:Execution.K10 Execution.L3:Execution.L3 Execution.L4:Execution.L6 Execution.L12:Execution.L14 Execution.L8:Execution.L10 Execution.M3:Execution.M3 Execution.M4:Execution.M6 Execution.M12:Execution.M14 Execution.M8:Execution.M10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uite: polybench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8-liftoff</text:p>
          </table:table-cell>
          <table:table-cell office:value-type="string" calcext:value-type="string">
            <text:p>sm-base</text:p>
          </table:table-cell>
          <table:table-cell office:value-type="string" calcext:value-type="string">
            <text:p>wasmer-base</text:p>
          </table:table-cell>
          <table:table-cell office:value-type="string" calcext:value-type="string">
            <text:p>wazero</text:p>
          </table:table-cell>
          <table:table-cell office:value-type="string" calcext:value-type="string">
            <text:p>wasmnow</text:p>
          </table:table-cell>
          <table:table-cell table:number-columns-repeated="2"/>
          <table:table-cell table:formula="of:=[.B3]" office:value-type="string" office:string-value="v8-liftoff" calcext:value-type="string">
            <text:p>v8-liftoff</text:p>
          </table:table-cell>
          <table:table-cell table:formula="of:=[.C3]" office:value-type="string" office:string-value="sm-base" calcext:value-type="string">
            <text:p>sm-base</text:p>
          </table:table-cell>
          <table:table-cell table:formula="of:=[.D3]" office:value-type="string" office:string-value="wasmer-base" calcext:value-type="string">
            <text:p>wasmer-base</text:p>
          </table:table-cell>
          <table:table-cell table:formula="of:=[.E3]" office:value-type="string" office:string-value="wazero" calcext:value-type="string">
            <text:p>wazero</text:p>
          </table:table-cell>
          <table:table-cell table:formula="of:=[.F3]" office:value-type="string" office:string-value="wasmnow" calcext:value-type="string">
            <text:p>wasmnow</text:p>
          </table:table-cell>
        </table:table-row>
        <table:table-row table:style-name="ro1">
          <table:table-cell office:value-type="string" calcext:value-type="string">
            <text:p>jacobi-1d</text:p>
          </table:table-cell>
          <table:table-cell office:value-type="float" office:value="2.12306" calcext:value-type="float">
            <text:p>2.12306</text:p>
          </table:table-cell>
          <table:table-cell office:value-type="float" office:value="2.356109" calcext:value-type="float">
            <text:p>2.356109</text:p>
          </table:table-cell>
          <table:table-cell office:value-type="float" office:value="1.039044" calcext:value-type="float">
            <text:p>1.039044</text:p>
          </table:table-cell>
          <table:table-cell office:value-type="float" office:value="2.043053" calcext:value-type="float">
            <text:p>2.04305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olyBenchC</text:p>
          </table:table-cell>
          <table:table-cell table:formula="of:=AVERAGE([.B4:.B32])" office:value-type="float" office:value="1.53495389655172" calcext:value-type="float">
            <text:p>1.53495389655172</text:p>
          </table:table-cell>
          <table:table-cell table:formula="of:=AVERAGE([.C4:.C32])" office:value-type="float" office:value="1.84496451724138" calcext:value-type="float">
            <text:p>1.84496451724138</text:p>
          </table:table-cell>
          <table:table-cell table:formula="of:=AVERAGE([.D4:.D32])" office:value-type="float" office:value="1.87044027586207" calcext:value-type="float">
            <text:p>1.87044027586207</text:p>
          </table:table-cell>
          <table:table-cell table:formula="of:=AVERAGE([.E4:.E32])" office:value-type="float" office:value="1.92731237931034" calcext:value-type="float">
            <text:p>1.92731237931034</text:p>
          </table:table-cell>
          <table:table-cell table:formula="of:=AVERAGE([.F4:.F3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isolv</text:p>
          </table:table-cell>
          <table:table-cell office:value-type="float" office:value="2.045394" calcext:value-type="float">
            <text:p>2.045394</text:p>
          </table:table-cell>
          <table:table-cell office:value-type="float" office:value="2.305216" calcext:value-type="float">
            <text:p>2.305216</text:p>
          </table:table-cell>
          <table:table-cell office:value-type="float" office:value="1.193463" calcext:value-type="float">
            <text:p>1.193463</text:p>
          </table:table-cell>
          <table:table-cell office:value-type="float" office:value="2.180917" calcext:value-type="float">
            <text:p>2.1809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strich</text:p>
          </table:table-cell>
          <table:table-cell table:formula="of:=AVERAGE([.B36:.B46])" office:value-type="float" office:value="1.02624236363636" calcext:value-type="float">
            <text:p>1.02624236363636</text:p>
          </table:table-cell>
          <table:table-cell table:formula="of:=AVERAGE([.C36:.C46])" office:value-type="float" office:value="1.03234590909091" calcext:value-type="float">
            <text:p>1.03234590909091</text:p>
          </table:table-cell>
          <table:table-cell table:formula="of:=AVERAGE([.D36:.D46])" office:value-type="float" office:value="1.54002490909091" calcext:value-type="float">
            <text:p>1.54002490909091</text:p>
          </table:table-cell>
          <table:table-cell table:formula="of:=AVERAGE([.E36:.E46])" office:value-type="float" office:value="1.26051209090909" calcext:value-type="float">
            <text:p>1.26051209090909</text:p>
          </table:table-cell>
          <table:table-cell table:formula="of:=AVERAGE([.F36:.F46])" office:value-type="float" office:value="1.05214327272727" calcext:value-type="float">
            <text:p>1.05214327272727</text:p>
          </table:table-cell>
        </table:table-row>
        <table:table-row table:style-name="ro1">
          <table:table-cell office:value-type="string" calcext:value-type="string">
            <text:p>gesummv</text:p>
          </table:table-cell>
          <table:table-cell office:value-type="float" office:value="1.93947" calcext:value-type="float">
            <text:p>1.93947</text:p>
          </table:table-cell>
          <table:table-cell office:value-type="float" office:value="2.235461" calcext:value-type="float">
            <text:p>2.235461</text:p>
          </table:table-cell>
          <table:table-cell office:value-type="float" office:value="1.140072" calcext:value-type="float">
            <text:p>1.140072</text:p>
          </table:table-cell>
          <table:table-cell office:value-type="float" office:value="2.114244" calcext:value-type="float">
            <text:p>2.11424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ibsodium</text:p>
          </table:table-cell>
          <table:table-cell table:formula="of:=AVERAGE([.B50:.B86])" office:value-type="float" office:value="2.11316162162162" calcext:value-type="float">
            <text:p>2.11316162162162</text:p>
          </table:table-cell>
          <table:table-cell table:formula="of:=AVERAGE([.C50:.C86])" office:value-type="float" office:value="1.41226921621622" calcext:value-type="float">
            <text:p>1.41226921621622</text:p>
          </table:table-cell>
          <table:table-cell table:formula="of:=AVERAGE([.D50:.D86])" office:value-type="float" office:value="1.40615867567568" calcext:value-type="float">
            <text:p>1.40615867567568</text:p>
          </table:table-cell>
          <table:table-cell table:formula="of:=AVERAGE([.E50:.E86])" office:value-type="float" office:value="2.06700756756757" calcext:value-type="float">
            <text:p>2.06700756756757</text:p>
          </table:table-cell>
          <table:table-cell table:formula="of:=AVERAGE([.F50:.F8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rbin</text:p>
          </table:table-cell>
          <table:table-cell office:value-type="float" office:value="2.11092" calcext:value-type="float">
            <text:p>2.11092</text:p>
          </table:table-cell>
          <table:table-cell office:value-type="float" office:value="2.352192" calcext:value-type="float">
            <text:p>2.352192</text:p>
          </table:table-cell>
          <table:table-cell office:value-type="float" office:value="1.113843" calcext:value-type="float">
            <text:p>1.113843</text:p>
          </table:table-cell>
          <table:table-cell office:value-type="float" office:value="2.083404" calcext:value-type="float">
            <text:p>2.08340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icg</text:p>
          </table:table-cell>
          <table:table-cell office:value-type="float" office:value="1.982161" calcext:value-type="float">
            <text:p>1.982161</text:p>
          </table:table-cell>
          <table:table-cell office:value-type="float" office:value="2.154139" calcext:value-type="float">
            <text:p>2.154139</text:p>
          </table:table-cell>
          <table:table-cell office:value-type="float" office:value="1.180972" calcext:value-type="float">
            <text:p>1.180972</text:p>
          </table:table-cell>
          <table:table-cell office:value-type="float" office:value="2.130202" calcext:value-type="float">
            <text:p>2.13020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g-err</text:p>
          </table:table-cell>
          <table:table-cell table:formula="of:=[.I4]-MIN([.B4:.B32])" office:value-type="float" office:value="0.622779896551724" calcext:value-type="float">
            <text:p>0.622779896551724</text:p>
          </table:table-cell>
          <table:table-cell table:formula="of:=[.J4]-MIN([.C4:.C32])" office:value-type="float" office:value="0.530966517241379" calcext:value-type="float">
            <text:p>0.530966517241379</text:p>
          </table:table-cell>
          <table:table-cell table:formula="of:=[.K4]-MIN([.D4:.D32])" office:value-type="float" office:value="0.831396275862068" calcext:value-type="float">
            <text:p>0.831396275862068</text:p>
          </table:table-cell>
          <table:table-cell table:formula="of:=[.L4]-MIN([.E4:.E32])" office:value-type="float" office:value="0.519420379310345" calcext:value-type="float">
            <text:p>0.519420379310345</text:p>
          </table:table-cell>
          <table:table-cell table:formula="of:=[.M4]-MIN([.F4:.F3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vt</text:p>
          </table:table-cell>
          <table:table-cell office:value-type="float" office:value="2.045184" calcext:value-type="float">
            <text:p>2.045184</text:p>
          </table:table-cell>
          <table:table-cell office:value-type="float" office:value="2.297998" calcext:value-type="float">
            <text:p>2.297998</text:p>
          </table:table-cell>
          <table:table-cell office:value-type="float" office:value="1.367886" calcext:value-type="float">
            <text:p>1.367886</text:p>
          </table:table-cell>
          <table:table-cell office:value-type="float" office:value="2.184803" calcext:value-type="float">
            <text:p>2.18480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I5]-MIN([.B36:.B46])" office:value-type="float" office:value="0.577952363636364" calcext:value-type="float">
            <text:p>0.577952363636364</text:p>
          </table:table-cell>
          <table:table-cell table:formula="of:=[.J5]-MIN([.C36:.C46])" office:value-type="float" office:value="0.586679909090909" calcext:value-type="float">
            <text:p>0.586679909090909</text:p>
          </table:table-cell>
          <table:table-cell table:formula="of:=[.K5]-MIN([.D36:.D46])" office:value-type="float" office:value="0.885882909090909" calcext:value-type="float">
            <text:p>0.885882909090909</text:p>
          </table:table-cell>
          <table:table-cell table:formula="of:=[.L5]-MIN([.E36:.E46])" office:value-type="float" office:value="0.550529090909091" calcext:value-type="float">
            <text:p>0.550529090909091</text:p>
          </table:table-cell>
          <table:table-cell table:formula="of:=[.M5]-MIN([.F36:.F46])" office:value-type="float" office:value="0.598953272727273" calcext:value-type="float">
            <text:p>0.598953272727273</text:p>
          </table:table-cell>
        </table:table-row>
        <table:table-row table:style-name="ro1">
          <table:table-cell office:value-type="string" calcext:value-type="string">
            <text:p>atax</text:p>
          </table:table-cell>
          <table:table-cell office:value-type="float" office:value="2.026835" calcext:value-type="float">
            <text:p>2.026835</text:p>
          </table:table-cell>
          <table:table-cell office:value-type="float" office:value="2.288402" calcext:value-type="float">
            <text:p>2.288402</text:p>
          </table:table-cell>
          <table:table-cell office:value-type="float" office:value="1.243985" calcext:value-type="float">
            <text:p>1.243985</text:p>
          </table:table-cell>
          <table:table-cell office:value-type="float" office:value="2.099012" calcext:value-type="float">
            <text:p>2.09901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I6]-MIN([.B50:.B86])" office:value-type="float" office:value="1.31909262162162" calcext:value-type="float">
            <text:p>1.31909262162162</text:p>
          </table:table-cell>
          <table:table-cell table:formula="of:=[.J6]-MIN([.C50:.C86])" office:value-type="float" office:value="0.512791216216216" calcext:value-type="float">
            <text:p>0.512791216216216</text:p>
          </table:table-cell>
          <table:table-cell table:formula="of:=[.K6]-MIN([.D50:.D86])" office:value-type="float" office:value="0.559299675675676" calcext:value-type="float">
            <text:p>0.559299675675676</text:p>
          </table:table-cell>
          <table:table-cell table:formula="of:=[.L6]-MIN([.E50:.E86])" office:value-type="float" office:value="0.611643567567568" calcext:value-type="float">
            <text:p>0.611643567567568</text:p>
          </table:table-cell>
          <table:table-cell table:formula="of:=[.M6]-MIN([.F50:.F8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mver</text:p>
          </table:table-cell>
          <table:table-cell office:value-type="float" office:value="2.013646" calcext:value-type="float">
            <text:p>2.013646</text:p>
          </table:table-cell>
          <table:table-cell office:value-type="float" office:value="2.257771" calcext:value-type="float">
            <text:p>2.257771</text:p>
          </table:table-cell>
          <table:table-cell office:value-type="float" office:value="1.385898" calcext:value-type="float">
            <text:p>1.385898</text:p>
          </table:table-cell>
          <table:table-cell office:value-type="float" office:value="2.204094" calcext:value-type="float">
            <text:p>2.20409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1.978573" calcext:value-type="float">
            <text:p>1.978573</text:p>
          </table:table-cell>
          <table:table-cell office:value-type="float" office:value="2.553421" calcext:value-type="float">
            <text:p>2.553421</text:p>
          </table:table-cell>
          <table:table-cell office:value-type="float" office:value="2.954348" calcext:value-type="float">
            <text:p>2.954348</text:p>
          </table:table-cell>
          <table:table-cell office:value-type="float" office:value="2.356143" calcext:value-type="float">
            <text:p>2.35614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os-err</text:p>
          </table:table-cell>
          <table:table-cell table:formula="of:=MAX([.B4:.B32])-[.I4]" office:value-type="float" office:value="0.588106103448276" calcext:value-type="float">
            <text:p>0.588106103448276</text:p>
          </table:table-cell>
          <table:table-cell table:formula="of:=MAX([.C4:.C32])-[.J4]" office:value-type="float" office:value="0.708456482758621" calcext:value-type="float">
            <text:p>0.708456482758621</text:p>
          </table:table-cell>
          <table:table-cell table:formula="of:=MAX([.D4:.D32])-[.K4]" office:value-type="float" office:value="1.47261372413793" calcext:value-type="float">
            <text:p>1.47261372413793</text:p>
          </table:table-cell>
          <table:table-cell table:formula="of:=MAX([.E4:.E32])-[.L4]" office:value-type="float" office:value="0.428830620689655" calcext:value-type="float">
            <text:p>0.428830620689655</text:p>
          </table:table-cell>
          <table:table-cell table:formula="of:=MAX([.F4:.F32])-[.M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itgen</text:p>
          </table:table-cell>
          <table:table-cell office:value-type="float" office:value="1.380789" calcext:value-type="float">
            <text:p>1.380789</text:p>
          </table:table-cell>
          <table:table-cell office:value-type="float" office:value="2.060715" calcext:value-type="float">
            <text:p>2.060715</text:p>
          </table:table-cell>
          <table:table-cell office:value-type="float" office:value="2.738675" calcext:value-type="float">
            <text:p>2.738675</text:p>
          </table:table-cell>
          <table:table-cell office:value-type="float" office:value="1.78575" calcext:value-type="float">
            <text:p>1.785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MAX([.B36:.B46])-[.I5]" office:value-type="float" office:value="0.703861636363636" calcext:value-type="float">
            <text:p>0.703861636363636</text:p>
          </table:table-cell>
          <table:table-cell table:formula="of:=MAX([.C36:.C46])-[.J5]" office:value-type="float" office:value="0.928686090909091" calcext:value-type="float">
            <text:p>0.928686090909091</text:p>
          </table:table-cell>
          <table:table-cell table:formula="of:=MAX([.D36:.D46])-[.K5]" office:value-type="float" office:value="2.20271609090909" calcext:value-type="float">
            <text:p>2.20271609090909</text:p>
          </table:table-cell>
          <table:table-cell table:formula="of:=MAX([.E36:.E46])-[.L5]" office:value-type="float" office:value="0.687260909090909" calcext:value-type="float">
            <text:p>0.687260909090909</text:p>
          </table:table-cell>
          <table:table-cell table:formula="of:=MAX([.F36:.F46])-[.M5]" office:value-type="float" office:value="0.420250727272727" calcext:value-type="float">
            <text:p>0.420250727272727</text:p>
          </table:table-cell>
        </table:table-row>
        <table:table-row table:style-name="ro1">
          <table:table-cell office:value-type="string" calcext:value-type="string">
            <text:p>syrk</text:p>
          </table:table-cell>
          <table:table-cell office:value-type="float" office:value="1.544244" calcext:value-type="float">
            <text:p>1.544244</text:p>
          </table:table-cell>
          <table:table-cell office:value-type="float" office:value="1.735387" calcext:value-type="float">
            <text:p>1.735387</text:p>
          </table:table-cell>
          <table:table-cell office:value-type="float" office:value="1.516993" calcext:value-type="float">
            <text:p>1.516993</text:p>
          </table:table-cell>
          <table:table-cell office:value-type="float" office:value="2.056979" calcext:value-type="float">
            <text:p>2.05697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MAX([.B50:.B86])-[.I6]" office:value-type="float" office:value="3.45741837837838" calcext:value-type="float">
            <text:p>3.45741837837838</text:p>
          </table:table-cell>
          <table:table-cell table:formula="of:=MAX([.C50:.C86])-[.J6]" office:value-type="float" office:value="0.623721783783784" calcext:value-type="float">
            <text:p>0.623721783783784</text:p>
          </table:table-cell>
          <table:table-cell table:formula="of:=MAX([.D50:.D86])-[.K6]" office:value-type="float" office:value="0.972356324324324" calcext:value-type="float">
            <text:p>0.972356324324324</text:p>
          </table:table-cell>
          <table:table-cell table:formula="of:=MAX([.E50:.E86])-[.L6]" office:value-type="float" office:value="0.776181432432432" calcext:value-type="float">
            <text:p>0.776181432432432</text:p>
          </table:table-cell>
          <table:table-cell table:formula="of:=MAX([.F50:.F86])-[.M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variance</text:p>
          </table:table-cell>
          <table:table-cell office:value-type="float" office:value="1.277111" calcext:value-type="float">
            <text:p>1.277111</text:p>
          </table:table-cell>
          <table:table-cell office:value-type="float" office:value="1.759528" calcext:value-type="float">
            <text:p>1.759528</text:p>
          </table:table-cell>
          <table:table-cell office:value-type="float" office:value="2.269133" calcext:value-type="float">
            <text:p>2.269133</text:p>
          </table:table-cell>
          <table:table-cell office:value-type="float" office:value="1.589948" calcext:value-type="float">
            <text:p>1.58994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rrelation</text:p>
          </table:table-cell>
          <table:table-cell office:value-type="float" office:value="1.245069" calcext:value-type="float">
            <text:p>1.245069</text:p>
          </table:table-cell>
          <table:table-cell office:value-type="float" office:value="1.708" calcext:value-type="float">
            <text:p>1.708</text:p>
          </table:table-cell>
          <table:table-cell office:value-type="float" office:value="2.204012" calcext:value-type="float">
            <text:p>2.204012</text:p>
          </table:table-cell>
          <table:table-cell office:value-type="float" office:value="1.546219" calcext:value-type="float">
            <text:p>1.54621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ymm</text:p>
          </table:table-cell>
          <table:table-cell office:value-type="float" office:value="1.315471" calcext:value-type="float">
            <text:p>1.315471</text:p>
          </table:table-cell>
          <table:table-cell office:value-type="float" office:value="1.392218" calcext:value-type="float">
            <text:p>1.392218</text:p>
          </table:table-cell>
          <table:table-cell office:value-type="float" office:value="1.60001" calcext:value-type="float">
            <text:p>1.60001</text:p>
          </table:table-cell>
          <table:table-cell office:value-type="float" office:value="1.44437" calcext:value-type="float">
            <text:p>1.4443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yr2k</text:p>
          </table:table-cell>
          <table:table-cell office:value-type="float" office:value="1.478215" calcext:value-type="float">
            <text:p>1.478215</text:p>
          </table:table-cell>
          <table:table-cell office:value-type="float" office:value="1.612456" calcext:value-type="float">
            <text:p>1.612456</text:p>
          </table:table-cell>
          <table:table-cell office:value-type="float" office:value="1.631923" calcext:value-type="float">
            <text:p>1.631923</text:p>
          </table:table-cell>
          <table:table-cell office:value-type="float" office:value="1.945654" calcext:value-type="float">
            <text:p>1.94565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mm</text:p>
          </table:table-cell>
          <table:table-cell office:value-type="float" office:value="1.516308" calcext:value-type="float">
            <text:p>1.516308</text:p>
          </table:table-cell>
          <table:table-cell office:value-type="float" office:value="1.864827" calcext:value-type="float">
            <text:p>1.864827</text:p>
          </table:table-cell>
          <table:table-cell office:value-type="float" office:value="1.880972" calcext:value-type="float">
            <text:p>1.880972</text:p>
          </table:table-cell>
          <table:table-cell office:value-type="float" office:value="2.293156" calcext:value-type="float">
            <text:p>2.29315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mm</text:p>
          </table:table-cell>
          <table:table-cell office:value-type="float" office:value="1.400118" calcext:value-type="float">
            <text:p>1.400118</text:p>
          </table:table-cell>
          <table:table-cell office:value-type="float" office:value="2.148421" calcext:value-type="float">
            <text:p>2.148421</text:p>
          </table:table-cell>
          <table:table-cell office:value-type="float" office:value="3.343054" calcext:value-type="float">
            <text:p>3.343054</text:p>
          </table:table-cell>
          <table:table-cell office:value-type="float" office:value="1.822888" calcext:value-type="float">
            <text:p>1.82288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ramschmidt</text:p>
          </table:table-cell>
          <table:table-cell office:value-type="float" office:value="1.390437" calcext:value-type="float">
            <text:p>1.390437</text:p>
          </table:table-cell>
          <table:table-cell office:value-type="float" office:value="1.775832" calcext:value-type="float">
            <text:p>1.775832</text:p>
          </table:table-cell>
          <table:table-cell office:value-type="float" office:value="2.270055" calcext:value-type="float">
            <text:p>2.270055</text:p>
          </table:table-cell>
          <table:table-cell office:value-type="float" office:value="1.781974" calcext:value-type="float">
            <text:p>1.78197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ssinov</text:p>
          </table:table-cell>
          <table:table-cell office:value-type="float" office:value="1.232849" calcext:value-type="float">
            <text:p>1.232849</text:p>
          </table:table-cell>
          <table:table-cell office:value-type="float" office:value="1.360707" calcext:value-type="float">
            <text:p>1.360707</text:p>
          </table:table-cell>
          <table:table-cell office:value-type="float" office:value="1.273132" calcext:value-type="float">
            <text:p>1.273132</text:p>
          </table:table-cell>
          <table:table-cell office:value-type="float" office:value="1.64708" calcext:value-type="float">
            <text:p>1.6470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mm</text:p>
          </table:table-cell>
          <table:table-cell office:value-type="float" office:value="1.093038" calcext:value-type="float">
            <text:p>1.093038</text:p>
          </table:table-cell>
          <table:table-cell office:value-type="float" office:value="1.607436" calcext:value-type="float">
            <text:p>1.607436</text:p>
          </table:table-cell>
          <table:table-cell office:value-type="float" office:value="2.63297" calcext:value-type="float">
            <text:p>2.63297</text:p>
          </table:table-cell>
          <table:table-cell office:value-type="float" office:value="1.41473" calcext:value-type="float">
            <text:p>1.4147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i</text:p>
          </table:table-cell>
          <table:table-cell office:value-type="float" office:value="1.392835" calcext:value-type="float">
            <text:p>1.392835</text:p>
          </table:table-cell>
          <table:table-cell office:value-type="float" office:value="1.621081" calcext:value-type="float">
            <text:p>1.621081</text:p>
          </table:table-cell>
          <table:table-cell office:value-type="float" office:value="2.214082" calcext:value-type="float">
            <text:p>2.214082</text:p>
          </table:table-cell>
          <table:table-cell office:value-type="float" office:value="1.540554" calcext:value-type="float">
            <text:p>1.54055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dtd-2d</text:p>
          </table:table-cell>
          <table:table-cell office:value-type="float" office:value="1.263244" calcext:value-type="float">
            <text:p>1.263244</text:p>
          </table:table-cell>
          <table:table-cell office:value-type="float" office:value="1.708572" calcext:value-type="float">
            <text:p>1.708572</text:p>
          </table:table-cell>
          <table:table-cell office:value-type="float" office:value="1.850348" calcext:value-type="float">
            <text:p>1.850348</text:p>
          </table:table-cell>
          <table:table-cell office:value-type="float" office:value="2.074533" calcext:value-type="float">
            <text:p>2.07453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acobi-2d</text:p>
          </table:table-cell>
          <table:table-cell office:value-type="float" office:value="1.19413" calcext:value-type="float">
            <text:p>1.19413</text:p>
          </table:table-cell>
          <table:table-cell office:value-type="float" office:value="1.443753" calcext:value-type="float">
            <text:p>1.443753</text:p>
          </table:table-cell>
          <table:table-cell office:value-type="float" office:value="1.716441" calcext:value-type="float">
            <text:p>1.716441</text:p>
          </table:table-cell>
          <table:table-cell office:value-type="float" office:value="1.990792" calcext:value-type="float">
            <text:p>1.99079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idel-2d</text:p>
          </table:table-cell>
          <table:table-cell office:value-type="float" office:value="1.303633" calcext:value-type="float">
            <text:p>1.303633</text:p>
          </table:table-cell>
          <table:table-cell office:value-type="float" office:value="1.313998" calcext:value-type="float">
            <text:p>1.313998</text:p>
          </table:table-cell>
          <table:table-cell office:value-type="float" office:value="1.589268" calcext:value-type="float">
            <text:p>1.589268</text:p>
          </table:table-cell>
          <table:table-cell office:value-type="float" office:value="1.407892" calcext:value-type="float">
            <text:p>1.40789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at-3d</text:p>
          </table:table-cell>
          <table:table-cell office:value-type="float" office:value="1.137484" calcext:value-type="float">
            <text:p>1.137484</text:p>
          </table:table-cell>
          <table:table-cell office:value-type="float" office:value="1.401577" calcext:value-type="float">
            <text:p>1.401577</text:p>
          </table:table-cell>
          <table:table-cell office:value-type="float" office:value="2.034246" calcext:value-type="float">
            <text:p>2.034246</text:p>
          </table:table-cell>
          <table:table-cell office:value-type="float" office:value="1.807907" calcext:value-type="float">
            <text:p>1.80790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olesky</text:p>
          </table:table-cell>
          <table:table-cell office:value-type="float" office:value="1.365767" calcext:value-type="float">
            <text:p>1.365767</text:p>
          </table:table-cell>
          <table:table-cell office:value-type="float" office:value="1.56917" calcext:value-type="float">
            <text:p>1.56917</text:p>
          </table:table-cell>
          <table:table-cell office:value-type="float" office:value="2.435141" calcext:value-type="float">
            <text:p>2.435141</text:p>
          </table:table-cell>
          <table:table-cell office:value-type="float" office:value="2.072987" calcext:value-type="float">
            <text:p>2.07298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u</text:p>
          </table:table-cell>
          <table:table-cell office:value-type="float" office:value="1.467824" calcext:value-type="float">
            <text:p>1.467824</text:p>
          </table:table-cell>
          <table:table-cell office:value-type="float" office:value="1.779649" calcext:value-type="float">
            <text:p>1.779649</text:p>
          </table:table-cell>
          <table:table-cell office:value-type="float" office:value="2.863296" calcext:value-type="float">
            <text:p>2.863296</text:p>
          </table:table-cell>
          <table:table-cell office:value-type="float" office:value="2.184969" calcext:value-type="float">
            <text:p>2.18496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udcmp</text:p>
          </table:table-cell>
          <table:table-cell office:value-type="float" office:value="1.33768" calcext:value-type="float">
            <text:p>1.33768</text:p>
          </table:table-cell>
          <table:table-cell office:value-type="float" office:value="1.407435" calcext:value-type="float">
            <text:p>1.407435</text:p>
          </table:table-cell>
          <table:table-cell office:value-type="float" office:value="2.072354" calcext:value-type="float">
            <text:p>2.072354</text:p>
          </table:table-cell>
          <table:table-cell office:value-type="float" office:value="2.045683" calcext:value-type="float">
            <text:p>2.04568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loyd-warshall</text:p>
          </table:table-cell>
          <table:table-cell office:value-type="float" office:value="0.912174" calcext:value-type="float">
            <text:p>0.912174</text:p>
          </table:table-cell>
          <table:table-cell office:value-type="float" office:value="1.4325" calcext:value-type="float">
            <text:p>1.4325</text:p>
          </table:table-cell>
          <table:table-cell office:value-type="float" office:value="1.487152" calcext:value-type="float">
            <text:p>1.487152</text:p>
          </table:table-cell>
          <table:table-cell office:value-type="float" office:value="2.042122" calcext:value-type="float">
            <text:p>2.04212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uite: ostrich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8-liftoff</text:p>
          </table:table-cell>
          <table:table-cell office:value-type="string" calcext:value-type="string">
            <text:p>sm-base</text:p>
          </table:table-cell>
          <table:table-cell office:value-type="string" calcext:value-type="string">
            <text:p>wasmer-base</text:p>
          </table:table-cell>
          <table:table-cell office:value-type="string" calcext:value-type="string">
            <text:p>wazero</text:p>
          </table:table-cell>
          <table:table-cell office:value-type="string" calcext:value-type="string">
            <text:p>wasmnow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w</text:p>
          </table:table-cell>
          <table:table-cell office:value-type="float" office:value="0.888867" calcext:value-type="float">
            <text:p>0.888867</text:p>
          </table:table-cell>
          <table:table-cell office:value-type="float" office:value="1.060777" calcext:value-type="float">
            <text:p>1.060777</text:p>
          </table:table-cell>
          <table:table-cell office:value-type="float" office:value="1.10126" calcext:value-type="float">
            <text:p>1.10126</text:p>
          </table:table-cell>
          <table:table-cell office:value-type="float" office:value="1.181988" calcext:value-type="float">
            <text:p>1.181988</text:p>
          </table:table-cell>
          <table:table-cell office:value-type="float" office:value="1.023659" calcext:value-type="float">
            <text:p>1.0236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c</text:p>
          </table:table-cell>
          <table:table-cell office:value-type="float" office:value="1.064752" calcext:value-type="float">
            <text:p>1.064752</text:p>
          </table:table-cell>
          <table:table-cell office:value-type="float" office:value="1.143349" calcext:value-type="float">
            <text:p>1.143349</text:p>
          </table:table-cell>
          <table:table-cell office:value-type="float" office:value="1.277579" calcext:value-type="float">
            <text:p>1.277579</text:p>
          </table:table-cell>
          <table:table-cell office:value-type="float" office:value="1.947773" calcext:value-type="float">
            <text:p>1.947773</text:p>
          </table:table-cell>
          <table:table-cell office:value-type="float" office:value="1.290486" calcext:value-type="float">
            <text:p>1.2904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vamd</text:p>
          </table:table-cell>
          <table:table-cell office:value-type="float" office:value="0.83482" calcext:value-type="float">
            <text:p>0.83482</text:p>
          </table:table-cell>
          <table:table-cell office:value-type="float" office:value="1.267529" calcext:value-type="float">
            <text:p>1.267529</text:p>
          </table:table-cell>
          <table:table-cell office:value-type="float" office:value="2.278642" calcext:value-type="float">
            <text:p>2.278642</text:p>
          </table:table-cell>
          <table:table-cell office:value-type="float" office:value="1.120785" calcext:value-type="float">
            <text:p>1.120785</text:p>
          </table:table-cell>
          <table:table-cell office:value-type="float" office:value="1.256466" calcext:value-type="float">
            <text:p>1.2564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ge-rank</text:p>
          </table:table-cell>
          <table:table-cell office:value-type="float" office:value="1.022159" calcext:value-type="float">
            <text:p>1.022159</text:p>
          </table:table-cell>
          <table:table-cell office:value-type="float" office:value="1.068252" calcext:value-type="float">
            <text:p>1.068252</text:p>
          </table:table-cell>
          <table:table-cell office:value-type="float" office:value="1.055101" calcext:value-type="float">
            <text:p>1.055101</text:p>
          </table:table-cell>
          <table:table-cell office:value-type="float" office:value="1.022433" calcext:value-type="float">
            <text:p>1.022433</text:p>
          </table:table-cell>
          <table:table-cell office:value-type="float" office:value="1.022482" calcext:value-type="float">
            <text:p>1.0224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ck-propagation</text:p>
          </table:table-cell>
          <table:table-cell office:value-type="float" office:value="1.730104" calcext:value-type="float">
            <text:p>1.730104</text:p>
          </table:table-cell>
          <table:table-cell office:value-type="float" office:value="0.831763" calcext:value-type="float">
            <text:p>0.831763</text:p>
          </table:table-cell>
          <table:table-cell office:value-type="float" office:value="1.099129" calcext:value-type="float">
            <text:p>1.099129</text:p>
          </table:table-cell>
          <table:table-cell office:value-type="float" office:value="1.457151" calcext:value-type="float">
            <text:p>1.457151</text:p>
          </table:table-cell>
          <table:table-cell office:value-type="float" office:value="0.952042" calcext:value-type="float">
            <text:p>0.9520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ud</text:p>
          </table:table-cell>
          <table:table-cell office:value-type="float" office:value="1.13832" calcext:value-type="float">
            <text:p>1.13832</text:p>
          </table:table-cell>
          <table:table-cell office:value-type="float" office:value="1.094373" calcext:value-type="float">
            <text:p>1.094373</text:p>
          </table:table-cell>
          <table:table-cell office:value-type="float" office:value="1.609353" calcext:value-type="float">
            <text:p>1.609353</text:p>
          </table:table-cell>
          <table:table-cell office:value-type="float" office:value="1.375511" calcext:value-type="float">
            <text:p>1.375511</text:p>
          </table:table-cell>
          <table:table-cell office:value-type="float" office:value="1.091779" calcext:value-type="float">
            <text:p>1.0917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mv</text:p>
          </table:table-cell>
          <table:table-cell office:value-type="float" office:value="0.623361" calcext:value-type="float">
            <text:p>0.623361</text:p>
          </table:table-cell>
          <table:table-cell office:value-type="float" office:value="0.567603" calcext:value-type="float">
            <text:p>0.567603</text:p>
          </table:table-cell>
          <table:table-cell office:value-type="float" office:value="0.886738" calcext:value-type="float">
            <text:p>0.886738</text:p>
          </table:table-cell>
          <table:table-cell office:value-type="float" office:value="1.151754" calcext:value-type="float">
            <text:p>1.151754</text:p>
          </table:table-cell>
          <table:table-cell office:value-type="float" office:value="0.662303" calcext:value-type="float">
            <text:p>0.6623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RAD</text:p>
          </table:table-cell>
          <table:table-cell office:value-type="float" office:value="1.463904" calcext:value-type="float">
            <text:p>1.463904</text:p>
          </table:table-cell>
          <table:table-cell office:value-type="float" office:value="1.961032" calcext:value-type="float">
            <text:p>1.961032</text:p>
          </table:table-cell>
          <table:table-cell office:value-type="float" office:value="3.742741" calcext:value-type="float">
            <text:p>3.742741</text:p>
          </table:table-cell>
          <table:table-cell office:value-type="float" office:value="1.537414" calcext:value-type="float">
            <text:p>1.537414</text:p>
          </table:table-cell>
          <table:table-cell office:value-type="float" office:value="1.472394" calcext:value-type="float">
            <text:p>1.4723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ft</text:p>
          </table:table-cell>
          <table:table-cell office:value-type="float" office:value="0.44829" calcext:value-type="float">
            <text:p>0.44829</text:p>
          </table:table-cell>
          <table:table-cell office:value-type="float" office:value="0.445666" calcext:value-type="float">
            <text:p>0.445666</text:p>
          </table:table-cell>
          <table:table-cell office:value-type="float" office:value="0.654142" calcext:value-type="float">
            <text:p>0.654142</text:p>
          </table:table-cell>
          <table:table-cell office:value-type="float" office:value="0.709983" calcext:value-type="float">
            <text:p>0.709983</text:p>
          </table:table-cell>
          <table:table-cell office:value-type="float" office:value="0.45319" calcext:value-type="float">
            <text:p>0.453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mm</text:p>
          </table:table-cell>
          <table:table-cell office:value-type="float" office:value="1.00299" calcext:value-type="float">
            <text:p>1.00299</text:p>
          </table:table-cell>
          <table:table-cell office:value-type="float" office:value="0.991607" calcext:value-type="float">
            <text:p>0.991607</text:p>
          </table:table-cell>
          <table:table-cell office:value-type="float" office:value="1.750948" calcext:value-type="float">
            <text:p>1.750948</text:p>
          </table:table-cell>
          <table:table-cell office:value-type="float" office:value="1.017408" calcext:value-type="float">
            <text:p>1.017408</text:p>
          </table:table-cell>
          <table:table-cell office:value-type="float" office:value="0.970617" calcext:value-type="float">
            <text:p>0.9706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queens</text:p>
          </table:table-cell>
          <table:table-cell office:value-type="float" office:value="1.071099" calcext:value-type="float">
            <text:p>1.071099</text:p>
          </table:table-cell>
          <table:table-cell office:value-type="float" office:value="0.923854" calcext:value-type="float">
            <text:p>0.923854</text:p>
          </table:table-cell>
          <table:table-cell office:value-type="float" office:value="1.484641" calcext:value-type="float">
            <text:p>1.484641</text:p>
          </table:table-cell>
          <table:table-cell office:value-type="float" office:value="1.343433" calcext:value-type="float">
            <text:p>1.343433</text:p>
          </table:table-cell>
          <table:table-cell office:value-type="float" office:value="1.378158" calcext:value-type="float">
            <text:p>1.378158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uite: libsodium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8-liftoff</text:p>
          </table:table-cell>
          <table:table-cell office:value-type="string" calcext:value-type="string">
            <text:p>sm-base</text:p>
          </table:table-cell>
          <table:table-cell office:value-type="string" calcext:value-type="string">
            <text:p>wasmer-base</text:p>
          </table:table-cell>
          <table:table-cell office:value-type="string" calcext:value-type="string">
            <text:p>wazero</text:p>
          </table:table-cell>
          <table:table-cell office:value-type="string" calcext:value-type="string">
            <text:p>wasmnow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ream3</text:p>
          </table:table-cell>
          <table:table-cell office:value-type="float" office:value="1.839116" calcext:value-type="float">
            <text:p>1.839116</text:p>
          </table:table-cell>
          <table:table-cell office:value-type="float" office:value="1.908804" calcext:value-type="float">
            <text:p>1.908804</text:p>
          </table:table-cell>
          <table:table-cell office:value-type="float" office:value="0.846859" calcext:value-type="float">
            <text:p>0.846859</text:p>
          </table:table-cell>
          <table:table-cell office:value-type="float" office:value="1.96616" calcext:value-type="float">
            <text:p>1.9661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etimeauth</text:p>
          </table:table-cell>
          <table:table-cell office:value-type="float" office:value="1.787307" calcext:value-type="float">
            <text:p>1.787307</text:p>
          </table:table-cell>
          <table:table-cell office:value-type="float" office:value="1.959274" calcext:value-type="float">
            <text:p>1.959274</text:p>
          </table:table-cell>
          <table:table-cell office:value-type="float" office:value="0.909195" calcext:value-type="float">
            <text:p>0.909195</text:p>
          </table:table-cell>
          <table:table-cell office:value-type="float" office:value="2.021298" calcext:value-type="float">
            <text:p>2.02129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phashx24</text:p>
          </table:table-cell>
          <table:table-cell office:value-type="float" office:value="2.520443" calcext:value-type="float">
            <text:p>2.520443</text:p>
          </table:table-cell>
          <table:table-cell office:value-type="float" office:value="2.035991" calcext:value-type="float">
            <text:p>2.035991</text:p>
          </table:table-cell>
          <table:table-cell office:value-type="float" office:value="0.942268" calcext:value-type="float">
            <text:p>0.942268</text:p>
          </table:table-cell>
          <table:table-cell office:value-type="float" office:value="2.081629" calcext:value-type="float">
            <text:p>2.08162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sh3</text:p>
          </table:table-cell>
          <table:table-cell office:value-type="float" office:value="1.862224" calcext:value-type="float">
            <text:p>1.862224</text:p>
          </table:table-cell>
          <table:table-cell office:value-type="float" office:value="1.938703" calcext:value-type="float">
            <text:p>1.938703</text:p>
          </table:table-cell>
          <table:table-cell office:value-type="float" office:value="0.887248" calcext:value-type="float">
            <text:p>0.887248</text:p>
          </table:table-cell>
          <table:table-cell office:value-type="float" office:value="2.051173" calcext:value-type="float">
            <text:p>2.05117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horthash</text:p>
          </table:table-cell>
          <table:table-cell office:value-type="float" office:value="2.278921" calcext:value-type="float">
            <text:p>2.278921</text:p>
          </table:table-cell>
          <table:table-cell office:value-type="float" office:value="1.913476" calcext:value-type="float">
            <text:p>1.913476</text:p>
          </table:table-cell>
          <table:table-cell office:value-type="float" office:value="0.928541" calcext:value-type="float">
            <text:p>0.928541</text:p>
          </table:table-cell>
          <table:table-cell office:value-type="float" office:value="1.976088" calcext:value-type="float">
            <text:p>1.97608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uth2</text:p>
          </table:table-cell>
          <table:table-cell office:value-type="float" office:value="2.000408" calcext:value-type="float">
            <text:p>2.000408</text:p>
          </table:table-cell>
          <table:table-cell office:value-type="float" office:value="1.919242" calcext:value-type="float">
            <text:p>1.919242</text:p>
          </table:table-cell>
          <table:table-cell office:value-type="float" office:value="0.925643" calcext:value-type="float">
            <text:p>0.925643</text:p>
          </table:table-cell>
          <table:table-cell office:value-type="float" office:value="2.070134" calcext:value-type="float">
            <text:p>2.07013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cretbox2</text:p>
          </table:table-cell>
          <table:table-cell office:value-type="float" office:value="1.907583" calcext:value-type="float">
            <text:p>1.907583</text:p>
          </table:table-cell>
          <table:table-cell office:value-type="float" office:value="1.844723" calcext:value-type="float">
            <text:p>1.844723</text:p>
          </table:table-cell>
          <table:table-cell office:value-type="float" office:value="0.869466" calcext:value-type="float">
            <text:p>0.869466</text:p>
          </table:table-cell>
          <table:table-cell office:value-type="float" office:value="1.95466" calcext:value-type="float">
            <text:p>1.9546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uth6</text:p>
          </table:table-cell>
          <table:table-cell office:value-type="float" office:value="2.118246" calcext:value-type="float">
            <text:p>2.118246</text:p>
          </table:table-cell>
          <table:table-cell office:value-type="float" office:value="1.95978" calcext:value-type="float">
            <text:p>1.95978</text:p>
          </table:table-cell>
          <table:table-cell office:value-type="float" office:value="1.086338" calcext:value-type="float">
            <text:p>1.086338</text:p>
          </table:table-cell>
          <table:table-cell office:value-type="float" office:value="2.12696" calcext:value-type="float">
            <text:p>2.1269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cretbox</text:p>
          </table:table-cell>
          <table:table-cell office:value-type="float" office:value="1.962918" calcext:value-type="float">
            <text:p>1.962918</text:p>
          </table:table-cell>
          <table:table-cell office:value-type="float" office:value="1.861872" calcext:value-type="float">
            <text:p>1.861872</text:p>
          </table:table-cell>
          <table:table-cell office:value-type="float" office:value="0.921732" calcext:value-type="float">
            <text:p>0.921732</text:p>
          </table:table-cell>
          <table:table-cell office:value-type="float" office:value="2.004105" calcext:value-type="float">
            <text:p>2.00410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uth3</text:p>
          </table:table-cell>
          <table:table-cell office:value-type="float" office:value="2.193328" calcext:value-type="float">
            <text:p>2.193328</text:p>
          </table:table-cell>
          <table:table-cell office:value-type="float" office:value="1.867197" calcext:value-type="float">
            <text:p>1.867197</text:p>
          </table:table-cell>
          <table:table-cell office:value-type="float" office:value="0.995956" calcext:value-type="float">
            <text:p>0.995956</text:p>
          </table:table-cell>
          <table:table-cell office:value-type="float" office:value="2.079226" calcext:value-type="float">
            <text:p>2.07922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sh</text:p>
          </table:table-cell>
          <table:table-cell office:value-type="float" office:value="2.199528" calcext:value-type="float">
            <text:p>2.199528</text:p>
          </table:table-cell>
          <table:table-cell office:value-type="float" office:value="1.84871" calcext:value-type="float">
            <text:p>1.84871</text:p>
          </table:table-cell>
          <table:table-cell office:value-type="float" office:value="1.008556" calcext:value-type="float">
            <text:p>1.008556</text:p>
          </table:table-cell>
          <table:table-cell office:value-type="float" office:value="2.153397" calcext:value-type="float">
            <text:p>2.15339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eygen</text:p>
          </table:table-cell>
          <table:table-cell office:value-type="float" office:value="2.627116" calcext:value-type="float">
            <text:p>2.627116</text:p>
          </table:table-cell>
          <table:table-cell office:value-type="float" office:value="1.636808" calcext:value-type="float">
            <text:p>1.636808</text:p>
          </table:table-cell>
          <table:table-cell office:value-type="float" office:value="1.010768" calcext:value-type="float">
            <text:p>1.010768</text:p>
          </table:table-cell>
          <table:table-cell office:value-type="float" office:value="1.794224" calcext:value-type="float">
            <text:p>1.79422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cretbox_easy</text:p>
          </table:table-cell>
          <table:table-cell office:value-type="float" office:value="2.297673" calcext:value-type="float">
            <text:p>2.297673</text:p>
          </table:table-cell>
          <table:table-cell office:value-type="float" office:value="1.631437" calcext:value-type="float">
            <text:p>1.631437</text:p>
          </table:table-cell>
          <table:table-cell office:value-type="float" office:value="1.065519" calcext:value-type="float">
            <text:p>1.065519</text:p>
          </table:table-cell>
          <table:table-cell office:value-type="float" office:value="2.08093" calcext:value-type="float">
            <text:p>2.0809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uth</text:p>
          </table:table-cell>
          <table:table-cell office:value-type="float" office:value="3.410558" calcext:value-type="float">
            <text:p>3.410558</text:p>
          </table:table-cell>
          <table:table-cell office:value-type="float" office:value="1.661994" calcext:value-type="float">
            <text:p>1.661994</text:p>
          </table:table-cell>
          <table:table-cell office:value-type="float" office:value="1.712565" calcext:value-type="float">
            <text:p>1.712565</text:p>
          </table:table-cell>
          <table:table-cell office:value-type="float" office:value="2.546279" calcext:value-type="float">
            <text:p>2.54627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df</text:p>
          </table:table-cell>
          <table:table-cell office:value-type="float" office:value="2.380813" calcext:value-type="float">
            <text:p>2.380813</text:p>
          </table:table-cell>
          <table:table-cell office:value-type="float" office:value="1.41978" calcext:value-type="float">
            <text:p>1.41978</text:p>
          </table:table-cell>
          <table:table-cell office:value-type="float" office:value="1.173982" calcext:value-type="float">
            <text:p>1.173982</text:p>
          </table:table-cell>
          <table:table-cell office:value-type="float" office:value="1.818889" calcext:value-type="float">
            <text:p>1.81888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nerichash3</text:p>
          </table:table-cell>
          <table:table-cell office:value-type="float" office:value="2.76333" calcext:value-type="float">
            <text:p>2.76333</text:p>
          </table:table-cell>
          <table:table-cell office:value-type="float" office:value="1.18298" calcext:value-type="float">
            <text:p>1.18298</text:p>
          </table:table-cell>
          <table:table-cell office:value-type="float" office:value="1.104036" calcext:value-type="float">
            <text:p>1.104036</text:p>
          </table:table-cell>
          <table:table-cell office:value-type="float" office:value="1.504664" calcext:value-type="float">
            <text:p>1.50466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nerichash2</text:p>
          </table:table-cell>
          <table:table-cell office:value-type="float" office:value="2.798841" calcext:value-type="float">
            <text:p>2.798841</text:p>
          </table:table-cell>
          <table:table-cell office:value-type="float" office:value="1.173173" calcext:value-type="float">
            <text:p>1.173173</text:p>
          </table:table-cell>
          <table:table-cell office:value-type="float" office:value="1.086933" calcext:value-type="float">
            <text:p>1.086933</text:p>
          </table:table-cell>
          <table:table-cell office:value-type="float" office:value="1.467058" calcext:value-type="float">
            <text:p>1.46705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cretstream_xchacha20poly1305</text:p>
          </table:table-cell>
          <table:table-cell office:value-type="float" office:value="3.235241" calcext:value-type="float">
            <text:p>3.235241</text:p>
          </table:table-cell>
          <table:table-cell office:value-type="float" office:value="1.233815" calcext:value-type="float">
            <text:p>1.233815</text:p>
          </table:table-cell>
          <table:table-cell office:value-type="float" office:value="1.444978" calcext:value-type="float">
            <text:p>1.444978</text:p>
          </table:table-cell>
          <table:table-cell office:value-type="float" office:value="1.917307" calcext:value-type="float">
            <text:p>1.91730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alarmult2</text:p>
          </table:table-cell>
          <table:table-cell office:value-type="float" office:value="0.978561" calcext:value-type="float">
            <text:p>0.978561</text:p>
          </table:table-cell>
          <table:table-cell office:value-type="float" office:value="1.132676" calcext:value-type="float">
            <text:p>1.132676</text:p>
          </table:table-cell>
          <table:table-cell office:value-type="float" office:value="1.598659" calcext:value-type="float">
            <text:p>1.598659</text:p>
          </table:table-cell>
          <table:table-cell office:value-type="float" office:value="2.098727" calcext:value-type="float">
            <text:p>2.09872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x_seed</text:p>
          </table:table-cell>
          <table:table-cell office:value-type="float" office:value="1.030922" calcext:value-type="float">
            <text:p>1.030922</text:p>
          </table:table-cell>
          <table:table-cell office:value-type="float" office:value="1.125727" calcext:value-type="float">
            <text:p>1.125727</text:p>
          </table:table-cell>
          <table:table-cell office:value-type="float" office:value="1.607745" calcext:value-type="float">
            <text:p>1.607745</text:p>
          </table:table-cell>
          <table:table-cell office:value-type="float" office:value="2.098854" calcext:value-type="float">
            <text:p>2.09885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ead_xchacha20poly1305</text:p>
          </table:table-cell>
          <table:table-cell office:value-type="float" office:value="2.713973" calcext:value-type="float">
            <text:p>2.713973</text:p>
          </table:table-cell>
          <table:table-cell office:value-type="float" office:value="1.28744" calcext:value-type="float">
            <text:p>1.28744</text:p>
          </table:table-cell>
          <table:table-cell office:value-type="float" office:value="1.677334" calcext:value-type="float">
            <text:p>1.677334</text:p>
          </table:table-cell>
          <table:table-cell office:value-type="float" office:value="2.098814" calcext:value-type="float">
            <text:p>2.09881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ead_chacha20poly1305</text:p>
          </table:table-cell>
          <table:table-cell office:value-type="float" office:value="2.136102" calcext:value-type="float">
            <text:p>2.136102</text:p>
          </table:table-cell>
          <table:table-cell office:value-type="float" office:value="1.229614" calcext:value-type="float">
            <text:p>1.229614</text:p>
          </table:table-cell>
          <table:table-cell office:value-type="float" office:value="1.673739" calcext:value-type="float">
            <text:p>1.673739</text:p>
          </table:table-cell>
          <table:table-cell office:value-type="float" office:value="2.017479" calcext:value-type="float">
            <text:p>2.01747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ead_chacha20poly13052</text:p>
          </table:table-cell>
          <table:table-cell office:value-type="float" office:value="1.933891" calcext:value-type="float">
            <text:p>1.933891</text:p>
          </table:table-cell>
          <table:table-cell office:value-type="float" office:value="1.077472" calcext:value-type="float">
            <text:p>1.077472</text:p>
          </table:table-cell>
          <table:table-cell office:value-type="float" office:value="1.364155" calcext:value-type="float">
            <text:p>1.364155</text:p>
          </table:table-cell>
          <table:table-cell office:value-type="float" office:value="1.797378" calcext:value-type="float">
            <text:p>1.79737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alarmult5</text:p>
          </table:table-cell>
          <table:table-cell office:value-type="float" office:value="0.829043" calcext:value-type="float">
            <text:p>0.829043</text:p>
          </table:table-cell>
          <table:table-cell office:value-type="float" office:value="1.099211" calcext:value-type="float">
            <text:p>1.099211</text:p>
          </table:table-cell>
          <table:table-cell office:value-type="float" office:value="1.825024" calcext:value-type="float">
            <text:p>1.825024</text:p>
          </table:table-cell>
          <table:table-cell office:value-type="float" office:value="2.371558" calcext:value-type="float">
            <text:p>2.37155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alarmult6</text:p>
          </table:table-cell>
          <table:table-cell office:value-type="float" office:value="0.859334" calcext:value-type="float">
            <text:p>0.859334</text:p>
          </table:table-cell>
          <table:table-cell office:value-type="float" office:value="1.14146" calcext:value-type="float">
            <text:p>1.14146</text:p>
          </table:table-cell>
          <table:table-cell office:value-type="float" office:value="1.903667" calcext:value-type="float">
            <text:p>1.903667</text:p>
          </table:table-cell>
          <table:table-cell office:value-type="float" office:value="2.455961" calcext:value-type="float">
            <text:p>2.45596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alarmult7</text:p>
          </table:table-cell>
          <table:table-cell office:value-type="float" office:value="0.797383" calcext:value-type="float">
            <text:p>0.797383</text:p>
          </table:table-cell>
          <table:table-cell office:value-type="float" office:value="1.074904" calcext:value-type="float">
            <text:p>1.074904</text:p>
          </table:table-cell>
          <table:table-cell office:value-type="float" office:value="1.879063" calcext:value-type="float">
            <text:p>1.879063</text:p>
          </table:table-cell>
          <table:table-cell office:value-type="float" office:value="2.359882" calcext:value-type="float">
            <text:p>2.35988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x2</text:p>
          </table:table-cell>
          <table:table-cell office:value-type="float" office:value="0.874989" calcext:value-type="float">
            <text:p>0.874989</text:p>
          </table:table-cell>
          <table:table-cell office:value-type="float" office:value="1.126915" calcext:value-type="float">
            <text:p>1.126915</text:p>
          </table:table-cell>
          <table:table-cell office:value-type="float" office:value="2.006582" calcext:value-type="float">
            <text:p>2.006582</text:p>
          </table:table-cell>
          <table:table-cell office:value-type="float" office:value="2.51689" calcext:value-type="float">
            <text:p>2.5168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x</text:p>
          </table:table-cell>
          <table:table-cell office:value-type="float" office:value="0.813262" calcext:value-type="float">
            <text:p>0.813262</text:p>
          </table:table-cell>
          <table:table-cell office:value-type="float" office:value="1.075778" calcext:value-type="float">
            <text:p>1.075778</text:p>
          </table:table-cell>
          <table:table-cell office:value-type="float" office:value="1.909383" calcext:value-type="float">
            <text:p>1.909383</text:p>
          </table:table-cell>
          <table:table-cell office:value-type="float" office:value="2.406213" calcext:value-type="float">
            <text:p>2.40621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nerichash</text:p>
          </table:table-cell>
          <table:table-cell office:value-type="float" office:value="2.24423" calcext:value-type="float">
            <text:p>2.24423</text:p>
          </table:table-cell>
          <table:table-cell office:value-type="float" office:value="1.022654" calcext:value-type="float">
            <text:p>1.022654</text:p>
          </table:table-cell>
          <table:table-cell office:value-type="float" office:value="1.141631" calcext:value-type="float">
            <text:p>1.141631</text:p>
          </table:table-cell>
          <table:table-cell office:value-type="float" office:value="1.46715" calcext:value-type="float">
            <text:p>1.4671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acha20</text:p>
          </table:table-cell>
          <table:table-cell office:value-type="float" office:value="5.57058" calcext:value-type="float">
            <text:p>5.57058</text:p>
          </table:table-cell>
          <table:table-cell office:value-type="float" office:value="1.131534" calcext:value-type="float">
            <text:p>1.131534</text:p>
          </table:table-cell>
          <table:table-cell office:value-type="float" office:value="1.395813" calcext:value-type="float">
            <text:p>1.395813</text:p>
          </table:table-cell>
          <table:table-cell office:value-type="float" office:value="1.455364" calcext:value-type="float">
            <text:p>1.45536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df_hkdf</text:p>
          </table:table-cell>
          <table:table-cell office:value-type="float" office:value="4.953133" calcext:value-type="float">
            <text:p>4.953133</text:p>
          </table:table-cell>
          <table:table-cell office:value-type="float" office:value="1.48255" calcext:value-type="float">
            <text:p>1.48255</text:p>
          </table:table-cell>
          <table:table-cell office:value-type="float" office:value="2.378515" calcext:value-type="float">
            <text:p>2.378515</text:p>
          </table:table-cell>
          <table:table-cell office:value-type="float" office:value="2.843189" calcext:value-type="float">
            <text:p>2.84318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alarmult</text:p>
          </table:table-cell>
          <table:table-cell office:value-type="float" office:value="0.810151" calcext:value-type="float">
            <text:p>0.810151</text:p>
          </table:table-cell>
          <table:table-cell office:value-type="float" office:value="1.070714" calcext:value-type="float">
            <text:p>1.070714</text:p>
          </table:table-cell>
          <table:table-cell office:value-type="float" office:value="1.948013" calcext:value-type="float">
            <text:p>1.948013</text:p>
          </table:table-cell>
          <table:table-cell office:value-type="float" office:value="2.352092" calcext:value-type="float">
            <text:p>2.35209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decs</text:p>
          </table:table-cell>
          <table:table-cell office:value-type="float" office:value="2.821008" calcext:value-type="float">
            <text:p>2.821008</text:p>
          </table:table-cell>
          <table:table-cell office:value-type="float" office:value="0.961175" calcext:value-type="float">
            <text:p>0.961175</text:p>
          </table:table-cell>
          <table:table-cell office:value-type="float" office:value="1.372798" calcext:value-type="float">
            <text:p>1.372798</text:p>
          </table:table-cell>
          <table:table-cell office:value-type="float" office:value="1.469052" calcext:value-type="float">
            <text:p>1.46905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x_easy</text:p>
          </table:table-cell>
          <table:table-cell office:value-type="float" office:value="0.794069" calcext:value-type="float">
            <text:p>0.794069</text:p>
          </table:table-cell>
          <table:table-cell office:value-type="float" office:value="1.082409" calcext:value-type="float">
            <text:p>1.082409</text:p>
          </table:table-cell>
          <table:table-cell office:value-type="float" office:value="1.987027" calcext:value-type="float">
            <text:p>1.987027</text:p>
          </table:table-cell>
          <table:table-cell office:value-type="float" office:value="2.464285" calcext:value-type="float">
            <text:p>2.46428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gn2</text:p>
          </table:table-cell>
          <table:table-cell office:value-type="float" office:value="0.828847" calcext:value-type="float">
            <text:p>0.828847</text:p>
          </table:table-cell>
          <table:table-cell office:value-type="float" office:value="1.125707" calcext:value-type="float">
            <text:p>1.125707</text:p>
          </table:table-cell>
          <table:table-cell office:value-type="float" office:value="2.029485" calcext:value-type="float">
            <text:p>2.029485</text:p>
          </table:table-cell>
          <table:table-cell office:value-type="float" office:value="2.430034" calcext:value-type="float">
            <text:p>2.43003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ndombytes</text:p>
          </table:table-cell>
          <table:table-cell office:value-type="float" office:value="4.135856" calcext:value-type="float">
            <text:p>4.135856</text:p>
          </table:table-cell>
          <table:table-cell office:value-type="float" office:value="0.899478" calcext:value-type="float">
            <text:p>0.899478</text:p>
          </table:table-cell>
          <table:table-cell office:value-type="float" office:value="1.320916" calcext:value-type="float">
            <text:p>1.320916</text:p>
          </table:table-cell>
          <table:table-cell office:value-type="float" office:value="1.69313" calcext:value-type="float">
            <text:p>1.6931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x_seal</text:p>
          </table:table-cell>
          <table:table-cell office:value-type="float" office:value="0.878052" calcext:value-type="float">
            <text:p>0.878052</text:p>
          </table:table-cell>
          <table:table-cell office:value-type="float" office:value="1.108784" calcext:value-type="float">
            <text:p>1.108784</text:p>
          </table:table-cell>
          <table:table-cell office:value-type="float" office:value="2.087739" calcext:value-type="float">
            <text:p>2.087739</text:p>
          </table:table-cell>
          <table:table-cell office:value-type="float" office:value="2.469047" calcext:value-type="float">
            <text:p>2.46904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</table:table>
      <table:table table:name="Translation" table:style-name="ta1">
        <table:shapes>
          <draw:frame draw:z-index="0" draw:style-name="gr1" draw:text-style-name="P1" svg:width="6.2988in" svg:height="3.5429in" svg:x="13.0587in" svg:y="0.761in">
            <draw:object draw:notify-on-update-of-ranges="Translation.A4:Translation.A32 Translation.B3:Translation.B3 Translation.B4:Translation.B32 Translation.C3:Translation.C3 Translation.C4:Translation.C32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1" draw:style-name="gr1" draw:text-style-name="P1" svg:width="6.2988in" svg:height="3.5429in" svg:x="12.2894in" svg:y="4.7736in">
            <draw:object draw:notify-on-update-of-ranges="Translation.A36:Translation.A46 Translation.B35:Translation.B35 Translation.B36:Translation.B46 Translation.C35:Translation.C35 Translation.C36:Translation.C46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2" draw:style-name="gr1" draw:text-style-name="P1" svg:width="6.2988in" svg:height="3.5429in" svg:x="9.6657in" svg:y="9.2839in">
            <draw:object draw:notify-on-update-of-ranges="Translation.A50:Translation.A86 Translation.B49:Translation.B49 Translation.B50:Translation.B86 Translation.C49:Translation.C49 Translation.C50:Translation.C86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3" draw:style-name="gr1" draw:text-style-name="P1" svg:width="6.2988in" svg:height="3.5429in" svg:x="5.1665in" svg:y="2.9465in">
            <draw:object draw:notify-on-update-of-ranges="Translation.H4:Translation.H6 Translation.I3:Translation.I3 Translation.I4:Translation.I6 Translation.I12:Translation.I14 Translation.I8:Translation.I10 Translation.J3:Translation.J3 Translation.J4:Translation.J6 Translation.J12:Translation.J14 Translation.J8:Translation.J10 Translation.D3:Translation.D3 Translation.K4:Translation.K6 Translation.K12:Translation.K14 Translation.K8:Translation.K10 Translation.E3:Translation.E3 Translation.L4:Translation.L6 Translation.L12:Translation.L14 Translation.L8:Translation.L10 Translation.M3:Translation.M3 Translation.M4:Translation.M6 Translation.M12:Translation.M14 Translation.M8:Translation.M10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uite: polybench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8-liftoff</text:p>
          </table:table-cell>
          <table:table-cell office:value-type="string" calcext:value-type="string">
            <text:p>sm-base</text:p>
          </table:table-cell>
          <table:table-cell office:value-type="string" calcext:value-type="string">
            <text:p>wasmer-base</text:p>
          </table:table-cell>
          <table:table-cell office:value-type="string" calcext:value-type="string">
            <text:p>wazero</text:p>
          </table:table-cell>
          <table:table-cell office:value-type="string" calcext:value-type="string">
            <text:p>wasmnow</text:p>
          </table:table-cell>
          <table:table-cell table:number-columns-repeated="2"/>
          <table:table-cell table:formula="of:=[.B3]" office:value-type="string" office:string-value="v8-liftoff" calcext:value-type="string">
            <text:p>v8-liftoff</text:p>
          </table:table-cell>
          <table:table-cell table:formula="of:=[.C3]" office:value-type="string" office:string-value="sm-base" calcext:value-type="string">
            <text:p>sm-base</text:p>
          </table:table-cell>
          <table:table-cell table:formula="of:=[.D3]" office:value-type="string" office:string-value="wasmer-base" calcext:value-type="string">
            <text:p>wasmer-base</text:p>
          </table:table-cell>
          <table:table-cell table:formula="of:=[.E3]" office:value-type="string" office:string-value="wazero" calcext:value-type="string">
            <text:p>wazero</text:p>
          </table:table-cell>
          <table:table-cell table:formula="of:=[.F3]" office:value-type="string" office:string-value="wasmnow" calcext:value-type="string">
            <text:p>wasmnow</text:p>
          </table:table-cell>
        </table:table-row>
        <table:table-row table:style-name="ro1">
          <table:table-cell office:value-type="string" calcext:value-type="string">
            <text:p>jacobi-1d</text:p>
          </table:table-cell>
          <table:table-cell office:value-type="float" office:value="0.822338" calcext:value-type="float">
            <text:p>0.822338</text:p>
          </table:table-cell>
          <table:table-cell office:value-type="float" office:value="0.355699" calcext:value-type="float">
            <text:p>0.355699</text:p>
          </table:table-cell>
          <table:table-cell office:value-type="float" office:value="0.927929" calcext:value-type="float">
            <text:p>0.927929</text:p>
          </table:table-cell>
          <table:table-cell office:value-type="float" office:value="4.174892" calcext:value-type="float">
            <text:p>4.17489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olyBenchC</text:p>
          </table:table-cell>
          <table:table-cell table:formula="of:=AVERAGE([.B4:.B32])" office:value-type="float" office:value="1.05730089655172" calcext:value-type="float">
            <text:p>1.05730089655172</text:p>
          </table:table-cell>
          <table:table-cell table:formula="of:=AVERAGE([.C4:.C32])" office:value-type="float" office:value="0.38275824137931" calcext:value-type="float">
            <text:p>0.38275824137931</text:p>
          </table:table-cell>
          <table:table-cell table:formula="of:=AVERAGE([.D4:.D32])" office:value-type="float" office:value="0.919904517241379" calcext:value-type="float">
            <text:p>0.919904517241379</text:p>
          </table:table-cell>
          <table:table-cell table:formula="of:=AVERAGE([.E4:.E32])" office:value-type="float" office:value="4.06948186206897" calcext:value-type="float">
            <text:p>4.06948186206897</text:p>
          </table:table-cell>
          <table:table-cell table:formula="of:=AVERAGE([.F4:.F32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trisolv</text:p>
          </table:table-cell>
          <table:table-cell office:value-type="float" office:value="0.742558" calcext:value-type="float">
            <text:p>0.742558</text:p>
          </table:table-cell>
          <table:table-cell office:value-type="float" office:value="0.383299" calcext:value-type="float">
            <text:p>0.383299</text:p>
          </table:table-cell>
          <table:table-cell office:value-type="float" office:value="0.878239" calcext:value-type="float">
            <text:p>0.878239</text:p>
          </table:table-cell>
          <table:table-cell office:value-type="float" office:value="4.168223" calcext:value-type="float">
            <text:p>4.168223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Ostrich</text:p>
          </table:table-cell>
          <table:table-cell table:formula="of:=AVERAGE([.B36:.B46])" office:value-type="float" office:value="0.990575636363636" calcext:value-type="float">
            <text:p>0.990575636363636</text:p>
          </table:table-cell>
          <table:table-cell table:formula="of:=AVERAGE([.C36:.C46])" office:value-type="float" office:value="0.390065818181818" calcext:value-type="float">
            <text:p>0.390065818181818</text:p>
          </table:table-cell>
          <table:table-cell table:formula="of:=AVERAGE([.D36:.D46])" office:value-type="float" office:value="1.21051954545455" calcext:value-type="float">
            <text:p>1.21051954545455</text:p>
          </table:table-cell>
          <table:table-cell table:formula="of:=AVERAGE([.E36:.E46])" office:value-type="float" office:value="4.40630463636364" calcext:value-type="float">
            <text:p>4.40630463636364</text:p>
          </table:table-cell>
          <table:table-cell table:formula="of:=AVERAGE([.F36:.F46])" office:value-type="float" office:value="0.226953" calcext:value-type="float">
            <text:p>0.226953</text:p>
          </table:table-cell>
        </table:table-row>
        <table:table-row table:style-name="ro1">
          <table:table-cell office:value-type="string" calcext:value-type="string">
            <text:p>gesummv</text:p>
          </table:table-cell>
          <table:table-cell office:value-type="float" office:value="0.742838" calcext:value-type="float">
            <text:p>0.742838</text:p>
          </table:table-cell>
          <table:table-cell office:value-type="float" office:value="0.386226" calcext:value-type="float">
            <text:p>0.386226</text:p>
          </table:table-cell>
          <table:table-cell office:value-type="float" office:value="0.887604" calcext:value-type="float">
            <text:p>0.887604</text:p>
          </table:table-cell>
          <table:table-cell office:value-type="float" office:value="4.177218" calcext:value-type="float">
            <text:p>4.177218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Libsodium</text:p>
          </table:table-cell>
          <table:table-cell table:formula="of:=AVERAGE([.B50:.B86])" office:value-type="float" office:value="0.779755594594595" calcext:value-type="float">
            <text:p>0.779755594594595</text:p>
          </table:table-cell>
          <table:table-cell table:formula="of:=AVERAGE([.C50:.C86])" office:value-type="float" office:value="0.368588621621622" calcext:value-type="float">
            <text:p>0.368588621621622</text:p>
          </table:table-cell>
          <table:table-cell table:formula="of:=AVERAGE([.D50:.D86])" office:value-type="float" office:value="0.691831162162162" calcext:value-type="float">
            <text:p>0.691831162162162</text:p>
          </table:table-cell>
          <table:table-cell table:formula="of:=AVERAGE([.E50:.E86])" office:value-type="float" office:value="3.00964108108108" calcext:value-type="float">
            <text:p>3.00964108108108</text:p>
          </table:table-cell>
          <table:table-cell table:formula="of:=AVERAGE([.F50:.F86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durbin</text:p>
          </table:table-cell>
          <table:table-cell office:value-type="float" office:value="0.784655" calcext:value-type="float">
            <text:p>0.784655</text:p>
          </table:table-cell>
          <table:table-cell office:value-type="float" office:value="0.358456" calcext:value-type="float">
            <text:p>0.358456</text:p>
          </table:table-cell>
          <table:table-cell office:value-type="float" office:value="0.891552" calcext:value-type="float">
            <text:p>0.891552</text:p>
          </table:table-cell>
          <table:table-cell office:value-type="float" office:value="4.056416" calcext:value-type="float">
            <text:p>4.056416</text:p>
          </table:table-cell>
          <table:table-cell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icg</text:p>
          </table:table-cell>
          <table:table-cell office:value-type="float" office:value="0.829526" calcext:value-type="float">
            <text:p>0.829526</text:p>
          </table:table-cell>
          <table:table-cell office:value-type="float" office:value="0.387474" calcext:value-type="float">
            <text:p>0.387474</text:p>
          </table:table-cell>
          <table:table-cell office:value-type="float" office:value="0.875701" calcext:value-type="float">
            <text:p>0.875701</text:p>
          </table:table-cell>
          <table:table-cell office:value-type="float" office:value="4.171875" calcext:value-type="float">
            <text:p>4.171875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eg-err</text:p>
          </table:table-cell>
          <table:table-cell table:formula="of:=[.I4]-MIN([.B4:.B32])" office:value-type="float" office:value="0.328794896551724" calcext:value-type="float">
            <text:p>0.328794896551724</text:p>
          </table:table-cell>
          <table:table-cell table:formula="of:=[.J4]-MIN([.C4:.C32])" office:value-type="float" office:value="0.0476372413793103" calcext:value-type="float">
            <text:p>0.04763724137931</text:p>
          </table:table-cell>
          <table:table-cell table:formula="of:=[.K4]-MIN([.D4:.D32])" office:value-type="float" office:value="0.0587165172413795" calcext:value-type="float">
            <text:p>0.05871651724138</text:p>
          </table:table-cell>
          <table:table-cell table:formula="of:=[.L4]-MIN([.E4:.E32])" office:value-type="float" office:value="0.474927862068965" calcext:value-type="float">
            <text:p>0.474927862068965</text:p>
          </table:table-cell>
          <table:table-cell table:formula="of:=[.M4]-MIN([.F4:.F32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mvt</text:p>
          </table:table-cell>
          <table:table-cell office:value-type="float" office:value="0.728506" calcext:value-type="float">
            <text:p>0.728506</text:p>
          </table:table-cell>
          <table:table-cell office:value-type="float" office:value="0.386232" calcext:value-type="float">
            <text:p>0.386232</text:p>
          </table:table-cell>
          <table:table-cell office:value-type="float" office:value="0.887897" calcext:value-type="float">
            <text:p>0.887897</text:p>
          </table:table-cell>
          <table:table-cell office:value-type="float" office:value="4.116833" calcext:value-type="float">
            <text:p>4.116833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I5]-MIN([.B36:.B46])" office:value-type="float" office:value="0.307170636363636" calcext:value-type="float">
            <text:p>0.307170636363636</text:p>
          </table:table-cell>
          <table:table-cell table:formula="of:=[.J5]-MIN([.C36:.C46])" office:value-type="float" office:value="0.118004818181818" calcext:value-type="float">
            <text:p>0.118004818181818</text:p>
          </table:table-cell>
          <table:table-cell table:formula="of:=[.K5]-MIN([.D36:.D46])" office:value-type="float" office:value="0.621151545454545" calcext:value-type="float">
            <text:p>0.621151545454545</text:p>
          </table:table-cell>
          <table:table-cell table:formula="of:=[.L5]-MIN([.E36:.E46])" office:value-type="float" office:value="1.55884763636364" calcext:value-type="float">
            <text:p>1.55884763636364</text:p>
          </table:table-cell>
          <table:table-cell table:formula="of:=[.M5]-MIN([.F36:.F46])" office:value-type="float" office:value="0.118209" calcext:value-type="float">
            <text:p>0.118209</text:p>
          </table:table-cell>
        </table:table-row>
        <table:table-row table:style-name="ro1">
          <table:table-cell office:value-type="string" calcext:value-type="string">
            <text:p>atax</text:p>
          </table:table-cell>
          <table:table-cell office:value-type="float" office:value="0.863302" calcext:value-type="float">
            <text:p>0.863302</text:p>
          </table:table-cell>
          <table:table-cell office:value-type="float" office:value="0.381438" calcext:value-type="float">
            <text:p>0.381438</text:p>
          </table:table-cell>
          <table:table-cell office:value-type="float" office:value="0.871773" calcext:value-type="float">
            <text:p>0.871773</text:p>
          </table:table-cell>
          <table:table-cell office:value-type="float" office:value="4.135281" calcext:value-type="float">
            <text:p>4.13528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I6]-MIN([.B50:.B86])" office:value-type="float" office:value="0.221641594594595" calcext:value-type="float">
            <text:p>0.221641594594595</text:p>
          </table:table-cell>
          <table:table-cell table:formula="of:=[.J6]-MIN([.C50:.C86])" office:value-type="float" office:value="0.100485621621622" calcext:value-type="float">
            <text:p>0.100485621621622</text:p>
          </table:table-cell>
          <table:table-cell table:formula="of:=[.K6]-MIN([.D50:.D86])" office:value-type="float" office:value="0.248841162162162" calcext:value-type="float">
            <text:p>0.248841162162162</text:p>
          </table:table-cell>
          <table:table-cell table:formula="of:=[.L6]-MIN([.E50:.E86])" office:value-type="float" office:value="0.643851081081081" calcext:value-type="float">
            <text:p>0.643851081081081</text:p>
          </table:table-cell>
          <table:table-cell table:formula="of:=[.M6]-MIN([.F50:.F86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emver</text:p>
          </table:table-cell>
          <table:table-cell office:value-type="float" office:value="0.773616" calcext:value-type="float">
            <text:p>0.773616</text:p>
          </table:table-cell>
          <table:table-cell office:value-type="float" office:value="0.375621" calcext:value-type="float">
            <text:p>0.375621</text:p>
          </table:table-cell>
          <table:table-cell office:value-type="float" office:value="0.861188" calcext:value-type="float">
            <text:p>0.861188</text:p>
          </table:table-cell>
          <table:table-cell office:value-type="float" office:value="4.090591" calcext:value-type="float">
            <text:p>4.090591</text:p>
          </table:table-cell>
          <table:table-cell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0.957547" calcext:value-type="float">
            <text:p>0.957547</text:p>
          </table:table-cell>
          <table:table-cell office:value-type="float" office:value="0.373818" calcext:value-type="float">
            <text:p>0.373818</text:p>
          </table:table-cell>
          <table:table-cell office:value-type="float" office:value="0.90228" calcext:value-type="float">
            <text:p>0.90228</text:p>
          </table:table-cell>
          <table:table-cell office:value-type="float" office:value="4.08394" calcext:value-type="float">
            <text:p>4.0839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os-err</text:p>
          </table:table-cell>
          <table:table-cell table:formula="of:=MAX([.B4:.B32])-[.I4]" office:value-type="float" office:value="0.249110103448276" calcext:value-type="float">
            <text:p>0.249110103448276</text:p>
          </table:table-cell>
          <table:table-cell table:formula="of:=MAX([.C4:.C32])-[.J4]" office:value-type="float" office:value="0.0699927586206897" calcext:value-type="float">
            <text:p>0.06999275862069</text:p>
          </table:table-cell>
          <table:table-cell table:formula="of:=MAX([.D4:.D32])-[.K4]" office:value-type="float" office:value="0.333787482758621" calcext:value-type="float">
            <text:p>0.333787482758621</text:p>
          </table:table-cell>
          <table:table-cell table:formula="of:=MAX([.E4:.E32])-[.L4]" office:value-type="float" office:value="0.449324137931034" calcext:value-type="float">
            <text:p>0.449324137931034</text:p>
          </table:table-cell>
          <table:table-cell table:formula="of:=MAX([.F4:.F32])-[.M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doitgen</text:p>
          </table:table-cell>
          <table:table-cell office:value-type="float" office:value="0.918338" calcext:value-type="float">
            <text:p>0.918338</text:p>
          </table:table-cell>
          <table:table-cell office:value-type="float" office:value="0.364701" calcext:value-type="float">
            <text:p>0.364701</text:p>
          </table:table-cell>
          <table:table-cell office:value-type="float" office:value="0.883303" calcext:value-type="float">
            <text:p>0.883303</text:p>
          </table:table-cell>
          <table:table-cell office:value-type="float" office:value="4.049278" calcext:value-type="float">
            <text:p>4.049278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MAX([.B36:.B46])-[.I5]" office:value-type="float" office:value="0.465642363636364" calcext:value-type="float">
            <text:p>0.465642363636364</text:p>
          </table:table-cell>
          <table:table-cell table:formula="of:=MAX([.C36:.C46])-[.J5]" office:value-type="float" office:value="0.176970181818182" calcext:value-type="float">
            <text:p>0.176970181818182</text:p>
          </table:table-cell>
          <table:table-cell table:formula="of:=MAX([.D36:.D46])-[.K5]" office:value-type="float" office:value="1.13402045454545" calcext:value-type="float">
            <text:p>1.13402045454545</text:p>
          </table:table-cell>
          <table:table-cell table:formula="of:=MAX([.E36:.E46])-[.L5]" office:value-type="float" office:value="3.73650036363636" calcext:value-type="float">
            <text:p>3.73650036363636</text:p>
          </table:table-cell>
          <table:table-cell table:formula="of:=MAX([.F36:.F46])-[.M5]" office:value-type="float" office:value="0.314117" calcext:value-type="float">
            <text:p>0.314117</text:p>
          </table:table-cell>
        </table:table-row>
        <table:table-row table:style-name="ro1">
          <table:table-cell office:value-type="string" calcext:value-type="string">
            <text:p>syrk</text:p>
          </table:table-cell>
          <table:table-cell office:value-type="float" office:value="1.022179" calcext:value-type="float">
            <text:p>1.022179</text:p>
          </table:table-cell>
          <table:table-cell office:value-type="float" office:value="0.370389" calcext:value-type="float">
            <text:p>0.370389</text:p>
          </table:table-cell>
          <table:table-cell office:value-type="float" office:value="0.868685" calcext:value-type="float">
            <text:p>0.868685</text:p>
          </table:table-cell>
          <table:table-cell office:value-type="float" office:value="4.094203" calcext:value-type="float">
            <text:p>4.094203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MAX([.B50:.B86])-[.I6]" office:value-type="float" office:value="0.207009405405405" calcext:value-type="float">
            <text:p>0.207009405405405</text:p>
          </table:table-cell>
          <table:table-cell table:formula="of:=MAX([.C50:.C86])-[.J6]" office:value-type="float" office:value="0.187497378378378" calcext:value-type="float">
            <text:p>0.187497378378378</text:p>
          </table:table-cell>
          <table:table-cell table:formula="of:=MAX([.D50:.D86])-[.K6]" office:value-type="float" office:value="0.238109837837838" calcext:value-type="float">
            <text:p>0.238109837837838</text:p>
          </table:table-cell>
          <table:table-cell table:formula="of:=MAX([.E50:.E86])-[.L6]" office:value-type="float" office:value="0.440830918918919" calcext:value-type="float">
            <text:p>0.440830918918919</text:p>
          </table:table-cell>
          <table:table-cell table:formula="of:=MAX([.F50:.F86])-[.M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covariance</text:p>
          </table:table-cell>
          <table:table-cell office:value-type="float" office:value="1.241567" calcext:value-type="float">
            <text:p>1.241567</text:p>
          </table:table-cell>
          <table:table-cell office:value-type="float" office:value="0.376668" calcext:value-type="float">
            <text:p>0.376668</text:p>
          </table:table-cell>
          <table:table-cell office:value-type="float" office:value="0.900195" calcext:value-type="float">
            <text:p>0.900195</text:p>
          </table:table-cell>
          <table:table-cell office:value-type="float" office:value="4.110417" calcext:value-type="float">
            <text:p>4.110417</text:p>
          </table:table-cell>
          <table:table-cell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rrelation</text:p>
          </table:table-cell>
          <table:table-cell office:value-type="float" office:value="1.210935" calcext:value-type="float">
            <text:p>1.210935</text:p>
          </table:table-cell>
          <table:table-cell office:value-type="float" office:value="0.406962" calcext:value-type="float">
            <text:p>0.406962</text:p>
          </table:table-cell>
          <table:table-cell office:value-type="float" office:value="0.892791" calcext:value-type="float">
            <text:p>0.892791</text:p>
          </table:table-cell>
          <table:table-cell office:value-type="float" office:value="4.072058" calcext:value-type="float">
            <text:p>4.072058</text:p>
          </table:table-cell>
          <table:table-cell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ymm</text:p>
          </table:table-cell>
          <table:table-cell office:value-type="float" office:value="1.306411" calcext:value-type="float">
            <text:p>1.306411</text:p>
          </table:table-cell>
          <table:table-cell office:value-type="float" office:value="0.396557" calcext:value-type="float">
            <text:p>0.396557</text:p>
          </table:table-cell>
          <table:table-cell office:value-type="float" office:value="0.887436" calcext:value-type="float">
            <text:p>0.887436</text:p>
          </table:table-cell>
          <table:table-cell office:value-type="float" office:value="4.111605" calcext:value-type="float">
            <text:p>4.111605</text:p>
          </table:table-cell>
          <table:table-cell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yr2k</text:p>
          </table:table-cell>
          <table:table-cell office:value-type="float" office:value="1.246873" calcext:value-type="float">
            <text:p>1.246873</text:p>
          </table:table-cell>
          <table:table-cell office:value-type="float" office:value="0.404411" calcext:value-type="float">
            <text:p>0.404411</text:p>
          </table:table-cell>
          <table:table-cell office:value-type="float" office:value="0.897661" calcext:value-type="float">
            <text:p>0.897661</text:p>
          </table:table-cell>
          <table:table-cell office:value-type="float" office:value="4.141616" calcext:value-type="float">
            <text:p>4.141616</text:p>
          </table:table-cell>
          <table:table-cell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mm</text:p>
          </table:table-cell>
          <table:table-cell office:value-type="float" office:value="1.159711" calcext:value-type="float">
            <text:p>1.159711</text:p>
          </table:table-cell>
          <table:table-cell office:value-type="float" office:value="0.395684" calcext:value-type="float">
            <text:p>0.395684</text:p>
          </table:table-cell>
          <table:table-cell office:value-type="float" office:value="0.894304" calcext:value-type="float">
            <text:p>0.894304</text:p>
          </table:table-cell>
          <table:table-cell office:value-type="float" office:value="4.087161" calcext:value-type="float">
            <text:p>4.087161</text:p>
          </table:table-cell>
          <table:table-cell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mm</text:p>
          </table:table-cell>
          <table:table-cell office:value-type="float" office:value="1.187633" calcext:value-type="float">
            <text:p>1.187633</text:p>
          </table:table-cell>
          <table:table-cell office:value-type="float" office:value="0.391846" calcext:value-type="float">
            <text:p>0.391846</text:p>
          </table:table-cell>
          <table:table-cell office:value-type="float" office:value="0.926984" calcext:value-type="float">
            <text:p>0.926984</text:p>
          </table:table-cell>
          <table:table-cell office:value-type="float" office:value="4.094302" calcext:value-type="float">
            <text:p>4.094302</text:p>
          </table:table-cell>
          <table:table-cell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ramschmidt</text:p>
          </table:table-cell>
          <table:table-cell office:value-type="float" office:value="1.26447" calcext:value-type="float">
            <text:p>1.26447</text:p>
          </table:table-cell>
          <table:table-cell office:value-type="float" office:value="0.388798" calcext:value-type="float">
            <text:p>0.388798</text:p>
          </table:table-cell>
          <table:table-cell office:value-type="float" office:value="0.913256" calcext:value-type="float">
            <text:p>0.913256</text:p>
          </table:table-cell>
          <table:table-cell office:value-type="float" office:value="4.103841" calcext:value-type="float">
            <text:p>4.103841</text:p>
          </table:table-cell>
          <table:table-cell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ssinov</text:p>
          </table:table-cell>
          <table:table-cell office:value-type="float" office:value="1.201448" calcext:value-type="float">
            <text:p>1.201448</text:p>
          </table:table-cell>
          <table:table-cell office:value-type="float" office:value="0.335121" calcext:value-type="float">
            <text:p>0.335121</text:p>
          </table:table-cell>
          <table:table-cell office:value-type="float" office:value="1.110315" calcext:value-type="float">
            <text:p>1.110315</text:p>
          </table:table-cell>
          <table:table-cell office:value-type="float" office:value="4.19813" calcext:value-type="float">
            <text:p>4.19813</text:p>
          </table:table-cell>
          <table:table-cell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mm</text:p>
          </table:table-cell>
          <table:table-cell office:value-type="float" office:value="1.031902" calcext:value-type="float">
            <text:p>1.031902</text:p>
          </table:table-cell>
          <table:table-cell office:value-type="float" office:value="0.373346" calcext:value-type="float">
            <text:p>0.373346</text:p>
          </table:table-cell>
          <table:table-cell office:value-type="float" office:value="0.891632" calcext:value-type="float">
            <text:p>0.891632</text:p>
          </table:table-cell>
          <table:table-cell office:value-type="float" office:value="3.903726" calcext:value-type="float">
            <text:p>3.903726</text:p>
          </table:table-cell>
          <table:table-cell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i</text:p>
          </table:table-cell>
          <table:table-cell office:value-type="float" office:value="1.141801" calcext:value-type="float">
            <text:p>1.141801</text:p>
          </table:table-cell>
          <table:table-cell office:value-type="float" office:value="0.38501" calcext:value-type="float">
            <text:p>0.38501</text:p>
          </table:table-cell>
          <table:table-cell office:value-type="float" office:value="0.932634" calcext:value-type="float">
            <text:p>0.932634</text:p>
          </table:table-cell>
          <table:table-cell office:value-type="float" office:value="3.922074" calcext:value-type="float">
            <text:p>3.922074</text:p>
          </table:table-cell>
          <table:table-cell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dtd-2d</text:p>
          </table:table-cell>
          <table:table-cell office:value-type="float" office:value="1.13952" calcext:value-type="float">
            <text:p>1.13952</text:p>
          </table:table-cell>
          <table:table-cell office:value-type="float" office:value="0.402193" calcext:value-type="float">
            <text:p>0.402193</text:p>
          </table:table-cell>
          <table:table-cell office:value-type="float" office:value="0.864105" calcext:value-type="float">
            <text:p>0.864105</text:p>
          </table:table-cell>
          <table:table-cell office:value-type="float" office:value="3.853692" calcext:value-type="float">
            <text:p>3.853692</text:p>
          </table:table-cell>
          <table:table-cell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acobi-2d</text:p>
          </table:table-cell>
          <table:table-cell office:value-type="float" office:value="1.274003" calcext:value-type="float">
            <text:p>1.274003</text:p>
          </table:table-cell>
          <table:table-cell office:value-type="float" office:value="0.399125" calcext:value-type="float">
            <text:p>0.399125</text:p>
          </table:table-cell>
          <table:table-cell office:value-type="float" office:value="0.950175" calcext:value-type="float">
            <text:p>0.950175</text:p>
          </table:table-cell>
          <table:table-cell office:value-type="float" office:value="4.014425" calcext:value-type="float">
            <text:p>4.014425</text:p>
          </table:table-cell>
          <table:table-cell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idel-2d</text:p>
          </table:table-cell>
          <table:table-cell office:value-type="float" office:value="1.179255" calcext:value-type="float">
            <text:p>1.179255</text:p>
          </table:table-cell>
          <table:table-cell office:value-type="float" office:value="0.34751" calcext:value-type="float">
            <text:p>0.34751</text:p>
          </table:table-cell>
          <table:table-cell office:value-type="float" office:value="0.937684" calcext:value-type="float">
            <text:p>0.937684</text:p>
          </table:table-cell>
          <table:table-cell office:value-type="float" office:value="4.161706" calcext:value-type="float">
            <text:p>4.161706</text:p>
          </table:table-cell>
          <table:table-cell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at-3d</text:p>
          </table:table-cell>
          <table:table-cell office:value-type="float" office:value="1.274559" calcext:value-type="float">
            <text:p>1.274559</text:p>
          </table:table-cell>
          <table:table-cell office:value-type="float" office:value="0.356247" calcext:value-type="float">
            <text:p>0.356247</text:p>
          </table:table-cell>
          <table:table-cell office:value-type="float" office:value="0.864674" calcext:value-type="float">
            <text:p>0.864674</text:p>
          </table:table-cell>
          <table:table-cell office:value-type="float" office:value="3.594554" calcext:value-type="float">
            <text:p>3.594554</text:p>
          </table:table-cell>
          <table:table-cell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olesky</text:p>
          </table:table-cell>
          <table:table-cell office:value-type="float" office:value="1.09628" calcext:value-type="float">
            <text:p>1.09628</text:p>
          </table:table-cell>
          <table:table-cell office:value-type="float" office:value="0.40098" calcext:value-type="float">
            <text:p>0.40098</text:p>
          </table:table-cell>
          <table:table-cell office:value-type="float" office:value="0.954044" calcext:value-type="float">
            <text:p>0.954044</text:p>
          </table:table-cell>
          <table:table-cell office:value-type="float" office:value="3.935316" calcext:value-type="float">
            <text:p>3.935316</text:p>
          </table:table-cell>
          <table:table-cell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u</text:p>
          </table:table-cell>
          <table:table-cell office:value-type="float" office:value="1.031729" calcext:value-type="float">
            <text:p>1.031729</text:p>
          </table:table-cell>
          <table:table-cell office:value-type="float" office:value="0.393324" calcext:value-type="float">
            <text:p>0.393324</text:p>
          </table:table-cell>
          <table:table-cell office:value-type="float" office:value="0.941243" calcext:value-type="float">
            <text:p>0.941243</text:p>
          </table:table-cell>
          <table:table-cell office:value-type="float" office:value="3.92848" calcext:value-type="float">
            <text:p>3.92848</text:p>
          </table:table-cell>
          <table:table-cell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udcmp</text:p>
          </table:table-cell>
          <table:table-cell office:value-type="float" office:value="1.205982" calcext:value-type="float">
            <text:p>1.205982</text:p>
          </table:table-cell>
          <table:table-cell office:value-type="float" office:value="0.452751" calcext:value-type="float">
            <text:p>0.452751</text:p>
          </table:table-cell>
          <table:table-cell office:value-type="float" office:value="0.928255" calcext:value-type="float">
            <text:p>0.928255</text:p>
          </table:table-cell>
          <table:table-cell office:value-type="float" office:value="3.944315" calcext:value-type="float">
            <text:p>3.944315</text:p>
          </table:table-cell>
          <table:table-cell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loyd-warshall</text:p>
          </table:table-cell>
          <table:table-cell office:value-type="float" office:value="1.282244" calcext:value-type="float">
            <text:p>1.282244</text:p>
          </table:table-cell>
          <table:table-cell office:value-type="float" office:value="0.370103" calcext:value-type="float">
            <text:p>0.370103</text:p>
          </table:table-cell>
          <table:table-cell office:value-type="float" office:value="1.253692" calcext:value-type="float">
            <text:p>1.253692</text:p>
          </table:table-cell>
          <table:table-cell office:value-type="float" office:value="4.518806" calcext:value-type="float">
            <text:p>4.518806</text:p>
          </table:table-cell>
          <table:table-cell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uite: ostrich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8-liftoff</text:p>
          </table:table-cell>
          <table:table-cell office:value-type="string" calcext:value-type="string">
            <text:p>sm-base</text:p>
          </table:table-cell>
          <table:table-cell office:value-type="string" calcext:value-type="string">
            <text:p>wasmer-base</text:p>
          </table:table-cell>
          <table:table-cell office:value-type="string" calcext:value-type="string">
            <text:p>wazero</text:p>
          </table:table-cell>
          <table:table-cell office:value-type="string" calcext:value-type="string">
            <text:p>wasmnow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w</text:p>
          </table:table-cell>
          <table:table-cell office:value-type="float" office:value="1.456218" calcext:value-type="float">
            <text:p>1.456218</text:p>
          </table:table-cell>
          <table:table-cell office:value-type="float" office:value="0.392089" calcext:value-type="float">
            <text:p>0.392089</text:p>
          </table:table-cell>
          <table:table-cell office:value-type="float" office:value="1.729804" calcext:value-type="float">
            <text:p>1.729804</text:p>
          </table:table-cell>
          <table:table-cell office:value-type="float" office:value="4.997269" calcext:value-type="float">
            <text:p>4.997269</text:p>
          </table:table-cell>
          <table:table-cell office:value-type="float" office:value="0.301674" calcext:value-type="float">
            <text:p>0.3016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c</text:p>
          </table:table-cell>
          <table:table-cell office:value-type="float" office:value="0.849259" calcext:value-type="float">
            <text:p>0.849259</text:p>
          </table:table-cell>
          <table:table-cell office:value-type="float" office:value="0.382535" calcext:value-type="float">
            <text:p>0.382535</text:p>
          </table:table-cell>
          <table:table-cell office:value-type="float" office:value="0.845825" calcext:value-type="float">
            <text:p>0.845825</text:p>
          </table:table-cell>
          <table:table-cell office:value-type="float" office:value="4.799819" calcext:value-type="float">
            <text:p>4.799819</text:p>
          </table:table-cell>
          <table:table-cell office:value-type="float" office:value="0.156399" calcext:value-type="float">
            <text:p>0.1563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vamd</text:p>
          </table:table-cell>
          <table:table-cell office:value-type="float" office:value="0.778694" calcext:value-type="float">
            <text:p>0.778694</text:p>
          </table:table-cell>
          <table:table-cell office:value-type="float" office:value="0.394195" calcext:value-type="float">
            <text:p>0.394195</text:p>
          </table:table-cell>
          <table:table-cell office:value-type="float" office:value="0.684533" calcext:value-type="float">
            <text:p>0.684533</text:p>
          </table:table-cell>
          <table:table-cell office:value-type="float" office:value="3.165937" calcext:value-type="float">
            <text:p>3.165937</text:p>
          </table:table-cell>
          <table:table-cell office:value-type="float" office:value="0.130809" calcext:value-type="float">
            <text:p>0.1308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ge-rank</text:p>
          </table:table-cell>
          <table:table-cell office:value-type="float" office:value="1.217195" calcext:value-type="float">
            <text:p>1.217195</text:p>
          </table:table-cell>
          <table:table-cell office:value-type="float" office:value="0.567036" calcext:value-type="float">
            <text:p>0.567036</text:p>
          </table:table-cell>
          <table:table-cell office:value-type="float" office:value="1.691342" calcext:value-type="float">
            <text:p>1.691342</text:p>
          </table:table-cell>
          <table:table-cell office:value-type="float" office:value="5.501629" calcext:value-type="float">
            <text:p>5.501629</text:p>
          </table:table-cell>
          <table:table-cell office:value-type="float" office:value="0.271992" calcext:value-type="float">
            <text:p>0.2719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ck-propagation</text:p>
          </table:table-cell>
          <table:table-cell office:value-type="float" office:value="1.17653" calcext:value-type="float">
            <text:p>1.17653</text:p>
          </table:table-cell>
          <table:table-cell office:value-type="float" office:value="0.421665" calcext:value-type="float">
            <text:p>0.421665</text:p>
          </table:table-cell>
          <table:table-cell office:value-type="float" office:value="1.174832" calcext:value-type="float">
            <text:p>1.174832</text:p>
          </table:table-cell>
          <table:table-cell office:value-type="float" office:value="3.754779" calcext:value-type="float">
            <text:p>3.754779</text:p>
          </table:table-cell>
          <table:table-cell office:value-type="float" office:value="0.244927" calcext:value-type="float">
            <text:p>0.2449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ud</text:p>
          </table:table-cell>
          <table:table-cell office:value-type="float" office:value="0.683405" calcext:value-type="float">
            <text:p>0.683405</text:p>
          </table:table-cell>
          <table:table-cell office:value-type="float" office:value="0.295448" calcext:value-type="float">
            <text:p>0.295448</text:p>
          </table:table-cell>
          <table:table-cell office:value-type="float" office:value="0.606482" calcext:value-type="float">
            <text:p>0.606482</text:p>
          </table:table-cell>
          <table:table-cell office:value-type="float" office:value="2.847457" calcext:value-type="float">
            <text:p>2.847457</text:p>
          </table:table-cell>
          <table:table-cell office:value-type="float" office:value="0.12199" calcext:value-type="float">
            <text:p>0.121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mv</text:p>
          </table:table-cell>
          <table:table-cell office:value-type="float" office:value="0.741511" calcext:value-type="float">
            <text:p>0.741511</text:p>
          </table:table-cell>
          <table:table-cell office:value-type="float" office:value="0.272061" calcext:value-type="float">
            <text:p>0.272061</text:p>
          </table:table-cell>
          <table:table-cell office:value-type="float" office:value="0.589368" calcext:value-type="float">
            <text:p>0.589368</text:p>
          </table:table-cell>
          <table:table-cell office:value-type="float" office:value="3.268047" calcext:value-type="float">
            <text:p>3.268047</text:p>
          </table:table-cell>
          <table:table-cell office:value-type="float" office:value="0.108744" calcext:value-type="float">
            <text:p>0.1087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RAD</text:p>
          </table:table-cell>
          <table:table-cell office:value-type="float" office:value="1.193493" calcext:value-type="float">
            <text:p>1.193493</text:p>
          </table:table-cell>
          <table:table-cell office:value-type="float" office:value="0.470729" calcext:value-type="float">
            <text:p>0.470729</text:p>
          </table:table-cell>
          <table:table-cell office:value-type="float" office:value="2.34454" calcext:value-type="float">
            <text:p>2.34454</text:p>
          </table:table-cell>
          <table:table-cell office:value-type="float" office:value="8.142805" calcext:value-type="float">
            <text:p>8.142805</text:p>
          </table:table-cell>
          <table:table-cell office:value-type="float" office:value="0.54107" calcext:value-type="float">
            <text:p>0.541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ft</text:p>
          </table:table-cell>
          <table:table-cell office:value-type="float" office:value="0.980637" calcext:value-type="float">
            <text:p>0.980637</text:p>
          </table:table-cell>
          <table:table-cell office:value-type="float" office:value="0.425053" calcext:value-type="float">
            <text:p>0.425053</text:p>
          </table:table-cell>
          <table:table-cell office:value-type="float" office:value="1.266613" calcext:value-type="float">
            <text:p>1.266613</text:p>
          </table:table-cell>
          <table:table-cell office:value-type="float" office:value="4.728633" calcext:value-type="float">
            <text:p>4.728633</text:p>
          </table:table-cell>
          <table:table-cell office:value-type="float" office:value="0.227403" calcext:value-type="float">
            <text:p>0.2274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mm</text:p>
          </table:table-cell>
          <table:table-cell office:value-type="float" office:value="1.088366" calcext:value-type="float">
            <text:p>1.088366</text:p>
          </table:table-cell>
          <table:table-cell office:value-type="float" office:value="0.353117" calcext:value-type="float">
            <text:p>0.353117</text:p>
          </table:table-cell>
          <table:table-cell office:value-type="float" office:value="0.942362" calcext:value-type="float">
            <text:p>0.942362</text:p>
          </table:table-cell>
          <table:table-cell office:value-type="float" office:value="2.957516" calcext:value-type="float">
            <text:p>2.957516</text:p>
          </table:table-cell>
          <table:table-cell office:value-type="float" office:value="0.174669" calcext:value-type="float">
            <text:p>0.1746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queens</text:p>
          </table:table-cell>
          <table:table-cell office:value-type="float" office:value="0.731024" calcext:value-type="float">
            <text:p>0.731024</text:p>
          </table:table-cell>
          <table:table-cell office:value-type="float" office:value="0.316796" calcext:value-type="float">
            <text:p>0.316796</text:p>
          </table:table-cell>
          <table:table-cell office:value-type="float" office:value="1.440014" calcext:value-type="float">
            <text:p>1.440014</text:p>
          </table:table-cell>
          <table:table-cell office:value-type="float" office:value="4.30546" calcext:value-type="float">
            <text:p>4.30546</text:p>
          </table:table-cell>
          <table:table-cell office:value-type="float" office:value="0.216806" calcext:value-type="float">
            <text:p>0.216806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uite: libsodium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8-liftoff</text:p>
          </table:table-cell>
          <table:table-cell office:value-type="string" calcext:value-type="string">
            <text:p>sm-base</text:p>
          </table:table-cell>
          <table:table-cell office:value-type="string" calcext:value-type="string">
            <text:p>wasmer-base</text:p>
          </table:table-cell>
          <table:table-cell office:value-type="string" calcext:value-type="string">
            <text:p>wazero</text:p>
          </table:table-cell>
          <table:table-cell office:value-type="string" calcext:value-type="string">
            <text:p>wasmnow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ream3</text:p>
          </table:table-cell>
          <table:table-cell office:value-type="float" office:value="0.866246" calcext:value-type="float">
            <text:p>0.866246</text:p>
          </table:table-cell>
          <table:table-cell office:value-type="float" office:value="0.358287" calcext:value-type="float">
            <text:p>0.358287</text:p>
          </table:table-cell>
          <table:table-cell office:value-type="float" office:value="0.920825" calcext:value-type="float">
            <text:p>0.920825</text:p>
          </table:table-cell>
          <table:table-cell office:value-type="float" office:value="3.291203" calcext:value-type="float">
            <text:p>3.291203</text:p>
          </table:table-cell>
          <table:table-cell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etimeauth</text:p>
          </table:table-cell>
          <table:table-cell office:value-type="float" office:value="0.888422" calcext:value-type="float">
            <text:p>0.888422</text:p>
          </table:table-cell>
          <table:table-cell office:value-type="float" office:value="0.379839" calcext:value-type="float">
            <text:p>0.379839</text:p>
          </table:table-cell>
          <table:table-cell office:value-type="float" office:value="0.920288" calcext:value-type="float">
            <text:p>0.920288</text:p>
          </table:table-cell>
          <table:table-cell office:value-type="float" office:value="3.338136" calcext:value-type="float">
            <text:p>3.338136</text:p>
          </table:table-cell>
          <table:table-cell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phashx24</text:p>
          </table:table-cell>
          <table:table-cell office:value-type="float" office:value="0.844958" calcext:value-type="float">
            <text:p>0.844958</text:p>
          </table:table-cell>
          <table:table-cell office:value-type="float" office:value="0.33908" calcext:value-type="float">
            <text:p>0.33908</text:p>
          </table:table-cell>
          <table:table-cell office:value-type="float" office:value="0.929941" calcext:value-type="float">
            <text:p>0.929941</text:p>
          </table:table-cell>
          <table:table-cell office:value-type="float" office:value="3.366098" calcext:value-type="float">
            <text:p>3.366098</text:p>
          </table:table-cell>
          <table:table-cell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sh3</text:p>
          </table:table-cell>
          <table:table-cell office:value-type="float" office:value="0.889955" calcext:value-type="float">
            <text:p>0.889955</text:p>
          </table:table-cell>
          <table:table-cell office:value-type="float" office:value="0.393025" calcext:value-type="float">
            <text:p>0.393025</text:p>
          </table:table-cell>
          <table:table-cell office:value-type="float" office:value="0.915558" calcext:value-type="float">
            <text:p>0.915558</text:p>
          </table:table-cell>
          <table:table-cell office:value-type="float" office:value="3.450472" calcext:value-type="float">
            <text:p>3.450472</text:p>
          </table:table-cell>
          <table:table-cell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horthash</text:p>
          </table:table-cell>
          <table:table-cell office:value-type="float" office:value="0.814869" calcext:value-type="float">
            <text:p>0.814869</text:p>
          </table:table-cell>
          <table:table-cell office:value-type="float" office:value="0.30746" calcext:value-type="float">
            <text:p>0.30746</text:p>
          </table:table-cell>
          <table:table-cell office:value-type="float" office:value="0.826203" calcext:value-type="float">
            <text:p>0.826203</text:p>
          </table:table-cell>
          <table:table-cell office:value-type="float" office:value="2.991429" calcext:value-type="float">
            <text:p>2.991429</text:p>
          </table:table-cell>
          <table:table-cell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uth2</text:p>
          </table:table-cell>
          <table:table-cell office:value-type="float" office:value="0.902336" calcext:value-type="float">
            <text:p>0.902336</text:p>
          </table:table-cell>
          <table:table-cell office:value-type="float" office:value="0.391888" calcext:value-type="float">
            <text:p>0.391888</text:p>
          </table:table-cell>
          <table:table-cell office:value-type="float" office:value="0.859862" calcext:value-type="float">
            <text:p>0.859862</text:p>
          </table:table-cell>
          <table:table-cell office:value-type="float" office:value="3.366751" calcext:value-type="float">
            <text:p>3.366751</text:p>
          </table:table-cell>
          <table:table-cell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cretbox2</text:p>
          </table:table-cell>
          <table:table-cell office:value-type="float" office:value="0.744929" calcext:value-type="float">
            <text:p>0.744929</text:p>
          </table:table-cell>
          <table:table-cell office:value-type="float" office:value="0.388675" calcext:value-type="float">
            <text:p>0.388675</text:p>
          </table:table-cell>
          <table:table-cell office:value-type="float" office:value="0.842164" calcext:value-type="float">
            <text:p>0.842164</text:p>
          </table:table-cell>
          <table:table-cell office:value-type="float" office:value="3.246134" calcext:value-type="float">
            <text:p>3.246134</text:p>
          </table:table-cell>
          <table:table-cell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uth6</text:p>
          </table:table-cell>
          <table:table-cell office:value-type="float" office:value="0.832184" calcext:value-type="float">
            <text:p>0.832184</text:p>
          </table:table-cell>
          <table:table-cell office:value-type="float" office:value="0.36434" calcext:value-type="float">
            <text:p>0.36434</text:p>
          </table:table-cell>
          <table:table-cell office:value-type="float" office:value="0.869077" calcext:value-type="float">
            <text:p>0.869077</text:p>
          </table:table-cell>
          <table:table-cell office:value-type="float" office:value="3.311388" calcext:value-type="float">
            <text:p>3.311388</text:p>
          </table:table-cell>
          <table:table-cell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cretbox</text:p>
          </table:table-cell>
          <table:table-cell office:value-type="float" office:value="0.869304" calcext:value-type="float">
            <text:p>0.869304</text:p>
          </table:table-cell>
          <table:table-cell office:value-type="float" office:value="0.384414" calcext:value-type="float">
            <text:p>0.384414</text:p>
          </table:table-cell>
          <table:table-cell office:value-type="float" office:value="0.822558" calcext:value-type="float">
            <text:p>0.822558</text:p>
          </table:table-cell>
          <table:table-cell office:value-type="float" office:value="3.26323" calcext:value-type="float">
            <text:p>3.26323</text:p>
          </table:table-cell>
          <table:table-cell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uth3</text:p>
          </table:table-cell>
          <table:table-cell office:value-type="float" office:value="0.93572" calcext:value-type="float">
            <text:p>0.93572</text:p>
          </table:table-cell>
          <table:table-cell office:value-type="float" office:value="0.383042" calcext:value-type="float">
            <text:p>0.383042</text:p>
          </table:table-cell>
          <table:table-cell office:value-type="float" office:value="0.874157" calcext:value-type="float">
            <text:p>0.874157</text:p>
          </table:table-cell>
          <table:table-cell office:value-type="float" office:value="3.388742" calcext:value-type="float">
            <text:p>3.388742</text:p>
          </table:table-cell>
          <table:table-cell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sh</text:p>
          </table:table-cell>
          <table:table-cell office:value-type="float" office:value="0.910569" calcext:value-type="float">
            <text:p>0.910569</text:p>
          </table:table-cell>
          <table:table-cell office:value-type="float" office:value="0.361784" calcext:value-type="float">
            <text:p>0.361784</text:p>
          </table:table-cell>
          <table:table-cell office:value-type="float" office:value="0.811813" calcext:value-type="float">
            <text:p>0.811813</text:p>
          </table:table-cell>
          <table:table-cell office:value-type="float" office:value="3.369639" calcext:value-type="float">
            <text:p>3.369639</text:p>
          </table:table-cell>
          <table:table-cell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eygen</text:p>
          </table:table-cell>
          <table:table-cell office:value-type="float" office:value="0.695946" calcext:value-type="float">
            <text:p>0.695946</text:p>
          </table:table-cell>
          <table:table-cell office:value-type="float" office:value="0.372281" calcext:value-type="float">
            <text:p>0.372281</text:p>
          </table:table-cell>
          <table:table-cell office:value-type="float" office:value="0.895539" calcext:value-type="float">
            <text:p>0.895539</text:p>
          </table:table-cell>
          <table:table-cell office:value-type="float" office:value="3.329945" calcext:value-type="float">
            <text:p>3.329945</text:p>
          </table:table-cell>
          <table:table-cell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cretbox_easy</text:p>
          </table:table-cell>
          <table:table-cell office:value-type="float" office:value="0.887343" calcext:value-type="float">
            <text:p>0.887343</text:p>
          </table:table-cell>
          <table:table-cell office:value-type="float" office:value="0.374863" calcext:value-type="float">
            <text:p>0.374863</text:p>
          </table:table-cell>
          <table:table-cell office:value-type="float" office:value="0.780588" calcext:value-type="float">
            <text:p>0.780588</text:p>
          </table:table-cell>
          <table:table-cell office:value-type="float" office:value="3.39121" calcext:value-type="float">
            <text:p>3.39121</text:p>
          </table:table-cell>
          <table:table-cell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uth</text:p>
          </table:table-cell>
          <table:table-cell office:value-type="float" office:value="0.860843" calcext:value-type="float">
            <text:p>0.860843</text:p>
          </table:table-cell>
          <table:table-cell office:value-type="float" office:value="0.359879" calcext:value-type="float">
            <text:p>0.359879</text:p>
          </table:table-cell>
          <table:table-cell office:value-type="float" office:value="0.767477" calcext:value-type="float">
            <text:p>0.767477</text:p>
          </table:table-cell>
          <table:table-cell office:value-type="float" office:value="3.395277" calcext:value-type="float">
            <text:p>3.395277</text:p>
          </table:table-cell>
          <table:table-cell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df</text:p>
          </table:table-cell>
          <table:table-cell office:value-type="float" office:value="0.825358" calcext:value-type="float">
            <text:p>0.825358</text:p>
          </table:table-cell>
          <table:table-cell office:value-type="float" office:value="0.342307" calcext:value-type="float">
            <text:p>0.342307</text:p>
          </table:table-cell>
          <table:table-cell office:value-type="float" office:value="0.75812" calcext:value-type="float">
            <text:p>0.75812</text:p>
          </table:table-cell>
          <table:table-cell office:value-type="float" office:value="3.185265" calcext:value-type="float">
            <text:p>3.185265</text:p>
          </table:table-cell>
          <table:table-cell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nerichash3</text:p>
          </table:table-cell>
          <table:table-cell office:value-type="float" office:value="0.857121" calcext:value-type="float">
            <text:p>0.857121</text:p>
          </table:table-cell>
          <table:table-cell office:value-type="float" office:value="0.382417" calcext:value-type="float">
            <text:p>0.382417</text:p>
          </table:table-cell>
          <table:table-cell office:value-type="float" office:value="0.762937" calcext:value-type="float">
            <text:p>0.762937</text:p>
          </table:table-cell>
          <table:table-cell office:value-type="float" office:value="3.223068" calcext:value-type="float">
            <text:p>3.223068</text:p>
          </table:table-cell>
          <table:table-cell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nerichash2</text:p>
          </table:table-cell>
          <table:table-cell office:value-type="float" office:value="0.677214" calcext:value-type="float">
            <text:p>0.677214</text:p>
          </table:table-cell>
          <table:table-cell office:value-type="float" office:value="0.305236" calcext:value-type="float">
            <text:p>0.305236</text:p>
          </table:table-cell>
          <table:table-cell office:value-type="float" office:value="0.654606" calcext:value-type="float">
            <text:p>0.654606</text:p>
          </table:table-cell>
          <table:table-cell office:value-type="float" office:value="2.754405" calcext:value-type="float">
            <text:p>2.754405</text:p>
          </table:table-cell>
          <table:table-cell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cretstream_xchacha20poly1305</text:p>
          </table:table-cell>
          <table:table-cell office:value-type="float" office:value="0.986765" calcext:value-type="float">
            <text:p>0.986765</text:p>
          </table:table-cell>
          <table:table-cell office:value-type="float" office:value="0.356163" calcext:value-type="float">
            <text:p>0.356163</text:p>
          </table:table-cell>
          <table:table-cell office:value-type="float" office:value="0.672791" calcext:value-type="float">
            <text:p>0.672791</text:p>
          </table:table-cell>
          <table:table-cell office:value-type="float" office:value="3.343193" calcext:value-type="float">
            <text:p>3.343193</text:p>
          </table:table-cell>
          <table:table-cell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alarmult2</text:p>
          </table:table-cell>
          <table:table-cell office:value-type="float" office:value="0.627384" calcext:value-type="float">
            <text:p>0.627384</text:p>
          </table:table-cell>
          <table:table-cell office:value-type="float" office:value="0.415508" calcext:value-type="float">
            <text:p>0.415508</text:p>
          </table:table-cell>
          <table:table-cell office:value-type="float" office:value="0.53539" calcext:value-type="float">
            <text:p>0.53539</text:p>
          </table:table-cell>
          <table:table-cell office:value-type="float" office:value="2.900196" calcext:value-type="float">
            <text:p>2.900196</text:p>
          </table:table-cell>
          <table:table-cell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x_seed</text:p>
          </table:table-cell>
          <table:table-cell office:value-type="float" office:value="0.70325" calcext:value-type="float">
            <text:p>0.70325</text:p>
          </table:table-cell>
          <table:table-cell office:value-type="float" office:value="0.376405" calcext:value-type="float">
            <text:p>0.376405</text:p>
          </table:table-cell>
          <table:table-cell office:value-type="float" office:value="0.500054" calcext:value-type="float">
            <text:p>0.500054</text:p>
          </table:table-cell>
          <table:table-cell office:value-type="float" office:value="2.681254" calcext:value-type="float">
            <text:p>2.681254</text:p>
          </table:table-cell>
          <table:table-cell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ead_xchacha20poly1305</text:p>
          </table:table-cell>
          <table:table-cell office:value-type="float" office:value="0.64809" calcext:value-type="float">
            <text:p>0.64809</text:p>
          </table:table-cell>
          <table:table-cell office:value-type="float" office:value="0.298587" calcext:value-type="float">
            <text:p>0.298587</text:p>
          </table:table-cell>
          <table:table-cell office:value-type="float" office:value="0.590763" calcext:value-type="float">
            <text:p>0.590763</text:p>
          </table:table-cell>
          <table:table-cell office:value-type="float" office:value="2.425648" calcext:value-type="float">
            <text:p>2.425648</text:p>
          </table:table-cell>
          <table:table-cell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ead_chacha20poly1305</text:p>
          </table:table-cell>
          <table:table-cell office:value-type="float" office:value="0.845041" calcext:value-type="float">
            <text:p>0.845041</text:p>
          </table:table-cell>
          <table:table-cell office:value-type="float" office:value="0.350838" calcext:value-type="float">
            <text:p>0.350838</text:p>
          </table:table-cell>
          <table:table-cell office:value-type="float" office:value="0.686833" calcext:value-type="float">
            <text:p>0.686833</text:p>
          </table:table-cell>
          <table:table-cell office:value-type="float" office:value="2.976481" calcext:value-type="float">
            <text:p>2.976481</text:p>
          </table:table-cell>
          <table:table-cell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ead_chacha20poly13052</text:p>
          </table:table-cell>
          <table:table-cell office:value-type="float" office:value="0.671365" calcext:value-type="float">
            <text:p>0.671365</text:p>
          </table:table-cell>
          <table:table-cell office:value-type="float" office:value="0.348263" calcext:value-type="float">
            <text:p>0.348263</text:p>
          </table:table-cell>
          <table:table-cell office:value-type="float" office:value="0.724804" calcext:value-type="float">
            <text:p>0.724804</text:p>
          </table:table-cell>
          <table:table-cell office:value-type="float" office:value="2.898184" calcext:value-type="float">
            <text:p>2.898184</text:p>
          </table:table-cell>
          <table:table-cell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alarmult5</text:p>
          </table:table-cell>
          <table:table-cell office:value-type="float" office:value="0.69551" calcext:value-type="float">
            <text:p>0.69551</text:p>
          </table:table-cell>
          <table:table-cell office:value-type="float" office:value="0.370767" calcext:value-type="float">
            <text:p>0.370767</text:p>
          </table:table-cell>
          <table:table-cell office:value-type="float" office:value="0.562395" calcext:value-type="float">
            <text:p>0.562395</text:p>
          </table:table-cell>
          <table:table-cell office:value-type="float" office:value="2.959694" calcext:value-type="float">
            <text:p>2.959694</text:p>
          </table:table-cell>
          <table:table-cell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alarmult6</text:p>
          </table:table-cell>
          <table:table-cell office:value-type="float" office:value="0.558114" calcext:value-type="float">
            <text:p>0.558114</text:p>
          </table:table-cell>
          <table:table-cell office:value-type="float" office:value="0.383415" calcext:value-type="float">
            <text:p>0.383415</text:p>
          </table:table-cell>
          <table:table-cell office:value-type="float" office:value="0.47936" calcext:value-type="float">
            <text:p>0.47936</text:p>
          </table:table-cell>
          <table:table-cell office:value-type="float" office:value="2.661149" calcext:value-type="float">
            <text:p>2.661149</text:p>
          </table:table-cell>
          <table:table-cell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alarmult7</text:p>
          </table:table-cell>
          <table:table-cell office:value-type="float" office:value="0.724879" calcext:value-type="float">
            <text:p>0.724879</text:p>
          </table:table-cell>
          <table:table-cell office:value-type="float" office:value="0.399768" calcext:value-type="float">
            <text:p>0.399768</text:p>
          </table:table-cell>
          <table:table-cell office:value-type="float" office:value="0.54761" calcext:value-type="float">
            <text:p>0.54761</text:p>
          </table:table-cell>
          <table:table-cell office:value-type="float" office:value="2.933535" calcext:value-type="float">
            <text:p>2.933535</text:p>
          </table:table-cell>
          <table:table-cell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x2</text:p>
          </table:table-cell>
          <table:table-cell office:value-type="float" office:value="0.658319" calcext:value-type="float">
            <text:p>0.658319</text:p>
          </table:table-cell>
          <table:table-cell office:value-type="float" office:value="0.369797" calcext:value-type="float">
            <text:p>0.369797</text:p>
          </table:table-cell>
          <table:table-cell office:value-type="float" office:value="0.44299" calcext:value-type="float">
            <text:p>0.44299</text:p>
          </table:table-cell>
          <table:table-cell office:value-type="float" office:value="2.477876" calcext:value-type="float">
            <text:p>2.477876</text:p>
          </table:table-cell>
          <table:table-cell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x</text:p>
          </table:table-cell>
          <table:table-cell office:value-type="float" office:value="0.758386" calcext:value-type="float">
            <text:p>0.758386</text:p>
          </table:table-cell>
          <table:table-cell office:value-type="float" office:value="0.410994" calcext:value-type="float">
            <text:p>0.410994</text:p>
          </table:table-cell>
          <table:table-cell office:value-type="float" office:value="0.474194" calcext:value-type="float">
            <text:p>0.474194</text:p>
          </table:table-cell>
          <table:table-cell office:value-type="float" office:value="2.644206" calcext:value-type="float">
            <text:p>2.644206</text:p>
          </table:table-cell>
          <table:table-cell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nerichash</text:p>
          </table:table-cell>
          <table:table-cell office:value-type="float" office:value="0.663124" calcext:value-type="float">
            <text:p>0.663124</text:p>
          </table:table-cell>
          <table:table-cell office:value-type="float" office:value="0.268103" calcext:value-type="float">
            <text:p>0.268103</text:p>
          </table:table-cell>
          <table:table-cell office:value-type="float" office:value="0.567639" calcext:value-type="float">
            <text:p>0.567639</text:p>
          </table:table-cell>
          <table:table-cell office:value-type="float" office:value="2.36579" calcext:value-type="float">
            <text:p>2.36579</text:p>
          </table:table-cell>
          <table:table-cell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acha20</text:p>
          </table:table-cell>
          <table:table-cell office:value-type="float" office:value="0.633997" calcext:value-type="float">
            <text:p>0.633997</text:p>
          </table:table-cell>
          <table:table-cell office:value-type="float" office:value="0.299312" calcext:value-type="float">
            <text:p>0.299312</text:p>
          </table:table-cell>
          <table:table-cell office:value-type="float" office:value="0.630347" calcext:value-type="float">
            <text:p>0.630347</text:p>
          </table:table-cell>
          <table:table-cell office:value-type="float" office:value="2.487119" calcext:value-type="float">
            <text:p>2.487119</text:p>
          </table:table-cell>
          <table:table-cell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df_hkdf</text:p>
          </table:table-cell>
          <table:table-cell office:value-type="float" office:value="0.822551" calcext:value-type="float">
            <text:p>0.822551</text:p>
          </table:table-cell>
          <table:table-cell office:value-type="float" office:value="0.332079" calcext:value-type="float">
            <text:p>0.332079</text:p>
          </table:table-cell>
          <table:table-cell office:value-type="float" office:value="0.596557" calcext:value-type="float">
            <text:p>0.596557</text:p>
          </table:table-cell>
          <table:table-cell office:value-type="float" office:value="2.788976" calcext:value-type="float">
            <text:p>2.788976</text:p>
          </table:table-cell>
          <table:table-cell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alarmult</text:p>
          </table:table-cell>
          <table:table-cell office:value-type="float" office:value="0.634778" calcext:value-type="float">
            <text:p>0.634778</text:p>
          </table:table-cell>
          <table:table-cell office:value-type="float" office:value="0.40257" calcext:value-type="float">
            <text:p>0.40257</text:p>
          </table:table-cell>
          <table:table-cell office:value-type="float" office:value="0.503801" calcext:value-type="float">
            <text:p>0.503801</text:p>
          </table:table-cell>
          <table:table-cell office:value-type="float" office:value="2.65776" calcext:value-type="float">
            <text:p>2.65776</text:p>
          </table:table-cell>
          <table:table-cell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decs</text:p>
          </table:table-cell>
          <table:table-cell office:value-type="float" office:value="0.856417" calcext:value-type="float">
            <text:p>0.856417</text:p>
          </table:table-cell>
          <table:table-cell office:value-type="float" office:value="0.309703" calcext:value-type="float">
            <text:p>0.309703</text:p>
          </table:table-cell>
          <table:table-cell office:value-type="float" office:value="0.659345" calcext:value-type="float">
            <text:p>0.659345</text:p>
          </table:table-cell>
          <table:table-cell office:value-type="float" office:value="2.81107" calcext:value-type="float">
            <text:p>2.81107</text:p>
          </table:table-cell>
          <table:table-cell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x_easy</text:p>
          </table:table-cell>
          <table:table-cell office:value-type="float" office:value="0.70838" calcext:value-type="float">
            <text:p>0.70838</text:p>
          </table:table-cell>
          <table:table-cell office:value-type="float" office:value="0.427603" calcext:value-type="float">
            <text:p>0.427603</text:p>
          </table:table-cell>
          <table:table-cell office:value-type="float" office:value="0.494259" calcext:value-type="float">
            <text:p>0.494259</text:p>
          </table:table-cell>
          <table:table-cell office:value-type="float" office:value="2.739417" calcext:value-type="float">
            <text:p>2.739417</text:p>
          </table:table-cell>
          <table:table-cell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gn2</text:p>
          </table:table-cell>
          <table:table-cell office:value-type="float" office:value="0.723045" calcext:value-type="float">
            <text:p>0.723045</text:p>
          </table:table-cell>
          <table:table-cell office:value-type="float" office:value="0.478712" calcext:value-type="float">
            <text:p>0.478712</text:p>
          </table:table-cell>
          <table:table-cell office:value-type="float" office:value="0.448883" calcext:value-type="float">
            <text:p>0.448883</text:p>
          </table:table-cell>
          <table:table-cell office:value-type="float" office:value="2.957861" calcext:value-type="float">
            <text:p>2.957861</text:p>
          </table:table-cell>
          <table:table-cell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ndombytes</text:p>
          </table:table-cell>
          <table:table-cell office:value-type="float" office:value="0.76525" calcext:value-type="float">
            <text:p>0.76525</text:p>
          </table:table-cell>
          <table:table-cell office:value-type="float" office:value="0.294289" calcext:value-type="float">
            <text:p>0.294289</text:p>
          </table:table-cell>
          <table:table-cell office:value-type="float" office:value="0.816184" calcext:value-type="float">
            <text:p>0.816184</text:p>
          </table:table-cell>
          <table:table-cell office:value-type="float" office:value="2.977625" calcext:value-type="float">
            <text:p>2.977625</text:p>
          </table:table-cell>
          <table:table-cell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x_seal</text:p>
          </table:table-cell>
          <table:table-cell office:value-type="float" office:value="0.862995" calcext:value-type="float">
            <text:p>0.862995</text:p>
          </table:table-cell>
          <table:table-cell office:value-type="float" office:value="0.556086" calcext:value-type="float">
            <text:p>0.556086</text:p>
          </table:table-cell>
          <table:table-cell office:value-type="float" office:value="0.451841" calcext:value-type="float">
            <text:p>0.451841</text:p>
          </table:table-cell>
          <table:table-cell office:value-type="float" office:value="3.007294" calcext:value-type="float">
            <text:p>3.007294</text:p>
          </table:table-cell>
          <table:table-cell office:value-type="string" calcext:value-type="string">
            <text:p>-</text:p>
          </table:table-cell>
          <table:table-cell table:number-columns-repeated="7"/>
        </table:table-row>
      </table:table>
      <table:table table:name="SQ-baseline" table:style-name="ta1">
        <table:shapes>
          <draw:frame draw:z-index="0" draw:style-name="gr1" draw:text-style-name="P1" svg:width="7.8732in" svg:height="5.2496in" svg:x="18.0055in" svg:y="4.5909in">
            <draw:object draw:notify-on-update-of-ranges="'SQ-baseline'.I4:'SQ-baseline'.I80 'SQ-baseline'.I3:'SQ-baseline'.I3 'SQ-baseline'.B4:'SQ-baseline'.B80 'SQ-baseline'.J4:'SQ-baseline'.J80 'SQ-baseline'.J3:'SQ-baseline'.J3 'SQ-baseline'.C4:'SQ-baseline'.C80 'SQ-baseline'.K4:'SQ-baseline'.K80 'SQ-baseline'.K3:'SQ-baseline'.K3 'SQ-baseline'.D4:'SQ-baseline'.D80 'SQ-baseline'.L4:'SQ-baseline'.L80 'SQ-baseline'.L3:'SQ-baseline'.L3 'SQ-baseline'.E4:'SQ-baseline'.E80 'SQ-baseline'.M4:'SQ-baseline'.M80 'SQ-baseline'.M3:'SQ-baseline'.M3 'SQ-baseline'.F4:'SQ-baseline'.F80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table:shapes>
        <table:table-column table:style-name="co1" table:number-columns-repeated="20" table:default-cell-style-name="Default"/>
        <table:table-row table:style-name="ro1">
          <table:table-cell table:style-name="ce3" office:value-type="string" calcext:value-type="string">
            <text:p>Execution</text:p>
          </table:table-cell>
          <table:table-cell table:number-columns-repeated="6"/>
          <table:table-cell office:value-type="string" calcext:value-type="string">
            <text:p>Compile Speed</text:p>
          </table:table-cell>
          <table:table-cell table:number-columns-repeated="6"/>
          <table:table-cell table:style-name="ce3" office:value-type="string" calcext:value-type="string">
            <text:p>Compile latency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style-name="ce3"/>
          <table:table-cell office:value-type="string" calcext:value-type="string">
            <text:p>wizeng-jit</text:p>
          </table:table-cell>
          <table:table-cell office:value-type="string" calcext:value-type="string">
            <text:p>v8-liftoff</text:p>
          </table:table-cell>
          <table:table-cell office:value-type="string" calcext:value-type="string">
            <text:p>sm-base</text:p>
          </table:table-cell>
          <table:table-cell office:value-type="string" calcext:value-type="string">
            <text:p>wasmer-base</text:p>
          </table:table-cell>
          <table:table-cell office:value-type="string" calcext:value-type="string">
            <text:p>wazero</text:p>
          </table:table-cell>
          <table:table-cell table:number-columns-repeated="2"/>
          <table:table-cell office:value-type="string" calcext:value-type="string">
            <text:p>wizeng-jit</text:p>
          </table:table-cell>
          <table:table-cell office:value-type="string" calcext:value-type="string">
            <text:p>v8-liftoff</text:p>
          </table:table-cell>
          <table:table-cell office:value-type="string" calcext:value-type="string">
            <text:p>sm-base</text:p>
          </table:table-cell>
          <table:table-cell office:value-type="string" calcext:value-type="string">
            <text:p>wasmer-base</text:p>
          </table:table-cell>
          <table:table-cell office:value-type="string" calcext:value-type="string">
            <text:p>wazero</text:p>
          </table:table-cell>
          <table:table-cell/>
          <table:table-cell table:style-name="ce3"/>
          <table:table-cell office:value-type="string" calcext:value-type="string">
            <text:p>wizeng-jit</text:p>
          </table:table-cell>
          <table:table-cell office:value-type="string" calcext:value-type="string">
            <text:p>v8-liftoff</text:p>
          </table:table-cell>
          <table:table-cell office:value-type="string" calcext:value-type="string">
            <text:p>sm-base</text:p>
          </table:table-cell>
          <table:table-cell office:value-type="string" calcext:value-type="string">
            <text:p>wasmer-base</text:p>
          </table:table-cell>
          <table:table-cell office:value-type="string" calcext:value-type="string">
            <text:p>wazero</text:p>
          </table:table-cell>
        </table:table-row>
        <table:table-row table:style-name="ro1">
          <table:table-cell office:value-type="string" calcext:value-type="string">
            <text:p>jacobi-1d</text:p>
          </table:table-cell>
          <table:table-cell office:value-type="float" office:value="1.136535" calcext:value-type="float">
            <text:p>1.136535</text:p>
          </table:table-cell>
          <table:table-cell office:value-type="float" office:value="0.466273" calcext:value-type="float">
            <text:p>0.466273</text:p>
          </table:table-cell>
          <table:table-cell office:value-type="float" office:value="0.460831" calcext:value-type="float">
            <text:p>0.460831</text:p>
          </table:table-cell>
          <table:table-cell office:value-type="float" office:value="0.580112" calcext:value-type="float">
            <text:p>0.580112</text:p>
          </table:table-cell>
          <table:table-cell office:value-type="float" office:value="0.523924" calcext:value-type="float">
            <text:p>0.523924</text:p>
          </table:table-cell>
          <table:table-cell/>
          <table:table-cell office:value-type="string" calcext:value-type="string">
            <text:p>jacobi-1d</text:p>
          </table:table-cell>
          <table:table-cell table:formula="of:=1/[.P4]" office:value-type="float" office:value="11.7820324005891" calcext:value-type="float">
            <text:p>11.7820324005891</text:p>
          </table:table-cell>
          <table:table-cell table:formula="of:=1/[.Q4]" office:value-type="float" office:value="14.3274686228437" calcext:value-type="float">
            <text:p>14.3274686228437</text:p>
          </table:table-cell>
          <table:table-cell table:formula="of:=1/[.R4]" office:value-type="float" office:value="33.1235508446505" calcext:value-type="float">
            <text:p>33.1235508446505</text:p>
          </table:table-cell>
          <table:table-cell table:formula="of:=1/[.S4]" office:value-type="float" office:value="12.6971228319663" calcext:value-type="float">
            <text:p>12.6971228319663</text:p>
          </table:table-cell>
          <table:table-cell table:formula="of:=1/[.T4]" office:value-type="float" office:value="2.82211636150182" calcext:value-type="float">
            <text:p>2.82211636150182</text:p>
          </table:table-cell>
          <table:table-cell/>
          <table:table-cell office:value-type="string" calcext:value-type="string">
            <text:p>jacobi-1d</text:p>
          </table:table-cell>
          <table:table-cell office:value-type="float" office:value="0.084875" calcext:value-type="float">
            <text:p>0.084875</text:p>
          </table:table-cell>
          <table:table-cell office:value-type="float" office:value="0.069796" calcext:value-type="float">
            <text:p>0.069796</text:p>
          </table:table-cell>
          <table:table-cell office:value-type="float" office:value="0.03019" calcext:value-type="float">
            <text:p>0.03019</text:p>
          </table:table-cell>
          <table:table-cell office:value-type="float" office:value="0.078758" calcext:value-type="float">
            <text:p>0.078758</text:p>
          </table:table-cell>
          <table:table-cell office:value-type="float" office:value="0.354344" calcext:value-type="float">
            <text:p>0.354344</text:p>
          </table:table-cell>
        </table:table-row>
        <table:table-row table:style-name="ro1">
          <table:table-cell office:value-type="string" calcext:value-type="string">
            <text:p>trisolv</text:p>
          </table:table-cell>
          <table:table-cell office:value-type="float" office:value="1.482029" calcext:value-type="float">
            <text:p>1.482029</text:p>
          </table:table-cell>
          <table:table-cell office:value-type="float" office:value="0.654011" calcext:value-type="float">
            <text:p>0.654011</text:p>
          </table:table-cell>
          <table:table-cell office:value-type="float" office:value="0.643573" calcext:value-type="float">
            <text:p>0.643573</text:p>
          </table:table-cell>
          <table:table-cell office:value-type="float" office:value="0.741859" calcext:value-type="float">
            <text:p>0.741859</text:p>
          </table:table-cell>
          <table:table-cell office:value-type="float" office:value="0.69533" calcext:value-type="float">
            <text:p>0.69533</text:p>
          </table:table-cell>
          <table:table-cell/>
          <table:table-cell office:value-type="string" calcext:value-type="string">
            <text:p>trisolv</text:p>
          </table:table-cell>
          <table:table-cell table:formula="of:=1/[.P5]" office:value-type="float" office:value="11.8076300905645" calcext:value-type="float">
            <text:p>11.8076300905645</text:p>
          </table:table-cell>
          <table:table-cell table:formula="of:=1/[.Q5]" office:value-type="float" office:value="15.9012848238138" calcext:value-type="float">
            <text:p>15.9012848238138</text:p>
          </table:table-cell>
          <table:table-cell table:formula="of:=1/[.R5]" office:value-type="float" office:value="30.8052492144661" calcext:value-type="float">
            <text:p>30.8052492144661</text:p>
          </table:table-cell>
          <table:table-cell table:formula="of:=1/[.S5]" office:value-type="float" office:value="13.444655077374" calcext:value-type="float">
            <text:p>13.444655077374</text:p>
          </table:table-cell>
          <table:table-cell table:formula="of:=1/[.T5]" office:value-type="float" office:value="2.8327729164247" calcext:value-type="float">
            <text:p>2.8327729164247</text:p>
          </table:table-cell>
          <table:table-cell/>
          <table:table-cell office:value-type="string" calcext:value-type="string">
            <text:p>trisolv</text:p>
          </table:table-cell>
          <table:table-cell office:value-type="float" office:value="0.084691" calcext:value-type="float">
            <text:p>0.084691</text:p>
          </table:table-cell>
          <table:table-cell office:value-type="float" office:value="0.062888" calcext:value-type="float">
            <text:p>0.062888</text:p>
          </table:table-cell>
          <table:table-cell office:value-type="float" office:value="0.032462" calcext:value-type="float">
            <text:p>0.032462</text:p>
          </table:table-cell>
          <table:table-cell office:value-type="float" office:value="0.074379" calcext:value-type="float">
            <text:p>0.074379</text:p>
          </table:table-cell>
          <table:table-cell office:value-type="float" office:value="0.353011" calcext:value-type="float">
            <text:p>0.353011</text:p>
          </table:table-cell>
        </table:table-row>
        <table:table-row table:style-name="ro1">
          <table:table-cell office:value-type="string" calcext:value-type="string">
            <text:p>gesummv</text:p>
          </table:table-cell>
          <table:table-cell office:value-type="float" office:value="1.5669" calcext:value-type="float">
            <text:p>1.5669</text:p>
          </table:table-cell>
          <table:table-cell office:value-type="float" office:value="0.708768" calcext:value-type="float">
            <text:p>0.708768</text:p>
          </table:table-cell>
          <table:table-cell office:value-type="float" office:value="0.686366" calcext:value-type="float">
            <text:p>0.686366</text:p>
          </table:table-cell>
          <table:table-cell office:value-type="float" office:value="0.782142" calcext:value-type="float">
            <text:p>0.782142</text:p>
          </table:table-cell>
          <table:table-cell office:value-type="float" office:value="0.732737" calcext:value-type="float">
            <text:p>0.732737</text:p>
          </table:table-cell>
          <table:table-cell/>
          <table:table-cell office:value-type="string" calcext:value-type="string">
            <text:p>gesummv</text:p>
          </table:table-cell>
          <table:table-cell table:formula="of:=1/[.P6]" office:value-type="float" office:value="11.8224271442927" calcext:value-type="float">
            <text:p>11.8224271442927</text:p>
          </table:table-cell>
          <table:table-cell table:formula="of:=1/[.Q6]" office:value-type="float" office:value="15.9152037941846" calcext:value-type="float">
            <text:p>15.9152037941846</text:p>
          </table:table-cell>
          <table:table-cell table:formula="of:=1/[.R6]" office:value-type="float" office:value="30.6100584652117" calcext:value-type="float">
            <text:p>30.6100584652117</text:p>
          </table:table-cell>
          <table:table-cell table:formula="of:=1/[.S6]" office:value-type="float" office:value="13.3194810730174" calcext:value-type="float">
            <text:p>13.3194810730174</text:p>
          </table:table-cell>
          <table:table-cell table:formula="of:=1/[.T6]" office:value-type="float" office:value="2.83021537939037" calcext:value-type="float">
            <text:p>2.83021537939037</text:p>
          </table:table-cell>
          <table:table-cell/>
          <table:table-cell office:value-type="string" calcext:value-type="string">
            <text:p>gesummv</text:p>
          </table:table-cell>
          <table:table-cell office:value-type="float" office:value="0.084585" calcext:value-type="float">
            <text:p>0.084585</text:p>
          </table:table-cell>
          <table:table-cell office:value-type="float" office:value="0.062833" calcext:value-type="float">
            <text:p>0.062833</text:p>
          </table:table-cell>
          <table:table-cell office:value-type="float" office:value="0.032669" calcext:value-type="float">
            <text:p>0.032669</text:p>
          </table:table-cell>
          <table:table-cell office:value-type="float" office:value="0.075078" calcext:value-type="float">
            <text:p>0.075078</text:p>
          </table:table-cell>
          <table:table-cell office:value-type="float" office:value="0.35333" calcext:value-type="float">
            <text:p>0.35333</text:p>
          </table:table-cell>
        </table:table-row>
        <table:table-row table:style-name="ro1">
          <table:table-cell office:value-type="string" calcext:value-type="string">
            <text:p>durbin</text:p>
          </table:table-cell>
          <table:table-cell office:value-type="float" office:value="1.741823" calcext:value-type="float">
            <text:p>1.741823</text:p>
          </table:table-cell>
          <table:table-cell office:value-type="float" office:value="0.734798" calcext:value-type="float">
            <text:p>0.734798</text:p>
          </table:table-cell>
          <table:table-cell office:value-type="float" office:value="0.722561" calcext:value-type="float">
            <text:p>0.722561</text:p>
          </table:table-cell>
          <table:table-cell office:value-type="float" office:value="0.872194" calcext:value-type="float">
            <text:p>0.872194</text:p>
          </table:table-cell>
          <table:table-cell office:value-type="float" office:value="0.810662" calcext:value-type="float">
            <text:p>0.810662</text:p>
          </table:table-cell>
          <table:table-cell/>
          <table:table-cell office:value-type="string" calcext:value-type="string">
            <text:p>durbin</text:p>
          </table:table-cell>
          <table:table-cell table:formula="of:=1/[.P7]" office:value-type="float" office:value="11.6635758190746" calcext:value-type="float">
            <text:p>11.6635758190746</text:p>
          </table:table-cell>
          <table:table-cell table:formula="of:=1/[.Q7]" office:value-type="float" office:value="14.8645836430122" calcext:value-type="float">
            <text:p>14.8645836430122</text:p>
          </table:table-cell>
          <table:table-cell table:formula="of:=1/[.R7]" office:value-type="float" office:value="32.5383138645755" calcext:value-type="float">
            <text:p>32.5383138645755</text:p>
          </table:table-cell>
          <table:table-cell table:formula="of:=1/[.S7]" office:value-type="float" office:value="13.0823270843418" calcext:value-type="float">
            <text:p>13.0823270843418</text:p>
          </table:table-cell>
          <table:table-cell table:formula="of:=1/[.T7]" office:value-type="float" office:value="2.8753396494961" calcext:value-type="float">
            <text:p>2.8753396494961</text:p>
          </table:table-cell>
          <table:table-cell/>
          <table:table-cell office:value-type="string" calcext:value-type="string">
            <text:p>durbin</text:p>
          </table:table-cell>
          <table:table-cell office:value-type="float" office:value="0.085737" calcext:value-type="float">
            <text:p>0.085737</text:p>
          </table:table-cell>
          <table:table-cell office:value-type="float" office:value="0.067274" calcext:value-type="float">
            <text:p>0.067274</text:p>
          </table:table-cell>
          <table:table-cell office:value-type="float" office:value="0.030733" calcext:value-type="float">
            <text:p>0.030733</text:p>
          </table:table-cell>
          <table:table-cell office:value-type="float" office:value="0.076439" calcext:value-type="float">
            <text:p>0.076439</text:p>
          </table:table-cell>
          <table:table-cell office:value-type="float" office:value="0.347785" calcext:value-type="float">
            <text:p>0.347785</text:p>
          </table:table-cell>
        </table:table-row>
        <table:table-row table:style-name="ro1">
          <table:table-cell office:value-type="string" calcext:value-type="string">
            <text:p>bicg</text:p>
          </table:table-cell>
          <table:table-cell office:value-type="float" office:value="2.209749" calcext:value-type="float">
            <text:p>2.209749</text:p>
          </table:table-cell>
          <table:table-cell office:value-type="float" office:value="1.047709" calcext:value-type="float">
            <text:p>1.047709</text:p>
          </table:table-cell>
          <table:table-cell office:value-type="float" office:value="1.018972" calcext:value-type="float">
            <text:p>1.018972</text:p>
          </table:table-cell>
          <table:table-cell office:value-type="float" office:value="1.127653" calcext:value-type="float">
            <text:p>1.127653</text:p>
          </table:table-cell>
          <table:table-cell office:value-type="float" office:value="1.056672" calcext:value-type="float">
            <text:p>1.056672</text:p>
          </table:table-cell>
          <table:table-cell/>
          <table:table-cell office:value-type="string" calcext:value-type="string">
            <text:p>bicg</text:p>
          </table:table-cell>
          <table:table-cell table:formula="of:=1/[.P8]" office:value-type="float" office:value="11.7852260406355" calcext:value-type="float">
            <text:p>11.7852260406355</text:p>
          </table:table-cell>
          <table:table-cell table:formula="of:=1/[.Q8]" office:value-type="float" office:value="14.2071689374458" calcext:value-type="float">
            <text:p>14.2071689374458</text:p>
          </table:table-cell>
          <table:table-cell table:formula="of:=1/[.R8]" office:value-type="float" office:value="30.4154753938804" calcext:value-type="float">
            <text:p>30.4154753938804</text:p>
          </table:table-cell>
          <table:table-cell table:formula="of:=1/[.S8]" office:value-type="float" office:value="13.4580445461274" calcext:value-type="float">
            <text:p>13.4580445461274</text:p>
          </table:table-cell>
          <table:table-cell table:formula="of:=1/[.T8]" office:value-type="float" office:value="2.82492259712084" calcext:value-type="float">
            <text:p>2.82492259712084</text:p>
          </table:table-cell>
          <table:table-cell/>
          <table:table-cell office:value-type="string" calcext:value-type="string">
            <text:p>bicg</text:p>
          </table:table-cell>
          <table:table-cell office:value-type="float" office:value="0.084852" calcext:value-type="float">
            <text:p>0.084852</text:p>
          </table:table-cell>
          <table:table-cell office:value-type="float" office:value="0.070387" calcext:value-type="float">
            <text:p>0.070387</text:p>
          </table:table-cell>
          <table:table-cell office:value-type="float" office:value="0.032878" calcext:value-type="float">
            <text:p>0.032878</text:p>
          </table:table-cell>
          <table:table-cell office:value-type="float" office:value="0.074305" calcext:value-type="float">
            <text:p>0.074305</text:p>
          </table:table-cell>
          <table:table-cell office:value-type="float" office:value="0.353992" calcext:value-type="float">
            <text:p>0.353992</text:p>
          </table:table-cell>
        </table:table-row>
        <table:table-row table:style-name="ro1">
          <table:table-cell office:value-type="string" calcext:value-type="string">
            <text:p>mvt</text:p>
          </table:table-cell>
          <table:table-cell office:value-type="float" office:value="2.462298" calcext:value-type="float">
            <text:p>2.462298</text:p>
          </table:table-cell>
          <table:table-cell office:value-type="float" office:value="1.142044" calcext:value-type="float">
            <text:p>1.142044</text:p>
          </table:table-cell>
          <table:table-cell office:value-type="float" office:value="1.089789" calcext:value-type="float">
            <text:p>1.089789</text:p>
          </table:table-cell>
          <table:table-cell office:value-type="float" office:value="1.180038" calcext:value-type="float">
            <text:p>1.180038</text:p>
          </table:table-cell>
          <table:table-cell office:value-type="float" office:value="1.180631" calcext:value-type="float">
            <text:p>1.180631</text:p>
          </table:table-cell>
          <table:table-cell/>
          <table:table-cell office:value-type="string" calcext:value-type="string">
            <text:p>mvt</text:p>
          </table:table-cell>
          <table:table-cell table:formula="of:=1/[.P9]" office:value-type="float" office:value="11.7692751303447" calcext:value-type="float">
            <text:p>11.7692751303447</text:p>
          </table:table-cell>
          <table:table-cell table:formula="of:=1/[.Q9]" office:value-type="float" office:value="16.1553498441009" calcext:value-type="float">
            <text:p>16.1553498441009</text:p>
          </table:table-cell>
          <table:table-cell table:formula="of:=1/[.R9]" office:value-type="float" office:value="30.4720114574763" calcext:value-type="float">
            <text:p>30.4720114574763</text:p>
          </table:table-cell>
          <table:table-cell table:formula="of:=1/[.S9]" office:value-type="float" office:value="13.2552159274675" calcext:value-type="float">
            <text:p>13.2552159274675</text:p>
          </table:table-cell>
          <table:table-cell table:formula="of:=1/[.T9]" office:value-type="float" office:value="2.85881730727998" calcext:value-type="float">
            <text:p>2.85881730727998</text:p>
          </table:table-cell>
          <table:table-cell/>
          <table:table-cell office:value-type="string" calcext:value-type="string">
            <text:p>mvt</text:p>
          </table:table-cell>
          <table:table-cell office:value-type="float" office:value="0.084967" calcext:value-type="float">
            <text:p>0.084967</text:p>
          </table:table-cell>
          <table:table-cell office:value-type="float" office:value="0.061899" calcext:value-type="float">
            <text:p>0.061899</text:p>
          </table:table-cell>
          <table:table-cell office:value-type="float" office:value="0.032817" calcext:value-type="float">
            <text:p>0.032817</text:p>
          </table:table-cell>
          <table:table-cell office:value-type="float" office:value="0.075442" calcext:value-type="float">
            <text:p>0.075442</text:p>
          </table:table-cell>
          <table:table-cell office:value-type="float" office:value="0.349795" calcext:value-type="float">
            <text:p>0.349795</text:p>
          </table:table-cell>
        </table:table-row>
        <table:table-row table:style-name="ro1">
          <table:table-cell office:value-type="string" calcext:value-type="string">
            <text:p>atax</text:p>
          </table:table-cell>
          <table:table-cell office:value-type="float" office:value="2.616118" calcext:value-type="float">
            <text:p>2.616118</text:p>
          </table:table-cell>
          <table:table-cell office:value-type="float" office:value="1.254646" calcext:value-type="float">
            <text:p>1.254646</text:p>
          </table:table-cell>
          <table:table-cell office:value-type="float" office:value="1.210748" calcext:value-type="float">
            <text:p>1.210748</text:p>
          </table:table-cell>
          <table:table-cell office:value-type="float" office:value="1.324981" calcext:value-type="float">
            <text:p>1.324981</text:p>
          </table:table-cell>
          <table:table-cell office:value-type="float" office:value="1.278957" calcext:value-type="float">
            <text:p>1.278957</text:p>
          </table:table-cell>
          <table:table-cell/>
          <table:table-cell office:value-type="string" calcext:value-type="string">
            <text:p>atax</text:p>
          </table:table-cell>
          <table:table-cell table:formula="of:=1/[.P10]" office:value-type="float" office:value="11.7005592867339" calcext:value-type="float">
            <text:p>11.7005592867339</text:p>
          </table:table-cell>
          <table:table-cell table:formula="of:=1/[.Q10]" office:value-type="float" office:value="13.5532575254462" calcext:value-type="float">
            <text:p>13.5532575254462</text:p>
          </table:table-cell>
          <table:table-cell table:formula="of:=1/[.R10]" office:value-type="float" office:value="30.6748466257669" calcext:value-type="float">
            <text:p>30.6748466257669</text:p>
          </table:table-cell>
          <table:table-cell table:formula="of:=1/[.S10]" office:value-type="float" office:value="13.4215577059874" calcext:value-type="float">
            <text:p>13.4215577059874</text:p>
          </table:table-cell>
          <table:table-cell table:formula="of:=1/[.T10]" office:value-type="float" office:value="2.82944661683068" calcext:value-type="float">
            <text:p>2.82944661683068</text:p>
          </table:table-cell>
          <table:table-cell/>
          <table:table-cell office:value-type="string" calcext:value-type="string">
            <text:p>atax</text:p>
          </table:table-cell>
          <table:table-cell office:value-type="float" office:value="0.085466" calcext:value-type="float">
            <text:p>0.085466</text:p>
          </table:table-cell>
          <table:table-cell office:value-type="float" office:value="0.073783" calcext:value-type="float">
            <text:p>0.073783</text:p>
          </table:table-cell>
          <table:table-cell office:value-type="float" office:value="0.0326" calcext:value-type="float">
            <text:p>0.0326</text:p>
          </table:table-cell>
          <table:table-cell office:value-type="float" office:value="0.074507" calcext:value-type="float">
            <text:p>0.074507</text:p>
          </table:table-cell>
          <table:table-cell office:value-type="float" office:value="0.353426" calcext:value-type="float">
            <text:p>0.353426</text:p>
          </table:table-cell>
        </table:table-row>
        <table:table-row table:style-name="ro1">
          <table:table-cell office:value-type="string" calcext:value-type="string">
            <text:p>gemver</text:p>
          </table:table-cell>
          <table:table-cell office:value-type="float" office:value="3.927449" calcext:value-type="float">
            <text:p>3.927449</text:p>
          </table:table-cell>
          <table:table-cell office:value-type="float" office:value="1.826189" calcext:value-type="float">
            <text:p>1.826189</text:p>
          </table:table-cell>
          <table:table-cell office:value-type="float" office:value="1.783978" calcext:value-type="float">
            <text:p>1.783978</text:p>
          </table:table-cell>
          <table:table-cell office:value-type="float" office:value="1.866956" calcext:value-type="float">
            <text:p>1.866956</text:p>
          </table:table-cell>
          <table:table-cell office:value-type="float" office:value="1.861296" calcext:value-type="float">
            <text:p>1.861296</text:p>
          </table:table-cell>
          <table:table-cell/>
          <table:table-cell office:value-type="string" calcext:value-type="string">
            <text:p>gemver</text:p>
          </table:table-cell>
          <table:table-cell table:formula="of:=1/[.P11]" office:value-type="float" office:value="11.7012438422204" calcext:value-type="float">
            <text:p>11.7012438422204</text:p>
          </table:table-cell>
          <table:table-cell table:formula="of:=1/[.Q11]" office:value-type="float" office:value="15.1253894787791" calcext:value-type="float">
            <text:p>15.1253894787791</text:p>
          </table:table-cell>
          <table:table-cell table:formula="of:=1/[.R11]" office:value-type="float" office:value="31.1516775178343" calcext:value-type="float">
            <text:p>31.1516775178343</text:p>
          </table:table-cell>
          <table:table-cell table:formula="of:=1/[.S11]" office:value-type="float" office:value="13.5873257425474" calcext:value-type="float">
            <text:p>13.5873257425474</text:p>
          </table:table-cell>
          <table:table-cell table:formula="of:=1/[.T11]" office:value-type="float" office:value="2.86052645128809" calcext:value-type="float">
            <text:p>2.86052645128809</text:p>
          </table:table-cell>
          <table:table-cell/>
          <table:table-cell office:value-type="string" calcext:value-type="string">
            <text:p>gemver</text:p>
          </table:table-cell>
          <table:table-cell office:value-type="float" office:value="0.085461" calcext:value-type="float">
            <text:p>0.085461</text:p>
          </table:table-cell>
          <table:table-cell office:value-type="float" office:value="0.066114" calcext:value-type="float">
            <text:p>0.066114</text:p>
          </table:table-cell>
          <table:table-cell office:value-type="float" office:value="0.032101" calcext:value-type="float">
            <text:p>0.032101</text:p>
          </table:table-cell>
          <table:table-cell office:value-type="float" office:value="0.073598" calcext:value-type="float">
            <text:p>0.073598</text:p>
          </table:table-cell>
          <table:table-cell office:value-type="float" office:value="0.349586" calcext:value-type="float">
            <text:p>0.349586</text:p>
          </table:table-cell>
        </table:table-row>
        <table:table-row table:style-name="ro1">
          <table:table-cell office:value-type="string" calcext:value-type="string">
            <text:p>trmm</text:p>
          </table:table-cell>
          <table:table-cell office:value-type="float" office:value="11.787472" calcext:value-type="float">
            <text:p>11.787472</text:p>
          </table:table-cell>
          <table:table-cell office:value-type="float" office:value="5.60697" calcext:value-type="float">
            <text:p>5.60697</text:p>
          </table:table-cell>
          <table:table-cell office:value-type="float" office:value="4.636915" calcext:value-type="float">
            <text:p>4.636915</text:p>
          </table:table-cell>
          <table:table-cell office:value-type="float" office:value="3.474675" calcext:value-type="float">
            <text:p>3.474675</text:p>
          </table:table-cell>
          <table:table-cell office:value-type="float" office:value="5.151437" calcext:value-type="float">
            <text:p>5.151437</text:p>
          </table:table-cell>
          <table:table-cell/>
          <table:table-cell office:value-type="string" calcext:value-type="string">
            <text:p>trmm</text:p>
          </table:table-cell>
          <table:table-cell table:formula="of:=1/[.P12]" office:value-type="float" office:value="11.7564072419469" calcext:value-type="float">
            <text:p>11.7564072419469</text:p>
          </table:table-cell>
          <table:table-cell table:formula="of:=1/[.Q12]" office:value-type="float" office:value="12.2776215791477" calcext:value-type="float">
            <text:p>12.2776215791477</text:p>
          </table:table-cell>
          <table:table-cell table:formula="of:=1/[.R12]" office:value-type="float" office:value="31.4495078152027" calcext:value-type="float">
            <text:p>31.4495078152027</text:p>
          </table:table-cell>
          <table:table-cell table:formula="of:=1/[.S12]" office:value-type="float" office:value="13.0296554959087" calcext:value-type="float">
            <text:p>13.0296554959087</text:p>
          </table:table-cell>
          <table:table-cell table:formula="of:=1/[.T12]" office:value-type="float" office:value="2.87869192239047" calcext:value-type="float">
            <text:p>2.87869192239047</text:p>
          </table:table-cell>
          <table:table-cell/>
          <table:table-cell office:value-type="string" calcext:value-type="string">
            <text:p>trmm</text:p>
          </table:table-cell>
          <table:table-cell office:value-type="float" office:value="0.08506" calcext:value-type="float">
            <text:p>0.08506</text:p>
          </table:table-cell>
          <table:table-cell office:value-type="float" office:value="0.081449" calcext:value-type="float">
            <text:p>0.081449</text:p>
          </table:table-cell>
          <table:table-cell office:value-type="float" office:value="0.031797" calcext:value-type="float">
            <text:p>0.031797</text:p>
          </table:table-cell>
          <table:table-cell office:value-type="float" office:value="0.076748" calcext:value-type="float">
            <text:p>0.076748</text:p>
          </table:table-cell>
          <table:table-cell office:value-type="float" office:value="0.34738" calcext:value-type="float">
            <text:p>0.34738</text:p>
          </table:table-cell>
        </table:table-row>
        <table:table-row table:style-name="ro1">
          <table:table-cell office:value-type="string" calcext:value-type="string">
            <text:p>doitgen</text:p>
          </table:table-cell>
          <table:table-cell office:value-type="float" office:value="9.137037" calcext:value-type="float">
            <text:p>9.137037</text:p>
          </table:table-cell>
          <table:table-cell office:value-type="float" office:value="6.420183" calcext:value-type="float">
            <text:p>6.420183</text:p>
          </table:table-cell>
          <table:table-cell office:value-type="float" office:value="4.549342" calcext:value-type="float">
            <text:p>4.549342</text:p>
          </table:table-cell>
          <table:table-cell office:value-type="float" office:value="3.098622" calcext:value-type="float">
            <text:p>3.098622</text:p>
          </table:table-cell>
          <table:table-cell office:value-type="float" office:value="5.247225" calcext:value-type="float">
            <text:p>5.247225</text:p>
          </table:table-cell>
          <table:table-cell/>
          <table:table-cell office:value-type="string" calcext:value-type="string">
            <text:p>doitgen</text:p>
          </table:table-cell>
          <table:table-cell table:formula="of:=1/[.P13]" office:value-type="float" office:value="11.5324291908848" calcext:value-type="float">
            <text:p>11.5324291908848</text:p>
          </table:table-cell>
          <table:table-cell table:formula="of:=1/[.Q13]" office:value-type="float" office:value="12.557923421783" calcext:value-type="float">
            <text:p>12.557923421783</text:p>
          </table:table-cell>
          <table:table-cell table:formula="of:=1/[.R13]" office:value-type="float" office:value="31.6215532506957" calcext:value-type="float">
            <text:p>31.6215532506957</text:p>
          </table:table-cell>
          <table:table-cell table:formula="of:=1/[.S13]" office:value-type="float" office:value="13.0560233963939" calcext:value-type="float">
            <text:p>13.0560233963939</text:p>
          </table:table-cell>
          <table:table-cell table:formula="of:=1/[.T13]" office:value-type="float" office:value="2.84802105257162" calcext:value-type="float">
            <text:p>2.84802105257162</text:p>
          </table:table-cell>
          <table:table-cell/>
          <table:table-cell office:value-type="string" calcext:value-type="string">
            <text:p>doitgen</text:p>
          </table:table-cell>
          <table:table-cell office:value-type="float" office:value="0.086712" calcext:value-type="float">
            <text:p>0.086712</text:p>
          </table:table-cell>
          <table:table-cell office:value-type="float" office:value="0.079631" calcext:value-type="float">
            <text:p>0.079631</text:p>
          </table:table-cell>
          <table:table-cell office:value-type="float" office:value="0.031624" calcext:value-type="float">
            <text:p>0.031624</text:p>
          </table:table-cell>
          <table:table-cell office:value-type="float" office:value="0.076593" calcext:value-type="float">
            <text:p>0.076593</text:p>
          </table:table-cell>
          <table:table-cell office:value-type="float" office:value="0.351121" calcext:value-type="float">
            <text:p>0.351121</text:p>
          </table:table-cell>
        </table:table-row>
        <table:table-row table:style-name="ro1">
          <table:table-cell office:value-type="string" calcext:value-type="string">
            <text:p>syrk</text:p>
          </table:table-cell>
          <table:table-cell office:value-type="float" office:value="15.473571" calcext:value-type="float">
            <text:p>15.473571</text:p>
          </table:table-cell>
          <table:table-cell office:value-type="float" office:value="9.375197" calcext:value-type="float">
            <text:p>9.375197</text:p>
          </table:table-cell>
          <table:table-cell office:value-type="float" office:value="8.858447" calcext:value-type="float">
            <text:p>8.858447</text:p>
          </table:table-cell>
          <table:table-cell office:value-type="float" office:value="8.144806" calcext:value-type="float">
            <text:p>8.144806</text:p>
          </table:table-cell>
          <table:table-cell office:value-type="float" office:value="7.554515" calcext:value-type="float">
            <text:p>7.554515</text:p>
          </table:table-cell>
          <table:table-cell/>
          <table:table-cell office:value-type="string" calcext:value-type="string">
            <text:p>syrk</text:p>
          </table:table-cell>
          <table:table-cell table:formula="of:=1/[.P14]" office:value-type="float" office:value="11.7475682533716" calcext:value-type="float">
            <text:p>11.7475682533716</text:p>
          </table:table-cell>
          <table:table-cell table:formula="of:=1/[.Q14]" office:value-type="float" office:value="11.4926676780214" calcext:value-type="float">
            <text:p>11.4926676780214</text:p>
          </table:table-cell>
          <table:table-cell table:formula="of:=1/[.R14]" office:value-type="float" office:value="31.7168321228076" calcext:value-type="float">
            <text:p>31.7168321228076</text:p>
          </table:table-cell>
          <table:table-cell table:formula="of:=1/[.S14]" office:value-type="float" office:value="13.5233819273524" calcext:value-type="float">
            <text:p>13.5233819273524</text:p>
          </table:table-cell>
          <table:table-cell table:formula="of:=1/[.T14]" office:value-type="float" office:value="2.86931695909789" calcext:value-type="float">
            <text:p>2.86931695909789</text:p>
          </table:table-cell>
          <table:table-cell/>
          <table:table-cell office:value-type="string" calcext:value-type="string">
            <text:p>syrk</text:p>
          </table:table-cell>
          <table:table-cell office:value-type="float" office:value="0.085124" calcext:value-type="float">
            <text:p>0.085124</text:p>
          </table:table-cell>
          <table:table-cell office:value-type="float" office:value="0.087012" calcext:value-type="float">
            <text:p>0.087012</text:p>
          </table:table-cell>
          <table:table-cell office:value-type="float" office:value="0.031529" calcext:value-type="float">
            <text:p>0.031529</text:p>
          </table:table-cell>
          <table:table-cell office:value-type="float" office:value="0.073946" calcext:value-type="float">
            <text:p>0.073946</text:p>
          </table:table-cell>
          <table:table-cell office:value-type="float" office:value="0.348515" calcext:value-type="float">
            <text:p>0.348515</text:p>
          </table:table-cell>
        </table:table-row>
        <table:table-row table:style-name="ro1">
          <table:table-cell office:value-type="string" calcext:value-type="string">
            <text:p>covariance</text:p>
          </table:table-cell>
          <table:table-cell office:value-type="float" office:value="10.914637" calcext:value-type="float">
            <text:p>10.914637</text:p>
          </table:table-cell>
          <table:table-cell office:value-type="float" office:value="8.491679" calcext:value-type="float">
            <text:p>8.491679</text:p>
          </table:table-cell>
          <table:table-cell office:value-type="float" office:value="6.400216" calcext:value-type="float">
            <text:p>6.400216</text:p>
          </table:table-cell>
          <table:table-cell office:value-type="float" office:value="4.572084" calcext:value-type="float">
            <text:p>4.572084</text:p>
          </table:table-cell>
          <table:table-cell office:value-type="float" office:value="7.292459" calcext:value-type="float">
            <text:p>7.292459</text:p>
          </table:table-cell>
          <table:table-cell/>
          <table:table-cell office:value-type="string" calcext:value-type="string">
            <text:p>covariance</text:p>
          </table:table-cell>
          <table:table-cell table:formula="of:=1/[.P15]" office:value-type="float" office:value="11.793009104203" calcext:value-type="float">
            <text:p>11.793009104203</text:p>
          </table:table-cell>
          <table:table-cell table:formula="of:=1/[.Q15]" office:value-type="float" office:value="9.49848024316109" calcext:value-type="float">
            <text:p>9.49848024316109</text:p>
          </table:table-cell>
          <table:table-cell table:formula="of:=1/[.R15]" office:value-type="float" office:value="31.3087038196619" calcext:value-type="float">
            <text:p>31.3087038196619</text:p>
          </table:table-cell>
          <table:table-cell table:formula="of:=1/[.S15]" office:value-type="float" office:value="13.1004938886196" calcext:value-type="float">
            <text:p>13.1004938886196</text:p>
          </table:table-cell>
          <table:table-cell table:formula="of:=1/[.T15]" office:value-type="float" office:value="2.86905352793167" calcext:value-type="float">
            <text:p>2.86905352793167</text:p>
          </table:table-cell>
          <table:table-cell/>
          <table:table-cell office:value-type="string" calcext:value-type="string">
            <text:p>covariance</text:p>
          </table:table-cell>
          <table:table-cell office:value-type="float" office:value="0.084796" calcext:value-type="float">
            <text:p>0.084796</text:p>
          </table:table-cell>
          <table:table-cell office:value-type="float" office:value="0.10528" calcext:value-type="float">
            <text:p>0.10528</text:p>
          </table:table-cell>
          <table:table-cell office:value-type="float" office:value="0.03194" calcext:value-type="float">
            <text:p>0.03194</text:p>
          </table:table-cell>
          <table:table-cell office:value-type="float" office:value="0.076333" calcext:value-type="float">
            <text:p>0.076333</text:p>
          </table:table-cell>
          <table:table-cell office:value-type="float" office:value="0.348547" calcext:value-type="float">
            <text:p>0.348547</text:p>
          </table:table-cell>
        </table:table-row>
        <table:table-row table:style-name="ro1">
          <table:table-cell office:value-type="string" calcext:value-type="string">
            <text:p>correlation</text:p>
          </table:table-cell>
          <table:table-cell office:value-type="float" office:value="10.984802" calcext:value-type="float">
            <text:p>10.984802</text:p>
          </table:table-cell>
          <table:table-cell office:value-type="float" office:value="8.385127" calcext:value-type="float">
            <text:p>8.385127</text:p>
          </table:table-cell>
          <table:table-cell office:value-type="float" office:value="6.395859" calcext:value-type="float">
            <text:p>6.395859</text:p>
          </table:table-cell>
          <table:table-cell office:value-type="float" office:value="4.584444" calcext:value-type="float">
            <text:p>4.584444</text:p>
          </table:table-cell>
          <table:table-cell office:value-type="float" office:value="7.178215" calcext:value-type="float">
            <text:p>7.178215</text:p>
          </table:table-cell>
          <table:table-cell/>
          <table:table-cell office:value-type="string" calcext:value-type="string">
            <text:p>correlation</text:p>
          </table:table-cell>
          <table:table-cell table:formula="of:=1/[.P16]" office:value-type="float" office:value="11.7205813408345" calcext:value-type="float">
            <text:p>11.7205813408345</text:p>
          </table:table-cell>
          <table:table-cell table:formula="of:=1/[.Q16]" office:value-type="float" office:value="9.67894925326907" calcext:value-type="float">
            <text:p>9.67894925326907</text:p>
          </table:table-cell>
          <table:table-cell table:formula="of:=1/[.R16]" office:value-type="float" office:value="28.8001843211797" calcext:value-type="float">
            <text:p>28.8001843211797</text:p>
          </table:table-cell>
          <table:table-cell table:formula="of:=1/[.S16]" office:value-type="float" office:value="13.1280112375776" calcext:value-type="float">
            <text:p>13.1280112375776</text:p>
          </table:table-cell>
          <table:table-cell table:formula="of:=1/[.T16]" office:value-type="float" office:value="2.87829420772074" calcext:value-type="float">
            <text:p>2.87829420772074</text:p>
          </table:table-cell>
          <table:table-cell/>
          <table:table-cell office:value-type="string" calcext:value-type="string">
            <text:p>correlation</text:p>
          </table:table-cell>
          <table:table-cell office:value-type="float" office:value="0.08532" calcext:value-type="float">
            <text:p>0.08532</text:p>
          </table:table-cell>
          <table:table-cell office:value-type="float" office:value="0.103317" calcext:value-type="float">
            <text:p>0.103317</text:p>
          </table:table-cell>
          <table:table-cell office:value-type="float" office:value="0.034722" calcext:value-type="float">
            <text:p>0.034722</text:p>
          </table:table-cell>
          <table:table-cell office:value-type="float" office:value="0.076173" calcext:value-type="float">
            <text:p>0.076173</text:p>
          </table:table-cell>
          <table:table-cell office:value-type="float" office:value="0.347428" calcext:value-type="float">
            <text:p>0.347428</text:p>
          </table:table-cell>
        </table:table-row>
        <table:table-row table:style-name="ro1">
          <table:table-cell office:value-type="string" calcext:value-type="string">
            <text:p>symm</text:p>
          </table:table-cell>
          <table:table-cell office:value-type="float" office:value="12.023067" calcext:value-type="float">
            <text:p>12.023067</text:p>
          </table:table-cell>
          <table:table-cell office:value-type="float" office:value="8.804586" calcext:value-type="float">
            <text:p>8.804586</text:p>
          </table:table-cell>
          <table:table-cell office:value-type="float" office:value="8.774311" calcext:value-type="float">
            <text:p>8.774311</text:p>
          </table:table-cell>
          <table:table-cell office:value-type="float" office:value="6.72902" calcext:value-type="float">
            <text:p>6.72902</text:p>
          </table:table-cell>
          <table:table-cell office:value-type="float" office:value="8.479698" calcext:value-type="float">
            <text:p>8.479698</text:p>
          </table:table-cell>
          <table:table-cell/>
          <table:table-cell office:value-type="string" calcext:value-type="string">
            <text:p>symm</text:p>
          </table:table-cell>
          <table:table-cell table:formula="of:=1/[.P17]" office:value-type="float" office:value="11.8301194842068" calcext:value-type="float">
            <text:p>11.8301194842068</text:p>
          </table:table-cell>
          <table:table-cell table:formula="of:=1/[.Q17]" office:value-type="float" office:value="9.05542827648034" calcext:value-type="float">
            <text:p>9.05542827648034</text:p>
          </table:table-cell>
          <table:table-cell table:formula="of:=1/[.R17]" office:value-type="float" office:value="29.8320455833657" calcext:value-type="float">
            <text:p>29.8320455833657</text:p>
          </table:table-cell>
          <table:table-cell table:formula="of:=1/[.S17]" office:value-type="float" office:value="13.3306671998934" calcext:value-type="float">
            <text:p>13.3306671998934</text:p>
          </table:table-cell>
          <table:table-cell table:formula="of:=1/[.T17]" office:value-type="float" office:value="2.87725072938306" calcext:value-type="float">
            <text:p>2.87725072938306</text:p>
          </table:table-cell>
          <table:table-cell/>
          <table:table-cell office:value-type="string" calcext:value-type="string">
            <text:p>symm</text:p>
          </table:table-cell>
          <table:table-cell office:value-type="float" office:value="0.08453" calcext:value-type="float">
            <text:p>0.08453</text:p>
          </table:table-cell>
          <table:table-cell office:value-type="float" office:value="0.110431" calcext:value-type="float">
            <text:p>0.110431</text:p>
          </table:table-cell>
          <table:table-cell office:value-type="float" office:value="0.033521" calcext:value-type="float">
            <text:p>0.033521</text:p>
          </table:table-cell>
          <table:table-cell office:value-type="float" office:value="0.075015" calcext:value-type="float">
            <text:p>0.075015</text:p>
          </table:table-cell>
          <table:table-cell office:value-type="float" office:value="0.347554" calcext:value-type="float">
            <text:p>0.347554</text:p>
          </table:table-cell>
        </table:table-row>
        <table:table-row table:style-name="ro1">
          <table:table-cell office:value-type="string" calcext:value-type="string">
            <text:p>syr2k</text:p>
          </table:table-cell>
          <table:table-cell office:value-type="float" office:value="17.50247" calcext:value-type="float">
            <text:p>17.50247</text:p>
          </table:table-cell>
          <table:table-cell office:value-type="float" office:value="11.53093" calcext:value-type="float">
            <text:p>11.53093</text:p>
          </table:table-cell>
          <table:table-cell office:value-type="float" office:value="10.999566" calcext:value-type="float">
            <text:p>10.999566</text:p>
          </table:table-cell>
          <table:table-cell office:value-type="float" office:value="9.188427" calcext:value-type="float">
            <text:p>9.188427</text:p>
          </table:table-cell>
          <table:table-cell office:value-type="float" office:value="9.029884" calcext:value-type="float">
            <text:p>9.029884</text:p>
          </table:table-cell>
          <table:table-cell/>
          <table:table-cell office:value-type="string" calcext:value-type="string">
            <text:p>syr2k</text:p>
          </table:table-cell>
          <table:table-cell table:formula="of:=1/[.P18]" office:value-type="float" office:value="11.8200515354247" calcext:value-type="float">
            <text:p>11.8200515354247</text:p>
          </table:table-cell>
          <table:table-cell table:formula="of:=1/[.Q18]" office:value-type="float" office:value="9.47975125132717" calcext:value-type="float">
            <text:p>9.47975125132717</text:p>
          </table:table-cell>
          <table:table-cell table:formula="of:=1/[.R18]" office:value-type="float" office:value="29.2278014847723" calcext:value-type="float">
            <text:p>29.2278014847723</text:p>
          </table:table-cell>
          <table:table-cell table:formula="of:=1/[.S18]" office:value-type="float" office:value="13.1675971768672" calcext:value-type="float">
            <text:p>13.1675971768672</text:p>
          </table:table-cell>
          <table:table-cell table:formula="of:=1/[.T18]" office:value-type="float" office:value="2.85397087237328" calcext:value-type="float">
            <text:p>2.85397087237328</text:p>
          </table:table-cell>
          <table:table-cell/>
          <table:table-cell office:value-type="string" calcext:value-type="string">
            <text:p>syr2k</text:p>
          </table:table-cell>
          <table:table-cell office:value-type="float" office:value="0.084602" calcext:value-type="float">
            <text:p>0.084602</text:p>
          </table:table-cell>
          <table:table-cell office:value-type="float" office:value="0.105488" calcext:value-type="float">
            <text:p>0.105488</text:p>
          </table:table-cell>
          <table:table-cell office:value-type="float" office:value="0.034214" calcext:value-type="float">
            <text:p>0.034214</text:p>
          </table:table-cell>
          <table:table-cell office:value-type="float" office:value="0.075944" calcext:value-type="float">
            <text:p>0.075944</text:p>
          </table:table-cell>
          <table:table-cell office:value-type="float" office:value="0.350389" calcext:value-type="float">
            <text:p>0.350389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office:value-type="float" office:value="21.20155" calcext:value-type="float">
            <text:p>21.20155</text:p>
          </table:table-cell>
          <table:table-cell office:value-type="float" office:value="13.701665" calcext:value-type="float">
            <text:p>13.701665</text:p>
          </table:table-cell>
          <table:table-cell office:value-type="float" office:value="11.530199" calcext:value-type="float">
            <text:p>11.530199</text:p>
          </table:table-cell>
          <table:table-cell office:value-type="float" office:value="10.078299" calcext:value-type="float">
            <text:p>10.078299</text:p>
          </table:table-cell>
          <table:table-cell office:value-type="float" office:value="9.714997" calcext:value-type="float">
            <text:p>9.714997</text:p>
          </table:table-cell>
          <table:table-cell/>
          <table:table-cell office:value-type="string" calcext:value-type="string">
            <text:p>gemm</text:p>
          </table:table-cell>
          <table:table-cell table:formula="of:=1/[.P19]" office:value-type="float" office:value="11.745222630695" calcext:value-type="float">
            <text:p>11.745222630695</text:p>
          </table:table-cell>
          <table:table-cell table:formula="of:=1/[.Q19]" office:value-type="float" office:value="10.1277104285034" calcext:value-type="float">
            <text:p>10.1277104285034</text:p>
          </table:table-cell>
          <table:table-cell table:formula="of:=1/[.R19]" office:value-type="float" office:value="29.6832794087091" calcext:value-type="float">
            <text:p>29.6832794087091</text:p>
          </table:table-cell>
          <table:table-cell table:formula="of:=1/[.S19]" office:value-type="float" office:value="13.1333560978172" calcext:value-type="float">
            <text:p>13.1333560978172</text:p>
          </table:table-cell>
          <table:table-cell table:formula="of:=1/[.T19]" office:value-type="float" office:value="2.8736870842134" calcext:value-type="float">
            <text:p>2.8736870842134</text:p>
          </table:table-cell>
          <table:table-cell/>
          <table:table-cell office:value-type="string" calcext:value-type="string">
            <text:p>gemm</text:p>
          </table:table-cell>
          <table:table-cell office:value-type="float" office:value="0.085141" calcext:value-type="float">
            <text:p>0.085141</text:p>
          </table:table-cell>
          <table:table-cell office:value-type="float" office:value="0.098739" calcext:value-type="float">
            <text:p>0.098739</text:p>
          </table:table-cell>
          <table:table-cell office:value-type="float" office:value="0.033689" calcext:value-type="float">
            <text:p>0.033689</text:p>
          </table:table-cell>
          <table:table-cell office:value-type="float" office:value="0.076142" calcext:value-type="float">
            <text:p>0.076142</text:p>
          </table:table-cell>
          <table:table-cell office:value-type="float" office:value="0.347985" calcext:value-type="float">
            <text:p>0.347985</text:p>
          </table:table-cell>
        </table:table-row>
        <table:table-row table:style-name="ro1">
          <table:table-cell office:value-type="string" calcext:value-type="string">
            <text:p>2mm</text:p>
          </table:table-cell>
          <table:table-cell office:value-type="float" office:value="14.808511" calcext:value-type="float">
            <text:p>14.808511</text:p>
          </table:table-cell>
          <table:table-cell office:value-type="float" office:value="10.400438" calcext:value-type="float">
            <text:p>10.400438</text:p>
          </table:table-cell>
          <table:table-cell office:value-type="float" office:value="6.943067" calcext:value-type="float">
            <text:p>6.943067</text:p>
          </table:table-cell>
          <table:table-cell office:value-type="float" office:value="4.292526" calcext:value-type="float">
            <text:p>4.292526</text:p>
          </table:table-cell>
          <table:table-cell office:value-type="float" office:value="8.077921" calcext:value-type="float">
            <text:p>8.077921</text:p>
          </table:table-cell>
          <table:table-cell/>
          <table:table-cell office:value-type="string" calcext:value-type="string">
            <text:p>2mm</text:p>
          </table:table-cell>
          <table:table-cell table:formula="of:=1/[.P20]" office:value-type="float" office:value="11.7087792426762" calcext:value-type="float">
            <text:p>11.7087792426762</text:p>
          </table:table-cell>
          <table:table-cell table:formula="of:=1/[.Q20]" office:value-type="float" office:value="9.85891887095661" calcext:value-type="float">
            <text:p>9.85891887095661</text:p>
          </table:table-cell>
          <table:table-cell table:formula="of:=1/[.R20]" office:value-type="float" office:value="29.8810733281539" calcext:value-type="float">
            <text:p>29.8810733281539</text:p>
          </table:table-cell>
          <table:table-cell table:formula="of:=1/[.S20]" office:value-type="float" office:value="12.6310471138057" calcext:value-type="float">
            <text:p>12.6310471138057</text:p>
          </table:table-cell>
          <table:table-cell table:formula="of:=1/[.T20]" office:value-type="float" office:value="2.85977384908401" calcext:value-type="float">
            <text:p>2.85977384908401</text:p>
          </table:table-cell>
          <table:table-cell/>
          <table:table-cell office:value-type="string" calcext:value-type="string">
            <text:p>2mm</text:p>
          </table:table-cell>
          <table:table-cell office:value-type="float" office:value="0.085406" calcext:value-type="float">
            <text:p>0.085406</text:p>
          </table:table-cell>
          <table:table-cell office:value-type="float" office:value="0.101431" calcext:value-type="float">
            <text:p>0.101431</text:p>
          </table:table-cell>
          <table:table-cell office:value-type="float" office:value="0.033466" calcext:value-type="float">
            <text:p>0.033466</text:p>
          </table:table-cell>
          <table:table-cell office:value-type="float" office:value="0.07917" calcext:value-type="float">
            <text:p>0.07917</text:p>
          </table:table-cell>
          <table:table-cell office:value-type="float" office:value="0.349678" calcext:value-type="float">
            <text:p>0.349678</text:p>
          </table:table-cell>
        </table:table-row>
        <table:table-row table:style-name="ro1">
          <table:table-cell office:value-type="string" calcext:value-type="string">
            <text:p>gramschmidt</text:p>
          </table:table-cell>
          <table:table-cell office:value-type="float" office:value="18.176548" calcext:value-type="float">
            <text:p>18.176548</text:p>
          </table:table-cell>
          <table:table-cell office:value-type="float" office:value="12.744398" calcext:value-type="float">
            <text:p>12.744398</text:p>
          </table:table-cell>
          <table:table-cell office:value-type="float" office:value="10.382649" calcext:value-type="float">
            <text:p>10.382649</text:p>
          </table:table-cell>
          <table:table-cell office:value-type="float" office:value="7.586581" calcext:value-type="float">
            <text:p>7.586581</text:p>
          </table:table-cell>
          <table:table-cell office:value-type="float" office:value="10.353515" calcext:value-type="float">
            <text:p>10.353515</text:p>
          </table:table-cell>
          <table:table-cell/>
          <table:table-cell office:value-type="string" calcext:value-type="string">
            <text:p>gramschmidt</text:p>
          </table:table-cell>
          <table:table-cell table:formula="of:=1/[.P21]" office:value-type="float" office:value="11.6465957000769" calcext:value-type="float">
            <text:p>11.6465957000769</text:p>
          </table:table-cell>
          <table:table-cell table:formula="of:=1/[.Q21]" office:value-type="float" office:value="9.21064750851985" calcext:value-type="float">
            <text:p>9.21064750851985</text:p>
          </table:table-cell>
          <table:table-cell table:formula="of:=1/[.R21]" office:value-type="float" office:value="29.9553665039092" calcext:value-type="float">
            <text:p>29.9553665039092</text:p>
          </table:table-cell>
          <table:table-cell table:formula="of:=1/[.S21]" office:value-type="float" office:value="12.7528247506823" calcext:value-type="float">
            <text:p>12.7528247506823</text:p>
          </table:table-cell>
          <table:table-cell table:formula="of:=1/[.T21]" office:value-type="float" office:value="2.83797436741551" calcext:value-type="float">
            <text:p>2.83797436741551</text:p>
          </table:table-cell>
          <table:table-cell/>
          <table:table-cell office:value-type="string" calcext:value-type="string">
            <text:p>gramschmidt</text:p>
          </table:table-cell>
          <table:table-cell office:value-type="float" office:value="0.085862" calcext:value-type="float">
            <text:p>0.085862</text:p>
          </table:table-cell>
          <table:table-cell office:value-type="float" office:value="0.10857" calcext:value-type="float">
            <text:p>0.10857</text:p>
          </table:table-cell>
          <table:table-cell office:value-type="float" office:value="0.033383" calcext:value-type="float">
            <text:p>0.033383</text:p>
          </table:table-cell>
          <table:table-cell office:value-type="float" office:value="0.078414" calcext:value-type="float">
            <text:p>0.078414</text:p>
          </table:table-cell>
          <table:table-cell office:value-type="float" office:value="0.352364" calcext:value-type="float">
            <text:p>0.352364</text:p>
          </table:table-cell>
        </table:table-row>
        <table:table-row table:style-name="ro1">
          <table:table-cell office:value-type="string" calcext:value-type="string">
            <text:p>nussinov</text:p>
          </table:table-cell>
          <table:table-cell office:value-type="float" office:value="19.156562" calcext:value-type="float">
            <text:p>19.156562</text:p>
          </table:table-cell>
          <table:table-cell office:value-type="float" office:value="13.503869" calcext:value-type="float">
            <text:p>13.503869</text:p>
          </table:table-cell>
          <table:table-cell office:value-type="float" office:value="13.970748" calcext:value-type="float">
            <text:p>13.970748</text:p>
          </table:table-cell>
          <table:table-cell office:value-type="float" office:value="12.531693" calcext:value-type="float">
            <text:p>12.531693</text:p>
          </table:table-cell>
          <table:table-cell office:value-type="float" office:value="11.281098" calcext:value-type="float">
            <text:p>11.281098</text:p>
          </table:table-cell>
          <table:table-cell/>
          <table:table-cell office:value-type="string" calcext:value-type="string">
            <text:p>nussinov</text:p>
          </table:table-cell>
          <table:table-cell table:formula="of:=1/[.P22]" office:value-type="float" office:value="11.8925861617867" calcext:value-type="float">
            <text:p>11.8925861617867</text:p>
          </table:table-cell>
          <table:table-cell table:formula="of:=1/[.Q22]" office:value-type="float" office:value="9.89853996535511" calcext:value-type="float">
            <text:p>9.89853996535511</text:p>
          </table:table-cell>
          <table:table-cell table:formula="of:=1/[.R22]" office:value-type="float" office:value="35.4874197097129" calcext:value-type="float">
            <text:p>35.4874197097129</text:p>
          </table:table-cell>
          <table:table-cell table:formula="of:=1/[.S22]" office:value-type="float" office:value="10.7109959083996" calcext:value-type="float">
            <text:p>10.7109959083996</text:p>
          </table:table-cell>
          <table:table-cell table:formula="of:=1/[.T22]" office:value-type="float" office:value="2.83282908975536" calcext:value-type="float">
            <text:p>2.83282908975536</text:p>
          </table:table-cell>
          <table:table-cell/>
          <table:table-cell office:value-type="string" calcext:value-type="string">
            <text:p>nussinov</text:p>
          </table:table-cell>
          <table:table-cell office:value-type="float" office:value="0.084086" calcext:value-type="float">
            <text:p>0.084086</text:p>
          </table:table-cell>
          <table:table-cell office:value-type="float" office:value="0.101025" calcext:value-type="float">
            <text:p>0.101025</text:p>
          </table:table-cell>
          <table:table-cell office:value-type="float" office:value="0.028179" calcext:value-type="float">
            <text:p>0.028179</text:p>
          </table:table-cell>
          <table:table-cell office:value-type="float" office:value="0.093362" calcext:value-type="float">
            <text:p>0.093362</text:p>
          </table:table-cell>
          <table:table-cell office:value-type="float" office:value="0.353004" calcext:value-type="float">
            <text:p>0.353004</text:p>
          </table:table-cell>
        </table:table-row>
        <table:table-row table:style-name="ro1">
          <table:table-cell office:value-type="string" calcext:value-type="string">
            <text:p>3mm</text:p>
          </table:table-cell>
          <table:table-cell office:value-type="float" office:value="13.506283" calcext:value-type="float">
            <text:p>13.506283</text:p>
          </table:table-cell>
          <table:table-cell office:value-type="float" office:value="12.617236" calcext:value-type="float">
            <text:p>12.617236</text:p>
          </table:table-cell>
          <table:table-cell office:value-type="float" office:value="8.549169" calcext:value-type="float">
            <text:p>8.549169</text:p>
          </table:table-cell>
          <table:table-cell office:value-type="float" office:value="5.041152" calcext:value-type="float">
            <text:p>5.041152</text:p>
          </table:table-cell>
          <table:table-cell office:value-type="float" office:value="9.594847" calcext:value-type="float">
            <text:p>9.594847</text:p>
          </table:table-cell>
          <table:table-cell/>
          <table:table-cell office:value-type="string" calcext:value-type="string">
            <text:p>3mm</text:p>
          </table:table-cell>
          <table:table-cell table:formula="of:=1/[.P23]" office:value-type="float" office:value="11.1158044507681" calcext:value-type="float">
            <text:p>11.1158044507681</text:p>
          </table:table-cell>
          <table:table-cell table:formula="of:=1/[.Q23]" office:value-type="float" office:value="10.7721475353326" calcext:value-type="float">
            <text:p>10.7721475353326</text:p>
          </table:table-cell>
          <table:table-cell table:formula="of:=1/[.R23]" office:value-type="float" office:value="29.773424241522" calcext:value-type="float">
            <text:p>29.773424241522</text:p>
          </table:table-cell>
          <table:table-cell table:formula="of:=1/[.S23]" office:value-type="float" office:value="12.466807126027" calcext:value-type="float">
            <text:p>12.466807126027</text:p>
          </table:table-cell>
          <table:table-cell table:formula="of:=1/[.T23]" office:value-type="float" office:value="2.84748581240194" calcext:value-type="float">
            <text:p>2.84748581240194</text:p>
          </table:table-cell>
          <table:table-cell/>
          <table:table-cell office:value-type="string" calcext:value-type="string">
            <text:p>3mm</text:p>
          </table:table-cell>
          <table:table-cell office:value-type="float" office:value="0.089962" calcext:value-type="float">
            <text:p>0.089962</text:p>
          </table:table-cell>
          <table:table-cell office:value-type="float" office:value="0.092832" calcext:value-type="float">
            <text:p>0.092832</text:p>
          </table:table-cell>
          <table:table-cell office:value-type="float" office:value="0.033587" calcext:value-type="float">
            <text:p>0.033587</text:p>
          </table:table-cell>
          <table:table-cell office:value-type="float" office:value="0.080213" calcext:value-type="float">
            <text:p>0.080213</text:p>
          </table:table-cell>
          <table:table-cell office:value-type="float" office:value="0.351187" calcext:value-type="float">
            <text:p>0.351187</text:p>
          </table:table-cell>
        </table:table-row>
        <table:table-row table:style-name="ro1">
          <table:table-cell office:value-type="string" calcext:value-type="string">
            <text:p>adi</text:p>
          </table:table-cell>
          <table:table-cell office:value-type="float" office:value="12.696825" calcext:value-type="float">
            <text:p>12.696825</text:p>
          </table:table-cell>
          <table:table-cell office:value-type="float" office:value="9.201177" calcext:value-type="float">
            <text:p>9.201177</text:p>
          </table:table-cell>
          <table:table-cell office:value-type="float" office:value="8.167868" calcext:value-type="float">
            <text:p>8.167868</text:p>
          </table:table-cell>
          <table:table-cell office:value-type="float" office:value="5.592876" calcext:value-type="float">
            <text:p>5.592876</text:p>
          </table:table-cell>
          <table:table-cell office:value-type="float" office:value="8.187669" calcext:value-type="float">
            <text:p>8.187669</text:p>
          </table:table-cell>
          <table:table-cell/>
          <table:table-cell office:value-type="string" calcext:value-type="string">
            <text:p>adi</text:p>
          </table:table-cell>
          <table:table-cell table:formula="of:=1/[.P24]" office:value-type="float" office:value="11.40432908332" calcext:value-type="float">
            <text:p>11.40432908332</text:p>
          </table:table-cell>
          <table:table-cell table:formula="of:=1/[.Q24]" office:value-type="float" office:value="9.98801438274071" calcext:value-type="float">
            <text:p>9.98801438274071</text:p>
          </table:table-cell>
          <table:table-cell table:formula="of:=1/[.R24]" office:value-type="float" office:value="29.6208530805687" calcext:value-type="float">
            <text:p>29.6208530805687</text:p>
          </table:table-cell>
          <table:table-cell table:formula="of:=1/[.S24]" office:value-type="float" office:value="12.228078112963" calcext:value-type="float">
            <text:p>12.228078112963</text:p>
          </table:table-cell>
          <table:table-cell table:formula="of:=1/[.T24]" office:value-type="float" office:value="2.90772903454673" calcext:value-type="float">
            <text:p>2.90772903454673</text:p>
          </table:table-cell>
          <table:table-cell/>
          <table:table-cell office:value-type="string" calcext:value-type="string">
            <text:p>adi</text:p>
          </table:table-cell>
          <table:table-cell office:value-type="float" office:value="0.087686" calcext:value-type="float">
            <text:p>0.087686</text:p>
          </table:table-cell>
          <table:table-cell office:value-type="float" office:value="0.10012" calcext:value-type="float">
            <text:p>0.10012</text:p>
          </table:table-cell>
          <table:table-cell office:value-type="float" office:value="0.03376" calcext:value-type="float">
            <text:p>0.03376</text:p>
          </table:table-cell>
          <table:table-cell office:value-type="float" office:value="0.081779" calcext:value-type="float">
            <text:p>0.081779</text:p>
          </table:table-cell>
          <table:table-cell office:value-type="float" office:value="0.343911" calcext:value-type="float">
            <text:p>0.343911</text:p>
          </table:table-cell>
        </table:table-row>
        <table:table-row table:style-name="ro1">
          <table:table-cell office:value-type="string" calcext:value-type="string">
            <text:p>fdtd-2d</text:p>
          </table:table-cell>
          <table:table-cell office:value-type="float" office:value="26.068129" calcext:value-type="float">
            <text:p>26.068129</text:p>
          </table:table-cell>
          <table:table-cell office:value-type="float" office:value="18.408766" calcext:value-type="float">
            <text:p>18.408766</text:p>
          </table:table-cell>
          <table:table-cell office:value-type="float" office:value="16.050189" calcext:value-type="float">
            <text:p>16.050189</text:p>
          </table:table-cell>
          <table:table-cell office:value-type="float" office:value="13.350824" calcext:value-type="float">
            <text:p>13.350824</text:p>
          </table:table-cell>
          <table:table-cell office:value-type="float" office:value="13.176208" calcext:value-type="float">
            <text:p>13.176208</text:p>
          </table:table-cell>
          <table:table-cell/>
          <table:table-cell office:value-type="string" calcext:value-type="string">
            <text:p>fdtd-2d</text:p>
          </table:table-cell>
          <table:table-cell table:formula="of:=1/[.P25]" office:value-type="float" office:value="11.0897940625243" calcext:value-type="float">
            <text:p>11.0897940625243</text:p>
          </table:table-cell>
          <table:table-cell table:formula="of:=1/[.Q25]" office:value-type="float" office:value="9.73198123674018" calcext:value-type="float">
            <text:p>9.73198123674018</text:p>
          </table:table-cell>
          <table:table-cell table:formula="of:=1/[.R25]" office:value-type="float" office:value="27.5732759809193" calcext:value-type="float">
            <text:p>27.5732759809193</text:p>
          </table:table-cell>
          <table:table-cell table:formula="of:=1/[.S25]" office:value-type="float" office:value="12.833840270024" calcext:value-type="float">
            <text:p>12.833840270024</text:p>
          </table:table-cell>
          <table:table-cell table:formula="of:=1/[.T25]" office:value-type="float" office:value="2.87770612289532" calcext:value-type="float">
            <text:p>2.87770612289532</text:p>
          </table:table-cell>
          <table:table-cell/>
          <table:table-cell office:value-type="string" calcext:value-type="string">
            <text:p>fdtd-2d</text:p>
          </table:table-cell>
          <table:table-cell office:value-type="float" office:value="0.090173" calcext:value-type="float">
            <text:p>0.090173</text:p>
          </table:table-cell>
          <table:table-cell office:value-type="float" office:value="0.102754" calcext:value-type="float">
            <text:p>0.102754</text:p>
          </table:table-cell>
          <table:table-cell office:value-type="float" office:value="0.036267" calcext:value-type="float">
            <text:p>0.036267</text:p>
          </table:table-cell>
          <table:table-cell office:value-type="float" office:value="0.077919" calcext:value-type="float">
            <text:p>0.077919</text:p>
          </table:table-cell>
          <table:table-cell office:value-type="float" office:value="0.347499" calcext:value-type="float">
            <text:p>0.347499</text:p>
          </table:table-cell>
        </table:table-row>
        <table:table-row table:style-name="ro1">
          <table:table-cell office:value-type="string" calcext:value-type="string">
            <text:p>jacobi-2d</text:p>
          </table:table-cell>
          <table:table-cell office:value-type="float" office:value="24.07618" calcext:value-type="float">
            <text:p>24.07618</text:p>
          </table:table-cell>
          <table:table-cell office:value-type="float" office:value="15.900459" calcext:value-type="float">
            <text:p>15.900459</text:p>
          </table:table-cell>
          <table:table-cell office:value-type="float" office:value="16.442902" calcext:value-type="float">
            <text:p>16.442902</text:p>
          </table:table-cell>
          <table:table-cell office:value-type="float" office:value="12.978857" calcext:value-type="float">
            <text:p>12.978857</text:p>
          </table:table-cell>
          <table:table-cell office:value-type="float" office:value="11.993574" calcext:value-type="float">
            <text:p>11.993574</text:p>
          </table:table-cell>
          <table:table-cell/>
          <table:table-cell office:value-type="string" calcext:value-type="string">
            <text:p>jacobi-2d</text:p>
          </table:table-cell>
          <table:table-cell table:formula="of:=1/[.P26]" office:value-type="float" office:value="11.5681828698348" calcext:value-type="float">
            <text:p>11.5681828698348</text:p>
          </table:table-cell>
          <table:table-cell table:formula="of:=1/[.Q26]" office:value-type="float" office:value="9.08017797148824" calcext:value-type="float">
            <text:p>9.08017797148824</text:p>
          </table:table-cell>
          <table:table-cell table:formula="of:=1/[.R26]" office:value-type="float" office:value="28.9838270245203" calcext:value-type="float">
            <text:p>28.9838270245203</text:p>
          </table:table-cell>
          <table:table-cell table:formula="of:=1/[.S26]" office:value-type="float" office:value="12.1747811583087" calcext:value-type="float">
            <text:p>12.1747811583087</text:p>
          </table:table-cell>
          <table:table-cell table:formula="of:=1/[.T26]" office:value-type="float" office:value="2.88165337744184" calcext:value-type="float">
            <text:p>2.88165337744184</text:p>
          </table:table-cell>
          <table:table-cell/>
          <table:table-cell office:value-type="string" calcext:value-type="string">
            <text:p>jacobi-2d</text:p>
          </table:table-cell>
          <table:table-cell office:value-type="float" office:value="0.086444" calcext:value-type="float">
            <text:p>0.086444</text:p>
          </table:table-cell>
          <table:table-cell office:value-type="float" office:value="0.11013" calcext:value-type="float">
            <text:p>0.11013</text:p>
          </table:table-cell>
          <table:table-cell office:value-type="float" office:value="0.034502" calcext:value-type="float">
            <text:p>0.034502</text:p>
          </table:table-cell>
          <table:table-cell office:value-type="float" office:value="0.082137" calcext:value-type="float">
            <text:p>0.082137</text:p>
          </table:table-cell>
          <table:table-cell office:value-type="float" office:value="0.347023" calcext:value-type="float">
            <text:p>0.347023</text:p>
          </table:table-cell>
        </table:table-row>
        <table:table-row table:style-name="ro1">
          <table:table-cell office:value-type="string" calcext:value-type="string">
            <text:p>seidel-2d</text:p>
          </table:table-cell>
          <table:table-cell office:value-type="float" office:value="9.207937" calcext:value-type="float">
            <text:p>9.207937</text:p>
          </table:table-cell>
          <table:table-cell office:value-type="float" office:value="7.013172" calcext:value-type="float">
            <text:p>7.013172</text:p>
          </table:table-cell>
          <table:table-cell office:value-type="float" office:value="7.170929" calcext:value-type="float">
            <text:p>7.170929</text:p>
          </table:table-cell>
          <table:table-cell office:value-type="float" office:value="5.902233" calcext:value-type="float">
            <text:p>5.902233</text:p>
          </table:table-cell>
          <table:table-cell office:value-type="float" office:value="6.988063" calcext:value-type="float">
            <text:p>6.988063</text:p>
          </table:table-cell>
          <table:table-cell/>
          <table:table-cell office:value-type="string" calcext:value-type="string">
            <text:p>seidel-2d</text:p>
          </table:table-cell>
          <table:table-cell table:formula="of:=1/[.P27]" office:value-type="float" office:value="9.93709816859281" calcext:value-type="float">
            <text:p>9.93709816859281</text:p>
          </table:table-cell>
          <table:table-cell table:formula="of:=1/[.Q27]" office:value-type="float" office:value="8.42658756909802" calcext:value-type="float">
            <text:p>8.42658756909802</text:p>
          </table:table-cell>
          <table:table-cell table:formula="of:=1/[.R27]" office:value-type="float" office:value="28.5951216722427" calcext:value-type="float">
            <text:p>28.5951216722427</text:p>
          </table:table-cell>
          <table:table-cell table:formula="of:=1/[.S27]" office:value-type="float" office:value="10.5974862762553" calcext:value-type="float">
            <text:p>10.5974862762553</text:p>
          </table:table-cell>
          <table:table-cell table:formula="of:=1/[.T27]" office:value-type="float" office:value="2.3877460870811" calcext:value-type="float">
            <text:p>2.3877460870811</text:p>
          </table:table-cell>
          <table:table-cell/>
          <table:table-cell office:value-type="string" calcext:value-type="string">
            <text:p>seidel-2d</text:p>
          </table:table-cell>
          <table:table-cell office:value-type="float" office:value="0.100633" calcext:value-type="float">
            <text:p>0.100633</text:p>
          </table:table-cell>
          <table:table-cell office:value-type="float" office:value="0.118672" calcext:value-type="float">
            <text:p>0.118672</text:p>
          </table:table-cell>
          <table:table-cell office:value-type="float" office:value="0.034971" calcext:value-type="float">
            <text:p>0.034971</text:p>
          </table:table-cell>
          <table:table-cell office:value-type="float" office:value="0.094362" calcext:value-type="float">
            <text:p>0.094362</text:p>
          </table:table-cell>
          <table:table-cell office:value-type="float" office:value="0.418805" calcext:value-type="float">
            <text:p>0.418805</text:p>
          </table:table-cell>
        </table:table-row>
        <table:table-row table:style-name="ro1">
          <table:table-cell office:value-type="string" calcext:value-type="string">
            <text:p>heat-3d</text:p>
          </table:table-cell>
          <table:table-cell office:value-type="float" office:value="25.246228" calcext:value-type="float">
            <text:p>25.246228</text:p>
          </table:table-cell>
          <table:table-cell office:value-type="float" office:value="19.825379" calcext:value-type="float">
            <text:p>19.825379</text:p>
          </table:table-cell>
          <table:table-cell office:value-type="float" office:value="18.263725" calcext:value-type="float">
            <text:p>18.263725</text:p>
          </table:table-cell>
          <table:table-cell office:value-type="float" office:value="12.009616" calcext:value-type="float">
            <text:p>12.009616</text:p>
          </table:table-cell>
          <table:table-cell office:value-type="float" office:value="14.195244" calcext:value-type="float">
            <text:p>14.195244</text:p>
          </table:table-cell>
          <table:table-cell/>
          <table:table-cell office:value-type="string" calcext:value-type="string">
            <text:p>heat-3d</text:p>
          </table:table-cell>
          <table:table-cell table:formula="of:=1/[.P28]" office:value-type="float" office:value="10.3968476757847" calcext:value-type="float">
            <text:p>10.3968476757847</text:p>
          </table:table-cell>
          <table:table-cell table:formula="of:=1/[.Q28]" office:value-type="float" office:value="8.1572056676265" calcext:value-type="float">
            <text:p>8.1572056676265</text:p>
          </table:table-cell>
          <table:table-cell table:formula="of:=1/[.R28]" office:value-type="float" office:value="29.1842988472202" calcext:value-type="float">
            <text:p>29.1842988472202</text:p>
          </table:table-cell>
          <table:table-cell table:formula="of:=1/[.S28]" office:value-type="float" office:value="12.023999903808" calcext:value-type="float">
            <text:p>12.023999903808</text:p>
          </table:table-cell>
          <table:table-cell table:formula="of:=1/[.T28]" office:value-type="float" office:value="2.89238867919071" calcext:value-type="float">
            <text:p>2.89238867919071</text:p>
          </table:table-cell>
          <table:table-cell/>
          <table:table-cell office:value-type="string" calcext:value-type="string">
            <text:p>heat-3d</text:p>
          </table:table-cell>
          <table:table-cell office:value-type="float" office:value="0.096183" calcext:value-type="float">
            <text:p>0.096183</text:p>
          </table:table-cell>
          <table:table-cell office:value-type="float" office:value="0.122591" calcext:value-type="float">
            <text:p>0.122591</text:p>
          </table:table-cell>
          <table:table-cell office:value-type="float" office:value="0.034265" calcext:value-type="float">
            <text:p>0.034265</text:p>
          </table:table-cell>
          <table:table-cell office:value-type="float" office:value="0.083167" calcext:value-type="float">
            <text:p>0.083167</text:p>
          </table:table-cell>
          <table:table-cell office:value-type="float" office:value="0.345735" calcext:value-type="float">
            <text:p>0.345735</text:p>
          </table:table-cell>
        </table:table-row>
        <table:table-row table:style-name="ro1">
          <table:table-cell office:value-type="string" calcext:value-type="string">
            <text:p>cholesky</text:p>
          </table:table-cell>
          <table:table-cell office:value-type="float" office:value="25.309049" calcext:value-type="float">
            <text:p>25.309049</text:p>
          </table:table-cell>
          <table:table-cell office:value-type="float" office:value="18.784525" calcext:value-type="float">
            <text:p>18.784525</text:p>
          </table:table-cell>
          <table:table-cell office:value-type="float" office:value="16.655527" calcext:value-type="float">
            <text:p>16.655527</text:p>
          </table:table-cell>
          <table:table-cell office:value-type="float" office:value="10.661782" calcext:value-type="float">
            <text:p>10.661782</text:p>
          </table:table-cell>
          <table:table-cell office:value-type="float" office:value="12.785629" calcext:value-type="float">
            <text:p>12.785629</text:p>
          </table:table-cell>
          <table:table-cell/>
          <table:table-cell office:value-type="string" calcext:value-type="string">
            <text:p>cholesky</text:p>
          </table:table-cell>
          <table:table-cell table:formula="of:=1/[.P29]" office:value-type="float" office:value="11.5320302139192" calcext:value-type="float">
            <text:p>11.5320302139192</text:p>
          </table:table-cell>
          <table:table-cell table:formula="of:=1/[.Q29]" office:value-type="float" office:value="10.5192291508878" calcext:value-type="float">
            <text:p>10.5192291508878</text:p>
          </table:table-cell>
          <table:table-cell table:formula="of:=1/[.R29]" office:value-type="float" office:value="28.7595985160047" calcext:value-type="float">
            <text:p>28.7595985160047</text:p>
          </table:table-cell>
          <table:table-cell table:formula="of:=1/[.S29]" office:value-type="float" office:value="12.0875135984528" calcext:value-type="float">
            <text:p>12.0875135984528</text:p>
          </table:table-cell>
          <table:table-cell table:formula="of:=1/[.T29]" office:value-type="float" office:value="2.93039434316676" calcext:value-type="float">
            <text:p>2.93039434316676</text:p>
          </table:table-cell>
          <table:table-cell/>
          <table:table-cell office:value-type="string" calcext:value-type="string">
            <text:p>cholesky</text:p>
          </table:table-cell>
          <table:table-cell office:value-type="float" office:value="0.086715" calcext:value-type="float">
            <text:p>0.086715</text:p>
          </table:table-cell>
          <table:table-cell office:value-type="float" office:value="0.095064" calcext:value-type="float">
            <text:p>0.095064</text:p>
          </table:table-cell>
          <table:table-cell office:value-type="float" office:value="0.034771" calcext:value-type="float">
            <text:p>0.034771</text:p>
          </table:table-cell>
          <table:table-cell office:value-type="float" office:value="0.08273" calcext:value-type="float">
            <text:p>0.08273</text:p>
          </table:table-cell>
          <table:table-cell office:value-type="float" office:value="0.341251" calcext:value-type="float">
            <text:p>0.341251</text:p>
          </table:table-cell>
        </table:table-row>
        <table:table-row table:style-name="ro1">
          <table:table-cell office:value-type="string" calcext:value-type="string">
            <text:p>lu</text:p>
          </table:table-cell>
          <table:table-cell office:value-type="float" office:value="26.279299" calcext:value-type="float">
            <text:p>26.279299</text:p>
          </table:table-cell>
          <table:table-cell office:value-type="float" office:value="18.777157" calcext:value-type="float">
            <text:p>18.777157</text:p>
          </table:table-cell>
          <table:table-cell office:value-type="float" office:value="15.795321" calcext:value-type="float">
            <text:p>15.795321</text:p>
          </table:table-cell>
          <table:table-cell office:value-type="float" office:value="9.60423" calcext:value-type="float">
            <text:p>9.60423</text:p>
          </table:table-cell>
          <table:table-cell office:value-type="float" office:value="12.597116" calcext:value-type="float">
            <text:p>12.597116</text:p>
          </table:table-cell>
          <table:table-cell/>
          <table:table-cell office:value-type="string" calcext:value-type="string">
            <text:p>lu</text:p>
          </table:table-cell>
          <table:table-cell table:formula="of:=1/[.P30]" office:value-type="float" office:value="11.1959515439217" calcext:value-type="float">
            <text:p>11.1959515439217</text:p>
          </table:table-cell>
          <table:table-cell table:formula="of:=1/[.Q30]" office:value-type="float" office:value="10.8516364267732" calcext:value-type="float">
            <text:p>10.8516364267732</text:p>
          </table:table-cell>
          <table:table-cell table:formula="of:=1/[.R30]" office:value-type="float" office:value="28.4648885599613" calcext:value-type="float">
            <text:p>28.4648885599613</text:p>
          </table:table-cell>
          <table:table-cell table:formula="of:=1/[.S30]" office:value-type="float" office:value="11.8948495301534" calcext:value-type="float">
            <text:p>11.8948495301534</text:p>
          </table:table-cell>
          <table:table-cell table:formula="of:=1/[.T30]" office:value-type="float" office:value="2.84994471107261" calcext:value-type="float">
            <text:p>2.84994471107261</text:p>
          </table:table-cell>
          <table:table-cell/>
          <table:table-cell office:value-type="string" calcext:value-type="string">
            <text:p>lu</text:p>
          </table:table-cell>
          <table:table-cell office:value-type="float" office:value="0.089318" calcext:value-type="float">
            <text:p>0.089318</text:p>
          </table:table-cell>
          <table:table-cell office:value-type="float" office:value="0.092152" calcext:value-type="float">
            <text:p>0.092152</text:p>
          </table:table-cell>
          <table:table-cell office:value-type="float" office:value="0.035131" calcext:value-type="float">
            <text:p>0.035131</text:p>
          </table:table-cell>
          <table:table-cell office:value-type="float" office:value="0.08407" calcext:value-type="float">
            <text:p>0.08407</text:p>
          </table:table-cell>
          <table:table-cell office:value-type="float" office:value="0.350884" calcext:value-type="float">
            <text:p>0.350884</text:p>
          </table:table-cell>
        </table:table-row>
        <table:table-row table:style-name="ro1">
          <table:table-cell office:value-type="string" calcext:value-type="string">
            <text:p>ludcmp</text:p>
          </table:table-cell>
          <table:table-cell office:value-type="float" office:value="26.203501" calcext:value-type="float">
            <text:p>26.203501</text:p>
          </table:table-cell>
          <table:table-cell office:value-type="float" office:value="19.467345" calcext:value-type="float">
            <text:p>19.467345</text:p>
          </table:table-cell>
          <table:table-cell office:value-type="float" office:value="19.32663" calcext:value-type="float">
            <text:p>19.32663</text:p>
          </table:table-cell>
          <table:table-cell office:value-type="float" office:value="12.692484" calcext:value-type="float">
            <text:p>12.692484</text:p>
          </table:table-cell>
          <table:table-cell office:value-type="float" office:value="13.164099" calcext:value-type="float">
            <text:p>13.164099</text:p>
          </table:table-cell>
          <table:table-cell/>
          <table:table-cell office:value-type="string" calcext:value-type="string">
            <text:p>ludcmp</text:p>
          </table:table-cell>
          <table:table-cell table:formula="of:=1/[.P31]" office:value-type="float" office:value="11.7402585204926" calcext:value-type="float">
            <text:p>11.7402585204926</text:p>
          </table:table-cell>
          <table:table-cell table:formula="of:=1/[.Q31]" office:value-type="float" office:value="9.73501294756722" calcext:value-type="float">
            <text:p>9.73501294756722</text:p>
          </table:table-cell>
          <table:table-cell table:formula="of:=1/[.R31]" office:value-type="float" office:value="25.9309200290426" calcext:value-type="float">
            <text:p>25.9309200290426</text:p>
          </table:table-cell>
          <table:table-cell table:formula="of:=1/[.S31]" office:value-type="float" office:value="12.6476614473984" calcext:value-type="float">
            <text:p>12.6476614473984</text:p>
          </table:table-cell>
          <table:table-cell table:formula="of:=1/[.T31]" office:value-type="float" office:value="2.97650052832884" calcext:value-type="float">
            <text:p>2.97650052832884</text:p>
          </table:table-cell>
          <table:table-cell/>
          <table:table-cell office:value-type="string" calcext:value-type="string">
            <text:p>ludcmp</text:p>
          </table:table-cell>
          <table:table-cell office:value-type="float" office:value="0.085177" calcext:value-type="float">
            <text:p>0.085177</text:p>
          </table:table-cell>
          <table:table-cell office:value-type="float" office:value="0.102722" calcext:value-type="float">
            <text:p>0.102722</text:p>
          </table:table-cell>
          <table:table-cell office:value-type="float" office:value="0.038564" calcext:value-type="float">
            <text:p>0.038564</text:p>
          </table:table-cell>
          <table:table-cell office:value-type="float" office:value="0.079066" calcext:value-type="float">
            <text:p>0.079066</text:p>
          </table:table-cell>
          <table:table-cell office:value-type="float" office:value="0.335965" calcext:value-type="float">
            <text:p>0.335965</text:p>
          </table:table-cell>
        </table:table-row>
        <table:table-row table:style-name="ro1">
          <table:table-cell office:value-type="string" calcext:value-type="string">
            <text:p>floyd-warshall</text:p>
          </table:table-cell>
          <table:table-cell office:value-type="float" office:value="30.343014" calcext:value-type="float">
            <text:p>30.343014</text:p>
          </table:table-cell>
          <table:table-cell office:value-type="float" office:value="30.091115" calcext:value-type="float">
            <text:p>30.091115</text:p>
          </table:table-cell>
          <table:table-cell office:value-type="float" office:value="20.889221" calcext:value-type="float">
            <text:p>20.889221</text:p>
          </table:table-cell>
          <table:table-cell office:value-type="float" office:value="19.802307" calcext:value-type="float">
            <text:p>19.802307</text:p>
          </table:table-cell>
          <table:table-cell office:value-type="float" office:value="14.851417" calcext:value-type="float">
            <text:p>14.851417</text:p>
          </table:table-cell>
          <table:table-cell/>
          <table:table-cell office:value-type="string" calcext:value-type="string">
            <text:p>floyd-warshall</text:p>
          </table:table-cell>
          <table:table-cell table:formula="of:=1/[.P32]" office:value-type="float" office:value="11.1312710798446" calcext:value-type="float">
            <text:p>11.1312710798446</text:p>
          </table:table-cell>
          <table:table-cell table:formula="of:=1/[.Q32]" office:value-type="float" office:value="8.68108305192156" calcext:value-type="float">
            <text:p>8.68108305192156</text:p>
          </table:table-cell>
          <table:table-cell table:formula="of:=1/[.R32]" office:value-type="float" office:value="30.0760925140606" calcext:value-type="float">
            <text:p>30.0760925140606</text:p>
          </table:table-cell>
          <table:table-cell table:formula="of:=1/[.S32]" office:value-type="float" office:value="8.8787868025713" calcext:value-type="float">
            <text:p>8.8787868025713</text:p>
          </table:table-cell>
          <table:table-cell table:formula="of:=1/[.T32]" office:value-type="float" office:value="2.46332114810472" calcext:value-type="float">
            <text:p>2.46332114810472</text:p>
          </table:table-cell>
          <table:table-cell/>
          <table:table-cell office:value-type="string" calcext:value-type="string">
            <text:p>floyd-warshall</text:p>
          </table:table-cell>
          <table:table-cell office:value-type="float" office:value="0.089837" calcext:value-type="float">
            <text:p>0.089837</text:p>
          </table:table-cell>
          <table:table-cell office:value-type="float" office:value="0.115193" calcext:value-type="float">
            <text:p>0.115193</text:p>
          </table:table-cell>
          <table:table-cell office:value-type="float" office:value="0.033249" calcext:value-type="float">
            <text:p>0.033249</text:p>
          </table:table-cell>
          <table:table-cell office:value-type="float" office:value="0.112628" calcext:value-type="float">
            <text:p>0.112628</text:p>
          </table:table-cell>
          <table:table-cell office:value-type="float" office:value="0.405956" calcext:value-type="float">
            <text:p>0.405956</text:p>
          </table:table-cell>
        </table:table-row>
        <table:table-row table:style-name="ro1">
          <table:table-cell office:value-type="string" calcext:value-type="string">
            <text:p>nw</text:p>
          </table:table-cell>
          <table:table-cell office:value-type="float" office:value="8.657426" calcext:value-type="float">
            <text:p>8.657426</text:p>
          </table:table-cell>
          <table:table-cell office:value-type="float" office:value="10.026916" calcext:value-type="float">
            <text:p>10.026916</text:p>
          </table:table-cell>
          <table:table-cell office:value-type="float" office:value="8.338235" calcext:value-type="float">
            <text:p>8.338235</text:p>
          </table:table-cell>
          <table:table-cell office:value-type="float" office:value="7.926906" calcext:value-type="float">
            <text:p>7.926906</text:p>
          </table:table-cell>
          <table:table-cell office:value-type="float" office:value="7.561149" calcext:value-type="float">
            <text:p>7.561149</text:p>
          </table:table-cell>
          <table:table-cell/>
          <table:table-cell office:value-type="string" calcext:value-type="string">
            <text:p>nw</text:p>
          </table:table-cell>
          <table:table-cell table:formula="of:=1/[.P33]" office:value-type="float" office:value="13.4526131701083" calcext:value-type="float">
            <text:p>13.4526131701083</text:p>
          </table:table-cell>
          <table:table-cell table:formula="of:=1/[.Q33]" office:value-type="float" office:value="9.23804596851674" calcext:value-type="float">
            <text:p>9.23804596851674</text:p>
          </table:table-cell>
          <table:table-cell table:formula="of:=1/[.R33]" office:value-type="float" office:value="34.3100253894188" calcext:value-type="float">
            <text:p>34.3100253894188</text:p>
          </table:table-cell>
          <table:table-cell table:formula="of:=1/[.S33]" office:value-type="float" office:value="7.77695687677412" calcext:value-type="float">
            <text:p>7.77695687677412</text:p>
          </table:table-cell>
          <table:table-cell table:formula="of:=1/[.T33]" office:value-type="float" office:value="2.69199293621054" calcext:value-type="float">
            <text:p>2.69199293621054</text:p>
          </table:table-cell>
          <table:table-cell/>
          <table:table-cell office:value-type="string" calcext:value-type="string">
            <text:p>nw</text:p>
          </table:table-cell>
          <table:table-cell office:value-type="float" office:value="0.074335" calcext:value-type="float">
            <text:p>0.074335</text:p>
          </table:table-cell>
          <table:table-cell office:value-type="float" office:value="0.108248" calcext:value-type="float">
            <text:p>0.108248</text:p>
          </table:table-cell>
          <table:table-cell office:value-type="float" office:value="0.029146" calcext:value-type="float">
            <text:p>0.029146</text:p>
          </table:table-cell>
          <table:table-cell office:value-type="float" office:value="0.128585" calcext:value-type="float">
            <text:p>0.128585</text:p>
          </table:table-cell>
          <table:table-cell office:value-type="float" office:value="0.371472" calcext:value-type="float">
            <text:p>0.371472</text:p>
          </table:table-cell>
        </table:table-row>
        <table:table-row table:style-name="ro1">
          <table:table-cell office:value-type="string" calcext:value-type="string">
            <text:p>crc</text:p>
          </table:table-cell>
          <table:table-cell office:value-type="float" office:value="34.805597" calcext:value-type="float">
            <text:p>34.805597</text:p>
          </table:table-cell>
          <table:table-cell office:value-type="float" office:value="33.054772" calcext:value-type="float">
            <text:p>33.054772</text:p>
          </table:table-cell>
          <table:table-cell office:value-type="float" office:value="31.127146" calcext:value-type="float">
            <text:p>31.127146</text:p>
          </table:table-cell>
          <table:table-cell office:value-type="float" office:value="25.610843" calcext:value-type="float">
            <text:p>25.610843</text:p>
          </table:table-cell>
          <table:table-cell office:value-type="float" office:value="17.805955" calcext:value-type="float">
            <text:p>17.805955</text:p>
          </table:table-cell>
          <table:table-cell/>
          <table:table-cell office:value-type="string" calcext:value-type="string">
            <text:p>crc</text:p>
          </table:table-cell>
          <table:table-cell table:formula="of:=1/[.P34]" office:value-type="float" office:value="10.3452199911031" calcext:value-type="float">
            <text:p>10.3452199911031</text:p>
          </table:table-cell>
          <table:table-cell table:formula="of:=1/[.Q34]" office:value-type="float" office:value="12.1814549529796" calcext:value-type="float">
            <text:p>12.1814549529796</text:p>
          </table:table-cell>
          <table:table-cell table:formula="of:=1/[.R34]" office:value-type="float" office:value="27.0438380614977" calcext:value-type="float">
            <text:p>27.0438380614977</text:p>
          </table:table-cell>
          <table:table-cell table:formula="of:=1/[.S34]" office:value-type="float" office:value="12.2309197651663" calcext:value-type="float">
            <text:p>12.2309197651663</text:p>
          </table:table-cell>
          <table:table-cell table:formula="of:=1/[.T34]" office:value-type="float" office:value="2.15533499294128" calcext:value-type="float">
            <text:p>2.15533499294128</text:p>
          </table:table-cell>
          <table:table-cell/>
          <table:table-cell office:value-type="string" calcext:value-type="string">
            <text:p>crc</text:p>
          </table:table-cell>
          <table:table-cell office:value-type="float" office:value="0.096663" calcext:value-type="float">
            <text:p>0.096663</text:p>
          </table:table-cell>
          <table:table-cell office:value-type="float" office:value="0.082092" calcext:value-type="float">
            <text:p>0.082092</text:p>
          </table:table-cell>
          <table:table-cell office:value-type="float" office:value="0.036977" calcext:value-type="float">
            <text:p>0.036977</text:p>
          </table:table-cell>
          <table:table-cell office:value-type="float" office:value="0.08176" calcext:value-type="float">
            <text:p>0.08176</text:p>
          </table:table-cell>
          <table:table-cell office:value-type="float" office:value="0.463965" calcext:value-type="float">
            <text:p>0.463965</text:p>
          </table:table-cell>
        </table:table-row>
        <table:table-row table:style-name="ro1">
          <table:table-cell office:value-type="string" calcext:value-type="string">
            <text:p>lavamd</text:p>
          </table:table-cell>
          <table:table-cell office:value-type="float" office:value="13.915702" calcext:value-type="float">
            <text:p>13.915702</text:p>
          </table:table-cell>
          <table:table-cell office:value-type="float" office:value="16.174591" calcext:value-type="float">
            <text:p>16.174591</text:p>
          </table:table-cell>
          <table:table-cell office:value-type="float" office:value="10.965154" calcext:value-type="float">
            <text:p>10.965154</text:p>
          </table:table-cell>
          <table:table-cell office:value-type="float" office:value="6.060058" calcext:value-type="float">
            <text:p>6.060058</text:p>
          </table:table-cell>
          <table:table-cell office:value-type="float" office:value="12.05118" calcext:value-type="float">
            <text:p>12.05118</text:p>
          </table:table-cell>
          <table:table-cell/>
          <table:table-cell office:value-type="string" calcext:value-type="string">
            <text:p>lavamd</text:p>
          </table:table-cell>
          <table:table-cell table:formula="of:=1/[.P35]" office:value-type="float" office:value="9.20801834237254" calcext:value-type="float">
            <text:p>9.20801834237254</text:p>
          </table:table-cell>
          <table:table-cell table:formula="of:=1/[.Q35]" office:value-type="float" office:value="11.8249435358946" calcext:value-type="float">
            <text:p>11.8249435358946</text:p>
          </table:table-cell>
          <table:table-cell table:formula="of:=1/[.R35]" office:value-type="float" office:value="23.3590282644242" calcext:value-type="float">
            <text:p>23.3590282644242</text:p>
          </table:table-cell>
          <table:table-cell table:formula="of:=1/[.S35]" office:value-type="float" office:value="13.4515274209387" calcext:value-type="float">
            <text:p>13.4515274209387</text:p>
          </table:table-cell>
          <table:table-cell table:formula="of:=1/[.T35]" office:value-type="float" office:value="2.90846479594211" calcext:value-type="float">
            <text:p>2.90846479594211</text:p>
          </table:table-cell>
          <table:table-cell/>
          <table:table-cell office:value-type="string" calcext:value-type="string">
            <text:p>lavamd</text:p>
          </table:table-cell>
          <table:table-cell office:value-type="float" office:value="0.108601" calcext:value-type="float">
            <text:p>0.108601</text:p>
          </table:table-cell>
          <table:table-cell office:value-type="float" office:value="0.084567" calcext:value-type="float">
            <text:p>0.084567</text:p>
          </table:table-cell>
          <table:table-cell office:value-type="float" office:value="0.04281" calcext:value-type="float">
            <text:p>0.04281</text:p>
          </table:table-cell>
          <table:table-cell office:value-type="float" office:value="0.074341" calcext:value-type="float">
            <text:p>0.074341</text:p>
          </table:table-cell>
          <table:table-cell office:value-type="float" office:value="0.343824" calcext:value-type="float">
            <text:p>0.343824</text:p>
          </table:table-cell>
        </table:table-row>
        <table:table-row table:style-name="ro1">
          <table:table-cell office:value-type="string" calcext:value-type="string">
            <text:p>page-rank</text:p>
          </table:table-cell>
          <table:table-cell office:value-type="float" office:value="10.388663" calcext:value-type="float">
            <text:p>10.388663</text:p>
          </table:table-cell>
          <table:table-cell office:value-type="float" office:value="10.273467" calcext:value-type="float">
            <text:p>10.273467</text:p>
          </table:table-cell>
          <table:table-cell office:value-type="float" office:value="9.917818" calcext:value-type="float">
            <text:p>9.917818</text:p>
          </table:table-cell>
          <table:table-cell office:value-type="float" office:value="8.866545" calcext:value-type="float">
            <text:p>8.866545</text:p>
          </table:table-cell>
          <table:table-cell office:value-type="float" office:value="10.258656" calcext:value-type="float">
            <text:p>10.258656</text:p>
          </table:table-cell>
          <table:table-cell/>
          <table:table-cell office:value-type="string" calcext:value-type="string">
            <text:p>page-rank</text:p>
          </table:table-cell>
          <table:table-cell table:formula="of:=1/[.P36]" office:value-type="float" office:value="12.2095649732" calcext:value-type="float">
            <text:p>12.2095649732</text:p>
          </table:table-cell>
          <table:table-cell table:formula="of:=1/[.Q36]" office:value-type="float" office:value="10.0308951570838" calcext:value-type="float">
            <text:p>10.0308951570838</text:p>
          </table:table-cell>
          <table:table-cell table:formula="of:=1/[.R36]" office:value-type="float" office:value="21.5322337539296" calcext:value-type="float">
            <text:p>21.5322337539296</text:p>
          </table:table-cell>
          <table:table-cell table:formula="of:=1/[.S36]" office:value-type="float" office:value="7.2188614411735" calcext:value-type="float">
            <text:p>7.2188614411735</text:p>
          </table:table-cell>
          <table:table-cell table:formula="of:=1/[.T36]" office:value-type="float" office:value="2.21926320461607" calcext:value-type="float">
            <text:p>2.21926320461607</text:p>
          </table:table-cell>
          <table:table-cell/>
          <table:table-cell office:value-type="string" calcext:value-type="string">
            <text:p>page-rank</text:p>
          </table:table-cell>
          <table:table-cell office:value-type="float" office:value="0.081903" calcext:value-type="float">
            <text:p>0.081903</text:p>
          </table:table-cell>
          <table:table-cell office:value-type="float" office:value="0.099692" calcext:value-type="float">
            <text:p>0.099692</text:p>
          </table:table-cell>
          <table:table-cell office:value-type="float" office:value="0.046442" calcext:value-type="float">
            <text:p>0.046442</text:p>
          </table:table-cell>
          <table:table-cell office:value-type="float" office:value="0.138526" calcext:value-type="float">
            <text:p>0.138526</text:p>
          </table:table-cell>
          <table:table-cell office:value-type="float" office:value="0.4506" calcext:value-type="float">
            <text:p>0.4506</text:p>
          </table:table-cell>
        </table:table-row>
        <table:table-row table:style-name="ro1">
          <table:table-cell office:value-type="string" calcext:value-type="string">
            <text:p>back-propagation</text:p>
          </table:table-cell>
          <table:table-cell office:value-type="float" office:value="11.565652" calcext:value-type="float">
            <text:p>11.565652</text:p>
          </table:table-cell>
          <table:table-cell office:value-type="float" office:value="7.515593" calcext:value-type="float">
            <text:p>7.515593</text:p>
          </table:table-cell>
          <table:table-cell office:value-type="float" office:value="13.872502" calcext:value-type="float">
            <text:p>13.872502</text:p>
          </table:table-cell>
          <table:table-cell office:value-type="float" office:value="10.938902" calcext:value-type="float">
            <text:p>10.938902</text:p>
          </table:table-cell>
          <table:table-cell office:value-type="float" office:value="8.022823" calcext:value-type="float">
            <text:p>8.022823</text:p>
          </table:table-cell>
          <table:table-cell/>
          <table:table-cell office:value-type="string" calcext:value-type="string">
            <text:p>back-propagation</text:p>
          </table:table-cell>
          <table:table-cell table:formula="of:=1/[.P37]" office:value-type="float" office:value="12.2158292715701" calcext:value-type="float">
            <text:p>12.2158292715701</text:p>
          </table:table-cell>
          <table:table-cell table:formula="of:=1/[.Q37]" office:value-type="float" office:value="10.3829221696154" calcext:value-type="float">
            <text:p>10.3829221696154</text:p>
          </table:table-cell>
          <table:table-cell table:formula="of:=1/[.R37]" office:value-type="float" office:value="28.9703922591112" calcext:value-type="float">
            <text:p>28.9703922591112</text:p>
          </table:table-cell>
          <table:table-cell table:formula="of:=1/[.S37]" office:value-type="float" office:value="10.3979287325965" calcext:value-type="float">
            <text:p>10.3979287325965</text:p>
          </table:table-cell>
          <table:table-cell table:formula="of:=1/[.T37]" office:value-type="float" office:value="3.2534079448222" calcext:value-type="float">
            <text:p>3.2534079448222</text:p>
          </table:table-cell>
          <table:table-cell/>
          <table:table-cell office:value-type="string" calcext:value-type="string">
            <text:p>back-propagation</text:p>
          </table:table-cell>
          <table:table-cell office:value-type="float" office:value="0.081861" calcext:value-type="float">
            <text:p>0.081861</text:p>
          </table:table-cell>
          <table:table-cell office:value-type="float" office:value="0.096312" calcext:value-type="float">
            <text:p>0.096312</text:p>
          </table:table-cell>
          <table:table-cell office:value-type="float" office:value="0.034518" calcext:value-type="float">
            <text:p>0.034518</text:p>
          </table:table-cell>
          <table:table-cell office:value-type="float" office:value="0.096173" calcext:value-type="float">
            <text:p>0.096173</text:p>
          </table:table-cell>
          <table:table-cell office:value-type="float" office:value="0.30737" calcext:value-type="float">
            <text:p>0.30737</text:p>
          </table:table-cell>
        </table:table-row>
        <table:table-row table:style-name="ro1">
          <table:table-cell office:value-type="string" calcext:value-type="string">
            <text:p>lud</text:p>
          </table:table-cell>
          <table:table-cell office:value-type="float" office:value="10.283192" calcext:value-type="float">
            <text:p>10.283192</text:p>
          </table:table-cell>
          <table:table-cell office:value-type="float" office:value="9.624197" calcext:value-type="float">
            <text:p>9.624197</text:p>
          </table:table-cell>
          <table:table-cell office:value-type="float" office:value="9.902852" calcext:value-type="float">
            <text:p>9.902852</text:p>
          </table:table-cell>
          <table:table-cell office:value-type="float" office:value="6.700496" calcext:value-type="float">
            <text:p>6.700496</text:p>
          </table:table-cell>
          <table:table-cell office:value-type="float" office:value="7.75324" calcext:value-type="float">
            <text:p>7.75324</text:p>
          </table:table-cell>
          <table:table-cell/>
          <table:table-cell office:value-type="string" calcext:value-type="string">
            <text:p>lud</text:p>
          </table:table-cell>
          <table:table-cell table:formula="of:=1/[.P38]" office:value-type="float" office:value="7.91070397354661" calcext:value-type="float">
            <text:p>7.91070397354661</text:p>
          </table:table-cell>
          <table:table-cell table:formula="of:=1/[.Q38]" office:value-type="float" office:value="11.5754138210441" calcext:value-type="float">
            <text:p>11.5754138210441</text:p>
          </table:table-cell>
          <table:table-cell table:formula="of:=1/[.R38]" office:value-type="float" office:value="26.7751954589268" calcext:value-type="float">
            <text:p>26.7751954589268</text:p>
          </table:table-cell>
          <table:table-cell table:formula="of:=1/[.S38]" office:value-type="float" office:value="13.0435916834059" calcext:value-type="float">
            <text:p>13.0435916834059</text:p>
          </table:table-cell>
          <table:table-cell table:formula="of:=1/[.T38]" office:value-type="float" office:value="2.77816363383803" calcext:value-type="float">
            <text:p>2.77816363383803</text:p>
          </table:table-cell>
          <table:table-cell/>
          <table:table-cell office:value-type="string" calcext:value-type="string">
            <text:p>lud</text:p>
          </table:table-cell>
          <table:table-cell office:value-type="float" office:value="0.126411" calcext:value-type="float">
            <text:p>0.126411</text:p>
          </table:table-cell>
          <table:table-cell office:value-type="float" office:value="0.08639" calcext:value-type="float">
            <text:p>0.08639</text:p>
          </table:table-cell>
          <table:table-cell office:value-type="float" office:value="0.037348" calcext:value-type="float">
            <text:p>0.037348</text:p>
          </table:table-cell>
          <table:table-cell office:value-type="float" office:value="0.076666" calcext:value-type="float">
            <text:p>0.076666</text:p>
          </table:table-cell>
          <table:table-cell office:value-type="float" office:value="0.35995" calcext:value-type="float">
            <text:p>0.35995</text:p>
          </table:table-cell>
        </table:table-row>
        <table:table-row table:style-name="ro1">
          <table:table-cell office:value-type="string" calcext:value-type="string">
            <text:p>spmv</text:p>
          </table:table-cell>
          <table:table-cell office:value-type="float" office:value="10.901632" calcext:value-type="float">
            <text:p>10.901632</text:p>
          </table:table-cell>
          <table:table-cell office:value-type="float" office:value="14.8425" calcext:value-type="float">
            <text:p>14.8425</text:p>
          </table:table-cell>
          <table:table-cell office:value-type="float" office:value="18.94493" calcext:value-type="float">
            <text:p>18.94493</text:p>
          </table:table-cell>
          <table:table-cell office:value-type="float" office:value="12.067176" calcext:value-type="float">
            <text:p>12.067176</text:p>
          </table:table-cell>
          <table:table-cell office:value-type="float" office:value="9.275828" calcext:value-type="float">
            <text:p>9.275828</text:p>
          </table:table-cell>
          <table:table-cell/>
          <table:table-cell office:value-type="string" calcext:value-type="string">
            <text:p>spmv</text:p>
          </table:table-cell>
          <table:table-cell table:formula="of:=1/[.P39]" office:value-type="float" office:value="8.32653333111293" calcext:value-type="float">
            <text:p>8.32653333111293</text:p>
          </table:table-cell>
          <table:table-cell table:formula="of:=1/[.Q39]" office:value-type="float" office:value="11.2291418689784" calcext:value-type="float">
            <text:p>11.2291418689784</text:p>
          </table:table-cell>
          <table:table-cell table:formula="of:=1/[.R39]" office:value-type="float" office:value="30.6053743037277" calcext:value-type="float">
            <text:p>30.6053743037277</text:p>
          </table:table-cell>
          <table:table-cell table:formula="of:=1/[.S39]" office:value-type="float" office:value="14.127885620638" calcext:value-type="float">
            <text:p>14.127885620638</text:p>
          </table:table-cell>
          <table:table-cell table:formula="of:=1/[.T39]" office:value-type="float" office:value="2.54786157977609" calcext:value-type="float">
            <text:p>2.54786157977609</text:p>
          </table:table-cell>
          <table:table-cell/>
          <table:table-cell office:value-type="string" calcext:value-type="string">
            <text:p>spmv</text:p>
          </table:table-cell>
          <table:table-cell office:value-type="float" office:value="0.120098" calcext:value-type="float">
            <text:p>0.120098</text:p>
          </table:table-cell>
          <table:table-cell office:value-type="float" office:value="0.089054" calcext:value-type="float">
            <text:p>0.089054</text:p>
          </table:table-cell>
          <table:table-cell office:value-type="float" office:value="0.032674" calcext:value-type="float">
            <text:p>0.032674</text:p>
          </table:table-cell>
          <table:table-cell office:value-type="float" office:value="0.070782" calcext:value-type="float">
            <text:p>0.070782</text:p>
          </table:table-cell>
          <table:table-cell office:value-type="float" office:value="0.392486" calcext:value-type="float">
            <text:p>0.392486</text:p>
          </table:table-cell>
        </table:table-row>
        <table:table-row table:style-name="ro1">
          <table:table-cell office:value-type="string" calcext:value-type="string">
            <text:p>SRAD</text:p>
          </table:table-cell>
          <table:table-cell office:value-type="float" office:value="19.075528" calcext:value-type="float">
            <text:p>19.075528</text:p>
          </table:table-cell>
          <table:table-cell office:value-type="float" office:value="13.415789" calcext:value-type="float">
            <text:p>13.415789</text:p>
          </table:table-cell>
          <table:table-cell office:value-type="float" office:value="10.030424" calcext:value-type="float">
            <text:p>10.030424</text:p>
          </table:table-cell>
          <table:table-cell office:value-type="float" office:value="5.127042" calcext:value-type="float">
            <text:p>5.127042</text:p>
          </table:table-cell>
          <table:table-cell office:value-type="float" office:value="12.357282" calcext:value-type="float">
            <text:p>12.357282</text:p>
          </table:table-cell>
          <table:table-cell/>
          <table:table-cell office:value-type="string" calcext:value-type="string">
            <text:p>SRAD</text:p>
          </table:table-cell>
          <table:table-cell table:formula="of:=1/[.P40]" office:value-type="float" office:value="14.9566257852229" calcext:value-type="float">
            <text:p>14.9566257852229</text:p>
          </table:table-cell>
          <table:table-cell table:formula="of:=1/[.Q40]" office:value-type="float" office:value="12.5317994410817" calcext:value-type="float">
            <text:p>12.5317994410817</text:p>
          </table:table-cell>
          <table:table-cell table:formula="of:=1/[.R40]" office:value-type="float" office:value="31.7732659740095" calcext:value-type="float">
            <text:p>31.7732659740095</text:p>
          </table:table-cell>
          <table:table-cell table:formula="of:=1/[.S40]" office:value-type="float" office:value="6.37934114164689" calcext:value-type="float">
            <text:p>6.37934114164689</text:p>
          </table:table-cell>
          <table:table-cell table:formula="of:=1/[.T40]" office:value-type="float" office:value="1.83679017243786" calcext:value-type="float">
            <text:p>1.83679017243786</text:p>
          </table:table-cell>
          <table:table-cell/>
          <table:table-cell office:value-type="string" calcext:value-type="string">
            <text:p>SRAD</text:p>
          </table:table-cell>
          <table:table-cell office:value-type="float" office:value="0.06686" calcext:value-type="float">
            <text:p>0.06686</text:p>
          </table:table-cell>
          <table:table-cell office:value-type="float" office:value="0.079797" calcext:value-type="float">
            <text:p>0.079797</text:p>
          </table:table-cell>
          <table:table-cell office:value-type="float" office:value="0.031473" calcext:value-type="float">
            <text:p>0.031473</text:p>
          </table:table-cell>
          <table:table-cell office:value-type="float" office:value="0.156756" calcext:value-type="float">
            <text:p>0.156756</text:p>
          </table:table-cell>
          <table:table-cell office:value-type="float" office:value="0.544428" calcext:value-type="float">
            <text:p>0.544428</text:p>
          </table:table-cell>
        </table:table-row>
        <table:table-row table:style-name="ro1">
          <table:table-cell office:value-type="string" calcext:value-type="string">
            <text:p>fft</text:p>
          </table:table-cell>
          <table:table-cell office:value-type="float" office:value="7.23763" calcext:value-type="float">
            <text:p>7.23763</text:p>
          </table:table-cell>
          <table:table-cell office:value-type="float" office:value="15.230512" calcext:value-type="float">
            <text:p>15.230512</text:p>
          </table:table-cell>
          <table:table-cell office:value-type="float" office:value="16.341757" calcext:value-type="float">
            <text:p>16.341757</text:p>
          </table:table-cell>
          <table:table-cell office:value-type="float" office:value="11.015236" calcext:value-type="float">
            <text:p>11.015236</text:p>
          </table:table-cell>
          <table:table-cell office:value-type="float" office:value="10.027677" calcext:value-type="float">
            <text:p>10.027677</text:p>
          </table:table-cell>
          <table:table-cell/>
          <table:table-cell office:value-type="string" calcext:value-type="string">
            <text:p>fft</text:p>
          </table:table-cell>
          <table:table-cell table:formula="of:=1/[.P41]" office:value-type="float" office:value="12.1242983062355" calcext:value-type="float">
            <text:p>12.1242983062355</text:p>
          </table:table-cell>
          <table:table-cell table:formula="of:=1/[.Q41]" office:value-type="float" office:value="12.363690314285" calcext:value-type="float">
            <text:p>12.363690314285</text:p>
          </table:table-cell>
          <table:table-cell table:formula="of:=1/[.R41]" office:value-type="float" office:value="28.5241599634891" calcext:value-type="float">
            <text:p>28.5241599634891</text:p>
          </table:table-cell>
          <table:table-cell table:formula="of:=1/[.S41]" office:value-type="float" office:value="9.57221759565038" calcext:value-type="float">
            <text:p>9.57221759565038</text:p>
          </table:table-cell>
          <table:table-cell table:formula="of:=1/[.T41]" office:value-type="float" office:value="2.564017096866" calcext:value-type="float">
            <text:p>2.564017096866</text:p>
          </table:table-cell>
          <table:table-cell/>
          <table:table-cell office:value-type="string" calcext:value-type="string">
            <text:p>fft</text:p>
          </table:table-cell>
          <table:table-cell office:value-type="float" office:value="0.082479" calcext:value-type="float">
            <text:p>0.082479</text:p>
          </table:table-cell>
          <table:table-cell office:value-type="float" office:value="0.080882" calcext:value-type="float">
            <text:p>0.080882</text:p>
          </table:table-cell>
          <table:table-cell office:value-type="float" office:value="0.035058" calcext:value-type="float">
            <text:p>0.035058</text:p>
          </table:table-cell>
          <table:table-cell office:value-type="float" office:value="0.104469" calcext:value-type="float">
            <text:p>0.104469</text:p>
          </table:table-cell>
          <table:table-cell office:value-type="float" office:value="0.390013" calcext:value-type="float">
            <text:p>0.390013</text:p>
          </table:table-cell>
        </table:table-row>
        <table:table-row table:style-name="ro1">
          <table:table-cell office:value-type="string" calcext:value-type="string">
            <text:p>hmm</text:p>
          </table:table-cell>
          <table:table-cell office:value-type="float" office:value="11.802919" calcext:value-type="float">
            <text:p>11.802919</text:p>
          </table:table-cell>
          <table:table-cell office:value-type="float" office:value="12.057097" calcext:value-type="float">
            <text:p>12.057097</text:p>
          </table:table-cell>
          <table:table-cell office:value-type="float" office:value="12.472975" calcext:value-type="float">
            <text:p>12.472975</text:p>
          </table:table-cell>
          <table:table-cell office:value-type="float" office:value="6.97292" calcext:value-type="float">
            <text:p>6.97292</text:p>
          </table:table-cell>
          <table:table-cell office:value-type="float" office:value="12.052194" calcext:value-type="float">
            <text:p>12.052194</text:p>
          </table:table-cell>
          <table:table-cell/>
          <table:table-cell office:value-type="string" calcext:value-type="string">
            <text:p>hmm</text:p>
          </table:table-cell>
          <table:table-cell table:formula="of:=1/[.P42]" office:value-type="float" office:value="10.5235464351486" calcext:value-type="float">
            <text:p>10.5235464351486</text:p>
          </table:table-cell>
          <table:table-cell table:formula="of:=1/[.Q42]" office:value-type="float" office:value="9.66912262381312" calcext:value-type="float">
            <text:p>9.66912262381312</text:p>
          </table:table-cell>
          <table:table-cell table:formula="of:=1/[.R42]" office:value-type="float" office:value="29.8018179108926" calcext:value-type="float">
            <text:p>29.8018179108926</text:p>
          </table:table-cell>
          <table:table-cell table:formula="of:=1/[.S42]" office:value-type="float" office:value="11.1671952472417" calcext:value-type="float">
            <text:p>11.1671952472417</text:p>
          </table:table-cell>
          <table:table-cell table:formula="of:=1/[.T42]" office:value-type="float" office:value="3.55823767604381" calcext:value-type="float">
            <text:p>3.55823767604381</text:p>
          </table:table-cell>
          <table:table-cell/>
          <table:table-cell office:value-type="string" calcext:value-type="string">
            <text:p>hmm</text:p>
          </table:table-cell>
          <table:table-cell office:value-type="float" office:value="0.095025" calcext:value-type="float">
            <text:p>0.095025</text:p>
          </table:table-cell>
          <table:table-cell office:value-type="float" office:value="0.103422" calcext:value-type="float">
            <text:p>0.103422</text:p>
          </table:table-cell>
          <table:table-cell office:value-type="float" office:value="0.033555" calcext:value-type="float">
            <text:p>0.033555</text:p>
          </table:table-cell>
          <table:table-cell office:value-type="float" office:value="0.089548" calcext:value-type="float">
            <text:p>0.089548</text:p>
          </table:table-cell>
          <table:table-cell office:value-type="float" office:value="0.281038" calcext:value-type="float">
            <text:p>0.281038</text:p>
          </table:table-cell>
        </table:table-row>
        <table:table-row table:style-name="ro1">
          <table:table-cell office:value-type="string" calcext:value-type="string">
            <text:p>nqueens</text:p>
          </table:table-cell>
          <table:table-cell office:value-type="float" office:value="17.857174" calcext:value-type="float">
            <text:p>17.857174</text:p>
          </table:table-cell>
          <table:table-cell office:value-type="float" office:value="16.040434" calcext:value-type="float">
            <text:p>16.040434</text:p>
          </table:table-cell>
          <table:table-cell office:value-type="float" office:value="19.410762" calcext:value-type="float">
            <text:p>19.410762</text:p>
          </table:table-cell>
          <table:table-cell office:value-type="float" office:value="12.081187" calcext:value-type="float">
            <text:p>12.081187</text:p>
          </table:table-cell>
          <table:table-cell office:value-type="float" office:value="13.41607" calcext:value-type="float">
            <text:p>13.41607</text:p>
          </table:table-cell>
          <table:table-cell/>
          <table:table-cell office:value-type="string" calcext:value-type="string">
            <text:p>nqueens</text:p>
          </table:table-cell>
          <table:table-cell table:formula="of:=1/[.P43]" office:value-type="float" office:value="10.112245929821" calcext:value-type="float">
            <text:p>10.112245929821</text:p>
          </table:table-cell>
          <table:table-cell table:formula="of:=1/[.Q43]" office:value-type="float" office:value="13.8329805923282" calcext:value-type="float">
            <text:p>13.8329805923282</text:p>
          </table:table-cell>
          <table:table-cell table:formula="of:=1/[.R43]" office:value-type="float" office:value="31.9203268641471" calcext:value-type="float">
            <text:p>31.9203268641471</text:p>
          </table:table-cell>
          <table:table-cell table:formula="of:=1/[.S43]" office:value-type="float" office:value="7.02232396789394" calcext:value-type="float">
            <text:p>7.02232396789394</text:p>
          </table:table-cell>
          <table:table-cell table:formula="of:=1/[.T43]" office:value-type="float" office:value="2.34870245932635" calcext:value-type="float">
            <text:p>2.34870245932635</text:p>
          </table:table-cell>
          <table:table-cell/>
          <table:table-cell office:value-type="string" calcext:value-type="string">
            <text:p>nqueens</text:p>
          </table:table-cell>
          <table:table-cell office:value-type="float" office:value="0.09889" calcext:value-type="float">
            <text:p>0.09889</text:p>
          </table:table-cell>
          <table:table-cell office:value-type="float" office:value="0.072291" calcext:value-type="float">
            <text:p>0.072291</text:p>
          </table:table-cell>
          <table:table-cell office:value-type="float" office:value="0.031328" calcext:value-type="float">
            <text:p>0.031328</text:p>
          </table:table-cell>
          <table:table-cell office:value-type="float" office:value="0.142403" calcext:value-type="float">
            <text:p>0.142403</text:p>
          </table:table-cell>
          <table:table-cell office:value-type="float" office:value="0.425767" calcext:value-type="float">
            <text:p>0.425767</text:p>
          </table:table-cell>
        </table:table-row>
        <table:table-row table:style-name="ro1">
          <table:table-cell office:value-type="string" calcext:value-type="string">
            <text:p>stream3</text:p>
          </table:table-cell>
          <table:table-cell office:value-type="float" office:value="0.875915" calcext:value-type="float">
            <text:p>0.875915</text:p>
          </table:table-cell>
          <table:table-cell office:value-type="float" office:value="0.436484" calcext:value-type="float">
            <text:p>0.436484</text:p>
          </table:table-cell>
          <table:table-cell office:value-type="float" office:value="0.438083" calcext:value-type="float">
            <text:p>0.438083</text:p>
          </table:table-cell>
          <table:table-cell office:value-type="float" office:value="0.524194" calcext:value-type="float">
            <text:p>0.524194</text:p>
          </table:table-cell>
          <table:table-cell office:value-type="float" office:value="0.434185" calcext:value-type="float">
            <text:p>0.434185</text:p>
          </table:table-cell>
          <table:table-cell/>
          <table:table-cell office:value-type="string" calcext:value-type="string">
            <text:p>stream3</text:p>
          </table:table-cell>
          <table:table-cell table:formula="of:=1/[.P44]" office:value-type="float" office:value="9.45251058681186" calcext:value-type="float">
            <text:p>9.45251058681186</text:p>
          </table:table-cell>
          <table:table-cell table:formula="of:=1/[.Q44]" office:value-type="float" office:value="10.91202723642" calcext:value-type="float">
            <text:p>10.91202723642</text:p>
          </table:table-cell>
          <table:table-cell table:formula="of:=1/[.R44]" office:value-type="float" office:value="26.3824398480371" calcext:value-type="float">
            <text:p>26.3824398480371</text:p>
          </table:table-cell>
          <table:table-cell table:formula="of:=1/[.S44]" office:value-type="float" office:value="10.2652541676932" calcext:value-type="float">
            <text:p>10.2652541676932</text:p>
          </table:table-cell>
          <table:table-cell table:formula="of:=1/[.T44]" office:value-type="float" office:value="2.8720529147029" calcext:value-type="float">
            <text:p>2.8720529147029</text:p>
          </table:table-cell>
          <table:table-cell/>
          <table:table-cell office:value-type="string" calcext:value-type="string">
            <text:p>stream3</text:p>
          </table:table-cell>
          <table:table-cell office:value-type="float" office:value="0.105792" calcext:value-type="float">
            <text:p>0.105792</text:p>
          </table:table-cell>
          <table:table-cell office:value-type="float" office:value="0.091642" calcext:value-type="float">
            <text:p>0.091642</text:p>
          </table:table-cell>
          <table:table-cell office:value-type="float" office:value="0.037904" calcext:value-type="float">
            <text:p>0.037904</text:p>
          </table:table-cell>
          <table:table-cell office:value-type="float" office:value="0.097416" calcext:value-type="float">
            <text:p>0.097416</text:p>
          </table:table-cell>
          <table:table-cell office:value-type="float" office:value="0.348183" calcext:value-type="float">
            <text:p>0.348183</text:p>
          </table:table-cell>
        </table:table-row>
        <table:table-row table:style-name="ro1">
          <table:table-cell office:value-type="string" calcext:value-type="string">
            <text:p>onetimeauth</text:p>
          </table:table-cell>
          <table:table-cell office:value-type="float" office:value="1.188223" calcext:value-type="float">
            <text:p>1.188223</text:p>
          </table:table-cell>
          <table:table-cell office:value-type="float" office:value="0.625302" calcext:value-type="float">
            <text:p>0.625302</text:p>
          </table:table-cell>
          <table:table-cell office:value-type="float" office:value="0.606812" calcext:value-type="float">
            <text:p>0.606812</text:p>
          </table:table-cell>
          <table:table-cell office:value-type="float" office:value="0.701598" calcext:value-type="float">
            <text:p>0.701598</text:p>
          </table:table-cell>
          <table:table-cell office:value-type="float" office:value="0.593325" calcext:value-type="float">
            <text:p>0.593325</text:p>
          </table:table-cell>
          <table:table-cell/>
          <table:table-cell office:value-type="string" calcext:value-type="string">
            <text:p>onetimeauth</text:p>
          </table:table-cell>
          <table:table-cell table:formula="of:=1/[.P45]" office:value-type="float" office:value="9.64450359739984" calcext:value-type="float">
            <text:p>9.64450359739984</text:p>
          </table:table-cell>
          <table:table-cell table:formula="of:=1/[.Q45]" office:value-type="float" office:value="10.855759523215" calcext:value-type="float">
            <text:p>10.855759523215</text:p>
          </table:table-cell>
          <table:table-cell table:formula="of:=1/[.R45]" office:value-type="float" office:value="25.3910217347146" calcext:value-type="float">
            <text:p>25.3910217347146</text:p>
          </table:table-cell>
          <table:table-cell table:formula="of:=1/[.S45]" office:value-type="float" office:value="10.4798734031293" calcext:value-type="float">
            <text:p>10.4798734031293</text:p>
          </table:table-cell>
          <table:table-cell table:formula="of:=1/[.T45]" office:value-type="float" office:value="2.88918808036566" calcext:value-type="float">
            <text:p>2.88918808036566</text:p>
          </table:table-cell>
          <table:table-cell/>
          <table:table-cell office:value-type="string" calcext:value-type="string">
            <text:p>onetimeauth</text:p>
          </table:table-cell>
          <table:table-cell office:value-type="float" office:value="0.103686" calcext:value-type="float">
            <text:p>0.103686</text:p>
          </table:table-cell>
          <table:table-cell office:value-type="float" office:value="0.092117" calcext:value-type="float">
            <text:p>0.092117</text:p>
          </table:table-cell>
          <table:table-cell office:value-type="float" office:value="0.039384" calcext:value-type="float">
            <text:p>0.039384</text:p>
          </table:table-cell>
          <table:table-cell office:value-type="float" office:value="0.095421" calcext:value-type="float">
            <text:p>0.095421</text:p>
          </table:table-cell>
          <table:table-cell office:value-type="float" office:value="0.346118" calcext:value-type="float">
            <text:p>0.346118</text:p>
          </table:table-cell>
        </table:table-row>
        <table:table-row table:style-name="ro1">
          <table:table-cell office:value-type="string" calcext:value-type="string">
            <text:p>siphashx24</text:p>
          </table:table-cell>
          <table:table-cell office:value-type="float" office:value="2.396275" calcext:value-type="float">
            <text:p>2.396275</text:p>
          </table:table-cell>
          <table:table-cell office:value-type="float" office:value="0.893435" calcext:value-type="float">
            <text:p>0.893435</text:p>
          </table:table-cell>
          <table:table-cell office:value-type="float" office:value="1.170223" calcext:value-type="float">
            <text:p>1.170223</text:p>
          </table:table-cell>
          <table:table-cell office:value-type="float" office:value="1.351268" calcext:value-type="float">
            <text:p>1.351268</text:p>
          </table:table-cell>
          <table:table-cell office:value-type="float" office:value="1.125799" calcext:value-type="float">
            <text:p>1.125799</text:p>
          </table:table-cell>
          <table:table-cell/>
          <table:table-cell office:value-type="string" calcext:value-type="string">
            <text:p>siphashx24</text:p>
          </table:table-cell>
          <table:table-cell table:formula="of:=1/[.P46]" office:value-type="float" office:value="9.37488281396483" calcext:value-type="float">
            <text:p>9.37488281396483</text:p>
          </table:table-cell>
          <table:table-cell table:formula="of:=1/[.Q46]" office:value-type="float" office:value="11.0950848773993" calcext:value-type="float">
            <text:p>11.0950848773993</text:p>
          </table:table-cell>
          <table:table-cell table:formula="of:=1/[.R46]" office:value-type="float" office:value="27.6479858442312" calcext:value-type="float">
            <text:p>27.6479858442312</text:p>
          </table:table-cell>
          <table:table-cell table:formula="of:=1/[.S46]" office:value-type="float" office:value="10.0811532839357" calcext:value-type="float">
            <text:p>10.0811532839357</text:p>
          </table:table-cell>
          <table:table-cell table:formula="of:=1/[.T46]" office:value-type="float" office:value="2.78508863544582" calcext:value-type="float">
            <text:p>2.78508863544582</text:p>
          </table:table-cell>
          <table:table-cell/>
          <table:table-cell office:value-type="string" calcext:value-type="string">
            <text:p>siphashx24</text:p>
          </table:table-cell>
          <table:table-cell office:value-type="float" office:value="0.106668" calcext:value-type="float">
            <text:p>0.106668</text:p>
          </table:table-cell>
          <table:table-cell office:value-type="float" office:value="0.09013" calcext:value-type="float">
            <text:p>0.09013</text:p>
          </table:table-cell>
          <table:table-cell office:value-type="float" office:value="0.036169" calcext:value-type="float">
            <text:p>0.036169</text:p>
          </table:table-cell>
          <table:table-cell office:value-type="float" office:value="0.099195" calcext:value-type="float">
            <text:p>0.099195</text:p>
          </table:table-cell>
          <table:table-cell office:value-type="float" office:value="0.359055" calcext:value-type="float">
            <text:p>0.359055</text:p>
          </table:table-cell>
        </table:table-row>
        <table:table-row table:style-name="ro1">
          <table:table-cell office:value-type="string" calcext:value-type="string">
            <text:p>hash3</text:p>
          </table:table-cell>
          <table:table-cell office:value-type="float" office:value="1.136828" calcext:value-type="float">
            <text:p>1.136828</text:p>
          </table:table-cell>
          <table:table-cell office:value-type="float" office:value="0.581117" calcext:value-type="float">
            <text:p>0.581117</text:p>
          </table:table-cell>
          <table:table-cell office:value-type="float" office:value="0.585256" calcext:value-type="float">
            <text:p>0.585256</text:p>
          </table:table-cell>
          <table:table-cell office:value-type="float" office:value="0.678306" calcext:value-type="float">
            <text:p>0.678306</text:p>
          </table:table-cell>
          <table:table-cell office:value-type="float" office:value="0.557462" calcext:value-type="float">
            <text:p>0.557462</text:p>
          </table:table-cell>
          <table:table-cell/>
          <table:table-cell office:value-type="string" calcext:value-type="string">
            <text:p>hash3</text:p>
          </table:table-cell>
          <table:table-cell table:formula="of:=1/[.P47]" office:value-type="float" office:value="10.2329008227252" calcext:value-type="float">
            <text:p>10.2329008227252</text:p>
          </table:table-cell>
          <table:table-cell table:formula="of:=1/[.Q47]" office:value-type="float" office:value="11.4982177762447" calcext:value-type="float">
            <text:p>11.4982177762447</text:p>
          </table:table-cell>
          <table:table-cell table:formula="of:=1/[.R47]" office:value-type="float" office:value="26.0362424494897" calcext:value-type="float">
            <text:p>26.0362424494897</text:p>
          </table:table-cell>
          <table:table-cell table:formula="of:=1/[.S47]" office:value-type="float" office:value="11.1766809728183" calcext:value-type="float">
            <text:p>11.1766809728183</text:p>
          </table:table-cell>
          <table:table-cell table:formula="of:=1/[.T47]" office:value-type="float" office:value="2.96565182061365" calcext:value-type="float">
            <text:p>2.96565182061365</text:p>
          </table:table-cell>
          <table:table-cell/>
          <table:table-cell office:value-type="string" calcext:value-type="string">
            <text:p>hash3</text:p>
          </table:table-cell>
          <table:table-cell office:value-type="float" office:value="0.097724" calcext:value-type="float">
            <text:p>0.097724</text:p>
          </table:table-cell>
          <table:table-cell office:value-type="float" office:value="0.08697" calcext:value-type="float">
            <text:p>0.08697</text:p>
          </table:table-cell>
          <table:table-cell office:value-type="float" office:value="0.038408" calcext:value-type="float">
            <text:p>0.038408</text:p>
          </table:table-cell>
          <table:table-cell office:value-type="float" office:value="0.089472" calcext:value-type="float">
            <text:p>0.089472</text:p>
          </table:table-cell>
          <table:table-cell office:value-type="float" office:value="0.337194" calcext:value-type="float">
            <text:p>0.337194</text:p>
          </table:table-cell>
        </table:table-row>
        <table:table-row table:style-name="ro1">
          <table:table-cell office:value-type="string" calcext:value-type="string">
            <text:p>shorthash</text:p>
          </table:table-cell>
          <table:table-cell office:value-type="float" office:value="1.990111" calcext:value-type="float">
            <text:p>1.990111</text:p>
          </table:table-cell>
          <table:table-cell office:value-type="float" office:value="0.847021" calcext:value-type="float">
            <text:p>0.847021</text:p>
          </table:table-cell>
          <table:table-cell office:value-type="float" office:value="1.02985" calcext:value-type="float">
            <text:p>1.02985</text:p>
          </table:table-cell>
          <table:table-cell office:value-type="float" office:value="1.164884" calcext:value-type="float">
            <text:p>1.164884</text:p>
          </table:table-cell>
          <table:table-cell office:value-type="float" office:value="1.001174" calcext:value-type="float">
            <text:p>1.001174</text:p>
          </table:table-cell>
          <table:table-cell/>
          <table:table-cell office:value-type="string" calcext:value-type="string">
            <text:p>shorthash</text:p>
          </table:table-cell>
          <table:table-cell table:formula="of:=1/[.P48]" office:value-type="float" office:value="8.45229944806485" calcext:value-type="float">
            <text:p>8.45229944806485</text:p>
          </table:table-cell>
          <table:table-cell table:formula="of:=1/[.Q48]" office:value-type="float" office:value="10.3725831881172" calcext:value-type="float">
            <text:p>10.3725831881172</text:p>
          </table:table-cell>
          <table:table-cell table:formula="of:=1/[.R48]" office:value-type="float" office:value="27.4906531779195" calcext:value-type="float">
            <text:p>27.4906531779195</text:p>
          </table:table-cell>
          <table:table-cell table:formula="of:=1/[.S48]" office:value-type="float" office:value="10.2302836857666" calcext:value-type="float">
            <text:p>10.2302836857666</text:p>
          </table:table-cell>
          <table:table-cell table:formula="of:=1/[.T48]" office:value-type="float" office:value="2.82550527098008" calcext:value-type="float">
            <text:p>2.82550527098008</text:p>
          </table:table-cell>
          <table:table-cell/>
          <table:table-cell office:value-type="string" calcext:value-type="string">
            <text:p>shorthash</text:p>
          </table:table-cell>
          <table:table-cell office:value-type="float" office:value="0.118311" calcext:value-type="float">
            <text:p>0.118311</text:p>
          </table:table-cell>
          <table:table-cell office:value-type="float" office:value="0.096408" calcext:value-type="float">
            <text:p>0.096408</text:p>
          </table:table-cell>
          <table:table-cell office:value-type="float" office:value="0.036376" calcext:value-type="float">
            <text:p>0.036376</text:p>
          </table:table-cell>
          <table:table-cell office:value-type="float" office:value="0.097749" calcext:value-type="float">
            <text:p>0.097749</text:p>
          </table:table-cell>
          <table:table-cell office:value-type="float" office:value="0.353919" calcext:value-type="float">
            <text:p>0.353919</text:p>
          </table:table-cell>
        </table:table-row>
        <table:table-row table:style-name="ro1">
          <table:table-cell office:value-type="string" calcext:value-type="string">
            <text:p>auth2</text:p>
          </table:table-cell>
          <table:table-cell office:value-type="float" office:value="2.158072" calcext:value-type="float">
            <text:p>2.158072</text:p>
          </table:table-cell>
          <table:table-cell office:value-type="float" office:value="1.034623" calcext:value-type="float">
            <text:p>1.034623</text:p>
          </table:table-cell>
          <table:table-cell office:value-type="float" office:value="1.100578" calcext:value-type="float">
            <text:p>1.100578</text:p>
          </table:table-cell>
          <table:table-cell office:value-type="float" office:value="1.248204" calcext:value-type="float">
            <text:p>1.248204</text:p>
          </table:table-cell>
          <table:table-cell office:value-type="float" office:value="1.02284" calcext:value-type="float">
            <text:p>1.02284</text:p>
          </table:table-cell>
          <table:table-cell/>
          <table:table-cell office:value-type="string" calcext:value-type="string">
            <text:p>auth2</text:p>
          </table:table-cell>
          <table:table-cell table:formula="of:=1/[.P49]" office:value-type="float" office:value="10.1977340634911" calcext:value-type="float">
            <text:p>10.1977340634911</text:p>
          </table:table-cell>
          <table:table-cell table:formula="of:=1/[.Q49]" office:value-type="float" office:value="11.3014782333529" calcext:value-type="float">
            <text:p>11.3014782333529</text:p>
          </table:table-cell>
          <table:table-cell table:formula="of:=1/[.R49]" office:value-type="float" office:value="26.0220146243722" calcext:value-type="float">
            <text:p>26.0220146243722</text:p>
          </table:table-cell>
          <table:table-cell table:formula="of:=1/[.S49]" office:value-type="float" office:value="11.8597231940607" calcext:value-type="float">
            <text:p>11.8597231940607</text:p>
          </table:table-cell>
          <table:table-cell table:formula="of:=1/[.T49]" office:value-type="float" office:value="3.02895376907862" calcext:value-type="float">
            <text:p>3.02895376907862</text:p>
          </table:table-cell>
          <table:table-cell/>
          <table:table-cell office:value-type="string" calcext:value-type="string">
            <text:p>auth2</text:p>
          </table:table-cell>
          <table:table-cell office:value-type="float" office:value="0.098061" calcext:value-type="float">
            <text:p>0.098061</text:p>
          </table:table-cell>
          <table:table-cell office:value-type="float" office:value="0.088484" calcext:value-type="float">
            <text:p>0.088484</text:p>
          </table:table-cell>
          <table:table-cell office:value-type="float" office:value="0.038429" calcext:value-type="float">
            <text:p>0.038429</text:p>
          </table:table-cell>
          <table:table-cell office:value-type="float" office:value="0.084319" calcext:value-type="float">
            <text:p>0.084319</text:p>
          </table:table-cell>
          <table:table-cell office:value-type="float" office:value="0.330147" calcext:value-type="float">
            <text:p>0.330147</text:p>
          </table:table-cell>
        </table:table-row>
        <table:table-row table:style-name="ro1">
          <table:table-cell office:value-type="string" calcext:value-type="string">
            <text:p>secretbox2</text:p>
          </table:table-cell>
          <table:table-cell office:value-type="float" office:value="1.730605" calcext:value-type="float">
            <text:p>1.730605</text:p>
          </table:table-cell>
          <table:table-cell office:value-type="float" office:value="0.858517" calcext:value-type="float">
            <text:p>0.858517</text:p>
          </table:table-cell>
          <table:table-cell office:value-type="float" office:value="0.934174" calcext:value-type="float">
            <text:p>0.934174</text:p>
          </table:table-cell>
          <table:table-cell office:value-type="float" office:value="1.043659" calcext:value-type="float">
            <text:p>1.043659</text:p>
          </table:table-cell>
          <table:table-cell office:value-type="float" office:value="0.859026" calcext:value-type="float">
            <text:p>0.859026</text:p>
          </table:table-cell>
          <table:table-cell/>
          <table:table-cell office:value-type="string" calcext:value-type="string">
            <text:p>secretbox2</text:p>
          </table:table-cell>
          <table:table-cell table:formula="of:=1/[.P50]" office:value-type="float" office:value="9.79796594227038" calcext:value-type="float">
            <text:p>9.79796594227038</text:p>
          </table:table-cell>
          <table:table-cell table:formula="of:=1/[.Q50]" office:value-type="float" office:value="13.1528758763104" calcext:value-type="float">
            <text:p>13.1528758763104</text:p>
          </table:table-cell>
          <table:table-cell table:formula="of:=1/[.R50]" office:value-type="float" office:value="25.2086011747208" calcext:value-type="float">
            <text:p>25.2086011747208</text:p>
          </table:table-cell>
          <table:table-cell table:formula="of:=1/[.S50]" office:value-type="float" office:value="11.6342652379789" calcext:value-type="float">
            <text:p>11.6342652379789</text:p>
          </table:table-cell>
          <table:table-cell table:formula="of:=1/[.T50]" office:value-type="float" office:value="3.0183485407794" calcext:value-type="float">
            <text:p>3.0183485407794</text:p>
          </table:table-cell>
          <table:table-cell/>
          <table:table-cell office:value-type="string" calcext:value-type="string">
            <text:p>secretbox2</text:p>
          </table:table-cell>
          <table:table-cell office:value-type="float" office:value="0.102062" calcext:value-type="float">
            <text:p>0.102062</text:p>
          </table:table-cell>
          <table:table-cell office:value-type="float" office:value="0.076029" calcext:value-type="float">
            <text:p>0.076029</text:p>
          </table:table-cell>
          <table:table-cell office:value-type="float" office:value="0.039669" calcext:value-type="float">
            <text:p>0.039669</text:p>
          </table:table-cell>
          <table:table-cell office:value-type="float" office:value="0.085953" calcext:value-type="float">
            <text:p>0.085953</text:p>
          </table:table-cell>
          <table:table-cell office:value-type="float" office:value="0.331307" calcext:value-type="float">
            <text:p>0.331307</text:p>
          </table:table-cell>
        </table:table-row>
        <table:table-row table:style-name="ro1">
          <table:table-cell office:value-type="string" calcext:value-type="string">
            <text:p>auth6</text:p>
          </table:table-cell>
          <table:table-cell office:value-type="float" office:value="2.894162" calcext:value-type="float">
            <text:p>2.894162</text:p>
          </table:table-cell>
          <table:table-cell office:value-type="float" office:value="1.325177" calcext:value-type="float">
            <text:p>1.325177</text:p>
          </table:table-cell>
          <table:table-cell office:value-type="float" office:value="1.489095" calcext:value-type="float">
            <text:p>1.489095</text:p>
          </table:table-cell>
          <table:table-cell office:value-type="float" office:value="1.656422" calcext:value-type="float">
            <text:p>1.656422</text:p>
          </table:table-cell>
          <table:table-cell office:value-type="float" office:value="1.367344" calcext:value-type="float">
            <text:p>1.367344</text:p>
          </table:table-cell>
          <table:table-cell/>
          <table:table-cell office:value-type="string" calcext:value-type="string">
            <text:p>auth6</text:p>
          </table:table-cell>
          <table:table-cell table:formula="of:=1/[.P51]" office:value-type="float" office:value="10.0802387000524" calcext:value-type="float">
            <text:p>10.0802387000524</text:p>
          </table:table-cell>
          <table:table-cell table:formula="of:=1/[.Q51]" office:value-type="float" office:value="12.1129899704443" calcext:value-type="float">
            <text:p>12.1129899704443</text:p>
          </table:table-cell>
          <table:table-cell table:formula="of:=1/[.R51]" office:value-type="float" office:value="27.6671093404161" calcext:value-type="float">
            <text:p>27.6671093404161</text:p>
          </table:table-cell>
          <table:table-cell table:formula="of:=1/[.S51]" office:value-type="float" office:value="11.5987751693421" calcext:value-type="float">
            <text:p>11.5987751693421</text:p>
          </table:table-cell>
          <table:table-cell table:formula="of:=1/[.T51]" office:value-type="float" office:value="3.04411223032971" calcext:value-type="float">
            <text:p>3.04411223032971</text:p>
          </table:table-cell>
          <table:table-cell/>
          <table:table-cell office:value-type="string" calcext:value-type="string">
            <text:p>auth6</text:p>
          </table:table-cell>
          <table:table-cell office:value-type="float" office:value="0.099204" calcext:value-type="float">
            <text:p>0.099204</text:p>
          </table:table-cell>
          <table:table-cell office:value-type="float" office:value="0.082556" calcext:value-type="float">
            <text:p>0.082556</text:p>
          </table:table-cell>
          <table:table-cell office:value-type="float" office:value="0.036144" calcext:value-type="float">
            <text:p>0.036144</text:p>
          </table:table-cell>
          <table:table-cell office:value-type="float" office:value="0.086216" calcext:value-type="float">
            <text:p>0.086216</text:p>
          </table:table-cell>
          <table:table-cell office:value-type="float" office:value="0.328503" calcext:value-type="float">
            <text:p>0.328503</text:p>
          </table:table-cell>
        </table:table-row>
        <table:table-row table:style-name="ro1">
          <table:table-cell office:value-type="string" calcext:value-type="string">
            <text:p>secretbox</text:p>
          </table:table-cell>
          <table:table-cell office:value-type="float" office:value="2.246347" calcext:value-type="float">
            <text:p>2.246347</text:p>
          </table:table-cell>
          <table:table-cell office:value-type="float" office:value="1.095511" calcext:value-type="float">
            <text:p>1.095511</text:p>
          </table:table-cell>
          <table:table-cell office:value-type="float" office:value="1.211614" calcext:value-type="float">
            <text:p>1.211614</text:p>
          </table:table-cell>
          <table:table-cell office:value-type="float" office:value="1.381958" calcext:value-type="float">
            <text:p>1.381958</text:p>
          </table:table-cell>
          <table:table-cell office:value-type="float" office:value="1.130345" calcext:value-type="float">
            <text:p>1.130345</text:p>
          </table:table-cell>
          <table:table-cell/>
          <table:table-cell office:value-type="string" calcext:value-type="string">
            <text:p>secretbox</text:p>
          </table:table-cell>
          <table:table-cell table:formula="of:=1/[.P52]" office:value-type="float" office:value="9.8370976627056" calcext:value-type="float">
            <text:p>9.8370976627056</text:p>
          </table:table-cell>
          <table:table-cell table:formula="of:=1/[.Q52]" office:value-type="float" office:value="11.316057485572" calcext:value-type="float">
            <text:p>11.316057485572</text:p>
          </table:table-cell>
          <table:table-cell table:formula="of:=1/[.R52]" office:value-type="float" office:value="25.5898459491274" calcext:value-type="float">
            <text:p>25.5898459491274</text:p>
          </table:table-cell>
          <table:table-cell table:formula="of:=1/[.S52]" office:value-type="float" office:value="11.9591475519625" calcext:value-type="float">
            <text:p>11.9591475519625</text:p>
          </table:table-cell>
          <table:table-cell table:formula="of:=1/[.T52]" office:value-type="float" office:value="3.01452700564018" calcext:value-type="float">
            <text:p>3.01452700564018</text:p>
          </table:table-cell>
          <table:table-cell/>
          <table:table-cell office:value-type="string" calcext:value-type="string">
            <text:p>secretbox</text:p>
          </table:table-cell>
          <table:table-cell office:value-type="float" office:value="0.101656" calcext:value-type="float">
            <text:p>0.101656</text:p>
          </table:table-cell>
          <table:table-cell office:value-type="float" office:value="0.08837" calcext:value-type="float">
            <text:p>0.08837</text:p>
          </table:table-cell>
          <table:table-cell office:value-type="float" office:value="0.039078" calcext:value-type="float">
            <text:p>0.039078</text:p>
          </table:table-cell>
          <table:table-cell office:value-type="float" office:value="0.083618" calcext:value-type="float">
            <text:p>0.083618</text:p>
          </table:table-cell>
          <table:table-cell office:value-type="float" office:value="0.331727" calcext:value-type="float">
            <text:p>0.331727</text:p>
          </table:table-cell>
        </table:table-row>
        <table:table-row table:style-name="ro1">
          <table:table-cell office:value-type="string" calcext:value-type="string">
            <text:p>auth3</text:p>
          </table:table-cell>
          <table:table-cell office:value-type="float" office:value="3.673654" calcext:value-type="float">
            <text:p>3.673654</text:p>
          </table:table-cell>
          <table:table-cell office:value-type="float" office:value="1.611077" calcext:value-type="float">
            <text:p>1.611077</text:p>
          </table:table-cell>
          <table:table-cell office:value-type="float" office:value="1.919746" calcext:value-type="float">
            <text:p>1.919746</text:p>
          </table:table-cell>
          <table:table-cell office:value-type="float" office:value="2.101734" calcext:value-type="float">
            <text:p>2.101734</text:p>
          </table:table-cell>
          <table:table-cell office:value-type="float" office:value="1.751023" calcext:value-type="float">
            <text:p>1.751023</text:p>
          </table:table-cell>
          <table:table-cell/>
          <table:table-cell office:value-type="string" calcext:value-type="string">
            <text:p>auth3</text:p>
          </table:table-cell>
          <table:table-cell table:formula="of:=1/[.P53]" office:value-type="float" office:value="10.3259915533389" calcext:value-type="float">
            <text:p>10.3259915533389</text:p>
          </table:table-cell>
          <table:table-cell table:formula="of:=1/[.Q53]" office:value-type="float" office:value="11.0353351431283" calcext:value-type="float">
            <text:p>11.0353351431283</text:p>
          </table:table-cell>
          <table:table-cell table:formula="of:=1/[.R53]" office:value-type="float" office:value="26.9578110257447" calcext:value-type="float">
            <text:p>26.9578110257447</text:p>
          </table:table-cell>
          <table:table-cell table:formula="of:=1/[.S53]" office:value-type="float" office:value="11.8125118125118" calcext:value-type="float">
            <text:p>11.8125118125118</text:p>
          </table:table-cell>
          <table:table-cell table:formula="of:=1/[.T53]" office:value-type="float" office:value="3.04714543415728" calcext:value-type="float">
            <text:p>3.04714543415728</text:p>
          </table:table-cell>
          <table:table-cell/>
          <table:table-cell office:value-type="string" calcext:value-type="string">
            <text:p>auth3</text:p>
          </table:table-cell>
          <table:table-cell office:value-type="float" office:value="0.096843" calcext:value-type="float">
            <text:p>0.096843</text:p>
          </table:table-cell>
          <table:table-cell office:value-type="float" office:value="0.090618" calcext:value-type="float">
            <text:p>0.090618</text:p>
          </table:table-cell>
          <table:table-cell office:value-type="float" office:value="0.037095" calcext:value-type="float">
            <text:p>0.037095</text:p>
          </table:table-cell>
          <table:table-cell office:value-type="float" office:value="0.084656" calcext:value-type="float">
            <text:p>0.084656</text:p>
          </table:table-cell>
          <table:table-cell office:value-type="float" office:value="0.328176" calcext:value-type="float">
            <text:p>0.328176</text:p>
          </table:table-cell>
        </table:table-row>
        <table:table-row table:style-name="ro1">
          <table:table-cell office:value-type="string" calcext:value-type="string">
            <text:p>hash</text:p>
          </table:table-cell>
          <table:table-cell office:value-type="float" office:value="3.650659" calcext:value-type="float">
            <text:p>3.650659</text:p>
          </table:table-cell>
          <table:table-cell office:value-type="float" office:value="1.625464" calcext:value-type="float">
            <text:p>1.625464</text:p>
          </table:table-cell>
          <table:table-cell office:value-type="float" office:value="1.96702" calcext:value-type="float">
            <text:p>1.96702</text:p>
          </table:table-cell>
          <table:table-cell office:value-type="float" office:value="2.150951" calcext:value-type="float">
            <text:p>2.150951</text:p>
          </table:table-cell>
          <table:table-cell office:value-type="float" office:value="1.722209" calcext:value-type="float">
            <text:p>1.722209</text:p>
          </table:table-cell>
          <table:table-cell/>
          <table:table-cell office:value-type="string" calcext:value-type="string">
            <text:p>hash</text:p>
          </table:table-cell>
          <table:table-cell table:formula="of:=1/[.P54]" office:value-type="float" office:value="10.9851480797961" calcext:value-type="float">
            <text:p>10.9851480797961</text:p>
          </table:table-cell>
          <table:table-cell table:formula="of:=1/[.Q54]" office:value-type="float" office:value="12.0640359025708" calcext:value-type="float">
            <text:p>12.0640359025708</text:p>
          </table:table-cell>
          <table:table-cell table:formula="of:=1/[.R54]" office:value-type="float" office:value="30.3637578186676" calcext:value-type="float">
            <text:p>30.3637578186676</text:p>
          </table:table-cell>
          <table:table-cell table:formula="of:=1/[.S54]" office:value-type="float" office:value="13.5316166222379" calcext:value-type="float">
            <text:p>13.5316166222379</text:p>
          </table:table-cell>
          <table:table-cell table:formula="of:=1/[.T54]" office:value-type="float" office:value="3.26003683841627" calcext:value-type="float">
            <text:p>3.26003683841627</text:p>
          </table:table-cell>
          <table:table-cell/>
          <table:table-cell office:value-type="string" calcext:value-type="string">
            <text:p>hash</text:p>
          </table:table-cell>
          <table:table-cell office:value-type="float" office:value="0.091032" calcext:value-type="float">
            <text:p>0.091032</text:p>
          </table:table-cell>
          <table:table-cell office:value-type="float" office:value="0.082891" calcext:value-type="float">
            <text:p>0.082891</text:p>
          </table:table-cell>
          <table:table-cell office:value-type="float" office:value="0.032934" calcext:value-type="float">
            <text:p>0.032934</text:p>
          </table:table-cell>
          <table:table-cell office:value-type="float" office:value="0.073901" calcext:value-type="float">
            <text:p>0.073901</text:p>
          </table:table-cell>
          <table:table-cell office:value-type="float" office:value="0.306745" calcext:value-type="float">
            <text:p>0.306745</text:p>
          </table:table-cell>
        </table:table-row>
        <table:table-row table:style-name="ro1">
          <table:table-cell office:value-type="string" calcext:value-type="string">
            <text:p>keygen</text:p>
          </table:table-cell>
          <table:table-cell office:value-type="float" office:value="5.986498" calcext:value-type="float">
            <text:p>5.986498</text:p>
          </table:table-cell>
          <table:table-cell office:value-type="float" office:value="2.261771" calcext:value-type="float">
            <text:p>2.261771</text:p>
          </table:table-cell>
          <table:table-cell office:value-type="float" office:value="3.606471" calcext:value-type="float">
            <text:p>3.606471</text:p>
          </table:table-cell>
          <table:table-cell office:value-type="float" office:value="3.819471" calcext:value-type="float">
            <text:p>3.819471</text:p>
          </table:table-cell>
          <table:table-cell office:value-type="float" office:value="3.29032" calcext:value-type="float">
            <text:p>3.29032</text:p>
          </table:table-cell>
          <table:table-cell/>
          <table:table-cell office:value-type="string" calcext:value-type="string">
            <text:p>keygen</text:p>
          </table:table-cell>
          <table:table-cell table:formula="of:=1/[.P55]" office:value-type="float" office:value="9.29031299064465" calcext:value-type="float">
            <text:p>9.29031299064465</text:p>
          </table:table-cell>
          <table:table-cell table:formula="of:=1/[.Q55]" office:value-type="float" office:value="13.3491743535662" calcext:value-type="float">
            <text:p>13.3491743535662</text:p>
          </table:table-cell>
          <table:table-cell table:formula="of:=1/[.R55]" office:value-type="float" office:value="24.955080854462" calcext:value-type="float">
            <text:p>24.955080854462</text:p>
          </table:table-cell>
          <table:table-cell table:formula="of:=1/[.S55]" office:value-type="float" office:value="10.3739820530111" calcext:value-type="float">
            <text:p>10.3739820530111</text:p>
          </table:table-cell>
          <table:table-cell table:formula="of:=1/[.T55]" office:value-type="float" office:value="2.78992947058298" calcext:value-type="float">
            <text:p>2.78992947058298</text:p>
          </table:table-cell>
          <table:table-cell/>
          <table:table-cell office:value-type="string" calcext:value-type="string">
            <text:p>keygen</text:p>
          </table:table-cell>
          <table:table-cell office:value-type="float" office:value="0.107639" calcext:value-type="float">
            <text:p>0.107639</text:p>
          </table:table-cell>
          <table:table-cell office:value-type="float" office:value="0.074911" calcext:value-type="float">
            <text:p>0.074911</text:p>
          </table:table-cell>
          <table:table-cell office:value-type="float" office:value="0.040072" calcext:value-type="float">
            <text:p>0.040072</text:p>
          </table:table-cell>
          <table:table-cell office:value-type="float" office:value="0.096395" calcext:value-type="float">
            <text:p>0.096395</text:p>
          </table:table-cell>
          <table:table-cell office:value-type="float" office:value="0.358432" calcext:value-type="float">
            <text:p>0.358432</text:p>
          </table:table-cell>
        </table:table-row>
        <table:table-row table:style-name="ro1">
          <table:table-cell office:value-type="string" calcext:value-type="string">
            <text:p>secretbox_easy</text:p>
          </table:table-cell>
          <table:table-cell office:value-type="float" office:value="6.178935" calcext:value-type="float">
            <text:p>6.178935</text:p>
          </table:table-cell>
          <table:table-cell office:value-type="float" office:value="2.662724" calcext:value-type="float">
            <text:p>2.662724</text:p>
          </table:table-cell>
          <table:table-cell office:value-type="float" office:value="3.794354" calcext:value-type="float">
            <text:p>3.794354</text:p>
          </table:table-cell>
          <table:table-cell office:value-type="float" office:value="3.82396" calcext:value-type="float">
            <text:p>3.82396</text:p>
          </table:table-cell>
          <table:table-cell office:value-type="float" office:value="2.986639" calcext:value-type="float">
            <text:p>2.986639</text:p>
          </table:table-cell>
          <table:table-cell/>
          <table:table-cell office:value-type="string" calcext:value-type="string">
            <text:p>secretbox_easy</text:p>
          </table:table-cell>
          <table:table-cell table:formula="of:=1/[.P56]" office:value-type="float" office:value="10.1218672820762" calcext:value-type="float">
            <text:p>10.1218672820762</text:p>
          </table:table-cell>
          <table:table-cell table:formula="of:=1/[.Q56]" office:value-type="float" office:value="11.4069308511852" calcext:value-type="float">
            <text:p>11.4069308511852</text:p>
          </table:table-cell>
          <table:table-cell table:formula="of:=1/[.R56]" office:value-type="float" office:value="27.0014850816795" calcext:value-type="float">
            <text:p>27.0014850816795</text:p>
          </table:table-cell>
          <table:table-cell table:formula="of:=1/[.S56]" office:value-type="float" office:value="12.9669731194647" calcext:value-type="float">
            <text:p>12.9669731194647</text:p>
          </table:table-cell>
          <table:table-cell table:formula="of:=1/[.T56]" office:value-type="float" office:value="2.98473605979023" calcext:value-type="float">
            <text:p>2.98473605979023</text:p>
          </table:table-cell>
          <table:table-cell/>
          <table:table-cell office:value-type="string" calcext:value-type="string">
            <text:p>secretbox_easy</text:p>
          </table:table-cell>
          <table:table-cell office:value-type="float" office:value="0.098796" calcext:value-type="float">
            <text:p>0.098796</text:p>
          </table:table-cell>
          <table:table-cell office:value-type="float" office:value="0.087666" calcext:value-type="float">
            <text:p>0.087666</text:p>
          </table:table-cell>
          <table:table-cell office:value-type="float" office:value="0.037035" calcext:value-type="float">
            <text:p>0.037035</text:p>
          </table:table-cell>
          <table:table-cell office:value-type="float" office:value="0.077119" calcext:value-type="float">
            <text:p>0.077119</text:p>
          </table:table-cell>
          <table:table-cell office:value-type="float" office:value="0.335038" calcext:value-type="float">
            <text:p>0.335038</text:p>
          </table:table-cell>
        </table:table-row>
        <table:table-row table:style-name="ro1">
          <table:table-cell office:value-type="string" calcext:value-type="string">
            <text:p>auth</text:p>
          </table:table-cell>
          <table:table-cell office:value-type="float" office:value="14.86893" calcext:value-type="float">
            <text:p>14.86893</text:p>
          </table:table-cell>
          <table:table-cell office:value-type="float" office:value="4.381494" calcext:value-type="float">
            <text:p>4.381494</text:p>
          </table:table-cell>
          <table:table-cell office:value-type="float" office:value="9.061909" calcext:value-type="float">
            <text:p>9.061909</text:p>
          </table:table-cell>
          <table:table-cell office:value-type="float" office:value="7.343971" calcext:value-type="float">
            <text:p>7.343971</text:p>
          </table:table-cell>
          <table:table-cell office:value-type="float" office:value="5.866579" calcext:value-type="float">
            <text:p>5.866579</text:p>
          </table:table-cell>
          <table:table-cell/>
          <table:table-cell office:value-type="string" calcext:value-type="string">
            <text:p>auth</text:p>
          </table:table-cell>
          <table:table-cell table:formula="of:=1/[.P57]" office:value-type="float" office:value="11.079350306898" calcext:value-type="float">
            <text:p>11.079350306898</text:p>
          </table:table-cell>
          <table:table-cell table:formula="of:=1/[.Q57]" office:value-type="float" office:value="12.8703441530027" calcext:value-type="float">
            <text:p>12.8703441530027</text:p>
          </table:table-cell>
          <table:table-cell table:formula="of:=1/[.R57]" office:value-type="float" office:value="30.7862816329044" calcext:value-type="float">
            <text:p>30.7862816329044</text:p>
          </table:table-cell>
          <table:table-cell table:formula="of:=1/[.S57]" office:value-type="float" office:value="14.4360554921973" calcext:value-type="float">
            <text:p>14.4360554921973</text:p>
          </table:table-cell>
          <table:table-cell table:formula="of:=1/[.T57]" office:value-type="float" office:value="3.26316442106568" calcext:value-type="float">
            <text:p>3.26316442106568</text:p>
          </table:table-cell>
          <table:table-cell/>
          <table:table-cell office:value-type="string" calcext:value-type="string">
            <text:p>auth</text:p>
          </table:table-cell>
          <table:table-cell office:value-type="float" office:value="0.090258" calcext:value-type="float">
            <text:p>0.090258</text:p>
          </table:table-cell>
          <table:table-cell office:value-type="float" office:value="0.077698" calcext:value-type="float">
            <text:p>0.077698</text:p>
          </table:table-cell>
          <table:table-cell office:value-type="float" office:value="0.032482" calcext:value-type="float">
            <text:p>0.032482</text:p>
          </table:table-cell>
          <table:table-cell office:value-type="float" office:value="0.069271" calcext:value-type="float">
            <text:p>0.069271</text:p>
          </table:table-cell>
          <table:table-cell office:value-type="float" office:value="0.306451" calcext:value-type="float">
            <text:p>0.306451</text:p>
          </table:table-cell>
        </table:table-row>
        <table:table-row table:style-name="ro1">
          <table:table-cell office:value-type="string" calcext:value-type="string">
            <text:p>kdf</text:p>
          </table:table-cell>
          <table:table-cell office:value-type="float" office:value="11.302374" calcext:value-type="float">
            <text:p>11.302374</text:p>
          </table:table-cell>
          <table:table-cell office:value-type="float" office:value="4.857586" calcext:value-type="float">
            <text:p>4.857586</text:p>
          </table:table-cell>
          <table:table-cell office:value-type="float" office:value="8.249761" calcext:value-type="float">
            <text:p>8.249761</text:p>
          </table:table-cell>
          <table:table-cell office:value-type="float" office:value="7.604053" calcext:value-type="float">
            <text:p>7.604053</text:p>
          </table:table-cell>
          <table:table-cell office:value-type="float" office:value="6.423749" calcext:value-type="float">
            <text:p>6.423749</text:p>
          </table:table-cell>
          <table:table-cell/>
          <table:table-cell office:value-type="string" calcext:value-type="string">
            <text:p>kdf</text:p>
          </table:table-cell>
          <table:table-cell table:formula="of:=1/[.P58]" office:value-type="float" office:value="10.5702658421859" calcext:value-type="float">
            <text:p>10.5702658421859</text:p>
          </table:table-cell>
          <table:table-cell table:formula="of:=1/[.Q58]" office:value-type="float" office:value="12.806884981366" calcext:value-type="float">
            <text:p>12.806884981366</text:p>
          </table:table-cell>
          <table:table-cell table:formula="of:=1/[.R58]" office:value-type="float" office:value="30.8794466403162" calcext:value-type="float">
            <text:p>30.8794466403162</text:p>
          </table:table-cell>
          <table:table-cell table:formula="of:=1/[.S58]" office:value-type="float" office:value="13.9427232927135" calcext:value-type="float">
            <text:p>13.9427232927135</text:p>
          </table:table-cell>
          <table:table-cell table:formula="of:=1/[.T58]" office:value-type="float" office:value="3.31848862753947" calcext:value-type="float">
            <text:p>3.31848862753947</text:p>
          </table:table-cell>
          <table:table-cell/>
          <table:table-cell office:value-type="string" calcext:value-type="string">
            <text:p>kdf</text:p>
          </table:table-cell>
          <table:table-cell office:value-type="float" office:value="0.094605" calcext:value-type="float">
            <text:p>0.094605</text:p>
          </table:table-cell>
          <table:table-cell office:value-type="float" office:value="0.078083" calcext:value-type="float">
            <text:p>0.078083</text:p>
          </table:table-cell>
          <table:table-cell office:value-type="float" office:value="0.032384" calcext:value-type="float">
            <text:p>0.032384</text:p>
          </table:table-cell>
          <table:table-cell office:value-type="float" office:value="0.071722" calcext:value-type="float">
            <text:p>0.071722</text:p>
          </table:table-cell>
          <table:table-cell office:value-type="float" office:value="0.301342" calcext:value-type="float">
            <text:p>0.301342</text:p>
          </table:table-cell>
        </table:table-row>
        <table:table-row table:style-name="ro1">
          <table:table-cell office:value-type="string" calcext:value-type="string">
            <text:p>generichash3</text:p>
          </table:table-cell>
          <table:table-cell office:value-type="float" office:value="11.267729" calcext:value-type="float">
            <text:p>11.267729</text:p>
          </table:table-cell>
          <table:table-cell office:value-type="float" office:value="4.094091" calcext:value-type="float">
            <text:p>4.094091</text:p>
          </table:table-cell>
          <table:table-cell office:value-type="float" office:value="9.355832" calcext:value-type="float">
            <text:p>9.355832</text:p>
          </table:table-cell>
          <table:table-cell office:value-type="float" office:value="8.556108" calcext:value-type="float">
            <text:p>8.556108</text:p>
          </table:table-cell>
          <table:table-cell office:value-type="float" office:value="7.409159" calcext:value-type="float">
            <text:p>7.409159</text:p>
          </table:table-cell>
          <table:table-cell/>
          <table:table-cell office:value-type="string" calcext:value-type="string">
            <text:p>generichash3</text:p>
          </table:table-cell>
          <table:table-cell table:formula="of:=1/[.P59]" office:value-type="float" office:value="10.5375188358149" calcext:value-type="float">
            <text:p>10.5375188358149</text:p>
          </table:table-cell>
          <table:table-cell table:formula="of:=1/[.Q59]" office:value-type="float" office:value="12.2940742562085" calcext:value-type="float">
            <text:p>12.2940742562085</text:p>
          </table:table-cell>
          <table:table-cell table:formula="of:=1/[.R59]" office:value-type="float" office:value="27.5550411947866" calcext:value-type="float">
            <text:p>27.5550411947866</text:p>
          </table:table-cell>
          <table:table-cell table:formula="of:=1/[.S59]" office:value-type="float" office:value="13.8117731554377" calcext:value-type="float">
            <text:p>13.8117731554377</text:p>
          </table:table-cell>
          <table:table-cell table:formula="of:=1/[.T59]" office:value-type="float" office:value="3.26940555668168" calcext:value-type="float">
            <text:p>3.26940555668168</text:p>
          </table:table-cell>
          <table:table-cell/>
          <table:table-cell office:value-type="string" calcext:value-type="string">
            <text:p>generichash3</text:p>
          </table:table-cell>
          <table:table-cell office:value-type="float" office:value="0.094899" calcext:value-type="float">
            <text:p>0.094899</text:p>
          </table:table-cell>
          <table:table-cell office:value-type="float" office:value="0.08134" calcext:value-type="float">
            <text:p>0.08134</text:p>
          </table:table-cell>
          <table:table-cell office:value-type="float" office:value="0.036291" calcext:value-type="float">
            <text:p>0.036291</text:p>
          </table:table-cell>
          <table:table-cell office:value-type="float" office:value="0.072402" calcext:value-type="float">
            <text:p>0.072402</text:p>
          </table:table-cell>
          <table:table-cell office:value-type="float" office:value="0.305866" calcext:value-type="float">
            <text:p>0.305866</text:p>
          </table:table-cell>
        </table:table-row>
        <table:table-row table:style-name="ro1">
          <table:table-cell office:value-type="string" calcext:value-type="string">
            <text:p>generichash2</text:p>
          </table:table-cell>
          <table:table-cell office:value-type="float" office:value="10.872647" calcext:value-type="float">
            <text:p>10.872647</text:p>
          </table:table-cell>
          <table:table-cell office:value-type="float" office:value="3.934829" calcext:value-type="float">
            <text:p>3.934829</text:p>
          </table:table-cell>
          <table:table-cell office:value-type="float" office:value="9.28466" calcext:value-type="float">
            <text:p>9.28466</text:p>
          </table:table-cell>
          <table:table-cell office:value-type="float" office:value="8.286482" calcext:value-type="float">
            <text:p>8.286482</text:p>
          </table:table-cell>
          <table:table-cell office:value-type="float" office:value="7.26966" calcext:value-type="float">
            <text:p>7.26966</text:p>
          </table:table-cell>
          <table:table-cell/>
          <table:table-cell office:value-type="string" calcext:value-type="string">
            <text:p>generichash2</text:p>
          </table:table-cell>
          <table:table-cell table:formula="of:=1/[.P60]" office:value-type="float" office:value="8.99976600608384" calcext:value-type="float">
            <text:p>8.99976600608384</text:p>
          </table:table-cell>
          <table:table-cell table:formula="of:=1/[.Q60]" office:value-type="float" office:value="13.2893897512226" calcext:value-type="float">
            <text:p>13.2893897512226</text:p>
          </table:table-cell>
          <table:table-cell table:formula="of:=1/[.R60]" office:value-type="float" office:value="29.4846090340842" calcext:value-type="float">
            <text:p>29.4846090340842</text:p>
          </table:table-cell>
          <table:table-cell table:formula="of:=1/[.S60]" office:value-type="float" office:value="13.7483501979762" calcext:value-type="float">
            <text:p>13.7483501979762</text:p>
          </table:table-cell>
          <table:table-cell table:formula="of:=1/[.T60]" office:value-type="float" office:value="3.26740793261298" calcext:value-type="float">
            <text:p>3.26740793261298</text:p>
          </table:table-cell>
          <table:table-cell/>
          <table:table-cell office:value-type="string" calcext:value-type="string">
            <text:p>generichash2</text:p>
          </table:table-cell>
          <table:table-cell office:value-type="float" office:value="0.111114" calcext:value-type="float">
            <text:p>0.111114</text:p>
          </table:table-cell>
          <table:table-cell office:value-type="float" office:value="0.075248" calcext:value-type="float">
            <text:p>0.075248</text:p>
          </table:table-cell>
          <table:table-cell office:value-type="float" office:value="0.033916" calcext:value-type="float">
            <text:p>0.033916</text:p>
          </table:table-cell>
          <table:table-cell office:value-type="float" office:value="0.072736" calcext:value-type="float">
            <text:p>0.072736</text:p>
          </table:table-cell>
          <table:table-cell office:value-type="float" office:value="0.306053" calcext:value-type="float">
            <text:p>0.306053</text:p>
          </table:table-cell>
        </table:table-row>
        <table:table-row table:style-name="ro1">
          <table:table-cell office:value-type="string" calcext:value-type="string">
            <text:p>secretstream_xchacha20poly1305</text:p>
          </table:table-cell>
          <table:table-cell office:value-type="float" office:value="16.154886" calcext:value-type="float">
            <text:p>16.154886</text:p>
          </table:table-cell>
          <table:table-cell office:value-type="float" office:value="5.12534" calcext:value-type="float">
            <text:p>5.12534</text:p>
          </table:table-cell>
          <table:table-cell office:value-type="float" office:value="13.225131" calcext:value-type="float">
            <text:p>13.225131</text:p>
          </table:table-cell>
          <table:table-cell office:value-type="float" office:value="10.152408" calcext:value-type="float">
            <text:p>10.152408</text:p>
          </table:table-cell>
          <table:table-cell office:value-type="float" office:value="8.453981" calcext:value-type="float">
            <text:p>8.453981</text:p>
          </table:table-cell>
          <table:table-cell/>
          <table:table-cell office:value-type="string" calcext:value-type="string">
            <text:p>secretstream_xchacha20poly1305</text:p>
          </table:table-cell>
          <table:table-cell table:formula="of:=1/[.P61]" office:value-type="float" office:value="9.78875858963566" calcext:value-type="float">
            <text:p>9.78875858963566</text:p>
          </table:table-cell>
          <table:table-cell table:formula="of:=1/[.Q61]" office:value-type="float" office:value="9.9200444417991" calcext:value-type="float">
            <text:p>9.9200444417991</text:p>
          </table:table-cell>
          <table:table-cell table:formula="of:=1/[.R61]" office:value-type="float" office:value="27.4838532362237" calcext:value-type="float">
            <text:p>27.4838532362237</text:p>
          </table:table-cell>
          <table:table-cell table:formula="of:=1/[.S61]" office:value-type="float" office:value="14.5494754914085" calcext:value-type="float">
            <text:p>14.5494754914085</text:p>
          </table:table-cell>
          <table:table-cell table:formula="of:=1/[.T61]" office:value-type="float" office:value="2.92796617613473" calcext:value-type="float">
            <text:p>2.92796617613473</text:p>
          </table:table-cell>
          <table:table-cell/>
          <table:table-cell office:value-type="string" calcext:value-type="string">
            <text:p>secretstream_xchacha20poly1305</text:p>
          </table:table-cell>
          <table:table-cell office:value-type="float" office:value="0.102158" calcext:value-type="float">
            <text:p>0.102158</text:p>
          </table:table-cell>
          <table:table-cell office:value-type="float" office:value="0.100806" calcext:value-type="float">
            <text:p>0.100806</text:p>
          </table:table-cell>
          <table:table-cell office:value-type="float" office:value="0.036385" calcext:value-type="float">
            <text:p>0.036385</text:p>
          </table:table-cell>
          <table:table-cell office:value-type="float" office:value="0.068731" calcext:value-type="float">
            <text:p>0.068731</text:p>
          </table:table-cell>
          <table:table-cell office:value-type="float" office:value="0.341534" calcext:value-type="float">
            <text:p>0.341534</text:p>
          </table:table-cell>
        </table:table-row>
        <table:table-row table:style-name="ro1">
          <table:table-cell office:value-type="string" calcext:value-type="string">
            <text:p>scalarmult2</text:p>
          </table:table-cell>
          <table:table-cell office:value-type="float" office:value="13.141591" calcext:value-type="float">
            <text:p>13.141591</text:p>
          </table:table-cell>
          <table:table-cell office:value-type="float" office:value="7.241857" calcext:value-type="float">
            <text:p>7.241857</text:p>
          </table:table-cell>
          <table:table-cell office:value-type="float" office:value="11.410611" calcext:value-type="float">
            <text:p>11.410611</text:p>
          </table:table-cell>
          <table:table-cell office:value-type="float" office:value="7.556814" calcext:value-type="float">
            <text:p>7.556814</text:p>
          </table:table-cell>
          <table:table-cell office:value-type="float" office:value="6.236108" calcext:value-type="float">
            <text:p>6.236108</text:p>
          </table:table-cell>
          <table:table-cell table:number-columns-repeated="8"/>
          <table:table-cell office:value-type="string" calcext:value-type="string">
            <text:p>scalarmult2</text:p>
          </table:table-cell>
          <table:table-cell office:value-type="float" office:value="0.089897" calcext:value-type="float">
            <text:p>0.089897</text:p>
          </table:table-cell>
          <table:table-cell office:value-type="float" office:value="0.0564" calcext:value-type="float">
            <text:p>0.0564</text:p>
          </table:table-cell>
          <table:table-cell office:value-type="float" office:value="0.037353" calcext:value-type="float">
            <text:p>0.037353</text:p>
          </table:table-cell>
          <table:table-cell office:value-type="float" office:value="0.04813" calcext:value-type="float">
            <text:p>0.04813</text:p>
          </table:table-cell>
          <table:table-cell office:value-type="float" office:value="0.260719" calcext:value-type="float">
            <text:p>0.260719</text:p>
          </table:table-cell>
        </table:table-row>
        <table:table-row table:style-name="ro1">
          <table:table-cell office:value-type="string" calcext:value-type="string">
            <text:p>box_seed</text:p>
          </table:table-cell>
          <table:table-cell office:value-type="float" office:value="12.891865" calcext:value-type="float">
            <text:p>12.891865</text:p>
          </table:table-cell>
          <table:table-cell office:value-type="float" office:value="7.195111" calcext:value-type="float">
            <text:p>7.195111</text:p>
          </table:table-cell>
          <table:table-cell office:value-type="float" office:value="11.519604" calcext:value-type="float">
            <text:p>11.519604</text:p>
          </table:table-cell>
          <table:table-cell office:value-type="float" office:value="7.271836" calcext:value-type="float">
            <text:p>7.271836</text:p>
          </table:table-cell>
          <table:table-cell office:value-type="float" office:value="6.136623" calcext:value-type="float">
            <text:p>6.136623</text:p>
          </table:table-cell>
          <table:table-cell table:number-columns-repeated="8"/>
          <table:table-cell office:value-type="string" calcext:value-type="string">
            <text:p>box_seed</text:p>
          </table:table-cell>
          <table:table-cell office:value-type="float" office:value="0.092472" calcext:value-type="float">
            <text:p>0.092472</text:p>
          </table:table-cell>
          <table:table-cell office:value-type="float" office:value="0.065031" calcext:value-type="float">
            <text:p>0.065031</text:p>
          </table:table-cell>
          <table:table-cell office:value-type="float" office:value="0.034807" calcext:value-type="float">
            <text:p>0.034807</text:p>
          </table:table-cell>
          <table:table-cell office:value-type="float" office:value="0.046241" calcext:value-type="float">
            <text:p>0.046241</text:p>
          </table:table-cell>
          <table:table-cell office:value-type="float" office:value="0.247941" calcext:value-type="float">
            <text:p>0.247941</text:p>
          </table:table-cell>
        </table:table-row>
        <table:table-row table:style-name="ro1">
          <table:table-cell office:value-type="string" calcext:value-type="string">
            <text:p>aead_xchacha20poly1305</text:p>
          </table:table-cell>
          <table:table-cell office:value-type="float" office:value="16.84746" calcext:value-type="float">
            <text:p>16.84746</text:p>
          </table:table-cell>
          <table:table-cell office:value-type="float" office:value="6.624489" calcext:value-type="float">
            <text:p>6.624489</text:p>
          </table:table-cell>
          <table:table-cell office:value-type="float" office:value="14.103549" calcext:value-type="float">
            <text:p>14.103549</text:p>
          </table:table-cell>
          <table:table-cell office:value-type="float" office:value="10.239271" calcext:value-type="float">
            <text:p>10.239271</text:p>
          </table:table-cell>
          <table:table-cell office:value-type="float" office:value="8.676848" calcext:value-type="float">
            <text:p>8.676848</text:p>
          </table:table-cell>
          <table:table-cell table:number-columns-repeated="8"/>
          <table:table-cell office:value-type="string" calcext:value-type="string">
            <text:p>aead_xchacha20poly1305</text:p>
          </table:table-cell>
          <table:table-cell office:value-type="float" office:value="0.1388" calcext:value-type="float">
            <text:p>0.1388</text:p>
          </table:table-cell>
          <table:table-cell office:value-type="float" office:value="0.089955" calcext:value-type="float">
            <text:p>0.089955</text:p>
          </table:table-cell>
          <table:table-cell office:value-type="float" office:value="0.041444" calcext:value-type="float">
            <text:p>0.041444</text:p>
          </table:table-cell>
          <table:table-cell office:value-type="float" office:value="0.081998" calcext:value-type="float">
            <text:p>0.081998</text:p>
          </table:table-cell>
          <table:table-cell office:value-type="float" office:value="0.33668" calcext:value-type="float">
            <text:p>0.33668</text:p>
          </table:table-cell>
        </table:table-row>
        <table:table-row table:style-name="ro1">
          <table:table-cell office:value-type="string" calcext:value-type="string">
            <text:p>aead_chacha20poly1305</text:p>
          </table:table-cell>
          <table:table-cell office:value-type="float" office:value="16.361974" calcext:value-type="float">
            <text:p>16.361974</text:p>
          </table:table-cell>
          <table:table-cell office:value-type="float" office:value="7.666431" calcext:value-type="float">
            <text:p>7.666431</text:p>
          </table:table-cell>
          <table:table-cell office:value-type="float" office:value="13.582471" calcext:value-type="float">
            <text:p>13.582471</text:p>
          </table:table-cell>
          <table:table-cell office:value-type="float" office:value="9.4612" calcext:value-type="float">
            <text:p>9.4612</text:p>
          </table:table-cell>
          <table:table-cell office:value-type="float" office:value="8.308352" calcext:value-type="float">
            <text:p>8.308352</text:p>
          </table:table-cell>
          <table:table-cell table:number-columns-repeated="8"/>
          <table:table-cell office:value-type="string" calcext:value-type="string">
            <text:p>aead_chacha20poly1305</text:p>
          </table:table-cell>
          <table:table-cell office:value-type="float" office:value="0.117567" calcext:value-type="float">
            <text:p>0.117567</text:p>
          </table:table-cell>
          <table:table-cell office:value-type="float" office:value="0.099349" calcext:value-type="float">
            <text:p>0.099349</text:p>
          </table:table-cell>
          <table:table-cell office:value-type="float" office:value="0.041247" calcext:value-type="float">
            <text:p>0.041247</text:p>
          </table:table-cell>
          <table:table-cell office:value-type="float" office:value="0.080749" calcext:value-type="float">
            <text:p>0.080749</text:p>
          </table:table-cell>
          <table:table-cell office:value-type="float" office:value="0.349936" calcext:value-type="float">
            <text:p>0.349936</text:p>
          </table:table-cell>
        </table:table-row>
        <table:table-row table:style-name="ro1">
          <table:table-cell office:value-type="string" calcext:value-type="string">
            <text:p>aead_chacha20poly13052</text:p>
          </table:table-cell>
          <table:table-cell office:value-type="float" office:value="23.191965" calcext:value-type="float">
            <text:p>23.191965</text:p>
          </table:table-cell>
          <table:table-cell office:value-type="float" office:value="12.039796" calcext:value-type="float">
            <text:p>12.039796</text:p>
          </table:table-cell>
          <table:table-cell office:value-type="float" office:value="21.83652" calcext:value-type="float">
            <text:p>21.83652</text:p>
          </table:table-cell>
          <table:table-cell office:value-type="float" office:value="16.320717" calcext:value-type="float">
            <text:p>16.320717</text:p>
          </table:table-cell>
          <table:table-cell office:value-type="float" office:value="13.222577" calcext:value-type="float">
            <text:p>13.222577</text:p>
          </table:table-cell>
          <table:table-cell table:number-columns-repeated="8"/>
          <table:table-cell office:value-type="string" calcext:value-type="string">
            <text:p>aead_chacha20poly13052</text:p>
          </table:table-cell>
          <table:table-cell office:value-type="float" office:value="0.114933" calcext:value-type="float">
            <text:p>0.114933</text:p>
          </table:table-cell>
          <table:table-cell office:value-type="float" office:value="0.077162" calcext:value-type="float">
            <text:p>0.077162</text:p>
          </table:table-cell>
          <table:table-cell office:value-type="float" office:value="0.040027" calcext:value-type="float">
            <text:p>0.040027</text:p>
          </table:table-cell>
          <table:table-cell office:value-type="float" office:value="0.083304" calcext:value-type="float">
            <text:p>0.083304</text:p>
          </table:table-cell>
          <table:table-cell office:value-type="float" office:value="0.333097" calcext:value-type="float">
            <text:p>0.333097</text:p>
          </table:table-cell>
        </table:table-row>
        <table:table-row table:style-name="ro1">
          <table:table-cell office:value-type="string" calcext:value-type="string">
            <text:p>scalarmult5</text:p>
          </table:table-cell>
          <table:table-cell office:value-type="float" office:value="16.604201" calcext:value-type="float">
            <text:p>16.604201</text:p>
          </table:table-cell>
          <table:table-cell office:value-type="float" office:value="8.80155" calcext:value-type="float">
            <text:p>8.80155</text:p>
          </table:table-cell>
          <table:table-cell office:value-type="float" office:value="14.913779" calcext:value-type="float">
            <text:p>14.913779</text:p>
          </table:table-cell>
          <table:table-cell office:value-type="float" office:value="8.750217" calcext:value-type="float">
            <text:p>8.750217</text:p>
          </table:table-cell>
          <table:table-cell office:value-type="float" office:value="6.968446" calcext:value-type="float">
            <text:p>6.968446</text:p>
          </table:table-cell>
          <table:table-cell table:number-columns-repeated="8"/>
          <table:table-cell office:value-type="string" calcext:value-type="string">
            <text:p>scalarmult5</text:p>
          </table:table-cell>
          <table:table-cell office:value-type="float" office:value="0.089517" calcext:value-type="float">
            <text:p>0.089517</text:p>
          </table:table-cell>
          <table:table-cell office:value-type="float" office:value="0.06226" calcext:value-type="float">
            <text:p>0.06226</text:p>
          </table:table-cell>
          <table:table-cell office:value-type="float" office:value="0.03319" calcext:value-type="float">
            <text:p>0.03319</text:p>
          </table:table-cell>
          <table:table-cell office:value-type="float" office:value="0.050344" calcext:value-type="float">
            <text:p>0.050344</text:p>
          </table:table-cell>
          <table:table-cell office:value-type="float" office:value="0.264943" calcext:value-type="float">
            <text:p>0.264943</text:p>
          </table:table-cell>
        </table:table-row>
        <table:table-row table:style-name="ro1">
          <table:table-cell office:value-type="string" calcext:value-type="string">
            <text:p>scalarmult6</text:p>
          </table:table-cell>
          <table:table-cell office:value-type="float" office:value="15.842951" calcext:value-type="float">
            <text:p>15.842951</text:p>
          </table:table-cell>
          <table:table-cell office:value-type="float" office:value="8.390921" calcext:value-type="float">
            <text:p>8.390921</text:p>
          </table:table-cell>
          <table:table-cell office:value-type="float" office:value="14.73686" calcext:value-type="float">
            <text:p>14.73686</text:p>
          </table:table-cell>
          <table:table-cell office:value-type="float" office:value="8.64814" calcext:value-type="float">
            <text:p>8.64814</text:p>
          </table:table-cell>
          <table:table-cell office:value-type="float" office:value="6.873835" calcext:value-type="float">
            <text:p>6.873835</text:p>
          </table:table-cell>
          <table:table-cell table:number-columns-repeated="8"/>
          <table:table-cell office:value-type="string" calcext:value-type="string">
            <text:p>scalarmult6</text:p>
          </table:table-cell>
          <table:table-cell office:value-type="float" office:value="0.098306" calcext:value-type="float">
            <text:p>0.098306</text:p>
          </table:table-cell>
          <table:table-cell office:value-type="float" office:value="0.054866" calcext:value-type="float">
            <text:p>0.054866</text:p>
          </table:table-cell>
          <table:table-cell office:value-type="float" office:value="0.037692" calcext:value-type="float">
            <text:p>0.037692</text:p>
          </table:table-cell>
          <table:table-cell office:value-type="float" office:value="0.047124" calcext:value-type="float">
            <text:p>0.047124</text:p>
          </table:table-cell>
          <table:table-cell office:value-type="float" office:value="0.261607" calcext:value-type="float">
            <text:p>0.261607</text:p>
          </table:table-cell>
        </table:table-row>
        <table:table-row table:style-name="ro1">
          <table:table-cell office:value-type="string" calcext:value-type="string">
            <text:p>scalarmult7</text:p>
          </table:table-cell>
          <table:table-cell office:value-type="float" office:value="17.089009" calcext:value-type="float">
            <text:p>17.089009</text:p>
          </table:table-cell>
          <table:table-cell office:value-type="float" office:value="9.104804" calcext:value-type="float">
            <text:p>9.104804</text:p>
          </table:table-cell>
          <table:table-cell office:value-type="float" office:value="16.671474" calcext:value-type="float">
            <text:p>16.671474</text:p>
          </table:table-cell>
          <table:table-cell office:value-type="float" office:value="9.094571" calcext:value-type="float">
            <text:p>9.094571</text:p>
          </table:table-cell>
          <table:table-cell office:value-type="float" office:value="7.305764" calcext:value-type="float">
            <text:p>7.305764</text:p>
          </table:table-cell>
          <table:table-cell table:number-columns-repeated="8"/>
          <table:table-cell office:value-type="string" calcext:value-type="string">
            <text:p>scalarmult7</text:p>
          </table:table-cell>
          <table:table-cell office:value-type="float" office:value="0.089717" calcext:value-type="float">
            <text:p>0.089717</text:p>
          </table:table-cell>
          <table:table-cell office:value-type="float" office:value="0.065034" calcext:value-type="float">
            <text:p>0.065034</text:p>
          </table:table-cell>
          <table:table-cell office:value-type="float" office:value="0.035866" calcext:value-type="float">
            <text:p>0.035866</text:p>
          </table:table-cell>
          <table:table-cell office:value-type="float" office:value="0.04913" calcext:value-type="float">
            <text:p>0.04913</text:p>
          </table:table-cell>
          <table:table-cell office:value-type="float" office:value="0.263188" calcext:value-type="float">
            <text:p>0.263188</text:p>
          </table:table-cell>
        </table:table-row>
        <table:table-row table:style-name="ro1">
          <table:table-cell office:value-type="string" calcext:value-type="string">
            <text:p>box2</text:p>
          </table:table-cell>
          <table:table-cell office:value-type="float" office:value="17.324669" calcext:value-type="float">
            <text:p>17.324669</text:p>
          </table:table-cell>
          <table:table-cell office:value-type="float" office:value="8.974183" calcext:value-type="float">
            <text:p>8.974183</text:p>
          </table:table-cell>
          <table:table-cell office:value-type="float" office:value="15.913608" calcext:value-type="float">
            <text:p>15.913608</text:p>
          </table:table-cell>
          <table:table-cell office:value-type="float" office:value="8.99025" calcext:value-type="float">
            <text:p>8.99025</text:p>
          </table:table-cell>
          <table:table-cell office:value-type="float" office:value="7.230798" calcext:value-type="float">
            <text:p>7.230798</text:p>
          </table:table-cell>
          <table:table-cell table:number-columns-repeated="8"/>
          <table:table-cell office:value-type="string" calcext:value-type="string">
            <text:p>box2</text:p>
          </table:table-cell>
          <table:table-cell office:value-type="float" office:value="0.102675" calcext:value-type="float">
            <text:p>0.102675</text:p>
          </table:table-cell>
          <table:table-cell office:value-type="float" office:value="0.067593" calcext:value-type="float">
            <text:p>0.067593</text:p>
          </table:table-cell>
          <table:table-cell office:value-type="float" office:value="0.037969" calcext:value-type="float">
            <text:p>0.037969</text:p>
          </table:table-cell>
          <table:table-cell office:value-type="float" office:value="0.045484" calcext:value-type="float">
            <text:p>0.045484</text:p>
          </table:table-cell>
          <table:table-cell office:value-type="float" office:value="0.254416" calcext:value-type="float">
            <text:p>0.254416</text:p>
          </table:table-cell>
        </table:table-row>
        <table:table-row table:style-name="ro1">
          <table:table-cell office:value-type="string" calcext:value-type="string">
            <text:p>box</text:p>
          </table:table-cell>
          <table:table-cell office:value-type="float" office:value="17.424471" calcext:value-type="float">
            <text:p>17.424471</text:p>
          </table:table-cell>
          <table:table-cell office:value-type="float" office:value="9.201485" calcext:value-type="float">
            <text:p>9.201485</text:p>
          </table:table-cell>
          <table:table-cell office:value-type="float" office:value="16.546598" calcext:value-type="float">
            <text:p>16.546598</text:p>
          </table:table-cell>
          <table:table-cell office:value-type="float" office:value="9.05693" calcext:value-type="float">
            <text:p>9.05693</text:p>
          </table:table-cell>
          <table:table-cell office:value-type="float" office:value="7.272897" calcext:value-type="float">
            <text:p>7.272897</text:p>
          </table:table-cell>
          <table:table-cell table:number-columns-repeated="8"/>
          <table:table-cell office:value-type="string" calcext:value-type="string">
            <text:p>box</text:p>
          </table:table-cell>
          <table:table-cell office:value-type="float" office:value="0.096646" calcext:value-type="float">
            <text:p>0.096646</text:p>
          </table:table-cell>
          <table:table-cell office:value-type="float" office:value="0.073295" calcext:value-type="float">
            <text:p>0.073295</text:p>
          </table:table-cell>
          <table:table-cell office:value-type="float" office:value="0.039721" calcext:value-type="float">
            <text:p>0.039721</text:p>
          </table:table-cell>
          <table:table-cell office:value-type="float" office:value="0.045829" calcext:value-type="float">
            <text:p>0.045829</text:p>
          </table:table-cell>
          <table:table-cell office:value-type="float" office:value="0.255552" calcext:value-type="float">
            <text:p>0.255552</text:p>
          </table:table-cell>
        </table:table-row>
        <table:table-row table:style-name="ro1">
          <table:table-cell office:value-type="string" calcext:value-type="string">
            <text:p>generichash</text:p>
          </table:table-cell>
          <table:table-cell office:value-type="float" office:value="23.84207" calcext:value-type="float">
            <text:p>23.84207</text:p>
          </table:table-cell>
          <table:table-cell office:value-type="float" office:value="10.974972" calcext:value-type="float">
            <text:p>10.974972</text:p>
          </table:table-cell>
          <table:table-cell office:value-type="float" office:value="23.966577" calcext:value-type="float">
            <text:p>23.966577</text:p>
          </table:table-cell>
          <table:table-cell office:value-type="float" office:value="20.58624" calcext:value-type="float">
            <text:p>20.58624</text:p>
          </table:table-cell>
          <table:table-cell office:value-type="float" office:value="16.314382" calcext:value-type="float">
            <text:p>16.314382</text:p>
          </table:table-cell>
          <table:table-cell table:number-columns-repeated="8"/>
          <table:table-cell office:value-type="string" calcext:value-type="string">
            <text:p>generichash</text:p>
          </table:table-cell>
          <table:table-cell office:value-type="float" office:value="0.129864" calcext:value-type="float">
            <text:p>0.129864</text:p>
          </table:table-cell>
          <table:table-cell office:value-type="float" office:value="0.086116" calcext:value-type="float">
            <text:p>0.086116</text:p>
          </table:table-cell>
          <table:table-cell office:value-type="float" office:value="0.034817" calcext:value-type="float">
            <text:p>0.034817</text:p>
          </table:table-cell>
          <table:table-cell office:value-type="float" office:value="0.073716" calcext:value-type="float">
            <text:p>0.073716</text:p>
          </table:table-cell>
          <table:table-cell office:value-type="float" office:value="0.307231" calcext:value-type="float">
            <text:p>0.307231</text:p>
          </table:table-cell>
        </table:table-row>
        <table:table-row table:style-name="ro1">
          <table:table-cell office:value-type="string" calcext:value-type="string">
            <text:p>chacha20</text:p>
          </table:table-cell>
          <table:table-cell office:value-type="float" office:value="19.995203" calcext:value-type="float">
            <text:p>19.995203</text:p>
          </table:table-cell>
          <table:table-cell office:value-type="float" office:value="3.777623" calcext:value-type="float">
            <text:p>3.777623</text:p>
          </table:table-cell>
          <table:table-cell office:value-type="float" office:value="17.860554" calcext:value-type="float">
            <text:p>17.860554</text:p>
          </table:table-cell>
          <table:table-cell office:value-type="float" office:value="14.179663" calcext:value-type="float">
            <text:p>14.179663</text:p>
          </table:table-cell>
          <table:table-cell office:value-type="float" office:value="14.004442" calcext:value-type="float">
            <text:p>14.004442</text:p>
          </table:table-cell>
          <table:table-cell table:number-columns-repeated="8"/>
          <table:table-cell office:value-type="string" calcext:value-type="string">
            <text:p>chacha20</text:p>
          </table:table-cell>
          <table:table-cell office:value-type="float" office:value="0.143275" calcext:value-type="float">
            <text:p>0.143275</text:p>
          </table:table-cell>
          <table:table-cell office:value-type="float" office:value="0.090836" calcext:value-type="float">
            <text:p>0.090836</text:p>
          </table:table-cell>
          <table:table-cell office:value-type="float" office:value="0.042884" calcext:value-type="float">
            <text:p>0.042884</text:p>
          </table:table-cell>
          <table:table-cell office:value-type="float" office:value="0.090313" calcext:value-type="float">
            <text:p>0.090313</text:p>
          </table:table-cell>
          <table:table-cell office:value-type="float" office:value="0.356342" calcext:value-type="float">
            <text:p>0.356342</text:p>
          </table:table-cell>
        </table:table-row>
        <table:table-row table:style-name="ro1">
          <table:table-cell office:value-type="string" calcext:value-type="string">
            <text:p>kdf_hkdf</text:p>
          </table:table-cell>
          <table:table-cell office:value-type="float" office:value="26.60492" calcext:value-type="float">
            <text:p>26.60492</text:p>
          </table:table-cell>
          <table:table-cell office:value-type="float" office:value="5.421274" calcext:value-type="float">
            <text:p>5.421274</text:p>
          </table:table-cell>
          <table:table-cell office:value-type="float" office:value="18.25188" calcext:value-type="float">
            <text:p>18.25188</text:p>
          </table:table-cell>
          <table:table-cell office:value-type="float" office:value="10.922482" calcext:value-type="float">
            <text:p>10.922482</text:p>
          </table:table-cell>
          <table:table-cell office:value-type="float" office:value="9.565127" calcext:value-type="float">
            <text:p>9.565127</text:p>
          </table:table-cell>
          <table:table-cell table:number-columns-repeated="8"/>
          <table:table-cell office:value-type="string" calcext:value-type="string">
            <text:p>kdf_hkdf</text:p>
          </table:table-cell>
          <table:table-cell office:value-type="float" office:value="0.110618" calcext:value-type="float">
            <text:p>0.110618</text:p>
          </table:table-cell>
          <table:table-cell office:value-type="float" office:value="0.090989" calcext:value-type="float">
            <text:p>0.090989</text:p>
          </table:table-cell>
          <table:table-cell office:value-type="float" office:value="0.036734" calcext:value-type="float">
            <text:p>0.036734</text:p>
          </table:table-cell>
          <table:table-cell office:value-type="float" office:value="0.06599" calcext:value-type="float">
            <text:p>0.06599</text:p>
          </table:table-cell>
          <table:table-cell office:value-type="float" office:value="0.308511" calcext:value-type="float">
            <text:p>0.308511</text:p>
          </table:table-cell>
        </table:table-row>
        <table:table-row table:style-name="ro1">
          <table:table-cell office:value-type="string" calcext:value-type="string">
            <text:p>scalarmult</text:p>
          </table:table-cell>
          <table:table-cell office:value-type="float" office:value="17.387696" calcext:value-type="float">
            <text:p>17.387696</text:p>
          </table:table-cell>
          <table:table-cell office:value-type="float" office:value="8.826225" calcext:value-type="float">
            <text:p>8.826225</text:p>
          </table:table-cell>
          <table:table-cell office:value-type="float" office:value="16.094025" calcext:value-type="float">
            <text:p>16.094025</text:p>
          </table:table-cell>
          <table:table-cell office:value-type="float" office:value="9.002079" calcext:value-type="float">
            <text:p>9.002079</text:p>
          </table:table-cell>
          <table:table-cell office:value-type="float" office:value="7.383439" calcext:value-type="float">
            <text:p>7.383439</text:p>
          </table:table-cell>
          <table:table-cell table:number-columns-repeated="8"/>
          <table:table-cell office:value-type="string" calcext:value-type="string">
            <text:p>scalarmult</text:p>
          </table:table-cell>
          <table:table-cell office:value-type="float" office:value="0.097727" calcext:value-type="float">
            <text:p>0.097727</text:p>
          </table:table-cell>
          <table:table-cell office:value-type="float" office:value="0.062035" calcext:value-type="float">
            <text:p>0.062035</text:p>
          </table:table-cell>
          <table:table-cell office:value-type="float" office:value="0.039342" calcext:value-type="float">
            <text:p>0.039342</text:p>
          </table:table-cell>
          <table:table-cell office:value-type="float" office:value="0.049235" calcext:value-type="float">
            <text:p>0.049235</text:p>
          </table:table-cell>
          <table:table-cell office:value-type="float" office:value="0.259735" calcext:value-type="float">
            <text:p>0.259735</text:p>
          </table:table-cell>
        </table:table-row>
        <table:table-row table:style-name="ro1">
          <table:table-cell office:value-type="string" calcext:value-type="string">
            <text:p>codecs</text:p>
          </table:table-cell>
          <table:table-cell office:value-type="float" office:value="25.637688" calcext:value-type="float">
            <text:p>25.637688</text:p>
          </table:table-cell>
          <table:table-cell office:value-type="float" office:value="9.131833" calcext:value-type="float">
            <text:p>9.131833</text:p>
          </table:table-cell>
          <table:table-cell office:value-type="float" office:value="26.677481" calcext:value-type="float">
            <text:p>26.677481</text:p>
          </table:table-cell>
          <table:table-cell office:value-type="float" office:value="18.586066" calcext:value-type="float">
            <text:p>18.586066</text:p>
          </table:table-cell>
          <table:table-cell office:value-type="float" office:value="17.373413" calcext:value-type="float">
            <text:p>17.373413</text:p>
          </table:table-cell>
          <table:table-cell table:number-columns-repeated="8"/>
          <table:table-cell office:value-type="string" calcext:value-type="string">
            <text:p>codecs</text:p>
          </table:table-cell>
          <table:table-cell office:value-type="float" office:value="0.125391" calcext:value-type="float">
            <text:p>0.125391</text:p>
          </table:table-cell>
          <table:table-cell office:value-type="float" office:value="0.107387" calcext:value-type="float">
            <text:p>0.107387</text:p>
          </table:table-cell>
          <table:table-cell office:value-type="float" office:value="0.038834" calcext:value-type="float">
            <text:p>0.038834</text:p>
          </table:table-cell>
          <table:table-cell office:value-type="float" office:value="0.082676" calcext:value-type="float">
            <text:p>0.082676</text:p>
          </table:table-cell>
          <table:table-cell office:value-type="float" office:value="0.352483" calcext:value-type="float">
            <text:p>0.352483</text:p>
          </table:table-cell>
        </table:table-row>
        <table:table-row table:style-name="ro1">
          <table:table-cell office:value-type="string" calcext:value-type="string">
            <text:p>box_easy</text:p>
          </table:table-cell>
          <table:table-cell office:value-type="float" office:value="17.612783" calcext:value-type="float">
            <text:p>17.612783</text:p>
          </table:table-cell>
          <table:table-cell office:value-type="float" office:value="9.236645" calcext:value-type="float">
            <text:p>9.236645</text:p>
          </table:table-cell>
          <table:table-cell office:value-type="float" office:value="16.832899" calcext:value-type="float">
            <text:p>16.832899</text:p>
          </table:table-cell>
          <table:table-cell office:value-type="float" office:value="9.244181" calcext:value-type="float">
            <text:p>9.244181</text:p>
          </table:table-cell>
          <table:table-cell office:value-type="float" office:value="7.43268" calcext:value-type="float">
            <text:p>7.43268</text:p>
          </table:table-cell>
          <table:table-cell table:number-columns-repeated="8"/>
          <table:table-cell office:value-type="string" calcext:value-type="string">
            <text:p>box_easy</text:p>
          </table:table-cell>
          <table:table-cell office:value-type="float" office:value="0.095371" calcext:value-type="float">
            <text:p>0.095371</text:p>
          </table:table-cell>
          <table:table-cell office:value-type="float" office:value="0.067559" calcext:value-type="float">
            <text:p>0.067559</text:p>
          </table:table-cell>
          <table:table-cell office:value-type="float" office:value="0.040781" calcext:value-type="float">
            <text:p>0.040781</text:p>
          </table:table-cell>
          <table:table-cell office:value-type="float" office:value="0.047138" calcext:value-type="float">
            <text:p>0.047138</text:p>
          </table:table-cell>
          <table:table-cell office:value-type="float" office:value="0.261261" calcext:value-type="float">
            <text:p>0.261261</text:p>
          </table:table-cell>
        </table:table-row>
        <table:table-row table:style-name="ro1">
          <table:table-cell office:value-type="string" calcext:value-type="string">
            <text:p>sign2</text:p>
          </table:table-cell>
          <table:table-cell office:value-type="float" office:value="18.402924" calcext:value-type="float">
            <text:p>18.402924</text:p>
          </table:table-cell>
          <table:table-cell office:value-type="float" office:value="9.153298" calcext:value-type="float">
            <text:p>9.153298</text:p>
          </table:table-cell>
          <table:table-cell office:value-type="float" office:value="17.24186" calcext:value-type="float">
            <text:p>17.24186</text:p>
          </table:table-cell>
          <table:table-cell office:value-type="float" office:value="9.355084" calcext:value-type="float">
            <text:p>9.355084</text:p>
          </table:table-cell>
          <table:table-cell office:value-type="float" office:value="7.832243" calcext:value-type="float">
            <text:p>7.832243</text:p>
          </table:table-cell>
          <table:table-cell table:number-columns-repeated="8"/>
          <table:table-cell office:value-type="string" calcext:value-type="string">
            <text:p>sign2</text:p>
          </table:table-cell>
          <table:table-cell office:value-type="float" office:value="0.082703" calcext:value-type="float">
            <text:p>0.082703</text:p>
          </table:table-cell>
          <table:table-cell office:value-type="float" office:value="0.059798" calcext:value-type="float">
            <text:p>0.059798</text:p>
          </table:table-cell>
          <table:table-cell office:value-type="float" office:value="0.039591" calcext:value-type="float">
            <text:p>0.039591</text:p>
          </table:table-cell>
          <table:table-cell office:value-type="float" office:value="0.037124" calcext:value-type="float">
            <text:p>0.037124</text:p>
          </table:table-cell>
          <table:table-cell office:value-type="float" office:value="0.244624" calcext:value-type="float">
            <text:p>0.244624</text:p>
          </table:table-cell>
        </table:table-row>
        <table:table-row table:style-name="ro1">
          <table:table-cell office:value-type="string" calcext:value-type="string">
            <text:p>randombytes</text:p>
          </table:table-cell>
          <table:table-cell office:value-type="float" office:value="15.938141" calcext:value-type="float">
            <text:p>15.938141</text:p>
          </table:table-cell>
          <table:table-cell office:value-type="float" office:value="3.827928" calcext:value-type="float">
            <text:p>3.827928</text:p>
          </table:table-cell>
          <table:table-cell office:value-type="float" office:value="17.187975" calcext:value-type="float">
            <text:p>17.187975</text:p>
          </table:table-cell>
          <table:table-cell office:value-type="float" office:value="11.544653" calcext:value-type="float">
            <text:p>11.544653</text:p>
          </table:table-cell>
          <table:table-cell office:value-type="float" office:value="9.438407" calcext:value-type="float">
            <text:p>9.438407</text:p>
          </table:table-cell>
          <table:table-cell table:number-columns-repeated="8"/>
          <table:table-cell office:value-type="string" calcext:value-type="string">
            <text:p>randombytes</text:p>
          </table:table-cell>
          <table:table-cell office:value-type="float" office:value="0.127242" calcext:value-type="float">
            <text:p>0.127242</text:p>
          </table:table-cell>
          <table:table-cell office:value-type="float" office:value="0.097372" calcext:value-type="float">
            <text:p>0.097372</text:p>
          </table:table-cell>
          <table:table-cell office:value-type="float" office:value="0.037446" calcext:value-type="float">
            <text:p>0.037446</text:p>
          </table:table-cell>
          <table:table-cell office:value-type="float" office:value="0.103853" calcext:value-type="float">
            <text:p>0.103853</text:p>
          </table:table-cell>
          <table:table-cell office:value-type="float" office:value="0.378879" calcext:value-type="float">
            <text:p>0.378879</text:p>
          </table:table-cell>
        </table:table-row>
        <table:table-row table:style-name="ro1">
          <table:table-cell office:value-type="string" calcext:value-type="string">
            <text:p>box_seal</text:p>
          </table:table-cell>
          <table:table-cell office:value-type="float" office:value="18.024114" calcext:value-type="float">
            <text:p>18.024114</text:p>
          </table:table-cell>
          <table:table-cell office:value-type="float" office:value="9.163803" calcext:value-type="float">
            <text:p>9.163803</text:p>
          </table:table-cell>
          <table:table-cell office:value-type="float" office:value="24.605732" calcext:value-type="float">
            <text:p>24.605732</text:p>
          </table:table-cell>
          <table:table-cell office:value-type="float" office:value="9.247716" calcext:value-type="float">
            <text:p>9.247716</text:p>
          </table:table-cell>
          <table:table-cell office:value-type="float" office:value="7.678417" calcext:value-type="float">
            <text:p>7.678417</text:p>
          </table:table-cell>
          <table:table-cell table:number-columns-repeated="8"/>
          <table:table-cell office:value-type="string" calcext:value-type="string">
            <text:p>box_seal</text:p>
          </table:table-cell>
          <table:table-cell office:value-type="float" office:value="0.085136" calcext:value-type="float">
            <text:p>0.085136</text:p>
          </table:table-cell>
          <table:table-cell office:value-type="float" office:value="0.073472" calcext:value-type="float">
            <text:p>0.073472</text:p>
          </table:table-cell>
          <table:table-cell office:value-type="float" office:value="0.047343" calcext:value-type="float">
            <text:p>0.047343</text:p>
          </table:table-cell>
          <table:table-cell office:value-type="float" office:value="0.038468" calcext:value-type="float">
            <text:p>0.038468</text:p>
          </table:table-cell>
          <table:table-cell office:value-type="float" office:value="0.256029" calcext:value-type="float">
            <text:p>0.256029</text:p>
          </table:table-cell>
        </table:table-row>
      </table:table>
      <table:table table:name="SQ-all" table:style-name="ta1">
        <table:shapes>
          <draw:frame draw:z-index="0" draw:style-name="gr1" draw:text-style-name="P1" svg:width="10.0539in" svg:height="5.6551in" svg:x="33.9031in" svg:y="0.4539in">
            <draw:object draw:notify-on-update-of-ranges="'SQ-all'.AZ60:'SQ-all'.AZ88 'SQ-all'.U6:'SQ-all'.U6 'SQ-all'.AN60:'SQ-all'.AN110 'SQ-all'.U7:'SQ-all'.U57 'SQ-all'.V6:'SQ-all'.V6 'SQ-all'.AO60:'SQ-all'.AO110 'SQ-all'.V7:'SQ-all'.V57 'SQ-all'.W6:'SQ-all'.W6 'SQ-all'.AP60:'SQ-all'.AP110 'SQ-all'.W7:'SQ-all'.W57 'SQ-all'.X6:'SQ-all'.X6 'SQ-all'.AQ60:'SQ-all'.AQ110 'SQ-all'.X7:'SQ-all'.X57 'SQ-all'.Y6:'SQ-all'.Y6 'SQ-all'.AR60:'SQ-all'.AR110 'SQ-all'.Y7:'SQ-all'.Y57 'SQ-all'.Z6:'SQ-all'.Z6 'SQ-all'.AS60:'SQ-all'.AS110 'SQ-all'.Z7:'SQ-all'.Z57 'SQ-all'.AA6:'SQ-all'.AA6 'SQ-all'.AT60:'SQ-all'.AT110 'SQ-all'.AA7:'SQ-all'.AA56 'SQ-all'.AB6:'SQ-all'.AB6 'SQ-all'.AU60:'SQ-all'.AU110 'SQ-all'.AB7:'SQ-all'.AB57 'SQ-all'.AC6:'SQ-all'.AC6 'SQ-all'.AV60:'SQ-all'.AV110 'SQ-all'.AC7:'SQ-all'.AC57 'SQ-all'.AD6:'SQ-all'.AD6 'SQ-all'.AW60:'SQ-all'.AW110 'SQ-all'.AD7:'SQ-all'.AD57 'SQ-all'.AE6:'SQ-all'.AE6 'SQ-all'.AX60:'SQ-all'.AX110 'SQ-all'.AE7:'SQ-all'.AE57 'SQ-all'.AG6:'SQ-all'.AG6 'SQ-all'.AZ60:'SQ-all'.AZ110 'SQ-all'.AG7:'SQ-all'.AG57 'SQ-all'.AH6:'SQ-all'.AH6 'SQ-all'.BA60:'SQ-all'.BA110 'SQ-all'.AH7:'SQ-all'.AH57 'SQ-all'.AI6:'SQ-all'.AI6 'SQ-all'.BB60:'SQ-all'.BB110 'SQ-all'.AI7:'SQ-all'.AI57 'SQ-all'.AJ6:'SQ-all'.AJ6 'SQ-all'.BC60:'SQ-all'.BC110 'SQ-all'.AJ7:'SQ-all'.AJ57 'SQ-all'.AK6:'SQ-all'.AK6 'SQ-all'.BD60:'SQ-all'.BD110 'SQ-all'.AK7:'SQ-all'.AK57 'SQ-all'.AL6:'SQ-all'.AL6 'SQ-all'.BE60:'SQ-all'.BE110 'SQ-all'.AL7:'SQ-all'.AL57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</table:shapes>
        <table:table-column table:style-name="co1" table:number-columns-repeated="57" table:default-cell-style-name="Default"/>
        <table:table-row table:style-name="ro1">
          <table:table-cell table:number-columns-repeated="57"/>
        </table:table-row>
        <table:table-row table:style-name="ro1">
          <table:table-cell office:value-type="string" calcext:value-type="string">
            <text:p>Suite: startup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wizeng-int</text:p>
          </table:table-cell>
          <table:table-cell office:value-type="string" calcext:value-type="string">
            <text:p>jsc-int</text:p>
          </table:table-cell>
          <table:table-cell office:value-type="string" calcext:value-type="string">
            <text:p>iwasm-int</text:p>
          </table:table-cell>
          <table:table-cell office:value-type="string" calcext:value-type="string">
            <text:p>wasm3</text:p>
          </table:table-cell>
          <table:table-cell office:value-type="string" calcext:value-type="string">
            <text:p>wazero</text:p>
          </table:table-cell>
          <table:table-cell office:value-type="string" calcext:value-type="string">
            <text:p>wizeng-jit</text:p>
          </table:table-cell>
          <table:table-cell office:value-type="string" calcext:value-type="string">
            <text:p>v8-liftoff</text:p>
          </table:table-cell>
          <table:table-cell office:value-type="string" calcext:value-type="string">
            <text:p>sm-base</text:p>
          </table:table-cell>
          <table:table-cell office:value-type="string" calcext:value-type="string">
            <text:p>jsc-bbq</text:p>
          </table:table-cell>
          <table:table-cell office:value-type="string" calcext:value-type="string">
            <text:p>iwasm-fjit</text:p>
          </table:table-cell>
          <table:table-cell office:value-type="string" calcext:value-type="string">
            <text:p>wasmer-base</text:p>
          </table:table-cell>
          <table:table-cell office:value-type="string" calcext:value-type="string">
            <text:p>wasmnow</text:p>
          </table:table-cell>
          <table:table-cell office:value-type="string" calcext:value-type="string">
            <text:p>sm-opt</text:p>
          </table:table-cell>
          <table:table-cell office:value-type="string" calcext:value-type="string">
            <text:p>v8-turbofan</text:p>
          </table:table-cell>
          <table:table-cell office:value-type="string" calcext:value-type="string">
            <text:p>jsc-omg</text:p>
          </table:table-cell>
          <table:table-cell office:value-type="string" calcext:value-type="string">
            <text:p>wasmer</text:p>
          </table:table-cell>
          <table:table-cell office:value-type="string" calcext:value-type="string">
            <text:p>wasmtime</text:p>
          </table:table-cell>
          <table:table-cell office:value-type="string" calcext:value-type="string">
            <text:p>wavm</text:p>
          </table:table-cell>
          <table:table-cell/>
          <table:table-cell office:value-type="string" calcext:value-type="string">
            <text:p>Adjusted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p-wasi</text:p>
          </table:table-cell>
          <table:table-cell office:value-type="float" office:value="0.003108" calcext:value-type="float">
            <text:p>0.003108</text:p>
          </table:table-cell>
          <table:table-cell office:value-type="float" office:value="0.013035" calcext:value-type="float">
            <text:p>0.013035</text:p>
          </table:table-cell>
          <table:table-cell office:value-type="float" office:value="0.005508" calcext:value-type="float">
            <text:p>0.005508</text:p>
          </table:table-cell>
          <table:table-cell office:value-type="float" office:value="0.003211" calcext:value-type="float">
            <text:p>0.003211</text:p>
          </table:table-cell>
          <table:table-cell office:value-type="float" office:value="0.00404" calcext:value-type="float">
            <text:p>0.00404</text:p>
          </table:table-cell>
          <table:table-cell office:value-type="float" office:value="0.003025" calcext:value-type="float">
            <text:p>0.003025</text:p>
          </table:table-cell>
          <table:table-cell office:value-type="float" office:value="0.010962" calcext:value-type="float">
            <text:p>0.010962</text:p>
          </table:table-cell>
          <table:table-cell office:value-type="float" office:value="0.012713" calcext:value-type="float">
            <text:p>0.012713</text:p>
          </table:table-cell>
          <table:table-cell office:value-type="float" office:value="0.013547" calcext:value-type="float">
            <text:p>0.013547</text:p>
          </table:table-cell>
          <table:table-cell office:value-type="float" office:value="0.005484" calcext:value-type="float">
            <text:p>0.005484</text:p>
          </table:table-cell>
          <table:table-cell office:value-type="float" office:value="0.006456" calcext:value-type="float">
            <text:p>0.006456</text:p>
          </table:table-cell>
          <table:table-cell office:value-type="float" office:value="0.004506" calcext:value-type="float">
            <text:p>0.004506</text:p>
          </table:table-cell>
          <table:table-cell office:value-type="float" office:value="0.012736" calcext:value-type="float">
            <text:p>0.012736</text:p>
          </table:table-cell>
          <table:table-cell office:value-type="float" office:value="0.010954" calcext:value-type="float">
            <text:p>0.010954</text:p>
          </table:table-cell>
          <table:table-cell office:value-type="float" office:value="0.012007" calcext:value-type="float">
            <text:p>0.012007</text:p>
          </table:table-cell>
          <table:table-cell office:value-type="float" office:value="0.006781" calcext:value-type="float">
            <text:p>0.006781</text:p>
          </table:table-cell>
          <table:table-cell office:value-type="float" office:value="0.004963" calcext:value-type="float">
            <text:p>0.004963</text:p>
          </table:table-cell>
          <table:table-cell office:value-type="float" office:value="0.029234" calcext:value-type="float">
            <text:p>0.029234</text:p>
          </table:table-cell>
          <table:table-cell table:number-columns-repeated="38"/>
        </table:table-row>
        <table:table-row table:style-name="ro1">
          <table:table-cell table:number-columns-repeated="57"/>
        </table:table-row>
        <table:table-row table:style-name="ro1">
          <table:table-cell office:value-type="string" calcext:value-type="string">
            <text:p>Setup</text:p>
          </table:table-cell>
          <table:table-cell office:value-type="string" calcext:value-type="string">
            <text:p>wizeng-int</text:p>
          </table:table-cell>
          <table:table-cell office:value-type="string" calcext:value-type="string">
            <text:p>jsc-int</text:p>
          </table:table-cell>
          <table:table-cell office:value-type="string" calcext:value-type="string">
            <text:p>iwasm-int</text:p>
          </table:table-cell>
          <table:table-cell office:value-type="string" calcext:value-type="string">
            <text:p>wasm3</text:p>
          </table:table-cell>
          <table:table-cell office:value-type="string" calcext:value-type="string">
            <text:p>wazero</text:p>
          </table:table-cell>
          <table:table-cell office:value-type="string" calcext:value-type="string">
            <text:p>wizeng-jit</text:p>
          </table:table-cell>
          <table:table-cell office:value-type="string" calcext:value-type="string">
            <text:p>v8-liftoff</text:p>
          </table:table-cell>
          <table:table-cell office:value-type="string" calcext:value-type="string">
            <text:p>sm-base</text:p>
          </table:table-cell>
          <table:table-cell office:value-type="string" calcext:value-type="string">
            <text:p>jsc-bbq</text:p>
          </table:table-cell>
          <table:table-cell office:value-type="string" calcext:value-type="string">
            <text:p>iwasm-fjit</text:p>
          </table:table-cell>
          <table:table-cell office:value-type="string" calcext:value-type="string">
            <text:p>wasmer-base</text:p>
          </table:table-cell>
          <table:table-cell office:value-type="string" calcext:value-type="string">
            <text:p>wasmnow</text:p>
          </table:table-cell>
          <table:table-cell office:value-type="string" calcext:value-type="string">
            <text:p>sm-opt</text:p>
          </table:table-cell>
          <table:table-cell office:value-type="string" calcext:value-type="string">
            <text:p>v8-turbofan</text:p>
          </table:table-cell>
          <table:table-cell office:value-type="string" calcext:value-type="string">
            <text:p>jsc-omg</text:p>
          </table:table-cell>
          <table:table-cell office:value-type="string" calcext:value-type="string">
            <text:p>wasmer</text:p>
          </table:table-cell>
          <table:table-cell office:value-type="string" calcext:value-type="string">
            <text:p>wasmtime</text:p>
          </table:table-cell>
          <table:table-cell office:value-type="string" calcext:value-type="string">
            <text:p>wavm</text:p>
          </table:table-cell>
          <table:table-cell/>
          <table:table-cell table:formula="of:=[.B6]" office:value-type="string" office:string-value="wizeng-int" calcext:value-type="string">
            <text:p>wizeng-int</text:p>
          </table:table-cell>
          <table:table-cell table:formula="of:=[.C6]" office:value-type="string" office:string-value="jsc-int" calcext:value-type="string">
            <text:p>jsc-int</text:p>
          </table:table-cell>
          <table:table-cell table:formula="of:=[.D6]" office:value-type="string" office:string-value="iwasm-int" calcext:value-type="string">
            <text:p>iwasm-int</text:p>
          </table:table-cell>
          <table:table-cell table:formula="of:=[.E6]" office:value-type="string" office:string-value="wasm3" calcext:value-type="string">
            <text:p>wasm3</text:p>
          </table:table-cell>
          <table:table-cell table:formula="of:=[.F6]" office:value-type="string" office:string-value="wazero" calcext:value-type="string">
            <text:p>wazero</text:p>
          </table:table-cell>
          <table:table-cell table:formula="of:=[.G6]" office:value-type="string" office:string-value="wizeng-jit" calcext:value-type="string">
            <text:p>wizeng-jit</text:p>
          </table:table-cell>
          <table:table-cell table:formula="of:=[.H6]" office:value-type="string" office:string-value="v8-liftoff" calcext:value-type="string">
            <text:p>v8-liftoff</text:p>
          </table:table-cell>
          <table:table-cell table:formula="of:=[.I6]" office:value-type="string" office:string-value="sm-base" calcext:value-type="string">
            <text:p>sm-base</text:p>
          </table:table-cell>
          <table:table-cell table:formula="of:=[.J6]" office:value-type="string" office:string-value="jsc-bbq" calcext:value-type="string">
            <text:p>jsc-bbq</text:p>
          </table:table-cell>
          <table:table-cell table:formula="of:=[.K6]" office:value-type="string" office:string-value="iwasm-fjit" calcext:value-type="string">
            <text:p>iwasm-fjit</text:p>
          </table:table-cell>
          <table:table-cell table:formula="of:=[.L6]" office:value-type="string" office:string-value="wasmer-base" calcext:value-type="string">
            <text:p>wasmer-base</text:p>
          </table:table-cell>
          <table:table-cell table:formula="of:=[.M6]" office:value-type="string" office:string-value="wasmnow" calcext:value-type="string">
            <text:p>wasmnow</text:p>
          </table:table-cell>
          <table:table-cell table:formula="of:=[.N6]" office:value-type="string" office:string-value="sm-opt" calcext:value-type="string">
            <text:p>sm-opt</text:p>
          </table:table-cell>
          <table:table-cell table:formula="of:=[.O6]" office:value-type="string" office:string-value="v8-turbofan" calcext:value-type="string">
            <text:p>v8-turbofan</text:p>
          </table:table-cell>
          <table:table-cell table:formula="of:=[.P6]" office:value-type="string" office:string-value="jsc-omg" calcext:value-type="string">
            <text:p>jsc-omg</text:p>
          </table:table-cell>
          <table:table-cell table:formula="of:=[.Q6]" office:value-type="string" office:string-value="wasmer" calcext:value-type="string">
            <text:p>wasmer</text:p>
          </table:table-cell>
          <table:table-cell table:formula="of:=[.R6]" office:value-type="string" office:string-value="wasmtime" calcext:value-type="string">
            <text:p>wasmtime</text:p>
          </table:table-cell>
          <table:table-cell table:formula="of:=[.S6]" office:value-type="string" office:string-value="wavm" calcext:value-type="string">
            <text:p>wavm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ovariance</text:p>
          </table:table-cell>
          <table:table-cell office:value-type="float" office:value="0.003858" calcext:value-type="float">
            <text:p>0.003858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07028" calcext:value-type="float">
            <text:p>0.007028</text:p>
          </table:table-cell>
          <table:table-cell office:value-type="float" office:value="0.006185" calcext:value-type="float">
            <text:p>0.006185</text:p>
          </table:table-cell>
          <table:table-cell office:value-type="float" office:value="0.01226" calcext:value-type="float">
            <text:p>0.01226</text:p>
          </table:table-cell>
          <table:table-cell office:value-type="float" office:value="0.005662" calcext:value-type="float">
            <text:p>0.005662</text:p>
          </table:table-cell>
          <table:table-cell office:value-type="float" office:value="0.013217" calcext:value-type="float">
            <text:p>0.013217</text:p>
          </table:table-cell>
          <table:table-cell office:value-type="float" office:value="0.013767" calcext:value-type="float">
            <text:p>0.013767</text:p>
          </table:table-cell>
          <table:table-cell office:value-type="float" office:value="0.01372" calcext:value-type="float">
            <text:p>0.01372</text:p>
          </table:table-cell>
          <table:table-cell office:value-type="float" office:value="0.006937" calcext:value-type="float">
            <text:p>0.006937</text:p>
          </table:table-cell>
          <table:table-cell office:value-type="float" office:value="0.010961" calcext:value-type="float">
            <text:p>0.010961</text:p>
          </table:table-cell>
          <table:table-cell office:value-type="float" office:value="0.056952" calcext:value-type="float">
            <text:p>0.056952</text:p>
          </table:table-cell>
          <table:table-cell office:value-type="float" office:value="0.016038" calcext:value-type="float">
            <text:p>0.016038</text:p>
          </table:table-cell>
          <table:table-cell office:value-type="float" office:value="0.018079" calcext:value-type="float">
            <text:p>0.018079</text:p>
          </table:table-cell>
          <table:table-cell office:value-type="float" office:value="0.012295" calcext:value-type="float">
            <text:p>0.012295</text:p>
          </table:table-cell>
          <table:table-cell office:value-type="float" office:value="0.016222" calcext:value-type="float">
            <text:p>0.016222</text:p>
          </table:table-cell>
          <table:table-cell office:value-type="float" office:value="0.005789" calcext:value-type="float">
            <text:p>0.005789</text:p>
          </table:table-cell>
          <table:table-cell office:value-type="float" office:value="0.254212" calcext:value-type="float">
            <text:p>0.254212</text:p>
          </table:table-cell>
          <table:table-cell/>
          <table:table-cell table:formula="of:=[.B7]-[.B$4]" office:value-type="float" office:value="0.00075" calcext:value-type="float">
            <text:p>0.00075</text:p>
          </table:table-cell>
          <table:table-cell table:formula="of:=[.C7]-[.C$4]" office:value-type="float" office:value="0.000165" calcext:value-type="float">
            <text:p>0.000165</text:p>
          </table:table-cell>
          <table:table-cell table:formula="of:=[.D7]-[.D$4]" office:value-type="float" office:value="0.00152" calcext:value-type="float">
            <text:p>0.00152</text:p>
          </table:table-cell>
          <table:table-cell table:formula="of:=[.E7]-[.E$4]" office:value-type="float" office:value="0.002974" calcext:value-type="float">
            <text:p>0.002974</text:p>
          </table:table-cell>
          <table:table-cell table:formula="of:=[.F7]-[.F$4]" office:value-type="float" office:value="0.00822" calcext:value-type="float">
            <text:p>0.00822</text:p>
          </table:table-cell>
          <table:table-cell table:formula="of:=[.G7]-[.G$4]" office:value-type="float" office:value="0.002637" calcext:value-type="float">
            <text:p>0.002637</text:p>
          </table:table-cell>
          <table:table-cell table:formula="of:=[.H7]-[.H$4]" office:value-type="float" office:value="0.002255" calcext:value-type="float">
            <text:p>0.002255</text:p>
          </table:table-cell>
          <table:table-cell table:formula="of:=[.I7]-[.I$4]" office:value-type="float" office:value="0.001054" calcext:value-type="float">
            <text:p>0.001054</text:p>
          </table:table-cell>
          <table:table-cell table:formula="of:=[.J7]-[.J$4]" office:value-type="float" office:value="0.000173000000000001" calcext:value-type="float">
            <text:p>0.000173</text:p>
          </table:table-cell>
          <table:table-cell table:formula="of:=[.K7]-[.K$4]" office:value-type="float" office:value="0.001453" calcext:value-type="float">
            <text:p>0.001453</text:p>
          </table:table-cell>
          <table:table-cell table:formula="of:=[.L7]-[.L$4]" office:value-type="float" office:value="0.004505" calcext:value-type="float">
            <text:p>0.004505</text:p>
          </table:table-cell>
          <table:table-cell table:formula="of:=[.M7]-[.M$4]" office:value-type="float" office:value="0.052446" calcext:value-type="float">
            <text:p>0.052446</text:p>
          </table:table-cell>
          <table:table-cell table:formula="of:=[.N7]-[.N$4]" office:value-type="float" office:value="0.003302" calcext:value-type="float">
            <text:p>0.003302</text:p>
          </table:table-cell>
          <table:table-cell table:formula="of:=[.O7]-[.O$4]" office:value-type="float" office:value="0.007125" calcext:value-type="float">
            <text:p>0.007125</text:p>
          </table:table-cell>
          <table:table-cell table:formula="of:=[.P7]-[.P$4]" office:value-type="float" office:value="0.000287999999999998" calcext:value-type="float">
            <text:p>0.000288</text:p>
          </table:table-cell>
          <table:table-cell table:formula="of:=[.Q7]-[.Q$4]" office:value-type="float" office:value="0.009441" calcext:value-type="float">
            <text:p>0.009441</text:p>
          </table:table-cell>
          <table:table-cell table:formula="of:=[.R7]-[.R$4]" office:value-type="float" office:value="0.000826" calcext:value-type="float">
            <text:p>0.000826</text:p>
          </table:table-cell>
          <table:table-cell table:formula="of:=[.S7]-[.S$4]" office:value-type="float" office:value="0.224978" calcext:value-type="float">
            <text:p>0.22497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orrelation</text:p>
          </table:table-cell>
          <table:table-cell office:value-type="float" office:value="0.003973" calcext:value-type="float">
            <text:p>0.003973</text:p>
          </table:table-cell>
          <table:table-cell office:value-type="float" office:value="0.013404" calcext:value-type="float">
            <text:p>0.013404</text:p>
          </table:table-cell>
          <table:table-cell office:value-type="float" office:value="0.007094" calcext:value-type="float">
            <text:p>0.007094</text:p>
          </table:table-cell>
          <table:table-cell office:value-type="float" office:value="0.00621" calcext:value-type="float">
            <text:p>0.00621</text:p>
          </table:table-cell>
          <table:table-cell office:value-type="float" office:value="0.012352" calcext:value-type="float">
            <text:p>0.012352</text:p>
          </table:table-cell>
          <table:table-cell office:value-type="float" office:value="0.005651" calcext:value-type="float">
            <text:p>0.005651</text:p>
          </table:table-cell>
          <table:table-cell office:value-type="float" office:value="0.01358" calcext:value-type="float">
            <text:p>0.01358</text:p>
          </table:table-cell>
          <table:table-cell office:value-type="float" office:value="0.013333" calcext:value-type="float">
            <text:p>0.013333</text:p>
          </table:table-cell>
          <table:table-cell office:value-type="float" office:value="0.014034" calcext:value-type="float">
            <text:p>0.014034</text:p>
          </table:table-cell>
          <table:table-cell office:value-type="float" office:value="0.006818" calcext:value-type="float">
            <text:p>0.006818</text:p>
          </table:table-cell>
          <table:table-cell office:value-type="float" office:value="0.011176" calcext:value-type="float">
            <text:p>0.011176</text:p>
          </table:table-cell>
          <table:table-cell office:value-type="float" office:value="0.056425" calcext:value-type="float">
            <text:p>0.056425</text:p>
          </table:table-cell>
          <table:table-cell office:value-type="float" office:value="0.016402" calcext:value-type="float">
            <text:p>0.016402</text:p>
          </table:table-cell>
          <table:table-cell office:value-type="float" office:value="0.017821" calcext:value-type="float">
            <text:p>0.017821</text:p>
          </table:table-cell>
          <table:table-cell office:value-type="float" office:value="0.012612" calcext:value-type="float">
            <text:p>0.012612</text:p>
          </table:table-cell>
          <table:table-cell office:value-type="float" office:value="0.015999" calcext:value-type="float">
            <text:p>0.015999</text:p>
          </table:table-cell>
          <table:table-cell office:value-type="float" office:value="0.00561" calcext:value-type="float">
            <text:p>0.00561</text:p>
          </table:table-cell>
          <table:table-cell office:value-type="float" office:value="0.253257" calcext:value-type="float">
            <text:p>0.253257</text:p>
          </table:table-cell>
          <table:table-cell/>
          <table:table-cell table:formula="of:=[.B8]-[.B$4]" office:value-type="float" office:value="0.000865" calcext:value-type="float">
            <text:p>0.000865</text:p>
          </table:table-cell>
          <table:table-cell table:formula="of:=[.C8]-[.C$4]" office:value-type="float" office:value="0.000368999999999999" calcext:value-type="float">
            <text:p>0.000369</text:p>
          </table:table-cell>
          <table:table-cell table:formula="of:=[.D8]-[.D$4]" office:value-type="float" office:value="0.001586" calcext:value-type="float">
            <text:p>0.001586</text:p>
          </table:table-cell>
          <table:table-cell table:formula="of:=[.E8]-[.E$4]" office:value-type="float" office:value="0.002999" calcext:value-type="float">
            <text:p>0.002999</text:p>
          </table:table-cell>
          <table:table-cell table:formula="of:=[.F8]-[.F$4]" office:value-type="float" office:value="0.008312" calcext:value-type="float">
            <text:p>0.008312</text:p>
          </table:table-cell>
          <table:table-cell table:formula="of:=[.G8]-[.G$4]" office:value-type="float" office:value="0.002626" calcext:value-type="float">
            <text:p>0.002626</text:p>
          </table:table-cell>
          <table:table-cell table:formula="of:=[.H8]-[.H$4]" office:value-type="float" office:value="0.002618" calcext:value-type="float">
            <text:p>0.002618</text:p>
          </table:table-cell>
          <table:table-cell table:formula="of:=[.I8]-[.I$4]" office:value-type="float" office:value="0.000620000000000001" calcext:value-type="float">
            <text:p>0.00062</text:p>
          </table:table-cell>
          <table:table-cell table:formula="of:=[.J8]-[.J$4]" office:value-type="float" office:value="0.000487" calcext:value-type="float">
            <text:p>0.000487</text:p>
          </table:table-cell>
          <table:table-cell table:formula="of:=[.K8]-[.K$4]" office:value-type="float" office:value="0.001334" calcext:value-type="float">
            <text:p>0.001334</text:p>
          </table:table-cell>
          <table:table-cell table:formula="of:=[.L8]-[.L$4]" office:value-type="float" office:value="0.00472" calcext:value-type="float">
            <text:p>0.00472</text:p>
          </table:table-cell>
          <table:table-cell table:formula="of:=[.M8]-[.M$4]" office:value-type="float" office:value="0.051919" calcext:value-type="float">
            <text:p>0.051919</text:p>
          </table:table-cell>
          <table:table-cell table:formula="of:=[.N8]-[.N$4]" office:value-type="float" office:value="0.003666" calcext:value-type="float">
            <text:p>0.003666</text:p>
          </table:table-cell>
          <table:table-cell table:formula="of:=[.O8]-[.O$4]" office:value-type="float" office:value="0.006867" calcext:value-type="float">
            <text:p>0.006867</text:p>
          </table:table-cell>
          <table:table-cell table:formula="of:=[.P8]-[.P$4]" office:value-type="float" office:value="0.000605" calcext:value-type="float">
            <text:p>0.000605</text:p>
          </table:table-cell>
          <table:table-cell table:formula="of:=[.Q8]-[.Q$4]" office:value-type="float" office:value="0.009218" calcext:value-type="float">
            <text:p>0.009218</text:p>
          </table:table-cell>
          <table:table-cell table:formula="of:=[.R8]-[.R$4]" office:value-type="float" office:value="0.000647000000000001" calcext:value-type="float">
            <text:p>0.000647</text:p>
          </table:table-cell>
          <table:table-cell table:formula="of:=[.S8]-[.S$4]" office:value-type="float" office:value="0.224023" calcext:value-type="float">
            <text:p>0.22402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ymm</text:p>
          </table:table-cell>
          <table:table-cell office:value-type="float" office:value="0.003837" calcext:value-type="float">
            <text:p>0.003837</text:p>
          </table:table-cell>
          <table:table-cell office:value-type="float" office:value="0.013669" calcext:value-type="float">
            <text:p>0.013669</text:p>
          </table:table-cell>
          <table:table-cell office:value-type="float" office:value="0.007171" calcext:value-type="float">
            <text:p>0.007171</text:p>
          </table:table-cell>
          <table:table-cell office:value-type="float" office:value="0.006272" calcext:value-type="float">
            <text:p>0.006272</text:p>
          </table:table-cell>
          <table:table-cell office:value-type="float" office:value="0.012318" calcext:value-type="float">
            <text:p>0.012318</text:p>
          </table:table-cell>
          <table:table-cell office:value-type="float" office:value="0.00571" calcext:value-type="float">
            <text:p>0.00571</text:p>
          </table:table-cell>
          <table:table-cell office:value-type="float" office:value="0.01353" calcext:value-type="float">
            <text:p>0.01353</text:p>
          </table:table-cell>
          <table:table-cell office:value-type="float" office:value="0.013722" calcext:value-type="float">
            <text:p>0.013722</text:p>
          </table:table-cell>
          <table:table-cell office:value-type="float" office:value="0.0141" calcext:value-type="float">
            <text:p>0.0141</text:p>
          </table:table-cell>
          <table:table-cell office:value-type="float" office:value="0.00692" calcext:value-type="float">
            <text:p>0.00692</text:p>
          </table:table-cell>
          <table:table-cell office:value-type="float" office:value="0.010795" calcext:value-type="float">
            <text:p>0.010795</text:p>
          </table:table-cell>
          <table:table-cell office:value-type="float" office:value="0.055707" calcext:value-type="float">
            <text:p>0.055707</text:p>
          </table:table-cell>
          <table:table-cell office:value-type="float" office:value="0.016457" calcext:value-type="float">
            <text:p>0.016457</text:p>
          </table:table-cell>
          <table:table-cell office:value-type="float" office:value="0.018519" calcext:value-type="float">
            <text:p>0.018519</text:p>
          </table:table-cell>
          <table:table-cell office:value-type="float" office:value="0.012639" calcext:value-type="float">
            <text:p>0.012639</text:p>
          </table:table-cell>
          <table:table-cell office:value-type="float" office:value="0.016124" calcext:value-type="float">
            <text:p>0.016124</text:p>
          </table:table-cell>
          <table:table-cell office:value-type="float" office:value="0.005745" calcext:value-type="float">
            <text:p>0.005745</text:p>
          </table:table-cell>
          <table:table-cell office:value-type="float" office:value="0.255191" calcext:value-type="float">
            <text:p>0.255191</text:p>
          </table:table-cell>
          <table:table-cell/>
          <table:table-cell table:formula="of:=[.B9]-[.B$4]" office:value-type="float" office:value="0.000729" calcext:value-type="float">
            <text:p>0.000729</text:p>
          </table:table-cell>
          <table:table-cell table:formula="of:=[.C9]-[.C$4]" office:value-type="float" office:value="0.000633999999999999" calcext:value-type="float">
            <text:p>0.000634</text:p>
          </table:table-cell>
          <table:table-cell table:formula="of:=[.D9]-[.D$4]" office:value-type="float" office:value="0.001663" calcext:value-type="float">
            <text:p>0.001663</text:p>
          </table:table-cell>
          <table:table-cell table:formula="of:=[.E9]-[.E$4]" office:value-type="float" office:value="0.003061" calcext:value-type="float">
            <text:p>0.003061</text:p>
          </table:table-cell>
          <table:table-cell table:formula="of:=[.F9]-[.F$4]" office:value-type="float" office:value="0.008278" calcext:value-type="float">
            <text:p>0.008278</text:p>
          </table:table-cell>
          <table:table-cell table:formula="of:=[.G9]-[.G$4]" office:value-type="float" office:value="0.002685" calcext:value-type="float">
            <text:p>0.002685</text:p>
          </table:table-cell>
          <table:table-cell table:formula="of:=[.H9]-[.H$4]" office:value-type="float" office:value="0.002568" calcext:value-type="float">
            <text:p>0.002568</text:p>
          </table:table-cell>
          <table:table-cell table:formula="of:=[.I9]-[.I$4]" office:value-type="float" office:value="0.001009" calcext:value-type="float">
            <text:p>0.001009</text:p>
          </table:table-cell>
          <table:table-cell table:formula="of:=[.J9]-[.J$4]" office:value-type="float" office:value="0.000553000000000001" calcext:value-type="float">
            <text:p>0.000553</text:p>
          </table:table-cell>
          <table:table-cell table:formula="of:=[.K9]-[.K$4]" office:value-type="float" office:value="0.001436" calcext:value-type="float">
            <text:p>0.001436</text:p>
          </table:table-cell>
          <table:table-cell table:formula="of:=[.L9]-[.L$4]" office:value-type="float" office:value="0.004339" calcext:value-type="float">
            <text:p>0.004339</text:p>
          </table:table-cell>
          <table:table-cell table:formula="of:=[.M9]-[.M$4]" office:value-type="float" office:value="0.051201" calcext:value-type="float">
            <text:p>0.051201</text:p>
          </table:table-cell>
          <table:table-cell table:formula="of:=[.N9]-[.N$4]" office:value-type="float" office:value="0.003721" calcext:value-type="float">
            <text:p>0.003721</text:p>
          </table:table-cell>
          <table:table-cell table:formula="of:=[.O9]-[.O$4]" office:value-type="float" office:value="0.007565" calcext:value-type="float">
            <text:p>0.007565</text:p>
          </table:table-cell>
          <table:table-cell table:formula="of:=[.P9]-[.P$4]" office:value-type="float" office:value="0.000631999999999999" calcext:value-type="float">
            <text:p>0.000632</text:p>
          </table:table-cell>
          <table:table-cell table:formula="of:=[.Q9]-[.Q$4]" office:value-type="float" office:value="0.009343" calcext:value-type="float">
            <text:p>0.009343</text:p>
          </table:table-cell>
          <table:table-cell table:formula="of:=[.R9]-[.R$4]" office:value-type="float" office:value="0.000782000000000001" calcext:value-type="float">
            <text:p>0.000782</text:p>
          </table:table-cell>
          <table:table-cell table:formula="of:=[.S9]-[.S$4]" office:value-type="float" office:value="0.225957" calcext:value-type="float">
            <text:p>0.22595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yr2k</text:p>
          </table:table-cell>
          <table:table-cell office:value-type="float" office:value="0.003889" calcext:value-type="float">
            <text:p>0.003889</text:p>
          </table:table-cell>
          <table:table-cell office:value-type="float" office:value="0.013053" calcext:value-type="float">
            <text:p>0.013053</text:p>
          </table:table-cell>
          <table:table-cell office:value-type="float" office:value="0.006875" calcext:value-type="float">
            <text:p>0.006875</text:p>
          </table:table-cell>
          <table:table-cell office:value-type="float" office:value="0.006257" calcext:value-type="float">
            <text:p>0.006257</text:p>
          </table:table-cell>
          <table:table-cell office:value-type="float" office:value="0.012453" calcext:value-type="float">
            <text:p>0.012453</text:p>
          </table:table-cell>
          <table:table-cell office:value-type="float" office:value="0.005653" calcext:value-type="float">
            <text:p>0.005653</text:p>
          </table:table-cell>
          <table:table-cell table:number-columns-repeated="2" office:value-type="float" office:value="0.013518" calcext:value-type="float">
            <text:p>0.013518</text:p>
          </table:table-cell>
          <table:table-cell office:value-type="float" office:value="0.013684" calcext:value-type="float">
            <text:p>0.013684</text:p>
          </table:table-cell>
          <table:table-cell office:value-type="float" office:value="0.007143" calcext:value-type="float">
            <text:p>0.007143</text:p>
          </table:table-cell>
          <table:table-cell office:value-type="float" office:value="0.01107" calcext:value-type="float">
            <text:p>0.01107</text:p>
          </table:table-cell>
          <table:table-cell office:value-type="float" office:value="0.056202" calcext:value-type="float">
            <text:p>0.056202</text:p>
          </table:table-cell>
          <table:table-cell office:value-type="float" office:value="0.016474" calcext:value-type="float">
            <text:p>0.016474</text:p>
          </table:table-cell>
          <table:table-cell office:value-type="float" office:value="0.018322" calcext:value-type="float">
            <text:p>0.018322</text:p>
          </table:table-cell>
          <table:table-cell office:value-type="float" office:value="0.01254" calcext:value-type="float">
            <text:p>0.01254</text:p>
          </table:table-cell>
          <table:table-cell office:value-type="float" office:value="0.015994" calcext:value-type="float">
            <text:p>0.015994</text:p>
          </table:table-cell>
          <table:table-cell office:value-type="float" office:value="0.005818" calcext:value-type="float">
            <text:p>0.005818</text:p>
          </table:table-cell>
          <table:table-cell office:value-type="float" office:value="0.256782" calcext:value-type="float">
            <text:p>0.256782</text:p>
          </table:table-cell>
          <table:table-cell/>
          <table:table-cell table:formula="of:=[.B10]-[.B$4]" office:value-type="float" office:value="0.000781" calcext:value-type="float">
            <text:p>0.000781</text:p>
          </table:table-cell>
          <table:table-cell table:formula="of:=[.C10]-[.C$4]" office:value-type="float" office:value="0.0000179999999999989" calcext:value-type="float">
            <text:p>1.79999999999989E-05</text:p>
          </table:table-cell>
          <table:table-cell table:formula="of:=[.D10]-[.D$4]" office:value-type="float" office:value="0.001367" calcext:value-type="float">
            <text:p>0.001367</text:p>
          </table:table-cell>
          <table:table-cell table:formula="of:=[.E10]-[.E$4]" office:value-type="float" office:value="0.003046" calcext:value-type="float">
            <text:p>0.003046</text:p>
          </table:table-cell>
          <table:table-cell table:formula="of:=[.F10]-[.F$4]" office:value-type="float" office:value="0.008413" calcext:value-type="float">
            <text:p>0.008413</text:p>
          </table:table-cell>
          <table:table-cell table:formula="of:=[.G10]-[.G$4]" office:value-type="float" office:value="0.002628" calcext:value-type="float">
            <text:p>0.002628</text:p>
          </table:table-cell>
          <table:table-cell table:formula="of:=[.H10]-[.H$4]" office:value-type="float" office:value="0.002556" calcext:value-type="float">
            <text:p>0.002556</text:p>
          </table:table-cell>
          <table:table-cell table:formula="of:=[.I10]-[.I$4]" office:value-type="float" office:value="0.000805" calcext:value-type="float">
            <text:p>0.000805</text:p>
          </table:table-cell>
          <table:table-cell table:formula="of:=[.J10]-[.J$4]" office:value-type="float" office:value="0.000137" calcext:value-type="float">
            <text:p>0.000137</text:p>
          </table:table-cell>
          <table:table-cell table:formula="of:=[.K10]-[.K$4]" office:value-type="float" office:value="0.001659" calcext:value-type="float">
            <text:p>0.001659</text:p>
          </table:table-cell>
          <table:table-cell table:formula="of:=[.L10]-[.L$4]" office:value-type="float" office:value="0.004614" calcext:value-type="float">
            <text:p>0.004614</text:p>
          </table:table-cell>
          <table:table-cell table:formula="of:=[.M10]-[.M$4]" office:value-type="float" office:value="0.051696" calcext:value-type="float">
            <text:p>0.051696</text:p>
          </table:table-cell>
          <table:table-cell table:formula="of:=[.N10]-[.N$4]" office:value-type="float" office:value="0.003738" calcext:value-type="float">
            <text:p>0.003738</text:p>
          </table:table-cell>
          <table:table-cell table:formula="of:=[.O10]-[.O$4]" office:value-type="float" office:value="0.007368" calcext:value-type="float">
            <text:p>0.007368</text:p>
          </table:table-cell>
          <table:table-cell table:formula="of:=[.P10]-[.P$4]" office:value-type="float" office:value="0.000533" calcext:value-type="float">
            <text:p>0.000533</text:p>
          </table:table-cell>
          <table:table-cell table:formula="of:=[.Q10]-[.Q$4]" office:value-type="float" office:value="0.009213" calcext:value-type="float">
            <text:p>0.009213</text:p>
          </table:table-cell>
          <table:table-cell table:formula="of:=[.R10]-[.R$4]" office:value-type="float" office:value="0.000855" calcext:value-type="float">
            <text:p>0.000855</text:p>
          </table:table-cell>
          <table:table-cell table:formula="of:=[.S10]-[.S$4]" office:value-type="float" office:value="0.227548" calcext:value-type="float">
            <text:p>0.22754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emm</text:p>
          </table:table-cell>
          <table:table-cell office:value-type="float" office:value="0.003801" calcext:value-type="float">
            <text:p>0.003801</text:p>
          </table:table-cell>
          <table:table-cell office:value-type="float" office:value="0.013479" calcext:value-type="float">
            <text:p>0.013479</text:p>
          </table:table-cell>
          <table:table-cell office:value-type="float" office:value="0.006932" calcext:value-type="float">
            <text:p>0.006932</text:p>
          </table:table-cell>
          <table:table-cell office:value-type="float" office:value="0.006235" calcext:value-type="float">
            <text:p>0.006235</text:p>
          </table:table-cell>
          <table:table-cell office:value-type="float" office:value="0.012478" calcext:value-type="float">
            <text:p>0.012478</text:p>
          </table:table-cell>
          <table:table-cell office:value-type="float" office:value="0.00569" calcext:value-type="float">
            <text:p>0.00569</text:p>
          </table:table-cell>
          <table:table-cell office:value-type="float" office:value="0.013486" calcext:value-type="float">
            <text:p>0.013486</text:p>
          </table:table-cell>
          <table:table-cell office:value-type="float" office:value="0.013388" calcext:value-type="float">
            <text:p>0.013388</text:p>
          </table:table-cell>
          <table:table-cell office:value-type="float" office:value="0.013975" calcext:value-type="float">
            <text:p>0.013975</text:p>
          </table:table-cell>
          <table:table-cell office:value-type="float" office:value="0.006888" calcext:value-type="float">
            <text:p>0.006888</text:p>
          </table:table-cell>
          <table:table-cell office:value-type="float" office:value="0.011071" calcext:value-type="float">
            <text:p>0.011071</text:p>
          </table:table-cell>
          <table:table-cell office:value-type="float" office:value="0.055453" calcext:value-type="float">
            <text:p>0.055453</text:p>
          </table:table-cell>
          <table:table-cell office:value-type="float" office:value="0.016334" calcext:value-type="float">
            <text:p>0.016334</text:p>
          </table:table-cell>
          <table:table-cell office:value-type="float" office:value="0.018183" calcext:value-type="float">
            <text:p>0.018183</text:p>
          </table:table-cell>
          <table:table-cell office:value-type="float" office:value="0.01233" calcext:value-type="float">
            <text:p>0.01233</text:p>
          </table:table-cell>
          <table:table-cell office:value-type="float" office:value="0.015946" calcext:value-type="float">
            <text:p>0.015946</text:p>
          </table:table-cell>
          <table:table-cell office:value-type="float" office:value="0.005786" calcext:value-type="float">
            <text:p>0.005786</text:p>
          </table:table-cell>
          <table:table-cell office:value-type="float" office:value="0.251555" calcext:value-type="float">
            <text:p>0.251555</text:p>
          </table:table-cell>
          <table:table-cell/>
          <table:table-cell table:formula="of:=[.B11]-[.B$4]" office:value-type="float" office:value="0.000693" calcext:value-type="float">
            <text:p>0.000693</text:p>
          </table:table-cell>
          <table:table-cell table:formula="of:=[.C11]-[.C$4]" office:value-type="float" office:value="0.000444" calcext:value-type="float">
            <text:p>0.000444</text:p>
          </table:table-cell>
          <table:table-cell table:formula="of:=[.D11]-[.D$4]" office:value-type="float" office:value="0.001424" calcext:value-type="float">
            <text:p>0.001424</text:p>
          </table:table-cell>
          <table:table-cell table:formula="of:=[.E11]-[.E$4]" office:value-type="float" office:value="0.003024" calcext:value-type="float">
            <text:p>0.003024</text:p>
          </table:table-cell>
          <table:table-cell table:formula="of:=[.F11]-[.F$4]" office:value-type="float" office:value="0.008438" calcext:value-type="float">
            <text:p>0.008438</text:p>
          </table:table-cell>
          <table:table-cell table:formula="of:=[.G11]-[.G$4]" office:value-type="float" office:value="0.002665" calcext:value-type="float">
            <text:p>0.002665</text:p>
          </table:table-cell>
          <table:table-cell table:formula="of:=[.H11]-[.H$4]" office:value-type="float" office:value="0.002524" calcext:value-type="float">
            <text:p>0.002524</text:p>
          </table:table-cell>
          <table:table-cell table:formula="of:=[.I11]-[.I$4]" office:value-type="float" office:value="0.000675" calcext:value-type="float">
            <text:p>0.000675</text:p>
          </table:table-cell>
          <table:table-cell table:formula="of:=[.J11]-[.J$4]" office:value-type="float" office:value="0.000428" calcext:value-type="float">
            <text:p>0.000428</text:p>
          </table:table-cell>
          <table:table-cell table:formula="of:=[.K11]-[.K$4]" office:value-type="float" office:value="0.001404" calcext:value-type="float">
            <text:p>0.001404</text:p>
          </table:table-cell>
          <table:table-cell table:formula="of:=[.L11]-[.L$4]" office:value-type="float" office:value="0.004615" calcext:value-type="float">
            <text:p>0.004615</text:p>
          </table:table-cell>
          <table:table-cell table:formula="of:=[.M11]-[.M$4]" office:value-type="float" office:value="0.050947" calcext:value-type="float">
            <text:p>0.050947</text:p>
          </table:table-cell>
          <table:table-cell table:formula="of:=[.N11]-[.N$4]" office:value-type="float" office:value="0.003598" calcext:value-type="float">
            <text:p>0.003598</text:p>
          </table:table-cell>
          <table:table-cell table:formula="of:=[.O11]-[.O$4]" office:value-type="float" office:value="0.007229" calcext:value-type="float">
            <text:p>0.007229</text:p>
          </table:table-cell>
          <table:table-cell table:formula="of:=[.P11]-[.P$4]" office:value-type="float" office:value="0.000323" calcext:value-type="float">
            <text:p>0.000323</text:p>
          </table:table-cell>
          <table:table-cell table:formula="of:=[.Q11]-[.Q$4]" office:value-type="float" office:value="0.009165" calcext:value-type="float">
            <text:p>0.009165</text:p>
          </table:table-cell>
          <table:table-cell table:formula="of:=[.R11]-[.R$4]" office:value-type="float" office:value="0.000823" calcext:value-type="float">
            <text:p>0.000823</text:p>
          </table:table-cell>
          <table:table-cell table:formula="of:=[.S11]-[.S$4]" office:value-type="float" office:value="0.222321" calcext:value-type="float">
            <text:p>0.22232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2mm</text:p>
          </table:table-cell>
          <table:table-cell office:value-type="float" office:value="0.003935" calcext:value-type="float">
            <text:p>0.003935</text:p>
          </table:table-cell>
          <table:table-cell office:value-type="float" office:value="0.013218" calcext:value-type="float">
            <text:p>0.013218</text:p>
          </table:table-cell>
          <table:table-cell office:value-type="float" office:value="0.007087" calcext:value-type="float">
            <text:p>0.007087</text:p>
          </table:table-cell>
          <table:table-cell office:value-type="float" office:value="0.006137" calcext:value-type="float">
            <text:p>0.006137</text:p>
          </table:table-cell>
          <table:table-cell office:value-type="float" office:value="0.012401" calcext:value-type="float">
            <text:p>0.012401</text:p>
          </table:table-cell>
          <table:table-cell office:value-type="float" office:value="0.005627" calcext:value-type="float">
            <text:p>0.005627</text:p>
          </table:table-cell>
          <table:table-cell office:value-type="float" office:value="0.013421" calcext:value-type="float">
            <text:p>0.013421</text:p>
          </table:table-cell>
          <table:table-cell office:value-type="float" office:value="0.013558" calcext:value-type="float">
            <text:p>0.013558</text:p>
          </table:table-cell>
          <table:table-cell office:value-type="float" office:value="0.01397" calcext:value-type="float">
            <text:p>0.01397</text:p>
          </table:table-cell>
          <table:table-cell office:value-type="float" office:value="0.006994" calcext:value-type="float">
            <text:p>0.006994</text:p>
          </table:table-cell>
          <table:table-cell office:value-type="float" office:value="0.011159" calcext:value-type="float">
            <text:p>0.011159</text:p>
          </table:table-cell>
          <table:table-cell office:value-type="float" office:value="0.05691" calcext:value-type="float">
            <text:p>0.05691</text:p>
          </table:table-cell>
          <table:table-cell office:value-type="float" office:value="0.016535" calcext:value-type="float">
            <text:p>0.016535</text:p>
          </table:table-cell>
          <table:table-cell office:value-type="float" office:value="0.017803" calcext:value-type="float">
            <text:p>0.017803</text:p>
          </table:table-cell>
          <table:table-cell office:value-type="float" office:value="0.012622" calcext:value-type="float">
            <text:p>0.012622</text:p>
          </table:table-cell>
          <table:table-cell office:value-type="float" office:value="0.016027" calcext:value-type="float">
            <text:p>0.016027</text:p>
          </table:table-cell>
          <table:table-cell office:value-type="float" office:value="0.005752" calcext:value-type="float">
            <text:p>0.005752</text:p>
          </table:table-cell>
          <table:table-cell office:value-type="float" office:value="0.252719" calcext:value-type="float">
            <text:p>0.252719</text:p>
          </table:table-cell>
          <table:table-cell/>
          <table:table-cell table:formula="of:=[.B12]-[.B$4]" office:value-type="float" office:value="0.000827000000000001" calcext:value-type="float">
            <text:p>0.000827</text:p>
          </table:table-cell>
          <table:table-cell table:formula="of:=[.C12]-[.C$4]" office:value-type="float" office:value="0.000182999999999999" calcext:value-type="float">
            <text:p>0.000183</text:p>
          </table:table-cell>
          <table:table-cell table:formula="of:=[.D12]-[.D$4]" office:value-type="float" office:value="0.001579" calcext:value-type="float">
            <text:p>0.001579</text:p>
          </table:table-cell>
          <table:table-cell table:formula="of:=[.E12]-[.E$4]" office:value-type="float" office:value="0.002926" calcext:value-type="float">
            <text:p>0.002926</text:p>
          </table:table-cell>
          <table:table-cell table:formula="of:=[.F12]-[.F$4]" office:value-type="float" office:value="0.008361" calcext:value-type="float">
            <text:p>0.008361</text:p>
          </table:table-cell>
          <table:table-cell table:formula="of:=[.G12]-[.G$4]" office:value-type="float" office:value="0.002602" calcext:value-type="float">
            <text:p>0.002602</text:p>
          </table:table-cell>
          <table:table-cell table:formula="of:=[.H12]-[.H$4]" office:value-type="float" office:value="0.002459" calcext:value-type="float">
            <text:p>0.002459</text:p>
          </table:table-cell>
          <table:table-cell table:formula="of:=[.I12]-[.I$4]" office:value-type="float" office:value="0.000845" calcext:value-type="float">
            <text:p>0.000845</text:p>
          </table:table-cell>
          <table:table-cell table:formula="of:=[.J12]-[.J$4]" office:value-type="float" office:value="0.000423000000000001" calcext:value-type="float">
            <text:p>0.000423</text:p>
          </table:table-cell>
          <table:table-cell table:formula="of:=[.K12]-[.K$4]" office:value-type="float" office:value="0.00151" calcext:value-type="float">
            <text:p>0.00151</text:p>
          </table:table-cell>
          <table:table-cell table:formula="of:=[.L12]-[.L$4]" office:value-type="float" office:value="0.004703" calcext:value-type="float">
            <text:p>0.004703</text:p>
          </table:table-cell>
          <table:table-cell table:formula="of:=[.M12]-[.M$4]" office:value-type="float" office:value="0.052404" calcext:value-type="float">
            <text:p>0.052404</text:p>
          </table:table-cell>
          <table:table-cell table:formula="of:=[.N12]-[.N$4]" office:value-type="float" office:value="0.003799" calcext:value-type="float">
            <text:p>0.003799</text:p>
          </table:table-cell>
          <table:table-cell table:formula="of:=[.O12]-[.O$4]" office:value-type="float" office:value="0.006849" calcext:value-type="float">
            <text:p>0.006849</text:p>
          </table:table-cell>
          <table:table-cell table:formula="of:=[.P12]-[.P$4]" office:value-type="float" office:value="0.000614999999999999" calcext:value-type="float">
            <text:p>0.000615</text:p>
          </table:table-cell>
          <table:table-cell table:formula="of:=[.Q12]-[.Q$4]" office:value-type="float" office:value="0.009246" calcext:value-type="float">
            <text:p>0.009246</text:p>
          </table:table-cell>
          <table:table-cell table:formula="of:=[.R12]-[.R$4]" office:value-type="float" office:value="0.000789000000000001" calcext:value-type="float">
            <text:p>0.000789</text:p>
          </table:table-cell>
          <table:table-cell table:formula="of:=[.S12]-[.S$4]" office:value-type="float" office:value="0.223485" calcext:value-type="float">
            <text:p>0.22348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amschmidt</text:p>
          </table:table-cell>
          <table:table-cell office:value-type="float" office:value="0.003923" calcext:value-type="float">
            <text:p>0.003923</text:p>
          </table:table-cell>
          <table:table-cell office:value-type="float" office:value="0.013599" calcext:value-type="float">
            <text:p>0.013599</text:p>
          </table:table-cell>
          <table:table-cell office:value-type="float" office:value="0.006913" calcext:value-type="float">
            <text:p>0.006913</text:p>
          </table:table-cell>
          <table:table-cell office:value-type="float" office:value="0.006203" calcext:value-type="float">
            <text:p>0.006203</text:p>
          </table:table-cell>
          <table:table-cell office:value-type="float" office:value="0.012573" calcext:value-type="float">
            <text:p>0.012573</text:p>
          </table:table-cell>
          <table:table-cell office:value-type="float" office:value="0.005649" calcext:value-type="float">
            <text:p>0.005649</text:p>
          </table:table-cell>
          <table:table-cell office:value-type="float" office:value="0.01359" calcext:value-type="float">
            <text:p>0.01359</text:p>
          </table:table-cell>
          <table:table-cell office:value-type="float" office:value="0.013604" calcext:value-type="float">
            <text:p>0.013604</text:p>
          </table:table-cell>
          <table:table-cell office:value-type="float" office:value="0.013922" calcext:value-type="float">
            <text:p>0.013922</text:p>
          </table:table-cell>
          <table:table-cell office:value-type="float" office:value="0.00697" calcext:value-type="float">
            <text:p>0.00697</text:p>
          </table:table-cell>
          <table:table-cell office:value-type="float" office:value="0.011058" calcext:value-type="float">
            <text:p>0.011058</text:p>
          </table:table-cell>
          <table:table-cell office:value-type="float" office:value="0.056653" calcext:value-type="float">
            <text:p>0.056653</text:p>
          </table:table-cell>
          <table:table-cell office:value-type="float" office:value="0.016447" calcext:value-type="float">
            <text:p>0.016447</text:p>
          </table:table-cell>
          <table:table-cell office:value-type="float" office:value="0.018176" calcext:value-type="float">
            <text:p>0.018176</text:p>
          </table:table-cell>
          <table:table-cell office:value-type="float" office:value="0.012588" calcext:value-type="float">
            <text:p>0.012588</text:p>
          </table:table-cell>
          <table:table-cell office:value-type="float" office:value="0.016103" calcext:value-type="float">
            <text:p>0.016103</text:p>
          </table:table-cell>
          <table:table-cell office:value-type="float" office:value="0.005754" calcext:value-type="float">
            <text:p>0.005754</text:p>
          </table:table-cell>
          <table:table-cell office:value-type="float" office:value="0.254243" calcext:value-type="float">
            <text:p>0.254243</text:p>
          </table:table-cell>
          <table:table-cell/>
          <table:table-cell table:formula="of:=[.B13]-[.B$4]" office:value-type="float" office:value="0.000815" calcext:value-type="float">
            <text:p>0.000815</text:p>
          </table:table-cell>
          <table:table-cell table:formula="of:=[.C13]-[.C$4]" office:value-type="float" office:value="0.000564" calcext:value-type="float">
            <text:p>0.000564</text:p>
          </table:table-cell>
          <table:table-cell table:formula="of:=[.D13]-[.D$4]" office:value-type="float" office:value="0.001405" calcext:value-type="float">
            <text:p>0.001405</text:p>
          </table:table-cell>
          <table:table-cell table:formula="of:=[.E13]-[.E$4]" office:value-type="float" office:value="0.002992" calcext:value-type="float">
            <text:p>0.002992</text:p>
          </table:table-cell>
          <table:table-cell table:formula="of:=[.F13]-[.F$4]" office:value-type="float" office:value="0.008533" calcext:value-type="float">
            <text:p>0.008533</text:p>
          </table:table-cell>
          <table:table-cell table:formula="of:=[.G13]-[.G$4]" office:value-type="float" office:value="0.002624" calcext:value-type="float">
            <text:p>0.002624</text:p>
          </table:table-cell>
          <table:table-cell table:formula="of:=[.H13]-[.H$4]" office:value-type="float" office:value="0.002628" calcext:value-type="float">
            <text:p>0.002628</text:p>
          </table:table-cell>
          <table:table-cell table:formula="of:=[.I13]-[.I$4]" office:value-type="float" office:value="0.000891000000000001" calcext:value-type="float">
            <text:p>0.000891</text:p>
          </table:table-cell>
          <table:table-cell table:formula="of:=[.J13]-[.J$4]" office:value-type="float" office:value="0.000374999999999999" calcext:value-type="float">
            <text:p>0.000375</text:p>
          </table:table-cell>
          <table:table-cell table:formula="of:=[.K13]-[.K$4]" office:value-type="float" office:value="0.001486" calcext:value-type="float">
            <text:p>0.001486</text:p>
          </table:table-cell>
          <table:table-cell table:formula="of:=[.L13]-[.L$4]" office:value-type="float" office:value="0.004602" calcext:value-type="float">
            <text:p>0.004602</text:p>
          </table:table-cell>
          <table:table-cell table:formula="of:=[.M13]-[.M$4]" office:value-type="float" office:value="0.052147" calcext:value-type="float">
            <text:p>0.052147</text:p>
          </table:table-cell>
          <table:table-cell table:formula="of:=[.N13]-[.N$4]" office:value-type="float" office:value="0.003711" calcext:value-type="float">
            <text:p>0.003711</text:p>
          </table:table-cell>
          <table:table-cell table:formula="of:=[.O13]-[.O$4]" office:value-type="float" office:value="0.007222" calcext:value-type="float">
            <text:p>0.007222</text:p>
          </table:table-cell>
          <table:table-cell table:formula="of:=[.P13]-[.P$4]" office:value-type="float" office:value="0.000581" calcext:value-type="float">
            <text:p>0.000581</text:p>
          </table:table-cell>
          <table:table-cell table:formula="of:=[.Q13]-[.Q$4]" office:value-type="float" office:value="0.009322" calcext:value-type="float">
            <text:p>0.009322</text:p>
          </table:table-cell>
          <table:table-cell table:formula="of:=[.R13]-[.R$4]" office:value-type="float" office:value="0.000791" calcext:value-type="float">
            <text:p>0.000791</text:p>
          </table:table-cell>
          <table:table-cell table:formula="of:=[.S13]-[.S$4]" office:value-type="float" office:value="0.225009" calcext:value-type="float">
            <text:p>0.22500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ussinov</text:p>
          </table:table-cell>
          <table:table-cell office:value-type="float" office:value="0.003836" calcext:value-type="float">
            <text:p>0.003836</text:p>
          </table:table-cell>
          <table:table-cell office:value-type="float" office:value="0.013499" calcext:value-type="float">
            <text:p>0.013499</text:p>
          </table:table-cell>
          <table:table-cell office:value-type="float" office:value="0.007052" calcext:value-type="float">
            <text:p>0.007052</text:p>
          </table:table-cell>
          <table:table-cell office:value-type="float" office:value="0.006238" calcext:value-type="float">
            <text:p>0.006238</text:p>
          </table:table-cell>
          <table:table-cell office:value-type="float" office:value="0.011193" calcext:value-type="float">
            <text:p>0.011193</text:p>
          </table:table-cell>
          <table:table-cell office:value-type="float" office:value="0.005269" calcext:value-type="float">
            <text:p>0.005269</text:p>
          </table:table-cell>
          <table:table-cell office:value-type="float" office:value="0.013495" calcext:value-type="float">
            <text:p>0.013495</text:p>
          </table:table-cell>
          <table:table-cell office:value-type="float" office:value="0.01364" calcext:value-type="float">
            <text:p>0.01364</text:p>
          </table:table-cell>
          <table:table-cell office:value-type="float" office:value="0.013963" calcext:value-type="float">
            <text:p>0.013963</text:p>
          </table:table-cell>
          <table:table-cell office:value-type="float" office:value="0.007001" calcext:value-type="float">
            <text:p>0.007001</text:p>
          </table:table-cell>
          <table:table-cell office:value-type="float" office:value="0.011143" calcext:value-type="float">
            <text:p>0.011143</text:p>
          </table:table-cell>
          <table:table-cell office:value-type="float" office:value="0.05715" calcext:value-type="float">
            <text:p>0.05715</text:p>
          </table:table-cell>
          <table:table-cell office:value-type="float" office:value="0.016152" calcext:value-type="float">
            <text:p>0.016152</text:p>
          </table:table-cell>
          <table:table-cell office:value-type="float" office:value="0.017521" calcext:value-type="float">
            <text:p>0.017521</text:p>
          </table:table-cell>
          <table:table-cell office:value-type="float" office:value="0.012337" calcext:value-type="float">
            <text:p>0.012337</text:p>
          </table:table-cell>
          <table:table-cell office:value-type="float" office:value="0.015635" calcext:value-type="float">
            <text:p>0.015635</text:p>
          </table:table-cell>
          <table:table-cell office:value-type="float" office:value="0.005709" calcext:value-type="float">
            <text:p>0.005709</text:p>
          </table:table-cell>
          <table:table-cell office:value-type="float" office:value="0.218791" calcext:value-type="float">
            <text:p>0.218791</text:p>
          </table:table-cell>
          <table:table-cell/>
          <table:table-cell table:formula="of:=[.B14]-[.B$4]" office:value-type="float" office:value="0.000728" calcext:value-type="float">
            <text:p>0.000728</text:p>
          </table:table-cell>
          <table:table-cell table:formula="of:=[.C14]-[.C$4]" office:value-type="float" office:value="0.000463999999999999" calcext:value-type="float">
            <text:p>0.000464</text:p>
          </table:table-cell>
          <table:table-cell table:formula="of:=[.D14]-[.D$4]" office:value-type="float" office:value="0.001544" calcext:value-type="float">
            <text:p>0.001544</text:p>
          </table:table-cell>
          <table:table-cell table:formula="of:=[.E14]-[.E$4]" office:value-type="float" office:value="0.003027" calcext:value-type="float">
            <text:p>0.003027</text:p>
          </table:table-cell>
          <table:table-cell table:formula="of:=[.F14]-[.F$4]" office:value-type="float" office:value="0.007153" calcext:value-type="float">
            <text:p>0.007153</text:p>
          </table:table-cell>
          <table:table-cell table:formula="of:=[.G14]-[.G$4]" office:value-type="float" office:value="0.002244" calcext:value-type="float">
            <text:p>0.002244</text:p>
          </table:table-cell>
          <table:table-cell table:formula="of:=[.H14]-[.H$4]" office:value-type="float" office:value="0.002533" calcext:value-type="float">
            <text:p>0.002533</text:p>
          </table:table-cell>
          <table:table-cell table:formula="of:=[.I14]-[.I$4]" office:value-type="float" office:value="0.000927000000000002" calcext:value-type="float">
            <text:p>0.000927</text:p>
          </table:table-cell>
          <table:table-cell table:formula="of:=[.J14]-[.J$4]" office:value-type="float" office:value="0.000416" calcext:value-type="float">
            <text:p>0.000416</text:p>
          </table:table-cell>
          <table:table-cell table:formula="of:=[.K14]-[.K$4]" office:value-type="float" office:value="0.001517" calcext:value-type="float">
            <text:p>0.001517</text:p>
          </table:table-cell>
          <table:table-cell table:formula="of:=[.L14]-[.L$4]" office:value-type="float" office:value="0.004687" calcext:value-type="float">
            <text:p>0.004687</text:p>
          </table:table-cell>
          <table:table-cell table:formula="of:=[.M14]-[.M$4]" office:value-type="float" office:value="0.052644" calcext:value-type="float">
            <text:p>0.052644</text:p>
          </table:table-cell>
          <table:table-cell table:formula="of:=[.N14]-[.N$4]" office:value-type="float" office:value="0.003416" calcext:value-type="float">
            <text:p>0.003416</text:p>
          </table:table-cell>
          <table:table-cell table:formula="of:=[.O14]-[.O$4]" office:value-type="float" office:value="0.006567" calcext:value-type="float">
            <text:p>0.006567</text:p>
          </table:table-cell>
          <table:table-cell table:formula="of:=[.P14]-[.P$4]" office:value-type="float" office:value="0.000329999999999999" calcext:value-type="float">
            <text:p>0.00033</text:p>
          </table:table-cell>
          <table:table-cell table:formula="of:=[.Q14]-[.Q$4]" office:value-type="float" office:value="0.008854" calcext:value-type="float">
            <text:p>0.008854</text:p>
          </table:table-cell>
          <table:table-cell table:formula="of:=[.R14]-[.R$4]" office:value-type="float" office:value="0.000746" calcext:value-type="float">
            <text:p>0.000746</text:p>
          </table:table-cell>
          <table:table-cell table:formula="of:=[.S14]-[.S$4]" office:value-type="float" office:value="0.189557" calcext:value-type="float">
            <text:p>0.18955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3mm</text:p>
          </table:table-cell>
          <table:table-cell office:value-type="float" office:value="0.003874" calcext:value-type="float">
            <text:p>0.003874</text:p>
          </table:table-cell>
          <table:table-cell office:value-type="float" office:value="0.013576" calcext:value-type="float">
            <text:p>0.013576</text:p>
          </table:table-cell>
          <table:table-cell office:value-type="float" office:value="0.006906" calcext:value-type="float">
            <text:p>0.006906</text:p>
          </table:table-cell>
          <table:table-cell office:value-type="float" office:value="0.006124" calcext:value-type="float">
            <text:p>0.006124</text:p>
          </table:table-cell>
          <table:table-cell office:value-type="float" office:value="0.012535" calcext:value-type="float">
            <text:p>0.012535</text:p>
          </table:table-cell>
          <table:table-cell office:value-type="float" office:value="0.005654" calcext:value-type="float">
            <text:p>0.005654</text:p>
          </table:table-cell>
          <table:table-cell office:value-type="float" office:value="0.013566" calcext:value-type="float">
            <text:p>0.013566</text:p>
          </table:table-cell>
          <table:table-cell office:value-type="float" office:value="0.013695" calcext:value-type="float">
            <text:p>0.013695</text:p>
          </table:table-cell>
          <table:table-cell office:value-type="float" office:value="0.013997" calcext:value-type="float">
            <text:p>0.013997</text:p>
          </table:table-cell>
          <table:table-cell office:value-type="float" office:value="0.007021" calcext:value-type="float">
            <text:p>0.007021</text:p>
          </table:table-cell>
          <table:table-cell office:value-type="float" office:value="0.011017" calcext:value-type="float">
            <text:p>0.011017</text:p>
          </table:table-cell>
          <table:table-cell office:value-type="float" office:value="0.056148" calcext:value-type="float">
            <text:p>0.056148</text:p>
          </table:table-cell>
          <table:table-cell office:value-type="float" office:value="0.01604" calcext:value-type="float">
            <text:p>0.01604</text:p>
          </table:table-cell>
          <table:table-cell office:value-type="float" office:value="0.018373" calcext:value-type="float">
            <text:p>0.018373</text:p>
          </table:table-cell>
          <table:table-cell office:value-type="float" office:value="0.012589" calcext:value-type="float">
            <text:p>0.012589</text:p>
          </table:table-cell>
          <table:table-cell office:value-type="float" office:value="0.016183" calcext:value-type="float">
            <text:p>0.016183</text:p>
          </table:table-cell>
          <table:table-cell office:value-type="float" office:value="0.005729" calcext:value-type="float">
            <text:p>0.005729</text:p>
          </table:table-cell>
          <table:table-cell office:value-type="float" office:value="0.253511" calcext:value-type="float">
            <text:p>0.253511</text:p>
          </table:table-cell>
          <table:table-cell/>
          <table:table-cell table:formula="of:=[.B15]-[.B$4]" office:value-type="float" office:value="0.000766" calcext:value-type="float">
            <text:p>0.000766</text:p>
          </table:table-cell>
          <table:table-cell table:formula="of:=[.C15]-[.C$4]" office:value-type="float" office:value="0.000541" calcext:value-type="float">
            <text:p>0.000541</text:p>
          </table:table-cell>
          <table:table-cell table:formula="of:=[.D15]-[.D$4]" office:value-type="float" office:value="0.001398" calcext:value-type="float">
            <text:p>0.001398</text:p>
          </table:table-cell>
          <table:table-cell table:formula="of:=[.E15]-[.E$4]" office:value-type="float" office:value="0.002913" calcext:value-type="float">
            <text:p>0.002913</text:p>
          </table:table-cell>
          <table:table-cell table:formula="of:=[.F15]-[.F$4]" office:value-type="float" office:value="0.008495" calcext:value-type="float">
            <text:p>0.008495</text:p>
          </table:table-cell>
          <table:table-cell table:formula="of:=[.G15]-[.G$4]" office:value-type="float" office:value="0.002629" calcext:value-type="float">
            <text:p>0.002629</text:p>
          </table:table-cell>
          <table:table-cell table:formula="of:=[.H15]-[.H$4]" office:value-type="float" office:value="0.002604" calcext:value-type="float">
            <text:p>0.002604</text:p>
          </table:table-cell>
          <table:table-cell table:formula="of:=[.I15]-[.I$4]" office:value-type="float" office:value="0.000982" calcext:value-type="float">
            <text:p>0.000982</text:p>
          </table:table-cell>
          <table:table-cell table:formula="of:=[.J15]-[.J$4]" office:value-type="float" office:value="0.000449999999999999" calcext:value-type="float">
            <text:p>0.00045</text:p>
          </table:table-cell>
          <table:table-cell table:formula="of:=[.K15]-[.K$4]" office:value-type="float" office:value="0.001537" calcext:value-type="float">
            <text:p>0.001537</text:p>
          </table:table-cell>
          <table:table-cell table:formula="of:=[.L15]-[.L$4]" office:value-type="float" office:value="0.004561" calcext:value-type="float">
            <text:p>0.004561</text:p>
          </table:table-cell>
          <table:table-cell table:formula="of:=[.M15]-[.M$4]" office:value-type="float" office:value="0.051642" calcext:value-type="float">
            <text:p>0.051642</text:p>
          </table:table-cell>
          <table:table-cell table:formula="of:=[.N15]-[.N$4]" office:value-type="float" office:value="0.003304" calcext:value-type="float">
            <text:p>0.003304</text:p>
          </table:table-cell>
          <table:table-cell table:formula="of:=[.O15]-[.O$4]" office:value-type="float" office:value="0.007419" calcext:value-type="float">
            <text:p>0.007419</text:p>
          </table:table-cell>
          <table:table-cell table:formula="of:=[.P15]-[.P$4]" office:value-type="float" office:value="0.000581999999999999" calcext:value-type="float">
            <text:p>0.000582</text:p>
          </table:table-cell>
          <table:table-cell table:formula="of:=[.Q15]-[.Q$4]" office:value-type="float" office:value="0.009402" calcext:value-type="float">
            <text:p>0.009402</text:p>
          </table:table-cell>
          <table:table-cell table:formula="of:=[.R15]-[.R$4]" office:value-type="float" office:value="0.000766" calcext:value-type="float">
            <text:p>0.000766</text:p>
          </table:table-cell>
          <table:table-cell table:formula="of:=[.S15]-[.S$4]" office:value-type="float" office:value="0.224277" calcext:value-type="float">
            <text:p>0.22427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di</text:p>
          </table:table-cell>
          <table:table-cell office:value-type="float" office:value="0.003856" calcext:value-type="float">
            <text:p>0.003856</text:p>
          </table:table-cell>
          <table:table-cell office:value-type="float" office:value="0.013502" calcext:value-type="float">
            <text:p>0.013502</text:p>
          </table:table-cell>
          <table:table-cell office:value-type="float" office:value="0.006635" calcext:value-type="float">
            <text:p>0.006635</text:p>
          </table:table-cell>
          <table:table-cell office:value-type="float" office:value="0.006256" calcext:value-type="float">
            <text:p>0.006256</text:p>
          </table:table-cell>
          <table:table-cell office:value-type="float" office:value="0.011491" calcext:value-type="float">
            <text:p>0.011491</text:p>
          </table:table-cell>
          <table:table-cell office:value-type="float" office:value="0.005565" calcext:value-type="float">
            <text:p>0.005565</text:p>
          </table:table-cell>
          <table:table-cell office:value-type="float" office:value="0.013281" calcext:value-type="float">
            <text:p>0.013281</text:p>
          </table:table-cell>
          <table:table-cell office:value-type="float" office:value="0.013813" calcext:value-type="float">
            <text:p>0.013813</text:p>
          </table:table-cell>
          <table:table-cell office:value-type="float" office:value="0.014126" calcext:value-type="float">
            <text:p>0.014126</text:p>
          </table:table-cell>
          <table:table-cell office:value-type="float" office:value="0.006966" calcext:value-type="float">
            <text:p>0.006966</text:p>
          </table:table-cell>
          <table:table-cell office:value-type="float" office:value="0.010775" calcext:value-type="float">
            <text:p>0.010775</text:p>
          </table:table-cell>
          <table:table-cell office:value-type="float" office:value="0.055276" calcext:value-type="float">
            <text:p>0.055276</text:p>
          </table:table-cell>
          <table:table-cell office:value-type="float" office:value="0.015417" calcext:value-type="float">
            <text:p>0.015417</text:p>
          </table:table-cell>
          <table:table-cell office:value-type="float" office:value="0.017783" calcext:value-type="float">
            <text:p>0.017783</text:p>
          </table:table-cell>
          <table:table-cell office:value-type="float" office:value="0.012602" calcext:value-type="float">
            <text:p>0.012602</text:p>
          </table:table-cell>
          <table:table-cell office:value-type="float" office:value="0.014985" calcext:value-type="float">
            <text:p>0.014985</text:p>
          </table:table-cell>
          <table:table-cell office:value-type="float" office:value="0.005781" calcext:value-type="float">
            <text:p>0.005781</text:p>
          </table:table-cell>
          <table:table-cell office:value-type="float" office:value="0.238655" calcext:value-type="float">
            <text:p>0.238655</text:p>
          </table:table-cell>
          <table:table-cell/>
          <table:table-cell table:formula="of:=[.B16]-[.B$4]" office:value-type="float" office:value="0.000748" calcext:value-type="float">
            <text:p>0.000748</text:p>
          </table:table-cell>
          <table:table-cell table:formula="of:=[.C16]-[.C$4]" office:value-type="float" office:value="0.000467" calcext:value-type="float">
            <text:p>0.000467</text:p>
          </table:table-cell>
          <table:table-cell table:formula="of:=[.D16]-[.D$4]" office:value-type="float" office:value="0.001127" calcext:value-type="float">
            <text:p>0.001127</text:p>
          </table:table-cell>
          <table:table-cell table:formula="of:=[.E16]-[.E$4]" office:value-type="float" office:value="0.003045" calcext:value-type="float">
            <text:p>0.003045</text:p>
          </table:table-cell>
          <table:table-cell table:formula="of:=[.F16]-[.F$4]" office:value-type="float" office:value="0.007451" calcext:value-type="float">
            <text:p>0.007451</text:p>
          </table:table-cell>
          <table:table-cell table:formula="of:=[.G16]-[.G$4]" office:value-type="float" office:value="0.00254" calcext:value-type="float">
            <text:p>0.00254</text:p>
          </table:table-cell>
          <table:table-cell table:formula="of:=[.H16]-[.H$4]" office:value-type="float" office:value="0.002319" calcext:value-type="float">
            <text:p>0.002319</text:p>
          </table:table-cell>
          <table:table-cell table:formula="of:=[.I16]-[.I$4]" office:value-type="float" office:value="0.0011" calcext:value-type="float">
            <text:p>0.0011</text:p>
          </table:table-cell>
          <table:table-cell table:formula="of:=[.J16]-[.J$4]" office:value-type="float" office:value="0.000579" calcext:value-type="float">
            <text:p>0.000579</text:p>
          </table:table-cell>
          <table:table-cell table:formula="of:=[.K16]-[.K$4]" office:value-type="float" office:value="0.001482" calcext:value-type="float">
            <text:p>0.001482</text:p>
          </table:table-cell>
          <table:table-cell table:formula="of:=[.L16]-[.L$4]" office:value-type="float" office:value="0.004319" calcext:value-type="float">
            <text:p>0.004319</text:p>
          </table:table-cell>
          <table:table-cell table:formula="of:=[.M16]-[.M$4]" office:value-type="float" office:value="0.05077" calcext:value-type="float">
            <text:p>0.05077</text:p>
          </table:table-cell>
          <table:table-cell table:formula="of:=[.N16]-[.N$4]" office:value-type="float" office:value="0.002681" calcext:value-type="float">
            <text:p>0.002681</text:p>
          </table:table-cell>
          <table:table-cell table:formula="of:=[.O16]-[.O$4]" office:value-type="float" office:value="0.006829" calcext:value-type="float">
            <text:p>0.006829</text:p>
          </table:table-cell>
          <table:table-cell table:formula="of:=[.P16]-[.P$4]" office:value-type="float" office:value="0.000594999999999998" calcext:value-type="float">
            <text:p>0.000595</text:p>
          </table:table-cell>
          <table:table-cell table:formula="of:=[.Q16]-[.Q$4]" office:value-type="float" office:value="0.008204" calcext:value-type="float">
            <text:p>0.008204</text:p>
          </table:table-cell>
          <table:table-cell table:formula="of:=[.R16]-[.R$4]" office:value-type="float" office:value="0.000818" calcext:value-type="float">
            <text:p>0.000818</text:p>
          </table:table-cell>
          <table:table-cell table:formula="of:=[.S16]-[.S$4]" office:value-type="float" office:value="0.209421" calcext:value-type="float">
            <text:p>0.20942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dtd-2d</text:p>
          </table:table-cell>
          <table:table-cell office:value-type="float" office:value="0.003849" calcext:value-type="float">
            <text:p>0.003849</text:p>
          </table:table-cell>
          <table:table-cell office:value-type="float" office:value="0.013273" calcext:value-type="float">
            <text:p>0.013273</text:p>
          </table:table-cell>
          <table:table-cell office:value-type="float" office:value="0.00687" calcext:value-type="float">
            <text:p>0.00687</text:p>
          </table:table-cell>
          <table:table-cell office:value-type="float" office:value="0.006285" calcext:value-type="float">
            <text:p>0.006285</text:p>
          </table:table-cell>
          <table:table-cell office:value-type="float" office:value="0.012332" calcext:value-type="float">
            <text:p>0.012332</text:p>
          </table:table-cell>
          <table:table-cell office:value-type="float" office:value="0.005672" calcext:value-type="float">
            <text:p>0.005672</text:p>
          </table:table-cell>
          <table:table-cell office:value-type="float" office:value="0.013226" calcext:value-type="float">
            <text:p>0.013226</text:p>
          </table:table-cell>
          <table:table-cell office:value-type="float" office:value="0.013833" calcext:value-type="float">
            <text:p>0.013833</text:p>
          </table:table-cell>
          <table:table-cell office:value-type="float" office:value="0.014137" calcext:value-type="float">
            <text:p>0.014137</text:p>
          </table:table-cell>
          <table:table-cell office:value-type="float" office:value="0.007108" calcext:value-type="float">
            <text:p>0.007108</text:p>
          </table:table-cell>
          <table:table-cell office:value-type="float" office:value="0.01094" calcext:value-type="float">
            <text:p>0.01094</text:p>
          </table:table-cell>
          <table:table-cell office:value-type="float" office:value="0.055596" calcext:value-type="float">
            <text:p>0.055596</text:p>
          </table:table-cell>
          <table:table-cell office:value-type="float" office:value="0.016091" calcext:value-type="float">
            <text:p>0.016091</text:p>
          </table:table-cell>
          <table:table-cell office:value-type="float" office:value="0.018134" calcext:value-type="float">
            <text:p>0.018134</text:p>
          </table:table-cell>
          <table:table-cell office:value-type="float" office:value="0.012504" calcext:value-type="float">
            <text:p>0.012504</text:p>
          </table:table-cell>
          <table:table-cell office:value-type="float" office:value="0.01604" calcext:value-type="float">
            <text:p>0.01604</text:p>
          </table:table-cell>
          <table:table-cell office:value-type="float" office:value="0.005796" calcext:value-type="float">
            <text:p>0.005796</text:p>
          </table:table-cell>
          <table:table-cell office:value-type="float" office:value="0.253959" calcext:value-type="float">
            <text:p>0.253959</text:p>
          </table:table-cell>
          <table:table-cell/>
          <table:table-cell table:formula="of:=[.B17]-[.B$4]" office:value-type="float" office:value="0.000741" calcext:value-type="float">
            <text:p>0.000741</text:p>
          </table:table-cell>
          <table:table-cell table:formula="of:=[.C17]-[.C$4]" office:value-type="float" office:value="0.000238" calcext:value-type="float">
            <text:p>0.000238</text:p>
          </table:table-cell>
          <table:table-cell table:formula="of:=[.D17]-[.D$4]" office:value-type="float" office:value="0.001362" calcext:value-type="float">
            <text:p>0.001362</text:p>
          </table:table-cell>
          <table:table-cell table:formula="of:=[.E17]-[.E$4]" office:value-type="float" office:value="0.003074" calcext:value-type="float">
            <text:p>0.003074</text:p>
          </table:table-cell>
          <table:table-cell table:formula="of:=[.F17]-[.F$4]" office:value-type="float" office:value="0.008292" calcext:value-type="float">
            <text:p>0.008292</text:p>
          </table:table-cell>
          <table:table-cell table:formula="of:=[.G17]-[.G$4]" office:value-type="float" office:value="0.002647" calcext:value-type="float">
            <text:p>0.002647</text:p>
          </table:table-cell>
          <table:table-cell table:formula="of:=[.H17]-[.H$4]" office:value-type="float" office:value="0.002264" calcext:value-type="float">
            <text:p>0.002264</text:p>
          </table:table-cell>
          <table:table-cell table:formula="of:=[.I17]-[.I$4]" office:value-type="float" office:value="0.00112" calcext:value-type="float">
            <text:p>0.00112</text:p>
          </table:table-cell>
          <table:table-cell table:formula="of:=[.J17]-[.J$4]" office:value-type="float" office:value="0.000589999999999999" calcext:value-type="float">
            <text:p>0.00059</text:p>
          </table:table-cell>
          <table:table-cell table:formula="of:=[.K17]-[.K$4]" office:value-type="float" office:value="0.001624" calcext:value-type="float">
            <text:p>0.001624</text:p>
          </table:table-cell>
          <table:table-cell table:formula="of:=[.L17]-[.L$4]" office:value-type="float" office:value="0.004484" calcext:value-type="float">
            <text:p>0.004484</text:p>
          </table:table-cell>
          <table:table-cell table:formula="of:=[.M17]-[.M$4]" office:value-type="float" office:value="0.05109" calcext:value-type="float">
            <text:p>0.05109</text:p>
          </table:table-cell>
          <table:table-cell table:formula="of:=[.N17]-[.N$4]" office:value-type="float" office:value="0.003355" calcext:value-type="float">
            <text:p>0.003355</text:p>
          </table:table-cell>
          <table:table-cell table:formula="of:=[.O17]-[.O$4]" office:value-type="float" office:value="0.00718" calcext:value-type="float">
            <text:p>0.00718</text:p>
          </table:table-cell>
          <table:table-cell table:formula="of:=[.P17]-[.P$4]" office:value-type="float" office:value="0.000496999999999999" calcext:value-type="float">
            <text:p>0.000497</text:p>
          </table:table-cell>
          <table:table-cell table:formula="of:=[.Q17]-[.Q$4]" office:value-type="float" office:value="0.009259" calcext:value-type="float">
            <text:p>0.009259</text:p>
          </table:table-cell>
          <table:table-cell table:formula="of:=[.R17]-[.R$4]" office:value-type="float" office:value="0.000833" calcext:value-type="float">
            <text:p>0.000833</text:p>
          </table:table-cell>
          <table:table-cell table:formula="of:=[.S17]-[.S$4]" office:value-type="float" office:value="0.224725" calcext:value-type="float">
            <text:p>0.2247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acobi-2d</text:p>
          </table:table-cell>
          <table:table-cell office:value-type="float" office:value="0.00382" calcext:value-type="float">
            <text:p>0.00382</text:p>
          </table:table-cell>
          <table:table-cell office:value-type="float" office:value="0.013222" calcext:value-type="float">
            <text:p>0.013222</text:p>
          </table:table-cell>
          <table:table-cell office:value-type="float" office:value="0.00668" calcext:value-type="float">
            <text:p>0.00668</text:p>
          </table:table-cell>
          <table:table-cell office:value-type="float" office:value="0.006189" calcext:value-type="float">
            <text:p>0.006189</text:p>
          </table:table-cell>
          <table:table-cell office:value-type="float" office:value="0.011388" calcext:value-type="float">
            <text:p>0.011388</text:p>
          </table:table-cell>
          <table:table-cell office:value-type="float" office:value="0.005522" calcext:value-type="float">
            <text:p>0.005522</text:p>
          </table:table-cell>
          <table:table-cell office:value-type="float" office:value="0.013335" calcext:value-type="float">
            <text:p>0.013335</text:p>
          </table:table-cell>
          <table:table-cell office:value-type="float" office:value="0.013755" calcext:value-type="float">
            <text:p>0.013755</text:p>
          </table:table-cell>
          <table:table-cell office:value-type="float" office:value="0.013879" calcext:value-type="float">
            <text:p>0.013879</text:p>
          </table:table-cell>
          <table:table-cell office:value-type="float" office:value="0.006712" calcext:value-type="float">
            <text:p>0.006712</text:p>
          </table:table-cell>
          <table:table-cell office:value-type="float" office:value="0.010919" calcext:value-type="float">
            <text:p>0.010919</text:p>
          </table:table-cell>
          <table:table-cell office:value-type="float" office:value="0.054976" calcext:value-type="float">
            <text:p>0.054976</text:p>
          </table:table-cell>
          <table:table-cell office:value-type="float" office:value="0.015803" calcext:value-type="float">
            <text:p>0.015803</text:p>
          </table:table-cell>
          <table:table-cell office:value-type="float" office:value="0.017788" calcext:value-type="float">
            <text:p>0.017788</text:p>
          </table:table-cell>
          <table:table-cell office:value-type="float" office:value="0.012733" calcext:value-type="float">
            <text:p>0.012733</text:p>
          </table:table-cell>
          <table:table-cell office:value-type="float" office:value="0.014961" calcext:value-type="float">
            <text:p>0.014961</text:p>
          </table:table-cell>
          <table:table-cell office:value-type="float" office:value="0.005713" calcext:value-type="float">
            <text:p>0.005713</text:p>
          </table:table-cell>
          <table:table-cell office:value-type="float" office:value="0.240033" calcext:value-type="float">
            <text:p>0.240033</text:p>
          </table:table-cell>
          <table:table-cell/>
          <table:table-cell table:formula="of:=[.B18]-[.B$4]" office:value-type="float" office:value="0.000712000000000001" calcext:value-type="float">
            <text:p>0.000712</text:p>
          </table:table-cell>
          <table:table-cell table:formula="of:=[.C18]-[.C$4]" office:value-type="float" office:value="0.000187" calcext:value-type="float">
            <text:p>0.000187</text:p>
          </table:table-cell>
          <table:table-cell table:formula="of:=[.D18]-[.D$4]" office:value-type="float" office:value="0.001172" calcext:value-type="float">
            <text:p>0.001172</text:p>
          </table:table-cell>
          <table:table-cell table:formula="of:=[.E18]-[.E$4]" office:value-type="float" office:value="0.002978" calcext:value-type="float">
            <text:p>0.002978</text:p>
          </table:table-cell>
          <table:table-cell table:formula="of:=[.F18]-[.F$4]" office:value-type="float" office:value="0.007348" calcext:value-type="float">
            <text:p>0.007348</text:p>
          </table:table-cell>
          <table:table-cell table:formula="of:=[.G18]-[.G$4]" office:value-type="float" office:value="0.002497" calcext:value-type="float">
            <text:p>0.002497</text:p>
          </table:table-cell>
          <table:table-cell table:formula="of:=[.H18]-[.H$4]" office:value-type="float" office:value="0.002373" calcext:value-type="float">
            <text:p>0.002373</text:p>
          </table:table-cell>
          <table:table-cell table:formula="of:=[.I18]-[.I$4]" office:value-type="float" office:value="0.001042" calcext:value-type="float">
            <text:p>0.001042</text:p>
          </table:table-cell>
          <table:table-cell table:formula="of:=[.J18]-[.J$4]" office:value-type="float" office:value="0.000331999999999999" calcext:value-type="float">
            <text:p>0.000332</text:p>
          </table:table-cell>
          <table:table-cell table:formula="of:=[.K18]-[.K$4]" office:value-type="float" office:value="0.001228" calcext:value-type="float">
            <text:p>0.001228</text:p>
          </table:table-cell>
          <table:table-cell table:formula="of:=[.L18]-[.L$4]" office:value-type="float" office:value="0.004463" calcext:value-type="float">
            <text:p>0.004463</text:p>
          </table:table-cell>
          <table:table-cell table:formula="of:=[.M18]-[.M$4]" office:value-type="float" office:value="0.05047" calcext:value-type="float">
            <text:p>0.05047</text:p>
          </table:table-cell>
          <table:table-cell table:formula="of:=[.N18]-[.N$4]" office:value-type="float" office:value="0.003067" calcext:value-type="float">
            <text:p>0.003067</text:p>
          </table:table-cell>
          <table:table-cell table:formula="of:=[.O18]-[.O$4]" office:value-type="float" office:value="0.006834" calcext:value-type="float">
            <text:p>0.006834</text:p>
          </table:table-cell>
          <table:table-cell table:formula="of:=[.P18]-[.P$4]" office:value-type="float" office:value="0.000725999999999999" calcext:value-type="float">
            <text:p>0.000726</text:p>
          </table:table-cell>
          <table:table-cell table:formula="of:=[.Q18]-[.Q$4]" office:value-type="float" office:value="0.00818" calcext:value-type="float">
            <text:p>0.00818</text:p>
          </table:table-cell>
          <table:table-cell table:formula="of:=[.R18]-[.R$4]" office:value-type="float" office:value="0.00075" calcext:value-type="float">
            <text:p>0.00075</text:p>
          </table:table-cell>
          <table:table-cell table:formula="of:=[.S18]-[.S$4]" office:value-type="float" office:value="0.210799" calcext:value-type="float">
            <text:p>0.21079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eidel-2d</text:p>
          </table:table-cell>
          <table:table-cell office:value-type="float" office:value="0.00385" calcext:value-type="float">
            <text:p>0.00385</text:p>
          </table:table-cell>
          <table:table-cell office:value-type="float" office:value="0.013182" calcext:value-type="float">
            <text:p>0.013182</text:p>
          </table:table-cell>
          <table:table-cell office:value-type="float" office:value="0.00659" calcext:value-type="float">
            <text:p>0.00659</text:p>
          </table:table-cell>
          <table:table-cell office:value-type="float" office:value="0.006314" calcext:value-type="float">
            <text:p>0.006314</text:p>
          </table:table-cell>
          <table:table-cell office:value-type="float" office:value="0.009433" calcext:value-type="float">
            <text:p>0.009433</text:p>
          </table:table-cell>
          <table:table-cell office:value-type="float" office:value="0.00513" calcext:value-type="float">
            <text:p>0.00513</text:p>
          </table:table-cell>
          <table:table-cell office:value-type="float" office:value="0.013512" calcext:value-type="float">
            <text:p>0.013512</text:p>
          </table:table-cell>
          <table:table-cell office:value-type="float" office:value="0.013709" calcext:value-type="float">
            <text:p>0.013709</text:p>
          </table:table-cell>
          <table:table-cell office:value-type="float" office:value="0.013999" calcext:value-type="float">
            <text:p>0.013999</text:p>
          </table:table-cell>
          <table:table-cell office:value-type="float" office:value="0.006667" calcext:value-type="float">
            <text:p>0.006667</text:p>
          </table:table-cell>
          <table:table-cell office:value-type="float" office:value="0.010653" calcext:value-type="float">
            <text:p>0.010653</text:p>
          </table:table-cell>
          <table:table-cell office:value-type="float" office:value="0.056249" calcext:value-type="float">
            <text:p>0.056249</text:p>
          </table:table-cell>
          <table:table-cell office:value-type="float" office:value="0.015569" calcext:value-type="float">
            <text:p>0.015569</text:p>
          </table:table-cell>
          <table:table-cell office:value-type="float" office:value="0.0175" calcext:value-type="float">
            <text:p>0.0175</text:p>
          </table:table-cell>
          <table:table-cell office:value-type="float" office:value="0.012424" calcext:value-type="float">
            <text:p>0.012424</text:p>
          </table:table-cell>
          <table:table-cell office:value-type="float" office:value="0.014862" calcext:value-type="float">
            <text:p>0.014862</text:p>
          </table:table-cell>
          <table:table-cell office:value-type="float" office:value="0.005729" calcext:value-type="float">
            <text:p>0.005729</text:p>
          </table:table-cell>
          <table:table-cell office:value-type="float" office:value="0.195878" calcext:value-type="float">
            <text:p>0.195878</text:p>
          </table:table-cell>
          <table:table-cell/>
          <table:table-cell table:formula="of:=[.B19]-[.B$4]" office:value-type="float" office:value="0.000742" calcext:value-type="float">
            <text:p>0.000742</text:p>
          </table:table-cell>
          <table:table-cell table:formula="of:=[.C19]-[.C$4]" office:value-type="float" office:value="0.000147" calcext:value-type="float">
            <text:p>0.000147</text:p>
          </table:table-cell>
          <table:table-cell table:formula="of:=[.D19]-[.D$4]" office:value-type="float" office:value="0.001082" calcext:value-type="float">
            <text:p>0.001082</text:p>
          </table:table-cell>
          <table:table-cell table:formula="of:=[.E19]-[.E$4]" office:value-type="float" office:value="0.003103" calcext:value-type="float">
            <text:p>0.003103</text:p>
          </table:table-cell>
          <table:table-cell table:formula="of:=[.F19]-[.F$4]" office:value-type="float" office:value="0.005393" calcext:value-type="float">
            <text:p>0.005393</text:p>
          </table:table-cell>
          <table:table-cell table:formula="of:=[.G19]-[.G$4]" office:value-type="float" office:value="0.002105" calcext:value-type="float">
            <text:p>0.002105</text:p>
          </table:table-cell>
          <table:table-cell table:formula="of:=[.H19]-[.H$4]" office:value-type="float" office:value="0.00255" calcext:value-type="float">
            <text:p>0.00255</text:p>
          </table:table-cell>
          <table:table-cell table:formula="of:=[.I19]-[.I$4]" office:value-type="float" office:value="0.000996" calcext:value-type="float">
            <text:p>0.000996</text:p>
          </table:table-cell>
          <table:table-cell table:formula="of:=[.J19]-[.J$4]" office:value-type="float" office:value="0.000451999999999999" calcext:value-type="float">
            <text:p>0.000452</text:p>
          </table:table-cell>
          <table:table-cell table:formula="of:=[.K19]-[.K$4]" office:value-type="float" office:value="0.001183" calcext:value-type="float">
            <text:p>0.001183</text:p>
          </table:table-cell>
          <table:table-cell table:formula="of:=[.L19]-[.L$4]" office:value-type="float" office:value="0.004197" calcext:value-type="float">
            <text:p>0.004197</text:p>
          </table:table-cell>
          <table:table-cell table:formula="of:=[.M19]-[.M$4]" office:value-type="float" office:value="0.051743" calcext:value-type="float">
            <text:p>0.051743</text:p>
          </table:table-cell>
          <table:table-cell table:formula="of:=[.N19]-[.N$4]" office:value-type="float" office:value="0.002833" calcext:value-type="float">
            <text:p>0.002833</text:p>
          </table:table-cell>
          <table:table-cell table:formula="of:=[.O19]-[.O$4]" office:value-type="float" office:value="0.006546" calcext:value-type="float">
            <text:p>0.006546</text:p>
          </table:table-cell>
          <table:table-cell table:formula="of:=[.P19]-[.P$4]" office:value-type="float" office:value="0.000416999999999999" calcext:value-type="float">
            <text:p>0.000417</text:p>
          </table:table-cell>
          <table:table-cell table:formula="of:=[.Q19]-[.Q$4]" office:value-type="float" office:value="0.008081" calcext:value-type="float">
            <text:p>0.008081</text:p>
          </table:table-cell>
          <table:table-cell table:formula="of:=[.R19]-[.R$4]" office:value-type="float" office:value="0.000766" calcext:value-type="float">
            <text:p>0.000766</text:p>
          </table:table-cell>
          <table:table-cell table:formula="of:=[.S19]-[.S$4]" office:value-type="float" office:value="0.166644" calcext:value-type="float">
            <text:p>0.16664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eat-3d</text:p>
          </table:table-cell>
          <table:table-cell office:value-type="float" office:value="0.003832" calcext:value-type="float">
            <text:p>0.003832</text:p>
          </table:table-cell>
          <table:table-cell office:value-type="float" office:value="0.013417" calcext:value-type="float">
            <text:p>0.013417</text:p>
          </table:table-cell>
          <table:table-cell office:value-type="float" office:value="0.006926" calcext:value-type="float">
            <text:p>0.006926</text:p>
          </table:table-cell>
          <table:table-cell office:value-type="float" office:value="0.006304" calcext:value-type="float">
            <text:p>0.006304</text:p>
          </table:table-cell>
          <table:table-cell office:value-type="float" office:value="0.01111" calcext:value-type="float">
            <text:p>0.01111</text:p>
          </table:table-cell>
          <table:table-cell office:value-type="float" office:value="0.005388" calcext:value-type="float">
            <text:p>0.005388</text:p>
          </table:table-cell>
          <table:table-cell office:value-type="float" office:value="0.01328" calcext:value-type="float">
            <text:p>0.01328</text:p>
          </table:table-cell>
          <table:table-cell office:value-type="float" office:value="0.013738" calcext:value-type="float">
            <text:p>0.013738</text:p>
          </table:table-cell>
          <table:table-cell office:value-type="float" office:value="0.014145" calcext:value-type="float">
            <text:p>0.014145</text:p>
          </table:table-cell>
          <table:table-cell office:value-type="float" office:value="0.006957" calcext:value-type="float">
            <text:p>0.006957</text:p>
          </table:table-cell>
          <table:table-cell office:value-type="float" office:value="0.010981" calcext:value-type="float">
            <text:p>0.010981</text:p>
          </table:table-cell>
          <table:table-cell office:value-type="float" office:value="0.055654" calcext:value-type="float">
            <text:p>0.055654</text:p>
          </table:table-cell>
          <table:table-cell office:value-type="float" office:value="0.015655" calcext:value-type="float">
            <text:p>0.015655</text:p>
          </table:table-cell>
          <table:table-cell office:value-type="float" office:value="0.017437" calcext:value-type="float">
            <text:p>0.017437</text:p>
          </table:table-cell>
          <table:table-cell office:value-type="float" office:value="0.012791" calcext:value-type="float">
            <text:p>0.012791</text:p>
          </table:table-cell>
          <table:table-cell office:value-type="float" office:value="0.015074" calcext:value-type="float">
            <text:p>0.015074</text:p>
          </table:table-cell>
          <table:table-cell office:value-type="float" office:value="0.00577" calcext:value-type="float">
            <text:p>0.00577</text:p>
          </table:table-cell>
          <table:table-cell office:value-type="float" office:value="0.229089" calcext:value-type="float">
            <text:p>0.229089</text:p>
          </table:table-cell>
          <table:table-cell/>
          <table:table-cell table:formula="of:=[.B20]-[.B$4]" office:value-type="float" office:value="0.000724" calcext:value-type="float">
            <text:p>0.000724</text:p>
          </table:table-cell>
          <table:table-cell table:formula="of:=[.C20]-[.C$4]" office:value-type="float" office:value="0.000382" calcext:value-type="float">
            <text:p>0.000382</text:p>
          </table:table-cell>
          <table:table-cell table:formula="of:=[.D20]-[.D$4]" office:value-type="float" office:value="0.001418" calcext:value-type="float">
            <text:p>0.001418</text:p>
          </table:table-cell>
          <table:table-cell table:formula="of:=[.E20]-[.E$4]" office:value-type="float" office:value="0.003093" calcext:value-type="float">
            <text:p>0.003093</text:p>
          </table:table-cell>
          <table:table-cell table:formula="of:=[.F20]-[.F$4]" office:value-type="float" office:value="0.00707" calcext:value-type="float">
            <text:p>0.00707</text:p>
          </table:table-cell>
          <table:table-cell table:formula="of:=[.G20]-[.G$4]" office:value-type="float" office:value="0.002363" calcext:value-type="float">
            <text:p>0.002363</text:p>
          </table:table-cell>
          <table:table-cell table:formula="of:=[.H20]-[.H$4]" office:value-type="float" office:value="0.002318" calcext:value-type="float">
            <text:p>0.002318</text:p>
          </table:table-cell>
          <table:table-cell table:formula="of:=[.I20]-[.I$4]" office:value-type="float" office:value="0.001025" calcext:value-type="float">
            <text:p>0.001025</text:p>
          </table:table-cell>
          <table:table-cell table:formula="of:=[.J20]-[.J$4]" office:value-type="float" office:value="0.000598" calcext:value-type="float">
            <text:p>0.000598</text:p>
          </table:table-cell>
          <table:table-cell table:formula="of:=[.K20]-[.K$4]" office:value-type="float" office:value="0.001473" calcext:value-type="float">
            <text:p>0.001473</text:p>
          </table:table-cell>
          <table:table-cell table:formula="of:=[.L20]-[.L$4]" office:value-type="float" office:value="0.004525" calcext:value-type="float">
            <text:p>0.004525</text:p>
          </table:table-cell>
          <table:table-cell table:formula="of:=[.M20]-[.M$4]" office:value-type="float" office:value="0.051148" calcext:value-type="float">
            <text:p>0.051148</text:p>
          </table:table-cell>
          <table:table-cell table:formula="of:=[.N20]-[.N$4]" office:value-type="float" office:value="0.002919" calcext:value-type="float">
            <text:p>0.002919</text:p>
          </table:table-cell>
          <table:table-cell table:formula="of:=[.O20]-[.O$4]" office:value-type="float" office:value="0.006483" calcext:value-type="float">
            <text:p>0.006483</text:p>
          </table:table-cell>
          <table:table-cell table:formula="of:=[.P20]-[.P$4]" office:value-type="float" office:value="0.000784" calcext:value-type="float">
            <text:p>0.000784</text:p>
          </table:table-cell>
          <table:table-cell table:formula="of:=[.Q20]-[.Q$4]" office:value-type="float" office:value="0.008293" calcext:value-type="float">
            <text:p>0.008293</text:p>
          </table:table-cell>
          <table:table-cell table:formula="of:=[.R20]-[.R$4]" office:value-type="float" office:value="0.000807000000000001" calcext:value-type="float">
            <text:p>0.000807</text:p>
          </table:table-cell>
          <table:table-cell table:formula="of:=[.S20]-[.S$4]" office:value-type="float" office:value="0.199855" calcext:value-type="float">
            <text:p>0.19985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holesky</text:p>
          </table:table-cell>
          <table:table-cell office:value-type="float" office:value="0.003911" calcext:value-type="float">
            <text:p>0.003911</text:p>
          </table:table-cell>
          <table:table-cell office:value-type="float" office:value="0.013263" calcext:value-type="float">
            <text:p>0.013263</text:p>
          </table:table-cell>
          <table:table-cell office:value-type="float" office:value="0.006729" calcext:value-type="float">
            <text:p>0.006729</text:p>
          </table:table-cell>
          <table:table-cell office:value-type="float" office:value="0.006283" calcext:value-type="float">
            <text:p>0.006283</text:p>
          </table:table-cell>
          <table:table-cell office:value-type="float" office:value="0.011466" calcext:value-type="float">
            <text:p>0.011466</text:p>
          </table:table-cell>
          <table:table-cell office:value-type="float" office:value="0.005493" calcext:value-type="float">
            <text:p>0.005493</text:p>
          </table:table-cell>
          <table:table-cell office:value-type="float" office:value="0.013205" calcext:value-type="float">
            <text:p>0.013205</text:p>
          </table:table-cell>
          <table:table-cell office:value-type="float" office:value="0.013995" calcext:value-type="float">
            <text:p>0.013995</text:p>
          </table:table-cell>
          <table:table-cell office:value-type="float" office:value="0.014279" calcext:value-type="float">
            <text:p>0.014279</text:p>
          </table:table-cell>
          <table:table-cell office:value-type="float" office:value="0.00696" calcext:value-type="float">
            <text:p>0.00696</text:p>
          </table:table-cell>
          <table:table-cell office:value-type="float" office:value="0.010778" calcext:value-type="float">
            <text:p>0.010778</text:p>
          </table:table-cell>
          <table:table-cell office:value-type="float" office:value="0.058013" calcext:value-type="float">
            <text:p>0.058013</text:p>
          </table:table-cell>
          <table:table-cell office:value-type="float" office:value="0.015598" calcext:value-type="float">
            <text:p>0.015598</text:p>
          </table:table-cell>
          <table:table-cell office:value-type="float" office:value="0.017844" calcext:value-type="float">
            <text:p>0.017844</text:p>
          </table:table-cell>
          <table:table-cell office:value-type="float" office:value="0.012825" calcext:value-type="float">
            <text:p>0.012825</text:p>
          </table:table-cell>
          <table:table-cell office:value-type="float" office:value="0.015157" calcext:value-type="float">
            <text:p>0.015157</text:p>
          </table:table-cell>
          <table:table-cell office:value-type="float" office:value="0.005791" calcext:value-type="float">
            <text:p>0.005791</text:p>
          </table:table-cell>
          <table:table-cell office:value-type="float" office:value="0.244202" calcext:value-type="float">
            <text:p>0.244202</text:p>
          </table:table-cell>
          <table:table-cell/>
          <table:table-cell table:formula="of:=[.B21]-[.B$4]" office:value-type="float" office:value="0.000803" calcext:value-type="float">
            <text:p>0.000803</text:p>
          </table:table-cell>
          <table:table-cell table:formula="of:=[.C21]-[.C$4]" office:value-type="float" office:value="0.000227999999999999" calcext:value-type="float">
            <text:p>0.000228</text:p>
          </table:table-cell>
          <table:table-cell table:formula="of:=[.D21]-[.D$4]" office:value-type="float" office:value="0.001221" calcext:value-type="float">
            <text:p>0.001221</text:p>
          </table:table-cell>
          <table:table-cell table:formula="of:=[.E21]-[.E$4]" office:value-type="float" office:value="0.003072" calcext:value-type="float">
            <text:p>0.003072</text:p>
          </table:table-cell>
          <table:table-cell table:formula="of:=[.F21]-[.F$4]" office:value-type="float" office:value="0.007426" calcext:value-type="float">
            <text:p>0.007426</text:p>
          </table:table-cell>
          <table:table-cell table:formula="of:=[.G21]-[.G$4]" office:value-type="float" office:value="0.002468" calcext:value-type="float">
            <text:p>0.002468</text:p>
          </table:table-cell>
          <table:table-cell table:formula="of:=[.H21]-[.H$4]" office:value-type="float" office:value="0.002243" calcext:value-type="float">
            <text:p>0.002243</text:p>
          </table:table-cell>
          <table:table-cell table:formula="of:=[.I21]-[.I$4]" office:value-type="float" office:value="0.001282" calcext:value-type="float">
            <text:p>0.001282</text:p>
          </table:table-cell>
          <table:table-cell table:formula="of:=[.J21]-[.J$4]" office:value-type="float" office:value="0.000732" calcext:value-type="float">
            <text:p>0.000732</text:p>
          </table:table-cell>
          <table:table-cell table:formula="of:=[.K21]-[.K$4]" office:value-type="float" office:value="0.001476" calcext:value-type="float">
            <text:p>0.001476</text:p>
          </table:table-cell>
          <table:table-cell table:formula="of:=[.L21]-[.L$4]" office:value-type="float" office:value="0.004322" calcext:value-type="float">
            <text:p>0.004322</text:p>
          </table:table-cell>
          <table:table-cell table:formula="of:=[.M21]-[.M$4]" office:value-type="float" office:value="0.053507" calcext:value-type="float">
            <text:p>0.053507</text:p>
          </table:table-cell>
          <table:table-cell table:formula="of:=[.N21]-[.N$4]" office:value-type="float" office:value="0.002862" calcext:value-type="float">
            <text:p>0.002862</text:p>
          </table:table-cell>
          <table:table-cell table:formula="of:=[.O21]-[.O$4]" office:value-type="float" office:value="0.00689" calcext:value-type="float">
            <text:p>0.00689</text:p>
          </table:table-cell>
          <table:table-cell table:formula="of:=[.P21]-[.P$4]" office:value-type="float" office:value="0.000817999999999999" calcext:value-type="float">
            <text:p>0.000818</text:p>
          </table:table-cell>
          <table:table-cell table:formula="of:=[.Q21]-[.Q$4]" office:value-type="float" office:value="0.008376" calcext:value-type="float">
            <text:p>0.008376</text:p>
          </table:table-cell>
          <table:table-cell table:formula="of:=[.R21]-[.R$4]" office:value-type="float" office:value="0.000828000000000001" calcext:value-type="float">
            <text:p>0.000828</text:p>
          </table:table-cell>
          <table:table-cell table:formula="of:=[.S21]-[.S$4]" office:value-type="float" office:value="0.214968" calcext:value-type="float">
            <text:p>0.21496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u</text:p>
          </table:table-cell>
          <table:table-cell office:value-type="float" office:value="0.004043" calcext:value-type="float">
            <text:p>0.004043</text:p>
          </table:table-cell>
          <table:table-cell office:value-type="float" office:value="0.013264" calcext:value-type="float">
            <text:p>0.013264</text:p>
          </table:table-cell>
          <table:table-cell office:value-type="float" office:value="0.006673" calcext:value-type="float">
            <text:p>0.006673</text:p>
          </table:table-cell>
          <table:table-cell office:value-type="float" office:value="0.006288" calcext:value-type="float">
            <text:p>0.006288</text:p>
          </table:table-cell>
          <table:table-cell office:value-type="float" office:value="0.011518" calcext:value-type="float">
            <text:p>0.011518</text:p>
          </table:table-cell>
          <table:table-cell office:value-type="float" office:value="0.005486" calcext:value-type="float">
            <text:p>0.005486</text:p>
          </table:table-cell>
          <table:table-cell office:value-type="float" office:value="0.013455" calcext:value-type="float">
            <text:p>0.013455</text:p>
          </table:table-cell>
          <table:table-cell office:value-type="float" office:value="0.013568" calcext:value-type="float">
            <text:p>0.013568</text:p>
          </table:table-cell>
          <table:table-cell office:value-type="float" office:value="0.013952" calcext:value-type="float">
            <text:p>0.013952</text:p>
          </table:table-cell>
          <table:table-cell office:value-type="float" office:value="0.006846" calcext:value-type="float">
            <text:p>0.006846</text:p>
          </table:table-cell>
          <table:table-cell office:value-type="float" office:value="0.011068" calcext:value-type="float">
            <text:p>0.011068</text:p>
          </table:table-cell>
          <table:table-cell office:value-type="float" office:value="0.057146" calcext:value-type="float">
            <text:p>0.057146</text:p>
          </table:table-cell>
          <table:table-cell office:value-type="float" office:value="0.016101" calcext:value-type="float">
            <text:p>0.016101</text:p>
          </table:table-cell>
          <table:table-cell office:value-type="float" office:value="0.017689" calcext:value-type="float">
            <text:p>0.017689</text:p>
          </table:table-cell>
          <table:table-cell office:value-type="float" office:value="0.012372" calcext:value-type="float">
            <text:p>0.012372</text:p>
          </table:table-cell>
          <table:table-cell office:value-type="float" office:value="0.015068" calcext:value-type="float">
            <text:p>0.015068</text:p>
          </table:table-cell>
          <table:table-cell office:value-type="float" office:value="0.005862" calcext:value-type="float">
            <text:p>0.005862</text:p>
          </table:table-cell>
          <table:table-cell office:value-type="float" office:value="0.238251" calcext:value-type="float">
            <text:p>0.238251</text:p>
          </table:table-cell>
          <table:table-cell/>
          <table:table-cell table:formula="of:=[.B22]-[.B$4]" office:value-type="float" office:value="0.000935" calcext:value-type="float">
            <text:p>0.000935</text:p>
          </table:table-cell>
          <table:table-cell table:formula="of:=[.C22]-[.C$4]" office:value-type="float" office:value="0.000229" calcext:value-type="float">
            <text:p>0.000229</text:p>
          </table:table-cell>
          <table:table-cell table:formula="of:=[.D22]-[.D$4]" office:value-type="float" office:value="0.001165" calcext:value-type="float">
            <text:p>0.001165</text:p>
          </table:table-cell>
          <table:table-cell table:formula="of:=[.E22]-[.E$4]" office:value-type="float" office:value="0.003077" calcext:value-type="float">
            <text:p>0.003077</text:p>
          </table:table-cell>
          <table:table-cell table:formula="of:=[.F22]-[.F$4]" office:value-type="float" office:value="0.007478" calcext:value-type="float">
            <text:p>0.007478</text:p>
          </table:table-cell>
          <table:table-cell table:formula="of:=[.G22]-[.G$4]" office:value-type="float" office:value="0.002461" calcext:value-type="float">
            <text:p>0.002461</text:p>
          </table:table-cell>
          <table:table-cell table:formula="of:=[.H22]-[.H$4]" office:value-type="float" office:value="0.002493" calcext:value-type="float">
            <text:p>0.002493</text:p>
          </table:table-cell>
          <table:table-cell table:formula="of:=[.I22]-[.I$4]" office:value-type="float" office:value="0.000855000000000002" calcext:value-type="float">
            <text:p>0.000855</text:p>
          </table:table-cell>
          <table:table-cell table:formula="of:=[.J22]-[.J$4]" office:value-type="float" office:value="0.000404999999999999" calcext:value-type="float">
            <text:p>0.000405</text:p>
          </table:table-cell>
          <table:table-cell table:formula="of:=[.K22]-[.K$4]" office:value-type="float" office:value="0.001362" calcext:value-type="float">
            <text:p>0.001362</text:p>
          </table:table-cell>
          <table:table-cell table:formula="of:=[.L22]-[.L$4]" office:value-type="float" office:value="0.004612" calcext:value-type="float">
            <text:p>0.004612</text:p>
          </table:table-cell>
          <table:table-cell table:formula="of:=[.M22]-[.M$4]" office:value-type="float" office:value="0.05264" calcext:value-type="float">
            <text:p>0.05264</text:p>
          </table:table-cell>
          <table:table-cell table:formula="of:=[.N22]-[.N$4]" office:value-type="float" office:value="0.003365" calcext:value-type="float">
            <text:p>0.003365</text:p>
          </table:table-cell>
          <table:table-cell table:formula="of:=[.O22]-[.O$4]" office:value-type="float" office:value="0.006735" calcext:value-type="float">
            <text:p>0.006735</text:p>
          </table:table-cell>
          <table:table-cell table:formula="of:=[.P22]-[.P$4]" office:value-type="float" office:value="0.000364999999999999" calcext:value-type="float">
            <text:p>0.000365</text:p>
          </table:table-cell>
          <table:table-cell table:formula="of:=[.Q22]-[.Q$4]" office:value-type="float" office:value="0.008287" calcext:value-type="float">
            <text:p>0.008287</text:p>
          </table:table-cell>
          <table:table-cell table:formula="of:=[.R22]-[.R$4]" office:value-type="float" office:value="0.000899" calcext:value-type="float">
            <text:p>0.000899</text:p>
          </table:table-cell>
          <table:table-cell table:formula="of:=[.S22]-[.S$4]" office:value-type="float" office:value="0.209017" calcext:value-type="float">
            <text:p>0.20901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udcmp</text:p>
          </table:table-cell>
          <table:table-cell office:value-type="float" office:value="0.00403" calcext:value-type="float">
            <text:p>0.00403</text:p>
          </table:table-cell>
          <table:table-cell office:value-type="float" office:value="0.013322" calcext:value-type="float">
            <text:p>0.013322</text:p>
          </table:table-cell>
          <table:table-cell office:value-type="float" office:value="0.006851" calcext:value-type="float">
            <text:p>0.006851</text:p>
          </table:table-cell>
          <table:table-cell office:value-type="float" office:value="0.006305" calcext:value-type="float">
            <text:p>0.006305</text:p>
          </table:table-cell>
          <table:table-cell office:value-type="float" office:value="0.012237" calcext:value-type="float">
            <text:p>0.012237</text:p>
          </table:table-cell>
          <table:table-cell office:value-type="float" office:value="0.005786" calcext:value-type="float">
            <text:p>0.005786</text:p>
          </table:table-cell>
          <table:table-cell office:value-type="float" office:value="0.013337" calcext:value-type="float">
            <text:p>0.013337</text:p>
          </table:table-cell>
          <table:table-cell office:value-type="float" office:value="0.01372" calcext:value-type="float">
            <text:p>0.01372</text:p>
          </table:table-cell>
          <table:table-cell office:value-type="float" office:value="0.014122" calcext:value-type="float">
            <text:p>0.014122</text:p>
          </table:table-cell>
          <table:table-cell office:value-type="float" office:value="0.007022" calcext:value-type="float">
            <text:p>0.007022</text:p>
          </table:table-cell>
          <table:table-cell office:value-type="float" office:value="0.011016" calcext:value-type="float">
            <text:p>0.011016</text:p>
          </table:table-cell>
          <table:table-cell office:value-type="float" office:value="0.057434" calcext:value-type="float">
            <text:p>0.057434</text:p>
          </table:table-cell>
          <table:table-cell office:value-type="float" office:value="0.01617" calcext:value-type="float">
            <text:p>0.01617</text:p>
          </table:table-cell>
          <table:table-cell office:value-type="float" office:value="0.018145" calcext:value-type="float">
            <text:p>0.018145</text:p>
          </table:table-cell>
          <table:table-cell office:value-type="float" office:value="0.013126" calcext:value-type="float">
            <text:p>0.013126</text:p>
          </table:table-cell>
          <table:table-cell office:value-type="float" office:value="0.016101" calcext:value-type="float">
            <text:p>0.016101</text:p>
          </table:table-cell>
          <table:table-cell office:value-type="float" office:value="0.005735" calcext:value-type="float">
            <text:p>0.005735</text:p>
          </table:table-cell>
          <table:table-cell office:value-type="float" office:value="0.254671" calcext:value-type="float">
            <text:p>0.254671</text:p>
          </table:table-cell>
          <table:table-cell/>
          <table:table-cell table:formula="of:=[.B23]-[.B$4]" office:value-type="float" office:value="0.000922000000000001" calcext:value-type="float">
            <text:p>0.000922</text:p>
          </table:table-cell>
          <table:table-cell table:formula="of:=[.C23]-[.C$4]" office:value-type="float" office:value="0.000286999999999999" calcext:value-type="float">
            <text:p>0.000287</text:p>
          </table:table-cell>
          <table:table-cell table:formula="of:=[.D23]-[.D$4]" office:value-type="float" office:value="0.001343" calcext:value-type="float">
            <text:p>0.001343</text:p>
          </table:table-cell>
          <table:table-cell table:formula="of:=[.E23]-[.E$4]" office:value-type="float" office:value="0.003094" calcext:value-type="float">
            <text:p>0.003094</text:p>
          </table:table-cell>
          <table:table-cell table:formula="of:=[.F23]-[.F$4]" office:value-type="float" office:value="0.008197" calcext:value-type="float">
            <text:p>0.008197</text:p>
          </table:table-cell>
          <table:table-cell table:formula="of:=[.G23]-[.G$4]" office:value-type="float" office:value="0.002761" calcext:value-type="float">
            <text:p>0.002761</text:p>
          </table:table-cell>
          <table:table-cell table:formula="of:=[.H23]-[.H$4]" office:value-type="float" office:value="0.002375" calcext:value-type="float">
            <text:p>0.002375</text:p>
          </table:table-cell>
          <table:table-cell table:formula="of:=[.I23]-[.I$4]" office:value-type="float" office:value="0.001007" calcext:value-type="float">
            <text:p>0.001007</text:p>
          </table:table-cell>
          <table:table-cell table:formula="of:=[.J23]-[.J$4]" office:value-type="float" office:value="0.000574999999999999" calcext:value-type="float">
            <text:p>0.000575</text:p>
          </table:table-cell>
          <table:table-cell table:formula="of:=[.K23]-[.K$4]" office:value-type="float" office:value="0.001538" calcext:value-type="float">
            <text:p>0.001538</text:p>
          </table:table-cell>
          <table:table-cell table:formula="of:=[.L23]-[.L$4]" office:value-type="float" office:value="0.00456" calcext:value-type="float">
            <text:p>0.00456</text:p>
          </table:table-cell>
          <table:table-cell table:formula="of:=[.M23]-[.M$4]" office:value-type="float" office:value="0.052928" calcext:value-type="float">
            <text:p>0.052928</text:p>
          </table:table-cell>
          <table:table-cell table:formula="of:=[.N23]-[.N$4]" office:value-type="float" office:value="0.003434" calcext:value-type="float">
            <text:p>0.003434</text:p>
          </table:table-cell>
          <table:table-cell table:formula="of:=[.O23]-[.O$4]" office:value-type="float" office:value="0.007191" calcext:value-type="float">
            <text:p>0.007191</text:p>
          </table:table-cell>
          <table:table-cell table:formula="of:=[.P23]-[.P$4]" office:value-type="float" office:value="0.001119" calcext:value-type="float">
            <text:p>0.001119</text:p>
          </table:table-cell>
          <table:table-cell table:formula="of:=[.Q23]-[.Q$4]" office:value-type="float" office:value="0.00932" calcext:value-type="float">
            <text:p>0.00932</text:p>
          </table:table-cell>
          <table:table-cell table:formula="of:=[.R23]-[.R$4]" office:value-type="float" office:value="0.000772" calcext:value-type="float">
            <text:p>0.000772</text:p>
          </table:table-cell>
          <table:table-cell table:formula="of:=[.S23]-[.S$4]" office:value-type="float" office:value="0.225437" calcext:value-type="float">
            <text:p>0.22543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oyd-warshall</text:p>
          </table:table-cell>
          <table:table-cell office:value-type="float" office:value="0.003909" calcext:value-type="float">
            <text:p>0.003909</text:p>
          </table:table-cell>
          <table:table-cell office:value-type="float" office:value="0.013435" calcext:value-type="float">
            <text:p>0.013435</text:p>
          </table:table-cell>
          <table:table-cell office:value-type="float" office:value="0.00643" calcext:value-type="float">
            <text:p>0.00643</text:p>
          </table:table-cell>
          <table:table-cell office:value-type="float" office:value="0.006343" calcext:value-type="float">
            <text:p>0.006343</text:p>
          </table:table-cell>
          <table:table-cell office:value-type="float" office:value="0.00788" calcext:value-type="float">
            <text:p>0.00788</text:p>
          </table:table-cell>
          <table:table-cell office:value-type="float" office:value="0.00481" calcext:value-type="float">
            <text:p>0.00481</text:p>
          </table:table-cell>
          <table:table-cell office:value-type="float" office:value="0.013296" calcext:value-type="float">
            <text:p>0.013296</text:p>
          </table:table-cell>
          <table:table-cell office:value-type="float" office:value="0.013511" calcext:value-type="float">
            <text:p>0.013511</text:p>
          </table:table-cell>
          <table:table-cell office:value-type="float" office:value="0.013768" calcext:value-type="float">
            <text:p>0.013768</text:p>
          </table:table-cell>
          <table:table-cell office:value-type="float" office:value="0.006943" calcext:value-type="float">
            <text:p>0.006943</text:p>
          </table:table-cell>
          <table:table-cell office:value-type="float" office:value="0.010652" calcext:value-type="float">
            <text:p>0.010652</text:p>
          </table:table-cell>
          <table:table-cell office:value-type="float" office:value="0.055379" calcext:value-type="float">
            <text:p>0.055379</text:p>
          </table:table-cell>
          <table:table-cell office:value-type="float" office:value="0.014956" calcext:value-type="float">
            <text:p>0.014956</text:p>
          </table:table-cell>
          <table:table-cell office:value-type="float" office:value="0.017678" calcext:value-type="float">
            <text:p>0.017678</text:p>
          </table:table-cell>
          <table:table-cell office:value-type="float" office:value="0.012933" calcext:value-type="float">
            <text:p>0.012933</text:p>
          </table:table-cell>
          <table:table-cell office:value-type="float" office:value="0.014272" calcext:value-type="float">
            <text:p>0.014272</text:p>
          </table:table-cell>
          <table:table-cell office:value-type="float" office:value="0.005639" calcext:value-type="float">
            <text:p>0.005639</text:p>
          </table:table-cell>
          <table:table-cell office:value-type="float" office:value="0.164974" calcext:value-type="float">
            <text:p>0.164974</text:p>
          </table:table-cell>
          <table:table-cell/>
          <table:table-cell table:formula="of:=[.B24]-[.B$4]" office:value-type="float" office:value="0.000801000000000001" calcext:value-type="float">
            <text:p>0.000801</text:p>
          </table:table-cell>
          <table:table-cell table:formula="of:=[.C24]-[.C$4]" office:value-type="float" office:value="0.000399999999999999" calcext:value-type="float">
            <text:p>0.0004</text:p>
          </table:table-cell>
          <table:table-cell table:formula="of:=[.D24]-[.D$4]" office:value-type="float" office:value="0.000922000000000001" calcext:value-type="float">
            <text:p>0.000922</text:p>
          </table:table-cell>
          <table:table-cell table:formula="of:=[.E24]-[.E$4]" office:value-type="float" office:value="0.003132" calcext:value-type="float">
            <text:p>0.003132</text:p>
          </table:table-cell>
          <table:table-cell table:formula="of:=[.F24]-[.F$4]" office:value-type="float" office:value="0.00384" calcext:value-type="float">
            <text:p>0.00384</text:p>
          </table:table-cell>
          <table:table-cell table:formula="of:=[.G24]-[.G$4]" office:value-type="float" office:value="0.001785" calcext:value-type="float">
            <text:p>0.001785</text:p>
          </table:table-cell>
          <table:table-cell table:formula="of:=[.H24]-[.H$4]" office:value-type="float" office:value="0.002334" calcext:value-type="float">
            <text:p>0.002334</text:p>
          </table:table-cell>
          <table:table-cell table:formula="of:=[.I24]-[.I$4]" office:value-type="float" office:value="0.000798" calcext:value-type="float">
            <text:p>0.000798</text:p>
          </table:table-cell>
          <table:table-cell table:formula="of:=[.J24]-[.J$4]" office:value-type="float" office:value="0.000220999999999999" calcext:value-type="float">
            <text:p>0.000221</text:p>
          </table:table-cell>
          <table:table-cell table:formula="of:=[.K24]-[.K$4]" office:value-type="float" office:value="0.001459" calcext:value-type="float">
            <text:p>0.001459</text:p>
          </table:table-cell>
          <table:table-cell table:formula="of:=[.L24]-[.L$4]" office:value-type="float" office:value="0.004196" calcext:value-type="float">
            <text:p>0.004196</text:p>
          </table:table-cell>
          <table:table-cell table:formula="of:=[.M24]-[.M$4]" office:value-type="float" office:value="0.050873" calcext:value-type="float">
            <text:p>0.050873</text:p>
          </table:table-cell>
          <table:table-cell table:formula="of:=[.N24]-[.N$4]" office:value-type="float" office:value="0.00222" calcext:value-type="float">
            <text:p>0.00222</text:p>
          </table:table-cell>
          <table:table-cell table:formula="of:=[.O24]-[.O$4]" office:value-type="float" office:value="0.006724" calcext:value-type="float">
            <text:p>0.006724</text:p>
          </table:table-cell>
          <table:table-cell table:formula="of:=[.P24]-[.P$4]" office:value-type="float" office:value="0.000926" calcext:value-type="float">
            <text:p>0.000926</text:p>
          </table:table-cell>
          <table:table-cell table:formula="of:=[.Q24]-[.Q$4]" office:value-type="float" office:value="0.007491" calcext:value-type="float">
            <text:p>0.007491</text:p>
          </table:table-cell>
          <table:table-cell table:formula="of:=[.R24]-[.R$4]" office:value-type="float" office:value="0.000676" calcext:value-type="float">
            <text:p>0.000676</text:p>
          </table:table-cell>
          <table:table-cell table:formula="of:=[.S24]-[.S$4]" office:value-type="float" office:value="0.13574" calcext:value-type="float">
            <text:p>0.1357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w</text:p>
          </table:table-cell>
          <table:table-cell office:value-type="float" office:value="0.003874" calcext:value-type="float">
            <text:p>0.003874</text:p>
          </table:table-cell>
          <table:table-cell office:value-type="float" office:value="0.013929" calcext:value-type="float">
            <text:p>0.013929</text:p>
          </table:table-cell>
          <table:table-cell office:value-type="float" office:value="0.00671" calcext:value-type="float">
            <text:p>0.00671</text:p>
          </table:table-cell>
          <table:table-cell office:value-type="float" office:value="0.003675" calcext:value-type="float">
            <text:p>0.003675</text:p>
          </table:table-cell>
          <table:table-cell office:value-type="float" office:value="0.009498" calcext:value-type="float">
            <text:p>0.009498</text:p>
          </table:table-cell>
          <table:table-cell office:value-type="float" office:value="0.004831" calcext:value-type="float">
            <text:p>0.004831</text:p>
          </table:table-cell>
          <table:table-cell office:value-type="float" office:value="0.013184" calcext:value-type="float">
            <text:p>0.013184</text:p>
          </table:table-cell>
          <table:table-cell office:value-type="float" office:value="0.013466" calcext:value-type="float">
            <text:p>0.013466</text:p>
          </table:table-cell>
          <table:table-cell office:value-type="float" office:value="0.015444" calcext:value-type="float">
            <text:p>0.015444</text:p>
          </table:table-cell>
          <table:table-cell office:value-type="float" office:value="0.006669" calcext:value-type="float">
            <text:p>0.006669</text:p>
          </table:table-cell>
          <table:table-cell office:value-type="float" office:value="0.010806" calcext:value-type="float">
            <text:p>0.010806</text:p>
          </table:table-cell>
          <table:table-cell office:value-type="float" office:value="0.054583" calcext:value-type="float">
            <text:p>0.054583</text:p>
          </table:table-cell>
          <table:table-cell office:value-type="float" office:value="0.015722" calcext:value-type="float">
            <text:p>0.015722</text:p>
          </table:table-cell>
          <table:table-cell office:value-type="float" office:value="0.017348" calcext:value-type="float">
            <text:p>0.017348</text:p>
          </table:table-cell>
          <table:table-cell office:value-type="float" office:value="0.012971" calcext:value-type="float">
            <text:p>0.012971</text:p>
          </table:table-cell>
          <table:table-cell office:value-type="float" office:value="0.014954" calcext:value-type="float">
            <text:p>0.014954</text:p>
          </table:table-cell>
          <table:table-cell office:value-type="float" office:value="0.005253" calcext:value-type="float">
            <text:p>0.005253</text:p>
          </table:table-cell>
          <table:table-cell office:value-type="float" office:value="0.167955" calcext:value-type="float">
            <text:p>0.167955</text:p>
          </table:table-cell>
          <table:table-cell/>
          <table:table-cell table:formula="of:=[.B25]-[.B$4]" office:value-type="float" office:value="0.000766" calcext:value-type="float">
            <text:p>0.000766</text:p>
          </table:table-cell>
          <table:table-cell table:formula="of:=[.C25]-[.C$4]" office:value-type="float" office:value="0.000893999999999999" calcext:value-type="float">
            <text:p>0.000894</text:p>
          </table:table-cell>
          <table:table-cell table:formula="of:=[.D25]-[.D$4]" office:value-type="float" office:value="0.001202" calcext:value-type="float">
            <text:p>0.001202</text:p>
          </table:table-cell>
          <table:table-cell table:formula="of:=[.E25]-[.E$4]" office:value-type="float" office:value="0.000464" calcext:value-type="float">
            <text:p>0.000464</text:p>
          </table:table-cell>
          <table:table-cell table:formula="of:=[.F25]-[.F$4]" office:value-type="float" office:value="0.005458" calcext:value-type="float">
            <text:p>0.005458</text:p>
          </table:table-cell>
          <table:table-cell table:formula="of:=[.G25]-[.G$4]" office:value-type="float" office:value="0.001806" calcext:value-type="float">
            <text:p>0.001806</text:p>
          </table:table-cell>
          <table:table-cell table:formula="of:=[.H25]-[.H$4]" office:value-type="float" office:value="0.002222" calcext:value-type="float">
            <text:p>0.002222</text:p>
          </table:table-cell>
          <table:table-cell table:formula="of:=[.I25]-[.I$4]" office:value-type="float" office:value="0.000753" calcext:value-type="float">
            <text:p>0.000753</text:p>
          </table:table-cell>
          <table:table-cell table:formula="of:=[.J25]-[.J$4]" office:value-type="float" office:value="0.001897" calcext:value-type="float">
            <text:p>0.001897</text:p>
          </table:table-cell>
          <table:table-cell table:formula="of:=[.K25]-[.K$4]" office:value-type="float" office:value="0.001185" calcext:value-type="float">
            <text:p>0.001185</text:p>
          </table:table-cell>
          <table:table-cell table:formula="of:=[.L25]-[.L$4]" office:value-type="float" office:value="0.00435" calcext:value-type="float">
            <text:p>0.00435</text:p>
          </table:table-cell>
          <table:table-cell table:formula="of:=[.M25]-[.M$4]" office:value-type="float" office:value="0.050077" calcext:value-type="float">
            <text:p>0.050077</text:p>
          </table:table-cell>
          <table:table-cell table:formula="of:=[.N25]-[.N$4]" office:value-type="float" office:value="0.002986" calcext:value-type="float">
            <text:p>0.002986</text:p>
          </table:table-cell>
          <table:table-cell table:formula="of:=[.O25]-[.O$4]" office:value-type="float" office:value="0.006394" calcext:value-type="float">
            <text:p>0.006394</text:p>
          </table:table-cell>
          <table:table-cell table:formula="of:=[.P25]-[.P$4]" office:value-type="float" office:value="0.000964" calcext:value-type="float">
            <text:p>0.000964</text:p>
          </table:table-cell>
          <table:table-cell table:formula="of:=[.Q25]-[.Q$4]" office:value-type="float" office:value="0.008173" calcext:value-type="float">
            <text:p>0.008173</text:p>
          </table:table-cell>
          <table:table-cell table:formula="of:=[.R25]-[.R$4]" office:value-type="float" office:value="0.00029" calcext:value-type="float">
            <text:p>0.00029</text:p>
          </table:table-cell>
          <table:table-cell table:formula="of:=[.S25]-[.S$4]" office:value-type="float" office:value="0.138721" calcext:value-type="float">
            <text:p>0.13872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rc</text:p>
          </table:table-cell>
          <table:table-cell office:value-type="float" office:value="0.004129" calcext:value-type="float">
            <text:p>0.004129</text:p>
          </table:table-cell>
          <table:table-cell office:value-type="float" office:value="0.014928" calcext:value-type="float">
            <text:p>0.014928</text:p>
          </table:table-cell>
          <table:table-cell office:value-type="float" office:value="0.006315" calcext:value-type="float">
            <text:p>0.006315</text:p>
          </table:table-cell>
          <table:table-cell office:value-type="float" office:value="0.003647" calcext:value-type="float">
            <text:p>0.003647</text:p>
          </table:table-cell>
          <table:table-cell office:value-type="float" office:value="0.014332" calcext:value-type="float">
            <text:p>0.014332</text:p>
          </table:table-cell>
          <table:table-cell office:value-type="float" office:value="0.006519" calcext:value-type="float">
            <text:p>0.006519</text:p>
          </table:table-cell>
          <table:table-cell office:value-type="float" office:value="0.013446" calcext:value-type="float">
            <text:p>0.013446</text:p>
          </table:table-cell>
          <table:table-cell office:value-type="float" office:value="0.013598" calcext:value-type="float">
            <text:p>0.013598</text:p>
          </table:table-cell>
          <table:table-cell office:value-type="float" office:value="0.017123" calcext:value-type="float">
            <text:p>0.017123</text:p>
          </table:table-cell>
          <table:table-cell office:value-type="float" office:value="0.006956" calcext:value-type="float">
            <text:p>0.006956</text:p>
          </table:table-cell>
          <table:table-cell office:value-type="float" office:value="0.011439" calcext:value-type="float">
            <text:p>0.011439</text:p>
          </table:table-cell>
          <table:table-cell office:value-type="float" office:value="0.054829" calcext:value-type="float">
            <text:p>0.054829</text:p>
          </table:table-cell>
          <table:table-cell office:value-type="float" office:value="0.019273" calcext:value-type="float">
            <text:p>0.019273</text:p>
          </table:table-cell>
          <table:table-cell office:value-type="float" office:value="0.024903" calcext:value-type="float">
            <text:p>0.024903</text:p>
          </table:table-cell>
          <table:table-cell office:value-type="float" office:value="0.014242" calcext:value-type="float">
            <text:p>0.014242</text:p>
          </table:table-cell>
          <table:table-cell office:value-type="float" office:value="0.023211" calcext:value-type="float">
            <text:p>0.023211</text:p>
          </table:table-cell>
          <table:table-cell office:value-type="float" office:value="0.005507" calcext:value-type="float">
            <text:p>0.005507</text:p>
          </table:table-cell>
          <table:table-cell office:value-type="float" office:value="0.329121" calcext:value-type="float">
            <text:p>0.329121</text:p>
          </table:table-cell>
          <table:table-cell/>
          <table:table-cell table:formula="of:=[.B26]-[.B$4]" office:value-type="float" office:value="0.001021" calcext:value-type="float">
            <text:p>0.001021</text:p>
          </table:table-cell>
          <table:table-cell table:formula="of:=[.C26]-[.C$4]" office:value-type="float" office:value="0.001893" calcext:value-type="float">
            <text:p>0.001893</text:p>
          </table:table-cell>
          <table:table-cell table:formula="of:=[.D26]-[.D$4]" office:value-type="float" office:value="0.000807" calcext:value-type="float">
            <text:p>0.000807</text:p>
          </table:table-cell>
          <table:table-cell table:formula="of:=[.E26]-[.E$4]" office:value-type="float" office:value="0.000436" calcext:value-type="float">
            <text:p>0.000436</text:p>
          </table:table-cell>
          <table:table-cell table:formula="of:=[.F26]-[.F$4]" office:value-type="float" office:value="0.010292" calcext:value-type="float">
            <text:p>0.010292</text:p>
          </table:table-cell>
          <table:table-cell table:formula="of:=[.G26]-[.G$4]" office:value-type="float" office:value="0.003494" calcext:value-type="float">
            <text:p>0.003494</text:p>
          </table:table-cell>
          <table:table-cell table:formula="of:=[.H26]-[.H$4]" office:value-type="float" office:value="0.002484" calcext:value-type="float">
            <text:p>0.002484</text:p>
          </table:table-cell>
          <table:table-cell table:formula="of:=[.I26]-[.I$4]" office:value-type="float" office:value="0.000885" calcext:value-type="float">
            <text:p>0.000885</text:p>
          </table:table-cell>
          <table:table-cell table:formula="of:=[.J26]-[.J$4]" office:value-type="float" office:value="0.003576" calcext:value-type="float">
            <text:p>0.003576</text:p>
          </table:table-cell>
          <table:table-cell table:formula="of:=[.K26]-[.K$4]" office:value-type="float" office:value="0.001472" calcext:value-type="float">
            <text:p>0.001472</text:p>
          </table:table-cell>
          <table:table-cell table:formula="of:=[.L26]-[.L$4]" office:value-type="float" office:value="0.004983" calcext:value-type="float">
            <text:p>0.004983</text:p>
          </table:table-cell>
          <table:table-cell table:formula="of:=[.M26]-[.M$4]" office:value-type="float" office:value="0.050323" calcext:value-type="float">
            <text:p>0.050323</text:p>
          </table:table-cell>
          <table:table-cell table:formula="of:=[.N26]-[.N$4]" office:value-type="float" office:value="0.006537" calcext:value-type="float">
            <text:p>0.006537</text:p>
          </table:table-cell>
          <table:table-cell table:formula="of:=[.O26]-[.O$4]" office:value-type="float" office:value="0.013949" calcext:value-type="float">
            <text:p>0.013949</text:p>
          </table:table-cell>
          <table:table-cell table:formula="of:=[.P26]-[.P$4]" office:value-type="float" office:value="0.002235" calcext:value-type="float">
            <text:p>0.002235</text:p>
          </table:table-cell>
          <table:table-cell table:formula="of:=[.Q26]-[.Q$4]" office:value-type="float" office:value="0.01643" calcext:value-type="float">
            <text:p>0.01643</text:p>
          </table:table-cell>
          <table:table-cell table:formula="of:=[.R26]-[.R$4]" office:value-type="float" office:value="0.000544" calcext:value-type="float">
            <text:p>0.000544</text:p>
          </table:table-cell>
          <table:table-cell table:formula="of:=[.S26]-[.S$4]" office:value-type="float" office:value="0.299887" calcext:value-type="float">
            <text:p>0.29988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avamd</text:p>
          </table:table-cell>
          <table:table-cell office:value-type="float" office:value="0.004179" calcext:value-type="float">
            <text:p>0.004179</text:p>
          </table:table-cell>
          <table:table-cell office:value-type="float" office:value="0.01515" calcext:value-type="float">
            <text:p>0.01515</text:p>
          </table:table-cell>
          <table:table-cell office:value-type="float" office:value="0.006471" calcext:value-type="float">
            <text:p>0.006471</text:p>
          </table:table-cell>
          <table:table-cell office:value-type="float" office:value="0.003657" calcext:value-type="float">
            <text:p>0.003657</text:p>
          </table:table-cell>
          <table:table-cell office:value-type="float" office:value="0.014769" calcext:value-type="float">
            <text:p>0.014769</text:p>
          </table:table-cell>
          <table:table-cell office:value-type="float" office:value="0.006807" calcext:value-type="float">
            <text:p>0.006807</text:p>
          </table:table-cell>
          <table:table-cell office:value-type="float" office:value="0.013553" calcext:value-type="float">
            <text:p>0.013553</text:p>
          </table:table-cell>
          <table:table-cell office:value-type="float" office:value="0.013541" calcext:value-type="float">
            <text:p>0.013541</text:p>
          </table:table-cell>
          <table:table-cell office:value-type="float" office:value="0.01735" calcext:value-type="float">
            <text:p>0.01735</text:p>
          </table:table-cell>
          <table:table-cell office:value-type="float" office:value="0.007392" calcext:value-type="float">
            <text:p>0.007392</text:p>
          </table:table-cell>
          <table:table-cell office:value-type="float" office:value="0.011552" calcext:value-type="float">
            <text:p>0.011552</text:p>
          </table:table-cell>
          <table:table-cell office:value-type="float" office:value="0.0552" calcext:value-type="float">
            <text:p>0.0552</text:p>
          </table:table-cell>
          <table:table-cell office:value-type="float" office:value="0.019124" calcext:value-type="float">
            <text:p>0.019124</text:p>
          </table:table-cell>
          <table:table-cell office:value-type="float" office:value="0.025161" calcext:value-type="float">
            <text:p>0.025161</text:p>
          </table:table-cell>
          <table:table-cell office:value-type="float" office:value="0.014053" calcext:value-type="float">
            <text:p>0.014053</text:p>
          </table:table-cell>
          <table:table-cell office:value-type="float" office:value="0.023342" calcext:value-type="float">
            <text:p>0.023342</text:p>
          </table:table-cell>
          <table:table-cell office:value-type="float" office:value="0.005404" calcext:value-type="float">
            <text:p>0.005404</text:p>
          </table:table-cell>
          <table:table-cell office:value-type="float" office:value="0.354255" calcext:value-type="float">
            <text:p>0.354255</text:p>
          </table:table-cell>
          <table:table-cell/>
          <table:table-cell table:formula="of:=[.B27]-[.B$4]" office:value-type="float" office:value="0.001071" calcext:value-type="float">
            <text:p>0.001071</text:p>
          </table:table-cell>
          <table:table-cell table:formula="of:=[.C27]-[.C$4]" office:value-type="float" office:value="0.002115" calcext:value-type="float">
            <text:p>0.002115</text:p>
          </table:table-cell>
          <table:table-cell table:formula="of:=[.D27]-[.D$4]" office:value-type="float" office:value="0.000962999999999999" calcext:value-type="float">
            <text:p>0.000963</text:p>
          </table:table-cell>
          <table:table-cell table:formula="of:=[.E27]-[.E$4]" office:value-type="float" office:value="0.000446" calcext:value-type="float">
            <text:p>0.000446</text:p>
          </table:table-cell>
          <table:table-cell table:formula="of:=[.F27]-[.F$4]" office:value-type="float" office:value="0.010729" calcext:value-type="float">
            <text:p>0.010729</text:p>
          </table:table-cell>
          <table:table-cell table:formula="of:=[.G27]-[.G$4]" office:value-type="float" office:value="0.003782" calcext:value-type="float">
            <text:p>0.003782</text:p>
          </table:table-cell>
          <table:table-cell table:formula="of:=[.H27]-[.H$4]" office:value-type="float" office:value="0.002591" calcext:value-type="float">
            <text:p>0.002591</text:p>
          </table:table-cell>
          <table:table-cell table:formula="of:=[.I27]-[.I$4]" office:value-type="float" office:value="0.000828000000000001" calcext:value-type="float">
            <text:p>0.000828</text:p>
          </table:table-cell>
          <table:table-cell table:formula="of:=[.J27]-[.J$4]" office:value-type="float" office:value="0.003803" calcext:value-type="float">
            <text:p>0.003803</text:p>
          </table:table-cell>
          <table:table-cell table:formula="of:=[.K27]-[.K$4]" office:value-type="float" office:value="0.001908" calcext:value-type="float">
            <text:p>0.001908</text:p>
          </table:table-cell>
          <table:table-cell table:formula="of:=[.L27]-[.L$4]" office:value-type="float" office:value="0.005096" calcext:value-type="float">
            <text:p>0.005096</text:p>
          </table:table-cell>
          <table:table-cell table:formula="of:=[.M27]-[.M$4]" office:value-type="float" office:value="0.050694" calcext:value-type="float">
            <text:p>0.050694</text:p>
          </table:table-cell>
          <table:table-cell table:formula="of:=[.N27]-[.N$4]" office:value-type="float" office:value="0.006388" calcext:value-type="float">
            <text:p>0.006388</text:p>
          </table:table-cell>
          <table:table-cell table:formula="of:=[.O27]-[.O$4]" office:value-type="float" office:value="0.014207" calcext:value-type="float">
            <text:p>0.014207</text:p>
          </table:table-cell>
          <table:table-cell table:formula="of:=[.P27]-[.P$4]" office:value-type="float" office:value="0.002046" calcext:value-type="float">
            <text:p>0.002046</text:p>
          </table:table-cell>
          <table:table-cell table:formula="of:=[.Q27]-[.Q$4]" office:value-type="float" office:value="0.016561" calcext:value-type="float">
            <text:p>0.016561</text:p>
          </table:table-cell>
          <table:table-cell table:formula="of:=[.R27]-[.R$4]" office:value-type="float" office:value="0.000441" calcext:value-type="float">
            <text:p>0.000441</text:p>
          </table:table-cell>
          <table:table-cell table:formula="of:=[.S27]-[.S$4]" office:value-type="float" office:value="0.325021" calcext:value-type="float">
            <text:p>0.32502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ge-rank</text:p>
          </table:table-cell>
          <table:table-cell office:value-type="float" office:value="0.003936" calcext:value-type="float">
            <text:p>0.003936</text:p>
          </table:table-cell>
          <table:table-cell office:value-type="float" office:value="0.014419" calcext:value-type="float">
            <text:p>0.014419</text:p>
          </table:table-cell>
          <table:table-cell office:value-type="float" office:value="0.006801" calcext:value-type="float">
            <text:p>0.006801</text:p>
          </table:table-cell>
          <table:table-cell office:value-type="float" office:value="0.003679" calcext:value-type="float">
            <text:p>0.003679</text:p>
          </table:table-cell>
          <table:table-cell office:value-type="float" office:value="0.009033" calcext:value-type="float">
            <text:p>0.009033</text:p>
          </table:table-cell>
          <table:table-cell office:value-type="float" office:value="0.004868" calcext:value-type="float">
            <text:p>0.004868</text:p>
          </table:table-cell>
          <table:table-cell office:value-type="float" office:value="0.013363" calcext:value-type="float">
            <text:p>0.013363</text:p>
          </table:table-cell>
          <table:table-cell office:value-type="float" office:value="0.013372" calcext:value-type="float">
            <text:p>0.013372</text:p>
          </table:table-cell>
          <table:table-cell office:value-type="float" office:value="0.015693" calcext:value-type="float">
            <text:p>0.015693</text:p>
          </table:table-cell>
          <table:table-cell office:value-type="float" office:value="0.006866" calcext:value-type="float">
            <text:p>0.006866</text:p>
          </table:table-cell>
          <table:table-cell office:value-type="float" office:value="0.010844" calcext:value-type="float">
            <text:p>0.010844</text:p>
          </table:table-cell>
          <table:table-cell office:value-type="float" office:value="0.055564" calcext:value-type="float">
            <text:p>0.055564</text:p>
          </table:table-cell>
          <table:table-cell office:value-type="float" office:value="0.015804" calcext:value-type="float">
            <text:p>0.015804</text:p>
          </table:table-cell>
          <table:table-cell office:value-type="float" office:value="0.01757" calcext:value-type="float">
            <text:p>0.01757</text:p>
          </table:table-cell>
          <table:table-cell office:value-type="float" office:value="0.01329" calcext:value-type="float">
            <text:p>0.01329</text:p>
          </table:table-cell>
          <table:table-cell office:value-type="float" office:value="0.01504" calcext:value-type="float">
            <text:p>0.01504</text:p>
          </table:table-cell>
          <table:table-cell office:value-type="float" office:value="0.005311" calcext:value-type="float">
            <text:p>0.005311</text:p>
          </table:table-cell>
          <table:table-cell office:value-type="float" office:value="0.174147" calcext:value-type="float">
            <text:p>0.174147</text:p>
          </table:table-cell>
          <table:table-cell/>
          <table:table-cell table:formula="of:=[.B28]-[.B$4]" office:value-type="float" office:value="0.000828" calcext:value-type="float">
            <text:p>0.000828</text:p>
          </table:table-cell>
          <table:table-cell table:formula="of:=[.C28]-[.C$4]" office:value-type="float" office:value="0.001384" calcext:value-type="float">
            <text:p>0.001384</text:p>
          </table:table-cell>
          <table:table-cell table:formula="of:=[.D28]-[.D$4]" office:value-type="float" office:value="0.001293" calcext:value-type="float">
            <text:p>0.001293</text:p>
          </table:table-cell>
          <table:table-cell table:formula="of:=[.E28]-[.E$4]" office:value-type="float" office:value="0.000468" calcext:value-type="float">
            <text:p>0.000468</text:p>
          </table:table-cell>
          <table:table-cell table:formula="of:=[.F28]-[.F$4]" office:value-type="float" office:value="0.004993" calcext:value-type="float">
            <text:p>0.004993</text:p>
          </table:table-cell>
          <table:table-cell table:formula="of:=[.G28]-[.G$4]" office:value-type="float" office:value="0.001843" calcext:value-type="float">
            <text:p>0.001843</text:p>
          </table:table-cell>
          <table:table-cell table:formula="of:=[.H28]-[.H$4]" office:value-type="float" office:value="0.002401" calcext:value-type="float">
            <text:p>0.002401</text:p>
          </table:table-cell>
          <table:table-cell table:formula="of:=[.I28]-[.I$4]" office:value-type="float" office:value="0.000659000000000002" calcext:value-type="float">
            <text:p>0.000659</text:p>
          </table:table-cell>
          <table:table-cell table:formula="of:=[.J28]-[.J$4]" office:value-type="float" office:value="0.002146" calcext:value-type="float">
            <text:p>0.002146</text:p>
          </table:table-cell>
          <table:table-cell table:formula="of:=[.K28]-[.K$4]" office:value-type="float" office:value="0.001382" calcext:value-type="float">
            <text:p>0.001382</text:p>
          </table:table-cell>
          <table:table-cell table:formula="of:=[.L28]-[.L$4]" office:value-type="float" office:value="0.004388" calcext:value-type="float">
            <text:p>0.004388</text:p>
          </table:table-cell>
          <table:table-cell table:formula="of:=[.M28]-[.M$4]" office:value-type="float" office:value="0.051058" calcext:value-type="float">
            <text:p>0.051058</text:p>
          </table:table-cell>
          <table:table-cell table:formula="of:=[.N28]-[.N$4]" office:value-type="float" office:value="0.003068" calcext:value-type="float">
            <text:p>0.003068</text:p>
          </table:table-cell>
          <table:table-cell table:formula="of:=[.O28]-[.O$4]" office:value-type="float" office:value="0.006616" calcext:value-type="float">
            <text:p>0.006616</text:p>
          </table:table-cell>
          <table:table-cell table:formula="of:=[.P28]-[.P$4]" office:value-type="float" office:value="0.001283" calcext:value-type="float">
            <text:p>0.001283</text:p>
          </table:table-cell>
          <table:table-cell table:formula="of:=[.Q28]-[.Q$4]" office:value-type="float" office:value="0.008259" calcext:value-type="float">
            <text:p>0.008259</text:p>
          </table:table-cell>
          <table:table-cell table:formula="of:=[.R28]-[.R$4]" office:value-type="float" office:value="0.000348" calcext:value-type="float">
            <text:p>0.000348</text:p>
          </table:table-cell>
          <table:table-cell table:formula="of:=[.S28]-[.S$4]" office:value-type="float" office:value="0.144913" calcext:value-type="float">
            <text:p>0.14491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ack-propagation</text:p>
          </table:table-cell>
          <table:table-cell office:value-type="float" office:value="0.003929" calcext:value-type="float">
            <text:p>0.003929</text:p>
          </table:table-cell>
          <table:table-cell office:value-type="float" office:value="0.014648" calcext:value-type="float">
            <text:p>0.014648</text:p>
          </table:table-cell>
          <table:table-cell office:value-type="float" office:value="0.006106" calcext:value-type="float">
            <text:p>0.006106</text:p>
          </table:table-cell>
          <table:table-cell office:value-type="float" office:value="0.003678" calcext:value-type="float">
            <text:p>0.003678</text:p>
          </table:table-cell>
          <table:table-cell office:value-type="float" office:value="0.010144" calcext:value-type="float">
            <text:p>0.010144</text:p>
          </table:table-cell>
          <table:table-cell office:value-type="float" office:value="0.005213" calcext:value-type="float">
            <text:p>0.005213</text:p>
          </table:table-cell>
          <table:table-cell office:value-type="float" office:value="0.013249" calcext:value-type="float">
            <text:p>0.013249</text:p>
          </table:table-cell>
          <table:table-cell office:value-type="float" office:value="0.013564" calcext:value-type="float">
            <text:p>0.013564</text:p>
          </table:table-cell>
          <table:table-cell office:value-type="float" office:value="0.016766" calcext:value-type="float">
            <text:p>0.016766</text:p>
          </table:table-cell>
          <table:table-cell office:value-type="float" office:value="0.007238" calcext:value-type="float">
            <text:p>0.007238</text:p>
          </table:table-cell>
          <table:table-cell office:value-type="float" office:value="0.010996" calcext:value-type="float">
            <text:p>0.010996</text:p>
          </table:table-cell>
          <table:table-cell office:value-type="float" office:value="0.055812" calcext:value-type="float">
            <text:p>0.055812</text:p>
          </table:table-cell>
          <table:table-cell office:value-type="float" office:value="0.01623" calcext:value-type="float">
            <text:p>0.01623</text:p>
          </table:table-cell>
          <table:table-cell office:value-type="float" office:value="0.017736" calcext:value-type="float">
            <text:p>0.017736</text:p>
          </table:table-cell>
          <table:table-cell office:value-type="float" office:value="0.013467" calcext:value-type="float">
            <text:p>0.013467</text:p>
          </table:table-cell>
          <table:table-cell office:value-type="float" office:value="0.01582" calcext:value-type="float">
            <text:p>0.01582</text:p>
          </table:table-cell>
          <table:table-cell office:value-type="float" office:value="0.005283" calcext:value-type="float">
            <text:p>0.005283</text:p>
          </table:table-cell>
          <table:table-cell office:value-type="float" office:value="0.226499" calcext:value-type="float">
            <text:p>0.226499</text:p>
          </table:table-cell>
          <table:table-cell/>
          <table:table-cell table:formula="of:=[.B29]-[.B$4]" office:value-type="float" office:value="0.000821" calcext:value-type="float">
            <text:p>0.000821</text:p>
          </table:table-cell>
          <table:table-cell table:formula="of:=[.C29]-[.C$4]" office:value-type="float" office:value="0.001613" calcext:value-type="float">
            <text:p>0.001613</text:p>
          </table:table-cell>
          <table:table-cell table:formula="of:=[.D29]-[.D$4]" office:value-type="float" office:value="0.000598" calcext:value-type="float">
            <text:p>0.000598</text:p>
          </table:table-cell>
          <table:table-cell table:formula="of:=[.E29]-[.E$4]" office:value-type="float" office:value="0.000467" calcext:value-type="float">
            <text:p>0.000467</text:p>
          </table:table-cell>
          <table:table-cell table:formula="of:=[.F29]-[.F$4]" office:value-type="float" office:value="0.006104" calcext:value-type="float">
            <text:p>0.006104</text:p>
          </table:table-cell>
          <table:table-cell table:formula="of:=[.G29]-[.G$4]" office:value-type="float" office:value="0.002188" calcext:value-type="float">
            <text:p>0.002188</text:p>
          </table:table-cell>
          <table:table-cell table:formula="of:=[.H29]-[.H$4]" office:value-type="float" office:value="0.002287" calcext:value-type="float">
            <text:p>0.002287</text:p>
          </table:table-cell>
          <table:table-cell table:formula="of:=[.I29]-[.I$4]" office:value-type="float" office:value="0.000851000000000001" calcext:value-type="float">
            <text:p>0.000851</text:p>
          </table:table-cell>
          <table:table-cell table:formula="of:=[.J29]-[.J$4]" office:value-type="float" office:value="0.003219" calcext:value-type="float">
            <text:p>0.003219</text:p>
          </table:table-cell>
          <table:table-cell table:formula="of:=[.K29]-[.K$4]" office:value-type="float" office:value="0.001754" calcext:value-type="float">
            <text:p>0.001754</text:p>
          </table:table-cell>
          <table:table-cell table:formula="of:=[.L29]-[.L$4]" office:value-type="float" office:value="0.00454" calcext:value-type="float">
            <text:p>0.00454</text:p>
          </table:table-cell>
          <table:table-cell table:formula="of:=[.M29]-[.M$4]" office:value-type="float" office:value="0.051306" calcext:value-type="float">
            <text:p>0.051306</text:p>
          </table:table-cell>
          <table:table-cell table:formula="of:=[.N29]-[.N$4]" office:value-type="float" office:value="0.003494" calcext:value-type="float">
            <text:p>0.003494</text:p>
          </table:table-cell>
          <table:table-cell table:formula="of:=[.O29]-[.O$4]" office:value-type="float" office:value="0.006782" calcext:value-type="float">
            <text:p>0.006782</text:p>
          </table:table-cell>
          <table:table-cell table:formula="of:=[.P29]-[.P$4]" office:value-type="float" office:value="0.00146" calcext:value-type="float">
            <text:p>0.00146</text:p>
          </table:table-cell>
          <table:table-cell table:formula="of:=[.Q29]-[.Q$4]" office:value-type="float" office:value="0.009039" calcext:value-type="float">
            <text:p>0.009039</text:p>
          </table:table-cell>
          <table:table-cell table:formula="of:=[.R29]-[.R$4]" office:value-type="float" office:value="0.00032" calcext:value-type="float">
            <text:p>0.00032</text:p>
          </table:table-cell>
          <table:table-cell table:formula="of:=[.S29]-[.S$4]" office:value-type="float" office:value="0.197265" calcext:value-type="float">
            <text:p>0.19726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ud</text:p>
          </table:table-cell>
          <table:table-cell office:value-type="float" office:value="0.004073" calcext:value-type="float">
            <text:p>0.004073</text:p>
          </table:table-cell>
          <table:table-cell office:value-type="float" office:value="0.014885" calcext:value-type="float">
            <text:p>0.014885</text:p>
          </table:table-cell>
          <table:table-cell office:value-type="float" office:value="0.006168" calcext:value-type="float">
            <text:p>0.006168</text:p>
          </table:table-cell>
          <table:table-cell office:value-type="float" office:value="0.003636" calcext:value-type="float">
            <text:p>0.003636</text:p>
          </table:table-cell>
          <table:table-cell office:value-type="float" office:value="0.014452" calcext:value-type="float">
            <text:p>0.014452</text:p>
          </table:table-cell>
          <table:table-cell office:value-type="float" office:value="0.006633" calcext:value-type="float">
            <text:p>0.006633</text:p>
          </table:table-cell>
          <table:table-cell office:value-type="float" office:value="0.013247" calcext:value-type="float">
            <text:p>0.013247</text:p>
          </table:table-cell>
          <table:table-cell office:value-type="float" office:value="0.013677" calcext:value-type="float">
            <text:p>0.013677</text:p>
          </table:table-cell>
          <table:table-cell office:value-type="float" office:value="0.017231" calcext:value-type="float">
            <text:p>0.017231</text:p>
          </table:table-cell>
          <table:table-cell office:value-type="float" office:value="0.007258" calcext:value-type="float">
            <text:p>0.007258</text:p>
          </table:table-cell>
          <table:table-cell office:value-type="float" office:value="0.011447" calcext:value-type="float">
            <text:p>0.011447</text:p>
          </table:table-cell>
          <table:table-cell office:value-type="float" office:value="0.05459" calcext:value-type="float">
            <text:p>0.05459</text:p>
          </table:table-cell>
          <table:table-cell office:value-type="float" office:value="0.018975" calcext:value-type="float">
            <text:p>0.018975</text:p>
          </table:table-cell>
          <table:table-cell office:value-type="float" office:value="0.025196" calcext:value-type="float">
            <text:p>0.025196</text:p>
          </table:table-cell>
          <table:table-cell office:value-type="float" office:value="0.013868" calcext:value-type="float">
            <text:p>0.013868</text:p>
          </table:table-cell>
          <table:table-cell office:value-type="float" office:value="0.023132" calcext:value-type="float">
            <text:p>0.023132</text:p>
          </table:table-cell>
          <table:table-cell office:value-type="float" office:value="0.005344" calcext:value-type="float">
            <text:p>0.005344</text:p>
          </table:table-cell>
          <table:table-cell office:value-type="float" office:value="0.340176" calcext:value-type="float">
            <text:p>0.340176</text:p>
          </table:table-cell>
          <table:table-cell/>
          <table:table-cell table:formula="of:=[.B30]-[.B$4]" office:value-type="float" office:value="0.000965000000000001" calcext:value-type="float">
            <text:p>0.000965</text:p>
          </table:table-cell>
          <table:table-cell table:formula="of:=[.C30]-[.C$4]" office:value-type="float" office:value="0.00185" calcext:value-type="float">
            <text:p>0.00185</text:p>
          </table:table-cell>
          <table:table-cell table:formula="of:=[.D30]-[.D$4]" office:value-type="float" office:value="0.00066" calcext:value-type="float">
            <text:p>0.00066</text:p>
          </table:table-cell>
          <table:table-cell table:formula="of:=[.E30]-[.E$4]" office:value-type="float" office:value="0.000425" calcext:value-type="float">
            <text:p>0.000425</text:p>
          </table:table-cell>
          <table:table-cell table:formula="of:=[.F30]-[.F$4]" office:value-type="float" office:value="0.010412" calcext:value-type="float">
            <text:p>0.010412</text:p>
          </table:table-cell>
          <table:table-cell table:formula="of:=[.G30]-[.G$4]" office:value-type="float" office:value="0.003608" calcext:value-type="float">
            <text:p>0.003608</text:p>
          </table:table-cell>
          <table:table-cell table:formula="of:=[.H30]-[.H$4]" office:value-type="float" office:value="0.002285" calcext:value-type="float">
            <text:p>0.002285</text:p>
          </table:table-cell>
          <table:table-cell table:formula="of:=[.I30]-[.I$4]" office:value-type="float" office:value="0.000964000000000001" calcext:value-type="float">
            <text:p>0.000964</text:p>
          </table:table-cell>
          <table:table-cell table:formula="of:=[.J30]-[.J$4]" office:value-type="float" office:value="0.003684" calcext:value-type="float">
            <text:p>0.003684</text:p>
          </table:table-cell>
          <table:table-cell table:formula="of:=[.K30]-[.K$4]" office:value-type="float" office:value="0.001774" calcext:value-type="float">
            <text:p>0.001774</text:p>
          </table:table-cell>
          <table:table-cell table:formula="of:=[.L30]-[.L$4]" office:value-type="float" office:value="0.004991" calcext:value-type="float">
            <text:p>0.004991</text:p>
          </table:table-cell>
          <table:table-cell table:formula="of:=[.M30]-[.M$4]" office:value-type="float" office:value="0.050084" calcext:value-type="float">
            <text:p>0.050084</text:p>
          </table:table-cell>
          <table:table-cell table:formula="of:=[.N30]-[.N$4]" office:value-type="float" office:value="0.006239" calcext:value-type="float">
            <text:p>0.006239</text:p>
          </table:table-cell>
          <table:table-cell table:formula="of:=[.O30]-[.O$4]" office:value-type="float" office:value="0.014242" calcext:value-type="float">
            <text:p>0.014242</text:p>
          </table:table-cell>
          <table:table-cell table:formula="of:=[.P30]-[.P$4]" office:value-type="float" office:value="0.001861" calcext:value-type="float">
            <text:p>0.001861</text:p>
          </table:table-cell>
          <table:table-cell table:formula="of:=[.Q30]-[.Q$4]" office:value-type="float" office:value="0.016351" calcext:value-type="float">
            <text:p>0.016351</text:p>
          </table:table-cell>
          <table:table-cell table:formula="of:=[.R30]-[.R$4]" office:value-type="float" office:value="0.000381" calcext:value-type="float">
            <text:p>0.000381</text:p>
          </table:table-cell>
          <table:table-cell table:formula="of:=[.S30]-[.S$4]" office:value-type="float" office:value="0.310942" calcext:value-type="float">
            <text:p>0.31094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pmv</text:p>
          </table:table-cell>
          <table:table-cell office:value-type="float" office:value="0.004299" calcext:value-type="float">
            <text:p>0.004299</text:p>
          </table:table-cell>
          <table:table-cell office:value-type="float" office:value="0.015416" calcext:value-type="float">
            <text:p>0.015416</text:p>
          </table:table-cell>
          <table:table-cell office:value-type="float" office:value="0.006266" calcext:value-type="float">
            <text:p>0.006266</text:p>
          </table:table-cell>
          <table:table-cell office:value-type="float" office:value="0.003707" calcext:value-type="float">
            <text:p>0.003707</text:p>
          </table:table-cell>
          <table:table-cell office:value-type="float" office:value="0.016023" calcext:value-type="float">
            <text:p>0.016023</text:p>
          </table:table-cell>
          <table:table-cell office:value-type="float" office:value="0.00724" calcext:value-type="float">
            <text:p>0.00724</text:p>
          </table:table-cell>
          <table:table-cell office:value-type="float" office:value="0.013683" calcext:value-type="float">
            <text:p>0.013683</text:p>
          </table:table-cell>
          <table:table-cell office:value-type="float" office:value="0.013681" calcext:value-type="float">
            <text:p>0.013681</text:p>
          </table:table-cell>
          <table:table-cell office:value-type="float" office:value="0.018133" calcext:value-type="float">
            <text:p>0.018133</text:p>
          </table:table-cell>
          <table:table-cell office:value-type="float" office:value="0.008096" calcext:value-type="float">
            <text:p>0.008096</text:p>
          </table:table-cell>
          <table:table-cell office:value-type="float" office:value="0.011465" calcext:value-type="float">
            <text:p>0.011465</text:p>
          </table:table-cell>
          <table:table-cell office:value-type="float" office:value="0.054908" calcext:value-type="float">
            <text:p>0.054908</text:p>
          </table:table-cell>
          <table:table-cell office:value-type="float" office:value="0.019502" calcext:value-type="float">
            <text:p>0.019502</text:p>
          </table:table-cell>
          <table:table-cell office:value-type="float" office:value="0.025701" calcext:value-type="float">
            <text:p>0.025701</text:p>
          </table:table-cell>
          <table:table-cell office:value-type="float" office:value="0.014443" calcext:value-type="float">
            <text:p>0.014443</text:p>
          </table:table-cell>
          <table:table-cell office:value-type="float" office:value="0.023988" calcext:value-type="float">
            <text:p>0.023988</text:p>
          </table:table-cell>
          <table:table-cell office:value-type="float" office:value="0.005468" calcext:value-type="float">
            <text:p>0.005468</text:p>
          </table:table-cell>
          <table:table-cell office:value-type="float" office:value="0.404345" calcext:value-type="float">
            <text:p>0.404345</text:p>
          </table:table-cell>
          <table:table-cell/>
          <table:table-cell table:formula="of:=[.B31]-[.B$4]" office:value-type="float" office:value="0.001191" calcext:value-type="float">
            <text:p>0.001191</text:p>
          </table:table-cell>
          <table:table-cell table:formula="of:=[.C31]-[.C$4]" office:value-type="float" office:value="0.002381" calcext:value-type="float">
            <text:p>0.002381</text:p>
          </table:table-cell>
          <table:table-cell table:formula="of:=[.D31]-[.D$4]" office:value-type="float" office:value="0.000758" calcext:value-type="float">
            <text:p>0.000758</text:p>
          </table:table-cell>
          <table:table-cell table:formula="of:=[.E31]-[.E$4]" office:value-type="float" office:value="0.000496" calcext:value-type="float">
            <text:p>0.000496</text:p>
          </table:table-cell>
          <table:table-cell table:formula="of:=[.F31]-[.F$4]" office:value-type="float" office:value="0.011983" calcext:value-type="float">
            <text:p>0.011983</text:p>
          </table:table-cell>
          <table:table-cell table:formula="of:=[.G31]-[.G$4]" office:value-type="float" office:value="0.004215" calcext:value-type="float">
            <text:p>0.004215</text:p>
          </table:table-cell>
          <table:table-cell table:formula="of:=[.H31]-[.H$4]" office:value-type="float" office:value="0.002721" calcext:value-type="float">
            <text:p>0.002721</text:p>
          </table:table-cell>
          <table:table-cell table:formula="of:=[.I31]-[.I$4]" office:value-type="float" office:value="0.000968" calcext:value-type="float">
            <text:p>0.000968</text:p>
          </table:table-cell>
          <table:table-cell table:formula="of:=[.J31]-[.J$4]" office:value-type="float" office:value="0.004586" calcext:value-type="float">
            <text:p>0.004586</text:p>
          </table:table-cell>
          <table:table-cell table:formula="of:=[.K31]-[.K$4]" office:value-type="float" office:value="0.002612" calcext:value-type="float">
            <text:p>0.002612</text:p>
          </table:table-cell>
          <table:table-cell table:formula="of:=[.L31]-[.L$4]" office:value-type="float" office:value="0.005009" calcext:value-type="float">
            <text:p>0.005009</text:p>
          </table:table-cell>
          <table:table-cell table:formula="of:=[.M31]-[.M$4]" office:value-type="float" office:value="0.050402" calcext:value-type="float">
            <text:p>0.050402</text:p>
          </table:table-cell>
          <table:table-cell table:formula="of:=[.N31]-[.N$4]" office:value-type="float" office:value="0.006766" calcext:value-type="float">
            <text:p>0.006766</text:p>
          </table:table-cell>
          <table:table-cell table:formula="of:=[.O31]-[.O$4]" office:value-type="float" office:value="0.014747" calcext:value-type="float">
            <text:p>0.014747</text:p>
          </table:table-cell>
          <table:table-cell table:formula="of:=[.P31]-[.P$4]" office:value-type="float" office:value="0.002436" calcext:value-type="float">
            <text:p>0.002436</text:p>
          </table:table-cell>
          <table:table-cell table:formula="of:=[.Q31]-[.Q$4]" office:value-type="float" office:value="0.017207" calcext:value-type="float">
            <text:p>0.017207</text:p>
          </table:table-cell>
          <table:table-cell table:formula="of:=[.R31]-[.R$4]" office:value-type="float" office:value="0.000505" calcext:value-type="float">
            <text:p>0.000505</text:p>
          </table:table-cell>
          <table:table-cell table:formula="of:=[.S31]-[.S$4]" office:value-type="float" office:value="0.375111" calcext:value-type="float">
            <text:p>0.37511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RAD</text:p>
          </table:table-cell>
          <table:table-cell office:value-type="float" office:value="0.007233" calcext:value-type="float">
            <text:p>0.007233</text:p>
          </table:table-cell>
          <table:table-cell office:value-type="float" office:value="0.016421" calcext:value-type="float">
            <text:p>0.016421</text:p>
          </table:table-cell>
          <table:table-cell office:value-type="float" office:value="0.0073" calcext:value-type="float">
            <text:p>0.0073</text:p>
          </table:table-cell>
          <table:table-cell office:value-type="float" office:value="0.004385" calcext:value-type="float">
            <text:p>0.004385</text:p>
          </table:table-cell>
          <table:table-cell office:value-type="float" office:value="0.011545" calcext:value-type="float">
            <text:p>0.011545</text:p>
          </table:table-cell>
          <table:table-cell office:value-type="float" office:value="0.008222" calcext:value-type="float">
            <text:p>0.008222</text:p>
          </table:table-cell>
          <table:table-cell office:value-type="float" office:value="0.01464" calcext:value-type="float">
            <text:p>0.01464</text:p>
          </table:table-cell>
          <table:table-cell office:value-type="float" office:value="0.01438" calcext:value-type="float">
            <text:p>0.01438</text:p>
          </table:table-cell>
          <table:table-cell office:value-type="float" office:value="0.018511" calcext:value-type="float">
            <text:p>0.018511</text:p>
          </table:table-cell>
          <table:table-cell office:value-type="float" office:value="0.007427" calcext:value-type="float">
            <text:p>0.007427</text:p>
          </table:table-cell>
          <table:table-cell office:value-type="float" office:value="0.012073" calcext:value-type="float">
            <text:p>0.012073</text:p>
          </table:table-cell>
          <table:table-cell office:value-type="float" office:value="0.056142" calcext:value-type="float">
            <text:p>0.056142</text:p>
          </table:table-cell>
          <table:table-cell office:value-type="float" office:value="0.017186" calcext:value-type="float">
            <text:p>0.017186</text:p>
          </table:table-cell>
          <table:table-cell office:value-type="float" office:value="0.018896" calcext:value-type="float">
            <text:p>0.018896</text:p>
          </table:table-cell>
          <table:table-cell office:value-type="float" office:value="0.015756" calcext:value-type="float">
            <text:p>0.015756</text:p>
          </table:table-cell>
          <table:table-cell office:value-type="float" office:value="0.01647" calcext:value-type="float">
            <text:p>0.01647</text:p>
          </table:table-cell>
          <table:table-cell office:value-type="float" office:value="0.007757" calcext:value-type="float">
            <text:p>0.007757</text:p>
          </table:table-cell>
          <table:table-cell office:value-type="float" office:value="0.189696" calcext:value-type="float">
            <text:p>0.189696</text:p>
          </table:table-cell>
          <table:table-cell/>
          <table:table-cell table:formula="of:=[.B32]-[.B$4]" office:value-type="float" office:value="0.004125" calcext:value-type="float">
            <text:p>0.004125</text:p>
          </table:table-cell>
          <table:table-cell table:formula="of:=[.C32]-[.C$4]" office:value-type="float" office:value="0.003386" calcext:value-type="float">
            <text:p>0.003386</text:p>
          </table:table-cell>
          <table:table-cell table:formula="of:=[.D32]-[.D$4]" office:value-type="float" office:value="0.001792" calcext:value-type="float">
            <text:p>0.001792</text:p>
          </table:table-cell>
          <table:table-cell table:formula="of:=[.E32]-[.E$4]" office:value-type="float" office:value="0.001174" calcext:value-type="float">
            <text:p>0.001174</text:p>
          </table:table-cell>
          <table:table-cell table:formula="of:=[.F32]-[.F$4]" office:value-type="float" office:value="0.007505" calcext:value-type="float">
            <text:p>0.007505</text:p>
          </table:table-cell>
          <table:table-cell table:formula="of:=[.G32]-[.G$4]" office:value-type="float" office:value="0.005197" calcext:value-type="float">
            <text:p>0.005197</text:p>
          </table:table-cell>
          <table:table-cell table:formula="of:=[.H32]-[.H$4]" office:value-type="float" office:value="0.003678" calcext:value-type="float">
            <text:p>0.003678</text:p>
          </table:table-cell>
          <table:table-cell table:formula="of:=[.I32]-[.I$4]" office:value-type="float" office:value="0.001667" calcext:value-type="float">
            <text:p>0.001667</text:p>
          </table:table-cell>
          <table:table-cell table:formula="of:=[.J32]-[.J$4]" office:value-type="float" office:value="0.004964" calcext:value-type="float">
            <text:p>0.004964</text:p>
          </table:table-cell>
          <table:table-cell table:formula="of:=[.K32]-[.K$4]" office:value-type="float" office:value="0.001943" calcext:value-type="float">
            <text:p>0.001943</text:p>
          </table:table-cell>
          <table:table-cell table:formula="of:=[.L32]-[.L$4]" office:value-type="float" office:value="0.005617" calcext:value-type="float">
            <text:p>0.005617</text:p>
          </table:table-cell>
          <table:table-cell table:formula="of:=[.M32]-[.M$4]" office:value-type="float" office:value="0.051636" calcext:value-type="float">
            <text:p>0.051636</text:p>
          </table:table-cell>
          <table:table-cell table:formula="of:=[.N32]-[.N$4]" office:value-type="float" office:value="0.00445" calcext:value-type="float">
            <text:p>0.00445</text:p>
          </table:table-cell>
          <table:table-cell table:formula="of:=[.O32]-[.O$4]" office:value-type="float" office:value="0.007942" calcext:value-type="float">
            <text:p>0.007942</text:p>
          </table:table-cell>
          <table:table-cell table:formula="of:=[.P32]-[.P$4]" office:value-type="float" office:value="0.003749" calcext:value-type="float">
            <text:p>0.003749</text:p>
          </table:table-cell>
          <table:table-cell table:formula="of:=[.Q32]-[.Q$4]" office:value-type="float" office:value="0.009689" calcext:value-type="float">
            <text:p>0.009689</text:p>
          </table:table-cell>
          <table:table-cell table:formula="of:=[.R32]-[.R$4]" office:value-type="float" office:value="0.002794" calcext:value-type="float">
            <text:p>0.002794</text:p>
          </table:table-cell>
          <table:table-cell table:formula="of:=[.S32]-[.S$4]" office:value-type="float" office:value="0.160462" calcext:value-type="float">
            <text:p>0.16046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ft</text:p>
          </table:table-cell>
          <table:table-cell office:value-type="float" office:value="0.003936" calcext:value-type="float">
            <text:p>0.003936</text:p>
          </table:table-cell>
          <table:table-cell office:value-type="float" office:value="0.014645" calcext:value-type="float">
            <text:p>0.014645</text:p>
          </table:table-cell>
          <table:table-cell office:value-type="float" office:value="0.006057" calcext:value-type="float">
            <text:p>0.006057</text:p>
          </table:table-cell>
          <table:table-cell office:value-type="float" office:value="0.003637" calcext:value-type="float">
            <text:p>0.003637</text:p>
          </table:table-cell>
          <table:table-cell office:value-type="float" office:value="0.010641" calcext:value-type="float">
            <text:p>0.010641</text:p>
          </table:table-cell>
          <table:table-cell office:value-type="float" office:value="0.005487" calcext:value-type="float">
            <text:p>0.005487</text:p>
          </table:table-cell>
          <table:table-cell office:value-type="float" office:value="0.013328" calcext:value-type="float">
            <text:p>0.013328</text:p>
          </table:table-cell>
          <table:table-cell office:value-type="float" office:value="0.013574" calcext:value-type="float">
            <text:p>0.013574</text:p>
          </table:table-cell>
          <table:table-cell office:value-type="float" office:value="0.016575" calcext:value-type="float">
            <text:p>0.016575</text:p>
          </table:table-cell>
          <table:table-cell office:value-type="float" office:value="0.006848" calcext:value-type="float">
            <text:p>0.006848</text:p>
          </table:table-cell>
          <table:table-cell office:value-type="float" office:value="0.010996" calcext:value-type="float">
            <text:p>0.010996</text:p>
          </table:table-cell>
          <table:table-cell office:value-type="float" office:value="0.054238" calcext:value-type="float">
            <text:p>0.054238</text:p>
          </table:table-cell>
          <table:table-cell office:value-type="float" office:value="0.016142" calcext:value-type="float">
            <text:p>0.016142</text:p>
          </table:table-cell>
          <table:table-cell office:value-type="float" office:value="0.017843" calcext:value-type="float">
            <text:p>0.017843</text:p>
          </table:table-cell>
          <table:table-cell office:value-type="float" office:value="0.013724" calcext:value-type="float">
            <text:p>0.013724</text:p>
          </table:table-cell>
          <table:table-cell office:value-type="float" office:value="0.015547" calcext:value-type="float">
            <text:p>0.015547</text:p>
          </table:table-cell>
          <table:table-cell office:value-type="float" office:value="0.005265" calcext:value-type="float">
            <text:p>0.005265</text:p>
          </table:table-cell>
          <table:table-cell office:value-type="float" office:value="0.237359" calcext:value-type="float">
            <text:p>0.237359</text:p>
          </table:table-cell>
          <table:table-cell/>
          <table:table-cell table:formula="of:=[.B33]-[.B$4]" office:value-type="float" office:value="0.000828" calcext:value-type="float">
            <text:p>0.000828</text:p>
          </table:table-cell>
          <table:table-cell table:formula="of:=[.C33]-[.C$4]" office:value-type="float" office:value="0.00161" calcext:value-type="float">
            <text:p>0.00161</text:p>
          </table:table-cell>
          <table:table-cell table:formula="of:=[.D33]-[.D$4]" office:value-type="float" office:value="0.000549" calcext:value-type="float">
            <text:p>0.000549</text:p>
          </table:table-cell>
          <table:table-cell table:formula="of:=[.E33]-[.E$4]" office:value-type="float" office:value="0.000426" calcext:value-type="float">
            <text:p>0.000426</text:p>
          </table:table-cell>
          <table:table-cell table:formula="of:=[.F33]-[.F$4]" office:value-type="float" office:value="0.006601" calcext:value-type="float">
            <text:p>0.006601</text:p>
          </table:table-cell>
          <table:table-cell table:formula="of:=[.G33]-[.G$4]" office:value-type="float" office:value="0.002462" calcext:value-type="float">
            <text:p>0.002462</text:p>
          </table:table-cell>
          <table:table-cell table:formula="of:=[.H33]-[.H$4]" office:value-type="float" office:value="0.002366" calcext:value-type="float">
            <text:p>0.002366</text:p>
          </table:table-cell>
          <table:table-cell table:formula="of:=[.I33]-[.I$4]" office:value-type="float" office:value="0.000861000000000001" calcext:value-type="float">
            <text:p>0.000861</text:p>
          </table:table-cell>
          <table:table-cell table:formula="of:=[.J33]-[.J$4]" office:value-type="float" office:value="0.003028" calcext:value-type="float">
            <text:p>0.003028</text:p>
          </table:table-cell>
          <table:table-cell table:formula="of:=[.K33]-[.K$4]" office:value-type="float" office:value="0.001364" calcext:value-type="float">
            <text:p>0.001364</text:p>
          </table:table-cell>
          <table:table-cell table:formula="of:=[.L33]-[.L$4]" office:value-type="float" office:value="0.00454" calcext:value-type="float">
            <text:p>0.00454</text:p>
          </table:table-cell>
          <table:table-cell table:formula="of:=[.M33]-[.M$4]" office:value-type="float" office:value="0.049732" calcext:value-type="float">
            <text:p>0.049732</text:p>
          </table:table-cell>
          <table:table-cell table:formula="of:=[.N33]-[.N$4]" office:value-type="float" office:value="0.003406" calcext:value-type="float">
            <text:p>0.003406</text:p>
          </table:table-cell>
          <table:table-cell table:formula="of:=[.O33]-[.O$4]" office:value-type="float" office:value="0.006889" calcext:value-type="float">
            <text:p>0.006889</text:p>
          </table:table-cell>
          <table:table-cell table:formula="of:=[.P33]-[.P$4]" office:value-type="float" office:value="0.001717" calcext:value-type="float">
            <text:p>0.001717</text:p>
          </table:table-cell>
          <table:table-cell table:formula="of:=[.Q33]-[.Q$4]" office:value-type="float" office:value="0.008766" calcext:value-type="float">
            <text:p>0.008766</text:p>
          </table:table-cell>
          <table:table-cell table:formula="of:=[.R33]-[.R$4]" office:value-type="float" office:value="0.000302" calcext:value-type="float">
            <text:p>0.000302</text:p>
          </table:table-cell>
          <table:table-cell table:formula="of:=[.S33]-[.S$4]" office:value-type="float" office:value="0.208125" calcext:value-type="float">
            <text:p>0.2081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mm</text:p>
          </table:table-cell>
          <table:table-cell office:value-type="float" office:value="0.004097" calcext:value-type="float">
            <text:p>0.004097</text:p>
          </table:table-cell>
          <table:table-cell office:value-type="float" office:value="0.01476" calcext:value-type="float">
            <text:p>0.01476</text:p>
          </table:table-cell>
          <table:table-cell office:value-type="float" office:value="0.006267" calcext:value-type="float">
            <text:p>0.006267</text:p>
          </table:table-cell>
          <table:table-cell office:value-type="float" office:value="0.003693" calcext:value-type="float">
            <text:p>0.003693</text:p>
          </table:table-cell>
          <table:table-cell office:value-type="float" office:value="0.010812" calcext:value-type="float">
            <text:p>0.010812</text:p>
          </table:table-cell>
          <table:table-cell office:value-type="float" office:value="0.005582" calcext:value-type="float">
            <text:p>0.005582</text:p>
          </table:table-cell>
          <table:table-cell office:value-type="float" office:value="0.013262" calcext:value-type="float">
            <text:p>0.013262</text:p>
          </table:table-cell>
          <table:table-cell office:value-type="float" office:value="0.013512" calcext:value-type="float">
            <text:p>0.013512</text:p>
          </table:table-cell>
          <table:table-cell office:value-type="float" office:value="0.016785" calcext:value-type="float">
            <text:p>0.016785</text:p>
          </table:table-cell>
          <table:table-cell office:value-type="float" office:value="0.007241" calcext:value-type="float">
            <text:p>0.007241</text:p>
          </table:table-cell>
          <table:table-cell office:value-type="float" office:value="0.011067" calcext:value-type="float">
            <text:p>0.011067</text:p>
          </table:table-cell>
          <table:table-cell office:value-type="float" office:value="0.055185" calcext:value-type="float">
            <text:p>0.055185</text:p>
          </table:table-cell>
          <table:table-cell office:value-type="float" office:value="0.016507" calcext:value-type="float">
            <text:p>0.016507</text:p>
          </table:table-cell>
          <table:table-cell office:value-type="float" office:value="0.018035" calcext:value-type="float">
            <text:p>0.018035</text:p>
          </table:table-cell>
          <table:table-cell office:value-type="float" office:value="0.013635" calcext:value-type="float">
            <text:p>0.013635</text:p>
          </table:table-cell>
          <table:table-cell office:value-type="float" office:value="0.015869" calcext:value-type="float">
            <text:p>0.015869</text:p>
          </table:table-cell>
          <table:table-cell office:value-type="float" office:value="0.005336" calcext:value-type="float">
            <text:p>0.005336</text:p>
          </table:table-cell>
          <table:table-cell office:value-type="float" office:value="0.24947" calcext:value-type="float">
            <text:p>0.24947</text:p>
          </table:table-cell>
          <table:table-cell/>
          <table:table-cell table:formula="of:=[.B34]-[.B$4]" office:value-type="float" office:value="0.000989" calcext:value-type="float">
            <text:p>0.000989</text:p>
          </table:table-cell>
          <table:table-cell table:formula="of:=[.C34]-[.C$4]" office:value-type="float" office:value="0.001725" calcext:value-type="float">
            <text:p>0.001725</text:p>
          </table:table-cell>
          <table:table-cell table:formula="of:=[.D34]-[.D$4]" office:value-type="float" office:value="0.000759" calcext:value-type="float">
            <text:p>0.000759</text:p>
          </table:table-cell>
          <table:table-cell table:formula="of:=[.E34]-[.E$4]" office:value-type="float" office:value="0.000482" calcext:value-type="float">
            <text:p>0.000482</text:p>
          </table:table-cell>
          <table:table-cell table:formula="of:=[.F34]-[.F$4]" office:value-type="float" office:value="0.006772" calcext:value-type="float">
            <text:p>0.006772</text:p>
          </table:table-cell>
          <table:table-cell table:formula="of:=[.G34]-[.G$4]" office:value-type="float" office:value="0.002557" calcext:value-type="float">
            <text:p>0.002557</text:p>
          </table:table-cell>
          <table:table-cell table:formula="of:=[.H34]-[.H$4]" office:value-type="float" office:value="0.0023" calcext:value-type="float">
            <text:p>0.0023</text:p>
          </table:table-cell>
          <table:table-cell table:formula="of:=[.I34]-[.I$4]" office:value-type="float" office:value="0.000799000000000001" calcext:value-type="float">
            <text:p>0.000799</text:p>
          </table:table-cell>
          <table:table-cell table:formula="of:=[.J34]-[.J$4]" office:value-type="float" office:value="0.003238" calcext:value-type="float">
            <text:p>0.003238</text:p>
          </table:table-cell>
          <table:table-cell table:formula="of:=[.K34]-[.K$4]" office:value-type="float" office:value="0.001757" calcext:value-type="float">
            <text:p>0.001757</text:p>
          </table:table-cell>
          <table:table-cell table:formula="of:=[.L34]-[.L$4]" office:value-type="float" office:value="0.004611" calcext:value-type="float">
            <text:p>0.004611</text:p>
          </table:table-cell>
          <table:table-cell table:formula="of:=[.M34]-[.M$4]" office:value-type="float" office:value="0.050679" calcext:value-type="float">
            <text:p>0.050679</text:p>
          </table:table-cell>
          <table:table-cell table:formula="of:=[.N34]-[.N$4]" office:value-type="float" office:value="0.003771" calcext:value-type="float">
            <text:p>0.003771</text:p>
          </table:table-cell>
          <table:table-cell table:formula="of:=[.O34]-[.O$4]" office:value-type="float" office:value="0.007081" calcext:value-type="float">
            <text:p>0.007081</text:p>
          </table:table-cell>
          <table:table-cell table:formula="of:=[.P34]-[.P$4]" office:value-type="float" office:value="0.001628" calcext:value-type="float">
            <text:p>0.001628</text:p>
          </table:table-cell>
          <table:table-cell table:formula="of:=[.Q34]-[.Q$4]" office:value-type="float" office:value="0.009088" calcext:value-type="float">
            <text:p>0.009088</text:p>
          </table:table-cell>
          <table:table-cell table:formula="of:=[.R34]-[.R$4]" office:value-type="float" office:value="0.000373" calcext:value-type="float">
            <text:p>0.000373</text:p>
          </table:table-cell>
          <table:table-cell table:formula="of:=[.S34]-[.S$4]" office:value-type="float" office:value="0.220236" calcext:value-type="float">
            <text:p>0.22023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queens</text:p>
          </table:table-cell>
          <table:table-cell office:value-type="float" office:value="0.003865" calcext:value-type="float">
            <text:p>0.003865</text:p>
          </table:table-cell>
          <table:table-cell office:value-type="float" office:value="0.014616" calcext:value-type="float">
            <text:p>0.014616</text:p>
          </table:table-cell>
          <table:table-cell office:value-type="float" office:value="0.006722" calcext:value-type="float">
            <text:p>0.006722</text:p>
          </table:table-cell>
          <table:table-cell office:value-type="float" office:value="0.003687" calcext:value-type="float">
            <text:p>0.003687</text:p>
          </table:table-cell>
          <table:table-cell office:value-type="float" office:value="0.009061" calcext:value-type="float">
            <text:p>0.009061</text:p>
          </table:table-cell>
          <table:table-cell office:value-type="float" office:value="0.004872" calcext:value-type="float">
            <text:p>0.004872</text:p>
          </table:table-cell>
          <table:table-cell office:value-type="float" office:value="0.013362" calcext:value-type="float">
            <text:p>0.013362</text:p>
          </table:table-cell>
          <table:table-cell office:value-type="float" office:value="0.013586" calcext:value-type="float">
            <text:p>0.013586</text:p>
          </table:table-cell>
          <table:table-cell office:value-type="float" office:value="0.016248" calcext:value-type="float">
            <text:p>0.016248</text:p>
          </table:table-cell>
          <table:table-cell office:value-type="float" office:value="0.006908" calcext:value-type="float">
            <text:p>0.006908</text:p>
          </table:table-cell>
          <table:table-cell office:value-type="float" office:value="0.01082" calcext:value-type="float">
            <text:p>0.01082</text:p>
          </table:table-cell>
          <table:table-cell office:value-type="float" office:value="0.0553" calcext:value-type="float">
            <text:p>0.0553</text:p>
          </table:table-cell>
          <table:table-cell office:value-type="float" office:value="0.015833" calcext:value-type="float">
            <text:p>0.015833</text:p>
          </table:table-cell>
          <table:table-cell office:value-type="float" office:value="0.017666" calcext:value-type="float">
            <text:p>0.017666</text:p>
          </table:table-cell>
          <table:table-cell office:value-type="float" office:value="0.013332" calcext:value-type="float">
            <text:p>0.013332</text:p>
          </table:table-cell>
          <table:table-cell office:value-type="float" office:value="0.015114" calcext:value-type="float">
            <text:p>0.015114</text:p>
          </table:table-cell>
          <table:table-cell office:value-type="float" office:value="0.005268" calcext:value-type="float">
            <text:p>0.005268</text:p>
          </table:table-cell>
          <table:table-cell office:value-type="float" office:value="0.181775" calcext:value-type="float">
            <text:p>0.181775</text:p>
          </table:table-cell>
          <table:table-cell/>
          <table:table-cell table:formula="of:=[.B35]-[.B$4]" office:value-type="float" office:value="0.000757" calcext:value-type="float">
            <text:p>0.000757</text:p>
          </table:table-cell>
          <table:table-cell table:formula="of:=[.C35]-[.C$4]" office:value-type="float" office:value="0.001581" calcext:value-type="float">
            <text:p>0.001581</text:p>
          </table:table-cell>
          <table:table-cell table:formula="of:=[.D35]-[.D$4]" office:value-type="float" office:value="0.001214" calcext:value-type="float">
            <text:p>0.001214</text:p>
          </table:table-cell>
          <table:table-cell table:formula="of:=[.E35]-[.E$4]" office:value-type="float" office:value="0.000476" calcext:value-type="float">
            <text:p>0.000476</text:p>
          </table:table-cell>
          <table:table-cell table:formula="of:=[.F35]-[.F$4]" office:value-type="float" office:value="0.005021" calcext:value-type="float">
            <text:p>0.005021</text:p>
          </table:table-cell>
          <table:table-cell table:formula="of:=[.G35]-[.G$4]" office:value-type="float" office:value="0.001847" calcext:value-type="float">
            <text:p>0.001847</text:p>
          </table:table-cell>
          <table:table-cell table:formula="of:=[.H35]-[.H$4]" office:value-type="float" office:value="0.0024" calcext:value-type="float">
            <text:p>0.0024</text:p>
          </table:table-cell>
          <table:table-cell table:formula="of:=[.I35]-[.I$4]" office:value-type="float" office:value="0.000873" calcext:value-type="float">
            <text:p>0.000873</text:p>
          </table:table-cell>
          <table:table-cell table:formula="of:=[.J35]-[.J$4]" office:value-type="float" office:value="0.002701" calcext:value-type="float">
            <text:p>0.002701</text:p>
          </table:table-cell>
          <table:table-cell table:formula="of:=[.K35]-[.K$4]" office:value-type="float" office:value="0.001424" calcext:value-type="float">
            <text:p>0.001424</text:p>
          </table:table-cell>
          <table:table-cell table:formula="of:=[.L35]-[.L$4]" office:value-type="float" office:value="0.004364" calcext:value-type="float">
            <text:p>0.004364</text:p>
          </table:table-cell>
          <table:table-cell table:formula="of:=[.M35]-[.M$4]" office:value-type="float" office:value="0.050794" calcext:value-type="float">
            <text:p>0.050794</text:p>
          </table:table-cell>
          <table:table-cell table:formula="of:=[.N35]-[.N$4]" office:value-type="float" office:value="0.003097" calcext:value-type="float">
            <text:p>0.003097</text:p>
          </table:table-cell>
          <table:table-cell table:formula="of:=[.O35]-[.O$4]" office:value-type="float" office:value="0.006712" calcext:value-type="float">
            <text:p>0.006712</text:p>
          </table:table-cell>
          <table:table-cell table:formula="of:=[.P35]-[.P$4]" office:value-type="float" office:value="0.001325" calcext:value-type="float">
            <text:p>0.001325</text:p>
          </table:table-cell>
          <table:table-cell table:formula="of:=[.Q35]-[.Q$4]" office:value-type="float" office:value="0.008333" calcext:value-type="float">
            <text:p>0.008333</text:p>
          </table:table-cell>
          <table:table-cell table:formula="of:=[.R35]-[.R$4]" office:value-type="float" office:value="0.000305000000000001" calcext:value-type="float">
            <text:p>0.000305</text:p>
          </table:table-cell>
          <table:table-cell table:formula="of:=[.S35]-[.S$4]" office:value-type="float" office:value="0.152541" calcext:value-type="float">
            <text:p>0.15254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enerichash3</text:p>
          </table:table-cell>
          <table:table-cell office:value-type="float" office:value="0.004786" calcext:value-type="float">
            <text:p>0.004786</text:p>
          </table:table-cell>
          <table:table-cell office:value-type="float" office:value="0.013443" calcext:value-type="float">
            <text:p>0.013443</text:p>
          </table:table-cell>
          <table:table-cell office:value-type="float" office:value="0.006206" calcext:value-type="float">
            <text:p>0.006206</text:p>
          </table:table-cell>
          <table:table-cell office:value-type="float" office:value="0.004001" calcext:value-type="float">
            <text:p>0.004001</text:p>
          </table:table-cell>
          <table:table-cell office:value-type="float" office:value="0.014509" calcext:value-type="float">
            <text:p>0.014509</text:p>
          </table:table-cell>
          <table:table-cell office:value-type="float" office:value="0.007629" calcext:value-type="float">
            <text:p>0.007629</text:p>
          </table:table-cell>
          <table:table-cell office:value-type="float" office:value="0.013403" calcext:value-type="float">
            <text:p>0.013403</text:p>
          </table:table-cell>
          <table:table-cell office:value-type="float" office:value="0.013684" calcext:value-type="float">
            <text:p>0.013684</text:p>
          </table:table-cell>
          <table:table-cell office:value-type="float" office:value="0.014132" calcext:value-type="float">
            <text:p>0.014132</text:p>
          </table:table-cell>
          <table:table-cell office:value-type="float" office:value="0.008028" calcext:value-type="float">
            <text:p>0.008028</text:p>
          </table:table-cell>
          <table:table-cell office:value-type="float" office:value="0.011757" calcext:value-type="float">
            <text:p>0.011757</text:p>
          </table:table-cell>
          <table:table-cell office:value-type="float" office:value="0.054301" calcext:value-type="float">
            <text:p>0.054301</text:p>
          </table:table-cell>
          <table:table-cell office:value-type="float" office:value="0.020049" calcext:value-type="float">
            <text:p>0.020049</text:p>
          </table:table-cell>
          <table:table-cell office:value-type="float" office:value="0.027449" calcext:value-type="float">
            <text:p>0.027449</text:p>
          </table:table-cell>
          <table:table-cell office:value-type="float" office:value="0.012443" calcext:value-type="float">
            <text:p>0.012443</text:p>
          </table:table-cell>
          <table:table-cell office:value-type="float" office:value="0.025126" calcext:value-type="float">
            <text:p>0.025126</text:p>
          </table:table-cell>
          <table:table-cell office:value-type="float" office:value="0.005394" calcext:value-type="float">
            <text:p>0.005394</text:p>
          </table:table-cell>
          <table:table-cell office:value-type="float" office:value="0.408044" calcext:value-type="float">
            <text:p>0.408044</text:p>
          </table:table-cell>
          <table:table-cell/>
          <table:table-cell table:formula="of:=[.B36]-[.B$4]" office:value-type="float" office:value="0.001678" calcext:value-type="float">
            <text:p>0.001678</text:p>
          </table:table-cell>
          <table:table-cell table:formula="of:=[.C36]-[.C$4]" office:value-type="float" office:value="0.000408" calcext:value-type="float">
            <text:p>0.000408</text:p>
          </table:table-cell>
          <table:table-cell table:formula="of:=[.D36]-[.D$4]" office:value-type="float" office:value="0.000698" calcext:value-type="float">
            <text:p>0.000698</text:p>
          </table:table-cell>
          <table:table-cell table:formula="of:=[.E36]-[.E$4]" office:value-type="float" office:value="0.00079" calcext:value-type="float">
            <text:p>0.00079</text:p>
          </table:table-cell>
          <table:table-cell table:formula="of:=[.F36]-[.F$4]" office:value-type="float" office:value="0.010469" calcext:value-type="float">
            <text:p>0.010469</text:p>
          </table:table-cell>
          <table:table-cell table:formula="of:=[.G36]-[.G$4]" office:value-type="float" office:value="0.004604" calcext:value-type="float">
            <text:p>0.004604</text:p>
          </table:table-cell>
          <table:table-cell table:formula="of:=[.H36]-[.H$4]" office:value-type="float" office:value="0.002441" calcext:value-type="float">
            <text:p>0.002441</text:p>
          </table:table-cell>
          <table:table-cell table:formula="of:=[.I36]-[.I$4]" office:value-type="float" office:value="0.000971000000000001" calcext:value-type="float">
            <text:p>0.000971</text:p>
          </table:table-cell>
          <table:table-cell table:formula="of:=[.J36]-[.J$4]" office:value-type="float" office:value="0.000584999999999999" calcext:value-type="float">
            <text:p>0.000585</text:p>
          </table:table-cell>
          <table:table-cell table:formula="of:=[.K36]-[.K$4]" office:value-type="float" office:value="0.002544" calcext:value-type="float">
            <text:p>0.002544</text:p>
          </table:table-cell>
          <table:table-cell table:formula="of:=[.L36]-[.L$4]" office:value-type="float" office:value="0.005301" calcext:value-type="float">
            <text:p>0.005301</text:p>
          </table:table-cell>
          <table:table-cell table:formula="of:=[.M36]-[.M$4]" office:value-type="float" office:value="0.049795" calcext:value-type="float">
            <text:p>0.049795</text:p>
          </table:table-cell>
          <table:table-cell table:formula="of:=[.N36]-[.N$4]" office:value-type="float" office:value="0.007313" calcext:value-type="float">
            <text:p>0.007313</text:p>
          </table:table-cell>
          <table:table-cell table:formula="of:=[.O36]-[.O$4]" office:value-type="float" office:value="0.016495" calcext:value-type="float">
            <text:p>0.016495</text:p>
          </table:table-cell>
          <table:table-cell table:formula="of:=[.P36]-[.P$4]" office:value-type="float" office:value="0.000435999999999999" calcext:value-type="float">
            <text:p>0.000436</text:p>
          </table:table-cell>
          <table:table-cell table:formula="of:=[.Q36]-[.Q$4]" office:value-type="float" office:value="0.018345" calcext:value-type="float">
            <text:p>0.018345</text:p>
          </table:table-cell>
          <table:table-cell table:formula="of:=[.R36]-[.R$4]" office:value-type="float" office:value="0.000431" calcext:value-type="float">
            <text:p>0.000431</text:p>
          </table:table-cell>
          <table:table-cell table:formula="of:=[.S36]-[.S$4]" office:value-type="float" office:value="0.37881" calcext:value-type="float">
            <text:p>0.3788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enerichash2</text:p>
          </table:table-cell>
          <table:table-cell office:value-type="float" office:value="0.00426" calcext:value-type="float">
            <text:p>0.00426</text:p>
          </table:table-cell>
          <table:table-cell office:value-type="float" office:value="0.013154" calcext:value-type="float">
            <text:p>0.013154</text:p>
          </table:table-cell>
          <table:table-cell office:value-type="float" office:value="0.006092" calcext:value-type="float">
            <text:p>0.006092</text:p>
          </table:table-cell>
          <table:table-cell office:value-type="float" office:value="0.004015" calcext:value-type="float">
            <text:p>0.004015</text:p>
          </table:table-cell>
          <table:table-cell office:value-type="float" office:value="0.014275" calcext:value-type="float">
            <text:p>0.014275</text:p>
          </table:table-cell>
          <table:table-cell office:value-type="float" office:value="0.007206" calcext:value-type="float">
            <text:p>0.007206</text:p>
          </table:table-cell>
          <table:table-cell office:value-type="float" office:value="0.013264" calcext:value-type="float">
            <text:p>0.013264</text:p>
          </table:table-cell>
          <table:table-cell office:value-type="float" office:value="0.013787" calcext:value-type="float">
            <text:p>0.013787</text:p>
          </table:table-cell>
          <table:table-cell office:value-type="float" office:value="0.013937" calcext:value-type="float">
            <text:p>0.013937</text:p>
          </table:table-cell>
          <table:table-cell office:value-type="float" office:value="0.008037" calcext:value-type="float">
            <text:p>0.008037</text:p>
          </table:table-cell>
          <table:table-cell office:value-type="float" office:value="0.011791" calcext:value-type="float">
            <text:p>0.011791</text:p>
          </table:table-cell>
          <table:table-cell office:value-type="float" office:value="0.053" calcext:value-type="float">
            <text:p>0.053</text:p>
          </table:table-cell>
          <table:table-cell office:value-type="float" office:value="0.019843" calcext:value-type="float">
            <text:p>0.019843</text:p>
          </table:table-cell>
          <table:table-cell office:value-type="float" office:value="0.027727" calcext:value-type="float">
            <text:p>0.027727</text:p>
          </table:table-cell>
          <table:table-cell office:value-type="float" office:value="0.012616" calcext:value-type="float">
            <text:p>0.012616</text:p>
          </table:table-cell>
          <table:table-cell office:value-type="float" office:value="0.024827" calcext:value-type="float">
            <text:p>0.024827</text:p>
          </table:table-cell>
          <table:table-cell office:value-type="float" office:value="0.005423" calcext:value-type="float">
            <text:p>0.005423</text:p>
          </table:table-cell>
          <table:table-cell office:value-type="float" office:value="0.400822" calcext:value-type="float">
            <text:p>0.400822</text:p>
          </table:table-cell>
          <table:table-cell/>
          <table:table-cell table:formula="of:=[.B37]-[.B$4]" office:value-type="float" office:value="0.001152" calcext:value-type="float">
            <text:p>0.001152</text:p>
          </table:table-cell>
          <table:table-cell table:formula="of:=[.C37]-[.C$4]" office:value-type="float" office:value="0.000118999999999999" calcext:value-type="float">
            <text:p>0.000119</text:p>
          </table:table-cell>
          <table:table-cell table:formula="of:=[.D37]-[.D$4]" office:value-type="float" office:value="0.000583999999999999" calcext:value-type="float">
            <text:p>0.000584</text:p>
          </table:table-cell>
          <table:table-cell table:formula="of:=[.E37]-[.E$4]" office:value-type="float" office:value="0.000804" calcext:value-type="float">
            <text:p>0.000804</text:p>
          </table:table-cell>
          <table:table-cell table:formula="of:=[.F37]-[.F$4]" office:value-type="float" office:value="0.010235" calcext:value-type="float">
            <text:p>0.010235</text:p>
          </table:table-cell>
          <table:table-cell table:formula="of:=[.G37]-[.G$4]" office:value-type="float" office:value="0.004181" calcext:value-type="float">
            <text:p>0.004181</text:p>
          </table:table-cell>
          <table:table-cell table:formula="of:=[.H37]-[.H$4]" office:value-type="float" office:value="0.002302" calcext:value-type="float">
            <text:p>0.002302</text:p>
          </table:table-cell>
          <table:table-cell table:formula="of:=[.I37]-[.I$4]" office:value-type="float" office:value="0.001074" calcext:value-type="float">
            <text:p>0.001074</text:p>
          </table:table-cell>
          <table:table-cell table:formula="of:=[.J37]-[.J$4]" office:value-type="float" office:value="0.00039" calcext:value-type="float">
            <text:p>0.00039</text:p>
          </table:table-cell>
          <table:table-cell table:formula="of:=[.K37]-[.K$4]" office:value-type="float" office:value="0.002553" calcext:value-type="float">
            <text:p>0.002553</text:p>
          </table:table-cell>
          <table:table-cell table:formula="of:=[.L37]-[.L$4]" office:value-type="float" office:value="0.005335" calcext:value-type="float">
            <text:p>0.005335</text:p>
          </table:table-cell>
          <table:table-cell table:formula="of:=[.M37]-[.M$4]" office:value-type="float" office:value="0.048494" calcext:value-type="float">
            <text:p>0.048494</text:p>
          </table:table-cell>
          <table:table-cell table:formula="of:=[.N37]-[.N$4]" office:value-type="float" office:value="0.007107" calcext:value-type="float">
            <text:p>0.007107</text:p>
          </table:table-cell>
          <table:table-cell table:formula="of:=[.O37]-[.O$4]" office:value-type="float" office:value="0.016773" calcext:value-type="float">
            <text:p>0.016773</text:p>
          </table:table-cell>
          <table:table-cell table:formula="of:=[.P37]-[.P$4]" office:value-type="float" office:value="0.000608999999999998" calcext:value-type="float">
            <text:p>0.000609</text:p>
          </table:table-cell>
          <table:table-cell table:formula="of:=[.Q37]-[.Q$4]" office:value-type="float" office:value="0.018046" calcext:value-type="float">
            <text:p>0.018046</text:p>
          </table:table-cell>
          <table:table-cell table:formula="of:=[.R37]-[.R$4]" office:value-type="float" office:value="0.00046" calcext:value-type="float">
            <text:p>0.00046</text:p>
          </table:table-cell>
          <table:table-cell table:formula="of:=[.S37]-[.S$4]" office:value-type="float" office:value="0.371588" calcext:value-type="float">
            <text:p>0.37158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ecretstream_xchacha20poly1305</text:p>
          </table:table-cell>
          <table:table-cell office:value-type="float" office:value="0.00429" calcext:value-type="float">
            <text:p>0.00429</text:p>
          </table:table-cell>
          <table:table-cell office:value-type="float" office:value="0.014123" calcext:value-type="float">
            <text:p>0.014123</text:p>
          </table:table-cell>
          <table:table-cell office:value-type="float" office:value="0.006363" calcext:value-type="float">
            <text:p>0.006363</text:p>
          </table:table-cell>
          <table:table-cell office:value-type="float" office:value="0.004135" calcext:value-type="float">
            <text:p>0.004135</text:p>
          </table:table-cell>
          <table:table-cell office:value-type="float" office:value="0.014618" calcext:value-type="float">
            <text:p>0.014618</text:p>
          </table:table-cell>
          <table:table-cell office:value-type="float" office:value="0.007355" calcext:value-type="float">
            <text:p>0.007355</text:p>
          </table:table-cell>
          <table:table-cell office:value-type="float" office:value="0.013468" calcext:value-type="float">
            <text:p>0.013468</text:p>
          </table:table-cell>
          <table:table-cell office:value-type="float" office:value="0.013852" calcext:value-type="float">
            <text:p>0.013852</text:p>
          </table:table-cell>
          <table:table-cell office:value-type="float" office:value="0.014042" calcext:value-type="float">
            <text:p>0.014042</text:p>
          </table:table-cell>
          <table:table-cell office:value-type="float" office:value="0.008045" calcext:value-type="float">
            <text:p>0.008045</text:p>
          </table:table-cell>
          <table:table-cell office:value-type="float" office:value="0.011712" calcext:value-type="float">
            <text:p>0.011712</text:p>
          </table:table-cell>
          <table:table-cell office:value-type="float" office:value="0.053725" calcext:value-type="float">
            <text:p>0.053725</text:p>
          </table:table-cell>
          <table:table-cell office:value-type="float" office:value="0.020319" calcext:value-type="float">
            <text:p>0.020319</text:p>
          </table:table-cell>
          <table:table-cell office:value-type="float" office:value="0.026677" calcext:value-type="float">
            <text:p>0.026677</text:p>
          </table:table-cell>
          <table:table-cell office:value-type="float" office:value="0.012475" calcext:value-type="float">
            <text:p>0.012475</text:p>
          </table:table-cell>
          <table:table-cell office:value-type="float" office:value="0.025412" calcext:value-type="float">
            <text:p>0.025412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406659" calcext:value-type="float">
            <text:p>0.406659</text:p>
          </table:table-cell>
          <table:table-cell/>
          <table:table-cell table:formula="of:=[.B38]-[.B$4]" office:value-type="float" office:value="0.001182" calcext:value-type="float">
            <text:p>0.001182</text:p>
          </table:table-cell>
          <table:table-cell table:formula="of:=[.C38]-[.C$4]" office:value-type="float" office:value="0.001088" calcext:value-type="float">
            <text:p>0.001088</text:p>
          </table:table-cell>
          <table:table-cell table:formula="of:=[.D38]-[.D$4]" office:value-type="float" office:value="0.000855" calcext:value-type="float">
            <text:p>0.000855</text:p>
          </table:table-cell>
          <table:table-cell table:formula="of:=[.E38]-[.E$4]" office:value-type="float" office:value="0.000924" calcext:value-type="float">
            <text:p>0.000924</text:p>
          </table:table-cell>
          <table:table-cell table:formula="of:=[.F38]-[.F$4]" office:value-type="float" office:value="0.010578" calcext:value-type="float">
            <text:p>0.010578</text:p>
          </table:table-cell>
          <table:table-cell table:formula="of:=[.G38]-[.G$4]" office:value-type="float" office:value="0.00433" calcext:value-type="float">
            <text:p>0.00433</text:p>
          </table:table-cell>
          <table:table-cell table:formula="of:=[.H38]-[.H$4]" office:value-type="float" office:value="0.002506" calcext:value-type="float">
            <text:p>0.002506</text:p>
          </table:table-cell>
          <table:table-cell table:formula="of:=[.I38]-[.I$4]" office:value-type="float" office:value="0.001139" calcext:value-type="float">
            <text:p>0.001139</text:p>
          </table:table-cell>
          <table:table-cell table:formula="of:=[.J38]-[.J$4]" office:value-type="float" office:value="0.000494999999999999" calcext:value-type="float">
            <text:p>0.000495</text:p>
          </table:table-cell>
          <table:table-cell table:formula="of:=[.K38]-[.K$4]" office:value-type="float" office:value="0.002561" calcext:value-type="float">
            <text:p>0.002561</text:p>
          </table:table-cell>
          <table:table-cell table:formula="of:=[.L38]-[.L$4]" office:value-type="float" office:value="0.005256" calcext:value-type="float">
            <text:p>0.005256</text:p>
          </table:table-cell>
          <table:table-cell table:formula="of:=[.M38]-[.M$4]" office:value-type="float" office:value="0.049219" calcext:value-type="float">
            <text:p>0.049219</text:p>
          </table:table-cell>
          <table:table-cell table:formula="of:=[.N38]-[.N$4]" office:value-type="float" office:value="0.007583" calcext:value-type="float">
            <text:p>0.007583</text:p>
          </table:table-cell>
          <table:table-cell table:formula="of:=[.O38]-[.O$4]" office:value-type="float" office:value="0.015723" calcext:value-type="float">
            <text:p>0.015723</text:p>
          </table:table-cell>
          <table:table-cell table:formula="of:=[.P38]-[.P$4]" office:value-type="float" office:value="0.000468" calcext:value-type="float">
            <text:p>0.000468</text:p>
          </table:table-cell>
          <table:table-cell table:formula="of:=[.Q38]-[.Q$4]" office:value-type="float" office:value="0.018631" calcext:value-type="float">
            <text:p>0.018631</text:p>
          </table:table-cell>
          <table:table-cell table:formula="of:=[.R38]-[.R$4]" office:value-type="float" office:value="0.000537000000000001" calcext:value-type="float">
            <text:p>0.000537</text:p>
          </table:table-cell>
          <table:table-cell table:formula="of:=[.S38]-[.S$4]" office:value-type="float" office:value="0.377425" calcext:value-type="float">
            <text:p>0.3774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calarmult2</text:p>
          </table:table-cell>
          <table:table-cell office:value-type="float" office:value="0.00481" calcext:value-type="float">
            <text:p>0.00481</text:p>
          </table:table-cell>
          <table:table-cell office:value-type="float" office:value="0.013701" calcext:value-type="float">
            <text:p>0.013701</text:p>
          </table:table-cell>
          <table:table-cell office:value-type="float" office:value="0.006571" calcext:value-type="float">
            <text:p>0.006571</text:p>
          </table:table-cell>
          <table:table-cell office:value-type="float" office:value="0.004007" calcext:value-type="float">
            <text:p>0.004007</text:p>
          </table:table-cell>
          <table:table-cell office:value-type="float" office:value="0.02034" calcext:value-type="float">
            <text:p>0.02034</text:p>
          </table:table-cell>
          <table:table-cell office:value-type="float" office:value="0.009637" calcext:value-type="float">
            <text:p>0.009637</text:p>
          </table:table-cell>
          <table:table-cell office:value-type="float" office:value="0.013523" calcext:value-type="float">
            <text:p>0.013523</text:p>
          </table:table-cell>
          <table:table-cell office:value-type="float" office:value="0.013842" calcext:value-type="float">
            <text:p>0.013842</text:p>
          </table:table-cell>
          <table:table-cell office:value-type="float" office:value="0.014003" calcext:value-type="float">
            <text:p>0.014003</text:p>
          </table:table-cell>
          <table:table-cell office:value-type="float" office:value="0.007952" calcext:value-type="float">
            <text:p>0.007952</text:p>
          </table:table-cell>
          <table:table-cell office:value-type="float" office:value="0.012442" calcext:value-type="float">
            <text:p>0.012442</text:p>
          </table:table-cell>
          <table:table-cell office:value-type="float" office:value="0.053681" calcext:value-type="float">
            <text:p>0.053681</text:p>
          </table:table-cell>
          <table:table-cell office:value-type="float" office:value="0.022544" calcext:value-type="float">
            <text:p>0.022544</text:p>
          </table:table-cell>
          <table:table-cell office:value-type="float" office:value="0.026958" calcext:value-type="float">
            <text:p>0.026958</text:p>
          </table:table-cell>
          <table:table-cell office:value-type="float" office:value="0.012342" calcext:value-type="float">
            <text:p>0.012342</text:p>
          </table:table-cell>
          <table:table-cell office:value-type="float" office:value="0.02641" calcext:value-type="float">
            <text:p>0.02641</text:p>
          </table:table-cell>
          <table:table-cell office:value-type="float" office:value="0.005862" calcext:value-type="float">
            <text:p>0.005862</text:p>
          </table:table-cell>
          <table:table-cell office:value-type="float" office:value="0.598242" calcext:value-type="float">
            <text:p>0.598242</text:p>
          </table:table-cell>
          <table:table-cell/>
          <table:table-cell table:formula="of:=[.B39]-[.B$4]" office:value-type="float" office:value="0.001702" calcext:value-type="float">
            <text:p>0.001702</text:p>
          </table:table-cell>
          <table:table-cell table:formula="of:=[.C39]-[.C$4]" office:value-type="float" office:value="0.000666" calcext:value-type="float">
            <text:p>0.000666</text:p>
          </table:table-cell>
          <table:table-cell table:formula="of:=[.D39]-[.D$4]" office:value-type="float" office:value="0.001063" calcext:value-type="float">
            <text:p>0.001063</text:p>
          </table:table-cell>
          <table:table-cell table:formula="of:=[.E39]-[.E$4]" office:value-type="float" office:value="0.000796" calcext:value-type="float">
            <text:p>0.000796</text:p>
          </table:table-cell>
          <table:table-cell table:formula="of:=[.F39]-[.F$4]" office:value-type="float" office:value="0.0163" calcext:value-type="float">
            <text:p>0.0163</text:p>
          </table:table-cell>
          <table:table-cell table:formula="of:=[.G39]-[.G$4]" office:value-type="float" office:value="0.006612" calcext:value-type="float">
            <text:p>0.006612</text:p>
          </table:table-cell>
          <table:table-cell table:formula="of:=[.H39]-[.H$4]" office:value-type="float" office:value="0.002561" calcext:value-type="float">
            <text:p>0.002561</text:p>
          </table:table-cell>
          <table:table-cell table:formula="of:=[.I39]-[.I$4]" office:value-type="float" office:value="0.001129" calcext:value-type="float">
            <text:p>0.001129</text:p>
          </table:table-cell>
          <table:table-cell table:formula="of:=[.J39]-[.J$4]" office:value-type="float" office:value="0.000456" calcext:value-type="float">
            <text:p>0.000456</text:p>
          </table:table-cell>
          <table:table-cell table:formula="of:=[.K39]-[.K$4]" office:value-type="float" office:value="0.002468" calcext:value-type="float">
            <text:p>0.002468</text:p>
          </table:table-cell>
          <table:table-cell table:formula="of:=[.L39]-[.L$4]" office:value-type="float" office:value="0.005986" calcext:value-type="float">
            <text:p>0.005986</text:p>
          </table:table-cell>
          <table:table-cell table:formula="of:=[.M39]-[.M$4]" office:value-type="float" office:value="0.049175" calcext:value-type="float">
            <text:p>0.049175</text:p>
          </table:table-cell>
          <table:table-cell table:formula="of:=[.N39]-[.N$4]" office:value-type="float" office:value="0.009808" calcext:value-type="float">
            <text:p>0.009808</text:p>
          </table:table-cell>
          <table:table-cell table:formula="of:=[.O39]-[.O$4]" office:value-type="float" office:value="0.016004" calcext:value-type="float">
            <text:p>0.016004</text:p>
          </table:table-cell>
          <table:table-cell table:formula="of:=[.P39]-[.P$4]" office:value-type="float" office:value="0.000334999999999998" calcext:value-type="float">
            <text:p>0.000335</text:p>
          </table:table-cell>
          <table:table-cell table:formula="of:=[.Q39]-[.Q$4]" office:value-type="float" office:value="0.019629" calcext:value-type="float">
            <text:p>0.019629</text:p>
          </table:table-cell>
          <table:table-cell table:formula="of:=[.R39]-[.R$4]" office:value-type="float" office:value="0.000899" calcext:value-type="float">
            <text:p>0.000899</text:p>
          </table:table-cell>
          <table:table-cell table:formula="of:=[.S39]-[.S$4]" office:value-type="float" office:value="0.569008" calcext:value-type="float">
            <text:p>0.56900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ox_seed</text:p>
          </table:table-cell>
          <table:table-cell office:value-type="float" office:value="0.004993" calcext:value-type="float">
            <text:p>0.004993</text:p>
          </table:table-cell>
          <table:table-cell office:value-type="float" office:value="0.013472" calcext:value-type="float">
            <text:p>0.013472</text:p>
          </table:table-cell>
          <table:table-cell office:value-type="float" office:value="0.006305" calcext:value-type="float">
            <text:p>0.006305</text:p>
          </table:table-cell>
          <table:table-cell office:value-type="float" office:value="0.003986" calcext:value-type="float">
            <text:p>0.003986</text:p>
          </table:table-cell>
          <table:table-cell office:value-type="float" office:value="0.020763" calcext:value-type="float">
            <text:p>0.020763</text:p>
          </table:table-cell>
          <table:table-cell office:value-type="float" office:value="0.010084" calcext:value-type="float">
            <text:p>0.010084</text:p>
          </table:table-cell>
          <table:table-cell office:value-type="float" office:value="0.013474" calcext:value-type="float">
            <text:p>0.013474</text:p>
          </table:table-cell>
          <table:table-cell office:value-type="float" office:value="0.013914" calcext:value-type="float">
            <text:p>0.013914</text:p>
          </table:table-cell>
          <table:table-cell office:value-type="float" office:value="0.014037" calcext:value-type="float">
            <text:p>0.014037</text:p>
          </table:table-cell>
          <table:table-cell office:value-type="float" office:value="0.008368" calcext:value-type="float">
            <text:p>0.008368</text:p>
          </table:table-cell>
          <table:table-cell office:value-type="float" office:value="0.012494" calcext:value-type="float">
            <text:p>0.012494</text:p>
          </table:table-cell>
          <table:table-cell office:value-type="float" office:value="0.055062" calcext:value-type="float">
            <text:p>0.055062</text:p>
          </table:table-cell>
          <table:table-cell office:value-type="float" office:value="0.022806" calcext:value-type="float">
            <text:p>0.022806</text:p>
          </table:table-cell>
          <table:table-cell office:value-type="float" office:value="0.027179" calcext:value-type="float">
            <text:p>0.027179</text:p>
          </table:table-cell>
          <table:table-cell office:value-type="float" office:value="0.01276" calcext:value-type="float">
            <text:p>0.01276</text:p>
          </table:table-cell>
          <table:table-cell office:value-type="float" office:value="0.026191" calcext:value-type="float">
            <text:p>0.026191</text:p>
          </table:table-cell>
          <table:table-cell office:value-type="float" office:value="0.005833" calcext:value-type="float">
            <text:p>0.005833</text:p>
          </table:table-cell>
          <table:table-cell office:value-type="float" office:value="0.63295" calcext:value-type="float">
            <text:p>0.63295</text:p>
          </table:table-cell>
          <table:table-cell/>
          <table:table-cell table:formula="of:=[.B40]-[.B$4]" office:value-type="float" office:value="0.001885" calcext:value-type="float">
            <text:p>0.001885</text:p>
          </table:table-cell>
          <table:table-cell table:formula="of:=[.C40]-[.C$4]" office:value-type="float" office:value="0.000437" calcext:value-type="float">
            <text:p>0.000437</text:p>
          </table:table-cell>
          <table:table-cell table:formula="of:=[.D40]-[.D$4]" office:value-type="float" office:value="0.000797" calcext:value-type="float">
            <text:p>0.000797</text:p>
          </table:table-cell>
          <table:table-cell table:formula="of:=[.E40]-[.E$4]" office:value-type="float" office:value="0.000775" calcext:value-type="float">
            <text:p>0.000775</text:p>
          </table:table-cell>
          <table:table-cell table:formula="of:=[.F40]-[.F$4]" office:value-type="float" office:value="0.016723" calcext:value-type="float">
            <text:p>0.016723</text:p>
          </table:table-cell>
          <table:table-cell table:formula="of:=[.G40]-[.G$4]" office:value-type="float" office:value="0.007059" calcext:value-type="float">
            <text:p>0.007059</text:p>
          </table:table-cell>
          <table:table-cell table:formula="of:=[.H40]-[.H$4]" office:value-type="float" office:value="0.002512" calcext:value-type="float">
            <text:p>0.002512</text:p>
          </table:table-cell>
          <table:table-cell table:formula="of:=[.I40]-[.I$4]" office:value-type="float" office:value="0.001201" calcext:value-type="float">
            <text:p>0.001201</text:p>
          </table:table-cell>
          <table:table-cell table:formula="of:=[.J40]-[.J$4]" office:value-type="float" office:value="0.000489999999999999" calcext:value-type="float">
            <text:p>0.00049</text:p>
          </table:table-cell>
          <table:table-cell table:formula="of:=[.K40]-[.K$4]" office:value-type="float" office:value="0.002884" calcext:value-type="float">
            <text:p>0.002884</text:p>
          </table:table-cell>
          <table:table-cell table:formula="of:=[.L40]-[.L$4]" office:value-type="float" office:value="0.006038" calcext:value-type="float">
            <text:p>0.006038</text:p>
          </table:table-cell>
          <table:table-cell table:formula="of:=[.M40]-[.M$4]" office:value-type="float" office:value="0.050556" calcext:value-type="float">
            <text:p>0.050556</text:p>
          </table:table-cell>
          <table:table-cell table:formula="of:=[.N40]-[.N$4]" office:value-type="float" office:value="0.01007" calcext:value-type="float">
            <text:p>0.01007</text:p>
          </table:table-cell>
          <table:table-cell table:formula="of:=[.O40]-[.O$4]" office:value-type="float" office:value="0.016225" calcext:value-type="float">
            <text:p>0.016225</text:p>
          </table:table-cell>
          <table:table-cell table:formula="of:=[.P40]-[.P$4]" office:value-type="float" office:value="0.000753" calcext:value-type="float">
            <text:p>0.000753</text:p>
          </table:table-cell>
          <table:table-cell table:formula="of:=[.Q40]-[.Q$4]" office:value-type="float" office:value="0.01941" calcext:value-type="float">
            <text:p>0.01941</text:p>
          </table:table-cell>
          <table:table-cell table:formula="of:=[.R40]-[.R$4]" office:value-type="float" office:value="0.00087" calcext:value-type="float">
            <text:p>0.00087</text:p>
          </table:table-cell>
          <table:table-cell table:formula="of:=[.S40]-[.S$4]" office:value-type="float" office:value="0.603716" calcext:value-type="float">
            <text:p>0.60371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ead_xchacha20poly1305</text:p>
          </table:table-cell>
          <table:table-cell office:value-type="float" office:value="0.004254" calcext:value-type="float">
            <text:p>0.004254</text:p>
          </table:table-cell>
          <table:table-cell office:value-type="float" office:value="0.013519" calcext:value-type="float">
            <text:p>0.013519</text:p>
          </table:table-cell>
          <table:table-cell office:value-type="float" office:value="0.006314" calcext:value-type="float">
            <text:p>0.006314</text:p>
          </table:table-cell>
          <table:table-cell office:value-type="float" office:value="0.00401" calcext:value-type="float">
            <text:p>0.00401</text:p>
          </table:table-cell>
          <table:table-cell office:value-type="float" office:value="0.013891" calcext:value-type="float">
            <text:p>0.013891</text:p>
          </table:table-cell>
          <table:table-cell office:value-type="float" office:value="0.006993" calcext:value-type="float">
            <text:p>0.006993</text:p>
          </table:table-cell>
          <table:table-cell office:value-type="float" office:value="0.01331" calcext:value-type="float">
            <text:p>0.01331</text:p>
          </table:table-cell>
          <table:table-cell office:value-type="float" office:value="0.013815" calcext:value-type="float">
            <text:p>0.013815</text:p>
          </table:table-cell>
          <table:table-cell office:value-type="float" office:value="0.014077" calcext:value-type="float">
            <text:p>0.014077</text:p>
          </table:table-cell>
          <table:table-cell office:value-type="float" office:value="0.007563" calcext:value-type="float">
            <text:p>0.007563</text:p>
          </table:table-cell>
          <table:table-cell office:value-type="float" office:value="0.01172" calcext:value-type="float">
            <text:p>0.01172</text:p>
          </table:table-cell>
          <table:table-cell office:value-type="float" office:value="0.054177" calcext:value-type="float">
            <text:p>0.054177</text:p>
          </table:table-cell>
          <table:table-cell office:value-type="float" office:value="0.01996" calcext:value-type="float">
            <text:p>0.01996</text:p>
          </table:table-cell>
          <table:table-cell office:value-type="float" office:value="0.026078" calcext:value-type="float">
            <text:p>0.026078</text:p>
          </table:table-cell>
          <table:table-cell office:value-type="float" office:value="0.012207" calcext:value-type="float">
            <text:p>0.012207</text:p>
          </table:table-cell>
          <table:table-cell office:value-type="float" office:value="0.025211" calcext:value-type="float">
            <text:p>0.025211</text:p>
          </table:table-cell>
          <table:table-cell office:value-type="float" office:value="0.005392" calcext:value-type="float">
            <text:p>0.005392</text:p>
          </table:table-cell>
          <table:table-cell office:value-type="float" office:value="0.380075" calcext:value-type="float">
            <text:p>0.380075</text:p>
          </table:table-cell>
          <table:table-cell/>
          <table:table-cell table:formula="of:=[.B41]-[.B$4]" office:value-type="float" office:value="0.001146" calcext:value-type="float">
            <text:p>0.001146</text:p>
          </table:table-cell>
          <table:table-cell table:formula="of:=[.C41]-[.C$4]" office:value-type="float" office:value="0.000484" calcext:value-type="float">
            <text:p>0.000484</text:p>
          </table:table-cell>
          <table:table-cell table:formula="of:=[.D41]-[.D$4]" office:value-type="float" office:value="0.000805999999999999" calcext:value-type="float">
            <text:p>0.000806</text:p>
          </table:table-cell>
          <table:table-cell table:formula="of:=[.E41]-[.E$4]" office:value-type="float" office:value="0.000799000000000001" calcext:value-type="float">
            <text:p>0.000799</text:p>
          </table:table-cell>
          <table:table-cell table:formula="of:=[.F41]-[.F$4]" office:value-type="float" office:value="0.009851" calcext:value-type="float">
            <text:p>0.009851</text:p>
          </table:table-cell>
          <table:table-cell table:formula="of:=[.G41]-[.G$4]" office:value-type="float" office:value="0.003968" calcext:value-type="float">
            <text:p>0.003968</text:p>
          </table:table-cell>
          <table:table-cell table:formula="of:=[.H41]-[.H$4]" office:value-type="float" office:value="0.002348" calcext:value-type="float">
            <text:p>0.002348</text:p>
          </table:table-cell>
          <table:table-cell table:formula="of:=[.I41]-[.I$4]" office:value-type="float" office:value="0.001102" calcext:value-type="float">
            <text:p>0.001102</text:p>
          </table:table-cell>
          <table:table-cell table:formula="of:=[.J41]-[.J$4]" office:value-type="float" office:value="0.000529999999999999" calcext:value-type="float">
            <text:p>0.00053</text:p>
          </table:table-cell>
          <table:table-cell table:formula="of:=[.K41]-[.K$4]" office:value-type="float" office:value="0.002079" calcext:value-type="float">
            <text:p>0.002079</text:p>
          </table:table-cell>
          <table:table-cell table:formula="of:=[.L41]-[.L$4]" office:value-type="float" office:value="0.005264" calcext:value-type="float">
            <text:p>0.005264</text:p>
          </table:table-cell>
          <table:table-cell table:formula="of:=[.M41]-[.M$4]" office:value-type="float" office:value="0.049671" calcext:value-type="float">
            <text:p>0.049671</text:p>
          </table:table-cell>
          <table:table-cell table:formula="of:=[.N41]-[.N$4]" office:value-type="float" office:value="0.007224" calcext:value-type="float">
            <text:p>0.007224</text:p>
          </table:table-cell>
          <table:table-cell table:formula="of:=[.O41]-[.O$4]" office:value-type="float" office:value="0.015124" calcext:value-type="float">
            <text:p>0.015124</text:p>
          </table:table-cell>
          <table:table-cell table:formula="of:=[.P41]-[.P$4]" office:value-type="float" office:value="0.000199999999999999" calcext:value-type="float">
            <text:p>0.0002</text:p>
          </table:table-cell>
          <table:table-cell table:formula="of:=[.Q41]-[.Q$4]" office:value-type="float" office:value="0.01843" calcext:value-type="float">
            <text:p>0.01843</text:p>
          </table:table-cell>
          <table:table-cell table:formula="of:=[.R41]-[.R$4]" office:value-type="float" office:value="0.000429000000000001" calcext:value-type="float">
            <text:p>0.000429</text:p>
          </table:table-cell>
          <table:table-cell table:formula="of:=[.S41]-[.S$4]" office:value-type="float" office:value="0.350841" calcext:value-type="float">
            <text:p>0.35084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ead_chacha20poly1305</text:p>
          </table:table-cell>
          <table:table-cell office:value-type="float" office:value="0.004213" calcext:value-type="float">
            <text:p>0.004213</text:p>
          </table:table-cell>
          <table:table-cell office:value-type="float" office:value="0.013027" calcext:value-type="float">
            <text:p>0.013027</text:p>
          </table:table-cell>
          <table:table-cell office:value-type="float" office:value="0.006269" calcext:value-type="float">
            <text:p>0.006269</text:p>
          </table:table-cell>
          <table:table-cell office:value-type="float" office:value="0.00402" calcext:value-type="float">
            <text:p>0.00402</text:p>
          </table:table-cell>
          <table:table-cell office:value-type="float" office:value="0.014089" calcext:value-type="float">
            <text:p>0.014089</text:p>
          </table:table-cell>
          <table:table-cell office:value-type="float" office:value="0.007099" calcext:value-type="float">
            <text:p>0.007099</text:p>
          </table:table-cell>
          <table:table-cell office:value-type="float" office:value="0.013238" calcext:value-type="float">
            <text:p>0.013238</text:p>
          </table:table-cell>
          <table:table-cell office:value-type="float" office:value="0.013636" calcext:value-type="float">
            <text:p>0.013636</text:p>
          </table:table-cell>
          <table:table-cell office:value-type="float" office:value="0.013737" calcext:value-type="float">
            <text:p>0.013737</text:p>
          </table:table-cell>
          <table:table-cell office:value-type="float" office:value="0.008303" calcext:value-type="float">
            <text:p>0.008303</text:p>
          </table:table-cell>
          <table:table-cell office:value-type="float" office:value="0.01166" calcext:value-type="float">
            <text:p>0.01166</text:p>
          </table:table-cell>
          <table:table-cell office:value-type="float" office:value="0.053114" calcext:value-type="float">
            <text:p>0.053114</text:p>
          </table:table-cell>
          <table:table-cell office:value-type="float" office:value="0.02022" calcext:value-type="float">
            <text:p>0.02022</text:p>
          </table:table-cell>
          <table:table-cell office:value-type="float" office:value="0.026477" calcext:value-type="float">
            <text:p>0.026477</text:p>
          </table:table-cell>
          <table:table-cell office:value-type="float" office:value="0.012454" calcext:value-type="float">
            <text:p>0.012454</text:p>
          </table:table-cell>
          <table:table-cell office:value-type="float" office:value="0.025238" calcext:value-type="float">
            <text:p>0.025238</text:p>
          </table:table-cell>
          <table:table-cell office:value-type="float" office:value="0.005478" calcext:value-type="float">
            <text:p>0.005478</text:p>
          </table:table-cell>
          <table:table-cell office:value-type="float" office:value="0.39591" calcext:value-type="float">
            <text:p>0.39591</text:p>
          </table:table-cell>
          <table:table-cell/>
          <table:table-cell table:formula="of:=[.B42]-[.B$4]" office:value-type="float" office:value="0.001105" calcext:value-type="float">
            <text:p>0.001105</text:p>
          </table:table-cell>
          <table:table-cell table:formula="of:=[.C42]-[.C$4]" office:value-type="float" office:value="-0.00000800000000000106" calcext:value-type="float">
            <text:p>-8.00000000000106E-06</text:p>
          </table:table-cell>
          <table:table-cell table:formula="of:=[.D42]-[.D$4]" office:value-type="float" office:value="0.000761" calcext:value-type="float">
            <text:p>0.000761</text:p>
          </table:table-cell>
          <table:table-cell table:formula="of:=[.E42]-[.E$4]" office:value-type="float" office:value="0.000809" calcext:value-type="float">
            <text:p>0.000809</text:p>
          </table:table-cell>
          <table:table-cell table:formula="of:=[.F42]-[.F$4]" office:value-type="float" office:value="0.010049" calcext:value-type="float">
            <text:p>0.010049</text:p>
          </table:table-cell>
          <table:table-cell table:formula="of:=[.G42]-[.G$4]" office:value-type="float" office:value="0.004074" calcext:value-type="float">
            <text:p>0.004074</text:p>
          </table:table-cell>
          <table:table-cell table:formula="of:=[.H42]-[.H$4]" office:value-type="float" office:value="0.002276" calcext:value-type="float">
            <text:p>0.002276</text:p>
          </table:table-cell>
          <table:table-cell table:formula="of:=[.I42]-[.I$4]" office:value-type="float" office:value="0.000923" calcext:value-type="float">
            <text:p>0.000923</text:p>
          </table:table-cell>
          <table:table-cell table:formula="of:=[.J42]-[.J$4]" office:value-type="float" office:value="0.000189999999999999" calcext:value-type="float">
            <text:p>0.00019</text:p>
          </table:table-cell>
          <table:table-cell table:formula="of:=[.K42]-[.K$4]" office:value-type="float" office:value="0.002819" calcext:value-type="float">
            <text:p>0.002819</text:p>
          </table:table-cell>
          <table:table-cell table:formula="of:=[.L42]-[.L$4]" office:value-type="float" office:value="0.005204" calcext:value-type="float">
            <text:p>0.005204</text:p>
          </table:table-cell>
          <table:table-cell table:formula="of:=[.M42]-[.M$4]" office:value-type="float" office:value="0.048608" calcext:value-type="float">
            <text:p>0.048608</text:p>
          </table:table-cell>
          <table:table-cell table:formula="of:=[.N42]-[.N$4]" office:value-type="float" office:value="0.007484" calcext:value-type="float">
            <text:p>0.007484</text:p>
          </table:table-cell>
          <table:table-cell table:formula="of:=[.O42]-[.O$4]" office:value-type="float" office:value="0.015523" calcext:value-type="float">
            <text:p>0.015523</text:p>
          </table:table-cell>
          <table:table-cell table:formula="of:=[.P42]-[.P$4]" office:value-type="float" office:value="0.000446999999999999" calcext:value-type="float">
            <text:p>0.000447</text:p>
          </table:table-cell>
          <table:table-cell table:formula="of:=[.Q42]-[.Q$4]" office:value-type="float" office:value="0.018457" calcext:value-type="float">
            <text:p>0.018457</text:p>
          </table:table-cell>
          <table:table-cell table:formula="of:=[.R42]-[.R$4]" office:value-type="float" office:value="0.000515" calcext:value-type="float">
            <text:p>0.000515</text:p>
          </table:table-cell>
          <table:table-cell table:formula="of:=[.S42]-[.S$4]" office:value-type="float" office:value="0.366676" calcext:value-type="float">
            <text:p>0.36667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ead_chacha20poly13052</text:p>
          </table:table-cell>
          <table:table-cell office:value-type="float" office:value="0.004367" calcext:value-type="float">
            <text:p>0.004367</text:p>
          </table:table-cell>
          <table:table-cell office:value-type="float" office:value="0.013749" calcext:value-type="float">
            <text:p>0.013749</text:p>
          </table:table-cell>
          <table:table-cell office:value-type="float" office:value="0.006296" calcext:value-type="float">
            <text:p>0.006296</text:p>
          </table:table-cell>
          <table:table-cell office:value-type="float" office:value="0.003997" calcext:value-type="float">
            <text:p>0.003997</text:p>
          </table:table-cell>
          <table:table-cell office:value-type="float" office:value="0.013982" calcext:value-type="float">
            <text:p>0.013982</text:p>
          </table:table-cell>
          <table:table-cell office:value-type="float" office:value="0.007037" calcext:value-type="float">
            <text:p>0.007037</text:p>
          </table:table-cell>
          <table:table-cell office:value-type="float" office:value="0.013414" calcext:value-type="float">
            <text:p>0.013414</text:p>
          </table:table-cell>
          <table:table-cell office:value-type="float" office:value="0.013788" calcext:value-type="float">
            <text:p>0.013788</text:p>
          </table:table-cell>
          <table:table-cell office:value-type="float" office:value="0.014114" calcext:value-type="float">
            <text:p>0.014114</text:p>
          </table:table-cell>
          <table:table-cell office:value-type="float" office:value="0.006681" calcext:value-type="float">
            <text:p>0.006681</text:p>
          </table:table-cell>
          <table:table-cell office:value-type="float" office:value="0.011779" calcext:value-type="float">
            <text:p>0.011779</text:p>
          </table:table-cell>
          <table:table-cell office:value-type="float" office:value="0.05421" calcext:value-type="float">
            <text:p>0.05421</text:p>
          </table:table-cell>
          <table:table-cell office:value-type="float" office:value="0.020338" calcext:value-type="float">
            <text:p>0.020338</text:p>
          </table:table-cell>
          <table:table-cell office:value-type="float" office:value="0.025874" calcext:value-type="float">
            <text:p>0.025874</text:p>
          </table:table-cell>
          <table:table-cell office:value-type="float" office:value="0.012573" calcext:value-type="float">
            <text:p>0.012573</text:p>
          </table:table-cell>
          <table:table-cell office:value-type="float" office:value="0.024834" calcext:value-type="float">
            <text:p>0.024834</text:p>
          </table:table-cell>
          <table:table-cell office:value-type="float" office:value="0.005531" calcext:value-type="float">
            <text:p>0.005531</text:p>
          </table:table-cell>
          <table:table-cell office:value-type="float" office:value="0.369752" calcext:value-type="float">
            <text:p>0.369752</text:p>
          </table:table-cell>
          <table:table-cell/>
          <table:table-cell table:formula="of:=[.B43]-[.B$4]" office:value-type="float" office:value="0.001259" calcext:value-type="float">
            <text:p>0.001259</text:p>
          </table:table-cell>
          <table:table-cell table:formula="of:=[.C43]-[.C$4]" office:value-type="float" office:value="0.000713999999999999" calcext:value-type="float">
            <text:p>0.000714</text:p>
          </table:table-cell>
          <table:table-cell table:formula="of:=[.D43]-[.D$4]" office:value-type="float" office:value="0.000788" calcext:value-type="float">
            <text:p>0.000788</text:p>
          </table:table-cell>
          <table:table-cell table:formula="of:=[.E43]-[.E$4]" office:value-type="float" office:value="0.000786" calcext:value-type="float">
            <text:p>0.000786</text:p>
          </table:table-cell>
          <table:table-cell table:formula="of:=[.F43]-[.F$4]" office:value-type="float" office:value="0.009942" calcext:value-type="float">
            <text:p>0.009942</text:p>
          </table:table-cell>
          <table:table-cell table:formula="of:=[.G43]-[.G$4]" office:value-type="float" office:value="0.004012" calcext:value-type="float">
            <text:p>0.004012</text:p>
          </table:table-cell>
          <table:table-cell table:formula="of:=[.H43]-[.H$4]" office:value-type="float" office:value="0.002452" calcext:value-type="float">
            <text:p>0.002452</text:p>
          </table:table-cell>
          <table:table-cell table:formula="of:=[.I43]-[.I$4]" office:value-type="float" office:value="0.001075" calcext:value-type="float">
            <text:p>0.001075</text:p>
          </table:table-cell>
          <table:table-cell table:formula="of:=[.J43]-[.J$4]" office:value-type="float" office:value="0.000567" calcext:value-type="float">
            <text:p>0.000567</text:p>
          </table:table-cell>
          <table:table-cell table:formula="of:=[.K43]-[.K$4]" office:value-type="float" office:value="0.001197" calcext:value-type="float">
            <text:p>0.001197</text:p>
          </table:table-cell>
          <table:table-cell table:formula="of:=[.L43]-[.L$4]" office:value-type="float" office:value="0.005323" calcext:value-type="float">
            <text:p>0.005323</text:p>
          </table:table-cell>
          <table:table-cell table:formula="of:=[.M43]-[.M$4]" office:value-type="float" office:value="0.049704" calcext:value-type="float">
            <text:p>0.049704</text:p>
          </table:table-cell>
          <table:table-cell table:formula="of:=[.N43]-[.N$4]" office:value-type="float" office:value="0.007602" calcext:value-type="float">
            <text:p>0.007602</text:p>
          </table:table-cell>
          <table:table-cell table:formula="of:=[.O43]-[.O$4]" office:value-type="float" office:value="0.01492" calcext:value-type="float">
            <text:p>0.01492</text:p>
          </table:table-cell>
          <table:table-cell table:formula="of:=[.P43]-[.P$4]" office:value-type="float" office:value="0.000565999999999999" calcext:value-type="float">
            <text:p>0.000566</text:p>
          </table:table-cell>
          <table:table-cell table:formula="of:=[.Q43]-[.Q$4]" office:value-type="float" office:value="0.018053" calcext:value-type="float">
            <text:p>0.018053</text:p>
          </table:table-cell>
          <table:table-cell table:formula="of:=[.R43]-[.R$4]" office:value-type="float" office:value="0.000568" calcext:value-type="float">
            <text:p>0.000568</text:p>
          </table:table-cell>
          <table:table-cell table:formula="of:=[.S43]-[.S$4]" office:value-type="float" office:value="0.340518" calcext:value-type="float">
            <text:p>0.34051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calarmult5</text:p>
          </table:table-cell>
          <table:table-cell office:value-type="float" office:value="0.004852" calcext:value-type="float">
            <text:p>0.004852</text:p>
          </table:table-cell>
          <table:table-cell office:value-type="float" office:value="0.013589" calcext:value-type="float">
            <text:p>0.013589</text:p>
          </table:table-cell>
          <table:table-cell office:value-type="float" office:value="0.006259" calcext:value-type="float">
            <text:p>0.006259</text:p>
          </table:table-cell>
          <table:table-cell office:value-type="float" office:value="0.004001" calcext:value-type="float">
            <text:p>0.004001</text:p>
          </table:table-cell>
          <table:table-cell office:value-type="float" office:value="0.020599" calcext:value-type="float">
            <text:p>0.020599</text:p>
          </table:table-cell>
          <table:table-cell office:value-type="float" office:value="0.009805" calcext:value-type="float">
            <text:p>0.009805</text:p>
          </table:table-cell>
          <table:table-cell office:value-type="float" office:value="0.013477" calcext:value-type="float">
            <text:p>0.013477</text:p>
          </table:table-cell>
          <table:table-cell office:value-type="float" office:value="0.013873" calcext:value-type="float">
            <text:p>0.013873</text:p>
          </table:table-cell>
          <table:table-cell office:value-type="float" office:value="0.014011" calcext:value-type="float">
            <text:p>0.014011</text:p>
          </table:table-cell>
          <table:table-cell office:value-type="float" office:value="0.008188" calcext:value-type="float">
            <text:p>0.008188</text:p>
          </table:table-cell>
          <table:table-cell office:value-type="float" office:value="0.012481" calcext:value-type="float">
            <text:p>0.012481</text:p>
          </table:table-cell>
          <table:table-cell office:value-type="float" office:value="0.053989" calcext:value-type="float">
            <text:p>0.053989</text:p>
          </table:table-cell>
          <table:table-cell office:value-type="float" office:value="0.022488" calcext:value-type="float">
            <text:p>0.022488</text:p>
          </table:table-cell>
          <table:table-cell office:value-type="float" office:value="0.02693" calcext:value-type="float">
            <text:p>0.02693</text:p>
          </table:table-cell>
          <table:table-cell office:value-type="float" office:value="0.012378" calcext:value-type="float">
            <text:p>0.012378</text:p>
          </table:table-cell>
          <table:table-cell office:value-type="float" office:value="0.026526" calcext:value-type="float">
            <text:p>0.026526</text:p>
          </table:table-cell>
          <table:table-cell office:value-type="float" office:value="0.00585" calcext:value-type="float">
            <text:p>0.00585</text:p>
          </table:table-cell>
          <table:table-cell office:value-type="float" office:value="0.614561" calcext:value-type="float">
            <text:p>0.614561</text:p>
          </table:table-cell>
          <table:table-cell/>
          <table:table-cell table:formula="of:=[.B44]-[.B$4]" office:value-type="float" office:value="0.001744" calcext:value-type="float">
            <text:p>0.001744</text:p>
          </table:table-cell>
          <table:table-cell table:formula="of:=[.C44]-[.C$4]" office:value-type="float" office:value="0.000553999999999999" calcext:value-type="float">
            <text:p>0.000554</text:p>
          </table:table-cell>
          <table:table-cell table:formula="of:=[.D44]-[.D$4]" office:value-type="float" office:value="0.000751" calcext:value-type="float">
            <text:p>0.000751</text:p>
          </table:table-cell>
          <table:table-cell table:formula="of:=[.E44]-[.E$4]" office:value-type="float" office:value="0.00079" calcext:value-type="float">
            <text:p>0.00079</text:p>
          </table:table-cell>
          <table:table-cell table:formula="of:=[.F44]-[.F$4]" office:value-type="float" office:value="0.016559" calcext:value-type="float">
            <text:p>0.016559</text:p>
          </table:table-cell>
          <table:table-cell table:formula="of:=[.G44]-[.G$4]" office:value-type="float" office:value="0.00678" calcext:value-type="float">
            <text:p>0.00678</text:p>
          </table:table-cell>
          <table:table-cell table:formula="of:=[.H44]-[.H$4]" office:value-type="float" office:value="0.002515" calcext:value-type="float">
            <text:p>0.002515</text:p>
          </table:table-cell>
          <table:table-cell table:formula="of:=[.I44]-[.I$4]" office:value-type="float" office:value="0.00116" calcext:value-type="float">
            <text:p>0.00116</text:p>
          </table:table-cell>
          <table:table-cell table:formula="of:=[.J44]-[.J$4]" office:value-type="float" office:value="0.000463999999999999" calcext:value-type="float">
            <text:p>0.000464</text:p>
          </table:table-cell>
          <table:table-cell table:formula="of:=[.K44]-[.K$4]" office:value-type="float" office:value="0.002704" calcext:value-type="float">
            <text:p>0.002704</text:p>
          </table:table-cell>
          <table:table-cell table:formula="of:=[.L44]-[.L$4]" office:value-type="float" office:value="0.006025" calcext:value-type="float">
            <text:p>0.006025</text:p>
          </table:table-cell>
          <table:table-cell table:formula="of:=[.M44]-[.M$4]" office:value-type="float" office:value="0.049483" calcext:value-type="float">
            <text:p>0.049483</text:p>
          </table:table-cell>
          <table:table-cell table:formula="of:=[.N44]-[.N$4]" office:value-type="float" office:value="0.009752" calcext:value-type="float">
            <text:p>0.009752</text:p>
          </table:table-cell>
          <table:table-cell table:formula="of:=[.O44]-[.O$4]" office:value-type="float" office:value="0.015976" calcext:value-type="float">
            <text:p>0.015976</text:p>
          </table:table-cell>
          <table:table-cell table:formula="of:=[.P44]-[.P$4]" office:value-type="float" office:value="0.000371" calcext:value-type="float">
            <text:p>0.000371</text:p>
          </table:table-cell>
          <table:table-cell table:formula="of:=[.Q44]-[.Q$4]" office:value-type="float" office:value="0.019745" calcext:value-type="float">
            <text:p>0.019745</text:p>
          </table:table-cell>
          <table:table-cell table:formula="of:=[.R44]-[.R$4]" office:value-type="float" office:value="0.000887000000000001" calcext:value-type="float">
            <text:p>0.000887</text:p>
          </table:table-cell>
          <table:table-cell table:formula="of:=[.S44]-[.S$4]" office:value-type="float" office:value="0.585327" calcext:value-type="float">
            <text:p>0.58532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calarmult6</text:p>
          </table:table-cell>
          <table:table-cell office:value-type="float" office:value="0.004949" calcext:value-type="float">
            <text:p>0.004949</text:p>
          </table:table-cell>
          <table:table-cell office:value-type="float" office:value="0.013369" calcext:value-type="float">
            <text:p>0.013369</text:p>
          </table:table-cell>
          <table:table-cell office:value-type="float" office:value="0.006394" calcext:value-type="float">
            <text:p>0.006394</text:p>
          </table:table-cell>
          <table:table-cell office:value-type="float" office:value="0.004002" calcext:value-type="float">
            <text:p>0.004002</text:p>
          </table:table-cell>
          <table:table-cell office:value-type="float" office:value="0.020715" calcext:value-type="float">
            <text:p>0.020715</text:p>
          </table:table-cell>
          <table:table-cell office:value-type="float" office:value="0.009958" calcext:value-type="float">
            <text:p>0.009958</text:p>
          </table:table-cell>
          <table:table-cell office:value-type="float" office:value="0.013622" calcext:value-type="float">
            <text:p>0.013622</text:p>
          </table:table-cell>
          <table:table-cell office:value-type="float" office:value="0.013725" calcext:value-type="float">
            <text:p>0.013725</text:p>
          </table:table-cell>
          <table:table-cell office:value-type="float" office:value="0.014092" calcext:value-type="float">
            <text:p>0.014092</text:p>
          </table:table-cell>
          <table:table-cell office:value-type="float" office:value="0.008253" calcext:value-type="float">
            <text:p>0.008253</text:p>
          </table:table-cell>
          <table:table-cell office:value-type="float" office:value="0.012832" calcext:value-type="float">
            <text:p>0.012832</text:p>
          </table:table-cell>
          <table:table-cell office:value-type="float" office:value="0.054466" calcext:value-type="float">
            <text:p>0.054466</text:p>
          </table:table-cell>
          <table:table-cell office:value-type="float" office:value="0.022195" calcext:value-type="float">
            <text:p>0.022195</text:p>
          </table:table-cell>
          <table:table-cell office:value-type="float" office:value="0.026831" calcext:value-type="float">
            <text:p>0.026831</text:p>
          </table:table-cell>
          <table:table-cell office:value-type="float" office:value="0.012564" calcext:value-type="float">
            <text:p>0.012564</text:p>
          </table:table-cell>
          <table:table-cell office:value-type="float" office:value="0.026349" calcext:value-type="float">
            <text:p>0.026349</text:p>
          </table:table-cell>
          <table:table-cell office:value-type="float" office:value="0.005911" calcext:value-type="float">
            <text:p>0.005911</text:p>
          </table:table-cell>
          <table:table-cell office:value-type="float" office:value="0.619198" calcext:value-type="float">
            <text:p>0.619198</text:p>
          </table:table-cell>
          <table:table-cell/>
          <table:table-cell table:formula="of:=[.B45]-[.B$4]" office:value-type="float" office:value="0.001841" calcext:value-type="float">
            <text:p>0.001841</text:p>
          </table:table-cell>
          <table:table-cell table:formula="of:=[.C45]-[.C$4]" office:value-type="float" office:value="0.000333999999999999" calcext:value-type="float">
            <text:p>0.000334</text:p>
          </table:table-cell>
          <table:table-cell table:formula="of:=[.D45]-[.D$4]" office:value-type="float" office:value="0.000886" calcext:value-type="float">
            <text:p>0.000886</text:p>
          </table:table-cell>
          <table:table-cell table:formula="of:=[.E45]-[.E$4]" office:value-type="float" office:value="0.000791" calcext:value-type="float">
            <text:p>0.000791</text:p>
          </table:table-cell>
          <table:table-cell table:formula="of:=[.F45]-[.F$4]" office:value-type="float" office:value="0.016675" calcext:value-type="float">
            <text:p>0.016675</text:p>
          </table:table-cell>
          <table:table-cell table:formula="of:=[.G45]-[.G$4]" office:value-type="float" office:value="0.006933" calcext:value-type="float">
            <text:p>0.006933</text:p>
          </table:table-cell>
          <table:table-cell table:formula="of:=[.H45]-[.H$4]" office:value-type="float" office:value="0.00266" calcext:value-type="float">
            <text:p>0.00266</text:p>
          </table:table-cell>
          <table:table-cell table:formula="of:=[.I45]-[.I$4]" office:value-type="float" office:value="0.001012" calcext:value-type="float">
            <text:p>0.001012</text:p>
          </table:table-cell>
          <table:table-cell table:formula="of:=[.J45]-[.J$4]" office:value-type="float" office:value="0.000544999999999999" calcext:value-type="float">
            <text:p>0.000545</text:p>
          </table:table-cell>
          <table:table-cell table:formula="of:=[.K45]-[.K$4]" office:value-type="float" office:value="0.002769" calcext:value-type="float">
            <text:p>0.002769</text:p>
          </table:table-cell>
          <table:table-cell table:formula="of:=[.L45]-[.L$4]" office:value-type="float" office:value="0.006376" calcext:value-type="float">
            <text:p>0.006376</text:p>
          </table:table-cell>
          <table:table-cell table:formula="of:=[.M45]-[.M$4]" office:value-type="float" office:value="0.04996" calcext:value-type="float">
            <text:p>0.04996</text:p>
          </table:table-cell>
          <table:table-cell table:formula="of:=[.N45]-[.N$4]" office:value-type="float" office:value="0.009459" calcext:value-type="float">
            <text:p>0.009459</text:p>
          </table:table-cell>
          <table:table-cell table:formula="of:=[.O45]-[.O$4]" office:value-type="float" office:value="0.015877" calcext:value-type="float">
            <text:p>0.015877</text:p>
          </table:table-cell>
          <table:table-cell table:formula="of:=[.P45]-[.P$4]" office:value-type="float" office:value="0.000556999999999998" calcext:value-type="float">
            <text:p>0.000557</text:p>
          </table:table-cell>
          <table:table-cell table:formula="of:=[.Q45]-[.Q$4]" office:value-type="float" office:value="0.019568" calcext:value-type="float">
            <text:p>0.019568</text:p>
          </table:table-cell>
          <table:table-cell table:formula="of:=[.R45]-[.R$4]" office:value-type="float" office:value="0.000948" calcext:value-type="float">
            <text:p>0.000948</text:p>
          </table:table-cell>
          <table:table-cell table:formula="of:=[.S45]-[.S$4]" office:value-type="float" office:value="0.589964" calcext:value-type="float">
            <text:p>0.58996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calarmult7</text:p>
          </table:table-cell>
          <table:table-cell office:value-type="float" office:value="0.004821" calcext:value-type="float">
            <text:p>0.004821</text:p>
          </table:table-cell>
          <table:table-cell office:value-type="float" office:value="0.013404" calcext:value-type="float">
            <text:p>0.013404</text:p>
          </table:table-cell>
          <table:table-cell office:value-type="float" office:value="0.006441" calcext:value-type="float">
            <text:p>0.006441</text:p>
          </table:table-cell>
          <table:table-cell office:value-type="float" office:value="0.003967" calcext:value-type="float">
            <text:p>0.003967</text:p>
          </table:table-cell>
          <table:table-cell office:value-type="float" office:value="0.02074" calcext:value-type="float">
            <text:p>0.02074</text:p>
          </table:table-cell>
          <table:table-cell office:value-type="float" office:value="0.009733" calcext:value-type="float">
            <text:p>0.009733</text:p>
          </table:table-cell>
          <table:table-cell office:value-type="float" office:value="0.013747" calcext:value-type="float">
            <text:p>0.013747</text:p>
          </table:table-cell>
          <table:table-cell office:value-type="float" office:value="0.013475" calcext:value-type="float">
            <text:p>0.013475</text:p>
          </table:table-cell>
          <table:table-cell office:value-type="float" office:value="0.014312" calcext:value-type="float">
            <text:p>0.014312</text:p>
          </table:table-cell>
          <table:table-cell office:value-type="float" office:value="0.008325" calcext:value-type="float">
            <text:p>0.008325</text:p>
          </table:table-cell>
          <table:table-cell office:value-type="float" office:value="0.012552" calcext:value-type="float">
            <text:p>0.012552</text:p>
          </table:table-cell>
          <table:table-cell office:value-type="float" office:value="0.05407" calcext:value-type="float">
            <text:p>0.05407</text:p>
          </table:table-cell>
          <table:table-cell office:value-type="float" office:value="0.022356" calcext:value-type="float">
            <text:p>0.022356</text:p>
          </table:table-cell>
          <table:table-cell office:value-type="float" office:value="0.027129" calcext:value-type="float">
            <text:p>0.027129</text:p>
          </table:table-cell>
          <table:table-cell office:value-type="float" office:value="0.012432" calcext:value-type="float">
            <text:p>0.012432</text:p>
          </table:table-cell>
          <table:table-cell office:value-type="float" office:value="0.026036" calcext:value-type="float">
            <text:p>0.026036</text:p>
          </table:table-cell>
          <table:table-cell office:value-type="float" office:value="0.005895" calcext:value-type="float">
            <text:p>0.005895</text:p>
          </table:table-cell>
          <table:table-cell office:value-type="float" office:value="0.608697" calcext:value-type="float">
            <text:p>0.608697</text:p>
          </table:table-cell>
          <table:table-cell/>
          <table:table-cell table:formula="of:=[.B46]-[.B$4]" office:value-type="float" office:value="0.001713" calcext:value-type="float">
            <text:p>0.001713</text:p>
          </table:table-cell>
          <table:table-cell table:formula="of:=[.C46]-[.C$4]" office:value-type="float" office:value="0.000368999999999999" calcext:value-type="float">
            <text:p>0.000369</text:p>
          </table:table-cell>
          <table:table-cell table:formula="of:=[.D46]-[.D$4]" office:value-type="float" office:value="0.000933" calcext:value-type="float">
            <text:p>0.000933</text:p>
          </table:table-cell>
          <table:table-cell table:formula="of:=[.E46]-[.E$4]" office:value-type="float" office:value="0.000756" calcext:value-type="float">
            <text:p>0.000756</text:p>
          </table:table-cell>
          <table:table-cell table:formula="of:=[.F46]-[.F$4]" office:value-type="float" office:value="0.0167" calcext:value-type="float">
            <text:p>0.0167</text:p>
          </table:table-cell>
          <table:table-cell table:formula="of:=[.G46]-[.G$4]" office:value-type="float" office:value="0.006708" calcext:value-type="float">
            <text:p>0.006708</text:p>
          </table:table-cell>
          <table:table-cell table:formula="of:=[.H46]-[.H$4]" office:value-type="float" office:value="0.002785" calcext:value-type="float">
            <text:p>0.002785</text:p>
          </table:table-cell>
          <table:table-cell table:formula="of:=[.I46]-[.I$4]" office:value-type="float" office:value="0.000762" calcext:value-type="float">
            <text:p>0.000762</text:p>
          </table:table-cell>
          <table:table-cell table:formula="of:=[.J46]-[.J$4]" office:value-type="float" office:value="0.000765" calcext:value-type="float">
            <text:p>0.000765</text:p>
          </table:table-cell>
          <table:table-cell table:formula="of:=[.K46]-[.K$4]" office:value-type="float" office:value="0.002841" calcext:value-type="float">
            <text:p>0.002841</text:p>
          </table:table-cell>
          <table:table-cell table:formula="of:=[.L46]-[.L$4]" office:value-type="float" office:value="0.006096" calcext:value-type="float">
            <text:p>0.006096</text:p>
          </table:table-cell>
          <table:table-cell table:formula="of:=[.M46]-[.M$4]" office:value-type="float" office:value="0.049564" calcext:value-type="float">
            <text:p>0.049564</text:p>
          </table:table-cell>
          <table:table-cell table:formula="of:=[.N46]-[.N$4]" office:value-type="float" office:value="0.00962" calcext:value-type="float">
            <text:p>0.00962</text:p>
          </table:table-cell>
          <table:table-cell table:formula="of:=[.O46]-[.O$4]" office:value-type="float" office:value="0.016175" calcext:value-type="float">
            <text:p>0.016175</text:p>
          </table:table-cell>
          <table:table-cell table:formula="of:=[.P46]-[.P$4]" office:value-type="float" office:value="0.000424999999999998" calcext:value-type="float">
            <text:p>0.000425</text:p>
          </table:table-cell>
          <table:table-cell table:formula="of:=[.Q46]-[.Q$4]" office:value-type="float" office:value="0.019255" calcext:value-type="float">
            <text:p>0.019255</text:p>
          </table:table-cell>
          <table:table-cell table:formula="of:=[.R46]-[.R$4]" office:value-type="float" office:value="0.000932000000000001" calcext:value-type="float">
            <text:p>0.000932</text:p>
          </table:table-cell>
          <table:table-cell table:formula="of:=[.S46]-[.S$4]" office:value-type="float" office:value="0.579463" calcext:value-type="float">
            <text:p>0.57946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ox2</text:p>
          </table:table-cell>
          <table:table-cell office:value-type="float" office:value="0.004979" calcext:value-type="float">
            <text:p>0.004979</text:p>
          </table:table-cell>
          <table:table-cell office:value-type="float" office:value="0.013313" calcext:value-type="float">
            <text:p>0.013313</text:p>
          </table:table-cell>
          <table:table-cell office:value-type="float" office:value="0.006483" calcext:value-type="float">
            <text:p>0.006483</text:p>
          </table:table-cell>
          <table:table-cell office:value-type="float" office:value="0.004009" calcext:value-type="float">
            <text:p>0.004009</text:p>
          </table:table-cell>
          <table:table-cell office:value-type="float" office:value="0.021238" calcext:value-type="float">
            <text:p>0.021238</text:p>
          </table:table-cell>
          <table:table-cell office:value-type="float" office:value="0.010333" calcext:value-type="float">
            <text:p>0.010333</text:p>
          </table:table-cell>
          <table:table-cell office:value-type="float" office:value="0.01353" calcext:value-type="float">
            <text:p>0.01353</text:p>
          </table:table-cell>
          <table:table-cell office:value-type="float" office:value="0.013904" calcext:value-type="float">
            <text:p>0.013904</text:p>
          </table:table-cell>
          <table:table-cell office:value-type="float" office:value="0.014009" calcext:value-type="float">
            <text:p>0.014009</text:p>
          </table:table-cell>
          <table:table-cell office:value-type="float" office:value="0.008432" calcext:value-type="float">
            <text:p>0.008432</text:p>
          </table:table-cell>
          <table:table-cell office:value-type="float" office:value="0.012593" calcext:value-type="float">
            <text:p>0.012593</text:p>
          </table:table-cell>
          <table:table-cell office:value-type="float" office:value="0.054024" calcext:value-type="float">
            <text:p>0.054024</text:p>
          </table:table-cell>
          <table:table-cell office:value-type="float" office:value="0.022695" calcext:value-type="float">
            <text:p>0.022695</text:p>
          </table:table-cell>
          <table:table-cell office:value-type="float" office:value="0.027366" calcext:value-type="float">
            <text:p>0.027366</text:p>
          </table:table-cell>
          <table:table-cell office:value-type="float" office:value="0.012413" calcext:value-type="float">
            <text:p>0.012413</text:p>
          </table:table-cell>
          <table:table-cell office:value-type="float" office:value="0.0271" calcext:value-type="float">
            <text:p>0.0271</text:p>
          </table:table-cell>
          <table:table-cell office:value-type="float" office:value="0.00589" calcext:value-type="float">
            <text:p>0.00589</text:p>
          </table:table-cell>
          <table:table-cell office:value-type="float" office:value="0.661265" calcext:value-type="float">
            <text:p>0.661265</text:p>
          </table:table-cell>
          <table:table-cell/>
          <table:table-cell table:formula="of:=[.B47]-[.B$4]" office:value-type="float" office:value="0.001871" calcext:value-type="float">
            <text:p>0.001871</text:p>
          </table:table-cell>
          <table:table-cell table:formula="of:=[.C47]-[.C$4]" office:value-type="float" office:value="0.000278" calcext:value-type="float">
            <text:p>0.000278</text:p>
          </table:table-cell>
          <table:table-cell table:formula="of:=[.D47]-[.D$4]" office:value-type="float" office:value="0.000975" calcext:value-type="float">
            <text:p>0.000975</text:p>
          </table:table-cell>
          <table:table-cell table:formula="of:=[.E47]-[.E$4]" office:value-type="float" office:value="0.000798" calcext:value-type="float">
            <text:p>0.000798</text:p>
          </table:table-cell>
          <table:table-cell table:formula="of:=[.F47]-[.F$4]" office:value-type="float" office:value="0.017198" calcext:value-type="float">
            <text:p>0.017198</text:p>
          </table:table-cell>
          <table:table-cell table:formula="of:=[.G47]-[.G$4]" office:value-type="float" office:value="0.007308" calcext:value-type="float">
            <text:p>0.007308</text:p>
          </table:table-cell>
          <table:table-cell table:formula="of:=[.H47]-[.H$4]" office:value-type="float" office:value="0.002568" calcext:value-type="float">
            <text:p>0.002568</text:p>
          </table:table-cell>
          <table:table-cell table:formula="of:=[.I47]-[.I$4]" office:value-type="float" office:value="0.001191" calcext:value-type="float">
            <text:p>0.001191</text:p>
          </table:table-cell>
          <table:table-cell table:formula="of:=[.J47]-[.J$4]" office:value-type="float" office:value="0.000461999999999999" calcext:value-type="float">
            <text:p>0.000462</text:p>
          </table:table-cell>
          <table:table-cell table:formula="of:=[.K47]-[.K$4]" office:value-type="float" office:value="0.002948" calcext:value-type="float">
            <text:p>0.002948</text:p>
          </table:table-cell>
          <table:table-cell table:formula="of:=[.L47]-[.L$4]" office:value-type="float" office:value="0.006137" calcext:value-type="float">
            <text:p>0.006137</text:p>
          </table:table-cell>
          <table:table-cell table:formula="of:=[.M47]-[.M$4]" office:value-type="float" office:value="0.049518" calcext:value-type="float">
            <text:p>0.049518</text:p>
          </table:table-cell>
          <table:table-cell table:formula="of:=[.N47]-[.N$4]" office:value-type="float" office:value="0.009959" calcext:value-type="float">
            <text:p>0.009959</text:p>
          </table:table-cell>
          <table:table-cell table:formula="of:=[.O47]-[.O$4]" office:value-type="float" office:value="0.016412" calcext:value-type="float">
            <text:p>0.016412</text:p>
          </table:table-cell>
          <table:table-cell table:formula="of:=[.P47]-[.P$4]" office:value-type="float" office:value="0.000405999999999998" calcext:value-type="float">
            <text:p>0.000406</text:p>
          </table:table-cell>
          <table:table-cell table:formula="of:=[.Q47]-[.Q$4]" office:value-type="float" office:value="0.020319" calcext:value-type="float">
            <text:p>0.020319</text:p>
          </table:table-cell>
          <table:table-cell table:formula="of:=[.R47]-[.R$4]" office:value-type="float" office:value="0.000927000000000001" calcext:value-type="float">
            <text:p>0.000927</text:p>
          </table:table-cell>
          <table:table-cell table:formula="of:=[.S47]-[.S$4]" office:value-type="float" office:value="0.632031" calcext:value-type="float">
            <text:p>0.63203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ox</text:p>
          </table:table-cell>
          <table:table-cell office:value-type="float" office:value="0.005032" calcext:value-type="float">
            <text:p>0.005032</text:p>
          </table:table-cell>
          <table:table-cell office:value-type="float" office:value="0.01339" calcext:value-type="float">
            <text:p>0.01339</text:p>
          </table:table-cell>
          <table:table-cell office:value-type="float" office:value="0.006318" calcext:value-type="float">
            <text:p>0.006318</text:p>
          </table:table-cell>
          <table:table-cell office:value-type="float" office:value="0.003991" calcext:value-type="float">
            <text:p>0.003991</text:p>
          </table:table-cell>
          <table:table-cell office:value-type="float" office:value="0.021044" calcext:value-type="float">
            <text:p>0.021044</text:p>
          </table:table-cell>
          <table:table-cell office:value-type="float" office:value="0.010397" calcext:value-type="float">
            <text:p>0.010397</text:p>
          </table:table-cell>
          <table:table-cell office:value-type="float" office:value="0.013636" calcext:value-type="float">
            <text:p>0.013636</text:p>
          </table:table-cell>
          <table:table-cell office:value-type="float" office:value="0.014163" calcext:value-type="float">
            <text:p>0.014163</text:p>
          </table:table-cell>
          <table:table-cell office:value-type="float" office:value="0.01456" calcext:value-type="float">
            <text:p>0.01456</text:p>
          </table:table-cell>
          <table:table-cell office:value-type="float" office:value="0.008443" calcext:value-type="float">
            <text:p>0.008443</text:p>
          </table:table-cell>
          <table:table-cell office:value-type="float" office:value="0.012652" calcext:value-type="float">
            <text:p>0.012652</text:p>
          </table:table-cell>
          <table:table-cell office:value-type="float" office:value="0.054584" calcext:value-type="float">
            <text:p>0.054584</text:p>
          </table:table-cell>
          <table:table-cell office:value-type="float" office:value="0.023112" calcext:value-type="float">
            <text:p>0.023112</text:p>
          </table:table-cell>
          <table:table-cell office:value-type="float" office:value="0.027623" calcext:value-type="float">
            <text:p>0.027623</text:p>
          </table:table-cell>
          <table:table-cell office:value-type="float" office:value="0.012496" calcext:value-type="float">
            <text:p>0.012496</text:p>
          </table:table-cell>
          <table:table-cell office:value-type="float" office:value="0.026837" calcext:value-type="float">
            <text:p>0.026837</text:p>
          </table:table-cell>
          <table:table-cell office:value-type="float" office:value="0.005818" calcext:value-type="float">
            <text:p>0.005818</text:p>
          </table:table-cell>
          <table:table-cell office:value-type="float" office:value="0.655765" calcext:value-type="float">
            <text:p>0.655765</text:p>
          </table:table-cell>
          <table:table-cell/>
          <table:table-cell table:formula="of:=[.B48]-[.B$4]" office:value-type="float" office:value="0.001924" calcext:value-type="float">
            <text:p>0.001924</text:p>
          </table:table-cell>
          <table:table-cell table:formula="of:=[.C48]-[.C$4]" office:value-type="float" office:value="0.000355000000000001" calcext:value-type="float">
            <text:p>0.000355</text:p>
          </table:table-cell>
          <table:table-cell table:formula="of:=[.D48]-[.D$4]" office:value-type="float" office:value="0.00081" calcext:value-type="float">
            <text:p>0.00081</text:p>
          </table:table-cell>
          <table:table-cell table:formula="of:=[.E48]-[.E$4]" office:value-type="float" office:value="0.00078" calcext:value-type="float">
            <text:p>0.00078</text:p>
          </table:table-cell>
          <table:table-cell table:formula="of:=[.F48]-[.F$4]" office:value-type="float" office:value="0.017004" calcext:value-type="float">
            <text:p>0.017004</text:p>
          </table:table-cell>
          <table:table-cell table:formula="of:=[.G48]-[.G$4]" office:value-type="float" office:value="0.007372" calcext:value-type="float">
            <text:p>0.007372</text:p>
          </table:table-cell>
          <table:table-cell table:formula="of:=[.H48]-[.H$4]" office:value-type="float" office:value="0.002674" calcext:value-type="float">
            <text:p>0.002674</text:p>
          </table:table-cell>
          <table:table-cell table:formula="of:=[.I48]-[.I$4]" office:value-type="float" office:value="0.00145" calcext:value-type="float">
            <text:p>0.00145</text:p>
          </table:table-cell>
          <table:table-cell table:formula="of:=[.J48]-[.J$4]" office:value-type="float" office:value="0.001013" calcext:value-type="float">
            <text:p>0.001013</text:p>
          </table:table-cell>
          <table:table-cell table:formula="of:=[.K48]-[.K$4]" office:value-type="float" office:value="0.002959" calcext:value-type="float">
            <text:p>0.002959</text:p>
          </table:table-cell>
          <table:table-cell table:formula="of:=[.L48]-[.L$4]" office:value-type="float" office:value="0.006196" calcext:value-type="float">
            <text:p>0.006196</text:p>
          </table:table-cell>
          <table:table-cell table:formula="of:=[.M48]-[.M$4]" office:value-type="float" office:value="0.050078" calcext:value-type="float">
            <text:p>0.050078</text:p>
          </table:table-cell>
          <table:table-cell table:formula="of:=[.N48]-[.N$4]" office:value-type="float" office:value="0.010376" calcext:value-type="float">
            <text:p>0.010376</text:p>
          </table:table-cell>
          <table:table-cell table:formula="of:=[.O48]-[.O$4]" office:value-type="float" office:value="0.016669" calcext:value-type="float">
            <text:p>0.016669</text:p>
          </table:table-cell>
          <table:table-cell table:formula="of:=[.P48]-[.P$4]" office:value-type="float" office:value="0.000489" calcext:value-type="float">
            <text:p>0.000489</text:p>
          </table:table-cell>
          <table:table-cell table:formula="of:=[.Q48]-[.Q$4]" office:value-type="float" office:value="0.020056" calcext:value-type="float">
            <text:p>0.020056</text:p>
          </table:table-cell>
          <table:table-cell table:formula="of:=[.R48]-[.R$4]" office:value-type="float" office:value="0.000855" calcext:value-type="float">
            <text:p>0.000855</text:p>
          </table:table-cell>
          <table:table-cell table:formula="of:=[.S48]-[.S$4]" office:value-type="float" office:value="0.626531" calcext:value-type="float">
            <text:p>0.62653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enerichash</text:p>
          </table:table-cell>
          <table:table-cell office:value-type="float" office:value="0.00474" calcext:value-type="float">
            <text:p>0.00474</text:p>
          </table:table-cell>
          <table:table-cell office:value-type="float" office:value="0.013757" calcext:value-type="float">
            <text:p>0.013757</text:p>
          </table:table-cell>
          <table:table-cell office:value-type="float" office:value="0.006372" calcext:value-type="float">
            <text:p>0.006372</text:p>
          </table:table-cell>
          <table:table-cell office:value-type="float" office:value="0.004088" calcext:value-type="float">
            <text:p>0.004088</text:p>
          </table:table-cell>
          <table:table-cell office:value-type="float" office:value="0.014852" calcext:value-type="float">
            <text:p>0.014852</text:p>
          </table:table-cell>
          <table:table-cell office:value-type="float" office:value="0.007811" calcext:value-type="float">
            <text:p>0.007811</text:p>
          </table:table-cell>
          <table:table-cell office:value-type="float" office:value="0.013366" calcext:value-type="float">
            <text:p>0.013366</text:p>
          </table:table-cell>
          <table:table-cell office:value-type="float" office:value="0.014125" calcext:value-type="float">
            <text:p>0.014125</text:p>
          </table:table-cell>
          <table:table-cell office:value-type="float" office:value="0.014648" calcext:value-type="float">
            <text:p>0.014648</text:p>
          </table:table-cell>
          <table:table-cell office:value-type="float" office:value="0.008124" calcext:value-type="float">
            <text:p>0.008124</text:p>
          </table:table-cell>
          <table:table-cell office:value-type="float" office:value="0.01194" calcext:value-type="float">
            <text:p>0.01194</text:p>
          </table:table-cell>
          <table:table-cell office:value-type="float" office:value="0.054065" calcext:value-type="float">
            <text:p>0.054065</text:p>
          </table:table-cell>
          <table:table-cell office:value-type="float" office:value="0.020232" calcext:value-type="float">
            <text:p>0.020232</text:p>
          </table:table-cell>
          <table:table-cell office:value-type="float" office:value="0.027863" calcext:value-type="float">
            <text:p>0.027863</text:p>
          </table:table-cell>
          <table:table-cell office:value-type="float" office:value="0.012843" calcext:value-type="float">
            <text:p>0.012843</text:p>
          </table:table-cell>
          <table:table-cell office:value-type="float" office:value="0.025158" calcext:value-type="float">
            <text:p>0.025158</text:p>
          </table:table-cell>
          <table:table-cell office:value-type="float" office:value="0.005768" calcext:value-type="float">
            <text:p>0.005768</text:p>
          </table:table-cell>
          <table:table-cell office:value-type="float" office:value="0.41467" calcext:value-type="float">
            <text:p>0.41467</text:p>
          </table:table-cell>
          <table:table-cell/>
          <table:table-cell table:formula="of:=[.B49]-[.B$4]" office:value-type="float" office:value="0.001632" calcext:value-type="float">
            <text:p>0.001632</text:p>
          </table:table-cell>
          <table:table-cell table:formula="of:=[.C49]-[.C$4]" office:value-type="float" office:value="0.000722" calcext:value-type="float">
            <text:p>0.000722</text:p>
          </table:table-cell>
          <table:table-cell table:formula="of:=[.D49]-[.D$4]" office:value-type="float" office:value="0.000864" calcext:value-type="float">
            <text:p>0.000864</text:p>
          </table:table-cell>
          <table:table-cell table:formula="of:=[.E49]-[.E$4]" office:value-type="float" office:value="0.000877" calcext:value-type="float">
            <text:p>0.000877</text:p>
          </table:table-cell>
          <table:table-cell table:formula="of:=[.F49]-[.F$4]" office:value-type="float" office:value="0.010812" calcext:value-type="float">
            <text:p>0.010812</text:p>
          </table:table-cell>
          <table:table-cell table:formula="of:=[.G49]-[.G$4]" office:value-type="float" office:value="0.004786" calcext:value-type="float">
            <text:p>0.004786</text:p>
          </table:table-cell>
          <table:table-cell table:formula="of:=[.H49]-[.H$4]" office:value-type="float" office:value="0.002404" calcext:value-type="float">
            <text:p>0.002404</text:p>
          </table:table-cell>
          <table:table-cell table:formula="of:=[.I49]-[.I$4]" office:value-type="float" office:value="0.001412" calcext:value-type="float">
            <text:p>0.001412</text:p>
          </table:table-cell>
          <table:table-cell table:formula="of:=[.J49]-[.J$4]" office:value-type="float" office:value="0.001101" calcext:value-type="float">
            <text:p>0.001101</text:p>
          </table:table-cell>
          <table:table-cell table:formula="of:=[.K49]-[.K$4]" office:value-type="float" office:value="0.00264" calcext:value-type="float">
            <text:p>0.00264</text:p>
          </table:table-cell>
          <table:table-cell table:formula="of:=[.L49]-[.L$4]" office:value-type="float" office:value="0.005484" calcext:value-type="float">
            <text:p>0.005484</text:p>
          </table:table-cell>
          <table:table-cell table:formula="of:=[.M49]-[.M$4]" office:value-type="float" office:value="0.049559" calcext:value-type="float">
            <text:p>0.049559</text:p>
          </table:table-cell>
          <table:table-cell table:formula="of:=[.N49]-[.N$4]" office:value-type="float" office:value="0.007496" calcext:value-type="float">
            <text:p>0.007496</text:p>
          </table:table-cell>
          <table:table-cell table:formula="of:=[.O49]-[.O$4]" office:value-type="float" office:value="0.016909" calcext:value-type="float">
            <text:p>0.016909</text:p>
          </table:table-cell>
          <table:table-cell table:formula="of:=[.P49]-[.P$4]" office:value-type="float" office:value="0.000836" calcext:value-type="float">
            <text:p>0.000836</text:p>
          </table:table-cell>
          <table:table-cell table:formula="of:=[.Q49]-[.Q$4]" office:value-type="float" office:value="0.018377" calcext:value-type="float">
            <text:p>0.018377</text:p>
          </table:table-cell>
          <table:table-cell table:formula="of:=[.R49]-[.R$4]" office:value-type="float" office:value="0.000805" calcext:value-type="float">
            <text:p>0.000805</text:p>
          </table:table-cell>
          <table:table-cell table:formula="of:=[.S49]-[.S$4]" office:value-type="float" office:value="0.385436" calcext:value-type="float">
            <text:p>0.38543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hacha20</text:p>
          </table:table-cell>
          <table:table-cell office:value-type="float" office:value="0.004127" calcext:value-type="float">
            <text:p>0.004127</text:p>
          </table:table-cell>
          <table:table-cell office:value-type="float" office:value="0.013643" calcext:value-type="float">
            <text:p>0.013643</text:p>
          </table:table-cell>
          <table:table-cell office:value-type="float" office:value="0.006198" calcext:value-type="float">
            <text:p>0.006198</text:p>
          </table:table-cell>
          <table:table-cell office:value-type="float" office:value="0.003993" calcext:value-type="float">
            <text:p>0.003993</text:p>
          </table:table-cell>
          <table:table-cell office:value-type="float" office:value="0.013561" calcext:value-type="float">
            <text:p>0.013561</text:p>
          </table:table-cell>
          <table:table-cell office:value-type="float" office:value="0.006809" calcext:value-type="float">
            <text:p>0.006809</text:p>
          </table:table-cell>
          <table:table-cell office:value-type="float" office:value="0.013418" calcext:value-type="float">
            <text:p>0.013418</text:p>
          </table:table-cell>
          <table:table-cell office:value-type="float" office:value="0.013696" calcext:value-type="float">
            <text:p>0.013696</text:p>
          </table:table-cell>
          <table:table-cell office:value-type="float" office:value="0.014076" calcext:value-type="float">
            <text:p>0.014076</text:p>
          </table:table-cell>
          <table:table-cell office:value-type="float" office:value="0.007887" calcext:value-type="float">
            <text:p>0.007887</text:p>
          </table:table-cell>
          <table:table-cell office:value-type="float" office:value="0.011745" calcext:value-type="float">
            <text:p>0.011745</text:p>
          </table:table-cell>
          <table:table-cell office:value-type="float" office:value="0.05544" calcext:value-type="float">
            <text:p>0.05544</text:p>
          </table:table-cell>
          <table:table-cell office:value-type="float" office:value="0.020063" calcext:value-type="float">
            <text:p>0.020063</text:p>
          </table:table-cell>
          <table:table-cell office:value-type="float" office:value="0.026116" calcext:value-type="float">
            <text:p>0.026116</text:p>
          </table:table-cell>
          <table:table-cell office:value-type="float" office:value="0.013095" calcext:value-type="float">
            <text:p>0.013095</text:p>
          </table:table-cell>
          <table:table-cell office:value-type="float" office:value="0.02496" calcext:value-type="float">
            <text:p>0.02496</text:p>
          </table:table-cell>
          <table:table-cell office:value-type="float" office:value="0.005417" calcext:value-type="float">
            <text:p>0.005417</text:p>
          </table:table-cell>
          <table:table-cell office:value-type="float" office:value="0.3587" calcext:value-type="float">
            <text:p>0.3587</text:p>
          </table:table-cell>
          <table:table-cell/>
          <table:table-cell table:formula="of:=[.B50]-[.B$4]" office:value-type="float" office:value="0.001019" calcext:value-type="float">
            <text:p>0.001019</text:p>
          </table:table-cell>
          <table:table-cell table:formula="of:=[.C50]-[.C$4]" office:value-type="float" office:value="0.000607999999999999" calcext:value-type="float">
            <text:p>0.000608</text:p>
          </table:table-cell>
          <table:table-cell table:formula="of:=[.D50]-[.D$4]" office:value-type="float" office:value="0.00069" calcext:value-type="float">
            <text:p>0.00069</text:p>
          </table:table-cell>
          <table:table-cell table:formula="of:=[.E50]-[.E$4]" office:value-type="float" office:value="0.000782" calcext:value-type="float">
            <text:p>0.000782</text:p>
          </table:table-cell>
          <table:table-cell table:formula="of:=[.F50]-[.F$4]" office:value-type="float" office:value="0.009521" calcext:value-type="float">
            <text:p>0.009521</text:p>
          </table:table-cell>
          <table:table-cell table:formula="of:=[.G50]-[.G$4]" office:value-type="float" office:value="0.003784" calcext:value-type="float">
            <text:p>0.003784</text:p>
          </table:table-cell>
          <table:table-cell table:formula="of:=[.H50]-[.H$4]" office:value-type="float" office:value="0.002456" calcext:value-type="float">
            <text:p>0.002456</text:p>
          </table:table-cell>
          <table:table-cell table:formula="of:=[.I50]-[.I$4]" office:value-type="float" office:value="0.000983000000000001" calcext:value-type="float">
            <text:p>0.000983</text:p>
          </table:table-cell>
          <table:table-cell table:formula="of:=[.J50]-[.J$4]" office:value-type="float" office:value="0.000529" calcext:value-type="float">
            <text:p>0.000529</text:p>
          </table:table-cell>
          <table:table-cell table:formula="of:=[.K50]-[.K$4]" office:value-type="float" office:value="0.002403" calcext:value-type="float">
            <text:p>0.002403</text:p>
          </table:table-cell>
          <table:table-cell table:formula="of:=[.L50]-[.L$4]" office:value-type="float" office:value="0.005289" calcext:value-type="float">
            <text:p>0.005289</text:p>
          </table:table-cell>
          <table:table-cell table:formula="of:=[.M50]-[.M$4]" office:value-type="float" office:value="0.050934" calcext:value-type="float">
            <text:p>0.050934</text:p>
          </table:table-cell>
          <table:table-cell table:formula="of:=[.N50]-[.N$4]" office:value-type="float" office:value="0.007327" calcext:value-type="float">
            <text:p>0.007327</text:p>
          </table:table-cell>
          <table:table-cell table:formula="of:=[.O50]-[.O$4]" office:value-type="float" office:value="0.015162" calcext:value-type="float">
            <text:p>0.015162</text:p>
          </table:table-cell>
          <table:table-cell table:formula="of:=[.P50]-[.P$4]" office:value-type="float" office:value="0.001088" calcext:value-type="float">
            <text:p>0.001088</text:p>
          </table:table-cell>
          <table:table-cell table:formula="of:=[.Q50]-[.Q$4]" office:value-type="float" office:value="0.018179" calcext:value-type="float">
            <text:p>0.018179</text:p>
          </table:table-cell>
          <table:table-cell table:formula="of:=[.R50]-[.R$4]" office:value-type="float" office:value="0.000454" calcext:value-type="float">
            <text:p>0.000454</text:p>
          </table:table-cell>
          <table:table-cell table:formula="of:=[.S50]-[.S$4]" office:value-type="float" office:value="0.329466" calcext:value-type="float">
            <text:p>0.32946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kdf_hkdf</text:p>
          </table:table-cell>
          <table:table-cell office:value-type="float" office:value="0.004402" calcext:value-type="float">
            <text:p>0.004402</text:p>
          </table:table-cell>
          <table:table-cell office:value-type="float" office:value="0.013331" calcext:value-type="float">
            <text:p>0.013331</text:p>
          </table:table-cell>
          <table:table-cell office:value-type="float" office:value="0.006332" calcext:value-type="float">
            <text:p>0.006332</text:p>
          </table:table-cell>
          <table:table-cell office:value-type="float" office:value="0.004055" calcext:value-type="float">
            <text:p>0.004055</text:p>
          </table:table-cell>
          <table:table-cell office:value-type="float" office:value="0.015035" calcext:value-type="float">
            <text:p>0.015035</text:p>
          </table:table-cell>
          <table:table-cell office:value-type="float" office:value="0.007567" calcext:value-type="float">
            <text:p>0.007567</text:p>
          </table:table-cell>
          <table:table-cell office:value-type="float" office:value="0.013667" calcext:value-type="float">
            <text:p>0.013667</text:p>
          </table:table-cell>
          <table:table-cell office:value-type="float" office:value="0.013837" calcext:value-type="float">
            <text:p>0.013837</text:p>
          </table:table-cell>
          <table:table-cell office:value-type="float" office:value="0.013907" calcext:value-type="float">
            <text:p>0.013907</text:p>
          </table:table-cell>
          <table:table-cell office:value-type="float" office:value="0.008022" calcext:value-type="float">
            <text:p>0.008022</text:p>
          </table:table-cell>
          <table:table-cell office:value-type="float" office:value="0.011784" calcext:value-type="float">
            <text:p>0.011784</text:p>
          </table:table-cell>
          <table:table-cell office:value-type="float" office:value="0.053381" calcext:value-type="float">
            <text:p>0.053381</text:p>
          </table:table-cell>
          <table:table-cell office:value-type="float" office:value="0.020383" calcext:value-type="float">
            <text:p>0.020383</text:p>
          </table:table-cell>
          <table:table-cell office:value-type="float" office:value="0.026741" calcext:value-type="float">
            <text:p>0.026741</text:p>
          </table:table-cell>
          <table:table-cell office:value-type="float" office:value="0.013168" calcext:value-type="float">
            <text:p>0.013168</text:p>
          </table:table-cell>
          <table:table-cell office:value-type="float" office:value="0.025487" calcext:value-type="float">
            <text:p>0.025487</text:p>
          </table:table-cell>
          <table:table-cell office:value-type="float" office:value="0.00546" calcext:value-type="float">
            <text:p>0.00546</text:p>
          </table:table-cell>
          <table:table-cell office:value-type="float" office:value="0.455554" calcext:value-type="float">
            <text:p>0.455554</text:p>
          </table:table-cell>
          <table:table-cell/>
          <table:table-cell table:formula="of:=[.B51]-[.B$4]" office:value-type="float" office:value="0.001294" calcext:value-type="float">
            <text:p>0.001294</text:p>
          </table:table-cell>
          <table:table-cell table:formula="of:=[.C51]-[.C$4]" office:value-type="float" office:value="0.000295999999999999" calcext:value-type="float">
            <text:p>0.000296</text:p>
          </table:table-cell>
          <table:table-cell table:formula="of:=[.D51]-[.D$4]" office:value-type="float" office:value="0.000824" calcext:value-type="float">
            <text:p>0.000824</text:p>
          </table:table-cell>
          <table:table-cell table:formula="of:=[.E51]-[.E$4]" office:value-type="float" office:value="0.000844" calcext:value-type="float">
            <text:p>0.000844</text:p>
          </table:table-cell>
          <table:table-cell table:formula="of:=[.F51]-[.F$4]" office:value-type="float" office:value="0.010995" calcext:value-type="float">
            <text:p>0.010995</text:p>
          </table:table-cell>
          <table:table-cell table:formula="of:=[.G51]-[.G$4]" office:value-type="float" office:value="0.004542" calcext:value-type="float">
            <text:p>0.004542</text:p>
          </table:table-cell>
          <table:table-cell table:formula="of:=[.H51]-[.H$4]" office:value-type="float" office:value="0.002705" calcext:value-type="float">
            <text:p>0.002705</text:p>
          </table:table-cell>
          <table:table-cell table:formula="of:=[.I51]-[.I$4]" office:value-type="float" office:value="0.001124" calcext:value-type="float">
            <text:p>0.001124</text:p>
          </table:table-cell>
          <table:table-cell table:formula="of:=[.J51]-[.J$4]" office:value-type="float" office:value="0.000359999999999999" calcext:value-type="float">
            <text:p>0.00036</text:p>
          </table:table-cell>
          <table:table-cell table:formula="of:=[.K51]-[.K$4]" office:value-type="float" office:value="0.002538" calcext:value-type="float">
            <text:p>0.002538</text:p>
          </table:table-cell>
          <table:table-cell table:formula="of:=[.L51]-[.L$4]" office:value-type="float" office:value="0.005328" calcext:value-type="float">
            <text:p>0.005328</text:p>
          </table:table-cell>
          <table:table-cell table:formula="of:=[.M51]-[.M$4]" office:value-type="float" office:value="0.048875" calcext:value-type="float">
            <text:p>0.048875</text:p>
          </table:table-cell>
          <table:table-cell table:formula="of:=[.N51]-[.N$4]" office:value-type="float" office:value="0.007647" calcext:value-type="float">
            <text:p>0.007647</text:p>
          </table:table-cell>
          <table:table-cell table:formula="of:=[.O51]-[.O$4]" office:value-type="float" office:value="0.015787" calcext:value-type="float">
            <text:p>0.015787</text:p>
          </table:table-cell>
          <table:table-cell table:formula="of:=[.P51]-[.P$4]" office:value-type="float" office:value="0.001161" calcext:value-type="float">
            <text:p>0.001161</text:p>
          </table:table-cell>
          <table:table-cell table:formula="of:=[.Q51]-[.Q$4]" office:value-type="float" office:value="0.018706" calcext:value-type="float">
            <text:p>0.018706</text:p>
          </table:table-cell>
          <table:table-cell table:formula="of:=[.R51]-[.R$4]" office:value-type="float" office:value="0.000497000000000001" calcext:value-type="float">
            <text:p>0.000497</text:p>
          </table:table-cell>
          <table:table-cell table:formula="of:=[.S51]-[.S$4]" office:value-type="float" office:value="0.42632" calcext:value-type="float">
            <text:p>0.4263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calarmult</text:p>
          </table:table-cell>
          <table:table-cell office:value-type="float" office:value="0.004908" calcext:value-type="float">
            <text:p>0.004908</text:p>
          </table:table-cell>
          <table:table-cell office:value-type="float" office:value="0.013435" calcext:value-type="float">
            <text:p>0.013435</text:p>
          </table:table-cell>
          <table:table-cell office:value-type="float" office:value="0.006365" calcext:value-type="float">
            <text:p>0.006365</text:p>
          </table:table-cell>
          <table:table-cell office:value-type="float" office:value="0.00404" calcext:value-type="float">
            <text:p>0.00404</text:p>
          </table:table-cell>
          <table:table-cell office:value-type="float" office:value="0.020825" calcext:value-type="float">
            <text:p>0.020825</text:p>
          </table:table-cell>
          <table:table-cell office:value-type="float" office:value="0.009975" calcext:value-type="float">
            <text:p>0.009975</text:p>
          </table:table-cell>
          <table:table-cell office:value-type="float" office:value="0.013479" calcext:value-type="float">
            <text:p>0.013479</text:p>
          </table:table-cell>
          <table:table-cell office:value-type="float" office:value="0.013967" calcext:value-type="float">
            <text:p>0.013967</text:p>
          </table:table-cell>
          <table:table-cell office:value-type="float" office:value="0.013837" calcext:value-type="float">
            <text:p>0.013837</text:p>
          </table:table-cell>
          <table:table-cell office:value-type="float" office:value="0.00827" calcext:value-type="float">
            <text:p>0.00827</text:p>
          </table:table-cell>
          <table:table-cell office:value-type="float" office:value="0.012573" calcext:value-type="float">
            <text:p>0.012573</text:p>
          </table:table-cell>
          <table:table-cell office:value-type="float" office:value="0.0543" calcext:value-type="float">
            <text:p>0.0543</text:p>
          </table:table-cell>
          <table:table-cell office:value-type="float" office:value="0.022437" calcext:value-type="float">
            <text:p>0.022437</text:p>
          </table:table-cell>
          <table:table-cell office:value-type="float" office:value="0.026705" calcext:value-type="float">
            <text:p>0.026705</text:p>
          </table:table-cell>
          <table:table-cell office:value-type="float" office:value="0.012288" calcext:value-type="float">
            <text:p>0.012288</text:p>
          </table:table-cell>
          <table:table-cell office:value-type="float" office:value="0.026848" calcext:value-type="float">
            <text:p>0.026848</text:p>
          </table:table-cell>
          <table:table-cell office:value-type="float" office:value="0.005886" calcext:value-type="float">
            <text:p>0.005886</text:p>
          </table:table-cell>
          <table:table-cell office:value-type="float" office:value="0.626618" calcext:value-type="float">
            <text:p>0.626618</text:p>
          </table:table-cell>
          <table:table-cell/>
          <table:table-cell table:formula="of:=[.B52]-[.B$4]" office:value-type="float" office:value="0.0018" calcext:value-type="float">
            <text:p>0.0018</text:p>
          </table:table-cell>
          <table:table-cell table:formula="of:=[.C52]-[.C$4]" office:value-type="float" office:value="0.000399999999999999" calcext:value-type="float">
            <text:p>0.0004</text:p>
          </table:table-cell>
          <table:table-cell table:formula="of:=[.D52]-[.D$4]" office:value-type="float" office:value="0.000857" calcext:value-type="float">
            <text:p>0.000857</text:p>
          </table:table-cell>
          <table:table-cell table:formula="of:=[.E52]-[.E$4]" office:value-type="float" office:value="0.000829" calcext:value-type="float">
            <text:p>0.000829</text:p>
          </table:table-cell>
          <table:table-cell table:formula="of:=[.F52]-[.F$4]" office:value-type="float" office:value="0.016785" calcext:value-type="float">
            <text:p>0.016785</text:p>
          </table:table-cell>
          <table:table-cell table:formula="of:=[.G52]-[.G$4]" office:value-type="float" office:value="0.00695" calcext:value-type="float">
            <text:p>0.00695</text:p>
          </table:table-cell>
          <table:table-cell table:formula="of:=[.H52]-[.H$4]" office:value-type="float" office:value="0.002517" calcext:value-type="float">
            <text:p>0.002517</text:p>
          </table:table-cell>
          <table:table-cell table:formula="of:=[.I52]-[.I$4]" office:value-type="float" office:value="0.001254" calcext:value-type="float">
            <text:p>0.001254</text:p>
          </table:table-cell>
          <table:table-cell table:formula="of:=[.J52]-[.J$4]" office:value-type="float" office:value="0.000289999999999999" calcext:value-type="float">
            <text:p>0.00029</text:p>
          </table:table-cell>
          <table:table-cell table:formula="of:=[.K52]-[.K$4]" office:value-type="float" office:value="0.002786" calcext:value-type="float">
            <text:p>0.002786</text:p>
          </table:table-cell>
          <table:table-cell table:formula="of:=[.L52]-[.L$4]" office:value-type="float" office:value="0.006117" calcext:value-type="float">
            <text:p>0.006117</text:p>
          </table:table-cell>
          <table:table-cell table:formula="of:=[.M52]-[.M$4]" office:value-type="float" office:value="0.049794" calcext:value-type="float">
            <text:p>0.049794</text:p>
          </table:table-cell>
          <table:table-cell table:formula="of:=[.N52]-[.N$4]" office:value-type="float" office:value="0.009701" calcext:value-type="float">
            <text:p>0.009701</text:p>
          </table:table-cell>
          <table:table-cell table:formula="of:=[.O52]-[.O$4]" office:value-type="float" office:value="0.015751" calcext:value-type="float">
            <text:p>0.015751</text:p>
          </table:table-cell>
          <table:table-cell table:formula="of:=[.P52]-[.P$4]" office:value-type="float" office:value="0.000281" calcext:value-type="float">
            <text:p>0.000281</text:p>
          </table:table-cell>
          <table:table-cell table:formula="of:=[.Q52]-[.Q$4]" office:value-type="float" office:value="0.020067" calcext:value-type="float">
            <text:p>0.020067</text:p>
          </table:table-cell>
          <table:table-cell table:formula="of:=[.R52]-[.R$4]" office:value-type="float" office:value="0.000923" calcext:value-type="float">
            <text:p>0.000923</text:p>
          </table:table-cell>
          <table:table-cell table:formula="of:=[.S52]-[.S$4]" office:value-type="float" office:value="0.597384" calcext:value-type="float">
            <text:p>0.59738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odecs</text:p>
          </table:table-cell>
          <table:table-cell office:value-type="float" office:value="0.004266" calcext:value-type="float">
            <text:p>0.004266</text:p>
          </table:table-cell>
          <table:table-cell office:value-type="float" office:value="0.01342" calcext:value-type="float">
            <text:p>0.01342</text:p>
          </table:table-cell>
          <table:table-cell office:value-type="float" office:value="0.006326" calcext:value-type="float">
            <text:p>0.006326</text:p>
          </table:table-cell>
          <table:table-cell office:value-type="float" office:value="0.004031" calcext:value-type="float">
            <text:p>0.004031</text:p>
          </table:table-cell>
          <table:table-cell office:value-type="float" office:value="0.013698" calcext:value-type="float">
            <text:p>0.013698</text:p>
          </table:table-cell>
          <table:table-cell office:value-type="float" office:value="0.00691" calcext:value-type="float">
            <text:p>0.00691</text:p>
          </table:table-cell>
          <table:table-cell office:value-type="float" office:value="0.013422" calcext:value-type="float">
            <text:p>0.013422</text:p>
          </table:table-cell>
          <table:table-cell office:value-type="float" office:value="0.013761" calcext:value-type="float">
            <text:p>0.013761</text:p>
          </table:table-cell>
          <table:table-cell office:value-type="float" office:value="0.014126" calcext:value-type="float">
            <text:p>0.014126</text:p>
          </table:table-cell>
          <table:table-cell office:value-type="float" office:value="0.0079" calcext:value-type="float">
            <text:p>0.0079</text:p>
          </table:table-cell>
          <table:table-cell office:value-type="float" office:value="0.011753" calcext:value-type="float">
            <text:p>0.011753</text:p>
          </table:table-cell>
          <table:table-cell office:value-type="float" office:value="0.054574" calcext:value-type="float">
            <text:p>0.054574</text:p>
          </table:table-cell>
          <table:table-cell office:value-type="float" office:value="0.020261" calcext:value-type="float">
            <text:p>0.020261</text:p>
          </table:table-cell>
          <table:table-cell office:value-type="float" office:value="0.026271" calcext:value-type="float">
            <text:p>0.026271</text:p>
          </table:table-cell>
          <table:table-cell office:value-type="float" office:value="0.012611" calcext:value-type="float">
            <text:p>0.012611</text:p>
          </table:table-cell>
          <table:table-cell office:value-type="float" office:value="0.024862" calcext:value-type="float">
            <text:p>0.024862</text:p>
          </table:table-cell>
          <table:table-cell office:value-type="float" office:value="0.005465" calcext:value-type="float">
            <text:p>0.005465</text:p>
          </table:table-cell>
          <table:table-cell office:value-type="float" office:value="0.357631" calcext:value-type="float">
            <text:p>0.357631</text:p>
          </table:table-cell>
          <table:table-cell/>
          <table:table-cell table:formula="of:=[.B53]-[.B$4]" office:value-type="float" office:value="0.001158" calcext:value-type="float">
            <text:p>0.001158</text:p>
          </table:table-cell>
          <table:table-cell table:formula="of:=[.C53]-[.C$4]" office:value-type="float" office:value="0.000385000000000002" calcext:value-type="float">
            <text:p>0.000385</text:p>
          </table:table-cell>
          <table:table-cell table:formula="of:=[.D53]-[.D$4]" office:value-type="float" office:value="0.000818" calcext:value-type="float">
            <text:p>0.000818</text:p>
          </table:table-cell>
          <table:table-cell table:formula="of:=[.E53]-[.E$4]" office:value-type="float" office:value="0.00082" calcext:value-type="float">
            <text:p>0.00082</text:p>
          </table:table-cell>
          <table:table-cell table:formula="of:=[.F53]-[.F$4]" office:value-type="float" office:value="0.009658" calcext:value-type="float">
            <text:p>0.009658</text:p>
          </table:table-cell>
          <table:table-cell table:formula="of:=[.G53]-[.G$4]" office:value-type="float" office:value="0.003885" calcext:value-type="float">
            <text:p>0.003885</text:p>
          </table:table-cell>
          <table:table-cell table:formula="of:=[.H53]-[.H$4]" office:value-type="float" office:value="0.00246" calcext:value-type="float">
            <text:p>0.00246</text:p>
          </table:table-cell>
          <table:table-cell table:formula="of:=[.I53]-[.I$4]" office:value-type="float" office:value="0.001048" calcext:value-type="float">
            <text:p>0.001048</text:p>
          </table:table-cell>
          <table:table-cell table:formula="of:=[.J53]-[.J$4]" office:value-type="float" office:value="0.000579" calcext:value-type="float">
            <text:p>0.000579</text:p>
          </table:table-cell>
          <table:table-cell table:formula="of:=[.K53]-[.K$4]" office:value-type="float" office:value="0.002416" calcext:value-type="float">
            <text:p>0.002416</text:p>
          </table:table-cell>
          <table:table-cell table:formula="of:=[.L53]-[.L$4]" office:value-type="float" office:value="0.005297" calcext:value-type="float">
            <text:p>0.005297</text:p>
          </table:table-cell>
          <table:table-cell table:formula="of:=[.M53]-[.M$4]" office:value-type="float" office:value="0.050068" calcext:value-type="float">
            <text:p>0.050068</text:p>
          </table:table-cell>
          <table:table-cell table:formula="of:=[.N53]-[.N$4]" office:value-type="float" office:value="0.007525" calcext:value-type="float">
            <text:p>0.007525</text:p>
          </table:table-cell>
          <table:table-cell table:formula="of:=[.O53]-[.O$4]" office:value-type="float" office:value="0.015317" calcext:value-type="float">
            <text:p>0.015317</text:p>
          </table:table-cell>
          <table:table-cell table:formula="of:=[.P53]-[.P$4]" office:value-type="float" office:value="0.000603999999999999" calcext:value-type="float">
            <text:p>0.000604</text:p>
          </table:table-cell>
          <table:table-cell table:formula="of:=[.Q53]-[.Q$4]" office:value-type="float" office:value="0.018081" calcext:value-type="float">
            <text:p>0.018081</text:p>
          </table:table-cell>
          <table:table-cell table:formula="of:=[.R53]-[.R$4]" office:value-type="float" office:value="0.000502" calcext:value-type="float">
            <text:p>0.000502</text:p>
          </table:table-cell>
          <table:table-cell table:formula="of:=[.S53]-[.S$4]" office:value-type="float" office:value="0.328397" calcext:value-type="float">
            <text:p>0.32839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ox_easy</text:p>
          </table:table-cell>
          <table:table-cell office:value-type="float" office:value="0.004897" calcext:value-type="float">
            <text:p>0.004897</text:p>
          </table:table-cell>
          <table:table-cell office:value-type="float" office:value="0.013557" calcext:value-type="float">
            <text:p>0.013557</text:p>
          </table:table-cell>
          <table:table-cell office:value-type="float" office:value="0.006325" calcext:value-type="float">
            <text:p>0.006325</text:p>
          </table:table-cell>
          <table:table-cell office:value-type="float" office:value="0.004002" calcext:value-type="float">
            <text:p>0.004002</text:p>
          </table:table-cell>
          <table:table-cell office:value-type="float" office:value="0.021413" calcext:value-type="float">
            <text:p>0.021413</text:p>
          </table:table-cell>
          <table:table-cell office:value-type="float" office:value="0.010328" calcext:value-type="float">
            <text:p>0.010328</text:p>
          </table:table-cell>
          <table:table-cell office:value-type="float" office:value="0.013438" calcext:value-type="float">
            <text:p>0.013438</text:p>
          </table:table-cell>
          <table:table-cell office:value-type="float" office:value="0.013967" calcext:value-type="float">
            <text:p>0.013967</text:p>
          </table:table-cell>
          <table:table-cell office:value-type="float" office:value="0.013924" calcext:value-type="float">
            <text:p>0.013924</text:p>
          </table:table-cell>
          <table:table-cell office:value-type="float" office:value="0.008137" calcext:value-type="float">
            <text:p>0.008137</text:p>
          </table:table-cell>
          <table:table-cell office:value-type="float" office:value="0.012579" calcext:value-type="float">
            <text:p>0.012579</text:p>
          </table:table-cell>
          <table:table-cell office:value-type="float" office:value="0.05363" calcext:value-type="float">
            <text:p>0.05363</text:p>
          </table:table-cell>
          <table:table-cell office:value-type="float" office:value="0.022699" calcext:value-type="float">
            <text:p>0.022699</text:p>
          </table:table-cell>
          <table:table-cell office:value-type="float" office:value="0.027112" calcext:value-type="float">
            <text:p>0.027112</text:p>
          </table:table-cell>
          <table:table-cell office:value-type="float" office:value="0.012403" calcext:value-type="float">
            <text:p>0.012403</text:p>
          </table:table-cell>
          <table:table-cell office:value-type="float" office:value="0.026884" calcext:value-type="float">
            <text:p>0.026884</text:p>
          </table:table-cell>
          <table:table-cell office:value-type="float" office:value="0.005724" calcext:value-type="float">
            <text:p>0.005724</text:p>
          </table:table-cell>
          <table:table-cell office:value-type="float" office:value="0.670384" calcext:value-type="float">
            <text:p>0.670384</text:p>
          </table:table-cell>
          <table:table-cell/>
          <table:table-cell table:formula="of:=[.B54]-[.B$4]" office:value-type="float" office:value="0.001789" calcext:value-type="float">
            <text:p>0.001789</text:p>
          </table:table-cell>
          <table:table-cell table:formula="of:=[.C54]-[.C$4]" office:value-type="float" office:value="0.000522" calcext:value-type="float">
            <text:p>0.000522</text:p>
          </table:table-cell>
          <table:table-cell table:formula="of:=[.D54]-[.D$4]" office:value-type="float" office:value="0.000817" calcext:value-type="float">
            <text:p>0.000817</text:p>
          </table:table-cell>
          <table:table-cell table:formula="of:=[.E54]-[.E$4]" office:value-type="float" office:value="0.000791" calcext:value-type="float">
            <text:p>0.000791</text:p>
          </table:table-cell>
          <table:table-cell table:formula="of:=[.F54]-[.F$4]" office:value-type="float" office:value="0.017373" calcext:value-type="float">
            <text:p>0.017373</text:p>
          </table:table-cell>
          <table:table-cell table:formula="of:=[.G54]-[.G$4]" office:value-type="float" office:value="0.007303" calcext:value-type="float">
            <text:p>0.007303</text:p>
          </table:table-cell>
          <table:table-cell table:formula="of:=[.H54]-[.H$4]" office:value-type="float" office:value="0.002476" calcext:value-type="float">
            <text:p>0.002476</text:p>
          </table:table-cell>
          <table:table-cell table:formula="of:=[.I54]-[.I$4]" office:value-type="float" office:value="0.001254" calcext:value-type="float">
            <text:p>0.001254</text:p>
          </table:table-cell>
          <table:table-cell table:formula="of:=[.J54]-[.J$4]" office:value-type="float" office:value="0.000376999999999999" calcext:value-type="float">
            <text:p>0.000377</text:p>
          </table:table-cell>
          <table:table-cell table:formula="of:=[.K54]-[.K$4]" office:value-type="float" office:value="0.002653" calcext:value-type="float">
            <text:p>0.002653</text:p>
          </table:table-cell>
          <table:table-cell table:formula="of:=[.L54]-[.L$4]" office:value-type="float" office:value="0.006123" calcext:value-type="float">
            <text:p>0.006123</text:p>
          </table:table-cell>
          <table:table-cell table:formula="of:=[.M54]-[.M$4]" office:value-type="float" office:value="0.049124" calcext:value-type="float">
            <text:p>0.049124</text:p>
          </table:table-cell>
          <table:table-cell table:formula="of:=[.N54]-[.N$4]" office:value-type="float" office:value="0.009963" calcext:value-type="float">
            <text:p>0.009963</text:p>
          </table:table-cell>
          <table:table-cell table:formula="of:=[.O54]-[.O$4]" office:value-type="float" office:value="0.016158" calcext:value-type="float">
            <text:p>0.016158</text:p>
          </table:table-cell>
          <table:table-cell table:formula="of:=[.P54]-[.P$4]" office:value-type="float" office:value="0.000395999999999999" calcext:value-type="float">
            <text:p>0.000396</text:p>
          </table:table-cell>
          <table:table-cell table:formula="of:=[.Q54]-[.Q$4]" office:value-type="float" office:value="0.020103" calcext:value-type="float">
            <text:p>0.020103</text:p>
          </table:table-cell>
          <table:table-cell table:formula="of:=[.R54]-[.R$4]" office:value-type="float" office:value="0.000761" calcext:value-type="float">
            <text:p>0.000761</text:p>
          </table:table-cell>
          <table:table-cell table:formula="of:=[.S54]-[.S$4]" office:value-type="float" office:value="0.64115" calcext:value-type="float">
            <text:p>0.6411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ign2</text:p>
          </table:table-cell>
          <table:table-cell office:value-type="float" office:value="0.00537" calcext:value-type="float">
            <text:p>0.00537</text:p>
          </table:table-cell>
          <table:table-cell office:value-type="float" office:value="0.013955" calcext:value-type="float">
            <text:p>0.013955</text:p>
          </table:table-cell>
          <table:table-cell office:value-type="float" office:value="0.006538" calcext:value-type="float">
            <text:p>0.006538</text:p>
          </table:table-cell>
          <table:table-cell office:value-type="float" office:value="0.004461" calcext:value-type="float">
            <text:p>0.004461</text:p>
          </table:table-cell>
          <table:table-cell office:value-type="float" office:value="0.024595" calcext:value-type="float">
            <text:p>0.024595</text:p>
          </table:table-cell>
          <table:table-cell office:value-type="float" office:value="0.011589" calcext:value-type="float">
            <text:p>0.011589</text:p>
          </table:table-cell>
          <table:table-cell office:value-type="float" office:value="0.013402" calcext:value-type="float">
            <text:p>0.013402</text:p>
          </table:table-cell>
          <table:table-cell office:value-type="float" office:value="0.01409" calcext:value-type="float">
            <text:p>0.01409</text:p>
          </table:table-cell>
          <table:table-cell office:value-type="float" office:value="0.014137" calcext:value-type="float">
            <text:p>0.014137</text:p>
          </table:table-cell>
          <table:table-cell office:value-type="float" office:value="0.009717" calcext:value-type="float">
            <text:p>0.009717</text:p>
          </table:table-cell>
          <table:table-cell office:value-type="float" office:value="0.012999" calcext:value-type="float">
            <text:p>0.012999</text:p>
          </table:table-cell>
          <table:table-cell office:value-type="float" office:value="0.05354" calcext:value-type="float">
            <text:p>0.05354</text:p>
          </table:table-cell>
          <table:table-cell office:value-type="float" office:value="0.025123" calcext:value-type="float">
            <text:p>0.025123</text:p>
          </table:table-cell>
          <table:table-cell office:value-type="float" office:value="0.030582" calcext:value-type="float">
            <text:p>0.030582</text:p>
          </table:table-cell>
          <table:table-cell office:value-type="float" office:value="0.012676" calcext:value-type="float">
            <text:p>0.012676</text:p>
          </table:table-cell>
          <table:table-cell office:value-type="float" office:value="0.027615" calcext:value-type="float">
            <text:p>0.027615</text:p>
          </table:table-cell>
          <table:table-cell office:value-type="float" office:value="0.005914" calcext:value-type="float">
            <text:p>0.005914</text:p>
          </table:table-cell>
          <table:table-cell office:value-type="float" office:value="0.792592" calcext:value-type="float">
            <text:p>0.792592</text:p>
          </table:table-cell>
          <table:table-cell/>
          <table:table-cell table:formula="of:=[.B55]-[.B$4]" office:value-type="float" office:value="0.002262" calcext:value-type="float">
            <text:p>0.002262</text:p>
          </table:table-cell>
          <table:table-cell table:formula="of:=[.C55]-[.C$4]" office:value-type="float" office:value="0.000919999999999999" calcext:value-type="float">
            <text:p>0.00092</text:p>
          </table:table-cell>
          <table:table-cell table:formula="of:=[.D55]-[.D$4]" office:value-type="float" office:value="0.00103" calcext:value-type="float">
            <text:p>0.00103</text:p>
          </table:table-cell>
          <table:table-cell table:formula="of:=[.E55]-[.E$4]" office:value-type="float" office:value="0.00125" calcext:value-type="float">
            <text:p>0.00125</text:p>
          </table:table-cell>
          <table:table-cell table:formula="of:=[.F55]-[.F$4]" office:value-type="float" office:value="0.020555" calcext:value-type="float">
            <text:p>0.020555</text:p>
          </table:table-cell>
          <table:table-cell table:formula="of:=[.G55]-[.G$4]" office:value-type="float" office:value="0.008564" calcext:value-type="float">
            <text:p>0.008564</text:p>
          </table:table-cell>
          <table:table-cell table:formula="of:=[.H55]-[.H$4]" office:value-type="float" office:value="0.00244" calcext:value-type="float">
            <text:p>0.00244</text:p>
          </table:table-cell>
          <table:table-cell table:formula="of:=[.I55]-[.I$4]" office:value-type="float" office:value="0.001377" calcext:value-type="float">
            <text:p>0.001377</text:p>
          </table:table-cell>
          <table:table-cell table:formula="of:=[.J55]-[.J$4]" office:value-type="float" office:value="0.000589999999999999" calcext:value-type="float">
            <text:p>0.00059</text:p>
          </table:table-cell>
          <table:table-cell table:formula="of:=[.K55]-[.K$4]" office:value-type="float" office:value="0.004233" calcext:value-type="float">
            <text:p>0.004233</text:p>
          </table:table-cell>
          <table:table-cell table:formula="of:=[.L55]-[.L$4]" office:value-type="float" office:value="0.006543" calcext:value-type="float">
            <text:p>0.006543</text:p>
          </table:table-cell>
          <table:table-cell table:formula="of:=[.M55]-[.M$4]" office:value-type="float" office:value="0.049034" calcext:value-type="float">
            <text:p>0.049034</text:p>
          </table:table-cell>
          <table:table-cell table:formula="of:=[.N55]-[.N$4]" office:value-type="float" office:value="0.012387" calcext:value-type="float">
            <text:p>0.012387</text:p>
          </table:table-cell>
          <table:table-cell table:formula="of:=[.O55]-[.O$4]" office:value-type="float" office:value="0.019628" calcext:value-type="float">
            <text:p>0.019628</text:p>
          </table:table-cell>
          <table:table-cell table:formula="of:=[.P55]-[.P$4]" office:value-type="float" office:value="0.000668999999999999" calcext:value-type="float">
            <text:p>0.000669</text:p>
          </table:table-cell>
          <table:table-cell table:formula="of:=[.Q55]-[.Q$4]" office:value-type="float" office:value="0.020834" calcext:value-type="float">
            <text:p>0.020834</text:p>
          </table:table-cell>
          <table:table-cell table:formula="of:=[.R55]-[.R$4]" office:value-type="float" office:value="0.000951" calcext:value-type="float">
            <text:p>0.000951</text:p>
          </table:table-cell>
          <table:table-cell table:formula="of:=[.S55]-[.S$4]" office:value-type="float" office:value="0.763358" calcext:value-type="float">
            <text:p>0.76335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andombytes</text:p>
          </table:table-cell>
          <table:table-cell office:value-type="float" office:value="0.004076" calcext:value-type="float">
            <text:p>0.004076</text:p>
          </table:table-cell>
          <table:table-cell office:value-type="float" office:value="0.013469" calcext:value-type="float">
            <text:p>0.013469</text:p>
          </table:table-cell>
          <table:table-cell office:value-type="float" office:value="0.00621" calcext:value-type="float">
            <text:p>0.00621</text:p>
          </table:table-cell>
          <table:table-cell office:value-type="float" office:value="0.004024" calcext:value-type="float">
            <text:p>0.004024</text:p>
          </table:table-cell>
          <table:table-cell office:value-type="float" office:value="0.013015" calcext:value-type="float">
            <text:p>0.013015</text:p>
          </table:table-cell>
          <table:table-cell office:value-type="float" office:value="0.006504" calcext:value-type="float">
            <text:p>0.006504</text:p>
          </table:table-cell>
          <table:table-cell office:value-type="float" office:value="0.013572" calcext:value-type="float">
            <text:p>0.013572</text:p>
          </table:table-cell>
          <table:table-cell office:value-type="float" office:value="0.013641" calcext:value-type="float">
            <text:p>0.013641</text:p>
          </table:table-cell>
          <table:table-cell office:value-type="float" office:value="0.013716" calcext:value-type="float">
            <text:p>0.013716</text:p>
          </table:table-cell>
          <table:table-cell office:value-type="float" office:value="0.006433" calcext:value-type="float">
            <text:p>0.006433</text:p>
          </table:table-cell>
          <table:table-cell office:value-type="float" office:value="0.011625" calcext:value-type="float">
            <text:p>0.011625</text:p>
          </table:table-cell>
          <table:table-cell office:value-type="float" office:value="0.05423" calcext:value-type="float">
            <text:p>0.05423</text:p>
          </table:table-cell>
          <table:table-cell office:value-type="float" office:value="0.019463" calcext:value-type="float">
            <text:p>0.019463</text:p>
          </table:table-cell>
          <table:table-cell office:value-type="float" office:value="0.027389" calcext:value-type="float">
            <text:p>0.027389</text:p>
          </table:table-cell>
          <table:table-cell office:value-type="float" office:value="0.012308" calcext:value-type="float">
            <text:p>0.012308</text:p>
          </table:table-cell>
          <table:table-cell office:value-type="float" office:value="0.024313" calcext:value-type="float">
            <text:p>0.024313</text:p>
          </table:table-cell>
          <table:table-cell office:value-type="float" office:value="0.005331" calcext:value-type="float">
            <text:p>0.005331</text:p>
          </table:table-cell>
          <table:table-cell office:value-type="float" office:value="0.334447" calcext:value-type="float">
            <text:p>0.334447</text:p>
          </table:table-cell>
          <table:table-cell/>
          <table:table-cell table:formula="of:=[.B56]-[.B$4]" office:value-type="float" office:value="0.000968" calcext:value-type="float">
            <text:p>0.000968</text:p>
          </table:table-cell>
          <table:table-cell table:formula="of:=[.C56]-[.C$4]" office:value-type="float" office:value="0.000434" calcext:value-type="float">
            <text:p>0.000434</text:p>
          </table:table-cell>
          <table:table-cell table:formula="of:=[.D56]-[.D$4]" office:value-type="float" office:value="0.000702" calcext:value-type="float">
            <text:p>0.000702</text:p>
          </table:table-cell>
          <table:table-cell table:formula="of:=[.E56]-[.E$4]" office:value-type="float" office:value="0.000813" calcext:value-type="float">
            <text:p>0.000813</text:p>
          </table:table-cell>
          <table:table-cell table:formula="of:=[.F56]-[.F$4]" office:value-type="float" office:value="0.008975" calcext:value-type="float">
            <text:p>0.008975</text:p>
          </table:table-cell>
          <table:table-cell table:formula="of:=[.G56]-[.G$4]" office:value-type="float" office:value="0.003479" calcext:value-type="float">
            <text:p>0.003479</text:p>
          </table:table-cell>
          <table:table-cell table:formula="of:=[.H56]-[.H$4]" office:value-type="float" office:value="0.00261" calcext:value-type="float">
            <text:p>0.00261</text:p>
          </table:table-cell>
          <table:table-cell table:formula="of:=[.I56]-[.I$4]" office:value-type="float" office:value="0.000928" calcext:value-type="float">
            <text:p>0.000928</text:p>
          </table:table-cell>
          <table:table-cell table:formula="of:=[.J56]-[.J$4]" office:value-type="float" office:value="0.000168999999999999" calcext:value-type="float">
            <text:p>0.000169</text:p>
          </table:table-cell>
          <table:table-cell table:formula="of:=[.K56]-[.K$4]" office:value-type="float" office:value="0.000948999999999999" calcext:value-type="float">
            <text:p>0.000949</text:p>
          </table:table-cell>
          <table:table-cell table:formula="of:=[.L56]-[.L$4]" office:value-type="float" office:value="0.005169" calcext:value-type="float">
            <text:p>0.005169</text:p>
          </table:table-cell>
          <table:table-cell table:formula="of:=[.M56]-[.M$4]" office:value-type="float" office:value="0.049724" calcext:value-type="float">
            <text:p>0.049724</text:p>
          </table:table-cell>
          <table:table-cell table:formula="of:=[.N56]-[.N$4]" office:value-type="float" office:value="0.006727" calcext:value-type="float">
            <text:p>0.006727</text:p>
          </table:table-cell>
          <table:table-cell table:formula="of:=[.O56]-[.O$4]" office:value-type="float" office:value="0.016435" calcext:value-type="float">
            <text:p>0.016435</text:p>
          </table:table-cell>
          <table:table-cell table:formula="of:=[.P56]-[.P$4]" office:value-type="float" office:value="0.000300999999999999" calcext:value-type="float">
            <text:p>0.000301</text:p>
          </table:table-cell>
          <table:table-cell table:formula="of:=[.Q56]-[.Q$4]" office:value-type="float" office:value="0.017532" calcext:value-type="float">
            <text:p>0.017532</text:p>
          </table:table-cell>
          <table:table-cell table:formula="of:=[.R56]-[.R$4]" office:value-type="float" office:value="0.000368" calcext:value-type="float">
            <text:p>0.000368</text:p>
          </table:table-cell>
          <table:table-cell table:formula="of:=[.S56]-[.S$4]" office:value-type="float" office:value="0.305213" calcext:value-type="float">
            <text:p>0.30521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ox_seal</text:p>
          </table:table-cell>
          <table:table-cell office:value-type="float" office:value="0.00517" calcext:value-type="float">
            <text:p>0.00517</text:p>
          </table:table-cell>
          <table:table-cell office:value-type="float" office:value="0.013367" calcext:value-type="float">
            <text:p>0.013367</text:p>
          </table:table-cell>
          <table:table-cell office:value-type="float" office:value="0.006501" calcext:value-type="float">
            <text:p>0.006501</text:p>
          </table:table-cell>
          <table:table-cell office:value-type="float" office:value="0.004038" calcext:value-type="float">
            <text:p>0.004038</text:p>
          </table:table-cell>
          <table:table-cell office:value-type="float" office:value="0.02327" calcext:value-type="float">
            <text:p>0.02327</text:p>
          </table:table-cell>
          <table:table-cell office:value-type="float" office:value="0.011529" calcext:value-type="float">
            <text:p>0.011529</text:p>
          </table:table-cell>
          <table:table-cell office:value-type="float" office:value="0.013456" calcext:value-type="float">
            <text:p>0.013456</text:p>
          </table:table-cell>
          <table:table-cell office:value-type="float" office:value="0.014099" calcext:value-type="float">
            <text:p>0.014099</text:p>
          </table:table-cell>
          <table:table-cell office:value-type="float" office:value="0.01383" calcext:value-type="float">
            <text:p>0.01383</text:p>
          </table:table-cell>
          <table:table-cell office:value-type="float" office:value="0.008854" calcext:value-type="float">
            <text:p>0.008854</text:p>
          </table:table-cell>
          <table:table-cell office:value-type="float" office:value="0.012785" calcext:value-type="float">
            <text:p>0.012785</text:p>
          </table:table-cell>
          <table:table-cell office:value-type="float" office:value="0.054253" calcext:value-type="float">
            <text:p>0.054253</text:p>
          </table:table-cell>
          <table:table-cell office:value-type="float" office:value="0.023304" calcext:value-type="float">
            <text:p>0.023304</text:p>
          </table:table-cell>
          <table:table-cell office:value-type="float" office:value="0.027678" calcext:value-type="float">
            <text:p>0.027678</text:p>
          </table:table-cell>
          <table:table-cell office:value-type="float" office:value="0.012598" calcext:value-type="float">
            <text:p>0.012598</text:p>
          </table:table-cell>
          <table:table-cell office:value-type="float" office:value="0.027658" calcext:value-type="float">
            <text:p>0.027658</text:p>
          </table:table-cell>
          <table:table-cell office:value-type="float" office:value="0.005957" calcext:value-type="float">
            <text:p>0.005957</text:p>
          </table:table-cell>
          <table:table-cell office:value-type="float" office:value="0.7574" calcext:value-type="float">
            <text:p>0.7574</text:p>
          </table:table-cell>
          <table:table-cell/>
          <table:table-cell table:formula="of:=[.B57]-[.B$4]" office:value-type="float" office:value="0.002062" calcext:value-type="float">
            <text:p>0.002062</text:p>
          </table:table-cell>
          <table:table-cell table:formula="of:=[.C57]-[.C$4]" office:value-type="float" office:value="0.000331999999999999" calcext:value-type="float">
            <text:p>0.000332</text:p>
          </table:table-cell>
          <table:table-cell table:formula="of:=[.D57]-[.D$4]" office:value-type="float" office:value="0.000993" calcext:value-type="float">
            <text:p>0.000993</text:p>
          </table:table-cell>
          <table:table-cell table:formula="of:=[.E57]-[.E$4]" office:value-type="float" office:value="0.000827" calcext:value-type="float">
            <text:p>0.000827</text:p>
          </table:table-cell>
          <table:table-cell table:formula="of:=[.F57]-[.F$4]" office:value-type="float" office:value="0.01923" calcext:value-type="float">
            <text:p>0.01923</text:p>
          </table:table-cell>
          <table:table-cell table:formula="of:=[.G57]-[.G$4]" office:value-type="float" office:value="0.008504" calcext:value-type="float">
            <text:p>0.008504</text:p>
          </table:table-cell>
          <table:table-cell table:formula="of:=[.H57]-[.H$4]" office:value-type="float" office:value="0.002494" calcext:value-type="float">
            <text:p>0.002494</text:p>
          </table:table-cell>
          <table:table-cell table:formula="of:=[.I57]-[.I$4]" office:value-type="float" office:value="0.001386" calcext:value-type="float">
            <text:p>0.001386</text:p>
          </table:table-cell>
          <table:table-cell table:formula="of:=[.J57]-[.J$4]" office:value-type="float" office:value="0.000283" calcext:value-type="float">
            <text:p>0.000283</text:p>
          </table:table-cell>
          <table:table-cell table:formula="of:=[.K57]-[.K$4]" office:value-type="float" office:value="0.00337" calcext:value-type="float">
            <text:p>0.00337</text:p>
          </table:table-cell>
          <table:table-cell table:formula="of:=[.L57]-[.L$4]" office:value-type="float" office:value="0.006329" calcext:value-type="float">
            <text:p>0.006329</text:p>
          </table:table-cell>
          <table:table-cell table:formula="of:=[.M57]-[.M$4]" office:value-type="float" office:value="0.049747" calcext:value-type="float">
            <text:p>0.049747</text:p>
          </table:table-cell>
          <table:table-cell table:formula="of:=[.N57]-[.N$4]" office:value-type="float" office:value="0.010568" calcext:value-type="float">
            <text:p>0.010568</text:p>
          </table:table-cell>
          <table:table-cell table:formula="of:=[.O57]-[.O$4]" office:value-type="float" office:value="0.016724" calcext:value-type="float">
            <text:p>0.016724</text:p>
          </table:table-cell>
          <table:table-cell table:formula="of:=[.P57]-[.P$4]" office:value-type="float" office:value="0.000591" calcext:value-type="float">
            <text:p>0.000591</text:p>
          </table:table-cell>
          <table:table-cell table:formula="of:=[.Q57]-[.Q$4]" office:value-type="float" office:value="0.020877" calcext:value-type="float">
            <text:p>0.020877</text:p>
          </table:table-cell>
          <table:table-cell table:formula="of:=[.R57]-[.R$4]" office:value-type="float" office:value="0.000994" calcext:value-type="float">
            <text:p>0.000994</text:p>
          </table:table-cell>
          <table:table-cell table:formula="of:=[.S57]-[.S$4]" office:value-type="float" office:value="0.728166" calcext:value-type="float">
            <text:p>0.728166</text:p>
          </table:table-cell>
          <table:table-cell table:number-columns-repeated="19"/>
        </table:table-row>
        <table:table-row table:style-name="ro1">
          <table:table-cell table:number-columns-repeated="39"/>
          <table:table-cell office:value-type="string" calcext:value-type="string">
            <text:p>Normalize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xecution</text:p>
          </table:table-cell>
          <table:table-cell office:value-type="string" calcext:value-type="string">
            <text:p>wizeng-int</text:p>
          </table:table-cell>
          <table:table-cell office:value-type="string" calcext:value-type="string">
            <text:p>jsc-int</text:p>
          </table:table-cell>
          <table:table-cell office:value-type="string" calcext:value-type="string">
            <text:p>iwasm-int</text:p>
          </table:table-cell>
          <table:table-cell office:value-type="string" calcext:value-type="string">
            <text:p>wasm3</text:p>
          </table:table-cell>
          <table:table-cell office:value-type="string" calcext:value-type="string">
            <text:p>wazero</text:p>
          </table:table-cell>
          <table:table-cell office:value-type="string" calcext:value-type="string">
            <text:p>wizeng-jit</text:p>
          </table:table-cell>
          <table:table-cell office:value-type="string" calcext:value-type="string">
            <text:p>v8-liftoff</text:p>
          </table:table-cell>
          <table:table-cell office:value-type="string" calcext:value-type="string">
            <text:p>sm-base</text:p>
          </table:table-cell>
          <table:table-cell office:value-type="string" calcext:value-type="string">
            <text:p>jsc-bbq</text:p>
          </table:table-cell>
          <table:table-cell office:value-type="string" calcext:value-type="string">
            <text:p>iwasm-fjit</text:p>
          </table:table-cell>
          <table:table-cell office:value-type="string" calcext:value-type="string">
            <text:p>wasmer-base</text:p>
          </table:table-cell>
          <table:table-cell office:value-type="string" calcext:value-type="string">
            <text:p>wasmnow</text:p>
          </table:table-cell>
          <table:table-cell office:value-type="string" calcext:value-type="string">
            <text:p>sm-opt</text:p>
          </table:table-cell>
          <table:table-cell office:value-type="string" calcext:value-type="string">
            <text:p>v8-turbofan</text:p>
          </table:table-cell>
          <table:table-cell office:value-type="string" calcext:value-type="string">
            <text:p>jsc-omg</text:p>
          </table:table-cell>
          <table:table-cell office:value-type="string" calcext:value-type="string">
            <text:p>wasmer</text:p>
          </table:table-cell>
          <table:table-cell office:value-type="string" calcext:value-type="string">
            <text:p>wasmtime</text:p>
          </table:table-cell>
          <table:table-cell office:value-type="string" calcext:value-type="string">
            <text:p>wavm</text:p>
          </table:table-cell>
          <table:table-cell/>
          <table:table-cell table:formula="of:=[.B59]" office:value-type="string" office:string-value="wizeng-int" calcext:value-type="string">
            <text:p>wizeng-int</text:p>
          </table:table-cell>
          <table:table-cell table:formula="of:=[.C59]" office:value-type="string" office:string-value="jsc-int" calcext:value-type="string">
            <text:p>jsc-int</text:p>
          </table:table-cell>
          <table:table-cell table:formula="of:=[.D59]" office:value-type="string" office:string-value="iwasm-int" calcext:value-type="string">
            <text:p>iwasm-int</text:p>
          </table:table-cell>
          <table:table-cell table:formula="of:=[.E59]" office:value-type="string" office:string-value="wasm3" calcext:value-type="string">
            <text:p>wasm3</text:p>
          </table:table-cell>
          <table:table-cell table:formula="of:=[.F59]" office:value-type="string" office:string-value="wazero" calcext:value-type="string">
            <text:p>wazero</text:p>
          </table:table-cell>
          <table:table-cell table:formula="of:=[.G59]" office:value-type="string" office:string-value="wizeng-jit" calcext:value-type="string">
            <text:p>wizeng-jit</text:p>
          </table:table-cell>
          <table:table-cell table:formula="of:=[.H59]" office:value-type="string" office:string-value="v8-liftoff" calcext:value-type="string">
            <text:p>v8-liftoff</text:p>
          </table:table-cell>
          <table:table-cell table:formula="of:=[.I59]" office:value-type="string" office:string-value="sm-base" calcext:value-type="string">
            <text:p>sm-base</text:p>
          </table:table-cell>
          <table:table-cell table:formula="of:=[.J59]" office:value-type="string" office:string-value="jsc-bbq" calcext:value-type="string">
            <text:p>jsc-bbq</text:p>
          </table:table-cell>
          <table:table-cell table:formula="of:=[.K59]" office:value-type="string" office:string-value="iwasm-fjit" calcext:value-type="string">
            <text:p>iwasm-fjit</text:p>
          </table:table-cell>
          <table:table-cell table:formula="of:=[.L59]" office:value-type="string" office:string-value="wasmer-base" calcext:value-type="string">
            <text:p>wasmer-base</text:p>
          </table:table-cell>
          <table:table-cell table:formula="of:=[.M59]" office:value-type="string" office:string-value="wasmnow" calcext:value-type="string">
            <text:p>wasmnow</text:p>
          </table:table-cell>
          <table:table-cell table:formula="of:=[.N59]" office:value-type="string" office:string-value="sm-opt" calcext:value-type="string">
            <text:p>sm-opt</text:p>
          </table:table-cell>
          <table:table-cell table:formula="of:=[.O59]" office:value-type="string" office:string-value="v8-turbofan" calcext:value-type="string">
            <text:p>v8-turbofan</text:p>
          </table:table-cell>
          <table:table-cell table:formula="of:=[.P59]" office:value-type="string" office:string-value="jsc-omg" calcext:value-type="string">
            <text:p>jsc-omg</text:p>
          </table:table-cell>
          <table:table-cell table:formula="of:=[.Q59]" office:value-type="string" office:string-value="wasmer" calcext:value-type="string">
            <text:p>wasmer</text:p>
          </table:table-cell>
          <table:table-cell table:formula="of:=[.R59]" office:value-type="string" office:string-value="wasmtime" calcext:value-type="string">
            <text:p>wasmtime</text:p>
          </table:table-cell>
          <table:table-cell table:formula="of:=[.S59]" office:value-type="string" office:string-value="wavm" calcext:value-type="string">
            <text:p>wavm</text:p>
          </table:table-cell>
          <table:table-cell/>
          <table:table-cell table:formula="of:=[.U59]" office:value-type="string" office:string-value="wizeng-int" calcext:value-type="string">
            <text:p>wizeng-int</text:p>
          </table:table-cell>
          <table:table-cell table:formula="of:=[.V59]" office:value-type="string" office:string-value="jsc-int" calcext:value-type="string">
            <text:p>jsc-int</text:p>
          </table:table-cell>
          <table:table-cell table:formula="of:=[.W59]" office:value-type="string" office:string-value="iwasm-int" calcext:value-type="string">
            <text:p>iwasm-int</text:p>
          </table:table-cell>
          <table:table-cell table:formula="of:=[.X59]" office:value-type="string" office:string-value="wasm3" calcext:value-type="string">
            <text:p>wasm3</text:p>
          </table:table-cell>
          <table:table-cell table:formula="of:=[.Y59]" office:value-type="string" office:string-value="wazero" calcext:value-type="string">
            <text:p>wazero</text:p>
          </table:table-cell>
          <table:table-cell table:formula="of:=[.Z59]" office:value-type="string" office:string-value="wizeng-jit" calcext:value-type="string">
            <text:p>wizeng-jit</text:p>
          </table:table-cell>
          <table:table-cell table:formula="of:=[.AA59]" office:value-type="string" office:string-value="v8-liftoff" calcext:value-type="string">
            <text:p>v8-liftoff</text:p>
          </table:table-cell>
          <table:table-cell table:formula="of:=[.AB59]" office:value-type="string" office:string-value="sm-base" calcext:value-type="string">
            <text:p>sm-base</text:p>
          </table:table-cell>
          <table:table-cell table:formula="of:=[.AC59]" office:value-type="string" office:string-value="jsc-bbq" calcext:value-type="string">
            <text:p>jsc-bbq</text:p>
          </table:table-cell>
          <table:table-cell table:formula="of:=[.AD59]" office:value-type="string" office:string-value="iwasm-fjit" calcext:value-type="string">
            <text:p>iwasm-fjit</text:p>
          </table:table-cell>
          <table:table-cell table:formula="of:=[.AE59]" office:value-type="string" office:string-value="wasmer-base" calcext:value-type="string">
            <text:p>wasmer-base</text:p>
          </table:table-cell>
          <table:table-cell table:formula="of:=[.AF59]" office:value-type="string" office:string-value="wasmnow" calcext:value-type="string">
            <text:p>wasmnow</text:p>
          </table:table-cell>
          <table:table-cell table:formula="of:=[.AG59]" office:value-type="string" office:string-value="sm-opt" calcext:value-type="string">
            <text:p>sm-opt</text:p>
          </table:table-cell>
          <table:table-cell table:formula="of:=[.AH59]" office:value-type="string" office:string-value="v8-turbofan" calcext:value-type="string">
            <text:p>v8-turbofan</text:p>
          </table:table-cell>
          <table:table-cell table:formula="of:=[.AI59]" office:value-type="string" office:string-value="jsc-omg" calcext:value-type="string">
            <text:p>jsc-omg</text:p>
          </table:table-cell>
          <table:table-cell table:formula="of:=[.AJ59]" office:value-type="string" office:string-value="wasmer" calcext:value-type="string">
            <text:p>wasmer</text:p>
          </table:table-cell>
          <table:table-cell table:formula="of:=[.AK59]" office:value-type="string" office:string-value="wasmtime" calcext:value-type="string">
            <text:p>wasmtime</text:p>
          </table:table-cell>
          <table:table-cell table:formula="of:=[.AL59]" office:value-type="string" office:string-value="wavm" calcext:value-type="string">
            <text:p>wavm</text:p>
          </table:table-cell>
        </table:table-row>
        <table:table-row table:style-name="ro1">
          <table:table-cell office:value-type="string" calcext:value-type="string">
            <text:p>covariance</text:p>
          </table:table-cell>
          <table:table-cell office:value-type="float" office:value="0.225038" calcext:value-type="float">
            <text:p>0.225038</text:p>
          </table:table-cell>
          <table:table-cell office:value-type="float" office:value="0.200746" calcext:value-type="float">
            <text:p>0.200746</text:p>
          </table:table-cell>
          <table:table-cell office:value-type="float" office:value="0.297714" calcext:value-type="float">
            <text:p>0.297714</text:p>
          </table:table-cell>
          <table:table-cell office:value-type="float" office:value="0.128167" calcext:value-type="float">
            <text:p>0.128167</text:p>
          </table:table-cell>
          <table:table-cell office:value-type="float" office:value="0.030859" calcext:value-type="float">
            <text:p>0.030859</text:p>
          </table:table-cell>
          <table:table-cell office:value-type="float" office:value="0.020618" calcext:value-type="float">
            <text:p>0.020618</text:p>
          </table:table-cell>
          <table:table-cell office:value-type="float" office:value="0.026501" calcext:value-type="float">
            <text:p>0.026501</text:p>
          </table:table-cell>
          <table:table-cell office:value-type="float" office:value="0.035161" calcext:value-type="float">
            <text:p>0.035161</text:p>
          </table:table-cell>
          <table:table-cell office:value-type="float" office:value="0.03853" calcext:value-type="float">
            <text:p>0.03853</text:p>
          </table:table-cell>
          <table:table-cell office:value-type="float" office:value="0.020853" calcext:value-type="float">
            <text:p>0.020853</text:p>
          </table:table-cell>
          <table:table-cell office:value-type="float" office:value="0.04922" calcext:value-type="float">
            <text:p>0.04922</text:p>
          </table:table-cell>
          <table:table-cell office:value-type="float" office:value="0" calcext:value-type="float">
            <text:p>0</text:p>
          </table:table-cell>
          <table:table-cell office:value-type="float" office:value="0.02309" calcext:value-type="float">
            <text:p>0.02309</text:p>
          </table:table-cell>
          <table:table-cell office:value-type="float" office:value="0.024223" calcext:value-type="float">
            <text:p>0.024223</text:p>
          </table:table-cell>
          <table:table-cell office:value-type="float" office:value="0.02947" calcext:value-type="float">
            <text:p>0.02947</text:p>
          </table:table-cell>
          <table:table-cell office:value-type="float" office:value="0.022981" calcext:value-type="float">
            <text:p>0.022981</text:p>
          </table:table-cell>
          <table:table-cell office:value-type="float" office:value="0.012527" calcext:value-type="float">
            <text:p>0.012527</text:p>
          </table:table-cell>
          <table:table-cell office:value-type="float" office:value="0.213256" calcext:value-type="float">
            <text:p>0.213256</text:p>
          </table:table-cell>
          <table:table-cell/>
          <table:table-cell table:formula="of:=[.B60]-[.B7]" office:value-type="float" office:value="0.22118" calcext:value-type="float">
            <text:p>0.22118</text:p>
          </table:table-cell>
          <table:table-cell table:formula="of:=[.C60]-[.C7]" office:value-type="float" office:value="0.187546" calcext:value-type="float">
            <text:p>0.187546</text:p>
          </table:table-cell>
          <table:table-cell table:formula="of:=[.D60]-[.D7]" office:value-type="float" office:value="0.290686" calcext:value-type="float">
            <text:p>0.290686</text:p>
          </table:table-cell>
          <table:table-cell table:formula="of:=[.E60]-[.E7]" office:value-type="float" office:value="0.121982" calcext:value-type="float">
            <text:p>0.121982</text:p>
          </table:table-cell>
          <table:table-cell table:formula="of:=[.F60]-[.F7]" office:value-type="float" office:value="0.018599" calcext:value-type="float">
            <text:p>0.018599</text:p>
          </table:table-cell>
          <table:table-cell table:formula="of:=[.G60]-[.G7]" office:value-type="float" office:value="0.014956" calcext:value-type="float">
            <text:p>0.014956</text:p>
          </table:table-cell>
          <table:table-cell table:formula="of:=[.H60]-[.H7]" office:value-type="float" office:value="0.013284" calcext:value-type="float">
            <text:p>0.013284</text:p>
          </table:table-cell>
          <table:table-cell table:formula="of:=[.I60]-[.I7]" office:value-type="float" office:value="0.021394" calcext:value-type="float">
            <text:p>0.021394</text:p>
          </table:table-cell>
          <table:table-cell table:formula="of:=[.J60]-[.J7]" office:value-type="float" office:value="0.02481" calcext:value-type="float">
            <text:p>0.02481</text:p>
          </table:table-cell>
          <table:table-cell table:formula="of:=[.K60]-[.K7]" office:value-type="float" office:value="0.013916" calcext:value-type="float">
            <text:p>0.013916</text:p>
          </table:table-cell>
          <table:table-cell table:formula="of:=[.L60]-[.L7]" office:value-type="float" office:value="0.038259" calcext:value-type="float">
            <text:p>0.038259</text:p>
          </table:table-cell>
          <table:table-cell table:formula="of:=[.M60]-[.M7]" office:value-type="float" office:value="-0.056952" calcext:value-type="float">
            <text:p>-0.056952</text:p>
          </table:table-cell>
          <table:table-cell table:formula="of:=[.N60]-[.N7]" office:value-type="float" office:value="0.007052" calcext:value-type="float">
            <text:p>0.007052</text:p>
          </table:table-cell>
          <table:table-cell table:formula="of:=[.O60]-[.O7]" office:value-type="float" office:value="0.006144" calcext:value-type="float">
            <text:p>0.006144</text:p>
          </table:table-cell>
          <table:table-cell table:formula="of:=[.P60]-[.P7]" office:value-type="float" office:value="0.017175" calcext:value-type="float">
            <text:p>0.017175</text:p>
          </table:table-cell>
          <table:table-cell table:formula="of:=[.Q60]-[.Q7]" office:value-type="float" office:value="0.006759" calcext:value-type="float">
            <text:p>0.006759</text:p>
          </table:table-cell>
          <table:table-cell table:formula="of:=[.R60]-[.R7]" office:value-type="float" office:value="0.006738" calcext:value-type="float">
            <text:p>0.006738</text:p>
          </table:table-cell>
          <table:table-cell table:formula="of:=[.S60]-[.S7]" office:value-type="float" office:value="-0.040956" calcext:value-type="float">
            <text:p>-0.040956</text:p>
          </table:table-cell>
          <table:table-cell/>
          <table:table-cell table:formula="of:=[.U60]/[.U60]" office:value-type="float" office:value="1" calcext:value-type="float">
            <text:p>1</text:p>
          </table:table-cell>
          <table:table-cell table:formula="of:=[.U60]/[.V60]" office:value-type="float" office:value="1.17933733590692" calcext:value-type="float">
            <text:p>1.17933733590692</text:p>
          </table:table-cell>
          <table:table-cell table:formula="of:=[.U60]/[.W60]" office:value-type="float" office:value="0.760889757332654" calcext:value-type="float">
            <text:p>0.760889757332654</text:p>
          </table:table-cell>
          <table:table-cell table:formula="of:=[.U60]/[.X60]" office:value-type="float" office:value="1.81321834369005" calcext:value-type="float">
            <text:p>1.81321834369005</text:p>
          </table:table-cell>
          <table:table-cell table:formula="of:=[.U60]/[.Y60]" office:value-type="float" office:value="11.8920372063014" calcext:value-type="float">
            <text:p>11.8920372063014</text:p>
          </table:table-cell>
          <table:table-cell table:formula="of:=[.U60]/[.Z60]" office:value-type="float" office:value="14.7887135597753" calcext:value-type="float">
            <text:p>14.7887135597753</text:p>
          </table:table-cell>
          <table:table-cell table:formula="of:=[.U60]/[.AA60]" office:value-type="float" office:value="16.6501053899428" calcext:value-type="float">
            <text:p>16.6501053899428</text:p>
          </table:table-cell>
          <table:table-cell table:formula="of:=[.U60]/[.AB60]" office:value-type="float" office:value="10.3384126390577" calcext:value-type="float">
            <text:p>10.3384126390577</text:p>
          </table:table-cell>
          <table:table-cell table:formula="of:=[.U60]/[.AC60]" office:value-type="float" office:value="8.91495364772269" calcext:value-type="float">
            <text:p>8.91495364772269</text:p>
          </table:table-cell>
          <table:table-cell table:formula="of:=[.U60]/[.AD60]" office:value-type="float" office:value="15.8939350388043" calcext:value-type="float">
            <text:p>15.89393503880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U60]/[.AG60]" office:value-type="float" office:value="31.3641520136131" calcext:value-type="float">
            <text:p>31.3641520136131</text:p>
          </table:table-cell>
          <table:table-cell office:value-type="float" office:value="1" calcext:value-type="float">
            <text:p>1</text:p>
          </table:table-cell>
          <table:table-cell table:formula="of:=[.U60]/[.AI60]" office:value-type="float" office:value="12.8780203784571" calcext:value-type="float">
            <text:p>12.8780203784571</text:p>
          </table:table-cell>
          <table:table-cell table:formula="of:=[.U60]/[.AJ60]" office:value-type="float" office:value="32.7237757064655" calcext:value-type="float">
            <text:p>32.7237757064655</text:p>
          </table:table-cell>
          <table:table-cell table:formula="of:=[.U60]/[.AK60]" office:value-type="float" office:value="32.8257643217572" calcext:value-type="float">
            <text:p>32.8257643217572</text:p>
          </table:table-cell>
          <table:table-cell table:formula="of:=[.U60]/[.AL60]" office:value-type="float" office:value="-5.40042972946577" calcext:value-type="float">
            <text:p>-5.40042972946577</text:p>
          </table:table-cell>
        </table:table-row>
        <table:table-row table:style-name="ro1">
          <table:table-cell office:value-type="string" calcext:value-type="string">
            <text:p>correlation</text:p>
          </table:table-cell>
          <table:table-cell office:value-type="float" office:value="0.225518" calcext:value-type="float">
            <text:p>0.225518</text:p>
          </table:table-cell>
          <table:table-cell office:value-type="float" office:value="0.190677" calcext:value-type="float">
            <text:p>0.190677</text:p>
          </table:table-cell>
          <table:table-cell office:value-type="float" office:value="0.301392" calcext:value-type="float">
            <text:p>0.301392</text:p>
          </table:table-cell>
          <table:table-cell office:value-type="float" office:value="0.131763" calcext:value-type="float">
            <text:p>0.131763</text:p>
          </table:table-cell>
          <table:table-cell office:value-type="float" office:value="0.031417" calcext:value-type="float">
            <text:p>0.031417</text:p>
          </table:table-cell>
          <table:table-cell office:value-type="float" office:value="0.02053" calcext:value-type="float">
            <text:p>0.02053</text:p>
          </table:table-cell>
          <table:table-cell office:value-type="float" office:value="0.026895" calcext:value-type="float">
            <text:p>0.026895</text:p>
          </table:table-cell>
          <table:table-cell office:value-type="float" office:value="0.03526" calcext:value-type="float">
            <text:p>0.03526</text:p>
          </table:table-cell>
          <table:table-cell office:value-type="float" office:value="0.037692" calcext:value-type="float">
            <text:p>0.037692</text:p>
          </table:table-cell>
          <table:table-cell office:value-type="float" office:value="0.021245" calcext:value-type="float">
            <text:p>0.021245</text:p>
          </table:table-cell>
          <table:table-cell office:value-type="float" office:value="0.049192" calcext:value-type="float">
            <text:p>0.049192</text:p>
          </table:table-cell>
          <table:table-cell office:value-type="float" office:value="0" calcext:value-type="float">
            <text:p>0</text:p>
          </table:table-cell>
          <table:table-cell office:value-type="float" office:value="0.022839" calcext:value-type="float">
            <text:p>0.022839</text:p>
          </table:table-cell>
          <table:table-cell office:value-type="float" office:value="0.024485" calcext:value-type="float">
            <text:p>0.024485</text:p>
          </table:table-cell>
          <table:table-cell office:value-type="float" office:value="0.029427" calcext:value-type="float">
            <text:p>0.029427</text:p>
          </table:table-cell>
          <table:table-cell office:value-type="float" office:value="0.023125" calcext:value-type="float">
            <text:p>0.023125</text:p>
          </table:table-cell>
          <table:table-cell office:value-type="float" office:value="0.012768" calcext:value-type="float">
            <text:p>0.012768</text:p>
          </table:table-cell>
          <table:table-cell office:value-type="float" office:value="0.220309" calcext:value-type="float">
            <text:p>0.220309</text:p>
          </table:table-cell>
          <table:table-cell/>
          <table:table-cell table:formula="of:=[.B61]-[.B8]" office:value-type="float" office:value="0.221545" calcext:value-type="float">
            <text:p>0.221545</text:p>
          </table:table-cell>
          <table:table-cell table:formula="of:=[.C61]-[.C8]" office:value-type="float" office:value="0.177273" calcext:value-type="float">
            <text:p>0.177273</text:p>
          </table:table-cell>
          <table:table-cell table:formula="of:=[.D61]-[.D8]" office:value-type="float" office:value="0.294298" calcext:value-type="float">
            <text:p>0.294298</text:p>
          </table:table-cell>
          <table:table-cell table:formula="of:=[.E61]-[.E8]" office:value-type="float" office:value="0.125553" calcext:value-type="float">
            <text:p>0.125553</text:p>
          </table:table-cell>
          <table:table-cell table:formula="of:=[.F61]-[.F8]" office:value-type="float" office:value="0.019065" calcext:value-type="float">
            <text:p>0.019065</text:p>
          </table:table-cell>
          <table:table-cell table:formula="of:=[.G61]-[.G8]" office:value-type="float" office:value="0.014879" calcext:value-type="float">
            <text:p>0.014879</text:p>
          </table:table-cell>
          <table:table-cell table:formula="of:=[.H61]-[.H8]" office:value-type="float" office:value="0.013315" calcext:value-type="float">
            <text:p>0.013315</text:p>
          </table:table-cell>
          <table:table-cell table:formula="of:=[.I61]-[.I8]" office:value-type="float" office:value="0.021927" calcext:value-type="float">
            <text:p>0.021927</text:p>
          </table:table-cell>
          <table:table-cell table:formula="of:=[.J61]-[.J8]" office:value-type="float" office:value="0.023658" calcext:value-type="float">
            <text:p>0.023658</text:p>
          </table:table-cell>
          <table:table-cell table:formula="of:=[.K61]-[.K8]" office:value-type="float" office:value="0.014427" calcext:value-type="float">
            <text:p>0.014427</text:p>
          </table:table-cell>
          <table:table-cell table:formula="of:=[.L61]-[.L8]" office:value-type="float" office:value="0.038016" calcext:value-type="float">
            <text:p>0.038016</text:p>
          </table:table-cell>
          <table:table-cell table:formula="of:=[.M61]-[.M8]" office:value-type="float" office:value="-0.056425" calcext:value-type="float">
            <text:p>-0.056425</text:p>
          </table:table-cell>
          <table:table-cell table:formula="of:=[.N61]-[.N8]" office:value-type="float" office:value="0.006437" calcext:value-type="float">
            <text:p>0.006437</text:p>
          </table:table-cell>
          <table:table-cell table:formula="of:=[.O61]-[.O8]" office:value-type="float" office:value="0.006664" calcext:value-type="float">
            <text:p>0.006664</text:p>
          </table:table-cell>
          <table:table-cell table:formula="of:=[.P61]-[.P8]" office:value-type="float" office:value="0.016815" calcext:value-type="float">
            <text:p>0.016815</text:p>
          </table:table-cell>
          <table:table-cell table:formula="of:=[.Q61]-[.Q8]" office:value-type="float" office:value="0.007126" calcext:value-type="float">
            <text:p>0.007126</text:p>
          </table:table-cell>
          <table:table-cell table:formula="of:=[.R61]-[.R8]" office:value-type="float" office:value="0.007158" calcext:value-type="float">
            <text:p>0.007158</text:p>
          </table:table-cell>
          <table:table-cell table:formula="of:=[.S61]-[.S8]" office:value-type="float" office:value="-0.032948" calcext:value-type="float">
            <text:p>-0.032948</text:p>
          </table:table-cell>
          <table:table-cell/>
          <table:table-cell table:formula="of:=[.U61]/[.U61]" office:value-type="float" office:value="1" calcext:value-type="float">
            <text:p>1</text:p>
          </table:table-cell>
          <table:table-cell table:formula="of:=[.U61]/[.V61]" office:value-type="float" office:value="1.24973910296548" calcext:value-type="float">
            <text:p>1.24973910296548</text:p>
          </table:table-cell>
          <table:table-cell table:formula="of:=[.U61]/[.W61]" office:value-type="float" office:value="0.752791388320682" calcext:value-type="float">
            <text:p>0.752791388320682</text:p>
          </table:table-cell>
          <table:table-cell table:formula="of:=[.U61]/[.X61]" office:value-type="float" office:value="1.76455361480809" calcext:value-type="float">
            <text:p>1.76455361480809</text:p>
          </table:table-cell>
          <table:table-cell table:formula="of:=[.U61]/[.Y61]" office:value-type="float" office:value="11.620508785733" calcext:value-type="float">
            <text:p>11.620508785733</text:p>
          </table:table-cell>
          <table:table-cell table:formula="of:=[.U61]/[.Z61]" office:value-type="float" office:value="14.8897775388131" calcext:value-type="float">
            <text:p>14.8897775388131</text:p>
          </table:table-cell>
          <table:table-cell table:formula="of:=[.U61]/[.AA61]" office:value-type="float" office:value="16.6387532857679" calcext:value-type="float">
            <text:p>16.6387532857679</text:p>
          </table:table-cell>
          <table:table-cell table:formula="of:=[.U61]/[.AB61]" office:value-type="float" office:value="10.1037533634332" calcext:value-type="float">
            <text:p>10.1037533634332</text:p>
          </table:table-cell>
          <table:table-cell table:formula="of:=[.U61]/[.AC61]" office:value-type="float" office:value="9.36448558627103" calcext:value-type="float">
            <text:p>9.36448558627103</text:p>
          </table:table-cell>
          <table:table-cell table:formula="of:=[.U61]/[.AD61]" office:value-type="float" office:value="15.3562764261454" calcext:value-type="float">
            <text:p>15.3562764261454</text:p>
          </table:table-cell>
          <table:table-cell table:formula="of:=[.U61]/[.AE61]" office:value-type="float" office:value="5.82767781986532" calcext:value-type="float">
            <text:p>5.82767781986532</text:p>
          </table:table-cell>
          <table:table-cell office:value-type="float" office:value="1" calcext:value-type="float">
            <text:p>1</text:p>
          </table:table-cell>
          <table:table-cell table:formula="of:=[.U61]/[.AG61]" office:value-type="float" office:value="34.4174304800373" calcext:value-type="float">
            <text:p>34.4174304800373</text:p>
          </table:table-cell>
          <table:table-cell table:formula="of:=[.U61]/[.AH61]" office:value-type="float" office:value="33.2450480192077" calcext:value-type="float">
            <text:p>33.2450480192077</text:p>
          </table:table-cell>
          <table:table-cell table:formula="of:=[.U61]/[.AI61]" office:value-type="float" office:value="13.1754385964912" calcext:value-type="float">
            <text:p>13.1754385964912</text:p>
          </table:table-cell>
          <table:table-cell table:formula="of:=[.U61]/[.AJ61]" office:value-type="float" office:value="31.0896716250351" calcext:value-type="float">
            <text:p>31.0896716250351</text:p>
          </table:table-cell>
          <table:table-cell table:formula="of:=[.U61]/[.AK61]" office:value-type="float" office:value="30.9506845487566" calcext:value-type="float">
            <text:p>30.9506845487566</text:p>
          </table:table-cell>
          <table:table-cell table:formula="of:=[.U61]/[.AL61]" office:value-type="float" office:value="-6.7240803690664" calcext:value-type="float">
            <text:p>-6.7240803690664</text:p>
          </table:table-cell>
        </table:table-row>
        <table:table-row table:style-name="ro1">
          <table:table-cell office:value-type="string" calcext:value-type="string">
            <text:p>symm</text:p>
          </table:table-cell>
          <table:table-cell office:value-type="float" office:value="0.24497" calcext:value-type="float">
            <text:p>0.24497</text:p>
          </table:table-cell>
          <table:table-cell office:value-type="float" office:value="0.235908" calcext:value-type="float">
            <text:p>0.235908</text:p>
          </table:table-cell>
          <table:table-cell office:value-type="float" office:value="0.338986" calcext:value-type="float">
            <text:p>0.338986</text:p>
          </table:table-cell>
          <table:table-cell office:value-type="float" office:value="0.150431" calcext:value-type="float">
            <text:p>0.150431</text:p>
          </table:table-cell>
          <table:table-cell office:value-type="float" office:value="0.028889" calcext:value-type="float">
            <text:p>0.028889</text:p>
          </table:table-cell>
          <table:table-cell office:value-type="float" office:value="0.020375" calcext:value-type="float">
            <text:p>0.020375</text:p>
          </table:table-cell>
          <table:table-cell office:value-type="float" office:value="0.027823" calcext:value-type="float">
            <text:p>0.027823</text:p>
          </table:table-cell>
          <table:table-cell office:value-type="float" office:value="0.027919" calcext:value-type="float">
            <text:p>0.027919</text:p>
          </table:table-cell>
          <table:table-cell office:value-type="float" office:value="0.034581" calcext:value-type="float">
            <text:p>0.034581</text:p>
          </table:table-cell>
          <table:table-cell office:value-type="float" office:value="0.021773" calcext:value-type="float">
            <text:p>0.021773</text:p>
          </table:table-cell>
          <table:table-cell office:value-type="float" office:value="0.036405" calcext:value-type="float">
            <text:p>0.036405</text:p>
          </table:table-cell>
          <table:table-cell office:value-type="float" office:value="0" calcext:value-type="float">
            <text:p>0</text:p>
          </table:table-cell>
          <table:table-cell office:value-type="float" office:value="0.023374" calcext:value-type="float">
            <text:p>0.023374</text:p>
          </table:table-cell>
          <table:table-cell office:value-type="float" office:value="0.023825" calcext:value-type="float">
            <text:p>0.023825</text:p>
          </table:table-cell>
          <table:table-cell office:value-type="float" office:value="0.028755" calcext:value-type="float">
            <text:p>0.028755</text:p>
          </table:table-cell>
          <table:table-cell office:value-type="float" office:value="0.024262" calcext:value-type="float">
            <text:p>0.024262</text:p>
          </table:table-cell>
          <table:table-cell office:value-type="float" office:value="0.015923" calcext:value-type="float">
            <text:p>0.015923</text:p>
          </table:table-cell>
          <table:table-cell office:value-type="float" office:value="0.216888" calcext:value-type="float">
            <text:p>0.216888</text:p>
          </table:table-cell>
          <table:table-cell/>
          <table:table-cell table:formula="of:=[.B62]-[.B9]" office:value-type="float" office:value="0.241133" calcext:value-type="float">
            <text:p>0.241133</text:p>
          </table:table-cell>
          <table:table-cell table:formula="of:=[.C62]-[.C9]" office:value-type="float" office:value="0.222239" calcext:value-type="float">
            <text:p>0.222239</text:p>
          </table:table-cell>
          <table:table-cell table:formula="of:=[.D62]-[.D9]" office:value-type="float" office:value="0.331815" calcext:value-type="float">
            <text:p>0.331815</text:p>
          </table:table-cell>
          <table:table-cell table:formula="of:=[.E62]-[.E9]" office:value-type="float" office:value="0.144159" calcext:value-type="float">
            <text:p>0.144159</text:p>
          </table:table-cell>
          <table:table-cell table:formula="of:=[.F62]-[.F9]" office:value-type="float" office:value="0.016571" calcext:value-type="float">
            <text:p>0.016571</text:p>
          </table:table-cell>
          <table:table-cell table:formula="of:=[.G62]-[.G9]" office:value-type="float" office:value="0.014665" calcext:value-type="float">
            <text:p>0.014665</text:p>
          </table:table-cell>
          <table:table-cell table:formula="of:=[.H62]-[.H9]" office:value-type="float" office:value="0.014293" calcext:value-type="float">
            <text:p>0.014293</text:p>
          </table:table-cell>
          <table:table-cell table:formula="of:=[.I62]-[.I9]" office:value-type="float" office:value="0.014197" calcext:value-type="float">
            <text:p>0.014197</text:p>
          </table:table-cell>
          <table:table-cell table:formula="of:=[.J62]-[.J9]" office:value-type="float" office:value="0.020481" calcext:value-type="float">
            <text:p>0.020481</text:p>
          </table:table-cell>
          <table:table-cell table:formula="of:=[.K62]-[.K9]" office:value-type="float" office:value="0.014853" calcext:value-type="float">
            <text:p>0.014853</text:p>
          </table:table-cell>
          <table:table-cell table:formula="of:=[.L62]-[.L9]" office:value-type="float" office:value="0.02561" calcext:value-type="float">
            <text:p>0.02561</text:p>
          </table:table-cell>
          <table:table-cell table:formula="of:=[.M62]-[.M9]" office:value-type="float" office:value="-0.055707" calcext:value-type="float">
            <text:p>-0.055707</text:p>
          </table:table-cell>
          <table:table-cell table:formula="of:=[.N62]-[.N9]" office:value-type="float" office:value="0.006917" calcext:value-type="float">
            <text:p>0.006917</text:p>
          </table:table-cell>
          <table:table-cell table:formula="of:=[.O62]-[.O9]" office:value-type="float" office:value="0.005306" calcext:value-type="float">
            <text:p>0.005306</text:p>
          </table:table-cell>
          <table:table-cell table:formula="of:=[.P62]-[.P9]" office:value-type="float" office:value="0.016116" calcext:value-type="float">
            <text:p>0.016116</text:p>
          </table:table-cell>
          <table:table-cell table:formula="of:=[.Q62]-[.Q9]" office:value-type="float" office:value="0.008138" calcext:value-type="float">
            <text:p>0.008138</text:p>
          </table:table-cell>
          <table:table-cell table:formula="of:=[.R62]-[.R9]" office:value-type="float" office:value="0.010178" calcext:value-type="float">
            <text:p>0.010178</text:p>
          </table:table-cell>
          <table:table-cell table:formula="of:=[.S62]-[.S9]" office:value-type="float" office:value="-0.038303" calcext:value-type="float">
            <text:p>-0.038303</text:p>
          </table:table-cell>
          <table:table-cell/>
          <table:table-cell table:formula="of:=[.U62]/[.U62]" office:value-type="float" office:value="1" calcext:value-type="float">
            <text:p>1</text:p>
          </table:table-cell>
          <table:table-cell table:formula="of:=[.U62]/[.V62]" office:value-type="float" office:value="1.08501658124812" calcext:value-type="float">
            <text:p>1.08501658124812</text:p>
          </table:table-cell>
          <table:table-cell table:formula="of:=[.U62]/[.W62]" office:value-type="float" office:value="0.726709160224824" calcext:value-type="float">
            <text:p>0.726709160224824</text:p>
          </table:table-cell>
          <table:table-cell table:formula="of:=[.U62]/[.X62]" office:value-type="float" office:value="1.67268779611401" calcext:value-type="float">
            <text:p>1.67268779611401</text:p>
          </table:table-cell>
          <table:table-cell table:formula="of:=[.U62]/[.Y62]" office:value-type="float" office:value="14.5515056423873" calcext:value-type="float">
            <text:p>14.5515056423873</text:p>
          </table:table-cell>
          <table:table-cell table:formula="of:=[.U62]/[.Z62]" office:value-type="float" office:value="16.4427548585067" calcext:value-type="float">
            <text:p>16.4427548585067</text:p>
          </table:table-cell>
          <table:table-cell table:formula="of:=[.U62]/[.AA62]" office:value-type="float" office:value="16.8707059399706" calcext:value-type="float">
            <text:p>16.8707059399706</text:p>
          </table:table-cell>
          <table:table-cell table:formula="of:=[.U62]/[.AB62]" office:value-type="float" office:value="16.9847855180672" calcext:value-type="float">
            <text:p>16.9847855180672</text:p>
          </table:table-cell>
          <table:table-cell table:formula="of:=[.U62]/[.AC62]" office:value-type="float" office:value="11.7734973878229" calcext:value-type="float">
            <text:p>11.7734973878229</text:p>
          </table:table-cell>
          <table:table-cell table:formula="of:=[.U62]/[.AD62]" office:value-type="float" office:value="16.2346327341278" calcext:value-type="float">
            <text:p>16.2346327341278</text:p>
          </table:table-cell>
          <table:table-cell table:formula="of:=[.U62]/[.AE62]" office:value-type="float" office:value="9.41557985162046" calcext:value-type="float">
            <text:p>9.41557985162046</text:p>
          </table:table-cell>
          <table:table-cell office:value-type="float" office:value="1" calcext:value-type="float">
            <text:p>1</text:p>
          </table:table-cell>
          <table:table-cell table:formula="of:=[.U62]/[.AG62]" office:value-type="float" office:value="34.8609223651872" calcext:value-type="float">
            <text:p>34.8609223651872</text:p>
          </table:table-cell>
          <table:table-cell table:formula="of:=[.U62]/[.AH62]" office:value-type="float" office:value="45.4453448925745" calcext:value-type="float">
            <text:p>45.4453448925745</text:p>
          </table:table-cell>
          <table:table-cell table:formula="of:=[.U62]/[.AI62]" office:value-type="float" office:value="14.9623355671383" calcext:value-type="float">
            <text:p>14.9623355671383</text:p>
          </table:table-cell>
          <table:table-cell table:formula="of:=[.U62]/[.AJ62]" office:value-type="float" office:value="29.6304988940772" calcext:value-type="float">
            <text:p>29.6304988940772</text:p>
          </table:table-cell>
          <table:table-cell table:formula="of:=[.U62]/[.AK62]" office:value-type="float" office:value="23.6915897032816" calcext:value-type="float">
            <text:p>23.6915897032816</text:p>
          </table:table-cell>
          <table:table-cell table:formula="of:=[.U62]/[.AL62]" office:value-type="float" office:value="-6.29540767041746" calcext:value-type="float">
            <text:p>-6.29540767041746</text:p>
          </table:table-cell>
        </table:table-row>
        <table:table-row table:style-name="ro1">
          <table:table-cell office:value-type="string" calcext:value-type="string">
            <text:p>syr2k</text:p>
          </table:table-cell>
          <table:table-cell office:value-type="float" office:value="0.304578" calcext:value-type="float">
            <text:p>0.304578</text:p>
          </table:table-cell>
          <table:table-cell office:value-type="float" office:value="0.286378" calcext:value-type="float">
            <text:p>0.286378</text:p>
          </table:table-cell>
          <table:table-cell office:value-type="float" office:value="0.428674" calcext:value-type="float">
            <text:p>0.428674</text:p>
          </table:table-cell>
          <table:table-cell office:value-type="float" office:value="0.171849" calcext:value-type="float">
            <text:p>0.171849</text:p>
          </table:table-cell>
          <table:table-cell office:value-type="float" office:value="0.03373" calcext:value-type="float">
            <text:p>0.03373</text:p>
          </table:table-cell>
          <table:table-cell office:value-type="float" office:value="0.017402" calcext:value-type="float">
            <text:p>0.017402</text:p>
          </table:table-cell>
          <table:table-cell office:value-type="float" office:value="0.026414" calcext:value-type="float">
            <text:p>0.026414</text:p>
          </table:table-cell>
          <table:table-cell office:value-type="float" office:value="0.02769" calcext:value-type="float">
            <text:p>0.02769</text:p>
          </table:table-cell>
          <table:table-cell office:value-type="float" office:value="0.036271" calcext:value-type="float">
            <text:p>0.036271</text:p>
          </table:table-cell>
          <table:table-cell office:value-type="float" office:value="0.02114" calcext:value-type="float">
            <text:p>0.02114</text:p>
          </table:table-cell>
          <table:table-cell office:value-type="float" office:value="0.033148" calcext:value-type="float">
            <text:p>0.033148</text:p>
          </table:table-cell>
          <table:table-cell office:value-type="float" office:value="0" calcext:value-type="float">
            <text:p>0</text:p>
          </table:table-cell>
          <table:table-cell office:value-type="float" office:value="0.024044" calcext:value-type="float">
            <text:p>0.024044</text:p>
          </table:table-cell>
          <table:table-cell office:value-type="float" office:value="0.024082" calcext:value-type="float">
            <text:p>0.024082</text:p>
          </table:table-cell>
          <table:table-cell office:value-type="float" office:value="0.02976" calcext:value-type="float">
            <text:p>0.02976</text:p>
          </table:table-cell>
          <table:table-cell office:value-type="float" office:value="0.025206" calcext:value-type="float">
            <text:p>0.025206</text:p>
          </table:table-cell>
          <table:table-cell office:value-type="float" office:value="0.018572" calcext:value-type="float">
            <text:p>0.018572</text:p>
          </table:table-cell>
          <table:table-cell office:value-type="float" office:value="0.218181" calcext:value-type="float">
            <text:p>0.218181</text:p>
          </table:table-cell>
          <table:table-cell/>
          <table:table-cell table:formula="of:=[.B63]-[.B10]" office:value-type="float" office:value="0.300689" calcext:value-type="float">
            <text:p>0.300689</text:p>
          </table:table-cell>
          <table:table-cell table:formula="of:=[.C63]-[.C10]" office:value-type="float" office:value="0.273325" calcext:value-type="float">
            <text:p>0.273325</text:p>
          </table:table-cell>
          <table:table-cell table:formula="of:=[.D63]-[.D10]" office:value-type="float" office:value="0.421799" calcext:value-type="float">
            <text:p>0.421799</text:p>
          </table:table-cell>
          <table:table-cell table:formula="of:=[.E63]-[.E10]" office:value-type="float" office:value="0.165592" calcext:value-type="float">
            <text:p>0.165592</text:p>
          </table:table-cell>
          <table:table-cell table:formula="of:=[.F63]-[.F10]" office:value-type="float" office:value="0.021277" calcext:value-type="float">
            <text:p>0.021277</text:p>
          </table:table-cell>
          <table:table-cell table:formula="of:=[.G63]-[.G10]" office:value-type="float" office:value="0.011749" calcext:value-type="float">
            <text:p>0.011749</text:p>
          </table:table-cell>
          <table:table-cell table:formula="of:=[.H63]-[.H10]" office:value-type="float" office:value="0.012896" calcext:value-type="float">
            <text:p>0.012896</text:p>
          </table:table-cell>
          <table:table-cell table:formula="of:=[.I63]-[.I10]" office:value-type="float" office:value="0.014172" calcext:value-type="float">
            <text:p>0.014172</text:p>
          </table:table-cell>
          <table:table-cell table:formula="of:=[.J63]-[.J10]" office:value-type="float" office:value="0.022587" calcext:value-type="float">
            <text:p>0.022587</text:p>
          </table:table-cell>
          <table:table-cell table:formula="of:=[.K63]-[.K10]" office:value-type="float" office:value="0.013997" calcext:value-type="float">
            <text:p>0.013997</text:p>
          </table:table-cell>
          <table:table-cell table:formula="of:=[.L63]-[.L10]" office:value-type="float" office:value="0.022078" calcext:value-type="float">
            <text:p>0.022078</text:p>
          </table:table-cell>
          <table:table-cell table:formula="of:=[.M63]-[.M10]" office:value-type="float" office:value="-0.056202" calcext:value-type="float">
            <text:p>-0.056202</text:p>
          </table:table-cell>
          <table:table-cell table:formula="of:=[.N63]-[.N10]" office:value-type="float" office:value="0.00757" calcext:value-type="float">
            <text:p>0.00757</text:p>
          </table:table-cell>
          <table:table-cell table:formula="of:=[.O63]-[.O10]" office:value-type="float" office:value="0.00576" calcext:value-type="float">
            <text:p>0.00576</text:p>
          </table:table-cell>
          <table:table-cell table:formula="of:=[.P63]-[.P10]" office:value-type="float" office:value="0.01722" calcext:value-type="float">
            <text:p>0.01722</text:p>
          </table:table-cell>
          <table:table-cell table:formula="of:=[.Q63]-[.Q10]" office:value-type="float" office:value="0.009212" calcext:value-type="float">
            <text:p>0.009212</text:p>
          </table:table-cell>
          <table:table-cell table:formula="of:=[.R63]-[.R10]" office:value-type="float" office:value="0.012754" calcext:value-type="float">
            <text:p>0.012754</text:p>
          </table:table-cell>
          <table:table-cell table:formula="of:=[.S63]-[.S10]" office:value-type="float" office:value="-0.038601" calcext:value-type="float">
            <text:p>-0.038601</text:p>
          </table:table-cell>
          <table:table-cell/>
          <table:table-cell table:formula="of:=[.U63]/[.U63]" office:value-type="float" office:value="1" calcext:value-type="float">
            <text:p>1</text:p>
          </table:table-cell>
          <table:table-cell table:formula="of:=[.U63]/[.V63]" office:value-type="float" office:value="1.10011524741608" calcext:value-type="float">
            <text:p>1.10011524741608</text:p>
          </table:table-cell>
          <table:table-cell table:formula="of:=[.U63]/[.W63]" office:value-type="float" office:value="0.712872718996489" calcext:value-type="float">
            <text:p>0.712872718996489</text:p>
          </table:table-cell>
          <table:table-cell table:formula="of:=[.U63]/[.X63]" office:value-type="float" office:value="1.81584255278033" calcext:value-type="float">
            <text:p>1.81584255278033</text:p>
          </table:table-cell>
          <table:table-cell table:formula="of:=[.U63]/[.Y63]" office:value-type="float" office:value="14.1321144898247" calcext:value-type="float">
            <text:p>14.1321144898247</text:p>
          </table:table-cell>
          <table:table-cell table:formula="of:=[.U63]/[.Z63]" office:value-type="float" office:value="25.5927312962805" calcext:value-type="float">
            <text:p>25.5927312962805</text:p>
          </table:table-cell>
          <table:table-cell table:formula="of:=[.U63]/[.AA63]" office:value-type="float" office:value="23.3164547146402" calcext:value-type="float">
            <text:p>23.3164547146402</text:p>
          </table:table-cell>
          <table:table-cell table:formula="of:=[.U63]/[.AB63]" office:value-type="float" office:value="21.2171182613604" calcext:value-type="float">
            <text:p>21.2171182613604</text:p>
          </table:table-cell>
          <table:table-cell table:formula="of:=[.U63]/[.AC63]" office:value-type="float" office:value="13.3124806304511" calcext:value-type="float">
            <text:p>13.3124806304511</text:p>
          </table:table-cell>
          <table:table-cell table:formula="of:=[.U63]/[.AD63]" office:value-type="float" office:value="21.482389083375" calcext:value-type="float">
            <text:p>21.482389083375</text:p>
          </table:table-cell>
          <table:table-cell table:formula="of:=[.U63]/[.AE63]" office:value-type="float" office:value="13.619394872724" calcext:value-type="float">
            <text:p>13.619394872724</text:p>
          </table:table-cell>
          <table:table-cell office:value-type="float" office:value="1" calcext:value-type="float">
            <text:p>1</text:p>
          </table:table-cell>
          <table:table-cell table:formula="of:=[.U63]/[.AG63]" office:value-type="float" office:value="39.7211360634082" calcext:value-type="float">
            <text:p>39.7211360634082</text:p>
          </table:table-cell>
          <table:table-cell table:formula="of:=[.U63]/[.AH63]" office:value-type="float" office:value="52.2029513888889" calcext:value-type="float">
            <text:p>52.2029513888889</text:p>
          </table:table-cell>
          <table:table-cell table:formula="of:=[.U63]/[.AI63]" office:value-type="float" office:value="17.4616144018583" calcext:value-type="float">
            <text:p>17.4616144018583</text:p>
          </table:table-cell>
          <table:table-cell table:formula="of:=[.U63]/[.AJ63]" office:value-type="float" office:value="32.6410117238385" calcext:value-type="float">
            <text:p>32.6410117238385</text:p>
          </table:table-cell>
          <table:table-cell table:formula="of:=[.U63]/[.AK63]" office:value-type="float" office:value="23.5760545711149" calcext:value-type="float">
            <text:p>23.5760545711149</text:p>
          </table:table-cell>
          <table:table-cell table:formula="of:=[.U63]/[.AL63]" office:value-type="float" office:value="-7.78966866143364" calcext:value-type="float">
            <text:p>-7.78966866143364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office:value-type="float" office:value="0.339034" calcext:value-type="float">
            <text:p>0.339034</text:p>
          </table:table-cell>
          <table:table-cell office:value-type="float" office:value="0.325448" calcext:value-type="float">
            <text:p>0.325448</text:p>
          </table:table-cell>
          <table:table-cell office:value-type="float" office:value="0.43556" calcext:value-type="float">
            <text:p>0.43556</text:p>
          </table:table-cell>
          <table:table-cell office:value-type="float" office:value="0.218671" calcext:value-type="float">
            <text:p>0.218671</text:p>
          </table:table-cell>
          <table:table-cell office:value-type="float" office:value="0.034898" calcext:value-type="float">
            <text:p>0.034898</text:p>
          </table:table-cell>
          <table:table-cell office:value-type="float" office:value="0.015991" calcext:value-type="float">
            <text:p>0.015991</text:p>
          </table:table-cell>
          <table:table-cell office:value-type="float" office:value="0.024744" calcext:value-type="float">
            <text:p>0.024744</text:p>
          </table:table-cell>
          <table:table-cell office:value-type="float" office:value="0.029404" calcext:value-type="float">
            <text:p>0.029404</text:p>
          </table:table-cell>
          <table:table-cell office:value-type="float" office:value="0.039351" calcext:value-type="float">
            <text:p>0.039351</text:p>
          </table:table-cell>
          <table:table-cell office:value-type="float" office:value="0.022417" calcext:value-type="float">
            <text:p>0.022417</text:p>
          </table:table-cell>
          <table:table-cell office:value-type="float" office:value="0.03364" calcext:value-type="float">
            <text:p>0.03364</text:p>
          </table:table-cell>
          <table:table-cell office:value-type="float" office:value="0" calcext:value-type="float">
            <text:p>0</text:p>
          </table:table-cell>
          <table:table-cell office:value-type="float" office:value="0.02308" calcext:value-type="float">
            <text:p>0.02308</text:p>
          </table:table-cell>
          <table:table-cell office:value-type="float" office:value="0.022928" calcext:value-type="float">
            <text:p>0.022928</text:p>
          </table:table-cell>
          <table:table-cell office:value-type="float" office:value="0.029027" calcext:value-type="float">
            <text:p>0.029027</text:p>
          </table:table-cell>
          <table:table-cell office:value-type="float" office:value="0.022612" calcext:value-type="float">
            <text:p>0.022612</text:p>
          </table:table-cell>
          <table:table-cell office:value-type="float" office:value="0.014472" calcext:value-type="float">
            <text:p>0.014472</text:p>
          </table:table-cell>
          <table:table-cell office:value-type="float" office:value="0.216763" calcext:value-type="float">
            <text:p>0.216763</text:p>
          </table:table-cell>
          <table:table-cell/>
          <table:table-cell table:formula="of:=[.B64]-[.B11]" office:value-type="float" office:value="0.335233" calcext:value-type="float">
            <text:p>0.335233</text:p>
          </table:table-cell>
          <table:table-cell table:formula="of:=[.C64]-[.C11]" office:value-type="float" office:value="0.311969" calcext:value-type="float">
            <text:p>0.311969</text:p>
          </table:table-cell>
          <table:table-cell table:formula="of:=[.D64]-[.D11]" office:value-type="float" office:value="0.428628" calcext:value-type="float">
            <text:p>0.428628</text:p>
          </table:table-cell>
          <table:table-cell table:formula="of:=[.E64]-[.E11]" office:value-type="float" office:value="0.212436" calcext:value-type="float">
            <text:p>0.212436</text:p>
          </table:table-cell>
          <table:table-cell table:formula="of:=[.F64]-[.F11]" office:value-type="float" office:value="0.02242" calcext:value-type="float">
            <text:p>0.02242</text:p>
          </table:table-cell>
          <table:table-cell table:formula="of:=[.G64]-[.G11]" office:value-type="float" office:value="0.010301" calcext:value-type="float">
            <text:p>0.010301</text:p>
          </table:table-cell>
          <table:table-cell table:formula="of:=[.H64]-[.H11]" office:value-type="float" office:value="0.011258" calcext:value-type="float">
            <text:p>0.011258</text:p>
          </table:table-cell>
          <table:table-cell table:formula="of:=[.I64]-[.I11]" office:value-type="float" office:value="0.016016" calcext:value-type="float">
            <text:p>0.016016</text:p>
          </table:table-cell>
          <table:table-cell table:formula="of:=[.J64]-[.J11]" office:value-type="float" office:value="0.025376" calcext:value-type="float">
            <text:p>0.025376</text:p>
          </table:table-cell>
          <table:table-cell table:formula="of:=[.K64]-[.K11]" office:value-type="float" office:value="0.015529" calcext:value-type="float">
            <text:p>0.015529</text:p>
          </table:table-cell>
          <table:table-cell table:formula="of:=[.L64]-[.L11]" office:value-type="float" office:value="0.022569" calcext:value-type="float">
            <text:p>0.022569</text:p>
          </table:table-cell>
          <table:table-cell table:formula="of:=[.M64]-[.M11]" office:value-type="float" office:value="-0.055453" calcext:value-type="float">
            <text:p>-0.055453</text:p>
          </table:table-cell>
          <table:table-cell table:formula="of:=[.N64]-[.N11]" office:value-type="float" office:value="0.00674600000000001" calcext:value-type="float">
            <text:p>0.006746</text:p>
          </table:table-cell>
          <table:table-cell table:formula="of:=[.O64]-[.O11]" office:value-type="float" office:value="0.004745" calcext:value-type="float">
            <text:p>0.004745</text:p>
          </table:table-cell>
          <table:table-cell table:formula="of:=[.P64]-[.P11]" office:value-type="float" office:value="0.016697" calcext:value-type="float">
            <text:p>0.016697</text:p>
          </table:table-cell>
          <table:table-cell table:formula="of:=[.Q64]-[.Q11]" office:value-type="float" office:value="0.006666" calcext:value-type="float">
            <text:p>0.006666</text:p>
          </table:table-cell>
          <table:table-cell table:formula="of:=[.R64]-[.R11]" office:value-type="float" office:value="0.008686" calcext:value-type="float">
            <text:p>0.008686</text:p>
          </table:table-cell>
          <table:table-cell table:formula="of:=[.S64]-[.S11]" office:value-type="float" office:value="-0.034792" calcext:value-type="float">
            <text:p>-0.034792</text:p>
          </table:table-cell>
          <table:table-cell/>
          <table:table-cell table:formula="of:=[.U64]/[.U64]" office:value-type="float" office:value="1" calcext:value-type="float">
            <text:p>1</text:p>
          </table:table-cell>
          <table:table-cell table:formula="of:=[.U64]/[.V64]" office:value-type="float" office:value="1.07457151191304" calcext:value-type="float">
            <text:p>1.07457151191304</text:p>
          </table:table-cell>
          <table:table-cell table:formula="of:=[.U64]/[.W64]" office:value-type="float" office:value="0.782107095196767" calcext:value-type="float">
            <text:p>0.782107095196767</text:p>
          </table:table-cell>
          <table:table-cell table:formula="of:=[.U64]/[.X64]" office:value-type="float" office:value="1.57804232804233" calcext:value-type="float">
            <text:p>1.57804232804233</text:p>
          </table:table-cell>
          <table:table-cell table:formula="of:=[.U64]/[.Y64]" office:value-type="float" office:value="14.9524085637823" calcext:value-type="float">
            <text:p>14.9524085637823</text:p>
          </table:table-cell>
          <table:table-cell table:formula="of:=[.U64]/[.Z64]" office:value-type="float" office:value="32.5437336180953" calcext:value-type="float">
            <text:p>32.5437336180953</text:p>
          </table:table-cell>
          <table:table-cell table:formula="of:=[.U64]/[.AA64]" office:value-type="float" office:value="29.7773139101084" calcext:value-type="float">
            <text:p>29.7773139101084</text:p>
          </table:table-cell>
          <table:table-cell table:formula="of:=[.U64]/[.AB64]" office:value-type="float" office:value="20.9311313686314" calcext:value-type="float">
            <text:p>20.9311313686314</text:p>
          </table:table-cell>
          <table:table-cell table:formula="of:=[.U64]/[.AC64]" office:value-type="float" office:value="13.2106320933165" calcext:value-type="float">
            <text:p>13.2106320933165</text:p>
          </table:table-cell>
          <table:table-cell table:formula="of:=[.U64]/[.AD64]" office:value-type="float" office:value="21.5875458818984" calcext:value-type="float">
            <text:p>21.5875458818984</text:p>
          </table:table-cell>
          <table:table-cell table:formula="of:=[.U64]/[.AE64]" office:value-type="float" office:value="14.8536931188799" calcext:value-type="float">
            <text:p>14.8536931188799</text:p>
          </table:table-cell>
          <table:table-cell office:value-type="float" office:value="1" calcext:value-type="float">
            <text:p>1</text:p>
          </table:table-cell>
          <table:table-cell table:formula="of:=[.U64]/[.AG64]" office:value-type="float" office:value="49.6935962051586" calcext:value-type="float">
            <text:p>49.6935962051586</text:p>
          </table:table-cell>
          <table:table-cell table:formula="of:=[.U64]/[.AH64]" office:value-type="float" office:value="70.649736564805" calcext:value-type="float">
            <text:p>70.649736564805</text:p>
          </table:table-cell>
          <table:table-cell table:formula="of:=[.U64]/[.AI64]" office:value-type="float" office:value="20.0774390609091" calcext:value-type="float">
            <text:p>20.0774390609091</text:p>
          </table:table-cell>
          <table:table-cell table:formula="of:=[.U64]/[.AJ64]" office:value-type="float" office:value="50.2899789978998" calcext:value-type="float">
            <text:p>50.2899789978998</text:p>
          </table:table-cell>
          <table:table-cell table:formula="of:=[.U64]/[.AK64]" office:value-type="float" office:value="38.5946350448998" calcext:value-type="float">
            <text:p>38.5946350448998</text:p>
          </table:table-cell>
          <table:table-cell table:formula="of:=[.U64]/[.AL64]" office:value-type="float" office:value="-9.63534720625431" calcext:value-type="float">
            <text:p>-9.63534720625431</text:p>
          </table:table-cell>
        </table:table-row>
        <table:table-row table:style-name="ro1">
          <table:table-cell office:value-type="string" calcext:value-type="string">
            <text:p>2mm</text:p>
          </table:table-cell>
          <table:table-cell office:value-type="float" office:value="0.374759" calcext:value-type="float">
            <text:p>0.374759</text:p>
          </table:table-cell>
          <table:table-cell office:value-type="float" office:value="0.338245" calcext:value-type="float">
            <text:p>0.338245</text:p>
          </table:table-cell>
          <table:table-cell office:value-type="float" office:value="0.546564" calcext:value-type="float">
            <text:p>0.546564</text:p>
          </table:table-cell>
          <table:table-cell office:value-type="float" office:value="0.216711" calcext:value-type="float">
            <text:p>0.216711</text:p>
          </table:table-cell>
          <table:table-cell office:value-type="float" office:value="0.046393" calcext:value-type="float">
            <text:p>0.046393</text:p>
          </table:table-cell>
          <table:table-cell office:value-type="float" office:value="0.025307" calcext:value-type="float">
            <text:p>0.025307</text:p>
          </table:table-cell>
          <table:table-cell office:value-type="float" office:value="0.036033" calcext:value-type="float">
            <text:p>0.036033</text:p>
          </table:table-cell>
          <table:table-cell office:value-type="float" office:value="0.053976" calcext:value-type="float">
            <text:p>0.053976</text:p>
          </table:table-cell>
          <table:table-cell office:value-type="float" office:value="0.057675" calcext:value-type="float">
            <text:p>0.057675</text:p>
          </table:table-cell>
          <table:table-cell office:value-type="float" office:value="0.030464" calcext:value-type="float">
            <text:p>0.030464</text:p>
          </table:table-cell>
          <table:table-cell office:value-type="float" office:value="0.087305" calcext:value-type="float">
            <text:p>0.087305</text:p>
          </table:table-cell>
          <table:table-cell office:value-type="float" office:value="0" calcext:value-type="float">
            <text:p>0</text:p>
          </table:table-cell>
          <table:table-cell office:value-type="float" office:value="0.026565" calcext:value-type="float">
            <text:p>0.026565</text:p>
          </table:table-cell>
          <table:table-cell office:value-type="float" office:value="0.027946" calcext:value-type="float">
            <text:p>0.027946</text:p>
          </table:table-cell>
          <table:table-cell office:value-type="float" office:value="0.033855" calcext:value-type="float">
            <text:p>0.033855</text:p>
          </table:table-cell>
          <table:table-cell office:value-type="float" office:value="0.027018" calcext:value-type="float">
            <text:p>0.027018</text:p>
          </table:table-cell>
          <table:table-cell office:value-type="float" office:value="0.017108" calcext:value-type="float">
            <text:p>0.017108</text:p>
          </table:table-cell>
          <table:table-cell office:value-type="float" office:value="0.220467" calcext:value-type="float">
            <text:p>0.220467</text:p>
          </table:table-cell>
          <table:table-cell/>
          <table:table-cell table:formula="of:=[.B65]-[.B12]" office:value-type="float" office:value="0.370824" calcext:value-type="float">
            <text:p>0.370824</text:p>
          </table:table-cell>
          <table:table-cell table:formula="of:=[.C65]-[.C12]" office:value-type="float" office:value="0.325027" calcext:value-type="float">
            <text:p>0.325027</text:p>
          </table:table-cell>
          <table:table-cell table:formula="of:=[.D65]-[.D12]" office:value-type="float" office:value="0.539477" calcext:value-type="float">
            <text:p>0.539477</text:p>
          </table:table-cell>
          <table:table-cell table:formula="of:=[.E65]-[.E12]" office:value-type="float" office:value="0.210574" calcext:value-type="float">
            <text:p>0.210574</text:p>
          </table:table-cell>
          <table:table-cell table:formula="of:=[.F65]-[.F12]" office:value-type="float" office:value="0.033992" calcext:value-type="float">
            <text:p>0.033992</text:p>
          </table:table-cell>
          <table:table-cell table:formula="of:=[.G65]-[.G12]" office:value-type="float" office:value="0.01968" calcext:value-type="float">
            <text:p>0.01968</text:p>
          </table:table-cell>
          <table:table-cell table:formula="of:=[.H65]-[.H12]" office:value-type="float" office:value="0.022612" calcext:value-type="float">
            <text:p>0.022612</text:p>
          </table:table-cell>
          <table:table-cell table:formula="of:=[.I65]-[.I12]" office:value-type="float" office:value="0.040418" calcext:value-type="float">
            <text:p>0.040418</text:p>
          </table:table-cell>
          <table:table-cell table:formula="of:=[.J65]-[.J12]" office:value-type="float" office:value="0.043705" calcext:value-type="float">
            <text:p>0.043705</text:p>
          </table:table-cell>
          <table:table-cell table:formula="of:=[.K65]-[.K12]" office:value-type="float" office:value="0.02347" calcext:value-type="float">
            <text:p>0.02347</text:p>
          </table:table-cell>
          <table:table-cell table:formula="of:=[.L65]-[.L12]" office:value-type="float" office:value="0.076146" calcext:value-type="float">
            <text:p>0.076146</text:p>
          </table:table-cell>
          <table:table-cell table:formula="of:=[.M65]-[.M12]" office:value-type="float" office:value="-0.05691" calcext:value-type="float">
            <text:p>-0.05691</text:p>
          </table:table-cell>
          <table:table-cell table:formula="of:=[.N65]-[.N12]" office:value-type="float" office:value="0.01003" calcext:value-type="float">
            <text:p>0.01003</text:p>
          </table:table-cell>
          <table:table-cell table:formula="of:=[.O65]-[.O12]" office:value-type="float" office:value="0.010143" calcext:value-type="float">
            <text:p>0.010143</text:p>
          </table:table-cell>
          <table:table-cell table:formula="of:=[.P65]-[.P12]" office:value-type="float" office:value="0.021233" calcext:value-type="float">
            <text:p>0.021233</text:p>
          </table:table-cell>
          <table:table-cell table:formula="of:=[.Q65]-[.Q12]" office:value-type="float" office:value="0.010991" calcext:value-type="float">
            <text:p>0.010991</text:p>
          </table:table-cell>
          <table:table-cell table:formula="of:=[.R65]-[.R12]" office:value-type="float" office:value="0.011356" calcext:value-type="float">
            <text:p>0.011356</text:p>
          </table:table-cell>
          <table:table-cell table:formula="of:=[.S65]-[.S12]" office:value-type="float" office:value="-0.032252" calcext:value-type="float">
            <text:p>-0.032252</text:p>
          </table:table-cell>
          <table:table-cell/>
          <table:table-cell table:formula="of:=[.U65]/[.U65]" office:value-type="float" office:value="1" calcext:value-type="float">
            <text:p>1</text:p>
          </table:table-cell>
          <table:table-cell table:formula="of:=[.U65]/[.V65]" office:value-type="float" office:value="1.14090214043756" calcext:value-type="float">
            <text:p>1.14090214043756</text:p>
          </table:table-cell>
          <table:table-cell table:formula="of:=[.U65]/[.W65]" office:value-type="float" office:value="0.687376848317908" calcext:value-type="float">
            <text:p>0.687376848317908</text:p>
          </table:table-cell>
          <table:table-cell table:formula="of:=[.U65]/[.X65]" office:value-type="float" office:value="1.76101513007304" calcext:value-type="float">
            <text:p>1.76101513007304</text:p>
          </table:table-cell>
          <table:table-cell table:formula="of:=[.U65]/[.Y65]" office:value-type="float" office:value="10.9091550953165" calcext:value-type="float">
            <text:p>10.9091550953165</text:p>
          </table:table-cell>
          <table:table-cell table:formula="of:=[.U65]/[.Z65]" office:value-type="float" office:value="18.8426829268293" calcext:value-type="float">
            <text:p>18.8426829268293</text:p>
          </table:table-cell>
          <table:table-cell table:formula="of:=[.U65]/[.AA65]" office:value-type="float" office:value="16.3994339288873" calcext:value-type="float">
            <text:p>16.3994339288873</text:p>
          </table:table-cell>
          <table:table-cell table:formula="of:=[.U65]/[.AB65]" office:value-type="float" office:value="9.17472413281211" calcext:value-type="float">
            <text:p>9.17472413281211</text:p>
          </table:table-cell>
          <table:table-cell table:formula="of:=[.U65]/[.AC65]" office:value-type="float" office:value="8.48470426724631" calcext:value-type="float">
            <text:p>8.48470426724631</text:p>
          </table:table-cell>
          <table:table-cell table:formula="of:=[.U65]/[.AD65]" office:value-type="float" office:value="15.7999147848317" calcext:value-type="float">
            <text:p>15.7999147848317</text:p>
          </table:table-cell>
          <table:table-cell table:formula="of:=[.U65]/[.AE65]" office:value-type="float" office:value="4.86990780868332" calcext:value-type="float">
            <text:p>4.86990780868332</text:p>
          </table:table-cell>
          <table:table-cell office:value-type="float" office:value="1" calcext:value-type="float">
            <text:p>1</text:p>
          </table:table-cell>
          <table:table-cell table:formula="of:=[.U65]/[.AG65]" office:value-type="float" office:value="36.9714855433699" calcext:value-type="float">
            <text:p>36.9714855433699</text:p>
          </table:table-cell>
          <table:table-cell table:formula="of:=[.U65]/[.AH65]" office:value-type="float" office:value="36.5595977521443" calcext:value-type="float">
            <text:p>36.5595977521443</text:p>
          </table:table-cell>
          <table:table-cell table:formula="of:=[.U65]/[.AI65]" office:value-type="float" office:value="17.4645127867" calcext:value-type="float">
            <text:p>17.4645127867</text:p>
          </table:table-cell>
          <table:table-cell table:formula="of:=[.U65]/[.AJ65]" office:value-type="float" office:value="33.7388772632154" calcext:value-type="float">
            <text:p>33.7388772632154</text:p>
          </table:table-cell>
          <table:table-cell table:formula="of:=[.U65]/[.AK65]" office:value-type="float" office:value="32.6544557942938" calcext:value-type="float">
            <text:p>32.6544557942938</text:p>
          </table:table-cell>
          <table:table-cell table:formula="of:=[.U65]/[.AL65]" office:value-type="float" office:value="-11.4977055686469" calcext:value-type="float">
            <text:p>-11.4977055686469</text:p>
          </table:table-cell>
        </table:table-row>
        <table:table-row table:style-name="ro1">
          <table:table-cell office:value-type="string" calcext:value-type="string">
            <text:p>gramschmidt</text:p>
          </table:table-cell>
          <table:table-cell office:value-type="float" office:value="0.409554" calcext:value-type="float">
            <text:p>0.409554</text:p>
          </table:table-cell>
          <table:table-cell office:value-type="float" office:value="0.326006" calcext:value-type="float">
            <text:p>0.326006</text:p>
          </table:table-cell>
          <table:table-cell office:value-type="float" office:value="0.517547" calcext:value-type="float">
            <text:p>0.517547</text:p>
          </table:table-cell>
          <table:table-cell office:value-type="float" office:value="0.245435" calcext:value-type="float">
            <text:p>0.245435</text:p>
          </table:table-cell>
          <table:table-cell office:value-type="float" office:value="0.039557" calcext:value-type="float">
            <text:p>0.039557</text:p>
          </table:table-cell>
          <table:table-cell office:value-type="float" office:value="0.022532" calcext:value-type="float">
            <text:p>0.022532</text:p>
          </table:table-cell>
          <table:table-cell office:value-type="float" office:value="0.032136" calcext:value-type="float">
            <text:p>0.032136</text:p>
          </table:table-cell>
          <table:table-cell office:value-type="float" office:value="0.039446" calcext:value-type="float">
            <text:p>0.039446</text:p>
          </table:table-cell>
          <table:table-cell office:value-type="float" office:value="0.045006" calcext:value-type="float">
            <text:p>0.045006</text:p>
          </table:table-cell>
          <table:table-cell office:value-type="float" office:value="0.026593" calcext:value-type="float">
            <text:p>0.026593</text:p>
          </table:table-cell>
          <table:table-cell office:value-type="float" office:value="0.053984" calcext:value-type="float">
            <text:p>0.053984</text:p>
          </table:table-cell>
          <table:table-cell office:value-type="float" office:value="0" calcext:value-type="float">
            <text:p>0</text:p>
          </table:table-cell>
          <table:table-cell office:value-type="float" office:value="0.026262" calcext:value-type="float">
            <text:p>0.026262</text:p>
          </table:table-cell>
          <table:table-cell office:value-type="float" office:value="0.027187" calcext:value-type="float">
            <text:p>0.027187</text:p>
          </table:table-cell>
          <table:table-cell office:value-type="float" office:value="0.034435" calcext:value-type="float">
            <text:p>0.034435</text:p>
          </table:table-cell>
          <table:table-cell office:value-type="float" office:value="0.026613" calcext:value-type="float">
            <text:p>0.026613</text:p>
          </table:table-cell>
          <table:table-cell office:value-type="float" office:value="0.016204" calcext:value-type="float">
            <text:p>0.016204</text:p>
          </table:table-cell>
          <table:table-cell office:value-type="float" office:value="0.224971" calcext:value-type="float">
            <text:p>0.224971</text:p>
          </table:table-cell>
          <table:table-cell/>
          <table:table-cell table:formula="of:=[.B66]-[.B13]" office:value-type="float" office:value="0.405631" calcext:value-type="float">
            <text:p>0.405631</text:p>
          </table:table-cell>
          <table:table-cell table:formula="of:=[.C66]-[.C13]" office:value-type="float" office:value="0.312407" calcext:value-type="float">
            <text:p>0.312407</text:p>
          </table:table-cell>
          <table:table-cell table:formula="of:=[.D66]-[.D13]" office:value-type="float" office:value="0.510634" calcext:value-type="float">
            <text:p>0.510634</text:p>
          </table:table-cell>
          <table:table-cell table:formula="of:=[.E66]-[.E13]" office:value-type="float" office:value="0.239232" calcext:value-type="float">
            <text:p>0.239232</text:p>
          </table:table-cell>
          <table:table-cell table:formula="of:=[.F66]-[.F13]" office:value-type="float" office:value="0.026984" calcext:value-type="float">
            <text:p>0.026984</text:p>
          </table:table-cell>
          <table:table-cell table:formula="of:=[.G66]-[.G13]" office:value-type="float" office:value="0.016883" calcext:value-type="float">
            <text:p>0.016883</text:p>
          </table:table-cell>
          <table:table-cell table:formula="of:=[.H66]-[.H13]" office:value-type="float" office:value="0.018546" calcext:value-type="float">
            <text:p>0.018546</text:p>
          </table:table-cell>
          <table:table-cell table:formula="of:=[.I66]-[.I13]" office:value-type="float" office:value="0.025842" calcext:value-type="float">
            <text:p>0.025842</text:p>
          </table:table-cell>
          <table:table-cell table:formula="of:=[.J66]-[.J13]" office:value-type="float" office:value="0.031084" calcext:value-type="float">
            <text:p>0.031084</text:p>
          </table:table-cell>
          <table:table-cell table:formula="of:=[.K66]-[.K13]" office:value-type="float" office:value="0.019623" calcext:value-type="float">
            <text:p>0.019623</text:p>
          </table:table-cell>
          <table:table-cell table:formula="of:=[.L66]-[.L13]" office:value-type="float" office:value="0.042926" calcext:value-type="float">
            <text:p>0.042926</text:p>
          </table:table-cell>
          <table:table-cell table:formula="of:=[.M66]-[.M13]" office:value-type="float" office:value="-0.056653" calcext:value-type="float">
            <text:p>-0.056653</text:p>
          </table:table-cell>
          <table:table-cell table:formula="of:=[.N66]-[.N13]" office:value-type="float" office:value="0.009815" calcext:value-type="float">
            <text:p>0.009815</text:p>
          </table:table-cell>
          <table:table-cell table:formula="of:=[.O66]-[.O13]" office:value-type="float" office:value="0.009011" calcext:value-type="float">
            <text:p>0.009011</text:p>
          </table:table-cell>
          <table:table-cell table:formula="of:=[.P66]-[.P13]" office:value-type="float" office:value="0.021847" calcext:value-type="float">
            <text:p>0.021847</text:p>
          </table:table-cell>
          <table:table-cell table:formula="of:=[.Q66]-[.Q13]" office:value-type="float" office:value="0.01051" calcext:value-type="float">
            <text:p>0.01051</text:p>
          </table:table-cell>
          <table:table-cell table:formula="of:=[.R66]-[.R13]" office:value-type="float" office:value="0.01045" calcext:value-type="float">
            <text:p>0.01045</text:p>
          </table:table-cell>
          <table:table-cell table:formula="of:=[.S66]-[.S13]" office:value-type="float" office:value="-0.029272" calcext:value-type="float">
            <text:p>-0.029272</text:p>
          </table:table-cell>
          <table:table-cell/>
          <table:table-cell table:formula="of:=[.U66]/[.U66]" office:value-type="float" office:value="1" calcext:value-type="float">
            <text:p>1</text:p>
          </table:table-cell>
          <table:table-cell table:formula="of:=[.U66]/[.V66]" office:value-type="float" office:value="1.2984056055082" calcext:value-type="float">
            <text:p>1.2984056055082</text:p>
          </table:table-cell>
          <table:table-cell table:formula="of:=[.U66]/[.W66]" office:value-type="float" office:value="0.794367394258902" calcext:value-type="float">
            <text:p>0.794367394258902</text:p>
          </table:table-cell>
          <table:table-cell table:formula="of:=[.U66]/[.X66]" office:value-type="float" office:value="1.69555494248261" calcext:value-type="float">
            <text:p>1.69555494248261</text:p>
          </table:table-cell>
          <table:table-cell table:formula="of:=[.U66]/[.Y66]" office:value-type="float" office:value="15.0322783871924" calcext:value-type="float">
            <text:p>15.0322783871924</text:p>
          </table:table-cell>
          <table:table-cell table:formula="of:=[.U66]/[.Z66]" office:value-type="float" office:value="24.0260024877095" calcext:value-type="float">
            <text:p>24.0260024877095</text:p>
          </table:table-cell>
          <table:table-cell table:formula="of:=[.U66]/[.AA66]" office:value-type="float" office:value="21.8716165210827" calcext:value-type="float">
            <text:p>21.8716165210827</text:p>
          </table:table-cell>
          <table:table-cell table:formula="of:=[.U66]/[.AB66]" office:value-type="float" office:value="15.6965792121353" calcext:value-type="float">
            <text:p>15.6965792121353</text:p>
          </table:table-cell>
          <table:table-cell table:formula="of:=[.U66]/[.AC66]" office:value-type="float" office:value="13.049511002445" calcext:value-type="float">
            <text:p>13.049511002445</text:p>
          </table:table-cell>
          <table:table-cell table:formula="of:=[.U66]/[.AD66]" office:value-type="float" office:value="20.6712021607298" calcext:value-type="float">
            <text:p>20.6712021607298</text:p>
          </table:table-cell>
          <table:table-cell table:formula="of:=[.U66]/[.AE66]" office:value-type="float" office:value="9.44954107067977" calcext:value-type="float">
            <text:p>9.44954107067977</text:p>
          </table:table-cell>
          <table:table-cell office:value-type="float" office:value="1" calcext:value-type="float">
            <text:p>1</text:p>
          </table:table-cell>
          <table:table-cell table:formula="of:=[.U66]/[.AG66]" office:value-type="float" office:value="41.3276617422313" calcext:value-type="float">
            <text:p>41.3276617422313</text:p>
          </table:table-cell>
          <table:table-cell table:formula="of:=[.U66]/[.AH66]" office:value-type="float" office:value="45.0150926645211" calcext:value-type="float">
            <text:p>45.0150926645211</text:p>
          </table:table-cell>
          <table:table-cell table:formula="of:=[.U66]/[.AI66]" office:value-type="float" office:value="18.5668970568041" calcext:value-type="float">
            <text:p>18.5668970568041</text:p>
          </table:table-cell>
          <table:table-cell table:formula="of:=[.U66]/[.AJ66]" office:value-type="float" office:value="38.5947668886775" calcext:value-type="float">
            <text:p>38.5947668886775</text:p>
          </table:table-cell>
          <table:table-cell table:formula="of:=[.U66]/[.AK66]" office:value-type="float" office:value="38.8163636363636" calcext:value-type="float">
            <text:p>38.8163636363636</text:p>
          </table:table-cell>
          <table:table-cell table:formula="of:=[.U66]/[.AL66]" office:value-type="float" office:value="-13.8573039081716" calcext:value-type="float">
            <text:p>-13.8573039081716</text:p>
          </table:table-cell>
        </table:table-row>
        <table:table-row table:style-name="ro1">
          <table:table-cell office:value-type="string" calcext:value-type="string">
            <text:p>nussinov</text:p>
          </table:table-cell>
          <table:table-cell office:value-type="float" office:value="0.598451" calcext:value-type="float">
            <text:p>0.598451</text:p>
          </table:table-cell>
          <table:table-cell office:value-type="float" office:value="0.55839" calcext:value-type="float">
            <text:p>0.55839</text:p>
          </table:table-cell>
          <table:table-cell office:value-type="float" office:value="0.953163" calcext:value-type="float">
            <text:p>0.953163</text:p>
          </table:table-cell>
          <table:table-cell office:value-type="float" office:value="0.338042" calcext:value-type="float">
            <text:p>0.338042</text:p>
          </table:table-cell>
          <table:table-cell office:value-type="float" office:value="0.053049" calcext:value-type="float">
            <text:p>0.053049</text:p>
          </table:table-cell>
          <table:table-cell office:value-type="float" office:value="0.03124" calcext:value-type="float">
            <text:p>0.03124</text:p>
          </table:table-cell>
          <table:table-cell office:value-type="float" office:value="0.044317" calcext:value-type="float">
            <text:p>0.044317</text:p>
          </table:table-cell>
          <table:table-cell office:value-type="float" office:value="0.042836" calcext:value-type="float">
            <text:p>0.042836</text:p>
          </table:table-cell>
          <table:table-cell office:value-type="float" office:value="0.063657" calcext:value-type="float">
            <text:p>0.063657</text:p>
          </table:table-cell>
          <table:table-cell office:value-type="float" office:value="0.035397" calcext:value-type="float">
            <text:p>0.035397</text:p>
          </table:table-cell>
          <table:table-cell office:value-type="float" office:value="0.047755" calcext:value-type="float">
            <text:p>0.047755</text:p>
          </table:table-cell>
          <table:table-cell office:value-type="float" office:value="0" calcext:value-type="float">
            <text:p>0</text:p>
          </table:table-cell>
          <table:table-cell office:value-type="float" office:value="0.031366" calcext:value-type="float">
            <text:p>0.031366</text:p>
          </table:table-cell>
          <table:table-cell office:value-type="float" office:value="0.032045" calcext:value-type="float">
            <text:p>0.032045</text:p>
          </table:table-cell>
          <table:table-cell office:value-type="float" office:value="0.03807" calcext:value-type="float">
            <text:p>0.03807</text:p>
          </table:table-cell>
          <table:table-cell office:value-type="float" office:value="0.040304" calcext:value-type="float">
            <text:p>0.040304</text:p>
          </table:table-cell>
          <table:table-cell office:value-type="float" office:value="0.021821" calcext:value-type="float">
            <text:p>0.021821</text:p>
          </table:table-cell>
          <table:table-cell office:value-type="float" office:value="0.192982" calcext:value-type="float">
            <text:p>0.192982</text:p>
          </table:table-cell>
          <table:table-cell/>
          <table:table-cell table:formula="of:=[.B67]-[.B14]" office:value-type="float" office:value="0.594615" calcext:value-type="float">
            <text:p>0.594615</text:p>
          </table:table-cell>
          <table:table-cell table:formula="of:=[.C67]-[.C14]" office:value-type="float" office:value="0.544891" calcext:value-type="float">
            <text:p>0.544891</text:p>
          </table:table-cell>
          <table:table-cell table:formula="of:=[.D67]-[.D14]" office:value-type="float" office:value="0.946111" calcext:value-type="float">
            <text:p>0.946111</text:p>
          </table:table-cell>
          <table:table-cell table:formula="of:=[.E67]-[.E14]" office:value-type="float" office:value="0.331804" calcext:value-type="float">
            <text:p>0.331804</text:p>
          </table:table-cell>
          <table:table-cell table:formula="of:=[.F67]-[.F14]" office:value-type="float" office:value="0.041856" calcext:value-type="float">
            <text:p>0.041856</text:p>
          </table:table-cell>
          <table:table-cell table:formula="of:=[.G67]-[.G14]" office:value-type="float" office:value="0.025971" calcext:value-type="float">
            <text:p>0.025971</text:p>
          </table:table-cell>
          <table:table-cell table:formula="of:=[.H67]-[.H14]" office:value-type="float" office:value="0.030822" calcext:value-type="float">
            <text:p>0.030822</text:p>
          </table:table-cell>
          <table:table-cell table:formula="of:=[.I67]-[.I14]" office:value-type="float" office:value="0.029196" calcext:value-type="float">
            <text:p>0.029196</text:p>
          </table:table-cell>
          <table:table-cell table:formula="of:=[.J67]-[.J14]" office:value-type="float" office:value="0.049694" calcext:value-type="float">
            <text:p>0.049694</text:p>
          </table:table-cell>
          <table:table-cell table:formula="of:=[.K67]-[.K14]" office:value-type="float" office:value="0.028396" calcext:value-type="float">
            <text:p>0.028396</text:p>
          </table:table-cell>
          <table:table-cell table:formula="of:=[.L67]-[.L14]" office:value-type="float" office:value="0.036612" calcext:value-type="float">
            <text:p>0.036612</text:p>
          </table:table-cell>
          <table:table-cell table:formula="of:=[.M67]-[.M14]" office:value-type="float" office:value="-0.05715" calcext:value-type="float">
            <text:p>-0.05715</text:p>
          </table:table-cell>
          <table:table-cell table:formula="of:=[.N67]-[.N14]" office:value-type="float" office:value="0.015214" calcext:value-type="float">
            <text:p>0.015214</text:p>
          </table:table-cell>
          <table:table-cell table:formula="of:=[.O67]-[.O14]" office:value-type="float" office:value="0.014524" calcext:value-type="float">
            <text:p>0.014524</text:p>
          </table:table-cell>
          <table:table-cell table:formula="of:=[.P67]-[.P14]" office:value-type="float" office:value="0.025733" calcext:value-type="float">
            <text:p>0.025733</text:p>
          </table:table-cell>
          <table:table-cell table:formula="of:=[.Q67]-[.Q14]" office:value-type="float" office:value="0.024669" calcext:value-type="float">
            <text:p>0.024669</text:p>
          </table:table-cell>
          <table:table-cell table:formula="of:=[.R67]-[.R14]" office:value-type="float" office:value="0.016112" calcext:value-type="float">
            <text:p>0.016112</text:p>
          </table:table-cell>
          <table:table-cell table:formula="of:=[.S67]-[.S14]" office:value-type="float" office:value="-0.025809" calcext:value-type="float">
            <text:p>-0.025809</text:p>
          </table:table-cell>
          <table:table-cell/>
          <table:table-cell table:formula="of:=[.U67]/[.U67]" office:value-type="float" office:value="1" calcext:value-type="float">
            <text:p>1</text:p>
          </table:table-cell>
          <table:table-cell table:formula="of:=[.U67]/[.V67]" office:value-type="float" office:value="1.09125494823735" calcext:value-type="float">
            <text:p>1.09125494823735</text:p>
          </table:table-cell>
          <table:table-cell table:formula="of:=[.U67]/[.W67]" office:value-type="float" office:value="0.628483338635741" calcext:value-type="float">
            <text:p>0.628483338635741</text:p>
          </table:table-cell>
          <table:table-cell table:formula="of:=[.U67]/[.X67]" office:value-type="float" office:value="1.79206700341165" calcext:value-type="float">
            <text:p>1.79206700341165</text:p>
          </table:table-cell>
          <table:table-cell table:formula="of:=[.U67]/[.Y67]" office:value-type="float" office:value="14.2062069954128" calcext:value-type="float">
            <text:p>14.2062069954128</text:p>
          </table:table-cell>
          <table:table-cell table:formula="of:=[.U67]/[.Z67]" office:value-type="float" office:value="22.8953448076701" calcext:value-type="float">
            <text:p>22.8953448076701</text:p>
          </table:table-cell>
          <table:table-cell table:formula="of:=[.U67]/[.AA67]" office:value-type="float" office:value="19.2919018882616" calcext:value-type="float">
            <text:p>19.2919018882616</text:p>
          </table:table-cell>
          <table:table-cell table:formula="of:=[.U67]/[.AB67]" office:value-type="float" office:value="20.3663173037402" calcext:value-type="float">
            <text:p>20.3663173037402</text:p>
          </table:table-cell>
          <table:table-cell table:formula="of:=[.U67]/[.AC67]" office:value-type="float" office:value="11.9655290377108" calcext:value-type="float">
            <text:p>11.9655290377108</text:p>
          </table:table-cell>
          <table:table-cell table:formula="of:=[.U67]/[.AD67]" office:value-type="float" office:value="20.9400971967883" calcext:value-type="float">
            <text:p>20.9400971967883</text:p>
          </table:table-cell>
          <table:table-cell table:formula="of:=[.U67]/[.AE67]" office:value-type="float" office:value="16.240986561783" calcext:value-type="float">
            <text:p>16.240986561783</text:p>
          </table:table-cell>
          <table:table-cell office:value-type="float" office:value="1" calcext:value-type="float">
            <text:p>1</text:p>
          </table:table-cell>
          <table:table-cell table:formula="of:=[.U67]/[.AG67]" office:value-type="float" office:value="39.0834100170895" calcext:value-type="float">
            <text:p>39.0834100170895</text:p>
          </table:table-cell>
          <table:table-cell table:formula="of:=[.U67]/[.AH67]" office:value-type="float" office:value="40.9401679977968" calcext:value-type="float">
            <text:p>40.9401679977968</text:p>
          </table:table-cell>
          <table:table-cell table:formula="of:=[.U67]/[.AI67]" office:value-type="float" office:value="23.1070998328994" calcext:value-type="float">
            <text:p>23.1070998328994</text:p>
          </table:table-cell>
          <table:table-cell table:formula="of:=[.U67]/[.AJ67]" office:value-type="float" office:value="24.1037334306214" calcext:value-type="float">
            <text:p>24.1037334306214</text:p>
          </table:table-cell>
          <table:table-cell table:formula="of:=[.U67]/[.AK67]" office:value-type="float" office:value="36.9051017874876" calcext:value-type="float">
            <text:p>36.9051017874876</text:p>
          </table:table-cell>
          <table:table-cell table:formula="of:=[.U67]/[.AL67]" office:value-type="float" office:value="-23.0390561432059" calcext:value-type="float">
            <text:p>-23.0390561432059</text:p>
          </table:table-cell>
        </table:table-row>
        <table:table-row table:style-name="ro1">
          <table:table-cell office:value-type="string" calcext:value-type="string">
            <text:p>3mm</text:p>
          </table:table-cell>
          <table:table-cell office:value-type="float" office:value="0.651327" calcext:value-type="float">
            <text:p>0.651327</text:p>
          </table:table-cell>
          <table:table-cell office:value-type="float" office:value="0.569589" calcext:value-type="float">
            <text:p>0.569589</text:p>
          </table:table-cell>
          <table:table-cell office:value-type="float" office:value="0.943325" calcext:value-type="float">
            <text:p>0.943325</text:p>
          </table:table-cell>
          <table:table-cell office:value-type="float" office:value="0.418501" calcext:value-type="float">
            <text:p>0.418501</text:p>
          </table:table-cell>
          <table:table-cell office:value-type="float" office:value="0.067883" calcext:value-type="float">
            <text:p>0.067883</text:p>
          </table:table-cell>
          <table:table-cell office:value-type="float" office:value="0.048224" calcext:value-type="float">
            <text:p>0.048224</text:p>
          </table:table-cell>
          <table:table-cell office:value-type="float" office:value="0.051622" calcext:value-type="float">
            <text:p>0.051622</text:p>
          </table:table-cell>
          <table:table-cell office:value-type="float" office:value="0.076186" calcext:value-type="float">
            <text:p>0.076186</text:p>
          </table:table-cell>
          <table:table-cell office:value-type="float" office:value="0.08096" calcext:value-type="float">
            <text:p>0.08096</text:p>
          </table:table-cell>
          <table:table-cell office:value-type="float" office:value="0.04805" calcext:value-type="float">
            <text:p>0.04805</text:p>
          </table:table-cell>
          <table:table-cell office:value-type="float" office:value="0.129202" calcext:value-type="float">
            <text:p>0.129202</text:p>
          </table:table-cell>
          <table:table-cell office:value-type="float" office:value="0" calcext:value-type="float">
            <text:p>0</text:p>
          </table:table-cell>
          <table:table-cell office:value-type="float" office:value="0.03227" calcext:value-type="float">
            <text:p>0.03227</text:p>
          </table:table-cell>
          <table:table-cell office:value-type="float" office:value="0.033526" calcext:value-type="float">
            <text:p>0.033526</text:p>
          </table:table-cell>
          <table:table-cell office:value-type="float" office:value="0.041135" calcext:value-type="float">
            <text:p>0.041135</text:p>
          </table:table-cell>
          <table:table-cell office:value-type="float" office:value="0.033896" calcext:value-type="float">
            <text:p>0.033896</text:p>
          </table:table-cell>
          <table:table-cell office:value-type="float" office:value="0.023933" calcext:value-type="float">
            <text:p>0.023933</text:p>
          </table:table-cell>
          <table:table-cell office:value-type="float" office:value="0.231621" calcext:value-type="float">
            <text:p>0.231621</text:p>
          </table:table-cell>
          <table:table-cell/>
          <table:table-cell table:formula="of:=[.B68]-[.B15]" office:value-type="float" office:value="0.647453" calcext:value-type="float">
            <text:p>0.647453</text:p>
          </table:table-cell>
          <table:table-cell table:formula="of:=[.C68]-[.C15]" office:value-type="float" office:value="0.556013" calcext:value-type="float">
            <text:p>0.556013</text:p>
          </table:table-cell>
          <table:table-cell table:formula="of:=[.D68]-[.D15]" office:value-type="float" office:value="0.936419" calcext:value-type="float">
            <text:p>0.936419</text:p>
          </table:table-cell>
          <table:table-cell table:formula="of:=[.E68]-[.E15]" office:value-type="float" office:value="0.412377" calcext:value-type="float">
            <text:p>0.412377</text:p>
          </table:table-cell>
          <table:table-cell table:formula="of:=[.F68]-[.F15]" office:value-type="float" office:value="0.055348" calcext:value-type="float">
            <text:p>0.055348</text:p>
          </table:table-cell>
          <table:table-cell table:formula="of:=[.G68]-[.G15]" office:value-type="float" office:value="0.04257" calcext:value-type="float">
            <text:p>0.04257</text:p>
          </table:table-cell>
          <table:table-cell table:formula="of:=[.H68]-[.H15]" office:value-type="float" office:value="0.038056" calcext:value-type="float">
            <text:p>0.038056</text:p>
          </table:table-cell>
          <table:table-cell table:formula="of:=[.I68]-[.I15]" office:value-type="float" office:value="0.062491" calcext:value-type="float">
            <text:p>0.062491</text:p>
          </table:table-cell>
          <table:table-cell table:formula="of:=[.J68]-[.J15]" office:value-type="float" office:value="0.066963" calcext:value-type="float">
            <text:p>0.066963</text:p>
          </table:table-cell>
          <table:table-cell table:formula="of:=[.K68]-[.K15]" office:value-type="float" office:value="0.041029" calcext:value-type="float">
            <text:p>0.041029</text:p>
          </table:table-cell>
          <table:table-cell table:formula="of:=[.L68]-[.L15]" office:value-type="float" office:value="0.118185" calcext:value-type="float">
            <text:p>0.118185</text:p>
          </table:table-cell>
          <table:table-cell table:formula="of:=[.M68]-[.M15]" office:value-type="float" office:value="-0.056148" calcext:value-type="float">
            <text:p>-0.056148</text:p>
          </table:table-cell>
          <table:table-cell table:formula="of:=[.N68]-[.N15]" office:value-type="float" office:value="0.01623" calcext:value-type="float">
            <text:p>0.01623</text:p>
          </table:table-cell>
          <table:table-cell table:formula="of:=[.O68]-[.O15]" office:value-type="float" office:value="0.015153" calcext:value-type="float">
            <text:p>0.015153</text:p>
          </table:table-cell>
          <table:table-cell table:formula="of:=[.P68]-[.P15]" office:value-type="float" office:value="0.028546" calcext:value-type="float">
            <text:p>0.028546</text:p>
          </table:table-cell>
          <table:table-cell table:formula="of:=[.Q68]-[.Q15]" office:value-type="float" office:value="0.017713" calcext:value-type="float">
            <text:p>0.017713</text:p>
          </table:table-cell>
          <table:table-cell table:formula="of:=[.R68]-[.R15]" office:value-type="float" office:value="0.018204" calcext:value-type="float">
            <text:p>0.018204</text:p>
          </table:table-cell>
          <table:table-cell table:formula="of:=[.S68]-[.S15]" office:value-type="float" office:value="-0.02189" calcext:value-type="float">
            <text:p>-0.02189</text:p>
          </table:table-cell>
          <table:table-cell/>
          <table:table-cell table:formula="of:=[.U68]/[.U68]" office:value-type="float" office:value="1" calcext:value-type="float">
            <text:p>1</text:p>
          </table:table-cell>
          <table:table-cell table:formula="of:=[.U68]/[.V68]" office:value-type="float" office:value="1.16445658644672" calcext:value-type="float">
            <text:p>1.16445658644672</text:p>
          </table:table-cell>
          <table:table-cell table:formula="of:=[.U68]/[.W68]" office:value-type="float" office:value="0.691413779515366" calcext:value-type="float">
            <text:p>0.691413779515366</text:p>
          </table:table-cell>
          <table:table-cell table:formula="of:=[.U68]/[.X68]" office:value-type="float" office:value="1.57005119102181" calcext:value-type="float">
            <text:p>1.57005119102181</text:p>
          </table:table-cell>
          <table:table-cell table:formula="of:=[.U68]/[.Y68]" office:value-type="float" office:value="11.6978571944786" calcext:value-type="float">
            <text:p>11.6978571944786</text:p>
          </table:table-cell>
          <table:table-cell table:formula="of:=[.U68]/[.Z68]" office:value-type="float" office:value="15.2091378905332" calcext:value-type="float">
            <text:p>15.2091378905332</text:p>
          </table:table-cell>
          <table:table-cell table:formula="of:=[.U68]/[.AA68]" office:value-type="float" office:value="17.013164809754" calcext:value-type="float">
            <text:p>17.013164809754</text:p>
          </table:table-cell>
          <table:table-cell table:formula="of:=[.U68]/[.AB68]" office:value-type="float" office:value="10.3607399465523" calcext:value-type="float">
            <text:p>10.3607399465523</text:p>
          </table:table-cell>
          <table:table-cell table:formula="of:=[.U68]/[.AC68]" office:value-type="float" office:value="9.66881710795514" calcext:value-type="float">
            <text:p>9.66881710795514</text:p>
          </table:table-cell>
          <table:table-cell table:formula="of:=[.U68]/[.AD68]" office:value-type="float" office:value="15.7803748568086" calcext:value-type="float">
            <text:p>15.7803748568086</text:p>
          </table:table-cell>
          <table:table-cell table:formula="of:=[.U68]/[.AE68]" office:value-type="float" office:value="5.47830096882007" calcext:value-type="float">
            <text:p>5.47830096882007</text:p>
          </table:table-cell>
          <table:table-cell office:value-type="float" office:value="1" calcext:value-type="float">
            <text:p>1</text:p>
          </table:table-cell>
          <table:table-cell table:formula="of:=[.U68]/[.AG68]" office:value-type="float" office:value="39.89235982748" calcext:value-type="float">
            <text:p>39.89235982748</text:p>
          </table:table-cell>
          <table:table-cell table:formula="of:=[.U68]/[.AH68]" office:value-type="float" office:value="42.7277106843529" calcext:value-type="float">
            <text:p>42.7277106843529</text:p>
          </table:table-cell>
          <table:table-cell table:formula="of:=[.U68]/[.AI68]" office:value-type="float" office:value="22.6810411266027" calcext:value-type="float">
            <text:p>22.6810411266027</text:p>
          </table:table-cell>
          <table:table-cell table:formula="of:=[.U68]/[.AJ68]" office:value-type="float" office:value="36.5524191271947" calcext:value-type="float">
            <text:p>36.5524191271947</text:p>
          </table:table-cell>
          <table:table-cell table:formula="of:=[.U68]/[.AK68]" office:value-type="float" office:value="35.5665238409141" calcext:value-type="float">
            <text:p>35.5665238409141</text:p>
          </table:table-cell>
          <table:table-cell table:formula="of:=[.U68]/[.AL68]" office:value-type="float" office:value="-29.5775696665144" calcext:value-type="float">
            <text:p>-29.5775696665144</text:p>
          </table:table-cell>
        </table:table-row>
        <table:table-row table:style-name="ro1">
          <table:table-cell office:value-type="string" calcext:value-type="string">
            <text:p>adi</text:p>
          </table:table-cell>
          <table:table-cell office:value-type="float" office:value="0.712622" calcext:value-type="float">
            <text:p>0.712622</text:p>
          </table:table-cell>
          <table:table-cell office:value-type="float" office:value="0.672064" calcext:value-type="float">
            <text:p>0.672064</text:p>
          </table:table-cell>
          <table:table-cell office:value-type="float" office:value="1.07005" calcext:value-type="float">
            <text:p>1.07005</text:p>
          </table:table-cell>
          <table:table-cell office:value-type="float" office:value="0.44147" calcext:value-type="float">
            <text:p>0.44147</text:p>
          </table:table-cell>
          <table:table-cell office:value-type="float" office:value="0.087036" calcext:value-type="float">
            <text:p>0.087036</text:p>
          </table:table-cell>
          <table:table-cell office:value-type="float" office:value="0.056126" calcext:value-type="float">
            <text:p>0.056126</text:p>
          </table:table-cell>
          <table:table-cell office:value-type="float" office:value="0.077449" calcext:value-type="float">
            <text:p>0.077449</text:p>
          </table:table-cell>
          <table:table-cell office:value-type="float" office:value="0.087247" calcext:value-type="float">
            <text:p>0.087247</text:p>
          </table:table-cell>
          <table:table-cell office:value-type="float" office:value="0.110822" calcext:value-type="float">
            <text:p>0.110822</text:p>
          </table:table-cell>
          <table:table-cell office:value-type="float" office:value="0.101425" calcext:value-type="float">
            <text:p>0.101425</text:p>
          </table:table-cell>
          <table:table-cell office:value-type="float" office:value="0.127416" calcext:value-type="float">
            <text:p>0.127416</text:p>
          </table:table-cell>
          <table:table-cell office:value-type="float" office:value="0" calcext:value-type="float">
            <text:p>0</text:p>
          </table:table-cell>
          <table:table-cell office:value-type="float" office:value="0.058062" calcext:value-type="float">
            <text:p>0.058062</text:p>
          </table:table-cell>
          <table:table-cell office:value-type="float" office:value="0.059391" calcext:value-type="float">
            <text:p>0.059391</text:p>
          </table:table-cell>
          <table:table-cell office:value-type="float" office:value="0.065844" calcext:value-type="float">
            <text:p>0.065844</text:p>
          </table:table-cell>
          <table:table-cell office:value-type="float" office:value="0.057497" calcext:value-type="float">
            <text:p>0.057497</text:p>
          </table:table-cell>
          <table:table-cell office:value-type="float" office:value="0.048806" calcext:value-type="float">
            <text:p>0.048806</text:p>
          </table:table-cell>
          <table:table-cell office:value-type="float" office:value="0.248836" calcext:value-type="float">
            <text:p>0.248836</text:p>
          </table:table-cell>
          <table:table-cell/>
          <table:table-cell table:formula="of:=[.B69]-[.B16]" office:value-type="float" office:value="0.708766" calcext:value-type="float">
            <text:p>0.708766</text:p>
          </table:table-cell>
          <table:table-cell table:formula="of:=[.C69]-[.C16]" office:value-type="float" office:value="0.658562" calcext:value-type="float">
            <text:p>0.658562</text:p>
          </table:table-cell>
          <table:table-cell table:formula="of:=[.D69]-[.D16]" office:value-type="float" office:value="1.063415" calcext:value-type="float">
            <text:p>1.063415</text:p>
          </table:table-cell>
          <table:table-cell table:formula="of:=[.E69]-[.E16]" office:value-type="float" office:value="0.435214" calcext:value-type="float">
            <text:p>0.435214</text:p>
          </table:table-cell>
          <table:table-cell table:formula="of:=[.F69]-[.F16]" office:value-type="float" office:value="0.075545" calcext:value-type="float">
            <text:p>0.075545</text:p>
          </table:table-cell>
          <table:table-cell table:formula="of:=[.G69]-[.G16]" office:value-type="float" office:value="0.050561" calcext:value-type="float">
            <text:p>0.050561</text:p>
          </table:table-cell>
          <table:table-cell table:formula="of:=[.H69]-[.H16]" office:value-type="float" office:value="0.064168" calcext:value-type="float">
            <text:p>0.064168</text:p>
          </table:table-cell>
          <table:table-cell table:formula="of:=[.I69]-[.I16]" office:value-type="float" office:value="0.073434" calcext:value-type="float">
            <text:p>0.073434</text:p>
          </table:table-cell>
          <table:table-cell table:formula="of:=[.J69]-[.J16]" office:value-type="float" office:value="0.096696" calcext:value-type="float">
            <text:p>0.096696</text:p>
          </table:table-cell>
          <table:table-cell table:formula="of:=[.K69]-[.K16]" office:value-type="float" office:value="0.094459" calcext:value-type="float">
            <text:p>0.094459</text:p>
          </table:table-cell>
          <table:table-cell table:formula="of:=[.L69]-[.L16]" office:value-type="float" office:value="0.116641" calcext:value-type="float">
            <text:p>0.116641</text:p>
          </table:table-cell>
          <table:table-cell table:formula="of:=[.M69]-[.M16]" office:value-type="float" office:value="-0.055276" calcext:value-type="float">
            <text:p>-0.055276</text:p>
          </table:table-cell>
          <table:table-cell table:formula="of:=[.N69]-[.N16]" office:value-type="float" office:value="0.042645" calcext:value-type="float">
            <text:p>0.042645</text:p>
          </table:table-cell>
          <table:table-cell table:formula="of:=[.O69]-[.O16]" office:value-type="float" office:value="0.041608" calcext:value-type="float">
            <text:p>0.041608</text:p>
          </table:table-cell>
          <table:table-cell table:formula="of:=[.P69]-[.P16]" office:value-type="float" office:value="0.053242" calcext:value-type="float">
            <text:p>0.053242</text:p>
          </table:table-cell>
          <table:table-cell table:formula="of:=[.Q69]-[.Q16]" office:value-type="float" office:value="0.042512" calcext:value-type="float">
            <text:p>0.042512</text:p>
          </table:table-cell>
          <table:table-cell table:formula="of:=[.R69]-[.R16]" office:value-type="float" office:value="0.043025" calcext:value-type="float">
            <text:p>0.043025</text:p>
          </table:table-cell>
          <table:table-cell table:formula="of:=[.S69]-[.S16]" office:value-type="float" office:value="0.010181" calcext:value-type="float">
            <text:p>0.010181</text:p>
          </table:table-cell>
          <table:table-cell/>
          <table:table-cell table:formula="of:=[.U69]/[.U69]" office:value-type="float" office:value="1" calcext:value-type="float">
            <text:p>1</text:p>
          </table:table-cell>
          <table:table-cell table:formula="of:=[.U69]/[.V69]" office:value-type="float" office:value="1.07623276168379" calcext:value-type="float">
            <text:p>1.07623276168379</text:p>
          </table:table-cell>
          <table:table-cell table:formula="of:=[.U69]/[.W69]" office:value-type="float" office:value="0.666499908314252" calcext:value-type="float">
            <text:p>0.666499908314252</text:p>
          </table:table-cell>
          <table:table-cell table:formula="of:=[.U69]/[.X69]" office:value-type="float" office:value="1.62854595670176" calcext:value-type="float">
            <text:p>1.62854595670176</text:p>
          </table:table-cell>
          <table:table-cell table:formula="of:=[.U69]/[.Y69]" office:value-type="float" office:value="9.38203719637302" calcext:value-type="float">
            <text:p>9.38203719637302</text:p>
          </table:table-cell>
          <table:table-cell table:formula="of:=[.U69]/[.Z69]" office:value-type="float" office:value="14.0180376179269" calcext:value-type="float">
            <text:p>14.0180376179269</text:p>
          </table:table-cell>
          <table:table-cell table:formula="of:=[.U69]/[.AA69]" office:value-type="float" office:value="11.0454743797532" calcext:value-type="float">
            <text:p>11.0454743797532</text:p>
          </table:table-cell>
          <table:table-cell table:formula="of:=[.U69]/[.AB69]" office:value-type="float" office:value="9.65174170002996" calcext:value-type="float">
            <text:p>9.65174170002996</text:p>
          </table:table-cell>
          <table:table-cell table:formula="of:=[.U69]/[.AC69]" office:value-type="float" office:value="7.32983784230992" calcext:value-type="float">
            <text:p>7.32983784230992</text:p>
          </table:table-cell>
          <table:table-cell table:formula="of:=[.U69]/[.AD69]" office:value-type="float" office:value="7.50342476630072" calcext:value-type="float">
            <text:p>7.50342476630072</text:p>
          </table:table-cell>
          <table:table-cell table:formula="of:=[.U69]/[.AE69]" office:value-type="float" office:value="6.07647396712991" calcext:value-type="float">
            <text:p>6.07647396712991</text:p>
          </table:table-cell>
          <table:table-cell office:value-type="float" office:value="1" calcext:value-type="float">
            <text:p>1</text:p>
          </table:table-cell>
          <table:table-cell table:formula="of:=[.U69]/[.AG69]" office:value-type="float" office:value="16.6201430413882" calcext:value-type="float">
            <text:p>16.6201430413882</text:p>
          </table:table-cell>
          <table:table-cell table:formula="of:=[.U69]/[.AH69]" office:value-type="float" office:value="17.0343683906941" calcext:value-type="float">
            <text:p>17.0343683906941</text:p>
          </table:table-cell>
          <table:table-cell table:formula="of:=[.U69]/[.AI69]" office:value-type="float" office:value="13.3121595732692" calcext:value-type="float">
            <text:p>13.3121595732692</text:p>
          </table:table-cell>
          <table:table-cell table:formula="of:=[.U69]/[.AJ69]" office:value-type="float" office:value="16.672139631163" calcext:value-type="float">
            <text:p>16.672139631163</text:p>
          </table:table-cell>
          <table:table-cell table:formula="of:=[.U69]/[.AK69]" office:value-type="float" office:value="16.4733527019175" calcext:value-type="float">
            <text:p>16.4733527019175</text:p>
          </table:table-cell>
          <table:table-cell table:formula="of:=[.U69]/[.AL69]" office:value-type="float" office:value="69.6165406148707" calcext:value-type="float">
            <text:p>69.6165406148707</text:p>
          </table:table-cell>
        </table:table-row>
        <table:table-row table:style-name="ro1">
          <table:table-cell office:value-type="string" calcext:value-type="string">
            <text:p>fdtd-2d</text:p>
          </table:table-cell>
          <table:table-cell office:value-type="float" office:value="0.69714" calcext:value-type="float">
            <text:p>0.69714</text:p>
          </table:table-cell>
          <table:table-cell office:value-type="float" office:value="0.673722" calcext:value-type="float">
            <text:p>0.673722</text:p>
          </table:table-cell>
          <table:table-cell office:value-type="float" office:value="0.92097" calcext:value-type="float">
            <text:p>0.92097</text:p>
          </table:table-cell>
          <table:table-cell office:value-type="float" office:value="0.40886" calcext:value-type="float">
            <text:p>0.40886</text:p>
          </table:table-cell>
          <table:table-cell office:value-type="float" office:value="0.052909" calcext:value-type="float">
            <text:p>0.052909</text:p>
          </table:table-cell>
          <table:table-cell office:value-type="float" office:value="0.026743" calcext:value-type="float">
            <text:p>0.026743</text:p>
          </table:table-cell>
          <table:table-cell office:value-type="float" office:value="0.03787" calcext:value-type="float">
            <text:p>0.03787</text:p>
          </table:table-cell>
          <table:table-cell office:value-type="float" office:value="0.043435" calcext:value-type="float">
            <text:p>0.043435</text:p>
          </table:table-cell>
          <table:table-cell office:value-type="float" office:value="0.06421" calcext:value-type="float">
            <text:p>0.06421</text:p>
          </table:table-cell>
          <table:table-cell office:value-type="float" office:value="0.034902" calcext:value-type="float">
            <text:p>0.034902</text:p>
          </table:table-cell>
          <table:table-cell office:value-type="float" office:value="0.052217" calcext:value-type="float">
            <text:p>0.052217</text:p>
          </table:table-cell>
          <table:table-cell office:value-type="float" office:value="0" calcext:value-type="float">
            <text:p>0</text:p>
          </table:table-cell>
          <table:table-cell office:value-type="float" office:value="0.028492" calcext:value-type="float">
            <text:p>0.028492</text:p>
          </table:table-cell>
          <table:table-cell office:value-type="float" office:value="0.026608" calcext:value-type="float">
            <text:p>0.026608</text:p>
          </table:table-cell>
          <table:table-cell office:value-type="float" office:value="0.039343" calcext:value-type="float">
            <text:p>0.039343</text:p>
          </table:table-cell>
          <table:table-cell office:value-type="float" office:value="0.02836" calcext:value-type="float">
            <text:p>0.02836</text:p>
          </table:table-cell>
          <table:table-cell office:value-type="float" office:value="0.021629" calcext:value-type="float">
            <text:p>0.021629</text:p>
          </table:table-cell>
          <table:table-cell office:value-type="float" office:value="0.226424" calcext:value-type="float">
            <text:p>0.226424</text:p>
          </table:table-cell>
          <table:table-cell/>
          <table:table-cell table:formula="of:=[.B70]-[.B17]" office:value-type="float" office:value="0.693291" calcext:value-type="float">
            <text:p>0.693291</text:p>
          </table:table-cell>
          <table:table-cell table:formula="of:=[.C70]-[.C17]" office:value-type="float" office:value="0.660449" calcext:value-type="float">
            <text:p>0.660449</text:p>
          </table:table-cell>
          <table:table-cell table:formula="of:=[.D70]-[.D17]" office:value-type="float" office:value="0.9141" calcext:value-type="float">
            <text:p>0.9141</text:p>
          </table:table-cell>
          <table:table-cell table:formula="of:=[.E70]-[.E17]" office:value-type="float" office:value="0.402575" calcext:value-type="float">
            <text:p>0.402575</text:p>
          </table:table-cell>
          <table:table-cell table:formula="of:=[.F70]-[.F17]" office:value-type="float" office:value="0.040577" calcext:value-type="float">
            <text:p>0.040577</text:p>
          </table:table-cell>
          <table:table-cell table:formula="of:=[.G70]-[.G17]" office:value-type="float" office:value="0.021071" calcext:value-type="float">
            <text:p>0.021071</text:p>
          </table:table-cell>
          <table:table-cell table:formula="of:=[.H70]-[.H17]" office:value-type="float" office:value="0.024644" calcext:value-type="float">
            <text:p>0.024644</text:p>
          </table:table-cell>
          <table:table-cell table:formula="of:=[.I70]-[.I17]" office:value-type="float" office:value="0.029602" calcext:value-type="float">
            <text:p>0.029602</text:p>
          </table:table-cell>
          <table:table-cell table:formula="of:=[.J70]-[.J17]" office:value-type="float" office:value="0.050073" calcext:value-type="float">
            <text:p>0.050073</text:p>
          </table:table-cell>
          <table:table-cell table:formula="of:=[.K70]-[.K17]" office:value-type="float" office:value="0.027794" calcext:value-type="float">
            <text:p>0.027794</text:p>
          </table:table-cell>
          <table:table-cell table:formula="of:=[.L70]-[.L17]" office:value-type="float" office:value="0.041277" calcext:value-type="float">
            <text:p>0.041277</text:p>
          </table:table-cell>
          <table:table-cell table:formula="of:=[.M70]-[.M17]" office:value-type="float" office:value="-0.055596" calcext:value-type="float">
            <text:p>-0.055596</text:p>
          </table:table-cell>
          <table:table-cell table:formula="of:=[.N70]-[.N17]" office:value-type="float" office:value="0.012401" calcext:value-type="float">
            <text:p>0.012401</text:p>
          </table:table-cell>
          <table:table-cell table:formula="of:=[.O70]-[.O17]" office:value-type="float" office:value="0.008474" calcext:value-type="float">
            <text:p>0.008474</text:p>
          </table:table-cell>
          <table:table-cell table:formula="of:=[.P70]-[.P17]" office:value-type="float" office:value="0.026839" calcext:value-type="float">
            <text:p>0.026839</text:p>
          </table:table-cell>
          <table:table-cell table:formula="of:=[.Q70]-[.Q17]" office:value-type="float" office:value="0.01232" calcext:value-type="float">
            <text:p>0.01232</text:p>
          </table:table-cell>
          <table:table-cell table:formula="of:=[.R70]-[.R17]" office:value-type="float" office:value="0.015833" calcext:value-type="float">
            <text:p>0.015833</text:p>
          </table:table-cell>
          <table:table-cell table:formula="of:=[.S70]-[.S17]" office:value-type="float" office:value="-0.027535" calcext:value-type="float">
            <text:p>-0.027535</text:p>
          </table:table-cell>
          <table:table-cell/>
          <table:table-cell table:formula="of:=[.U70]/[.U70]" office:value-type="float" office:value="1" calcext:value-type="float">
            <text:p>1</text:p>
          </table:table-cell>
          <table:table-cell table:formula="of:=[.U70]/[.V70]" office:value-type="float" office:value="1.04972677678367" calcext:value-type="float">
            <text:p>1.04972677678367</text:p>
          </table:table-cell>
          <table:table-cell table:formula="of:=[.U70]/[.W70]" office:value-type="float" office:value="0.758441089596324" calcext:value-type="float">
            <text:p>0.758441089596324</text:p>
          </table:table-cell>
          <table:table-cell table:formula="of:=[.U70]/[.X70]" office:value-type="float" office:value="1.7221412159225" calcext:value-type="float">
            <text:p>1.7221412159225</text:p>
          </table:table-cell>
          <table:table-cell table:formula="of:=[.U70]/[.Y70]" office:value-type="float" office:value="17.0858121595978" calcext:value-type="float">
            <text:p>17.0858121595978</text:p>
          </table:table-cell>
          <table:table-cell table:formula="of:=[.U70]/[.Z70]" office:value-type="float" office:value="32.90261496844" calcext:value-type="float">
            <text:p>32.90261496844</text:p>
          </table:table-cell>
          <table:table-cell table:formula="of:=[.U70]/[.AA70]" office:value-type="float" office:value="28.132243142347" calcext:value-type="float">
            <text:p>28.132243142347</text:p>
          </table:table-cell>
          <table:table-cell table:formula="of:=[.U70]/[.AB70]" office:value-type="float" office:value="23.4204107830552" calcext:value-type="float">
            <text:p>23.4204107830552</text:p>
          </table:table-cell>
          <table:table-cell table:formula="of:=[.U70]/[.AC70]" office:value-type="float" office:value="13.8456054160925" calcext:value-type="float">
            <text:p>13.8456054160925</text:p>
          </table:table-cell>
          <table:table-cell table:formula="of:=[.U70]/[.AD70]" office:value-type="float" office:value="24.9439087572857" calcext:value-type="float">
            <text:p>24.9439087572857</text:p>
          </table:table-cell>
          <table:table-cell table:formula="of:=[.U70]/[.AE70]" office:value-type="float" office:value="16.7960607602297" calcext:value-type="float">
            <text:p>16.7960607602297</text:p>
          </table:table-cell>
          <table:table-cell office:value-type="float" office:value="1" calcext:value-type="float">
            <text:p>1</text:p>
          </table:table-cell>
          <table:table-cell table:formula="of:=[.U70]/[.AG70]" office:value-type="float" office:value="55.9060559632288" calcext:value-type="float">
            <text:p>55.9060559632288</text:p>
          </table:table-cell>
          <table:table-cell table:formula="of:=[.U70]/[.AH70]" office:value-type="float" office:value="81.8139013452915" calcext:value-type="float">
            <text:p>81.8139013452915</text:p>
          </table:table-cell>
          <table:table-cell table:formula="of:=[.U70]/[.AI70]" office:value-type="float" office:value="25.8314765825851" calcext:value-type="float">
            <text:p>25.8314765825851</text:p>
          </table:table-cell>
          <table:table-cell table:formula="of:=[.U70]/[.AJ70]" office:value-type="float" office:value="56.2736201298701" calcext:value-type="float">
            <text:p>56.2736201298701</text:p>
          </table:table-cell>
          <table:table-cell table:formula="of:=[.U70]/[.AK70]" office:value-type="float" office:value="43.7877218467757" calcext:value-type="float">
            <text:p>43.7877218467757</text:p>
          </table:table-cell>
          <table:table-cell table:formula="of:=[.U70]/[.AL70]" office:value-type="float" office:value="-25.1785364082077" calcext:value-type="float">
            <text:p>-25.1785364082077</text:p>
          </table:table-cell>
        </table:table-row>
        <table:table-row table:style-name="ro1">
          <table:table-cell office:value-type="string" calcext:value-type="string">
            <text:p>jacobi-2d</text:p>
          </table:table-cell>
          <table:table-cell office:value-type="float" office:value="0.778407" calcext:value-type="float">
            <text:p>0.778407</text:p>
          </table:table-cell>
          <table:table-cell office:value-type="float" office:value="0.702796" calcext:value-type="float">
            <text:p>0.702796</text:p>
          </table:table-cell>
          <table:table-cell office:value-type="float" office:value="1.110458" calcext:value-type="float">
            <text:p>1.110458</text:p>
          </table:table-cell>
          <table:table-cell office:value-type="float" office:value="0.423955" calcext:value-type="float">
            <text:p>0.423955</text:p>
          </table:table-cell>
          <table:table-cell office:value-type="float" office:value="0.064902" calcext:value-type="float">
            <text:p>0.064902</text:p>
          </table:table-cell>
          <table:table-cell office:value-type="float" office:value="0.032331" calcext:value-type="float">
            <text:p>0.032331</text:p>
          </table:table-cell>
          <table:table-cell office:value-type="float" office:value="0.048955" calcext:value-type="float">
            <text:p>0.048955</text:p>
          </table:table-cell>
          <table:table-cell office:value-type="float" office:value="0.04734" calcext:value-type="float">
            <text:p>0.04734</text:p>
          </table:table-cell>
          <table:table-cell office:value-type="float" office:value="0.061806" calcext:value-type="float">
            <text:p>0.061806</text:p>
          </table:table-cell>
          <table:table-cell office:value-type="float" office:value="0.038967" calcext:value-type="float">
            <text:p>0.038967</text:p>
          </table:table-cell>
          <table:table-cell office:value-type="float" office:value="0.059975" calcext:value-type="float">
            <text:p>0.059975</text:p>
          </table:table-cell>
          <table:table-cell office:value-type="float" office:value="0" calcext:value-type="float">
            <text:p>0</text:p>
          </table:table-cell>
          <table:table-cell office:value-type="float" office:value="0.02903" calcext:value-type="float">
            <text:p>0.02903</text:p>
          </table:table-cell>
          <table:table-cell office:value-type="float" office:value="0.027559" calcext:value-type="float">
            <text:p>0.027559</text:p>
          </table:table-cell>
          <table:table-cell office:value-type="float" office:value="0.036268" calcext:value-type="float">
            <text:p>0.036268</text:p>
          </table:table-cell>
          <table:table-cell office:value-type="float" office:value="0.029239" calcext:value-type="float">
            <text:p>0.029239</text:p>
          </table:table-cell>
          <table:table-cell office:value-type="float" office:value="0.027189" calcext:value-type="float">
            <text:p>0.027189</text:p>
          </table:table-cell>
          <table:table-cell office:value-type="float" office:value="0.21249" calcext:value-type="float">
            <text:p>0.21249</text:p>
          </table:table-cell>
          <table:table-cell/>
          <table:table-cell table:formula="of:=[.B71]-[.B18]" office:value-type="float" office:value="0.774587" calcext:value-type="float">
            <text:p>0.774587</text:p>
          </table:table-cell>
          <table:table-cell table:formula="of:=[.C71]-[.C18]" office:value-type="float" office:value="0.689574" calcext:value-type="float">
            <text:p>0.689574</text:p>
          </table:table-cell>
          <table:table-cell table:formula="of:=[.D71]-[.D18]" office:value-type="float" office:value="1.103778" calcext:value-type="float">
            <text:p>1.103778</text:p>
          </table:table-cell>
          <table:table-cell table:formula="of:=[.E71]-[.E18]" office:value-type="float" office:value="0.417766" calcext:value-type="float">
            <text:p>0.417766</text:p>
          </table:table-cell>
          <table:table-cell table:formula="of:=[.F71]-[.F18]" office:value-type="float" office:value="0.053514" calcext:value-type="float">
            <text:p>0.053514</text:p>
          </table:table-cell>
          <table:table-cell table:formula="of:=[.G71]-[.G18]" office:value-type="float" office:value="0.026809" calcext:value-type="float">
            <text:p>0.026809</text:p>
          </table:table-cell>
          <table:table-cell table:formula="of:=[.H71]-[.H18]" office:value-type="float" office:value="0.03562" calcext:value-type="float">
            <text:p>0.03562</text:p>
          </table:table-cell>
          <table:table-cell table:formula="of:=[.I71]-[.I18]" office:value-type="float" office:value="0.033585" calcext:value-type="float">
            <text:p>0.033585</text:p>
          </table:table-cell>
          <table:table-cell table:formula="of:=[.J71]-[.J18]" office:value-type="float" office:value="0.047927" calcext:value-type="float">
            <text:p>0.047927</text:p>
          </table:table-cell>
          <table:table-cell table:formula="of:=[.K71]-[.K18]" office:value-type="float" office:value="0.032255" calcext:value-type="float">
            <text:p>0.032255</text:p>
          </table:table-cell>
          <table:table-cell table:formula="of:=[.L71]-[.L18]" office:value-type="float" office:value="0.049056" calcext:value-type="float">
            <text:p>0.049056</text:p>
          </table:table-cell>
          <table:table-cell table:formula="of:=[.M71]-[.M18]" office:value-type="float" office:value="-0.054976" calcext:value-type="float">
            <text:p>-0.054976</text:p>
          </table:table-cell>
          <table:table-cell table:formula="of:=[.N71]-[.N18]" office:value-type="float" office:value="0.013227" calcext:value-type="float">
            <text:p>0.013227</text:p>
          </table:table-cell>
          <table:table-cell table:formula="of:=[.O71]-[.O18]" office:value-type="float" office:value="0.009771" calcext:value-type="float">
            <text:p>0.009771</text:p>
          </table:table-cell>
          <table:table-cell table:formula="of:=[.P71]-[.P18]" office:value-type="float" office:value="0.023535" calcext:value-type="float">
            <text:p>0.023535</text:p>
          </table:table-cell>
          <table:table-cell table:formula="of:=[.Q71]-[.Q18]" office:value-type="float" office:value="0.014278" calcext:value-type="float">
            <text:p>0.014278</text:p>
          </table:table-cell>
          <table:table-cell table:formula="of:=[.R71]-[.R18]" office:value-type="float" office:value="0.021476" calcext:value-type="float">
            <text:p>0.021476</text:p>
          </table:table-cell>
          <table:table-cell table:formula="of:=[.S71]-[.S18]" office:value-type="float" office:value="-0.027543" calcext:value-type="float">
            <text:p>-0.027543</text:p>
          </table:table-cell>
          <table:table-cell/>
          <table:table-cell table:formula="of:=[.U71]/[.U71]" office:value-type="float" office:value="1" calcext:value-type="float">
            <text:p>1</text:p>
          </table:table-cell>
          <table:table-cell table:formula="of:=[.U71]/[.V71]" office:value-type="float" office:value="1.12328336045152" calcext:value-type="float">
            <text:p>1.12328336045152</text:p>
          </table:table-cell>
          <table:table-cell table:formula="of:=[.U71]/[.W71]" office:value-type="float" office:value="0.701759774157485" calcext:value-type="float">
            <text:p>0.701759774157485</text:p>
          </table:table-cell>
          <table:table-cell table:formula="of:=[.U71]/[.X71]" office:value-type="float" office:value="1.85411689797638" calcext:value-type="float">
            <text:p>1.85411689797638</text:p>
          </table:table-cell>
          <table:table-cell table:formula="of:=[.U71]/[.Y71]" office:value-type="float" office:value="14.4744739694286" calcext:value-type="float">
            <text:p>14.4744739694286</text:p>
          </table:table-cell>
          <table:table-cell table:formula="of:=[.U71]/[.Z71]" office:value-type="float" office:value="28.8927971949718" calcext:value-type="float">
            <text:p>28.8927971949718</text:p>
          </table:table-cell>
          <table:table-cell table:formula="of:=[.U71]/[.AA71]" office:value-type="float" office:value="21.7458450308815" calcext:value-type="float">
            <text:p>21.7458450308815</text:p>
          </table:table-cell>
          <table:table-cell table:formula="of:=[.U71]/[.AB71]" office:value-type="float" office:value="23.0634807205598" calcext:value-type="float">
            <text:p>23.0634807205598</text:p>
          </table:table-cell>
          <table:table-cell table:formula="of:=[.U71]/[.AC71]" office:value-type="float" office:value="16.161808583888" calcext:value-type="float">
            <text:p>16.161808583888</text:p>
          </table:table-cell>
          <table:table-cell table:formula="of:=[.U71]/[.AD71]" office:value-type="float" office:value="24.0144783754457" calcext:value-type="float">
            <text:p>24.0144783754457</text:p>
          </table:table-cell>
          <table:table-cell table:formula="of:=[.U71]/[.AE71]" office:value-type="float" office:value="15.7898524135682" calcext:value-type="float">
            <text:p>15.7898524135682</text:p>
          </table:table-cell>
          <table:table-cell office:value-type="float" office:value="1" calcext:value-type="float">
            <text:p>1</text:p>
          </table:table-cell>
          <table:table-cell table:formula="of:=[.U71]/[.AG71]" office:value-type="float" office:value="58.5610493687155" calcext:value-type="float">
            <text:p>58.5610493687155</text:p>
          </table:table-cell>
          <table:table-cell table:formula="of:=[.U71]/[.AH71]" office:value-type="float" office:value="79.2740763483778" calcext:value-type="float">
            <text:p>79.2740763483778</text:p>
          </table:table-cell>
          <table:table-cell table:formula="of:=[.U71]/[.AI71]" office:value-type="float" office:value="32.9121308689186" calcext:value-type="float">
            <text:p>32.9121308689186</text:p>
          </table:table-cell>
          <table:table-cell table:formula="of:=[.U71]/[.AJ71]" office:value-type="float" office:value="54.2503852080123" calcext:value-type="float">
            <text:p>54.2503852080123</text:p>
          </table:table-cell>
          <table:table-cell table:formula="of:=[.U71]/[.AK71]" office:value-type="float" office:value="36.0675637921401" calcext:value-type="float">
            <text:p>36.0675637921401</text:p>
          </table:table-cell>
          <table:table-cell table:formula="of:=[.U71]/[.AL71]" office:value-type="float" office:value="-28.1228261264205" calcext:value-type="float">
            <text:p>-28.1228261264205</text:p>
          </table:table-cell>
        </table:table-row>
        <table:table-row table:style-name="ro1">
          <table:table-cell office:value-type="string" calcext:value-type="string">
            <text:p>seidel-2d</text:p>
          </table:table-cell>
          <table:table-cell office:value-type="float" office:value="1.098866" calcext:value-type="float">
            <text:p>1.098866</text:p>
          </table:table-cell>
          <table:table-cell office:value-type="float" office:value="0.944842" calcext:value-type="float">
            <text:p>0.944842</text:p>
          </table:table-cell>
          <table:table-cell office:value-type="float" office:value="1.583411" calcext:value-type="float">
            <text:p>1.583411</text:p>
          </table:table-cell>
          <table:table-cell office:value-type="float" office:value="0.589351" calcext:value-type="float">
            <text:p>0.589351</text:p>
          </table:table-cell>
          <table:table-cell office:value-type="float" office:value="0.157249" calcext:value-type="float">
            <text:p>0.157249</text:p>
          </table:table-cell>
          <table:table-cell office:value-type="float" office:value="0.119339" calcext:value-type="float">
            <text:p>0.119339</text:p>
          </table:table-cell>
          <table:table-cell office:value-type="float" office:value="0.156686" calcext:value-type="float">
            <text:p>0.156686</text:p>
          </table:table-cell>
          <table:table-cell office:value-type="float" office:value="0.153239" calcext:value-type="float">
            <text:p>0.153239</text:p>
          </table:table-cell>
          <table:table-cell office:value-type="float" office:value="0.185136" calcext:value-type="float">
            <text:p>0.185136</text:p>
          </table:table-cell>
          <table:table-cell office:value-type="float" office:value="0.151474" calcext:value-type="float">
            <text:p>0.151474</text:p>
          </table:table-cell>
          <table:table-cell office:value-type="float" office:value="0.186178" calcext:value-type="float">
            <text:p>0.186178</text:p>
          </table:table-cell>
          <table:table-cell office:value-type="float" office:value="0" calcext:value-type="float">
            <text:p>0</text:p>
          </table:table-cell>
          <table:table-cell office:value-type="float" office:value="0.118328" calcext:value-type="float">
            <text:p>0.118328</text:p>
          </table:table-cell>
          <table:table-cell office:value-type="float" office:value="0.121092" calcext:value-type="float">
            <text:p>0.121092</text:p>
          </table:table-cell>
          <table:table-cell office:value-type="float" office:value="0.132144" calcext:value-type="float">
            <text:p>0.132144</text:p>
          </table:table-cell>
          <table:table-cell office:value-type="float" office:value="0.122327" calcext:value-type="float">
            <text:p>0.122327</text:p>
          </table:table-cell>
          <table:table-cell office:value-type="float" office:value="0.112328" calcext:value-type="float">
            <text:p>0.112328</text:p>
          </table:table-cell>
          <table:table-cell office:value-type="float" office:value="0.29444" calcext:value-type="float">
            <text:p>0.29444</text:p>
          </table:table-cell>
          <table:table-cell/>
          <table:table-cell table:formula="of:=[.B72]-[.B19]" office:value-type="float" office:value="1.095016" calcext:value-type="float">
            <text:p>1.095016</text:p>
          </table:table-cell>
          <table:table-cell table:formula="of:=[.C72]-[.C19]" office:value-type="float" office:value="0.93166" calcext:value-type="float">
            <text:p>0.93166</text:p>
          </table:table-cell>
          <table:table-cell table:formula="of:=[.D72]-[.D19]" office:value-type="float" office:value="1.576821" calcext:value-type="float">
            <text:p>1.576821</text:p>
          </table:table-cell>
          <table:table-cell table:formula="of:=[.E72]-[.E19]" office:value-type="float" office:value="0.583037" calcext:value-type="float">
            <text:p>0.583037</text:p>
          </table:table-cell>
          <table:table-cell table:formula="of:=[.F72]-[.F19]" office:value-type="float" office:value="0.147816" calcext:value-type="float">
            <text:p>0.147816</text:p>
          </table:table-cell>
          <table:table-cell table:formula="of:=[.G72]-[.G19]" office:value-type="float" office:value="0.114209" calcext:value-type="float">
            <text:p>0.114209</text:p>
          </table:table-cell>
          <table:table-cell table:formula="of:=[.H72]-[.H19]" office:value-type="float" office:value="0.143174" calcext:value-type="float">
            <text:p>0.143174</text:p>
          </table:table-cell>
          <table:table-cell table:formula="of:=[.I72]-[.I19]" office:value-type="float" office:value="0.13953" calcext:value-type="float">
            <text:p>0.13953</text:p>
          </table:table-cell>
          <table:table-cell table:formula="of:=[.J72]-[.J19]" office:value-type="float" office:value="0.171137" calcext:value-type="float">
            <text:p>0.171137</text:p>
          </table:table-cell>
          <table:table-cell table:formula="of:=[.K72]-[.K19]" office:value-type="float" office:value="0.144807" calcext:value-type="float">
            <text:p>0.144807</text:p>
          </table:table-cell>
          <table:table-cell table:formula="of:=[.L72]-[.L19]" office:value-type="float" office:value="0.175525" calcext:value-type="float">
            <text:p>0.175525</text:p>
          </table:table-cell>
          <table:table-cell table:formula="of:=[.M72]-[.M19]" office:value-type="float" office:value="-0.056249" calcext:value-type="float">
            <text:p>-0.056249</text:p>
          </table:table-cell>
          <table:table-cell table:formula="of:=[.N72]-[.N19]" office:value-type="float" office:value="0.102759" calcext:value-type="float">
            <text:p>0.102759</text:p>
          </table:table-cell>
          <table:table-cell table:formula="of:=[.O72]-[.O19]" office:value-type="float" office:value="0.103592" calcext:value-type="float">
            <text:p>0.103592</text:p>
          </table:table-cell>
          <table:table-cell table:formula="of:=[.P72]-[.P19]" office:value-type="float" office:value="0.11972" calcext:value-type="float">
            <text:p>0.11972</text:p>
          </table:table-cell>
          <table:table-cell table:formula="of:=[.Q72]-[.Q19]" office:value-type="float" office:value="0.107465" calcext:value-type="float">
            <text:p>0.107465</text:p>
          </table:table-cell>
          <table:table-cell table:formula="of:=[.R72]-[.R19]" office:value-type="float" office:value="0.106599" calcext:value-type="float">
            <text:p>0.106599</text:p>
          </table:table-cell>
          <table:table-cell table:formula="of:=[.S72]-[.S19]" office:value-type="float" office:value="0.098562" calcext:value-type="float">
            <text:p>0.098562</text:p>
          </table:table-cell>
          <table:table-cell/>
          <table:table-cell table:formula="of:=[.U72]/[.U72]" office:value-type="float" office:value="1" calcext:value-type="float">
            <text:p>1</text:p>
          </table:table-cell>
          <table:table-cell table:formula="of:=[.U72]/[.V72]" office:value-type="float" office:value="1.17533864285254" calcext:value-type="float">
            <text:p>1.17533864285254</text:p>
          </table:table-cell>
          <table:table-cell table:formula="of:=[.U72]/[.W72]" office:value-type="float" office:value="0.694445342876585" calcext:value-type="float">
            <text:p>0.694445342876585</text:p>
          </table:table-cell>
          <table:table-cell table:formula="of:=[.U72]/[.X72]" office:value-type="float" office:value="1.87812437289572" calcext:value-type="float">
            <text:p>1.87812437289572</text:p>
          </table:table-cell>
          <table:table-cell table:formula="of:=[.U72]/[.Y72]" office:value-type="float" office:value="7.40796666125453" calcext:value-type="float">
            <text:p>7.40796666125453</text:p>
          </table:table-cell>
          <table:table-cell table:formula="of:=[.U72]/[.Z72]" office:value-type="float" office:value="9.5878258280871" calcext:value-type="float">
            <text:p>9.5878258280871</text:p>
          </table:table-cell>
          <table:table-cell table:formula="of:=[.U72]/[.AA72]" office:value-type="float" office:value="7.64814840683364" calcext:value-type="float">
            <text:p>7.64814840683364</text:p>
          </table:table-cell>
          <table:table-cell table:formula="of:=[.U72]/[.AB72]" office:value-type="float" office:value="7.84788934279367" calcext:value-type="float">
            <text:p>7.84788934279367</text:p>
          </table:table-cell>
          <table:table-cell table:formula="of:=[.U72]/[.AC72]" office:value-type="float" office:value="6.39847607472376" calcext:value-type="float">
            <text:p>6.39847607472376</text:p>
          </table:table-cell>
          <table:table-cell table:formula="of:=[.U72]/[.AD72]" office:value-type="float" office:value="7.56189963192387" calcext:value-type="float">
            <text:p>7.56189963192387</text:p>
          </table:table-cell>
          <table:table-cell table:formula="of:=[.U72]/[.AE72]" office:value-type="float" office:value="6.23851872952571" calcext:value-type="float">
            <text:p>6.23851872952571</text:p>
          </table:table-cell>
          <table:table-cell office:value-type="float" office:value="1" calcext:value-type="float">
            <text:p>1</text:p>
          </table:table-cell>
          <table:table-cell table:formula="of:=[.U72]/[.AG72]" office:value-type="float" office:value="10.656156638348" calcext:value-type="float">
            <text:p>10.656156638348</text:p>
          </table:table-cell>
          <table:table-cell table:formula="of:=[.U72]/[.AH72]" office:value-type="float" office:value="10.5704687620666" calcext:value-type="float">
            <text:p>10.5704687620666</text:p>
          </table:table-cell>
          <table:table-cell table:formula="of:=[.U72]/[.AI72]" office:value-type="float" office:value="9.1464751085867" calcext:value-type="float">
            <text:p>9.1464751085867</text:p>
          </table:table-cell>
          <table:table-cell table:formula="of:=[.U72]/[.AJ72]" office:value-type="float" office:value="10.1895128646536" calcext:value-type="float">
            <text:p>10.1895128646536</text:p>
          </table:table-cell>
          <table:table-cell table:formula="of:=[.U72]/[.AK72]" office:value-type="float" office:value="10.2722914849107" calcext:value-type="float">
            <text:p>10.2722914849107</text:p>
          </table:table-cell>
          <table:table-cell table:formula="of:=[.U72]/[.AL72]" office:value-type="float" office:value="11.1099206590775" calcext:value-type="float">
            <text:p>11.1099206590775</text:p>
          </table:table-cell>
        </table:table-row>
        <table:table-row table:style-name="ro1">
          <table:table-cell office:value-type="string" calcext:value-type="string">
            <text:p>heat-3d</text:p>
          </table:table-cell>
          <table:table-cell office:value-type="float" office:value="1.225149" calcext:value-type="float">
            <text:p>1.225149</text:p>
          </table:table-cell>
          <table:table-cell office:value-type="float" office:value="1.129842" calcext:value-type="float">
            <text:p>1.129842</text:p>
          </table:table-cell>
          <table:table-cell office:value-type="float" office:value="1.825272" calcext:value-type="float">
            <text:p>1.825272</text:p>
          </table:table-cell>
          <table:table-cell office:value-type="float" office:value="0.751468" calcext:value-type="float">
            <text:p>0.751468</text:p>
          </table:table-cell>
          <table:table-cell office:value-type="float" office:value="0.086307" calcext:value-type="float">
            <text:p>0.086307</text:p>
          </table:table-cell>
          <table:table-cell office:value-type="float" office:value="0.048528" calcext:value-type="float">
            <text:p>0.048528</text:p>
          </table:table-cell>
          <table:table-cell office:value-type="float" office:value="0.061797" calcext:value-type="float">
            <text:p>0.061797</text:p>
          </table:table-cell>
          <table:table-cell office:value-type="float" office:value="0.067081" calcext:value-type="float">
            <text:p>0.067081</text:p>
          </table:table-cell>
          <table:table-cell office:value-type="float" office:value="0.113893" calcext:value-type="float">
            <text:p>0.113893</text:p>
          </table:table-cell>
          <table:table-cell office:value-type="float" office:value="0.057691" calcext:value-type="float">
            <text:p>0.057691</text:p>
          </table:table-cell>
          <table:table-cell office:value-type="float" office:value="0.102014" calcext:value-type="float">
            <text:p>0.102014</text:p>
          </table:table-cell>
          <table:table-cell office:value-type="float" office:value="0" calcext:value-type="float">
            <text:p>0</text:p>
          </table:table-cell>
          <table:table-cell office:value-type="float" office:value="0.034362" calcext:value-type="float">
            <text:p>0.034362</text:p>
          </table:table-cell>
          <table:table-cell office:value-type="float" office:value="0.033306" calcext:value-type="float">
            <text:p>0.033306</text:p>
          </table:table-cell>
          <table:table-cell office:value-type="float" office:value="0.054186" calcext:value-type="float">
            <text:p>0.054186</text:p>
          </table:table-cell>
          <table:table-cell office:value-type="float" office:value="0.035034" calcext:value-type="float">
            <text:p>0.035034</text:p>
          </table:table-cell>
          <table:table-cell office:value-type="float" office:value="0.036664" calcext:value-type="float">
            <text:p>0.036664</text:p>
          </table:table-cell>
          <table:table-cell office:value-type="float" office:value="0.21673" calcext:value-type="float">
            <text:p>0.21673</text:p>
          </table:table-cell>
          <table:table-cell/>
          <table:table-cell table:formula="of:=[.B73]-[.B20]" office:value-type="float" office:value="1.221317" calcext:value-type="float">
            <text:p>1.221317</text:p>
          </table:table-cell>
          <table:table-cell table:formula="of:=[.C73]-[.C20]" office:value-type="float" office:value="1.116425" calcext:value-type="float">
            <text:p>1.116425</text:p>
          </table:table-cell>
          <table:table-cell table:formula="of:=[.D73]-[.D20]" office:value-type="float" office:value="1.818346" calcext:value-type="float">
            <text:p>1.818346</text:p>
          </table:table-cell>
          <table:table-cell table:formula="of:=[.E73]-[.E20]" office:value-type="float" office:value="0.745164" calcext:value-type="float">
            <text:p>0.745164</text:p>
          </table:table-cell>
          <table:table-cell table:formula="of:=[.F73]-[.F20]" office:value-type="float" office:value="0.075197" calcext:value-type="float">
            <text:p>0.075197</text:p>
          </table:table-cell>
          <table:table-cell table:formula="of:=[.G73]-[.G20]" office:value-type="float" office:value="0.04314" calcext:value-type="float">
            <text:p>0.04314</text:p>
          </table:table-cell>
          <table:table-cell table:formula="of:=[.H73]-[.H20]" office:value-type="float" office:value="0.048517" calcext:value-type="float">
            <text:p>0.048517</text:p>
          </table:table-cell>
          <table:table-cell table:formula="of:=[.I73]-[.I20]" office:value-type="float" office:value="0.053343" calcext:value-type="float">
            <text:p>0.053343</text:p>
          </table:table-cell>
          <table:table-cell table:formula="of:=[.J73]-[.J20]" office:value-type="float" office:value="0.099748" calcext:value-type="float">
            <text:p>0.099748</text:p>
          </table:table-cell>
          <table:table-cell table:formula="of:=[.K73]-[.K20]" office:value-type="float" office:value="0.050734" calcext:value-type="float">
            <text:p>0.050734</text:p>
          </table:table-cell>
          <table:table-cell table:formula="of:=[.L73]-[.L20]" office:value-type="float" office:value="0.091033" calcext:value-type="float">
            <text:p>0.091033</text:p>
          </table:table-cell>
          <table:table-cell table:formula="of:=[.M73]-[.M20]" office:value-type="float" office:value="-0.055654" calcext:value-type="float">
            <text:p>-0.055654</text:p>
          </table:table-cell>
          <table:table-cell table:formula="of:=[.N73]-[.N20]" office:value-type="float" office:value="0.018707" calcext:value-type="float">
            <text:p>0.018707</text:p>
          </table:table-cell>
          <table:table-cell table:formula="of:=[.O73]-[.O20]" office:value-type="float" office:value="0.015869" calcext:value-type="float">
            <text:p>0.015869</text:p>
          </table:table-cell>
          <table:table-cell table:formula="of:=[.P73]-[.P20]" office:value-type="float" office:value="0.041395" calcext:value-type="float">
            <text:p>0.041395</text:p>
          </table:table-cell>
          <table:table-cell table:formula="of:=[.Q73]-[.Q20]" office:value-type="float" office:value="0.01996" calcext:value-type="float">
            <text:p>0.01996</text:p>
          </table:table-cell>
          <table:table-cell table:formula="of:=[.R73]-[.R20]" office:value-type="float" office:value="0.030894" calcext:value-type="float">
            <text:p>0.030894</text:p>
          </table:table-cell>
          <table:table-cell table:formula="of:=[.S73]-[.S20]" office:value-type="float" office:value="-0.012359" calcext:value-type="float">
            <text:p>-0.012359</text:p>
          </table:table-cell>
          <table:table-cell/>
          <table:table-cell table:formula="of:=[.U73]/[.U73]" office:value-type="float" office:value="1" calcext:value-type="float">
            <text:p>1</text:p>
          </table:table-cell>
          <table:table-cell table:formula="of:=[.U73]/[.V73]" office:value-type="float" office:value="1.09395346754148" calcext:value-type="float">
            <text:p>1.09395346754148</text:p>
          </table:table-cell>
          <table:table-cell table:formula="of:=[.U73]/[.W73]" office:value-type="float" office:value="0.671663698768001" calcext:value-type="float">
            <text:p>0.671663698768001</text:p>
          </table:table-cell>
          <table:table-cell table:formula="of:=[.U73]/[.X73]" office:value-type="float" office:value="1.63899087986" calcext:value-type="float">
            <text:p>1.63899087986</text:p>
          </table:table-cell>
          <table:table-cell table:formula="of:=[.U73]/[.Y73]" office:value-type="float" office:value="16.2415654879849" calcext:value-type="float">
            <text:p>16.2415654879849</text:p>
          </table:table-cell>
          <table:table-cell table:formula="of:=[.U73]/[.Z73]" office:value-type="float" office:value="28.3105470560964" calcext:value-type="float">
            <text:p>28.3105470560964</text:p>
          </table:table-cell>
          <table:table-cell table:formula="of:=[.U73]/[.AA73]" office:value-type="float" office:value="25.1729702990704" calcext:value-type="float">
            <text:p>25.1729702990704</text:p>
          </table:table-cell>
          <table:table-cell table:formula="of:=[.U73]/[.AB73]" office:value-type="float" office:value="22.8955439326622" calcext:value-type="float">
            <text:p>22.8955439326622</text:p>
          </table:table-cell>
          <table:table-cell table:formula="of:=[.U73]/[.AC73]" office:value-type="float" office:value="12.244024942856" calcext:value-type="float">
            <text:p>12.244024942856</text:p>
          </table:table-cell>
          <table:table-cell table:formula="of:=[.U73]/[.AD73]" office:value-type="float" office:value="24.0729491071077" calcext:value-type="float">
            <text:p>24.0729491071077</text:p>
          </table:table-cell>
          <table:table-cell table:formula="of:=[.U73]/[.AE73]" office:value-type="float" office:value="13.4162007184208" calcext:value-type="float">
            <text:p>13.4162007184208</text:p>
          </table:table-cell>
          <table:table-cell office:value-type="float" office:value="1" calcext:value-type="float">
            <text:p>1</text:p>
          </table:table-cell>
          <table:table-cell table:formula="of:=[.U73]/[.AG73]" office:value-type="float" office:value="65.2866306730101" calcext:value-type="float">
            <text:p>65.2866306730101</text:p>
          </table:table-cell>
          <table:table-cell table:formula="of:=[.U73]/[.AH73]" office:value-type="float" office:value="76.962442497952" calcext:value-type="float">
            <text:p>76.962442497952</text:p>
          </table:table-cell>
          <table:table-cell table:formula="of:=[.U73]/[.AI73]" office:value-type="float" office:value="29.5039739098925" calcext:value-type="float">
            <text:p>29.5039739098925</text:p>
          </table:table-cell>
          <table:table-cell table:formula="of:=[.U73]/[.AJ73]" office:value-type="float" office:value="61.1882264529058" calcext:value-type="float">
            <text:p>61.1882264529058</text:p>
          </table:table-cell>
          <table:table-cell table:formula="of:=[.U73]/[.AK73]" office:value-type="float" office:value="39.532498219719" calcext:value-type="float">
            <text:p>39.532498219719</text:p>
          </table:table-cell>
          <table:table-cell table:formula="of:=[.U73]/[.AL73]" office:value-type="float" office:value="-98.8200501658712" calcext:value-type="float">
            <text:p>-98.8200501658712</text:p>
          </table:table-cell>
        </table:table-row>
        <table:table-row table:style-name="ro1">
          <table:table-cell office:value-type="string" calcext:value-type="string">
            <text:p>cholesky</text:p>
          </table:table-cell>
          <table:table-cell office:value-type="float" office:value="2.252227" calcext:value-type="float">
            <text:p>2.252227</text:p>
          </table:table-cell>
          <table:table-cell office:value-type="float" office:value="1.952325" calcext:value-type="float">
            <text:p>1.952325</text:p>
          </table:table-cell>
          <table:table-cell office:value-type="float" office:value="3.20025" calcext:value-type="float">
            <text:p>3.20025</text:p>
          </table:table-cell>
          <table:table-cell office:value-type="float" office:value="1.186102" calcext:value-type="float">
            <text:p>1.186102</text:p>
          </table:table-cell>
          <table:table-cell office:value-type="float" office:value="0.176153" calcext:value-type="float">
            <text:p>0.176153</text:p>
          </table:table-cell>
          <table:table-cell office:value-type="float" office:value="0.088989" calcext:value-type="float">
            <text:p>0.088989</text:p>
          </table:table-cell>
          <table:table-cell office:value-type="float" office:value="0.119898" calcext:value-type="float">
            <text:p>0.119898</text:p>
          </table:table-cell>
          <table:table-cell office:value-type="float" office:value="0.135224" calcext:value-type="float">
            <text:p>0.135224</text:p>
          </table:table-cell>
          <table:table-cell office:value-type="float" office:value="0.183237" calcext:value-type="float">
            <text:p>0.183237</text:p>
          </table:table-cell>
          <table:table-cell office:value-type="float" office:value="0.113284" calcext:value-type="float">
            <text:p>0.113284</text:p>
          </table:table-cell>
          <table:table-cell office:value-type="float" office:value="0.211243" calcext:value-type="float">
            <text:p>0.211243</text:p>
          </table:table-cell>
          <table:table-cell office:value-type="float" office:value="0" calcext:value-type="float">
            <text:p>0</text:p>
          </table:table-cell>
          <table:table-cell office:value-type="float" office:value="0.06908" calcext:value-type="float">
            <text:p>0.06908</text:p>
          </table:table-cell>
          <table:table-cell office:value-type="float" office:value="0.064673" calcext:value-type="float">
            <text:p>0.064673</text:p>
          </table:table-cell>
          <table:table-cell office:value-type="float" office:value="0.074912" calcext:value-type="float">
            <text:p>0.074912</text:p>
          </table:table-cell>
          <table:table-cell office:value-type="float" office:value="0.076578" calcext:value-type="float">
            <text:p>0.076578</text:p>
          </table:table-cell>
          <table:table-cell office:value-type="float" office:value="0.070726" calcext:value-type="float">
            <text:p>0.070726</text:p>
          </table:table-cell>
          <table:table-cell office:value-type="float" office:value="0.247825" calcext:value-type="float">
            <text:p>0.247825</text:p>
          </table:table-cell>
          <table:table-cell/>
          <table:table-cell table:formula="of:=[.B74]-[.B21]" office:value-type="float" office:value="2.248316" calcext:value-type="float">
            <text:p>2.248316</text:p>
          </table:table-cell>
          <table:table-cell table:formula="of:=[.C74]-[.C21]" office:value-type="float" office:value="1.939062" calcext:value-type="float">
            <text:p>1.939062</text:p>
          </table:table-cell>
          <table:table-cell table:formula="of:=[.D74]-[.D21]" office:value-type="float" office:value="3.193521" calcext:value-type="float">
            <text:p>3.193521</text:p>
          </table:table-cell>
          <table:table-cell table:formula="of:=[.E74]-[.E21]" office:value-type="float" office:value="1.179819" calcext:value-type="float">
            <text:p>1.179819</text:p>
          </table:table-cell>
          <table:table-cell table:formula="of:=[.F74]-[.F21]" office:value-type="float" office:value="0.164687" calcext:value-type="float">
            <text:p>0.164687</text:p>
          </table:table-cell>
          <table:table-cell table:formula="of:=[.G74]-[.G21]" office:value-type="float" office:value="0.083496" calcext:value-type="float">
            <text:p>0.083496</text:p>
          </table:table-cell>
          <table:table-cell table:formula="of:=[.H74]-[.H21]" office:value-type="float" office:value="0.106693" calcext:value-type="float">
            <text:p>0.106693</text:p>
          </table:table-cell>
          <table:table-cell table:formula="of:=[.I74]-[.I21]" office:value-type="float" office:value="0.121229" calcext:value-type="float">
            <text:p>0.121229</text:p>
          </table:table-cell>
          <table:table-cell table:formula="of:=[.J74]-[.J21]" office:value-type="float" office:value="0.168958" calcext:value-type="float">
            <text:p>0.168958</text:p>
          </table:table-cell>
          <table:table-cell table:formula="of:=[.K74]-[.K21]" office:value-type="float" office:value="0.106324" calcext:value-type="float">
            <text:p>0.106324</text:p>
          </table:table-cell>
          <table:table-cell table:formula="of:=[.L74]-[.L21]" office:value-type="float" office:value="0.200465" calcext:value-type="float">
            <text:p>0.200465</text:p>
          </table:table-cell>
          <table:table-cell table:formula="of:=[.M74]-[.M21]" office:value-type="float" office:value="-0.058013" calcext:value-type="float">
            <text:p>-0.058013</text:p>
          </table:table-cell>
          <table:table-cell table:formula="of:=[.N74]-[.N21]" office:value-type="float" office:value="0.053482" calcext:value-type="float">
            <text:p>0.053482</text:p>
          </table:table-cell>
          <table:table-cell table:formula="of:=[.O74]-[.O21]" office:value-type="float" office:value="0.046829" calcext:value-type="float">
            <text:p>0.046829</text:p>
          </table:table-cell>
          <table:table-cell table:formula="of:=[.P74]-[.P21]" office:value-type="float" office:value="0.062087" calcext:value-type="float">
            <text:p>0.062087</text:p>
          </table:table-cell>
          <table:table-cell table:formula="of:=[.Q74]-[.Q21]" office:value-type="float" office:value="0.061421" calcext:value-type="float">
            <text:p>0.061421</text:p>
          </table:table-cell>
          <table:table-cell table:formula="of:=[.R74]-[.R21]" office:value-type="float" office:value="0.064935" calcext:value-type="float">
            <text:p>0.064935</text:p>
          </table:table-cell>
          <table:table-cell table:formula="of:=[.S74]-[.S21]" office:value-type="float" office:value="0.00362299999999999" calcext:value-type="float">
            <text:p>0.003623</text:p>
          </table:table-cell>
          <table:table-cell/>
          <table:table-cell table:formula="of:=[.U74]/[.U74]" office:value-type="float" office:value="1" calcext:value-type="float">
            <text:p>1</text:p>
          </table:table-cell>
          <table:table-cell table:formula="of:=[.U74]/[.V74]" office:value-type="float" office:value="1.15948639084258" calcext:value-type="float">
            <text:p>1.15948639084258</text:p>
          </table:table-cell>
          <table:table-cell table:formula="of:=[.U74]/[.W74]" office:value-type="float" office:value="0.704024178954828" calcext:value-type="float">
            <text:p>0.704024178954828</text:p>
          </table:table-cell>
          <table:table-cell table:formula="of:=[.U74]/[.X74]" office:value-type="float" office:value="1.90564484891327" calcext:value-type="float">
            <text:p>1.90564484891327</text:p>
          </table:table-cell>
          <table:table-cell table:formula="of:=[.U74]/[.Y74]" office:value-type="float" office:value="13.6520551106038" calcext:value-type="float">
            <text:p>13.6520551106038</text:p>
          </table:table-cell>
          <table:table-cell table:formula="of:=[.U74]/[.Z74]" office:value-type="float" office:value="26.9272300469484" calcext:value-type="float">
            <text:p>26.9272300469484</text:p>
          </table:table-cell>
          <table:table-cell table:formula="of:=[.U74]/[.AA74]" office:value-type="float" office:value="21.0727601623349" calcext:value-type="float">
            <text:p>21.0727601623349</text:p>
          </table:table-cell>
          <table:table-cell table:formula="of:=[.U74]/[.AB74]" office:value-type="float" office:value="18.5460244660931" calcext:value-type="float">
            <text:p>18.5460244660931</text:p>
          </table:table-cell>
          <table:table-cell table:formula="of:=[.U74]/[.AC74]" office:value-type="float" office:value="13.3069520235798" calcext:value-type="float">
            <text:p>13.3069520235798</text:p>
          </table:table-cell>
          <table:table-cell table:formula="of:=[.U74]/[.AD74]" office:value-type="float" office:value="21.1458936834581" calcext:value-type="float">
            <text:p>21.1458936834581</text:p>
          </table:table-cell>
          <table:table-cell table:formula="of:=[.U74]/[.AE74]" office:value-type="float" office:value="11.2155039533086" calcext:value-type="float">
            <text:p>11.2155039533086</text:p>
          </table:table-cell>
          <table:table-cell office:value-type="float" office:value="1" calcext:value-type="float">
            <text:p>1</text:p>
          </table:table-cell>
          <table:table-cell table:formula="of:=[.U74]/[.AG74]" office:value-type="float" office:value="42.0387420066564" calcext:value-type="float">
            <text:p>42.0387420066564</text:p>
          </table:table-cell>
          <table:table-cell table:formula="of:=[.U74]/[.AH74]" office:value-type="float" office:value="48.0111896474407" calcext:value-type="float">
            <text:p>48.0111896474407</text:p>
          </table:table-cell>
          <table:table-cell table:formula="of:=[.U74]/[.AI74]" office:value-type="float" office:value="36.2123471902331" calcext:value-type="float">
            <text:p>36.2123471902331</text:p>
          </table:table-cell>
          <table:table-cell table:formula="of:=[.U74]/[.AJ74]" office:value-type="float" office:value="36.6050048029176" calcext:value-type="float">
            <text:p>36.6050048029176</text:p>
          </table:table-cell>
          <table:table-cell table:formula="of:=[.U74]/[.AK74]" office:value-type="float" office:value="34.624101024101" calcext:value-type="float">
            <text:p>34.624101024101</text:p>
          </table:table-cell>
          <table:table-cell table:formula="of:=[.U74]/[.AL74]" office:value-type="float" office:value="620.567485509249" calcext:value-type="float">
            <text:p>620.567485509249</text:p>
          </table:table-cell>
        </table:table-row>
        <table:table-row table:style-name="ro1">
          <table:table-cell office:value-type="string" calcext:value-type="string">
            <text:p>lu</text:p>
          </table:table-cell>
          <table:table-cell office:value-type="float" office:value="2.534691" calcext:value-type="float">
            <text:p>2.534691</text:p>
          </table:table-cell>
          <table:table-cell office:value-type="float" office:value="2.214462" calcext:value-type="float">
            <text:p>2.214462</text:p>
          </table:table-cell>
          <table:table-cell office:value-type="float" office:value="3.692261" calcext:value-type="float">
            <text:p>3.692261</text:p>
          </table:table-cell>
          <table:table-cell office:value-type="float" office:value="1.350585" calcext:value-type="float">
            <text:p>1.350585</text:p>
          </table:table-cell>
          <table:table-cell office:value-type="float" office:value="0.201212" calcext:value-type="float">
            <text:p>0.201212</text:p>
          </table:table-cell>
          <table:table-cell office:value-type="float" office:value="0.096452" calcext:value-type="float">
            <text:p>0.096452</text:p>
          </table:table-cell>
          <table:table-cell office:value-type="float" office:value="0.134988" calcext:value-type="float">
            <text:p>0.134988</text:p>
          </table:table-cell>
          <table:table-cell office:value-type="float" office:value="0.160471" calcext:value-type="float">
            <text:p>0.160471</text:p>
          </table:table-cell>
          <table:table-cell office:value-type="float" office:value="0.207373" calcext:value-type="float">
            <text:p>0.207373</text:p>
          </table:table-cell>
          <table:table-cell office:value-type="float" office:value="0.121408" calcext:value-type="float">
            <text:p>0.121408</text:p>
          </table:table-cell>
          <table:table-cell office:value-type="float" office:value="0.263914" calcext:value-type="float">
            <text:p>0.263914</text:p>
          </table:table-cell>
          <table:table-cell office:value-type="float" office:value="0" calcext:value-type="float">
            <text:p>0</text:p>
          </table:table-cell>
          <table:table-cell office:value-type="float" office:value="0.075443" calcext:value-type="float">
            <text:p>0.075443</text:p>
          </table:table-cell>
          <table:table-cell office:value-type="float" office:value="0.071712" calcext:value-type="float">
            <text:p>0.071712</text:p>
          </table:table-cell>
          <table:table-cell office:value-type="float" office:value="0.081547" calcext:value-type="float">
            <text:p>0.081547</text:p>
          </table:table-cell>
          <table:table-cell office:value-type="float" office:value="0.084579" calcext:value-type="float">
            <text:p>0.084579</text:p>
          </table:table-cell>
          <table:table-cell office:value-type="float" office:value="0.077585" calcext:value-type="float">
            <text:p>0.077585</text:p>
          </table:table-cell>
          <table:table-cell office:value-type="float" office:value="0.249512" calcext:value-type="float">
            <text:p>0.249512</text:p>
          </table:table-cell>
          <table:table-cell/>
          <table:table-cell table:formula="of:=[.B75]-[.B22]" office:value-type="float" office:value="2.530648" calcext:value-type="float">
            <text:p>2.530648</text:p>
          </table:table-cell>
          <table:table-cell table:formula="of:=[.C75]-[.C22]" office:value-type="float" office:value="2.201198" calcext:value-type="float">
            <text:p>2.201198</text:p>
          </table:table-cell>
          <table:table-cell table:formula="of:=[.D75]-[.D22]" office:value-type="float" office:value="3.685588" calcext:value-type="float">
            <text:p>3.685588</text:p>
          </table:table-cell>
          <table:table-cell table:formula="of:=[.E75]-[.E22]" office:value-type="float" office:value="1.344297" calcext:value-type="float">
            <text:p>1.344297</text:p>
          </table:table-cell>
          <table:table-cell table:formula="of:=[.F75]-[.F22]" office:value-type="float" office:value="0.189694" calcext:value-type="float">
            <text:p>0.189694</text:p>
          </table:table-cell>
          <table:table-cell table:formula="of:=[.G75]-[.G22]" office:value-type="float" office:value="0.090966" calcext:value-type="float">
            <text:p>0.090966</text:p>
          </table:table-cell>
          <table:table-cell table:formula="of:=[.H75]-[.H22]" office:value-type="float" office:value="0.121533" calcext:value-type="float">
            <text:p>0.121533</text:p>
          </table:table-cell>
          <table:table-cell table:formula="of:=[.I75]-[.I22]" office:value-type="float" office:value="0.146903" calcext:value-type="float">
            <text:p>0.146903</text:p>
          </table:table-cell>
          <table:table-cell table:formula="of:=[.J75]-[.J22]" office:value-type="float" office:value="0.193421" calcext:value-type="float">
            <text:p>0.193421</text:p>
          </table:table-cell>
          <table:table-cell table:formula="of:=[.K75]-[.K22]" office:value-type="float" office:value="0.114562" calcext:value-type="float">
            <text:p>0.114562</text:p>
          </table:table-cell>
          <table:table-cell table:formula="of:=[.L75]-[.L22]" office:value-type="float" office:value="0.252846" calcext:value-type="float">
            <text:p>0.252846</text:p>
          </table:table-cell>
          <table:table-cell table:formula="of:=[.M75]-[.M22]" office:value-type="float" office:value="-0.057146" calcext:value-type="float">
            <text:p>-0.057146</text:p>
          </table:table-cell>
          <table:table-cell table:formula="of:=[.N75]-[.N22]" office:value-type="float" office:value="0.059342" calcext:value-type="float">
            <text:p>0.059342</text:p>
          </table:table-cell>
          <table:table-cell table:formula="of:=[.O75]-[.O22]" office:value-type="float" office:value="0.054023" calcext:value-type="float">
            <text:p>0.054023</text:p>
          </table:table-cell>
          <table:table-cell table:formula="of:=[.P75]-[.P22]" office:value-type="float" office:value="0.069175" calcext:value-type="float">
            <text:p>0.069175</text:p>
          </table:table-cell>
          <table:table-cell table:formula="of:=[.Q75]-[.Q22]" office:value-type="float" office:value="0.069511" calcext:value-type="float">
            <text:p>0.069511</text:p>
          </table:table-cell>
          <table:table-cell table:formula="of:=[.R75]-[.R22]" office:value-type="float" office:value="0.071723" calcext:value-type="float">
            <text:p>0.071723</text:p>
          </table:table-cell>
          <table:table-cell table:formula="of:=[.S75]-[.S22]" office:value-type="float" office:value="0.011261" calcext:value-type="float">
            <text:p>0.011261</text:p>
          </table:table-cell>
          <table:table-cell/>
          <table:table-cell table:formula="of:=[.U75]/[.U75]" office:value-type="float" office:value="1" calcext:value-type="float">
            <text:p>1</text:p>
          </table:table-cell>
          <table:table-cell table:formula="of:=[.U75]/[.V75]" office:value-type="float" office:value="1.14966849869934" calcext:value-type="float">
            <text:p>1.14966849869934</text:p>
          </table:table-cell>
          <table:table-cell table:formula="of:=[.U75]/[.W75]" office:value-type="float" office:value="0.686633448991043" calcext:value-type="float">
            <text:p>0.686633448991043</text:p>
          </table:table-cell>
          <table:table-cell table:formula="of:=[.U75]/[.X75]" office:value-type="float" office:value="1.88250661870108" calcext:value-type="float">
            <text:p>1.88250661870108</text:p>
          </table:table-cell>
          <table:table-cell table:formula="of:=[.U75]/[.Y75]" office:value-type="float" office:value="13.3406855251089" calcext:value-type="float">
            <text:p>13.3406855251089</text:p>
          </table:table-cell>
          <table:table-cell table:formula="of:=[.U75]/[.Z75]" office:value-type="float" office:value="27.8197128597498" calcext:value-type="float">
            <text:p>27.8197128597498</text:p>
          </table:table-cell>
          <table:table-cell table:formula="of:=[.U75]/[.AA75]" office:value-type="float" office:value="20.8227230464154" calcext:value-type="float">
            <text:p>20.8227230464154</text:p>
          </table:table-cell>
          <table:table-cell table:formula="of:=[.U75]/[.AB75]" office:value-type="float" office:value="17.2266597686909" calcext:value-type="float">
            <text:p>17.2266597686909</text:p>
          </table:table-cell>
          <table:table-cell table:formula="of:=[.U75]/[.AC75]" office:value-type="float" office:value="13.0836258730955" calcext:value-type="float">
            <text:p>13.0836258730955</text:p>
          </table:table-cell>
          <table:table-cell table:formula="of:=[.U75]/[.AD75]" office:value-type="float" office:value="22.0897679858941" calcext:value-type="float">
            <text:p>22.0897679858941</text:p>
          </table:table-cell>
          <table:table-cell table:formula="of:=[.U75]/[.AE75]" office:value-type="float" office:value="10.0086534886848" calcext:value-type="float">
            <text:p>10.0086534886848</text:p>
          </table:table-cell>
          <table:table-cell office:value-type="float" office:value="1" calcext:value-type="float">
            <text:p>1</text:p>
          </table:table-cell>
          <table:table-cell table:formula="of:=[.U75]/[.AG75]" office:value-type="float" office:value="42.6451417208722" calcext:value-type="float">
            <text:p>42.6451417208722</text:p>
          </table:table-cell>
          <table:table-cell table:formula="of:=[.U75]/[.AH75]" office:value-type="float" office:value="46.8438998204469" calcext:value-type="float">
            <text:p>46.8438998204469</text:p>
          </table:table-cell>
          <table:table-cell table:formula="of:=[.U75]/[.AI75]" office:value-type="float" office:value="36.5832743043007" calcext:value-type="float">
            <text:p>36.5832743043007</text:p>
          </table:table-cell>
          <table:table-cell table:formula="of:=[.U75]/[.AJ75]" office:value-type="float" office:value="36.406439268605" calcext:value-type="float">
            <text:p>36.406439268605</text:p>
          </table:table-cell>
          <table:table-cell table:formula="of:=[.U75]/[.AK75]" office:value-type="float" office:value="35.2836328653291" calcext:value-type="float">
            <text:p>35.2836328653291</text:p>
          </table:table-cell>
          <table:table-cell table:formula="of:=[.U75]/[.AL75]" office:value-type="float" office:value="224.726756060741" calcext:value-type="float">
            <text:p>224.726756060741</text:p>
          </table:table-cell>
        </table:table-row>
        <table:table-row table:style-name="ro1">
          <table:table-cell office:value-type="string" calcext:value-type="string">
            <text:p>ludcmp</text:p>
          </table:table-cell>
          <table:table-cell office:value-type="float" office:value="2.478563" calcext:value-type="float">
            <text:p>2.478563</text:p>
          </table:table-cell>
          <table:table-cell office:value-type="float" office:value="2.175206" calcext:value-type="float">
            <text:p>2.175206</text:p>
          </table:table-cell>
          <table:table-cell office:value-type="float" office:value="3.511835" calcext:value-type="float">
            <text:p>3.511835</text:p>
          </table:table-cell>
          <table:table-cell office:value-type="float" office:value="1.434146" calcext:value-type="float">
            <text:p>1.434146</text:p>
          </table:table-cell>
          <table:table-cell office:value-type="float" office:value="0.188282" calcext:value-type="float">
            <text:p>0.188282</text:p>
          </table:table-cell>
          <table:table-cell office:value-type="float" office:value="0.094589" calcext:value-type="float">
            <text:p>0.094589</text:p>
          </table:table-cell>
          <table:table-cell office:value-type="float" office:value="0.127319" calcext:value-type="float">
            <text:p>0.127319</text:p>
          </table:table-cell>
          <table:table-cell office:value-type="float" office:value="0.128246" calcext:value-type="float">
            <text:p>0.128246</text:p>
          </table:table-cell>
          <table:table-cell office:value-type="float" office:value="0.185157" calcext:value-type="float">
            <text:p>0.185157</text:p>
          </table:table-cell>
          <table:table-cell office:value-type="float" office:value="0.117324" calcext:value-type="float">
            <text:p>0.117324</text:p>
          </table:table-cell>
          <table:table-cell office:value-type="float" office:value="0.195278" calcext:value-type="float">
            <text:p>0.195278</text:p>
          </table:table-cell>
          <table:table-cell office:value-type="float" office:value="0" calcext:value-type="float">
            <text:p>0</text:p>
          </table:table-cell>
          <table:table-cell office:value-type="float" office:value="0.074958" calcext:value-type="float">
            <text:p>0.074958</text:p>
          </table:table-cell>
          <table:table-cell office:value-type="float" office:value="0.071843" calcext:value-type="float">
            <text:p>0.071843</text:p>
          </table:table-cell>
          <table:table-cell office:value-type="float" office:value="0.084001" calcext:value-type="float">
            <text:p>0.084001</text:p>
          </table:table-cell>
          <table:table-cell office:value-type="float" office:value="0.085468" calcext:value-type="float">
            <text:p>0.085468</text:p>
          </table:table-cell>
          <table:table-cell office:value-type="float" office:value="0.077309" calcext:value-type="float">
            <text:p>0.077309</text:p>
          </table:table-cell>
          <table:table-cell office:value-type="float" office:value="0.275275" calcext:value-type="float">
            <text:p>0.275275</text:p>
          </table:table-cell>
          <table:table-cell/>
          <table:table-cell table:formula="of:=[.B76]-[.B23]" office:value-type="float" office:value="2.474533" calcext:value-type="float">
            <text:p>2.474533</text:p>
          </table:table-cell>
          <table:table-cell table:formula="of:=[.C76]-[.C23]" office:value-type="float" office:value="2.161884" calcext:value-type="float">
            <text:p>2.161884</text:p>
          </table:table-cell>
          <table:table-cell table:formula="of:=[.D76]-[.D23]" office:value-type="float" office:value="3.504984" calcext:value-type="float">
            <text:p>3.504984</text:p>
          </table:table-cell>
          <table:table-cell table:formula="of:=[.E76]-[.E23]" office:value-type="float" office:value="1.427841" calcext:value-type="float">
            <text:p>1.427841</text:p>
          </table:table-cell>
          <table:table-cell table:formula="of:=[.F76]-[.F23]" office:value-type="float" office:value="0.176045" calcext:value-type="float">
            <text:p>0.176045</text:p>
          </table:table-cell>
          <table:table-cell table:formula="of:=[.G76]-[.G23]" office:value-type="float" office:value="0.088803" calcext:value-type="float">
            <text:p>0.088803</text:p>
          </table:table-cell>
          <table:table-cell table:formula="of:=[.H76]-[.H23]" office:value-type="float" office:value="0.113982" calcext:value-type="float">
            <text:p>0.113982</text:p>
          </table:table-cell>
          <table:table-cell table:formula="of:=[.I76]-[.I23]" office:value-type="float" office:value="0.114526" calcext:value-type="float">
            <text:p>0.114526</text:p>
          </table:table-cell>
          <table:table-cell table:formula="of:=[.J76]-[.J23]" office:value-type="float" office:value="0.171035" calcext:value-type="float">
            <text:p>0.171035</text:p>
          </table:table-cell>
          <table:table-cell table:formula="of:=[.K76]-[.K23]" office:value-type="float" office:value="0.110302" calcext:value-type="float">
            <text:p>0.110302</text:p>
          </table:table-cell>
          <table:table-cell table:formula="of:=[.L76]-[.L23]" office:value-type="float" office:value="0.184262" calcext:value-type="float">
            <text:p>0.184262</text:p>
          </table:table-cell>
          <table:table-cell table:formula="of:=[.M76]-[.M23]" office:value-type="float" office:value="-0.057434" calcext:value-type="float">
            <text:p>-0.057434</text:p>
          </table:table-cell>
          <table:table-cell table:formula="of:=[.N76]-[.N23]" office:value-type="float" office:value="0.058788" calcext:value-type="float">
            <text:p>0.058788</text:p>
          </table:table-cell>
          <table:table-cell table:formula="of:=[.O76]-[.O23]" office:value-type="float" office:value="0.053698" calcext:value-type="float">
            <text:p>0.053698</text:p>
          </table:table-cell>
          <table:table-cell table:formula="of:=[.P76]-[.P23]" office:value-type="float" office:value="0.070875" calcext:value-type="float">
            <text:p>0.070875</text:p>
          </table:table-cell>
          <table:table-cell table:formula="of:=[.Q76]-[.Q23]" office:value-type="float" office:value="0.069367" calcext:value-type="float">
            <text:p>0.069367</text:p>
          </table:table-cell>
          <table:table-cell table:formula="of:=[.R76]-[.R23]" office:value-type="float" office:value="0.071574" calcext:value-type="float">
            <text:p>0.071574</text:p>
          </table:table-cell>
          <table:table-cell table:formula="of:=[.S76]-[.S23]" office:value-type="float" office:value="0.020604" calcext:value-type="float">
            <text:p>0.020604</text:p>
          </table:table-cell>
          <table:table-cell/>
          <table:table-cell table:formula="of:=[.U76]/[.U76]" office:value-type="float" office:value="1" calcext:value-type="float">
            <text:p>1</text:p>
          </table:table-cell>
          <table:table-cell table:formula="of:=[.U76]/[.V76]" office:value-type="float" office:value="1.14461876770447" calcext:value-type="float">
            <text:p>1.14461876770447</text:p>
          </table:table-cell>
          <table:table-cell table:formula="of:=[.U76]/[.W76]" office:value-type="float" office:value="0.70600407876327" calcext:value-type="float">
            <text:p>0.70600407876327</text:p>
          </table:table-cell>
          <table:table-cell table:formula="of:=[.U76]/[.X76]" office:value-type="float" office:value="1.7330592131757" calcext:value-type="float">
            <text:p>1.7330592131757</text:p>
          </table:table-cell>
          <table:table-cell table:formula="of:=[.U76]/[.Y76]" office:value-type="float" office:value="14.0562526626715" calcext:value-type="float">
            <text:p>14.0562526626715</text:p>
          </table:table-cell>
          <table:table-cell table:formula="of:=[.U76]/[.Z76]" office:value-type="float" office:value="27.8654212132473" calcext:value-type="float">
            <text:p>27.8654212132473</text:p>
          </table:table-cell>
          <table:table-cell table:formula="of:=[.U76]/[.AA76]" office:value-type="float" office:value="21.7098576968293" calcext:value-type="float">
            <text:p>21.7098576968293</text:p>
          </table:table-cell>
          <table:table-cell table:formula="of:=[.U76]/[.AB76]" office:value-type="float" office:value="21.6067355884253" calcext:value-type="float">
            <text:p>21.6067355884253</text:p>
          </table:table-cell>
          <table:table-cell table:formula="of:=[.U76]/[.AC76]" office:value-type="float" office:value="14.467991931476" calcext:value-type="float">
            <text:p>14.467991931476</text:p>
          </table:table-cell>
          <table:table-cell table:formula="of:=[.U76]/[.AD76]" office:value-type="float" office:value="22.4341625718482" calcext:value-type="float">
            <text:p>22.4341625718482</text:p>
          </table:table-cell>
          <table:table-cell table:formula="of:=[.U76]/[.AE76]" office:value-type="float" office:value="13.4294265773735" calcext:value-type="float">
            <text:p>13.4294265773735</text:p>
          </table:table-cell>
          <table:table-cell office:value-type="float" office:value="1" calcext:value-type="float">
            <text:p>1</text:p>
          </table:table-cell>
          <table:table-cell table:formula="of:=[.U76]/[.AG76]" office:value-type="float" office:value="42.092484860856" calcext:value-type="float">
            <text:p>42.092484860856</text:p>
          </table:table-cell>
          <table:table-cell table:formula="of:=[.U76]/[.AH76]" office:value-type="float" office:value="46.0824053037357" calcext:value-type="float">
            <text:p>46.0824053037357</text:p>
          </table:table-cell>
          <table:table-cell table:formula="of:=[.U76]/[.AI76]" office:value-type="float" office:value="34.9140458553792" calcext:value-type="float">
            <text:p>34.9140458553792</text:p>
          </table:table-cell>
          <table:table-cell table:formula="of:=[.U76]/[.AJ76]" office:value-type="float" office:value="35.6730577940519" calcext:value-type="float">
            <text:p>35.6730577940519</text:p>
          </table:table-cell>
          <table:table-cell table:formula="of:=[.U76]/[.AK76]" office:value-type="float" office:value="34.5730712269819" calcext:value-type="float">
            <text:p>34.5730712269819</text:p>
          </table:table-cell>
          <table:table-cell table:formula="of:=[.U76]/[.AL76]" office:value-type="float" office:value="120.099640846438" calcext:value-type="float">
            <text:p>120.099640846438</text:p>
          </table:table-cell>
        </table:table-row>
        <table:table-row table:style-name="ro1">
          <table:table-cell office:value-type="string" calcext:value-type="string">
            <text:p>floyd-warshall</text:p>
          </table:table-cell>
          <table:table-cell office:value-type="float" office:value="5.172422" calcext:value-type="float">
            <text:p>5.172422</text:p>
          </table:table-cell>
          <table:table-cell office:value-type="float" office:value="3.924251" calcext:value-type="float">
            <text:p>3.924251</text:p>
          </table:table-cell>
          <table:table-cell office:value-type="float" office:value="6.6814" calcext:value-type="float">
            <text:p>6.6814</text:p>
          </table:table-cell>
          <table:table-cell office:value-type="float" office:value="2.970323" calcext:value-type="float">
            <text:p>2.970323</text:p>
          </table:table-cell>
          <table:table-cell office:value-type="float" office:value="0.348278" calcext:value-type="float">
            <text:p>0.348278</text:p>
          </table:table-cell>
          <table:table-cell office:value-type="float" office:value="0.170465" calcext:value-type="float">
            <text:p>0.170465</text:p>
          </table:table-cell>
          <table:table-cell office:value-type="float" office:value="0.171892" calcext:value-type="float">
            <text:p>0.171892</text:p>
          </table:table-cell>
          <table:table-cell office:value-type="float" office:value="0.247612" calcext:value-type="float">
            <text:p>0.247612</text:p>
          </table:table-cell>
          <table:table-cell office:value-type="float" office:value="0.356304" calcext:value-type="float">
            <text:p>0.356304</text:p>
          </table:table-cell>
          <table:table-cell office:value-type="float" office:value="0.223687" calcext:value-type="float">
            <text:p>0.223687</text:p>
          </table:table-cell>
          <table:table-cell office:value-type="float" office:value="0.261203" calcext:value-type="float">
            <text:p>0.261203</text:p>
          </table:table-cell>
          <table:table-cell office:value-type="float" office:value="0" calcext:value-type="float">
            <text:p>0</text:p>
          </table:table-cell>
          <table:table-cell office:value-type="float" office:value="0.107308" calcext:value-type="float">
            <text:p>0.107308</text:p>
          </table:table-cell>
          <table:table-cell office:value-type="float" office:value="0.095145" calcext:value-type="float">
            <text:p>0.095145</text:p>
          </table:table-cell>
          <table:table-cell office:value-type="float" office:value="0.123492" calcext:value-type="float">
            <text:p>0.123492</text:p>
          </table:table-cell>
          <table:table-cell office:value-type="float" office:value="0.128637" calcext:value-type="float">
            <text:p>0.128637</text:p>
          </table:table-cell>
          <table:table-cell office:value-type="float" office:value="0.107515" calcext:value-type="float">
            <text:p>0.107515</text:p>
          </table:table-cell>
          <table:table-cell office:value-type="float" office:value="0.228307" calcext:value-type="float">
            <text:p>0.228307</text:p>
          </table:table-cell>
          <table:table-cell/>
          <table:table-cell table:formula="of:=[.B77]-[.B24]" office:value-type="float" office:value="5.168513" calcext:value-type="float">
            <text:p>5.168513</text:p>
          </table:table-cell>
          <table:table-cell table:formula="of:=[.C77]-[.C24]" office:value-type="float" office:value="3.910816" calcext:value-type="float">
            <text:p>3.910816</text:p>
          </table:table-cell>
          <table:table-cell table:formula="of:=[.D77]-[.D24]" office:value-type="float" office:value="6.67497" calcext:value-type="float">
            <text:p>6.67497</text:p>
          </table:table-cell>
          <table:table-cell table:formula="of:=[.E77]-[.E24]" office:value-type="float" office:value="2.96398" calcext:value-type="float">
            <text:p>2.96398</text:p>
          </table:table-cell>
          <table:table-cell table:formula="of:=[.F77]-[.F24]" office:value-type="float" office:value="0.340398" calcext:value-type="float">
            <text:p>0.340398</text:p>
          </table:table-cell>
          <table:table-cell table:formula="of:=[.G77]-[.G24]" office:value-type="float" office:value="0.165655" calcext:value-type="float">
            <text:p>0.165655</text:p>
          </table:table-cell>
          <table:table-cell table:formula="of:=[.H77]-[.H24]" office:value-type="float" office:value="0.158596" calcext:value-type="float">
            <text:p>0.158596</text:p>
          </table:table-cell>
          <table:table-cell table:formula="of:=[.I77]-[.I24]" office:value-type="float" office:value="0.234101" calcext:value-type="float">
            <text:p>0.234101</text:p>
          </table:table-cell>
          <table:table-cell table:formula="of:=[.J77]-[.J24]" office:value-type="float" office:value="0.342536" calcext:value-type="float">
            <text:p>0.342536</text:p>
          </table:table-cell>
          <table:table-cell table:formula="of:=[.K77]-[.K24]" office:value-type="float" office:value="0.216744" calcext:value-type="float">
            <text:p>0.216744</text:p>
          </table:table-cell>
          <table:table-cell table:formula="of:=[.L77]-[.L24]" office:value-type="float" office:value="0.250551" calcext:value-type="float">
            <text:p>0.250551</text:p>
          </table:table-cell>
          <table:table-cell table:formula="of:=[.M77]-[.M24]" office:value-type="float" office:value="-0.055379" calcext:value-type="float">
            <text:p>-0.055379</text:p>
          </table:table-cell>
          <table:table-cell table:formula="of:=[.N77]-[.N24]" office:value-type="float" office:value="0.092352" calcext:value-type="float">
            <text:p>0.092352</text:p>
          </table:table-cell>
          <table:table-cell table:formula="of:=[.O77]-[.O24]" office:value-type="float" office:value="0.077467" calcext:value-type="float">
            <text:p>0.077467</text:p>
          </table:table-cell>
          <table:table-cell table:formula="of:=[.P77]-[.P24]" office:value-type="float" office:value="0.110559" calcext:value-type="float">
            <text:p>0.110559</text:p>
          </table:table-cell>
          <table:table-cell table:formula="of:=[.Q77]-[.Q24]" office:value-type="float" office:value="0.114365" calcext:value-type="float">
            <text:p>0.114365</text:p>
          </table:table-cell>
          <table:table-cell table:formula="of:=[.R77]-[.R24]" office:value-type="float" office:value="0.101876" calcext:value-type="float">
            <text:p>0.101876</text:p>
          </table:table-cell>
          <table:table-cell table:formula="of:=[.S77]-[.S24]" office:value-type="float" office:value="0.063333" calcext:value-type="float">
            <text:p>0.063333</text:p>
          </table:table-cell>
          <table:table-cell/>
          <table:table-cell table:formula="of:=[.U77]/[.U77]" office:value-type="float" office:value="1" calcext:value-type="float">
            <text:p>1</text:p>
          </table:table-cell>
          <table:table-cell table:formula="of:=[.U77]/[.V77]" office:value-type="float" office:value="1.32159452145026" calcext:value-type="float">
            <text:p>1.32159452145026</text:p>
          </table:table-cell>
          <table:table-cell table:formula="of:=[.U77]/[.W77]" office:value-type="float" office:value="0.774312543726788" calcext:value-type="float">
            <text:p>0.774312543726788</text:p>
          </table:table-cell>
          <table:table-cell table:formula="of:=[.U77]/[.X77]" office:value-type="float" office:value="1.74377458687306" calcext:value-type="float">
            <text:p>1.74377458687306</text:p>
          </table:table-cell>
          <table:table-cell table:formula="of:=[.U77]/[.Y77]" office:value-type="float" office:value="15.1837349220618" calcext:value-type="float">
            <text:p>15.1837349220618</text:p>
          </table:table-cell>
          <table:table-cell table:formula="of:=[.U77]/[.Z77]" office:value-type="float" office:value="31.2004648214663" calcext:value-type="float">
            <text:p>31.2004648214663</text:p>
          </table:table-cell>
          <table:table-cell table:formula="of:=[.U77]/[.AA77]" office:value-type="float" office:value="32.5891762717849" calcext:value-type="float">
            <text:p>32.5891762717849</text:p>
          </table:table-cell>
          <table:table-cell table:formula="of:=[.U77]/[.AB77]" office:value-type="float" office:value="22.0781329426188" calcext:value-type="float">
            <text:p>22.0781329426188</text:p>
          </table:table-cell>
          <table:table-cell table:formula="of:=[.U77]/[.AC77]" office:value-type="float" office:value="15.0889629119275" calcext:value-type="float">
            <text:p>15.0889629119275</text:p>
          </table:table-cell>
          <table:table-cell table:formula="of:=[.U77]/[.AD77]" office:value-type="float" office:value="23.8461641383383" calcext:value-type="float">
            <text:p>23.8461641383383</text:p>
          </table:table-cell>
          <table:table-cell table:formula="of:=[.U77]/[.AE77]" office:value-type="float" office:value="20.6285865951443" calcext:value-type="float">
            <text:p>20.6285865951443</text:p>
          </table:table-cell>
          <table:table-cell office:value-type="float" office:value="1" calcext:value-type="float">
            <text:p>1</text:p>
          </table:table-cell>
          <table:table-cell table:formula="of:=[.U77]/[.AG77]" office:value-type="float" office:value="55.9653607934858" calcext:value-type="float">
            <text:p>55.9653607934858</text:p>
          </table:table-cell>
          <table:table-cell table:formula="of:=[.U77]/[.AH77]" office:value-type="float" office:value="66.7188996605006" calcext:value-type="float">
            <text:p>66.7188996605006</text:p>
          </table:table-cell>
          <table:table-cell table:formula="of:=[.U77]/[.AI77]" office:value-type="float" office:value="46.7489123454445" calcext:value-type="float">
            <text:p>46.7489123454445</text:p>
          </table:table-cell>
          <table:table-cell table:formula="of:=[.U77]/[.AJ77]" office:value-type="float" office:value="45.1931360118918" calcext:value-type="float">
            <text:p>45.1931360118918</text:p>
          </table:table-cell>
          <table:table-cell table:formula="of:=[.U77]/[.AK77]" office:value-type="float" office:value="50.7333719423613" calcext:value-type="float">
            <text:p>50.7333719423613</text:p>
          </table:table-cell>
          <table:table-cell table:formula="of:=[.U77]/[.AL77]" office:value-type="float" office:value="81.6085295185764" calcext:value-type="float">
            <text:p>81.6085295185764</text:p>
          </table:table-cell>
        </table:table-row>
        <table:table-row table:style-name="ro1">
          <table:table-cell office:value-type="string" calcext:value-type="string">
            <text:p>nw</text:p>
          </table:table-cell>
          <table:table-cell office:value-type="float" office:value="1.962829" calcext:value-type="float">
            <text:p>1.962829</text:p>
          </table:table-cell>
          <table:table-cell office:value-type="float" office:value="1.616552" calcext:value-type="float">
            <text:p>1.616552</text:p>
          </table:table-cell>
          <table:table-cell office:value-type="float" office:value="2.304616" calcext:value-type="float">
            <text:p>2.304616</text:p>
          </table:table-cell>
          <table:table-cell office:value-type="float" office:value="0.941813" calcext:value-type="float">
            <text:p>0.941813</text:p>
          </table:table-cell>
          <table:table-cell office:value-type="float" office:value="0.259594" calcext:value-type="float">
            <text:p>0.259594</text:p>
          </table:table-cell>
          <table:table-cell office:value-type="float" office:value="0.226722" calcext:value-type="float">
            <text:p>0.226722</text:p>
          </table:table-cell>
          <table:table-cell office:value-type="float" office:value="0.195756" calcext:value-type="float">
            <text:p>0.195756</text:p>
          </table:table-cell>
          <table:table-cell office:value-type="float" office:value="0.235401" calcext:value-type="float">
            <text:p>0.235401</text:p>
          </table:table-cell>
          <table:table-cell office:value-type="float" office:value="0.261371" calcext:value-type="float">
            <text:p>0.261371</text:p>
          </table:table-cell>
          <table:table-cell office:value-type="float" office:value="0.207582" calcext:value-type="float">
            <text:p>0.207582</text:p>
          </table:table-cell>
          <table:table-cell office:value-type="float" office:value="0.247616" calcext:value-type="float">
            <text:p>0.247616</text:p>
          </table:table-cell>
          <table:table-cell office:value-type="float" office:value="0.222605" calcext:value-type="float">
            <text:p>0.222605</text:p>
          </table:table-cell>
          <table:table-cell office:value-type="float" office:value="0.217085" calcext:value-type="float">
            <text:p>0.217085</text:p>
          </table:table-cell>
          <table:table-cell office:value-type="float" office:value="0.225547" calcext:value-type="float">
            <text:p>0.225547</text:p>
          </table:table-cell>
          <table:table-cell office:value-type="float" office:value="0.234032" calcext:value-type="float">
            <text:p>0.234032</text:p>
          </table:table-cell>
          <table:table-cell office:value-type="float" office:value="0.212401" calcext:value-type="float">
            <text:p>0.212401</text:p>
          </table:table-cell>
          <table:table-cell office:value-type="float" office:value="0.207288" calcext:value-type="float">
            <text:p>0.207288</text:p>
          </table:table-cell>
          <table:table-cell office:value-type="float" office:value="0.338778" calcext:value-type="float">
            <text:p>0.338778</text:p>
          </table:table-cell>
          <table:table-cell/>
          <table:table-cell table:formula="of:=[.B78]-[.B25]" office:value-type="float" office:value="1.958955" calcext:value-type="float">
            <text:p>1.958955</text:p>
          </table:table-cell>
          <table:table-cell table:formula="of:=[.C78]-[.C25]" office:value-type="float" office:value="1.602623" calcext:value-type="float">
            <text:p>1.602623</text:p>
          </table:table-cell>
          <table:table-cell table:formula="of:=[.D78]-[.D25]" office:value-type="float" office:value="2.297906" calcext:value-type="float">
            <text:p>2.297906</text:p>
          </table:table-cell>
          <table:table-cell table:formula="of:=[.E78]-[.E25]" office:value-type="float" office:value="0.938138" calcext:value-type="float">
            <text:p>0.938138</text:p>
          </table:table-cell>
          <table:table-cell table:formula="of:=[.F78]-[.F25]" office:value-type="float" office:value="0.250096" calcext:value-type="float">
            <text:p>0.250096</text:p>
          </table:table-cell>
          <table:table-cell table:formula="of:=[.G78]-[.G25]" office:value-type="float" office:value="0.221891" calcext:value-type="float">
            <text:p>0.221891</text:p>
          </table:table-cell>
          <table:table-cell table:formula="of:=[.H78]-[.H25]" office:value-type="float" office:value="0.182572" calcext:value-type="float">
            <text:p>0.182572</text:p>
          </table:table-cell>
          <table:table-cell table:formula="of:=[.I78]-[.I25]" office:value-type="float" office:value="0.221935" calcext:value-type="float">
            <text:p>0.221935</text:p>
          </table:table-cell>
          <table:table-cell table:formula="of:=[.J78]-[.J25]" office:value-type="float" office:value="0.245927" calcext:value-type="float">
            <text:p>0.245927</text:p>
          </table:table-cell>
          <table:table-cell table:formula="of:=[.K78]-[.K25]" office:value-type="float" office:value="0.200913" calcext:value-type="float">
            <text:p>0.200913</text:p>
          </table:table-cell>
          <table:table-cell table:formula="of:=[.L78]-[.L25]" office:value-type="float" office:value="0.23681" calcext:value-type="float">
            <text:p>0.23681</text:p>
          </table:table-cell>
          <table:table-cell table:formula="of:=[.M78]-[.M25]" office:value-type="float" office:value="0.168022" calcext:value-type="float">
            <text:p>0.168022</text:p>
          </table:table-cell>
          <table:table-cell table:formula="of:=[.N78]-[.N25]" office:value-type="float" office:value="0.201363" calcext:value-type="float">
            <text:p>0.201363</text:p>
          </table:table-cell>
          <table:table-cell table:formula="of:=[.O78]-[.O25]" office:value-type="float" office:value="0.208199" calcext:value-type="float">
            <text:p>0.208199</text:p>
          </table:table-cell>
          <table:table-cell table:formula="of:=[.P78]-[.P25]" office:value-type="float" office:value="0.221061" calcext:value-type="float">
            <text:p>0.221061</text:p>
          </table:table-cell>
          <table:table-cell table:formula="of:=[.Q78]-[.Q25]" office:value-type="float" office:value="0.197447" calcext:value-type="float">
            <text:p>0.197447</text:p>
          </table:table-cell>
          <table:table-cell table:formula="of:=[.R78]-[.R25]" office:value-type="float" office:value="0.202035" calcext:value-type="float">
            <text:p>0.202035</text:p>
          </table:table-cell>
          <table:table-cell table:formula="of:=[.S78]-[.S25]" office:value-type="float" office:value="0.170823" calcext:value-type="float">
            <text:p>0.170823</text:p>
          </table:table-cell>
          <table:table-cell/>
          <table:table-cell table:formula="of:=[.U78]/[.U78]" office:value-type="float" office:value="1" calcext:value-type="float">
            <text:p>1</text:p>
          </table:table-cell>
          <table:table-cell table:formula="of:=[.U78]/[.V78]" office:value-type="float" office:value="1.22234299645019" calcext:value-type="float">
            <text:p>1.22234299645019</text:p>
          </table:table-cell>
          <table:table-cell table:formula="of:=[.U78]/[.W78]" office:value-type="float" office:value="0.852495706961033" calcext:value-type="float">
            <text:p>0.852495706961033</text:p>
          </table:table-cell>
          <table:table-cell table:formula="of:=[.U78]/[.X78]" office:value-type="float" office:value="2.08813095727921" calcext:value-type="float">
            <text:p>2.08813095727921</text:p>
          </table:table-cell>
          <table:table-cell table:formula="of:=[.U78]/[.Y78]" office:value-type="float" office:value="7.83281220011516" calcext:value-type="float">
            <text:p>7.83281220011516</text:p>
          </table:table-cell>
          <table:table-cell table:formula="of:=[.U78]/[.Z78]" office:value-type="float" office:value="8.82845631413622" calcext:value-type="float">
            <text:p>8.82845631413622</text:p>
          </table:table-cell>
          <table:table-cell table:formula="of:=[.U78]/[.AA78]" office:value-type="float" office:value="10.7297668864886" calcext:value-type="float">
            <text:p>10.7297668864886</text:p>
          </table:table-cell>
          <table:table-cell table:formula="of:=[.U78]/[.AB78]" office:value-type="float" office:value="8.82670601752766" calcext:value-type="float">
            <text:p>8.82670601752766</text:p>
          </table:table-cell>
          <table:table-cell table:formula="of:=[.U78]/[.AC78]" office:value-type="float" office:value="7.965595481586" calcext:value-type="float">
            <text:p>7.965595481586</text:p>
          </table:table-cell>
          <table:table-cell table:formula="of:=[.U78]/[.AD78]" office:value-type="float" office:value="9.75026504009198" calcext:value-type="float">
            <text:p>9.75026504009198</text:p>
          </table:table-cell>
          <table:table-cell table:formula="of:=[.U78]/[.AE78]" office:value-type="float" office:value="8.27226468476838" calcext:value-type="float">
            <text:p>8.27226468476838</text:p>
          </table:table-cell>
          <table:table-cell office:value-type="float" office:value="1" calcext:value-type="float">
            <text:p>1</text:p>
          </table:table-cell>
          <table:table-cell table:formula="of:=[.U78]/[.AG78]" office:value-type="float" office:value="9.72847543987724" calcext:value-type="float">
            <text:p>9.72847543987724</text:p>
          </table:table-cell>
          <table:table-cell table:formula="of:=[.U78]/[.AH78]" office:value-type="float" office:value="9.40905095605647" calcext:value-type="float">
            <text:p>9.40905095605647</text:p>
          </table:table-cell>
          <table:table-cell table:formula="of:=[.U78]/[.AI78]" office:value-type="float" office:value="8.86160381071288" calcext:value-type="float">
            <text:p>8.86160381071288</text:p>
          </table:table-cell>
          <table:table-cell table:formula="of:=[.U78]/[.AJ78]" office:value-type="float" office:value="9.92142195120716" calcext:value-type="float">
            <text:p>9.92142195120716</text:p>
          </table:table-cell>
          <table:table-cell table:formula="of:=[.U78]/[.AK78]" office:value-type="float" office:value="9.69611700942906" calcext:value-type="float">
            <text:p>9.69611700942906</text:p>
          </table:table-cell>
          <table:table-cell table:formula="of:=[.U78]/[.AL78]" office:value-type="float" office:value="11.4677473173987" calcext:value-type="float">
            <text:p>11.4677473173987</text:p>
          </table:table-cell>
        </table:table-row>
        <table:table-row table:style-name="ro1">
          <table:table-cell office:value-type="string" calcext:value-type="string">
            <text:p>crc</text:p>
          </table:table-cell>
          <table:table-cell office:value-type="float" office:value="18.738916" calcext:value-type="float">
            <text:p>18.738916</text:p>
          </table:table-cell>
          <table:table-cell office:value-type="float" office:value="15.065703" calcext:value-type="float">
            <text:p>15.065703</text:p>
          </table:table-cell>
          <table:table-cell office:value-type="float" office:value="21.28871" calcext:value-type="float">
            <text:p>21.28871</text:p>
          </table:table-cell>
          <table:table-cell office:value-type="float" office:value="11.76954" calcext:value-type="float">
            <text:p>11.76954</text:p>
          </table:table-cell>
          <table:table-cell office:value-type="float" office:value="1.052396" calcext:value-type="float">
            <text:p>1.052396</text:p>
          </table:table-cell>
          <table:table-cell office:value-type="float" office:value="0.538388" calcext:value-type="float">
            <text:p>0.538388</text:p>
          </table:table-cell>
          <table:table-cell office:value-type="float" office:value="0.566905" calcext:value-type="float">
            <text:p>0.566905</text:p>
          </table:table-cell>
          <table:table-cell office:value-type="float" office:value="0.602012" calcext:value-type="float">
            <text:p>0.602012</text:p>
          </table:table-cell>
          <table:table-cell office:value-type="float" office:value="0.84188" calcext:value-type="float">
            <text:p>0.84188</text:p>
          </table:table-cell>
          <table:table-cell office:value-type="float" office:value="0.577521" calcext:value-type="float">
            <text:p>0.577521</text:p>
          </table:table-cell>
          <table:table-cell office:value-type="float" office:value="0.731679" calcext:value-type="float">
            <text:p>0.731679</text:p>
          </table:table-cell>
          <table:table-cell office:value-type="float" office:value="0.700846" calcext:value-type="float">
            <text:p>0.700846</text:p>
          </table:table-cell>
          <table:table-cell office:value-type="float" office:value="0.565457" calcext:value-type="float">
            <text:p>0.565457</text:p>
          </table:table-cell>
          <table:table-cell office:value-type="float" office:value="0.576345" calcext:value-type="float">
            <text:p>0.576345</text:p>
          </table:table-cell>
          <table:table-cell office:value-type="float" office:value="0.466611" calcext:value-type="float">
            <text:p>0.466611</text:p>
          </table:table-cell>
          <table:table-cell office:value-type="float" office:value="0.597951" calcext:value-type="float">
            <text:p>0.597951</text:p>
          </table:table-cell>
          <table:table-cell office:value-type="float" office:value="0.57242" calcext:value-type="float">
            <text:p>0.57242</text:p>
          </table:table-cell>
          <table:table-cell office:value-type="float" office:value="0.801053" calcext:value-type="float">
            <text:p>0.801053</text:p>
          </table:table-cell>
          <table:table-cell/>
          <table:table-cell table:formula="of:=[.B79]-[.B26]" office:value-type="float" office:value="18.734787" calcext:value-type="float">
            <text:p>18.734787</text:p>
          </table:table-cell>
          <table:table-cell table:formula="of:=[.C79]-[.C26]" office:value-type="float" office:value="15.050775" calcext:value-type="float">
            <text:p>15.050775</text:p>
          </table:table-cell>
          <table:table-cell table:formula="of:=[.D79]-[.D26]" office:value-type="float" office:value="21.282395" calcext:value-type="float">
            <text:p>21.282395</text:p>
          </table:table-cell>
          <table:table-cell table:formula="of:=[.E79]-[.E26]" office:value-type="float" office:value="11.765893" calcext:value-type="float">
            <text:p>11.765893</text:p>
          </table:table-cell>
          <table:table-cell table:formula="of:=[.F79]-[.F26]" office:value-type="float" office:value="1.038064" calcext:value-type="float">
            <text:p>1.038064</text:p>
          </table:table-cell>
          <table:table-cell table:formula="of:=[.G79]-[.G26]" office:value-type="float" office:value="0.531869" calcext:value-type="float">
            <text:p>0.531869</text:p>
          </table:table-cell>
          <table:table-cell table:formula="of:=[.H79]-[.H26]" office:value-type="float" office:value="0.553459" calcext:value-type="float">
            <text:p>0.553459</text:p>
          </table:table-cell>
          <table:table-cell table:formula="of:=[.I79]-[.I26]" office:value-type="float" office:value="0.588414" calcext:value-type="float">
            <text:p>0.588414</text:p>
          </table:table-cell>
          <table:table-cell table:formula="of:=[.J79]-[.J26]" office:value-type="float" office:value="0.824757" calcext:value-type="float">
            <text:p>0.824757</text:p>
          </table:table-cell>
          <table:table-cell table:formula="of:=[.K79]-[.K26]" office:value-type="float" office:value="0.570565" calcext:value-type="float">
            <text:p>0.570565</text:p>
          </table:table-cell>
          <table:table-cell table:formula="of:=[.L79]-[.L26]" office:value-type="float" office:value="0.72024" calcext:value-type="float">
            <text:p>0.72024</text:p>
          </table:table-cell>
          <table:table-cell table:formula="of:=[.M79]-[.M26]" office:value-type="float" office:value="0.646017" calcext:value-type="float">
            <text:p>0.646017</text:p>
          </table:table-cell>
          <table:table-cell table:formula="of:=[.N79]-[.N26]" office:value-type="float" office:value="0.546184" calcext:value-type="float">
            <text:p>0.546184</text:p>
          </table:table-cell>
          <table:table-cell table:formula="of:=[.O79]-[.O26]" office:value-type="float" office:value="0.551442" calcext:value-type="float">
            <text:p>0.551442</text:p>
          </table:table-cell>
          <table:table-cell table:formula="of:=[.P79]-[.P26]" office:value-type="float" office:value="0.452369" calcext:value-type="float">
            <text:p>0.452369</text:p>
          </table:table-cell>
          <table:table-cell table:formula="of:=[.Q79]-[.Q26]" office:value-type="float" office:value="0.57474" calcext:value-type="float">
            <text:p>0.57474</text:p>
          </table:table-cell>
          <table:table-cell table:formula="of:=[.R79]-[.R26]" office:value-type="float" office:value="0.566913" calcext:value-type="float">
            <text:p>0.566913</text:p>
          </table:table-cell>
          <table:table-cell table:formula="of:=[.S79]-[.S26]" office:value-type="float" office:value="0.471932" calcext:value-type="float">
            <text:p>0.471932</text:p>
          </table:table-cell>
          <table:table-cell/>
          <table:table-cell table:formula="of:=[.U79]/[.U79]" office:value-type="float" office:value="1" calcext:value-type="float">
            <text:p>1</text:p>
          </table:table-cell>
          <table:table-cell table:formula="of:=[.U79]/[.V79]" office:value-type="float" office:value="1.24477224594747" calcext:value-type="float">
            <text:p>1.24477224594747</text:p>
          </table:table-cell>
          <table:table-cell table:formula="of:=[.U79]/[.W79]" office:value-type="float" office:value="0.880295051379321" calcext:value-type="float">
            <text:p>0.880295051379321</text:p>
          </table:table-cell>
          <table:table-cell table:formula="of:=[.U79]/[.X79]" office:value-type="float" office:value="1.59229622434948" calcext:value-type="float">
            <text:p>1.59229622434948</text:p>
          </table:table-cell>
          <table:table-cell table:formula="of:=[.U79]/[.Y79]" office:value-type="float" office:value="18.0478149709459" calcext:value-type="float">
            <text:p>18.0478149709459</text:p>
          </table:table-cell>
          <table:table-cell table:formula="of:=[.U79]/[.Z79]" office:value-type="float" office:value="35.2244387245732" calcext:value-type="float">
            <text:p>35.2244387245732</text:p>
          </table:table-cell>
          <table:table-cell table:formula="of:=[.U79]/[.AA79]" office:value-type="float" office:value="33.8503610926916" calcext:value-type="float">
            <text:p>33.8503610926916</text:p>
          </table:table-cell>
          <table:table-cell table:formula="of:=[.U79]/[.AB79]" office:value-type="float" office:value="31.8394650705116" calcext:value-type="float">
            <text:p>31.8394650705116</text:p>
          </table:table-cell>
          <table:table-cell table:formula="of:=[.U79]/[.AC79]" office:value-type="float" office:value="22.7155234814618" calcext:value-type="float">
            <text:p>22.7155234814618</text:p>
          </table:table-cell>
          <table:table-cell table:formula="of:=[.U79]/[.AD79]" office:value-type="float" office:value="32.8354998992227" calcext:value-type="float">
            <text:p>32.8354998992227</text:p>
          </table:table-cell>
          <table:table-cell table:formula="of:=[.U79]/[.AE79]" office:value-type="float" office:value="26.0118668777074" calcext:value-type="float">
            <text:p>26.0118668777074</text:p>
          </table:table-cell>
          <table:table-cell office:value-type="float" office:value="1" calcext:value-type="float">
            <text:p>1</text:p>
          </table:table-cell>
          <table:table-cell table:formula="of:=[.U79]/[.AG79]" office:value-type="float" office:value="34.3012373119681" calcext:value-type="float">
            <text:p>34.3012373119681</text:p>
          </table:table-cell>
          <table:table-cell table:formula="of:=[.U79]/[.AH79]" office:value-type="float" office:value="33.974174981231" calcext:value-type="float">
            <text:p>33.974174981231</text:p>
          </table:table-cell>
          <table:table-cell table:formula="of:=[.U79]/[.AI79]" office:value-type="float" office:value="41.4148339077169" calcext:value-type="float">
            <text:p>41.4148339077169</text:p>
          </table:table-cell>
          <table:table-cell table:formula="of:=[.U79]/[.AJ79]" office:value-type="float" office:value="32.5969777638584" calcext:value-type="float">
            <text:p>32.5969777638584</text:p>
          </table:table-cell>
          <table:table-cell table:formula="of:=[.U79]/[.AK79]" office:value-type="float" office:value="33.0470230881987" calcext:value-type="float">
            <text:p>33.0470230881987</text:p>
          </table:table-cell>
          <table:table-cell table:formula="of:=[.U79]/[.AL79]" office:value-type="float" office:value="39.6980645516727" calcext:value-type="float">
            <text:p>39.6980645516727</text:p>
          </table:table-cell>
        </table:table-row>
        <table:table-row table:style-name="ro1">
          <table:table-cell office:value-type="string" calcext:value-type="string">
            <text:p>lavamd</text:p>
          </table:table-cell>
          <table:table-cell office:value-type="float" office:value="10.873563" calcext:value-type="float">
            <text:p>10.873563</text:p>
          </table:table-cell>
          <table:table-cell office:value-type="float" office:value="9.440243" calcext:value-type="float">
            <text:p>9.440243</text:p>
          </table:table-cell>
          <table:table-cell office:value-type="float" office:value="15.140105" calcext:value-type="float">
            <text:p>15.140105</text:p>
          </table:table-cell>
          <table:table-cell office:value-type="float" office:value="6.671948" calcext:value-type="float">
            <text:p>6.671948</text:p>
          </table:table-cell>
          <table:table-cell office:value-type="float" office:value="0.902282" calcext:value-type="float">
            <text:p>0.902282</text:p>
          </table:table-cell>
          <table:table-cell office:value-type="float" office:value="0.781388" calcext:value-type="float">
            <text:p>0.781388</text:p>
          </table:table-cell>
          <table:table-cell office:value-type="float" office:value="0.672262" calcext:value-type="float">
            <text:p>0.672262</text:p>
          </table:table-cell>
          <table:table-cell office:value-type="float" office:value="0.991647" calcext:value-type="float">
            <text:p>0.991647</text:p>
          </table:table-cell>
          <table:table-cell office:value-type="float" office:value="1.350996" calcext:value-type="float">
            <text:p>1.350996</text:p>
          </table:table-cell>
          <table:table-cell office:value-type="float" office:value="0.849653" calcext:value-type="float">
            <text:p>0.849653</text:p>
          </table:table-cell>
          <table:table-cell office:value-type="float" office:value="1.7943" calcext:value-type="float">
            <text:p>1.7943</text:p>
          </table:table-cell>
          <table:table-cell office:value-type="float" office:value="1.014149" calcext:value-type="float">
            <text:p>1.014149</text:p>
          </table:table-cell>
          <table:table-cell office:value-type="float" office:value="0.358781" calcext:value-type="float">
            <text:p>0.358781</text:p>
          </table:table-cell>
          <table:table-cell office:value-type="float" office:value="0.3897" calcext:value-type="float">
            <text:p>0.3897</text:p>
          </table:table-cell>
          <table:table-cell office:value-type="float" office:value="0.433011" calcext:value-type="float">
            <text:p>0.433011</text:p>
          </table:table-cell>
          <table:table-cell office:value-type="float" office:value="0.368186" calcext:value-type="float">
            <text:p>0.368186</text:p>
          </table:table-cell>
          <table:table-cell office:value-type="float" office:value="0.363312" calcext:value-type="float">
            <text:p>0.363312</text:p>
          </table:table-cell>
          <table:table-cell office:value-type="float" office:value="0.613582" calcext:value-type="float">
            <text:p>0.613582</text:p>
          </table:table-cell>
          <table:table-cell/>
          <table:table-cell table:formula="of:=[.B80]-[.B27]" office:value-type="float" office:value="10.869384" calcext:value-type="float">
            <text:p>10.869384</text:p>
          </table:table-cell>
          <table:table-cell table:formula="of:=[.C80]-[.C27]" office:value-type="float" office:value="9.425093" calcext:value-type="float">
            <text:p>9.425093</text:p>
          </table:table-cell>
          <table:table-cell table:formula="of:=[.D80]-[.D27]" office:value-type="float" office:value="15.133634" calcext:value-type="float">
            <text:p>15.133634</text:p>
          </table:table-cell>
          <table:table-cell table:formula="of:=[.E80]-[.E27]" office:value-type="float" office:value="6.668291" calcext:value-type="float">
            <text:p>6.668291</text:p>
          </table:table-cell>
          <table:table-cell table:formula="of:=[.F80]-[.F27]" office:value-type="float" office:value="0.887513" calcext:value-type="float">
            <text:p>0.887513</text:p>
          </table:table-cell>
          <table:table-cell table:formula="of:=[.G80]-[.G27]" office:value-type="float" office:value="0.774581" calcext:value-type="float">
            <text:p>0.774581</text:p>
          </table:table-cell>
          <table:table-cell table:formula="of:=[.H80]-[.H27]" office:value-type="float" office:value="0.658709" calcext:value-type="float">
            <text:p>0.658709</text:p>
          </table:table-cell>
          <table:table-cell table:formula="of:=[.I80]-[.I27]" office:value-type="float" office:value="0.978106" calcext:value-type="float">
            <text:p>0.978106</text:p>
          </table:table-cell>
          <table:table-cell table:formula="of:=[.J80]-[.J27]" office:value-type="float" office:value="1.333646" calcext:value-type="float">
            <text:p>1.333646</text:p>
          </table:table-cell>
          <table:table-cell table:formula="of:=[.K80]-[.K27]" office:value-type="float" office:value="0.842261" calcext:value-type="float">
            <text:p>0.842261</text:p>
          </table:table-cell>
          <table:table-cell table:formula="of:=[.L80]-[.L27]" office:value-type="float" office:value="1.782748" calcext:value-type="float">
            <text:p>1.782748</text:p>
          </table:table-cell>
          <table:table-cell table:formula="of:=[.M80]-[.M27]" office:value-type="float" office:value="0.958949" calcext:value-type="float">
            <text:p>0.958949</text:p>
          </table:table-cell>
          <table:table-cell table:formula="of:=[.N80]-[.N27]" office:value-type="float" office:value="0.339657" calcext:value-type="float">
            <text:p>0.339657</text:p>
          </table:table-cell>
          <table:table-cell table:formula="of:=[.O80]-[.O27]" office:value-type="float" office:value="0.364539" calcext:value-type="float">
            <text:p>0.364539</text:p>
          </table:table-cell>
          <table:table-cell table:formula="of:=[.P80]-[.P27]" office:value-type="float" office:value="0.418958" calcext:value-type="float">
            <text:p>0.418958</text:p>
          </table:table-cell>
          <table:table-cell table:formula="of:=[.Q80]-[.Q27]" office:value-type="float" office:value="0.344844" calcext:value-type="float">
            <text:p>0.344844</text:p>
          </table:table-cell>
          <table:table-cell table:formula="of:=[.R80]-[.R27]" office:value-type="float" office:value="0.357908" calcext:value-type="float">
            <text:p>0.357908</text:p>
          </table:table-cell>
          <table:table-cell table:formula="of:=[.S80]-[.S27]" office:value-type="float" office:value="0.259327" calcext:value-type="float">
            <text:p>0.259327</text:p>
          </table:table-cell>
          <table:table-cell/>
          <table:table-cell table:formula="of:=[.U80]/[.U80]" office:value-type="float" office:value="1" calcext:value-type="float">
            <text:p>1</text:p>
          </table:table-cell>
          <table:table-cell table:formula="of:=[.U80]/[.V80]" office:value-type="float" office:value="1.15323891233752" calcext:value-type="float">
            <text:p>1.15323891233752</text:p>
          </table:table-cell>
          <table:table-cell table:formula="of:=[.U80]/[.W80]" office:value-type="float" office:value="0.718226963860762" calcext:value-type="float">
            <text:p>0.718226963860762</text:p>
          </table:table-cell>
          <table:table-cell table:formula="of:=[.U80]/[.X80]" office:value-type="float" office:value="1.63001044795436" calcext:value-type="float">
            <text:p>1.63001044795436</text:p>
          </table:table-cell>
          <table:table-cell table:formula="of:=[.U80]/[.Y80]" office:value-type="float" office:value="12.2470138465577" calcext:value-type="float">
            <text:p>12.2470138465577</text:p>
          </table:table-cell>
          <table:table-cell table:formula="of:=[.U80]/[.Z80]" office:value-type="float" office:value="14.0325982692578" calcext:value-type="float">
            <text:p>14.0325982692578</text:p>
          </table:table-cell>
          <table:table-cell table:formula="of:=[.U80]/[.AA80]" office:value-type="float" office:value="16.5010406719811" calcext:value-type="float">
            <text:p>16.5010406719811</text:p>
          </table:table-cell>
          <table:table-cell table:formula="of:=[.U80]/[.AB80]" office:value-type="float" office:value="11.1126851281967" calcext:value-type="float">
            <text:p>11.1126851281967</text:p>
          </table:table-cell>
          <table:table-cell table:formula="of:=[.U80]/[.AC80]" office:value-type="float" office:value="8.15012679526651" calcext:value-type="float">
            <text:p>8.15012679526651</text:p>
          </table:table-cell>
          <table:table-cell table:formula="of:=[.U80]/[.AD80]" office:value-type="float" office:value="12.9050068802901" calcext:value-type="float">
            <text:p>12.9050068802901</text:p>
          </table:table-cell>
          <table:table-cell table:formula="of:=[.U80]/[.AE80]" office:value-type="float" office:value="6.09698286016868" calcext:value-type="float">
            <text:p>6.09698286016868</text:p>
          </table:table-cell>
          <table:table-cell office:value-type="float" office:value="1" calcext:value-type="float">
            <text:p>1</text:p>
          </table:table-cell>
          <table:table-cell table:formula="of:=[.U80]/[.AG80]" office:value-type="float" office:value="32.0010598927742" calcext:value-type="float">
            <text:p>32.0010598927742</text:p>
          </table:table-cell>
          <table:table-cell table:formula="of:=[.U80]/[.AH80]" office:value-type="float" office:value="29.8167932649182" calcext:value-type="float">
            <text:p>29.8167932649182</text:p>
          </table:table-cell>
          <table:table-cell table:formula="of:=[.U80]/[.AI80]" office:value-type="float" office:value="25.943851173626" calcext:value-type="float">
            <text:p>25.943851173626</text:p>
          </table:table-cell>
          <table:table-cell table:formula="of:=[.U80]/[.AJ80]" office:value-type="float" office:value="31.5197132616487" calcext:value-type="float">
            <text:p>31.5197132616487</text:p>
          </table:table-cell>
          <table:table-cell table:formula="of:=[.U80]/[.AK80]" office:value-type="float" office:value="30.3692121997832" calcext:value-type="float">
            <text:p>30.3692121997832</text:p>
          </table:table-cell>
          <table:table-cell table:formula="of:=[.U80]/[.AL80]" office:value-type="float" office:value="41.9138153759539" calcext:value-type="float">
            <text:p>41.9138153759539</text:p>
          </table:table-cell>
        </table:table-row>
        <table:table-row table:style-name="ro1">
          <table:table-cell office:value-type="string" calcext:value-type="string">
            <text:p>page-rank</text:p>
          </table:table-cell>
          <table:table-cell office:value-type="float" office:value="11.641287" calcext:value-type="float">
            <text:p>11.641287</text:p>
          </table:table-cell>
          <table:table-cell office:value-type="float" office:value="9.628305" calcext:value-type="float">
            <text:p>9.628305</text:p>
          </table:table-cell>
          <table:table-cell office:value-type="float" office:value="15.889025" calcext:value-type="float">
            <text:p>15.889025</text:p>
          </table:table-cell>
          <table:table-cell office:value-type="float" office:value="6.372327" calcext:value-type="float">
            <text:p>6.372327</text:p>
          </table:table-cell>
          <table:table-cell office:value-type="float" office:value="1.134777" calcext:value-type="float">
            <text:p>1.134777</text:p>
          </table:table-cell>
          <table:table-cell office:value-type="float" office:value="1.120576" calcext:value-type="float">
            <text:p>1.120576</text:p>
          </table:table-cell>
          <table:table-cell office:value-type="float" office:value="1.133141" calcext:value-type="float">
            <text:p>1.133141</text:p>
          </table:table-cell>
          <table:table-cell office:value-type="float" office:value="1.173775" calcext:value-type="float">
            <text:p>1.173775</text:p>
          </table:table-cell>
          <table:table-cell office:value-type="float" office:value="1.750836" calcext:value-type="float">
            <text:p>1.750836</text:p>
          </table:table-cell>
          <table:table-cell office:value-type="float" office:value="0.771517" calcext:value-type="float">
            <text:p>0.771517</text:p>
          </table:table-cell>
          <table:table-cell office:value-type="float" office:value="1.312945" calcext:value-type="float">
            <text:p>1.312945</text:p>
          </table:table-cell>
          <table:table-cell office:value-type="float" office:value="1.137518" calcext:value-type="float">
            <text:p>1.137518</text:p>
          </table:table-cell>
          <table:table-cell office:value-type="float" office:value="0.982851" calcext:value-type="float">
            <text:p>0.982851</text:p>
          </table:table-cell>
          <table:table-cell office:value-type="float" office:value="0.987576" calcext:value-type="float">
            <text:p>0.987576</text:p>
          </table:table-cell>
          <table:table-cell office:value-type="float" office:value="1.016195" calcext:value-type="float">
            <text:p>1.016195</text:p>
          </table:table-cell>
          <table:table-cell office:value-type="float" office:value="1.030127" calcext:value-type="float">
            <text:p>1.030127</text:p>
          </table:table-cell>
          <table:table-cell office:value-type="float" office:value="1.000701" calcext:value-type="float">
            <text:p>1.000701</text:p>
          </table:table-cell>
          <table:table-cell office:value-type="float" office:value="1.077969" calcext:value-type="float">
            <text:p>1.077969</text:p>
          </table:table-cell>
          <table:table-cell/>
          <table:table-cell table:formula="of:=[.B81]-[.B28]" office:value-type="float" office:value="11.637351" calcext:value-type="float">
            <text:p>11.637351</text:p>
          </table:table-cell>
          <table:table-cell table:formula="of:=[.C81]-[.C28]" office:value-type="float" office:value="9.613886" calcext:value-type="float">
            <text:p>9.613886</text:p>
          </table:table-cell>
          <table:table-cell table:formula="of:=[.D81]-[.D28]" office:value-type="float" office:value="15.882224" calcext:value-type="float">
            <text:p>15.882224</text:p>
          </table:table-cell>
          <table:table-cell table:formula="of:=[.E81]-[.E28]" office:value-type="float" office:value="6.368648" calcext:value-type="float">
            <text:p>6.368648</text:p>
          </table:table-cell>
          <table:table-cell table:formula="of:=[.F81]-[.F28]" office:value-type="float" office:value="1.125744" calcext:value-type="float">
            <text:p>1.125744</text:p>
          </table:table-cell>
          <table:table-cell table:formula="of:=[.G81]-[.G28]" office:value-type="float" office:value="1.115708" calcext:value-type="float">
            <text:p>1.115708</text:p>
          </table:table-cell>
          <table:table-cell table:formula="of:=[.H81]-[.H28]" office:value-type="float" office:value="1.119778" calcext:value-type="float">
            <text:p>1.119778</text:p>
          </table:table-cell>
          <table:table-cell table:formula="of:=[.I81]-[.I28]" office:value-type="float" office:value="1.160403" calcext:value-type="float">
            <text:p>1.160403</text:p>
          </table:table-cell>
          <table:table-cell table:formula="of:=[.J81]-[.J28]" office:value-type="float" office:value="1.735143" calcext:value-type="float">
            <text:p>1.735143</text:p>
          </table:table-cell>
          <table:table-cell table:formula="of:=[.K81]-[.K28]" office:value-type="float" office:value="0.764651" calcext:value-type="float">
            <text:p>0.764651</text:p>
          </table:table-cell>
          <table:table-cell table:formula="of:=[.L81]-[.L28]" office:value-type="float" office:value="1.302101" calcext:value-type="float">
            <text:p>1.302101</text:p>
          </table:table-cell>
          <table:table-cell table:formula="of:=[.M81]-[.M28]" office:value-type="float" office:value="1.081954" calcext:value-type="float">
            <text:p>1.081954</text:p>
          </table:table-cell>
          <table:table-cell table:formula="of:=[.N81]-[.N28]" office:value-type="float" office:value="0.967047" calcext:value-type="float">
            <text:p>0.967047</text:p>
          </table:table-cell>
          <table:table-cell table:formula="of:=[.O81]-[.O28]" office:value-type="float" office:value="0.970006" calcext:value-type="float">
            <text:p>0.970006</text:p>
          </table:table-cell>
          <table:table-cell table:formula="of:=[.P81]-[.P28]" office:value-type="float" office:value="1.002905" calcext:value-type="float">
            <text:p>1.002905</text:p>
          </table:table-cell>
          <table:table-cell table:formula="of:=[.Q81]-[.Q28]" office:value-type="float" office:value="1.015087" calcext:value-type="float">
            <text:p>1.015087</text:p>
          </table:table-cell>
          <table:table-cell table:formula="of:=[.R81]-[.R28]" office:value-type="float" office:value="0.99539" calcext:value-type="float">
            <text:p>0.99539</text:p>
          </table:table-cell>
          <table:table-cell table:formula="of:=[.S81]-[.S28]" office:value-type="float" office:value="0.903822" calcext:value-type="float">
            <text:p>0.903822</text:p>
          </table:table-cell>
          <table:table-cell/>
          <table:table-cell table:formula="of:=[.U81]/[.U81]" office:value-type="float" office:value="1" calcext:value-type="float">
            <text:p>1</text:p>
          </table:table-cell>
          <table:table-cell table:formula="of:=[.U81]/[.V81]" office:value-type="float" office:value="1.21047316350537" calcext:value-type="float">
            <text:p>1.21047316350537</text:p>
          </table:table-cell>
          <table:table-cell table:formula="of:=[.U81]/[.W81]" office:value-type="float" office:value="0.732728048666232" calcext:value-type="float">
            <text:p>0.732728048666232</text:p>
          </table:table-cell>
          <table:table-cell table:formula="of:=[.U81]/[.X81]" office:value-type="float" office:value="1.82728751848116" calcext:value-type="float">
            <text:p>1.82728751848116</text:p>
          </table:table-cell>
          <table:table-cell table:formula="of:=[.U81]/[.Y81]" office:value-type="float" office:value="10.3374754828807" calcext:value-type="float">
            <text:p>10.3374754828807</text:p>
          </table:table-cell>
          <table:table-cell table:formula="of:=[.U81]/[.Z81]" office:value-type="float" office:value="10.4304629885239" calcext:value-type="float">
            <text:p>10.4304629885239</text:p>
          </table:table-cell>
          <table:table-cell table:formula="of:=[.U81]/[.AA81]" office:value-type="float" office:value="10.3925519165406" calcext:value-type="float">
            <text:p>10.3925519165406</text:p>
          </table:table-cell>
          <table:table-cell table:formula="of:=[.U81]/[.AB81]" office:value-type="float" office:value="10.0287150240046" calcext:value-type="float">
            <text:p>10.0287150240046</text:p>
          </table:table-cell>
          <table:table-cell table:formula="of:=[.U81]/[.AC81]" office:value-type="float" office:value="6.70685413248361" calcext:value-type="float">
            <text:p>6.70685413248361</text:p>
          </table:table-cell>
          <table:table-cell table:formula="of:=[.U81]/[.AD81]" office:value-type="float" office:value="15.219166652499" calcext:value-type="float">
            <text:p>15.219166652499</text:p>
          </table:table-cell>
          <table:table-cell table:formula="of:=[.U81]/[.AE81]" office:value-type="float" office:value="8.9373643058411" calcext:value-type="float">
            <text:p>8.9373643058411</text:p>
          </table:table-cell>
          <table:table-cell office:value-type="float" office:value="1" calcext:value-type="float">
            <text:p>1</text:p>
          </table:table-cell>
          <table:table-cell table:formula="of:=[.U81]/[.AG81]" office:value-type="float" office:value="12.0339042466395" calcext:value-type="float">
            <text:p>12.0339042466395</text:p>
          </table:table-cell>
          <table:table-cell table:formula="of:=[.U81]/[.AH81]" office:value-type="float" office:value="11.9971948627122" calcext:value-type="float">
            <text:p>11.9971948627122</text:p>
          </table:table-cell>
          <table:table-cell table:formula="of:=[.U81]/[.AI81]" office:value-type="float" office:value="11.6036424187735" calcext:value-type="float">
            <text:p>11.6036424187735</text:p>
          </table:table-cell>
          <table:table-cell table:formula="of:=[.U81]/[.AJ81]" office:value-type="float" office:value="11.4643877815399" calcext:value-type="float">
            <text:p>11.4643877815399</text:p>
          </table:table-cell>
          <table:table-cell table:formula="of:=[.U81]/[.AK81]" office:value-type="float" office:value="11.6912476516742" calcext:value-type="float">
            <text:p>11.6912476516742</text:p>
          </table:table-cell>
          <table:table-cell table:formula="of:=[.U81]/[.AL81]" office:value-type="float" office:value="12.8757111466638" calcext:value-type="float">
            <text:p>12.8757111466638</text:p>
          </table:table-cell>
        </table:table-row>
        <table:table-row table:style-name="ro1">
          <table:table-cell office:value-type="string" calcext:value-type="string">
            <text:p>back-propagation</text:p>
          </table:table-cell>
          <table:table-cell office:value-type="float" office:value="14.229303" calcext:value-type="float">
            <text:p>14.229303</text:p>
          </table:table-cell>
          <table:table-cell office:value-type="float" office:value="12.695097" calcext:value-type="float">
            <text:p>12.695097</text:p>
          </table:table-cell>
          <table:table-cell office:value-type="float" office:value="17.415162" calcext:value-type="float">
            <text:p>17.415162</text:p>
          </table:table-cell>
          <table:table-cell office:value-type="float" office:value="7.272844" calcext:value-type="float">
            <text:p>7.272844</text:p>
          </table:table-cell>
          <table:table-cell office:value-type="float" office:value="1.773603" calcext:value-type="float">
            <text:p>1.773603</text:p>
          </table:table-cell>
          <table:table-cell office:value-type="float" office:value="1.230307" calcext:value-type="float">
            <text:p>1.230307</text:p>
          </table:table-cell>
          <table:table-cell office:value-type="float" office:value="1.893304" calcext:value-type="float">
            <text:p>1.893304</text:p>
          </table:table-cell>
          <table:table-cell office:value-type="float" office:value="1.02572" calcext:value-type="float">
            <text:p>1.02572</text:p>
          </table:table-cell>
          <table:table-cell office:value-type="float" office:value="2.200586" calcext:value-type="float">
            <text:p>2.200586</text:p>
          </table:table-cell>
          <table:table-cell office:value-type="float" office:value="1.064322" calcext:value-type="float">
            <text:p>1.064322</text:p>
          </table:table-cell>
          <table:table-cell office:value-type="float" office:value="1.300798" calcext:value-type="float">
            <text:p>1.300798</text:p>
          </table:table-cell>
          <table:table-cell office:value-type="float" office:value="1.149829" calcext:value-type="float">
            <text:p>1.149829</text:p>
          </table:table-cell>
          <table:table-cell office:value-type="float" office:value="0.878068" calcext:value-type="float">
            <text:p>0.878068</text:p>
          </table:table-cell>
          <table:table-cell office:value-type="float" office:value="1.800347" calcext:value-type="float">
            <text:p>1.800347</text:p>
          </table:table-cell>
          <table:table-cell office:value-type="float" office:value="0.88188" calcext:value-type="float">
            <text:p>0.88188</text:p>
          </table:table-cell>
          <table:table-cell office:value-type="float" office:value="0.910092" calcext:value-type="float">
            <text:p>0.910092</text:p>
          </table:table-cell>
          <table:table-cell office:value-type="float" office:value="0.866091" calcext:value-type="float">
            <text:p>0.866091</text:p>
          </table:table-cell>
          <table:table-cell office:value-type="float" office:value="1.033079" calcext:value-type="float">
            <text:p>1.033079</text:p>
          </table:table-cell>
          <table:table-cell/>
          <table:table-cell table:formula="of:=[.B82]-[.B29]" office:value-type="float" office:value="14.225374" calcext:value-type="float">
            <text:p>14.225374</text:p>
          </table:table-cell>
          <table:table-cell table:formula="of:=[.C82]-[.C29]" office:value-type="float" office:value="12.680449" calcext:value-type="float">
            <text:p>12.680449</text:p>
          </table:table-cell>
          <table:table-cell table:formula="of:=[.D82]-[.D29]" office:value-type="float" office:value="17.409056" calcext:value-type="float">
            <text:p>17.409056</text:p>
          </table:table-cell>
          <table:table-cell table:formula="of:=[.E82]-[.E29]" office:value-type="float" office:value="7.269166" calcext:value-type="float">
            <text:p>7.269166</text:p>
          </table:table-cell>
          <table:table-cell table:formula="of:=[.F82]-[.F29]" office:value-type="float" office:value="1.763459" calcext:value-type="float">
            <text:p>1.763459</text:p>
          </table:table-cell>
          <table:table-cell table:formula="of:=[.G82]-[.G29]" office:value-type="float" office:value="1.225094" calcext:value-type="float">
            <text:p>1.225094</text:p>
          </table:table-cell>
          <table:table-cell table:formula="of:=[.H82]-[.H29]" office:value-type="float" office:value="1.880055" calcext:value-type="float">
            <text:p>1.880055</text:p>
          </table:table-cell>
          <table:table-cell table:formula="of:=[.I82]-[.I29]" office:value-type="float" office:value="1.012156" calcext:value-type="float">
            <text:p>1.012156</text:p>
          </table:table-cell>
          <table:table-cell table:formula="of:=[.J82]-[.J29]" office:value-type="float" office:value="2.18382" calcext:value-type="float">
            <text:p>2.18382</text:p>
          </table:table-cell>
          <table:table-cell table:formula="of:=[.K82]-[.K29]" office:value-type="float" office:value="1.057084" calcext:value-type="float">
            <text:p>1.057084</text:p>
          </table:table-cell>
          <table:table-cell table:formula="of:=[.L82]-[.L29]" office:value-type="float" office:value="1.289802" calcext:value-type="float">
            <text:p>1.289802</text:p>
          </table:table-cell>
          <table:table-cell table:formula="of:=[.M82]-[.M29]" office:value-type="float" office:value="1.094017" calcext:value-type="float">
            <text:p>1.094017</text:p>
          </table:table-cell>
          <table:table-cell table:formula="of:=[.N82]-[.N29]" office:value-type="float" office:value="0.861838" calcext:value-type="float">
            <text:p>0.861838</text:p>
          </table:table-cell>
          <table:table-cell table:formula="of:=[.O82]-[.O29]" office:value-type="float" office:value="1.782611" calcext:value-type="float">
            <text:p>1.782611</text:p>
          </table:table-cell>
          <table:table-cell table:formula="of:=[.P82]-[.P29]" office:value-type="float" office:value="0.868413" calcext:value-type="float">
            <text:p>0.868413</text:p>
          </table:table-cell>
          <table:table-cell table:formula="of:=[.Q82]-[.Q29]" office:value-type="float" office:value="0.894272" calcext:value-type="float">
            <text:p>0.894272</text:p>
          </table:table-cell>
          <table:table-cell table:formula="of:=[.R82]-[.R29]" office:value-type="float" office:value="0.860808" calcext:value-type="float">
            <text:p>0.860808</text:p>
          </table:table-cell>
          <table:table-cell table:formula="of:=[.S82]-[.S29]" office:value-type="float" office:value="0.80658" calcext:value-type="float">
            <text:p>0.80658</text:p>
          </table:table-cell>
          <table:table-cell/>
          <table:table-cell table:formula="of:=[.U82]/[.U82]" office:value-type="float" office:value="1" calcext:value-type="float">
            <text:p>1</text:p>
          </table:table-cell>
          <table:table-cell table:formula="of:=[.U82]/[.V82]" office:value-type="float" office:value="1.12183519684516" calcext:value-type="float">
            <text:p>1.12183519684516</text:p>
          </table:table-cell>
          <table:table-cell table:formula="of:=[.U82]/[.W82]" office:value-type="float" office:value="0.81712494922183" calcext:value-type="float">
            <text:p>0.81712494922183</text:p>
          </table:table-cell>
          <table:table-cell table:formula="of:=[.U82]/[.X82]" office:value-type="float" office:value="1.95694719311679" calcext:value-type="float">
            <text:p>1.95694719311679</text:p>
          </table:table-cell>
          <table:table-cell table:formula="of:=[.U82]/[.Y82]" office:value-type="float" office:value="8.06674495976374" calcext:value-type="float">
            <text:p>8.06674495976374</text:p>
          </table:table-cell>
          <table:table-cell table:formula="of:=[.U82]/[.Z82]" office:value-type="float" office:value="11.6116591869685" calcext:value-type="float">
            <text:p>11.6116591869685</text:p>
          </table:table-cell>
          <table:table-cell table:formula="of:=[.U82]/[.AA82]" office:value-type="float" office:value="7.56646693846723" calcext:value-type="float">
            <text:p>7.56646693846723</text:p>
          </table:table-cell>
          <table:table-cell table:formula="of:=[.U82]/[.AB82]" office:value-type="float" office:value="14.0545271677488" calcext:value-type="float">
            <text:p>14.0545271677488</text:p>
          </table:table-cell>
          <table:table-cell table:formula="of:=[.U82]/[.AC82]" office:value-type="float" office:value="6.51398650071892" calcext:value-type="float">
            <text:p>6.51398650071892</text:p>
          </table:table-cell>
          <table:table-cell table:formula="of:=[.U82]/[.AD82]" office:value-type="float" office:value="13.4571841026825" calcext:value-type="float">
            <text:p>13.4571841026825</text:p>
          </table:table-cell>
          <table:table-cell table:formula="of:=[.U82]/[.AE82]" office:value-type="float" office:value="11.0291145462637" calcext:value-type="float">
            <text:p>11.0291145462637</text:p>
          </table:table-cell>
          <table:table-cell office:value-type="float" office:value="1" calcext:value-type="float">
            <text:p>1</text:p>
          </table:table-cell>
          <table:table-cell table:formula="of:=[.U82]/[.AG82]" office:value-type="float" office:value="16.5058560889634" calcext:value-type="float">
            <text:p>16.5058560889634</text:p>
          </table:table-cell>
          <table:table-cell table:formula="of:=[.U82]/[.AH82]" office:value-type="float" office:value="7.98007753794855" calcext:value-type="float">
            <text:p>7.98007753794855</text:p>
          </table:table-cell>
          <table:table-cell table:formula="of:=[.U82]/[.AI82]" office:value-type="float" office:value="16.3808855924543" calcext:value-type="float">
            <text:p>16.3808855924543</text:p>
          </table:table-cell>
          <table:table-cell table:formula="of:=[.U82]/[.AJ82]" office:value-type="float" office:value="15.9072116760896" calcext:value-type="float">
            <text:p>15.9072116760896</text:p>
          </table:table-cell>
          <table:table-cell table:formula="of:=[.U82]/[.AK82]" office:value-type="float" office:value="16.5256061746638" calcext:value-type="float">
            <text:p>16.5256061746638</text:p>
          </table:table-cell>
          <table:table-cell table:formula="of:=[.U82]/[.AL82]" office:value-type="float" office:value="17.6366560043641" calcext:value-type="float">
            <text:p>17.6366560043641</text:p>
          </table:table-cell>
        </table:table-row>
        <table:table-row table:style-name="ro1">
          <table:table-cell office:value-type="string" calcext:value-type="string">
            <text:p>lud</text:p>
          </table:table-cell>
          <table:table-cell office:value-type="float" office:value="15.032362" calcext:value-type="float">
            <text:p>15.032362</text:p>
          </table:table-cell>
          <table:table-cell office:value-type="float" office:value="12.16394" calcext:value-type="float">
            <text:p>12.16394</text:p>
          </table:table-cell>
          <table:table-cell office:value-type="float" office:value="19.53099" calcext:value-type="float">
            <text:p>19.53099</text:p>
          </table:table-cell>
          <table:table-cell office:value-type="float" office:value="8.50886" calcext:value-type="float">
            <text:p>8.50886</text:p>
          </table:table-cell>
          <table:table-cell office:value-type="float" office:value="1.938849" calcext:value-type="float">
            <text:p>1.938849</text:p>
          </table:table-cell>
          <table:table-cell office:value-type="float" office:value="1.461838" calcext:value-type="float">
            <text:p>1.461838</text:p>
          </table:table-cell>
          <table:table-cell office:value-type="float" office:value="1.561934" calcext:value-type="float">
            <text:p>1.561934</text:p>
          </table:table-cell>
          <table:table-cell office:value-type="float" office:value="1.517983" calcext:value-type="float">
            <text:p>1.517983</text:p>
          </table:table-cell>
          <table:table-cell office:value-type="float" office:value="1.633538" calcext:value-type="float">
            <text:p>1.633538</text:p>
          </table:table-cell>
          <table:table-cell office:value-type="float" office:value="1.679229" calcext:value-type="float">
            <text:p>1.679229</text:p>
          </table:table-cell>
          <table:table-cell office:value-type="float" office:value="2.24347" calcext:value-type="float">
            <text:p>2.24347</text:p>
          </table:table-cell>
          <table:table-cell office:value-type="float" office:value="1.524039" calcext:value-type="float">
            <text:p>1.524039</text:p>
          </table:table-cell>
          <table:table-cell office:value-type="float" office:value="1.149822" calcext:value-type="float">
            <text:p>1.149822</text:p>
          </table:table-cell>
          <table:table-cell office:value-type="float" office:value="1.125801" calcext:value-type="float">
            <text:p>1.125801</text:p>
          </table:table-cell>
          <table:table-cell office:value-type="float" office:value="1.144922" calcext:value-type="float">
            <text:p>1.144922</text:p>
          </table:table-cell>
          <table:table-cell office:value-type="float" office:value="1.161461" calcext:value-type="float">
            <text:p>1.161461</text:p>
          </table:table-cell>
          <table:table-cell office:value-type="float" office:value="1.126413" calcext:value-type="float">
            <text:p>1.126413</text:p>
          </table:table-cell>
          <table:table-cell office:value-type="float" office:value="1.408186" calcext:value-type="float">
            <text:p>1.408186</text:p>
          </table:table-cell>
          <table:table-cell/>
          <table:table-cell table:formula="of:=[.B83]-[.B30]" office:value-type="float" office:value="15.028289" calcext:value-type="float">
            <text:p>15.028289</text:p>
          </table:table-cell>
          <table:table-cell table:formula="of:=[.C83]-[.C30]" office:value-type="float" office:value="12.149055" calcext:value-type="float">
            <text:p>12.149055</text:p>
          </table:table-cell>
          <table:table-cell table:formula="of:=[.D83]-[.D30]" office:value-type="float" office:value="19.524822" calcext:value-type="float">
            <text:p>19.524822</text:p>
          </table:table-cell>
          <table:table-cell table:formula="of:=[.E83]-[.E30]" office:value-type="float" office:value="8.505224" calcext:value-type="float">
            <text:p>8.505224</text:p>
          </table:table-cell>
          <table:table-cell table:formula="of:=[.F83]-[.F30]" office:value-type="float" office:value="1.924397" calcext:value-type="float">
            <text:p>1.924397</text:p>
          </table:table-cell>
          <table:table-cell table:formula="of:=[.G83]-[.G30]" office:value-type="float" office:value="1.455205" calcext:value-type="float">
            <text:p>1.455205</text:p>
          </table:table-cell>
          <table:table-cell table:formula="of:=[.H83]-[.H30]" office:value-type="float" office:value="1.548687" calcext:value-type="float">
            <text:p>1.548687</text:p>
          </table:table-cell>
          <table:table-cell table:formula="of:=[.I83]-[.I30]" office:value-type="float" office:value="1.504306" calcext:value-type="float">
            <text:p>1.504306</text:p>
          </table:table-cell>
          <table:table-cell table:formula="of:=[.J83]-[.J30]" office:value-type="float" office:value="1.616307" calcext:value-type="float">
            <text:p>1.616307</text:p>
          </table:table-cell>
          <table:table-cell table:formula="of:=[.K83]-[.K30]" office:value-type="float" office:value="1.671971" calcext:value-type="float">
            <text:p>1.671971</text:p>
          </table:table-cell>
          <table:table-cell table:formula="of:=[.L83]-[.L30]" office:value-type="float" office:value="2.232023" calcext:value-type="float">
            <text:p>2.232023</text:p>
          </table:table-cell>
          <table:table-cell table:formula="of:=[.M83]-[.M30]" office:value-type="float" office:value="1.469449" calcext:value-type="float">
            <text:p>1.469449</text:p>
          </table:table-cell>
          <table:table-cell table:formula="of:=[.N83]-[.N30]" office:value-type="float" office:value="1.130847" calcext:value-type="float">
            <text:p>1.130847</text:p>
          </table:table-cell>
          <table:table-cell table:formula="of:=[.O83]-[.O30]" office:value-type="float" office:value="1.100605" calcext:value-type="float">
            <text:p>1.100605</text:p>
          </table:table-cell>
          <table:table-cell table:formula="of:=[.P83]-[.P30]" office:value-type="float" office:value="1.131054" calcext:value-type="float">
            <text:p>1.131054</text:p>
          </table:table-cell>
          <table:table-cell table:formula="of:=[.Q83]-[.Q30]" office:value-type="float" office:value="1.138329" calcext:value-type="float">
            <text:p>1.138329</text:p>
          </table:table-cell>
          <table:table-cell table:formula="of:=[.R83]-[.R30]" office:value-type="float" office:value="1.121069" calcext:value-type="float">
            <text:p>1.121069</text:p>
          </table:table-cell>
          <table:table-cell table:formula="of:=[.S83]-[.S30]" office:value-type="float" office:value="1.06801" calcext:value-type="float">
            <text:p>1.06801</text:p>
          </table:table-cell>
          <table:table-cell/>
          <table:table-cell table:formula="of:=[.U83]/[.U83]" office:value-type="float" office:value="1" calcext:value-type="float">
            <text:p>1</text:p>
          </table:table-cell>
          <table:table-cell table:formula="of:=[.U83]/[.V83]" office:value-type="float" office:value="1.23699242451368" calcext:value-type="float">
            <text:p>1.23699242451368</text:p>
          </table:table-cell>
          <table:table-cell table:formula="of:=[.U83]/[.W83]" office:value-type="float" office:value="0.769701716102713" calcext:value-type="float">
            <text:p>0.769701716102713</text:p>
          </table:table-cell>
          <table:table-cell table:formula="of:=[.U83]/[.X83]" office:value-type="float" office:value="1.76694805451332" calcext:value-type="float">
            <text:p>1.76694805451332</text:p>
          </table:table-cell>
          <table:table-cell table:formula="of:=[.U83]/[.Y83]" office:value-type="float" office:value="7.80934963003996" calcext:value-type="float">
            <text:p>7.80934963003996</text:p>
          </table:table-cell>
          <table:table-cell table:formula="of:=[.U83]/[.Z83]" office:value-type="float" office:value="10.3272659178604" calcext:value-type="float">
            <text:p>10.3272659178604</text:p>
          </table:table-cell>
          <table:table-cell table:formula="of:=[.U83]/[.AA83]" office:value-type="float" office:value="9.7038904568838" calcext:value-type="float">
            <text:p>9.7038904568838</text:p>
          </table:table-cell>
          <table:table-cell table:formula="of:=[.U83]/[.AB83]" office:value-type="float" office:value="9.99018085416132" calcext:value-type="float">
            <text:p>9.99018085416132</text:p>
          </table:table-cell>
          <table:table-cell table:formula="of:=[.U83]/[.AC83]" office:value-type="float" office:value="9.29791741296672" calcext:value-type="float">
            <text:p>9.29791741296672</text:p>
          </table:table-cell>
          <table:table-cell table:formula="of:=[.U83]/[.AD83]" office:value-type="float" office:value="8.98836702311224" calcext:value-type="float">
            <text:p>8.98836702311224</text:p>
          </table:table-cell>
          <table:table-cell table:formula="of:=[.U83]/[.AE83]" office:value-type="float" office:value="6.73303500904785" calcext:value-type="float">
            <text:p>6.73303500904785</text:p>
          </table:table-cell>
          <table:table-cell office:value-type="float" office:value="1" calcext:value-type="float">
            <text:p>1</text:p>
          </table:table-cell>
          <table:table-cell table:formula="of:=[.U83]/[.AG83]" office:value-type="float" office:value="13.2894096195153" calcext:value-type="float">
            <text:p>13.2894096195153</text:p>
          </table:table-cell>
          <table:table-cell table:formula="of:=[.U83]/[.AH83]" office:value-type="float" office:value="13.6545708950986" calcext:value-type="float">
            <text:p>13.6545708950986</text:p>
          </table:table-cell>
          <table:table-cell table:formula="of:=[.U83]/[.AI83]" office:value-type="float" office:value="13.2869774564256" calcext:value-type="float">
            <text:p>13.2869774564256</text:p>
          </table:table-cell>
          <table:table-cell table:formula="of:=[.U83]/[.AJ83]" office:value-type="float" office:value="13.2020610913014" calcext:value-type="float">
            <text:p>13.2020610913014</text:p>
          </table:table-cell>
          <table:table-cell table:formula="of:=[.U83]/[.AK83]" office:value-type="float" office:value="13.4053202791264" calcext:value-type="float">
            <text:p>13.4053202791264</text:p>
          </table:table-cell>
          <table:table-cell table:formula="of:=[.U83]/[.AL83]" office:value-type="float" office:value="14.0712998941957" calcext:value-type="float">
            <text:p>14.0712998941957</text:p>
          </table:table-cell>
        </table:table-row>
        <table:table-row table:style-name="ro1">
          <table:table-cell office:value-type="string" calcext:value-type="string">
            <text:p>spmv</text:p>
          </table:table-cell>
          <table:table-cell office:value-type="float" office:value="16.738585" calcext:value-type="float">
            <text:p>16.738585</text:p>
          </table:table-cell>
          <table:table-cell office:value-type="float" office:value="14.556384" calcext:value-type="float">
            <text:p>14.556384</text:p>
          </table:table-cell>
          <table:table-cell office:value-type="float" office:value="22.132415" calcext:value-type="float">
            <text:p>22.132415</text:p>
          </table:table-cell>
          <table:table-cell office:value-type="float" office:value="8.130976" calcext:value-type="float">
            <text:p>8.130976</text:p>
          </table:table-cell>
          <table:table-cell office:value-type="float" office:value="1.804538" calcext:value-type="float">
            <text:p>1.804538</text:p>
          </table:table-cell>
          <table:table-cell office:value-type="float" office:value="1.53542" calcext:value-type="float">
            <text:p>1.53542</text:p>
          </table:table-cell>
          <table:table-cell office:value-type="float" office:value="1.127747" calcext:value-type="float">
            <text:p>1.127747</text:p>
          </table:table-cell>
          <table:table-cell office:value-type="float" office:value="0.883539" calcext:value-type="float">
            <text:p>0.883539</text:p>
          </table:table-cell>
          <table:table-cell office:value-type="float" office:value="1.62638" calcext:value-type="float">
            <text:p>1.62638</text:p>
          </table:table-cell>
          <table:table-cell office:value-type="float" office:value="1.197673" calcext:value-type="float">
            <text:p>1.197673</text:p>
          </table:table-cell>
          <table:table-cell office:value-type="float" office:value="1.387117" calcext:value-type="float">
            <text:p>1.387117</text:p>
          </table:table-cell>
          <table:table-cell office:value-type="float" office:value="1.024651" calcext:value-type="float">
            <text:p>1.024651</text:p>
          </table:table-cell>
          <table:table-cell office:value-type="float" office:value="0.648571" calcext:value-type="float">
            <text:p>0.648571</text:p>
          </table:table-cell>
          <table:table-cell office:value-type="float" office:value="0.686952" calcext:value-type="float">
            <text:p>0.686952</text:p>
          </table:table-cell>
          <table:table-cell office:value-type="float" office:value="0.625431" calcext:value-type="float">
            <text:p>0.625431</text:p>
          </table:table-cell>
          <table:table-cell office:value-type="float" office:value="0.704716" calcext:value-type="float">
            <text:p>0.704716</text:p>
          </table:table-cell>
          <table:table-cell office:value-type="float" office:value="0.611918" calcext:value-type="float">
            <text:p>0.611918</text:p>
          </table:table-cell>
          <table:table-cell office:value-type="float" office:value="0.842321" calcext:value-type="float">
            <text:p>0.842321</text:p>
          </table:table-cell>
          <table:table-cell/>
          <table:table-cell table:formula="of:=[.B84]-[.B31]" office:value-type="float" office:value="16.734286" calcext:value-type="float">
            <text:p>16.734286</text:p>
          </table:table-cell>
          <table:table-cell table:formula="of:=[.C84]-[.C31]" office:value-type="float" office:value="14.540968" calcext:value-type="float">
            <text:p>14.540968</text:p>
          </table:table-cell>
          <table:table-cell table:formula="of:=[.D84]-[.D31]" office:value-type="float" office:value="22.126149" calcext:value-type="float">
            <text:p>22.126149</text:p>
          </table:table-cell>
          <table:table-cell table:formula="of:=[.E84]-[.E31]" office:value-type="float" office:value="8.127269" calcext:value-type="float">
            <text:p>8.127269</text:p>
          </table:table-cell>
          <table:table-cell table:formula="of:=[.F84]-[.F31]" office:value-type="float" office:value="1.788515" calcext:value-type="float">
            <text:p>1.788515</text:p>
          </table:table-cell>
          <table:table-cell table:formula="of:=[.G84]-[.G31]" office:value-type="float" office:value="1.52818" calcext:value-type="float">
            <text:p>1.52818</text:p>
          </table:table-cell>
          <table:table-cell table:formula="of:=[.H84]-[.H31]" office:value-type="float" office:value="1.114064" calcext:value-type="float">
            <text:p>1.114064</text:p>
          </table:table-cell>
          <table:table-cell table:formula="of:=[.I84]-[.I31]" office:value-type="float" office:value="0.869858" calcext:value-type="float">
            <text:p>0.869858</text:p>
          </table:table-cell>
          <table:table-cell table:formula="of:=[.J84]-[.J31]" office:value-type="float" office:value="1.608247" calcext:value-type="float">
            <text:p>1.608247</text:p>
          </table:table-cell>
          <table:table-cell table:formula="of:=[.K84]-[.K31]" office:value-type="float" office:value="1.189577" calcext:value-type="float">
            <text:p>1.189577</text:p>
          </table:table-cell>
          <table:table-cell table:formula="of:=[.L84]-[.L31]" office:value-type="float" office:value="1.375652" calcext:value-type="float">
            <text:p>1.375652</text:p>
          </table:table-cell>
          <table:table-cell table:formula="of:=[.M84]-[.M31]" office:value-type="float" office:value="0.969743" calcext:value-type="float">
            <text:p>0.969743</text:p>
          </table:table-cell>
          <table:table-cell table:formula="of:=[.N84]-[.N31]" office:value-type="float" office:value="0.629069" calcext:value-type="float">
            <text:p>0.629069</text:p>
          </table:table-cell>
          <table:table-cell table:formula="of:=[.O84]-[.O31]" office:value-type="float" office:value="0.661251" calcext:value-type="float">
            <text:p>0.661251</text:p>
          </table:table-cell>
          <table:table-cell table:formula="of:=[.P84]-[.P31]" office:value-type="float" office:value="0.610988" calcext:value-type="float">
            <text:p>0.610988</text:p>
          </table:table-cell>
          <table:table-cell table:formula="of:=[.Q84]-[.Q31]" office:value-type="float" office:value="0.680728" calcext:value-type="float">
            <text:p>0.680728</text:p>
          </table:table-cell>
          <table:table-cell table:formula="of:=[.R84]-[.R31]" office:value-type="float" office:value="0.60645" calcext:value-type="float">
            <text:p>0.60645</text:p>
          </table:table-cell>
          <table:table-cell table:formula="of:=[.S84]-[.S31]" office:value-type="float" office:value="0.437976" calcext:value-type="float">
            <text:p>0.437976</text:p>
          </table:table-cell>
          <table:table-cell/>
          <table:table-cell table:formula="of:=[.U84]/[.U84]" office:value-type="float" office:value="1" calcext:value-type="float">
            <text:p>1</text:p>
          </table:table-cell>
          <table:table-cell table:formula="of:=[.U84]/[.V84]" office:value-type="float" office:value="1.15083713821528" calcext:value-type="float">
            <text:p>1.15083713821528</text:p>
          </table:table-cell>
          <table:table-cell table:formula="of:=[.U84]/[.W84]" office:value-type="float" office:value="0.756312632623056" calcext:value-type="float">
            <text:p>0.756312632623056</text:p>
          </table:table-cell>
          <table:table-cell table:formula="of:=[.U84]/[.X84]" office:value-type="float" office:value="2.05902942304481" calcext:value-type="float">
            <text:p>2.05902942304481</text:p>
          </table:table-cell>
          <table:table-cell table:formula="of:=[.U84]/[.Y84]" office:value-type="float" office:value="9.35652538558525" calcext:value-type="float">
            <text:p>9.35652538558525</text:p>
          </table:table-cell>
          <table:table-cell table:formula="of:=[.U84]/[.Z84]" office:value-type="float" office:value="10.9504678768208" calcext:value-type="float">
            <text:p>10.9504678768208</text:p>
          </table:table-cell>
          <table:table-cell table:formula="of:=[.U84]/[.AA84]" office:value-type="float" office:value="15.0209377558201" calcext:value-type="float">
            <text:p>15.0209377558201</text:p>
          </table:table-cell>
          <table:table-cell table:formula="of:=[.U84]/[.AB84]" office:value-type="float" office:value="19.2379514817361" calcext:value-type="float">
            <text:p>19.2379514817361</text:p>
          </table:table-cell>
          <table:table-cell table:formula="of:=[.U84]/[.AC84]" office:value-type="float" office:value="10.4052959526739" calcext:value-type="float">
            <text:p>10.4052959526739</text:p>
          </table:table-cell>
          <table:table-cell table:formula="of:=[.U84]/[.AD84]" office:value-type="float" office:value="14.0674256479404" calcext:value-type="float">
            <text:p>14.0674256479404</text:p>
          </table:table-cell>
          <table:table-cell table:formula="of:=[.U84]/[.AE84]" office:value-type="float" office:value="12.1646215758055" calcext:value-type="float">
            <text:p>12.1646215758055</text:p>
          </table:table-cell>
          <table:table-cell office:value-type="float" office:value="1" calcext:value-type="float">
            <text:p>1</text:p>
          </table:table-cell>
          <table:table-cell table:formula="of:=[.U84]/[.AG84]" office:value-type="float" office:value="26.6016700870652" calcext:value-type="float">
            <text:p>26.6016700870652</text:p>
          </table:table-cell>
          <table:table-cell table:formula="of:=[.U84]/[.AH84]" office:value-type="float" office:value="25.3070104997951" calcext:value-type="float">
            <text:p>25.3070104997951</text:p>
          </table:table-cell>
          <table:table-cell table:formula="of:=[.U84]/[.AI84]" office:value-type="float" office:value="27.388894708243" calcext:value-type="float">
            <text:p>27.388894708243</text:p>
          </table:table-cell>
          <table:table-cell table:formula="of:=[.U84]/[.AJ84]" office:value-type="float" office:value="24.5829259263612" calcext:value-type="float">
            <text:p>24.5829259263612</text:p>
          </table:table-cell>
          <table:table-cell table:formula="of:=[.U84]/[.AK84]" office:value-type="float" office:value="27.593842855965" calcext:value-type="float">
            <text:p>27.593842855965</text:p>
          </table:table-cell>
          <table:table-cell table:formula="of:=[.U84]/[.AL84]" office:value-type="float" office:value="38.2082260215172" calcext:value-type="float">
            <text:p>38.2082260215172</text:p>
          </table:table-cell>
        </table:table-row>
        <table:table-row table:style-name="ro1">
          <table:table-cell office:value-type="string" calcext:value-type="string">
            <text:p>SRAD</text:p>
          </table:table-cell>
          <table:table-cell office:value-type="float" office:value="34.242005" calcext:value-type="float">
            <text:p>34.242005</text:p>
          </table:table-cell>
          <table:table-cell office:value-type="float" office:value="26.659738" calcext:value-type="float">
            <text:p>26.659738</text:p>
          </table:table-cell>
          <table:table-cell office:value-type="float" office:value="46.996296" calcext:value-type="float">
            <text:p>46.996296</text:p>
          </table:table-cell>
          <table:table-cell office:value-type="float" office:value="17.121284" calcext:value-type="float">
            <text:p>17.121284</text:p>
          </table:table-cell>
          <table:table-cell office:value-type="float" office:value="2.770998" calcext:value-type="float">
            <text:p>2.770998</text:p>
          </table:table-cell>
          <table:table-cell office:value-type="float" office:value="1.795075" calcext:value-type="float">
            <text:p>1.795075</text:p>
          </table:table-cell>
          <table:table-cell office:value-type="float" office:value="2.552366" calcext:value-type="float">
            <text:p>2.552366</text:p>
          </table:table-cell>
          <table:table-cell office:value-type="float" office:value="3.413814" calcext:value-type="float">
            <text:p>3.413814</text:p>
          </table:table-cell>
          <table:table-cell office:value-type="float" office:value="3.622508" calcext:value-type="float">
            <text:p>3.622508</text:p>
          </table:table-cell>
          <table:table-cell office:value-type="float" office:value="1.970602" calcext:value-type="float">
            <text:p>1.970602</text:p>
          </table:table-cell>
          <table:table-cell office:value-type="float" office:value="6.678705" calcext:value-type="float">
            <text:p>6.678705</text:p>
          </table:table-cell>
          <table:table-cell office:value-type="float" office:value="2.833935" calcext:value-type="float">
            <text:p>2.833935</text:p>
          </table:table-cell>
          <table:table-cell office:value-type="float" office:value="1.105062" calcext:value-type="float">
            <text:p>1.105062</text:p>
          </table:table-cell>
          <table:table-cell office:value-type="float" office:value="1.092334" calcext:value-type="float">
            <text:p>1.092334</text:p>
          </table:table-cell>
          <table:table-cell office:value-type="float" office:value="1.074766" calcext:value-type="float">
            <text:p>1.074766</text:p>
          </table:table-cell>
          <table:table-cell office:value-type="float" office:value="1.428695" calcext:value-type="float">
            <text:p>1.428695</text:p>
          </table:table-cell>
          <table:table-cell office:value-type="float" office:value="1.412804" calcext:value-type="float">
            <text:p>1.412804</text:p>
          </table:table-cell>
          <table:table-cell office:value-type="float" office:value="1.224977" calcext:value-type="float">
            <text:p>1.224977</text:p>
          </table:table-cell>
          <table:table-cell/>
          <table:table-cell table:formula="of:=[.B85]-[.B32]" office:value-type="float" office:value="34.234772" calcext:value-type="float">
            <text:p>34.234772</text:p>
          </table:table-cell>
          <table:table-cell table:formula="of:=[.C85]-[.C32]" office:value-type="float" office:value="26.643317" calcext:value-type="float">
            <text:p>26.643317</text:p>
          </table:table-cell>
          <table:table-cell table:formula="of:=[.D85]-[.D32]" office:value-type="float" office:value="46.988996" calcext:value-type="float">
            <text:p>46.988996</text:p>
          </table:table-cell>
          <table:table-cell table:formula="of:=[.E85]-[.E32]" office:value-type="float" office:value="17.116899" calcext:value-type="float">
            <text:p>17.116899</text:p>
          </table:table-cell>
          <table:table-cell table:formula="of:=[.F85]-[.F32]" office:value-type="float" office:value="2.759453" calcext:value-type="float">
            <text:p>2.759453</text:p>
          </table:table-cell>
          <table:table-cell table:formula="of:=[.G85]-[.G32]" office:value-type="float" office:value="1.786853" calcext:value-type="float">
            <text:p>1.786853</text:p>
          </table:table-cell>
          <table:table-cell table:formula="of:=[.H85]-[.H32]" office:value-type="float" office:value="2.537726" calcext:value-type="float">
            <text:p>2.537726</text:p>
          </table:table-cell>
          <table:table-cell table:formula="of:=[.I85]-[.I32]" office:value-type="float" office:value="3.399434" calcext:value-type="float">
            <text:p>3.399434</text:p>
          </table:table-cell>
          <table:table-cell table:formula="of:=[.J85]-[.J32]" office:value-type="float" office:value="3.603997" calcext:value-type="float">
            <text:p>3.603997</text:p>
          </table:table-cell>
          <table:table-cell table:formula="of:=[.K85]-[.K32]" office:value-type="float" office:value="1.963175" calcext:value-type="float">
            <text:p>1.963175</text:p>
          </table:table-cell>
          <table:table-cell table:formula="of:=[.L85]-[.L32]" office:value-type="float" office:value="6.666632" calcext:value-type="float">
            <text:p>6.666632</text:p>
          </table:table-cell>
          <table:table-cell table:formula="of:=[.M85]-[.M32]" office:value-type="float" office:value="2.777793" calcext:value-type="float">
            <text:p>2.777793</text:p>
          </table:table-cell>
          <table:table-cell table:formula="of:=[.N85]-[.N32]" office:value-type="float" office:value="1.087876" calcext:value-type="float">
            <text:p>1.087876</text:p>
          </table:table-cell>
          <table:table-cell table:formula="of:=[.O85]-[.O32]" office:value-type="float" office:value="1.073438" calcext:value-type="float">
            <text:p>1.073438</text:p>
          </table:table-cell>
          <table:table-cell table:formula="of:=[.P85]-[.P32]" office:value-type="float" office:value="1.05901" calcext:value-type="float">
            <text:p>1.05901</text:p>
          </table:table-cell>
          <table:table-cell table:formula="of:=[.Q85]-[.Q32]" office:value-type="float" office:value="1.412225" calcext:value-type="float">
            <text:p>1.412225</text:p>
          </table:table-cell>
          <table:table-cell table:formula="of:=[.R85]-[.R32]" office:value-type="float" office:value="1.405047" calcext:value-type="float">
            <text:p>1.405047</text:p>
          </table:table-cell>
          <table:table-cell table:formula="of:=[.S85]-[.S32]" office:value-type="float" office:value="1.035281" calcext:value-type="float">
            <text:p>1.035281</text:p>
          </table:table-cell>
          <table:table-cell/>
          <table:table-cell table:formula="of:=[.U85]/[.U85]" office:value-type="float" office:value="1" calcext:value-type="float">
            <text:p>1</text:p>
          </table:table-cell>
          <table:table-cell table:formula="of:=[.U85]/[.V85]" office:value-type="float" office:value="1.28492904993774" calcext:value-type="float">
            <text:p>1.28492904993774</text:p>
          </table:table-cell>
          <table:table-cell table:formula="of:=[.U85]/[.W85]" office:value-type="float" office:value="0.728569982640191" calcext:value-type="float">
            <text:p>0.728569982640191</text:p>
          </table:table-cell>
          <table:table-cell table:formula="of:=[.U85]/[.X85]" office:value-type="float" office:value="2.00005690283035" calcext:value-type="float">
            <text:p>2.00005690283035</text:p>
          </table:table-cell>
          <table:table-cell table:formula="of:=[.U85]/[.Y85]" office:value-type="float" office:value="12.4063616955969" calcext:value-type="float">
            <text:p>12.4063616955969</text:p>
          </table:table-cell>
          <table:table-cell table:formula="of:=[.U85]/[.Z85]" office:value-type="float" office:value="19.1592548463696" calcext:value-type="float">
            <text:p>19.1592548463696</text:p>
          </table:table-cell>
          <table:table-cell table:formula="of:=[.U85]/[.AA85]" office:value-type="float" office:value="13.4903342598846" calcext:value-type="float">
            <text:p>13.4903342598846</text:p>
          </table:table-cell>
          <table:table-cell table:formula="of:=[.U85]/[.AB85]" office:value-type="float" office:value="10.0707270680943" calcext:value-type="float">
            <text:p>10.0707270680943</text:p>
          </table:table-cell>
          <table:table-cell table:formula="of:=[.U85]/[.AC85]" office:value-type="float" office:value="9.49911223566501" calcext:value-type="float">
            <text:p>9.49911223566501</text:p>
          </table:table-cell>
          <table:table-cell table:formula="of:=[.U85]/[.AD85]" office:value-type="float" office:value="17.4384718631808" calcext:value-type="float">
            <text:p>17.4384718631808</text:p>
          </table:table-cell>
          <table:table-cell table:formula="of:=[.U85]/[.AE85]" office:value-type="float" office:value="5.13524250326102" calcext:value-type="float">
            <text:p>5.13524250326102</text:p>
          </table:table-cell>
          <table:table-cell office:value-type="float" office:value="1" calcext:value-type="float">
            <text:p>1</text:p>
          </table:table-cell>
          <table:table-cell table:formula="of:=[.U85]/[.AG85]" office:value-type="float" office:value="31.4693696708081" calcext:value-type="float">
            <text:p>31.4693696708081</text:p>
          </table:table-cell>
          <table:table-cell table:formula="of:=[.U85]/[.AH85]" office:value-type="float" office:value="31.8926402829041" calcext:value-type="float">
            <text:p>31.8926402829041</text:p>
          </table:table-cell>
          <table:table-cell table:formula="of:=[.U85]/[.AI85]" office:value-type="float" office:value="32.3271470524358" calcext:value-type="float">
            <text:p>32.3271470524358</text:p>
          </table:table-cell>
          <table:table-cell table:formula="of:=[.U85]/[.AJ85]" office:value-type="float" office:value="24.2417263538034" calcext:value-type="float">
            <text:p>24.2417263538034</text:p>
          </table:table-cell>
          <table:table-cell table:formula="of:=[.U85]/[.AK85]" office:value-type="float" office:value="24.3655706890944" calcext:value-type="float">
            <text:p>24.3655706890944</text:p>
          </table:table-cell>
          <table:table-cell table:formula="of:=[.U85]/[.AL85]" office:value-type="float" office:value="33.0680964878135" calcext:value-type="float">
            <text:p>33.0680964878135</text:p>
          </table:table-cell>
        </table:table-row>
        <table:table-row table:style-name="ro1">
          <table:table-cell office:value-type="string" calcext:value-type="string">
            <text:p>fft</text:p>
          </table:table-cell>
          <table:table-cell office:value-type="float" office:value="13.703593" calcext:value-type="float">
            <text:p>13.703593</text:p>
          </table:table-cell>
          <table:table-cell office:value-type="float" office:value="10.706198" calcext:value-type="float">
            <text:p>10.706198</text:p>
          </table:table-cell>
          <table:table-cell office:value-type="float" office:value="35.409376" calcext:value-type="float">
            <text:p>35.409376</text:p>
          </table:table-cell>
          <table:table-cell office:value-type="float" office:value="7.215952" calcext:value-type="float">
            <text:p>7.215952</text:p>
          </table:table-cell>
          <table:table-cell office:value-type="float" office:value="1.366577" calcext:value-type="float">
            <text:p>1.366577</text:p>
          </table:table-cell>
          <table:table-cell office:value-type="float" office:value="1.893381" calcext:value-type="float">
            <text:p>1.893381</text:p>
          </table:table-cell>
          <table:table-cell office:value-type="float" office:value="0.899746" calcext:value-type="float">
            <text:p>0.899746</text:p>
          </table:table-cell>
          <table:table-cell office:value-type="float" office:value="0.838563" calcext:value-type="float">
            <text:p>0.838563</text:p>
          </table:table-cell>
          <table:table-cell office:value-type="float" office:value="1.179704" calcext:value-type="float">
            <text:p>1.179704</text:p>
          </table:table-cell>
          <table:table-cell office:value-type="float" office:value="0.965867" calcext:value-type="float">
            <text:p>0.965867</text:p>
          </table:table-cell>
          <table:table-cell office:value-type="float" office:value="1.244058" calcext:value-type="float">
            <text:p>1.244058</text:p>
          </table:table-cell>
          <table:table-cell office:value-type="float" office:value="0.868592" calcext:value-type="float">
            <text:p>0.868592</text:p>
          </table:table-cell>
          <table:table-cell office:value-type="float" office:value="0.416799" calcext:value-type="float">
            <text:p>0.416799</text:p>
          </table:table-cell>
          <table:table-cell office:value-type="float" office:value="0.530284" calcext:value-type="float">
            <text:p>0.530284</text:p>
          </table:table-cell>
          <table:table-cell office:value-type="float" office:value="0.41427" calcext:value-type="float">
            <text:p>0.41427</text:p>
          </table:table-cell>
          <table:table-cell office:value-type="float" office:value="0.453232" calcext:value-type="float">
            <text:p>0.453232</text:p>
          </table:table-cell>
          <table:table-cell office:value-type="float" office:value="0.42646" calcext:value-type="float">
            <text:p>0.42646</text:p>
          </table:table-cell>
          <table:table-cell office:value-type="float" office:value="0.534632" calcext:value-type="float">
            <text:p>0.534632</text:p>
          </table:table-cell>
          <table:table-cell/>
          <table:table-cell table:formula="of:=[.B86]-[.B33]" office:value-type="float" office:value="13.699657" calcext:value-type="float">
            <text:p>13.699657</text:p>
          </table:table-cell>
          <table:table-cell table:formula="of:=[.C86]-[.C33]" office:value-type="float" office:value="10.691553" calcext:value-type="float">
            <text:p>10.691553</text:p>
          </table:table-cell>
          <table:table-cell table:formula="of:=[.D86]-[.D33]" office:value-type="float" office:value="35.403319" calcext:value-type="float">
            <text:p>35.403319</text:p>
          </table:table-cell>
          <table:table-cell table:formula="of:=[.E86]-[.E33]" office:value-type="float" office:value="7.212315" calcext:value-type="float">
            <text:p>7.212315</text:p>
          </table:table-cell>
          <table:table-cell table:formula="of:=[.F86]-[.F33]" office:value-type="float" office:value="1.355936" calcext:value-type="float">
            <text:p>1.355936</text:p>
          </table:table-cell>
          <table:table-cell table:formula="of:=[.G86]-[.G33]" office:value-type="float" office:value="1.887894" calcext:value-type="float">
            <text:p>1.887894</text:p>
          </table:table-cell>
          <table:table-cell table:formula="of:=[.H86]-[.H33]" office:value-type="float" office:value="0.886418" calcext:value-type="float">
            <text:p>0.886418</text:p>
          </table:table-cell>
          <table:table-cell table:formula="of:=[.I86]-[.I33]" office:value-type="float" office:value="0.824989" calcext:value-type="float">
            <text:p>0.824989</text:p>
          </table:table-cell>
          <table:table-cell table:formula="of:=[.J86]-[.J33]" office:value-type="float" office:value="1.163129" calcext:value-type="float">
            <text:p>1.163129</text:p>
          </table:table-cell>
          <table:table-cell table:formula="of:=[.K86]-[.K33]" office:value-type="float" office:value="0.959019" calcext:value-type="float">
            <text:p>0.959019</text:p>
          </table:table-cell>
          <table:table-cell table:formula="of:=[.L86]-[.L33]" office:value-type="float" office:value="1.233062" calcext:value-type="float">
            <text:p>1.233062</text:p>
          </table:table-cell>
          <table:table-cell table:formula="of:=[.M86]-[.M33]" office:value-type="float" office:value="0.814354" calcext:value-type="float">
            <text:p>0.814354</text:p>
          </table:table-cell>
          <table:table-cell table:formula="of:=[.N86]-[.N33]" office:value-type="float" office:value="0.400657" calcext:value-type="float">
            <text:p>0.400657</text:p>
          </table:table-cell>
          <table:table-cell table:formula="of:=[.O86]-[.O33]" office:value-type="float" office:value="0.512441" calcext:value-type="float">
            <text:p>0.512441</text:p>
          </table:table-cell>
          <table:table-cell table:formula="of:=[.P86]-[.P33]" office:value-type="float" office:value="0.400546" calcext:value-type="float">
            <text:p>0.400546</text:p>
          </table:table-cell>
          <table:table-cell table:formula="of:=[.Q86]-[.Q33]" office:value-type="float" office:value="0.437685" calcext:value-type="float">
            <text:p>0.437685</text:p>
          </table:table-cell>
          <table:table-cell table:formula="of:=[.R86]-[.R33]" office:value-type="float" office:value="0.421195" calcext:value-type="float">
            <text:p>0.421195</text:p>
          </table:table-cell>
          <table:table-cell table:formula="of:=[.S86]-[.S33]" office:value-type="float" office:value="0.297273" calcext:value-type="float">
            <text:p>0.297273</text:p>
          </table:table-cell>
          <table:table-cell/>
          <table:table-cell table:formula="of:=[.U86]/[.U86]" office:value-type="float" office:value="1" calcext:value-type="float">
            <text:p>1</text:p>
          </table:table-cell>
          <table:table-cell table:formula="of:=[.U86]/[.V86]" office:value-type="float" office:value="1.28135332631284" calcext:value-type="float">
            <text:p>1.28135332631284</text:p>
          </table:table-cell>
          <table:table-cell table:formula="of:=[.U86]/[.W86]" office:value-type="float" office:value="0.386959680249188" calcext:value-type="float">
            <text:p>0.386959680249188</text:p>
          </table:table-cell>
          <table:table-cell table:formula="of:=[.U86]/[.X86]" office:value-type="float" office:value="1.89948123452733" calcext:value-type="float">
            <text:p>1.89948123452733</text:p>
          </table:table-cell>
          <table:table-cell table:formula="of:=[.U86]/[.Y86]" office:value-type="float" office:value="10.1034687477875" calcext:value-type="float">
            <text:p>10.1034687477875</text:p>
          </table:table-cell>
          <table:table-cell table:formula="of:=[.U86]/[.Z86]" office:value-type="float" office:value="7.25658167248797" calcext:value-type="float">
            <text:p>7.25658167248797</text:p>
          </table:table-cell>
          <table:table-cell table:formula="of:=[.U86]/[.AA86]" office:value-type="float" office:value="15.4550753707619" calcext:value-type="float">
            <text:p>15.4550753707619</text:p>
          </table:table-cell>
          <table:table-cell table:formula="of:=[.U86]/[.AB86]" office:value-type="float" office:value="16.605866260035" calcext:value-type="float">
            <text:p>16.605866260035</text:p>
          </table:table-cell>
          <table:table-cell table:formula="of:=[.U86]/[.AC86]" office:value-type="float" office:value="11.7782782477266" calcext:value-type="float">
            <text:p>11.7782782477266</text:p>
          </table:table-cell>
          <table:table-cell table:formula="of:=[.U86]/[.AD86]" office:value-type="float" office:value="14.2850736012529" calcext:value-type="float">
            <text:p>14.2850736012529</text:p>
          </table:table-cell>
          <table:table-cell table:formula="of:=[.U86]/[.AE86]" office:value-type="float" office:value="11.1102742603373" calcext:value-type="float">
            <text:p>11.1102742603373</text:p>
          </table:table-cell>
          <table:table-cell office:value-type="float" office:value="1" calcext:value-type="float">
            <text:p>1</text:p>
          </table:table-cell>
          <table:table-cell table:formula="of:=[.U86]/[.AG86]" office:value-type="float" office:value="34.1929805294803" calcext:value-type="float">
            <text:p>34.1929805294803</text:p>
          </table:table-cell>
          <table:table-cell table:formula="of:=[.U86]/[.AH86]" office:value-type="float" office:value="26.7341157323477" calcext:value-type="float">
            <text:p>26.7341157323477</text:p>
          </table:table-cell>
          <table:table-cell table:formula="of:=[.U86]/[.AI86]" office:value-type="float" office:value="34.2024561473589" calcext:value-type="float">
            <text:p>34.2024561473589</text:p>
          </table:table-cell>
          <table:table-cell table:formula="of:=[.U86]/[.AJ86]" office:value-type="float" office:value="31.3002661731611" calcext:value-type="float">
            <text:p>31.3002661731611</text:p>
          </table:table-cell>
          <table:table-cell table:formula="of:=[.U86]/[.AK86]" office:value-type="float" office:value="32.5256876268712" calcext:value-type="float">
            <text:p>32.5256876268712</text:p>
          </table:table-cell>
          <table:table-cell table:formula="of:=[.U86]/[.AL86]" office:value-type="float" office:value="46.0844308093907" calcext:value-type="float">
            <text:p>46.0844308093907</text:p>
          </table:table-cell>
        </table:table-row>
        <table:table-row table:style-name="ro1">
          <table:table-cell office:value-type="string" calcext:value-type="string">
            <text:p>hmm</text:p>
          </table:table-cell>
          <table:table-cell office:value-type="float" office:value="23.177346" calcext:value-type="float">
            <text:p>23.177346</text:p>
          </table:table-cell>
          <table:table-cell office:value-type="float" office:value="21.899933" calcext:value-type="float">
            <text:p>21.899933</text:p>
          </table:table-cell>
          <table:table-cell office:value-type="float" office:value="29.92679" calcext:value-type="float">
            <text:p>29.92679</text:p>
          </table:table-cell>
          <table:table-cell office:value-type="float" office:value="12.978729" calcext:value-type="float">
            <text:p>12.978729</text:p>
          </table:table-cell>
          <table:table-cell office:value-type="float" office:value="1.923081" calcext:value-type="float">
            <text:p>1.923081</text:p>
          </table:table-cell>
          <table:table-cell office:value-type="float" office:value="1.963696" calcext:value-type="float">
            <text:p>1.963696</text:p>
          </table:table-cell>
          <table:table-cell office:value-type="float" office:value="1.922299" calcext:value-type="float">
            <text:p>1.922299</text:p>
          </table:table-cell>
          <table:table-cell office:value-type="float" office:value="1.858205" calcext:value-type="float">
            <text:p>1.858205</text:p>
          </table:table-cell>
          <table:table-cell office:value-type="float" office:value="1.991341" calcext:value-type="float">
            <text:p>1.991341</text:p>
          </table:table-cell>
          <table:table-cell office:value-type="float" office:value="1.874256" calcext:value-type="float">
            <text:p>1.874256</text:p>
          </table:table-cell>
          <table:table-cell office:value-type="float" office:value="3.323908" calcext:value-type="float">
            <text:p>3.323908</text:p>
          </table:table-cell>
          <table:table-cell office:value-type="float" office:value="1.87743" calcext:value-type="float">
            <text:p>1.87743</text:p>
          </table:table-cell>
          <table:table-cell office:value-type="float" office:value="1.715011" calcext:value-type="float">
            <text:p>1.715011</text:p>
          </table:table-cell>
          <table:table-cell office:value-type="float" office:value="1.907795" calcext:value-type="float">
            <text:p>1.907795</text:p>
          </table:table-cell>
          <table:table-cell office:value-type="float" office:value="1.658126" calcext:value-type="float">
            <text:p>1.658126</text:p>
          </table:table-cell>
          <table:table-cell office:value-type="float" office:value="1.651217" calcext:value-type="float">
            <text:p>1.651217</text:p>
          </table:table-cell>
          <table:table-cell office:value-type="float" office:value="1.49793" calcext:value-type="float">
            <text:p>1.49793</text:p>
          </table:table-cell>
          <table:table-cell office:value-type="float" office:value="2.114212" calcext:value-type="float">
            <text:p>2.114212</text:p>
          </table:table-cell>
          <table:table-cell/>
          <table:table-cell table:formula="of:=[.B87]-[.B34]" office:value-type="float" office:value="23.173249" calcext:value-type="float">
            <text:p>23.173249</text:p>
          </table:table-cell>
          <table:table-cell table:formula="of:=[.C87]-[.C34]" office:value-type="float" office:value="21.885173" calcext:value-type="float">
            <text:p>21.885173</text:p>
          </table:table-cell>
          <table:table-cell table:formula="of:=[.D87]-[.D34]" office:value-type="float" office:value="29.920523" calcext:value-type="float">
            <text:p>29.920523</text:p>
          </table:table-cell>
          <table:table-cell table:formula="of:=[.E87]-[.E34]" office:value-type="float" office:value="12.975036" calcext:value-type="float">
            <text:p>12.975036</text:p>
          </table:table-cell>
          <table:table-cell table:formula="of:=[.F87]-[.F34]" office:value-type="float" office:value="1.912269" calcext:value-type="float">
            <text:p>1.912269</text:p>
          </table:table-cell>
          <table:table-cell table:formula="of:=[.G87]-[.G34]" office:value-type="float" office:value="1.958114" calcext:value-type="float">
            <text:p>1.958114</text:p>
          </table:table-cell>
          <table:table-cell table:formula="of:=[.H87]-[.H34]" office:value-type="float" office:value="1.909037" calcext:value-type="float">
            <text:p>1.909037</text:p>
          </table:table-cell>
          <table:table-cell table:formula="of:=[.I87]-[.I34]" office:value-type="float" office:value="1.844693" calcext:value-type="float">
            <text:p>1.844693</text:p>
          </table:table-cell>
          <table:table-cell table:formula="of:=[.J87]-[.J34]" office:value-type="float" office:value="1.974556" calcext:value-type="float">
            <text:p>1.974556</text:p>
          </table:table-cell>
          <table:table-cell table:formula="of:=[.K87]-[.K34]" office:value-type="float" office:value="1.867015" calcext:value-type="float">
            <text:p>1.867015</text:p>
          </table:table-cell>
          <table:table-cell table:formula="of:=[.L87]-[.L34]" office:value-type="float" office:value="3.312841" calcext:value-type="float">
            <text:p>3.312841</text:p>
          </table:table-cell>
          <table:table-cell table:formula="of:=[.M87]-[.M34]" office:value-type="float" office:value="1.822245" calcext:value-type="float">
            <text:p>1.822245</text:p>
          </table:table-cell>
          <table:table-cell table:formula="of:=[.N87]-[.N34]" office:value-type="float" office:value="1.698504" calcext:value-type="float">
            <text:p>1.698504</text:p>
          </table:table-cell>
          <table:table-cell table:formula="of:=[.O87]-[.O34]" office:value-type="float" office:value="1.88976" calcext:value-type="float">
            <text:p>1.88976</text:p>
          </table:table-cell>
          <table:table-cell table:formula="of:=[.P87]-[.P34]" office:value-type="float" office:value="1.644491" calcext:value-type="float">
            <text:p>1.644491</text:p>
          </table:table-cell>
          <table:table-cell table:formula="of:=[.Q87]-[.Q34]" office:value-type="float" office:value="1.635348" calcext:value-type="float">
            <text:p>1.635348</text:p>
          </table:table-cell>
          <table:table-cell table:formula="of:=[.R87]-[.R34]" office:value-type="float" office:value="1.492594" calcext:value-type="float">
            <text:p>1.492594</text:p>
          </table:table-cell>
          <table:table-cell table:formula="of:=[.S87]-[.S34]" office:value-type="float" office:value="1.864742" calcext:value-type="float">
            <text:p>1.864742</text:p>
          </table:table-cell>
          <table:table-cell/>
          <table:table-cell table:formula="of:=[.U87]/[.U87]" office:value-type="float" office:value="1" calcext:value-type="float">
            <text:p>1</text:p>
          </table:table-cell>
          <table:table-cell table:formula="of:=[.U87]/[.V87]" office:value-type="float" office:value="1.05885610317085" calcext:value-type="float">
            <text:p>1.05885610317085</text:p>
          </table:table-cell>
          <table:table-cell table:formula="of:=[.U87]/[.W87]" office:value-type="float" office:value="0.774493447190078" calcext:value-type="float">
            <text:p>0.774493447190078</text:p>
          </table:table-cell>
          <table:table-cell table:formula="of:=[.U87]/[.X87]" office:value-type="float" office:value="1.78598726045924" calcext:value-type="float">
            <text:p>1.78598726045924</text:p>
          </table:table-cell>
          <table:table-cell table:formula="of:=[.U87]/[.Y87]" office:value-type="float" office:value="12.1181951911577" calcext:value-type="float">
            <text:p>12.1181951911577</text:p>
          </table:table-cell>
          <table:table-cell table:formula="of:=[.U87]/[.Z87]" office:value-type="float" office:value="11.8344738866072" calcext:value-type="float">
            <text:p>11.8344738866072</text:p>
          </table:table-cell>
          <table:table-cell table:formula="of:=[.U87]/[.AA87]" office:value-type="float" office:value="12.1387112978952" calcext:value-type="float">
            <text:p>12.1387112978952</text:p>
          </table:table-cell>
          <table:table-cell table:formula="of:=[.U87]/[.AB87]" office:value-type="float" office:value="12.5621168400379" calcext:value-type="float">
            <text:p>12.5621168400379</text:p>
          </table:table-cell>
          <table:table-cell table:formula="of:=[.U87]/[.AC87]" office:value-type="float" office:value="11.7359289885929" calcext:value-type="float">
            <text:p>11.7359289885929</text:p>
          </table:table-cell>
          <table:table-cell table:formula="of:=[.U87]/[.AD87]" office:value-type="float" office:value="12.411924381968" calcext:value-type="float">
            <text:p>12.411924381968</text:p>
          </table:table-cell>
          <table:table-cell table:formula="of:=[.U87]/[.AE87]" office:value-type="float" office:value="6.99497772455726" calcext:value-type="float">
            <text:p>6.99497772455726</text:p>
          </table:table-cell>
          <table:table-cell office:value-type="float" office:value="1" calcext:value-type="float">
            <text:p>1</text:p>
          </table:table-cell>
          <table:table-cell table:formula="of:=[.U87]/[.AG87]" office:value-type="float" office:value="13.6433290707587" calcext:value-type="float">
            <text:p>13.6433290707587</text:p>
          </table:table-cell>
          <table:table-cell table:formula="of:=[.U87]/[.AH87]" office:value-type="float" office:value="12.2625354542376" calcext:value-type="float">
            <text:p>12.2625354542376</text:p>
          </table:table-cell>
          <table:table-cell table:formula="of:=[.U87]/[.AI87]" office:value-type="float" office:value="14.091441667969" calcext:value-type="float">
            <text:p>14.091441667969</text:p>
          </table:table-cell>
          <table:table-cell table:formula="of:=[.U87]/[.AJ87]" office:value-type="float" office:value="14.1702249307181" calcext:value-type="float">
            <text:p>14.1702249307181</text:p>
          </table:table-cell>
          <table:table-cell table:formula="of:=[.U87]/[.AK87]" office:value-type="float" office:value="15.5254871719972" calcext:value-type="float">
            <text:p>15.5254871719972</text:p>
          </table:table-cell>
          <table:table-cell table:formula="of:=[.U87]/[.AL87]" office:value-type="float" office:value="12.4270537157419" calcext:value-type="float">
            <text:p>12.4270537157419</text:p>
          </table:table-cell>
        </table:table-row>
        <table:table-row table:style-name="ro1">
          <table:table-cell office:value-type="string" calcext:value-type="string">
            <text:p>nqueens</text:p>
          </table:table-cell>
          <table:table-cell office:value-type="float" office:value="63.896543" calcext:value-type="float">
            <text:p>63.896543</text:p>
          </table:table-cell>
          <table:table-cell office:value-type="float" office:value="52.727768" calcext:value-type="float">
            <text:p>52.727768</text:p>
          </table:table-cell>
          <table:table-cell office:value-type="float" office:value="88.324178" calcext:value-type="float">
            <text:p>88.324178</text:p>
          </table:table-cell>
          <table:table-cell office:value-type="float" office:value="32.723613" calcext:value-type="float">
            <text:p>32.723613</text:p>
          </table:table-cell>
          <table:table-cell office:value-type="float" office:value="4.762687" calcext:value-type="float">
            <text:p>4.762687</text:p>
          </table:table-cell>
          <table:table-cell office:value-type="float" office:value="3.5782" calcext:value-type="float">
            <text:p>3.5782</text:p>
          </table:table-cell>
          <table:table-cell office:value-type="float" office:value="3.983467" calcext:value-type="float">
            <text:p>3.983467</text:p>
          </table:table-cell>
          <table:table-cell office:value-type="float" office:value="3.29181" calcext:value-type="float">
            <text:p>3.29181</text:p>
          </table:table-cell>
          <table:table-cell office:value-type="float" office:value="6.277037" calcext:value-type="float">
            <text:p>6.277037</text:p>
          </table:table-cell>
          <table:table-cell office:value-type="float" office:value="4.450822" calcext:value-type="float">
            <text:p>4.450822</text:p>
          </table:table-cell>
          <table:table-cell office:value-type="float" office:value="5.288929" calcext:value-type="float">
            <text:p>5.288929</text:p>
          </table:table-cell>
          <table:table-cell office:value-type="float" office:value="4.9751" calcext:value-type="float">
            <text:p>4.9751</text:p>
          </table:table-cell>
          <table:table-cell office:value-type="float" office:value="2.33698" calcext:value-type="float">
            <text:p>2.33698</text:p>
          </table:table-cell>
          <table:table-cell office:value-type="float" office:value="2.388821" calcext:value-type="float">
            <text:p>2.388821</text:p>
          </table:table-cell>
          <table:table-cell office:value-type="float" office:value="2.104975" calcext:value-type="float">
            <text:p>2.104975</text:p>
          </table:table-cell>
          <table:table-cell office:value-type="float" office:value="2.95914" calcext:value-type="float">
            <text:p>2.95914</text:p>
          </table:table-cell>
          <table:table-cell office:value-type="float" office:value="2.439869" calcext:value-type="float">
            <text:p>2.439869</text:p>
          </table:table-cell>
          <table:table-cell office:value-type="float" office:value="2.129128" calcext:value-type="float">
            <text:p>2.129128</text:p>
          </table:table-cell>
          <table:table-cell/>
          <table:table-cell table:formula="of:=[.B88]-[.B35]" office:value-type="float" office:value="63.892678" calcext:value-type="float">
            <text:p>63.892678</text:p>
          </table:table-cell>
          <table:table-cell table:formula="of:=[.C88]-[.C35]" office:value-type="float" office:value="52.713152" calcext:value-type="float">
            <text:p>52.713152</text:p>
          </table:table-cell>
          <table:table-cell table:formula="of:=[.D88]-[.D35]" office:value-type="float" office:value="88.317456" calcext:value-type="float">
            <text:p>88.317456</text:p>
          </table:table-cell>
          <table:table-cell table:formula="of:=[.E88]-[.E35]" office:value-type="float" office:value="32.719926" calcext:value-type="float">
            <text:p>32.719926</text:p>
          </table:table-cell>
          <table:table-cell table:formula="of:=[.F88]-[.F35]" office:value-type="float" office:value="4.753626" calcext:value-type="float">
            <text:p>4.753626</text:p>
          </table:table-cell>
          <table:table-cell table:formula="of:=[.G88]-[.G35]" office:value-type="float" office:value="3.573328" calcext:value-type="float">
            <text:p>3.573328</text:p>
          </table:table-cell>
          <table:table-cell table:formula="of:=[.H88]-[.H35]" office:value-type="float" office:value="3.970105" calcext:value-type="float">
            <text:p>3.970105</text:p>
          </table:table-cell>
          <table:table-cell table:formula="of:=[.I88]-[.I35]" office:value-type="float" office:value="3.278224" calcext:value-type="float">
            <text:p>3.278224</text:p>
          </table:table-cell>
          <table:table-cell table:formula="of:=[.J88]-[.J35]" office:value-type="float" office:value="6.260789" calcext:value-type="float">
            <text:p>6.260789</text:p>
          </table:table-cell>
          <table:table-cell table:formula="of:=[.K88]-[.K35]" office:value-type="float" office:value="4.443914" calcext:value-type="float">
            <text:p>4.443914</text:p>
          </table:table-cell>
          <table:table-cell table:formula="of:=[.L88]-[.L35]" office:value-type="float" office:value="5.278109" calcext:value-type="float">
            <text:p>5.278109</text:p>
          </table:table-cell>
          <table:table-cell table:formula="of:=[.M88]-[.M35]" office:value-type="float" office:value="4.9198" calcext:value-type="float">
            <text:p>4.9198</text:p>
          </table:table-cell>
          <table:table-cell table:formula="of:=[.N88]-[.N35]" office:value-type="float" office:value="2.321147" calcext:value-type="float">
            <text:p>2.321147</text:p>
          </table:table-cell>
          <table:table-cell table:formula="of:=[.O88]-[.O35]" office:value-type="float" office:value="2.371155" calcext:value-type="float">
            <text:p>2.371155</text:p>
          </table:table-cell>
          <table:table-cell table:formula="of:=[.P88]-[.P35]" office:value-type="float" office:value="2.091643" calcext:value-type="float">
            <text:p>2.091643</text:p>
          </table:table-cell>
          <table:table-cell table:formula="of:=[.Q88]-[.Q35]" office:value-type="float" office:value="2.944026" calcext:value-type="float">
            <text:p>2.944026</text:p>
          </table:table-cell>
          <table:table-cell table:formula="of:=[.R88]-[.R35]" office:value-type="float" office:value="2.434601" calcext:value-type="float">
            <text:p>2.434601</text:p>
          </table:table-cell>
          <table:table-cell table:formula="of:=[.S88]-[.S35]" office:value-type="float" office:value="1.947353" calcext:value-type="float">
            <text:p>1.947353</text:p>
          </table:table-cell>
          <table:table-cell/>
          <table:table-cell table:formula="of:=[.U88]/[.U88]" office:value-type="float" office:value="1" calcext:value-type="float">
            <text:p>1</text:p>
          </table:table-cell>
          <table:table-cell table:formula="of:=[.U88]/[.V88]" office:value-type="float" office:value="1.2120822902034" calcext:value-type="float">
            <text:p>1.2120822902034</text:p>
          </table:table-cell>
          <table:table-cell table:formula="of:=[.U88]/[.W88]" office:value-type="float" office:value="0.723443370017361" calcext:value-type="float">
            <text:p>0.723443370017361</text:p>
          </table:table-cell>
          <table:table-cell table:formula="of:=[.U88]/[.X88]" office:value-type="float" office:value="1.95271462411009" calcext:value-type="float">
            <text:p>1.95271462411009</text:p>
          </table:table-cell>
          <table:table-cell table:formula="of:=[.U88]/[.Y88]" office:value-type="float" office:value="13.4408298002409" calcext:value-type="float">
            <text:p>13.4408298002409</text:p>
          </table:table-cell>
          <table:table-cell table:formula="of:=[.U88]/[.Z88]" office:value-type="float" office:value="17.8804403066273" calcext:value-type="float">
            <text:p>17.8804403066273</text:p>
          </table:table-cell>
          <table:table-cell table:formula="of:=[.U88]/[.AA88]" office:value-type="float" office:value="16.0934479062896" calcext:value-type="float">
            <text:p>16.0934479062896</text:p>
          </table:table-cell>
          <table:table-cell table:formula="of:=[.U88]/[.AB88]" office:value-type="float" office:value="19.4900281371865" calcext:value-type="float">
            <text:p>19.4900281371865</text:p>
          </table:table-cell>
          <table:table-cell table:formula="of:=[.U88]/[.AC88]" office:value-type="float" office:value="10.2052118351217" calcext:value-type="float">
            <text:p>10.2052118351217</text:p>
          </table:table-cell>
          <table:table-cell table:formula="of:=[.U88]/[.AD88]" office:value-type="float" office:value="14.377568512802" calcext:value-type="float">
            <text:p>14.377568512802</text:p>
          </table:table-cell>
          <table:table-cell table:formula="of:=[.U88]/[.AE88]" office:value-type="float" office:value="12.1052213965267" calcext:value-type="float">
            <text:p>12.1052213965267</text:p>
          </table:table-cell>
          <table:table-cell office:value-type="float" office:value="1" calcext:value-type="float">
            <text:p>1</text:p>
          </table:table-cell>
          <table:table-cell table:formula="of:=[.U88]/[.AG88]" office:value-type="float" office:value="27.5263384869636" calcext:value-type="float">
            <text:p>27.5263384869636</text:p>
          </table:table-cell>
          <table:table-cell table:formula="of:=[.U88]/[.AH88]" office:value-type="float" office:value="26.9458040490816" calcext:value-type="float">
            <text:p>26.9458040490816</text:p>
          </table:table-cell>
          <table:table-cell table:formula="of:=[.U88]/[.AI88]" office:value-type="float" office:value="30.5466458664313" calcext:value-type="float">
            <text:p>30.5466458664313</text:p>
          </table:table-cell>
          <table:table-cell table:formula="of:=[.U88]/[.AJ88]" office:value-type="float" office:value="21.7024842851252" calcext:value-type="float">
            <text:p>21.7024842851252</text:p>
          </table:table-cell>
          <table:table-cell table:formula="of:=[.U88]/[.AK88]" office:value-type="float" office:value="26.2435930980066" calcext:value-type="float">
            <text:p>26.2435930980066</text:p>
          </table:table-cell>
          <table:table-cell table:formula="of:=[.U88]/[.AL88]" office:value-type="float" office:value="32.8100133874033" calcext:value-type="float">
            <text:p>32.8100133874033</text:p>
          </table:table-cell>
        </table:table-row>
        <table:table-row table:style-name="ro1">
          <table:table-cell office:value-type="string" calcext:value-type="string">
            <text:p>generichash3</text:p>
          </table:table-cell>
          <table:table-cell office:value-type="float" office:value="0.274865" calcext:value-type="float">
            <text:p>0.274865</text:p>
          </table:table-cell>
          <table:table-cell office:value-type="float" office:value="0.212925" calcext:value-type="float">
            <text:p>0.212925</text:p>
          </table:table-cell>
          <table:table-cell office:value-type="float" office:value="0.365916" calcext:value-type="float">
            <text:p>0.365916</text:p>
          </table:table-cell>
          <table:table-cell office:value-type="float" office:value="0.166568" calcext:value-type="float">
            <text:p>0.166568</text:p>
          </table:table-cell>
          <table:table-cell office:value-type="float" office:value="0.037098" calcext:value-type="float">
            <text:p>0.037098</text:p>
          </table:table-cell>
          <table:table-cell office:value-type="float" office:value="0.024394" calcext:value-type="float">
            <text:p>0.024394</text:p>
          </table:table-cell>
          <table:table-cell office:value-type="float" office:value="0.067137" calcext:value-type="float">
            <text:p>0.067137</text:p>
          </table:table-cell>
          <table:table-cell office:value-type="float" office:value="0.029379" calcext:value-type="float">
            <text:p>0.029379</text:p>
          </table:table-cell>
          <table:table-cell office:value-type="float" office:value="0.04594" calcext:value-type="float">
            <text:p>0.04594</text:p>
          </table:table-cell>
          <table:table-cell office:value-type="float" office:value="0.016687" calcext:value-type="float">
            <text:p>0.016687</text:p>
          </table:table-cell>
          <table:table-cell office:value-type="float" office:value="0.032125" calcext:value-type="float">
            <text:p>0.032125</text:p>
          </table:table-cell>
          <table:table-cell office:value-type="float" office:value="0" calcext:value-type="float">
            <text:p>0</text:p>
          </table:table-cell>
          <table:table-cell office:value-type="float" office:value="0.029362" calcext:value-type="float">
            <text:p>0.029362</text:p>
          </table:table-cell>
          <table:table-cell office:value-type="float" office:value="0.033027" calcext:value-type="float">
            <text:p>0.033027</text:p>
          </table:table-cell>
          <table:table-cell office:value-type="float" office:value="0.034635" calcext:value-type="float">
            <text:p>0.034635</text:p>
          </table:table-cell>
          <table:table-cell office:value-type="float" office:value="0.03202" calcext:value-type="float">
            <text:p>0.03202</text:p>
          </table:table-cell>
          <table:table-cell office:value-type="float" office:value="0.012559" calcext:value-type="float">
            <text:p>0.012559</text:p>
          </table:table-cell>
          <table:table-cell office:value-type="float" office:value="0.386" calcext:value-type="float">
            <text:p>0.386</text:p>
          </table:table-cell>
          <table:table-cell/>
          <table:table-cell table:formula="of:=[.B89]-[.B36]" office:value-type="float" office:value="0.270079" calcext:value-type="float">
            <text:p>0.270079</text:p>
          </table:table-cell>
          <table:table-cell table:formula="of:=[.C89]-[.C36]" office:value-type="float" office:value="0.199482" calcext:value-type="float">
            <text:p>0.199482</text:p>
          </table:table-cell>
          <table:table-cell table:formula="of:=[.D89]-[.D36]" office:value-type="float" office:value="0.35971" calcext:value-type="float">
            <text:p>0.35971</text:p>
          </table:table-cell>
          <table:table-cell table:formula="of:=[.E89]-[.E36]" office:value-type="float" office:value="0.162567" calcext:value-type="float">
            <text:p>0.162567</text:p>
          </table:table-cell>
          <table:table-cell table:formula="of:=[.F89]-[.F36]" office:value-type="float" office:value="0.022589" calcext:value-type="float">
            <text:p>0.022589</text:p>
          </table:table-cell>
          <table:table-cell table:formula="of:=[.G89]-[.G36]" office:value-type="float" office:value="0.016765" calcext:value-type="float">
            <text:p>0.016765</text:p>
          </table:table-cell>
          <table:table-cell table:formula="of:=[.H89]-[.H36]" office:value-type="float" office:value="0.053734" calcext:value-type="float">
            <text:p>0.053734</text:p>
          </table:table-cell>
          <table:table-cell table:formula="of:=[.I89]-[.I36]" office:value-type="float" office:value="0.015695" calcext:value-type="float">
            <text:p>0.015695</text:p>
          </table:table-cell>
          <table:table-cell table:formula="of:=[.J89]-[.J36]" office:value-type="float" office:value="0.031808" calcext:value-type="float">
            <text:p>0.031808</text:p>
          </table:table-cell>
          <table:table-cell table:formula="of:=[.K89]-[.K36]" office:value-type="float" office:value="0.008659" calcext:value-type="float">
            <text:p>0.008659</text:p>
          </table:table-cell>
          <table:table-cell table:formula="of:=[.L89]-[.L36]" office:value-type="float" office:value="0.020368" calcext:value-type="float">
            <text:p>0.020368</text:p>
          </table:table-cell>
          <table:table-cell table:formula="of:=[.M89]-[.M36]" office:value-type="float" office:value="-0.054301" calcext:value-type="float">
            <text:p>-0.054301</text:p>
          </table:table-cell>
          <table:table-cell table:formula="of:=[.N89]-[.N36]" office:value-type="float" office:value="0.009313" calcext:value-type="float">
            <text:p>0.009313</text:p>
          </table:table-cell>
          <table:table-cell table:formula="of:=[.O89]-[.O36]" office:value-type="float" office:value="0.005578" calcext:value-type="float">
            <text:p>0.005578</text:p>
          </table:table-cell>
          <table:table-cell table:formula="of:=[.P89]-[.P36]" office:value-type="float" office:value="0.022192" calcext:value-type="float">
            <text:p>0.022192</text:p>
          </table:table-cell>
          <table:table-cell table:formula="of:=[.Q89]-[.Q36]" office:value-type="float" office:value="0.006894" calcext:value-type="float">
            <text:p>0.006894</text:p>
          </table:table-cell>
          <table:table-cell table:formula="of:=[.R89]-[.R36]" office:value-type="float" office:value="0.007165" calcext:value-type="float">
            <text:p>0.007165</text:p>
          </table:table-cell>
          <table:table-cell table:formula="of:=[.S89]-[.S36]" office:value-type="float" office:value="-0.022044" calcext:value-type="float">
            <text:p>-0.022044</text:p>
          </table:table-cell>
          <table:table-cell/>
          <table:table-cell table:formula="of:=[.U89]/[.U89]" office:value-type="float" office:value="1" calcext:value-type="float">
            <text:p>1</text:p>
          </table:table-cell>
          <table:table-cell table:formula="of:=[.U89]/[.V89]" office:value-type="float" office:value="1.35390160515736" calcext:value-type="float">
            <text:p>1.35390160515736</text:p>
          </table:table-cell>
          <table:table-cell table:formula="of:=[.U89]/[.W89]" office:value-type="float" office:value="0.750824275110506" calcext:value-type="float">
            <text:p>0.750824275110506</text:p>
          </table:table-cell>
          <table:table-cell table:formula="of:=[.U89]/[.X89]" office:value-type="float" office:value="1.66133963227469" calcext:value-type="float">
            <text:p>1.66133963227469</text:p>
          </table:table-cell>
          <table:table-cell table:formula="of:=[.U89]/[.Y89]" office:value-type="float" office:value="11.9562176280491" calcext:value-type="float">
            <text:p>11.9562176280491</text:p>
          </table:table-cell>
          <table:table-cell table:formula="of:=[.U89]/[.Z89]" office:value-type="float" office:value="16.1096928124068" calcext:value-type="float">
            <text:p>16.1096928124068</text:p>
          </table:table-cell>
          <table:table-cell table:formula="of:=[.U89]/[.AA89]" office:value-type="float" office:value="5.02622175903525" calcext:value-type="float">
            <text:p>5.02622175903525</text:p>
          </table:table-cell>
          <table:table-cell table:formula="of:=[.U89]/[.AB89]" office:value-type="float" office:value="17.2079643198471" calcext:value-type="float">
            <text:p>17.2079643198471</text:p>
          </table:table-cell>
          <table:table-cell table:formula="of:=[.U89]/[.AC89]" office:value-type="float" office:value="8.49091423541247" calcext:value-type="float">
            <text:p>8.49091423541247</text:p>
          </table:table-cell>
          <table:table-cell table:formula="of:=[.U89]/[.AD89]" office:value-type="float" office:value="31.1905531816607" calcext:value-type="float">
            <text:p>31.1905531816607</text:p>
          </table:table-cell>
          <table:table-cell table:formula="of:=[.U89]/[.AE89]" office:value-type="float" office:value="13.2599666142969" calcext:value-type="float">
            <text:p>13.2599666142969</text:p>
          </table:table-cell>
          <table:table-cell office:value-type="float" office:value="1" calcext:value-type="float">
            <text:p>1</text:p>
          </table:table-cell>
          <table:table-cell table:formula="of:=[.U89]/[.AG89]" office:value-type="float" office:value="29.0002147535703" calcext:value-type="float">
            <text:p>29.0002147535703</text:p>
          </table:table-cell>
          <table:table-cell table:formula="of:=[.U89]/[.AH89]" office:value-type="float" office:value="48.4186088203657" calcext:value-type="float">
            <text:p>48.4186088203657</text:p>
          </table:table-cell>
          <table:table-cell table:formula="of:=[.U89]/[.AI89]" office:value-type="float" office:value="12.1701063446287" calcext:value-type="float">
            <text:p>12.1701063446287</text:p>
          </table:table-cell>
          <table:table-cell table:formula="of:=[.U89]/[.AJ89]" office:value-type="float" office:value="39.1759501015376" calcext:value-type="float">
            <text:p>39.1759501015376</text:p>
          </table:table-cell>
          <table:table-cell table:formula="of:=[.U89]/[.AK89]" office:value-type="float" office:value="37.6942079553384" calcext:value-type="float">
            <text:p>37.6942079553384</text:p>
          </table:table-cell>
          <table:table-cell table:formula="of:=[.U89]/[.AL89]" office:value-type="float" office:value="-12.2518145527128" calcext:value-type="float">
            <text:p>-12.2518145527128</text:p>
          </table:table-cell>
        </table:table-row>
        <table:table-row table:style-name="ro1">
          <table:table-cell office:value-type="string" calcext:value-type="string">
            <text:p>generichash2</text:p>
          </table:table-cell>
          <table:table-cell office:value-type="float" office:value="0.268076" calcext:value-type="float">
            <text:p>0.268076</text:p>
          </table:table-cell>
          <table:table-cell office:value-type="float" office:value="0.216402" calcext:value-type="float">
            <text:p>0.216402</text:p>
          </table:table-cell>
          <table:table-cell office:value-type="float" office:value="0.368961" calcext:value-type="float">
            <text:p>0.368961</text:p>
          </table:table-cell>
          <table:table-cell office:value-type="float" office:value="0.163164" calcext:value-type="float">
            <text:p>0.163164</text:p>
          </table:table-cell>
          <table:table-cell office:value-type="float" office:value="0.036876" calcext:value-type="float">
            <text:p>0.036876</text:p>
          </table:table-cell>
          <table:table-cell office:value-type="float" office:value="0.024656" calcext:value-type="float">
            <text:p>0.024656</text:p>
          </table:table-cell>
          <table:table-cell office:value-type="float" office:value="0.068129" calcext:value-type="float">
            <text:p>0.068129</text:p>
          </table:table-cell>
          <table:table-cell office:value-type="float" office:value="0.028873" calcext:value-type="float">
            <text:p>0.028873</text:p>
          </table:table-cell>
          <table:table-cell office:value-type="float" office:value="0.045654" calcext:value-type="float">
            <text:p>0.045654</text:p>
          </table:table-cell>
          <table:table-cell office:value-type="float" office:value="0.017965" calcext:value-type="float">
            <text:p>0.017965</text:p>
          </table:table-cell>
          <table:table-cell office:value-type="float" office:value="0.032351" calcext:value-type="float">
            <text:p>0.032351</text:p>
          </table:table-cell>
          <table:table-cell office:value-type="float" office:value="0" calcext:value-type="float">
            <text:p>0</text:p>
          </table:table-cell>
          <table:table-cell office:value-type="float" office:value="0.029025" calcext:value-type="float">
            <text:p>0.029025</text:p>
          </table:table-cell>
          <table:table-cell office:value-type="float" office:value="0.033427" calcext:value-type="float">
            <text:p>0.033427</text:p>
          </table:table-cell>
          <table:table-cell office:value-type="float" office:value="0.03469" calcext:value-type="float">
            <text:p>0.03469</text:p>
          </table:table-cell>
          <table:table-cell office:value-type="float" office:value="0.031986" calcext:value-type="float">
            <text:p>0.031986</text:p>
          </table:table-cell>
          <table:table-cell office:value-type="float" office:value="0.012614" calcext:value-type="float">
            <text:p>0.012614</text:p>
          </table:table-cell>
          <table:table-cell office:value-type="float" office:value="0.386799" calcext:value-type="float">
            <text:p>0.386799</text:p>
          </table:table-cell>
          <table:table-cell/>
          <table:table-cell table:formula="of:=[.B90]-[.B37]" office:value-type="float" office:value="0.263816" calcext:value-type="float">
            <text:p>0.263816</text:p>
          </table:table-cell>
          <table:table-cell table:formula="of:=[.C90]-[.C37]" office:value-type="float" office:value="0.203248" calcext:value-type="float">
            <text:p>0.203248</text:p>
          </table:table-cell>
          <table:table-cell table:formula="of:=[.D90]-[.D37]" office:value-type="float" office:value="0.362869" calcext:value-type="float">
            <text:p>0.362869</text:p>
          </table:table-cell>
          <table:table-cell table:formula="of:=[.E90]-[.E37]" office:value-type="float" office:value="0.159149" calcext:value-type="float">
            <text:p>0.159149</text:p>
          </table:table-cell>
          <table:table-cell table:formula="of:=[.F90]-[.F37]" office:value-type="float" office:value="0.022601" calcext:value-type="float">
            <text:p>0.022601</text:p>
          </table:table-cell>
          <table:table-cell table:formula="of:=[.G90]-[.G37]" office:value-type="float" office:value="0.01745" calcext:value-type="float">
            <text:p>0.01745</text:p>
          </table:table-cell>
          <table:table-cell table:formula="of:=[.H90]-[.H37]" office:value-type="float" office:value="0.054865" calcext:value-type="float">
            <text:p>0.054865</text:p>
          </table:table-cell>
          <table:table-cell table:formula="of:=[.I90]-[.I37]" office:value-type="float" office:value="0.015086" calcext:value-type="float">
            <text:p>0.015086</text:p>
          </table:table-cell>
          <table:table-cell table:formula="of:=[.J90]-[.J37]" office:value-type="float" office:value="0.031717" calcext:value-type="float">
            <text:p>0.031717</text:p>
          </table:table-cell>
          <table:table-cell table:formula="of:=[.K90]-[.K37]" office:value-type="float" office:value="0.009928" calcext:value-type="float">
            <text:p>0.009928</text:p>
          </table:table-cell>
          <table:table-cell table:formula="of:=[.L90]-[.L37]" office:value-type="float" office:value="0.02056" calcext:value-type="float">
            <text:p>0.02056</text:p>
          </table:table-cell>
          <table:table-cell table:formula="of:=[.M90]-[.M37]" office:value-type="float" office:value="-0.053" calcext:value-type="float">
            <text:p>-0.053</text:p>
          </table:table-cell>
          <table:table-cell table:formula="of:=[.N90]-[.N37]" office:value-type="float" office:value="0.009182" calcext:value-type="float">
            <text:p>0.009182</text:p>
          </table:table-cell>
          <table:table-cell table:formula="of:=[.O90]-[.O37]" office:value-type="float" office:value="0.0057" calcext:value-type="float">
            <text:p>0.0057</text:p>
          </table:table-cell>
          <table:table-cell table:formula="of:=[.P90]-[.P37]" office:value-type="float" office:value="0.022074" calcext:value-type="float">
            <text:p>0.022074</text:p>
          </table:table-cell>
          <table:table-cell table:formula="of:=[.Q90]-[.Q37]" office:value-type="float" office:value="0.007159" calcext:value-type="float">
            <text:p>0.007159</text:p>
          </table:table-cell>
          <table:table-cell table:formula="of:=[.R90]-[.R37]" office:value-type="float" office:value="0.007191" calcext:value-type="float">
            <text:p>0.007191</text:p>
          </table:table-cell>
          <table:table-cell table:formula="of:=[.S90]-[.S37]" office:value-type="float" office:value="-0.014023" calcext:value-type="float">
            <text:p>-0.014023</text:p>
          </table:table-cell>
          <table:table-cell/>
          <table:table-cell table:formula="of:=[.U90]/[.U90]" office:value-type="float" office:value="1" calcext:value-type="float">
            <text:p>1</text:p>
          </table:table-cell>
          <table:table-cell table:formula="of:=[.U90]/[.V90]" office:value-type="float" office:value="1.29800047232937" calcext:value-type="float">
            <text:p>1.29800047232937</text:p>
          </table:table-cell>
          <table:table-cell table:formula="of:=[.U90]/[.W90]" office:value-type="float" office:value="0.72702821128286" calcext:value-type="float">
            <text:p>0.72702821128286</text:p>
          </table:table-cell>
          <table:table-cell table:formula="of:=[.U90]/[.X90]" office:value-type="float" office:value="1.65766671483955" calcext:value-type="float">
            <text:p>1.65766671483955</text:p>
          </table:table-cell>
          <table:table-cell table:formula="of:=[.U90]/[.Y90]" office:value-type="float" office:value="11.6727578425733" calcext:value-type="float">
            <text:p>11.6727578425733</text:p>
          </table:table-cell>
          <table:table-cell table:formula="of:=[.U90]/[.Z90]" office:value-type="float" office:value="15.1183954154728" calcext:value-type="float">
            <text:p>15.1183954154728</text:p>
          </table:table-cell>
          <table:table-cell table:formula="of:=[.U90]/[.AA90]" office:value-type="float" office:value="4.80845712202679" calcext:value-type="float">
            <text:p>4.80845712202679</text:p>
          </table:table-cell>
          <table:table-cell table:formula="of:=[.U90]/[.AB90]" office:value-type="float" office:value="17.4874718281851" calcext:value-type="float">
            <text:p>17.4874718281851</text:p>
          </table:table-cell>
          <table:table-cell table:formula="of:=[.U90]/[.AC90]" office:value-type="float" office:value="8.31781063782829" calcext:value-type="float">
            <text:p>8.31781063782829</text:p>
          </table:table-cell>
          <table:table-cell table:formula="of:=[.U90]/[.AD90]" office:value-type="float" office:value="26.5729250604351" calcext:value-type="float">
            <text:p>26.5729250604351</text:p>
          </table:table-cell>
          <table:table-cell table:formula="of:=[.U90]/[.AE90]" office:value-type="float" office:value="12.8315175097276" calcext:value-type="float">
            <text:p>12.8315175097276</text:p>
          </table:table-cell>
          <table:table-cell office:value-type="float" office:value="1" calcext:value-type="float">
            <text:p>1</text:p>
          </table:table-cell>
          <table:table-cell table:formula="of:=[.U90]/[.AG90]" office:value-type="float" office:value="28.731866695709" calcext:value-type="float">
            <text:p>28.731866695709</text:p>
          </table:table-cell>
          <table:table-cell table:formula="of:=[.U90]/[.AH90]" office:value-type="float" office:value="46.2835087719298" calcext:value-type="float">
            <text:p>46.2835087719298</text:p>
          </table:table-cell>
          <table:table-cell table:formula="of:=[.U90]/[.AI90]" office:value-type="float" office:value="11.9514360786446" calcext:value-type="float">
            <text:p>11.9514360786446</text:p>
          </table:table-cell>
          <table:table-cell table:formula="of:=[.U90]/[.AJ90]" office:value-type="float" office:value="36.8509568375471" calcext:value-type="float">
            <text:p>36.8509568375471</text:p>
          </table:table-cell>
          <table:table-cell table:formula="of:=[.U90]/[.AK90]" office:value-type="float" office:value="36.6869698233903" calcext:value-type="float">
            <text:p>36.6869698233903</text:p>
          </table:table-cell>
          <table:table-cell table:formula="of:=[.U90]/[.AL90]" office:value-type="float" office:value="-18.8130927761535" calcext:value-type="float">
            <text:p>-18.8130927761535</text:p>
          </table:table-cell>
        </table:table-row>
        <table:table-row table:style-name="ro1">
          <table:table-cell office:value-type="string" calcext:value-type="string">
            <text:p>secretstream_xchacha20poly1305</text:p>
          </table:table-cell>
          <table:table-cell office:value-type="float" office:value="0.580332" calcext:value-type="float">
            <text:p>0.580332</text:p>
          </table:table-cell>
          <table:table-cell office:value-type="float" office:value="0.551276" calcext:value-type="float">
            <text:p>0.551276</text:p>
          </table:table-cell>
          <table:table-cell office:value-type="float" office:value="0.818921" calcext:value-type="float">
            <text:p>0.818921</text:p>
          </table:table-cell>
          <table:table-cell office:value-type="float" office:value="0.396561" calcext:value-type="float">
            <text:p>0.396561</text:p>
          </table:table-cell>
          <table:table-cell office:value-type="float" office:value="0.068646" calcext:value-type="float">
            <text:p>0.068646</text:p>
          </table:table-cell>
          <table:table-cell office:value-type="float" office:value="0.035923" calcext:value-type="float">
            <text:p>0.035923</text:p>
          </table:table-cell>
          <table:table-cell office:value-type="float" office:value="0.113228" calcext:value-type="float">
            <text:p>0.113228</text:p>
          </table:table-cell>
          <table:table-cell office:value-type="float" office:value="0.043881" calcext:value-type="float">
            <text:p>0.043881</text:p>
          </table:table-cell>
          <table:table-cell office:value-type="float" office:value="0" calcext:value-type="float">
            <text:p>0</text:p>
          </table:table-cell>
          <table:table-cell office:value-type="float" office:value="0.043157" calcext:value-type="float">
            <text:p>0.043157</text:p>
          </table:table-cell>
          <table:table-cell office:value-type="float" office:value="0.057162" calcext:value-type="float">
            <text:p>0.057162</text:p>
          </table:table-cell>
          <table:table-cell office:value-type="float" office:value="0" calcext:value-type="float">
            <text:p>0</text:p>
          </table:table-cell>
          <table:table-cell office:value-type="float" office:value="0.04008" calcext:value-type="float">
            <text:p>0.04008</text:p>
          </table:table-cell>
          <table:table-cell office:value-type="float" office:value="0.047181" calcext:value-type="float">
            <text:p>0.047181</text:p>
          </table:table-cell>
          <table:table-cell office:value-type="float" office:value="0" calcext:value-type="float">
            <text:p>0</text:p>
          </table:table-cell>
          <table:table-cell office:value-type="float" office:value="0.040822" calcext:value-type="float">
            <text:p>0.040822</text:p>
          </table:table-cell>
          <table:table-cell office:value-type="float" office:value="0.021679" calcext:value-type="float">
            <text:p>0.021679</text:p>
          </table:table-cell>
          <table:table-cell office:value-type="float" office:value="0.455199" calcext:value-type="float">
            <text:p>0.455199</text:p>
          </table:table-cell>
          <table:table-cell/>
          <table:table-cell table:formula="of:=[.B91]-[.B38]" office:value-type="float" office:value="0.576042" calcext:value-type="float">
            <text:p>0.576042</text:p>
          </table:table-cell>
          <table:table-cell table:formula="of:=[.C91]-[.C38]" office:value-type="float" office:value="0.537153" calcext:value-type="float">
            <text:p>0.537153</text:p>
          </table:table-cell>
          <table:table-cell table:formula="of:=[.D91]-[.D38]" office:value-type="float" office:value="0.812558" calcext:value-type="float">
            <text:p>0.812558</text:p>
          </table:table-cell>
          <table:table-cell table:formula="of:=[.E91]-[.E38]" office:value-type="float" office:value="0.392426" calcext:value-type="float">
            <text:p>0.392426</text:p>
          </table:table-cell>
          <table:table-cell table:formula="of:=[.F91]-[.F38]" office:value-type="float" office:value="0.054028" calcext:value-type="float">
            <text:p>0.054028</text:p>
          </table:table-cell>
          <table:table-cell table:formula="of:=[.G91]-[.G38]" office:value-type="float" office:value="0.028568" calcext:value-type="float">
            <text:p>0.028568</text:p>
          </table:table-cell>
          <table:table-cell table:formula="of:=[.H91]-[.H38]" office:value-type="float" office:value="0.09976" calcext:value-type="float">
            <text:p>0.09976</text:p>
          </table:table-cell>
          <table:table-cell table:formula="of:=[.I91]-[.I38]" office:value-type="float" office:value="0.030029" calcext:value-type="float">
            <text:p>0.030029</text:p>
          </table:table-cell>
          <table:table-cell table:formula="of:=[.J91]-[.J38]" office:value-type="float" office:value="-0.014042" calcext:value-type="float">
            <text:p>-0.014042</text:p>
          </table:table-cell>
          <table:table-cell table:formula="of:=[.K91]-[.K38]" office:value-type="float" office:value="0.035112" calcext:value-type="float">
            <text:p>0.035112</text:p>
          </table:table-cell>
          <table:table-cell table:formula="of:=[.L91]-[.L38]" office:value-type="float" office:value="0.04545" calcext:value-type="float">
            <text:p>0.04545</text:p>
          </table:table-cell>
          <table:table-cell table:formula="of:=[.M91]-[.M38]" office:value-type="float" office:value="-0.053725" calcext:value-type="float">
            <text:p>-0.053725</text:p>
          </table:table-cell>
          <table:table-cell table:formula="of:=[.N91]-[.N38]" office:value-type="float" office:value="0.019761" calcext:value-type="float">
            <text:p>0.019761</text:p>
          </table:table-cell>
          <table:table-cell table:formula="of:=[.O91]-[.O38]" office:value-type="float" office:value="0.020504" calcext:value-type="float">
            <text:p>0.020504</text:p>
          </table:table-cell>
          <table:table-cell table:formula="of:=[.P91]-[.P38]" office:value-type="float" office:value="-0.012475" calcext:value-type="float">
            <text:p>-0.012475</text:p>
          </table:table-cell>
          <table:table-cell table:formula="of:=[.Q91]-[.Q38]" office:value-type="float" office:value="0.01541" calcext:value-type="float">
            <text:p>0.01541</text:p>
          </table:table-cell>
          <table:table-cell table:formula="of:=[.R91]-[.R38]" office:value-type="float" office:value="0.016179" calcext:value-type="float">
            <text:p>0.016179</text:p>
          </table:table-cell>
          <table:table-cell table:formula="of:=[.S91]-[.S38]" office:value-type="float" office:value="0.04854" calcext:value-type="float">
            <text:p>0.04854</text:p>
          </table:table-cell>
          <table:table-cell/>
          <table:table-cell table:formula="of:=[.U91]/[.U91]" office:value-type="float" office:value="1" calcext:value-type="float">
            <text:p>1</text:p>
          </table:table-cell>
          <table:table-cell table:formula="of:=[.U91]/[.V91]" office:value-type="float" office:value="1.07239836694573" calcext:value-type="float">
            <text:p>1.07239836694573</text:p>
          </table:table-cell>
          <table:table-cell table:formula="of:=[.U91]/[.W91]" office:value-type="float" office:value="0.70892416295206" calcext:value-type="float">
            <text:p>0.70892416295206</text:p>
          </table:table-cell>
          <table:table-cell table:formula="of:=[.U91]/[.X91]" office:value-type="float" office:value="1.46789968044931" calcext:value-type="float">
            <text:p>1.46789968044931</text:p>
          </table:table-cell>
          <table:table-cell table:formula="of:=[.U91]/[.Y91]" office:value-type="float" office:value="10.661916043533" calcext:value-type="float">
            <text:p>10.661916043533</text:p>
          </table:table-cell>
          <table:table-cell table:formula="of:=[.U91]/[.Z91]" office:value-type="float" office:value="20.16388966676" calcext:value-type="float">
            <text:p>20.16388966676</text:p>
          </table:table-cell>
          <table:table-cell table:formula="of:=[.U91]/[.AA91]" office:value-type="float" office:value="5.77427826784282" calcext:value-type="float">
            <text:p>5.77427826784282</text:p>
          </table:table-cell>
          <table:table-cell table:formula="of:=[.U91]/[.AB91]" office:value-type="float" office:value="19.1828565719804" calcext:value-type="float">
            <text:p>19.1828565719804</text:p>
          </table:table-cell>
          <table:table-cell table:formula="of:=[.U91]/[.AC91]" office:value-type="float" office:value="-41.0227887765276" calcext:value-type="float">
            <text:p>-41.0227887765276</text:p>
          </table:table-cell>
          <table:table-cell table:formula="of:=[.U91]/[.AD91]" office:value-type="float" office:value="16.4058441558442" calcext:value-type="float">
            <text:p>16.4058441558442</text:p>
          </table:table-cell>
          <table:table-cell table:formula="of:=[.U91]/[.AE91]" office:value-type="float" office:value="12.6741914191419" calcext:value-type="float">
            <text:p>12.6741914191419</text:p>
          </table:table-cell>
          <table:table-cell office:value-type="float" office:value="1" calcext:value-type="float">
            <text:p>1</text:p>
          </table:table-cell>
          <table:table-cell table:formula="of:=[.U91]/[.AG91]" office:value-type="float" office:value="29.1504478518293" calcext:value-type="float">
            <text:p>29.1504478518293</text:p>
          </table:table-cell>
          <table:table-cell table:formula="of:=[.U91]/[.AH91]" office:value-type="float" office:value="28.0941279750293" calcext:value-type="float">
            <text:p>28.0941279750293</text:p>
          </table:table-cell>
          <table:table-cell table:formula="of:=[.U91]/[.AI91]" office:value-type="float" office:value="-46.1757114228457" calcext:value-type="float">
            <text:p>-46.1757114228457</text:p>
          </table:table-cell>
          <table:table-cell table:formula="of:=[.U91]/[.AJ91]" office:value-type="float" office:value="37.3810512654121" calcext:value-type="float">
            <text:p>37.3810512654121</text:p>
          </table:table-cell>
          <table:table-cell table:formula="of:=[.U91]/[.AK91]" office:value-type="float" office:value="35.6043018727981" calcext:value-type="float">
            <text:p>35.6043018727981</text:p>
          </table:table-cell>
          <table:table-cell table:formula="of:=[.U91]/[.AL91]" office:value-type="float" office:value="11.8673671199011" calcext:value-type="float">
            <text:p>11.8673671199011</text:p>
          </table:table-cell>
        </table:table-row>
        <table:table-row table:style-name="ro1">
          <table:table-cell office:value-type="string" calcext:value-type="string">
            <text:p>scalarmult2</text:p>
          </table:table-cell>
          <table:table-cell office:value-type="float" office:value="0.484951" calcext:value-type="float">
            <text:p>0.484951</text:p>
          </table:table-cell>
          <table:table-cell office:value-type="float" office:value="0.437731" calcext:value-type="float">
            <text:p>0.437731</text:p>
          </table:table-cell>
          <table:table-cell office:value-type="float" office:value="0.620546" calcext:value-type="float">
            <text:p>0.620546</text:p>
          </table:table-cell>
          <table:table-cell office:value-type="float" office:value="0.328194" calcext:value-type="float">
            <text:p>0.328194</text:p>
          </table:table-cell>
          <table:table-cell office:value-type="float" office:value="0.077765" calcext:value-type="float">
            <text:p>0.077765</text:p>
          </table:table-cell>
          <table:table-cell office:value-type="float" office:value="0.036902" calcext:value-type="float">
            <text:p>0.036902</text:p>
          </table:table-cell>
          <table:table-cell office:value-type="float" office:value="0.066965" calcext:value-type="float">
            <text:p>0.066965</text:p>
          </table:table-cell>
          <table:table-cell office:value-type="float" office:value="0.0425" calcext:value-type="float">
            <text:p>0.0425</text:p>
          </table:table-cell>
          <table:table-cell office:value-type="float" office:value="0.067996" calcext:value-type="float">
            <text:p>0.067996</text:p>
          </table:table-cell>
          <table:table-cell office:value-type="float" office:value="0.052593" calcext:value-type="float">
            <text:p>0.052593</text:p>
          </table:table-cell>
          <table:table-cell office:value-type="float" office:value="0.064174" calcext:value-type="float">
            <text:p>0.064174</text:p>
          </table:table-cell>
          <table:table-cell office:value-type="float" office:value="0" calcext:value-type="float">
            <text:p>0</text:p>
          </table:table-cell>
          <table:table-cell office:value-type="float" office:value="0.037957" calcext:value-type="float">
            <text:p>0.037957</text:p>
          </table:table-cell>
          <table:table-cell office:value-type="float" office:value="0.040576" calcext:value-type="float">
            <text:p>0.040576</text:p>
          </table:table-cell>
          <table:table-cell office:value-type="float" office:value="0.034682" calcext:value-type="float">
            <text:p>0.034682</text:p>
          </table:table-cell>
          <table:table-cell office:value-type="float" office:value="0.040083" calcext:value-type="float">
            <text:p>0.040083</text:p>
          </table:table-cell>
          <table:table-cell office:value-type="float" office:value="0.0196" calcext:value-type="float">
            <text:p>0.0196</text:p>
          </table:table-cell>
          <table:table-cell office:value-type="float" office:value="0.576768" calcext:value-type="float">
            <text:p>0.576768</text:p>
          </table:table-cell>
          <table:table-cell/>
          <table:table-cell table:formula="of:=[.B92]-[.B39]" office:value-type="float" office:value="0.480141" calcext:value-type="float">
            <text:p>0.480141</text:p>
          </table:table-cell>
          <table:table-cell table:formula="of:=[.C92]-[.C39]" office:value-type="float" office:value="0.42403" calcext:value-type="float">
            <text:p>0.42403</text:p>
          </table:table-cell>
          <table:table-cell table:formula="of:=[.D92]-[.D39]" office:value-type="float" office:value="0.613975" calcext:value-type="float">
            <text:p>0.613975</text:p>
          </table:table-cell>
          <table:table-cell table:formula="of:=[.E92]-[.E39]" office:value-type="float" office:value="0.324187" calcext:value-type="float">
            <text:p>0.324187</text:p>
          </table:table-cell>
          <table:table-cell table:formula="of:=[.F92]-[.F39]" office:value-type="float" office:value="0.057425" calcext:value-type="float">
            <text:p>0.057425</text:p>
          </table:table-cell>
          <table:table-cell table:formula="of:=[.G92]-[.G39]" office:value-type="float" office:value="0.027265" calcext:value-type="float">
            <text:p>0.027265</text:p>
          </table:table-cell>
          <table:table-cell table:formula="of:=[.H92]-[.H39]" office:value-type="float" office:value="0.053442" calcext:value-type="float">
            <text:p>0.053442</text:p>
          </table:table-cell>
          <table:table-cell table:formula="of:=[.I92]-[.I39]" office:value-type="float" office:value="0.028658" calcext:value-type="float">
            <text:p>0.028658</text:p>
          </table:table-cell>
          <table:table-cell table:formula="of:=[.J92]-[.J39]" office:value-type="float" office:value="0.053993" calcext:value-type="float">
            <text:p>0.053993</text:p>
          </table:table-cell>
          <table:table-cell table:formula="of:=[.K92]-[.K39]" office:value-type="float" office:value="0.044641" calcext:value-type="float">
            <text:p>0.044641</text:p>
          </table:table-cell>
          <table:table-cell table:formula="of:=[.L92]-[.L39]" office:value-type="float" office:value="0.051732" calcext:value-type="float">
            <text:p>0.051732</text:p>
          </table:table-cell>
          <table:table-cell table:formula="of:=[.M92]-[.M39]" office:value-type="float" office:value="-0.053681" calcext:value-type="float">
            <text:p>-0.053681</text:p>
          </table:table-cell>
          <table:table-cell table:formula="of:=[.N92]-[.N39]" office:value-type="float" office:value="0.015413" calcext:value-type="float">
            <text:p>0.015413</text:p>
          </table:table-cell>
          <table:table-cell table:formula="of:=[.O92]-[.O39]" office:value-type="float" office:value="0.013618" calcext:value-type="float">
            <text:p>0.013618</text:p>
          </table:table-cell>
          <table:table-cell table:formula="of:=[.P92]-[.P39]" office:value-type="float" office:value="0.02234" calcext:value-type="float">
            <text:p>0.02234</text:p>
          </table:table-cell>
          <table:table-cell table:formula="of:=[.Q92]-[.Q39]" office:value-type="float" office:value="0.013673" calcext:value-type="float">
            <text:p>0.013673</text:p>
          </table:table-cell>
          <table:table-cell table:formula="of:=[.R92]-[.R39]" office:value-type="float" office:value="0.013738" calcext:value-type="float">
            <text:p>0.013738</text:p>
          </table:table-cell>
          <table:table-cell table:formula="of:=[.S92]-[.S39]" office:value-type="float" office:value="-0.021474" calcext:value-type="float">
            <text:p>-0.021474</text:p>
          </table:table-cell>
          <table:table-cell/>
          <table:table-cell table:formula="of:=[.U92]/[.U92]" office:value-type="float" office:value="1" calcext:value-type="float">
            <text:p>1</text:p>
          </table:table-cell>
          <table:table-cell table:formula="of:=[.U92]/[.V92]" office:value-type="float" office:value="1.13232790132774" calcext:value-type="float">
            <text:p>1.13232790132774</text:p>
          </table:table-cell>
          <table:table-cell table:formula="of:=[.U92]/[.W92]" office:value-type="float" office:value="0.782020440571684" calcext:value-type="float">
            <text:p>0.782020440571684</text:p>
          </table:table-cell>
          <table:table-cell table:formula="of:=[.U92]/[.X92]" office:value-type="float" office:value="1.48106185627431" calcext:value-type="float">
            <text:p>1.48106185627431</text:p>
          </table:table-cell>
          <table:table-cell table:formula="of:=[.U92]/[.Y92]" office:value-type="float" office:value="8.36118415324336" calcext:value-type="float">
            <text:p>8.36118415324336</text:p>
          </table:table-cell>
          <table:table-cell table:formula="of:=[.U92]/[.Z92]" office:value-type="float" office:value="17.6101595452045" calcext:value-type="float">
            <text:p>17.6101595452045</text:p>
          </table:table-cell>
          <table:table-cell table:formula="of:=[.U92]/[.AA92]" office:value-type="float" office:value="8.98433816099697" calcext:value-type="float">
            <text:p>8.98433816099697</text:p>
          </table:table-cell>
          <table:table-cell table:formula="of:=[.U92]/[.AB92]" office:value-type="float" office:value="16.7541698653081" calcext:value-type="float">
            <text:p>16.7541698653081</text:p>
          </table:table-cell>
          <table:table-cell table:formula="of:=[.U92]/[.AC92]" office:value-type="float" office:value="8.89265275128257" calcext:value-type="float">
            <text:p>8.89265275128257</text:p>
          </table:table-cell>
          <table:table-cell table:formula="of:=[.U92]/[.AD92]" office:value-type="float" office:value="10.7556058332027" calcext:value-type="float">
            <text:p>10.7556058332027</text:p>
          </table:table-cell>
          <table:table-cell table:formula="of:=[.U92]/[.AE92]" office:value-type="float" office:value="9.28131524008351" calcext:value-type="float">
            <text:p>9.28131524008351</text:p>
          </table:table-cell>
          <table:table-cell office:value-type="float" office:value="1" calcext:value-type="float">
            <text:p>1</text:p>
          </table:table-cell>
          <table:table-cell table:formula="of:=[.U92]/[.AG92]" office:value-type="float" office:value="31.151690131707" calcext:value-type="float">
            <text:p>31.151690131707</text:p>
          </table:table-cell>
          <table:table-cell table:formula="of:=[.U92]/[.AH92]" office:value-type="float" office:value="35.2578205316493" calcext:value-type="float">
            <text:p>35.2578205316493</text:p>
          </table:table-cell>
          <table:table-cell table:formula="of:=[.U92]/[.AI92]" office:value-type="float" office:value="21.4924350940018" calcext:value-type="float">
            <text:p>21.4924350940018</text:p>
          </table:table-cell>
          <table:table-cell table:formula="of:=[.U92]/[.AJ92]" office:value-type="float" office:value="35.115995026695" calcext:value-type="float">
            <text:p>35.115995026695</text:p>
          </table:table-cell>
          <table:table-cell table:formula="of:=[.U92]/[.AK92]" office:value-type="float" office:value="34.9498471393216" calcext:value-type="float">
            <text:p>34.9498471393216</text:p>
          </table:table-cell>
          <table:table-cell table:formula="of:=[.U92]/[.AL92]" office:value-type="float" office:value="-22.359178541492" calcext:value-type="float">
            <text:p>-22.359178541492</text:p>
          </table:table-cell>
        </table:table-row>
        <table:table-row table:style-name="ro1">
          <table:table-cell office:value-type="string" calcext:value-type="string">
            <text:p>box_seed</text:p>
          </table:table-cell>
          <table:table-cell office:value-type="float" office:value="0.48213" calcext:value-type="float">
            <text:p>0.48213</text:p>
          </table:table-cell>
          <table:table-cell office:value-type="float" office:value="0.452869" calcext:value-type="float">
            <text:p>0.452869</text:p>
          </table:table-cell>
          <table:table-cell office:value-type="float" office:value="0.63066" calcext:value-type="float">
            <text:p>0.63066</text:p>
          </table:table-cell>
          <table:table-cell office:value-type="float" office:value="0.344034" calcext:value-type="float">
            <text:p>0.344034</text:p>
          </table:table-cell>
          <table:table-cell office:value-type="float" office:value="0.078566" calcext:value-type="float">
            <text:p>0.078566</text:p>
          </table:table-cell>
          <table:table-cell office:value-type="float" office:value="0.037398" calcext:value-type="float">
            <text:p>0.037398</text:p>
          </table:table-cell>
          <table:table-cell office:value-type="float" office:value="0.067008" calcext:value-type="float">
            <text:p>0.067008</text:p>
          </table:table-cell>
          <table:table-cell office:value-type="float" office:value="0.041853" calcext:value-type="float">
            <text:p>0.041853</text:p>
          </table:table-cell>
          <table:table-cell office:value-type="float" office:value="0.068987" calcext:value-type="float">
            <text:p>0.068987</text:p>
          </table:table-cell>
          <table:table-cell office:value-type="float" office:value="0.049343" calcext:value-type="float">
            <text:p>0.049343</text:p>
          </table:table-cell>
          <table:table-cell office:value-type="float" office:value="0.066301" calcext:value-type="float">
            <text:p>0.066301</text:p>
          </table:table-cell>
          <table:table-cell office:value-type="float" office:value="0" calcext:value-type="float">
            <text:p>0</text:p>
          </table:table-cell>
          <table:table-cell office:value-type="float" office:value="0.037172" calcext:value-type="float">
            <text:p>0.037172</text:p>
          </table:table-cell>
          <table:table-cell office:value-type="float" office:value="0.040401" calcext:value-type="float">
            <text:p>0.040401</text:p>
          </table:table-cell>
          <table:table-cell office:value-type="float" office:value="0.035816" calcext:value-type="float">
            <text:p>0.035816</text:p>
          </table:table-cell>
          <table:table-cell office:value-type="float" office:value="0.041017" calcext:value-type="float">
            <text:p>0.041017</text:p>
          </table:table-cell>
          <table:table-cell office:value-type="float" office:value="0.020012" calcext:value-type="float">
            <text:p>0.020012</text:p>
          </table:table-cell>
          <table:table-cell office:value-type="float" office:value="0.622777" calcext:value-type="float">
            <text:p>0.622777</text:p>
          </table:table-cell>
          <table:table-cell/>
          <table:table-cell table:formula="of:=[.B93]-[.B40]" office:value-type="float" office:value="0.477137" calcext:value-type="float">
            <text:p>0.477137</text:p>
          </table:table-cell>
          <table:table-cell table:formula="of:=[.C93]-[.C40]" office:value-type="float" office:value="0.439397" calcext:value-type="float">
            <text:p>0.439397</text:p>
          </table:table-cell>
          <table:table-cell table:formula="of:=[.D93]-[.D40]" office:value-type="float" office:value="0.624355" calcext:value-type="float">
            <text:p>0.624355</text:p>
          </table:table-cell>
          <table:table-cell table:formula="of:=[.E93]-[.E40]" office:value-type="float" office:value="0.340048" calcext:value-type="float">
            <text:p>0.340048</text:p>
          </table:table-cell>
          <table:table-cell table:formula="of:=[.F93]-[.F40]" office:value-type="float" office:value="0.057803" calcext:value-type="float">
            <text:p>0.057803</text:p>
          </table:table-cell>
          <table:table-cell table:formula="of:=[.G93]-[.G40]" office:value-type="float" office:value="0.027314" calcext:value-type="float">
            <text:p>0.027314</text:p>
          </table:table-cell>
          <table:table-cell table:formula="of:=[.H93]-[.H40]" office:value-type="float" office:value="0.053534" calcext:value-type="float">
            <text:p>0.053534</text:p>
          </table:table-cell>
          <table:table-cell table:formula="of:=[.I93]-[.I40]" office:value-type="float" office:value="0.027939" calcext:value-type="float">
            <text:p>0.027939</text:p>
          </table:table-cell>
          <table:table-cell table:formula="of:=[.J93]-[.J40]" office:value-type="float" office:value="0.05495" calcext:value-type="float">
            <text:p>0.05495</text:p>
          </table:table-cell>
          <table:table-cell table:formula="of:=[.K93]-[.K40]" office:value-type="float" office:value="0.040975" calcext:value-type="float">
            <text:p>0.040975</text:p>
          </table:table-cell>
          <table:table-cell table:formula="of:=[.L93]-[.L40]" office:value-type="float" office:value="0.053807" calcext:value-type="float">
            <text:p>0.053807</text:p>
          </table:table-cell>
          <table:table-cell table:formula="of:=[.M93]-[.M40]" office:value-type="float" office:value="-0.055062" calcext:value-type="float">
            <text:p>-0.055062</text:p>
          </table:table-cell>
          <table:table-cell table:formula="of:=[.N93]-[.N40]" office:value-type="float" office:value="0.014366" calcext:value-type="float">
            <text:p>0.014366</text:p>
          </table:table-cell>
          <table:table-cell table:formula="of:=[.O93]-[.O40]" office:value-type="float" office:value="0.013222" calcext:value-type="float">
            <text:p>0.013222</text:p>
          </table:table-cell>
          <table:table-cell table:formula="of:=[.P93]-[.P40]" office:value-type="float" office:value="0.023056" calcext:value-type="float">
            <text:p>0.023056</text:p>
          </table:table-cell>
          <table:table-cell table:formula="of:=[.Q93]-[.Q40]" office:value-type="float" office:value="0.014826" calcext:value-type="float">
            <text:p>0.014826</text:p>
          </table:table-cell>
          <table:table-cell table:formula="of:=[.R93]-[.R40]" office:value-type="float" office:value="0.014179" calcext:value-type="float">
            <text:p>0.014179</text:p>
          </table:table-cell>
          <table:table-cell table:formula="of:=[.S93]-[.S40]" office:value-type="float" office:value="-0.010173" calcext:value-type="float">
            <text:p>-0.010173</text:p>
          </table:table-cell>
          <table:table-cell/>
          <table:table-cell table:formula="of:=[.U93]/[.U93]" office:value-type="float" office:value="1" calcext:value-type="float">
            <text:p>1</text:p>
          </table:table-cell>
          <table:table-cell table:formula="of:=[.U93]/[.V93]" office:value-type="float" office:value="1.08589043621144" calcext:value-type="float">
            <text:p>1.08589043621144</text:p>
          </table:table-cell>
          <table:table-cell table:formula="of:=[.U93]/[.W93]" office:value-type="float" office:value="0.764207862514115" calcext:value-type="float">
            <text:p>0.764207862514115</text:p>
          </table:table-cell>
          <table:table-cell table:formula="of:=[.U93]/[.X93]" office:value-type="float" office:value="1.40314602644333" calcext:value-type="float">
            <text:p>1.40314602644333</text:p>
          </table:table-cell>
          <table:table-cell table:formula="of:=[.U93]/[.Y93]" office:value-type="float" office:value="8.25453696174939" calcext:value-type="float">
            <text:p>8.25453696174939</text:p>
          </table:table-cell>
          <table:table-cell table:formula="of:=[.U93]/[.Z93]" office:value-type="float" office:value="17.4685875375265" calcext:value-type="float">
            <text:p>17.4685875375265</text:p>
          </table:table-cell>
          <table:table-cell table:formula="of:=[.U93]/[.AA93]" office:value-type="float" office:value="8.91278439869989" calcext:value-type="float">
            <text:p>8.91278439869989</text:p>
          </table:table-cell>
          <table:table-cell table:formula="of:=[.U93]/[.AB93]" office:value-type="float" office:value="17.0778123769641" calcext:value-type="float">
            <text:p>17.0778123769641</text:p>
          </table:table-cell>
          <table:table-cell table:formula="of:=[.U93]/[.AC93]" office:value-type="float" office:value="8.68311191992721" calcext:value-type="float">
            <text:p>8.68311191992721</text:p>
          </table:table-cell>
          <table:table-cell table:formula="of:=[.U93]/[.AD93]" office:value-type="float" office:value="11.6445881635143" calcext:value-type="float">
            <text:p>11.6445881635143</text:p>
          </table:table-cell>
          <table:table-cell table:formula="of:=[.U93]/[.AE93]" office:value-type="float" office:value="8.86756369989035" calcext:value-type="float">
            <text:p>8.86756369989035</text:p>
          </table:table-cell>
          <table:table-cell office:value-type="float" office:value="1" calcext:value-type="float">
            <text:p>1</text:p>
          </table:table-cell>
          <table:table-cell table:formula="of:=[.U93]/[.AG93]" office:value-type="float" office:value="33.212933314771" calcext:value-type="float">
            <text:p>33.212933314771</text:p>
          </table:table-cell>
          <table:table-cell table:formula="of:=[.U93]/[.AH93]" office:value-type="float" office:value="36.0865980940856" calcext:value-type="float">
            <text:p>36.0865980940856</text:p>
          </table:table-cell>
          <table:table-cell table:formula="of:=[.U93]/[.AI93]" office:value-type="float" office:value="20.6946998612075" calcext:value-type="float">
            <text:p>20.6946998612075</text:p>
          </table:table-cell>
          <table:table-cell table:formula="of:=[.U93]/[.AJ93]" office:value-type="float" office:value="32.1824497504384" calcext:value-type="float">
            <text:p>32.1824497504384</text:p>
          </table:table-cell>
          <table:table-cell table:formula="of:=[.U93]/[.AK93]" office:value-type="float" office:value="33.650962691304" calcext:value-type="float">
            <text:p>33.650962691304</text:p>
          </table:table-cell>
          <table:table-cell table:formula="of:=[.U93]/[.AL93]" office:value-type="float" office:value="-46.9022903764868" calcext:value-type="float">
            <text:p>-46.9022903764868</text:p>
          </table:table-cell>
        </table:table-row>
        <table:table-row table:style-name="ro1">
          <table:table-cell office:value-type="string" calcext:value-type="string">
            <text:p>aead_xchacha20poly1305</text:p>
          </table:table-cell>
          <table:table-cell office:value-type="float" office:value="0.874956" calcext:value-type="float">
            <text:p>0.874956</text:p>
          </table:table-cell>
          <table:table-cell office:value-type="float" office:value="0.74515" calcext:value-type="float">
            <text:p>0.74515</text:p>
          </table:table-cell>
          <table:table-cell office:value-type="float" office:value="1.138052" calcext:value-type="float">
            <text:p>1.138052</text:p>
          </table:table-cell>
          <table:table-cell office:value-type="float" office:value="0.61814" calcext:value-type="float">
            <text:p>0.61814</text:p>
          </table:table-cell>
          <table:table-cell office:value-type="float" office:value="0.100838" calcext:value-type="float">
            <text:p>0.100838</text:p>
          </table:table-cell>
          <table:table-cell office:value-type="float" office:value="0.051934" calcext:value-type="float">
            <text:p>0.051934</text:p>
          </table:table-cell>
          <table:table-cell office:value-type="float" office:value="0.132079" calcext:value-type="float">
            <text:p>0.132079</text:p>
          </table:table-cell>
          <table:table-cell office:value-type="float" office:value="0.062038" calcext:value-type="float">
            <text:p>0.062038</text:p>
          </table:table-cell>
          <table:table-cell office:value-type="float" office:value="0" calcext:value-type="float">
            <text:p>0</text:p>
          </table:table-cell>
          <table:table-cell office:value-type="float" office:value="0.05141" calcext:value-type="float">
            <text:p>0.05141</text:p>
          </table:table-cell>
          <table:table-cell office:value-type="float" office:value="0.085451" calcext:value-type="float">
            <text:p>0.085451</text:p>
          </table:table-cell>
          <table:table-cell office:value-type="float" office:value="0" calcext:value-type="float">
            <text:p>0</text:p>
          </table:table-cell>
          <table:table-cell office:value-type="float" office:value="0.046904" calcext:value-type="float">
            <text:p>0.046904</text:p>
          </table:table-cell>
          <table:table-cell office:value-type="float" office:value="0.052462" calcext:value-type="float">
            <text:p>0.052462</text:p>
          </table:table-cell>
          <table:table-cell office:value-type="float" office:value="0" calcext:value-type="float">
            <text:p>0</text:p>
          </table:table-cell>
          <table:table-cell office:value-type="float" office:value="0.048779" calcext:value-type="float">
            <text:p>0.048779</text:p>
          </table:table-cell>
          <table:table-cell office:value-type="float" office:value="0.028013" calcext:value-type="float">
            <text:p>0.028013</text:p>
          </table:table-cell>
          <table:table-cell office:value-type="float" office:value="0.389001" calcext:value-type="float">
            <text:p>0.389001</text:p>
          </table:table-cell>
          <table:table-cell/>
          <table:table-cell table:formula="of:=[.B94]-[.B41]" office:value-type="float" office:value="0.870702" calcext:value-type="float">
            <text:p>0.870702</text:p>
          </table:table-cell>
          <table:table-cell table:formula="of:=[.C94]-[.C41]" office:value-type="float" office:value="0.731631" calcext:value-type="float">
            <text:p>0.731631</text:p>
          </table:table-cell>
          <table:table-cell table:formula="of:=[.D94]-[.D41]" office:value-type="float" office:value="1.131738" calcext:value-type="float">
            <text:p>1.131738</text:p>
          </table:table-cell>
          <table:table-cell table:formula="of:=[.E94]-[.E41]" office:value-type="float" office:value="0.61413" calcext:value-type="float">
            <text:p>0.61413</text:p>
          </table:table-cell>
          <table:table-cell table:formula="of:=[.F94]-[.F41]" office:value-type="float" office:value="0.086947" calcext:value-type="float">
            <text:p>0.086947</text:p>
          </table:table-cell>
          <table:table-cell table:formula="of:=[.G94]-[.G41]" office:value-type="float" office:value="0.044941" calcext:value-type="float">
            <text:p>0.044941</text:p>
          </table:table-cell>
          <table:table-cell table:formula="of:=[.H94]-[.H41]" office:value-type="float" office:value="0.118769" calcext:value-type="float">
            <text:p>0.118769</text:p>
          </table:table-cell>
          <table:table-cell table:formula="of:=[.I94]-[.I41]" office:value-type="float" office:value="0.048223" calcext:value-type="float">
            <text:p>0.048223</text:p>
          </table:table-cell>
          <table:table-cell table:formula="of:=[.J94]-[.J41]" office:value-type="float" office:value="-0.014077" calcext:value-type="float">
            <text:p>-0.014077</text:p>
          </table:table-cell>
          <table:table-cell table:formula="of:=[.K94]-[.K41]" office:value-type="float" office:value="0.043847" calcext:value-type="float">
            <text:p>0.043847</text:p>
          </table:table-cell>
          <table:table-cell table:formula="of:=[.L94]-[.L41]" office:value-type="float" office:value="0.073731" calcext:value-type="float">
            <text:p>0.073731</text:p>
          </table:table-cell>
          <table:table-cell table:formula="of:=[.M94]-[.M41]" office:value-type="float" office:value="-0.054177" calcext:value-type="float">
            <text:p>-0.054177</text:p>
          </table:table-cell>
          <table:table-cell table:formula="of:=[.N94]-[.N41]" office:value-type="float" office:value="0.026944" calcext:value-type="float">
            <text:p>0.026944</text:p>
          </table:table-cell>
          <table:table-cell table:formula="of:=[.O94]-[.O41]" office:value-type="float" office:value="0.026384" calcext:value-type="float">
            <text:p>0.026384</text:p>
          </table:table-cell>
          <table:table-cell table:formula="of:=[.P94]-[.P41]" office:value-type="float" office:value="-0.012207" calcext:value-type="float">
            <text:p>-0.012207</text:p>
          </table:table-cell>
          <table:table-cell table:formula="of:=[.Q94]-[.Q41]" office:value-type="float" office:value="0.023568" calcext:value-type="float">
            <text:p>0.023568</text:p>
          </table:table-cell>
          <table:table-cell table:formula="of:=[.R94]-[.R41]" office:value-type="float" office:value="0.022621" calcext:value-type="float">
            <text:p>0.022621</text:p>
          </table:table-cell>
          <table:table-cell table:formula="of:=[.S94]-[.S41]" office:value-type="float" office:value="0.00892599999999999" calcext:value-type="float">
            <text:p>0.008926</text:p>
          </table:table-cell>
          <table:table-cell/>
          <table:table-cell table:formula="of:=[.U94]/[.U94]" office:value-type="float" office:value="1" calcext:value-type="float">
            <text:p>1</text:p>
          </table:table-cell>
          <table:table-cell table:formula="of:=[.U94]/[.V94]" office:value-type="float" office:value="1.19008352571173" calcext:value-type="float">
            <text:p>1.19008352571173</text:p>
          </table:table-cell>
          <table:table-cell table:formula="of:=[.U94]/[.W94]" office:value-type="float" office:value="0.769349443068979" calcext:value-type="float">
            <text:p>0.769349443068979</text:p>
          </table:table-cell>
          <table:table-cell table:formula="of:=[.U94]/[.X94]" office:value-type="float" office:value="1.41778125152655" calcext:value-type="float">
            <text:p>1.41778125152655</text:p>
          </table:table-cell>
          <table:table-cell table:formula="of:=[.U94]/[.Y94]" office:value-type="float" office:value="10.0141695515659" calcext:value-type="float">
            <text:p>10.0141695515659</text:p>
          </table:table-cell>
          <table:table-cell table:formula="of:=[.U94]/[.Z94]" office:value-type="float" office:value="19.3743352395363" calcext:value-type="float">
            <text:p>19.3743352395363</text:p>
          </table:table-cell>
          <table:table-cell table:formula="of:=[.U94]/[.AA94]" office:value-type="float" office:value="7.3310543997171" calcext:value-type="float">
            <text:p>7.3310543997171</text:p>
          </table:table-cell>
          <table:table-cell table:formula="of:=[.U94]/[.AB94]" office:value-type="float" office:value="18.0557410364349" calcext:value-type="float">
            <text:p>18.0557410364349</text:p>
          </table:table-cell>
          <table:table-cell table:formula="of:=[.U94]/[.AC94]" office:value-type="float" office:value="-61.8528095474888" calcext:value-type="float">
            <text:p>-61.8528095474888</text:p>
          </table:table-cell>
          <table:table-cell table:formula="of:=[.U94]/[.AD94]" office:value-type="float" office:value="19.8577325700732" calcext:value-type="float">
            <text:p>19.8577325700732</text:p>
          </table:table-cell>
          <table:table-cell table:formula="of:=[.U94]/[.AE94]" office:value-type="float" office:value="11.809171176303" calcext:value-type="float">
            <text:p>11.809171176303</text:p>
          </table:table-cell>
          <table:table-cell office:value-type="float" office:value="1" calcext:value-type="float">
            <text:p>1</text:p>
          </table:table-cell>
          <table:table-cell table:formula="of:=[.U94]/[.AG94]" office:value-type="float" office:value="32.3152464370546" calcext:value-type="float">
            <text:p>32.3152464370546</text:p>
          </table:table-cell>
          <table:table-cell table:formula="of:=[.U94]/[.AH94]" office:value-type="float" office:value="33.0011370527593" calcext:value-type="float">
            <text:p>33.0011370527593</text:p>
          </table:table-cell>
          <table:table-cell table:formula="of:=[.U94]/[.AI94]" office:value-type="float" office:value="-71.3280904399115" calcext:value-type="float">
            <text:p>-71.3280904399115</text:p>
          </table:table-cell>
          <table:table-cell table:formula="of:=[.U94]/[.AJ94]" office:value-type="float" office:value="36.9442464358452" calcext:value-type="float">
            <text:p>36.9442464358452</text:p>
          </table:table-cell>
          <table:table-cell table:formula="of:=[.U94]/[.AK94]" office:value-type="float" office:value="38.4908713142655" calcext:value-type="float">
            <text:p>38.4908713142655</text:p>
          </table:table-cell>
          <table:table-cell table:formula="of:=[.U94]/[.AL94]" office:value-type="float" office:value="97.5467174546271" calcext:value-type="float">
            <text:p>97.5467174546271</text:p>
          </table:table-cell>
        </table:table-row>
        <table:table-row table:style-name="ro1">
          <table:table-cell office:value-type="string" calcext:value-type="string">
            <text:p>aead_chacha20poly1305</text:p>
          </table:table-cell>
          <table:table-cell office:value-type="float" office:value="0.8592" calcext:value-type="float">
            <text:p>0.8592</text:p>
          </table:table-cell>
          <table:table-cell office:value-type="float" office:value="0.711663" calcext:value-type="float">
            <text:p>0.711663</text:p>
          </table:table-cell>
          <table:table-cell office:value-type="float" office:value="1.142156" calcext:value-type="float">
            <text:p>1.142156</text:p>
          </table:table-cell>
          <table:table-cell office:value-type="float" office:value="0.601254" calcext:value-type="float">
            <text:p>0.601254</text:p>
          </table:table-cell>
          <table:table-cell office:value-type="float" office:value="0.103414" calcext:value-type="float">
            <text:p>0.103414</text:p>
          </table:table-cell>
          <table:table-cell office:value-type="float" office:value="0.052512" calcext:value-type="float">
            <text:p>0.052512</text:p>
          </table:table-cell>
          <table:table-cell office:value-type="float" office:value="0.112073" calcext:value-type="float">
            <text:p>0.112073</text:p>
          </table:table-cell>
          <table:table-cell office:value-type="float" office:value="0.063258" calcext:value-type="float">
            <text:p>0.063258</text:p>
          </table:table-cell>
          <table:table-cell office:value-type="float" office:value="0.107232" calcext:value-type="float">
            <text:p>0.107232</text:p>
          </table:table-cell>
          <table:table-cell office:value-type="float" office:value="0.05369" calcext:value-type="float">
            <text:p>0.05369</text:p>
          </table:table-cell>
          <table:table-cell office:value-type="float" office:value="0.090813" calcext:value-type="float">
            <text:p>0.090813</text:p>
          </table:table-cell>
          <table:table-cell office:value-type="float" office:value="0" calcext:value-type="float">
            <text:p>0</text:p>
          </table:table-cell>
          <table:table-cell office:value-type="float" office:value="0.046052" calcext:value-type="float">
            <text:p>0.046052</text:p>
          </table:table-cell>
          <table:table-cell office:value-type="float" office:value="0.054825" calcext:value-type="float">
            <text:p>0.054825</text:p>
          </table:table-cell>
          <table:table-cell office:value-type="float" office:value="0.038878" calcext:value-type="float">
            <text:p>0.038878</text:p>
          </table:table-cell>
          <table:table-cell office:value-type="float" office:value="0.048681" calcext:value-type="float">
            <text:p>0.048681</text:p>
          </table:table-cell>
          <table:table-cell office:value-type="float" office:value="0.02846" calcext:value-type="float">
            <text:p>0.02846</text:p>
          </table:table-cell>
          <table:table-cell office:value-type="float" office:value="0.410501" calcext:value-type="float">
            <text:p>0.410501</text:p>
          </table:table-cell>
          <table:table-cell/>
          <table:table-cell table:formula="of:=[.B95]-[.B42]" office:value-type="float" office:value="0.854987" calcext:value-type="float">
            <text:p>0.854987</text:p>
          </table:table-cell>
          <table:table-cell table:formula="of:=[.C95]-[.C42]" office:value-type="float" office:value="0.698636" calcext:value-type="float">
            <text:p>0.698636</text:p>
          </table:table-cell>
          <table:table-cell table:formula="of:=[.D95]-[.D42]" office:value-type="float" office:value="1.135887" calcext:value-type="float">
            <text:p>1.135887</text:p>
          </table:table-cell>
          <table:table-cell table:formula="of:=[.E95]-[.E42]" office:value-type="float" office:value="0.597234" calcext:value-type="float">
            <text:p>0.597234</text:p>
          </table:table-cell>
          <table:table-cell table:formula="of:=[.F95]-[.F42]" office:value-type="float" office:value="0.089325" calcext:value-type="float">
            <text:p>0.089325</text:p>
          </table:table-cell>
          <table:table-cell table:formula="of:=[.G95]-[.G42]" office:value-type="float" office:value="0.045413" calcext:value-type="float">
            <text:p>0.045413</text:p>
          </table:table-cell>
          <table:table-cell table:formula="of:=[.H95]-[.H42]" office:value-type="float" office:value="0.098835" calcext:value-type="float">
            <text:p>0.098835</text:p>
          </table:table-cell>
          <table:table-cell table:formula="of:=[.I95]-[.I42]" office:value-type="float" office:value="0.049622" calcext:value-type="float">
            <text:p>0.049622</text:p>
          </table:table-cell>
          <table:table-cell table:formula="of:=[.J95]-[.J42]" office:value-type="float" office:value="0.093495" calcext:value-type="float">
            <text:p>0.093495</text:p>
          </table:table-cell>
          <table:table-cell table:formula="of:=[.K95]-[.K42]" office:value-type="float" office:value="0.045387" calcext:value-type="float">
            <text:p>0.045387</text:p>
          </table:table-cell>
          <table:table-cell table:formula="of:=[.L95]-[.L42]" office:value-type="float" office:value="0.079153" calcext:value-type="float">
            <text:p>0.079153</text:p>
          </table:table-cell>
          <table:table-cell table:formula="of:=[.M95]-[.M42]" office:value-type="float" office:value="-0.053114" calcext:value-type="float">
            <text:p>-0.053114</text:p>
          </table:table-cell>
          <table:table-cell table:formula="of:=[.N95]-[.N42]" office:value-type="float" office:value="0.025832" calcext:value-type="float">
            <text:p>0.025832</text:p>
          </table:table-cell>
          <table:table-cell table:formula="of:=[.O95]-[.O42]" office:value-type="float" office:value="0.028348" calcext:value-type="float">
            <text:p>0.028348</text:p>
          </table:table-cell>
          <table:table-cell table:formula="of:=[.P95]-[.P42]" office:value-type="float" office:value="0.026424" calcext:value-type="float">
            <text:p>0.026424</text:p>
          </table:table-cell>
          <table:table-cell table:formula="of:=[.Q95]-[.Q42]" office:value-type="float" office:value="0.023443" calcext:value-type="float">
            <text:p>0.023443</text:p>
          </table:table-cell>
          <table:table-cell table:formula="of:=[.R95]-[.R42]" office:value-type="float" office:value="0.022982" calcext:value-type="float">
            <text:p>0.022982</text:p>
          </table:table-cell>
          <table:table-cell table:formula="of:=[.S95]-[.S42]" office:value-type="float" office:value="0.014591" calcext:value-type="float">
            <text:p>0.014591</text:p>
          </table:table-cell>
          <table:table-cell/>
          <table:table-cell table:formula="of:=[.U95]/[.U95]" office:value-type="float" office:value="1" calcext:value-type="float">
            <text:p>1</text:p>
          </table:table-cell>
          <table:table-cell table:formula="of:=[.U95]/[.V95]" office:value-type="float" office:value="1.22379465129195" calcext:value-type="float">
            <text:p>1.22379465129195</text:p>
          </table:table-cell>
          <table:table-cell table:formula="of:=[.U95]/[.W95]" office:value-type="float" office:value="0.752704274280804" calcext:value-type="float">
            <text:p>0.752704274280804</text:p>
          </table:table-cell>
          <table:table-cell table:formula="of:=[.U95]/[.X95]" office:value-type="float" office:value="1.43157790748685" calcext:value-type="float">
            <text:p>1.43157790748685</text:p>
          </table:table-cell>
          <table:table-cell table:formula="of:=[.U95]/[.Y95]" office:value-type="float" office:value="9.57164287713406" calcext:value-type="float">
            <text:p>9.57164287713406</text:p>
          </table:table-cell>
          <table:table-cell table:formula="of:=[.U95]/[.Z95]" office:value-type="float" office:value="18.8269218065312" calcext:value-type="float">
            <text:p>18.8269218065312</text:p>
          </table:table-cell>
          <table:table-cell table:formula="of:=[.U95]/[.AA95]" office:value-type="float" office:value="8.65065007335458" calcext:value-type="float">
            <text:p>8.65065007335458</text:p>
          </table:table-cell>
          <table:table-cell table:formula="of:=[.U95]/[.AB95]" office:value-type="float" office:value="17.2299987908589" calcext:value-type="float">
            <text:p>17.2299987908589</text:p>
          </table:table-cell>
          <table:table-cell table:formula="of:=[.U95]/[.AC95]" office:value-type="float" office:value="9.14473501256752" calcext:value-type="float">
            <text:p>9.14473501256752</text:p>
          </table:table-cell>
          <table:table-cell table:formula="of:=[.U95]/[.AD95]" office:value-type="float" office:value="18.8377068323529" calcext:value-type="float">
            <text:p>18.8377068323529</text:p>
          </table:table-cell>
          <table:table-cell table:formula="of:=[.U95]/[.AE95]" office:value-type="float" office:value="10.801700504087" calcext:value-type="float">
            <text:p>10.801700504087</text:p>
          </table:table-cell>
          <table:table-cell office:value-type="float" office:value="1" calcext:value-type="float">
            <text:p>1</text:p>
          </table:table-cell>
          <table:table-cell table:formula="of:=[.U95]/[.AG95]" office:value-type="float" office:value="33.097979250542" calcext:value-type="float">
            <text:p>33.097979250542</text:p>
          </table:table-cell>
          <table:table-cell table:formula="of:=[.U95]/[.AH95]" office:value-type="float" office:value="30.1603993227035" calcext:value-type="float">
            <text:p>30.1603993227035</text:p>
          </table:table-cell>
          <table:table-cell table:formula="of:=[.U95]/[.AI95]" office:value-type="float" office:value="32.3564562518922" calcext:value-type="float">
            <text:p>32.3564562518922</text:p>
          </table:table-cell>
          <table:table-cell table:formula="of:=[.U95]/[.AJ95]" office:value-type="float" office:value="36.4708868318901" calcext:value-type="float">
            <text:p>36.4708868318901</text:p>
          </table:table-cell>
          <table:table-cell table:formula="of:=[.U95]/[.AK95]" office:value-type="float" office:value="37.2024627969715" calcext:value-type="float">
            <text:p>37.2024627969715</text:p>
          </table:table-cell>
          <table:table-cell table:formula="of:=[.U95]/[.AL95]" office:value-type="float" office:value="58.596874785827" calcext:value-type="float">
            <text:p>58.596874785827</text:p>
          </table:table-cell>
        </table:table-row>
        <table:table-row table:style-name="ro1">
          <table:table-cell office:value-type="string" calcext:value-type="string">
            <text:p>aead_chacha20poly13052</text:p>
          </table:table-cell>
          <table:table-cell office:value-type="float" office:value="1.952578" calcext:value-type="float">
            <text:p>1.952578</text:p>
          </table:table-cell>
          <table:table-cell office:value-type="float" office:value="1.572648" calcext:value-type="float">
            <text:p>1.572648</text:p>
          </table:table-cell>
          <table:table-cell office:value-type="float" office:value="2.730622" calcext:value-type="float">
            <text:p>2.730622</text:p>
          </table:table-cell>
          <table:table-cell office:value-type="float" office:value="1.151377" calcext:value-type="float">
            <text:p>1.151377</text:p>
          </table:table-cell>
          <table:table-cell office:value-type="float" office:value="0.14767" calcext:value-type="float">
            <text:p>0.14767</text:p>
          </table:table-cell>
          <table:table-cell office:value-type="float" office:value="0.084192" calcext:value-type="float">
            <text:p>0.084192</text:p>
          </table:table-cell>
          <table:table-cell office:value-type="float" office:value="0.162177" calcext:value-type="float">
            <text:p>0.162177</text:p>
          </table:table-cell>
          <table:table-cell office:value-type="float" office:value="0.089418" calcext:value-type="float">
            <text:p>0.089418</text:p>
          </table:table-cell>
          <table:table-cell office:value-type="float" office:value="0" calcext:value-type="float">
            <text:p>0</text:p>
          </table:table-cell>
          <table:table-cell office:value-type="float" office:value="0.088204" calcext:value-type="float">
            <text:p>0.088204</text:p>
          </table:table-cell>
          <table:table-cell office:value-type="float" office:value="0.119638" calcext:value-type="float">
            <text:p>0.119638</text:p>
          </table:table-cell>
          <table:table-cell office:value-type="float" office:value="0" calcext:value-type="float">
            <text:p>0</text:p>
          </table:table-cell>
          <table:table-cell office:value-type="float" office:value="0.064238" calcext:value-type="float">
            <text:p>0.064238</text:p>
          </table:table-cell>
          <table:table-cell office:value-type="float" office:value="0.069058" calcext:value-type="float">
            <text:p>0.069058</text:p>
          </table:table-cell>
          <table:table-cell office:value-type="float" office:value="0" calcext:value-type="float">
            <text:p>0</text:p>
          </table:table-cell>
          <table:table-cell office:value-type="float" office:value="0.073973" calcext:value-type="float">
            <text:p>0.073973</text:p>
          </table:table-cell>
          <table:table-cell office:value-type="float" office:value="0.05407" calcext:value-type="float">
            <text:p>0.05407</text:p>
          </table:table-cell>
          <table:table-cell office:value-type="float" office:value="0.38318" calcext:value-type="float">
            <text:p>0.38318</text:p>
          </table:table-cell>
          <table:table-cell/>
          <table:table-cell table:formula="of:=[.B96]-[.B43]" office:value-type="float" office:value="1.948211" calcext:value-type="float">
            <text:p>1.948211</text:p>
          </table:table-cell>
          <table:table-cell table:formula="of:=[.C96]-[.C43]" office:value-type="float" office:value="1.558899" calcext:value-type="float">
            <text:p>1.558899</text:p>
          </table:table-cell>
          <table:table-cell table:formula="of:=[.D96]-[.D43]" office:value-type="float" office:value="2.724326" calcext:value-type="float">
            <text:p>2.724326</text:p>
          </table:table-cell>
          <table:table-cell table:formula="of:=[.E96]-[.E43]" office:value-type="float" office:value="1.14738" calcext:value-type="float">
            <text:p>1.14738</text:p>
          </table:table-cell>
          <table:table-cell table:formula="of:=[.F96]-[.F43]" office:value-type="float" office:value="0.133688" calcext:value-type="float">
            <text:p>0.133688</text:p>
          </table:table-cell>
          <table:table-cell table:formula="of:=[.G96]-[.G43]" office:value-type="float" office:value="0.077155" calcext:value-type="float">
            <text:p>0.077155</text:p>
          </table:table-cell>
          <table:table-cell table:formula="of:=[.H96]-[.H43]" office:value-type="float" office:value="0.148763" calcext:value-type="float">
            <text:p>0.148763</text:p>
          </table:table-cell>
          <table:table-cell table:formula="of:=[.I96]-[.I43]" office:value-type="float" office:value="0.07563" calcext:value-type="float">
            <text:p>0.07563</text:p>
          </table:table-cell>
          <table:table-cell table:formula="of:=[.J96]-[.J43]" office:value-type="float" office:value="-0.014114" calcext:value-type="float">
            <text:p>-0.014114</text:p>
          </table:table-cell>
          <table:table-cell table:formula="of:=[.K96]-[.K43]" office:value-type="float" office:value="0.081523" calcext:value-type="float">
            <text:p>0.081523</text:p>
          </table:table-cell>
          <table:table-cell table:formula="of:=[.L96]-[.L43]" office:value-type="float" office:value="0.107859" calcext:value-type="float">
            <text:p>0.107859</text:p>
          </table:table-cell>
          <table:table-cell table:formula="of:=[.M96]-[.M43]" office:value-type="float" office:value="-0.05421" calcext:value-type="float">
            <text:p>-0.05421</text:p>
          </table:table-cell>
          <table:table-cell table:formula="of:=[.N96]-[.N43]" office:value-type="float" office:value="0.0439" calcext:value-type="float">
            <text:p>0.0439</text:p>
          </table:table-cell>
          <table:table-cell table:formula="of:=[.O96]-[.O43]" office:value-type="float" office:value="0.043184" calcext:value-type="float">
            <text:p>0.043184</text:p>
          </table:table-cell>
          <table:table-cell table:formula="of:=[.P96]-[.P43]" office:value-type="float" office:value="-0.012573" calcext:value-type="float">
            <text:p>-0.012573</text:p>
          </table:table-cell>
          <table:table-cell table:formula="of:=[.Q96]-[.Q43]" office:value-type="float" office:value="0.049139" calcext:value-type="float">
            <text:p>0.049139</text:p>
          </table:table-cell>
          <table:table-cell table:formula="of:=[.R96]-[.R43]" office:value-type="float" office:value="0.048539" calcext:value-type="float">
            <text:p>0.048539</text:p>
          </table:table-cell>
          <table:table-cell table:formula="of:=[.S96]-[.S43]" office:value-type="float" office:value="0.0134280000000001" calcext:value-type="float">
            <text:p>0.013428</text:p>
          </table:table-cell>
          <table:table-cell/>
          <table:table-cell table:formula="of:=[.U96]/[.U96]" office:value-type="float" office:value="1" calcext:value-type="float">
            <text:p>1</text:p>
          </table:table-cell>
          <table:table-cell table:formula="of:=[.U96]/[.V96]" office:value-type="float" office:value="1.24973522980001" calcext:value-type="float">
            <text:p>1.24973522980001</text:p>
          </table:table-cell>
          <table:table-cell table:formula="of:=[.U96]/[.W96]" office:value-type="float" office:value="0.715116693082986" calcext:value-type="float">
            <text:p>0.715116693082986</text:p>
          </table:table-cell>
          <table:table-cell table:formula="of:=[.U96]/[.X96]" office:value-type="float" office:value="1.6979649287943" calcext:value-type="float">
            <text:p>1.6979649287943</text:p>
          </table:table-cell>
          <table:table-cell table:formula="of:=[.U96]/[.Y96]" office:value-type="float" office:value="14.5728188019867" calcext:value-type="float">
            <text:p>14.5728188019867</text:p>
          </table:table-cell>
          <table:table-cell table:formula="of:=[.U96]/[.Z96]" office:value-type="float" office:value="25.2506124036031" calcext:value-type="float">
            <text:p>25.2506124036031</text:p>
          </table:table-cell>
          <table:table-cell table:formula="of:=[.U96]/[.AA96]" office:value-type="float" office:value="13.0960722760364" calcext:value-type="float">
            <text:p>13.0960722760364</text:p>
          </table:table-cell>
          <table:table-cell table:formula="of:=[.U96]/[.AB96]" office:value-type="float" office:value="25.7597646436599" calcext:value-type="float">
            <text:p>25.7597646436599</text:p>
          </table:table-cell>
          <table:table-cell table:formula="of:=[.U96]/[.AC96]" office:value-type="float" office:value="-138.033937933966" calcext:value-type="float">
            <text:p>-138.033937933966</text:p>
          </table:table-cell>
          <table:table-cell table:formula="of:=[.U96]/[.AD96]" office:value-type="float" office:value="23.8976853158004" calcext:value-type="float">
            <text:p>23.8976853158004</text:p>
          </table:table-cell>
          <table:table-cell table:formula="of:=[.U96]/[.AE96]" office:value-type="float" office:value="18.0625724325277" calcext:value-type="float">
            <text:p>18.0625724325277</text:p>
          </table:table-cell>
          <table:table-cell office:value-type="float" office:value="1" calcext:value-type="float">
            <text:p>1</text:p>
          </table:table-cell>
          <table:table-cell table:formula="of:=[.U96]/[.AG96]" office:value-type="float" office:value="44.3783826879271" calcext:value-type="float">
            <text:p>44.3783826879271</text:p>
          </table:table-cell>
          <table:table-cell table:formula="of:=[.U96]/[.AH96]" office:value-type="float" office:value="45.1141858095591" calcext:value-type="float">
            <text:p>45.1141858095591</text:p>
          </table:table-cell>
          <table:table-cell table:formula="of:=[.U96]/[.AI96]" office:value-type="float" office:value="-154.951960550386" calcext:value-type="float">
            <text:p>-154.951960550386</text:p>
          </table:table-cell>
          <table:table-cell table:formula="of:=[.U96]/[.AJ96]" office:value-type="float" office:value="39.6469403121757" calcext:value-type="float">
            <text:p>39.6469403121757</text:p>
          </table:table-cell>
          <table:table-cell table:formula="of:=[.U96]/[.AK96]" office:value-type="float" office:value="40.1370238365026" calcext:value-type="float">
            <text:p>40.1370238365026</text:p>
          </table:table-cell>
          <table:table-cell table:formula="of:=[.U96]/[.AL96]" office:value-type="float" office:value="145.085716413464" calcext:value-type="float">
            <text:p>145.085716413464</text:p>
          </table:table-cell>
        </table:table-row>
        <table:table-row table:style-name="ro1">
          <table:table-cell office:value-type="string" calcext:value-type="string">
            <text:p>scalarmult5</text:p>
          </table:table-cell>
          <table:table-cell office:value-type="float" office:value="1.489812" calcext:value-type="float">
            <text:p>1.489812</text:p>
          </table:table-cell>
          <table:table-cell office:value-type="float" office:value="1.293105" calcext:value-type="float">
            <text:p>1.293105</text:p>
          </table:table-cell>
          <table:table-cell office:value-type="float" office:value="1.904559" calcext:value-type="float">
            <text:p>1.904559</text:p>
          </table:table-cell>
          <table:table-cell office:value-type="float" office:value="0.971849" calcext:value-type="float">
            <text:p>0.971849</text:p>
          </table:table-cell>
          <table:table-cell office:value-type="float" office:value="0.213794" calcext:value-type="float">
            <text:p>0.213794</text:p>
          </table:table-cell>
          <table:table-cell office:value-type="float" office:value="0.089725" calcext:value-type="float">
            <text:p>0.089725</text:p>
          </table:table-cell>
          <table:table-cell office:value-type="float" office:value="0.169267" calcext:value-type="float">
            <text:p>0.169267</text:p>
          </table:table-cell>
          <table:table-cell office:value-type="float" office:value="0.099895" calcext:value-type="float">
            <text:p>0.099895</text:p>
          </table:table-cell>
          <table:table-cell office:value-type="float" office:value="0.174056" calcext:value-type="float">
            <text:p>0.174056</text:p>
          </table:table-cell>
          <table:table-cell office:value-type="float" office:value="0.147218" calcext:value-type="float">
            <text:p>0.147218</text:p>
          </table:table-cell>
          <table:table-cell office:value-type="float" office:value="0.17026" calcext:value-type="float">
            <text:p>0.17026</text:p>
          </table:table-cell>
          <table:table-cell office:value-type="float" office:value="0" calcext:value-type="float">
            <text:p>0</text:p>
          </table:table-cell>
          <table:table-cell office:value-type="float" office:value="0.066361" calcext:value-type="float">
            <text:p>0.066361</text:p>
          </table:table-cell>
          <table:table-cell office:value-type="float" office:value="0.068208" calcext:value-type="float">
            <text:p>0.068208</text:p>
          </table:table-cell>
          <table:table-cell office:value-type="float" office:value="0.075833" calcext:value-type="float">
            <text:p>0.075833</text:p>
          </table:table-cell>
          <table:table-cell office:value-type="float" office:value="0.071163" calcext:value-type="float">
            <text:p>0.071163</text:p>
          </table:table-cell>
          <table:table-cell office:value-type="float" office:value="0.049886" calcext:value-type="float">
            <text:p>0.049886</text:p>
          </table:table-cell>
          <table:table-cell office:value-type="float" office:value="0.600922" calcext:value-type="float">
            <text:p>0.600922</text:p>
          </table:table-cell>
          <table:table-cell/>
          <table:table-cell table:formula="of:=[.B97]-[.B44]" office:value-type="float" office:value="1.48496" calcext:value-type="float">
            <text:p>1.48496</text:p>
          </table:table-cell>
          <table:table-cell table:formula="of:=[.C97]-[.C44]" office:value-type="float" office:value="1.279516" calcext:value-type="float">
            <text:p>1.279516</text:p>
          </table:table-cell>
          <table:table-cell table:formula="of:=[.D97]-[.D44]" office:value-type="float" office:value="1.8983" calcext:value-type="float">
            <text:p>1.8983</text:p>
          </table:table-cell>
          <table:table-cell table:formula="of:=[.E97]-[.E44]" office:value-type="float" office:value="0.967848" calcext:value-type="float">
            <text:p>0.967848</text:p>
          </table:table-cell>
          <table:table-cell table:formula="of:=[.F97]-[.F44]" office:value-type="float" office:value="0.193195" calcext:value-type="float">
            <text:p>0.193195</text:p>
          </table:table-cell>
          <table:table-cell table:formula="of:=[.G97]-[.G44]" office:value-type="float" office:value="0.07992" calcext:value-type="float">
            <text:p>0.07992</text:p>
          </table:table-cell>
          <table:table-cell table:formula="of:=[.H97]-[.H44]" office:value-type="float" office:value="0.15579" calcext:value-type="float">
            <text:p>0.15579</text:p>
          </table:table-cell>
          <table:table-cell table:formula="of:=[.I97]-[.I44]" office:value-type="float" office:value="0.086022" calcext:value-type="float">
            <text:p>0.086022</text:p>
          </table:table-cell>
          <table:table-cell table:formula="of:=[.J97]-[.J44]" office:value-type="float" office:value="0.160045" calcext:value-type="float">
            <text:p>0.160045</text:p>
          </table:table-cell>
          <table:table-cell table:formula="of:=[.K97]-[.K44]" office:value-type="float" office:value="0.13903" calcext:value-type="float">
            <text:p>0.13903</text:p>
          </table:table-cell>
          <table:table-cell table:formula="of:=[.L97]-[.L44]" office:value-type="float" office:value="0.157779" calcext:value-type="float">
            <text:p>0.157779</text:p>
          </table:table-cell>
          <table:table-cell table:formula="of:=[.M97]-[.M44]" office:value-type="float" office:value="-0.053989" calcext:value-type="float">
            <text:p>-0.053989</text:p>
          </table:table-cell>
          <table:table-cell table:formula="of:=[.N97]-[.N44]" office:value-type="float" office:value="0.043873" calcext:value-type="float">
            <text:p>0.043873</text:p>
          </table:table-cell>
          <table:table-cell table:formula="of:=[.O97]-[.O44]" office:value-type="float" office:value="0.041278" calcext:value-type="float">
            <text:p>0.041278</text:p>
          </table:table-cell>
          <table:table-cell table:formula="of:=[.P97]-[.P44]" office:value-type="float" office:value="0.063455" calcext:value-type="float">
            <text:p>0.063455</text:p>
          </table:table-cell>
          <table:table-cell table:formula="of:=[.Q97]-[.Q44]" office:value-type="float" office:value="0.044637" calcext:value-type="float">
            <text:p>0.044637</text:p>
          </table:table-cell>
          <table:table-cell table:formula="of:=[.R97]-[.R44]" office:value-type="float" office:value="0.044036" calcext:value-type="float">
            <text:p>0.044036</text:p>
          </table:table-cell>
          <table:table-cell table:formula="of:=[.S97]-[.S44]" office:value-type="float" office:value="-0.0136390000000001" calcext:value-type="float">
            <text:p>-0.013639</text:p>
          </table:table-cell>
          <table:table-cell/>
          <table:table-cell table:formula="of:=[.U97]/[.U97]" office:value-type="float" office:value="1" calcext:value-type="float">
            <text:p>1</text:p>
          </table:table-cell>
          <table:table-cell table:formula="of:=[.U97]/[.V97]" office:value-type="float" office:value="1.16056383820132" calcext:value-type="float">
            <text:p>1.16056383820132</text:p>
          </table:table-cell>
          <table:table-cell table:formula="of:=[.U97]/[.W97]" office:value-type="float" office:value="0.782257809619133" calcext:value-type="float">
            <text:p>0.782257809619133</text:p>
          </table:table-cell>
          <table:table-cell table:formula="of:=[.U97]/[.X97]" office:value-type="float" office:value="1.53429050842694" calcext:value-type="float">
            <text:p>1.53429050842694</text:p>
          </table:table-cell>
          <table:table-cell table:formula="of:=[.U97]/[.Y97]" office:value-type="float" office:value="7.68632728590284" calcext:value-type="float">
            <text:p>7.68632728590284</text:p>
          </table:table-cell>
          <table:table-cell table:formula="of:=[.U97]/[.Z97]" office:value-type="float" office:value="18.5805805805806" calcext:value-type="float">
            <text:p>18.5805805805806</text:p>
          </table:table-cell>
          <table:table-cell table:formula="of:=[.U97]/[.AA97]" office:value-type="float" office:value="9.53180563579177" calcext:value-type="float">
            <text:p>9.53180563579177</text:p>
          </table:table-cell>
          <table:table-cell table:formula="of:=[.U97]/[.AB97]" office:value-type="float" office:value="17.2625607402757" calcext:value-type="float">
            <text:p>17.2625607402757</text:p>
          </table:table-cell>
          <table:table-cell table:formula="of:=[.U97]/[.AC97]" office:value-type="float" office:value="9.27839045268518" calcext:value-type="float">
            <text:p>9.27839045268518</text:p>
          </table:table-cell>
          <table:table-cell table:formula="of:=[.U97]/[.AD97]" office:value-type="float" office:value="10.6808602459901" calcext:value-type="float">
            <text:p>10.6808602459901</text:p>
          </table:table-cell>
          <table:table-cell table:formula="of:=[.U97]/[.AE97]" office:value-type="float" office:value="9.41164540274688" calcext:value-type="float">
            <text:p>9.41164540274688</text:p>
          </table:table-cell>
          <table:table-cell office:value-type="float" office:value="1" calcext:value-type="float">
            <text:p>1</text:p>
          </table:table-cell>
          <table:table-cell table:formula="of:=[.U97]/[.AG97]" office:value-type="float" office:value="33.8467850386342" calcext:value-type="float">
            <text:p>33.8467850386342</text:p>
          </table:table-cell>
          <table:table-cell table:formula="of:=[.U97]/[.AH97]" office:value-type="float" office:value="35.974611173022" calcext:value-type="float">
            <text:p>35.974611173022</text:p>
          </table:table-cell>
          <table:table-cell table:formula="of:=[.U97]/[.AI97]" office:value-type="float" office:value="23.4017807895359" calcext:value-type="float">
            <text:p>23.4017807895359</text:p>
          </table:table-cell>
          <table:table-cell table:formula="of:=[.U97]/[.AJ97]" office:value-type="float" office:value="33.2674686918924" calcext:value-type="float">
            <text:p>33.2674686918924</text:p>
          </table:table-cell>
          <table:table-cell table:formula="of:=[.U97]/[.AK97]" office:value-type="float" office:value="33.721500590426" calcext:value-type="float">
            <text:p>33.721500590426</text:p>
          </table:table-cell>
          <table:table-cell table:formula="of:=[.U97]/[.AL97]" office:value-type="float" office:value="-108.876017303321" calcext:value-type="float">
            <text:p>-108.876017303321</text:p>
          </table:table-cell>
        </table:table-row>
        <table:table-row table:style-name="ro1">
          <table:table-cell office:value-type="string" calcext:value-type="string">
            <text:p>scalarmult6</text:p>
          </table:table-cell>
          <table:table-cell office:value-type="float" office:value="1.468705" calcext:value-type="float">
            <text:p>1.468705</text:p>
          </table:table-cell>
          <table:table-cell office:value-type="float" office:value="1.334328" calcext:value-type="float">
            <text:p>1.334328</text:p>
          </table:table-cell>
          <table:table-cell office:value-type="float" office:value="1.940291" calcext:value-type="float">
            <text:p>1.940291</text:p>
          </table:table-cell>
          <table:table-cell office:value-type="float" office:value="0.947215" calcext:value-type="float">
            <text:p>0.947215</text:p>
          </table:table-cell>
          <table:table-cell office:value-type="float" office:value="0.213666" calcext:value-type="float">
            <text:p>0.213666</text:p>
          </table:table-cell>
          <table:table-cell office:value-type="float" office:value="0.092704" calcext:value-type="float">
            <text:p>0.092704</text:p>
          </table:table-cell>
          <table:table-cell office:value-type="float" office:value="0.175035" calcext:value-type="float">
            <text:p>0.175035</text:p>
          </table:table-cell>
          <table:table-cell office:value-type="float" office:value="0.099662" calcext:value-type="float">
            <text:p>0.099662</text:p>
          </table:table-cell>
          <table:table-cell office:value-type="float" office:value="0.173847" calcext:value-type="float">
            <text:p>0.173847</text:p>
          </table:table-cell>
          <table:table-cell office:value-type="float" office:value="0.148732" calcext:value-type="float">
            <text:p>0.148732</text:p>
          </table:table-cell>
          <table:table-cell office:value-type="float" office:value="0.169829" calcext:value-type="float">
            <text:p>0.169829</text:p>
          </table:table-cell>
          <table:table-cell office:value-type="float" office:value="0" calcext:value-type="float">
            <text:p>0</text:p>
          </table:table-cell>
          <table:table-cell office:value-type="float" office:value="0.068387" calcext:value-type="float">
            <text:p>0.068387</text:p>
          </table:table-cell>
          <table:table-cell office:value-type="float" office:value="0.069295" calcext:value-type="float">
            <text:p>0.069295</text:p>
          </table:table-cell>
          <table:table-cell office:value-type="float" office:value="0.075844" calcext:value-type="float">
            <text:p>0.075844</text:p>
          </table:table-cell>
          <table:table-cell office:value-type="float" office:value="0.070034" calcext:value-type="float">
            <text:p>0.070034</text:p>
          </table:table-cell>
          <table:table-cell office:value-type="float" office:value="0.049204" calcext:value-type="float">
            <text:p>0.049204</text:p>
          </table:table-cell>
          <table:table-cell office:value-type="float" office:value="0.623308" calcext:value-type="float">
            <text:p>0.623308</text:p>
          </table:table-cell>
          <table:table-cell/>
          <table:table-cell table:formula="of:=[.B98]-[.B45]" office:value-type="float" office:value="1.463756" calcext:value-type="float">
            <text:p>1.463756</text:p>
          </table:table-cell>
          <table:table-cell table:formula="of:=[.C98]-[.C45]" office:value-type="float" office:value="1.320959" calcext:value-type="float">
            <text:p>1.320959</text:p>
          </table:table-cell>
          <table:table-cell table:formula="of:=[.D98]-[.D45]" office:value-type="float" office:value="1.933897" calcext:value-type="float">
            <text:p>1.933897</text:p>
          </table:table-cell>
          <table:table-cell table:formula="of:=[.E98]-[.E45]" office:value-type="float" office:value="0.943213" calcext:value-type="float">
            <text:p>0.943213</text:p>
          </table:table-cell>
          <table:table-cell table:formula="of:=[.F98]-[.F45]" office:value-type="float" office:value="0.192951" calcext:value-type="float">
            <text:p>0.192951</text:p>
          </table:table-cell>
          <table:table-cell table:formula="of:=[.G98]-[.G45]" office:value-type="float" office:value="0.082746" calcext:value-type="float">
            <text:p>0.082746</text:p>
          </table:table-cell>
          <table:table-cell table:formula="of:=[.H98]-[.H45]" office:value-type="float" office:value="0.161413" calcext:value-type="float">
            <text:p>0.161413</text:p>
          </table:table-cell>
          <table:table-cell table:formula="of:=[.I98]-[.I45]" office:value-type="float" office:value="0.085937" calcext:value-type="float">
            <text:p>0.085937</text:p>
          </table:table-cell>
          <table:table-cell table:formula="of:=[.J98]-[.J45]" office:value-type="float" office:value="0.159755" calcext:value-type="float">
            <text:p>0.159755</text:p>
          </table:table-cell>
          <table:table-cell table:formula="of:=[.K98]-[.K45]" office:value-type="float" office:value="0.140479" calcext:value-type="float">
            <text:p>0.140479</text:p>
          </table:table-cell>
          <table:table-cell table:formula="of:=[.L98]-[.L45]" office:value-type="float" office:value="0.156997" calcext:value-type="float">
            <text:p>0.156997</text:p>
          </table:table-cell>
          <table:table-cell table:formula="of:=[.M98]-[.M45]" office:value-type="float" office:value="-0.054466" calcext:value-type="float">
            <text:p>-0.054466</text:p>
          </table:table-cell>
          <table:table-cell table:formula="of:=[.N98]-[.N45]" office:value-type="float" office:value="0.046192" calcext:value-type="float">
            <text:p>0.046192</text:p>
          </table:table-cell>
          <table:table-cell table:formula="of:=[.O98]-[.O45]" office:value-type="float" office:value="0.042464" calcext:value-type="float">
            <text:p>0.042464</text:p>
          </table:table-cell>
          <table:table-cell table:formula="of:=[.P98]-[.P45]" office:value-type="float" office:value="0.06328" calcext:value-type="float">
            <text:p>0.06328</text:p>
          </table:table-cell>
          <table:table-cell table:formula="of:=[.Q98]-[.Q45]" office:value-type="float" office:value="0.043685" calcext:value-type="float">
            <text:p>0.043685</text:p>
          </table:table-cell>
          <table:table-cell table:formula="of:=[.R98]-[.R45]" office:value-type="float" office:value="0.043293" calcext:value-type="float">
            <text:p>0.043293</text:p>
          </table:table-cell>
          <table:table-cell table:formula="of:=[.S98]-[.S45]" office:value-type="float" office:value="0.00410999999999995" calcext:value-type="float">
            <text:p>0.00411</text:p>
          </table:table-cell>
          <table:table-cell/>
          <table:table-cell table:formula="of:=[.U98]/[.U98]" office:value-type="float" office:value="1" calcext:value-type="float">
            <text:p>1</text:p>
          </table:table-cell>
          <table:table-cell table:formula="of:=[.U98]/[.V98]" office:value-type="float" office:value="1.10810100843402" calcext:value-type="float">
            <text:p>1.10810100843402</text:p>
          </table:table-cell>
          <table:table-cell table:formula="of:=[.U98]/[.W98]" office:value-type="float" office:value="0.75689449851776" calcext:value-type="float">
            <text:p>0.75689449851776</text:p>
          </table:table-cell>
          <table:table-cell table:formula="of:=[.U98]/[.X98]" office:value-type="float" office:value="1.55188276667094" calcext:value-type="float">
            <text:p>1.55188276667094</text:p>
          </table:table-cell>
          <table:table-cell table:formula="of:=[.U98]/[.Y98]" office:value-type="float" office:value="7.58615399764707" calcext:value-type="float">
            <text:p>7.58615399764707</text:p>
          </table:table-cell>
          <table:table-cell table:formula="of:=[.U98]/[.Z98]" office:value-type="float" office:value="17.6897493534431" calcext:value-type="float">
            <text:p>17.6897493534431</text:p>
          </table:table-cell>
          <table:table-cell table:formula="of:=[.U98]/[.AA98]" office:value-type="float" office:value="9.06838978273125" calcext:value-type="float">
            <text:p>9.06838978273125</text:p>
          </table:table-cell>
          <table:table-cell table:formula="of:=[.U98]/[.AB98]" office:value-type="float" office:value="17.032896191396" calcext:value-type="float">
            <text:p>17.032896191396</text:p>
          </table:table-cell>
          <table:table-cell table:formula="of:=[.U98]/[.AC98]" office:value-type="float" office:value="9.1625050859128" calcext:value-type="float">
            <text:p>9.1625050859128</text:p>
          </table:table-cell>
          <table:table-cell table:formula="of:=[.U98]/[.AD98]" office:value-type="float" office:value="10.4197495711103" calcext:value-type="float">
            <text:p>10.4197495711103</text:p>
          </table:table-cell>
          <table:table-cell table:formula="of:=[.U98]/[.AE98]" office:value-type="float" office:value="9.32346477958178" calcext:value-type="float">
            <text:p>9.32346477958178</text:p>
          </table:table-cell>
          <table:table-cell office:value-type="float" office:value="1" calcext:value-type="float">
            <text:p>1</text:p>
          </table:table-cell>
          <table:table-cell table:formula="of:=[.U98]/[.AG98]" office:value-type="float" office:value="31.6885174922064" calcext:value-type="float">
            <text:p>31.6885174922064</text:p>
          </table:table-cell>
          <table:table-cell table:formula="of:=[.U98]/[.AH98]" office:value-type="float" office:value="34.4705162019593" calcext:value-type="float">
            <text:p>34.4705162019593</text:p>
          </table:table-cell>
          <table:table-cell table:formula="of:=[.U98]/[.AI98]" office:value-type="float" office:value="23.1314159292035" calcext:value-type="float">
            <text:p>23.1314159292035</text:p>
          </table:table-cell>
          <table:table-cell table:formula="of:=[.U98]/[.AJ98]" office:value-type="float" office:value="33.5070619205677" calcext:value-type="float">
            <text:p>33.5070619205677</text:p>
          </table:table-cell>
          <table:table-cell table:formula="of:=[.U98]/[.AK98]" office:value-type="float" office:value="33.8104543459682" calcext:value-type="float">
            <text:p>33.8104543459682</text:p>
          </table:table-cell>
          <table:table-cell table:formula="of:=[.U98]/[.AL98]" office:value-type="float" office:value="356.145012165455" calcext:value-type="float">
            <text:p>356.145012165455</text:p>
          </table:table-cell>
        </table:table-row>
        <table:table-row table:style-name="ro1">
          <table:table-cell office:value-type="string" calcext:value-type="string">
            <text:p>scalarmult7</text:p>
          </table:table-cell>
          <table:table-cell office:value-type="float" office:value="2.969523" calcext:value-type="float">
            <text:p>2.969523</text:p>
          </table:table-cell>
          <table:table-cell office:value-type="float" office:value="2.590387" calcext:value-type="float">
            <text:p>2.590387</text:p>
          </table:table-cell>
          <table:table-cell office:value-type="float" office:value="3.774545" calcext:value-type="float">
            <text:p>3.774545</text:p>
          </table:table-cell>
          <table:table-cell office:value-type="float" office:value="1.943998" calcext:value-type="float">
            <text:p>1.943998</text:p>
          </table:table-cell>
          <table:table-cell office:value-type="float" office:value="0.406463" calcext:value-type="float">
            <text:p>0.406463</text:p>
          </table:table-cell>
          <table:table-cell office:value-type="float" office:value="0.173768" calcext:value-type="float">
            <text:p>0.173768</text:p>
          </table:table-cell>
          <table:table-cell office:value-type="float" office:value="0.326149" calcext:value-type="float">
            <text:p>0.326149</text:p>
          </table:table-cell>
          <table:table-cell office:value-type="float" office:value="0.17812" calcext:value-type="float">
            <text:p>0.17812</text:p>
          </table:table-cell>
          <table:table-cell office:value-type="float" office:value="0.324325" calcext:value-type="float">
            <text:p>0.324325</text:p>
          </table:table-cell>
          <table:table-cell office:value-type="float" office:value="0.28967" calcext:value-type="float">
            <text:p>0.28967</text:p>
          </table:table-cell>
          <table:table-cell office:value-type="float" office:value="0.326516" calcext:value-type="float">
            <text:p>0.326516</text:p>
          </table:table-cell>
          <table:table-cell office:value-type="float" office:value="0" calcext:value-type="float">
            <text:p>0</text:p>
          </table:table-cell>
          <table:table-cell office:value-type="float" office:value="0.112353" calcext:value-type="float">
            <text:p>0.112353</text:p>
          </table:table-cell>
          <table:table-cell office:value-type="float" office:value="0.10895" calcext:value-type="float">
            <text:p>0.10895</text:p>
          </table:table-cell>
          <table:table-cell office:value-type="float" office:value="0.11496" calcext:value-type="float">
            <text:p>0.11496</text:p>
          </table:table-cell>
          <table:table-cell office:value-type="float" office:value="0.111582" calcext:value-type="float">
            <text:p>0.111582</text:p>
          </table:table-cell>
          <table:table-cell office:value-type="float" office:value="0.090494" calcext:value-type="float">
            <text:p>0.090494</text:p>
          </table:table-cell>
          <table:table-cell office:value-type="float" office:value="0.635223" calcext:value-type="float">
            <text:p>0.635223</text:p>
          </table:table-cell>
          <table:table-cell/>
          <table:table-cell table:formula="of:=[.B99]-[.B46]" office:value-type="float" office:value="2.964702" calcext:value-type="float">
            <text:p>2.964702</text:p>
          </table:table-cell>
          <table:table-cell table:formula="of:=[.C99]-[.C46]" office:value-type="float" office:value="2.576983" calcext:value-type="float">
            <text:p>2.576983</text:p>
          </table:table-cell>
          <table:table-cell table:formula="of:=[.D99]-[.D46]" office:value-type="float" office:value="3.768104" calcext:value-type="float">
            <text:p>3.768104</text:p>
          </table:table-cell>
          <table:table-cell table:formula="of:=[.E99]-[.E46]" office:value-type="float" office:value="1.940031" calcext:value-type="float">
            <text:p>1.940031</text:p>
          </table:table-cell>
          <table:table-cell table:formula="of:=[.F99]-[.F46]" office:value-type="float" office:value="0.385723" calcext:value-type="float">
            <text:p>0.385723</text:p>
          </table:table-cell>
          <table:table-cell table:formula="of:=[.G99]-[.G46]" office:value-type="float" office:value="0.164035" calcext:value-type="float">
            <text:p>0.164035</text:p>
          </table:table-cell>
          <table:table-cell table:formula="of:=[.H99]-[.H46]" office:value-type="float" office:value="0.312402" calcext:value-type="float">
            <text:p>0.312402</text:p>
          </table:table-cell>
          <table:table-cell table:formula="of:=[.I99]-[.I46]" office:value-type="float" office:value="0.164645" calcext:value-type="float">
            <text:p>0.164645</text:p>
          </table:table-cell>
          <table:table-cell table:formula="of:=[.J99]-[.J46]" office:value-type="float" office:value="0.310013" calcext:value-type="float">
            <text:p>0.310013</text:p>
          </table:table-cell>
          <table:table-cell table:formula="of:=[.K99]-[.K46]" office:value-type="float" office:value="0.281345" calcext:value-type="float">
            <text:p>0.281345</text:p>
          </table:table-cell>
          <table:table-cell table:formula="of:=[.L99]-[.L46]" office:value-type="float" office:value="0.313964" calcext:value-type="float">
            <text:p>0.313964</text:p>
          </table:table-cell>
          <table:table-cell table:formula="of:=[.M99]-[.M46]" office:value-type="float" office:value="-0.05407" calcext:value-type="float">
            <text:p>-0.05407</text:p>
          </table:table-cell>
          <table:table-cell table:formula="of:=[.N99]-[.N46]" office:value-type="float" office:value="0.089997" calcext:value-type="float">
            <text:p>0.089997</text:p>
          </table:table-cell>
          <table:table-cell table:formula="of:=[.O99]-[.O46]" office:value-type="float" office:value="0.081821" calcext:value-type="float">
            <text:p>0.081821</text:p>
          </table:table-cell>
          <table:table-cell table:formula="of:=[.P99]-[.P46]" office:value-type="float" office:value="0.102528" calcext:value-type="float">
            <text:p>0.102528</text:p>
          </table:table-cell>
          <table:table-cell table:formula="of:=[.Q99]-[.Q46]" office:value-type="float" office:value="0.085546" calcext:value-type="float">
            <text:p>0.085546</text:p>
          </table:table-cell>
          <table:table-cell table:formula="of:=[.R99]-[.R46]" office:value-type="float" office:value="0.084599" calcext:value-type="float">
            <text:p>0.084599</text:p>
          </table:table-cell>
          <table:table-cell table:formula="of:=[.S99]-[.S46]" office:value-type="float" office:value="0.026526" calcext:value-type="float">
            <text:p>0.026526</text:p>
          </table:table-cell>
          <table:table-cell/>
          <table:table-cell table:formula="of:=[.U99]/[.U99]" office:value-type="float" office:value="1" calcext:value-type="float">
            <text:p>1</text:p>
          </table:table-cell>
          <table:table-cell table:formula="of:=[.U99]/[.V99]" office:value-type="float" office:value="1.15045462077165" calcext:value-type="float">
            <text:p>1.15045462077165</text:p>
          </table:table-cell>
          <table:table-cell table:formula="of:=[.U99]/[.W99]" office:value-type="float" office:value="0.786788793515253" calcext:value-type="float">
            <text:p>0.786788793515253</text:p>
          </table:table-cell>
          <table:table-cell table:formula="of:=[.U99]/[.X99]" office:value-type="float" office:value="1.5281724879654" calcext:value-type="float">
            <text:p>1.5281724879654</text:p>
          </table:table-cell>
          <table:table-cell table:formula="of:=[.U99]/[.Y99]" office:value-type="float" office:value="7.68609079572647" calcext:value-type="float">
            <text:p>7.68609079572647</text:p>
          </table:table-cell>
          <table:table-cell table:formula="of:=[.U99]/[.Z99]" office:value-type="float" office:value="18.0735940500503" calcext:value-type="float">
            <text:p>18.0735940500503</text:p>
          </table:table-cell>
          <table:table-cell table:formula="of:=[.U99]/[.AA99]" office:value-type="float" office:value="9.49002247104692" calcext:value-type="float">
            <text:p>9.49002247104692</text:p>
          </table:table-cell>
          <table:table-cell table:formula="of:=[.U99]/[.AB99]" office:value-type="float" office:value="18.0066324516384" calcext:value-type="float">
            <text:p>18.0066324516384</text:p>
          </table:table-cell>
          <table:table-cell table:formula="of:=[.U99]/[.AC99]" office:value-type="float" office:value="9.56315380322761" calcext:value-type="float">
            <text:p>9.56315380322761</text:p>
          </table:table-cell>
          <table:table-cell table:formula="of:=[.U99]/[.AD99]" office:value-type="float" office:value="10.5376032984414" calcext:value-type="float">
            <text:p>10.5376032984414</text:p>
          </table:table-cell>
          <table:table-cell table:formula="of:=[.U99]/[.AE99]" office:value-type="float" office:value="9.44280872966327" calcext:value-type="float">
            <text:p>9.44280872966327</text:p>
          </table:table-cell>
          <table:table-cell office:value-type="float" office:value="1" calcext:value-type="float">
            <text:p>1</text:p>
          </table:table-cell>
          <table:table-cell table:formula="of:=[.U99]/[.AG99]" office:value-type="float" office:value="32.9422314077136" calcext:value-type="float">
            <text:p>32.9422314077136</text:p>
          </table:table-cell>
          <table:table-cell table:formula="of:=[.U99]/[.AH99]" office:value-type="float" office:value="36.2339986067146" calcext:value-type="float">
            <text:p>36.2339986067146</text:p>
          </table:table-cell>
          <table:table-cell table:formula="of:=[.U99]/[.AI99]" office:value-type="float" office:value="28.9160229400749" calcext:value-type="float">
            <text:p>28.9160229400749</text:p>
          </table:table-cell>
          <table:table-cell table:formula="of:=[.U99]/[.AJ99]" office:value-type="float" office:value="34.656231734973" calcext:value-type="float">
            <text:p>34.656231734973</text:p>
          </table:table-cell>
          <table:table-cell table:formula="of:=[.U99]/[.AK99]" office:value-type="float" office:value="35.0441730989728" calcext:value-type="float">
            <text:p>35.0441730989728</text:p>
          </table:table-cell>
          <table:table-cell table:formula="of:=[.U99]/[.AL99]" office:value-type="float" office:value="111.76589007012" calcext:value-type="float">
            <text:p>111.76589007012</text:p>
          </table:table-cell>
        </table:table-row>
        <table:table-row table:style-name="ro1">
          <table:table-cell office:value-type="string" calcext:value-type="string">
            <text:p>box2</text:p>
          </table:table-cell>
          <table:table-cell office:value-type="float" office:value="2.977643" calcext:value-type="float">
            <text:p>2.977643</text:p>
          </table:table-cell>
          <table:table-cell office:value-type="float" office:value="2.648944" calcext:value-type="float">
            <text:p>2.648944</text:p>
          </table:table-cell>
          <table:table-cell office:value-type="float" office:value="3.835411" calcext:value-type="float">
            <text:p>3.835411</text:p>
          </table:table-cell>
          <table:table-cell office:value-type="float" office:value="1.93634" calcext:value-type="float">
            <text:p>1.93634</text:p>
          </table:table-cell>
          <table:table-cell office:value-type="float" office:value="0.4118" calcext:value-type="float">
            <text:p>0.4118</text:p>
          </table:table-cell>
          <table:table-cell office:value-type="float" office:value="0.171873" calcext:value-type="float">
            <text:p>0.171873</text:p>
          </table:table-cell>
          <table:table-cell office:value-type="float" office:value="0.331801" calcext:value-type="float">
            <text:p>0.331801</text:p>
          </table:table-cell>
          <table:table-cell office:value-type="float" office:value="0.187113" calcext:value-type="float">
            <text:p>0.187113</text:p>
          </table:table-cell>
          <table:table-cell office:value-type="float" office:value="0.338258" calcext:value-type="float">
            <text:p>0.338258</text:p>
          </table:table-cell>
          <table:table-cell office:value-type="float" office:value="0.281074" calcext:value-type="float">
            <text:p>0.281074</text:p>
          </table:table-cell>
          <table:table-cell office:value-type="float" office:value="0.331208" calcext:value-type="float">
            <text:p>0.331208</text:p>
          </table:table-cell>
          <table:table-cell office:value-type="float" office:value="0" calcext:value-type="float">
            <text:p>0</text:p>
          </table:table-cell>
          <table:table-cell office:value-type="float" office:value="0.111005" calcext:value-type="float">
            <text:p>0.111005</text:p>
          </table:table-cell>
          <table:table-cell office:value-type="float" office:value="0.10838" calcext:value-type="float">
            <text:p>0.10838</text:p>
          </table:table-cell>
          <table:table-cell office:value-type="float" office:value="0.121071" calcext:value-type="float">
            <text:p>0.121071</text:p>
          </table:table-cell>
          <table:table-cell office:value-type="float" office:value="0.113941" calcext:value-type="float">
            <text:p>0.113941</text:p>
          </table:table-cell>
          <table:table-cell office:value-type="float" office:value="0.092788" calcext:value-type="float">
            <text:p>0.092788</text:p>
          </table:table-cell>
          <table:table-cell office:value-type="float" office:value="0.66533" calcext:value-type="float">
            <text:p>0.66533</text:p>
          </table:table-cell>
          <table:table-cell/>
          <table:table-cell table:formula="of:=[.B100]-[.B47]" office:value-type="float" office:value="2.972664" calcext:value-type="float">
            <text:p>2.972664</text:p>
          </table:table-cell>
          <table:table-cell table:formula="of:=[.C100]-[.C47]" office:value-type="float" office:value="2.635631" calcext:value-type="float">
            <text:p>2.635631</text:p>
          </table:table-cell>
          <table:table-cell table:formula="of:=[.D100]-[.D47]" office:value-type="float" office:value="3.828928" calcext:value-type="float">
            <text:p>3.828928</text:p>
          </table:table-cell>
          <table:table-cell table:formula="of:=[.E100]-[.E47]" office:value-type="float" office:value="1.932331" calcext:value-type="float">
            <text:p>1.932331</text:p>
          </table:table-cell>
          <table:table-cell table:formula="of:=[.F100]-[.F47]" office:value-type="float" office:value="0.390562" calcext:value-type="float">
            <text:p>0.390562</text:p>
          </table:table-cell>
          <table:table-cell table:formula="of:=[.G100]-[.G47]" office:value-type="float" office:value="0.16154" calcext:value-type="float">
            <text:p>0.16154</text:p>
          </table:table-cell>
          <table:table-cell table:formula="of:=[.H100]-[.H47]" office:value-type="float" office:value="0.318271" calcext:value-type="float">
            <text:p>0.318271</text:p>
          </table:table-cell>
          <table:table-cell table:formula="of:=[.I100]-[.I47]" office:value-type="float" office:value="0.173209" calcext:value-type="float">
            <text:p>0.173209</text:p>
          </table:table-cell>
          <table:table-cell table:formula="of:=[.J100]-[.J47]" office:value-type="float" office:value="0.324249" calcext:value-type="float">
            <text:p>0.324249</text:p>
          </table:table-cell>
          <table:table-cell table:formula="of:=[.K100]-[.K47]" office:value-type="float" office:value="0.272642" calcext:value-type="float">
            <text:p>0.272642</text:p>
          </table:table-cell>
          <table:table-cell table:formula="of:=[.L100]-[.L47]" office:value-type="float" office:value="0.318615" calcext:value-type="float">
            <text:p>0.318615</text:p>
          </table:table-cell>
          <table:table-cell table:formula="of:=[.M100]-[.M47]" office:value-type="float" office:value="-0.054024" calcext:value-type="float">
            <text:p>-0.054024</text:p>
          </table:table-cell>
          <table:table-cell table:formula="of:=[.N100]-[.N47]" office:value-type="float" office:value="0.08831" calcext:value-type="float">
            <text:p>0.08831</text:p>
          </table:table-cell>
          <table:table-cell table:formula="of:=[.O100]-[.O47]" office:value-type="float" office:value="0.081014" calcext:value-type="float">
            <text:p>0.081014</text:p>
          </table:table-cell>
          <table:table-cell table:formula="of:=[.P100]-[.P47]" office:value-type="float" office:value="0.108658" calcext:value-type="float">
            <text:p>0.108658</text:p>
          </table:table-cell>
          <table:table-cell table:formula="of:=[.Q100]-[.Q47]" office:value-type="float" office:value="0.086841" calcext:value-type="float">
            <text:p>0.086841</text:p>
          </table:table-cell>
          <table:table-cell table:formula="of:=[.R100]-[.R47]" office:value-type="float" office:value="0.086898" calcext:value-type="float">
            <text:p>0.086898</text:p>
          </table:table-cell>
          <table:table-cell table:formula="of:=[.S100]-[.S47]" office:value-type="float" office:value="0.0040650000000001" calcext:value-type="float">
            <text:p>0.004065</text:p>
          </table:table-cell>
          <table:table-cell/>
          <table:table-cell table:formula="of:=[.U100]/[.U100]" office:value-type="float" office:value="1" calcext:value-type="float">
            <text:p>1</text:p>
          </table:table-cell>
          <table:table-cell table:formula="of:=[.U100]/[.V100]" office:value-type="float" office:value="1.12787563964758" calcext:value-type="float">
            <text:p>1.12787563964758</text:p>
          </table:table-cell>
          <table:table-cell table:formula="of:=[.U100]/[.W100]" office:value-type="float" office:value="0.776369782873953" calcext:value-type="float">
            <text:p>0.776369782873953</text:p>
          </table:table-cell>
          <table:table-cell table:formula="of:=[.U100]/[.X100]" office:value-type="float" office:value="1.53838239928873" calcext:value-type="float">
            <text:p>1.53838239928873</text:p>
          </table:table-cell>
          <table:table-cell table:formula="of:=[.U100]/[.Y100]" office:value-type="float" office:value="7.61124738197776" calcext:value-type="float">
            <text:p>7.61124738197776</text:p>
          </table:table-cell>
          <table:table-cell table:formula="of:=[.U100]/[.Z100]" office:value-type="float" office:value="18.4020304568528" calcext:value-type="float">
            <text:p>18.4020304568528</text:p>
          </table:table-cell>
          <table:table-cell table:formula="of:=[.U100]/[.AA100]" office:value-type="float" office:value="9.34004040581768" calcext:value-type="float">
            <text:p>9.34004040581768</text:p>
          </table:table-cell>
          <table:table-cell table:formula="of:=[.U100]/[.AB100]" office:value-type="float" office:value="17.1622952617936" calcext:value-type="float">
            <text:p>17.1622952617936</text:p>
          </table:table-cell>
          <table:table-cell table:formula="of:=[.U100]/[.AC100]" office:value-type="float" office:value="9.16784323159054" calcext:value-type="float">
            <text:p>9.16784323159054</text:p>
          </table:table-cell>
          <table:table-cell table:formula="of:=[.U100]/[.AD100]" office:value-type="float" office:value="10.9031770600274" calcext:value-type="float">
            <text:p>10.9031770600274</text:p>
          </table:table-cell>
          <table:table-cell table:formula="of:=[.U100]/[.AE100]" office:value-type="float" office:value="9.32995621675062" calcext:value-type="float">
            <text:p>9.32995621675062</text:p>
          </table:table-cell>
          <table:table-cell office:value-type="float" office:value="1" calcext:value-type="float">
            <text:p>1</text:p>
          </table:table-cell>
          <table:table-cell table:formula="of:=[.U100]/[.AG100]" office:value-type="float" office:value="33.6616917676367" calcext:value-type="float">
            <text:p>33.6616917676367</text:p>
          </table:table-cell>
          <table:table-cell table:formula="of:=[.U100]/[.AH100]" office:value-type="float" office:value="36.6932135186511" calcext:value-type="float">
            <text:p>36.6932135186511</text:p>
          </table:table-cell>
          <table:table-cell table:formula="of:=[.U100]/[.AI100]" office:value-type="float" office:value="27.357985606214" calcext:value-type="float">
            <text:p>27.357985606214</text:p>
          </table:table-cell>
          <table:table-cell table:formula="of:=[.U100]/[.AJ100]" office:value-type="float" office:value="34.231112032335" calcext:value-type="float">
            <text:p>34.231112032335</text:p>
          </table:table-cell>
          <table:table-cell table:formula="of:=[.U100]/[.AK100]" office:value-type="float" office:value="34.2086584271215" calcext:value-type="float">
            <text:p>34.2086584271215</text:p>
          </table:table-cell>
          <table:table-cell table:formula="of:=[.U100]/[.AL100]" office:value-type="float" office:value="731.282656826551" calcext:value-type="float">
            <text:p>731.282656826551</text:p>
          </table:table-cell>
        </table:table-row>
        <table:table-row table:style-name="ro1">
          <table:table-cell office:value-type="string" calcext:value-type="string">
            <text:p>box</text:p>
          </table:table-cell>
          <table:table-cell office:value-type="float" office:value="3.002463" calcext:value-type="float">
            <text:p>3.002463</text:p>
          </table:table-cell>
          <table:table-cell office:value-type="float" office:value="2.599513" calcext:value-type="float">
            <text:p>2.599513</text:p>
          </table:table-cell>
          <table:table-cell office:value-type="float" office:value="3.810325" calcext:value-type="float">
            <text:p>3.810325</text:p>
          </table:table-cell>
          <table:table-cell office:value-type="float" office:value="1.994009" calcext:value-type="float">
            <text:p>1.994009</text:p>
          </table:table-cell>
          <table:table-cell office:value-type="float" office:value="0.412829" calcext:value-type="float">
            <text:p>0.412829</text:p>
          </table:table-cell>
          <table:table-cell office:value-type="float" office:value="0.172313" calcext:value-type="float">
            <text:p>0.172313</text:p>
          </table:table-cell>
          <table:table-cell office:value-type="float" office:value="0.326302" calcext:value-type="float">
            <text:p>0.326302</text:p>
          </table:table-cell>
          <table:table-cell office:value-type="float" office:value="0.181455" calcext:value-type="float">
            <text:p>0.181455</text:p>
          </table:table-cell>
          <table:table-cell office:value-type="float" office:value="0.323182" calcext:value-type="float">
            <text:p>0.323182</text:p>
          </table:table-cell>
          <table:table-cell office:value-type="float" office:value="0.279013" calcext:value-type="float">
            <text:p>0.279013</text:p>
          </table:table-cell>
          <table:table-cell office:value-type="float" office:value="0.33151" calcext:value-type="float">
            <text:p>0.33151</text:p>
          </table:table-cell>
          <table:table-cell office:value-type="float" office:value="0" calcext:value-type="float">
            <text:p>0</text:p>
          </table:table-cell>
          <table:table-cell office:value-type="float" office:value="0.112468" calcext:value-type="float">
            <text:p>0.112468</text:p>
          </table:table-cell>
          <table:table-cell office:value-type="float" office:value="0.109118" calcext:value-type="float">
            <text:p>0.109118</text:p>
          </table:table-cell>
          <table:table-cell office:value-type="float" office:value="0.122492" calcext:value-type="float">
            <text:p>0.122492</text:p>
          </table:table-cell>
          <table:table-cell office:value-type="float" office:value="0.113387" calcext:value-type="float">
            <text:p>0.113387</text:p>
          </table:table-cell>
          <table:table-cell office:value-type="float" office:value="0.090908" calcext:value-type="float">
            <text:p>0.090908</text:p>
          </table:table-cell>
          <table:table-cell office:value-type="float" office:value="0.679827" calcext:value-type="float">
            <text:p>0.679827</text:p>
          </table:table-cell>
          <table:table-cell/>
          <table:table-cell table:formula="of:=[.B101]-[.B48]" office:value-type="float" office:value="2.997431" calcext:value-type="float">
            <text:p>2.997431</text:p>
          </table:table-cell>
          <table:table-cell table:formula="of:=[.C101]-[.C48]" office:value-type="float" office:value="2.586123" calcext:value-type="float">
            <text:p>2.586123</text:p>
          </table:table-cell>
          <table:table-cell table:formula="of:=[.D101]-[.D48]" office:value-type="float" office:value="3.804007" calcext:value-type="float">
            <text:p>3.804007</text:p>
          </table:table-cell>
          <table:table-cell table:formula="of:=[.E101]-[.E48]" office:value-type="float" office:value="1.990018" calcext:value-type="float">
            <text:p>1.990018</text:p>
          </table:table-cell>
          <table:table-cell table:formula="of:=[.F101]-[.F48]" office:value-type="float" office:value="0.391785" calcext:value-type="float">
            <text:p>0.391785</text:p>
          </table:table-cell>
          <table:table-cell table:formula="of:=[.G101]-[.G48]" office:value-type="float" office:value="0.161916" calcext:value-type="float">
            <text:p>0.161916</text:p>
          </table:table-cell>
          <table:table-cell table:formula="of:=[.H101]-[.H48]" office:value-type="float" office:value="0.312666" calcext:value-type="float">
            <text:p>0.312666</text:p>
          </table:table-cell>
          <table:table-cell table:formula="of:=[.I101]-[.I48]" office:value-type="float" office:value="0.167292" calcext:value-type="float">
            <text:p>0.167292</text:p>
          </table:table-cell>
          <table:table-cell table:formula="of:=[.J101]-[.J48]" office:value-type="float" office:value="0.308622" calcext:value-type="float">
            <text:p>0.308622</text:p>
          </table:table-cell>
          <table:table-cell table:formula="of:=[.K101]-[.K48]" office:value-type="float" office:value="0.27057" calcext:value-type="float">
            <text:p>0.27057</text:p>
          </table:table-cell>
          <table:table-cell table:formula="of:=[.L101]-[.L48]" office:value-type="float" office:value="0.318858" calcext:value-type="float">
            <text:p>0.318858</text:p>
          </table:table-cell>
          <table:table-cell table:formula="of:=[.M101]-[.M48]" office:value-type="float" office:value="-0.054584" calcext:value-type="float">
            <text:p>-0.054584</text:p>
          </table:table-cell>
          <table:table-cell table:formula="of:=[.N101]-[.N48]" office:value-type="float" office:value="0.089356" calcext:value-type="float">
            <text:p>0.089356</text:p>
          </table:table-cell>
          <table:table-cell table:formula="of:=[.O101]-[.O48]" office:value-type="float" office:value="0.081495" calcext:value-type="float">
            <text:p>0.081495</text:p>
          </table:table-cell>
          <table:table-cell table:formula="of:=[.P101]-[.P48]" office:value-type="float" office:value="0.109996" calcext:value-type="float">
            <text:p>0.109996</text:p>
          </table:table-cell>
          <table:table-cell table:formula="of:=[.Q101]-[.Q48]" office:value-type="float" office:value="0.08655" calcext:value-type="float">
            <text:p>0.08655</text:p>
          </table:table-cell>
          <table:table-cell table:formula="of:=[.R101]-[.R48]" office:value-type="float" office:value="0.08509" calcext:value-type="float">
            <text:p>0.08509</text:p>
          </table:table-cell>
          <table:table-cell table:formula="of:=[.S101]-[.S48]" office:value-type="float" office:value="0.024062" calcext:value-type="float">
            <text:p>0.024062</text:p>
          </table:table-cell>
          <table:table-cell/>
          <table:table-cell table:formula="of:=[.U101]/[.U101]" office:value-type="float" office:value="1" calcext:value-type="float">
            <text:p>1</text:p>
          </table:table-cell>
          <table:table-cell table:formula="of:=[.U101]/[.V101]" office:value-type="float" office:value="1.15904425272889" calcext:value-type="float">
            <text:p>1.15904425272889</text:p>
          </table:table-cell>
          <table:table-cell table:formula="of:=[.U101]/[.W101]" office:value-type="float" office:value="0.787966741386123" calcext:value-type="float">
            <text:p>0.787966741386123</text:p>
          </table:table-cell>
          <table:table-cell table:formula="of:=[.U101]/[.X101]" office:value-type="float" office:value="1.50623310944926" calcext:value-type="float">
            <text:p>1.50623310944926</text:p>
          </table:table-cell>
          <table:table-cell table:formula="of:=[.U101]/[.Y101]" office:value-type="float" office:value="7.65070382990671" calcext:value-type="float">
            <text:p>7.65070382990671</text:p>
          </table:table-cell>
          <table:table-cell table:formula="of:=[.U101]/[.Z101]" office:value-type="float" office:value="18.5122594431681" calcext:value-type="float">
            <text:p>18.5122594431681</text:p>
          </table:table-cell>
          <table:table-cell table:formula="of:=[.U101]/[.AA101]" office:value-type="float" office:value="9.58668675199734" calcext:value-type="float">
            <text:p>9.58668675199734</text:p>
          </table:table-cell>
          <table:table-cell table:formula="of:=[.U101]/[.AB101]" office:value-type="float" office:value="17.917360065036" calcext:value-type="float">
            <text:p>17.917360065036</text:p>
          </table:table-cell>
          <table:table-cell table:formula="of:=[.U101]/[.AC101]" office:value-type="float" office:value="9.71230502038092" calcext:value-type="float">
            <text:p>9.71230502038092</text:p>
          </table:table-cell>
          <table:table-cell table:formula="of:=[.U101]/[.AD101]" office:value-type="float" office:value="11.0782089662564" calcext:value-type="float">
            <text:p>11.0782089662564</text:p>
          </table:table-cell>
          <table:table-cell table:formula="of:=[.U101]/[.AE101]" office:value-type="float" office:value="9.40051998068106" calcext:value-type="float">
            <text:p>9.40051998068106</text:p>
          </table:table-cell>
          <table:table-cell office:value-type="float" office:value="1" calcext:value-type="float">
            <text:p>1</text:p>
          </table:table-cell>
          <table:table-cell table:formula="of:=[.U101]/[.AG101]" office:value-type="float" office:value="33.5448207171315" calcext:value-type="float">
            <text:p>33.5448207171315</text:p>
          </table:table-cell>
          <table:table-cell table:formula="of:=[.U101]/[.AH101]" office:value-type="float" office:value="36.7805509540463" calcext:value-type="float">
            <text:p>36.7805509540463</text:p>
          </table:table-cell>
          <table:table-cell table:formula="of:=[.U101]/[.AI101]" office:value-type="float" office:value="27.2503636495873" calcext:value-type="float">
            <text:p>27.2503636495873</text:p>
          </table:table-cell>
          <table:table-cell table:formula="of:=[.U101]/[.AJ101]" office:value-type="float" office:value="34.6323627960716" calcext:value-type="float">
            <text:p>34.6323627960716</text:p>
          </table:table-cell>
          <table:table-cell table:formula="of:=[.U101]/[.AK101]" office:value-type="float" office:value="35.2265953696086" calcext:value-type="float">
            <text:p>35.2265953696086</text:p>
          </table:table-cell>
          <table:table-cell table:formula="of:=[.U101]/[.AL101]" office:value-type="float" office:value="124.57114953038" calcext:value-type="float">
            <text:p>124.57114953038</text:p>
          </table:table-cell>
        </table:table-row>
        <table:table-row table:style-name="ro1">
          <table:table-cell office:value-type="string" calcext:value-type="string">
            <text:p>generichash</text:p>
          </table:table-cell>
          <table:table-cell office:value-type="float" office:value="4.208507" calcext:value-type="float">
            <text:p>4.208507</text:p>
          </table:table-cell>
          <table:table-cell office:value-type="float" office:value="3.256757" calcext:value-type="float">
            <text:p>3.256757</text:p>
          </table:table-cell>
          <table:table-cell office:value-type="float" office:value="5.79901" calcext:value-type="float">
            <text:p>5.79901</text:p>
          </table:table-cell>
          <table:table-cell office:value-type="float" office:value="2.25239" calcext:value-type="float">
            <text:p>2.25239</text:p>
          </table:table-cell>
          <table:table-cell office:value-type="float" office:value="0.257963" calcext:value-type="float">
            <text:p>0.257963</text:p>
          </table:table-cell>
          <table:table-cell office:value-type="float" office:value="0.176516" calcext:value-type="float">
            <text:p>0.176516</text:p>
          </table:table-cell>
          <table:table-cell office:value-type="float" office:value="0.383464" calcext:value-type="float">
            <text:p>0.383464</text:p>
          </table:table-cell>
          <table:table-cell office:value-type="float" office:value="0.175599" calcext:value-type="float">
            <text:p>0.175599</text:p>
          </table:table-cell>
          <table:table-cell office:value-type="float" office:value="0.292164" calcext:value-type="float">
            <text:p>0.292164</text:p>
          </table:table-cell>
          <table:table-cell office:value-type="float" office:value="0.151645" calcext:value-type="float">
            <text:p>0.151645</text:p>
          </table:table-cell>
          <table:table-cell office:value-type="float" office:value="0.204433" calcext:value-type="float">
            <text:p>0.204433</text:p>
          </table:table-cell>
          <table:table-cell office:value-type="float" office:value="0" calcext:value-type="float">
            <text:p>0</text:p>
          </table:table-cell>
          <table:table-cell office:value-type="float" office:value="0.117987" calcext:value-type="float">
            <text:p>0.117987</text:p>
          </table:table-cell>
          <table:table-cell office:value-type="float" office:value="0.110259" calcext:value-type="float">
            <text:p>0.110259</text:p>
          </table:table-cell>
          <table:table-cell office:value-type="float" office:value="0.112034" calcext:value-type="float">
            <text:p>0.112034</text:p>
          </table:table-cell>
          <table:table-cell office:value-type="float" office:value="0.128166" calcext:value-type="float">
            <text:p>0.128166</text:p>
          </table:table-cell>
          <table:table-cell office:value-type="float" office:value="0.115704" calcext:value-type="float">
            <text:p>0.115704</text:p>
          </table:table-cell>
          <table:table-cell office:value-type="float" office:value="0.460372" calcext:value-type="float">
            <text:p>0.460372</text:p>
          </table:table-cell>
          <table:table-cell/>
          <table:table-cell table:formula="of:=[.B102]-[.B49]" office:value-type="float" office:value="4.203767" calcext:value-type="float">
            <text:p>4.203767</text:p>
          </table:table-cell>
          <table:table-cell table:formula="of:=[.C102]-[.C49]" office:value-type="float" office:value="3.243" calcext:value-type="float">
            <text:p>3.243</text:p>
          </table:table-cell>
          <table:table-cell table:formula="of:=[.D102]-[.D49]" office:value-type="float" office:value="5.792638" calcext:value-type="float">
            <text:p>5.792638</text:p>
          </table:table-cell>
          <table:table-cell table:formula="of:=[.E102]-[.E49]" office:value-type="float" office:value="2.248302" calcext:value-type="float">
            <text:p>2.248302</text:p>
          </table:table-cell>
          <table:table-cell table:formula="of:=[.F102]-[.F49]" office:value-type="float" office:value="0.243111" calcext:value-type="float">
            <text:p>0.243111</text:p>
          </table:table-cell>
          <table:table-cell table:formula="of:=[.G102]-[.G49]" office:value-type="float" office:value="0.168705" calcext:value-type="float">
            <text:p>0.168705</text:p>
          </table:table-cell>
          <table:table-cell table:formula="of:=[.H102]-[.H49]" office:value-type="float" office:value="0.370098" calcext:value-type="float">
            <text:p>0.370098</text:p>
          </table:table-cell>
          <table:table-cell table:formula="of:=[.I102]-[.I49]" office:value-type="float" office:value="0.161474" calcext:value-type="float">
            <text:p>0.161474</text:p>
          </table:table-cell>
          <table:table-cell table:formula="of:=[.J102]-[.J49]" office:value-type="float" office:value="0.277516" calcext:value-type="float">
            <text:p>0.277516</text:p>
          </table:table-cell>
          <table:table-cell table:formula="of:=[.K102]-[.K49]" office:value-type="float" office:value="0.143521" calcext:value-type="float">
            <text:p>0.143521</text:p>
          </table:table-cell>
          <table:table-cell table:formula="of:=[.L102]-[.L49]" office:value-type="float" office:value="0.192493" calcext:value-type="float">
            <text:p>0.192493</text:p>
          </table:table-cell>
          <table:table-cell table:formula="of:=[.M102]-[.M49]" office:value-type="float" office:value="-0.054065" calcext:value-type="float">
            <text:p>-0.054065</text:p>
          </table:table-cell>
          <table:table-cell table:formula="of:=[.N102]-[.N49]" office:value-type="float" office:value="0.097755" calcext:value-type="float">
            <text:p>0.097755</text:p>
          </table:table-cell>
          <table:table-cell table:formula="of:=[.O102]-[.O49]" office:value-type="float" office:value="0.082396" calcext:value-type="float">
            <text:p>0.082396</text:p>
          </table:table-cell>
          <table:table-cell table:formula="of:=[.P102]-[.P49]" office:value-type="float" office:value="0.099191" calcext:value-type="float">
            <text:p>0.099191</text:p>
          </table:table-cell>
          <table:table-cell table:formula="of:=[.Q102]-[.Q49]" office:value-type="float" office:value="0.103008" calcext:value-type="float">
            <text:p>0.103008</text:p>
          </table:table-cell>
          <table:table-cell table:formula="of:=[.R102]-[.R49]" office:value-type="float" office:value="0.109936" calcext:value-type="float">
            <text:p>0.109936</text:p>
          </table:table-cell>
          <table:table-cell table:formula="of:=[.S102]-[.S49]" office:value-type="float" office:value="0.045702" calcext:value-type="float">
            <text:p>0.045702</text:p>
          </table:table-cell>
          <table:table-cell/>
          <table:table-cell table:formula="of:=[.U102]/[.U102]" office:value-type="float" office:value="1" calcext:value-type="float">
            <text:p>1</text:p>
          </table:table-cell>
          <table:table-cell table:formula="of:=[.U102]/[.V102]" office:value-type="float" office:value="1.29625871107" calcext:value-type="float">
            <text:p>1.29625871107</text:p>
          </table:table-cell>
          <table:table-cell table:formula="of:=[.U102]/[.W102]" office:value-type="float" office:value="0.725708563179677" calcext:value-type="float">
            <text:p>0.725708563179677</text:p>
          </table:table-cell>
          <table:table-cell table:formula="of:=[.U102]/[.X102]" office:value-type="float" office:value="1.86975192834415" calcext:value-type="float">
            <text:p>1.86975192834415</text:p>
          </table:table-cell>
          <table:table-cell table:formula="of:=[.U102]/[.Y102]" office:value-type="float" office:value="17.2915540637816" calcext:value-type="float">
            <text:p>17.2915540637816</text:p>
          </table:table-cell>
          <table:table-cell table:formula="of:=[.U102]/[.Z102]" office:value-type="float" office:value="24.9178566136155" calcext:value-type="float">
            <text:p>24.9178566136155</text:p>
          </table:table-cell>
          <table:table-cell table:formula="of:=[.U102]/[.AA102]" office:value-type="float" office:value="11.3585239585191" calcext:value-type="float">
            <text:p>11.3585239585191</text:p>
          </table:table-cell>
          <table:table-cell table:formula="of:=[.U102]/[.AB102]" office:value-type="float" office:value="26.0337082130869" calcext:value-type="float">
            <text:p>26.0337082130869</text:p>
          </table:table-cell>
          <table:table-cell table:formula="of:=[.U102]/[.AC102]" office:value-type="float" office:value="15.1478365211375" calcext:value-type="float">
            <text:p>15.1478365211375</text:p>
          </table:table-cell>
          <table:table-cell table:formula="of:=[.U102]/[.AD102]" office:value-type="float" office:value="29.2902571749082" calcext:value-type="float">
            <text:p>29.2902571749082</text:p>
          </table:table-cell>
          <table:table-cell table:formula="of:=[.U102]/[.AE102]" office:value-type="float" office:value="21.8385447782517" calcext:value-type="float">
            <text:p>21.8385447782517</text:p>
          </table:table-cell>
          <table:table-cell office:value-type="float" office:value="1" calcext:value-type="float">
            <text:p>1</text:p>
          </table:table-cell>
          <table:table-cell table:formula="of:=[.U102]/[.AG102]" office:value-type="float" office:value="43.0030893560432" calcext:value-type="float">
            <text:p>43.0030893560432</text:p>
          </table:table-cell>
          <table:table-cell table:formula="of:=[.U102]/[.AH102]" office:value-type="float" office:value="51.0190664595369" calcext:value-type="float">
            <text:p>51.0190664595369</text:p>
          </table:table-cell>
          <table:table-cell table:formula="of:=[.U102]/[.AI102]" office:value-type="float" office:value="42.3805284753657" calcext:value-type="float">
            <text:p>42.3805284753657</text:p>
          </table:table-cell>
          <table:table-cell table:formula="of:=[.U102]/[.AJ102]" office:value-type="float" office:value="40.8101021279901" calcext:value-type="float">
            <text:p>40.8101021279901</text:p>
          </table:table-cell>
          <table:table-cell table:formula="of:=[.U102]/[.AK102]" office:value-type="float" office:value="38.2383113811672" calcext:value-type="float">
            <text:p>38.2383113811672</text:p>
          </table:table-cell>
          <table:table-cell table:formula="of:=[.U102]/[.AL102]" office:value-type="float" office:value="91.9821233206425" calcext:value-type="float">
            <text:p>91.9821233206425</text:p>
          </table:table-cell>
        </table:table-row>
        <table:table-row table:style-name="ro1">
          <table:table-cell office:value-type="string" calcext:value-type="string">
            <text:p>chacha20</text:p>
          </table:table-cell>
          <table:table-cell office:value-type="float" office:value="3.747841" calcext:value-type="float">
            <text:p>3.747841</text:p>
          </table:table-cell>
          <table:table-cell office:value-type="float" office:value="3.725228" calcext:value-type="float">
            <text:p>3.725228</text:p>
          </table:table-cell>
          <table:table-cell office:value-type="float" office:value="5.367148" calcext:value-type="float">
            <text:p>5.367148</text:p>
          </table:table-cell>
          <table:table-cell office:value-type="float" office:value="2.728078" calcext:value-type="float">
            <text:p>2.728078</text:p>
          </table:table-cell>
          <table:table-cell office:value-type="float" office:value="0.267618" calcext:value-type="float">
            <text:p>0.267618</text:p>
          </table:table-cell>
          <table:table-cell office:value-type="float" office:value="0.187437" calcext:value-type="float">
            <text:p>0.187437</text:p>
          </table:table-cell>
          <table:table-cell office:value-type="float" office:value="0.992116" calcext:value-type="float">
            <text:p>0.992116</text:p>
          </table:table-cell>
          <table:table-cell office:value-type="float" office:value="0.209839" calcext:value-type="float">
            <text:p>0.209839</text:p>
          </table:table-cell>
          <table:table-cell office:value-type="float" office:value="0.487926" calcext:value-type="float">
            <text:p>0.487926</text:p>
          </table:table-cell>
          <table:table-cell office:value-type="float" office:value="0.188498" calcext:value-type="float">
            <text:p>0.188498</text:p>
          </table:table-cell>
          <table:table-cell office:value-type="float" office:value="0.264311" calcext:value-type="float">
            <text:p>0.264311</text:p>
          </table:table-cell>
          <table:table-cell office:value-type="float" office:value="0" calcext:value-type="float">
            <text:p>0</text:p>
          </table:table-cell>
          <table:table-cell office:value-type="float" office:value="0.166901" calcext:value-type="float">
            <text:p>0.166901</text:p>
          </table:table-cell>
          <table:table-cell office:value-type="float" office:value="0.123787" calcext:value-type="float">
            <text:p>0.123787</text:p>
          </table:table-cell>
          <table:table-cell office:value-type="float" office:value="0.119722" calcext:value-type="float">
            <text:p>0.119722</text:p>
          </table:table-cell>
          <table:table-cell office:value-type="float" office:value="0.129235" calcext:value-type="float">
            <text:p>0.129235</text:p>
          </table:table-cell>
          <table:table-cell office:value-type="float" office:value="0.119784" calcext:value-type="float">
            <text:p>0.119784</text:p>
          </table:table-cell>
          <table:table-cell office:value-type="float" office:value="0.426961" calcext:value-type="float">
            <text:p>0.426961</text:p>
          </table:table-cell>
          <table:table-cell/>
          <table:table-cell table:formula="of:=[.B103]-[.B50]" office:value-type="float" office:value="3.743714" calcext:value-type="float">
            <text:p>3.743714</text:p>
          </table:table-cell>
          <table:table-cell table:formula="of:=[.C103]-[.C50]" office:value-type="float" office:value="3.711585" calcext:value-type="float">
            <text:p>3.711585</text:p>
          </table:table-cell>
          <table:table-cell table:formula="of:=[.D103]-[.D50]" office:value-type="float" office:value="5.36095" calcext:value-type="float">
            <text:p>5.36095</text:p>
          </table:table-cell>
          <table:table-cell table:formula="of:=[.E103]-[.E50]" office:value-type="float" office:value="2.724085" calcext:value-type="float">
            <text:p>2.724085</text:p>
          </table:table-cell>
          <table:table-cell table:formula="of:=[.F103]-[.F50]" office:value-type="float" office:value="0.254057" calcext:value-type="float">
            <text:p>0.254057</text:p>
          </table:table-cell>
          <table:table-cell table:formula="of:=[.G103]-[.G50]" office:value-type="float" office:value="0.180628" calcext:value-type="float">
            <text:p>0.180628</text:p>
          </table:table-cell>
          <table:table-cell table:formula="of:=[.H103]-[.H50]" office:value-type="float" office:value="0.978698" calcext:value-type="float">
            <text:p>0.978698</text:p>
          </table:table-cell>
          <table:table-cell table:formula="of:=[.I103]-[.I50]" office:value-type="float" office:value="0.196143" calcext:value-type="float">
            <text:p>0.196143</text:p>
          </table:table-cell>
          <table:table-cell table:formula="of:=[.J103]-[.J50]" office:value-type="float" office:value="0.47385" calcext:value-type="float">
            <text:p>0.47385</text:p>
          </table:table-cell>
          <table:table-cell table:formula="of:=[.K103]-[.K50]" office:value-type="float" office:value="0.180611" calcext:value-type="float">
            <text:p>0.180611</text:p>
          </table:table-cell>
          <table:table-cell table:formula="of:=[.L103]-[.L50]" office:value-type="float" office:value="0.252566" calcext:value-type="float">
            <text:p>0.252566</text:p>
          </table:table-cell>
          <table:table-cell table:formula="of:=[.M103]-[.M50]" office:value-type="float" office:value="-0.05544" calcext:value-type="float">
            <text:p>-0.05544</text:p>
          </table:table-cell>
          <table:table-cell table:formula="of:=[.N103]-[.N50]" office:value-type="float" office:value="0.146838" calcext:value-type="float">
            <text:p>0.146838</text:p>
          </table:table-cell>
          <table:table-cell table:formula="of:=[.O103]-[.O50]" office:value-type="float" office:value="0.097671" calcext:value-type="float">
            <text:p>0.097671</text:p>
          </table:table-cell>
          <table:table-cell table:formula="of:=[.P103]-[.P50]" office:value-type="float" office:value="0.106627" calcext:value-type="float">
            <text:p>0.106627</text:p>
          </table:table-cell>
          <table:table-cell table:formula="of:=[.Q103]-[.Q50]" office:value-type="float" office:value="0.104275" calcext:value-type="float">
            <text:p>0.104275</text:p>
          </table:table-cell>
          <table:table-cell table:formula="of:=[.R103]-[.R50]" office:value-type="float" office:value="0.114367" calcext:value-type="float">
            <text:p>0.114367</text:p>
          </table:table-cell>
          <table:table-cell table:formula="of:=[.S103]-[.S50]" office:value-type="float" office:value="0.068261" calcext:value-type="float">
            <text:p>0.068261</text:p>
          </table:table-cell>
          <table:table-cell/>
          <table:table-cell table:formula="of:=[.U103]/[.U103]" office:value-type="float" office:value="1" calcext:value-type="float">
            <text:p>1</text:p>
          </table:table-cell>
          <table:table-cell table:formula="of:=[.U103]/[.V103]" office:value-type="float" office:value="1.00865640959321" calcext:value-type="float">
            <text:p>1.00865640959321</text:p>
          </table:table-cell>
          <table:table-cell table:formula="of:=[.U103]/[.W103]" office:value-type="float" office:value="0.698330333243175" calcext:value-type="float">
            <text:p>0.698330333243175</text:p>
          </table:table-cell>
          <table:table-cell table:formula="of:=[.U103]/[.X103]" office:value-type="float" office:value="1.37430146269298" calcext:value-type="float">
            <text:p>1.37430146269298</text:p>
          </table:table-cell>
          <table:table-cell table:formula="of:=[.U103]/[.Y103]" office:value-type="float" office:value="14.735724660214" calcext:value-type="float">
            <text:p>14.735724660214</text:p>
          </table:table-cell>
          <table:table-cell table:formula="of:=[.U103]/[.Z103]" office:value-type="float" office:value="20.7261000509334" calcext:value-type="float">
            <text:p>20.7261000509334</text:p>
          </table:table-cell>
          <table:table-cell table:formula="of:=[.U103]/[.AA103]" office:value-type="float" office:value="3.82519837580132" calcext:value-type="float">
            <text:p>3.82519837580132</text:p>
          </table:table-cell>
          <table:table-cell table:formula="of:=[.U103]/[.AB103]" office:value-type="float" office:value="19.0866561641252" calcext:value-type="float">
            <text:p>19.0866561641252</text:p>
          </table:table-cell>
          <table:table-cell table:formula="of:=[.U103]/[.AC103]" office:value-type="float" office:value="7.90063100137174" calcext:value-type="float">
            <text:p>7.90063100137174</text:p>
          </table:table-cell>
          <table:table-cell table:formula="of:=[.U103]/[.AD103]" office:value-type="float" office:value="20.7280508939101" calcext:value-type="float">
            <text:p>20.7280508939101</text:p>
          </table:table-cell>
          <table:table-cell table:formula="of:=[.U103]/[.AE103]" office:value-type="float" office:value="14.8227156466033" calcext:value-type="float">
            <text:p>14.8227156466033</text:p>
          </table:table-cell>
          <table:table-cell office:value-type="float" office:value="1" calcext:value-type="float">
            <text:p>1</text:p>
          </table:table-cell>
          <table:table-cell table:formula="of:=[.U103]/[.AG103]" office:value-type="float" office:value="25.4955393018156" calcext:value-type="float">
            <text:p>25.4955393018156</text:p>
          </table:table-cell>
          <table:table-cell table:formula="of:=[.U103]/[.AH103]" office:value-type="float" office:value="38.3298420206612" calcext:value-type="float">
            <text:p>38.3298420206612</text:p>
          </table:table-cell>
          <table:table-cell table:formula="of:=[.U103]/[.AI103]" office:value-type="float" office:value="35.1103754208596" calcext:value-type="float">
            <text:p>35.1103754208596</text:p>
          </table:table-cell>
          <table:table-cell table:formula="of:=[.U103]/[.AJ103]" office:value-type="float" office:value="35.902315991369" calcext:value-type="float">
            <text:p>35.902315991369</text:p>
          </table:table-cell>
          <table:table-cell table:formula="of:=[.U103]/[.AK103]" office:value-type="float" office:value="32.7342152893754" calcext:value-type="float">
            <text:p>32.7342152893754</text:p>
          </table:table-cell>
          <table:table-cell table:formula="of:=[.U103]/[.AL103]" office:value-type="float" office:value="54.8441130367267" calcext:value-type="float">
            <text:p>54.8441130367267</text:p>
          </table:table-cell>
        </table:table-row>
        <table:table-row table:style-name="ro1">
          <table:table-cell office:value-type="string" calcext:value-type="string">
            <text:p>kdf_hkdf</text:p>
          </table:table-cell>
          <table:table-cell office:value-type="float" office:value="6.047724" calcext:value-type="float">
            <text:p>6.047724</text:p>
          </table:table-cell>
          <table:table-cell office:value-type="float" office:value="4.468196" calcext:value-type="float">
            <text:p>4.468196</text:p>
          </table:table-cell>
          <table:table-cell office:value-type="float" office:value="7.910829" calcext:value-type="float">
            <text:p>7.910829</text:p>
          </table:table-cell>
          <table:table-cell office:value-type="float" office:value="3.621319" calcext:value-type="float">
            <text:p>3.621319</text:p>
          </table:table-cell>
          <table:table-cell office:value-type="float" office:value="0.632268" calcext:value-type="float">
            <text:p>0.632268</text:p>
          </table:table-cell>
          <table:table-cell office:value-type="float" office:value="0.227316" calcext:value-type="float">
            <text:p>0.227316</text:p>
          </table:table-cell>
          <table:table-cell office:value-type="float" office:value="1.115554" calcext:value-type="float">
            <text:p>1.115554</text:p>
          </table:table-cell>
          <table:table-cell office:value-type="float" office:value="0.331348" calcext:value-type="float">
            <text:p>0.331348</text:p>
          </table:table-cell>
          <table:table-cell office:value-type="float" office:value="0.531813" calcext:value-type="float">
            <text:p>0.531813</text:p>
          </table:table-cell>
          <table:table-cell office:value-type="float" office:value="0.230723" calcext:value-type="float">
            <text:p>0.230723</text:p>
          </table:table-cell>
          <table:table-cell office:value-type="float" office:value="0.553695" calcext:value-type="float">
            <text:p>0.553695</text:p>
          </table:table-cell>
          <table:table-cell office:value-type="float" office:value="0" calcext:value-type="float">
            <text:p>0</text:p>
          </table:table-cell>
          <table:table-cell office:value-type="float" office:value="0.161975" calcext:value-type="float">
            <text:p>0.161975</text:p>
          </table:table-cell>
          <table:table-cell office:value-type="float" office:value="0.178066" calcext:value-type="float">
            <text:p>0.178066</text:p>
          </table:table-cell>
          <table:table-cell office:value-type="float" office:value="0.178151" calcext:value-type="float">
            <text:p>0.178151</text:p>
          </table:table-cell>
          <table:table-cell office:value-type="float" office:value="0.176126" calcext:value-type="float">
            <text:p>0.176126</text:p>
          </table:table-cell>
          <table:table-cell office:value-type="float" office:value="0.157099" calcext:value-type="float">
            <text:p>0.157099</text:p>
          </table:table-cell>
          <table:table-cell office:value-type="float" office:value="0.554684" calcext:value-type="float">
            <text:p>0.554684</text:p>
          </table:table-cell>
          <table:table-cell/>
          <table:table-cell table:formula="of:=[.B104]-[.B51]" office:value-type="float" office:value="6.043322" calcext:value-type="float">
            <text:p>6.043322</text:p>
          </table:table-cell>
          <table:table-cell table:formula="of:=[.C104]-[.C51]" office:value-type="float" office:value="4.454865" calcext:value-type="float">
            <text:p>4.454865</text:p>
          </table:table-cell>
          <table:table-cell table:formula="of:=[.D104]-[.D51]" office:value-type="float" office:value="7.904497" calcext:value-type="float">
            <text:p>7.904497</text:p>
          </table:table-cell>
          <table:table-cell table:formula="of:=[.E104]-[.E51]" office:value-type="float" office:value="3.617264" calcext:value-type="float">
            <text:p>3.617264</text:p>
          </table:table-cell>
          <table:table-cell table:formula="of:=[.F104]-[.F51]" office:value-type="float" office:value="0.617233" calcext:value-type="float">
            <text:p>0.617233</text:p>
          </table:table-cell>
          <table:table-cell table:formula="of:=[.G104]-[.G51]" office:value-type="float" office:value="0.219749" calcext:value-type="float">
            <text:p>0.219749</text:p>
          </table:table-cell>
          <table:table-cell table:formula="of:=[.H104]-[.H51]" office:value-type="float" office:value="1.101887" calcext:value-type="float">
            <text:p>1.101887</text:p>
          </table:table-cell>
          <table:table-cell table:formula="of:=[.I104]-[.I51]" office:value-type="float" office:value="0.317511" calcext:value-type="float">
            <text:p>0.317511</text:p>
          </table:table-cell>
          <table:table-cell table:formula="of:=[.J104]-[.J51]" office:value-type="float" office:value="0.517906" calcext:value-type="float">
            <text:p>0.517906</text:p>
          </table:table-cell>
          <table:table-cell table:formula="of:=[.K104]-[.K51]" office:value-type="float" office:value="0.222701" calcext:value-type="float">
            <text:p>0.222701</text:p>
          </table:table-cell>
          <table:table-cell table:formula="of:=[.L104]-[.L51]" office:value-type="float" office:value="0.541911" calcext:value-type="float">
            <text:p>0.541911</text:p>
          </table:table-cell>
          <table:table-cell table:formula="of:=[.M104]-[.M51]" office:value-type="float" office:value="-0.053381" calcext:value-type="float">
            <text:p>-0.053381</text:p>
          </table:table-cell>
          <table:table-cell table:formula="of:=[.N104]-[.N51]" office:value-type="float" office:value="0.141592" calcext:value-type="float">
            <text:p>0.141592</text:p>
          </table:table-cell>
          <table:table-cell table:formula="of:=[.O104]-[.O51]" office:value-type="float" office:value="0.151325" calcext:value-type="float">
            <text:p>0.151325</text:p>
          </table:table-cell>
          <table:table-cell table:formula="of:=[.P104]-[.P51]" office:value-type="float" office:value="0.164983" calcext:value-type="float">
            <text:p>0.164983</text:p>
          </table:table-cell>
          <table:table-cell table:formula="of:=[.Q104]-[.Q51]" office:value-type="float" office:value="0.150639" calcext:value-type="float">
            <text:p>0.150639</text:p>
          </table:table-cell>
          <table:table-cell table:formula="of:=[.R104]-[.R51]" office:value-type="float" office:value="0.151639" calcext:value-type="float">
            <text:p>0.151639</text:p>
          </table:table-cell>
          <table:table-cell table:formula="of:=[.S104]-[.S51]" office:value-type="float" office:value="0.09913" calcext:value-type="float">
            <text:p>0.09913</text:p>
          </table:table-cell>
          <table:table-cell/>
          <table:table-cell table:formula="of:=[.U104]/[.U104]" office:value-type="float" office:value="1" calcext:value-type="float">
            <text:p>1</text:p>
          </table:table-cell>
          <table:table-cell table:formula="of:=[.U104]/[.V104]" office:value-type="float" office:value="1.35656680954417" calcext:value-type="float">
            <text:p>1.35656680954417</text:p>
          </table:table-cell>
          <table:table-cell table:formula="of:=[.U104]/[.W104]" office:value-type="float" office:value="0.764542259931277" calcext:value-type="float">
            <text:p>0.764542259931277</text:p>
          </table:table-cell>
          <table:table-cell table:formula="of:=[.U104]/[.X104]" office:value-type="float" office:value="1.67068867519761" calcext:value-type="float">
            <text:p>1.67068867519761</text:p>
          </table:table-cell>
          <table:table-cell table:formula="of:=[.U104]/[.Y104]" office:value-type="float" office:value="9.79098978829713" calcext:value-type="float">
            <text:p>9.79098978829713</text:p>
          </table:table-cell>
          <table:table-cell table:formula="of:=[.U104]/[.Z104]" office:value-type="float" office:value="27.5010216201211" calcext:value-type="float">
            <text:p>27.5010216201211</text:p>
          </table:table-cell>
          <table:table-cell table:formula="of:=[.U104]/[.AA104]" office:value-type="float" office:value="5.48452064503892" calcext:value-type="float">
            <text:p>5.48452064503892</text:p>
          </table:table-cell>
          <table:table-cell table:formula="of:=[.U104]/[.AB104]" office:value-type="float" office:value="19.0334256136008" calcext:value-type="float">
            <text:p>19.0334256136008</text:p>
          </table:table-cell>
          <table:table-cell table:formula="of:=[.U104]/[.AC104]" office:value-type="float" office:value="11.6687622850479" calcext:value-type="float">
            <text:p>11.6687622850479</text:p>
          </table:table-cell>
          <table:table-cell table:formula="of:=[.U104]/[.AD104]" office:value-type="float" office:value="27.1364834464147" calcext:value-type="float">
            <text:p>27.1364834464147</text:p>
          </table:table-cell>
          <table:table-cell table:formula="of:=[.U104]/[.AE104]" office:value-type="float" office:value="11.1518718018272" calcext:value-type="float">
            <text:p>11.1518718018272</text:p>
          </table:table-cell>
          <table:table-cell office:value-type="float" office:value="1" calcext:value-type="float">
            <text:p>1</text:p>
          </table:table-cell>
          <table:table-cell table:formula="of:=[.U104]/[.AG104]" office:value-type="float" office:value="42.6812390530538" calcext:value-type="float">
            <text:p>42.6812390530538</text:p>
          </table:table-cell>
          <table:table-cell table:formula="of:=[.U104]/[.AH104]" office:value-type="float" office:value="39.9360449363952" calcext:value-type="float">
            <text:p>39.9360449363952</text:p>
          </table:table-cell>
          <table:table-cell table:formula="of:=[.U104]/[.AI104]" office:value-type="float" office:value="36.6299679360904" calcext:value-type="float">
            <text:p>36.6299679360904</text:p>
          </table:table-cell>
          <table:table-cell table:formula="of:=[.U104]/[.AJ104]" office:value-type="float" office:value="40.1179110323356" calcext:value-type="float">
            <text:p>40.1179110323356</text:p>
          </table:table-cell>
          <table:table-cell table:formula="of:=[.U104]/[.AK104]" office:value-type="float" office:value="39.8533490724682" calcext:value-type="float">
            <text:p>39.8533490724682</text:p>
          </table:table-cell>
          <table:table-cell table:formula="of:=[.U104]/[.AL104]" office:value-type="float" office:value="60.9636033491375" calcext:value-type="float">
            <text:p>60.9636033491375</text:p>
          </table:table-cell>
        </table:table-row>
        <table:table-row table:style-name="ro1">
          <table:table-cell office:value-type="string" calcext:value-type="string">
            <text:p>scalarmult</text:p>
          </table:table-cell>
          <table:table-cell office:value-type="float" office:value="5.265064" calcext:value-type="float">
            <text:p>5.265064</text:p>
          </table:table-cell>
          <table:table-cell office:value-type="float" office:value="4.680782" calcext:value-type="float">
            <text:p>4.680782</text:p>
          </table:table-cell>
          <table:table-cell office:value-type="float" office:value="6.775" calcext:value-type="float">
            <text:p>6.775</text:p>
          </table:table-cell>
          <table:table-cell office:value-type="float" office:value="3.742303" calcext:value-type="float">
            <text:p>3.742303</text:p>
          </table:table-cell>
          <table:table-cell office:value-type="float" office:value="0.713091" calcext:value-type="float">
            <text:p>0.713091</text:p>
          </table:table-cell>
          <table:table-cell office:value-type="float" office:value="0.302804" calcext:value-type="float">
            <text:p>0.302804</text:p>
          </table:table-cell>
          <table:table-cell office:value-type="float" office:value="0.596525" calcext:value-type="float">
            <text:p>0.596525</text:p>
          </table:table-cell>
          <table:table-cell office:value-type="float" office:value="0.327144" calcext:value-type="float">
            <text:p>0.327144</text:p>
          </table:table-cell>
          <table:table-cell office:value-type="float" office:value="0.57175" calcext:value-type="float">
            <text:p>0.57175</text:p>
          </table:table-cell>
          <table:table-cell office:value-type="float" office:value="0.511346" calcext:value-type="float">
            <text:p>0.511346</text:p>
          </table:table-cell>
          <table:table-cell office:value-type="float" office:value="0.584872" calcext:value-type="float">
            <text:p>0.584872</text:p>
          </table:table-cell>
          <table:table-cell office:value-type="float" office:value="0" calcext:value-type="float">
            <text:p>0</text:p>
          </table:table-cell>
          <table:table-cell office:value-type="float" office:value="0.183112" calcext:value-type="float">
            <text:p>0.183112</text:p>
          </table:table-cell>
          <table:table-cell office:value-type="float" office:value="0.178666" calcext:value-type="float">
            <text:p>0.178666</text:p>
          </table:table-cell>
          <table:table-cell office:value-type="float" office:value="0.169765" calcext:value-type="float">
            <text:p>0.169765</text:p>
          </table:table-cell>
          <table:table-cell office:value-type="float" office:value="0.181193" calcext:value-type="float">
            <text:p>0.181193</text:p>
          </table:table-cell>
          <table:table-cell office:value-type="float" office:value="0.157228" calcext:value-type="float">
            <text:p>0.157228</text:p>
          </table:table-cell>
          <table:table-cell office:value-type="float" office:value="0.717126" calcext:value-type="float">
            <text:p>0.717126</text:p>
          </table:table-cell>
          <table:table-cell/>
          <table:table-cell table:formula="of:=[.B105]-[.B52]" office:value-type="float" office:value="5.260156" calcext:value-type="float">
            <text:p>5.260156</text:p>
          </table:table-cell>
          <table:table-cell table:formula="of:=[.C105]-[.C52]" office:value-type="float" office:value="4.667347" calcext:value-type="float">
            <text:p>4.667347</text:p>
          </table:table-cell>
          <table:table-cell table:formula="of:=[.D105]-[.D52]" office:value-type="float" office:value="6.768635" calcext:value-type="float">
            <text:p>6.768635</text:p>
          </table:table-cell>
          <table:table-cell table:formula="of:=[.E105]-[.E52]" office:value-type="float" office:value="3.738263" calcext:value-type="float">
            <text:p>3.738263</text:p>
          </table:table-cell>
          <table:table-cell table:formula="of:=[.F105]-[.F52]" office:value-type="float" office:value="0.692266" calcext:value-type="float">
            <text:p>0.692266</text:p>
          </table:table-cell>
          <table:table-cell table:formula="of:=[.G105]-[.G52]" office:value-type="float" office:value="0.292829" calcext:value-type="float">
            <text:p>0.292829</text:p>
          </table:table-cell>
          <table:table-cell table:formula="of:=[.H105]-[.H52]" office:value-type="float" office:value="0.583046" calcext:value-type="float">
            <text:p>0.583046</text:p>
          </table:table-cell>
          <table:table-cell table:formula="of:=[.I105]-[.I52]" office:value-type="float" office:value="0.313177" calcext:value-type="float">
            <text:p>0.313177</text:p>
          </table:table-cell>
          <table:table-cell table:formula="of:=[.J105]-[.J52]" office:value-type="float" office:value="0.557913" calcext:value-type="float">
            <text:p>0.557913</text:p>
          </table:table-cell>
          <table:table-cell table:formula="of:=[.K105]-[.K52]" office:value-type="float" office:value="0.503076" calcext:value-type="float">
            <text:p>0.503076</text:p>
          </table:table-cell>
          <table:table-cell table:formula="of:=[.L105]-[.L52]" office:value-type="float" office:value="0.572299" calcext:value-type="float">
            <text:p>0.572299</text:p>
          </table:table-cell>
          <table:table-cell table:formula="of:=[.M105]-[.M52]" office:value-type="float" office:value="-0.0543" calcext:value-type="float">
            <text:p>-0.0543</text:p>
          </table:table-cell>
          <table:table-cell table:formula="of:=[.N105]-[.N52]" office:value-type="float" office:value="0.160675" calcext:value-type="float">
            <text:p>0.160675</text:p>
          </table:table-cell>
          <table:table-cell table:formula="of:=[.O105]-[.O52]" office:value-type="float" office:value="0.151961" calcext:value-type="float">
            <text:p>0.151961</text:p>
          </table:table-cell>
          <table:table-cell table:formula="of:=[.P105]-[.P52]" office:value-type="float" office:value="0.157477" calcext:value-type="float">
            <text:p>0.157477</text:p>
          </table:table-cell>
          <table:table-cell table:formula="of:=[.Q105]-[.Q52]" office:value-type="float" office:value="0.154345" calcext:value-type="float">
            <text:p>0.154345</text:p>
          </table:table-cell>
          <table:table-cell table:formula="of:=[.R105]-[.R52]" office:value-type="float" office:value="0.151342" calcext:value-type="float">
            <text:p>0.151342</text:p>
          </table:table-cell>
          <table:table-cell table:formula="of:=[.S105]-[.S52]" office:value-type="float" office:value="0.0905079999999999" calcext:value-type="float">
            <text:p>0.090508</text:p>
          </table:table-cell>
          <table:table-cell/>
          <table:table-cell table:formula="of:=[.U105]/[.U105]" office:value-type="float" office:value="1" calcext:value-type="float">
            <text:p>1</text:p>
          </table:table-cell>
          <table:table-cell table:formula="of:=[.U105]/[.V105]" office:value-type="float" office:value="1.12701198346727" calcext:value-type="float">
            <text:p>1.12701198346727</text:p>
          </table:table-cell>
          <table:table-cell table:formula="of:=[.U105]/[.W105]" office:value-type="float" office:value="0.777136896878026" calcext:value-type="float">
            <text:p>0.777136896878026</text:p>
          </table:table-cell>
          <table:table-cell table:formula="of:=[.U105]/[.X105]" office:value-type="float" office:value="1.40711234067801" calcext:value-type="float">
            <text:p>1.40711234067801</text:p>
          </table:table-cell>
          <table:table-cell table:formula="of:=[.U105]/[.Y105]" office:value-type="float" office:value="7.59846070730037" calcext:value-type="float">
            <text:p>7.59846070730037</text:p>
          </table:table-cell>
          <table:table-cell table:formula="of:=[.U105]/[.Z105]" office:value-type="float" office:value="17.9632345157071" calcext:value-type="float">
            <text:p>17.9632345157071</text:p>
          </table:table-cell>
          <table:table-cell table:formula="of:=[.U105]/[.AA105]" office:value-type="float" office:value="9.02185419332265" calcext:value-type="float">
            <text:p>9.02185419332265</text:p>
          </table:table-cell>
          <table:table-cell table:formula="of:=[.U105]/[.AB105]" office:value-type="float" office:value="16.7961121027406" calcext:value-type="float">
            <text:p>16.7961121027406</text:p>
          </table:table-cell>
          <table:table-cell table:formula="of:=[.U105]/[.AC105]" office:value-type="float" office:value="9.42827286691652" calcext:value-type="float">
            <text:p>9.42827286691652</text:p>
          </table:table-cell>
          <table:table-cell table:formula="of:=[.U105]/[.AD105]" office:value-type="float" office:value="10.4559867693947" calcext:value-type="float">
            <text:p>10.4559867693947</text:p>
          </table:table-cell>
          <table:table-cell table:formula="of:=[.U105]/[.AE105]" office:value-type="float" office:value="9.19127239432534" calcext:value-type="float">
            <text:p>9.19127239432534</text:p>
          </table:table-cell>
          <table:table-cell office:value-type="float" office:value="1" calcext:value-type="float">
            <text:p>1</text:p>
          </table:table-cell>
          <table:table-cell table:formula="of:=[.U105]/[.AG105]" office:value-type="float" office:value="32.7378621440797" calcext:value-type="float">
            <text:p>32.7378621440797</text:p>
          </table:table-cell>
          <table:table-cell table:formula="of:=[.U105]/[.AH105]" office:value-type="float" office:value="34.6151709978218" calcext:value-type="float">
            <text:p>34.6151709978218</text:p>
          </table:table-cell>
          <table:table-cell table:formula="of:=[.U105]/[.AI105]" office:value-type="float" office:value="33.4026937267029" calcext:value-type="float">
            <text:p>33.4026937267029</text:p>
          </table:table-cell>
          <table:table-cell table:formula="of:=[.U105]/[.AJ105]" office:value-type="float" office:value="34.0805079529625" calcext:value-type="float">
            <text:p>34.0805079529625</text:p>
          </table:table-cell>
          <table:table-cell table:formula="of:=[.U105]/[.AK105]" office:value-type="float" office:value="34.7567496134583" calcext:value-type="float">
            <text:p>34.7567496134583</text:p>
          </table:table-cell>
          <table:table-cell table:formula="of:=[.U105]/[.AL105]" office:value-type="float" office:value="58.1181332036948" calcext:value-type="float">
            <text:p>58.1181332036948</text:p>
          </table:table-cell>
        </table:table-row>
        <table:table-row table:style-name="ro1">
          <table:table-cell office:value-type="string" calcext:value-type="string">
            <text:p>codecs</text:p>
          </table:table-cell>
          <table:table-cell office:value-type="float" office:value="8.047209" calcext:value-type="float">
            <text:p>8.047209</text:p>
          </table:table-cell>
          <table:table-cell office:value-type="float" office:value="6.076431" calcext:value-type="float">
            <text:p>6.076431</text:p>
          </table:table-cell>
          <table:table-cell office:value-type="float" office:value="11.210258" calcext:value-type="float">
            <text:p>11.210258</text:p>
          </table:table-cell>
          <table:table-cell office:value-type="float" office:value="5.116118" calcext:value-type="float">
            <text:p>5.116118</text:p>
          </table:table-cell>
          <table:table-cell office:value-type="float" office:value="0.463191" calcext:value-type="float">
            <text:p>0.463191</text:p>
          </table:table-cell>
          <table:table-cell office:value-type="float" office:value="0.313882" calcext:value-type="float">
            <text:p>0.313882</text:p>
          </table:table-cell>
          <table:table-cell office:value-type="float" office:value="0.881226" calcext:value-type="float">
            <text:p>0.881226</text:p>
          </table:table-cell>
          <table:table-cell office:value-type="float" office:value="0.301648" calcext:value-type="float">
            <text:p>0.301648</text:p>
          </table:table-cell>
          <table:table-cell office:value-type="float" office:value="0.703983" calcext:value-type="float">
            <text:p>0.703983</text:p>
          </table:table-cell>
          <table:table-cell office:value-type="float" office:value="0" calcext:value-type="float">
            <text:p>0</text:p>
          </table:table-cell>
          <table:table-cell office:value-type="float" office:value="0.43297" calcext:value-type="float">
            <text:p>0.43297</text:p>
          </table:table-cell>
          <table:table-cell office:value-type="float" office:value="0" calcext:value-type="float">
            <text:p>0</text:p>
          </table:table-cell>
          <table:table-cell office:value-type="float" office:value="0.258586" calcext:value-type="float">
            <text:p>0.258586</text:p>
          </table:table-cell>
          <table:table-cell office:value-type="float" office:value="0.221086" calcext:value-type="float">
            <text:p>0.221086</text:p>
          </table:table-cell>
          <table:table-cell office:value-type="float" office:value="0.216002" calcext:value-type="float">
            <text:p>0.216002</text:p>
          </table:table-cell>
          <table:table-cell office:value-type="float" office:value="0.22933" calcext:value-type="float">
            <text:p>0.22933</text:p>
          </table:table-cell>
          <table:table-cell office:value-type="float" office:value="0.212662" calcext:value-type="float">
            <text:p>0.212662</text:p>
          </table:table-cell>
          <table:table-cell office:value-type="float" office:value="0.519891" calcext:value-type="float">
            <text:p>0.519891</text:p>
          </table:table-cell>
          <table:table-cell/>
          <table:table-cell table:formula="of:=[.B106]-[.B53]" office:value-type="float" office:value="8.042943" calcext:value-type="float">
            <text:p>8.042943</text:p>
          </table:table-cell>
          <table:table-cell table:formula="of:=[.C106]-[.C53]" office:value-type="float" office:value="6.063011" calcext:value-type="float">
            <text:p>6.063011</text:p>
          </table:table-cell>
          <table:table-cell table:formula="of:=[.D106]-[.D53]" office:value-type="float" office:value="11.203932" calcext:value-type="float">
            <text:p>11.203932</text:p>
          </table:table-cell>
          <table:table-cell table:formula="of:=[.E106]-[.E53]" office:value-type="float" office:value="5.112087" calcext:value-type="float">
            <text:p>5.112087</text:p>
          </table:table-cell>
          <table:table-cell table:formula="of:=[.F106]-[.F53]" office:value-type="float" office:value="0.449493" calcext:value-type="float">
            <text:p>0.449493</text:p>
          </table:table-cell>
          <table:table-cell table:formula="of:=[.G106]-[.G53]" office:value-type="float" office:value="0.306972" calcext:value-type="float">
            <text:p>0.306972</text:p>
          </table:table-cell>
          <table:table-cell table:formula="of:=[.H106]-[.H53]" office:value-type="float" office:value="0.867804" calcext:value-type="float">
            <text:p>0.867804</text:p>
          </table:table-cell>
          <table:table-cell table:formula="of:=[.I106]-[.I53]" office:value-type="float" office:value="0.287887" calcext:value-type="float">
            <text:p>0.287887</text:p>
          </table:table-cell>
          <table:table-cell table:formula="of:=[.J106]-[.J53]" office:value-type="float" office:value="0.689857" calcext:value-type="float">
            <text:p>0.689857</text:p>
          </table:table-cell>
          <table:table-cell table:formula="of:=[.K106]-[.K53]" office:value-type="float" office:value="-0.0079" calcext:value-type="float">
            <text:p>-0.0079</text:p>
          </table:table-cell>
          <table:table-cell table:formula="of:=[.L106]-[.L53]" office:value-type="float" office:value="0.421217" calcext:value-type="float">
            <text:p>0.421217</text:p>
          </table:table-cell>
          <table:table-cell table:formula="of:=[.M106]-[.M53]" office:value-type="float" office:value="-0.054574" calcext:value-type="float">
            <text:p>-0.054574</text:p>
          </table:table-cell>
          <table:table-cell table:formula="of:=[.N106]-[.N53]" office:value-type="float" office:value="0.238325" calcext:value-type="float">
            <text:p>0.238325</text:p>
          </table:table-cell>
          <table:table-cell table:formula="of:=[.O106]-[.O53]" office:value-type="float" office:value="0.194815" calcext:value-type="float">
            <text:p>0.194815</text:p>
          </table:table-cell>
          <table:table-cell table:formula="of:=[.P106]-[.P53]" office:value-type="float" office:value="0.203391" calcext:value-type="float">
            <text:p>0.203391</text:p>
          </table:table-cell>
          <table:table-cell table:formula="of:=[.Q106]-[.Q53]" office:value-type="float" office:value="0.204468" calcext:value-type="float">
            <text:p>0.204468</text:p>
          </table:table-cell>
          <table:table-cell table:formula="of:=[.R106]-[.R53]" office:value-type="float" office:value="0.207197" calcext:value-type="float">
            <text:p>0.207197</text:p>
          </table:table-cell>
          <table:table-cell table:formula="of:=[.S106]-[.S53]" office:value-type="float" office:value="0.16226" calcext:value-type="float">
            <text:p>0.16226</text:p>
          </table:table-cell>
          <table:table-cell/>
          <table:table-cell table:formula="of:=[.U106]/[.U106]" office:value-type="float" office:value="1" calcext:value-type="float">
            <text:p>1</text:p>
          </table:table-cell>
          <table:table-cell table:formula="of:=[.U106]/[.V106]" office:value-type="float" office:value="1.32655919641248" calcext:value-type="float">
            <text:p>1.32655919641248</text:p>
          </table:table-cell>
          <table:table-cell table:formula="of:=[.U106]/[.W106]" office:value-type="float" office:value="0.717867887809387" calcext:value-type="float">
            <text:p>0.717867887809387</text:p>
          </table:table-cell>
          <table:table-cell table:formula="of:=[.U106]/[.X106]" office:value-type="float" office:value="1.57331888131012" calcext:value-type="float">
            <text:p>1.57331888131012</text:p>
          </table:table-cell>
          <table:table-cell table:formula="of:=[.U106]/[.Y106]" office:value-type="float" office:value="17.8933665262863" calcext:value-type="float">
            <text:p>17.8933665262863</text:p>
          </table:table-cell>
          <table:table-cell table:formula="of:=[.U106]/[.Z106]" office:value-type="float" office:value="26.20090105938" calcext:value-type="float">
            <text:p>26.20090105938</text:p>
          </table:table-cell>
          <table:table-cell table:formula="of:=[.U106]/[.AA106]" office:value-type="float" office:value="9.26815617351384" calcext:value-type="float">
            <text:p>9.26815617351384</text:p>
          </table:table-cell>
          <table:table-cell table:formula="of:=[.U106]/[.AB106]" office:value-type="float" office:value="27.9378471414131" calcext:value-type="float">
            <text:p>27.9378471414131</text:p>
          </table:table-cell>
          <table:table-cell table:formula="of:=[.U106]/[.AC106]" office:value-type="float" office:value="11.6588553859713" calcext:value-type="float">
            <text:p>11.6588553859713</text:p>
          </table:table-cell>
          <table:table-cell table:formula="of:=[.U106]/[.AD106]" office:value-type="float" office:value="-1018.09405063291" calcext:value-type="float">
            <text:p>-1018.09405063291</text:p>
          </table:table-cell>
          <table:table-cell table:formula="of:=[.U106]/[.AE106]" office:value-type="float" office:value="19.0945355956668" calcext:value-type="float">
            <text:p>19.0945355956668</text:p>
          </table:table-cell>
          <table:table-cell office:value-type="float" office:value="1" calcext:value-type="float">
            <text:p>1</text:p>
          </table:table-cell>
          <table:table-cell table:formula="of:=[.U106]/[.AG106]" office:value-type="float" office:value="33.7477939788105" calcext:value-type="float">
            <text:p>33.7477939788105</text:p>
          </table:table-cell>
          <table:table-cell table:formula="of:=[.U106]/[.AH106]" office:value-type="float" office:value="41.2850293868542" calcext:value-type="float">
            <text:p>41.2850293868542</text:p>
          </table:table-cell>
          <table:table-cell table:formula="of:=[.U106]/[.AI106]" office:value-type="float" office:value="39.5442423706064" calcext:value-type="float">
            <text:p>39.5442423706064</text:p>
          </table:table-cell>
          <table:table-cell table:formula="of:=[.U106]/[.AJ106]" office:value-type="float" office:value="39.3359498796878" calcext:value-type="float">
            <text:p>39.3359498796878</text:p>
          </table:table-cell>
          <table:table-cell table:formula="of:=[.U106]/[.AK106]" office:value-type="float" office:value="38.8178545056154" calcext:value-type="float">
            <text:p>38.8178545056154</text:p>
          </table:table-cell>
          <table:table-cell table:formula="of:=[.U106]/[.AL106]" office:value-type="float" office:value="49.5682423271293" calcext:value-type="float">
            <text:p>49.5682423271293</text:p>
          </table:table-cell>
        </table:table-row>
        <table:table-row table:style-name="ro1">
          <table:table-cell office:value-type="string" calcext:value-type="string">
            <text:p>box_easy</text:p>
          </table:table-cell>
          <table:table-cell office:value-type="float" office:value="5.982446" calcext:value-type="float">
            <text:p>5.982446</text:p>
          </table:table-cell>
          <table:table-cell office:value-type="float" office:value="5.15678" calcext:value-type="float">
            <text:p>5.15678</text:p>
          </table:table-cell>
          <table:table-cell office:value-type="float" office:value="7.653747" calcext:value-type="float">
            <text:p>7.653747</text:p>
          </table:table-cell>
          <table:table-cell office:value-type="float" office:value="3.987647" calcext:value-type="float">
            <text:p>3.987647</text:p>
          </table:table-cell>
          <table:table-cell office:value-type="float" office:value="0.804884" calcext:value-type="float">
            <text:p>0.804884</text:p>
          </table:table-cell>
          <table:table-cell office:value-type="float" office:value="0.339665" calcext:value-type="float">
            <text:p>0.339665</text:p>
          </table:table-cell>
          <table:table-cell office:value-type="float" office:value="0.647686" calcext:value-type="float">
            <text:p>0.647686</text:p>
          </table:table-cell>
          <table:table-cell office:value-type="float" office:value="0.355402" calcext:value-type="float">
            <text:p>0.355402</text:p>
          </table:table-cell>
          <table:table-cell office:value-type="float" office:value="0.633654" calcext:value-type="float">
            <text:p>0.633654</text:p>
          </table:table-cell>
          <table:table-cell office:value-type="float" office:value="0.579502" calcext:value-type="float">
            <text:p>0.579502</text:p>
          </table:table-cell>
          <table:table-cell office:value-type="float" office:value="0.647158" calcext:value-type="float">
            <text:p>0.647158</text:p>
          </table:table-cell>
          <table:table-cell office:value-type="float" office:value="0" calcext:value-type="float">
            <text:p>0</text:p>
          </table:table-cell>
          <table:table-cell office:value-type="float" office:value="0.200332" calcext:value-type="float">
            <text:p>0.200332</text:p>
          </table:table-cell>
          <table:table-cell office:value-type="float" office:value="0.194527" calcext:value-type="float">
            <text:p>0.194527</text:p>
          </table:table-cell>
          <table:table-cell office:value-type="float" office:value="0.191557" calcext:value-type="float">
            <text:p>0.191557</text:p>
          </table:table-cell>
          <table:table-cell office:value-type="float" office:value="0.200721" calcext:value-type="float">
            <text:p>0.200721</text:p>
          </table:table-cell>
          <table:table-cell office:value-type="float" office:value="0.173657" calcext:value-type="float">
            <text:p>0.173657</text:p>
          </table:table-cell>
          <table:table-cell office:value-type="float" office:value="0.74411" calcext:value-type="float">
            <text:p>0.74411</text:p>
          </table:table-cell>
          <table:table-cell/>
          <table:table-cell table:formula="of:=[.B107]-[.B54]" office:value-type="float" office:value="5.977549" calcext:value-type="float">
            <text:p>5.977549</text:p>
          </table:table-cell>
          <table:table-cell table:formula="of:=[.C107]-[.C54]" office:value-type="float" office:value="5.143223" calcext:value-type="float">
            <text:p>5.143223</text:p>
          </table:table-cell>
          <table:table-cell table:formula="of:=[.D107]-[.D54]" office:value-type="float" office:value="7.647422" calcext:value-type="float">
            <text:p>7.647422</text:p>
          </table:table-cell>
          <table:table-cell table:formula="of:=[.E107]-[.E54]" office:value-type="float" office:value="3.983645" calcext:value-type="float">
            <text:p>3.983645</text:p>
          </table:table-cell>
          <table:table-cell table:formula="of:=[.F107]-[.F54]" office:value-type="float" office:value="0.783471" calcext:value-type="float">
            <text:p>0.783471</text:p>
          </table:table-cell>
          <table:table-cell table:formula="of:=[.G107]-[.G54]" office:value-type="float" office:value="0.329337" calcext:value-type="float">
            <text:p>0.329337</text:p>
          </table:table-cell>
          <table:table-cell table:formula="of:=[.H107]-[.H54]" office:value-type="float" office:value="0.634248" calcext:value-type="float">
            <text:p>0.634248</text:p>
          </table:table-cell>
          <table:table-cell table:formula="of:=[.I107]-[.I54]" office:value-type="float" office:value="0.341435" calcext:value-type="float">
            <text:p>0.341435</text:p>
          </table:table-cell>
          <table:table-cell table:formula="of:=[.J107]-[.J54]" office:value-type="float" office:value="0.61973" calcext:value-type="float">
            <text:p>0.61973</text:p>
          </table:table-cell>
          <table:table-cell table:formula="of:=[.K107]-[.K54]" office:value-type="float" office:value="0.571365" calcext:value-type="float">
            <text:p>0.571365</text:p>
          </table:table-cell>
          <table:table-cell table:formula="of:=[.L107]-[.L54]" office:value-type="float" office:value="0.634579" calcext:value-type="float">
            <text:p>0.634579</text:p>
          </table:table-cell>
          <table:table-cell table:formula="of:=[.M107]-[.M54]" office:value-type="float" office:value="-0.05363" calcext:value-type="float">
            <text:p>-0.05363</text:p>
          </table:table-cell>
          <table:table-cell table:formula="of:=[.N107]-[.N54]" office:value-type="float" office:value="0.177633" calcext:value-type="float">
            <text:p>0.177633</text:p>
          </table:table-cell>
          <table:table-cell table:formula="of:=[.O107]-[.O54]" office:value-type="float" office:value="0.167415" calcext:value-type="float">
            <text:p>0.167415</text:p>
          </table:table-cell>
          <table:table-cell table:formula="of:=[.P107]-[.P54]" office:value-type="float" office:value="0.179154" calcext:value-type="float">
            <text:p>0.179154</text:p>
          </table:table-cell>
          <table:table-cell table:formula="of:=[.Q107]-[.Q54]" office:value-type="float" office:value="0.173837" calcext:value-type="float">
            <text:p>0.173837</text:p>
          </table:table-cell>
          <table:table-cell table:formula="of:=[.R107]-[.R54]" office:value-type="float" office:value="0.167933" calcext:value-type="float">
            <text:p>0.167933</text:p>
          </table:table-cell>
          <table:table-cell table:formula="of:=[.S107]-[.S54]" office:value-type="float" office:value="0.0737260000000001" calcext:value-type="float">
            <text:p>0.073726</text:p>
          </table:table-cell>
          <table:table-cell/>
          <table:table-cell table:formula="of:=[.U107]/[.U107]" office:value-type="float" office:value="1" calcext:value-type="float">
            <text:p>1</text:p>
          </table:table-cell>
          <table:table-cell table:formula="of:=[.U107]/[.V107]" office:value-type="float" office:value="1.1622185155106" calcext:value-type="float">
            <text:p>1.1622185155106</text:p>
          </table:table-cell>
          <table:table-cell table:formula="of:=[.U107]/[.W107]" office:value-type="float" office:value="0.781642362615794" calcext:value-type="float">
            <text:p>0.781642362615794</text:p>
          </table:table-cell>
          <table:table-cell table:formula="of:=[.U107]/[.X107]" office:value-type="float" office:value="1.50052251141856" calcext:value-type="float">
            <text:p>1.50052251141856</text:p>
          </table:table-cell>
          <table:table-cell table:formula="of:=[.U107]/[.Y107]" office:value-type="float" office:value="7.62957276019151" calcext:value-type="float">
            <text:p>7.62957276019151</text:p>
          </table:table-cell>
          <table:table-cell table:formula="of:=[.U107]/[.Z107]" office:value-type="float" office:value="18.1502503514637" calcext:value-type="float">
            <text:p>18.1502503514637</text:p>
          </table:table-cell>
          <table:table-cell table:formula="of:=[.U107]/[.AA107]" office:value-type="float" office:value="9.42462412179463" calcext:value-type="float">
            <text:p>9.42462412179463</text:p>
          </table:table-cell>
          <table:table-cell table:formula="of:=[.U107]/[.AB107]" office:value-type="float" office:value="17.5071360581077" calcext:value-type="float">
            <text:p>17.5071360581077</text:p>
          </table:table-cell>
          <table:table-cell table:formula="of:=[.U107]/[.AC107]" office:value-type="float" office:value="9.64540848433996" calcext:value-type="float">
            <text:p>9.64540848433996</text:p>
          </table:table-cell>
          <table:table-cell table:formula="of:=[.U107]/[.AD107]" office:value-type="float" office:value="10.461874633553" calcext:value-type="float">
            <text:p>10.461874633553</text:p>
          </table:table-cell>
          <table:table-cell table:formula="of:=[.U107]/[.AE107]" office:value-type="float" office:value="9.41970818448137" calcext:value-type="float">
            <text:p>9.41970818448137</text:p>
          </table:table-cell>
          <table:table-cell office:value-type="float" office:value="1" calcext:value-type="float">
            <text:p>1</text:p>
          </table:table-cell>
          <table:table-cell table:formula="of:=[.U107]/[.AG107]" office:value-type="float" office:value="33.6511177540209" calcext:value-type="float">
            <text:p>33.6511177540209</text:p>
          </table:table-cell>
          <table:table-cell table:formula="of:=[.U107]/[.AH107]" office:value-type="float" office:value="35.70497864588" calcext:value-type="float">
            <text:p>35.70497864588</text:p>
          </table:table-cell>
          <table:table-cell table:formula="of:=[.U107]/[.AI107]" office:value-type="float" office:value="33.3654230438617" calcext:value-type="float">
            <text:p>33.3654230438617</text:p>
          </table:table-cell>
          <table:table-cell table:formula="of:=[.U107]/[.AJ107]" office:value-type="float" office:value="34.3859420031409" calcext:value-type="float">
            <text:p>34.3859420031409</text:p>
          </table:table-cell>
          <table:table-cell table:formula="of:=[.U107]/[.AK107]" office:value-type="float" office:value="35.5948443724581" calcext:value-type="float">
            <text:p>35.5948443724581</text:p>
          </table:table-cell>
          <table:table-cell table:formula="of:=[.U107]/[.AL107]" office:value-type="float" office:value="81.0778965358218" calcext:value-type="float">
            <text:p>81.0778965358218</text:p>
          </table:table-cell>
        </table:table-row>
        <table:table-row table:style-name="ro1">
          <table:table-cell office:value-type="string" calcext:value-type="string">
            <text:p>sign2</text:p>
          </table:table-cell>
          <table:table-cell office:value-type="float" office:value="8.58605" calcext:value-type="float">
            <text:p>8.58605</text:p>
          </table:table-cell>
          <table:table-cell office:value-type="float" office:value="7.628347" calcext:value-type="float">
            <text:p>7.628347</text:p>
          </table:table-cell>
          <table:table-cell office:value-type="float" office:value="11.132644" calcext:value-type="float">
            <text:p>11.132644</text:p>
          </table:table-cell>
          <table:table-cell office:value-type="float" office:value="6.054289" calcext:value-type="float">
            <text:p>6.054289</text:p>
          </table:table-cell>
          <table:table-cell office:value-type="float" office:value="1.096244" calcext:value-type="float">
            <text:p>1.096244</text:p>
          </table:table-cell>
          <table:table-cell office:value-type="float" office:value="0.466559" calcext:value-type="float">
            <text:p>0.466559</text:p>
          </table:table-cell>
          <table:table-cell office:value-type="float" office:value="0.938028" calcext:value-type="float">
            <text:p>0.938028</text:p>
          </table:table-cell>
          <table:table-cell office:value-type="float" office:value="0.497977" calcext:value-type="float">
            <text:p>0.497977</text:p>
          </table:table-cell>
          <table:table-cell office:value-type="float" office:value="0.912242" calcext:value-type="float">
            <text:p>0.912242</text:p>
          </table:table-cell>
          <table:table-cell office:value-type="float" office:value="0.753941" calcext:value-type="float">
            <text:p>0.753941</text:p>
          </table:table-cell>
          <table:table-cell office:value-type="float" office:value="0.917795" calcext:value-type="float">
            <text:p>0.917795</text:p>
          </table:table-cell>
          <table:table-cell office:value-type="float" office:value="0" calcext:value-type="float">
            <text:p>0</text:p>
          </table:table-cell>
          <table:table-cell office:value-type="float" office:value="0.293476" calcext:value-type="float">
            <text:p>0.293476</text:p>
          </table:table-cell>
          <table:table-cell office:value-type="float" office:value="0.270871" calcext:value-type="float">
            <text:p>0.270871</text:p>
          </table:table-cell>
          <table:table-cell office:value-type="float" office:value="0.244603" calcext:value-type="float">
            <text:p>0.244603</text:p>
          </table:table-cell>
          <table:table-cell office:value-type="float" office:value="0.286393" calcext:value-type="float">
            <text:p>0.286393</text:p>
          </table:table-cell>
          <table:table-cell office:value-type="float" office:value="0.248803" calcext:value-type="float">
            <text:p>0.248803</text:p>
          </table:table-cell>
          <table:table-cell office:value-type="float" office:value="1.130207" calcext:value-type="float">
            <text:p>1.130207</text:p>
          </table:table-cell>
          <table:table-cell/>
          <table:table-cell table:formula="of:=[.B108]-[.B55]" office:value-type="float" office:value="8.58068" calcext:value-type="float">
            <text:p>8.58068</text:p>
          </table:table-cell>
          <table:table-cell table:formula="of:=[.C108]-[.C55]" office:value-type="float" office:value="7.614392" calcext:value-type="float">
            <text:p>7.614392</text:p>
          </table:table-cell>
          <table:table-cell table:formula="of:=[.D108]-[.D55]" office:value-type="float" office:value="11.126106" calcext:value-type="float">
            <text:p>11.126106</text:p>
          </table:table-cell>
          <table:table-cell table:formula="of:=[.E108]-[.E55]" office:value-type="float" office:value="6.049828" calcext:value-type="float">
            <text:p>6.049828</text:p>
          </table:table-cell>
          <table:table-cell table:formula="of:=[.F108]-[.F55]" office:value-type="float" office:value="1.071649" calcext:value-type="float">
            <text:p>1.071649</text:p>
          </table:table-cell>
          <table:table-cell table:formula="of:=[.G108]-[.G55]" office:value-type="float" office:value="0.45497" calcext:value-type="float">
            <text:p>0.45497</text:p>
          </table:table-cell>
          <table:table-cell table:formula="of:=[.H108]-[.H55]" office:value-type="float" office:value="0.924626" calcext:value-type="float">
            <text:p>0.924626</text:p>
          </table:table-cell>
          <table:table-cell table:formula="of:=[.I108]-[.I55]" office:value-type="float" office:value="0.483887" calcext:value-type="float">
            <text:p>0.483887</text:p>
          </table:table-cell>
          <table:table-cell table:formula="of:=[.J108]-[.J55]" office:value-type="float" office:value="0.898105" calcext:value-type="float">
            <text:p>0.898105</text:p>
          </table:table-cell>
          <table:table-cell table:formula="of:=[.K108]-[.K55]" office:value-type="float" office:value="0.744224" calcext:value-type="float">
            <text:p>0.744224</text:p>
          </table:table-cell>
          <table:table-cell table:formula="of:=[.L108]-[.L55]" office:value-type="float" office:value="0.904796" calcext:value-type="float">
            <text:p>0.904796</text:p>
          </table:table-cell>
          <table:table-cell table:formula="of:=[.M108]-[.M55]" office:value-type="float" office:value="-0.05354" calcext:value-type="float">
            <text:p>-0.05354</text:p>
          </table:table-cell>
          <table:table-cell table:formula="of:=[.N108]-[.N55]" office:value-type="float" office:value="0.268353" calcext:value-type="float">
            <text:p>0.268353</text:p>
          </table:table-cell>
          <table:table-cell table:formula="of:=[.O108]-[.O55]" office:value-type="float" office:value="0.240289" calcext:value-type="float">
            <text:p>0.240289</text:p>
          </table:table-cell>
          <table:table-cell table:formula="of:=[.P108]-[.P55]" office:value-type="float" office:value="0.231927" calcext:value-type="float">
            <text:p>0.231927</text:p>
          </table:table-cell>
          <table:table-cell table:formula="of:=[.Q108]-[.Q55]" office:value-type="float" office:value="0.258778" calcext:value-type="float">
            <text:p>0.258778</text:p>
          </table:table-cell>
          <table:table-cell table:formula="of:=[.R108]-[.R55]" office:value-type="float" office:value="0.242889" calcext:value-type="float">
            <text:p>0.242889</text:p>
          </table:table-cell>
          <table:table-cell table:formula="of:=[.S108]-[.S55]" office:value-type="float" office:value="0.337615" calcext:value-type="float">
            <text:p>0.337615</text:p>
          </table:table-cell>
          <table:table-cell/>
          <table:table-cell table:formula="of:=[.U108]/[.U108]" office:value-type="float" office:value="1" calcext:value-type="float">
            <text:p>1</text:p>
          </table:table-cell>
          <table:table-cell table:formula="of:=[.U108]/[.V108]" office:value-type="float" office:value="1.12690284398282" calcext:value-type="float">
            <text:p>1.12690284398282</text:p>
          </table:table-cell>
          <table:table-cell table:formula="of:=[.U108]/[.W108]" office:value-type="float" office:value="0.771220407211652" calcext:value-type="float">
            <text:p>0.771220407211652</text:p>
          </table:table-cell>
          <table:table-cell table:formula="of:=[.U108]/[.X108]" office:value-type="float" office:value="1.41833453777529" calcext:value-type="float">
            <text:p>1.41833453777529</text:p>
          </table:table-cell>
          <table:table-cell table:formula="of:=[.U108]/[.Y108]" office:value-type="float" office:value="8.00698736246663" calcext:value-type="float">
            <text:p>8.00698736246663</text:p>
          </table:table-cell>
          <table:table-cell table:formula="of:=[.U108]/[.Z108]" office:value-type="float" office:value="18.8598808712662" calcext:value-type="float">
            <text:p>18.8598808712662</text:p>
          </table:table-cell>
          <table:table-cell table:formula="of:=[.U108]/[.AA108]" office:value-type="float" office:value="9.28016300644801" calcext:value-type="float">
            <text:p>9.28016300644801</text:p>
          </table:table-cell>
          <table:table-cell table:formula="of:=[.U108]/[.AB108]" office:value-type="float" office:value="17.7328177859707" calcext:value-type="float">
            <text:p>17.7328177859707</text:p>
          </table:table-cell>
          <table:table-cell table:formula="of:=[.U108]/[.AC108]" office:value-type="float" office:value="9.55420579998998" calcext:value-type="float">
            <text:p>9.55420579998998</text:p>
          </table:table-cell>
          <table:table-cell table:formula="of:=[.U108]/[.AD108]" office:value-type="float" office:value="11.5297007352625" calcext:value-type="float">
            <text:p>11.5297007352625</text:p>
          </table:table-cell>
          <table:table-cell table:formula="of:=[.U108]/[.AE108]" office:value-type="float" office:value="9.48355209351058" calcext:value-type="float">
            <text:p>9.48355209351058</text:p>
          </table:table-cell>
          <table:table-cell office:value-type="float" office:value="1" calcext:value-type="float">
            <text:p>1</text:p>
          </table:table-cell>
          <table:table-cell table:formula="of:=[.U108]/[.AG108]" office:value-type="float" office:value="31.9753459063249" calcext:value-type="float">
            <text:p>31.9753459063249</text:p>
          </table:table-cell>
          <table:table-cell table:formula="of:=[.U108]/[.AH108]" office:value-type="float" office:value="35.7098327430719" calcext:value-type="float">
            <text:p>35.7098327430719</text:p>
          </table:table-cell>
          <table:table-cell table:formula="of:=[.U108]/[.AI108]" office:value-type="float" office:value="36.9973310567549" calcext:value-type="float">
            <text:p>36.9973310567549</text:p>
          </table:table-cell>
          <table:table-cell table:formula="of:=[.U108]/[.AJ108]" office:value-type="float" office:value="33.1584601473077" calcext:value-type="float">
            <text:p>33.1584601473077</text:p>
          </table:table-cell>
          <table:table-cell table:formula="of:=[.U108]/[.AK108]" office:value-type="float" office:value="35.3275776177596" calcext:value-type="float">
            <text:p>35.3275776177596</text:p>
          </table:table-cell>
          <table:table-cell table:formula="of:=[.U108]/[.AL108]" office:value-type="float" office:value="25.4155769145328" calcext:value-type="float">
            <text:p>25.4155769145328</text:p>
          </table:table-cell>
        </table:table-row>
        <table:table-row table:style-name="ro1">
          <table:table-cell office:value-type="string" calcext:value-type="string">
            <text:p>randombytes</text:p>
          </table:table-cell>
          <table:table-cell office:value-type="float" office:value="12.296037" calcext:value-type="float">
            <text:p>12.296037</text:p>
          </table:table-cell>
          <table:table-cell office:value-type="float" office:value="12.764562" calcext:value-type="float">
            <text:p>12.764562</text:p>
          </table:table-cell>
          <table:table-cell office:value-type="float" office:value="16.991893" calcext:value-type="float">
            <text:p>16.991893</text:p>
          </table:table-cell>
          <table:table-cell office:value-type="float" office:value="8.570371" calcext:value-type="float">
            <text:p>8.570371</text:p>
          </table:table-cell>
          <table:table-cell office:value-type="float" office:value="1.302766" calcext:value-type="float">
            <text:p>1.302766</text:p>
          </table:table-cell>
          <table:table-cell office:value-type="float" office:value="0.771485" calcext:value-type="float">
            <text:p>0.771485</text:p>
          </table:table-cell>
          <table:table-cell office:value-type="float" office:value="3.212191" calcext:value-type="float">
            <text:p>3.212191</text:p>
          </table:table-cell>
          <table:table-cell office:value-type="float" office:value="0.715386" calcext:value-type="float">
            <text:p>0.715386</text:p>
          </table:table-cell>
          <table:table-cell office:value-type="float" office:value="1.537591" calcext:value-type="float">
            <text:p>1.537591</text:p>
          </table:table-cell>
          <table:table-cell office:value-type="float" office:value="0.917013" calcext:value-type="float">
            <text:p>0.917013</text:p>
          </table:table-cell>
          <table:table-cell office:value-type="float" office:value="1.065085" calcext:value-type="float">
            <text:p>1.065085</text:p>
          </table:table-cell>
          <table:table-cell office:value-type="float" office:value="0" calcext:value-type="float">
            <text:p>0</text:p>
          </table:table-cell>
          <table:table-cell office:value-type="float" office:value="0.595905" calcext:value-type="float">
            <text:p>0.595905</text:p>
          </table:table-cell>
          <table:table-cell office:value-type="float" office:value="0.620842" calcext:value-type="float">
            <text:p>0.620842</text:p>
          </table:table-cell>
          <table:table-cell office:value-type="float" office:value="0.370008" calcext:value-type="float">
            <text:p>0.370008</text:p>
          </table:table-cell>
          <table:table-cell office:value-type="float" office:value="0.565429" calcext:value-type="float">
            <text:p>0.565429</text:p>
          </table:table-cell>
          <table:table-cell office:value-type="float" office:value="0.582021" calcext:value-type="float">
            <text:p>0.582021</text:p>
          </table:table-cell>
          <table:table-cell office:value-type="float" office:value="0.646832" calcext:value-type="float">
            <text:p>0.646832</text:p>
          </table:table-cell>
          <table:table-cell/>
          <table:table-cell table:formula="of:=[.B109]-[.B56]" office:value-type="float" office:value="12.291961" calcext:value-type="float">
            <text:p>12.291961</text:p>
          </table:table-cell>
          <table:table-cell table:formula="of:=[.C109]-[.C56]" office:value-type="float" office:value="12.751093" calcext:value-type="float">
            <text:p>12.751093</text:p>
          </table:table-cell>
          <table:table-cell table:formula="of:=[.D109]-[.D56]" office:value-type="float" office:value="16.985683" calcext:value-type="float">
            <text:p>16.985683</text:p>
          </table:table-cell>
          <table:table-cell table:formula="of:=[.E109]-[.E56]" office:value-type="float" office:value="8.566347" calcext:value-type="float">
            <text:p>8.566347</text:p>
          </table:table-cell>
          <table:table-cell table:formula="of:=[.F109]-[.F56]" office:value-type="float" office:value="1.289751" calcext:value-type="float">
            <text:p>1.289751</text:p>
          </table:table-cell>
          <table:table-cell table:formula="of:=[.G109]-[.G56]" office:value-type="float" office:value="0.764981" calcext:value-type="float">
            <text:p>0.764981</text:p>
          </table:table-cell>
          <table:table-cell table:formula="of:=[.H109]-[.H56]" office:value-type="float" office:value="3.198619" calcext:value-type="float">
            <text:p>3.198619</text:p>
          </table:table-cell>
          <table:table-cell table:formula="of:=[.I109]-[.I56]" office:value-type="float" office:value="0.701745" calcext:value-type="float">
            <text:p>0.701745</text:p>
          </table:table-cell>
          <table:table-cell table:formula="of:=[.J109]-[.J56]" office:value-type="float" office:value="1.523875" calcext:value-type="float">
            <text:p>1.523875</text:p>
          </table:table-cell>
          <table:table-cell table:formula="of:=[.K109]-[.K56]" office:value-type="float" office:value="0.91058" calcext:value-type="float">
            <text:p>0.91058</text:p>
          </table:table-cell>
          <table:table-cell table:formula="of:=[.L109]-[.L56]" office:value-type="float" office:value="1.05346" calcext:value-type="float">
            <text:p>1.05346</text:p>
          </table:table-cell>
          <table:table-cell table:formula="of:=[.M109]-[.M56]" office:value-type="float" office:value="-0.05423" calcext:value-type="float">
            <text:p>-0.05423</text:p>
          </table:table-cell>
          <table:table-cell table:formula="of:=[.N109]-[.N56]" office:value-type="float" office:value="0.576442" calcext:value-type="float">
            <text:p>0.576442</text:p>
          </table:table-cell>
          <table:table-cell table:formula="of:=[.O109]-[.O56]" office:value-type="float" office:value="0.593453" calcext:value-type="float">
            <text:p>0.593453</text:p>
          </table:table-cell>
          <table:table-cell table:formula="of:=[.P109]-[.P56]" office:value-type="float" office:value="0.3577" calcext:value-type="float">
            <text:p>0.3577</text:p>
          </table:table-cell>
          <table:table-cell table:formula="of:=[.Q109]-[.Q56]" office:value-type="float" office:value="0.541116" calcext:value-type="float">
            <text:p>0.541116</text:p>
          </table:table-cell>
          <table:table-cell table:formula="of:=[.R109]-[.R56]" office:value-type="float" office:value="0.57669" calcext:value-type="float">
            <text:p>0.57669</text:p>
          </table:table-cell>
          <table:table-cell table:formula="of:=[.S109]-[.S56]" office:value-type="float" office:value="0.312385" calcext:value-type="float">
            <text:p>0.312385</text:p>
          </table:table-cell>
          <table:table-cell/>
          <table:table-cell table:formula="of:=[.U109]/[.U109]" office:value-type="float" office:value="1" calcext:value-type="float">
            <text:p>1</text:p>
          </table:table-cell>
          <table:table-cell table:formula="of:=[.U109]/[.V109]" office:value-type="float" office:value="0.963992733799369" calcext:value-type="float">
            <text:p>0.963992733799369</text:p>
          </table:table-cell>
          <table:table-cell table:formula="of:=[.U109]/[.W109]" office:value-type="float" office:value="0.72366598387595" calcext:value-type="float">
            <text:p>0.72366598387595</text:p>
          </table:table-cell>
          <table:table-cell table:formula="of:=[.U109]/[.X109]" office:value-type="float" office:value="1.43491280472295" calcext:value-type="float">
            <text:p>1.43491280472295</text:p>
          </table:table-cell>
          <table:table-cell table:formula="of:=[.U109]/[.Y109]" office:value-type="float" office:value="9.53049154449192" calcext:value-type="float">
            <text:p>9.53049154449192</text:p>
          </table:table-cell>
          <table:table-cell table:formula="of:=[.U109]/[.Z109]" office:value-type="float" office:value="16.0683219583232" calcext:value-type="float">
            <text:p>16.0683219583232</text:p>
          </table:table-cell>
          <table:table-cell table:formula="of:=[.U109]/[.AA109]" office:value-type="float" office:value="3.84289626241825" calcext:value-type="float">
            <text:p>3.84289626241825</text:p>
          </table:table-cell>
          <table:table-cell table:formula="of:=[.U109]/[.AB109]" office:value-type="float" office:value="17.5162787052277" calcext:value-type="float">
            <text:p>17.5162787052277</text:p>
          </table:table-cell>
          <table:table-cell table:formula="of:=[.U109]/[.AC109]" office:value-type="float" office:value="8.0662528094496" calcext:value-type="float">
            <text:p>8.0662528094496</text:p>
          </table:table-cell>
          <table:table-cell table:formula="of:=[.U109]/[.AD109]" office:value-type="float" office:value="13.4990456632037" calcext:value-type="float">
            <text:p>13.4990456632037</text:p>
          </table:table-cell>
          <table:table-cell table:formula="of:=[.U109]/[.AE109]" office:value-type="float" office:value="11.6681800922674" calcext:value-type="float">
            <text:p>11.6681800922674</text:p>
          </table:table-cell>
          <table:table-cell office:value-type="float" office:value="1" calcext:value-type="float">
            <text:p>1</text:p>
          </table:table-cell>
          <table:table-cell table:formula="of:=[.U109]/[.AG109]" office:value-type="float" office:value="21.3238469785338" calcext:value-type="float">
            <text:p>21.3238469785338</text:p>
          </table:table-cell>
          <table:table-cell table:formula="of:=[.U109]/[.AH109]" office:value-type="float" office:value="20.7126107711984" calcext:value-type="float">
            <text:p>20.7126107711984</text:p>
          </table:table-cell>
          <table:table-cell table:formula="of:=[.U109]/[.AI109]" office:value-type="float" office:value="34.363883142298" calcext:value-type="float">
            <text:p>34.363883142298</text:p>
          </table:table-cell>
          <table:table-cell table:formula="of:=[.U109]/[.AJ109]" office:value-type="float" office:value="22.7159444555326" calcext:value-type="float">
            <text:p>22.7159444555326</text:p>
          </table:table-cell>
          <table:table-cell table:formula="of:=[.U109]/[.AK109]" office:value-type="float" office:value="21.3146768627859" calcext:value-type="float">
            <text:p>21.3146768627859</text:p>
          </table:table-cell>
          <table:table-cell table:formula="of:=[.U109]/[.AL109]" office:value-type="float" office:value="39.3487555420395" calcext:value-type="float">
            <text:p>39.3487555420395</text:p>
          </table:table-cell>
        </table:table-row>
        <table:table-row table:style-name="ro1">
          <table:table-cell office:value-type="string" calcext:value-type="string">
            <text:p>box_seal</text:p>
          </table:table-cell>
          <table:table-cell office:value-type="float" office:value="15.892006" calcext:value-type="float">
            <text:p>15.892006</text:p>
          </table:table-cell>
          <table:table-cell office:value-type="float" office:value="13.310404" calcext:value-type="float">
            <text:p>13.310404</text:p>
          </table:table-cell>
          <table:table-cell office:value-type="float" office:value="20.693646" calcext:value-type="float">
            <text:p>20.693646</text:p>
          </table:table-cell>
          <table:table-cell office:value-type="float" office:value="9.791848" calcext:value-type="float">
            <text:p>9.791848</text:p>
          </table:table-cell>
          <table:table-cell office:value-type="float" office:value="2.069698" calcext:value-type="float">
            <text:p>2.069698</text:p>
          </table:table-cell>
          <table:table-cell office:value-type="float" office:value="0.881708" calcext:value-type="float">
            <text:p>0.881708</text:p>
          </table:table-cell>
          <table:table-cell office:value-type="float" office:value="1.734215" calcext:value-type="float">
            <text:p>1.734215</text:p>
          </table:table-cell>
          <table:table-cell office:value-type="float" office:value="0.645866" calcext:value-type="float">
            <text:p>0.645866</text:p>
          </table:table-cell>
          <table:table-cell office:value-type="float" office:value="1.619411" calcext:value-type="float">
            <text:p>1.619411</text:p>
          </table:table-cell>
          <table:table-cell office:value-type="float" office:value="1.581529" calcext:value-type="float">
            <text:p>1.581529</text:p>
          </table:table-cell>
          <table:table-cell office:value-type="float" office:value="1.718479" calcext:value-type="float">
            <text:p>1.718479</text:p>
          </table:table-cell>
          <table:table-cell office:value-type="float" office:value="0" calcext:value-type="float">
            <text:p>0</text:p>
          </table:table-cell>
          <table:table-cell office:value-type="float" office:value="0.49558" calcext:value-type="float">
            <text:p>0.49558</text:p>
          </table:table-cell>
          <table:table-cell office:value-type="float" office:value="0.470651" calcext:value-type="float">
            <text:p>0.470651</text:p>
          </table:table-cell>
          <table:table-cell office:value-type="float" office:value="0.434851" calcext:value-type="float">
            <text:p>0.434851</text:p>
          </table:table-cell>
          <table:table-cell office:value-type="float" office:value="0.488567" calcext:value-type="float">
            <text:p>0.488567</text:p>
          </table:table-cell>
          <table:table-cell office:value-type="float" office:value="0.450323" calcext:value-type="float">
            <text:p>0.450323</text:p>
          </table:table-cell>
          <table:table-cell office:value-type="float" office:value="1.100065" calcext:value-type="float">
            <text:p>1.100065</text:p>
          </table:table-cell>
          <table:table-cell/>
          <table:table-cell table:formula="of:=[.B110]-[.B57]" office:value-type="float" office:value="15.886836" calcext:value-type="float">
            <text:p>15.886836</text:p>
          </table:table-cell>
          <table:table-cell table:formula="of:=[.C110]-[.C57]" office:value-type="float" office:value="13.297037" calcext:value-type="float">
            <text:p>13.297037</text:p>
          </table:table-cell>
          <table:table-cell table:formula="of:=[.D110]-[.D57]" office:value-type="float" office:value="20.687145" calcext:value-type="float">
            <text:p>20.687145</text:p>
          </table:table-cell>
          <table:table-cell table:formula="of:=[.E110]-[.E57]" office:value-type="float" office:value="9.78781" calcext:value-type="float">
            <text:p>9.78781</text:p>
          </table:table-cell>
          <table:table-cell table:formula="of:=[.F110]-[.F57]" office:value-type="float" office:value="2.046428" calcext:value-type="float">
            <text:p>2.046428</text:p>
          </table:table-cell>
          <table:table-cell table:formula="of:=[.G110]-[.G57]" office:value-type="float" office:value="0.870179" calcext:value-type="float">
            <text:p>0.870179</text:p>
          </table:table-cell>
          <table:table-cell table:formula="of:=[.H110]-[.H57]" office:value-type="float" office:value="1.720759" calcext:value-type="float">
            <text:p>1.720759</text:p>
          </table:table-cell>
          <table:table-cell table:formula="of:=[.I110]-[.I57]" office:value-type="float" office:value="0.631767" calcext:value-type="float">
            <text:p>0.631767</text:p>
          </table:table-cell>
          <table:table-cell table:formula="of:=[.J110]-[.J57]" office:value-type="float" office:value="1.605581" calcext:value-type="float">
            <text:p>1.605581</text:p>
          </table:table-cell>
          <table:table-cell table:formula="of:=[.K110]-[.K57]" office:value-type="float" office:value="1.572675" calcext:value-type="float">
            <text:p>1.572675</text:p>
          </table:table-cell>
          <table:table-cell table:formula="of:=[.L110]-[.L57]" office:value-type="float" office:value="1.705694" calcext:value-type="float">
            <text:p>1.705694</text:p>
          </table:table-cell>
          <table:table-cell table:formula="of:=[.M110]-[.M57]" office:value-type="float" office:value="-0.054253" calcext:value-type="float">
            <text:p>-0.054253</text:p>
          </table:table-cell>
          <table:table-cell table:formula="of:=[.N110]-[.N57]" office:value-type="float" office:value="0.472276" calcext:value-type="float">
            <text:p>0.472276</text:p>
          </table:table-cell>
          <table:table-cell table:formula="of:=[.O110]-[.O57]" office:value-type="float" office:value="0.442973" calcext:value-type="float">
            <text:p>0.442973</text:p>
          </table:table-cell>
          <table:table-cell table:formula="of:=[.P110]-[.P57]" office:value-type="float" office:value="0.422253" calcext:value-type="float">
            <text:p>0.422253</text:p>
          </table:table-cell>
          <table:table-cell table:formula="of:=[.Q110]-[.Q57]" office:value-type="float" office:value="0.460909" calcext:value-type="float">
            <text:p>0.460909</text:p>
          </table:table-cell>
          <table:table-cell table:formula="of:=[.R110]-[.R57]" office:value-type="float" office:value="0.444366" calcext:value-type="float">
            <text:p>0.444366</text:p>
          </table:table-cell>
          <table:table-cell table:formula="of:=[.S110]-[.S57]" office:value-type="float" office:value="0.342665" calcext:value-type="float">
            <text:p>0.342665</text:p>
          </table:table-cell>
          <table:table-cell/>
          <table:table-cell table:formula="of:=[.U110]/[.U110]" office:value-type="float" office:value="1" calcext:value-type="float">
            <text:p>1</text:p>
          </table:table-cell>
          <table:table-cell table:formula="of:=[.U110]/[.V110]" office:value-type="float" office:value="1.19476511947737" calcext:value-type="float">
            <text:p>1.19476511947737</text:p>
          </table:table-cell>
          <table:table-cell table:formula="of:=[.U110]/[.W110]" office:value-type="float" office:value="0.767956912372394" calcext:value-type="float">
            <text:p>0.767956912372394</text:p>
          </table:table-cell>
          <table:table-cell table:formula="of:=[.U110]/[.X110]" office:value-type="float" office:value="1.62312468264096" calcext:value-type="float">
            <text:p>1.62312468264096</text:p>
          </table:table-cell>
          <table:table-cell table:formula="of:=[.U110]/[.Y110]" office:value-type="float" office:value="7.76320300543191" calcext:value-type="float">
            <text:p>7.76320300543191</text:p>
          </table:table-cell>
          <table:table-cell table:formula="of:=[.U110]/[.Z110]" office:value-type="float" office:value="18.2569747143978" calcext:value-type="float">
            <text:p>18.2569747143978</text:p>
          </table:table-cell>
          <table:table-cell table:formula="of:=[.U110]/[.AA110]" office:value-type="float" office:value="9.23245846745535" calcext:value-type="float">
            <text:p>9.23245846745535</text:p>
          </table:table-cell>
          <table:table-cell table:formula="of:=[.U110]/[.AB110]" office:value-type="float" office:value="25.1466695791328" calcext:value-type="float">
            <text:p>25.1466695791328</text:p>
          </table:table-cell>
          <table:table-cell table:formula="of:=[.U110]/[.AC110]" office:value-type="float" office:value="9.89475834604421" calcext:value-type="float">
            <text:p>9.89475834604421</text:p>
          </table:table-cell>
          <table:table-cell table:formula="of:=[.U110]/[.AD110]" office:value-type="float" office:value="10.1017921693929" calcext:value-type="float">
            <text:p>10.1017921693929</text:p>
          </table:table-cell>
          <table:table-cell table:formula="of:=[.U110]/[.AE110]" office:value-type="float" office:value="9.31400122179008" calcext:value-type="float">
            <text:p>9.31400122179008</text:p>
          </table:table-cell>
          <table:table-cell office:value-type="float" office:value="1" calcext:value-type="float">
            <text:p>1</text:p>
          </table:table-cell>
          <table:table-cell table:formula="of:=[.U110]/[.AG110]" office:value-type="float" office:value="33.6388806545325" calcext:value-type="float">
            <text:p>33.6388806545325</text:p>
          </table:table-cell>
          <table:table-cell table:formula="of:=[.U110]/[.AH110]" office:value-type="float" office:value="35.8641181290959" calcext:value-type="float">
            <text:p>35.8641181290959</text:p>
          </table:table-cell>
          <table:table-cell table:formula="of:=[.U110]/[.AI110]" office:value-type="float" office:value="37.6239742524032" calcext:value-type="float">
            <text:p>37.6239742524032</text:p>
          </table:table-cell>
          <table:table-cell table:formula="of:=[.U110]/[.AJ110]" office:value-type="float" office:value="34.468487271891" calcext:value-type="float">
            <text:p>34.468487271891</text:p>
          </table:table-cell>
          <table:table-cell table:formula="of:=[.U110]/[.AK110]" office:value-type="float" office:value="35.7516911734921" calcext:value-type="float">
            <text:p>35.7516911734921</text:p>
          </table:table-cell>
          <table:table-cell table:formula="of:=[.U110]/[.AL110]" office:value-type="float" office:value="46.3625873666701" calcext:value-type="float">
            <text:p>46.36258736667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12T00:01:17.757908399</meta:creation-date>
    <dc:date>2023-05-18T23:53:36.183578630</dc:date>
    <meta:editing-duration>PT6H13M55S</meta:editing-duration>
    <meta:editing-cycles>31</meta:editing-cycles>
    <meta:generator>LibreOffice/6.4.7.2$Linux_X86_64 LibreOffice_project/40$Build-2</meta:generator>
    <meta:document-statistic meta:table-count="8" meta:cell-count="9735" meta:object-count="2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435cm" svg:height="13.182cm" xlink:href=".." xlink:type="simple" chart:class="chart:bar" chart:style-name="ch1">
        <chart:title svg:x="8.961cm" svg:y="0.399cm" chart:style-name="ch2">
          <text:p>JIT Speedup - PolyBenchC</text:p>
        </chart:title>
        <chart:legend chart:legend-position="end" svg:x="21.569cm" svg:y="5.047cm" style:legend-expansion="high" chart:style-name="ch3"/>
        <chart:plot-area chart:style-name="ch4" table:cell-range-address="'JIT Speedup'.A4:'JIT Speedup'.G32 'JIT Speedup'.B3:'JIT Speedup'.G3" chart:data-source-has-labels="both" svg:x="0.468cm" svg:y="1.441cm" svg:width="20.633cm" svg:height="11.478cm">
          <chart:coordinate-region svg:x="1.24cm" svg:y="1.64cm" svg:width="19.861cm" svg:height="9.271cm"/>
          <chart:axis chart:dimension="x" chart:name="primary-x" chart:style-name="ch5" chartooo:axis-type="auto">
            <chartooo:date-scale/>
            <chart:categories table:cell-range-address="'JIT Speedup'.A4:'JIT Speedup'.A3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JIT Speedup'.B4:'JIT Speedup'.B32" chart:label-cell-address="'JIT Speedup'.B3:'JIT Speedup'.B3" chart:class="chart:bar">
            <chart:data-point chart:repeated="29"/>
          </chart:series>
          <chart:series chart:style-name="ch9" chart:values-cell-range-address="'JIT Speedup'.C4:'JIT Speedup'.C32" chart:label-cell-address="'JIT Speedup'.C3:'JIT Speedup'.C3" chart:class="chart:bar">
            <chart:data-point chart:repeated="29"/>
          </chart:series>
          <chart:series chart:style-name="ch10" chart:values-cell-range-address="'JIT Speedup'.D4:'JIT Speedup'.D32" chart:label-cell-address="'JIT Speedup'.D3:'JIT Speedup'.D3" chart:class="chart:bar">
            <chart:data-point chart:repeated="29"/>
          </chart:series>
          <chart:series chart:style-name="ch11" chart:values-cell-range-address="'JIT Speedup'.E4:'JIT Speedup'.E32" chart:label-cell-address="'JIT Speedup'.E3:'JIT Speedup'.E3" chart:class="chart:bar">
            <chart:data-point chart:repeated="29"/>
          </chart:series>
          <chart:series chart:style-name="ch12" chart:values-cell-range-address="'JIT Speedup'.F4:'JIT Speedup'.F32" chart:label-cell-address="'JIT Speedup'.F3:'JIT Speedup'.F3" chart:class="chart:bar">
            <chart:data-point chart:repeated="29"/>
          </chart:series>
          <chart:series chart:style-name="ch13" chart:values-cell-range-address="'JIT Speedup'.G4:'JIT Speedup'.G32" chart:label-cell-address="'JIT Speedup'.G3:'JIT Speedup'.G3" chart:class="chart:bar">
            <chart:data-point chart:repeated="2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</text:p>
                <draw:g>
                  <svg:desc>'JIT Speedup'.B3:'JIT Speedup'.B3</svg:desc>
                </draw:g>
              </table:table-cell>
              <table:table-cell office:value-type="string">
                <text:p>jit</text:p>
                <draw:g>
                  <svg:desc>'JIT Speedup'.C3:'JIT Speedup'.C3</svg:desc>
                </draw:g>
              </table:table-cell>
              <table:table-cell office:value-type="string">
                <text:p>nok</text:p>
                <draw:g>
                  <svg:desc>'JIT Speedup'.D3:'JIT Speedup'.D3</svg:desc>
                </draw:g>
              </table:table-cell>
              <table:table-cell office:value-type="string">
                <text:p>nokfold</text:p>
                <draw:g>
                  <svg:desc>'JIT Speedup'.E3:'JIT Speedup'.E3</svg:desc>
                </draw:g>
              </table:table-cell>
              <table:table-cell office:value-type="string">
                <text:p>noisel</text:p>
                <draw:g>
                  <svg:desc>'JIT Speedup'.F3:'JIT Speedup'.F3</svg:desc>
                </draw:g>
              </table:table-cell>
              <table:table-cell office:value-type="string">
                <text:p>nomr</text:p>
                <draw:g>
                  <svg:desc>'JIT Speedup'.G3:'JIT Speedup'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cobi-1d</text:p>
                <draw:g>
                  <svg:desc>'JIT Speedup'.A4:'JIT Speedup'.A32</svg:desc>
                </draw:g>
              </table:table-cell>
              <table:table-cell office:value-type="float" office:value="1">
                <text:p>1</text:p>
                <draw:g>
                  <svg:desc>'JIT Speedup'.B4:'JIT Speedup'.B32</svg:desc>
                </draw:g>
              </table:table-cell>
              <table:table-cell office:value-type="float" office:value="18.331125">
                <text:p>18.331125</text:p>
                <draw:g>
                  <svg:desc>'JIT Speedup'.C4:'JIT Speedup'.C32</svg:desc>
                </draw:g>
              </table:table-cell>
              <table:table-cell office:value-type="float" office:value="14.767042">
                <text:p>14.767042</text:p>
                <draw:g>
                  <svg:desc>'JIT Speedup'.D4:'JIT Speedup'.D32</svg:desc>
                </draw:g>
              </table:table-cell>
              <table:table-cell office:value-type="float" office:value="18.398818">
                <text:p>18.398818</text:p>
                <draw:g>
                  <svg:desc>'JIT Speedup'.E4:'JIT Speedup'.E32</svg:desc>
                </draw:g>
              </table:table-cell>
              <table:table-cell office:value-type="float" office:value="16.900949">
                <text:p>16.900949</text:p>
                <draw:g>
                  <svg:desc>'JIT Speedup'.F4:'JIT Speedup'.F32</svg:desc>
                </draw:g>
              </table:table-cell>
              <table:table-cell office:value-type="float" office:value="15.116504">
                <text:p>15.116504</text:p>
                <draw:g>
                  <svg:desc>'JIT Speedup'.G4:'JIT Speedup'.G32</svg:desc>
                </draw:g>
              </table:table-cell>
            </table:table-row>
            <table:table-row>
              <table:table-cell office:value-type="string">
                <text:p>trisolv</text:p>
              </table:table-cell>
              <table:table-cell office:value-type="float" office:value="1">
                <text:p>1</text:p>
              </table:table-cell>
              <table:table-cell office:value-type="float" office:value="6.336596">
                <text:p>6.336596</text:p>
              </table:table-cell>
              <table:table-cell office:value-type="float" office:value="5.950151">
                <text:p>5.950151</text:p>
              </table:table-cell>
              <table:table-cell office:value-type="float" office:value="6.292395">
                <text:p>6.292395</text:p>
              </table:table-cell>
              <table:table-cell office:value-type="float" office:value="6.214229">
                <text:p>6.214229</text:p>
              </table:table-cell>
              <table:table-cell office:value-type="float" office:value="5.308412">
                <text:p>5.308412</text:p>
              </table:table-cell>
            </table:table-row>
            <table:table-row>
              <table:table-cell office:value-type="string">
                <text:p>gesummv</text:p>
              </table:table-cell>
              <table:table-cell office:value-type="float" office:value="1">
                <text:p>1</text:p>
              </table:table-cell>
              <table:table-cell office:value-type="float" office:value="6.764365">
                <text:p>6.764365</text:p>
              </table:table-cell>
              <table:table-cell office:value-type="float" office:value="6.568188">
                <text:p>6.568188</text:p>
              </table:table-cell>
              <table:table-cell office:value-type="float" office:value="6.770663">
                <text:p>6.770663</text:p>
              </table:table-cell>
              <table:table-cell office:value-type="float" office:value="6.820047">
                <text:p>6.820047</text:p>
              </table:table-cell>
              <table:table-cell office:value-type="float" office:value="6.268748">
                <text:p>6.268748</text:p>
              </table:table-cell>
            </table:table-row>
            <table:table-row>
              <table:table-cell office:value-type="string">
                <text:p>durbin</text:p>
              </table:table-cell>
              <table:table-cell office:value-type="float" office:value="1">
                <text:p>1</text:p>
              </table:table-cell>
              <table:table-cell office:value-type="float" office:value="16.530537">
                <text:p>16.530537</text:p>
              </table:table-cell>
              <table:table-cell office:value-type="float" office:value="11.377954">
                <text:p>11.377954</text:p>
              </table:table-cell>
              <table:table-cell office:value-type="float" office:value="15.683044">
                <text:p>15.683044</text:p>
              </table:table-cell>
              <table:table-cell office:value-type="float" office:value="15.886664">
                <text:p>15.886664</text:p>
              </table:table-cell>
              <table:table-cell office:value-type="float" office:value="13.655661">
                <text:p>13.655661</text:p>
              </table:table-cell>
            </table:table-row>
            <table:table-row>
              <table:table-cell office:value-type="string">
                <text:p>bicg</text:p>
              </table:table-cell>
              <table:table-cell office:value-type="float" office:value="1">
                <text:p>1</text:p>
              </table:table-cell>
              <table:table-cell office:value-type="float" office:value="8.483677">
                <text:p>8.483677</text:p>
              </table:table-cell>
              <table:table-cell office:value-type="float" office:value="8.320363">
                <text:p>8.320363</text:p>
              </table:table-cell>
              <table:table-cell office:value-type="float" office:value="8.38216">
                <text:p>8.38216</text:p>
              </table:table-cell>
              <table:table-cell office:value-type="float" office:value="8.360886">
                <text:p>8.360886</text:p>
              </table:table-cell>
              <table:table-cell office:value-type="float" office:value="7.914096">
                <text:p>7.914096</text:p>
              </table:table-cell>
            </table:table-row>
            <table:table-row>
              <table:table-cell office:value-type="string">
                <text:p>mvt</text:p>
              </table:table-cell>
              <table:table-cell office:value-type="float" office:value="1">
                <text:p>1</text:p>
              </table:table-cell>
              <table:table-cell office:value-type="float" office:value="9.316955">
                <text:p>9.316955</text:p>
              </table:table-cell>
              <table:table-cell office:value-type="float" office:value="8.566033">
                <text:p>8.566033</text:p>
              </table:table-cell>
              <table:table-cell office:value-type="float" office:value="9.190491">
                <text:p>9.190491</text:p>
              </table:table-cell>
              <table:table-cell office:value-type="float" office:value="9.113255">
                <text:p>9.113255</text:p>
              </table:table-cell>
              <table:table-cell office:value-type="float" office:value="7.923054">
                <text:p>7.923054</text:p>
              </table:table-cell>
            </table:table-row>
            <table:table-row>
              <table:table-cell office:value-type="string">
                <text:p>atax</text:p>
              </table:table-cell>
              <table:table-cell office:value-type="float" office:value="1">
                <text:p>1</text:p>
              </table:table-cell>
              <table:table-cell office:value-type="float" office:value="9.713438">
                <text:p>9.713438</text:p>
              </table:table-cell>
              <table:table-cell office:value-type="float" office:value="9.835874">
                <text:p>9.835874</text:p>
              </table:table-cell>
              <table:table-cell office:value-type="float" office:value="9.651793">
                <text:p>9.651793</text:p>
              </table:table-cell>
              <table:table-cell office:value-type="float" office:value="9.882832">
                <text:p>9.882832</text:p>
              </table:table-cell>
              <table:table-cell office:value-type="float" office:value="8.93436">
                <text:p>8.93436</text:p>
              </table:table-cell>
            </table:table-row>
            <table:table-row>
              <table:table-cell office:value-type="string">
                <text:p>gemver</text:p>
              </table:table-cell>
              <table:table-cell office:value-type="float" office:value="1">
                <text:p>1</text:p>
              </table:table-cell>
              <table:table-cell office:value-type="float" office:value="10.873522">
                <text:p>10.873522</text:p>
              </table:table-cell>
              <table:table-cell office:value-type="float" office:value="10.303231">
                <text:p>10.303231</text:p>
              </table:table-cell>
              <table:table-cell office:value-type="float" office:value="10.866453">
                <text:p>10.866453</text:p>
              </table:table-cell>
              <table:table-cell office:value-type="float" office:value="10.740762">
                <text:p>10.740762</text:p>
              </table:table-cell>
              <table:table-cell office:value-type="float" office:value="9.452073">
                <text:p>9.452073</text:p>
              </table:table-cell>
            </table:table-row>
            <table:table-row>
              <table:table-cell office:value-type="string">
                <text:p>trmm</text:p>
              </table:table-cell>
              <table:table-cell office:value-type="float" office:value="1">
                <text:p>1</text:p>
              </table:table-cell>
              <table:table-cell office:value-type="float" office:value="19.567431">
                <text:p>19.567431</text:p>
              </table:table-cell>
              <table:table-cell office:value-type="float" office:value="16.622401">
                <text:p>16.622401</text:p>
              </table:table-cell>
              <table:table-cell office:value-type="float" office:value="19.336442">
                <text:p>19.336442</text:p>
              </table:table-cell>
              <table:table-cell office:value-type="float" office:value="16.715839">
                <text:p>16.715839</text:p>
              </table:table-cell>
              <table:table-cell office:value-type="float" office:value="11.037298">
                <text:p>11.037298</text:p>
              </table:table-cell>
            </table:table-row>
            <table:table-row>
              <table:table-cell office:value-type="string">
                <text:p>doitgen</text:p>
              </table:table-cell>
              <table:table-cell office:value-type="float" office:value="1">
                <text:p>1</text:p>
              </table:table-cell>
              <table:table-cell office:value-type="float" office:value="13.431617">
                <text:p>13.431617</text:p>
              </table:table-cell>
              <table:table-cell office:value-type="float" office:value="13.117753">
                <text:p>13.117753</text:p>
              </table:table-cell>
              <table:table-cell office:value-type="float" office:value="13.257496">
                <text:p>13.257496</text:p>
              </table:table-cell>
              <table:table-cell office:value-type="float" office:value="13.23539">
                <text:p>13.23539</text:p>
              </table:table-cell>
              <table:table-cell office:value-type="float" office:value="9.306551">
                <text:p>9.306551</text:p>
              </table:table-cell>
            </table:table-row>
            <table:table-row>
              <table:table-cell office:value-type="string">
                <text:p>syrk</text:p>
              </table:table-cell>
              <table:table-cell office:value-type="float" office:value="1">
                <text:p>1</text:p>
              </table:table-cell>
              <table:table-cell office:value-type="float" office:value="18.497693">
                <text:p>18.497693</text:p>
              </table:table-cell>
              <table:table-cell office:value-type="float" office:value="15.969023">
                <text:p>15.969023</text:p>
              </table:table-cell>
              <table:table-cell office:value-type="float" office:value="18.417291">
                <text:p>18.417291</text:p>
              </table:table-cell>
              <table:table-cell office:value-type="float" office:value="17.778077">
                <text:p>17.778077</text:p>
              </table:table-cell>
              <table:table-cell office:value-type="float" office:value="16.401727">
                <text:p>16.401727</text:p>
              </table:table-cell>
            </table:table-row>
            <table:table-row>
              <table:table-cell office:value-type="string">
                <text:p>covariance</text:p>
              </table:table-cell>
              <table:table-cell office:value-type="float" office:value="1">
                <text:p>1</text:p>
              </table:table-cell>
              <table:table-cell office:value-type="float" office:value="15.512623">
                <text:p>15.512623</text:p>
              </table:table-cell>
              <table:table-cell office:value-type="float" office:value="15.481454">
                <text:p>15.481454</text:p>
              </table:table-cell>
              <table:table-cell office:value-type="float" office:value="15.498789">
                <text:p>15.498789</text:p>
              </table:table-cell>
              <table:table-cell office:value-type="float" office:value="15.467986">
                <text:p>15.467986</text:p>
              </table:table-cell>
              <table:table-cell office:value-type="float" office:value="12.326152">
                <text:p>12.326152</text:p>
              </table:table-cell>
            </table:table-row>
            <table:table-row>
              <table:table-cell office:value-type="string">
                <text:p>correlation</text:p>
              </table:table-cell>
              <table:table-cell office:value-type="float" office:value="1">
                <text:p>1</text:p>
              </table:table-cell>
              <table:table-cell office:value-type="float" office:value="15.165094">
                <text:p>15.165094</text:p>
              </table:table-cell>
              <table:table-cell office:value-type="float" office:value="15.207022">
                <text:p>15.207022</text:p>
              </table:table-cell>
              <table:table-cell office:value-type="float" office:value="14.830665">
                <text:p>14.830665</text:p>
              </table:table-cell>
              <table:table-cell office:value-type="float" office:value="14.942288">
                <text:p>14.942288</text:p>
              </table:table-cell>
              <table:table-cell office:value-type="float" office:value="12.024956">
                <text:p>12.024956</text:p>
              </table:table-cell>
            </table:table-row>
            <table:table-row>
              <table:table-cell office:value-type="string">
                <text:p>symm</text:p>
              </table:table-cell>
              <table:table-cell office:value-type="float" office:value="1">
                <text:p>1</text:p>
              </table:table-cell>
              <table:table-cell office:value-type="float" office:value="16.181292">
                <text:p>16.181292</text:p>
              </table:table-cell>
              <table:table-cell office:value-type="float" office:value="14.758629">
                <text:p>14.758629</text:p>
              </table:table-cell>
              <table:table-cell office:value-type="float" office:value="15.770318">
                <text:p>15.770318</text:p>
              </table:table-cell>
              <table:table-cell office:value-type="float" office:value="15.477642">
                <text:p>15.477642</text:p>
              </table:table-cell>
              <table:table-cell office:value-type="float" office:value="12.67418">
                <text:p>12.67418</text:p>
              </table:table-cell>
            </table:table-row>
            <table:table-row>
              <table:table-cell office:value-type="string">
                <text:p>syr2k</text:p>
              </table:table-cell>
              <table:table-cell office:value-type="float" office:value="1">
                <text:p>1</text:p>
              </table:table-cell>
              <table:table-cell office:value-type="float" office:value="17.161483">
                <text:p>17.161483</text:p>
              </table:table-cell>
              <table:table-cell office:value-type="float" office:value="16.470931">
                <text:p>16.470931</text:p>
              </table:table-cell>
              <table:table-cell office:value-type="float" office:value="17.182251">
                <text:p>17.182251</text:p>
              </table:table-cell>
              <table:table-cell office:value-type="float" office:value="15.15071">
                <text:p>15.15071</text:p>
              </table:table-cell>
              <table:table-cell office:value-type="float" office:value="13.723977">
                <text:p>13.723977</text:p>
              </table:table-cell>
            </table:table-row>
            <table:table-row>
              <table:table-cell office:value-type="string">
                <text:p>gemm</text:p>
              </table:table-cell>
              <table:table-cell office:value-type="float" office:value="1">
                <text:p>1</text:p>
              </table:table-cell>
              <table:table-cell office:value-type="float" office:value="18.740235">
                <text:p>18.740235</text:p>
              </table:table-cell>
              <table:table-cell office:value-type="float" office:value="19.69282">
                <text:p>19.69282</text:p>
              </table:table-cell>
              <table:table-cell office:value-type="float" office:value="18.684812">
                <text:p>18.684812</text:p>
              </table:table-cell>
              <table:table-cell office:value-type="float" office:value="18.671655">
                <text:p>18.671655</text:p>
              </table:table-cell>
              <table:table-cell office:value-type="float" office:value="16.741737">
                <text:p>16.741737</text:p>
              </table:table-cell>
            </table:table-row>
            <table:table-row>
              <table:table-cell office:value-type="string">
                <text:p>2mm</text:p>
              </table:table-cell>
              <table:table-cell office:value-type="float" office:value="1">
                <text:p>1</text:p>
              </table:table-cell>
              <table:table-cell office:value-type="float" office:value="14.958674">
                <text:p>14.958674</text:p>
              </table:table-cell>
              <table:table-cell office:value-type="float" office:value="12.921707">
                <text:p>12.921707</text:p>
              </table:table-cell>
              <table:table-cell office:value-type="float" office:value="15.153115">
                <text:p>15.153115</text:p>
              </table:table-cell>
              <table:table-cell office:value-type="float" office:value="14.545337">
                <text:p>14.545337</text:p>
              </table:table-cell>
              <table:table-cell office:value-type="float" office:value="10.529251">
                <text:p>10.529251</text:p>
              </table:table-cell>
            </table:table-row>
            <table:table-row>
              <table:table-cell office:value-type="string">
                <text:p>gramschmidt</text:p>
              </table:table-cell>
              <table:table-cell office:value-type="float" office:value="1">
                <text:p>1</text:p>
              </table:table-cell>
              <table:table-cell office:value-type="float" office:value="19.433612">
                <text:p>19.433612</text:p>
              </table:table-cell>
              <table:table-cell office:value-type="float" office:value="18.927222">
                <text:p>18.927222</text:p>
              </table:table-cell>
              <table:table-cell office:value-type="float" office:value="19.630627">
                <text:p>19.630627</text:p>
              </table:table-cell>
              <table:table-cell office:value-type="float" office:value="18.366488">
                <text:p>18.366488</text:p>
              </table:table-cell>
              <table:table-cell office:value-type="float" office:value="13.525433">
                <text:p>13.525433</text:p>
              </table:table-cell>
            </table:table-row>
            <table:table-row>
              <table:table-cell office:value-type="string">
                <text:p>nussinov</text:p>
              </table:table-cell>
              <table:table-cell office:value-type="float" office:value="1">
                <text:p>1</text:p>
              </table:table-cell>
              <table:table-cell office:value-type="float" office:value="14.741407">
                <text:p>14.741407</text:p>
              </table:table-cell>
              <table:table-cell office:value-type="float" office:value="12.369516">
                <text:p>12.369516</text:p>
              </table:table-cell>
              <table:table-cell office:value-type="float" office:value="14.624114">
                <text:p>14.624114</text:p>
              </table:table-cell>
              <table:table-cell office:value-type="float" office:value="14.638183">
                <text:p>14.638183</text:p>
              </table:table-cell>
              <table:table-cell office:value-type="float" office:value="14.184337">
                <text:p>14.184337</text:p>
              </table:table-cell>
            </table:table-row>
            <table:table-row>
              <table:table-cell office:value-type="string">
                <text:p>3mm</text:p>
              </table:table-cell>
              <table:table-cell office:value-type="float" office:value="1">
                <text:p>1</text:p>
              </table:table-cell>
              <table:table-cell office:value-type="float" office:value="15.236211">
                <text:p>15.236211</text:p>
              </table:table-cell>
              <table:table-cell office:value-type="float" office:value="13.916038">
                <text:p>13.916038</text:p>
              </table:table-cell>
              <table:table-cell office:value-type="float" office:value="15.039797">
                <text:p>15.039797</text:p>
              </table:table-cell>
              <table:table-cell office:value-type="float" office:value="14.854877">
                <text:p>14.854877</text:p>
              </table:table-cell>
              <table:table-cell office:value-type="float" office:value="12.151342">
                <text:p>12.151342</text:p>
              </table:table-cell>
            </table:table-row>
            <table:table-row>
              <table:table-cell office:value-type="string">
                <text:p>adi</text:p>
              </table:table-cell>
              <table:table-cell office:value-type="float" office:value="1">
                <text:p>1</text:p>
              </table:table-cell>
              <table:table-cell office:value-type="float" office:value="9.777806">
                <text:p>9.777806</text:p>
              </table:table-cell>
              <table:table-cell office:value-type="float" office:value="9.297282">
                <text:p>9.297282</text:p>
              </table:table-cell>
              <table:table-cell office:value-type="float" office:value="9.758108">
                <text:p>9.758108</text:p>
              </table:table-cell>
              <table:table-cell office:value-type="float" office:value="9.728788">
                <text:p>9.728788</text:p>
              </table:table-cell>
              <table:table-cell office:value-type="float" office:value="8.826705">
                <text:p>8.826705</text:p>
              </table:table-cell>
            </table:table-row>
            <table:table-row>
              <table:table-cell office:value-type="string">
                <text:p>fdtd-2d</text:p>
              </table:table-cell>
              <table:table-cell office:value-type="float" office:value="1">
                <text:p>1</text:p>
              </table:table-cell>
              <table:table-cell office:value-type="float" office:value="21.606647">
                <text:p>21.606647</text:p>
              </table:table-cell>
              <table:table-cell office:value-type="float" office:value="17.843596">
                <text:p>17.843596</text:p>
              </table:table-cell>
              <table:table-cell office:value-type="float" office:value="21.560928">
                <text:p>21.560928</text:p>
              </table:table-cell>
              <table:table-cell office:value-type="float" office:value="20.950164">
                <text:p>20.950164</text:p>
              </table:table-cell>
              <table:table-cell office:value-type="float" office:value="17.519806">
                <text:p>17.519806</text:p>
              </table:table-cell>
            </table:table-row>
            <table:table-row>
              <table:table-cell office:value-type="string">
                <text:p>jacobi-2d</text:p>
              </table:table-cell>
              <table:table-cell office:value-type="float" office:value="1">
                <text:p>1</text:p>
              </table:table-cell>
              <table:table-cell office:value-type="float" office:value="20.884571">
                <text:p>20.884571</text:p>
              </table:table-cell>
              <table:table-cell office:value-type="float" office:value="16.044565">
                <text:p>16.044565</text:p>
              </table:table-cell>
              <table:table-cell office:value-type="float" office:value="20.838827">
                <text:p>20.838827</text:p>
              </table:table-cell>
              <table:table-cell office:value-type="float" office:value="19.431744">
                <text:p>19.431744</text:p>
              </table:table-cell>
              <table:table-cell office:value-type="float" office:value="17.114232">
                <text:p>17.114232</text:p>
              </table:table-cell>
            </table:table-row>
            <table:table-row>
              <table:table-cell office:value-type="string">
                <text:p>seidel-2d</text:p>
              </table:table-cell>
              <table:table-cell office:value-type="float" office:value="1">
                <text:p>1</text:p>
              </table:table-cell>
              <table:table-cell office:value-type="float" office:value="6.677669">
                <text:p>6.677669</text:p>
              </table:table-cell>
              <table:table-cell office:value-type="float" office:value="6.606241">
                <text:p>6.606241</text:p>
              </table:table-cell>
              <table:table-cell office:value-type="float" office:value="6.638868">
                <text:p>6.638868</text:p>
              </table:table-cell>
              <table:table-cell office:value-type="float" office:value="6.647492">
                <text:p>6.647492</text:p>
              </table:table-cell>
              <table:table-cell office:value-type="float" office:value="6.297263">
                <text:p>6.297263</text:p>
              </table:table-cell>
            </table:table-row>
            <table:table-row>
              <table:table-cell office:value-type="string">
                <text:p>heat-3d</text:p>
              </table:table-cell>
              <table:table-cell office:value-type="float" office:value="1">
                <text:p>1</text:p>
              </table:table-cell>
              <table:table-cell office:value-type="float" office:value="17.478083">
                <text:p>17.478083</text:p>
              </table:table-cell>
              <table:table-cell office:value-type="float" office:value="14.524657">
                <text:p>14.524657</text:p>
              </table:table-cell>
              <table:table-cell office:value-type="float" office:value="17.318041">
                <text:p>17.318041</text:p>
              </table:table-cell>
              <table:table-cell office:value-type="float" office:value="16.079912">
                <text:p>16.079912</text:p>
              </table:table-cell>
              <table:table-cell office:value-type="float" office:value="15.588959">
                <text:p>15.588959</text:p>
              </table:table-cell>
            </table:table-row>
            <table:table-row>
              <table:table-cell office:value-type="string">
                <text:p>cholesky</text:p>
              </table:table-cell>
              <table:table-cell office:value-type="float" office:value="1">
                <text:p>1</text:p>
              </table:table-cell>
              <table:table-cell office:value-type="float" office:value="19.719497">
                <text:p>19.719497</text:p>
              </table:table-cell>
              <table:table-cell office:value-type="float" office:value="15.835797">
                <text:p>15.835797</text:p>
              </table:table-cell>
              <table:table-cell office:value-type="float" office:value="19.821026">
                <text:p>19.821026</text:p>
              </table:table-cell>
              <table:table-cell office:value-type="float" office:value="18.407257">
                <text:p>18.407257</text:p>
              </table:table-cell>
              <table:table-cell office:value-type="float" office:value="14.71178">
                <text:p>14.71178</text:p>
              </table:table-cell>
            </table:table-row>
            <table:table-row>
              <table:table-cell office:value-type="string">
                <text:p>lu</text:p>
              </table:table-cell>
              <table:table-cell office:value-type="float" office:value="1">
                <text:p>1</text:p>
              </table:table-cell>
              <table:table-cell office:value-type="float" office:value="21.230884">
                <text:p>21.230884</text:p>
              </table:table-cell>
              <table:table-cell office:value-type="float" office:value="16.327161">
                <text:p>16.327161</text:p>
              </table:table-cell>
              <table:table-cell office:value-type="float" office:value="21.27146">
                <text:p>21.27146</text:p>
              </table:table-cell>
              <table:table-cell office:value-type="float" office:value="20.440414">
                <text:p>20.440414</text:p>
              </table:table-cell>
              <table:table-cell office:value-type="float" office:value="14.492481">
                <text:p>14.492481</text:p>
              </table:table-cell>
            </table:table-row>
            <table:table-row>
              <table:table-cell office:value-type="string">
                <text:p>ludcmp</text:p>
              </table:table-cell>
              <table:table-cell office:value-type="float" office:value="1">
                <text:p>1</text:p>
              </table:table-cell>
              <table:table-cell office:value-type="float" office:value="19.808427">
                <text:p>19.808427</text:p>
              </table:table-cell>
              <table:table-cell office:value-type="float" office:value="15.43584">
                <text:p>15.43584</text:p>
              </table:table-cell>
              <table:table-cell office:value-type="float" office:value="20.130688">
                <text:p>20.130688</text:p>
              </table:table-cell>
              <table:table-cell office:value-type="float" office:value="19.009955">
                <text:p>19.009955</text:p>
              </table:table-cell>
              <table:table-cell office:value-type="float" office:value="15.565607">
                <text:p>15.565607</text:p>
              </table:table-cell>
            </table:table-row>
            <table:table-row>
              <table:table-cell office:value-type="string">
                <text:p>floyd-warshall</text:p>
              </table:table-cell>
              <table:table-cell office:value-type="float" office:value="1">
                <text:p>1</text:p>
              </table:table-cell>
              <table:table-cell office:value-type="float" office:value="19.244505">
                <text:p>19.244505</text:p>
              </table:table-cell>
              <table:table-cell office:value-type="float" office:value="18.35021">
                <text:p>18.35021</text:p>
              </table:table-cell>
              <table:table-cell office:value-type="float" office:value="19.114818">
                <text:p>19.114818</text:p>
              </table:table-cell>
              <table:table-cell office:value-type="float" office:value="19.924253">
                <text:p>19.924253</text:p>
              </table:table-cell>
              <table:table-cell office:value-type="float" office:value="15.046877">
                <text:p>15.0468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fill-image draw:name="ChartBitmap_20_1" draw:display-name="ChartBitmap 1" xlink:href="Pictures/100000000000000800000008D085463572746166.png" xlink:type="simple" xlink:show="embed" xlink:actuate="onLoad"/>
    <draw:fill-image draw:name="ChartBitmap_20_10" draw:display-name="ChartBitmap 10" xlink:href="Pictures/100000000000000800000008AF5E132AF6D2C18D.png" xlink:type="simple" xlink:show="embed" xlink:actuate="onLoad"/>
    <draw:fill-image draw:name="ChartBitmap_20_11" draw:display-name="ChartBitmap 11" xlink:href="Pictures/100000000000000800000008BF34FE0B1AE6F876.png" xlink:type="simple" xlink:show="embed" xlink:actuate="onLoad"/>
    <draw:fill-image draw:name="ChartBitmap_20_12" draw:display-name="ChartBitmap 12" xlink:href="Pictures/1000000000000008000000083DEBC9330162CEE7.png" xlink:type="simple" xlink:show="embed" xlink:actuate="onLoad"/>
    <draw:fill-image draw:name="ChartBitmap_20_13" draw:display-name="ChartBitmap 13" xlink:href="Pictures/100000000000000800000008983101575FF95175.png" xlink:type="simple" xlink:show="embed" xlink:actuate="onLoad"/>
    <draw:fill-image draw:name="ChartBitmap_20_14" draw:display-name="ChartBitmap 14" xlink:href="Pictures/1000000000000008000000087369712AC574C03C.png" xlink:type="simple" xlink:show="embed" xlink:actuate="onLoad"/>
    <draw:fill-image draw:name="ChartBitmap_20_15" draw:display-name="ChartBitmap 15" xlink:href="Pictures/1000000000000008000000081A9B423D1A813A52.png" xlink:type="simple" xlink:show="embed" xlink:actuate="onLoad"/>
    <draw:fill-image draw:name="ChartBitmap_20_16" draw:display-name="ChartBitmap 16" xlink:href="Pictures/1000000000000008000000081A9B423D1A813A52.png" xlink:type="simple" xlink:show="embed" xlink:actuate="onLoad"/>
    <draw:fill-image draw:name="ChartBitmap_20_17" draw:display-name="ChartBitmap 17" xlink:href="Pictures/100000000000000800000008E2983662C4563859.png" xlink:type="simple" xlink:show="embed" xlink:actuate="onLoad"/>
    <draw:fill-image draw:name="ChartBitmap_20_18" draw:display-name="ChartBitmap 18" xlink:href="Pictures/100000000000000800000008FCD192D1055E3DE0.png" xlink:type="simple" xlink:show="embed" xlink:actuate="onLoad"/>
    <draw:fill-image draw:name="ChartBitmap_20_19" draw:display-name="ChartBitmap 19" xlink:href="Pictures/100000000000000800000008DDF7072BDBA5EFCF.png" xlink:type="simple" xlink:show="embed" xlink:actuate="onLoad"/>
    <draw:fill-image draw:name="ChartBitmap_20_2" draw:display-name="ChartBitmap 2" xlink:href="Pictures/100000000000000800000008648907C92FEFE099.png" xlink:type="simple" xlink:show="embed" xlink:actuate="onLoad"/>
    <draw:fill-image draw:name="ChartBitmap_20_20" draw:display-name="ChartBitmap 20" xlink:href="Pictures/100000000000000800000008FCD192D1055E3DE0.png" xlink:type="simple" xlink:show="embed" xlink:actuate="onLoad"/>
    <draw:fill-image draw:name="ChartBitmap_20_21" draw:display-name="ChartBitmap 21" xlink:href="Pictures/100000000000000800000008F70D036D45FFF5DF.png" xlink:type="simple" xlink:show="embed" xlink:actuate="onLoad"/>
    <draw:fill-image draw:name="ChartBitmap_20_22" draw:display-name="ChartBitmap 22" xlink:href="Pictures/1000000000000008000000085450F247947E986B.png" xlink:type="simple" xlink:show="embed" xlink:actuate="onLoad"/>
    <draw:fill-image draw:name="ChartBitmap_20_23" draw:display-name="ChartBitmap 23" xlink:href="Pictures/100000000000000800000008DD2FDE46AE706B4A.png" xlink:type="simple" xlink:show="embed" xlink:actuate="onLoad"/>
    <draw:fill-image draw:name="ChartBitmap_20_24" draw:display-name="ChartBitmap 24" xlink:href="Pictures/100000000000000800000008910DEE4822E67C87.png" xlink:type="simple" xlink:show="embed" xlink:actuate="onLoad"/>
    <draw:fill-image draw:name="ChartBitmap_20_25" draw:display-name="ChartBitmap 25" xlink:href="Pictures/100000000000000800000008E2983662C4563859.png" xlink:type="simple" xlink:show="embed" xlink:actuate="onLoad"/>
    <draw:fill-image draw:name="ChartBitmap_20_26" draw:display-name="ChartBitmap 26" xlink:href="Pictures/100000000000000800000008B6C2456504C29344.png" xlink:type="simple" xlink:show="embed" xlink:actuate="onLoad"/>
    <draw:fill-image draw:name="ChartBitmap_20_27" draw:display-name="ChartBitmap 27" xlink:href="Pictures/1000000000000008000000088A40A623BD1AE613.png" xlink:type="simple" xlink:show="embed" xlink:actuate="onLoad"/>
    <draw:fill-image draw:name="ChartBitmap_20_28" draw:display-name="ChartBitmap 28" xlink:href="Pictures/10000000000000080000000891CC5B4335A1319C.png" xlink:type="simple" xlink:show="embed" xlink:actuate="onLoad"/>
    <draw:fill-image draw:name="ChartBitmap_20_29" draw:display-name="ChartBitmap 29" xlink:href="Pictures/1000000000000008000000081B0B206AD7C83958.png" xlink:type="simple" xlink:show="embed" xlink:actuate="onLoad"/>
    <draw:fill-image draw:name="ChartBitmap_20_3" draw:display-name="ChartBitmap 3" xlink:href="Pictures/100000000000000800000008E2983662C4563859.png" xlink:type="simple" xlink:show="embed" xlink:actuate="onLoad"/>
    <draw:fill-image draw:name="ChartBitmap_20_30" draw:display-name="ChartBitmap 30" xlink:href="Pictures/100000000000000800000008B6C2456504C29344.png" xlink:type="simple" xlink:show="embed" xlink:actuate="onLoad"/>
    <draw:fill-image draw:name="ChartBitmap_20_31" draw:display-name="ChartBitmap 31" xlink:href="Pictures/100000000000000800000008B6C2456504C29344.png" xlink:type="simple" xlink:show="embed" xlink:actuate="onLoad"/>
    <draw:fill-image draw:name="ChartBitmap_20_32" draw:display-name="ChartBitmap 32" xlink:href="Pictures/100000000000000800000008E2983662C4563859.png" xlink:type="simple" xlink:show="embed" xlink:actuate="onLoad"/>
    <draw:fill-image draw:name="ChartBitmap_20_33" draw:display-name="ChartBitmap 33" xlink:href="Pictures/100000000000000800000008E2983662C4563859.png" xlink:type="simple" xlink:show="embed" xlink:actuate="onLoad"/>
    <draw:fill-image draw:name="ChartBitmap_20_34" draw:display-name="ChartBitmap 34" xlink:href="Pictures/100000000000000800000008EEE38D8CA1A06AB1.png" xlink:type="simple" xlink:show="embed" xlink:actuate="onLoad"/>
    <draw:fill-image draw:name="ChartBitmap_20_35" draw:display-name="ChartBitmap 35" xlink:href="Pictures/100000000000000800000008EEE38D8CA1A06AB1.png" xlink:type="simple" xlink:show="embed" xlink:actuate="onLoad"/>
    <draw:fill-image draw:name="ChartBitmap_20_36" draw:display-name="ChartBitmap 36" xlink:href="Pictures/1000000000000008000000088A40A623BD1AE613.png" xlink:type="simple" xlink:show="embed" xlink:actuate="onLoad"/>
    <draw:fill-image draw:name="ChartBitmap_20_37" draw:display-name="ChartBitmap 37" xlink:href="Pictures/1000000000000008000000081B0B206AD7C83958.png" xlink:type="simple" xlink:show="embed" xlink:actuate="onLoad"/>
    <draw:fill-image draw:name="ChartBitmap_20_38" draw:display-name="ChartBitmap 38" xlink:href="Pictures/100000000000000800000008F70D036D45FFF5DF.png" xlink:type="simple" xlink:show="embed" xlink:actuate="onLoad"/>
    <draw:fill-image draw:name="ChartBitmap_20_39" draw:display-name="ChartBitmap 39" xlink:href="Pictures/100000000000000800000008F70D036D45FFF5DF.png" xlink:type="simple" xlink:show="embed" xlink:actuate="onLoad"/>
    <draw:fill-image draw:name="ChartBitmap_20_4" draw:display-name="ChartBitmap 4" xlink:href="Pictures/10000000000000080000000888B10B92B715989F.png" xlink:type="simple" xlink:show="embed" xlink:actuate="onLoad"/>
    <draw:fill-image draw:name="ChartBitmap_20_5" draw:display-name="ChartBitmap 5" xlink:href="Pictures/1000000000000008000000087369712AC574C03C.png" xlink:type="simple" xlink:show="embed" xlink:actuate="onLoad"/>
    <draw:fill-image draw:name="ChartBitmap_20_6" draw:display-name="ChartBitmap 6" xlink:href="Pictures/100000000000000800000008C63FA0F9F01F6204.png" xlink:type="simple" xlink:show="embed" xlink:actuate="onLoad"/>
    <draw:fill-image draw:name="ChartBitmap_20_7" draw:display-name="ChartBitmap 7" xlink:href="Pictures/100000000000000800000008B9457F42C0CB60AD.png" xlink:type="simple" xlink:show="embed" xlink:actuate="onLoad"/>
    <draw:fill-image draw:name="ChartBitmap_20_8" draw:display-name="ChartBitmap 8" xlink:href="Pictures/10000000000000080000000873E8E9D1267FAFEB.png" xlink:type="simple" xlink:show="embed" xlink:actuate="onLoad"/>
    <draw:fill-image draw:name="ChartBitmap_20_9" draw:display-name="ChartBitmap 9" xlink:href="Pictures/100000000000000800000008C72FA93F1FC29D38.png" xlink:type="simple" xlink:show="embed" xlink:actuate="onLoad"/>
  </office:styles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8pt" style:font-size-asian="13pt" style:font-size-complex="13pt"/>
    </style:style>
    <style:style style:name="ch3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 chart:error-category="cell-rang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5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2">
      <style:chart-properties chart:link-data-style-to-source="false" chart:error-category="cell-range" chart:error-upper-range="Tagging.J14:Tagging.J16" chart:error-lower-range="Tagging.J9:Tagging.J11" chart:data-label-number="value" chart:data-label-text="false" chart:data-label-symbol="false" chart:label-position="bottom" style:rotation-angle="45"/>
      <style:graphic-properties draw:fill="bitmap" draw:fill-color="#3465a4" draw:fill-image-name="ChartBitmap_20_9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Tagging.J14:Tagging.J16" chart:error-lower-range="Tagging.J9:Tagging.J11" loext:std-weight="1"/>
      <style:graphic-properties draw:stroke="solid" svg:stroke-width="0cm" svg:stroke-color="#000000" svg:stroke-opacity="100%" draw:stroke-linejoin="round"/>
    </style:style>
    <style:style style:name="ch10" style:family="chart" style:data-style-name="N122">
      <style:chart-properties chart:link-data-style-to-source="false" chart:error-category="cell-range" chart:error-upper-range="Tagging.K14:Tagging.K16" chart:error-lower-range="Tagging.K9:Tagging.K11" chart:data-label-number="value" chart:data-label-text="false" chart:data-label-symbol="false" chart:label-position="bottom" style:rotation-angle="45"/>
      <style:graphic-properties draw:fill="bitmap" draw:fill-color="#729fcf" draw:fill-image-name="ChartBitmap_20_10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Tagging.K14:Tagging.K16" chart:error-lower-range="Tagging.K9:Tagging.K11" loext:std-weight="1"/>
      <style:graphic-properties draw:stroke="solid" svg:stroke-width="0cm" svg:stroke-color="#000000" svg:stroke-opacity="100%" draw:stroke-linejoin="round"/>
    </style:style>
    <style:style style:name="ch12" style:family="chart" style:data-style-name="N122">
      <style:chart-properties chart:link-data-style-to-source="false" chart:error-category="cell-range" chart:error-upper-range="Tagging.L14:Tagging.L16" chart:error-lower-range="Tagging.L9:Tagging.L11" chart:data-label-number="value" chart:data-label-text="false" chart:data-label-symbol="false" chart:label-position="bottom" style:rotation-angle="45"/>
      <style:graphic-properties draw:fill="bitmap" draw:fill-color="#b4c7dc" draw:fill-image-name="ChartBitmap_20_12" dr3d:edge-rounding="5%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Tagging.L14:Tagging.L16" chart:error-lower-range="Tagging.L9:Tagging.L11" loext:std-weight="1"/>
      <style:graphic-properties draw:stroke="solid" svg:stroke-width="0cm" svg:stroke-color="#000000" svg:stroke-opacity="100%" draw:stroke-linejoin="round"/>
    </style:style>
    <style:style style:name="ch14" style:family="chart">
      <style:chart-properties chart:solid-type="cuboid"/>
    </style:style>
    <style:style style:name="ch15" style:family="chart" style:data-style-name="N122">
      <style:chart-properties chart:link-data-style-to-source="false" chart:error-category="cell-range" chart:error-upper-range="Tagging.M14:Tagging.M16" chart:error-lower-range="Tagging.M9:Tagging.M11" chart:data-label-number="value" chart:data-label-text="false" chart:data-label-symbol="false" chart:label-position="bottom" style:rotation-angle="45"/>
      <style:graphic-properties draw:fill="bitmap" draw:fill-color="#00a933" draw:fill-image-name="ChartBitmap_20_14"/>
      <style:text-properties fo:font-size="10pt" style:font-size-asian="10pt" style:font-size-complex="10pt"/>
    </style:style>
    <style:style style:name="ch16" style:family="chart">
      <style:chart-properties chart:error-upper-indicator="true" chart:error-lower-indicator="true" chart:error-category="cell-range" chart:error-upper-range="Tagging.M14:Tagging.M16" chart:error-lower-range="Tagging.M9:Tagging.M11" loext:std-weight="1"/>
      <style:graphic-properties draw:stroke="solid" svg:stroke-width="0cm" svg:stroke-color="#000000" svg:stroke-opacity="100%" draw:stroke-linejoin="round"/>
    </style:style>
    <style:style style:name="ch17" style:family="chart" style:data-style-name="N122">
      <style:chart-properties chart:link-data-style-to-source="false" chart:error-category="cell-range" chart:error-upper-range="Tagging.N14:Tagging.N16" chart:error-lower-range="Tagging.N9:Tagging.N11" chart:data-label-number="value" chart:data-label-text="false" chart:data-label-symbol="false" chart:label-position="bottom" style:rotation-angle="45"/>
      <style:graphic-properties draw:fill="bitmap" draw:fill-color="#ff0000" draw:fill-image-name="ChartBitmap_20_13"/>
      <style:text-properties fo:font-size="10pt" style:font-size-asian="10pt" style:font-size-complex="10pt"/>
    </style:style>
    <style:style style:name="ch18" style:family="chart">
      <style:chart-properties chart:error-upper-indicator="true" chart:error-lower-indicator="true" chart:error-category="cell-range" chart:error-upper-range="Tagging.N14:Tagging.N16" chart:error-lower-range="Tagging.N9:Tagging.N11" loext:std-weight="1"/>
      <style:graphic-properties draw:stroke="solid" svg:stroke-width="0cm" svg:stroke-color="#000000" svg:stroke-opacity="100%" draw:stroke-linejoin="round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1.023cm" svg:y="0cm" chart:style-name="ch2">
          <text:p>Tagging Overhead</text:p>
        </chart:title>
        <chart:legend chart:legend-position="end" svg:x="8.684cm" svg:y="0.211cm" style:legend-expansion="custom" chartooo:width="6.892cm" chartooo:height="0.974cm" style:legend-expansion-aspect-ratio="7.07597535934292" chart:style-name="ch3"/>
        <chart:plot-area chart:style-name="ch4" table:cell-range-address="Tagging.I3:Tagging.N6" chart:data-source-has-labels="both" svg:x="0.026cm" svg:y="1.272cm" svg:width="15.771cm" svg:height="7.737cm">
          <chartooo:coordinate-region svg:x="0.753cm" svg:y="1.92cm" svg:width="15.044cm" svg:height="6.89cm"/>
          <chart:axis chart:dimension="x" chart:name="primary-x" chart:style-name="ch5" chartooo:axis-type="auto">
            <chartooo:date-scale/>
            <chart:categories table:cell-range-address="Tagging.I4:Tagging.I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gging.J4:Tagging.J6" chart:label-cell-address="Tagging.J3:Tagging.J3" chart:class="chart:bar">
            <chart:error-indicator chart:style-name="ch9" chart:dimension="y"/>
            <chart:data-point chart:repeated="3"/>
          </chart:series>
          <chart:series chart:style-name="ch10" chart:values-cell-range-address="Tagging.K4:Tagging.K6" chart:label-cell-address="Tagging.K3:Tagging.K3" chart:class="chart:bar">
            <chart:error-indicator chart:style-name="ch11" chart:dimension="y"/>
            <chart:data-point chart:repeated="3"/>
          </chart:series>
          <chart:series chart:style-name="ch12" chart:values-cell-range-address="Tagging.L4:Tagging.L6" chart:label-cell-address="Tagging.L3:Tagging.L3" chart:class="chart:bar">
            <chart:error-indicator chart:style-name="ch13" chart:dimension="y"/>
            <chart:data-point chart:style-name="ch14"/>
            <chart:data-point chart:repeated="2"/>
          </chart:series>
          <chart:series chart:style-name="ch15" chart:values-cell-range-address="Tagging.M4:Tagging.M6" chart:label-cell-address="Tagging.M3:Tagging.M3" chart:class="chart:bar">
            <chart:error-indicator chart:style-name="ch16" chart:dimension="y"/>
            <chart:data-point chart:repeated="3"/>
          </chart:series>
          <chart:series chart:style-name="ch17" chart:values-cell-range-address="Tagging.N4:Tagging.N6" chart:label-cell-address="Tagging.N3:Tagging.N3" chart:class="chart:bar">
            <chart:error-indicator chart:style-name="ch18" chart:dimension="y"/>
            <chart:data-point chart:repeated="3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agertags</text:p>
                <draw:g>
                  <svg:desc>Tagging.J3:Tagging.J3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Column J</text:p>
              </table:table-cell>
              <table:table-cell office:value-type="string">
                <text:p>eagertags-o</text:p>
                <draw:g>
                  <svg:desc>Tagging.K3:Tagging.K3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Column K</text:p>
              </table:table-cell>
              <table:table-cell office:value-type="string">
                <text:p>eagertags-l</text:p>
                <draw:g>
                  <svg:desc>Tagging.L3:Tagging.L3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Column L</text:p>
              </table:table-cell>
              <table:table-cell office:value-type="string">
                <text:p>on-demand</text:p>
                <draw:g>
                  <svg:desc>Tagging.M3:Tagging.M3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Column M</text:p>
              </table:table-cell>
              <table:table-cell office:value-type="string">
                <text:p>lazytags</text:p>
                <draw:g>
                  <svg:desc>Tagging.N3:Tagging.N3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PolyBench</text:p>
                <draw:g>
                  <svg:desc>Tagging.I4:Tagging.I6</svg:desc>
                </draw:g>
              </table:table-cell>
              <table:table-cell office:value-type="float" office:value="3.31664086206897">
                <text:p>3.31664086206897</text:p>
                <draw:g>
                  <svg:desc>Tagging.J4:Tagging.J6</svg:desc>
                </draw:g>
              </table:table-cell>
              <table:table-cell office:value-type="float" office:value="1.08457713793104">
                <text:p>1.08457713793104</text:p>
                <draw:g>
                  <svg:desc>Tagging.J14:Tagging.J16</svg:desc>
                </draw:g>
              </table:table-cell>
              <table:table-cell office:value-type="float" office:value="1.83087886206897">
                <text:p>1.83087886206897</text:p>
                <draw:g>
                  <svg:desc>Tagging.J9:Tagging.J11</svg:desc>
                </draw:g>
              </table:table-cell>
              <table:table-cell office:value-type="float" office:value="3.01011620689655">
                <text:p>3.01011620689655</text:p>
                <draw:g>
                  <svg:desc>Tagging.K4:Tagging.K6</svg:desc>
                </draw:g>
              </table:table-cell>
              <table:table-cell office:value-type="float" office:value="1.01906179310345">
                <text:p>1.01906179310345</text:p>
                <draw:g>
                  <svg:desc>Tagging.K14:Tagging.K16</svg:desc>
                </draw:g>
              </table:table-cell>
              <table:table-cell office:value-type="float" office:value="1.67680120689655">
                <text:p>1.67680120689655</text:p>
                <draw:g>
                  <svg:desc>Tagging.K9:Tagging.K11</svg:desc>
                </draw:g>
              </table:table-cell>
              <table:table-cell office:value-type="float" office:value="1.06689755172414">
                <text:p>1.06689755172414</text:p>
                <draw:g>
                  <svg:desc>Tagging.L4:Tagging.L6</svg:desc>
                </draw:g>
              </table:table-cell>
              <table:table-cell office:value-type="float" office:value="0.249400448275862">
                <text:p>0.249400448275862</text:p>
                <draw:g>
                  <svg:desc>Tagging.L14:Tagging.L16</svg:desc>
                </draw:g>
              </table:table-cell>
              <table:table-cell office:value-type="float" office:value="0.0893255517241379">
                <text:p>0.0893255517241379</text:p>
                <draw:g>
                  <svg:desc>Tagging.L9:Tagging.L11</svg:desc>
                </draw:g>
              </table:table-cell>
              <table:table-cell office:value-type="float" office:value="1.00918203448276">
                <text:p>1.00918203448276</text:p>
                <draw:g>
                  <svg:desc>Tagging.M4:Tagging.M6</svg:desc>
                </draw:g>
              </table:table-cell>
              <table:table-cell office:value-type="float" office:value="0.0969509655172414">
                <text:p>0.0969509655172414</text:p>
                <draw:g>
                  <svg:desc>Tagging.M14:Tagging.M16</svg:desc>
                </draw:g>
              </table:table-cell>
              <table:table-cell office:value-type="float" office:value="0.0196340344827587">
                <text:p>0.0196340344827587</text:p>
                <draw:g>
                  <svg:desc>Tagging.M9:Tagging.M11</svg:desc>
                </draw:g>
              </table:table-cell>
              <table:table-cell office:value-type="float" office:value="1.00971406896552">
                <text:p>1.00971406896552</text:p>
                <draw:g>
                  <svg:desc>Tagging.N4:Tagging.N6</svg:desc>
                </draw:g>
              </table:table-cell>
              <table:table-cell office:value-type="float" office:value="0.0931499310344832">
                <text:p>0.0931499310344832</text:p>
                <draw:g>
                  <svg:desc>Tagging.N14:Tagging.N16</svg:desc>
                </draw:g>
              </table:table-cell>
              <table:table-cell office:value-type="float" office:value="0.0290890689655169">
                <text:p>0.0290890689655169</text:p>
                <draw:g>
                  <svg:desc>Tagging.N9:Tagging.N11</svg:desc>
                </draw:g>
              </table:table-cell>
            </table:table-row>
            <table:table-row>
              <table:table-cell office:value-type="string">
                <text:p>Ostrich</text:p>
              </table:table-cell>
              <table:table-cell office:value-type="float" office:value="2.44495418181818">
                <text:p>2.44495418181818</text:p>
              </table:table-cell>
              <table:table-cell office:value-type="float" office:value="1.88404881818182">
                <text:p>1.88404881818182</text:p>
              </table:table-cell>
              <table:table-cell office:value-type="float" office:value="0.929905181818182">
                <text:p>0.929905181818182</text:p>
              </table:table-cell>
              <table:table-cell office:value-type="float" office:value="2.20911209090909">
                <text:p>2.20911209090909</text:p>
              </table:table-cell>
              <table:table-cell office:value-type="float" office:value="1.88224390909091">
                <text:p>1.88224390909091</text:p>
              </table:table-cell>
              <table:table-cell office:value-type="float" office:value="0.840386090909091">
                <text:p>0.840386090909091</text:p>
              </table:table-cell>
              <table:table-cell office:value-type="float" office:value="1.05937372727273">
                <text:p>1.05937372727273</text:p>
              </table:table-cell>
              <table:table-cell office:value-type="float" office:value="0.256924272727273">
                <text:p>0.256924272727273</text:p>
              </table:table-cell>
              <table:table-cell office:value-type="float" office:value="0.0865887272727273">
                <text:p>0.0865887272727273</text:p>
              </table:table-cell>
              <table:table-cell office:value-type="float" office:value="1.01001090909091">
                <text:p>1.01001090909091</text:p>
              </table:table-cell>
              <table:table-cell office:value-type="float" office:value="0.096122090909091">
                <text:p>0.096122090909091</text:p>
              </table:table-cell>
              <table:table-cell office:value-type="float" office:value="0.0204629090909091">
                <text:p>0.0204629090909091</text:p>
              </table:table-cell>
              <table:table-cell office:value-type="float" office:value="1.00379327272727">
                <text:p>1.00379327272727</text:p>
              </table:table-cell>
              <table:table-cell office:value-type="float" office:value="0.0990707272727274">
                <text:p>0.0990707272727274</text:p>
              </table:table-cell>
              <table:table-cell office:value-type="float" office:value="0.0231682727272727">
                <text:p>0.0231682727272727</text:p>
              </table:table-cell>
            </table:table-row>
            <table:table-row>
              <table:table-cell office:value-type="string">
                <text:p>Libsodium</text:p>
              </table:table-cell>
              <table:table-cell office:value-type="float" office:value="3.31166556410256">
                <text:p>3.31166556410256</text:p>
              </table:table-cell>
              <table:table-cell office:value-type="float" office:value="1.60040943589744">
                <text:p>1.60040943589744</text:p>
              </table:table-cell>
              <table:table-cell office:value-type="float" office:value="0.889902564102564">
                <text:p>0.889902564102564</text:p>
              </table:table-cell>
              <table:table-cell office:value-type="float" office:value="2.91612405128205">
                <text:p>2.91612405128205</text:p>
              </table:table-cell>
              <table:table-cell office:value-type="float" office:value="1.04354694871795">
                <text:p>1.04354694871795</text:p>
              </table:table-cell>
              <table:table-cell office:value-type="float" office:value="0.830048051282051">
                <text:p>0.830048051282051</text:p>
              </table:table-cell>
              <table:table-cell office:value-type="float" office:value="1.17229738461538">
                <text:p>1.17229738461538</text:p>
              </table:table-cell>
              <table:table-cell office:value-type="float" office:value="0.144000615384615">
                <text:p>0.144000615384615</text:p>
              </table:table-cell>
              <table:table-cell office:value-type="float" office:value="0.126789384615385">
                <text:p>0.126789384615385</text:p>
              </table:table-cell>
              <table:table-cell office:value-type="float" office:value="1.04920582051282">
                <text:p>1.04920582051282</text:p>
              </table:table-cell>
              <table:table-cell office:value-type="float" office:value="0.0569271794871795">
                <text:p>0.0569271794871795</text:p>
              </table:table-cell>
              <table:table-cell office:value-type="float" office:value="0.0596578205128205">
                <text:p>0.0596578205128205</text:p>
              </table:table-cell>
              <table:table-cell office:value-type="float" office:value="1.04155802564103">
                <text:p>1.04155802564103</text:p>
              </table:table-cell>
              <table:table-cell office:value-type="float" office:value="0.0613059743589746">
                <text:p>0.0613059743589746</text:p>
              </table:table-cell>
              <table:table-cell office:value-type="float" office:value="0.0609330256410255">
                <text:p>0.060933025641025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fill-image draw:name="ChartBitmap_20_1" draw:display-name="ChartBitmap 1" xlink:href="Pictures/100000000000000800000008F3B29CD4B77971F0.png" xlink:type="simple" xlink:show="embed" xlink:actuate="onLoad"/>
    <draw:fill-image draw:name="ChartBitmap_20_10" draw:display-name="ChartBitmap 10" xlink:href="Pictures/10000000000000080000000805D373D6A0F43EF5.png" xlink:type="simple" xlink:show="embed" xlink:actuate="onLoad"/>
    <draw:fill-image draw:name="ChartBitmap_20_11" draw:display-name="ChartBitmap 11" xlink:href="Pictures/100000000000000800000008C85D3AF81BDB8AFD.png" xlink:type="simple" xlink:show="embed" xlink:actuate="onLoad"/>
    <draw:fill-image draw:name="ChartBitmap_20_12" draw:display-name="ChartBitmap 12" xlink:href="Pictures/100000000000000800000008512A48EE354168BA.png" xlink:type="simple" xlink:show="embed" xlink:actuate="onLoad"/>
    <draw:fill-image draw:name="ChartBitmap_20_13" draw:display-name="ChartBitmap 13" xlink:href="Pictures/100000000000000800000008787A4E9D45468777.png" xlink:type="simple" xlink:show="embed" xlink:actuate="onLoad"/>
    <draw:fill-image draw:name="ChartBitmap_20_14" draw:display-name="ChartBitmap 14" xlink:href="Pictures/10000000000000080000000863DE013D6A85FDB8.png" xlink:type="simple" xlink:show="embed" xlink:actuate="onLoad"/>
    <draw:fill-image draw:name="ChartBitmap_20_15" draw:display-name="ChartBitmap 15" xlink:href="Pictures/1000000000000008000000080D787152C8FDE076.png" xlink:type="simple" xlink:show="embed" xlink:actuate="onLoad"/>
    <draw:fill-image draw:name="ChartBitmap_20_16" draw:display-name="ChartBitmap 16" xlink:href="Pictures/1000000000000008000000080D787152C8FDE076.png" xlink:type="simple" xlink:show="embed" xlink:actuate="onLoad"/>
    <draw:fill-image draw:name="ChartBitmap_20_17" draw:display-name="ChartBitmap 17" xlink:href="Pictures/1000000000000008000000089ABCFFAA33866E25.png" xlink:type="simple" xlink:show="embed" xlink:actuate="onLoad"/>
    <draw:fill-image draw:name="ChartBitmap_20_18" draw:display-name="ChartBitmap 18" xlink:href="Pictures/1000000000000008000000081297F9EF47019A29.png" xlink:type="simple" xlink:show="embed" xlink:actuate="onLoad"/>
    <draw:fill-image draw:name="ChartBitmap_20_19" draw:display-name="ChartBitmap 19" xlink:href="Pictures/1000000000000008000000089FC27204F07A0BBE.png" xlink:type="simple" xlink:show="embed" xlink:actuate="onLoad"/>
    <draw:fill-image draw:name="ChartBitmap_20_2" draw:display-name="ChartBitmap 2" xlink:href="Pictures/1000000000000008000000089C8F614DADD3E15E.png" xlink:type="simple" xlink:show="embed" xlink:actuate="onLoad"/>
    <draw:fill-image draw:name="ChartBitmap_20_20" draw:display-name="ChartBitmap 20" xlink:href="Pictures/1000000000000008000000081297F9EF47019A29.png" xlink:type="simple" xlink:show="embed" xlink:actuate="onLoad"/>
    <draw:fill-image draw:name="ChartBitmap_20_21" draw:display-name="ChartBitmap 21" xlink:href="Pictures/100000000000000800000008437CD2DF71E0534E.png" xlink:type="simple" xlink:show="embed" xlink:actuate="onLoad"/>
    <draw:fill-image draw:name="ChartBitmap_20_22" draw:display-name="ChartBitmap 22" xlink:href="Pictures/100000000000000800000008B613215A484A8B87.png" xlink:type="simple" xlink:show="embed" xlink:actuate="onLoad"/>
    <draw:fill-image draw:name="ChartBitmap_20_23" draw:display-name="ChartBitmap 23" xlink:href="Pictures/100000000000000800000008039C76FBF7F26810.png" xlink:type="simple" xlink:show="embed" xlink:actuate="onLoad"/>
    <draw:fill-image draw:name="ChartBitmap_20_24" draw:display-name="ChartBitmap 24" xlink:href="Pictures/1000000000000008000000082D85FA834554F576.png" xlink:type="simple" xlink:show="embed" xlink:actuate="onLoad"/>
    <draw:fill-image draw:name="ChartBitmap_20_25" draw:display-name="ChartBitmap 25" xlink:href="Pictures/1000000000000008000000089ABCFFAA33866E25.png" xlink:type="simple" xlink:show="embed" xlink:actuate="onLoad"/>
    <draw:fill-image draw:name="ChartBitmap_20_26" draw:display-name="ChartBitmap 26" xlink:href="Pictures/10000000000000080000000811AF076B1E8923BA.png" xlink:type="simple" xlink:show="embed" xlink:actuate="onLoad"/>
    <draw:fill-image draw:name="ChartBitmap_20_27" draw:display-name="ChartBitmap 27" xlink:href="Pictures/100000000000000800000008CAE9C746AB750AF5.png" xlink:type="simple" xlink:show="embed" xlink:actuate="onLoad"/>
    <draw:fill-image draw:name="ChartBitmap_20_28" draw:display-name="ChartBitmap 28" xlink:href="Pictures/100000000000000800000008BBCFAFCC652C0272.png" xlink:type="simple" xlink:show="embed" xlink:actuate="onLoad"/>
    <draw:fill-image draw:name="ChartBitmap_20_29" draw:display-name="ChartBitmap 29" xlink:href="Pictures/1000000000000008000000082CF55DB856DBBAE2.png" xlink:type="simple" xlink:show="embed" xlink:actuate="onLoad"/>
    <draw:fill-image draw:name="ChartBitmap_20_3" draw:display-name="ChartBitmap 3" xlink:href="Pictures/1000000000000008000000089ABCFFAA33866E25.png" xlink:type="simple" xlink:show="embed" xlink:actuate="onLoad"/>
    <draw:fill-image draw:name="ChartBitmap_20_30" draw:display-name="ChartBitmap 30" xlink:href="Pictures/10000000000000080000000811AF076B1E8923BA.png" xlink:type="simple" xlink:show="embed" xlink:actuate="onLoad"/>
    <draw:fill-image draw:name="ChartBitmap_20_31" draw:display-name="ChartBitmap 31" xlink:href="Pictures/10000000000000080000000811AF076B1E8923BA.png" xlink:type="simple" xlink:show="embed" xlink:actuate="onLoad"/>
    <draw:fill-image draw:name="ChartBitmap_20_32" draw:display-name="ChartBitmap 32" xlink:href="Pictures/1000000000000008000000089ABCFFAA33866E25.png" xlink:type="simple" xlink:show="embed" xlink:actuate="onLoad"/>
    <draw:fill-image draw:name="ChartBitmap_20_33" draw:display-name="ChartBitmap 33" xlink:href="Pictures/1000000000000008000000089ABCFFAA33866E25.png" xlink:type="simple" xlink:show="embed" xlink:actuate="onLoad"/>
    <draw:fill-image draw:name="ChartBitmap_20_34" draw:display-name="ChartBitmap 34" xlink:href="Pictures/100000000000000800000008CDFDE7D4BB6B6ACF.png" xlink:type="simple" xlink:show="embed" xlink:actuate="onLoad"/>
    <draw:fill-image draw:name="ChartBitmap_20_35" draw:display-name="ChartBitmap 35" xlink:href="Pictures/100000000000000800000008CDFDE7D4BB6B6ACF.png" xlink:type="simple" xlink:show="embed" xlink:actuate="onLoad"/>
    <draw:fill-image draw:name="ChartBitmap_20_36" draw:display-name="ChartBitmap 36" xlink:href="Pictures/100000000000000800000008CAE9C746AB750AF5.png" xlink:type="simple" xlink:show="embed" xlink:actuate="onLoad"/>
    <draw:fill-image draw:name="ChartBitmap_20_37" draw:display-name="ChartBitmap 37" xlink:href="Pictures/1000000000000008000000082CF55DB856DBBAE2.png" xlink:type="simple" xlink:show="embed" xlink:actuate="onLoad"/>
    <draw:fill-image draw:name="ChartBitmap_20_38" draw:display-name="ChartBitmap 38" xlink:href="Pictures/100000000000000800000008437CD2DF71E0534E.png" xlink:type="simple" xlink:show="embed" xlink:actuate="onLoad"/>
    <draw:fill-image draw:name="ChartBitmap_20_39" draw:display-name="ChartBitmap 39" xlink:href="Pictures/100000000000000800000008437CD2DF71E0534E.png" xlink:type="simple" xlink:show="embed" xlink:actuate="onLoad"/>
    <draw:fill-image draw:name="ChartBitmap_20_4" draw:display-name="ChartBitmap 4" xlink:href="Pictures/100000000000000800000008C610A80E7523C3A5.png" xlink:type="simple" xlink:show="embed" xlink:actuate="onLoad"/>
    <draw:fill-image draw:name="ChartBitmap_20_5" draw:display-name="ChartBitmap 5" xlink:href="Pictures/10000000000000080000000863DE013D6A85FDB8.png" xlink:type="simple" xlink:show="embed" xlink:actuate="onLoad"/>
    <draw:fill-image draw:name="ChartBitmap_20_6" draw:display-name="ChartBitmap 6" xlink:href="Pictures/100000000000000800000008E7C4D59A101CC52A.png" xlink:type="simple" xlink:show="embed" xlink:actuate="onLoad"/>
    <draw:fill-image draw:name="ChartBitmap_20_7" draw:display-name="ChartBitmap 7" xlink:href="Pictures/100000000000000800000008FD45E12D9339E66F.png" xlink:type="simple" xlink:show="embed" xlink:actuate="onLoad"/>
    <draw:fill-image draw:name="ChartBitmap_20_8" draw:display-name="ChartBitmap 8" xlink:href="Pictures/100000000000000800000008CD66C3E6F9E73733.png" xlink:type="simple" xlink:show="embed" xlink:actuate="onLoad"/>
    <draw:fill-image draw:name="ChartBitmap_20_9" draw:display-name="ChartBitmap 9" xlink:href="Pictures/100000000000000800000008B8F123312A3B0CC3.png" xlink:type="simple" xlink:show="embed" xlink:actuate="onLoad"/>
  </office:styles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312cm" svg:height="12.379cm" xlink:href=".." xlink:type="simple" chart:class="chart:bar" chart:style-name="ch1">
        <chart:title svg:x="6.697cm" svg:y="0.383cm" chart:style-name="ch2">
          <text:p>Baseline Execution Time - PolyBenchC</text:p>
        </chart:title>
        <chart:legend chart:legend-position="end" svg:x="18.52cm" svg:y="5.143cm" style:legend-expansion="high" chart:style-name="ch3"/>
        <chart:plot-area chart:style-name="ch4" table:cell-range-address="Execution.A4:Execution.E32 Execution.B3:Execution.E3" chart:data-source-has-labels="both" svg:x="0.426cm" svg:y="1.409cm" svg:width="17.668cm" svg:height="10.723cm">
          <chart:coordinate-region svg:x="1.25cm" svg:y="1.608cm" svg:width="16.844cm" svg:height="8.516cm"/>
          <chart:axis chart:dimension="x" chart:name="primary-x" chart:style-name="ch5" chartooo:axis-type="auto">
            <chartooo:date-scale/>
            <chart:categories table:cell-range-address="Execution.A4:Execution.A3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Execution.B4:Execution.B32" chart:label-cell-address="Execution.B3:Execution.B3" chart:class="chart:bar">
            <chart:data-point chart:repeated="29"/>
          </chart:series>
          <chart:series chart:style-name="ch9" chart:values-cell-range-address="Execution.C4:Execution.C32" chart:label-cell-address="Execution.C3:Execution.C3" chart:class="chart:bar">
            <chart:data-point chart:repeated="29"/>
          </chart:series>
          <chart:series chart:style-name="ch10" chart:values-cell-range-address="Execution.D4:Execution.D32" chart:label-cell-address="Execution.D3:Execution.D3" chart:class="chart:bar">
            <chart:data-point chart:repeated="29"/>
          </chart:series>
          <chart:series chart:style-name="ch11" chart:values-cell-range-address="Execution.E4:Execution.E32" chart:label-cell-address="Execution.E3:Execution.E3" chart:class="chart:bar">
            <chart:data-point chart:repeated="2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8-liftoff</text:p>
                <draw:g>
                  <svg:desc>Execution.B3:Execution.B3</svg:desc>
                </draw:g>
              </table:table-cell>
              <table:table-cell office:value-type="string">
                <text:p>sm-base</text:p>
                <draw:g>
                  <svg:desc>Execution.C3:Execution.C3</svg:desc>
                </draw:g>
              </table:table-cell>
              <table:table-cell office:value-type="string">
                <text:p>wasmer-base</text:p>
                <draw:g>
                  <svg:desc>Execution.D3:Execution.D3</svg:desc>
                </draw:g>
              </table:table-cell>
              <table:table-cell office:value-type="string">
                <text:p>wazero</text:p>
                <draw:g>
                  <svg:desc>Execution.E3:Execution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cobi-1d</text:p>
                <draw:g>
                  <svg:desc>Execution.A4:Execution.A32</svg:desc>
                </draw:g>
              </table:table-cell>
              <table:table-cell office:value-type="float" office:value="2.12306">
                <text:p>2.12306</text:p>
                <draw:g>
                  <svg:desc>Execution.B4:Execution.B32</svg:desc>
                </draw:g>
              </table:table-cell>
              <table:table-cell office:value-type="float" office:value="2.356109">
                <text:p>2.356109</text:p>
                <draw:g>
                  <svg:desc>Execution.C4:Execution.C32</svg:desc>
                </draw:g>
              </table:table-cell>
              <table:table-cell office:value-type="float" office:value="1.039044">
                <text:p>1.039044</text:p>
                <draw:g>
                  <svg:desc>Execution.D4:Execution.D32</svg:desc>
                </draw:g>
              </table:table-cell>
              <table:table-cell office:value-type="float" office:value="2.043053">
                <text:p>2.043053</text:p>
                <draw:g>
                  <svg:desc>Execution.E4:Execution.E32</svg:desc>
                </draw:g>
              </table:table-cell>
            </table:table-row>
            <table:table-row>
              <table:table-cell office:value-type="string">
                <text:p>trisolv</text:p>
              </table:table-cell>
              <table:table-cell office:value-type="float" office:value="2.045394">
                <text:p>2.045394</text:p>
              </table:table-cell>
              <table:table-cell office:value-type="float" office:value="2.305216">
                <text:p>2.305216</text:p>
              </table:table-cell>
              <table:table-cell office:value-type="float" office:value="1.193463">
                <text:p>1.193463</text:p>
              </table:table-cell>
              <table:table-cell office:value-type="float" office:value="2.180917">
                <text:p>2.180917</text:p>
              </table:table-cell>
            </table:table-row>
            <table:table-row>
              <table:table-cell office:value-type="string">
                <text:p>gesummv</text:p>
              </table:table-cell>
              <table:table-cell office:value-type="float" office:value="1.93947">
                <text:p>1.93947</text:p>
              </table:table-cell>
              <table:table-cell office:value-type="float" office:value="2.235461">
                <text:p>2.235461</text:p>
              </table:table-cell>
              <table:table-cell office:value-type="float" office:value="1.140072">
                <text:p>1.140072</text:p>
              </table:table-cell>
              <table:table-cell office:value-type="float" office:value="2.114244">
                <text:p>2.114244</text:p>
              </table:table-cell>
            </table:table-row>
            <table:table-row>
              <table:table-cell office:value-type="string">
                <text:p>durbin</text:p>
              </table:table-cell>
              <table:table-cell office:value-type="float" office:value="2.11092">
                <text:p>2.11092</text:p>
              </table:table-cell>
              <table:table-cell office:value-type="float" office:value="2.352192">
                <text:p>2.352192</text:p>
              </table:table-cell>
              <table:table-cell office:value-type="float" office:value="1.113843">
                <text:p>1.113843</text:p>
              </table:table-cell>
              <table:table-cell office:value-type="float" office:value="2.083404">
                <text:p>2.083404</text:p>
              </table:table-cell>
            </table:table-row>
            <table:table-row>
              <table:table-cell office:value-type="string">
                <text:p>bicg</text:p>
              </table:table-cell>
              <table:table-cell office:value-type="float" office:value="1.982161">
                <text:p>1.982161</text:p>
              </table:table-cell>
              <table:table-cell office:value-type="float" office:value="2.154139">
                <text:p>2.154139</text:p>
              </table:table-cell>
              <table:table-cell office:value-type="float" office:value="1.180972">
                <text:p>1.180972</text:p>
              </table:table-cell>
              <table:table-cell office:value-type="float" office:value="2.130202">
                <text:p>2.130202</text:p>
              </table:table-cell>
            </table:table-row>
            <table:table-row>
              <table:table-cell office:value-type="string">
                <text:p>mvt</text:p>
              </table:table-cell>
              <table:table-cell office:value-type="float" office:value="2.045184">
                <text:p>2.045184</text:p>
              </table:table-cell>
              <table:table-cell office:value-type="float" office:value="2.297998">
                <text:p>2.297998</text:p>
              </table:table-cell>
              <table:table-cell office:value-type="float" office:value="1.367886">
                <text:p>1.367886</text:p>
              </table:table-cell>
              <table:table-cell office:value-type="float" office:value="2.184803">
                <text:p>2.184803</text:p>
              </table:table-cell>
            </table:table-row>
            <table:table-row>
              <table:table-cell office:value-type="string">
                <text:p>atax</text:p>
              </table:table-cell>
              <table:table-cell office:value-type="float" office:value="2.026835">
                <text:p>2.026835</text:p>
              </table:table-cell>
              <table:table-cell office:value-type="float" office:value="2.288402">
                <text:p>2.288402</text:p>
              </table:table-cell>
              <table:table-cell office:value-type="float" office:value="1.243985">
                <text:p>1.243985</text:p>
              </table:table-cell>
              <table:table-cell office:value-type="float" office:value="2.099012">
                <text:p>2.099012</text:p>
              </table:table-cell>
            </table:table-row>
            <table:table-row>
              <table:table-cell office:value-type="string">
                <text:p>gemver</text:p>
              </table:table-cell>
              <table:table-cell office:value-type="float" office:value="2.013646">
                <text:p>2.013646</text:p>
              </table:table-cell>
              <table:table-cell office:value-type="float" office:value="2.257771">
                <text:p>2.257771</text:p>
              </table:table-cell>
              <table:table-cell office:value-type="float" office:value="1.385898">
                <text:p>1.385898</text:p>
              </table:table-cell>
              <table:table-cell office:value-type="float" office:value="2.204094">
                <text:p>2.204094</text:p>
              </table:table-cell>
            </table:table-row>
            <table:table-row>
              <table:table-cell office:value-type="string">
                <text:p>trmm</text:p>
              </table:table-cell>
              <table:table-cell office:value-type="float" office:value="1.978573">
                <text:p>1.978573</text:p>
              </table:table-cell>
              <table:table-cell office:value-type="float" office:value="2.553421">
                <text:p>2.553421</text:p>
              </table:table-cell>
              <table:table-cell office:value-type="float" office:value="2.954348">
                <text:p>2.954348</text:p>
              </table:table-cell>
              <table:table-cell office:value-type="float" office:value="2.356143">
                <text:p>2.356143</text:p>
              </table:table-cell>
            </table:table-row>
            <table:table-row>
              <table:table-cell office:value-type="string">
                <text:p>doitgen</text:p>
              </table:table-cell>
              <table:table-cell office:value-type="float" office:value="1.380789">
                <text:p>1.380789</text:p>
              </table:table-cell>
              <table:table-cell office:value-type="float" office:value="2.060715">
                <text:p>2.060715</text:p>
              </table:table-cell>
              <table:table-cell office:value-type="float" office:value="2.738675">
                <text:p>2.738675</text:p>
              </table:table-cell>
              <table:table-cell office:value-type="float" office:value="1.78575">
                <text:p>1.78575</text:p>
              </table:table-cell>
            </table:table-row>
            <table:table-row>
              <table:table-cell office:value-type="string">
                <text:p>syrk</text:p>
              </table:table-cell>
              <table:table-cell office:value-type="float" office:value="1.544244">
                <text:p>1.544244</text:p>
              </table:table-cell>
              <table:table-cell office:value-type="float" office:value="1.735387">
                <text:p>1.735387</text:p>
              </table:table-cell>
              <table:table-cell office:value-type="float" office:value="1.516993">
                <text:p>1.516993</text:p>
              </table:table-cell>
              <table:table-cell office:value-type="float" office:value="2.056979">
                <text:p>2.056979</text:p>
              </table:table-cell>
            </table:table-row>
            <table:table-row>
              <table:table-cell office:value-type="string">
                <text:p>covariance</text:p>
              </table:table-cell>
              <table:table-cell office:value-type="float" office:value="1.277111">
                <text:p>1.277111</text:p>
              </table:table-cell>
              <table:table-cell office:value-type="float" office:value="1.759528">
                <text:p>1.759528</text:p>
              </table:table-cell>
              <table:table-cell office:value-type="float" office:value="2.269133">
                <text:p>2.269133</text:p>
              </table:table-cell>
              <table:table-cell office:value-type="float" office:value="1.589948">
                <text:p>1.589948</text:p>
              </table:table-cell>
            </table:table-row>
            <table:table-row>
              <table:table-cell office:value-type="string">
                <text:p>correlation</text:p>
              </table:table-cell>
              <table:table-cell office:value-type="float" office:value="1.245069">
                <text:p>1.245069</text:p>
              </table:table-cell>
              <table:table-cell office:value-type="float" office:value="1.708">
                <text:p>1.708</text:p>
              </table:table-cell>
              <table:table-cell office:value-type="float" office:value="2.204012">
                <text:p>2.204012</text:p>
              </table:table-cell>
              <table:table-cell office:value-type="float" office:value="1.546219">
                <text:p>1.546219</text:p>
              </table:table-cell>
            </table:table-row>
            <table:table-row>
              <table:table-cell office:value-type="string">
                <text:p>symm</text:p>
              </table:table-cell>
              <table:table-cell office:value-type="float" office:value="1.315471">
                <text:p>1.315471</text:p>
              </table:table-cell>
              <table:table-cell office:value-type="float" office:value="1.392218">
                <text:p>1.392218</text:p>
              </table:table-cell>
              <table:table-cell office:value-type="float" office:value="1.60001">
                <text:p>1.60001</text:p>
              </table:table-cell>
              <table:table-cell office:value-type="float" office:value="1.44437">
                <text:p>1.44437</text:p>
              </table:table-cell>
            </table:table-row>
            <table:table-row>
              <table:table-cell office:value-type="string">
                <text:p>syr2k</text:p>
              </table:table-cell>
              <table:table-cell office:value-type="float" office:value="1.478215">
                <text:p>1.478215</text:p>
              </table:table-cell>
              <table:table-cell office:value-type="float" office:value="1.612456">
                <text:p>1.612456</text:p>
              </table:table-cell>
              <table:table-cell office:value-type="float" office:value="1.631923">
                <text:p>1.631923</text:p>
              </table:table-cell>
              <table:table-cell office:value-type="float" office:value="1.945654">
                <text:p>1.945654</text:p>
              </table:table-cell>
            </table:table-row>
            <table:table-row>
              <table:table-cell office:value-type="string">
                <text:p>gemm</text:p>
              </table:table-cell>
              <table:table-cell office:value-type="float" office:value="1.516308">
                <text:p>1.516308</text:p>
              </table:table-cell>
              <table:table-cell office:value-type="float" office:value="1.864827">
                <text:p>1.864827</text:p>
              </table:table-cell>
              <table:table-cell office:value-type="float" office:value="1.880972">
                <text:p>1.880972</text:p>
              </table:table-cell>
              <table:table-cell office:value-type="float" office:value="2.293156">
                <text:p>2.293156</text:p>
              </table:table-cell>
            </table:table-row>
            <table:table-row>
              <table:table-cell office:value-type="string">
                <text:p>2mm</text:p>
              </table:table-cell>
              <table:table-cell office:value-type="float" office:value="1.400118">
                <text:p>1.400118</text:p>
              </table:table-cell>
              <table:table-cell office:value-type="float" office:value="2.148421">
                <text:p>2.148421</text:p>
              </table:table-cell>
              <table:table-cell office:value-type="float" office:value="3.343054">
                <text:p>3.343054</text:p>
              </table:table-cell>
              <table:table-cell office:value-type="float" office:value="1.822888">
                <text:p>1.822888</text:p>
              </table:table-cell>
            </table:table-row>
            <table:table-row>
              <table:table-cell office:value-type="string">
                <text:p>gramschmidt</text:p>
              </table:table-cell>
              <table:table-cell office:value-type="float" office:value="1.390437">
                <text:p>1.390437</text:p>
              </table:table-cell>
              <table:table-cell office:value-type="float" office:value="1.775832">
                <text:p>1.775832</text:p>
              </table:table-cell>
              <table:table-cell office:value-type="float" office:value="2.270055">
                <text:p>2.270055</text:p>
              </table:table-cell>
              <table:table-cell office:value-type="float" office:value="1.781974">
                <text:p>1.781974</text:p>
              </table:table-cell>
            </table:table-row>
            <table:table-row>
              <table:table-cell office:value-type="string">
                <text:p>nussinov</text:p>
              </table:table-cell>
              <table:table-cell office:value-type="float" office:value="1.232849">
                <text:p>1.232849</text:p>
              </table:table-cell>
              <table:table-cell office:value-type="float" office:value="1.360707">
                <text:p>1.360707</text:p>
              </table:table-cell>
              <table:table-cell office:value-type="float" office:value="1.273132">
                <text:p>1.273132</text:p>
              </table:table-cell>
              <table:table-cell office:value-type="float" office:value="1.64708">
                <text:p>1.64708</text:p>
              </table:table-cell>
            </table:table-row>
            <table:table-row>
              <table:table-cell office:value-type="string">
                <text:p>3mm</text:p>
              </table:table-cell>
              <table:table-cell office:value-type="float" office:value="1.093038">
                <text:p>1.093038</text:p>
              </table:table-cell>
              <table:table-cell office:value-type="float" office:value="1.607436">
                <text:p>1.607436</text:p>
              </table:table-cell>
              <table:table-cell office:value-type="float" office:value="2.63297">
                <text:p>2.63297</text:p>
              </table:table-cell>
              <table:table-cell office:value-type="float" office:value="1.41473">
                <text:p>1.41473</text:p>
              </table:table-cell>
            </table:table-row>
            <table:table-row>
              <table:table-cell office:value-type="string">
                <text:p>adi</text:p>
              </table:table-cell>
              <table:table-cell office:value-type="float" office:value="1.392835">
                <text:p>1.392835</text:p>
              </table:table-cell>
              <table:table-cell office:value-type="float" office:value="1.621081">
                <text:p>1.621081</text:p>
              </table:table-cell>
              <table:table-cell office:value-type="float" office:value="2.214082">
                <text:p>2.214082</text:p>
              </table:table-cell>
              <table:table-cell office:value-type="float" office:value="1.540554">
                <text:p>1.540554</text:p>
              </table:table-cell>
            </table:table-row>
            <table:table-row>
              <table:table-cell office:value-type="string">
                <text:p>fdtd-2d</text:p>
              </table:table-cell>
              <table:table-cell office:value-type="float" office:value="1.263244">
                <text:p>1.263244</text:p>
              </table:table-cell>
              <table:table-cell office:value-type="float" office:value="1.708572">
                <text:p>1.708572</text:p>
              </table:table-cell>
              <table:table-cell office:value-type="float" office:value="1.850348">
                <text:p>1.850348</text:p>
              </table:table-cell>
              <table:table-cell office:value-type="float" office:value="2.074533">
                <text:p>2.074533</text:p>
              </table:table-cell>
            </table:table-row>
            <table:table-row>
              <table:table-cell office:value-type="string">
                <text:p>jacobi-2d</text:p>
              </table:table-cell>
              <table:table-cell office:value-type="float" office:value="1.19413">
                <text:p>1.19413</text:p>
              </table:table-cell>
              <table:table-cell office:value-type="float" office:value="1.443753">
                <text:p>1.443753</text:p>
              </table:table-cell>
              <table:table-cell office:value-type="float" office:value="1.716441">
                <text:p>1.716441</text:p>
              </table:table-cell>
              <table:table-cell office:value-type="float" office:value="1.990792">
                <text:p>1.990792</text:p>
              </table:table-cell>
            </table:table-row>
            <table:table-row>
              <table:table-cell office:value-type="string">
                <text:p>seidel-2d</text:p>
              </table:table-cell>
              <table:table-cell office:value-type="float" office:value="1.303633">
                <text:p>1.303633</text:p>
              </table:table-cell>
              <table:table-cell office:value-type="float" office:value="1.313998">
                <text:p>1.313998</text:p>
              </table:table-cell>
              <table:table-cell office:value-type="float" office:value="1.589268">
                <text:p>1.589268</text:p>
              </table:table-cell>
              <table:table-cell office:value-type="float" office:value="1.407892">
                <text:p>1.407892</text:p>
              </table:table-cell>
            </table:table-row>
            <table:table-row>
              <table:table-cell office:value-type="string">
                <text:p>heat-3d</text:p>
              </table:table-cell>
              <table:table-cell office:value-type="float" office:value="1.137484">
                <text:p>1.137484</text:p>
              </table:table-cell>
              <table:table-cell office:value-type="float" office:value="1.401577">
                <text:p>1.401577</text:p>
              </table:table-cell>
              <table:table-cell office:value-type="float" office:value="2.034246">
                <text:p>2.034246</text:p>
              </table:table-cell>
              <table:table-cell office:value-type="float" office:value="1.807907">
                <text:p>1.807907</text:p>
              </table:table-cell>
            </table:table-row>
            <table:table-row>
              <table:table-cell office:value-type="string">
                <text:p>cholesky</text:p>
              </table:table-cell>
              <table:table-cell office:value-type="float" office:value="1.365767">
                <text:p>1.365767</text:p>
              </table:table-cell>
              <table:table-cell office:value-type="float" office:value="1.56917">
                <text:p>1.56917</text:p>
              </table:table-cell>
              <table:table-cell office:value-type="float" office:value="2.435141">
                <text:p>2.435141</text:p>
              </table:table-cell>
              <table:table-cell office:value-type="float" office:value="2.072987">
                <text:p>2.072987</text:p>
              </table:table-cell>
            </table:table-row>
            <table:table-row>
              <table:table-cell office:value-type="string">
                <text:p>lu</text:p>
              </table:table-cell>
              <table:table-cell office:value-type="float" office:value="1.467824">
                <text:p>1.467824</text:p>
              </table:table-cell>
              <table:table-cell office:value-type="float" office:value="1.779649">
                <text:p>1.779649</text:p>
              </table:table-cell>
              <table:table-cell office:value-type="float" office:value="2.863296">
                <text:p>2.863296</text:p>
              </table:table-cell>
              <table:table-cell office:value-type="float" office:value="2.184969">
                <text:p>2.184969</text:p>
              </table:table-cell>
            </table:table-row>
            <table:table-row>
              <table:table-cell office:value-type="string">
                <text:p>ludcmp</text:p>
              </table:table-cell>
              <table:table-cell office:value-type="float" office:value="1.33768">
                <text:p>1.33768</text:p>
              </table:table-cell>
              <table:table-cell office:value-type="float" office:value="1.407435">
                <text:p>1.407435</text:p>
              </table:table-cell>
              <table:table-cell office:value-type="float" office:value="2.072354">
                <text:p>2.072354</text:p>
              </table:table-cell>
              <table:table-cell office:value-type="float" office:value="2.045683">
                <text:p>2.045683</text:p>
              </table:table-cell>
            </table:table-row>
            <table:table-row>
              <table:table-cell office:value-type="string">
                <text:p>floyd-warshall</text:p>
              </table:table-cell>
              <table:table-cell office:value-type="float" office:value="0.912174">
                <text:p>0.912174</text:p>
              </table:table-cell>
              <table:table-cell office:value-type="float" office:value="1.4325">
                <text:p>1.4325</text:p>
              </table:table-cell>
              <table:table-cell office:value-type="float" office:value="1.487152">
                <text:p>1.487152</text:p>
              </table:table-cell>
              <table:table-cell office:value-type="float" office:value="2.042122">
                <text:p>2.04212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fill-image draw:name="ChartBitmap_20_1" draw:display-name="ChartBitmap 1" xlink:href="Pictures/100000000000000800000008D085463572746166.png" xlink:type="simple" xlink:show="embed" xlink:actuate="onLoad"/>
    <draw:fill-image draw:name="ChartBitmap_20_10" draw:display-name="ChartBitmap 10" xlink:href="Pictures/100000000000000800000008AF5E132AF6D2C18D.png" xlink:type="simple" xlink:show="embed" xlink:actuate="onLoad"/>
    <draw:fill-image draw:name="ChartBitmap_20_11" draw:display-name="ChartBitmap 11" xlink:href="Pictures/100000000000000800000008BF34FE0B1AE6F876.png" xlink:type="simple" xlink:show="embed" xlink:actuate="onLoad"/>
    <draw:fill-image draw:name="ChartBitmap_20_12" draw:display-name="ChartBitmap 12" xlink:href="Pictures/1000000000000008000000083DEBC9330162CEE7.png" xlink:type="simple" xlink:show="embed" xlink:actuate="onLoad"/>
    <draw:fill-image draw:name="ChartBitmap_20_13" draw:display-name="ChartBitmap 13" xlink:href="Pictures/100000000000000800000008983101575FF95175.png" xlink:type="simple" xlink:show="embed" xlink:actuate="onLoad"/>
    <draw:fill-image draw:name="ChartBitmap_20_14" draw:display-name="ChartBitmap 14" xlink:href="Pictures/1000000000000008000000087369712AC574C03C.png" xlink:type="simple" xlink:show="embed" xlink:actuate="onLoad"/>
    <draw:fill-image draw:name="ChartBitmap_20_15" draw:display-name="ChartBitmap 15" xlink:href="Pictures/1000000000000008000000081A9B423D1A813A52.png" xlink:type="simple" xlink:show="embed" xlink:actuate="onLoad"/>
    <draw:fill-image draw:name="ChartBitmap_20_16" draw:display-name="ChartBitmap 16" xlink:href="Pictures/1000000000000008000000081A9B423D1A813A52.png" xlink:type="simple" xlink:show="embed" xlink:actuate="onLoad"/>
    <draw:fill-image draw:name="ChartBitmap_20_17" draw:display-name="ChartBitmap 17" xlink:href="Pictures/100000000000000800000008E2983662C4563859.png" xlink:type="simple" xlink:show="embed" xlink:actuate="onLoad"/>
    <draw:fill-image draw:name="ChartBitmap_20_18" draw:display-name="ChartBitmap 18" xlink:href="Pictures/100000000000000800000008FCD192D1055E3DE0.png" xlink:type="simple" xlink:show="embed" xlink:actuate="onLoad"/>
    <draw:fill-image draw:name="ChartBitmap_20_19" draw:display-name="ChartBitmap 19" xlink:href="Pictures/100000000000000800000008DDF7072BDBA5EFCF.png" xlink:type="simple" xlink:show="embed" xlink:actuate="onLoad"/>
    <draw:fill-image draw:name="ChartBitmap_20_2" draw:display-name="ChartBitmap 2" xlink:href="Pictures/100000000000000800000008648907C92FEFE099.png" xlink:type="simple" xlink:show="embed" xlink:actuate="onLoad"/>
    <draw:fill-image draw:name="ChartBitmap_20_20" draw:display-name="ChartBitmap 20" xlink:href="Pictures/100000000000000800000008FCD192D1055E3DE0.png" xlink:type="simple" xlink:show="embed" xlink:actuate="onLoad"/>
    <draw:fill-image draw:name="ChartBitmap_20_21" draw:display-name="ChartBitmap 21" xlink:href="Pictures/100000000000000800000008F70D036D45FFF5DF.png" xlink:type="simple" xlink:show="embed" xlink:actuate="onLoad"/>
    <draw:fill-image draw:name="ChartBitmap_20_22" draw:display-name="ChartBitmap 22" xlink:href="Pictures/1000000000000008000000085450F247947E986B.png" xlink:type="simple" xlink:show="embed" xlink:actuate="onLoad"/>
    <draw:fill-image draw:name="ChartBitmap_20_23" draw:display-name="ChartBitmap 23" xlink:href="Pictures/100000000000000800000008DD2FDE46AE706B4A.png" xlink:type="simple" xlink:show="embed" xlink:actuate="onLoad"/>
    <draw:fill-image draw:name="ChartBitmap_20_24" draw:display-name="ChartBitmap 24" xlink:href="Pictures/100000000000000800000008910DEE4822E67C87.png" xlink:type="simple" xlink:show="embed" xlink:actuate="onLoad"/>
    <draw:fill-image draw:name="ChartBitmap_20_25" draw:display-name="ChartBitmap 25" xlink:href="Pictures/100000000000000800000008E2983662C4563859.png" xlink:type="simple" xlink:show="embed" xlink:actuate="onLoad"/>
    <draw:fill-image draw:name="ChartBitmap_20_26" draw:display-name="ChartBitmap 26" xlink:href="Pictures/100000000000000800000008B6C2456504C29344.png" xlink:type="simple" xlink:show="embed" xlink:actuate="onLoad"/>
    <draw:fill-image draw:name="ChartBitmap_20_27" draw:display-name="ChartBitmap 27" xlink:href="Pictures/1000000000000008000000088A40A623BD1AE613.png" xlink:type="simple" xlink:show="embed" xlink:actuate="onLoad"/>
    <draw:fill-image draw:name="ChartBitmap_20_28" draw:display-name="ChartBitmap 28" xlink:href="Pictures/10000000000000080000000891CC5B4335A1319C.png" xlink:type="simple" xlink:show="embed" xlink:actuate="onLoad"/>
    <draw:fill-image draw:name="ChartBitmap_20_29" draw:display-name="ChartBitmap 29" xlink:href="Pictures/1000000000000008000000081B0B206AD7C83958.png" xlink:type="simple" xlink:show="embed" xlink:actuate="onLoad"/>
    <draw:fill-image draw:name="ChartBitmap_20_3" draw:display-name="ChartBitmap 3" xlink:href="Pictures/100000000000000800000008E2983662C4563859.png" xlink:type="simple" xlink:show="embed" xlink:actuate="onLoad"/>
    <draw:fill-image draw:name="ChartBitmap_20_30" draw:display-name="ChartBitmap 30" xlink:href="Pictures/100000000000000800000008B6C2456504C29344.png" xlink:type="simple" xlink:show="embed" xlink:actuate="onLoad"/>
    <draw:fill-image draw:name="ChartBitmap_20_31" draw:display-name="ChartBitmap 31" xlink:href="Pictures/100000000000000800000008B6C2456504C29344.png" xlink:type="simple" xlink:show="embed" xlink:actuate="onLoad"/>
    <draw:fill-image draw:name="ChartBitmap_20_32" draw:display-name="ChartBitmap 32" xlink:href="Pictures/100000000000000800000008E2983662C4563859.png" xlink:type="simple" xlink:show="embed" xlink:actuate="onLoad"/>
    <draw:fill-image draw:name="ChartBitmap_20_33" draw:display-name="ChartBitmap 33" xlink:href="Pictures/100000000000000800000008E2983662C4563859.png" xlink:type="simple" xlink:show="embed" xlink:actuate="onLoad"/>
    <draw:fill-image draw:name="ChartBitmap_20_34" draw:display-name="ChartBitmap 34" xlink:href="Pictures/100000000000000800000008EEE38D8CA1A06AB1.png" xlink:type="simple" xlink:show="embed" xlink:actuate="onLoad"/>
    <draw:fill-image draw:name="ChartBitmap_20_35" draw:display-name="ChartBitmap 35" xlink:href="Pictures/100000000000000800000008EEE38D8CA1A06AB1.png" xlink:type="simple" xlink:show="embed" xlink:actuate="onLoad"/>
    <draw:fill-image draw:name="ChartBitmap_20_36" draw:display-name="ChartBitmap 36" xlink:href="Pictures/1000000000000008000000088A40A623BD1AE613.png" xlink:type="simple" xlink:show="embed" xlink:actuate="onLoad"/>
    <draw:fill-image draw:name="ChartBitmap_20_37" draw:display-name="ChartBitmap 37" xlink:href="Pictures/1000000000000008000000081B0B206AD7C83958.png" xlink:type="simple" xlink:show="embed" xlink:actuate="onLoad"/>
    <draw:fill-image draw:name="ChartBitmap_20_38" draw:display-name="ChartBitmap 38" xlink:href="Pictures/100000000000000800000008F70D036D45FFF5DF.png" xlink:type="simple" xlink:show="embed" xlink:actuate="onLoad"/>
    <draw:fill-image draw:name="ChartBitmap_20_39" draw:display-name="ChartBitmap 39" xlink:href="Pictures/100000000000000800000008F70D036D45FFF5DF.png" xlink:type="simple" xlink:show="embed" xlink:actuate="onLoad"/>
    <draw:fill-image draw:name="ChartBitmap_20_4" draw:display-name="ChartBitmap 4" xlink:href="Pictures/10000000000000080000000888B10B92B715989F.png" xlink:type="simple" xlink:show="embed" xlink:actuate="onLoad"/>
    <draw:fill-image draw:name="ChartBitmap_20_5" draw:display-name="ChartBitmap 5" xlink:href="Pictures/1000000000000008000000087369712AC574C03C.png" xlink:type="simple" xlink:show="embed" xlink:actuate="onLoad"/>
    <draw:fill-image draw:name="ChartBitmap_20_6" draw:display-name="ChartBitmap 6" xlink:href="Pictures/100000000000000800000008C63FA0F9F01F6204.png" xlink:type="simple" xlink:show="embed" xlink:actuate="onLoad"/>
    <draw:fill-image draw:name="ChartBitmap_20_7" draw:display-name="ChartBitmap 7" xlink:href="Pictures/100000000000000800000008B9457F42C0CB60AD.png" xlink:type="simple" xlink:show="embed" xlink:actuate="onLoad"/>
    <draw:fill-image draw:name="ChartBitmap_20_8" draw:display-name="ChartBitmap 8" xlink:href="Pictures/10000000000000080000000873E8E9D1267FAFEB.png" xlink:type="simple" xlink:show="embed" xlink:actuate="onLoad"/>
    <draw:fill-image draw:name="ChartBitmap_20_9" draw:display-name="ChartBitmap 9" xlink:href="Pictures/100000000000000800000008C72FA93F1FC29D38.png" xlink:type="simple" xlink:show="embed" xlink:actuate="onLoad"/>
  </office:styles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368cm" svg:height="16.682cm" xlink:href=".." xlink:type="simple" chart:class="chart:bar" chart:style-name="ch1">
        <chart:title svg:x="8.436cm" svg:y="0.469cm" chart:style-name="ch2">
          <text:p>Baseline Execution Time - Libsodium</text:p>
        </chart:title>
        <chart:legend chart:legend-position="end" svg:x="21.576cm" svg:y="7.046cm" style:legend-expansion="high" chart:style-name="ch3"/>
        <chart:plot-area chart:style-name="ch4" table:cell-range-address="Baseline.A50:Baseline.F86 Baseline.B49:Baseline.F49" chart:data-source-has-labels="both" svg:x="0.487cm" svg:y="1.581cm" svg:width="20.602cm" svg:height="14.768cm">
          <chart:coordinate-region svg:x="1.241cm" svg:y="1.78cm" svg:width="19.848cm" svg:height="11.232cm"/>
          <chart:axis chart:dimension="x" chart:name="primary-x" chart:style-name="ch5" chartooo:axis-type="auto">
            <chartooo:date-scale/>
            <chart:categories table:cell-range-address="Baseline.A50:Baseline.A8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Baseline.B50:Baseline.B86" chart:label-cell-address="Baseline.B49:Baseline.B49" chart:class="chart:bar">
            <chart:data-point chart:repeated="37"/>
          </chart:series>
          <chart:series chart:style-name="ch9" chart:values-cell-range-address="Baseline.C50:Baseline.C86" chart:label-cell-address="Baseline.C49:Baseline.C49" chart:class="chart:bar">
            <chart:data-point chart:repeated="37"/>
          </chart:series>
          <chart:series chart:style-name="ch10" chart:values-cell-range-address="Baseline.D50:Baseline.D86" chart:label-cell-address="Baseline.D49:Baseline.D49" chart:class="chart:bar">
            <chart:data-point chart:repeated="37"/>
          </chart:series>
          <chart:series chart:style-name="ch11" chart:values-cell-range-address="Baseline.E50:Baseline.E86" chart:label-cell-address="Baseline.E49:Baseline.E49" chart:class="chart:bar">
            <chart:data-point chart:repeated="37"/>
          </chart:series>
          <chart:series chart:style-name="ch12" chart:values-cell-range-address="Baseline.F50:Baseline.F86" chart:label-cell-address="Baseline.F49:Baseline.F49" chart:class="chart:bar">
            <chart:data-point chart:repeated="3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zeng-jit</text:p>
                <draw:g>
                  <svg:desc>Baseline.B49:Baseline.B49</svg:desc>
                </draw:g>
              </table:table-cell>
              <table:table-cell office:value-type="string">
                <text:p>v8-liftoff</text:p>
                <draw:g>
                  <svg:desc>Baseline.C49:Baseline.C49</svg:desc>
                </draw:g>
              </table:table-cell>
              <table:table-cell office:value-type="string">
                <text:p>sm-base</text:p>
                <draw:g>
                  <svg:desc>Baseline.D49:Baseline.D49</svg:desc>
                </draw:g>
              </table:table-cell>
              <table:table-cell office:value-type="string">
                <text:p>wazero</text:p>
                <draw:g>
                  <svg:desc>Baseline.E49:Baseline.E49</svg:desc>
                </draw:g>
              </table:table-cell>
              <table:table-cell office:value-type="string">
                <text:p>wasmer-base</text:p>
                <draw:g>
                  <svg:desc>Baseline.F49:Baseline.F4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tream3</text:p>
                <draw:g>
                  <svg:desc>Baseline.A50:Baseline.A86</svg:desc>
                </draw:g>
              </table:table-cell>
              <table:table-cell office:value-type="float" office:value="0.007052">
                <text:p>0.007052</text:p>
                <draw:g>
                  <svg:desc>Baseline.B50:Baseline.B86</svg:desc>
                </draw:g>
              </table:table-cell>
              <table:table-cell office:value-type="float" office:value="0.013298">
                <text:p>0.013298</text:p>
                <draw:g>
                  <svg:desc>Baseline.C50:Baseline.C86</svg:desc>
                </draw:g>
              </table:table-cell>
              <table:table-cell office:value-type="float" office:value="0.013517">
                <text:p>0.013517</text:p>
                <draw:g>
                  <svg:desc>Baseline.D50:Baseline.D86</svg:desc>
                </draw:g>
              </table:table-cell>
              <table:table-cell office:value-type="float" office:value="0.014025">
                <text:p>0.014025</text:p>
                <draw:g>
                  <svg:desc>Baseline.E50:Baseline.E86</svg:desc>
                </draw:g>
              </table:table-cell>
              <table:table-cell office:value-type="float" office:value="0.006163">
                <text:p>0.006163</text:p>
                <draw:g>
                  <svg:desc>Baseline.F50:Baseline.F86</svg:desc>
                </draw:g>
              </table:table-cell>
            </table:table-row>
            <table:table-row>
              <table:table-cell office:value-type="string">
                <text:p>onetimeauth</text:p>
              </table:table-cell>
              <table:table-cell office:value-type="float" office:value="0.006918">
                <text:p>0.006918</text:p>
              </table:table-cell>
              <table:table-cell office:value-type="float" office:value="0.012891">
                <text:p>0.012891</text:p>
              </table:table-cell>
              <table:table-cell office:value-type="float" office:value="0.014089">
                <text:p>0.014089</text:p>
              </table:table-cell>
              <table:table-cell office:value-type="float" office:value="0.013989">
                <text:p>0.013989</text:p>
              </table:table-cell>
              <table:table-cell office:value-type="float" office:value="0.006838">
                <text:p>0.006838</text:p>
              </table:table-cell>
            </table:table-row>
            <table:table-row>
              <table:table-cell office:value-type="string">
                <text:p>siphashx24</text:p>
              </table:table-cell>
              <table:table-cell office:value-type="float" office:value="0.006896">
                <text:p>0.006896</text:p>
              </table:table-cell>
              <table:table-cell office:value-type="float" office:value="0.018207">
                <text:p>0.018207</text:p>
              </table:table-cell>
              <table:table-cell office:value-type="float" office:value="0.014193">
                <text:p>0.014193</text:p>
              </table:table-cell>
              <table:table-cell office:value-type="float" office:value="0.014752">
                <text:p>0.014752</text:p>
              </table:table-cell>
              <table:table-cell office:value-type="float" office:value="0.007004">
                <text:p>0.007004</text:p>
              </table:table-cell>
            </table:table-row>
            <table:table-row>
              <table:table-cell office:value-type="string">
                <text:p>hash3</text:p>
              </table:table-cell>
              <table:table-cell office:value-type="float" office:value="0.007024">
                <text:p>0.007024</text:p>
              </table:table-cell>
              <table:table-cell office:value-type="float" office:value="0.013389">
                <text:p>0.013389</text:p>
              </table:table-cell>
              <table:table-cell office:value-type="float" office:value="0.014092">
                <text:p>0.014092</text:p>
              </table:table-cell>
              <table:table-cell office:value-type="float" office:value="0.01463">
                <text:p>0.01463</text:p>
              </table:table-cell>
              <table:table-cell office:value-type="float" office:value="0.006696">
                <text:p>0.006696</text:p>
              </table:table-cell>
            </table:table-row>
            <table:table-row>
              <table:table-cell office:value-type="string">
                <text:p>shorthash</text:p>
              </table:table-cell>
              <table:table-cell office:value-type="float" office:value="0.00702">
                <text:p>0.00702</text:p>
              </table:table-cell>
              <table:table-cell office:value-type="float" office:value="0.016917">
                <text:p>0.016917</text:p>
              </table:table-cell>
              <table:table-cell office:value-type="float" office:value="0.013827">
                <text:p>0.013827</text:p>
              </table:table-cell>
              <table:table-cell office:value-type="float" office:value="0.014437">
                <text:p>0.014437</text:p>
              </table:table-cell>
              <table:table-cell office:value-type="float" office:value="0.007177">
                <text:p>0.007177</text:p>
              </table:table-cell>
            </table:table-row>
            <table:table-row>
              <table:table-cell office:value-type="string">
                <text:p>auth2</text:p>
              </table:table-cell>
              <table:table-cell office:value-type="float" office:value="0.00736">
                <text:p>0.00736</text:p>
              </table:table-cell>
              <table:table-cell office:value-type="float" office:value="0.014734">
                <text:p>0.014734</text:p>
              </table:table-cell>
              <table:table-cell office:value-type="float" office:value="0.014394">
                <text:p>0.014394</text:p>
              </table:table-cell>
              <table:table-cell office:value-type="float" office:value="0.015324">
                <text:p>0.015324</text:p>
              </table:table-cell>
              <table:table-cell office:value-type="float" office:value="0.007217">
                <text:p>0.007217</text:p>
              </table:table-cell>
            </table:table-row>
            <table:table-row>
              <table:table-cell office:value-type="string">
                <text:p>secretbox2</text:p>
              </table:table-cell>
              <table:table-cell office:value-type="float" office:value="0.007336">
                <text:p>0.007336</text:p>
              </table:table-cell>
              <table:table-cell office:value-type="float" office:value="0.014468">
                <text:p>0.014468</text:p>
              </table:table-cell>
              <table:table-cell office:value-type="float" office:value="0.014208">
                <text:p>0.014208</text:p>
              </table:table-cell>
              <table:table-cell office:value-type="float" office:value="0.014964">
                <text:p>0.014964</text:p>
              </table:table-cell>
              <table:table-cell office:value-type="float" office:value="0.006876">
                <text:p>0.006876</text:p>
              </table:table-cell>
            </table:table-row>
            <table:table-row>
              <table:table-cell office:value-type="string">
                <text:p>auth6</text:p>
              </table:table-cell>
              <table:table-cell office:value-type="float" office:value="0.007546">
                <text:p>0.007546</text:p>
              </table:table-cell>
              <table:table-cell office:value-type="float" office:value="0.016093">
                <text:p>0.016093</text:p>
              </table:table-cell>
              <table:table-cell office:value-type="float" office:value="0.014903">
                <text:p>0.014903</text:p>
              </table:table-cell>
              <table:table-cell office:value-type="float" office:value="0.016422">
                <text:p>0.016422</text:p>
              </table:table-cell>
              <table:table-cell office:value-type="float" office:value="0.008131">
                <text:p>0.008131</text:p>
              </table:table-cell>
            </table:table-row>
            <table:table-row>
              <table:table-cell office:value-type="string">
                <text:p>secretbox</text:p>
              </table:table-cell>
              <table:table-cell office:value-type="float" office:value="0.00763">
                <text:p>0.00763</text:p>
              </table:table-cell>
              <table:table-cell office:value-type="float" office:value="0.015009">
                <text:p>0.015009</text:p>
              </table:table-cell>
              <table:table-cell office:value-type="float" office:value="0.014308">
                <text:p>0.014308</text:p>
              </table:table-cell>
              <table:table-cell office:value-type="float" office:value="0.015371">
                <text:p>0.015371</text:p>
              </table:table-cell>
              <table:table-cell office:value-type="float" office:value="0.007345">
                <text:p>0.007345</text:p>
              </table:table-cell>
            </table:table-row>
            <table:table-row>
              <table:table-cell office:value-type="string">
                <text:p>auth3</text:p>
              </table:table-cell>
              <table:table-cell office:value-type="float" office:value="0.007805">
                <text:p>0.007805</text:p>
              </table:table-cell>
              <table:table-cell office:value-type="float" office:value="0.017481">
                <text:p>0.017481</text:p>
              </table:table-cell>
              <table:table-cell office:value-type="float" office:value="0.014982">
                <text:p>0.014982</text:p>
              </table:table-cell>
              <table:table-cell office:value-type="float" office:value="0.016918">
                <text:p>0.016918</text:p>
              </table:table-cell>
              <table:table-cell office:value-type="float" office:value="0.008124">
                <text:p>0.008124</text:p>
              </table:table-cell>
            </table:table-row>
            <table:table-row>
              <table:table-cell office:value-type="string">
                <text:p>hash</text:p>
              </table:table-cell>
              <table:table-cell office:value-type="float" office:value="0.008136">
                <text:p>0.008136</text:p>
              </table:table-cell>
              <table:table-cell office:value-type="float" office:value="0.017886">
                <text:p>0.017886</text:p>
              </table:table-cell>
              <table:table-cell office:value-type="float" office:value="0.015202">
                <text:p>0.015202</text:p>
              </table:table-cell>
              <table:table-cell office:value-type="float" office:value="0.01766">
                <text:p>0.01766</text:p>
              </table:table-cell>
              <table:table-cell office:value-type="float" office:value="0.008395">
                <text:p>0.008395</text:p>
              </table:table-cell>
            </table:table-row>
            <table:table-row>
              <table:table-cell office:value-type="string">
                <text:p>keygen</text:p>
              </table:table-cell>
              <table:table-cell office:value-type="float" office:value="0.010024">
                <text:p>0.010024</text:p>
              </table:table-cell>
              <table:table-cell office:value-type="float" office:value="0.02721">
                <text:p>0.02721</text:p>
              </table:table-cell>
              <table:table-cell office:value-type="float" office:value="0.016893">
                <text:p>0.016893</text:p>
              </table:table-cell>
              <table:table-cell office:value-type="float" office:value="0.019061">
                <text:p>0.019061</text:p>
              </table:table-cell>
              <table:table-cell office:value-type="float" office:value="0.010486">
                <text:p>0.010486</text:p>
              </table:table-cell>
            </table:table-row>
            <table:table-row>
              <table:table-cell office:value-type="string">
                <text:p>secretbox_easy</text:p>
              </table:table-cell>
              <table:table-cell office:value-type="float" office:value="0.010139">
                <text:p>0.010139</text:p>
              </table:table-cell>
              <table:table-cell office:value-type="float" office:value="0.023235">
                <text:p>0.023235</text:p>
              </table:table-cell>
              <table:table-cell office:value-type="float" office:value="0.016874">
                <text:p>0.016874</text:p>
              </table:table-cell>
              <table:table-cell office:value-type="float" office:value="0.021369">
                <text:p>0.021369</text:p>
              </table:table-cell>
              <table:table-cell office:value-type="float" office:value="0.010935">
                <text:p>0.010935</text:p>
              </table:table-cell>
            </table:table-row>
            <table:table-row>
              <table:table-cell office:value-type="string">
                <text:p>auth</text:p>
              </table:table-cell>
              <table:table-cell office:value-type="float" office:value="0.015942">
                <text:p>0.015942</text:p>
              </table:table-cell>
              <table:table-cell office:value-type="float" office:value="0.056344">
                <text:p>0.056344</text:p>
              </table:table-cell>
              <table:table-cell office:value-type="float" office:value="0.027432">
                <text:p>0.027432</text:p>
              </table:table-cell>
              <table:table-cell office:value-type="float" office:value="0.040729">
                <text:p>0.040729</text:p>
              </table:table-cell>
              <table:table-cell office:value-type="float" office:value="0.027694">
                <text:p>0.027694</text:p>
              </table:table-cell>
            </table:table-row>
            <table:table-row>
              <table:table-cell office:value-type="string">
                <text:p>kdf</text:p>
              </table:table-cell>
              <table:table-cell office:value-type="float" office:value="0.017736">
                <text:p>0.017736</text:p>
              </table:table-cell>
              <table:table-cell office:value-type="float" office:value="0.039913">
                <text:p>0.039913</text:p>
              </table:table-cell>
              <table:table-cell office:value-type="float" office:value="0.024356">
                <text:p>0.024356</text:p>
              </table:table-cell>
              <table:table-cell office:value-type="float" office:value="0.030766">
                <text:p>0.030766</text:p>
              </table:table-cell>
              <table:table-cell office:value-type="float" office:value="0.020611">
                <text:p>0.020611</text:p>
              </table:table-cell>
            </table:table-row>
            <table:table-row>
              <table:table-cell office:value-type="string">
                <text:p>generichash3</text:p>
              </table:table-cell>
              <table:table-cell office:value-type="float" office:value="0.023942">
                <text:p>0.023942</text:p>
              </table:table-cell>
              <table:table-cell office:value-type="float" office:value="0.067584">
                <text:p>0.067584</text:p>
              </table:table-cell>
              <table:table-cell office:value-type="float" office:value="0.029042">
                <text:p>0.029042</text:p>
              </table:table-cell>
              <table:table-cell office:value-type="float" office:value="0.037855">
                <text:p>0.037855</text:p>
              </table:table-cell>
              <table:table-cell office:value-type="float" office:value="0.026707">
                <text:p>0.026707</text:p>
              </table:table-cell>
            </table:table-row>
            <table:table-row>
              <table:table-cell office:value-type="string">
                <text:p>generichash2</text:p>
              </table:table-cell>
              <table:table-cell office:value-type="float" office:value="0.025136">
                <text:p>0.025136</text:p>
              </table:table-cell>
              <table:table-cell office:value-type="float" office:value="0.070415">
                <text:p>0.070415</text:p>
              </table:table-cell>
              <table:table-cell office:value-type="float" office:value="0.028519">
                <text:p>0.028519</text:p>
              </table:table-cell>
              <table:table-cell office:value-type="float" office:value="0.036174">
                <text:p>0.036174</text:p>
              </table:table-cell>
              <table:table-cell office:value-type="float" office:value="0.026848">
                <text:p>0.026848</text:p>
              </table:table-cell>
            </table:table-row>
            <table:table-row>
              <table:table-cell office:value-type="string">
                <text:p>secretstream_xchacha20poly1305</text:p>
              </table:table-cell>
              <table:table-cell office:value-type="float" office:value="0.03586">
                <text:p>0.03586</text:p>
              </table:table-cell>
              <table:table-cell office:value-type="float" office:value="0.120943">
                <text:p>0.120943</text:p>
              </table:table-cell>
              <table:table-cell office:value-type="float" office:value="0.044412">
                <text:p>0.044412</text:p>
              </table:table-cell>
              <table:table-cell office:value-type="float" office:value="0.068543">
                <text:p>0.068543</text:p>
              </table:table-cell>
              <table:table-cell office:value-type="float" office:value="0.052179">
                <text:p>0.052179</text:p>
              </table:table-cell>
            </table:table-row>
            <table:table-row>
              <table:table-cell office:value-type="string">
                <text:p>scalarmult2</text:p>
              </table:table-cell>
              <table:table-cell office:value-type="float" office:value="0.036057">
                <text:p>0.036057</text:p>
              </table:table-cell>
              <table:table-cell office:value-type="float" office:value="0.036439">
                <text:p>0.036439</text:p>
              </table:table-cell>
              <table:table-cell office:value-type="float" office:value="0.04208">
                <text:p>0.04208</text:p>
              </table:table-cell>
              <table:table-cell office:value-type="float" office:value="0.076313">
                <text:p>0.076313</text:p>
              </table:table-cell>
              <table:table-cell office:value-type="float" office:value="0.058303">
                <text:p>0.058303</text:p>
              </table:table-cell>
            </table:table-row>
            <table:table-row>
              <table:table-cell office:value-type="string">
                <text:p>box_seed</text:p>
              </table:table-cell>
              <table:table-cell office:value-type="float" office:value="0.038242">
                <text:p>0.038242</text:p>
              </table:table-cell>
              <table:table-cell office:value-type="float" office:value="0.037178">
                <text:p>0.037178</text:p>
              </table:table-cell>
              <table:table-cell office:value-type="float" office:value="0.042112">
                <text:p>0.042112</text:p>
              </table:table-cell>
              <table:table-cell office:value-type="float" office:value="0.078452">
                <text:p>0.078452</text:p>
              </table:table-cell>
              <table:table-cell office:value-type="float" office:value="0.057261">
                <text:p>0.057261</text:p>
              </table:table-cell>
            </table:table-row>
            <table:table-row>
              <table:table-cell office:value-type="string">
                <text:p>aead_xchacha20poly1305</text:p>
              </table:table-cell>
              <table:table-cell office:value-type="float" office:value="0.048731">
                <text:p>0.048731</text:p>
              </table:table-cell>
              <table:table-cell office:value-type="float" office:value="0.129635">
                <text:p>0.129635</text:p>
              </table:table-cell>
              <table:table-cell office:value-type="float" office:value="0.064812">
                <text:p>0.064812</text:p>
              </table:table-cell>
              <table:table-cell office:value-type="float" office:value="0.100208">
                <text:p>0.100208</text:p>
              </table:table-cell>
              <table:table-cell office:value-type="float" office:value="0.081088">
                <text:p>0.081088</text:p>
              </table:table-cell>
            </table:table-row>
            <table:table-row>
              <table:table-cell office:value-type="string">
                <text:p>aead_chacha20poly1305</text:p>
              </table:table-cell>
              <table:table-cell office:value-type="float" office:value="0.051243">
                <text:p>0.051243</text:p>
              </table:table-cell>
              <table:table-cell office:value-type="float" office:value="0.109272">
                <text:p>0.109272</text:p>
              </table:table-cell>
              <table:table-cell office:value-type="float" office:value="0.062865">
                <text:p>0.062865</text:p>
              </table:table-cell>
              <table:table-cell office:value-type="float" office:value="0.103023">
                <text:p>0.103023</text:p>
              </table:table-cell>
              <table:table-cell office:value-type="float" office:value="0.084486">
                <text:p>0.084486</text:p>
              </table:table-cell>
            </table:table-row>
            <table:table-row>
              <table:table-cell office:value-type="string">
                <text:p>aead_chacha20poly13052</text:p>
              </table:table-cell>
              <table:table-cell office:value-type="float" office:value="0.086651">
                <text:p>0.086651</text:p>
              </table:table-cell>
              <table:table-cell office:value-type="float" office:value="0.160206">
                <text:p>0.160206</text:p>
              </table:table-cell>
              <table:table-cell office:value-type="float" office:value="0.091625">
                <text:p>0.091625</text:p>
              </table:table-cell>
              <table:table-cell office:value-type="float" office:value="0.149368">
                <text:p>0.149368</text:p>
              </table:table-cell>
              <table:table-cell office:value-type="float" office:value="0.109612">
                <text:p>0.109612</text:p>
              </table:table-cell>
            </table:table-row>
            <table:table-row>
              <table:table-cell office:value-type="string">
                <text:p>scalarmult5</text:p>
              </table:table-cell>
              <table:table-cell office:value-type="float" office:value="0.090668">
                <text:p>0.090668</text:p>
              </table:table-cell>
              <table:table-cell office:value-type="float" office:value="0.075775">
                <text:p>0.075775</text:p>
              </table:table-cell>
              <table:table-cell office:value-type="float" office:value="0.100471">
                <text:p>0.100471</text:p>
              </table:table-cell>
              <table:table-cell office:value-type="float" office:value="0.214836">
                <text:p>0.214836</text:p>
              </table:table-cell>
              <table:table-cell office:value-type="float" office:value="0.166462">
                <text:p>0.166462</text:p>
              </table:table-cell>
            </table:table-row>
            <table:table-row>
              <table:table-cell office:value-type="string">
                <text:p>scalarmult6</text:p>
              </table:table-cell>
              <table:table-cell office:value-type="float" office:value="0.088639">
                <text:p>0.088639</text:p>
              </table:table-cell>
              <table:table-cell office:value-type="float" office:value="0.079738">
                <text:p>0.079738</text:p>
              </table:table-cell>
              <table:table-cell office:value-type="float" office:value="0.099704">
                <text:p>0.099704</text:p>
              </table:table-cell>
              <table:table-cell office:value-type="float" office:value="0.215863">
                <text:p>0.215863</text:p>
              </table:table-cell>
              <table:table-cell office:value-type="float" office:value="0.164775">
                <text:p>0.164775</text:p>
              </table:table-cell>
            </table:table-row>
            <table:table-row>
              <table:table-cell office:value-type="string">
                <text:p>scalarmult7</text:p>
              </table:table-cell>
              <table:table-cell office:value-type="float" office:value="0.167813">
                <text:p>0.167813</text:p>
              </table:table-cell>
              <table:table-cell office:value-type="float" office:value="0.137521">
                <text:p>0.137521</text:p>
              </table:table-cell>
              <table:table-cell office:value-type="float" office:value="0.186964">
                <text:p>0.186964</text:p>
              </table:table-cell>
              <table:table-cell office:value-type="float" office:value="0.409197">
                <text:p>0.409197</text:p>
              </table:table-cell>
              <table:table-cell office:value-type="float" office:value="0.312016">
                <text:p>0.312016</text:p>
              </table:table-cell>
            </table:table-row>
            <table:table-row>
              <table:table-cell office:value-type="string">
                <text:p>box2</text:p>
              </table:table-cell>
              <table:table-cell office:value-type="float" office:value="0.167194">
                <text:p>0.167194</text:p>
              </table:table-cell>
              <table:table-cell office:value-type="float" office:value="0.13931">
                <text:p>0.13931</text:p>
              </table:table-cell>
              <table:table-cell office:value-type="float" office:value="0.182313">
                <text:p>0.182313</text:p>
              </table:table-cell>
              <table:table-cell office:value-type="float" office:value="0.411558">
                <text:p>0.411558</text:p>
              </table:table-cell>
              <table:table-cell office:value-type="float" office:value="0.325172">
                <text:p>0.325172</text:p>
              </table:table-cell>
            </table:table-row>
            <table:table-row>
              <table:table-cell office:value-type="string">
                <text:p>box</text:p>
              </table:table-cell>
              <table:table-cell office:value-type="float" office:value="0.169793">
                <text:p>0.169793</text:p>
              </table:table-cell>
              <table:table-cell office:value-type="float" office:value="0.140357">
                <text:p>0.140357</text:p>
              </table:table-cell>
              <table:table-cell office:value-type="float" office:value="0.182563">
                <text:p>0.182563</text:p>
              </table:table-cell>
              <table:table-cell office:value-type="float" office:value="0.41261">
                <text:p>0.41261</text:p>
              </table:table-cell>
              <table:table-cell office:value-type="float" office:value="0.327565">
                <text:p>0.327565</text:p>
              </table:table-cell>
            </table:table-row>
            <table:table-row>
              <table:table-cell office:value-type="string">
                <text:p>generichash</text:p>
              </table:table-cell>
              <table:table-cell office:value-type="float" office:value="0.179569">
                <text:p>0.179569</text:p>
              </table:table-cell>
              <table:table-cell office:value-type="float" office:value="0.377707">
                <text:p>0.377707</text:p>
              </table:table-cell>
              <table:table-cell office:value-type="float" office:value="0.178396">
                <text:p>0.178396</text:p>
              </table:table-cell>
              <table:table-cell office:value-type="float" office:value="0.258651">
                <text:p>0.258651</text:p>
              </table:table-cell>
              <table:table-cell office:value-type="float" office:value="0.195117">
                <text:p>0.195117</text:p>
              </table:table-cell>
            </table:table-row>
            <table:table-row>
              <table:table-cell office:value-type="string">
                <text:p>chacha20</text:p>
              </table:table-cell>
              <table:table-cell office:value-type="float" office:value="0.18585">
                <text:p>0.18585</text:p>
              </table:table-cell>
              <table:table-cell office:value-type="float" office:value="1.027305">
                <text:p>1.027305</text:p>
              </table:table-cell>
              <table:table-cell office:value-type="float" office:value="0.209416">
                <text:p>0.209416</text:p>
              </table:table-cell>
              <table:table-cell office:value-type="float" office:value="0.267124">
                <text:p>0.267124</text:p>
              </table:table-cell>
              <table:table-cell office:value-type="float" office:value="0.252249">
                <text:p>0.252249</text:p>
              </table:table-cell>
            </table:table-row>
            <table:table-row>
              <table:table-cell office:value-type="string">
                <text:p>kdf_hkdf</text:p>
              </table:table-cell>
              <table:table-cell office:value-type="float" office:value="0.229697">
                <text:p>0.229697</text:p>
              </table:table-cell>
              <table:table-cell office:value-type="float" office:value="1.106511">
                <text:p>1.106511</text:p>
              </table:table-cell>
              <table:table-cell office:value-type="float" office:value="0.335656">
                <text:p>0.335656</text:p>
              </table:table-cell>
              <table:table-cell office:value-type="float" office:value="0.638177">
                <text:p>0.638177</text:p>
              </table:table-cell>
              <table:table-cell office:value-type="float" office:value="0.540108">
                <text:p>0.540108</text:p>
              </table:table-cell>
            </table:table-row>
            <table:table-row>
              <table:table-cell office:value-type="string">
                <text:p>scalarmult</text:p>
              </table:table-cell>
              <table:table-cell office:value-type="float" office:value="0.305422">
                <text:p>0.305422</text:p>
              </table:table-cell>
              <table:table-cell office:value-type="float" office:value="0.248278">
                <text:p>0.248278</text:p>
              </table:table-cell>
              <table:table-cell office:value-type="float" office:value="0.326754">
                <text:p>0.326754</text:p>
              </table:table-cell>
              <table:table-cell office:value-type="float" office:value="0.711873">
                <text:p>0.711873</text:p>
              </table:table-cell>
              <table:table-cell office:value-type="float" office:value="0.586661">
                <text:p>0.586661</text:p>
              </table:table-cell>
            </table:table-row>
            <table:table-row>
              <table:table-cell office:value-type="string">
                <text:p>codecs</text:p>
              </table:table-cell>
              <table:table-cell office:value-type="float" office:value="0.319403">
                <text:p>0.319403</text:p>
              </table:table-cell>
              <table:table-cell office:value-type="float" office:value="0.878857">
                <text:p>0.878857</text:p>
              </table:table-cell>
              <table:table-cell office:value-type="float" office:value="0.304392">
                <text:p>0.304392</text:p>
              </table:table-cell>
              <table:table-cell office:value-type="float" office:value="0.464992">
                <text:p>0.464992</text:p>
              </table:table-cell>
              <table:table-cell office:value-type="float" office:value="0.431418">
                <text:p>0.431418</text:p>
              </table:table-cell>
            </table:table-row>
            <table:table-row>
              <table:table-cell office:value-type="string">
                <text:p>box_easy</text:p>
              </table:table-cell>
              <table:table-cell office:value-type="float" office:value="0.34582">
                <text:p>0.34582</text:p>
              </table:table-cell>
              <table:table-cell office:value-type="float" office:value="0.269211">
                <text:p>0.269211</text:p>
              </table:table-cell>
              <table:table-cell office:value-type="float" office:value="0.358554">
                <text:p>0.358554</text:p>
              </table:table-cell>
              <table:table-cell office:value-type="float" office:value="0.803186">
                <text:p>0.803186</text:p>
              </table:table-cell>
              <table:table-cell office:value-type="float" office:value="0.650213">
                <text:p>0.650213</text:p>
              </table:table-cell>
            </table:table-row>
            <table:table-row>
              <table:table-cell office:value-type="string">
                <text:p>sign2</text:p>
              </table:table-cell>
              <table:table-cell office:value-type="float" office:value="0.461113">
                <text:p>0.461113</text:p>
              </table:table-cell>
              <table:table-cell office:value-type="float" office:value="0.374718">
                <text:p>0.374718</text:p>
              </table:table-cell>
              <table:table-cell office:value-type="float" office:value="0.515432">
                <text:p>0.515432</text:p>
              </table:table-cell>
              <table:table-cell office:value-type="float" office:value="1.097278">
                <text:p>1.097278</text:p>
              </table:table-cell>
              <table:table-cell office:value-type="float" office:value="0.924699">
                <text:p>0.924699</text:p>
              </table:table-cell>
            </table:table-row>
            <table:table-row>
              <table:table-cell office:value-type="string">
                <text:p>randombytes</text:p>
              </table:table-cell>
              <table:table-cell office:value-type="float" office:value="0.816572">
                <text:p>0.816572</text:p>
              </table:table-cell>
              <table:table-cell office:value-type="float" office:value="3.300715">
                <text:p>3.300715</text:p>
              </table:table-cell>
              <table:table-cell office:value-type="float" office:value="0.707113">
                <text:p>0.707113</text:p>
              </table:table-cell>
              <table:table-cell office:value-type="float" office:value="1.300962">
                <text:p>1.300962</text:p>
              </table:table-cell>
              <table:table-cell office:value-type="float" office:value="1.047281">
                <text:p>1.047281</text:p>
              </table:table-cell>
            </table:table-row>
            <table:table-row>
              <table:table-cell office:value-type="string">
                <text:p>box_seal</text:p>
              </table:table-cell>
              <table:table-cell office:value-type="float" office:value="0.886643">
                <text:p>0.886643</text:p>
              </table:table-cell>
              <table:table-cell office:value-type="float" office:value="0.729419">
                <text:p>0.729419</text:p>
              </table:table-cell>
              <table:table-cell office:value-type="float" office:value="0.93401">
                <text:p>0.93401</text:p>
              </table:table-cell>
              <table:table-cell office:value-type="float" office:value="2.080625">
                <text:p>2.080625</text:p>
              </table:table-cell>
              <table:table-cell office:value-type="float" office:value="1.743091">
                <text:p>1.74309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fill-image draw:name="ChartBitmap_20_1" draw:display-name="ChartBitmap 1" xlink:href="Pictures/100000000000000800000008D085463572746166.png" xlink:type="simple" xlink:show="embed" xlink:actuate="onLoad"/>
    <draw:fill-image draw:name="ChartBitmap_20_10" draw:display-name="ChartBitmap 10" xlink:href="Pictures/100000000000000800000008AF5E132AF6D2C18D.png" xlink:type="simple" xlink:show="embed" xlink:actuate="onLoad"/>
    <draw:fill-image draw:name="ChartBitmap_20_11" draw:display-name="ChartBitmap 11" xlink:href="Pictures/100000000000000800000008BF34FE0B1AE6F876.png" xlink:type="simple" xlink:show="embed" xlink:actuate="onLoad"/>
    <draw:fill-image draw:name="ChartBitmap_20_12" draw:display-name="ChartBitmap 12" xlink:href="Pictures/1000000000000008000000083DEBC9330162CEE7.png" xlink:type="simple" xlink:show="embed" xlink:actuate="onLoad"/>
    <draw:fill-image draw:name="ChartBitmap_20_13" draw:display-name="ChartBitmap 13" xlink:href="Pictures/100000000000000800000008983101575FF95175.png" xlink:type="simple" xlink:show="embed" xlink:actuate="onLoad"/>
    <draw:fill-image draw:name="ChartBitmap_20_14" draw:display-name="ChartBitmap 14" xlink:href="Pictures/1000000000000008000000087369712AC574C03C.png" xlink:type="simple" xlink:show="embed" xlink:actuate="onLoad"/>
    <draw:fill-image draw:name="ChartBitmap_20_15" draw:display-name="ChartBitmap 15" xlink:href="Pictures/1000000000000008000000081A9B423D1A813A52.png" xlink:type="simple" xlink:show="embed" xlink:actuate="onLoad"/>
    <draw:fill-image draw:name="ChartBitmap_20_16" draw:display-name="ChartBitmap 16" xlink:href="Pictures/1000000000000008000000081A9B423D1A813A52.png" xlink:type="simple" xlink:show="embed" xlink:actuate="onLoad"/>
    <draw:fill-image draw:name="ChartBitmap_20_17" draw:display-name="ChartBitmap 17" xlink:href="Pictures/100000000000000800000008E2983662C4563859.png" xlink:type="simple" xlink:show="embed" xlink:actuate="onLoad"/>
    <draw:fill-image draw:name="ChartBitmap_20_18" draw:display-name="ChartBitmap 18" xlink:href="Pictures/100000000000000800000008FCD192D1055E3DE0.png" xlink:type="simple" xlink:show="embed" xlink:actuate="onLoad"/>
    <draw:fill-image draw:name="ChartBitmap_20_19" draw:display-name="ChartBitmap 19" xlink:href="Pictures/100000000000000800000008DDF7072BDBA5EFCF.png" xlink:type="simple" xlink:show="embed" xlink:actuate="onLoad"/>
    <draw:fill-image draw:name="ChartBitmap_20_2" draw:display-name="ChartBitmap 2" xlink:href="Pictures/100000000000000800000008648907C92FEFE099.png" xlink:type="simple" xlink:show="embed" xlink:actuate="onLoad"/>
    <draw:fill-image draw:name="ChartBitmap_20_20" draw:display-name="ChartBitmap 20" xlink:href="Pictures/100000000000000800000008FCD192D1055E3DE0.png" xlink:type="simple" xlink:show="embed" xlink:actuate="onLoad"/>
    <draw:fill-image draw:name="ChartBitmap_20_21" draw:display-name="ChartBitmap 21" xlink:href="Pictures/100000000000000800000008F70D036D45FFF5DF.png" xlink:type="simple" xlink:show="embed" xlink:actuate="onLoad"/>
    <draw:fill-image draw:name="ChartBitmap_20_22" draw:display-name="ChartBitmap 22" xlink:href="Pictures/1000000000000008000000085450F247947E986B.png" xlink:type="simple" xlink:show="embed" xlink:actuate="onLoad"/>
    <draw:fill-image draw:name="ChartBitmap_20_23" draw:display-name="ChartBitmap 23" xlink:href="Pictures/100000000000000800000008DD2FDE46AE706B4A.png" xlink:type="simple" xlink:show="embed" xlink:actuate="onLoad"/>
    <draw:fill-image draw:name="ChartBitmap_20_24" draw:display-name="ChartBitmap 24" xlink:href="Pictures/100000000000000800000008910DEE4822E67C87.png" xlink:type="simple" xlink:show="embed" xlink:actuate="onLoad"/>
    <draw:fill-image draw:name="ChartBitmap_20_25" draw:display-name="ChartBitmap 25" xlink:href="Pictures/100000000000000800000008E2983662C4563859.png" xlink:type="simple" xlink:show="embed" xlink:actuate="onLoad"/>
    <draw:fill-image draw:name="ChartBitmap_20_26" draw:display-name="ChartBitmap 26" xlink:href="Pictures/100000000000000800000008B6C2456504C29344.png" xlink:type="simple" xlink:show="embed" xlink:actuate="onLoad"/>
    <draw:fill-image draw:name="ChartBitmap_20_27" draw:display-name="ChartBitmap 27" xlink:href="Pictures/1000000000000008000000088A40A623BD1AE613.png" xlink:type="simple" xlink:show="embed" xlink:actuate="onLoad"/>
    <draw:fill-image draw:name="ChartBitmap_20_28" draw:display-name="ChartBitmap 28" xlink:href="Pictures/10000000000000080000000891CC5B4335A1319C.png" xlink:type="simple" xlink:show="embed" xlink:actuate="onLoad"/>
    <draw:fill-image draw:name="ChartBitmap_20_29" draw:display-name="ChartBitmap 29" xlink:href="Pictures/1000000000000008000000081B0B206AD7C83958.png" xlink:type="simple" xlink:show="embed" xlink:actuate="onLoad"/>
    <draw:fill-image draw:name="ChartBitmap_20_3" draw:display-name="ChartBitmap 3" xlink:href="Pictures/100000000000000800000008E2983662C4563859.png" xlink:type="simple" xlink:show="embed" xlink:actuate="onLoad"/>
    <draw:fill-image draw:name="ChartBitmap_20_30" draw:display-name="ChartBitmap 30" xlink:href="Pictures/100000000000000800000008B6C2456504C29344.png" xlink:type="simple" xlink:show="embed" xlink:actuate="onLoad"/>
    <draw:fill-image draw:name="ChartBitmap_20_31" draw:display-name="ChartBitmap 31" xlink:href="Pictures/100000000000000800000008B6C2456504C29344.png" xlink:type="simple" xlink:show="embed" xlink:actuate="onLoad"/>
    <draw:fill-image draw:name="ChartBitmap_20_32" draw:display-name="ChartBitmap 32" xlink:href="Pictures/100000000000000800000008E2983662C4563859.png" xlink:type="simple" xlink:show="embed" xlink:actuate="onLoad"/>
    <draw:fill-image draw:name="ChartBitmap_20_33" draw:display-name="ChartBitmap 33" xlink:href="Pictures/100000000000000800000008E2983662C4563859.png" xlink:type="simple" xlink:show="embed" xlink:actuate="onLoad"/>
    <draw:fill-image draw:name="ChartBitmap_20_34" draw:display-name="ChartBitmap 34" xlink:href="Pictures/100000000000000800000008EEE38D8CA1A06AB1.png" xlink:type="simple" xlink:show="embed" xlink:actuate="onLoad"/>
    <draw:fill-image draw:name="ChartBitmap_20_35" draw:display-name="ChartBitmap 35" xlink:href="Pictures/100000000000000800000008EEE38D8CA1A06AB1.png" xlink:type="simple" xlink:show="embed" xlink:actuate="onLoad"/>
    <draw:fill-image draw:name="ChartBitmap_20_36" draw:display-name="ChartBitmap 36" xlink:href="Pictures/1000000000000008000000088A40A623BD1AE613.png" xlink:type="simple" xlink:show="embed" xlink:actuate="onLoad"/>
    <draw:fill-image draw:name="ChartBitmap_20_37" draw:display-name="ChartBitmap 37" xlink:href="Pictures/1000000000000008000000081B0B206AD7C83958.png" xlink:type="simple" xlink:show="embed" xlink:actuate="onLoad"/>
    <draw:fill-image draw:name="ChartBitmap_20_38" draw:display-name="ChartBitmap 38" xlink:href="Pictures/100000000000000800000008F70D036D45FFF5DF.png" xlink:type="simple" xlink:show="embed" xlink:actuate="onLoad"/>
    <draw:fill-image draw:name="ChartBitmap_20_39" draw:display-name="ChartBitmap 39" xlink:href="Pictures/100000000000000800000008F70D036D45FFF5DF.png" xlink:type="simple" xlink:show="embed" xlink:actuate="onLoad"/>
    <draw:fill-image draw:name="ChartBitmap_20_4" draw:display-name="ChartBitmap 4" xlink:href="Pictures/10000000000000080000000888B10B92B715989F.png" xlink:type="simple" xlink:show="embed" xlink:actuate="onLoad"/>
    <draw:fill-image draw:name="ChartBitmap_20_5" draw:display-name="ChartBitmap 5" xlink:href="Pictures/1000000000000008000000087369712AC574C03C.png" xlink:type="simple" xlink:show="embed" xlink:actuate="onLoad"/>
    <draw:fill-image draw:name="ChartBitmap_20_6" draw:display-name="ChartBitmap 6" xlink:href="Pictures/100000000000000800000008C63FA0F9F01F6204.png" xlink:type="simple" xlink:show="embed" xlink:actuate="onLoad"/>
    <draw:fill-image draw:name="ChartBitmap_20_7" draw:display-name="ChartBitmap 7" xlink:href="Pictures/100000000000000800000008B9457F42C0CB60AD.png" xlink:type="simple" xlink:show="embed" xlink:actuate="onLoad"/>
    <draw:fill-image draw:name="ChartBitmap_20_8" draw:display-name="ChartBitmap 8" xlink:href="Pictures/10000000000000080000000873E8E9D1267FAFEB.png" xlink:type="simple" xlink:show="embed" xlink:actuate="onLoad"/>
    <draw:fill-image draw:name="ChartBitmap_20_9" draw:display-name="ChartBitmap 9" xlink:href="Pictures/100000000000000800000008C72FA93F1FC29D38.png" xlink:type="simple" xlink:show="embed" xlink:actuate="onLoad"/>
  </office:styles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7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844cm" svg:height="11.236cm" xlink:href=".." xlink:type="simple" chart:class="chart:bar" chart:style-name="ch1">
        <chart:title svg:x="6.952cm" svg:y="0.36cm" chart:style-name="ch2">
          <text:p>Baseline Execution Time - Ostrich</text:p>
        </chart:title>
        <chart:legend chart:legend-position="end" svg:x="18.052cm" svg:y="4.572cm" style:legend-expansion="high" chart:style-name="ch3"/>
        <chart:plot-area chart:style-name="ch4" table:cell-range-address="Execution.A36:Execution.E46 Execution.B35:Execution.E35" chart:data-source-has-labels="both" svg:x="0.412cm" svg:y="1.357cm" svg:width="17.296cm" svg:height="8.873cm">
          <chart:coordinate-region svg:x="1.139cm" svg:y="1.556cm" svg:width="16.569cm" svg:height="8.159cm"/>
          <chart:axis chart:dimension="x" chart:name="primary-x" chart:style-name="ch5" chartooo:axis-type="auto">
            <chartooo:date-scale/>
            <chart:categories table:cell-range-address="Execution.A36:Execution.A4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Execution.B36:Execution.B46" chart:label-cell-address="Execution.B35:Execution.B35" chart:class="chart:bar">
            <chart:data-point chart:repeated="11"/>
          </chart:series>
          <chart:series chart:style-name="ch9" chart:values-cell-range-address="Execution.C36:Execution.C46" chart:label-cell-address="Execution.C35:Execution.C35" chart:class="chart:bar">
            <chart:data-point chart:repeated="11"/>
          </chart:series>
          <chart:series chart:style-name="ch10" chart:values-cell-range-address="Execution.D36:Execution.D46" chart:label-cell-address="Execution.D35:Execution.D35" chart:class="chart:bar">
            <chart:data-point chart:repeated="11"/>
          </chart:series>
          <chart:series chart:style-name="ch11" chart:values-cell-range-address="Execution.E36:Execution.E46" chart:label-cell-address="Execution.E35:Execution.E35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8-liftoff</text:p>
                <draw:g>
                  <svg:desc>Execution.B35:Execution.B35</svg:desc>
                </draw:g>
              </table:table-cell>
              <table:table-cell office:value-type="string">
                <text:p>sm-base</text:p>
                <draw:g>
                  <svg:desc>Execution.C35:Execution.C35</svg:desc>
                </draw:g>
              </table:table-cell>
              <table:table-cell office:value-type="string">
                <text:p>wasmer-base</text:p>
                <draw:g>
                  <svg:desc>Execution.D35:Execution.D35</svg:desc>
                </draw:g>
              </table:table-cell>
              <table:table-cell office:value-type="string">
                <text:p>wazero</text:p>
                <draw:g>
                  <svg:desc>Execution.E35:Execution.E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w</text:p>
                <draw:g>
                  <svg:desc>Execution.A36:Execution.A46</svg:desc>
                </draw:g>
              </table:table-cell>
              <table:table-cell office:value-type="float" office:value="0.888867">
                <text:p>0.888867</text:p>
                <draw:g>
                  <svg:desc>Execution.B36:Execution.B46</svg:desc>
                </draw:g>
              </table:table-cell>
              <table:table-cell office:value-type="float" office:value="1.060777">
                <text:p>1.060777</text:p>
                <draw:g>
                  <svg:desc>Execution.C36:Execution.C46</svg:desc>
                </draw:g>
              </table:table-cell>
              <table:table-cell office:value-type="float" office:value="1.10126">
                <text:p>1.10126</text:p>
                <draw:g>
                  <svg:desc>Execution.D36:Execution.D46</svg:desc>
                </draw:g>
              </table:table-cell>
              <table:table-cell office:value-type="float" office:value="1.181988">
                <text:p>1.181988</text:p>
                <draw:g>
                  <svg:desc>Execution.E36:Execution.E46</svg:desc>
                </draw:g>
              </table:table-cell>
            </table:table-row>
            <table:table-row>
              <table:table-cell office:value-type="string">
                <text:p>crc</text:p>
              </table:table-cell>
              <table:table-cell office:value-type="float" office:value="1.064752">
                <text:p>1.064752</text:p>
              </table:table-cell>
              <table:table-cell office:value-type="float" office:value="1.143349">
                <text:p>1.143349</text:p>
              </table:table-cell>
              <table:table-cell office:value-type="float" office:value="1.277579">
                <text:p>1.277579</text:p>
              </table:table-cell>
              <table:table-cell office:value-type="float" office:value="1.947773">
                <text:p>1.947773</text:p>
              </table:table-cell>
            </table:table-row>
            <table:table-row>
              <table:table-cell office:value-type="string">
                <text:p>lavamd</text:p>
              </table:table-cell>
              <table:table-cell office:value-type="float" office:value="0.83482">
                <text:p>0.83482</text:p>
              </table:table-cell>
              <table:table-cell office:value-type="float" office:value="1.267529">
                <text:p>1.267529</text:p>
              </table:table-cell>
              <table:table-cell office:value-type="float" office:value="2.278642">
                <text:p>2.278642</text:p>
              </table:table-cell>
              <table:table-cell office:value-type="float" office:value="1.120785">
                <text:p>1.120785</text:p>
              </table:table-cell>
            </table:table-row>
            <table:table-row>
              <table:table-cell office:value-type="string">
                <text:p>page-rank</text:p>
              </table:table-cell>
              <table:table-cell office:value-type="float" office:value="1.022159">
                <text:p>1.022159</text:p>
              </table:table-cell>
              <table:table-cell office:value-type="float" office:value="1.068252">
                <text:p>1.068252</text:p>
              </table:table-cell>
              <table:table-cell office:value-type="float" office:value="1.055101">
                <text:p>1.055101</text:p>
              </table:table-cell>
              <table:table-cell office:value-type="float" office:value="1.022433">
                <text:p>1.022433</text:p>
              </table:table-cell>
            </table:table-row>
            <table:table-row>
              <table:table-cell office:value-type="string">
                <text:p>back-propagation</text:p>
              </table:table-cell>
              <table:table-cell office:value-type="float" office:value="1.730104">
                <text:p>1.730104</text:p>
              </table:table-cell>
              <table:table-cell office:value-type="float" office:value="0.831763">
                <text:p>0.831763</text:p>
              </table:table-cell>
              <table:table-cell office:value-type="float" office:value="1.099129">
                <text:p>1.099129</text:p>
              </table:table-cell>
              <table:table-cell office:value-type="float" office:value="1.457151">
                <text:p>1.457151</text:p>
              </table:table-cell>
            </table:table-row>
            <table:table-row>
              <table:table-cell office:value-type="string">
                <text:p>lud</text:p>
              </table:table-cell>
              <table:table-cell office:value-type="float" office:value="1.13832">
                <text:p>1.13832</text:p>
              </table:table-cell>
              <table:table-cell office:value-type="float" office:value="1.094373">
                <text:p>1.094373</text:p>
              </table:table-cell>
              <table:table-cell office:value-type="float" office:value="1.609353">
                <text:p>1.609353</text:p>
              </table:table-cell>
              <table:table-cell office:value-type="float" office:value="1.375511">
                <text:p>1.375511</text:p>
              </table:table-cell>
            </table:table-row>
            <table:table-row>
              <table:table-cell office:value-type="string">
                <text:p>spmv</text:p>
              </table:table-cell>
              <table:table-cell office:value-type="float" office:value="0.623361">
                <text:p>0.623361</text:p>
              </table:table-cell>
              <table:table-cell office:value-type="float" office:value="0.567603">
                <text:p>0.567603</text:p>
              </table:table-cell>
              <table:table-cell office:value-type="float" office:value="0.886738">
                <text:p>0.886738</text:p>
              </table:table-cell>
              <table:table-cell office:value-type="float" office:value="1.151754">
                <text:p>1.151754</text:p>
              </table:table-cell>
            </table:table-row>
            <table:table-row>
              <table:table-cell office:value-type="string">
                <text:p>SRAD</text:p>
              </table:table-cell>
              <table:table-cell office:value-type="float" office:value="1.463904">
                <text:p>1.463904</text:p>
              </table:table-cell>
              <table:table-cell office:value-type="float" office:value="1.961032">
                <text:p>1.961032</text:p>
              </table:table-cell>
              <table:table-cell office:value-type="float" office:value="3.742741">
                <text:p>3.742741</text:p>
              </table:table-cell>
              <table:table-cell office:value-type="float" office:value="1.537414">
                <text:p>1.537414</text:p>
              </table:table-cell>
            </table:table-row>
            <table:table-row>
              <table:table-cell office:value-type="string">
                <text:p>fft</text:p>
              </table:table-cell>
              <table:table-cell office:value-type="float" office:value="0.44829">
                <text:p>0.44829</text:p>
              </table:table-cell>
              <table:table-cell office:value-type="float" office:value="0.445666">
                <text:p>0.445666</text:p>
              </table:table-cell>
              <table:table-cell office:value-type="float" office:value="0.654142">
                <text:p>0.654142</text:p>
              </table:table-cell>
              <table:table-cell office:value-type="float" office:value="0.709983">
                <text:p>0.709983</text:p>
              </table:table-cell>
            </table:table-row>
            <table:table-row>
              <table:table-cell office:value-type="string">
                <text:p>hmm</text:p>
              </table:table-cell>
              <table:table-cell office:value-type="float" office:value="1.00299">
                <text:p>1.00299</text:p>
              </table:table-cell>
              <table:table-cell office:value-type="float" office:value="0.991607">
                <text:p>0.991607</text:p>
              </table:table-cell>
              <table:table-cell office:value-type="float" office:value="1.750948">
                <text:p>1.750948</text:p>
              </table:table-cell>
              <table:table-cell office:value-type="float" office:value="1.017408">
                <text:p>1.017408</text:p>
              </table:table-cell>
            </table:table-row>
            <table:table-row>
              <table:table-cell office:value-type="string">
                <text:p>nqueens</text:p>
              </table:table-cell>
              <table:table-cell office:value-type="float" office:value="1.071099">
                <text:p>1.071099</text:p>
              </table:table-cell>
              <table:table-cell office:value-type="float" office:value="0.923854">
                <text:p>0.923854</text:p>
              </table:table-cell>
              <table:table-cell office:value-type="float" office:value="1.484641">
                <text:p>1.484641</text:p>
              </table:table-cell>
              <table:table-cell office:value-type="float" office:value="1.343433">
                <text:p>1.343433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fill-image draw:name="ChartBitmap_20_1" draw:display-name="ChartBitmap 1" xlink:href="Pictures/100000000000000800000008D085463572746166.png" xlink:type="simple" xlink:show="embed" xlink:actuate="onLoad"/>
    <draw:fill-image draw:name="ChartBitmap_20_10" draw:display-name="ChartBitmap 10" xlink:href="Pictures/100000000000000800000008AF5E132AF6D2C18D.png" xlink:type="simple" xlink:show="embed" xlink:actuate="onLoad"/>
    <draw:fill-image draw:name="ChartBitmap_20_11" draw:display-name="ChartBitmap 11" xlink:href="Pictures/100000000000000800000008BF34FE0B1AE6F876.png" xlink:type="simple" xlink:show="embed" xlink:actuate="onLoad"/>
    <draw:fill-image draw:name="ChartBitmap_20_12" draw:display-name="ChartBitmap 12" xlink:href="Pictures/1000000000000008000000083DEBC9330162CEE7.png" xlink:type="simple" xlink:show="embed" xlink:actuate="onLoad"/>
    <draw:fill-image draw:name="ChartBitmap_20_13" draw:display-name="ChartBitmap 13" xlink:href="Pictures/100000000000000800000008983101575FF95175.png" xlink:type="simple" xlink:show="embed" xlink:actuate="onLoad"/>
    <draw:fill-image draw:name="ChartBitmap_20_14" draw:display-name="ChartBitmap 14" xlink:href="Pictures/1000000000000008000000087369712AC574C03C.png" xlink:type="simple" xlink:show="embed" xlink:actuate="onLoad"/>
    <draw:fill-image draw:name="ChartBitmap_20_15" draw:display-name="ChartBitmap 15" xlink:href="Pictures/1000000000000008000000081A9B423D1A813A52.png" xlink:type="simple" xlink:show="embed" xlink:actuate="onLoad"/>
    <draw:fill-image draw:name="ChartBitmap_20_16" draw:display-name="ChartBitmap 16" xlink:href="Pictures/1000000000000008000000081A9B423D1A813A52.png" xlink:type="simple" xlink:show="embed" xlink:actuate="onLoad"/>
    <draw:fill-image draw:name="ChartBitmap_20_17" draw:display-name="ChartBitmap 17" xlink:href="Pictures/100000000000000800000008E2983662C4563859.png" xlink:type="simple" xlink:show="embed" xlink:actuate="onLoad"/>
    <draw:fill-image draw:name="ChartBitmap_20_18" draw:display-name="ChartBitmap 18" xlink:href="Pictures/100000000000000800000008FCD192D1055E3DE0.png" xlink:type="simple" xlink:show="embed" xlink:actuate="onLoad"/>
    <draw:fill-image draw:name="ChartBitmap_20_19" draw:display-name="ChartBitmap 19" xlink:href="Pictures/100000000000000800000008DDF7072BDBA5EFCF.png" xlink:type="simple" xlink:show="embed" xlink:actuate="onLoad"/>
    <draw:fill-image draw:name="ChartBitmap_20_2" draw:display-name="ChartBitmap 2" xlink:href="Pictures/100000000000000800000008648907C92FEFE099.png" xlink:type="simple" xlink:show="embed" xlink:actuate="onLoad"/>
    <draw:fill-image draw:name="ChartBitmap_20_20" draw:display-name="ChartBitmap 20" xlink:href="Pictures/100000000000000800000008FCD192D1055E3DE0.png" xlink:type="simple" xlink:show="embed" xlink:actuate="onLoad"/>
    <draw:fill-image draw:name="ChartBitmap_20_21" draw:display-name="ChartBitmap 21" xlink:href="Pictures/100000000000000800000008F70D036D45FFF5DF.png" xlink:type="simple" xlink:show="embed" xlink:actuate="onLoad"/>
    <draw:fill-image draw:name="ChartBitmap_20_22" draw:display-name="ChartBitmap 22" xlink:href="Pictures/1000000000000008000000085450F247947E986B.png" xlink:type="simple" xlink:show="embed" xlink:actuate="onLoad"/>
    <draw:fill-image draw:name="ChartBitmap_20_23" draw:display-name="ChartBitmap 23" xlink:href="Pictures/100000000000000800000008DD2FDE46AE706B4A.png" xlink:type="simple" xlink:show="embed" xlink:actuate="onLoad"/>
    <draw:fill-image draw:name="ChartBitmap_20_24" draw:display-name="ChartBitmap 24" xlink:href="Pictures/100000000000000800000008910DEE4822E67C87.png" xlink:type="simple" xlink:show="embed" xlink:actuate="onLoad"/>
    <draw:fill-image draw:name="ChartBitmap_20_25" draw:display-name="ChartBitmap 25" xlink:href="Pictures/100000000000000800000008E2983662C4563859.png" xlink:type="simple" xlink:show="embed" xlink:actuate="onLoad"/>
    <draw:fill-image draw:name="ChartBitmap_20_26" draw:display-name="ChartBitmap 26" xlink:href="Pictures/100000000000000800000008B6C2456504C29344.png" xlink:type="simple" xlink:show="embed" xlink:actuate="onLoad"/>
    <draw:fill-image draw:name="ChartBitmap_20_27" draw:display-name="ChartBitmap 27" xlink:href="Pictures/1000000000000008000000088A40A623BD1AE613.png" xlink:type="simple" xlink:show="embed" xlink:actuate="onLoad"/>
    <draw:fill-image draw:name="ChartBitmap_20_28" draw:display-name="ChartBitmap 28" xlink:href="Pictures/10000000000000080000000891CC5B4335A1319C.png" xlink:type="simple" xlink:show="embed" xlink:actuate="onLoad"/>
    <draw:fill-image draw:name="ChartBitmap_20_29" draw:display-name="ChartBitmap 29" xlink:href="Pictures/1000000000000008000000081B0B206AD7C83958.png" xlink:type="simple" xlink:show="embed" xlink:actuate="onLoad"/>
    <draw:fill-image draw:name="ChartBitmap_20_3" draw:display-name="ChartBitmap 3" xlink:href="Pictures/100000000000000800000008E2983662C4563859.png" xlink:type="simple" xlink:show="embed" xlink:actuate="onLoad"/>
    <draw:fill-image draw:name="ChartBitmap_20_30" draw:display-name="ChartBitmap 30" xlink:href="Pictures/100000000000000800000008B6C2456504C29344.png" xlink:type="simple" xlink:show="embed" xlink:actuate="onLoad"/>
    <draw:fill-image draw:name="ChartBitmap_20_31" draw:display-name="ChartBitmap 31" xlink:href="Pictures/100000000000000800000008B6C2456504C29344.png" xlink:type="simple" xlink:show="embed" xlink:actuate="onLoad"/>
    <draw:fill-image draw:name="ChartBitmap_20_32" draw:display-name="ChartBitmap 32" xlink:href="Pictures/100000000000000800000008E2983662C4563859.png" xlink:type="simple" xlink:show="embed" xlink:actuate="onLoad"/>
    <draw:fill-image draw:name="ChartBitmap_20_33" draw:display-name="ChartBitmap 33" xlink:href="Pictures/100000000000000800000008E2983662C4563859.png" xlink:type="simple" xlink:show="embed" xlink:actuate="onLoad"/>
    <draw:fill-image draw:name="ChartBitmap_20_34" draw:display-name="ChartBitmap 34" xlink:href="Pictures/100000000000000800000008EEE38D8CA1A06AB1.png" xlink:type="simple" xlink:show="embed" xlink:actuate="onLoad"/>
    <draw:fill-image draw:name="ChartBitmap_20_35" draw:display-name="ChartBitmap 35" xlink:href="Pictures/100000000000000800000008EEE38D8CA1A06AB1.png" xlink:type="simple" xlink:show="embed" xlink:actuate="onLoad"/>
    <draw:fill-image draw:name="ChartBitmap_20_36" draw:display-name="ChartBitmap 36" xlink:href="Pictures/1000000000000008000000088A40A623BD1AE613.png" xlink:type="simple" xlink:show="embed" xlink:actuate="onLoad"/>
    <draw:fill-image draw:name="ChartBitmap_20_37" draw:display-name="ChartBitmap 37" xlink:href="Pictures/1000000000000008000000081B0B206AD7C83958.png" xlink:type="simple" xlink:show="embed" xlink:actuate="onLoad"/>
    <draw:fill-image draw:name="ChartBitmap_20_38" draw:display-name="ChartBitmap 38" xlink:href="Pictures/100000000000000800000008F70D036D45FFF5DF.png" xlink:type="simple" xlink:show="embed" xlink:actuate="onLoad"/>
    <draw:fill-image draw:name="ChartBitmap_20_39" draw:display-name="ChartBitmap 39" xlink:href="Pictures/100000000000000800000008F70D036D45FFF5DF.png" xlink:type="simple" xlink:show="embed" xlink:actuate="onLoad"/>
    <draw:fill-image draw:name="ChartBitmap_20_4" draw:display-name="ChartBitmap 4" xlink:href="Pictures/10000000000000080000000888B10B92B715989F.png" xlink:type="simple" xlink:show="embed" xlink:actuate="onLoad"/>
    <draw:fill-image draw:name="ChartBitmap_20_5" draw:display-name="ChartBitmap 5" xlink:href="Pictures/1000000000000008000000087369712AC574C03C.png" xlink:type="simple" xlink:show="embed" xlink:actuate="onLoad"/>
    <draw:fill-image draw:name="ChartBitmap_20_6" draw:display-name="ChartBitmap 6" xlink:href="Pictures/100000000000000800000008C63FA0F9F01F6204.png" xlink:type="simple" xlink:show="embed" xlink:actuate="onLoad"/>
    <draw:fill-image draw:name="ChartBitmap_20_7" draw:display-name="ChartBitmap 7" xlink:href="Pictures/100000000000000800000008B9457F42C0CB60AD.png" xlink:type="simple" xlink:show="embed" xlink:actuate="onLoad"/>
    <draw:fill-image draw:name="ChartBitmap_20_8" draw:display-name="ChartBitmap 8" xlink:href="Pictures/10000000000000080000000873E8E9D1267FAFEB.png" xlink:type="simple" xlink:show="embed" xlink:actuate="onLoad"/>
    <draw:fill-image draw:name="ChartBitmap_20_9" draw:display-name="ChartBitmap 9" xlink:href="Pictures/100000000000000800000008C72FA93F1FC29D38.png" xlink:type="simple" xlink:show="embed" xlink:actuate="onLoad"/>
  </office:styles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7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229cm" svg:height="14.955cm" xlink:href=".." xlink:type="simple" chart:class="chart:bar" chart:style-name="ch1">
        <chart:title svg:x="6.866cm" svg:y="0.435cm" chart:style-name="ch2">
          <text:p>Baseline Execution Time - Libsodium</text:p>
        </chart:title>
        <chart:legend chart:legend-position="end" svg:x="18.437cm" svg:y="6.431cm" style:legend-expansion="high" chart:style-name="ch3"/>
        <chart:plot-area chart:style-name="ch4" table:cell-range-address="Execution.A50:Execution.E86 Execution.B49:Execution.E49" chart:data-source-has-labels="both" svg:x="0.424cm" svg:y="1.513cm" svg:width="17.589cm" svg:height="13.143cm">
          <chart:coordinate-region svg:x="0.906cm" svg:y="1.712cm" svg:width="17.107cm" svg:height="9.869cm"/>
          <chart:axis chart:dimension="x" chart:name="primary-x" chart:style-name="ch5" chartooo:axis-type="auto">
            <chartooo:date-scale/>
            <chart:categories table:cell-range-address="Execution.A50:Execution.A8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Execution.B50:Execution.B86" chart:label-cell-address="Execution.B49:Execution.B49" chart:class="chart:bar">
            <chart:data-point chart:repeated="37"/>
          </chart:series>
          <chart:series chart:style-name="ch9" chart:values-cell-range-address="Execution.C50:Execution.C86" chart:label-cell-address="Execution.C49:Execution.C49" chart:class="chart:bar">
            <chart:data-point chart:repeated="37"/>
          </chart:series>
          <chart:series chart:style-name="ch10" chart:values-cell-range-address="Execution.D50:Execution.D86" chart:label-cell-address="Execution.D49:Execution.D49" chart:class="chart:bar">
            <chart:data-point chart:repeated="37"/>
          </chart:series>
          <chart:series chart:style-name="ch11" chart:values-cell-range-address="Execution.E50:Execution.E86" chart:label-cell-address="Execution.E49:Execution.E49" chart:class="chart:bar">
            <chart:data-point chart:repeated="3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8-liftoff</text:p>
                <draw:g>
                  <svg:desc>Execution.B49:Execution.B49</svg:desc>
                </draw:g>
              </table:table-cell>
              <table:table-cell office:value-type="string">
                <text:p>sm-base</text:p>
                <draw:g>
                  <svg:desc>Execution.C49:Execution.C49</svg:desc>
                </draw:g>
              </table:table-cell>
              <table:table-cell office:value-type="string">
                <text:p>wasmer-base</text:p>
                <draw:g>
                  <svg:desc>Execution.D49:Execution.D49</svg:desc>
                </draw:g>
              </table:table-cell>
              <table:table-cell office:value-type="string">
                <text:p>wazero</text:p>
                <draw:g>
                  <svg:desc>Execution.E49:Execution.E4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tream3</text:p>
                <draw:g>
                  <svg:desc>Execution.A50:Execution.A86</svg:desc>
                </draw:g>
              </table:table-cell>
              <table:table-cell office:value-type="float" office:value="1.839116">
                <text:p>1.839116</text:p>
                <draw:g>
                  <svg:desc>Execution.B50:Execution.B86</svg:desc>
                </draw:g>
              </table:table-cell>
              <table:table-cell office:value-type="float" office:value="1.908804">
                <text:p>1.908804</text:p>
                <draw:g>
                  <svg:desc>Execution.C50:Execution.C86</svg:desc>
                </draw:g>
              </table:table-cell>
              <table:table-cell office:value-type="float" office:value="0.846859">
                <text:p>0.846859</text:p>
                <draw:g>
                  <svg:desc>Execution.D50:Execution.D86</svg:desc>
                </draw:g>
              </table:table-cell>
              <table:table-cell office:value-type="float" office:value="1.96616">
                <text:p>1.96616</text:p>
                <draw:g>
                  <svg:desc>Execution.E50:Execution.E86</svg:desc>
                </draw:g>
              </table:table-cell>
            </table:table-row>
            <table:table-row>
              <table:table-cell office:value-type="string">
                <text:p>onetimeauth</text:p>
              </table:table-cell>
              <table:table-cell office:value-type="float" office:value="1.787307">
                <text:p>1.787307</text:p>
              </table:table-cell>
              <table:table-cell office:value-type="float" office:value="1.959274">
                <text:p>1.959274</text:p>
              </table:table-cell>
              <table:table-cell office:value-type="float" office:value="0.909195">
                <text:p>0.909195</text:p>
              </table:table-cell>
              <table:table-cell office:value-type="float" office:value="2.021298">
                <text:p>2.021298</text:p>
              </table:table-cell>
            </table:table-row>
            <table:table-row>
              <table:table-cell office:value-type="string">
                <text:p>siphashx24</text:p>
              </table:table-cell>
              <table:table-cell office:value-type="float" office:value="2.520443">
                <text:p>2.520443</text:p>
              </table:table-cell>
              <table:table-cell office:value-type="float" office:value="2.035991">
                <text:p>2.035991</text:p>
              </table:table-cell>
              <table:table-cell office:value-type="float" office:value="0.942268">
                <text:p>0.942268</text:p>
              </table:table-cell>
              <table:table-cell office:value-type="float" office:value="2.081629">
                <text:p>2.081629</text:p>
              </table:table-cell>
            </table:table-row>
            <table:table-row>
              <table:table-cell office:value-type="string">
                <text:p>hash3</text:p>
              </table:table-cell>
              <table:table-cell office:value-type="float" office:value="1.862224">
                <text:p>1.862224</text:p>
              </table:table-cell>
              <table:table-cell office:value-type="float" office:value="1.938703">
                <text:p>1.938703</text:p>
              </table:table-cell>
              <table:table-cell office:value-type="float" office:value="0.887248">
                <text:p>0.887248</text:p>
              </table:table-cell>
              <table:table-cell office:value-type="float" office:value="2.051173">
                <text:p>2.051173</text:p>
              </table:table-cell>
            </table:table-row>
            <table:table-row>
              <table:table-cell office:value-type="string">
                <text:p>shorthash</text:p>
              </table:table-cell>
              <table:table-cell office:value-type="float" office:value="2.278921">
                <text:p>2.278921</text:p>
              </table:table-cell>
              <table:table-cell office:value-type="float" office:value="1.913476">
                <text:p>1.913476</text:p>
              </table:table-cell>
              <table:table-cell office:value-type="float" office:value="0.928541">
                <text:p>0.928541</text:p>
              </table:table-cell>
              <table:table-cell office:value-type="float" office:value="1.976088">
                <text:p>1.976088</text:p>
              </table:table-cell>
            </table:table-row>
            <table:table-row>
              <table:table-cell office:value-type="string">
                <text:p>auth2</text:p>
              </table:table-cell>
              <table:table-cell office:value-type="float" office:value="2.000408">
                <text:p>2.000408</text:p>
              </table:table-cell>
              <table:table-cell office:value-type="float" office:value="1.919242">
                <text:p>1.919242</text:p>
              </table:table-cell>
              <table:table-cell office:value-type="float" office:value="0.925643">
                <text:p>0.925643</text:p>
              </table:table-cell>
              <table:table-cell office:value-type="float" office:value="2.070134">
                <text:p>2.070134</text:p>
              </table:table-cell>
            </table:table-row>
            <table:table-row>
              <table:table-cell office:value-type="string">
                <text:p>secretbox2</text:p>
              </table:table-cell>
              <table:table-cell office:value-type="float" office:value="1.907583">
                <text:p>1.907583</text:p>
              </table:table-cell>
              <table:table-cell office:value-type="float" office:value="1.844723">
                <text:p>1.844723</text:p>
              </table:table-cell>
              <table:table-cell office:value-type="float" office:value="0.869466">
                <text:p>0.869466</text:p>
              </table:table-cell>
              <table:table-cell office:value-type="float" office:value="1.95466">
                <text:p>1.95466</text:p>
              </table:table-cell>
            </table:table-row>
            <table:table-row>
              <table:table-cell office:value-type="string">
                <text:p>auth6</text:p>
              </table:table-cell>
              <table:table-cell office:value-type="float" office:value="2.118246">
                <text:p>2.118246</text:p>
              </table:table-cell>
              <table:table-cell office:value-type="float" office:value="1.95978">
                <text:p>1.95978</text:p>
              </table:table-cell>
              <table:table-cell office:value-type="float" office:value="1.086338">
                <text:p>1.086338</text:p>
              </table:table-cell>
              <table:table-cell office:value-type="float" office:value="2.12696">
                <text:p>2.12696</text:p>
              </table:table-cell>
            </table:table-row>
            <table:table-row>
              <table:table-cell office:value-type="string">
                <text:p>secretbox</text:p>
              </table:table-cell>
              <table:table-cell office:value-type="float" office:value="1.962918">
                <text:p>1.962918</text:p>
              </table:table-cell>
              <table:table-cell office:value-type="float" office:value="1.861872">
                <text:p>1.861872</text:p>
              </table:table-cell>
              <table:table-cell office:value-type="float" office:value="0.921732">
                <text:p>0.921732</text:p>
              </table:table-cell>
              <table:table-cell office:value-type="float" office:value="2.004105">
                <text:p>2.004105</text:p>
              </table:table-cell>
            </table:table-row>
            <table:table-row>
              <table:table-cell office:value-type="string">
                <text:p>auth3</text:p>
              </table:table-cell>
              <table:table-cell office:value-type="float" office:value="2.193328">
                <text:p>2.193328</text:p>
              </table:table-cell>
              <table:table-cell office:value-type="float" office:value="1.867197">
                <text:p>1.867197</text:p>
              </table:table-cell>
              <table:table-cell office:value-type="float" office:value="0.995956">
                <text:p>0.995956</text:p>
              </table:table-cell>
              <table:table-cell office:value-type="float" office:value="2.079226">
                <text:p>2.079226</text:p>
              </table:table-cell>
            </table:table-row>
            <table:table-row>
              <table:table-cell office:value-type="string">
                <text:p>hash</text:p>
              </table:table-cell>
              <table:table-cell office:value-type="float" office:value="2.199528">
                <text:p>2.199528</text:p>
              </table:table-cell>
              <table:table-cell office:value-type="float" office:value="1.84871">
                <text:p>1.84871</text:p>
              </table:table-cell>
              <table:table-cell office:value-type="float" office:value="1.008556">
                <text:p>1.008556</text:p>
              </table:table-cell>
              <table:table-cell office:value-type="float" office:value="2.153397">
                <text:p>2.153397</text:p>
              </table:table-cell>
            </table:table-row>
            <table:table-row>
              <table:table-cell office:value-type="string">
                <text:p>keygen</text:p>
              </table:table-cell>
              <table:table-cell office:value-type="float" office:value="2.627116">
                <text:p>2.627116</text:p>
              </table:table-cell>
              <table:table-cell office:value-type="float" office:value="1.636808">
                <text:p>1.636808</text:p>
              </table:table-cell>
              <table:table-cell office:value-type="float" office:value="1.010768">
                <text:p>1.010768</text:p>
              </table:table-cell>
              <table:table-cell office:value-type="float" office:value="1.794224">
                <text:p>1.794224</text:p>
              </table:table-cell>
            </table:table-row>
            <table:table-row>
              <table:table-cell office:value-type="string">
                <text:p>secretbox_easy</text:p>
              </table:table-cell>
              <table:table-cell office:value-type="float" office:value="2.297673">
                <text:p>2.297673</text:p>
              </table:table-cell>
              <table:table-cell office:value-type="float" office:value="1.631437">
                <text:p>1.631437</text:p>
              </table:table-cell>
              <table:table-cell office:value-type="float" office:value="1.065519">
                <text:p>1.065519</text:p>
              </table:table-cell>
              <table:table-cell office:value-type="float" office:value="2.08093">
                <text:p>2.08093</text:p>
              </table:table-cell>
            </table:table-row>
            <table:table-row>
              <table:table-cell office:value-type="string">
                <text:p>auth</text:p>
              </table:table-cell>
              <table:table-cell office:value-type="float" office:value="3.410558">
                <text:p>3.410558</text:p>
              </table:table-cell>
              <table:table-cell office:value-type="float" office:value="1.661994">
                <text:p>1.661994</text:p>
              </table:table-cell>
              <table:table-cell office:value-type="float" office:value="1.712565">
                <text:p>1.712565</text:p>
              </table:table-cell>
              <table:table-cell office:value-type="float" office:value="2.546279">
                <text:p>2.546279</text:p>
              </table:table-cell>
            </table:table-row>
            <table:table-row>
              <table:table-cell office:value-type="string">
                <text:p>kdf</text:p>
              </table:table-cell>
              <table:table-cell office:value-type="float" office:value="2.380813">
                <text:p>2.380813</text:p>
              </table:table-cell>
              <table:table-cell office:value-type="float" office:value="1.41978">
                <text:p>1.41978</text:p>
              </table:table-cell>
              <table:table-cell office:value-type="float" office:value="1.173982">
                <text:p>1.173982</text:p>
              </table:table-cell>
              <table:table-cell office:value-type="float" office:value="1.818889">
                <text:p>1.818889</text:p>
              </table:table-cell>
            </table:table-row>
            <table:table-row>
              <table:table-cell office:value-type="string">
                <text:p>generichash3</text:p>
              </table:table-cell>
              <table:table-cell office:value-type="float" office:value="2.76333">
                <text:p>2.76333</text:p>
              </table:table-cell>
              <table:table-cell office:value-type="float" office:value="1.18298">
                <text:p>1.18298</text:p>
              </table:table-cell>
              <table:table-cell office:value-type="float" office:value="1.104036">
                <text:p>1.104036</text:p>
              </table:table-cell>
              <table:table-cell office:value-type="float" office:value="1.504664">
                <text:p>1.504664</text:p>
              </table:table-cell>
            </table:table-row>
            <table:table-row>
              <table:table-cell office:value-type="string">
                <text:p>generichash2</text:p>
              </table:table-cell>
              <table:table-cell office:value-type="float" office:value="2.798841">
                <text:p>2.798841</text:p>
              </table:table-cell>
              <table:table-cell office:value-type="float" office:value="1.173173">
                <text:p>1.173173</text:p>
              </table:table-cell>
              <table:table-cell office:value-type="float" office:value="1.086933">
                <text:p>1.086933</text:p>
              </table:table-cell>
              <table:table-cell office:value-type="float" office:value="1.467058">
                <text:p>1.467058</text:p>
              </table:table-cell>
            </table:table-row>
            <table:table-row>
              <table:table-cell office:value-type="string">
                <text:p>secretstream_xchacha20poly1305</text:p>
              </table:table-cell>
              <table:table-cell office:value-type="float" office:value="3.235241">
                <text:p>3.235241</text:p>
              </table:table-cell>
              <table:table-cell office:value-type="float" office:value="1.233815">
                <text:p>1.233815</text:p>
              </table:table-cell>
              <table:table-cell office:value-type="float" office:value="1.444978">
                <text:p>1.444978</text:p>
              </table:table-cell>
              <table:table-cell office:value-type="float" office:value="1.917307">
                <text:p>1.917307</text:p>
              </table:table-cell>
            </table:table-row>
            <table:table-row>
              <table:table-cell office:value-type="string">
                <text:p>scalarmult2</text:p>
              </table:table-cell>
              <table:table-cell office:value-type="float" office:value="0.978561">
                <text:p>0.978561</text:p>
              </table:table-cell>
              <table:table-cell office:value-type="float" office:value="1.132676">
                <text:p>1.132676</text:p>
              </table:table-cell>
              <table:table-cell office:value-type="float" office:value="1.598659">
                <text:p>1.598659</text:p>
              </table:table-cell>
              <table:table-cell office:value-type="float" office:value="2.098727">
                <text:p>2.098727</text:p>
              </table:table-cell>
            </table:table-row>
            <table:table-row>
              <table:table-cell office:value-type="string">
                <text:p>box_seed</text:p>
              </table:table-cell>
              <table:table-cell office:value-type="float" office:value="1.030922">
                <text:p>1.030922</text:p>
              </table:table-cell>
              <table:table-cell office:value-type="float" office:value="1.125727">
                <text:p>1.125727</text:p>
              </table:table-cell>
              <table:table-cell office:value-type="float" office:value="1.607745">
                <text:p>1.607745</text:p>
              </table:table-cell>
              <table:table-cell office:value-type="float" office:value="2.098854">
                <text:p>2.098854</text:p>
              </table:table-cell>
            </table:table-row>
            <table:table-row>
              <table:table-cell office:value-type="string">
                <text:p>aead_xchacha20poly1305</text:p>
              </table:table-cell>
              <table:table-cell office:value-type="float" office:value="2.713973">
                <text:p>2.713973</text:p>
              </table:table-cell>
              <table:table-cell office:value-type="float" office:value="1.28744">
                <text:p>1.28744</text:p>
              </table:table-cell>
              <table:table-cell office:value-type="float" office:value="1.677334">
                <text:p>1.677334</text:p>
              </table:table-cell>
              <table:table-cell office:value-type="float" office:value="2.098814">
                <text:p>2.098814</text:p>
              </table:table-cell>
            </table:table-row>
            <table:table-row>
              <table:table-cell office:value-type="string">
                <text:p>aead_chacha20poly1305</text:p>
              </table:table-cell>
              <table:table-cell office:value-type="float" office:value="2.136102">
                <text:p>2.136102</text:p>
              </table:table-cell>
              <table:table-cell office:value-type="float" office:value="1.229614">
                <text:p>1.229614</text:p>
              </table:table-cell>
              <table:table-cell office:value-type="float" office:value="1.673739">
                <text:p>1.673739</text:p>
              </table:table-cell>
              <table:table-cell office:value-type="float" office:value="2.017479">
                <text:p>2.017479</text:p>
              </table:table-cell>
            </table:table-row>
            <table:table-row>
              <table:table-cell office:value-type="string">
                <text:p>aead_chacha20poly13052</text:p>
              </table:table-cell>
              <table:table-cell office:value-type="float" office:value="1.933891">
                <text:p>1.933891</text:p>
              </table:table-cell>
              <table:table-cell office:value-type="float" office:value="1.077472">
                <text:p>1.077472</text:p>
              </table:table-cell>
              <table:table-cell office:value-type="float" office:value="1.364155">
                <text:p>1.364155</text:p>
              </table:table-cell>
              <table:table-cell office:value-type="float" office:value="1.797378">
                <text:p>1.797378</text:p>
              </table:table-cell>
            </table:table-row>
            <table:table-row>
              <table:table-cell office:value-type="string">
                <text:p>scalarmult5</text:p>
              </table:table-cell>
              <table:table-cell office:value-type="float" office:value="0.829043">
                <text:p>0.829043</text:p>
              </table:table-cell>
              <table:table-cell office:value-type="float" office:value="1.099211">
                <text:p>1.099211</text:p>
              </table:table-cell>
              <table:table-cell office:value-type="float" office:value="1.825024">
                <text:p>1.825024</text:p>
              </table:table-cell>
              <table:table-cell office:value-type="float" office:value="2.371558">
                <text:p>2.371558</text:p>
              </table:table-cell>
            </table:table-row>
            <table:table-row>
              <table:table-cell office:value-type="string">
                <text:p>scalarmult6</text:p>
              </table:table-cell>
              <table:table-cell office:value-type="float" office:value="0.859334">
                <text:p>0.859334</text:p>
              </table:table-cell>
              <table:table-cell office:value-type="float" office:value="1.14146">
                <text:p>1.14146</text:p>
              </table:table-cell>
              <table:table-cell office:value-type="float" office:value="1.903667">
                <text:p>1.903667</text:p>
              </table:table-cell>
              <table:table-cell office:value-type="float" office:value="2.455961">
                <text:p>2.455961</text:p>
              </table:table-cell>
            </table:table-row>
            <table:table-row>
              <table:table-cell office:value-type="string">
                <text:p>scalarmult7</text:p>
              </table:table-cell>
              <table:table-cell office:value-type="float" office:value="0.797383">
                <text:p>0.797383</text:p>
              </table:table-cell>
              <table:table-cell office:value-type="float" office:value="1.074904">
                <text:p>1.074904</text:p>
              </table:table-cell>
              <table:table-cell office:value-type="float" office:value="1.879063">
                <text:p>1.879063</text:p>
              </table:table-cell>
              <table:table-cell office:value-type="float" office:value="2.359882">
                <text:p>2.359882</text:p>
              </table:table-cell>
            </table:table-row>
            <table:table-row>
              <table:table-cell office:value-type="string">
                <text:p>box2</text:p>
              </table:table-cell>
              <table:table-cell office:value-type="float" office:value="0.874989">
                <text:p>0.874989</text:p>
              </table:table-cell>
              <table:table-cell office:value-type="float" office:value="1.126915">
                <text:p>1.126915</text:p>
              </table:table-cell>
              <table:table-cell office:value-type="float" office:value="2.006582">
                <text:p>2.006582</text:p>
              </table:table-cell>
              <table:table-cell office:value-type="float" office:value="2.51689">
                <text:p>2.51689</text:p>
              </table:table-cell>
            </table:table-row>
            <table:table-row>
              <table:table-cell office:value-type="string">
                <text:p>box</text:p>
              </table:table-cell>
              <table:table-cell office:value-type="float" office:value="0.813262">
                <text:p>0.813262</text:p>
              </table:table-cell>
              <table:table-cell office:value-type="float" office:value="1.075778">
                <text:p>1.075778</text:p>
              </table:table-cell>
              <table:table-cell office:value-type="float" office:value="1.909383">
                <text:p>1.909383</text:p>
              </table:table-cell>
              <table:table-cell office:value-type="float" office:value="2.406213">
                <text:p>2.406213</text:p>
              </table:table-cell>
            </table:table-row>
            <table:table-row>
              <table:table-cell office:value-type="string">
                <text:p>generichash</text:p>
              </table:table-cell>
              <table:table-cell office:value-type="float" office:value="2.24423">
                <text:p>2.24423</text:p>
              </table:table-cell>
              <table:table-cell office:value-type="float" office:value="1.022654">
                <text:p>1.022654</text:p>
              </table:table-cell>
              <table:table-cell office:value-type="float" office:value="1.141631">
                <text:p>1.141631</text:p>
              </table:table-cell>
              <table:table-cell office:value-type="float" office:value="1.46715">
                <text:p>1.46715</text:p>
              </table:table-cell>
            </table:table-row>
            <table:table-row>
              <table:table-cell office:value-type="string">
                <text:p>chacha20</text:p>
              </table:table-cell>
              <table:table-cell office:value-type="float" office:value="5.57058">
                <text:p>5.57058</text:p>
              </table:table-cell>
              <table:table-cell office:value-type="float" office:value="1.131534">
                <text:p>1.131534</text:p>
              </table:table-cell>
              <table:table-cell office:value-type="float" office:value="1.395813">
                <text:p>1.395813</text:p>
              </table:table-cell>
              <table:table-cell office:value-type="float" office:value="1.455364">
                <text:p>1.455364</text:p>
              </table:table-cell>
            </table:table-row>
            <table:table-row>
              <table:table-cell office:value-type="string">
                <text:p>kdf_hkdf</text:p>
              </table:table-cell>
              <table:table-cell office:value-type="float" office:value="4.953133">
                <text:p>4.953133</text:p>
              </table:table-cell>
              <table:table-cell office:value-type="float" office:value="1.48255">
                <text:p>1.48255</text:p>
              </table:table-cell>
              <table:table-cell office:value-type="float" office:value="2.378515">
                <text:p>2.378515</text:p>
              </table:table-cell>
              <table:table-cell office:value-type="float" office:value="2.843189">
                <text:p>2.843189</text:p>
              </table:table-cell>
            </table:table-row>
            <table:table-row>
              <table:table-cell office:value-type="string">
                <text:p>scalarmult</text:p>
              </table:table-cell>
              <table:table-cell office:value-type="float" office:value="0.810151">
                <text:p>0.810151</text:p>
              </table:table-cell>
              <table:table-cell office:value-type="float" office:value="1.070714">
                <text:p>1.070714</text:p>
              </table:table-cell>
              <table:table-cell office:value-type="float" office:value="1.948013">
                <text:p>1.948013</text:p>
              </table:table-cell>
              <table:table-cell office:value-type="float" office:value="2.352092">
                <text:p>2.352092</text:p>
              </table:table-cell>
            </table:table-row>
            <table:table-row>
              <table:table-cell office:value-type="string">
                <text:p>codecs</text:p>
              </table:table-cell>
              <table:table-cell office:value-type="float" office:value="2.821008">
                <text:p>2.821008</text:p>
              </table:table-cell>
              <table:table-cell office:value-type="float" office:value="0.961175">
                <text:p>0.961175</text:p>
              </table:table-cell>
              <table:table-cell office:value-type="float" office:value="1.372798">
                <text:p>1.372798</text:p>
              </table:table-cell>
              <table:table-cell office:value-type="float" office:value="1.469052">
                <text:p>1.469052</text:p>
              </table:table-cell>
            </table:table-row>
            <table:table-row>
              <table:table-cell office:value-type="string">
                <text:p>box_easy</text:p>
              </table:table-cell>
              <table:table-cell office:value-type="float" office:value="0.794069">
                <text:p>0.794069</text:p>
              </table:table-cell>
              <table:table-cell office:value-type="float" office:value="1.082409">
                <text:p>1.082409</text:p>
              </table:table-cell>
              <table:table-cell office:value-type="float" office:value="1.987027">
                <text:p>1.987027</text:p>
              </table:table-cell>
              <table:table-cell office:value-type="float" office:value="2.464285">
                <text:p>2.464285</text:p>
              </table:table-cell>
            </table:table-row>
            <table:table-row>
              <table:table-cell office:value-type="string">
                <text:p>sign2</text:p>
              </table:table-cell>
              <table:table-cell office:value-type="float" office:value="0.828847">
                <text:p>0.828847</text:p>
              </table:table-cell>
              <table:table-cell office:value-type="float" office:value="1.125707">
                <text:p>1.125707</text:p>
              </table:table-cell>
              <table:table-cell office:value-type="float" office:value="2.029485">
                <text:p>2.029485</text:p>
              </table:table-cell>
              <table:table-cell office:value-type="float" office:value="2.430034">
                <text:p>2.430034</text:p>
              </table:table-cell>
            </table:table-row>
            <table:table-row>
              <table:table-cell office:value-type="string">
                <text:p>randombytes</text:p>
              </table:table-cell>
              <table:table-cell office:value-type="float" office:value="4.135856">
                <text:p>4.135856</text:p>
              </table:table-cell>
              <table:table-cell office:value-type="float" office:value="0.899478">
                <text:p>0.899478</text:p>
              </table:table-cell>
              <table:table-cell office:value-type="float" office:value="1.320916">
                <text:p>1.320916</text:p>
              </table:table-cell>
              <table:table-cell office:value-type="float" office:value="1.69313">
                <text:p>1.69313</text:p>
              </table:table-cell>
            </table:table-row>
            <table:table-row>
              <table:table-cell office:value-type="string">
                <text:p>box_seal</text:p>
              </table:table-cell>
              <table:table-cell office:value-type="float" office:value="0.878052">
                <text:p>0.878052</text:p>
              </table:table-cell>
              <table:table-cell office:value-type="float" office:value="1.108784">
                <text:p>1.108784</text:p>
              </table:table-cell>
              <table:table-cell office:value-type="float" office:value="2.087739">
                <text:p>2.087739</text:p>
              </table:table-cell>
              <table:table-cell office:value-type="float" office:value="2.469047">
                <text:p>2.469047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fill-image draw:name="ChartBitmap_20_1" draw:display-name="ChartBitmap 1" xlink:href="Pictures/100000000000000800000008D085463572746166.png" xlink:type="simple" xlink:show="embed" xlink:actuate="onLoad"/>
    <draw:fill-image draw:name="ChartBitmap_20_10" draw:display-name="ChartBitmap 10" xlink:href="Pictures/100000000000000800000008AF5E132AF6D2C18D.png" xlink:type="simple" xlink:show="embed" xlink:actuate="onLoad"/>
    <draw:fill-image draw:name="ChartBitmap_20_11" draw:display-name="ChartBitmap 11" xlink:href="Pictures/100000000000000800000008BF34FE0B1AE6F876.png" xlink:type="simple" xlink:show="embed" xlink:actuate="onLoad"/>
    <draw:fill-image draw:name="ChartBitmap_20_12" draw:display-name="ChartBitmap 12" xlink:href="Pictures/1000000000000008000000083DEBC9330162CEE7.png" xlink:type="simple" xlink:show="embed" xlink:actuate="onLoad"/>
    <draw:fill-image draw:name="ChartBitmap_20_13" draw:display-name="ChartBitmap 13" xlink:href="Pictures/100000000000000800000008983101575FF95175.png" xlink:type="simple" xlink:show="embed" xlink:actuate="onLoad"/>
    <draw:fill-image draw:name="ChartBitmap_20_14" draw:display-name="ChartBitmap 14" xlink:href="Pictures/1000000000000008000000087369712AC574C03C.png" xlink:type="simple" xlink:show="embed" xlink:actuate="onLoad"/>
    <draw:fill-image draw:name="ChartBitmap_20_15" draw:display-name="ChartBitmap 15" xlink:href="Pictures/1000000000000008000000081A9B423D1A813A52.png" xlink:type="simple" xlink:show="embed" xlink:actuate="onLoad"/>
    <draw:fill-image draw:name="ChartBitmap_20_16" draw:display-name="ChartBitmap 16" xlink:href="Pictures/1000000000000008000000081A9B423D1A813A52.png" xlink:type="simple" xlink:show="embed" xlink:actuate="onLoad"/>
    <draw:fill-image draw:name="ChartBitmap_20_17" draw:display-name="ChartBitmap 17" xlink:href="Pictures/100000000000000800000008E2983662C4563859.png" xlink:type="simple" xlink:show="embed" xlink:actuate="onLoad"/>
    <draw:fill-image draw:name="ChartBitmap_20_18" draw:display-name="ChartBitmap 18" xlink:href="Pictures/100000000000000800000008FCD192D1055E3DE0.png" xlink:type="simple" xlink:show="embed" xlink:actuate="onLoad"/>
    <draw:fill-image draw:name="ChartBitmap_20_19" draw:display-name="ChartBitmap 19" xlink:href="Pictures/100000000000000800000008DDF7072BDBA5EFCF.png" xlink:type="simple" xlink:show="embed" xlink:actuate="onLoad"/>
    <draw:fill-image draw:name="ChartBitmap_20_2" draw:display-name="ChartBitmap 2" xlink:href="Pictures/100000000000000800000008648907C92FEFE099.png" xlink:type="simple" xlink:show="embed" xlink:actuate="onLoad"/>
    <draw:fill-image draw:name="ChartBitmap_20_20" draw:display-name="ChartBitmap 20" xlink:href="Pictures/100000000000000800000008FCD192D1055E3DE0.png" xlink:type="simple" xlink:show="embed" xlink:actuate="onLoad"/>
    <draw:fill-image draw:name="ChartBitmap_20_21" draw:display-name="ChartBitmap 21" xlink:href="Pictures/100000000000000800000008F70D036D45FFF5DF.png" xlink:type="simple" xlink:show="embed" xlink:actuate="onLoad"/>
    <draw:fill-image draw:name="ChartBitmap_20_22" draw:display-name="ChartBitmap 22" xlink:href="Pictures/1000000000000008000000085450F247947E986B.png" xlink:type="simple" xlink:show="embed" xlink:actuate="onLoad"/>
    <draw:fill-image draw:name="ChartBitmap_20_23" draw:display-name="ChartBitmap 23" xlink:href="Pictures/100000000000000800000008DD2FDE46AE706B4A.png" xlink:type="simple" xlink:show="embed" xlink:actuate="onLoad"/>
    <draw:fill-image draw:name="ChartBitmap_20_24" draw:display-name="ChartBitmap 24" xlink:href="Pictures/100000000000000800000008910DEE4822E67C87.png" xlink:type="simple" xlink:show="embed" xlink:actuate="onLoad"/>
    <draw:fill-image draw:name="ChartBitmap_20_25" draw:display-name="ChartBitmap 25" xlink:href="Pictures/100000000000000800000008E2983662C4563859.png" xlink:type="simple" xlink:show="embed" xlink:actuate="onLoad"/>
    <draw:fill-image draw:name="ChartBitmap_20_26" draw:display-name="ChartBitmap 26" xlink:href="Pictures/100000000000000800000008B6C2456504C29344.png" xlink:type="simple" xlink:show="embed" xlink:actuate="onLoad"/>
    <draw:fill-image draw:name="ChartBitmap_20_27" draw:display-name="ChartBitmap 27" xlink:href="Pictures/1000000000000008000000088A40A623BD1AE613.png" xlink:type="simple" xlink:show="embed" xlink:actuate="onLoad"/>
    <draw:fill-image draw:name="ChartBitmap_20_28" draw:display-name="ChartBitmap 28" xlink:href="Pictures/10000000000000080000000891CC5B4335A1319C.png" xlink:type="simple" xlink:show="embed" xlink:actuate="onLoad"/>
    <draw:fill-image draw:name="ChartBitmap_20_29" draw:display-name="ChartBitmap 29" xlink:href="Pictures/1000000000000008000000081B0B206AD7C83958.png" xlink:type="simple" xlink:show="embed" xlink:actuate="onLoad"/>
    <draw:fill-image draw:name="ChartBitmap_20_3" draw:display-name="ChartBitmap 3" xlink:href="Pictures/100000000000000800000008E2983662C4563859.png" xlink:type="simple" xlink:show="embed" xlink:actuate="onLoad"/>
    <draw:fill-image draw:name="ChartBitmap_20_30" draw:display-name="ChartBitmap 30" xlink:href="Pictures/100000000000000800000008B6C2456504C29344.png" xlink:type="simple" xlink:show="embed" xlink:actuate="onLoad"/>
    <draw:fill-image draw:name="ChartBitmap_20_31" draw:display-name="ChartBitmap 31" xlink:href="Pictures/100000000000000800000008B6C2456504C29344.png" xlink:type="simple" xlink:show="embed" xlink:actuate="onLoad"/>
    <draw:fill-image draw:name="ChartBitmap_20_32" draw:display-name="ChartBitmap 32" xlink:href="Pictures/100000000000000800000008E2983662C4563859.png" xlink:type="simple" xlink:show="embed" xlink:actuate="onLoad"/>
    <draw:fill-image draw:name="ChartBitmap_20_33" draw:display-name="ChartBitmap 33" xlink:href="Pictures/100000000000000800000008E2983662C4563859.png" xlink:type="simple" xlink:show="embed" xlink:actuate="onLoad"/>
    <draw:fill-image draw:name="ChartBitmap_20_34" draw:display-name="ChartBitmap 34" xlink:href="Pictures/100000000000000800000008EEE38D8CA1A06AB1.png" xlink:type="simple" xlink:show="embed" xlink:actuate="onLoad"/>
    <draw:fill-image draw:name="ChartBitmap_20_35" draw:display-name="ChartBitmap 35" xlink:href="Pictures/100000000000000800000008EEE38D8CA1A06AB1.png" xlink:type="simple" xlink:show="embed" xlink:actuate="onLoad"/>
    <draw:fill-image draw:name="ChartBitmap_20_36" draw:display-name="ChartBitmap 36" xlink:href="Pictures/1000000000000008000000088A40A623BD1AE613.png" xlink:type="simple" xlink:show="embed" xlink:actuate="onLoad"/>
    <draw:fill-image draw:name="ChartBitmap_20_37" draw:display-name="ChartBitmap 37" xlink:href="Pictures/1000000000000008000000081B0B206AD7C83958.png" xlink:type="simple" xlink:show="embed" xlink:actuate="onLoad"/>
    <draw:fill-image draw:name="ChartBitmap_20_38" draw:display-name="ChartBitmap 38" xlink:href="Pictures/100000000000000800000008F70D036D45FFF5DF.png" xlink:type="simple" xlink:show="embed" xlink:actuate="onLoad"/>
    <draw:fill-image draw:name="ChartBitmap_20_39" draw:display-name="ChartBitmap 39" xlink:href="Pictures/100000000000000800000008F70D036D45FFF5DF.png" xlink:type="simple" xlink:show="embed" xlink:actuate="onLoad"/>
    <draw:fill-image draw:name="ChartBitmap_20_4" draw:display-name="ChartBitmap 4" xlink:href="Pictures/10000000000000080000000888B10B92B715989F.png" xlink:type="simple" xlink:show="embed" xlink:actuate="onLoad"/>
    <draw:fill-image draw:name="ChartBitmap_20_5" draw:display-name="ChartBitmap 5" xlink:href="Pictures/1000000000000008000000087369712AC574C03C.png" xlink:type="simple" xlink:show="embed" xlink:actuate="onLoad"/>
    <draw:fill-image draw:name="ChartBitmap_20_6" draw:display-name="ChartBitmap 6" xlink:href="Pictures/100000000000000800000008C63FA0F9F01F6204.png" xlink:type="simple" xlink:show="embed" xlink:actuate="onLoad"/>
    <draw:fill-image draw:name="ChartBitmap_20_7" draw:display-name="ChartBitmap 7" xlink:href="Pictures/100000000000000800000008B9457F42C0CB60AD.png" xlink:type="simple" xlink:show="embed" xlink:actuate="onLoad"/>
    <draw:fill-image draw:name="ChartBitmap_20_8" draw:display-name="ChartBitmap 8" xlink:href="Pictures/10000000000000080000000873E8E9D1267FAFEB.png" xlink:type="simple" xlink:show="embed" xlink:actuate="onLoad"/>
    <draw:fill-image draw:name="ChartBitmap_20_9" draw:display-name="ChartBitmap 9" xlink:href="Pictures/100000000000000800000008C72FA93F1FC29D38.png" xlink:type="simple" xlink:show="embed" xlink:actuate="onLoad"/>
  </office:styles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8pt" style:font-size-asian="13pt" style:font-size-complex="13pt"/>
    </style:style>
    <style:style style:name="ch3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 chart:error-category="cell-rang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3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link-data-style-to-source="false" chart:error-category="cell-range" chart:error-upper-range="Execution.I12:Execution.I14" chart:error-lower-range="Execution.I8:Execution.I10" chart:data-label-number="value" chart:data-label-text="false" chart:data-label-symbol="false" chart:data-label-series="false" chart:label-position="bottom" style:rotation-angle="45"/>
      <style:graphic-properties draw:fill="bitmap" draw:fill-color="#004586" draw:fill-image-name="ChartBitmap_20_26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Execution.I12:Execution.I14" chart:error-lower-range="Execution.I8:Execution.I10" loext:std-weight="1"/>
      <style:graphic-properties draw:stroke="solid" svg:stroke-width="0cm" svg:stroke-color="#000000" svg:stroke-opacity="100%" draw:stroke-linejoin="round"/>
    </style:style>
    <style:style style:name="ch10" style:family="chart" style:data-style-name="N2">
      <style:chart-properties chart:link-data-style-to-source="false" chart:error-category="cell-range" chart:error-upper-range="Execution.J12:Execution.J14" chart:error-lower-range="Execution.J8:Execution.J10" chart:data-label-number="value" chart:data-label-text="false" chart:data-label-symbol="false" chart:data-label-series="false" chart:label-position="bottom" style:rotation-angle="45"/>
      <style:graphic-properties draw:fill="bitmap" draw:fill-color="#ff420e" draw:fill-image-name="ChartBitmap_20_25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Execution.J12:Execution.J14" chart:error-lower-range="Execution.J8:Execution.J10" loext:std-weight="1"/>
      <style:graphic-properties draw:stroke="solid" svg:stroke-width="0cm" svg:stroke-color="#000000" svg:stroke-opacity="100%" draw:stroke-linejoin="round"/>
    </style:style>
    <style:style style:name="ch12" style:family="chart" style:data-style-name="N2">
      <style:chart-properties chart:link-data-style-to-source="false" chart:error-category="cell-range" chart:error-upper-range="Execution.K12:Execution.K14" chart:error-lower-range="Execution.K8:Execution.K10" chart:data-label-number="value" chart:data-label-text="false" chart:data-label-symbol="false" chart:data-label-series="false" chart:label-position="bottom" style:rotation-angle="45"/>
      <style:graphic-properties draw:fill="bitmap" draw:fill-color="#ffd320" draw:fill-image-name="ChartBitmap_20_27" dr3d:edge-rounding="5%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Execution.K12:Execution.K14" chart:error-lower-range="Execution.K8:Execution.K10" loext:std-weight="1"/>
      <style:graphic-properties draw:stroke="solid" svg:stroke-width="0cm" svg:stroke-color="#000000" svg:stroke-opacity="100%" draw:stroke-linejoin="round"/>
    </style:style>
    <style:style style:name="ch14" style:family="chart" style:data-style-name="N2">
      <style:chart-properties chart:link-data-style-to-source="false" chart:error-category="cell-range" chart:error-upper-range="Execution.L12:Execution.L14" chart:error-lower-range="Execution.L8:Execution.L10" chart:data-label-number="value" chart:data-label-text="false" chart:data-label-symbol="false" chart:data-label-series="false" chart:label-position="bottom" style:rotation-angle="45"/>
      <style:graphic-properties draw:fill="bitmap" draw:fill-color="#579d1c" draw:fill-image-name="ChartBitmap_20_29"/>
      <style:text-properties fo:font-size="10pt" style:font-size-asian="10pt" style:font-size-complex="10pt"/>
    </style:style>
    <style:style style:name="ch15" style:family="chart">
      <style:chart-properties chart:error-upper-indicator="true" chart:error-lower-indicator="true" chart:error-category="cell-range" chart:error-upper-range="Execution.L12:Execution.L14" chart:error-lower-range="Execution.L8:Execution.L10" loext:std-weight="1"/>
      <style:graphic-properties draw:stroke="solid" svg:stroke-width="0cm" svg:stroke-color="#000000" svg:stroke-opacity="100%" draw:stroke-linejoin="round"/>
    </style:style>
    <style:style style:name="ch16" style:family="chart" style:data-style-name="N2">
      <style:chart-properties chart:link-data-style-to-source="false" chart:error-category="cell-range" chart:error-upper-range="Execution.M12:Execution.M14" chart:error-lower-range="Execution.M8:Execution.M10" chart:data-label-number="value" chart:data-label-text="false" chart:data-label-symbol="false" chart:data-label-series="false" chart:label-position="bottom" style:rotation-angle="45"/>
      <style:graphic-properties draw:fill="bitmap" draw:fill-color="#7e0021" draw:fill-image-name="ChartBitmap_20_39"/>
      <style:text-properties fo:font-size="10pt" style:font-size-asian="10pt" style:font-size-complex="10pt"/>
    </style:style>
    <style:style style:name="ch17" style:family="chart">
      <style:chart-properties chart:error-upper-indicator="true" chart:error-lower-indicator="true" chart:error-category="cell-range" chart:error-upper-range="Execution.M12:Execution.M14" chart:error-lower-range="Execution.M8:Execution.M10" loext:std-weight="1"/>
      <style:graphic-properties draw:stroke="solid" svg:stroke-width="0cm" svg:stroke-color="#000000" svg:stroke-opacity="100%" draw:stroke-linejoin="round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8cm" svg:height="9.589cm" xlink:href=".." xlink:type="simple" chart:class="chart:bar" chart:style-name="ch1">
        <chart:title svg:x="1.392cm" svg:y="0cm" chart:style-name="ch2">
          <text:p>Relative Execution Time</text:p>
        </chart:title>
        <chart:legend chart:legend-position="end" svg:x="9.363cm" svg:y="0.186cm" style:legend-expansion="custom" svg:width="6.267cm" svg:height="0.9cm" style:legend-expansion-aspect-ratio="6.96333333333333" chart:style-name="ch3"/>
        <chart:plot-area chart:style-name="ch4" table:cell-range-address="Execution.H4:Execution.M6 Execution.I3:Execution.M3" chart:data-source-has-labels="both" svg:x="0.318cm" svg:y="1.284cm" svg:width="15.466cm" svg:height="8.343cm">
          <chart:coordinate-region svg:x="1.045cm" svg:y="1.933cm" svg:width="14.739cm" svg:height="7.495cm"/>
          <chart:axis chart:dimension="x" chart:name="primary-x" chart:style-name="ch5" chartooo:axis-type="auto">
            <chartooo:date-scale/>
            <chart:categories table:cell-range-address="Execution.H4:Execution.H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Execution.I4:Execution.I6" chart:label-cell-address="Execution.I3:Execution.I3" chart:class="chart:bar">
            <chart:error-indicator chart:style-name="ch9" chart:dimension="y"/>
            <chart:data-point chart:repeated="3"/>
          </chart:series>
          <chart:series chart:style-name="ch10" chart:values-cell-range-address="Execution.J4:Execution.J6" chart:label-cell-address="Execution.J3:Execution.J3" chart:class="chart:bar">
            <chart:error-indicator chart:style-name="ch11" chart:dimension="y"/>
            <chart:data-point chart:repeated="3"/>
          </chart:series>
          <chart:series chart:style-name="ch12" chart:values-cell-range-address="Execution.K4:Execution.K6" chart:label-cell-address="Execution.K3:Execution.K3" chart:class="chart:bar">
            <chart:error-indicator chart:style-name="ch13" chart:dimension="y"/>
            <chart:data-point chart:repeated="3"/>
          </chart:series>
          <chart:series chart:style-name="ch14" chart:values-cell-range-address="Execution.L4:Execution.L6" chart:label-cell-address="Execution.L3:Execution.L3" chart:class="chart:bar">
            <chart:error-indicator chart:style-name="ch15" chart:dimension="y"/>
            <chart:data-point chart:repeated="3"/>
          </chart:series>
          <chart:series chart:style-name="ch16" chart:values-cell-range-address="Execution.M4:Execution.M6" chart:label-cell-address="Execution.M3:Execution.M3" chart:class="chart:bar">
            <chart:error-indicator chart:style-name="ch17" chart:dimension="y"/>
            <chart:data-point chart:repeated="3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8-liftoff</text:p>
                <draw:g>
                  <svg:desc>Execution.I3:Execution.I3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  <table:table-cell office:value-type="string">
                <text:p>sm-base</text:p>
                <draw:g>
                  <svg:desc>Execution.J3:Execution.J3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Column J</text:p>
              </table:table-cell>
              <table:table-cell office:value-type="string">
                <text:p>wasmer-base</text:p>
                <draw:g>
                  <svg:desc>Execution.K3:Execution.K3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Column K</text:p>
              </table:table-cell>
              <table:table-cell office:value-type="string">
                <text:p>wazero</text:p>
                <draw:g>
                  <svg:desc>Execution.L3:Execution.L3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Column L</text:p>
              </table:table-cell>
              <table:table-cell office:value-type="string">
                <text:p>wasmnow</text:p>
                <draw:g>
                  <svg:desc>Execution.M3:Execution.M3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PolyBenchC</text:p>
                <draw:g>
                  <svg:desc>Execution.H4:Execution.H6</svg:desc>
                </draw:g>
              </table:table-cell>
              <table:table-cell office:value-type="float" office:value="1.53495389655172">
                <text:p>1.53495389655172</text:p>
                <draw:g>
                  <svg:desc>Execution.I4:Execution.I6</svg:desc>
                </draw:g>
              </table:table-cell>
              <table:table-cell office:value-type="float" office:value="0.588106103448276">
                <text:p>0.588106103448276</text:p>
                <draw:g>
                  <svg:desc>Execution.I12:Execution.I14</svg:desc>
                </draw:g>
              </table:table-cell>
              <table:table-cell office:value-type="float" office:value="0.622779896551724">
                <text:p>0.622779896551724</text:p>
                <draw:g>
                  <svg:desc>Execution.I8:Execution.I10</svg:desc>
                </draw:g>
              </table:table-cell>
              <table:table-cell office:value-type="float" office:value="1.84496451724138">
                <text:p>1.84496451724138</text:p>
                <draw:g>
                  <svg:desc>Execution.J4:Execution.J6</svg:desc>
                </draw:g>
              </table:table-cell>
              <table:table-cell office:value-type="float" office:value="0.708456482758621">
                <text:p>0.708456482758621</text:p>
                <draw:g>
                  <svg:desc>Execution.J12:Execution.J14</svg:desc>
                </draw:g>
              </table:table-cell>
              <table:table-cell office:value-type="float" office:value="0.530966517241379">
                <text:p>0.530966517241379</text:p>
                <draw:g>
                  <svg:desc>Execution.J8:Execution.J10</svg:desc>
                </draw:g>
              </table:table-cell>
              <table:table-cell office:value-type="float" office:value="1.87044027586207">
                <text:p>1.87044027586207</text:p>
                <draw:g>
                  <svg:desc>Execution.K4:Execution.K6</svg:desc>
                </draw:g>
              </table:table-cell>
              <table:table-cell office:value-type="float" office:value="1.47261372413793">
                <text:p>1.47261372413793</text:p>
                <draw:g>
                  <svg:desc>Execution.K12:Execution.K14</svg:desc>
                </draw:g>
              </table:table-cell>
              <table:table-cell office:value-type="float" office:value="0.831396275862069">
                <text:p>0.831396275862069</text:p>
                <draw:g>
                  <svg:desc>Execution.K8:Execution.K10</svg:desc>
                </draw:g>
              </table:table-cell>
              <table:table-cell office:value-type="float" office:value="1.92731237931035">
                <text:p>1.92731237931035</text:p>
                <draw:g>
                  <svg:desc>Execution.L4:Execution.L6</svg:desc>
                </draw:g>
              </table:table-cell>
              <table:table-cell office:value-type="float" office:value="0.428830620689655">
                <text:p>0.428830620689655</text:p>
                <draw:g>
                  <svg:desc>Execution.L12:Execution.L14</svg:desc>
                </draw:g>
              </table:table-cell>
              <table:table-cell office:value-type="float" office:value="0.519420379310345">
                <text:p>0.519420379310345</text:p>
                <draw:g>
                  <svg:desc>Execution.L8:Execution.L10</svg:desc>
                </draw:g>
              </table:table-cell>
              <table:table-cell office:value-type="float" office:value="0">
                <text:p>0</text:p>
                <draw:g>
                  <svg:desc>Execution.M4:Execution.M6</svg:desc>
                </draw:g>
              </table:table-cell>
              <table:table-cell office:value-type="float" office:value="0">
                <text:p>0</text:p>
                <draw:g>
                  <svg:desc>Execution.M12:Execution.M14</svg:desc>
                </draw:g>
              </table:table-cell>
              <table:table-cell office:value-type="float" office:value="0">
                <text:p>0</text:p>
                <draw:g>
                  <svg:desc>Execution.M8:Execution.M10</svg:desc>
                </draw:g>
              </table:table-cell>
            </table:table-row>
            <table:table-row>
              <table:table-cell office:value-type="string">
                <text:p>Ostrich</text:p>
              </table:table-cell>
              <table:table-cell office:value-type="float" office:value="1.02624236363636">
                <text:p>1.02624236363636</text:p>
              </table:table-cell>
              <table:table-cell office:value-type="float" office:value="0.703861636363636">
                <text:p>0.703861636363636</text:p>
              </table:table-cell>
              <table:table-cell office:value-type="float" office:value="0.577952363636364">
                <text:p>0.577952363636364</text:p>
              </table:table-cell>
              <table:table-cell office:value-type="float" office:value="1.03234590909091">
                <text:p>1.03234590909091</text:p>
              </table:table-cell>
              <table:table-cell office:value-type="float" office:value="0.928686090909091">
                <text:p>0.928686090909091</text:p>
              </table:table-cell>
              <table:table-cell office:value-type="float" office:value="0.586679909090909">
                <text:p>0.586679909090909</text:p>
              </table:table-cell>
              <table:table-cell office:value-type="float" office:value="1.54002490909091">
                <text:p>1.54002490909091</text:p>
              </table:table-cell>
              <table:table-cell office:value-type="float" office:value="2.20271609090909">
                <text:p>2.20271609090909</text:p>
              </table:table-cell>
              <table:table-cell office:value-type="float" office:value="0.885882909090909">
                <text:p>0.885882909090909</text:p>
              </table:table-cell>
              <table:table-cell office:value-type="float" office:value="1.26051209090909">
                <text:p>1.26051209090909</text:p>
              </table:table-cell>
              <table:table-cell office:value-type="float" office:value="0.687260909090909">
                <text:p>0.687260909090909</text:p>
              </table:table-cell>
              <table:table-cell office:value-type="float" office:value="0.550529090909091">
                <text:p>0.550529090909091</text:p>
              </table:table-cell>
              <table:table-cell office:value-type="float" office:value="1.05214327272727">
                <text:p>1.05214327272727</text:p>
              </table:table-cell>
              <table:table-cell office:value-type="float" office:value="0.420250727272727">
                <text:p>0.420250727272727</text:p>
              </table:table-cell>
              <table:table-cell office:value-type="float" office:value="0.598953272727273">
                <text:p>0.598953272727273</text:p>
              </table:table-cell>
            </table:table-row>
            <table:table-row>
              <table:table-cell office:value-type="string">
                <text:p>Libsodium</text:p>
              </table:table-cell>
              <table:table-cell office:value-type="float" office:value="2.11316162162162">
                <text:p>2.11316162162162</text:p>
              </table:table-cell>
              <table:table-cell office:value-type="float" office:value="3.45741837837838">
                <text:p>3.45741837837838</text:p>
              </table:table-cell>
              <table:table-cell office:value-type="float" office:value="1.31909262162162">
                <text:p>1.31909262162162</text:p>
              </table:table-cell>
              <table:table-cell office:value-type="float" office:value="1.41226921621622">
                <text:p>1.41226921621622</text:p>
              </table:table-cell>
              <table:table-cell office:value-type="float" office:value="0.623721783783784">
                <text:p>0.623721783783784</text:p>
              </table:table-cell>
              <table:table-cell office:value-type="float" office:value="0.512791216216216">
                <text:p>0.512791216216216</text:p>
              </table:table-cell>
              <table:table-cell office:value-type="float" office:value="1.40615867567568">
                <text:p>1.40615867567568</text:p>
              </table:table-cell>
              <table:table-cell office:value-type="float" office:value="0.972356324324324">
                <text:p>0.972356324324324</text:p>
              </table:table-cell>
              <table:table-cell office:value-type="float" office:value="0.559299675675676">
                <text:p>0.559299675675676</text:p>
              </table:table-cell>
              <table:table-cell office:value-type="float" office:value="2.06700756756757">
                <text:p>2.06700756756757</text:p>
              </table:table-cell>
              <table:table-cell office:value-type="float" office:value="0.776181432432433">
                <text:p>0.776181432432433</text:p>
              </table:table-cell>
              <table:table-cell office:value-type="float" office:value="0.611643567567567">
                <text:p>0.6116435675675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fill-image draw:name="ChartBitmap_20_1" draw:display-name="ChartBitmap 1" xlink:href="Pictures/100000000000000800000008D085463572746166.png" xlink:type="simple" xlink:show="embed" xlink:actuate="onLoad"/>
    <draw:fill-image draw:name="ChartBitmap_20_10" draw:display-name="ChartBitmap 10" xlink:href="Pictures/100000000000000800000008AF5E132AF6D2C18D.png" xlink:type="simple" xlink:show="embed" xlink:actuate="onLoad"/>
    <draw:fill-image draw:name="ChartBitmap_20_11" draw:display-name="ChartBitmap 11" xlink:href="Pictures/100000000000000800000008BF34FE0B1AE6F876.png" xlink:type="simple" xlink:show="embed" xlink:actuate="onLoad"/>
    <draw:fill-image draw:name="ChartBitmap_20_12" draw:display-name="ChartBitmap 12" xlink:href="Pictures/1000000000000008000000083DEBC9330162CEE7.png" xlink:type="simple" xlink:show="embed" xlink:actuate="onLoad"/>
    <draw:fill-image draw:name="ChartBitmap_20_13" draw:display-name="ChartBitmap 13" xlink:href="Pictures/100000000000000800000008983101575FF95175.png" xlink:type="simple" xlink:show="embed" xlink:actuate="onLoad"/>
    <draw:fill-image draw:name="ChartBitmap_20_14" draw:display-name="ChartBitmap 14" xlink:href="Pictures/1000000000000008000000087369712AC574C03C.png" xlink:type="simple" xlink:show="embed" xlink:actuate="onLoad"/>
    <draw:fill-image draw:name="ChartBitmap_20_15" draw:display-name="ChartBitmap 15" xlink:href="Pictures/1000000000000008000000081A9B423D1A813A52.png" xlink:type="simple" xlink:show="embed" xlink:actuate="onLoad"/>
    <draw:fill-image draw:name="ChartBitmap_20_16" draw:display-name="ChartBitmap 16" xlink:href="Pictures/1000000000000008000000081A9B423D1A813A52.png" xlink:type="simple" xlink:show="embed" xlink:actuate="onLoad"/>
    <draw:fill-image draw:name="ChartBitmap_20_17" draw:display-name="ChartBitmap 17" xlink:href="Pictures/100000000000000800000008E2983662C4563859.png" xlink:type="simple" xlink:show="embed" xlink:actuate="onLoad"/>
    <draw:fill-image draw:name="ChartBitmap_20_18" draw:display-name="ChartBitmap 18" xlink:href="Pictures/100000000000000800000008FCD192D1055E3DE0.png" xlink:type="simple" xlink:show="embed" xlink:actuate="onLoad"/>
    <draw:fill-image draw:name="ChartBitmap_20_19" draw:display-name="ChartBitmap 19" xlink:href="Pictures/100000000000000800000008DDF7072BDBA5EFCF.png" xlink:type="simple" xlink:show="embed" xlink:actuate="onLoad"/>
    <draw:fill-image draw:name="ChartBitmap_20_2" draw:display-name="ChartBitmap 2" xlink:href="Pictures/100000000000000800000008648907C92FEFE099.png" xlink:type="simple" xlink:show="embed" xlink:actuate="onLoad"/>
    <draw:fill-image draw:name="ChartBitmap_20_20" draw:display-name="ChartBitmap 20" xlink:href="Pictures/100000000000000800000008FCD192D1055E3DE0.png" xlink:type="simple" xlink:show="embed" xlink:actuate="onLoad"/>
    <draw:fill-image draw:name="ChartBitmap_20_21" draw:display-name="ChartBitmap 21" xlink:href="Pictures/100000000000000800000008F70D036D45FFF5DF.png" xlink:type="simple" xlink:show="embed" xlink:actuate="onLoad"/>
    <draw:fill-image draw:name="ChartBitmap_20_22" draw:display-name="ChartBitmap 22" xlink:href="Pictures/1000000000000008000000085450F247947E986B.png" xlink:type="simple" xlink:show="embed" xlink:actuate="onLoad"/>
    <draw:fill-image draw:name="ChartBitmap_20_23" draw:display-name="ChartBitmap 23" xlink:href="Pictures/100000000000000800000008DD2FDE46AE706B4A.png" xlink:type="simple" xlink:show="embed" xlink:actuate="onLoad"/>
    <draw:fill-image draw:name="ChartBitmap_20_24" draw:display-name="ChartBitmap 24" xlink:href="Pictures/100000000000000800000008910DEE4822E67C87.png" xlink:type="simple" xlink:show="embed" xlink:actuate="onLoad"/>
    <draw:fill-image draw:name="ChartBitmap_20_25" draw:display-name="ChartBitmap 25" xlink:href="Pictures/100000000000000800000008E2983662C4563859.png" xlink:type="simple" xlink:show="embed" xlink:actuate="onLoad"/>
    <draw:fill-image draw:name="ChartBitmap_20_26" draw:display-name="ChartBitmap 26" xlink:href="Pictures/100000000000000800000008B6C2456504C29344.png" xlink:type="simple" xlink:show="embed" xlink:actuate="onLoad"/>
    <draw:fill-image draw:name="ChartBitmap_20_27" draw:display-name="ChartBitmap 27" xlink:href="Pictures/1000000000000008000000088A40A623BD1AE613.png" xlink:type="simple" xlink:show="embed" xlink:actuate="onLoad"/>
    <draw:fill-image draw:name="ChartBitmap_20_28" draw:display-name="ChartBitmap 28" xlink:href="Pictures/10000000000000080000000891CC5B4335A1319C.png" xlink:type="simple" xlink:show="embed" xlink:actuate="onLoad"/>
    <draw:fill-image draw:name="ChartBitmap_20_29" draw:display-name="ChartBitmap 29" xlink:href="Pictures/1000000000000008000000081B0B206AD7C83958.png" xlink:type="simple" xlink:show="embed" xlink:actuate="onLoad"/>
    <draw:fill-image draw:name="ChartBitmap_20_3" draw:display-name="ChartBitmap 3" xlink:href="Pictures/100000000000000800000008E2983662C4563859.png" xlink:type="simple" xlink:show="embed" xlink:actuate="onLoad"/>
    <draw:fill-image draw:name="ChartBitmap_20_30" draw:display-name="ChartBitmap 30" xlink:href="Pictures/100000000000000800000008B6C2456504C29344.png" xlink:type="simple" xlink:show="embed" xlink:actuate="onLoad"/>
    <draw:fill-image draw:name="ChartBitmap_20_31" draw:display-name="ChartBitmap 31" xlink:href="Pictures/100000000000000800000008B6C2456504C29344.png" xlink:type="simple" xlink:show="embed" xlink:actuate="onLoad"/>
    <draw:fill-image draw:name="ChartBitmap_20_32" draw:display-name="ChartBitmap 32" xlink:href="Pictures/100000000000000800000008E2983662C4563859.png" xlink:type="simple" xlink:show="embed" xlink:actuate="onLoad"/>
    <draw:fill-image draw:name="ChartBitmap_20_33" draw:display-name="ChartBitmap 33" xlink:href="Pictures/100000000000000800000008E2983662C4563859.png" xlink:type="simple" xlink:show="embed" xlink:actuate="onLoad"/>
    <draw:fill-image draw:name="ChartBitmap_20_34" draw:display-name="ChartBitmap 34" xlink:href="Pictures/100000000000000800000008EEE38D8CA1A06AB1.png" xlink:type="simple" xlink:show="embed" xlink:actuate="onLoad"/>
    <draw:fill-image draw:name="ChartBitmap_20_35" draw:display-name="ChartBitmap 35" xlink:href="Pictures/100000000000000800000008EEE38D8CA1A06AB1.png" xlink:type="simple" xlink:show="embed" xlink:actuate="onLoad"/>
    <draw:fill-image draw:name="ChartBitmap_20_36" draw:display-name="ChartBitmap 36" xlink:href="Pictures/1000000000000008000000088A40A623BD1AE613.png" xlink:type="simple" xlink:show="embed" xlink:actuate="onLoad"/>
    <draw:fill-image draw:name="ChartBitmap_20_37" draw:display-name="ChartBitmap 37" xlink:href="Pictures/1000000000000008000000081B0B206AD7C83958.png" xlink:type="simple" xlink:show="embed" xlink:actuate="onLoad"/>
    <draw:fill-image draw:name="ChartBitmap_20_38" draw:display-name="ChartBitmap 38" xlink:href="Pictures/100000000000000800000008F70D036D45FFF5DF.png" xlink:type="simple" xlink:show="embed" xlink:actuate="onLoad"/>
    <draw:fill-image draw:name="ChartBitmap_20_39" draw:display-name="ChartBitmap 39" xlink:href="Pictures/100000000000000800000008F70D036D45FFF5DF.png" xlink:type="simple" xlink:show="embed" xlink:actuate="onLoad"/>
    <draw:fill-image draw:name="ChartBitmap_20_4" draw:display-name="ChartBitmap 4" xlink:href="Pictures/10000000000000080000000888B10B92B715989F.png" xlink:type="simple" xlink:show="embed" xlink:actuate="onLoad"/>
    <draw:fill-image draw:name="ChartBitmap_20_5" draw:display-name="ChartBitmap 5" xlink:href="Pictures/1000000000000008000000087369712AC574C03C.png" xlink:type="simple" xlink:show="embed" xlink:actuate="onLoad"/>
    <draw:fill-image draw:name="ChartBitmap_20_6" draw:display-name="ChartBitmap 6" xlink:href="Pictures/100000000000000800000008C63FA0F9F01F6204.png" xlink:type="simple" xlink:show="embed" xlink:actuate="onLoad"/>
    <draw:fill-image draw:name="ChartBitmap_20_7" draw:display-name="ChartBitmap 7" xlink:href="Pictures/100000000000000800000008B9457F42C0CB60AD.png" xlink:type="simple" xlink:show="embed" xlink:actuate="onLoad"/>
    <draw:fill-image draw:name="ChartBitmap_20_8" draw:display-name="ChartBitmap 8" xlink:href="Pictures/10000000000000080000000873E8E9D1267FAFEB.png" xlink:type="simple" xlink:show="embed" xlink:actuate="onLoad"/>
    <draw:fill-image draw:name="ChartBitmap_20_9" draw:display-name="ChartBitmap 9" xlink:href="Pictures/100000000000000800000008C72FA93F1FC29D38.png" xlink:type="simple" xlink:show="embed" xlink:actuate="onLoad"/>
  </office:styles>
</office:document-styles>
</file>

<file path=Object 1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279cm" svg:y="0.316cm" chart:style-name="ch2">
          <text:p>Relative Compile Speed - PolyBench</text:p>
        </chart:title>
        <chart:legend chart:legend-position="end" svg:x="13.922cm" svg:y="3.952cm" style:legend-expansion="high" chart:style-name="ch3"/>
        <chart:plot-area chart:style-name="ch4" table:cell-range-address="Translation.A4:Translation.C32 Translation.B3:Translation.C3" chart:data-source-has-labels="both" svg:x="0.32cm" svg:y="1.275cm" svg:width="13.282cm" svg:height="7.545cm">
          <chart:coordinate-region svg:x="1.221cm" svg:y="1.474cm" svg:width="12.381cm" svg:height="5.338cm"/>
          <chart:axis chart:dimension="x" chart:name="primary-x" chart:style-name="ch5" chartooo:axis-type="auto">
            <chartooo:date-scale/>
            <chart:categories table:cell-range-address="Translation.A4:Translation.A3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ranslation.B4:Translation.B32" chart:label-cell-address="Translation.B3:Translation.B3" chart:class="chart:bar">
            <chart:data-point chart:repeated="29"/>
          </chart:series>
          <chart:series chart:style-name="ch9" chart:values-cell-range-address="Translation.C4:Translation.C32" chart:label-cell-address="Translation.C3:Translation.C3" chart:class="chart:bar">
            <chart:data-point chart:repeated="2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8-liftoff</text:p>
                <draw:g>
                  <svg:desc>Translation.B3:Translation.B3</svg:desc>
                </draw:g>
              </table:table-cell>
              <table:table-cell office:value-type="string">
                <text:p>sm-base</text:p>
                <draw:g>
                  <svg:desc>Translation.C3:Translation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cobi-1d</text:p>
                <draw:g>
                  <svg:desc>Translation.A4:Translation.A32</svg:desc>
                </draw:g>
              </table:table-cell>
              <table:table-cell office:value-type="float" office:value="0.822338">
                <text:p>0.822338</text:p>
                <draw:g>
                  <svg:desc>Translation.B4:Translation.B32</svg:desc>
                </draw:g>
              </table:table-cell>
              <table:table-cell office:value-type="float" office:value="0.355699">
                <text:p>0.355699</text:p>
                <draw:g>
                  <svg:desc>Translation.C4:Translation.C32</svg:desc>
                </draw:g>
              </table:table-cell>
            </table:table-row>
            <table:table-row>
              <table:table-cell office:value-type="string">
                <text:p>trisolv</text:p>
              </table:table-cell>
              <table:table-cell office:value-type="float" office:value="0.742558">
                <text:p>0.742558</text:p>
              </table:table-cell>
              <table:table-cell office:value-type="float" office:value="0.383299">
                <text:p>0.383299</text:p>
              </table:table-cell>
            </table:table-row>
            <table:table-row>
              <table:table-cell office:value-type="string">
                <text:p>gesummv</text:p>
              </table:table-cell>
              <table:table-cell office:value-type="float" office:value="0.742838">
                <text:p>0.742838</text:p>
              </table:table-cell>
              <table:table-cell office:value-type="float" office:value="0.386226">
                <text:p>0.386226</text:p>
              </table:table-cell>
            </table:table-row>
            <table:table-row>
              <table:table-cell office:value-type="string">
                <text:p>durbin</text:p>
              </table:table-cell>
              <table:table-cell office:value-type="float" office:value="0.784655">
                <text:p>0.784655</text:p>
              </table:table-cell>
              <table:table-cell office:value-type="float" office:value="0.358456">
                <text:p>0.358456</text:p>
              </table:table-cell>
            </table:table-row>
            <table:table-row>
              <table:table-cell office:value-type="string">
                <text:p>bicg</text:p>
              </table:table-cell>
              <table:table-cell office:value-type="float" office:value="0.829526">
                <text:p>0.829526</text:p>
              </table:table-cell>
              <table:table-cell office:value-type="float" office:value="0.387474">
                <text:p>0.387474</text:p>
              </table:table-cell>
            </table:table-row>
            <table:table-row>
              <table:table-cell office:value-type="string">
                <text:p>mvt</text:p>
              </table:table-cell>
              <table:table-cell office:value-type="float" office:value="0.728506">
                <text:p>0.728506</text:p>
              </table:table-cell>
              <table:table-cell office:value-type="float" office:value="0.386232">
                <text:p>0.386232</text:p>
              </table:table-cell>
            </table:table-row>
            <table:table-row>
              <table:table-cell office:value-type="string">
                <text:p>atax</text:p>
              </table:table-cell>
              <table:table-cell office:value-type="float" office:value="0.863302">
                <text:p>0.863302</text:p>
              </table:table-cell>
              <table:table-cell office:value-type="float" office:value="0.381438">
                <text:p>0.381438</text:p>
              </table:table-cell>
            </table:table-row>
            <table:table-row>
              <table:table-cell office:value-type="string">
                <text:p>gemver</text:p>
              </table:table-cell>
              <table:table-cell office:value-type="float" office:value="0.773616">
                <text:p>0.773616</text:p>
              </table:table-cell>
              <table:table-cell office:value-type="float" office:value="0.375621">
                <text:p>0.375621</text:p>
              </table:table-cell>
            </table:table-row>
            <table:table-row>
              <table:table-cell office:value-type="string">
                <text:p>trmm</text:p>
              </table:table-cell>
              <table:table-cell office:value-type="float" office:value="0.957547">
                <text:p>0.957547</text:p>
              </table:table-cell>
              <table:table-cell office:value-type="float" office:value="0.373818">
                <text:p>0.373818</text:p>
              </table:table-cell>
            </table:table-row>
            <table:table-row>
              <table:table-cell office:value-type="string">
                <text:p>doitgen</text:p>
              </table:table-cell>
              <table:table-cell office:value-type="float" office:value="0.918338">
                <text:p>0.918338</text:p>
              </table:table-cell>
              <table:table-cell office:value-type="float" office:value="0.364701">
                <text:p>0.364701</text:p>
              </table:table-cell>
            </table:table-row>
            <table:table-row>
              <table:table-cell office:value-type="string">
                <text:p>syrk</text:p>
              </table:table-cell>
              <table:table-cell office:value-type="float" office:value="1.022179">
                <text:p>1.022179</text:p>
              </table:table-cell>
              <table:table-cell office:value-type="float" office:value="0.370389">
                <text:p>0.370389</text:p>
              </table:table-cell>
            </table:table-row>
            <table:table-row>
              <table:table-cell office:value-type="string">
                <text:p>covariance</text:p>
              </table:table-cell>
              <table:table-cell office:value-type="float" office:value="1.241567">
                <text:p>1.241567</text:p>
              </table:table-cell>
              <table:table-cell office:value-type="float" office:value="0.376668">
                <text:p>0.376668</text:p>
              </table:table-cell>
            </table:table-row>
            <table:table-row>
              <table:table-cell office:value-type="string">
                <text:p>correlation</text:p>
              </table:table-cell>
              <table:table-cell office:value-type="float" office:value="1.210935">
                <text:p>1.210935</text:p>
              </table:table-cell>
              <table:table-cell office:value-type="float" office:value="0.406962">
                <text:p>0.406962</text:p>
              </table:table-cell>
            </table:table-row>
            <table:table-row>
              <table:table-cell office:value-type="string">
                <text:p>symm</text:p>
              </table:table-cell>
              <table:table-cell office:value-type="float" office:value="1.306411">
                <text:p>1.306411</text:p>
              </table:table-cell>
              <table:table-cell office:value-type="float" office:value="0.396557">
                <text:p>0.396557</text:p>
              </table:table-cell>
            </table:table-row>
            <table:table-row>
              <table:table-cell office:value-type="string">
                <text:p>syr2k</text:p>
              </table:table-cell>
              <table:table-cell office:value-type="float" office:value="1.246873">
                <text:p>1.246873</text:p>
              </table:table-cell>
              <table:table-cell office:value-type="float" office:value="0.404411">
                <text:p>0.404411</text:p>
              </table:table-cell>
            </table:table-row>
            <table:table-row>
              <table:table-cell office:value-type="string">
                <text:p>gemm</text:p>
              </table:table-cell>
              <table:table-cell office:value-type="float" office:value="1.159711">
                <text:p>1.159711</text:p>
              </table:table-cell>
              <table:table-cell office:value-type="float" office:value="0.395684">
                <text:p>0.395684</text:p>
              </table:table-cell>
            </table:table-row>
            <table:table-row>
              <table:table-cell office:value-type="string">
                <text:p>2mm</text:p>
              </table:table-cell>
              <table:table-cell office:value-type="float" office:value="1.187633">
                <text:p>1.187633</text:p>
              </table:table-cell>
              <table:table-cell office:value-type="float" office:value="0.391846">
                <text:p>0.391846</text:p>
              </table:table-cell>
            </table:table-row>
            <table:table-row>
              <table:table-cell office:value-type="string">
                <text:p>gramschmidt</text:p>
              </table:table-cell>
              <table:table-cell office:value-type="float" office:value="1.26447">
                <text:p>1.26447</text:p>
              </table:table-cell>
              <table:table-cell office:value-type="float" office:value="0.388798">
                <text:p>0.388798</text:p>
              </table:table-cell>
            </table:table-row>
            <table:table-row>
              <table:table-cell office:value-type="string">
                <text:p>nussinov</text:p>
              </table:table-cell>
              <table:table-cell office:value-type="float" office:value="1.201448">
                <text:p>1.201448</text:p>
              </table:table-cell>
              <table:table-cell office:value-type="float" office:value="0.335121">
                <text:p>0.335121</text:p>
              </table:table-cell>
            </table:table-row>
            <table:table-row>
              <table:table-cell office:value-type="string">
                <text:p>3mm</text:p>
              </table:table-cell>
              <table:table-cell office:value-type="float" office:value="1.031902">
                <text:p>1.031902</text:p>
              </table:table-cell>
              <table:table-cell office:value-type="float" office:value="0.373346">
                <text:p>0.373346</text:p>
              </table:table-cell>
            </table:table-row>
            <table:table-row>
              <table:table-cell office:value-type="string">
                <text:p>adi</text:p>
              </table:table-cell>
              <table:table-cell office:value-type="float" office:value="1.141801">
                <text:p>1.141801</text:p>
              </table:table-cell>
              <table:table-cell office:value-type="float" office:value="0.38501">
                <text:p>0.38501</text:p>
              </table:table-cell>
            </table:table-row>
            <table:table-row>
              <table:table-cell office:value-type="string">
                <text:p>fdtd-2d</text:p>
              </table:table-cell>
              <table:table-cell office:value-type="float" office:value="1.13952">
                <text:p>1.13952</text:p>
              </table:table-cell>
              <table:table-cell office:value-type="float" office:value="0.402193">
                <text:p>0.402193</text:p>
              </table:table-cell>
            </table:table-row>
            <table:table-row>
              <table:table-cell office:value-type="string">
                <text:p>jacobi-2d</text:p>
              </table:table-cell>
              <table:table-cell office:value-type="float" office:value="1.274003">
                <text:p>1.274003</text:p>
              </table:table-cell>
              <table:table-cell office:value-type="float" office:value="0.399125">
                <text:p>0.399125</text:p>
              </table:table-cell>
            </table:table-row>
            <table:table-row>
              <table:table-cell office:value-type="string">
                <text:p>seidel-2d</text:p>
              </table:table-cell>
              <table:table-cell office:value-type="float" office:value="1.179255">
                <text:p>1.179255</text:p>
              </table:table-cell>
              <table:table-cell office:value-type="float" office:value="0.34751">
                <text:p>0.34751</text:p>
              </table:table-cell>
            </table:table-row>
            <table:table-row>
              <table:table-cell office:value-type="string">
                <text:p>heat-3d</text:p>
              </table:table-cell>
              <table:table-cell office:value-type="float" office:value="1.274559">
                <text:p>1.274559</text:p>
              </table:table-cell>
              <table:table-cell office:value-type="float" office:value="0.356247">
                <text:p>0.356247</text:p>
              </table:table-cell>
            </table:table-row>
            <table:table-row>
              <table:table-cell office:value-type="string">
                <text:p>cholesky</text:p>
              </table:table-cell>
              <table:table-cell office:value-type="float" office:value="1.09628">
                <text:p>1.09628</text:p>
              </table:table-cell>
              <table:table-cell office:value-type="float" office:value="0.40098">
                <text:p>0.40098</text:p>
              </table:table-cell>
            </table:table-row>
            <table:table-row>
              <table:table-cell office:value-type="string">
                <text:p>lu</text:p>
              </table:table-cell>
              <table:table-cell office:value-type="float" office:value="1.031729">
                <text:p>1.031729</text:p>
              </table:table-cell>
              <table:table-cell office:value-type="float" office:value="0.393324">
                <text:p>0.393324</text:p>
              </table:table-cell>
            </table:table-row>
            <table:table-row>
              <table:table-cell office:value-type="string">
                <text:p>ludcmp</text:p>
              </table:table-cell>
              <table:table-cell office:value-type="float" office:value="1.205982">
                <text:p>1.205982</text:p>
              </table:table-cell>
              <table:table-cell office:value-type="float" office:value="0.452751">
                <text:p>0.452751</text:p>
              </table:table-cell>
            </table:table-row>
            <table:table-row>
              <table:table-cell office:value-type="string">
                <text:p>floyd-warshall</text:p>
              </table:table-cell>
              <table:table-cell office:value-type="float" office:value="1.282244">
                <text:p>1.282244</text:p>
              </table:table-cell>
              <table:table-cell office:value-type="float" office:value="0.370103">
                <text:p>0.370103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fill-image draw:name="ChartBitmap_20_1" draw:display-name="ChartBitmap 1" xlink:href="Pictures/100000000000000800000008D085463572746166.png" xlink:type="simple" xlink:show="embed" xlink:actuate="onLoad"/>
    <draw:fill-image draw:name="ChartBitmap_20_10" draw:display-name="ChartBitmap 10" xlink:href="Pictures/100000000000000800000008AF5E132AF6D2C18D.png" xlink:type="simple" xlink:show="embed" xlink:actuate="onLoad"/>
    <draw:fill-image draw:name="ChartBitmap_20_11" draw:display-name="ChartBitmap 11" xlink:href="Pictures/100000000000000800000008BF34FE0B1AE6F876.png" xlink:type="simple" xlink:show="embed" xlink:actuate="onLoad"/>
    <draw:fill-image draw:name="ChartBitmap_20_12" draw:display-name="ChartBitmap 12" xlink:href="Pictures/1000000000000008000000083DEBC9330162CEE7.png" xlink:type="simple" xlink:show="embed" xlink:actuate="onLoad"/>
    <draw:fill-image draw:name="ChartBitmap_20_13" draw:display-name="ChartBitmap 13" xlink:href="Pictures/100000000000000800000008983101575FF95175.png" xlink:type="simple" xlink:show="embed" xlink:actuate="onLoad"/>
    <draw:fill-image draw:name="ChartBitmap_20_14" draw:display-name="ChartBitmap 14" xlink:href="Pictures/1000000000000008000000087369712AC574C03C.png" xlink:type="simple" xlink:show="embed" xlink:actuate="onLoad"/>
    <draw:fill-image draw:name="ChartBitmap_20_15" draw:display-name="ChartBitmap 15" xlink:href="Pictures/1000000000000008000000081A9B423D1A813A52.png" xlink:type="simple" xlink:show="embed" xlink:actuate="onLoad"/>
    <draw:fill-image draw:name="ChartBitmap_20_16" draw:display-name="ChartBitmap 16" xlink:href="Pictures/1000000000000008000000081A9B423D1A813A52.png" xlink:type="simple" xlink:show="embed" xlink:actuate="onLoad"/>
    <draw:fill-image draw:name="ChartBitmap_20_17" draw:display-name="ChartBitmap 17" xlink:href="Pictures/100000000000000800000008E2983662C4563859.png" xlink:type="simple" xlink:show="embed" xlink:actuate="onLoad"/>
    <draw:fill-image draw:name="ChartBitmap_20_18" draw:display-name="ChartBitmap 18" xlink:href="Pictures/100000000000000800000008FCD192D1055E3DE0.png" xlink:type="simple" xlink:show="embed" xlink:actuate="onLoad"/>
    <draw:fill-image draw:name="ChartBitmap_20_19" draw:display-name="ChartBitmap 19" xlink:href="Pictures/100000000000000800000008DDF7072BDBA5EFCF.png" xlink:type="simple" xlink:show="embed" xlink:actuate="onLoad"/>
    <draw:fill-image draw:name="ChartBitmap_20_2" draw:display-name="ChartBitmap 2" xlink:href="Pictures/100000000000000800000008648907C92FEFE099.png" xlink:type="simple" xlink:show="embed" xlink:actuate="onLoad"/>
    <draw:fill-image draw:name="ChartBitmap_20_20" draw:display-name="ChartBitmap 20" xlink:href="Pictures/100000000000000800000008FCD192D1055E3DE0.png" xlink:type="simple" xlink:show="embed" xlink:actuate="onLoad"/>
    <draw:fill-image draw:name="ChartBitmap_20_21" draw:display-name="ChartBitmap 21" xlink:href="Pictures/100000000000000800000008F70D036D45FFF5DF.png" xlink:type="simple" xlink:show="embed" xlink:actuate="onLoad"/>
    <draw:fill-image draw:name="ChartBitmap_20_22" draw:display-name="ChartBitmap 22" xlink:href="Pictures/1000000000000008000000085450F247947E986B.png" xlink:type="simple" xlink:show="embed" xlink:actuate="onLoad"/>
    <draw:fill-image draw:name="ChartBitmap_20_23" draw:display-name="ChartBitmap 23" xlink:href="Pictures/100000000000000800000008DD2FDE46AE706B4A.png" xlink:type="simple" xlink:show="embed" xlink:actuate="onLoad"/>
    <draw:fill-image draw:name="ChartBitmap_20_24" draw:display-name="ChartBitmap 24" xlink:href="Pictures/100000000000000800000008910DEE4822E67C87.png" xlink:type="simple" xlink:show="embed" xlink:actuate="onLoad"/>
    <draw:fill-image draw:name="ChartBitmap_20_25" draw:display-name="ChartBitmap 25" xlink:href="Pictures/100000000000000800000008E2983662C4563859.png" xlink:type="simple" xlink:show="embed" xlink:actuate="onLoad"/>
    <draw:fill-image draw:name="ChartBitmap_20_26" draw:display-name="ChartBitmap 26" xlink:href="Pictures/100000000000000800000008B6C2456504C29344.png" xlink:type="simple" xlink:show="embed" xlink:actuate="onLoad"/>
    <draw:fill-image draw:name="ChartBitmap_20_27" draw:display-name="ChartBitmap 27" xlink:href="Pictures/1000000000000008000000088A40A623BD1AE613.png" xlink:type="simple" xlink:show="embed" xlink:actuate="onLoad"/>
    <draw:fill-image draw:name="ChartBitmap_20_28" draw:display-name="ChartBitmap 28" xlink:href="Pictures/10000000000000080000000891CC5B4335A1319C.png" xlink:type="simple" xlink:show="embed" xlink:actuate="onLoad"/>
    <draw:fill-image draw:name="ChartBitmap_20_29" draw:display-name="ChartBitmap 29" xlink:href="Pictures/1000000000000008000000081B0B206AD7C83958.png" xlink:type="simple" xlink:show="embed" xlink:actuate="onLoad"/>
    <draw:fill-image draw:name="ChartBitmap_20_3" draw:display-name="ChartBitmap 3" xlink:href="Pictures/100000000000000800000008E2983662C4563859.png" xlink:type="simple" xlink:show="embed" xlink:actuate="onLoad"/>
    <draw:fill-image draw:name="ChartBitmap_20_30" draw:display-name="ChartBitmap 30" xlink:href="Pictures/100000000000000800000008B6C2456504C29344.png" xlink:type="simple" xlink:show="embed" xlink:actuate="onLoad"/>
    <draw:fill-image draw:name="ChartBitmap_20_31" draw:display-name="ChartBitmap 31" xlink:href="Pictures/100000000000000800000008B6C2456504C29344.png" xlink:type="simple" xlink:show="embed" xlink:actuate="onLoad"/>
    <draw:fill-image draw:name="ChartBitmap_20_32" draw:display-name="ChartBitmap 32" xlink:href="Pictures/100000000000000800000008E2983662C4563859.png" xlink:type="simple" xlink:show="embed" xlink:actuate="onLoad"/>
    <draw:fill-image draw:name="ChartBitmap_20_33" draw:display-name="ChartBitmap 33" xlink:href="Pictures/100000000000000800000008E2983662C4563859.png" xlink:type="simple" xlink:show="embed" xlink:actuate="onLoad"/>
    <draw:fill-image draw:name="ChartBitmap_20_34" draw:display-name="ChartBitmap 34" xlink:href="Pictures/100000000000000800000008EEE38D8CA1A06AB1.png" xlink:type="simple" xlink:show="embed" xlink:actuate="onLoad"/>
    <draw:fill-image draw:name="ChartBitmap_20_35" draw:display-name="ChartBitmap 35" xlink:href="Pictures/100000000000000800000008EEE38D8CA1A06AB1.png" xlink:type="simple" xlink:show="embed" xlink:actuate="onLoad"/>
    <draw:fill-image draw:name="ChartBitmap_20_36" draw:display-name="ChartBitmap 36" xlink:href="Pictures/1000000000000008000000088A40A623BD1AE613.png" xlink:type="simple" xlink:show="embed" xlink:actuate="onLoad"/>
    <draw:fill-image draw:name="ChartBitmap_20_37" draw:display-name="ChartBitmap 37" xlink:href="Pictures/1000000000000008000000081B0B206AD7C83958.png" xlink:type="simple" xlink:show="embed" xlink:actuate="onLoad"/>
    <draw:fill-image draw:name="ChartBitmap_20_38" draw:display-name="ChartBitmap 38" xlink:href="Pictures/100000000000000800000008F70D036D45FFF5DF.png" xlink:type="simple" xlink:show="embed" xlink:actuate="onLoad"/>
    <draw:fill-image draw:name="ChartBitmap_20_39" draw:display-name="ChartBitmap 39" xlink:href="Pictures/100000000000000800000008F70D036D45FFF5DF.png" xlink:type="simple" xlink:show="embed" xlink:actuate="onLoad"/>
    <draw:fill-image draw:name="ChartBitmap_20_4" draw:display-name="ChartBitmap 4" xlink:href="Pictures/10000000000000080000000888B10B92B715989F.png" xlink:type="simple" xlink:show="embed" xlink:actuate="onLoad"/>
    <draw:fill-image draw:name="ChartBitmap_20_5" draw:display-name="ChartBitmap 5" xlink:href="Pictures/1000000000000008000000087369712AC574C03C.png" xlink:type="simple" xlink:show="embed" xlink:actuate="onLoad"/>
    <draw:fill-image draw:name="ChartBitmap_20_6" draw:display-name="ChartBitmap 6" xlink:href="Pictures/100000000000000800000008C63FA0F9F01F6204.png" xlink:type="simple" xlink:show="embed" xlink:actuate="onLoad"/>
    <draw:fill-image draw:name="ChartBitmap_20_7" draw:display-name="ChartBitmap 7" xlink:href="Pictures/100000000000000800000008B9457F42C0CB60AD.png" xlink:type="simple" xlink:show="embed" xlink:actuate="onLoad"/>
    <draw:fill-image draw:name="ChartBitmap_20_8" draw:display-name="ChartBitmap 8" xlink:href="Pictures/10000000000000080000000873E8E9D1267FAFEB.png" xlink:type="simple" xlink:show="embed" xlink:actuate="onLoad"/>
    <draw:fill-image draw:name="ChartBitmap_20_9" draw:display-name="ChartBitmap 9" xlink:href="Pictures/100000000000000800000008C72FA93F1FC29D38.png" xlink:type="simple" xlink:show="embed" xlink:actuate="onLoad"/>
  </office:styles>
</office:document-styles>
</file>

<file path=Object 1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609cm" svg:y="0.316cm" chart:style-name="ch2">
          <text:p>Relative Compile Speed - Ostrich</text:p>
        </chart:title>
        <chart:legend chart:legend-position="end" svg:x="13.922cm" svg:y="3.952cm" style:legend-expansion="high" chart:style-name="ch3"/>
        <chart:plot-area chart:style-name="ch4" table:cell-range-address="Translation.A36:Translation.C46 Translation.B35:Translation.C35" chart:data-source-has-labels="both" svg:x="0.32cm" svg:y="1.275cm" svg:width="13.282cm" svg:height="7.545cm">
          <chart:coordinate-region svg:x="1.047cm" svg:y="1.474cm" svg:width="12.555cm" svg:height="4.964cm"/>
          <chart:axis chart:dimension="x" chart:name="primary-x" chart:style-name="ch5" chartooo:axis-type="auto">
            <chartooo:date-scale/>
            <chart:categories table:cell-range-address="Translation.A36:Translation.A4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ranslation.B36:Translation.B46" chart:label-cell-address="Translation.B35:Translation.B35" chart:class="chart:bar">
            <chart:data-point chart:repeated="11"/>
          </chart:series>
          <chart:series chart:style-name="ch9" chart:values-cell-range-address="Translation.C36:Translation.C46" chart:label-cell-address="Translation.C35:Translation.C35" chart:class="chart:ba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8-liftoff</text:p>
                <draw:g>
                  <svg:desc>Translation.B35:Translation.B35</svg:desc>
                </draw:g>
              </table:table-cell>
              <table:table-cell office:value-type="string">
                <text:p>sm-base</text:p>
                <draw:g>
                  <svg:desc>Translation.C35:Translation.C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w</text:p>
                <draw:g>
                  <svg:desc>Translation.A36:Translation.A46</svg:desc>
                </draw:g>
              </table:table-cell>
              <table:table-cell office:value-type="float" office:value="1.456218">
                <text:p>1.456218</text:p>
                <draw:g>
                  <svg:desc>Translation.B36:Translation.B46</svg:desc>
                </draw:g>
              </table:table-cell>
              <table:table-cell office:value-type="float" office:value="0.392089">
                <text:p>0.392089</text:p>
                <draw:g>
                  <svg:desc>Translation.C36:Translation.C46</svg:desc>
                </draw:g>
              </table:table-cell>
            </table:table-row>
            <table:table-row>
              <table:table-cell office:value-type="string">
                <text:p>crc</text:p>
              </table:table-cell>
              <table:table-cell office:value-type="float" office:value="0.849259">
                <text:p>0.849259</text:p>
              </table:table-cell>
              <table:table-cell office:value-type="float" office:value="0.382535">
                <text:p>0.382535</text:p>
              </table:table-cell>
            </table:table-row>
            <table:table-row>
              <table:table-cell office:value-type="string">
                <text:p>lavamd</text:p>
              </table:table-cell>
              <table:table-cell office:value-type="float" office:value="0.778694">
                <text:p>0.778694</text:p>
              </table:table-cell>
              <table:table-cell office:value-type="float" office:value="0.394195">
                <text:p>0.394195</text:p>
              </table:table-cell>
            </table:table-row>
            <table:table-row>
              <table:table-cell office:value-type="string">
                <text:p>page-rank</text:p>
              </table:table-cell>
              <table:table-cell office:value-type="float" office:value="1.217195">
                <text:p>1.217195</text:p>
              </table:table-cell>
              <table:table-cell office:value-type="float" office:value="0.567036">
                <text:p>0.567036</text:p>
              </table:table-cell>
            </table:table-row>
            <table:table-row>
              <table:table-cell office:value-type="string">
                <text:p>back-propagation</text:p>
              </table:table-cell>
              <table:table-cell office:value-type="float" office:value="1.17653">
                <text:p>1.17653</text:p>
              </table:table-cell>
              <table:table-cell office:value-type="float" office:value="0.421665">
                <text:p>0.421665</text:p>
              </table:table-cell>
            </table:table-row>
            <table:table-row>
              <table:table-cell office:value-type="string">
                <text:p>lud</text:p>
              </table:table-cell>
              <table:table-cell office:value-type="float" office:value="0.683405">
                <text:p>0.683405</text:p>
              </table:table-cell>
              <table:table-cell office:value-type="float" office:value="0.295448">
                <text:p>0.295448</text:p>
              </table:table-cell>
            </table:table-row>
            <table:table-row>
              <table:table-cell office:value-type="string">
                <text:p>spmv</text:p>
              </table:table-cell>
              <table:table-cell office:value-type="float" office:value="0.741511">
                <text:p>0.741511</text:p>
              </table:table-cell>
              <table:table-cell office:value-type="float" office:value="0.272061">
                <text:p>0.272061</text:p>
              </table:table-cell>
            </table:table-row>
            <table:table-row>
              <table:table-cell office:value-type="string">
                <text:p>SRAD</text:p>
              </table:table-cell>
              <table:table-cell office:value-type="float" office:value="1.193493">
                <text:p>1.193493</text:p>
              </table:table-cell>
              <table:table-cell office:value-type="float" office:value="0.470729">
                <text:p>0.470729</text:p>
              </table:table-cell>
            </table:table-row>
            <table:table-row>
              <table:table-cell office:value-type="string">
                <text:p>fft</text:p>
              </table:table-cell>
              <table:table-cell office:value-type="float" office:value="0.980637">
                <text:p>0.980637</text:p>
              </table:table-cell>
              <table:table-cell office:value-type="float" office:value="0.425053">
                <text:p>0.425053</text:p>
              </table:table-cell>
            </table:table-row>
            <table:table-row>
              <table:table-cell office:value-type="string">
                <text:p>hmm</text:p>
              </table:table-cell>
              <table:table-cell office:value-type="float" office:value="1.088366">
                <text:p>1.088366</text:p>
              </table:table-cell>
              <table:table-cell office:value-type="float" office:value="0.353117">
                <text:p>0.353117</text:p>
              </table:table-cell>
            </table:table-row>
            <table:table-row>
              <table:table-cell office:value-type="string">
                <text:p>nqueens</text:p>
              </table:table-cell>
              <table:table-cell office:value-type="float" office:value="0.731024">
                <text:p>0.731024</text:p>
              </table:table-cell>
              <table:table-cell office:value-type="float" office:value="0.316796">
                <text:p>0.316796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fill-image draw:name="ChartBitmap_20_1" draw:display-name="ChartBitmap 1" xlink:href="Pictures/100000000000000800000008D085463572746166.png" xlink:type="simple" xlink:show="embed" xlink:actuate="onLoad"/>
    <draw:fill-image draw:name="ChartBitmap_20_10" draw:display-name="ChartBitmap 10" xlink:href="Pictures/100000000000000800000008AF5E132AF6D2C18D.png" xlink:type="simple" xlink:show="embed" xlink:actuate="onLoad"/>
    <draw:fill-image draw:name="ChartBitmap_20_11" draw:display-name="ChartBitmap 11" xlink:href="Pictures/100000000000000800000008BF34FE0B1AE6F876.png" xlink:type="simple" xlink:show="embed" xlink:actuate="onLoad"/>
    <draw:fill-image draw:name="ChartBitmap_20_12" draw:display-name="ChartBitmap 12" xlink:href="Pictures/1000000000000008000000083DEBC9330162CEE7.png" xlink:type="simple" xlink:show="embed" xlink:actuate="onLoad"/>
    <draw:fill-image draw:name="ChartBitmap_20_13" draw:display-name="ChartBitmap 13" xlink:href="Pictures/100000000000000800000008983101575FF95175.png" xlink:type="simple" xlink:show="embed" xlink:actuate="onLoad"/>
    <draw:fill-image draw:name="ChartBitmap_20_14" draw:display-name="ChartBitmap 14" xlink:href="Pictures/1000000000000008000000087369712AC574C03C.png" xlink:type="simple" xlink:show="embed" xlink:actuate="onLoad"/>
    <draw:fill-image draw:name="ChartBitmap_20_15" draw:display-name="ChartBitmap 15" xlink:href="Pictures/1000000000000008000000081A9B423D1A813A52.png" xlink:type="simple" xlink:show="embed" xlink:actuate="onLoad"/>
    <draw:fill-image draw:name="ChartBitmap_20_16" draw:display-name="ChartBitmap 16" xlink:href="Pictures/1000000000000008000000081A9B423D1A813A52.png" xlink:type="simple" xlink:show="embed" xlink:actuate="onLoad"/>
    <draw:fill-image draw:name="ChartBitmap_20_17" draw:display-name="ChartBitmap 17" xlink:href="Pictures/100000000000000800000008E2983662C4563859.png" xlink:type="simple" xlink:show="embed" xlink:actuate="onLoad"/>
    <draw:fill-image draw:name="ChartBitmap_20_18" draw:display-name="ChartBitmap 18" xlink:href="Pictures/100000000000000800000008FCD192D1055E3DE0.png" xlink:type="simple" xlink:show="embed" xlink:actuate="onLoad"/>
    <draw:fill-image draw:name="ChartBitmap_20_19" draw:display-name="ChartBitmap 19" xlink:href="Pictures/100000000000000800000008DDF7072BDBA5EFCF.png" xlink:type="simple" xlink:show="embed" xlink:actuate="onLoad"/>
    <draw:fill-image draw:name="ChartBitmap_20_2" draw:display-name="ChartBitmap 2" xlink:href="Pictures/100000000000000800000008648907C92FEFE099.png" xlink:type="simple" xlink:show="embed" xlink:actuate="onLoad"/>
    <draw:fill-image draw:name="ChartBitmap_20_20" draw:display-name="ChartBitmap 20" xlink:href="Pictures/100000000000000800000008FCD192D1055E3DE0.png" xlink:type="simple" xlink:show="embed" xlink:actuate="onLoad"/>
    <draw:fill-image draw:name="ChartBitmap_20_21" draw:display-name="ChartBitmap 21" xlink:href="Pictures/100000000000000800000008F70D036D45FFF5DF.png" xlink:type="simple" xlink:show="embed" xlink:actuate="onLoad"/>
    <draw:fill-image draw:name="ChartBitmap_20_22" draw:display-name="ChartBitmap 22" xlink:href="Pictures/1000000000000008000000085450F247947E986B.png" xlink:type="simple" xlink:show="embed" xlink:actuate="onLoad"/>
    <draw:fill-image draw:name="ChartBitmap_20_23" draw:display-name="ChartBitmap 23" xlink:href="Pictures/100000000000000800000008DD2FDE46AE706B4A.png" xlink:type="simple" xlink:show="embed" xlink:actuate="onLoad"/>
    <draw:fill-image draw:name="ChartBitmap_20_24" draw:display-name="ChartBitmap 24" xlink:href="Pictures/100000000000000800000008910DEE4822E67C87.png" xlink:type="simple" xlink:show="embed" xlink:actuate="onLoad"/>
    <draw:fill-image draw:name="ChartBitmap_20_25" draw:display-name="ChartBitmap 25" xlink:href="Pictures/100000000000000800000008E2983662C4563859.png" xlink:type="simple" xlink:show="embed" xlink:actuate="onLoad"/>
    <draw:fill-image draw:name="ChartBitmap_20_26" draw:display-name="ChartBitmap 26" xlink:href="Pictures/100000000000000800000008B6C2456504C29344.png" xlink:type="simple" xlink:show="embed" xlink:actuate="onLoad"/>
    <draw:fill-image draw:name="ChartBitmap_20_27" draw:display-name="ChartBitmap 27" xlink:href="Pictures/1000000000000008000000088A40A623BD1AE613.png" xlink:type="simple" xlink:show="embed" xlink:actuate="onLoad"/>
    <draw:fill-image draw:name="ChartBitmap_20_28" draw:display-name="ChartBitmap 28" xlink:href="Pictures/10000000000000080000000891CC5B4335A1319C.png" xlink:type="simple" xlink:show="embed" xlink:actuate="onLoad"/>
    <draw:fill-image draw:name="ChartBitmap_20_29" draw:display-name="ChartBitmap 29" xlink:href="Pictures/1000000000000008000000081B0B206AD7C83958.png" xlink:type="simple" xlink:show="embed" xlink:actuate="onLoad"/>
    <draw:fill-image draw:name="ChartBitmap_20_3" draw:display-name="ChartBitmap 3" xlink:href="Pictures/100000000000000800000008E2983662C4563859.png" xlink:type="simple" xlink:show="embed" xlink:actuate="onLoad"/>
    <draw:fill-image draw:name="ChartBitmap_20_30" draw:display-name="ChartBitmap 30" xlink:href="Pictures/100000000000000800000008B6C2456504C29344.png" xlink:type="simple" xlink:show="embed" xlink:actuate="onLoad"/>
    <draw:fill-image draw:name="ChartBitmap_20_31" draw:display-name="ChartBitmap 31" xlink:href="Pictures/100000000000000800000008B6C2456504C29344.png" xlink:type="simple" xlink:show="embed" xlink:actuate="onLoad"/>
    <draw:fill-image draw:name="ChartBitmap_20_32" draw:display-name="ChartBitmap 32" xlink:href="Pictures/100000000000000800000008E2983662C4563859.png" xlink:type="simple" xlink:show="embed" xlink:actuate="onLoad"/>
    <draw:fill-image draw:name="ChartBitmap_20_33" draw:display-name="ChartBitmap 33" xlink:href="Pictures/100000000000000800000008E2983662C4563859.png" xlink:type="simple" xlink:show="embed" xlink:actuate="onLoad"/>
    <draw:fill-image draw:name="ChartBitmap_20_34" draw:display-name="ChartBitmap 34" xlink:href="Pictures/100000000000000800000008EEE38D8CA1A06AB1.png" xlink:type="simple" xlink:show="embed" xlink:actuate="onLoad"/>
    <draw:fill-image draw:name="ChartBitmap_20_35" draw:display-name="ChartBitmap 35" xlink:href="Pictures/100000000000000800000008EEE38D8CA1A06AB1.png" xlink:type="simple" xlink:show="embed" xlink:actuate="onLoad"/>
    <draw:fill-image draw:name="ChartBitmap_20_36" draw:display-name="ChartBitmap 36" xlink:href="Pictures/1000000000000008000000088A40A623BD1AE613.png" xlink:type="simple" xlink:show="embed" xlink:actuate="onLoad"/>
    <draw:fill-image draw:name="ChartBitmap_20_37" draw:display-name="ChartBitmap 37" xlink:href="Pictures/1000000000000008000000081B0B206AD7C83958.png" xlink:type="simple" xlink:show="embed" xlink:actuate="onLoad"/>
    <draw:fill-image draw:name="ChartBitmap_20_38" draw:display-name="ChartBitmap 38" xlink:href="Pictures/100000000000000800000008F70D036D45FFF5DF.png" xlink:type="simple" xlink:show="embed" xlink:actuate="onLoad"/>
    <draw:fill-image draw:name="ChartBitmap_20_39" draw:display-name="ChartBitmap 39" xlink:href="Pictures/100000000000000800000008F70D036D45FFF5DF.png" xlink:type="simple" xlink:show="embed" xlink:actuate="onLoad"/>
    <draw:fill-image draw:name="ChartBitmap_20_4" draw:display-name="ChartBitmap 4" xlink:href="Pictures/10000000000000080000000888B10B92B715989F.png" xlink:type="simple" xlink:show="embed" xlink:actuate="onLoad"/>
    <draw:fill-image draw:name="ChartBitmap_20_5" draw:display-name="ChartBitmap 5" xlink:href="Pictures/1000000000000008000000087369712AC574C03C.png" xlink:type="simple" xlink:show="embed" xlink:actuate="onLoad"/>
    <draw:fill-image draw:name="ChartBitmap_20_6" draw:display-name="ChartBitmap 6" xlink:href="Pictures/100000000000000800000008C63FA0F9F01F6204.png" xlink:type="simple" xlink:show="embed" xlink:actuate="onLoad"/>
    <draw:fill-image draw:name="ChartBitmap_20_7" draw:display-name="ChartBitmap 7" xlink:href="Pictures/100000000000000800000008B9457F42C0CB60AD.png" xlink:type="simple" xlink:show="embed" xlink:actuate="onLoad"/>
    <draw:fill-image draw:name="ChartBitmap_20_8" draw:display-name="ChartBitmap 8" xlink:href="Pictures/10000000000000080000000873E8E9D1267FAFEB.png" xlink:type="simple" xlink:show="embed" xlink:actuate="onLoad"/>
    <draw:fill-image draw:name="ChartBitmap_20_9" draw:display-name="ChartBitmap 9" xlink:href="Pictures/100000000000000800000008C72FA93F1FC29D38.png" xlink:type="simple" xlink:show="embed" xlink:actuate="onLoad"/>
  </office:styles>
</office:document-styles>
</file>

<file path=Object 1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332cm" svg:y="0.316cm" chart:style-name="ch2">
          <text:p>Relative Compile Speed - Libsodium</text:p>
        </chart:title>
        <chart:legend chart:legend-position="end" svg:x="13.922cm" svg:y="3.952cm" style:legend-expansion="high" chart:style-name="ch3"/>
        <chart:plot-area chart:style-name="ch4" table:cell-range-address="Translation.A50:Translation.C86 Translation.B49:Translation.C49" chart:data-source-has-labels="both" svg:x="0.32cm" svg:y="1.275cm" svg:width="13.282cm" svg:height="7.545cm">
          <chart:coordinate-region svg:x="1.175cm" svg:y="1.475cm" svg:width="12.427cm" svg:height="4.008cm"/>
          <chart:axis chart:dimension="x" chart:name="primary-x" chart:style-name="ch5" chartooo:axis-type="auto">
            <chartooo:date-scale/>
            <chart:categories table:cell-range-address="Translation.A50:Translation.A8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ranslation.B50:Translation.B86" chart:label-cell-address="Translation.B49:Translation.B49" chart:class="chart:bar">
            <chart:data-point chart:repeated="37"/>
          </chart:series>
          <chart:series chart:style-name="ch9" chart:values-cell-range-address="Translation.C50:Translation.C86" chart:label-cell-address="Translation.C49:Translation.C49" chart:class="chart:bar">
            <chart:data-point chart:repeated="3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8-liftoff</text:p>
                <draw:g>
                  <svg:desc>Translation.B49:Translation.B49</svg:desc>
                </draw:g>
              </table:table-cell>
              <table:table-cell office:value-type="string">
                <text:p>sm-base</text:p>
                <draw:g>
                  <svg:desc>Translation.C49:Translation.C4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tream3</text:p>
                <draw:g>
                  <svg:desc>Translation.A50:Translation.A86</svg:desc>
                </draw:g>
              </table:table-cell>
              <table:table-cell office:value-type="float" office:value="0.866246">
                <text:p>0.866246</text:p>
                <draw:g>
                  <svg:desc>Translation.B50:Translation.B86</svg:desc>
                </draw:g>
              </table:table-cell>
              <table:table-cell office:value-type="float" office:value="0.358287">
                <text:p>0.358287</text:p>
                <draw:g>
                  <svg:desc>Translation.C50:Translation.C86</svg:desc>
                </draw:g>
              </table:table-cell>
            </table:table-row>
            <table:table-row>
              <table:table-cell office:value-type="string">
                <text:p>onetimeauth</text:p>
              </table:table-cell>
              <table:table-cell office:value-type="float" office:value="0.888422">
                <text:p>0.888422</text:p>
              </table:table-cell>
              <table:table-cell office:value-type="float" office:value="0.379839">
                <text:p>0.379839</text:p>
              </table:table-cell>
            </table:table-row>
            <table:table-row>
              <table:table-cell office:value-type="string">
                <text:p>siphashx24</text:p>
              </table:table-cell>
              <table:table-cell office:value-type="float" office:value="0.844958">
                <text:p>0.844958</text:p>
              </table:table-cell>
              <table:table-cell office:value-type="float" office:value="0.33908">
                <text:p>0.33908</text:p>
              </table:table-cell>
            </table:table-row>
            <table:table-row>
              <table:table-cell office:value-type="string">
                <text:p>hash3</text:p>
              </table:table-cell>
              <table:table-cell office:value-type="float" office:value="0.889955">
                <text:p>0.889955</text:p>
              </table:table-cell>
              <table:table-cell office:value-type="float" office:value="0.393025">
                <text:p>0.393025</text:p>
              </table:table-cell>
            </table:table-row>
            <table:table-row>
              <table:table-cell office:value-type="string">
                <text:p>shorthash</text:p>
              </table:table-cell>
              <table:table-cell office:value-type="float" office:value="0.814869">
                <text:p>0.814869</text:p>
              </table:table-cell>
              <table:table-cell office:value-type="float" office:value="0.30746">
                <text:p>0.30746</text:p>
              </table:table-cell>
            </table:table-row>
            <table:table-row>
              <table:table-cell office:value-type="string">
                <text:p>auth2</text:p>
              </table:table-cell>
              <table:table-cell office:value-type="float" office:value="0.902336">
                <text:p>0.902336</text:p>
              </table:table-cell>
              <table:table-cell office:value-type="float" office:value="0.391888">
                <text:p>0.391888</text:p>
              </table:table-cell>
            </table:table-row>
            <table:table-row>
              <table:table-cell office:value-type="string">
                <text:p>secretbox2</text:p>
              </table:table-cell>
              <table:table-cell office:value-type="float" office:value="0.744929">
                <text:p>0.744929</text:p>
              </table:table-cell>
              <table:table-cell office:value-type="float" office:value="0.388675">
                <text:p>0.388675</text:p>
              </table:table-cell>
            </table:table-row>
            <table:table-row>
              <table:table-cell office:value-type="string">
                <text:p>auth6</text:p>
              </table:table-cell>
              <table:table-cell office:value-type="float" office:value="0.832184">
                <text:p>0.832184</text:p>
              </table:table-cell>
              <table:table-cell office:value-type="float" office:value="0.36434">
                <text:p>0.36434</text:p>
              </table:table-cell>
            </table:table-row>
            <table:table-row>
              <table:table-cell office:value-type="string">
                <text:p>secretbox</text:p>
              </table:table-cell>
              <table:table-cell office:value-type="float" office:value="0.869304">
                <text:p>0.869304</text:p>
              </table:table-cell>
              <table:table-cell office:value-type="float" office:value="0.384414">
                <text:p>0.384414</text:p>
              </table:table-cell>
            </table:table-row>
            <table:table-row>
              <table:table-cell office:value-type="string">
                <text:p>auth3</text:p>
              </table:table-cell>
              <table:table-cell office:value-type="float" office:value="0.93572">
                <text:p>0.93572</text:p>
              </table:table-cell>
              <table:table-cell office:value-type="float" office:value="0.383042">
                <text:p>0.383042</text:p>
              </table:table-cell>
            </table:table-row>
            <table:table-row>
              <table:table-cell office:value-type="string">
                <text:p>hash</text:p>
              </table:table-cell>
              <table:table-cell office:value-type="float" office:value="0.910569">
                <text:p>0.910569</text:p>
              </table:table-cell>
              <table:table-cell office:value-type="float" office:value="0.361784">
                <text:p>0.361784</text:p>
              </table:table-cell>
            </table:table-row>
            <table:table-row>
              <table:table-cell office:value-type="string">
                <text:p>keygen</text:p>
              </table:table-cell>
              <table:table-cell office:value-type="float" office:value="0.695946">
                <text:p>0.695946</text:p>
              </table:table-cell>
              <table:table-cell office:value-type="float" office:value="0.372281">
                <text:p>0.372281</text:p>
              </table:table-cell>
            </table:table-row>
            <table:table-row>
              <table:table-cell office:value-type="string">
                <text:p>secretbox_easy</text:p>
              </table:table-cell>
              <table:table-cell office:value-type="float" office:value="0.887343">
                <text:p>0.887343</text:p>
              </table:table-cell>
              <table:table-cell office:value-type="float" office:value="0.374863">
                <text:p>0.374863</text:p>
              </table:table-cell>
            </table:table-row>
            <table:table-row>
              <table:table-cell office:value-type="string">
                <text:p>auth</text:p>
              </table:table-cell>
              <table:table-cell office:value-type="float" office:value="0.860843">
                <text:p>0.860843</text:p>
              </table:table-cell>
              <table:table-cell office:value-type="float" office:value="0.359879">
                <text:p>0.359879</text:p>
              </table:table-cell>
            </table:table-row>
            <table:table-row>
              <table:table-cell office:value-type="string">
                <text:p>kdf</text:p>
              </table:table-cell>
              <table:table-cell office:value-type="float" office:value="0.825358">
                <text:p>0.825358</text:p>
              </table:table-cell>
              <table:table-cell office:value-type="float" office:value="0.342307">
                <text:p>0.342307</text:p>
              </table:table-cell>
            </table:table-row>
            <table:table-row>
              <table:table-cell office:value-type="string">
                <text:p>generichash3</text:p>
              </table:table-cell>
              <table:table-cell office:value-type="float" office:value="0.857121">
                <text:p>0.857121</text:p>
              </table:table-cell>
              <table:table-cell office:value-type="float" office:value="0.382417">
                <text:p>0.382417</text:p>
              </table:table-cell>
            </table:table-row>
            <table:table-row>
              <table:table-cell office:value-type="string">
                <text:p>generichash2</text:p>
              </table:table-cell>
              <table:table-cell office:value-type="float" office:value="0.677214">
                <text:p>0.677214</text:p>
              </table:table-cell>
              <table:table-cell office:value-type="float" office:value="0.305236">
                <text:p>0.305236</text:p>
              </table:table-cell>
            </table:table-row>
            <table:table-row>
              <table:table-cell office:value-type="string">
                <text:p>secretstream_xchacha20poly1305</text:p>
              </table:table-cell>
              <table:table-cell office:value-type="float" office:value="0.986765">
                <text:p>0.986765</text:p>
              </table:table-cell>
              <table:table-cell office:value-type="float" office:value="0.356163">
                <text:p>0.356163</text:p>
              </table:table-cell>
            </table:table-row>
            <table:table-row>
              <table:table-cell office:value-type="string">
                <text:p>scalarmult2</text:p>
              </table:table-cell>
              <table:table-cell office:value-type="float" office:value="0.627384">
                <text:p>0.627384</text:p>
              </table:table-cell>
              <table:table-cell office:value-type="float" office:value="0.415508">
                <text:p>0.415508</text:p>
              </table:table-cell>
            </table:table-row>
            <table:table-row>
              <table:table-cell office:value-type="string">
                <text:p>box_seed</text:p>
              </table:table-cell>
              <table:table-cell office:value-type="float" office:value="0.70325">
                <text:p>0.70325</text:p>
              </table:table-cell>
              <table:table-cell office:value-type="float" office:value="0.376405">
                <text:p>0.376405</text:p>
              </table:table-cell>
            </table:table-row>
            <table:table-row>
              <table:table-cell office:value-type="string">
                <text:p>aead_xchacha20poly1305</text:p>
              </table:table-cell>
              <table:table-cell office:value-type="float" office:value="0.64809">
                <text:p>0.64809</text:p>
              </table:table-cell>
              <table:table-cell office:value-type="float" office:value="0.298587">
                <text:p>0.298587</text:p>
              </table:table-cell>
            </table:table-row>
            <table:table-row>
              <table:table-cell office:value-type="string">
                <text:p>aead_chacha20poly1305</text:p>
              </table:table-cell>
              <table:table-cell office:value-type="float" office:value="0.845041">
                <text:p>0.845041</text:p>
              </table:table-cell>
              <table:table-cell office:value-type="float" office:value="0.350838">
                <text:p>0.350838</text:p>
              </table:table-cell>
            </table:table-row>
            <table:table-row>
              <table:table-cell office:value-type="string">
                <text:p>aead_chacha20poly13052</text:p>
              </table:table-cell>
              <table:table-cell office:value-type="float" office:value="0.671365">
                <text:p>0.671365</text:p>
              </table:table-cell>
              <table:table-cell office:value-type="float" office:value="0.348263">
                <text:p>0.348263</text:p>
              </table:table-cell>
            </table:table-row>
            <table:table-row>
              <table:table-cell office:value-type="string">
                <text:p>scalarmult5</text:p>
              </table:table-cell>
              <table:table-cell office:value-type="float" office:value="0.69551">
                <text:p>0.69551</text:p>
              </table:table-cell>
              <table:table-cell office:value-type="float" office:value="0.370767">
                <text:p>0.370767</text:p>
              </table:table-cell>
            </table:table-row>
            <table:table-row>
              <table:table-cell office:value-type="string">
                <text:p>scalarmult6</text:p>
              </table:table-cell>
              <table:table-cell office:value-type="float" office:value="0.558114">
                <text:p>0.558114</text:p>
              </table:table-cell>
              <table:table-cell office:value-type="float" office:value="0.383415">
                <text:p>0.383415</text:p>
              </table:table-cell>
            </table:table-row>
            <table:table-row>
              <table:table-cell office:value-type="string">
                <text:p>scalarmult7</text:p>
              </table:table-cell>
              <table:table-cell office:value-type="float" office:value="0.724879">
                <text:p>0.724879</text:p>
              </table:table-cell>
              <table:table-cell office:value-type="float" office:value="0.399768">
                <text:p>0.399768</text:p>
              </table:table-cell>
            </table:table-row>
            <table:table-row>
              <table:table-cell office:value-type="string">
                <text:p>box2</text:p>
              </table:table-cell>
              <table:table-cell office:value-type="float" office:value="0.658319">
                <text:p>0.658319</text:p>
              </table:table-cell>
              <table:table-cell office:value-type="float" office:value="0.369797">
                <text:p>0.369797</text:p>
              </table:table-cell>
            </table:table-row>
            <table:table-row>
              <table:table-cell office:value-type="string">
                <text:p>box</text:p>
              </table:table-cell>
              <table:table-cell office:value-type="float" office:value="0.758386">
                <text:p>0.758386</text:p>
              </table:table-cell>
              <table:table-cell office:value-type="float" office:value="0.410994">
                <text:p>0.410994</text:p>
              </table:table-cell>
            </table:table-row>
            <table:table-row>
              <table:table-cell office:value-type="string">
                <text:p>generichash</text:p>
              </table:table-cell>
              <table:table-cell office:value-type="float" office:value="0.663124">
                <text:p>0.663124</text:p>
              </table:table-cell>
              <table:table-cell office:value-type="float" office:value="0.268103">
                <text:p>0.268103</text:p>
              </table:table-cell>
            </table:table-row>
            <table:table-row>
              <table:table-cell office:value-type="string">
                <text:p>chacha20</text:p>
              </table:table-cell>
              <table:table-cell office:value-type="float" office:value="0.633997">
                <text:p>0.633997</text:p>
              </table:table-cell>
              <table:table-cell office:value-type="float" office:value="0.299312">
                <text:p>0.299312</text:p>
              </table:table-cell>
            </table:table-row>
            <table:table-row>
              <table:table-cell office:value-type="string">
                <text:p>kdf_hkdf</text:p>
              </table:table-cell>
              <table:table-cell office:value-type="float" office:value="0.822551">
                <text:p>0.822551</text:p>
              </table:table-cell>
              <table:table-cell office:value-type="float" office:value="0.332079">
                <text:p>0.332079</text:p>
              </table:table-cell>
            </table:table-row>
            <table:table-row>
              <table:table-cell office:value-type="string">
                <text:p>scalarmult</text:p>
              </table:table-cell>
              <table:table-cell office:value-type="float" office:value="0.634778">
                <text:p>0.634778</text:p>
              </table:table-cell>
              <table:table-cell office:value-type="float" office:value="0.40257">
                <text:p>0.40257</text:p>
              </table:table-cell>
            </table:table-row>
            <table:table-row>
              <table:table-cell office:value-type="string">
                <text:p>codecs</text:p>
              </table:table-cell>
              <table:table-cell office:value-type="float" office:value="0.856417">
                <text:p>0.856417</text:p>
              </table:table-cell>
              <table:table-cell office:value-type="float" office:value="0.309703">
                <text:p>0.309703</text:p>
              </table:table-cell>
            </table:table-row>
            <table:table-row>
              <table:table-cell office:value-type="string">
                <text:p>box_easy</text:p>
              </table:table-cell>
              <table:table-cell office:value-type="float" office:value="0.70838">
                <text:p>0.70838</text:p>
              </table:table-cell>
              <table:table-cell office:value-type="float" office:value="0.427603">
                <text:p>0.427603</text:p>
              </table:table-cell>
            </table:table-row>
            <table:table-row>
              <table:table-cell office:value-type="string">
                <text:p>sign2</text:p>
              </table:table-cell>
              <table:table-cell office:value-type="float" office:value="0.723045">
                <text:p>0.723045</text:p>
              </table:table-cell>
              <table:table-cell office:value-type="float" office:value="0.478712">
                <text:p>0.478712</text:p>
              </table:table-cell>
            </table:table-row>
            <table:table-row>
              <table:table-cell office:value-type="string">
                <text:p>randombytes</text:p>
              </table:table-cell>
              <table:table-cell office:value-type="float" office:value="0.76525">
                <text:p>0.76525</text:p>
              </table:table-cell>
              <table:table-cell office:value-type="float" office:value="0.294289">
                <text:p>0.294289</text:p>
              </table:table-cell>
            </table:table-row>
            <table:table-row>
              <table:table-cell office:value-type="string">
                <text:p>box_seal</text:p>
              </table:table-cell>
              <table:table-cell office:value-type="float" office:value="0.862995">
                <text:p>0.862995</text:p>
              </table:table-cell>
              <table:table-cell office:value-type="float" office:value="0.556086">
                <text:p>0.556086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fill-image draw:name="ChartBitmap_20_1" draw:display-name="ChartBitmap 1" xlink:href="Pictures/100000000000000800000008D085463572746166.png" xlink:type="simple" xlink:show="embed" xlink:actuate="onLoad"/>
    <draw:fill-image draw:name="ChartBitmap_20_10" draw:display-name="ChartBitmap 10" xlink:href="Pictures/100000000000000800000008AF5E132AF6D2C18D.png" xlink:type="simple" xlink:show="embed" xlink:actuate="onLoad"/>
    <draw:fill-image draw:name="ChartBitmap_20_11" draw:display-name="ChartBitmap 11" xlink:href="Pictures/100000000000000800000008BF34FE0B1AE6F876.png" xlink:type="simple" xlink:show="embed" xlink:actuate="onLoad"/>
    <draw:fill-image draw:name="ChartBitmap_20_12" draw:display-name="ChartBitmap 12" xlink:href="Pictures/1000000000000008000000083DEBC9330162CEE7.png" xlink:type="simple" xlink:show="embed" xlink:actuate="onLoad"/>
    <draw:fill-image draw:name="ChartBitmap_20_13" draw:display-name="ChartBitmap 13" xlink:href="Pictures/100000000000000800000008983101575FF95175.png" xlink:type="simple" xlink:show="embed" xlink:actuate="onLoad"/>
    <draw:fill-image draw:name="ChartBitmap_20_14" draw:display-name="ChartBitmap 14" xlink:href="Pictures/1000000000000008000000087369712AC574C03C.png" xlink:type="simple" xlink:show="embed" xlink:actuate="onLoad"/>
    <draw:fill-image draw:name="ChartBitmap_20_15" draw:display-name="ChartBitmap 15" xlink:href="Pictures/1000000000000008000000081A9B423D1A813A52.png" xlink:type="simple" xlink:show="embed" xlink:actuate="onLoad"/>
    <draw:fill-image draw:name="ChartBitmap_20_16" draw:display-name="ChartBitmap 16" xlink:href="Pictures/1000000000000008000000081A9B423D1A813A52.png" xlink:type="simple" xlink:show="embed" xlink:actuate="onLoad"/>
    <draw:fill-image draw:name="ChartBitmap_20_17" draw:display-name="ChartBitmap 17" xlink:href="Pictures/100000000000000800000008E2983662C4563859.png" xlink:type="simple" xlink:show="embed" xlink:actuate="onLoad"/>
    <draw:fill-image draw:name="ChartBitmap_20_18" draw:display-name="ChartBitmap 18" xlink:href="Pictures/100000000000000800000008FCD192D1055E3DE0.png" xlink:type="simple" xlink:show="embed" xlink:actuate="onLoad"/>
    <draw:fill-image draw:name="ChartBitmap_20_19" draw:display-name="ChartBitmap 19" xlink:href="Pictures/100000000000000800000008DDF7072BDBA5EFCF.png" xlink:type="simple" xlink:show="embed" xlink:actuate="onLoad"/>
    <draw:fill-image draw:name="ChartBitmap_20_2" draw:display-name="ChartBitmap 2" xlink:href="Pictures/100000000000000800000008648907C92FEFE099.png" xlink:type="simple" xlink:show="embed" xlink:actuate="onLoad"/>
    <draw:fill-image draw:name="ChartBitmap_20_20" draw:display-name="ChartBitmap 20" xlink:href="Pictures/100000000000000800000008FCD192D1055E3DE0.png" xlink:type="simple" xlink:show="embed" xlink:actuate="onLoad"/>
    <draw:fill-image draw:name="ChartBitmap_20_21" draw:display-name="ChartBitmap 21" xlink:href="Pictures/100000000000000800000008F70D036D45FFF5DF.png" xlink:type="simple" xlink:show="embed" xlink:actuate="onLoad"/>
    <draw:fill-image draw:name="ChartBitmap_20_22" draw:display-name="ChartBitmap 22" xlink:href="Pictures/1000000000000008000000085450F247947E986B.png" xlink:type="simple" xlink:show="embed" xlink:actuate="onLoad"/>
    <draw:fill-image draw:name="ChartBitmap_20_23" draw:display-name="ChartBitmap 23" xlink:href="Pictures/100000000000000800000008DD2FDE46AE706B4A.png" xlink:type="simple" xlink:show="embed" xlink:actuate="onLoad"/>
    <draw:fill-image draw:name="ChartBitmap_20_24" draw:display-name="ChartBitmap 24" xlink:href="Pictures/100000000000000800000008910DEE4822E67C87.png" xlink:type="simple" xlink:show="embed" xlink:actuate="onLoad"/>
    <draw:fill-image draw:name="ChartBitmap_20_25" draw:display-name="ChartBitmap 25" xlink:href="Pictures/100000000000000800000008E2983662C4563859.png" xlink:type="simple" xlink:show="embed" xlink:actuate="onLoad"/>
    <draw:fill-image draw:name="ChartBitmap_20_26" draw:display-name="ChartBitmap 26" xlink:href="Pictures/100000000000000800000008B6C2456504C29344.png" xlink:type="simple" xlink:show="embed" xlink:actuate="onLoad"/>
    <draw:fill-image draw:name="ChartBitmap_20_27" draw:display-name="ChartBitmap 27" xlink:href="Pictures/1000000000000008000000088A40A623BD1AE613.png" xlink:type="simple" xlink:show="embed" xlink:actuate="onLoad"/>
    <draw:fill-image draw:name="ChartBitmap_20_28" draw:display-name="ChartBitmap 28" xlink:href="Pictures/10000000000000080000000891CC5B4335A1319C.png" xlink:type="simple" xlink:show="embed" xlink:actuate="onLoad"/>
    <draw:fill-image draw:name="ChartBitmap_20_29" draw:display-name="ChartBitmap 29" xlink:href="Pictures/1000000000000008000000081B0B206AD7C83958.png" xlink:type="simple" xlink:show="embed" xlink:actuate="onLoad"/>
    <draw:fill-image draw:name="ChartBitmap_20_3" draw:display-name="ChartBitmap 3" xlink:href="Pictures/100000000000000800000008E2983662C4563859.png" xlink:type="simple" xlink:show="embed" xlink:actuate="onLoad"/>
    <draw:fill-image draw:name="ChartBitmap_20_30" draw:display-name="ChartBitmap 30" xlink:href="Pictures/100000000000000800000008B6C2456504C29344.png" xlink:type="simple" xlink:show="embed" xlink:actuate="onLoad"/>
    <draw:fill-image draw:name="ChartBitmap_20_31" draw:display-name="ChartBitmap 31" xlink:href="Pictures/100000000000000800000008B6C2456504C29344.png" xlink:type="simple" xlink:show="embed" xlink:actuate="onLoad"/>
    <draw:fill-image draw:name="ChartBitmap_20_32" draw:display-name="ChartBitmap 32" xlink:href="Pictures/100000000000000800000008E2983662C4563859.png" xlink:type="simple" xlink:show="embed" xlink:actuate="onLoad"/>
    <draw:fill-image draw:name="ChartBitmap_20_33" draw:display-name="ChartBitmap 33" xlink:href="Pictures/100000000000000800000008E2983662C4563859.png" xlink:type="simple" xlink:show="embed" xlink:actuate="onLoad"/>
    <draw:fill-image draw:name="ChartBitmap_20_34" draw:display-name="ChartBitmap 34" xlink:href="Pictures/100000000000000800000008EEE38D8CA1A06AB1.png" xlink:type="simple" xlink:show="embed" xlink:actuate="onLoad"/>
    <draw:fill-image draw:name="ChartBitmap_20_35" draw:display-name="ChartBitmap 35" xlink:href="Pictures/100000000000000800000008EEE38D8CA1A06AB1.png" xlink:type="simple" xlink:show="embed" xlink:actuate="onLoad"/>
    <draw:fill-image draw:name="ChartBitmap_20_36" draw:display-name="ChartBitmap 36" xlink:href="Pictures/1000000000000008000000088A40A623BD1AE613.png" xlink:type="simple" xlink:show="embed" xlink:actuate="onLoad"/>
    <draw:fill-image draw:name="ChartBitmap_20_37" draw:display-name="ChartBitmap 37" xlink:href="Pictures/1000000000000008000000081B0B206AD7C83958.png" xlink:type="simple" xlink:show="embed" xlink:actuate="onLoad"/>
    <draw:fill-image draw:name="ChartBitmap_20_38" draw:display-name="ChartBitmap 38" xlink:href="Pictures/100000000000000800000008F70D036D45FFF5DF.png" xlink:type="simple" xlink:show="embed" xlink:actuate="onLoad"/>
    <draw:fill-image draw:name="ChartBitmap_20_39" draw:display-name="ChartBitmap 39" xlink:href="Pictures/100000000000000800000008F70D036D45FFF5DF.png" xlink:type="simple" xlink:show="embed" xlink:actuate="onLoad"/>
    <draw:fill-image draw:name="ChartBitmap_20_4" draw:display-name="ChartBitmap 4" xlink:href="Pictures/10000000000000080000000888B10B92B715989F.png" xlink:type="simple" xlink:show="embed" xlink:actuate="onLoad"/>
    <draw:fill-image draw:name="ChartBitmap_20_5" draw:display-name="ChartBitmap 5" xlink:href="Pictures/1000000000000008000000087369712AC574C03C.png" xlink:type="simple" xlink:show="embed" xlink:actuate="onLoad"/>
    <draw:fill-image draw:name="ChartBitmap_20_6" draw:display-name="ChartBitmap 6" xlink:href="Pictures/100000000000000800000008C63FA0F9F01F6204.png" xlink:type="simple" xlink:show="embed" xlink:actuate="onLoad"/>
    <draw:fill-image draw:name="ChartBitmap_20_7" draw:display-name="ChartBitmap 7" xlink:href="Pictures/100000000000000800000008B9457F42C0CB60AD.png" xlink:type="simple" xlink:show="embed" xlink:actuate="onLoad"/>
    <draw:fill-image draw:name="ChartBitmap_20_8" draw:display-name="ChartBitmap 8" xlink:href="Pictures/10000000000000080000000873E8E9D1267FAFEB.png" xlink:type="simple" xlink:show="embed" xlink:actuate="onLoad"/>
    <draw:fill-image draw:name="ChartBitmap_20_9" draw:display-name="ChartBitmap 9" xlink:href="Pictures/100000000000000800000008C72FA93F1FC29D38.png" xlink:type="simple" xlink:show="embed" xlink:actuate="onLoad"/>
  </office:styles>
</office:document-styles>
</file>

<file path=Object 1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8pt" style:font-size-asian="13pt" style:font-size-complex="13pt"/>
    </style:style>
    <style:style style:name="ch3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 chart:error-category="cell-rang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link-data-style-to-source="false" chart:error-category="cell-range" chart:error-upper-range="Translation.I12:Translation.I14" chart:error-lower-range="Translation.I8:Translation.I10" chart:data-label-number="value" chart:data-label-text="false" chart:data-label-symbol="false" chart:data-label-series="false" chart:label-position="bottom" style:rotation-angle="45"/>
      <style:graphic-properties draw:fill="bitmap" draw:fill-color="#004586" draw:fill-image-name="ChartBitmap_20_31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Translation.I12:Translation.I14" chart:error-lower-range="Translation.I8:Translation.I10" loext:std-weight="1"/>
      <style:graphic-properties draw:stroke="solid" svg:stroke-width="0cm" svg:stroke-color="#000000" svg:stroke-opacity="100%" draw:stroke-linejoin="round"/>
    </style:style>
    <style:style style:name="ch10" style:family="chart" style:data-style-name="N2">
      <style:chart-properties chart:link-data-style-to-source="false" chart:error-category="cell-range" chart:error-upper-range="Translation.J12:Translation.J14" chart:error-lower-range="Translation.J8:Translation.J10" chart:data-label-number="value" chart:data-label-text="false" chart:data-label-symbol="false" chart:data-label-series="false" chart:label-position="bottom" style:rotation-angle="45"/>
      <style:graphic-properties draw:fill="bitmap" draw:fill-color="#ff420e" draw:fill-image-name="ChartBitmap_20_33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Translation.J12:Translation.J14" chart:error-lower-range="Translation.J8:Translation.J10" loext:std-weight="1"/>
      <style:graphic-properties draw:stroke="solid" svg:stroke-width="0cm" svg:stroke-color="#000000" svg:stroke-opacity="100%" draw:stroke-linejoin="round"/>
    </style:style>
    <style:style style:name="ch12" style:family="chart" style:data-style-name="N2">
      <style:chart-properties chart:link-data-style-to-source="false" chart:error-category="cell-range" chart:error-upper-range="Translation.K12:Translation.K14" chart:error-lower-range="Translation.K8:Translation.K10" chart:data-label-number="value" chart:data-label-text="false" chart:data-label-symbol="false" chart:data-label-series="false" chart:label-position="bottom" style:rotation-angle="45"/>
      <style:graphic-properties draw:fill="bitmap" draw:fill-color="#ffd320" draw:fill-image-name="ChartBitmap_20_36" dr3d:edge-rounding="5%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Translation.K12:Translation.K14" chart:error-lower-range="Translation.K8:Translation.K10" loext:std-weight="1"/>
      <style:graphic-properties draw:stroke="solid" svg:stroke-width="0cm" svg:stroke-color="#000000" svg:stroke-opacity="100%" draw:stroke-linejoin="round"/>
    </style:style>
    <style:style style:name="ch14" style:family="chart" style:data-style-name="N2">
      <style:chart-properties chart:link-data-style-to-source="false" chart:error-category="cell-range" chart:error-upper-range="Translation.L12:Translation.L14" chart:error-lower-range="Translation.L8:Translation.L10" chart:data-label-number="value" chart:data-label-text="false" chart:data-label-symbol="false" chart:data-label-series="false" chart:label-position="bottom" style:rotation-angle="45"/>
      <style:graphic-properties draw:fill="bitmap" draw:fill-color="#579d1c" draw:fill-image-name="ChartBitmap_20_37" dr3d:edge-rounding="5%"/>
      <style:text-properties fo:font-size="10pt" style:font-size-asian="10pt" style:font-size-complex="10pt"/>
    </style:style>
    <style:style style:name="ch15" style:family="chart">
      <style:chart-properties chart:error-upper-indicator="true" chart:error-lower-indicator="true" chart:error-category="cell-range" chart:error-upper-range="Translation.L12:Translation.L14" chart:error-lower-range="Translation.L8:Translation.L10" loext:std-weight="1"/>
      <style:graphic-properties draw:stroke="solid" svg:stroke-width="0cm" svg:stroke-color="#000000" svg:stroke-opacity="100%" draw:stroke-linejoin="round"/>
    </style:style>
    <style:style style:name="ch16" style:family="chart" style:data-style-name="N2">
      <style:chart-properties chart:link-data-style-to-source="false" chart:error-category="cell-range" chart:error-upper-range="Translation.M12:Translation.M14" chart:error-lower-range="Translation.M8:Translation.M10" chart:data-label-number="value" chart:data-label-text="false" chart:data-label-symbol="false" chart:data-label-series="false" chart:label-position="bottom" style:rotation-angle="45"/>
      <style:graphic-properties draw:fill="bitmap" draw:fill-color="#7e0021" draw:fill-image-name="ChartBitmap_20_38"/>
      <style:text-properties fo:font-size="10pt" style:font-size-asian="10pt" style:font-size-complex="10pt"/>
    </style:style>
    <style:style style:name="ch17" style:family="chart">
      <style:chart-properties chart:error-upper-indicator="true" chart:error-lower-indicator="true" chart:error-category="cell-range" chart:error-upper-range="Translation.M12:Translation.M14" chart:error-lower-range="Translation.M8:Translation.M10" loext:std-weight="1"/>
      <style:graphic-properties draw:stroke="solid" svg:stroke-width="0cm" svg:stroke-color="#000000" svg:stroke-opacity="100%" draw:stroke-linejoin="round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0.834cm" svg:y="0cm" chart:style-name="ch2">
          <text:p>Relative Compile Time</text:p>
        </chart:title>
        <chart:legend chart:legend-position="end" svg:x="9.068cm" svg:y="0.137cm" style:legend-expansion="custom" svg:width="6.718cm" svg:height="0.83cm" style:legend-expansion-aspect-ratio="8.09397590361446" chart:style-name="ch3"/>
        <chart:plot-area chart:style-name="ch4" table:cell-range-address="Translation.H4:Translation.M6 Translation.I3:Translation.J3 Translation.D3:Translation.E3 Translation.M3:Translation.M3" chart:data-source-has-labels="both" svg:x="0.319cm" svg:y="0.967cm" svg:width="15.467cm" svg:height="8.017cm">
          <chart:coordinate-region svg:x="1.046cm" svg:y="1.615cm" svg:width="14.74cm" svg:height="7.17cm"/>
          <chart:axis chart:dimension="x" chart:name="primary-x" chart:style-name="ch5" chartooo:axis-type="auto">
            <chartooo:date-scale/>
            <chart:categories table:cell-range-address="Translation.H4:Translation.H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ranslation.I4:Translation.I6" chart:label-cell-address="Translation.I3:Translation.I3" chart:class="chart:bar">
            <chart:error-indicator chart:style-name="ch9" chart:dimension="y"/>
            <chart:data-point chart:repeated="3"/>
          </chart:series>
          <chart:series chart:style-name="ch10" chart:values-cell-range-address="Translation.J4:Translation.J6" chart:label-cell-address="Translation.J3:Translation.J3" chart:class="chart:bar">
            <chart:error-indicator chart:style-name="ch11" chart:dimension="y"/>
            <chart:data-point chart:repeated="3"/>
          </chart:series>
          <chart:series chart:style-name="ch12" chart:values-cell-range-address="Translation.K4:Translation.K6" chart:label-cell-address="Translation.D3:Translation.D3" chart:class="chart:bar">
            <chart:error-indicator chart:style-name="ch13" chart:dimension="y"/>
            <chart:data-point chart:repeated="3"/>
          </chart:series>
          <chart:series chart:style-name="ch14" chart:values-cell-range-address="Translation.L4:Translation.L6" chart:label-cell-address="Translation.E3:Translation.E3" chart:class="chart:bar">
            <chart:error-indicator chart:style-name="ch15" chart:dimension="y"/>
            <chart:data-point chart:repeated="3"/>
          </chart:series>
          <chart:series chart:style-name="ch16" chart:values-cell-range-address="Translation.M4:Translation.M6" chart:label-cell-address="Translation.M3:Translation.M3" chart:class="chart:bar">
            <chart:error-indicator chart:style-name="ch17" chart:dimension="y"/>
            <chart:data-point chart:repeated="3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8-liftoff</text:p>
                <draw:g>
                  <svg:desc>Translation.I3:Translation.I3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  <table:table-cell office:value-type="string">
                <text:p>sm-base</text:p>
                <draw:g>
                  <svg:desc>Translation.J3:Translation.J3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Column J</text:p>
              </table:table-cell>
              <table:table-cell office:value-type="string">
                <text:p>wasmer-base</text:p>
                <draw:g>
                  <svg:desc>Translation.D3:Translation.D3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Column K</text:p>
              </table:table-cell>
              <table:table-cell office:value-type="string">
                <text:p>wazero</text:p>
                <draw:g>
                  <svg:desc>Translation.E3:Translation.E3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Column L</text:p>
              </table:table-cell>
              <table:table-cell office:value-type="string">
                <text:p>wasmnow</text:p>
                <draw:g>
                  <svg:desc>Translation.M3:Translation.M3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PolyBenchC</text:p>
                <draw:g>
                  <svg:desc>Translation.H4:Translation.H6</svg:desc>
                </draw:g>
              </table:table-cell>
              <table:table-cell office:value-type="float" office:value="1.05730089655172">
                <text:p>1.05730089655172</text:p>
                <draw:g>
                  <svg:desc>Translation.I4:Translation.I6</svg:desc>
                </draw:g>
              </table:table-cell>
              <table:table-cell office:value-type="float" office:value="0.249110103448276">
                <text:p>0.249110103448276</text:p>
                <draw:g>
                  <svg:desc>Translation.I12:Translation.I14</svg:desc>
                </draw:g>
              </table:table-cell>
              <table:table-cell office:value-type="float" office:value="0.328794896551724">
                <text:p>0.328794896551724</text:p>
                <draw:g>
                  <svg:desc>Translation.I8:Translation.I10</svg:desc>
                </draw:g>
              </table:table-cell>
              <table:table-cell office:value-type="float" office:value="0.38275824137931">
                <text:p>0.38275824137931</text:p>
                <draw:g>
                  <svg:desc>Translation.J4:Translation.J6</svg:desc>
                </draw:g>
              </table:table-cell>
              <table:table-cell office:value-type="float" office:value="0.0699927586206897">
                <text:p>0.0699927586206897</text:p>
                <draw:g>
                  <svg:desc>Translation.J12:Translation.J14</svg:desc>
                </draw:g>
              </table:table-cell>
              <table:table-cell office:value-type="float" office:value="0.0476372413793104">
                <text:p>0.0476372413793104</text:p>
                <draw:g>
                  <svg:desc>Translation.J8:Translation.J10</svg:desc>
                </draw:g>
              </table:table-cell>
              <table:table-cell office:value-type="float" office:value="0.919904517241379">
                <text:p>0.919904517241379</text:p>
                <draw:g>
                  <svg:desc>Translation.K4:Translation.K6</svg:desc>
                </draw:g>
              </table:table-cell>
              <table:table-cell office:value-type="float" office:value="0.333787482758621">
                <text:p>0.333787482758621</text:p>
                <draw:g>
                  <svg:desc>Translation.K12:Translation.K14</svg:desc>
                </draw:g>
              </table:table-cell>
              <table:table-cell office:value-type="float" office:value="0.0587165172413793">
                <text:p>0.0587165172413793</text:p>
                <draw:g>
                  <svg:desc>Translation.K8:Translation.K10</svg:desc>
                </draw:g>
              </table:table-cell>
              <table:table-cell office:value-type="float" office:value="4.06948186206897">
                <text:p>4.06948186206897</text:p>
                <draw:g>
                  <svg:desc>Translation.L4:Translation.L6</svg:desc>
                </draw:g>
              </table:table-cell>
              <table:table-cell office:value-type="float" office:value="0.449324137931034">
                <text:p>0.449324137931034</text:p>
                <draw:g>
                  <svg:desc>Translation.L12:Translation.L14</svg:desc>
                </draw:g>
              </table:table-cell>
              <table:table-cell office:value-type="float" office:value="0.474927862068965">
                <text:p>0.474927862068965</text:p>
                <draw:g>
                  <svg:desc>Translation.L8:Translation.L10</svg:desc>
                </draw:g>
              </table:table-cell>
              <table:table-cell office:value-type="float" office:value="NaN">
                <text:p>NaN</text:p>
                <draw:g>
                  <svg:desc>Translation.M4:Translation.M6</svg:desc>
                </draw:g>
              </table:table-cell>
              <table:table-cell office:value-type="float" office:value="NaN">
                <text:p>NaN</text:p>
                <draw:g>
                  <svg:desc>Translation.M12:Translation.M14</svg:desc>
                </draw:g>
              </table:table-cell>
              <table:table-cell office:value-type="float" office:value="NaN">
                <text:p>NaN</text:p>
                <draw:g>
                  <svg:desc>Translation.M8:Translation.M10</svg:desc>
                </draw:g>
              </table:table-cell>
            </table:table-row>
            <table:table-row>
              <table:table-cell office:value-type="string">
                <text:p>Ostrich</text:p>
              </table:table-cell>
              <table:table-cell office:value-type="float" office:value="0.990575636363636">
                <text:p>0.990575636363636</text:p>
              </table:table-cell>
              <table:table-cell office:value-type="float" office:value="0.465642363636364">
                <text:p>0.465642363636364</text:p>
              </table:table-cell>
              <table:table-cell office:value-type="float" office:value="0.307170636363636">
                <text:p>0.307170636363636</text:p>
              </table:table-cell>
              <table:table-cell office:value-type="float" office:value="0.390065818181818">
                <text:p>0.390065818181818</text:p>
              </table:table-cell>
              <table:table-cell office:value-type="float" office:value="0.176970181818182">
                <text:p>0.176970181818182</text:p>
              </table:table-cell>
              <table:table-cell office:value-type="float" office:value="0.118004818181818">
                <text:p>0.118004818181818</text:p>
              </table:table-cell>
              <table:table-cell office:value-type="float" office:value="1.21051954545455">
                <text:p>1.21051954545455</text:p>
              </table:table-cell>
              <table:table-cell office:value-type="float" office:value="1.13402045454545">
                <text:p>1.13402045454545</text:p>
              </table:table-cell>
              <table:table-cell office:value-type="float" office:value="0.621151545454545">
                <text:p>0.621151545454545</text:p>
              </table:table-cell>
              <table:table-cell office:value-type="float" office:value="4.40630463636364">
                <text:p>4.40630463636364</text:p>
              </table:table-cell>
              <table:table-cell office:value-type="float" office:value="3.73650036363636">
                <text:p>3.73650036363636</text:p>
              </table:table-cell>
              <table:table-cell office:value-type="float" office:value="1.55884763636364">
                <text:p>1.55884763636364</text:p>
              </table:table-cell>
              <table:table-cell office:value-type="float" office:value="0.226953">
                <text:p>0.226953</text:p>
              </table:table-cell>
              <table:table-cell office:value-type="float" office:value="0.314117">
                <text:p>0.314117</text:p>
              </table:table-cell>
              <table:table-cell office:value-type="float" office:value="0.118209">
                <text:p>0.118209</text:p>
              </table:table-cell>
            </table:table-row>
            <table:table-row>
              <table:table-cell office:value-type="string">
                <text:p>Libsodium</text:p>
              </table:table-cell>
              <table:table-cell office:value-type="float" office:value="0.779755594594595">
                <text:p>0.779755594594595</text:p>
              </table:table-cell>
              <table:table-cell office:value-type="float" office:value="0.207009405405405">
                <text:p>0.207009405405405</text:p>
              </table:table-cell>
              <table:table-cell office:value-type="float" office:value="0.221641594594595">
                <text:p>0.221641594594595</text:p>
              </table:table-cell>
              <table:table-cell office:value-type="float" office:value="0.368588621621622">
                <text:p>0.368588621621622</text:p>
              </table:table-cell>
              <table:table-cell office:value-type="float" office:value="0.187497378378378">
                <text:p>0.187497378378378</text:p>
              </table:table-cell>
              <table:table-cell office:value-type="float" office:value="0.100485621621622">
                <text:p>0.100485621621622</text:p>
              </table:table-cell>
              <table:table-cell office:value-type="float" office:value="0.691831162162162">
                <text:p>0.691831162162162</text:p>
              </table:table-cell>
              <table:table-cell office:value-type="float" office:value="0.238109837837838">
                <text:p>0.238109837837838</text:p>
              </table:table-cell>
              <table:table-cell office:value-type="float" office:value="0.248841162162162">
                <text:p>0.248841162162162</text:p>
              </table:table-cell>
              <table:table-cell office:value-type="float" office:value="3.00964108108108">
                <text:p>3.00964108108108</text:p>
              </table:table-cell>
              <table:table-cell office:value-type="float" office:value="0.440830918918919">
                <text:p>0.440830918918919</text:p>
              </table:table-cell>
              <table:table-cell office:value-type="float" office:value="0.643851081081081">
                <text:p>0.643851081081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fill-image draw:name="ChartBitmap_20_1" draw:display-name="ChartBitmap 1" xlink:href="Pictures/100000000000000800000008D085463572746166.png" xlink:type="simple" xlink:show="embed" xlink:actuate="onLoad"/>
    <draw:fill-image draw:name="ChartBitmap_20_10" draw:display-name="ChartBitmap 10" xlink:href="Pictures/100000000000000800000008AF5E132AF6D2C18D.png" xlink:type="simple" xlink:show="embed" xlink:actuate="onLoad"/>
    <draw:fill-image draw:name="ChartBitmap_20_11" draw:display-name="ChartBitmap 11" xlink:href="Pictures/100000000000000800000008BF34FE0B1AE6F876.png" xlink:type="simple" xlink:show="embed" xlink:actuate="onLoad"/>
    <draw:fill-image draw:name="ChartBitmap_20_12" draw:display-name="ChartBitmap 12" xlink:href="Pictures/1000000000000008000000083DEBC9330162CEE7.png" xlink:type="simple" xlink:show="embed" xlink:actuate="onLoad"/>
    <draw:fill-image draw:name="ChartBitmap_20_13" draw:display-name="ChartBitmap 13" xlink:href="Pictures/100000000000000800000008983101575FF95175.png" xlink:type="simple" xlink:show="embed" xlink:actuate="onLoad"/>
    <draw:fill-image draw:name="ChartBitmap_20_14" draw:display-name="ChartBitmap 14" xlink:href="Pictures/1000000000000008000000087369712AC574C03C.png" xlink:type="simple" xlink:show="embed" xlink:actuate="onLoad"/>
    <draw:fill-image draw:name="ChartBitmap_20_15" draw:display-name="ChartBitmap 15" xlink:href="Pictures/1000000000000008000000081A9B423D1A813A52.png" xlink:type="simple" xlink:show="embed" xlink:actuate="onLoad"/>
    <draw:fill-image draw:name="ChartBitmap_20_16" draw:display-name="ChartBitmap 16" xlink:href="Pictures/1000000000000008000000081A9B423D1A813A52.png" xlink:type="simple" xlink:show="embed" xlink:actuate="onLoad"/>
    <draw:fill-image draw:name="ChartBitmap_20_17" draw:display-name="ChartBitmap 17" xlink:href="Pictures/100000000000000800000008E2983662C4563859.png" xlink:type="simple" xlink:show="embed" xlink:actuate="onLoad"/>
    <draw:fill-image draw:name="ChartBitmap_20_18" draw:display-name="ChartBitmap 18" xlink:href="Pictures/100000000000000800000008FCD192D1055E3DE0.png" xlink:type="simple" xlink:show="embed" xlink:actuate="onLoad"/>
    <draw:fill-image draw:name="ChartBitmap_20_19" draw:display-name="ChartBitmap 19" xlink:href="Pictures/100000000000000800000008DDF7072BDBA5EFCF.png" xlink:type="simple" xlink:show="embed" xlink:actuate="onLoad"/>
    <draw:fill-image draw:name="ChartBitmap_20_2" draw:display-name="ChartBitmap 2" xlink:href="Pictures/100000000000000800000008648907C92FEFE099.png" xlink:type="simple" xlink:show="embed" xlink:actuate="onLoad"/>
    <draw:fill-image draw:name="ChartBitmap_20_20" draw:display-name="ChartBitmap 20" xlink:href="Pictures/100000000000000800000008FCD192D1055E3DE0.png" xlink:type="simple" xlink:show="embed" xlink:actuate="onLoad"/>
    <draw:fill-image draw:name="ChartBitmap_20_21" draw:display-name="ChartBitmap 21" xlink:href="Pictures/100000000000000800000008F70D036D45FFF5DF.png" xlink:type="simple" xlink:show="embed" xlink:actuate="onLoad"/>
    <draw:fill-image draw:name="ChartBitmap_20_22" draw:display-name="ChartBitmap 22" xlink:href="Pictures/1000000000000008000000085450F247947E986B.png" xlink:type="simple" xlink:show="embed" xlink:actuate="onLoad"/>
    <draw:fill-image draw:name="ChartBitmap_20_23" draw:display-name="ChartBitmap 23" xlink:href="Pictures/100000000000000800000008DD2FDE46AE706B4A.png" xlink:type="simple" xlink:show="embed" xlink:actuate="onLoad"/>
    <draw:fill-image draw:name="ChartBitmap_20_24" draw:display-name="ChartBitmap 24" xlink:href="Pictures/100000000000000800000008910DEE4822E67C87.png" xlink:type="simple" xlink:show="embed" xlink:actuate="onLoad"/>
    <draw:fill-image draw:name="ChartBitmap_20_25" draw:display-name="ChartBitmap 25" xlink:href="Pictures/100000000000000800000008E2983662C4563859.png" xlink:type="simple" xlink:show="embed" xlink:actuate="onLoad"/>
    <draw:fill-image draw:name="ChartBitmap_20_26" draw:display-name="ChartBitmap 26" xlink:href="Pictures/100000000000000800000008B6C2456504C29344.png" xlink:type="simple" xlink:show="embed" xlink:actuate="onLoad"/>
    <draw:fill-image draw:name="ChartBitmap_20_27" draw:display-name="ChartBitmap 27" xlink:href="Pictures/1000000000000008000000088A40A623BD1AE613.png" xlink:type="simple" xlink:show="embed" xlink:actuate="onLoad"/>
    <draw:fill-image draw:name="ChartBitmap_20_28" draw:display-name="ChartBitmap 28" xlink:href="Pictures/10000000000000080000000891CC5B4335A1319C.png" xlink:type="simple" xlink:show="embed" xlink:actuate="onLoad"/>
    <draw:fill-image draw:name="ChartBitmap_20_29" draw:display-name="ChartBitmap 29" xlink:href="Pictures/1000000000000008000000081B0B206AD7C83958.png" xlink:type="simple" xlink:show="embed" xlink:actuate="onLoad"/>
    <draw:fill-image draw:name="ChartBitmap_20_3" draw:display-name="ChartBitmap 3" xlink:href="Pictures/100000000000000800000008E2983662C4563859.png" xlink:type="simple" xlink:show="embed" xlink:actuate="onLoad"/>
    <draw:fill-image draw:name="ChartBitmap_20_30" draw:display-name="ChartBitmap 30" xlink:href="Pictures/100000000000000800000008B6C2456504C29344.png" xlink:type="simple" xlink:show="embed" xlink:actuate="onLoad"/>
    <draw:fill-image draw:name="ChartBitmap_20_31" draw:display-name="ChartBitmap 31" xlink:href="Pictures/100000000000000800000008B6C2456504C29344.png" xlink:type="simple" xlink:show="embed" xlink:actuate="onLoad"/>
    <draw:fill-image draw:name="ChartBitmap_20_32" draw:display-name="ChartBitmap 32" xlink:href="Pictures/100000000000000800000008E2983662C4563859.png" xlink:type="simple" xlink:show="embed" xlink:actuate="onLoad"/>
    <draw:fill-image draw:name="ChartBitmap_20_33" draw:display-name="ChartBitmap 33" xlink:href="Pictures/100000000000000800000008E2983662C4563859.png" xlink:type="simple" xlink:show="embed" xlink:actuate="onLoad"/>
    <draw:fill-image draw:name="ChartBitmap_20_34" draw:display-name="ChartBitmap 34" xlink:href="Pictures/100000000000000800000008EEE38D8CA1A06AB1.png" xlink:type="simple" xlink:show="embed" xlink:actuate="onLoad"/>
    <draw:fill-image draw:name="ChartBitmap_20_35" draw:display-name="ChartBitmap 35" xlink:href="Pictures/100000000000000800000008EEE38D8CA1A06AB1.png" xlink:type="simple" xlink:show="embed" xlink:actuate="onLoad"/>
    <draw:fill-image draw:name="ChartBitmap_20_36" draw:display-name="ChartBitmap 36" xlink:href="Pictures/1000000000000008000000088A40A623BD1AE613.png" xlink:type="simple" xlink:show="embed" xlink:actuate="onLoad"/>
    <draw:fill-image draw:name="ChartBitmap_20_37" draw:display-name="ChartBitmap 37" xlink:href="Pictures/1000000000000008000000081B0B206AD7C83958.png" xlink:type="simple" xlink:show="embed" xlink:actuate="onLoad"/>
    <draw:fill-image draw:name="ChartBitmap_20_38" draw:display-name="ChartBitmap 38" xlink:href="Pictures/100000000000000800000008F70D036D45FFF5DF.png" xlink:type="simple" xlink:show="embed" xlink:actuate="onLoad"/>
    <draw:fill-image draw:name="ChartBitmap_20_39" draw:display-name="ChartBitmap 39" xlink:href="Pictures/100000000000000800000008F70D036D45FFF5DF.png" xlink:type="simple" xlink:show="embed" xlink:actuate="onLoad"/>
    <draw:fill-image draw:name="ChartBitmap_20_4" draw:display-name="ChartBitmap 4" xlink:href="Pictures/10000000000000080000000888B10B92B715989F.png" xlink:type="simple" xlink:show="embed" xlink:actuate="onLoad"/>
    <draw:fill-image draw:name="ChartBitmap_20_5" draw:display-name="ChartBitmap 5" xlink:href="Pictures/1000000000000008000000087369712AC574C03C.png" xlink:type="simple" xlink:show="embed" xlink:actuate="onLoad"/>
    <draw:fill-image draw:name="ChartBitmap_20_6" draw:display-name="ChartBitmap 6" xlink:href="Pictures/100000000000000800000008C63FA0F9F01F6204.png" xlink:type="simple" xlink:show="embed" xlink:actuate="onLoad"/>
    <draw:fill-image draw:name="ChartBitmap_20_7" draw:display-name="ChartBitmap 7" xlink:href="Pictures/100000000000000800000008B9457F42C0CB60AD.png" xlink:type="simple" xlink:show="embed" xlink:actuate="onLoad"/>
    <draw:fill-image draw:name="ChartBitmap_20_8" draw:display-name="ChartBitmap 8" xlink:href="Pictures/10000000000000080000000873E8E9D1267FAFEB.png" xlink:type="simple" xlink:show="embed" xlink:actuate="onLoad"/>
    <draw:fill-image draw:name="ChartBitmap_20_9" draw:display-name="ChartBitmap 9" xlink:href="Pictures/100000000000000800000008C72FA93F1FC29D38.png" xlink:type="simple" xlink:show="embed" xlink:actuate="onLoad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8pt" style:font-size-asian="13pt" style:font-size-complex="13pt"/>
    </style:style>
    <style:style style:name="ch3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 chart:error-category="cell-rang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3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2">
      <style:chart-properties chart:link-data-style-to-source="false" chart:error-category="cell-range" chart:error-upper-range="'JIT Speedup'.J14:'JIT Speedup'.J16" chart:error-lower-range="'JIT Speedup'.J9:'JIT Speedup'.J11" chart:data-label-number="value" chart:data-label-text="false" chart:data-label-symbol="false" chart:data-label-series="false" chart:label-position="top" style:rotation-angle="45"/>
      <style:graphic-properties draw:fill="bitmap" draw:fill-color="#004586" draw:fill-image-name="ChartBitmap_20_16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'JIT Speedup'.J14:'JIT Speedup'.J16" chart:error-lower-range="'JIT Speedup'.J9:'JIT Speedup'.J11" loext:std-weight="1"/>
      <style:graphic-properties draw:stroke="solid" svg:stroke-width="0cm" svg:stroke-color="#000000" svg:stroke-opacity="100%" draw:stroke-linejoin="round"/>
    </style:style>
    <style:style style:name="ch10" style:family="chart" style:data-style-name="N122">
      <style:chart-properties chart:link-data-style-to-source="false" chart:error-category="cell-range" chart:error-upper-range="'JIT Speedup'.K14:'JIT Speedup'.K16" chart:error-lower-range="'JIT Speedup'.K9:'JIT Speedup'.K11" chart:data-label-number="value" chart:data-label-text="false" chart:data-label-symbol="false" chart:data-label-series="false" chart:label-position="top" style:rotation-angle="45"/>
      <style:graphic-properties draw:fill="bitmap" draw:fill-color="#ff420e" draw:fill-image-name="ChartBitmap_20_17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'JIT Speedup'.K14:'JIT Speedup'.K16" chart:error-lower-range="'JIT Speedup'.K9:'JIT Speedup'.K11" loext:std-weight="1"/>
      <style:graphic-properties draw:stroke="solid" svg:stroke-width="0cm" svg:stroke-color="#000000" svg:stroke-opacity="100%" draw:stroke-linejoin="round"/>
    </style:style>
    <style:style style:name="ch12" style:family="chart" style:data-style-name="N122">
      <style:chart-properties chart:link-data-style-to-source="false" chart:error-category="cell-range" chart:error-upper-range="'JIT Speedup'.L14:'JIT Speedup'.L16" chart:error-lower-range="'JIT Speedup'.L9:'JIT Speedup'.L11" chart:data-label-number="value" chart:data-label-text="false" chart:data-label-symbol="false" chart:data-label-series="false" chart:label-position="top" style:rotation-angle="45"/>
      <style:graphic-properties draw:fill="bitmap" draw:fill-color="#ffd320" draw:fill-image-name="ChartBitmap_20_23" dr3d:edge-rounding="5%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'JIT Speedup'.L14:'JIT Speedup'.L16" chart:error-lower-range="'JIT Speedup'.L9:'JIT Speedup'.L11" loext:std-weight="1"/>
      <style:graphic-properties draw:stroke="solid" svg:stroke-width="0cm" svg:stroke-color="#000000" svg:stroke-opacity="100%" draw:stroke-linejoin="round"/>
    </style:style>
    <style:style style:name="ch14" style:family="chart" style:data-style-name="N122">
      <style:chart-properties chart:link-data-style-to-source="false" chart:error-category="cell-range" chart:error-upper-range="'JIT Speedup'.M14:'JIT Speedup'.M16" chart:error-lower-range="'JIT Speedup'.M9:'JIT Speedup'.M11" chart:data-label-number="value" chart:data-label-text="false" chart:data-label-symbol="false" chart:data-label-series="false" chart:label-position="top" style:rotation-angle="45"/>
      <style:graphic-properties draw:fill="bitmap" draw:fill-color="#579d1c" draw:fill-image-name="ChartBitmap_20_19"/>
      <style:text-properties fo:font-size="10pt" style:font-size-asian="10pt" style:font-size-complex="10pt"/>
    </style:style>
    <style:style style:name="ch15" style:family="chart">
      <style:chart-properties chart:error-upper-indicator="true" chart:error-lower-indicator="true" chart:error-category="cell-range" chart:error-upper-range="'JIT Speedup'.M14:'JIT Speedup'.M16" chart:error-lower-range="'JIT Speedup'.M9:'JIT Speedup'.M11" loext:std-weight="1"/>
      <style:graphic-properties draw:stroke="solid" svg:stroke-width="0cm" svg:stroke-color="#000000" svg:stroke-opacity="100%" draw:stroke-linejoin="round"/>
    </style:style>
    <style:style style:name="ch16" style:family="chart" style:data-style-name="N122">
      <style:chart-properties chart:link-data-style-to-source="false" chart:error-category="cell-range" chart:error-upper-range="'JIT Speedup'.N14:'JIT Speedup'.N16" chart:error-lower-range="'JIT Speedup'.N9:'JIT Speedup'.N11" chart:data-label-number="value" chart:data-label-text="false" chart:data-label-symbol="false" chart:data-label-series="false" chart:label-position="top" style:rotation-angle="45"/>
      <style:graphic-properties draw:fill="bitmap" draw:fill-color="#7e0021" draw:fill-image-name="ChartBitmap_20_22"/>
      <style:text-properties fo:font-size="10pt" style:font-size-asian="10pt" style:font-size-complex="10pt"/>
    </style:style>
    <style:style style:name="ch17" style:family="chart">
      <style:chart-properties chart:error-upper-indicator="true" chart:error-lower-indicator="true" chart:error-category="cell-range" chart:error-upper-range="'JIT Speedup'.N14:'JIT Speedup'.N16" chart:error-lower-range="'JIT Speedup'.N9:'JIT Speedup'.N11" loext:std-weight="1"/>
      <style:graphic-properties draw:stroke="solid" svg:stroke-width="0cm" svg:stroke-color="#000000" svg:stroke-opacity="100%" draw:stroke-linejoin="round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0.732cm" svg:y="0.014cm" chart:style-name="ch2">
          <text:p>JIT Speedup - Wizard-SPC</text:p>
        </chart:title>
        <chart:legend chart:legend-position="end" svg:x="9.292cm" svg:y="0.224cm" style:legend-expansion="custom" svg:width="6.497cm" svg:height="0.688cm" style:legend-expansion-aspect-ratio="9.44331395348837" chart:style-name="ch3"/>
        <chart:plot-area chart:style-name="ch4" table:cell-range-address="'JIT Speedup'.I4:'JIT Speedup'.N6 'JIT Speedup'.J3:'JIT Speedup'.N3" chart:data-source-has-labels="both" svg:x="0.318cm" svg:y="0.912cm" svg:width="15.675cm" svg:height="7.901cm">
          <chart:coordinate-region svg:x="0.939cm" svg:y="1.111cm" svg:width="15.054cm" svg:height="7.055cm"/>
          <chart:axis chart:dimension="x" chart:name="primary-x" chart:style-name="ch5" chartooo:axis-type="auto">
            <chartooo:date-scale/>
            <chart:categories table:cell-range-address="'JIT Speedup'.I4:'JIT Speedup'.I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JIT Speedup'.J4:'JIT Speedup'.J6" chart:label-cell-address="'JIT Speedup'.J3:'JIT Speedup'.J3" chart:class="chart:bar">
            <chart:error-indicator chart:style-name="ch9" chart:dimension="y"/>
            <chart:data-point chart:repeated="3"/>
          </chart:series>
          <chart:series chart:style-name="ch10" chart:values-cell-range-address="'JIT Speedup'.K4:'JIT Speedup'.K6" chart:label-cell-address="'JIT Speedup'.K3:'JIT Speedup'.K3" chart:class="chart:bar">
            <chart:error-indicator chart:style-name="ch11" chart:dimension="y"/>
            <chart:data-point chart:repeated="3"/>
          </chart:series>
          <chart:series chart:style-name="ch12" chart:values-cell-range-address="'JIT Speedup'.L4:'JIT Speedup'.L6" chart:label-cell-address="'JIT Speedup'.L3:'JIT Speedup'.L3" chart:class="chart:bar">
            <chart:error-indicator chart:style-name="ch13" chart:dimension="y"/>
            <chart:data-point chart:repeated="3"/>
          </chart:series>
          <chart:series chart:style-name="ch14" chart:values-cell-range-address="'JIT Speedup'.M4:'JIT Speedup'.M6" chart:label-cell-address="'JIT Speedup'.M3:'JIT Speedup'.M3" chart:class="chart:bar">
            <chart:error-indicator chart:style-name="ch15" chart:dimension="y"/>
            <chart:data-point chart:repeated="3"/>
          </chart:series>
          <chart:series chart:style-name="ch16" chart:values-cell-range-address="'JIT Speedup'.N4:'JIT Speedup'.N6" chart:label-cell-address="'JIT Speedup'.N3:'JIT Speedup'.N3" chart:class="chart:bar">
            <chart:error-indicator chart:style-name="ch17" chart:dimension="y"/>
            <chart:data-point chart:repeated="3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lopt</text:p>
                <draw:g>
                  <svg:desc>'JIT Speedup'.J3:'JIT Speedup'.J3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Column J</text:p>
              </table:table-cell>
              <table:table-cell office:value-type="string">
                <text:p>nok</text:p>
                <draw:g>
                  <svg:desc>'JIT Speedup'.K3:'JIT Speedup'.K3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Column K</text:p>
              </table:table-cell>
              <table:table-cell office:value-type="string">
                <text:p>nokfold</text:p>
                <draw:g>
                  <svg:desc>'JIT Speedup'.L3:'JIT Speedup'.L3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Column L</text:p>
              </table:table-cell>
              <table:table-cell office:value-type="string">
                <text:p>noisel</text:p>
                <draw:g>
                  <svg:desc>'JIT Speedup'.M3:'JIT Speedup'.M3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Column M</text:p>
              </table:table-cell>
              <table:table-cell office:value-type="string">
                <text:p>nomr</text:p>
                <draw:g>
                  <svg:desc>'JIT Speedup'.N3:'JIT Speedup'.N3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PolyBenchC</text:p>
                <draw:g>
                  <svg:desc>'JIT Speedup'.I4:'JIT Speedup'.I6</svg:desc>
                </draw:g>
              </table:table-cell>
              <table:table-cell office:value-type="float" office:value="15.2208853793103">
                <text:p>15.2208853793103</text:p>
                <draw:g>
                  <svg:desc>'JIT Speedup'.J4:'JIT Speedup'.J6</svg:desc>
                </draw:g>
              </table:table-cell>
              <table:table-cell office:value-type="float" office:value="6.38576162068966">
                <text:p>6.38576162068966</text:p>
                <draw:g>
                  <svg:desc>'JIT Speedup'.J14:'JIT Speedup'.J16</svg:desc>
                </draw:g>
              </table:table-cell>
              <table:table-cell office:value-type="float" office:value="8.88428937931034">
                <text:p>8.88428937931034</text:p>
                <draw:g>
                  <svg:desc>'JIT Speedup'.J9:'JIT Speedup'.J11</svg:desc>
                </draw:g>
              </table:table-cell>
              <table:table-cell office:value-type="float" office:value="13.4968517586207">
                <text:p>13.4968517586207</text:p>
                <draw:g>
                  <svg:desc>'JIT Speedup'.K4:'JIT Speedup'.K6</svg:desc>
                </draw:g>
              </table:table-cell>
              <table:table-cell office:value-type="float" office:value="6.19596824137931">
                <text:p>6.19596824137931</text:p>
                <draw:g>
                  <svg:desc>'JIT Speedup'.K14:'JIT Speedup'.K16</svg:desc>
                </draw:g>
              </table:table-cell>
              <table:table-cell office:value-type="float" office:value="7.54670075862069">
                <text:p>7.54670075862069</text:p>
                <draw:g>
                  <svg:desc>'JIT Speedup'.K9:'JIT Speedup'.K11</svg:desc>
                </draw:g>
              </table:table-cell>
              <table:table-cell office:value-type="float" office:value="15.1418723448276">
                <text:p>15.1418723448276</text:p>
                <draw:g>
                  <svg:desc>'JIT Speedup'.L4:'JIT Speedup'.L6</svg:desc>
                </draw:g>
              </table:table-cell>
              <table:table-cell office:value-type="float" office:value="6.41905565517241">
                <text:p>6.41905565517241</text:p>
                <draw:g>
                  <svg:desc>'JIT Speedup'.L14:'JIT Speedup'.L16</svg:desc>
                </draw:g>
              </table:table-cell>
              <table:table-cell office:value-type="float" office:value="8.84947734482759">
                <text:p>8.84947734482759</text:p>
                <draw:g>
                  <svg:desc>'JIT Speedup'.L9:'JIT Speedup'.L11</svg:desc>
                </draw:g>
              </table:table-cell>
              <table:table-cell office:value-type="float" office:value="14.6339336206897">
                <text:p>14.6339336206897</text:p>
                <draw:g>
                  <svg:desc>'JIT Speedup'.M4:'JIT Speedup'.M6</svg:desc>
                </draw:g>
              </table:table-cell>
              <table:table-cell office:value-type="float" office:value="6.31623037931035">
                <text:p>6.31623037931035</text:p>
                <draw:g>
                  <svg:desc>'JIT Speedup'.M14:'JIT Speedup'.M16</svg:desc>
                </draw:g>
              </table:table-cell>
              <table:table-cell office:value-type="float" office:value="8.41970462068966">
                <text:p>8.41970462068966</text:p>
                <draw:g>
                  <svg:desc>'JIT Speedup'.M9:'JIT Speedup'.M11</svg:desc>
                </draw:g>
              </table:table-cell>
              <table:table-cell office:value-type="float" office:value="12.2194330689655">
                <text:p>12.2194330689655</text:p>
                <draw:g>
                  <svg:desc>'JIT Speedup'.N4:'JIT Speedup'.N6</svg:desc>
                </draw:g>
              </table:table-cell>
              <table:table-cell office:value-type="float" office:value="5.30037293103448">
                <text:p>5.30037293103448</text:p>
                <draw:g>
                  <svg:desc>'JIT Speedup'.N14:'JIT Speedup'.N16</svg:desc>
                </draw:g>
              </table:table-cell>
              <table:table-cell office:value-type="float" office:value="6.91102106896552">
                <text:p>6.91102106896552</text:p>
                <draw:g>
                  <svg:desc>'JIT Speedup'.N9:'JIT Speedup'.N11</svg:desc>
                </draw:g>
              </table:table-cell>
            </table:table-row>
            <table:table-row>
              <table:table-cell office:value-type="string">
                <text:p>Ostrich</text:p>
              </table:table-cell>
              <table:table-cell office:value-type="float" office:value="10.5683386363636">
                <text:p>10.5683386363636</text:p>
              </table:table-cell>
              <table:table-cell office:value-type="float" office:value="17.5366963636364">
                <text:p>17.5366963636364</text:p>
              </table:table-cell>
              <table:table-cell office:value-type="float" office:value="5.02639763636364">
                <text:p>5.02639763636364</text:p>
              </table:table-cell>
              <table:table-cell office:value-type="float" office:value="8.87778081818182">
                <text:p>8.87778081818182</text:p>
              </table:table-cell>
              <table:table-cell office:value-type="float" office:value="4.46310718181818">
                <text:p>4.46310718181818</text:p>
              </table:table-cell>
              <table:table-cell office:value-type="float" office:value="3.48030881818182">
                <text:p>3.48030881818182</text:p>
              </table:table-cell>
              <table:table-cell office:value-type="float" office:value="10.5547313636364">
                <text:p>10.5547313636364</text:p>
              </table:table-cell>
              <table:table-cell office:value-type="float" office:value="17.2299296363636">
                <text:p>17.2299296363636</text:p>
              </table:table-cell>
              <table:table-cell office:value-type="float" office:value="5.02403736363636">
                <text:p>5.02403736363636</text:p>
              </table:table-cell>
              <table:table-cell office:value-type="float" office:value="10.3011311818182">
                <text:p>10.3011311818182</text:p>
              </table:table-cell>
              <table:table-cell office:value-type="float" office:value="16.5258088181818">
                <text:p>16.5258088181818</text:p>
              </table:table-cell>
              <table:table-cell office:value-type="float" office:value="4.99589118181818">
                <text:p>4.99589118181818</text:p>
              </table:table-cell>
              <table:table-cell office:value-type="float" office:value="10.0084697272727">
                <text:p>10.0084697272727</text:p>
              </table:table-cell>
              <table:table-cell office:value-type="float" office:value="14.1579062727273">
                <text:p>14.1579062727273</text:p>
              </table:table-cell>
              <table:table-cell office:value-type="float" office:value="5.03804972727273">
                <text:p>5.03804972727273</text:p>
              </table:table-cell>
            </table:table-row>
            <table:table-row>
              <table:table-cell office:value-type="string">
                <text:p>Libsodium</text:p>
              </table:table-cell>
              <table:table-cell office:value-type="float" office:value="15.1861443658537">
                <text:p>15.1861443658537</text:p>
              </table:table-cell>
              <table:table-cell office:value-type="float" office:value="7.27590963414634">
                <text:p>7.27590963414634</text:p>
              </table:table-cell>
              <table:table-cell office:value-type="float" office:value="4.55499536585366">
                <text:p>4.554995365853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.1253816097561">
                <text:p>15.1253816097561</text:p>
              </table:table-cell>
              <table:table-cell office:value-type="float" office:value="7.5715583902439">
                <text:p>7.5715583902439</text:p>
              </table:table-cell>
              <table:table-cell office:value-type="float" office:value="4.1276456097561">
                <text:p>4.1276456097561</text:p>
              </table:table-cell>
              <table:table-cell office:value-type="float" office:value="14.8217162439024">
                <text:p>14.8217162439024</text:p>
              </table:table-cell>
              <table:table-cell office:value-type="float" office:value="7.89281775609756">
                <text:p>7.89281775609756</text:p>
              </table:table-cell>
              <table:table-cell office:value-type="float" office:value="3.90892124390244">
                <text:p>3.90892124390244</text:p>
              </table:table-cell>
              <table:table-cell office:value-type="float" office:value="13.2544939268293">
                <text:p>13.2544939268293</text:p>
              </table:table-cell>
              <table:table-cell office:value-type="float" office:value="4.27638207317073">
                <text:p>4.27638207317073</text:p>
              </table:table-cell>
              <table:table-cell office:value-type="float" office:value="3.10486892682927">
                <text:p>3.104868926829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fill-image draw:name="ChartBitmap_20_1" draw:display-name="ChartBitmap 1" xlink:href="Pictures/100000000000000800000008D085463572746166.png" xlink:type="simple" xlink:show="embed" xlink:actuate="onLoad"/>
    <draw:fill-image draw:name="ChartBitmap_20_10" draw:display-name="ChartBitmap 10" xlink:href="Pictures/100000000000000800000008AF5E132AF6D2C18D.png" xlink:type="simple" xlink:show="embed" xlink:actuate="onLoad"/>
    <draw:fill-image draw:name="ChartBitmap_20_11" draw:display-name="ChartBitmap 11" xlink:href="Pictures/100000000000000800000008BF34FE0B1AE6F876.png" xlink:type="simple" xlink:show="embed" xlink:actuate="onLoad"/>
    <draw:fill-image draw:name="ChartBitmap_20_12" draw:display-name="ChartBitmap 12" xlink:href="Pictures/1000000000000008000000083DEBC9330162CEE7.png" xlink:type="simple" xlink:show="embed" xlink:actuate="onLoad"/>
    <draw:fill-image draw:name="ChartBitmap_20_13" draw:display-name="ChartBitmap 13" xlink:href="Pictures/100000000000000800000008983101575FF95175.png" xlink:type="simple" xlink:show="embed" xlink:actuate="onLoad"/>
    <draw:fill-image draw:name="ChartBitmap_20_14" draw:display-name="ChartBitmap 14" xlink:href="Pictures/1000000000000008000000087369712AC574C03C.png" xlink:type="simple" xlink:show="embed" xlink:actuate="onLoad"/>
    <draw:fill-image draw:name="ChartBitmap_20_15" draw:display-name="ChartBitmap 15" xlink:href="Pictures/1000000000000008000000081A9B423D1A813A52.png" xlink:type="simple" xlink:show="embed" xlink:actuate="onLoad"/>
    <draw:fill-image draw:name="ChartBitmap_20_16" draw:display-name="ChartBitmap 16" xlink:href="Pictures/1000000000000008000000081A9B423D1A813A52.png" xlink:type="simple" xlink:show="embed" xlink:actuate="onLoad"/>
    <draw:fill-image draw:name="ChartBitmap_20_17" draw:display-name="ChartBitmap 17" xlink:href="Pictures/100000000000000800000008E2983662C4563859.png" xlink:type="simple" xlink:show="embed" xlink:actuate="onLoad"/>
    <draw:fill-image draw:name="ChartBitmap_20_18" draw:display-name="ChartBitmap 18" xlink:href="Pictures/100000000000000800000008FCD192D1055E3DE0.png" xlink:type="simple" xlink:show="embed" xlink:actuate="onLoad"/>
    <draw:fill-image draw:name="ChartBitmap_20_19" draw:display-name="ChartBitmap 19" xlink:href="Pictures/100000000000000800000008DDF7072BDBA5EFCF.png" xlink:type="simple" xlink:show="embed" xlink:actuate="onLoad"/>
    <draw:fill-image draw:name="ChartBitmap_20_2" draw:display-name="ChartBitmap 2" xlink:href="Pictures/100000000000000800000008648907C92FEFE099.png" xlink:type="simple" xlink:show="embed" xlink:actuate="onLoad"/>
    <draw:fill-image draw:name="ChartBitmap_20_20" draw:display-name="ChartBitmap 20" xlink:href="Pictures/100000000000000800000008FCD192D1055E3DE0.png" xlink:type="simple" xlink:show="embed" xlink:actuate="onLoad"/>
    <draw:fill-image draw:name="ChartBitmap_20_21" draw:display-name="ChartBitmap 21" xlink:href="Pictures/100000000000000800000008F70D036D45FFF5DF.png" xlink:type="simple" xlink:show="embed" xlink:actuate="onLoad"/>
    <draw:fill-image draw:name="ChartBitmap_20_22" draw:display-name="ChartBitmap 22" xlink:href="Pictures/1000000000000008000000085450F247947E986B.png" xlink:type="simple" xlink:show="embed" xlink:actuate="onLoad"/>
    <draw:fill-image draw:name="ChartBitmap_20_23" draw:display-name="ChartBitmap 23" xlink:href="Pictures/100000000000000800000008DD2FDE46AE706B4A.png" xlink:type="simple" xlink:show="embed" xlink:actuate="onLoad"/>
    <draw:fill-image draw:name="ChartBitmap_20_24" draw:display-name="ChartBitmap 24" xlink:href="Pictures/100000000000000800000008910DEE4822E67C87.png" xlink:type="simple" xlink:show="embed" xlink:actuate="onLoad"/>
    <draw:fill-image draw:name="ChartBitmap_20_25" draw:display-name="ChartBitmap 25" xlink:href="Pictures/100000000000000800000008E2983662C4563859.png" xlink:type="simple" xlink:show="embed" xlink:actuate="onLoad"/>
    <draw:fill-image draw:name="ChartBitmap_20_26" draw:display-name="ChartBitmap 26" xlink:href="Pictures/100000000000000800000008B6C2456504C29344.png" xlink:type="simple" xlink:show="embed" xlink:actuate="onLoad"/>
    <draw:fill-image draw:name="ChartBitmap_20_27" draw:display-name="ChartBitmap 27" xlink:href="Pictures/1000000000000008000000088A40A623BD1AE613.png" xlink:type="simple" xlink:show="embed" xlink:actuate="onLoad"/>
    <draw:fill-image draw:name="ChartBitmap_20_28" draw:display-name="ChartBitmap 28" xlink:href="Pictures/10000000000000080000000891CC5B4335A1319C.png" xlink:type="simple" xlink:show="embed" xlink:actuate="onLoad"/>
    <draw:fill-image draw:name="ChartBitmap_20_29" draw:display-name="ChartBitmap 29" xlink:href="Pictures/1000000000000008000000081B0B206AD7C83958.png" xlink:type="simple" xlink:show="embed" xlink:actuate="onLoad"/>
    <draw:fill-image draw:name="ChartBitmap_20_3" draw:display-name="ChartBitmap 3" xlink:href="Pictures/100000000000000800000008E2983662C4563859.png" xlink:type="simple" xlink:show="embed" xlink:actuate="onLoad"/>
    <draw:fill-image draw:name="ChartBitmap_20_30" draw:display-name="ChartBitmap 30" xlink:href="Pictures/100000000000000800000008B6C2456504C29344.png" xlink:type="simple" xlink:show="embed" xlink:actuate="onLoad"/>
    <draw:fill-image draw:name="ChartBitmap_20_31" draw:display-name="ChartBitmap 31" xlink:href="Pictures/100000000000000800000008B6C2456504C29344.png" xlink:type="simple" xlink:show="embed" xlink:actuate="onLoad"/>
    <draw:fill-image draw:name="ChartBitmap_20_32" draw:display-name="ChartBitmap 32" xlink:href="Pictures/100000000000000800000008E2983662C4563859.png" xlink:type="simple" xlink:show="embed" xlink:actuate="onLoad"/>
    <draw:fill-image draw:name="ChartBitmap_20_33" draw:display-name="ChartBitmap 33" xlink:href="Pictures/100000000000000800000008E2983662C4563859.png" xlink:type="simple" xlink:show="embed" xlink:actuate="onLoad"/>
    <draw:fill-image draw:name="ChartBitmap_20_34" draw:display-name="ChartBitmap 34" xlink:href="Pictures/100000000000000800000008EEE38D8CA1A06AB1.png" xlink:type="simple" xlink:show="embed" xlink:actuate="onLoad"/>
    <draw:fill-image draw:name="ChartBitmap_20_35" draw:display-name="ChartBitmap 35" xlink:href="Pictures/100000000000000800000008EEE38D8CA1A06AB1.png" xlink:type="simple" xlink:show="embed" xlink:actuate="onLoad"/>
    <draw:fill-image draw:name="ChartBitmap_20_36" draw:display-name="ChartBitmap 36" xlink:href="Pictures/1000000000000008000000088A40A623BD1AE613.png" xlink:type="simple" xlink:show="embed" xlink:actuate="onLoad"/>
    <draw:fill-image draw:name="ChartBitmap_20_37" draw:display-name="ChartBitmap 37" xlink:href="Pictures/1000000000000008000000081B0B206AD7C83958.png" xlink:type="simple" xlink:show="embed" xlink:actuate="onLoad"/>
    <draw:fill-image draw:name="ChartBitmap_20_38" draw:display-name="ChartBitmap 38" xlink:href="Pictures/100000000000000800000008F70D036D45FFF5DF.png" xlink:type="simple" xlink:show="embed" xlink:actuate="onLoad"/>
    <draw:fill-image draw:name="ChartBitmap_20_39" draw:display-name="ChartBitmap 39" xlink:href="Pictures/100000000000000800000008F70D036D45FFF5DF.png" xlink:type="simple" xlink:show="embed" xlink:actuate="onLoad"/>
    <draw:fill-image draw:name="ChartBitmap_20_4" draw:display-name="ChartBitmap 4" xlink:href="Pictures/10000000000000080000000888B10B92B715989F.png" xlink:type="simple" xlink:show="embed" xlink:actuate="onLoad"/>
    <draw:fill-image draw:name="ChartBitmap_20_5" draw:display-name="ChartBitmap 5" xlink:href="Pictures/1000000000000008000000087369712AC574C03C.png" xlink:type="simple" xlink:show="embed" xlink:actuate="onLoad"/>
    <draw:fill-image draw:name="ChartBitmap_20_6" draw:display-name="ChartBitmap 6" xlink:href="Pictures/100000000000000800000008C63FA0F9F01F6204.png" xlink:type="simple" xlink:show="embed" xlink:actuate="onLoad"/>
    <draw:fill-image draw:name="ChartBitmap_20_7" draw:display-name="ChartBitmap 7" xlink:href="Pictures/100000000000000800000008B9457F42C0CB60AD.png" xlink:type="simple" xlink:show="embed" xlink:actuate="onLoad"/>
    <draw:fill-image draw:name="ChartBitmap_20_8" draw:display-name="ChartBitmap 8" xlink:href="Pictures/10000000000000080000000873E8E9D1267FAFEB.png" xlink:type="simple" xlink:show="embed" xlink:actuate="onLoad"/>
    <draw:fill-image draw:name="ChartBitmap_20_9" draw:display-name="ChartBitmap 9" xlink:href="Pictures/100000000000000800000008C72FA93F1FC29D38.png" xlink:type="simple" xlink:show="embed" xlink:actuate="onLoad"/>
  </office:styles>
</office:document-styles>
</file>

<file path=Object 2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8pt" style:font-size-asian="13pt" style:font-size-complex="13pt"/>
    </style:style>
    <style:style style:name="ch3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a933" draw:fill-color="#00a93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5983b0" draw:fill-color="#5983b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b4c7dc" draw:fill-color="#b4c7d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bf819e" draw:fill-color="#bf819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8d1d75" draw:fill-color="#8d1d75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999cm" svg:height="13.335cm" xlink:href=".." xlink:type="simple" chart:class="chart:scatter" chart:style-name="ch1">
        <chart:title svg:x="0.141cm" svg:y="0.222cm" chart:style-name="ch2">
          <text:p>SQ-space for Baseline Compilers</text:p>
        </chart:title>
        <chart:legend chart:legend-position="end" svg:x="9.954cm" svg:y="0.451cm" style:legend-expansion="custom" svg:width="9.486cm" svg:height="0.667cm" style:legend-expansion-aspect-ratio="14.2218890554723" chart:style-name="ch3"/>
        <chart:plot-area chart:style-name="ch4" table:cell-range-address="'SQ-baseline'.I3:'SQ-baseline'.I80 'SQ-baseline'.B4:'SQ-baseline'.F80 'SQ-baseline'.J3:'SQ-baseline'.M3" chart:data-source-has-labels="row" svg:x="1.273cm" svg:y="1.41cm" svg:width="18.61cm" svg:height="11.153cm">
          <chart:coordinate-region svg:x="1.894cm" svg:y="1.609cm" svg:width="17.802cm" svg:height="10.307cm"/>
          <chart:axis chart:dimension="x" chart:name="primary-x" chart:style-name="ch5">
            <chart:title svg:x="8.139cm" svg:y="12.775cm" chart:style-name="ch6">
              <text:p>SPEED - Compile speed in MiB/s</text:p>
            </chart:title>
          </chart:axis>
          <chart:axis chart:dimension="y" chart:name="primary-y" chart:style-name="ch5">
            <chart:title svg:x="0.314cm" svg:y="11.753cm" chart:style-name="ch7">
              <text:p>QUALITY - relative improvement in execution time over wizeng-int</text:p>
            </chart:title>
            <chart:grid chart:style-name="ch8" chart:class="major"/>
          </chart:axis>
          <chart:series chart:style-name="ch9" chart:values-cell-range-address="'SQ-baseline'.B4:'SQ-baseline'.B80" chart:label-cell-address="'SQ-baseline'.I3:'SQ-baseline'.I3" chart:class="chart:scatter">
            <chart:domain table:cell-range-address="'SQ-baseline'.I4:'SQ-baseline'.I80"/>
            <chart:data-point chart:repeated="77"/>
          </chart:series>
          <chart:series chart:style-name="ch10" chart:values-cell-range-address="'SQ-baseline'.C4:'SQ-baseline'.C80" chart:label-cell-address="'SQ-baseline'.J3:'SQ-baseline'.J3" chart:class="chart:scatter">
            <chart:domain table:cell-range-address="'SQ-baseline'.J4:'SQ-baseline'.J80"/>
            <chart:data-point chart:repeated="77"/>
          </chart:series>
          <chart:series chart:style-name="ch11" chart:values-cell-range-address="'SQ-baseline'.D4:'SQ-baseline'.D80" chart:label-cell-address="'SQ-baseline'.K3:'SQ-baseline'.K3" chart:class="chart:scatter">
            <chart:domain table:cell-range-address="'SQ-baseline'.K4:'SQ-baseline'.K80"/>
            <chart:data-point chart:repeated="77"/>
          </chart:series>
          <chart:series chart:style-name="ch12" chart:values-cell-range-address="'SQ-baseline'.E4:'SQ-baseline'.E80" chart:label-cell-address="'SQ-baseline'.L3:'SQ-baseline'.L3" chart:class="chart:scatter">
            <chart:domain table:cell-range-address="'SQ-baseline'.L4:'SQ-baseline'.L80"/>
            <chart:data-point chart:repeated="77"/>
          </chart:series>
          <chart:series chart:style-name="ch13" chart:values-cell-range-address="'SQ-baseline'.F4:'SQ-baseline'.F80" chart:label-cell-address="'SQ-baseline'.M3:'SQ-baseline'.M3" chart:class="chart:scatter">
            <chart:domain table:cell-range-address="'SQ-baseline'.M4:'SQ-baseline'.M80"/>
            <chart:data-point chart:repeated="7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wizeng-jit</text:p>
                <draw:g>
                  <svg:desc>'SQ-baseline'.I3:'SQ-baseline'.I3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v8-liftoff</text:p>
                <draw:g>
                  <svg:desc>'SQ-baseline'.J3:'SQ-baseline'.J3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sm-base</text:p>
                <draw:g>
                  <svg:desc>'SQ-baseline'.K3:'SQ-baseline'.K3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wasmer-base</text:p>
                <draw:g>
                  <svg:desc>'SQ-baseline'.L3:'SQ-baseline'.L3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azero</text:p>
                <draw:g>
                  <svg:desc>'SQ-baseline'.M3:'SQ-baseline'.M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7820324005891">
                <text:p>11.7820324005891</text:p>
                <draw:g>
                  <svg:desc>'SQ-baseline'.I4:'SQ-baseline'.I80</svg:desc>
                </draw:g>
              </table:table-cell>
              <table:table-cell office:value-type="float" office:value="1.136535">
                <text:p>1.136535</text:p>
                <draw:g>
                  <svg:desc>'SQ-baseline'.B4:'SQ-baseline'.B80</svg:desc>
                </draw:g>
              </table:table-cell>
              <table:table-cell office:value-type="float" office:value="14.3274686228437">
                <text:p>14.3274686228437</text:p>
                <draw:g>
                  <svg:desc>'SQ-baseline'.J4:'SQ-baseline'.J80</svg:desc>
                </draw:g>
              </table:table-cell>
              <table:table-cell office:value-type="float" office:value="0.466273">
                <text:p>0.466273</text:p>
                <draw:g>
                  <svg:desc>'SQ-baseline'.C4:'SQ-baseline'.C80</svg:desc>
                </draw:g>
              </table:table-cell>
              <table:table-cell office:value-type="float" office:value="33.1235508446505">
                <text:p>33.1235508446505</text:p>
                <draw:g>
                  <svg:desc>'SQ-baseline'.K4:'SQ-baseline'.K80</svg:desc>
                </draw:g>
              </table:table-cell>
              <table:table-cell office:value-type="float" office:value="0.460831">
                <text:p>0.460831</text:p>
                <draw:g>
                  <svg:desc>'SQ-baseline'.D4:'SQ-baseline'.D80</svg:desc>
                </draw:g>
              </table:table-cell>
              <table:table-cell office:value-type="float" office:value="12.6971228319663">
                <text:p>12.6971228319663</text:p>
                <draw:g>
                  <svg:desc>'SQ-baseline'.L4:'SQ-baseline'.L80</svg:desc>
                </draw:g>
              </table:table-cell>
              <table:table-cell office:value-type="float" office:value="0.580112">
                <text:p>0.580112</text:p>
                <draw:g>
                  <svg:desc>'SQ-baseline'.E4:'SQ-baseline'.E80</svg:desc>
                </draw:g>
              </table:table-cell>
              <table:table-cell office:value-type="float" office:value="2.82211636150182">
                <text:p>2.82211636150182</text:p>
                <draw:g>
                  <svg:desc>'SQ-baseline'.M4:'SQ-baseline'.M80</svg:desc>
                </draw:g>
              </table:table-cell>
              <table:table-cell office:value-type="float" office:value="0.523924">
                <text:p>0.523924</text:p>
                <draw:g>
                  <svg:desc>'SQ-baseline'.F4:'SQ-baseline'.F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.8076300905645">
                <text:p>11.8076300905645</text:p>
              </table:table-cell>
              <table:table-cell office:value-type="float" office:value="1.482029">
                <text:p>1.482029</text:p>
              </table:table-cell>
              <table:table-cell office:value-type="float" office:value="15.9012848238138">
                <text:p>15.9012848238138</text:p>
              </table:table-cell>
              <table:table-cell office:value-type="float" office:value="0.654011">
                <text:p>0.654011</text:p>
              </table:table-cell>
              <table:table-cell office:value-type="float" office:value="30.8052492144661">
                <text:p>30.8052492144661</text:p>
              </table:table-cell>
              <table:table-cell office:value-type="float" office:value="0.643573">
                <text:p>0.643573</text:p>
              </table:table-cell>
              <table:table-cell office:value-type="float" office:value="13.444655077374">
                <text:p>13.444655077374</text:p>
              </table:table-cell>
              <table:table-cell office:value-type="float" office:value="0.741859">
                <text:p>0.741859</text:p>
              </table:table-cell>
              <table:table-cell office:value-type="float" office:value="2.8327729164247">
                <text:p>2.8327729164247</text:p>
              </table:table-cell>
              <table:table-cell office:value-type="float" office:value="0.69533">
                <text:p>0.695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8224271442927">
                <text:p>11.8224271442927</text:p>
              </table:table-cell>
              <table:table-cell office:value-type="float" office:value="1.5669">
                <text:p>1.5669</text:p>
              </table:table-cell>
              <table:table-cell office:value-type="float" office:value="15.9152037941846">
                <text:p>15.9152037941846</text:p>
              </table:table-cell>
              <table:table-cell office:value-type="float" office:value="0.708768">
                <text:p>0.708768</text:p>
              </table:table-cell>
              <table:table-cell office:value-type="float" office:value="30.6100584652117">
                <text:p>30.6100584652117</text:p>
              </table:table-cell>
              <table:table-cell office:value-type="float" office:value="0.686366">
                <text:p>0.686366</text:p>
              </table:table-cell>
              <table:table-cell office:value-type="float" office:value="13.3194810730174">
                <text:p>13.3194810730174</text:p>
              </table:table-cell>
              <table:table-cell office:value-type="float" office:value="0.782142">
                <text:p>0.782142</text:p>
              </table:table-cell>
              <table:table-cell office:value-type="float" office:value="2.83021537939037">
                <text:p>2.83021537939037</text:p>
              </table:table-cell>
              <table:table-cell office:value-type="float" office:value="0.732737">
                <text:p>0.7327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.6635758190746">
                <text:p>11.6635758190746</text:p>
              </table:table-cell>
              <table:table-cell office:value-type="float" office:value="1.741823">
                <text:p>1.741823</text:p>
              </table:table-cell>
              <table:table-cell office:value-type="float" office:value="14.8645836430122">
                <text:p>14.8645836430122</text:p>
              </table:table-cell>
              <table:table-cell office:value-type="float" office:value="0.734798">
                <text:p>0.734798</text:p>
              </table:table-cell>
              <table:table-cell office:value-type="float" office:value="32.5383138645755">
                <text:p>32.5383138645755</text:p>
              </table:table-cell>
              <table:table-cell office:value-type="float" office:value="0.722561">
                <text:p>0.722561</text:p>
              </table:table-cell>
              <table:table-cell office:value-type="float" office:value="13.0823270843418">
                <text:p>13.0823270843418</text:p>
              </table:table-cell>
              <table:table-cell office:value-type="float" office:value="0.872194">
                <text:p>0.872194</text:p>
              </table:table-cell>
              <table:table-cell office:value-type="float" office:value="2.8753396494961">
                <text:p>2.8753396494961</text:p>
              </table:table-cell>
              <table:table-cell office:value-type="float" office:value="0.810662">
                <text:p>0.8106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.7852260406355">
                <text:p>11.7852260406355</text:p>
              </table:table-cell>
              <table:table-cell office:value-type="float" office:value="2.209749">
                <text:p>2.209749</text:p>
              </table:table-cell>
              <table:table-cell office:value-type="float" office:value="14.2071689374458">
                <text:p>14.2071689374458</text:p>
              </table:table-cell>
              <table:table-cell office:value-type="float" office:value="1.047709">
                <text:p>1.047709</text:p>
              </table:table-cell>
              <table:table-cell office:value-type="float" office:value="30.4154753938804">
                <text:p>30.4154753938804</text:p>
              </table:table-cell>
              <table:table-cell office:value-type="float" office:value="1.018972">
                <text:p>1.018972</text:p>
              </table:table-cell>
              <table:table-cell office:value-type="float" office:value="13.4580445461274">
                <text:p>13.4580445461274</text:p>
              </table:table-cell>
              <table:table-cell office:value-type="float" office:value="1.127653">
                <text:p>1.127653</text:p>
              </table:table-cell>
              <table:table-cell office:value-type="float" office:value="2.82492259712084">
                <text:p>2.82492259712084</text:p>
              </table:table-cell>
              <table:table-cell office:value-type="float" office:value="1.056672">
                <text:p>1.0566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.7692751303447">
                <text:p>11.7692751303447</text:p>
              </table:table-cell>
              <table:table-cell office:value-type="float" office:value="2.462298">
                <text:p>2.462298</text:p>
              </table:table-cell>
              <table:table-cell office:value-type="float" office:value="16.1553498441009">
                <text:p>16.1553498441009</text:p>
              </table:table-cell>
              <table:table-cell office:value-type="float" office:value="1.142044">
                <text:p>1.142044</text:p>
              </table:table-cell>
              <table:table-cell office:value-type="float" office:value="30.4720114574763">
                <text:p>30.4720114574763</text:p>
              </table:table-cell>
              <table:table-cell office:value-type="float" office:value="1.089789">
                <text:p>1.089789</text:p>
              </table:table-cell>
              <table:table-cell office:value-type="float" office:value="13.2552159274675">
                <text:p>13.2552159274675</text:p>
              </table:table-cell>
              <table:table-cell office:value-type="float" office:value="1.180038">
                <text:p>1.180038</text:p>
              </table:table-cell>
              <table:table-cell office:value-type="float" office:value="2.85881730727998">
                <text:p>2.85881730727998</text:p>
              </table:table-cell>
              <table:table-cell office:value-type="float" office:value="1.180631">
                <text:p>1.1806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.7005592867339">
                <text:p>11.7005592867339</text:p>
              </table:table-cell>
              <table:table-cell office:value-type="float" office:value="2.616118">
                <text:p>2.616118</text:p>
              </table:table-cell>
              <table:table-cell office:value-type="float" office:value="13.5532575254462">
                <text:p>13.5532575254462</text:p>
              </table:table-cell>
              <table:table-cell office:value-type="float" office:value="1.254646">
                <text:p>1.254646</text:p>
              </table:table-cell>
              <table:table-cell office:value-type="float" office:value="30.6748466257669">
                <text:p>30.6748466257669</text:p>
              </table:table-cell>
              <table:table-cell office:value-type="float" office:value="1.210748">
                <text:p>1.210748</text:p>
              </table:table-cell>
              <table:table-cell office:value-type="float" office:value="13.4215577059874">
                <text:p>13.4215577059874</text:p>
              </table:table-cell>
              <table:table-cell office:value-type="float" office:value="1.324981">
                <text:p>1.324981</text:p>
              </table:table-cell>
              <table:table-cell office:value-type="float" office:value="2.82944661683068">
                <text:p>2.82944661683068</text:p>
              </table:table-cell>
              <table:table-cell office:value-type="float" office:value="1.278957">
                <text:p>1.2789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.7012438422204">
                <text:p>11.7012438422204</text:p>
              </table:table-cell>
              <table:table-cell office:value-type="float" office:value="3.927449">
                <text:p>3.927449</text:p>
              </table:table-cell>
              <table:table-cell office:value-type="float" office:value="15.1253894787791">
                <text:p>15.1253894787791</text:p>
              </table:table-cell>
              <table:table-cell office:value-type="float" office:value="1.826189">
                <text:p>1.826189</text:p>
              </table:table-cell>
              <table:table-cell office:value-type="float" office:value="31.1516775178343">
                <text:p>31.1516775178343</text:p>
              </table:table-cell>
              <table:table-cell office:value-type="float" office:value="1.783978">
                <text:p>1.783978</text:p>
              </table:table-cell>
              <table:table-cell office:value-type="float" office:value="13.5873257425474">
                <text:p>13.5873257425474</text:p>
              </table:table-cell>
              <table:table-cell office:value-type="float" office:value="1.866956">
                <text:p>1.866956</text:p>
              </table:table-cell>
              <table:table-cell office:value-type="float" office:value="2.86052645128809">
                <text:p>2.86052645128809</text:p>
              </table:table-cell>
              <table:table-cell office:value-type="float" office:value="1.861296">
                <text:p>1.8612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.7564072419469">
                <text:p>11.7564072419469</text:p>
              </table:table-cell>
              <table:table-cell office:value-type="float" office:value="11.787472">
                <text:p>11.787472</text:p>
              </table:table-cell>
              <table:table-cell office:value-type="float" office:value="12.2776215791477">
                <text:p>12.2776215791477</text:p>
              </table:table-cell>
              <table:table-cell office:value-type="float" office:value="5.60697">
                <text:p>5.60697</text:p>
              </table:table-cell>
              <table:table-cell office:value-type="float" office:value="31.4495078152027">
                <text:p>31.4495078152027</text:p>
              </table:table-cell>
              <table:table-cell office:value-type="float" office:value="4.636915">
                <text:p>4.636915</text:p>
              </table:table-cell>
              <table:table-cell office:value-type="float" office:value="13.0296554959087">
                <text:p>13.0296554959087</text:p>
              </table:table-cell>
              <table:table-cell office:value-type="float" office:value="3.474675">
                <text:p>3.474675</text:p>
              </table:table-cell>
              <table:table-cell office:value-type="float" office:value="2.87869192239047">
                <text:p>2.87869192239047</text:p>
              </table:table-cell>
              <table:table-cell office:value-type="float" office:value="5.151437">
                <text:p>5.1514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.5324291908848">
                <text:p>11.5324291908848</text:p>
              </table:table-cell>
              <table:table-cell office:value-type="float" office:value="9.137037">
                <text:p>9.137037</text:p>
              </table:table-cell>
              <table:table-cell office:value-type="float" office:value="12.557923421783">
                <text:p>12.557923421783</text:p>
              </table:table-cell>
              <table:table-cell office:value-type="float" office:value="6.420183">
                <text:p>6.420183</text:p>
              </table:table-cell>
              <table:table-cell office:value-type="float" office:value="31.6215532506957">
                <text:p>31.6215532506957</text:p>
              </table:table-cell>
              <table:table-cell office:value-type="float" office:value="4.549342">
                <text:p>4.549342</text:p>
              </table:table-cell>
              <table:table-cell office:value-type="float" office:value="13.0560233963939">
                <text:p>13.0560233963939</text:p>
              </table:table-cell>
              <table:table-cell office:value-type="float" office:value="3.098622">
                <text:p>3.098622</text:p>
              </table:table-cell>
              <table:table-cell office:value-type="float" office:value="2.84802105257162">
                <text:p>2.84802105257162</text:p>
              </table:table-cell>
              <table:table-cell office:value-type="float" office:value="5.247225">
                <text:p>5.2472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.7475682533716">
                <text:p>11.7475682533716</text:p>
              </table:table-cell>
              <table:table-cell office:value-type="float" office:value="15.473571">
                <text:p>15.473571</text:p>
              </table:table-cell>
              <table:table-cell office:value-type="float" office:value="11.4926676780214">
                <text:p>11.4926676780214</text:p>
              </table:table-cell>
              <table:table-cell office:value-type="float" office:value="9.375197">
                <text:p>9.375197</text:p>
              </table:table-cell>
              <table:table-cell office:value-type="float" office:value="31.7168321228076">
                <text:p>31.7168321228076</text:p>
              </table:table-cell>
              <table:table-cell office:value-type="float" office:value="8.858447">
                <text:p>8.858447</text:p>
              </table:table-cell>
              <table:table-cell office:value-type="float" office:value="13.5233819273524">
                <text:p>13.5233819273524</text:p>
              </table:table-cell>
              <table:table-cell office:value-type="float" office:value="8.144806">
                <text:p>8.144806</text:p>
              </table:table-cell>
              <table:table-cell office:value-type="float" office:value="2.86931695909789">
                <text:p>2.86931695909789</text:p>
              </table:table-cell>
              <table:table-cell office:value-type="float" office:value="7.554515">
                <text:p>7.5545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793009104203">
                <text:p>11.793009104203</text:p>
              </table:table-cell>
              <table:table-cell office:value-type="float" office:value="10.914637">
                <text:p>10.914637</text:p>
              </table:table-cell>
              <table:table-cell office:value-type="float" office:value="9.49848024316109">
                <text:p>9.49848024316109</text:p>
              </table:table-cell>
              <table:table-cell office:value-type="float" office:value="8.491679">
                <text:p>8.491679</text:p>
              </table:table-cell>
              <table:table-cell office:value-type="float" office:value="31.3087038196619">
                <text:p>31.3087038196619</text:p>
              </table:table-cell>
              <table:table-cell office:value-type="float" office:value="6.400216">
                <text:p>6.400216</text:p>
              </table:table-cell>
              <table:table-cell office:value-type="float" office:value="13.1004938886196">
                <text:p>13.1004938886196</text:p>
              </table:table-cell>
              <table:table-cell office:value-type="float" office:value="4.572084">
                <text:p>4.572084</text:p>
              </table:table-cell>
              <table:table-cell office:value-type="float" office:value="2.86905352793167">
                <text:p>2.86905352793167</text:p>
              </table:table-cell>
              <table:table-cell office:value-type="float" office:value="7.292459">
                <text:p>7.2924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.7205813408345">
                <text:p>11.7205813408345</text:p>
              </table:table-cell>
              <table:table-cell office:value-type="float" office:value="10.984802">
                <text:p>10.984802</text:p>
              </table:table-cell>
              <table:table-cell office:value-type="float" office:value="9.67894925326906">
                <text:p>9.67894925326906</text:p>
              </table:table-cell>
              <table:table-cell office:value-type="float" office:value="8.385127">
                <text:p>8.385127</text:p>
              </table:table-cell>
              <table:table-cell office:value-type="float" office:value="28.8001843211796">
                <text:p>28.8001843211796</text:p>
              </table:table-cell>
              <table:table-cell office:value-type="float" office:value="6.395859">
                <text:p>6.395859</text:p>
              </table:table-cell>
              <table:table-cell office:value-type="float" office:value="13.1280112375776">
                <text:p>13.1280112375776</text:p>
              </table:table-cell>
              <table:table-cell office:value-type="float" office:value="4.584444">
                <text:p>4.584444</text:p>
              </table:table-cell>
              <table:table-cell office:value-type="float" office:value="2.87829420772074">
                <text:p>2.87829420772074</text:p>
              </table:table-cell>
              <table:table-cell office:value-type="float" office:value="7.178215">
                <text:p>7.1782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.8301194842068">
                <text:p>11.8301194842068</text:p>
              </table:table-cell>
              <table:table-cell office:value-type="float" office:value="12.023067">
                <text:p>12.023067</text:p>
              </table:table-cell>
              <table:table-cell office:value-type="float" office:value="9.05542827648034">
                <text:p>9.05542827648034</text:p>
              </table:table-cell>
              <table:table-cell office:value-type="float" office:value="8.804586">
                <text:p>8.804586</text:p>
              </table:table-cell>
              <table:table-cell office:value-type="float" office:value="29.8320455833656">
                <text:p>29.8320455833656</text:p>
              </table:table-cell>
              <table:table-cell office:value-type="float" office:value="8.774311">
                <text:p>8.774311</text:p>
              </table:table-cell>
              <table:table-cell office:value-type="float" office:value="13.3306671998934">
                <text:p>13.3306671998934</text:p>
              </table:table-cell>
              <table:table-cell office:value-type="float" office:value="6.72902">
                <text:p>6.72902</text:p>
              </table:table-cell>
              <table:table-cell office:value-type="float" office:value="2.87725072938306">
                <text:p>2.87725072938306</text:p>
              </table:table-cell>
              <table:table-cell office:value-type="float" office:value="8.479698">
                <text:p>8.4796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.8200515354247">
                <text:p>11.8200515354247</text:p>
              </table:table-cell>
              <table:table-cell office:value-type="float" office:value="17.50247">
                <text:p>17.50247</text:p>
              </table:table-cell>
              <table:table-cell office:value-type="float" office:value="9.47975125132717">
                <text:p>9.47975125132717</text:p>
              </table:table-cell>
              <table:table-cell office:value-type="float" office:value="11.53093">
                <text:p>11.53093</text:p>
              </table:table-cell>
              <table:table-cell office:value-type="float" office:value="29.2278014847723">
                <text:p>29.2278014847723</text:p>
              </table:table-cell>
              <table:table-cell office:value-type="float" office:value="10.999566">
                <text:p>10.999566</text:p>
              </table:table-cell>
              <table:table-cell office:value-type="float" office:value="13.1675971768672">
                <text:p>13.1675971768672</text:p>
              </table:table-cell>
              <table:table-cell office:value-type="float" office:value="9.188427">
                <text:p>9.188427</text:p>
              </table:table-cell>
              <table:table-cell office:value-type="float" office:value="2.85397087237328">
                <text:p>2.85397087237328</text:p>
              </table:table-cell>
              <table:table-cell office:value-type="float" office:value="9.029884">
                <text:p>9.0298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.745222630695">
                <text:p>11.745222630695</text:p>
              </table:table-cell>
              <table:table-cell office:value-type="float" office:value="21.20155">
                <text:p>21.20155</text:p>
              </table:table-cell>
              <table:table-cell office:value-type="float" office:value="10.1277104285034">
                <text:p>10.1277104285034</text:p>
              </table:table-cell>
              <table:table-cell office:value-type="float" office:value="13.701665">
                <text:p>13.701665</text:p>
              </table:table-cell>
              <table:table-cell office:value-type="float" office:value="29.6832794087091">
                <text:p>29.6832794087091</text:p>
              </table:table-cell>
              <table:table-cell office:value-type="float" office:value="11.530199">
                <text:p>11.530199</text:p>
              </table:table-cell>
              <table:table-cell office:value-type="float" office:value="13.1333560978172">
                <text:p>13.1333560978172</text:p>
              </table:table-cell>
              <table:table-cell office:value-type="float" office:value="10.078299">
                <text:p>10.078299</text:p>
              </table:table-cell>
              <table:table-cell office:value-type="float" office:value="2.8736870842134">
                <text:p>2.8736870842134</text:p>
              </table:table-cell>
              <table:table-cell office:value-type="float" office:value="9.714997">
                <text:p>9.7149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.7087792426762">
                <text:p>11.7087792426762</text:p>
              </table:table-cell>
              <table:table-cell office:value-type="float" office:value="14.808511">
                <text:p>14.808511</text:p>
              </table:table-cell>
              <table:table-cell office:value-type="float" office:value="9.85891887095661">
                <text:p>9.85891887095661</text:p>
              </table:table-cell>
              <table:table-cell office:value-type="float" office:value="10.400438">
                <text:p>10.400438</text:p>
              </table:table-cell>
              <table:table-cell office:value-type="float" office:value="29.8810733281539">
                <text:p>29.8810733281539</text:p>
              </table:table-cell>
              <table:table-cell office:value-type="float" office:value="6.943067">
                <text:p>6.943067</text:p>
              </table:table-cell>
              <table:table-cell office:value-type="float" office:value="12.6310471138057">
                <text:p>12.6310471138057</text:p>
              </table:table-cell>
              <table:table-cell office:value-type="float" office:value="4.292526">
                <text:p>4.292526</text:p>
              </table:table-cell>
              <table:table-cell office:value-type="float" office:value="2.85977384908401">
                <text:p>2.85977384908401</text:p>
              </table:table-cell>
              <table:table-cell office:value-type="float" office:value="8.077921">
                <text:p>8.0779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.6465957000769">
                <text:p>11.6465957000769</text:p>
              </table:table-cell>
              <table:table-cell office:value-type="float" office:value="18.176548">
                <text:p>18.176548</text:p>
              </table:table-cell>
              <table:table-cell office:value-type="float" office:value="9.21064750851985">
                <text:p>9.21064750851985</text:p>
              </table:table-cell>
              <table:table-cell office:value-type="float" office:value="12.744398">
                <text:p>12.744398</text:p>
              </table:table-cell>
              <table:table-cell office:value-type="float" office:value="29.9553665039092">
                <text:p>29.9553665039092</text:p>
              </table:table-cell>
              <table:table-cell office:value-type="float" office:value="10.382649">
                <text:p>10.382649</text:p>
              </table:table-cell>
              <table:table-cell office:value-type="float" office:value="12.7528247506823">
                <text:p>12.7528247506823</text:p>
              </table:table-cell>
              <table:table-cell office:value-type="float" office:value="7.586581">
                <text:p>7.586581</text:p>
              </table:table-cell>
              <table:table-cell office:value-type="float" office:value="2.83797436741551">
                <text:p>2.83797436741551</text:p>
              </table:table-cell>
              <table:table-cell office:value-type="float" office:value="10.353515">
                <text:p>10.3535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.8925861617867">
                <text:p>11.8925861617867</text:p>
              </table:table-cell>
              <table:table-cell office:value-type="float" office:value="19.156562">
                <text:p>19.156562</text:p>
              </table:table-cell>
              <table:table-cell office:value-type="float" office:value="9.89853996535511">
                <text:p>9.89853996535511</text:p>
              </table:table-cell>
              <table:table-cell office:value-type="float" office:value="13.503869">
                <text:p>13.503869</text:p>
              </table:table-cell>
              <table:table-cell office:value-type="float" office:value="35.4874197097129">
                <text:p>35.4874197097129</text:p>
              </table:table-cell>
              <table:table-cell office:value-type="float" office:value="13.970748">
                <text:p>13.970748</text:p>
              </table:table-cell>
              <table:table-cell office:value-type="float" office:value="10.7109959083996">
                <text:p>10.7109959083996</text:p>
              </table:table-cell>
              <table:table-cell office:value-type="float" office:value="12.531693">
                <text:p>12.531693</text:p>
              </table:table-cell>
              <table:table-cell office:value-type="float" office:value="2.83282908975536">
                <text:p>2.83282908975536</text:p>
              </table:table-cell>
              <table:table-cell office:value-type="float" office:value="11.281098">
                <text:p>11.2810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.1158044507681">
                <text:p>11.1158044507681</text:p>
              </table:table-cell>
              <table:table-cell office:value-type="float" office:value="13.506283">
                <text:p>13.506283</text:p>
              </table:table-cell>
              <table:table-cell office:value-type="float" office:value="10.7721475353326">
                <text:p>10.7721475353326</text:p>
              </table:table-cell>
              <table:table-cell office:value-type="float" office:value="12.617236">
                <text:p>12.617236</text:p>
              </table:table-cell>
              <table:table-cell office:value-type="float" office:value="29.773424241522">
                <text:p>29.773424241522</text:p>
              </table:table-cell>
              <table:table-cell office:value-type="float" office:value="8.549169">
                <text:p>8.549169</text:p>
              </table:table-cell>
              <table:table-cell office:value-type="float" office:value="12.466807126027">
                <text:p>12.466807126027</text:p>
              </table:table-cell>
              <table:table-cell office:value-type="float" office:value="5.041152">
                <text:p>5.041152</text:p>
              </table:table-cell>
              <table:table-cell office:value-type="float" office:value="2.84748581240194">
                <text:p>2.84748581240194</text:p>
              </table:table-cell>
              <table:table-cell office:value-type="float" office:value="9.594847">
                <text:p>9.5948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.40432908332">
                <text:p>11.40432908332</text:p>
              </table:table-cell>
              <table:table-cell office:value-type="float" office:value="12.696825">
                <text:p>12.696825</text:p>
              </table:table-cell>
              <table:table-cell office:value-type="float" office:value="9.98801438274071">
                <text:p>9.98801438274071</text:p>
              </table:table-cell>
              <table:table-cell office:value-type="float" office:value="9.201177">
                <text:p>9.201177</text:p>
              </table:table-cell>
              <table:table-cell office:value-type="float" office:value="29.6208530805687">
                <text:p>29.6208530805687</text:p>
              </table:table-cell>
              <table:table-cell office:value-type="float" office:value="8.167868">
                <text:p>8.167868</text:p>
              </table:table-cell>
              <table:table-cell office:value-type="float" office:value="12.228078112963">
                <text:p>12.228078112963</text:p>
              </table:table-cell>
              <table:table-cell office:value-type="float" office:value="5.592876">
                <text:p>5.592876</text:p>
              </table:table-cell>
              <table:table-cell office:value-type="float" office:value="2.90772903454673">
                <text:p>2.90772903454673</text:p>
              </table:table-cell>
              <table:table-cell office:value-type="float" office:value="8.187669">
                <text:p>8.1876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.0897940625243">
                <text:p>11.0897940625243</text:p>
              </table:table-cell>
              <table:table-cell office:value-type="float" office:value="26.068129">
                <text:p>26.068129</text:p>
              </table:table-cell>
              <table:table-cell office:value-type="float" office:value="9.73198123674018">
                <text:p>9.73198123674018</text:p>
              </table:table-cell>
              <table:table-cell office:value-type="float" office:value="18.408766">
                <text:p>18.408766</text:p>
              </table:table-cell>
              <table:table-cell office:value-type="float" office:value="27.5732759809193">
                <text:p>27.5732759809193</text:p>
              </table:table-cell>
              <table:table-cell office:value-type="float" office:value="16.050189">
                <text:p>16.050189</text:p>
              </table:table-cell>
              <table:table-cell office:value-type="float" office:value="12.833840270024">
                <text:p>12.833840270024</text:p>
              </table:table-cell>
              <table:table-cell office:value-type="float" office:value="13.350824">
                <text:p>13.350824</text:p>
              </table:table-cell>
              <table:table-cell office:value-type="float" office:value="2.87770612289532">
                <text:p>2.87770612289532</text:p>
              </table:table-cell>
              <table:table-cell office:value-type="float" office:value="13.176208">
                <text:p>13.1762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.5681828698348">
                <text:p>11.5681828698348</text:p>
              </table:table-cell>
              <table:table-cell office:value-type="float" office:value="24.07618">
                <text:p>24.07618</text:p>
              </table:table-cell>
              <table:table-cell office:value-type="float" office:value="9.08017797148824">
                <text:p>9.08017797148824</text:p>
              </table:table-cell>
              <table:table-cell office:value-type="float" office:value="15.900459">
                <text:p>15.900459</text:p>
              </table:table-cell>
              <table:table-cell office:value-type="float" office:value="28.9838270245203">
                <text:p>28.9838270245203</text:p>
              </table:table-cell>
              <table:table-cell office:value-type="float" office:value="16.442902">
                <text:p>16.442902</text:p>
              </table:table-cell>
              <table:table-cell office:value-type="float" office:value="12.1747811583087">
                <text:p>12.1747811583087</text:p>
              </table:table-cell>
              <table:table-cell office:value-type="float" office:value="12.978857">
                <text:p>12.978857</text:p>
              </table:table-cell>
              <table:table-cell office:value-type="float" office:value="2.88165337744184">
                <text:p>2.88165337744184</text:p>
              </table:table-cell>
              <table:table-cell office:value-type="float" office:value="11.993574">
                <text:p>11.9935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.93709816859281">
                <text:p>9.93709816859281</text:p>
              </table:table-cell>
              <table:table-cell office:value-type="float" office:value="9.207937">
                <text:p>9.207937</text:p>
              </table:table-cell>
              <table:table-cell office:value-type="float" office:value="8.42658756909802">
                <text:p>8.42658756909802</text:p>
              </table:table-cell>
              <table:table-cell office:value-type="float" office:value="7.013172">
                <text:p>7.013172</text:p>
              </table:table-cell>
              <table:table-cell office:value-type="float" office:value="28.5951216722427">
                <text:p>28.5951216722427</text:p>
              </table:table-cell>
              <table:table-cell office:value-type="float" office:value="7.170929">
                <text:p>7.170929</text:p>
              </table:table-cell>
              <table:table-cell office:value-type="float" office:value="10.5974862762553">
                <text:p>10.5974862762553</text:p>
              </table:table-cell>
              <table:table-cell office:value-type="float" office:value="5.902233">
                <text:p>5.902233</text:p>
              </table:table-cell>
              <table:table-cell office:value-type="float" office:value="2.3877460870811">
                <text:p>2.3877460870811</text:p>
              </table:table-cell>
              <table:table-cell office:value-type="float" office:value="6.988063">
                <text:p>6.9880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.3968476757847">
                <text:p>10.3968476757847</text:p>
              </table:table-cell>
              <table:table-cell office:value-type="float" office:value="25.246228">
                <text:p>25.246228</text:p>
              </table:table-cell>
              <table:table-cell office:value-type="float" office:value="8.1572056676265">
                <text:p>8.1572056676265</text:p>
              </table:table-cell>
              <table:table-cell office:value-type="float" office:value="19.825379">
                <text:p>19.825379</text:p>
              </table:table-cell>
              <table:table-cell office:value-type="float" office:value="29.1842988472202">
                <text:p>29.1842988472202</text:p>
              </table:table-cell>
              <table:table-cell office:value-type="float" office:value="18.263725">
                <text:p>18.263725</text:p>
              </table:table-cell>
              <table:table-cell office:value-type="float" office:value="12.023999903808">
                <text:p>12.023999903808</text:p>
              </table:table-cell>
              <table:table-cell office:value-type="float" office:value="12.009616">
                <text:p>12.009616</text:p>
              </table:table-cell>
              <table:table-cell office:value-type="float" office:value="2.89238867919071">
                <text:p>2.89238867919071</text:p>
              </table:table-cell>
              <table:table-cell office:value-type="float" office:value="14.195244">
                <text:p>14.1952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.5320302139192">
                <text:p>11.5320302139192</text:p>
              </table:table-cell>
              <table:table-cell office:value-type="float" office:value="25.309049">
                <text:p>25.309049</text:p>
              </table:table-cell>
              <table:table-cell office:value-type="float" office:value="10.5192291508878">
                <text:p>10.5192291508878</text:p>
              </table:table-cell>
              <table:table-cell office:value-type="float" office:value="18.784525">
                <text:p>18.784525</text:p>
              </table:table-cell>
              <table:table-cell office:value-type="float" office:value="28.7595985160047">
                <text:p>28.7595985160047</text:p>
              </table:table-cell>
              <table:table-cell office:value-type="float" office:value="16.655527">
                <text:p>16.655527</text:p>
              </table:table-cell>
              <table:table-cell office:value-type="float" office:value="12.0875135984528">
                <text:p>12.0875135984528</text:p>
              </table:table-cell>
              <table:table-cell office:value-type="float" office:value="10.661782">
                <text:p>10.661782</text:p>
              </table:table-cell>
              <table:table-cell office:value-type="float" office:value="2.93039434316676">
                <text:p>2.93039434316676</text:p>
              </table:table-cell>
              <table:table-cell office:value-type="float" office:value="12.785629">
                <text:p>12.7856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.1959515439217">
                <text:p>11.1959515439217</text:p>
              </table:table-cell>
              <table:table-cell office:value-type="float" office:value="26.279299">
                <text:p>26.279299</text:p>
              </table:table-cell>
              <table:table-cell office:value-type="float" office:value="10.8516364267732">
                <text:p>10.8516364267732</text:p>
              </table:table-cell>
              <table:table-cell office:value-type="float" office:value="18.777157">
                <text:p>18.777157</text:p>
              </table:table-cell>
              <table:table-cell office:value-type="float" office:value="28.4648885599613">
                <text:p>28.4648885599613</text:p>
              </table:table-cell>
              <table:table-cell office:value-type="float" office:value="15.795321">
                <text:p>15.795321</text:p>
              </table:table-cell>
              <table:table-cell office:value-type="float" office:value="11.8948495301534">
                <text:p>11.8948495301534</text:p>
              </table:table-cell>
              <table:table-cell office:value-type="float" office:value="9.60423">
                <text:p>9.60423</text:p>
              </table:table-cell>
              <table:table-cell office:value-type="float" office:value="2.84994471107261">
                <text:p>2.84994471107261</text:p>
              </table:table-cell>
              <table:table-cell office:value-type="float" office:value="12.597116">
                <text:p>12.5971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.7402585204926">
                <text:p>11.7402585204926</text:p>
              </table:table-cell>
              <table:table-cell office:value-type="float" office:value="26.203501">
                <text:p>26.203501</text:p>
              </table:table-cell>
              <table:table-cell office:value-type="float" office:value="9.73501294756722">
                <text:p>9.73501294756722</text:p>
              </table:table-cell>
              <table:table-cell office:value-type="float" office:value="19.467345">
                <text:p>19.467345</text:p>
              </table:table-cell>
              <table:table-cell office:value-type="float" office:value="25.9309200290426">
                <text:p>25.9309200290426</text:p>
              </table:table-cell>
              <table:table-cell office:value-type="float" office:value="19.32663">
                <text:p>19.32663</text:p>
              </table:table-cell>
              <table:table-cell office:value-type="float" office:value="12.6476614473984">
                <text:p>12.6476614473984</text:p>
              </table:table-cell>
              <table:table-cell office:value-type="float" office:value="12.692484">
                <text:p>12.692484</text:p>
              </table:table-cell>
              <table:table-cell office:value-type="float" office:value="2.97650052832884">
                <text:p>2.97650052832884</text:p>
              </table:table-cell>
              <table:table-cell office:value-type="float" office:value="13.164099">
                <text:p>13.1640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.1312710798446">
                <text:p>11.1312710798446</text:p>
              </table:table-cell>
              <table:table-cell office:value-type="float" office:value="30.343014">
                <text:p>30.343014</text:p>
              </table:table-cell>
              <table:table-cell office:value-type="float" office:value="8.68108305192156">
                <text:p>8.68108305192156</text:p>
              </table:table-cell>
              <table:table-cell office:value-type="float" office:value="30.091115">
                <text:p>30.091115</text:p>
              </table:table-cell>
              <table:table-cell office:value-type="float" office:value="30.0760925140606">
                <text:p>30.0760925140606</text:p>
              </table:table-cell>
              <table:table-cell office:value-type="float" office:value="20.889221">
                <text:p>20.889221</text:p>
              </table:table-cell>
              <table:table-cell office:value-type="float" office:value="8.8787868025713">
                <text:p>8.8787868025713</text:p>
              </table:table-cell>
              <table:table-cell office:value-type="float" office:value="19.802307">
                <text:p>19.802307</text:p>
              </table:table-cell>
              <table:table-cell office:value-type="float" office:value="2.46332114810472">
                <text:p>2.46332114810472</text:p>
              </table:table-cell>
              <table:table-cell office:value-type="float" office:value="14.851417">
                <text:p>14.8514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.4526131701083">
                <text:p>13.4526131701083</text:p>
              </table:table-cell>
              <table:table-cell office:value-type="float" office:value="8.657426">
                <text:p>8.657426</text:p>
              </table:table-cell>
              <table:table-cell office:value-type="float" office:value="9.23804596851674">
                <text:p>9.23804596851674</text:p>
              </table:table-cell>
              <table:table-cell office:value-type="float" office:value="10.026916">
                <text:p>10.026916</text:p>
              </table:table-cell>
              <table:table-cell office:value-type="float" office:value="34.3100253894188">
                <text:p>34.3100253894188</text:p>
              </table:table-cell>
              <table:table-cell office:value-type="float" office:value="8.338235">
                <text:p>8.338235</text:p>
              </table:table-cell>
              <table:table-cell office:value-type="float" office:value="7.77695687677412">
                <text:p>7.77695687677412</text:p>
              </table:table-cell>
              <table:table-cell office:value-type="float" office:value="7.926906">
                <text:p>7.926906</text:p>
              </table:table-cell>
              <table:table-cell office:value-type="float" office:value="2.69199293621054">
                <text:p>2.69199293621054</text:p>
              </table:table-cell>
              <table:table-cell office:value-type="float" office:value="7.561149">
                <text:p>7.5611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.3452199911031">
                <text:p>10.3452199911031</text:p>
              </table:table-cell>
              <table:table-cell office:value-type="float" office:value="34.805597">
                <text:p>34.805597</text:p>
              </table:table-cell>
              <table:table-cell office:value-type="float" office:value="12.1814549529796">
                <text:p>12.1814549529796</text:p>
              </table:table-cell>
              <table:table-cell office:value-type="float" office:value="33.054772">
                <text:p>33.054772</text:p>
              </table:table-cell>
              <table:table-cell office:value-type="float" office:value="27.0438380614977">
                <text:p>27.0438380614977</text:p>
              </table:table-cell>
              <table:table-cell office:value-type="float" office:value="31.127146">
                <text:p>31.127146</text:p>
              </table:table-cell>
              <table:table-cell office:value-type="float" office:value="12.2309197651663">
                <text:p>12.2309197651663</text:p>
              </table:table-cell>
              <table:table-cell office:value-type="float" office:value="25.610843">
                <text:p>25.610843</text:p>
              </table:table-cell>
              <table:table-cell office:value-type="float" office:value="2.15533499294128">
                <text:p>2.15533499294128</text:p>
              </table:table-cell>
              <table:table-cell office:value-type="float" office:value="17.805955">
                <text:p>17.8059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.20801834237254">
                <text:p>9.20801834237254</text:p>
              </table:table-cell>
              <table:table-cell office:value-type="float" office:value="13.915702">
                <text:p>13.915702</text:p>
              </table:table-cell>
              <table:table-cell office:value-type="float" office:value="11.8249435358946">
                <text:p>11.8249435358946</text:p>
              </table:table-cell>
              <table:table-cell office:value-type="float" office:value="16.174591">
                <text:p>16.174591</text:p>
              </table:table-cell>
              <table:table-cell office:value-type="float" office:value="23.3590282644242">
                <text:p>23.3590282644242</text:p>
              </table:table-cell>
              <table:table-cell office:value-type="float" office:value="10.965154">
                <text:p>10.965154</text:p>
              </table:table-cell>
              <table:table-cell office:value-type="float" office:value="13.4515274209386">
                <text:p>13.4515274209386</text:p>
              </table:table-cell>
              <table:table-cell office:value-type="float" office:value="6.060058">
                <text:p>6.060058</text:p>
              </table:table-cell>
              <table:table-cell office:value-type="float" office:value="2.90846479594211">
                <text:p>2.90846479594211</text:p>
              </table:table-cell>
              <table:table-cell office:value-type="float" office:value="12.05118">
                <text:p>12.051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.2095649732">
                <text:p>12.2095649732</text:p>
              </table:table-cell>
              <table:table-cell office:value-type="float" office:value="10.388663">
                <text:p>10.388663</text:p>
              </table:table-cell>
              <table:table-cell office:value-type="float" office:value="10.0308951570838">
                <text:p>10.0308951570838</text:p>
              </table:table-cell>
              <table:table-cell office:value-type="float" office:value="10.273467">
                <text:p>10.273467</text:p>
              </table:table-cell>
              <table:table-cell office:value-type="float" office:value="21.5322337539296">
                <text:p>21.5322337539296</text:p>
              </table:table-cell>
              <table:table-cell office:value-type="float" office:value="9.917818">
                <text:p>9.917818</text:p>
              </table:table-cell>
              <table:table-cell office:value-type="float" office:value="7.2188614411735">
                <text:p>7.2188614411735</text:p>
              </table:table-cell>
              <table:table-cell office:value-type="float" office:value="8.866545">
                <text:p>8.866545</text:p>
              </table:table-cell>
              <table:table-cell office:value-type="float" office:value="2.21926320461607">
                <text:p>2.21926320461607</text:p>
              </table:table-cell>
              <table:table-cell office:value-type="float" office:value="10.258656">
                <text:p>10.2586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.2158292715701">
                <text:p>12.2158292715701</text:p>
              </table:table-cell>
              <table:table-cell office:value-type="float" office:value="11.565652">
                <text:p>11.565652</text:p>
              </table:table-cell>
              <table:table-cell office:value-type="float" office:value="10.3829221696154">
                <text:p>10.3829221696154</text:p>
              </table:table-cell>
              <table:table-cell office:value-type="float" office:value="7.515593">
                <text:p>7.515593</text:p>
              </table:table-cell>
              <table:table-cell office:value-type="float" office:value="28.9703922591112">
                <text:p>28.9703922591112</text:p>
              </table:table-cell>
              <table:table-cell office:value-type="float" office:value="13.872502">
                <text:p>13.872502</text:p>
              </table:table-cell>
              <table:table-cell office:value-type="float" office:value="10.3979287325965">
                <text:p>10.3979287325965</text:p>
              </table:table-cell>
              <table:table-cell office:value-type="float" office:value="10.938902">
                <text:p>10.938902</text:p>
              </table:table-cell>
              <table:table-cell office:value-type="float" office:value="3.2534079448222">
                <text:p>3.2534079448222</text:p>
              </table:table-cell>
              <table:table-cell office:value-type="float" office:value="8.022823">
                <text:p>8.0228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.91070397354661">
                <text:p>7.91070397354661</text:p>
              </table:table-cell>
              <table:table-cell office:value-type="float" office:value="10.283192">
                <text:p>10.283192</text:p>
              </table:table-cell>
              <table:table-cell office:value-type="float" office:value="11.5754138210441">
                <text:p>11.5754138210441</text:p>
              </table:table-cell>
              <table:table-cell office:value-type="float" office:value="9.624197">
                <text:p>9.624197</text:p>
              </table:table-cell>
              <table:table-cell office:value-type="float" office:value="26.7751954589268">
                <text:p>26.7751954589268</text:p>
              </table:table-cell>
              <table:table-cell office:value-type="float" office:value="9.902852">
                <text:p>9.902852</text:p>
              </table:table-cell>
              <table:table-cell office:value-type="float" office:value="13.0435916834059">
                <text:p>13.0435916834059</text:p>
              </table:table-cell>
              <table:table-cell office:value-type="float" office:value="6.700496">
                <text:p>6.700496</text:p>
              </table:table-cell>
              <table:table-cell office:value-type="float" office:value="2.77816363383803">
                <text:p>2.77816363383803</text:p>
              </table:table-cell>
              <table:table-cell office:value-type="float" office:value="7.75324">
                <text:p>7.753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.32653333111293">
                <text:p>8.32653333111293</text:p>
              </table:table-cell>
              <table:table-cell office:value-type="float" office:value="10.901632">
                <text:p>10.901632</text:p>
              </table:table-cell>
              <table:table-cell office:value-type="float" office:value="11.2291418689784">
                <text:p>11.2291418689784</text:p>
              </table:table-cell>
              <table:table-cell office:value-type="float" office:value="14.8425">
                <text:p>14.8425</text:p>
              </table:table-cell>
              <table:table-cell office:value-type="float" office:value="30.6053743037277">
                <text:p>30.6053743037277</text:p>
              </table:table-cell>
              <table:table-cell office:value-type="float" office:value="18.94493">
                <text:p>18.94493</text:p>
              </table:table-cell>
              <table:table-cell office:value-type="float" office:value="14.127885620638">
                <text:p>14.127885620638</text:p>
              </table:table-cell>
              <table:table-cell office:value-type="float" office:value="12.067176">
                <text:p>12.067176</text:p>
              </table:table-cell>
              <table:table-cell office:value-type="float" office:value="2.54786157977609">
                <text:p>2.54786157977609</text:p>
              </table:table-cell>
              <table:table-cell office:value-type="float" office:value="9.275828">
                <text:p>9.2758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.9566257852229">
                <text:p>14.9566257852229</text:p>
              </table:table-cell>
              <table:table-cell office:value-type="float" office:value="19.075528">
                <text:p>19.075528</text:p>
              </table:table-cell>
              <table:table-cell office:value-type="float" office:value="12.5317994410817">
                <text:p>12.5317994410817</text:p>
              </table:table-cell>
              <table:table-cell office:value-type="float" office:value="13.415789">
                <text:p>13.415789</text:p>
              </table:table-cell>
              <table:table-cell office:value-type="float" office:value="31.7732659740095">
                <text:p>31.7732659740095</text:p>
              </table:table-cell>
              <table:table-cell office:value-type="float" office:value="10.030424">
                <text:p>10.030424</text:p>
              </table:table-cell>
              <table:table-cell office:value-type="float" office:value="6.37934114164689">
                <text:p>6.37934114164689</text:p>
              </table:table-cell>
              <table:table-cell office:value-type="float" office:value="5.127042">
                <text:p>5.127042</text:p>
              </table:table-cell>
              <table:table-cell office:value-type="float" office:value="1.83679017243786">
                <text:p>1.83679017243786</text:p>
              </table:table-cell>
              <table:table-cell office:value-type="float" office:value="12.357282">
                <text:p>12.35728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.1242983062355">
                <text:p>12.1242983062355</text:p>
              </table:table-cell>
              <table:table-cell office:value-type="float" office:value="7.23763">
                <text:p>7.23763</text:p>
              </table:table-cell>
              <table:table-cell office:value-type="float" office:value="12.363690314285">
                <text:p>12.363690314285</text:p>
              </table:table-cell>
              <table:table-cell office:value-type="float" office:value="15.230512">
                <text:p>15.230512</text:p>
              </table:table-cell>
              <table:table-cell office:value-type="float" office:value="28.5241599634891">
                <text:p>28.5241599634891</text:p>
              </table:table-cell>
              <table:table-cell office:value-type="float" office:value="16.341757">
                <text:p>16.341757</text:p>
              </table:table-cell>
              <table:table-cell office:value-type="float" office:value="9.57221759565038">
                <text:p>9.57221759565038</text:p>
              </table:table-cell>
              <table:table-cell office:value-type="float" office:value="11.015236">
                <text:p>11.015236</text:p>
              </table:table-cell>
              <table:table-cell office:value-type="float" office:value="2.564017096866">
                <text:p>2.564017096866</text:p>
              </table:table-cell>
              <table:table-cell office:value-type="float" office:value="10.027677">
                <text:p>10.02767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.5235464351486">
                <text:p>10.5235464351486</text:p>
              </table:table-cell>
              <table:table-cell office:value-type="float" office:value="11.802919">
                <text:p>11.802919</text:p>
              </table:table-cell>
              <table:table-cell office:value-type="float" office:value="9.66912262381312">
                <text:p>9.66912262381312</text:p>
              </table:table-cell>
              <table:table-cell office:value-type="float" office:value="12.057097">
                <text:p>12.057097</text:p>
              </table:table-cell>
              <table:table-cell office:value-type="float" office:value="29.8018179108926">
                <text:p>29.8018179108926</text:p>
              </table:table-cell>
              <table:table-cell office:value-type="float" office:value="12.472975">
                <text:p>12.472975</text:p>
              </table:table-cell>
              <table:table-cell office:value-type="float" office:value="11.1671952472417">
                <text:p>11.1671952472417</text:p>
              </table:table-cell>
              <table:table-cell office:value-type="float" office:value="6.97292">
                <text:p>6.97292</text:p>
              </table:table-cell>
              <table:table-cell office:value-type="float" office:value="3.55823767604381">
                <text:p>3.55823767604381</text:p>
              </table:table-cell>
              <table:table-cell office:value-type="float" office:value="12.052194">
                <text:p>12.0521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.112245929821">
                <text:p>10.112245929821</text:p>
              </table:table-cell>
              <table:table-cell office:value-type="float" office:value="17.857174">
                <text:p>17.857174</text:p>
              </table:table-cell>
              <table:table-cell office:value-type="float" office:value="13.8329805923282">
                <text:p>13.8329805923282</text:p>
              </table:table-cell>
              <table:table-cell office:value-type="float" office:value="16.040434">
                <text:p>16.040434</text:p>
              </table:table-cell>
              <table:table-cell office:value-type="float" office:value="31.9203268641471">
                <text:p>31.9203268641471</text:p>
              </table:table-cell>
              <table:table-cell office:value-type="float" office:value="19.410762">
                <text:p>19.410762</text:p>
              </table:table-cell>
              <table:table-cell office:value-type="float" office:value="7.02232396789394">
                <text:p>7.02232396789394</text:p>
              </table:table-cell>
              <table:table-cell office:value-type="float" office:value="12.081187">
                <text:p>12.081187</text:p>
              </table:table-cell>
              <table:table-cell office:value-type="float" office:value="2.34870245932635">
                <text:p>2.34870245932635</text:p>
              </table:table-cell>
              <table:table-cell office:value-type="float" office:value="13.41607">
                <text:p>13.416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.45251058681186">
                <text:p>9.45251058681186</text:p>
              </table:table-cell>
              <table:table-cell office:value-type="float" office:value="0.875915">
                <text:p>0.875915</text:p>
              </table:table-cell>
              <table:table-cell office:value-type="float" office:value="10.91202723642">
                <text:p>10.91202723642</text:p>
              </table:table-cell>
              <table:table-cell office:value-type="float" office:value="0.436484">
                <text:p>0.436484</text:p>
              </table:table-cell>
              <table:table-cell office:value-type="float" office:value="26.3824398480371">
                <text:p>26.3824398480371</text:p>
              </table:table-cell>
              <table:table-cell office:value-type="float" office:value="0.438083">
                <text:p>0.438083</text:p>
              </table:table-cell>
              <table:table-cell office:value-type="float" office:value="10.2652541676932">
                <text:p>10.2652541676932</text:p>
              </table:table-cell>
              <table:table-cell office:value-type="float" office:value="0.524194">
                <text:p>0.524194</text:p>
              </table:table-cell>
              <table:table-cell office:value-type="float" office:value="2.8720529147029">
                <text:p>2.8720529147029</text:p>
              </table:table-cell>
              <table:table-cell office:value-type="float" office:value="0.434185">
                <text:p>0.43418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.64450359739984">
                <text:p>9.64450359739984</text:p>
              </table:table-cell>
              <table:table-cell office:value-type="float" office:value="1.188223">
                <text:p>1.188223</text:p>
              </table:table-cell>
              <table:table-cell office:value-type="float" office:value="10.855759523215">
                <text:p>10.855759523215</text:p>
              </table:table-cell>
              <table:table-cell office:value-type="float" office:value="0.625302">
                <text:p>0.625302</text:p>
              </table:table-cell>
              <table:table-cell office:value-type="float" office:value="25.3910217347146">
                <text:p>25.3910217347146</text:p>
              </table:table-cell>
              <table:table-cell office:value-type="float" office:value="0.606812">
                <text:p>0.606812</text:p>
              </table:table-cell>
              <table:table-cell office:value-type="float" office:value="10.4798734031293">
                <text:p>10.4798734031293</text:p>
              </table:table-cell>
              <table:table-cell office:value-type="float" office:value="0.701598">
                <text:p>0.701598</text:p>
              </table:table-cell>
              <table:table-cell office:value-type="float" office:value="2.88918808036566">
                <text:p>2.88918808036566</text:p>
              </table:table-cell>
              <table:table-cell office:value-type="float" office:value="0.593325">
                <text:p>0.5933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.37488281396483">
                <text:p>9.37488281396483</text:p>
              </table:table-cell>
              <table:table-cell office:value-type="float" office:value="2.396275">
                <text:p>2.396275</text:p>
              </table:table-cell>
              <table:table-cell office:value-type="float" office:value="11.0950848773993">
                <text:p>11.0950848773993</text:p>
              </table:table-cell>
              <table:table-cell office:value-type="float" office:value="0.893435">
                <text:p>0.893435</text:p>
              </table:table-cell>
              <table:table-cell office:value-type="float" office:value="27.6479858442312">
                <text:p>27.6479858442312</text:p>
              </table:table-cell>
              <table:table-cell office:value-type="float" office:value="1.170223">
                <text:p>1.170223</text:p>
              </table:table-cell>
              <table:table-cell office:value-type="float" office:value="10.0811532839357">
                <text:p>10.0811532839357</text:p>
              </table:table-cell>
              <table:table-cell office:value-type="float" office:value="1.351268">
                <text:p>1.351268</text:p>
              </table:table-cell>
              <table:table-cell office:value-type="float" office:value="2.78508863544582">
                <text:p>2.78508863544582</text:p>
              </table:table-cell>
              <table:table-cell office:value-type="float" office:value="1.125799">
                <text:p>1.1257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.2329008227252">
                <text:p>10.2329008227252</text:p>
              </table:table-cell>
              <table:table-cell office:value-type="float" office:value="1.136828">
                <text:p>1.136828</text:p>
              </table:table-cell>
              <table:table-cell office:value-type="float" office:value="11.4982177762447">
                <text:p>11.4982177762447</text:p>
              </table:table-cell>
              <table:table-cell office:value-type="float" office:value="0.581117">
                <text:p>0.581117</text:p>
              </table:table-cell>
              <table:table-cell office:value-type="float" office:value="26.0362424494897">
                <text:p>26.0362424494897</text:p>
              </table:table-cell>
              <table:table-cell office:value-type="float" office:value="0.585256">
                <text:p>0.585256</text:p>
              </table:table-cell>
              <table:table-cell office:value-type="float" office:value="11.1766809728183">
                <text:p>11.1766809728183</text:p>
              </table:table-cell>
              <table:table-cell office:value-type="float" office:value="0.678306">
                <text:p>0.678306</text:p>
              </table:table-cell>
              <table:table-cell office:value-type="float" office:value="2.96565182061365">
                <text:p>2.96565182061365</text:p>
              </table:table-cell>
              <table:table-cell office:value-type="float" office:value="0.557462">
                <text:p>0.55746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.45229944806485">
                <text:p>8.45229944806485</text:p>
              </table:table-cell>
              <table:table-cell office:value-type="float" office:value="1.990111">
                <text:p>1.990111</text:p>
              </table:table-cell>
              <table:table-cell office:value-type="float" office:value="10.3725831881172">
                <text:p>10.3725831881172</text:p>
              </table:table-cell>
              <table:table-cell office:value-type="float" office:value="0.847021">
                <text:p>0.847021</text:p>
              </table:table-cell>
              <table:table-cell office:value-type="float" office:value="27.4906531779195">
                <text:p>27.4906531779195</text:p>
              </table:table-cell>
              <table:table-cell office:value-type="float" office:value="1.02985">
                <text:p>1.02985</text:p>
              </table:table-cell>
              <table:table-cell office:value-type="float" office:value="10.2302836857666">
                <text:p>10.2302836857666</text:p>
              </table:table-cell>
              <table:table-cell office:value-type="float" office:value="1.164884">
                <text:p>1.164884</text:p>
              </table:table-cell>
              <table:table-cell office:value-type="float" office:value="2.82550527098008">
                <text:p>2.82550527098008</text:p>
              </table:table-cell>
              <table:table-cell office:value-type="float" office:value="1.001174">
                <text:p>1.00117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.1977340634911">
                <text:p>10.1977340634911</text:p>
              </table:table-cell>
              <table:table-cell office:value-type="float" office:value="2.158072">
                <text:p>2.158072</text:p>
              </table:table-cell>
              <table:table-cell office:value-type="float" office:value="11.3014782333529">
                <text:p>11.3014782333529</text:p>
              </table:table-cell>
              <table:table-cell office:value-type="float" office:value="1.034623">
                <text:p>1.034623</text:p>
              </table:table-cell>
              <table:table-cell office:value-type="float" office:value="26.0220146243722">
                <text:p>26.0220146243722</text:p>
              </table:table-cell>
              <table:table-cell office:value-type="float" office:value="1.100578">
                <text:p>1.100578</text:p>
              </table:table-cell>
              <table:table-cell office:value-type="float" office:value="11.8597231940607">
                <text:p>11.8597231940607</text:p>
              </table:table-cell>
              <table:table-cell office:value-type="float" office:value="1.248204">
                <text:p>1.248204</text:p>
              </table:table-cell>
              <table:table-cell office:value-type="float" office:value="3.02895376907862">
                <text:p>3.02895376907862</text:p>
              </table:table-cell>
              <table:table-cell office:value-type="float" office:value="1.02284">
                <text:p>1.022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.79796594227038">
                <text:p>9.79796594227038</text:p>
              </table:table-cell>
              <table:table-cell office:value-type="float" office:value="1.730605">
                <text:p>1.730605</text:p>
              </table:table-cell>
              <table:table-cell office:value-type="float" office:value="13.1528758763104">
                <text:p>13.1528758763104</text:p>
              </table:table-cell>
              <table:table-cell office:value-type="float" office:value="0.858517">
                <text:p>0.858517</text:p>
              </table:table-cell>
              <table:table-cell office:value-type="float" office:value="25.2086011747208">
                <text:p>25.2086011747208</text:p>
              </table:table-cell>
              <table:table-cell office:value-type="float" office:value="0.934174">
                <text:p>0.934174</text:p>
              </table:table-cell>
              <table:table-cell office:value-type="float" office:value="11.6342652379789">
                <text:p>11.6342652379789</text:p>
              </table:table-cell>
              <table:table-cell office:value-type="float" office:value="1.043659">
                <text:p>1.043659</text:p>
              </table:table-cell>
              <table:table-cell office:value-type="float" office:value="3.0183485407794">
                <text:p>3.0183485407794</text:p>
              </table:table-cell>
              <table:table-cell office:value-type="float" office:value="0.859026">
                <text:p>0.8590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.0802387000524">
                <text:p>10.0802387000524</text:p>
              </table:table-cell>
              <table:table-cell office:value-type="float" office:value="2.894162">
                <text:p>2.894162</text:p>
              </table:table-cell>
              <table:table-cell office:value-type="float" office:value="12.1129899704443">
                <text:p>12.1129899704443</text:p>
              </table:table-cell>
              <table:table-cell office:value-type="float" office:value="1.325177">
                <text:p>1.325177</text:p>
              </table:table-cell>
              <table:table-cell office:value-type="float" office:value="27.6671093404161">
                <text:p>27.6671093404161</text:p>
              </table:table-cell>
              <table:table-cell office:value-type="float" office:value="1.489095">
                <text:p>1.489095</text:p>
              </table:table-cell>
              <table:table-cell office:value-type="float" office:value="11.5987751693421">
                <text:p>11.5987751693421</text:p>
              </table:table-cell>
              <table:table-cell office:value-type="float" office:value="1.656422">
                <text:p>1.656422</text:p>
              </table:table-cell>
              <table:table-cell office:value-type="float" office:value="3.04411223032971">
                <text:p>3.04411223032971</text:p>
              </table:table-cell>
              <table:table-cell office:value-type="float" office:value="1.367344">
                <text:p>1.3673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.8370976627056">
                <text:p>9.8370976627056</text:p>
              </table:table-cell>
              <table:table-cell office:value-type="float" office:value="2.246347">
                <text:p>2.246347</text:p>
              </table:table-cell>
              <table:table-cell office:value-type="float" office:value="11.316057485572">
                <text:p>11.316057485572</text:p>
              </table:table-cell>
              <table:table-cell office:value-type="float" office:value="1.095511">
                <text:p>1.095511</text:p>
              </table:table-cell>
              <table:table-cell office:value-type="float" office:value="25.5898459491274">
                <text:p>25.5898459491274</text:p>
              </table:table-cell>
              <table:table-cell office:value-type="float" office:value="1.211614">
                <text:p>1.211614</text:p>
              </table:table-cell>
              <table:table-cell office:value-type="float" office:value="11.9591475519625">
                <text:p>11.9591475519625</text:p>
              </table:table-cell>
              <table:table-cell office:value-type="float" office:value="1.381958">
                <text:p>1.381958</text:p>
              </table:table-cell>
              <table:table-cell office:value-type="float" office:value="3.01452700564018">
                <text:p>3.01452700564018</text:p>
              </table:table-cell>
              <table:table-cell office:value-type="float" office:value="1.130345">
                <text:p>1.1303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.3259915533389">
                <text:p>10.3259915533389</text:p>
              </table:table-cell>
              <table:table-cell office:value-type="float" office:value="3.673654">
                <text:p>3.673654</text:p>
              </table:table-cell>
              <table:table-cell office:value-type="float" office:value="11.0353351431283">
                <text:p>11.0353351431283</text:p>
              </table:table-cell>
              <table:table-cell office:value-type="float" office:value="1.611077">
                <text:p>1.611077</text:p>
              </table:table-cell>
              <table:table-cell office:value-type="float" office:value="26.9578110257447">
                <text:p>26.9578110257447</text:p>
              </table:table-cell>
              <table:table-cell office:value-type="float" office:value="1.919746">
                <text:p>1.919746</text:p>
              </table:table-cell>
              <table:table-cell office:value-type="float" office:value="11.8125118125118">
                <text:p>11.8125118125118</text:p>
              </table:table-cell>
              <table:table-cell office:value-type="float" office:value="2.101734">
                <text:p>2.101734</text:p>
              </table:table-cell>
              <table:table-cell office:value-type="float" office:value="3.04714543415728">
                <text:p>3.04714543415728</text:p>
              </table:table-cell>
              <table:table-cell office:value-type="float" office:value="1.751023">
                <text:p>1.7510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.9851480797961">
                <text:p>10.9851480797961</text:p>
              </table:table-cell>
              <table:table-cell office:value-type="float" office:value="3.650659">
                <text:p>3.650659</text:p>
              </table:table-cell>
              <table:table-cell office:value-type="float" office:value="12.0640359025708">
                <text:p>12.0640359025708</text:p>
              </table:table-cell>
              <table:table-cell office:value-type="float" office:value="1.625464">
                <text:p>1.625464</text:p>
              </table:table-cell>
              <table:table-cell office:value-type="float" office:value="30.3637578186676">
                <text:p>30.3637578186676</text:p>
              </table:table-cell>
              <table:table-cell office:value-type="float" office:value="1.96702">
                <text:p>1.96702</text:p>
              </table:table-cell>
              <table:table-cell office:value-type="float" office:value="13.5316166222379">
                <text:p>13.5316166222379</text:p>
              </table:table-cell>
              <table:table-cell office:value-type="float" office:value="2.150951">
                <text:p>2.150951</text:p>
              </table:table-cell>
              <table:table-cell office:value-type="float" office:value="3.26003683841627">
                <text:p>3.26003683841627</text:p>
              </table:table-cell>
              <table:table-cell office:value-type="float" office:value="1.722209">
                <text:p>1.72220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.29031299064465">
                <text:p>9.29031299064465</text:p>
              </table:table-cell>
              <table:table-cell office:value-type="float" office:value="5.986498">
                <text:p>5.986498</text:p>
              </table:table-cell>
              <table:table-cell office:value-type="float" office:value="13.3491743535662">
                <text:p>13.3491743535662</text:p>
              </table:table-cell>
              <table:table-cell office:value-type="float" office:value="2.261771">
                <text:p>2.261771</text:p>
              </table:table-cell>
              <table:table-cell office:value-type="float" office:value="24.955080854462">
                <text:p>24.955080854462</text:p>
              </table:table-cell>
              <table:table-cell office:value-type="float" office:value="3.606471">
                <text:p>3.606471</text:p>
              </table:table-cell>
              <table:table-cell office:value-type="float" office:value="10.3739820530111">
                <text:p>10.3739820530111</text:p>
              </table:table-cell>
              <table:table-cell office:value-type="float" office:value="3.819471">
                <text:p>3.819471</text:p>
              </table:table-cell>
              <table:table-cell office:value-type="float" office:value="2.78992947058298">
                <text:p>2.78992947058298</text:p>
              </table:table-cell>
              <table:table-cell office:value-type="float" office:value="3.29032">
                <text:p>3.2903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.1218672820762">
                <text:p>10.1218672820762</text:p>
              </table:table-cell>
              <table:table-cell office:value-type="float" office:value="6.178935">
                <text:p>6.178935</text:p>
              </table:table-cell>
              <table:table-cell office:value-type="float" office:value="11.4069308511852">
                <text:p>11.4069308511852</text:p>
              </table:table-cell>
              <table:table-cell office:value-type="float" office:value="2.662724">
                <text:p>2.662724</text:p>
              </table:table-cell>
              <table:table-cell office:value-type="float" office:value="27.0014850816795">
                <text:p>27.0014850816795</text:p>
              </table:table-cell>
              <table:table-cell office:value-type="float" office:value="3.794354">
                <text:p>3.794354</text:p>
              </table:table-cell>
              <table:table-cell office:value-type="float" office:value="12.9669731194647">
                <text:p>12.9669731194647</text:p>
              </table:table-cell>
              <table:table-cell office:value-type="float" office:value="3.82396">
                <text:p>3.82396</text:p>
              </table:table-cell>
              <table:table-cell office:value-type="float" office:value="2.98473605979023">
                <text:p>2.98473605979023</text:p>
              </table:table-cell>
              <table:table-cell office:value-type="float" office:value="2.986639">
                <text:p>2.9866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.079350306898">
                <text:p>11.079350306898</text:p>
              </table:table-cell>
              <table:table-cell office:value-type="float" office:value="14.86893">
                <text:p>14.86893</text:p>
              </table:table-cell>
              <table:table-cell office:value-type="float" office:value="12.8703441530027">
                <text:p>12.8703441530027</text:p>
              </table:table-cell>
              <table:table-cell office:value-type="float" office:value="4.381494">
                <text:p>4.381494</text:p>
              </table:table-cell>
              <table:table-cell office:value-type="float" office:value="30.7862816329044">
                <text:p>30.7862816329044</text:p>
              </table:table-cell>
              <table:table-cell office:value-type="float" office:value="9.061909">
                <text:p>9.061909</text:p>
              </table:table-cell>
              <table:table-cell office:value-type="float" office:value="14.4360554921973">
                <text:p>14.4360554921973</text:p>
              </table:table-cell>
              <table:table-cell office:value-type="float" office:value="7.343971">
                <text:p>7.343971</text:p>
              </table:table-cell>
              <table:table-cell office:value-type="float" office:value="3.26316442106568">
                <text:p>3.26316442106568</text:p>
              </table:table-cell>
              <table:table-cell office:value-type="float" office:value="5.866579">
                <text:p>5.86657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.5702658421859">
                <text:p>10.5702658421859</text:p>
              </table:table-cell>
              <table:table-cell office:value-type="float" office:value="11.302374">
                <text:p>11.302374</text:p>
              </table:table-cell>
              <table:table-cell office:value-type="float" office:value="12.806884981366">
                <text:p>12.806884981366</text:p>
              </table:table-cell>
              <table:table-cell office:value-type="float" office:value="4.857586">
                <text:p>4.857586</text:p>
              </table:table-cell>
              <table:table-cell office:value-type="float" office:value="30.8794466403162">
                <text:p>30.8794466403162</text:p>
              </table:table-cell>
              <table:table-cell office:value-type="float" office:value="8.249761">
                <text:p>8.249761</text:p>
              </table:table-cell>
              <table:table-cell office:value-type="float" office:value="13.9427232927135">
                <text:p>13.9427232927135</text:p>
              </table:table-cell>
              <table:table-cell office:value-type="float" office:value="7.604053">
                <text:p>7.604053</text:p>
              </table:table-cell>
              <table:table-cell office:value-type="float" office:value="3.31848862753947">
                <text:p>3.31848862753947</text:p>
              </table:table-cell>
              <table:table-cell office:value-type="float" office:value="6.423749">
                <text:p>6.4237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.5375188358149">
                <text:p>10.5375188358149</text:p>
              </table:table-cell>
              <table:table-cell office:value-type="float" office:value="11.267729">
                <text:p>11.267729</text:p>
              </table:table-cell>
              <table:table-cell office:value-type="float" office:value="12.2940742562085">
                <text:p>12.2940742562085</text:p>
              </table:table-cell>
              <table:table-cell office:value-type="float" office:value="4.094091">
                <text:p>4.094091</text:p>
              </table:table-cell>
              <table:table-cell office:value-type="float" office:value="27.5550411947866">
                <text:p>27.5550411947866</text:p>
              </table:table-cell>
              <table:table-cell office:value-type="float" office:value="9.355832">
                <text:p>9.355832</text:p>
              </table:table-cell>
              <table:table-cell office:value-type="float" office:value="13.8117731554377">
                <text:p>13.8117731554377</text:p>
              </table:table-cell>
              <table:table-cell office:value-type="float" office:value="8.556108">
                <text:p>8.556108</text:p>
              </table:table-cell>
              <table:table-cell office:value-type="float" office:value="3.26940555668168">
                <text:p>3.26940555668168</text:p>
              </table:table-cell>
              <table:table-cell office:value-type="float" office:value="7.409159">
                <text:p>7.40915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.99976600608384">
                <text:p>8.99976600608384</text:p>
              </table:table-cell>
              <table:table-cell office:value-type="float" office:value="10.872647">
                <text:p>10.872647</text:p>
              </table:table-cell>
              <table:table-cell office:value-type="float" office:value="13.2893897512226">
                <text:p>13.2893897512226</text:p>
              </table:table-cell>
              <table:table-cell office:value-type="float" office:value="3.934829">
                <text:p>3.934829</text:p>
              </table:table-cell>
              <table:table-cell office:value-type="float" office:value="29.4846090340842">
                <text:p>29.4846090340842</text:p>
              </table:table-cell>
              <table:table-cell office:value-type="float" office:value="9.28466">
                <text:p>9.28466</text:p>
              </table:table-cell>
              <table:table-cell office:value-type="float" office:value="13.7483501979762">
                <text:p>13.7483501979762</text:p>
              </table:table-cell>
              <table:table-cell office:value-type="float" office:value="8.286482">
                <text:p>8.286482</text:p>
              </table:table-cell>
              <table:table-cell office:value-type="float" office:value="3.26740793261298">
                <text:p>3.26740793261298</text:p>
              </table:table-cell>
              <table:table-cell office:value-type="float" office:value="7.26966">
                <text:p>7.2696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.78875858963566">
                <text:p>9.78875858963566</text:p>
              </table:table-cell>
              <table:table-cell office:value-type="float" office:value="16.154886">
                <text:p>16.154886</text:p>
              </table:table-cell>
              <table:table-cell office:value-type="float" office:value="9.9200444417991">
                <text:p>9.9200444417991</text:p>
              </table:table-cell>
              <table:table-cell office:value-type="float" office:value="5.12534">
                <text:p>5.12534</text:p>
              </table:table-cell>
              <table:table-cell office:value-type="float" office:value="27.4838532362237">
                <text:p>27.4838532362237</text:p>
              </table:table-cell>
              <table:table-cell office:value-type="float" office:value="13.225131">
                <text:p>13.225131</text:p>
              </table:table-cell>
              <table:table-cell office:value-type="float" office:value="14.5494754914085">
                <text:p>14.5494754914085</text:p>
              </table:table-cell>
              <table:table-cell office:value-type="float" office:value="10.152408">
                <text:p>10.152408</text:p>
              </table:table-cell>
              <table:table-cell office:value-type="float" office:value="2.92796617613473">
                <text:p>2.92796617613473</text:p>
              </table:table-cell>
              <table:table-cell office:value-type="float" office:value="8.453981">
                <text:p>8.45398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13.141591">
                <text:p>13.141591</text:p>
              </table:table-cell>
              <table:table-cell office:value-type="float" office:value="NaN">
                <text:p>NaN</text:p>
              </table:table-cell>
              <table:table-cell office:value-type="float" office:value="7.241857">
                <text:p>7.241857</text:p>
              </table:table-cell>
              <table:table-cell office:value-type="float" office:value="NaN">
                <text:p>NaN</text:p>
              </table:table-cell>
              <table:table-cell office:value-type="float" office:value="11.410611">
                <text:p>11.410611</text:p>
              </table:table-cell>
              <table:table-cell office:value-type="float" office:value="NaN">
                <text:p>NaN</text:p>
              </table:table-cell>
              <table:table-cell office:value-type="float" office:value="7.556814">
                <text:p>7.556814</text:p>
              </table:table-cell>
              <table:table-cell office:value-type="float" office:value="NaN">
                <text:p>NaN</text:p>
              </table:table-cell>
              <table:table-cell office:value-type="float" office:value="6.236108">
                <text:p>6.2361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12.891865">
                <text:p>12.891865</text:p>
              </table:table-cell>
              <table:table-cell office:value-type="float" office:value="NaN">
                <text:p>NaN</text:p>
              </table:table-cell>
              <table:table-cell office:value-type="float" office:value="7.195111">
                <text:p>7.195111</text:p>
              </table:table-cell>
              <table:table-cell office:value-type="float" office:value="NaN">
                <text:p>NaN</text:p>
              </table:table-cell>
              <table:table-cell office:value-type="float" office:value="11.519604">
                <text:p>11.519604</text:p>
              </table:table-cell>
              <table:table-cell office:value-type="float" office:value="NaN">
                <text:p>NaN</text:p>
              </table:table-cell>
              <table:table-cell office:value-type="float" office:value="7.271836">
                <text:p>7.271836</text:p>
              </table:table-cell>
              <table:table-cell office:value-type="float" office:value="NaN">
                <text:p>NaN</text:p>
              </table:table-cell>
              <table:table-cell office:value-type="float" office:value="6.136623">
                <text:p>6.1366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16.84746">
                <text:p>16.84746</text:p>
              </table:table-cell>
              <table:table-cell office:value-type="float" office:value="NaN">
                <text:p>NaN</text:p>
              </table:table-cell>
              <table:table-cell office:value-type="float" office:value="6.624489">
                <text:p>6.624489</text:p>
              </table:table-cell>
              <table:table-cell office:value-type="float" office:value="NaN">
                <text:p>NaN</text:p>
              </table:table-cell>
              <table:table-cell office:value-type="float" office:value="14.103549">
                <text:p>14.103549</text:p>
              </table:table-cell>
              <table:table-cell office:value-type="float" office:value="NaN">
                <text:p>NaN</text:p>
              </table:table-cell>
              <table:table-cell office:value-type="float" office:value="10.239271">
                <text:p>10.239271</text:p>
              </table:table-cell>
              <table:table-cell office:value-type="float" office:value="NaN">
                <text:p>NaN</text:p>
              </table:table-cell>
              <table:table-cell office:value-type="float" office:value="8.676848">
                <text:p>8.6768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16.361974">
                <text:p>16.361974</text:p>
              </table:table-cell>
              <table:table-cell office:value-type="float" office:value="NaN">
                <text:p>NaN</text:p>
              </table:table-cell>
              <table:table-cell office:value-type="float" office:value="7.666431">
                <text:p>7.666431</text:p>
              </table:table-cell>
              <table:table-cell office:value-type="float" office:value="NaN">
                <text:p>NaN</text:p>
              </table:table-cell>
              <table:table-cell office:value-type="float" office:value="13.582471">
                <text:p>13.582471</text:p>
              </table:table-cell>
              <table:table-cell office:value-type="float" office:value="NaN">
                <text:p>NaN</text:p>
              </table:table-cell>
              <table:table-cell office:value-type="float" office:value="9.4612">
                <text:p>9.4612</text:p>
              </table:table-cell>
              <table:table-cell office:value-type="float" office:value="NaN">
                <text:p>NaN</text:p>
              </table:table-cell>
              <table:table-cell office:value-type="float" office:value="8.308352">
                <text:p>8.30835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23.191965">
                <text:p>23.191965</text:p>
              </table:table-cell>
              <table:table-cell office:value-type="float" office:value="NaN">
                <text:p>NaN</text:p>
              </table:table-cell>
              <table:table-cell office:value-type="float" office:value="12.039796">
                <text:p>12.039796</text:p>
              </table:table-cell>
              <table:table-cell office:value-type="float" office:value="NaN">
                <text:p>NaN</text:p>
              </table:table-cell>
              <table:table-cell office:value-type="float" office:value="21.83652">
                <text:p>21.83652</text:p>
              </table:table-cell>
              <table:table-cell office:value-type="float" office:value="NaN">
                <text:p>NaN</text:p>
              </table:table-cell>
              <table:table-cell office:value-type="float" office:value="16.320717">
                <text:p>16.320717</text:p>
              </table:table-cell>
              <table:table-cell office:value-type="float" office:value="NaN">
                <text:p>NaN</text:p>
              </table:table-cell>
              <table:table-cell office:value-type="float" office:value="13.222577">
                <text:p>13.22257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16.604201">
                <text:p>16.604201</text:p>
              </table:table-cell>
              <table:table-cell office:value-type="float" office:value="NaN">
                <text:p>NaN</text:p>
              </table:table-cell>
              <table:table-cell office:value-type="float" office:value="8.80155">
                <text:p>8.80155</text:p>
              </table:table-cell>
              <table:table-cell office:value-type="float" office:value="NaN">
                <text:p>NaN</text:p>
              </table:table-cell>
              <table:table-cell office:value-type="float" office:value="14.913779">
                <text:p>14.913779</text:p>
              </table:table-cell>
              <table:table-cell office:value-type="float" office:value="NaN">
                <text:p>NaN</text:p>
              </table:table-cell>
              <table:table-cell office:value-type="float" office:value="8.750217">
                <text:p>8.750217</text:p>
              </table:table-cell>
              <table:table-cell office:value-type="float" office:value="NaN">
                <text:p>NaN</text:p>
              </table:table-cell>
              <table:table-cell office:value-type="float" office:value="6.968446">
                <text:p>6.96844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15.842951">
                <text:p>15.842951</text:p>
              </table:table-cell>
              <table:table-cell office:value-type="float" office:value="NaN">
                <text:p>NaN</text:p>
              </table:table-cell>
              <table:table-cell office:value-type="float" office:value="8.390921">
                <text:p>8.390921</text:p>
              </table:table-cell>
              <table:table-cell office:value-type="float" office:value="NaN">
                <text:p>NaN</text:p>
              </table:table-cell>
              <table:table-cell office:value-type="float" office:value="14.73686">
                <text:p>14.73686</text:p>
              </table:table-cell>
              <table:table-cell office:value-type="float" office:value="NaN">
                <text:p>NaN</text:p>
              </table:table-cell>
              <table:table-cell office:value-type="float" office:value="8.64814">
                <text:p>8.64814</text:p>
              </table:table-cell>
              <table:table-cell office:value-type="float" office:value="NaN">
                <text:p>NaN</text:p>
              </table:table-cell>
              <table:table-cell office:value-type="float" office:value="6.873835">
                <text:p>6.87383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17.089009">
                <text:p>17.089009</text:p>
              </table:table-cell>
              <table:table-cell office:value-type="float" office:value="NaN">
                <text:p>NaN</text:p>
              </table:table-cell>
              <table:table-cell office:value-type="float" office:value="9.104804">
                <text:p>9.104804</text:p>
              </table:table-cell>
              <table:table-cell office:value-type="float" office:value="NaN">
                <text:p>NaN</text:p>
              </table:table-cell>
              <table:table-cell office:value-type="float" office:value="16.671474">
                <text:p>16.671474</text:p>
              </table:table-cell>
              <table:table-cell office:value-type="float" office:value="NaN">
                <text:p>NaN</text:p>
              </table:table-cell>
              <table:table-cell office:value-type="float" office:value="9.094571">
                <text:p>9.094571</text:p>
              </table:table-cell>
              <table:table-cell office:value-type="float" office:value="NaN">
                <text:p>NaN</text:p>
              </table:table-cell>
              <table:table-cell office:value-type="float" office:value="7.305764">
                <text:p>7.30576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17.324669">
                <text:p>17.324669</text:p>
              </table:table-cell>
              <table:table-cell office:value-type="float" office:value="NaN">
                <text:p>NaN</text:p>
              </table:table-cell>
              <table:table-cell office:value-type="float" office:value="8.974183">
                <text:p>8.974183</text:p>
              </table:table-cell>
              <table:table-cell office:value-type="float" office:value="NaN">
                <text:p>NaN</text:p>
              </table:table-cell>
              <table:table-cell office:value-type="float" office:value="15.913608">
                <text:p>15.913608</text:p>
              </table:table-cell>
              <table:table-cell office:value-type="float" office:value="NaN">
                <text:p>NaN</text:p>
              </table:table-cell>
              <table:table-cell office:value-type="float" office:value="8.99025">
                <text:p>8.99025</text:p>
              </table:table-cell>
              <table:table-cell office:value-type="float" office:value="NaN">
                <text:p>NaN</text:p>
              </table:table-cell>
              <table:table-cell office:value-type="float" office:value="7.230798">
                <text:p>7.23079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17.424471">
                <text:p>17.424471</text:p>
              </table:table-cell>
              <table:table-cell office:value-type="float" office:value="NaN">
                <text:p>NaN</text:p>
              </table:table-cell>
              <table:table-cell office:value-type="float" office:value="9.201485">
                <text:p>9.201485</text:p>
              </table:table-cell>
              <table:table-cell office:value-type="float" office:value="NaN">
                <text:p>NaN</text:p>
              </table:table-cell>
              <table:table-cell office:value-type="float" office:value="16.546598">
                <text:p>16.546598</text:p>
              </table:table-cell>
              <table:table-cell office:value-type="float" office:value="NaN">
                <text:p>NaN</text:p>
              </table:table-cell>
              <table:table-cell office:value-type="float" office:value="9.05693">
                <text:p>9.05693</text:p>
              </table:table-cell>
              <table:table-cell office:value-type="float" office:value="NaN">
                <text:p>NaN</text:p>
              </table:table-cell>
              <table:table-cell office:value-type="float" office:value="7.272897">
                <text:p>7.27289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23.84207">
                <text:p>23.84207</text:p>
              </table:table-cell>
              <table:table-cell office:value-type="float" office:value="NaN">
                <text:p>NaN</text:p>
              </table:table-cell>
              <table:table-cell office:value-type="float" office:value="10.974972">
                <text:p>10.974972</text:p>
              </table:table-cell>
              <table:table-cell office:value-type="float" office:value="NaN">
                <text:p>NaN</text:p>
              </table:table-cell>
              <table:table-cell office:value-type="float" office:value="23.966577">
                <text:p>23.966577</text:p>
              </table:table-cell>
              <table:table-cell office:value-type="float" office:value="NaN">
                <text:p>NaN</text:p>
              </table:table-cell>
              <table:table-cell office:value-type="float" office:value="20.58624">
                <text:p>20.58624</text:p>
              </table:table-cell>
              <table:table-cell office:value-type="float" office:value="NaN">
                <text:p>NaN</text:p>
              </table:table-cell>
              <table:table-cell office:value-type="float" office:value="16.314382">
                <text:p>16.31438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19.995203">
                <text:p>19.995203</text:p>
              </table:table-cell>
              <table:table-cell office:value-type="float" office:value="NaN">
                <text:p>NaN</text:p>
              </table:table-cell>
              <table:table-cell office:value-type="float" office:value="3.777623">
                <text:p>3.777623</text:p>
              </table:table-cell>
              <table:table-cell office:value-type="float" office:value="NaN">
                <text:p>NaN</text:p>
              </table:table-cell>
              <table:table-cell office:value-type="float" office:value="17.860554">
                <text:p>17.860554</text:p>
              </table:table-cell>
              <table:table-cell office:value-type="float" office:value="NaN">
                <text:p>NaN</text:p>
              </table:table-cell>
              <table:table-cell office:value-type="float" office:value="14.179663">
                <text:p>14.179663</text:p>
              </table:table-cell>
              <table:table-cell office:value-type="float" office:value="NaN">
                <text:p>NaN</text:p>
              </table:table-cell>
              <table:table-cell office:value-type="float" office:value="14.004442">
                <text:p>14.00444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26.60492">
                <text:p>26.60492</text:p>
              </table:table-cell>
              <table:table-cell office:value-type="float" office:value="NaN">
                <text:p>NaN</text:p>
              </table:table-cell>
              <table:table-cell office:value-type="float" office:value="5.421274">
                <text:p>5.421274</text:p>
              </table:table-cell>
              <table:table-cell office:value-type="float" office:value="NaN">
                <text:p>NaN</text:p>
              </table:table-cell>
              <table:table-cell office:value-type="float" office:value="18.25188">
                <text:p>18.25188</text:p>
              </table:table-cell>
              <table:table-cell office:value-type="float" office:value="NaN">
                <text:p>NaN</text:p>
              </table:table-cell>
              <table:table-cell office:value-type="float" office:value="10.922482">
                <text:p>10.922482</text:p>
              </table:table-cell>
              <table:table-cell office:value-type="float" office:value="NaN">
                <text:p>NaN</text:p>
              </table:table-cell>
              <table:table-cell office:value-type="float" office:value="9.565127">
                <text:p>9.56512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17.387696">
                <text:p>17.387696</text:p>
              </table:table-cell>
              <table:table-cell office:value-type="float" office:value="NaN">
                <text:p>NaN</text:p>
              </table:table-cell>
              <table:table-cell office:value-type="float" office:value="8.826225">
                <text:p>8.826225</text:p>
              </table:table-cell>
              <table:table-cell office:value-type="float" office:value="NaN">
                <text:p>NaN</text:p>
              </table:table-cell>
              <table:table-cell office:value-type="float" office:value="16.094025">
                <text:p>16.094025</text:p>
              </table:table-cell>
              <table:table-cell office:value-type="float" office:value="NaN">
                <text:p>NaN</text:p>
              </table:table-cell>
              <table:table-cell office:value-type="float" office:value="9.002079">
                <text:p>9.002079</text:p>
              </table:table-cell>
              <table:table-cell office:value-type="float" office:value="NaN">
                <text:p>NaN</text:p>
              </table:table-cell>
              <table:table-cell office:value-type="float" office:value="7.383439">
                <text:p>7.38343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25.637688">
                <text:p>25.637688</text:p>
              </table:table-cell>
              <table:table-cell office:value-type="float" office:value="NaN">
                <text:p>NaN</text:p>
              </table:table-cell>
              <table:table-cell office:value-type="float" office:value="9.131833">
                <text:p>9.131833</text:p>
              </table:table-cell>
              <table:table-cell office:value-type="float" office:value="NaN">
                <text:p>NaN</text:p>
              </table:table-cell>
              <table:table-cell office:value-type="float" office:value="26.677481">
                <text:p>26.677481</text:p>
              </table:table-cell>
              <table:table-cell office:value-type="float" office:value="NaN">
                <text:p>NaN</text:p>
              </table:table-cell>
              <table:table-cell office:value-type="float" office:value="18.586066">
                <text:p>18.586066</text:p>
              </table:table-cell>
              <table:table-cell office:value-type="float" office:value="NaN">
                <text:p>NaN</text:p>
              </table:table-cell>
              <table:table-cell office:value-type="float" office:value="17.373413">
                <text:p>17.37341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17.612783">
                <text:p>17.612783</text:p>
              </table:table-cell>
              <table:table-cell office:value-type="float" office:value="NaN">
                <text:p>NaN</text:p>
              </table:table-cell>
              <table:table-cell office:value-type="float" office:value="9.236645">
                <text:p>9.236645</text:p>
              </table:table-cell>
              <table:table-cell office:value-type="float" office:value="NaN">
                <text:p>NaN</text:p>
              </table:table-cell>
              <table:table-cell office:value-type="float" office:value="16.832899">
                <text:p>16.832899</text:p>
              </table:table-cell>
              <table:table-cell office:value-type="float" office:value="NaN">
                <text:p>NaN</text:p>
              </table:table-cell>
              <table:table-cell office:value-type="float" office:value="9.244181">
                <text:p>9.244181</text:p>
              </table:table-cell>
              <table:table-cell office:value-type="float" office:value="NaN">
                <text:p>NaN</text:p>
              </table:table-cell>
              <table:table-cell office:value-type="float" office:value="7.43268">
                <text:p>7.4326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18.402924">
                <text:p>18.402924</text:p>
              </table:table-cell>
              <table:table-cell office:value-type="float" office:value="NaN">
                <text:p>NaN</text:p>
              </table:table-cell>
              <table:table-cell office:value-type="float" office:value="9.153298">
                <text:p>9.153298</text:p>
              </table:table-cell>
              <table:table-cell office:value-type="float" office:value="NaN">
                <text:p>NaN</text:p>
              </table:table-cell>
              <table:table-cell office:value-type="float" office:value="17.24186">
                <text:p>17.24186</text:p>
              </table:table-cell>
              <table:table-cell office:value-type="float" office:value="NaN">
                <text:p>NaN</text:p>
              </table:table-cell>
              <table:table-cell office:value-type="float" office:value="9.355084">
                <text:p>9.355084</text:p>
              </table:table-cell>
              <table:table-cell office:value-type="float" office:value="NaN">
                <text:p>NaN</text:p>
              </table:table-cell>
              <table:table-cell office:value-type="float" office:value="7.832243">
                <text:p>7.83224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15.938141">
                <text:p>15.938141</text:p>
              </table:table-cell>
              <table:table-cell office:value-type="float" office:value="NaN">
                <text:p>NaN</text:p>
              </table:table-cell>
              <table:table-cell office:value-type="float" office:value="3.827928">
                <text:p>3.827928</text:p>
              </table:table-cell>
              <table:table-cell office:value-type="float" office:value="NaN">
                <text:p>NaN</text:p>
              </table:table-cell>
              <table:table-cell office:value-type="float" office:value="17.187975">
                <text:p>17.187975</text:p>
              </table:table-cell>
              <table:table-cell office:value-type="float" office:value="NaN">
                <text:p>NaN</text:p>
              </table:table-cell>
              <table:table-cell office:value-type="float" office:value="11.544653">
                <text:p>11.544653</text:p>
              </table:table-cell>
              <table:table-cell office:value-type="float" office:value="NaN">
                <text:p>NaN</text:p>
              </table:table-cell>
              <table:table-cell office:value-type="float" office:value="9.438407">
                <text:p>9.43840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18.024114">
                <text:p>18.024114</text:p>
              </table:table-cell>
              <table:table-cell office:value-type="float" office:value="NaN">
                <text:p>NaN</text:p>
              </table:table-cell>
              <table:table-cell office:value-type="float" office:value="9.163803">
                <text:p>9.163803</text:p>
              </table:table-cell>
              <table:table-cell office:value-type="float" office:value="NaN">
                <text:p>NaN</text:p>
              </table:table-cell>
              <table:table-cell office:value-type="float" office:value="24.605732">
                <text:p>24.605732</text:p>
              </table:table-cell>
              <table:table-cell office:value-type="float" office:value="NaN">
                <text:p>NaN</text:p>
              </table:table-cell>
              <table:table-cell office:value-type="float" office:value="9.247716">
                <text:p>9.247716</text:p>
              </table:table-cell>
              <table:table-cell office:value-type="float" office:value="NaN">
                <text:p>NaN</text:p>
              </table:table-cell>
              <table:table-cell office:value-type="float" office:value="7.678417">
                <text:p>7.678417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true" chart:minimum="0.0001" chart:origin="0" chart:reverse-direction="tru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image" chart:symbol-width="0.25cm" chart:symbol-height="0.25cm" chart:link-data-style-to-source="true">
        <chart:symbol-image xlink:href="Pictures/1000034B0000018D0000018D7A0674744208F51C.svg"/>
      </style:chart-properties>
      <style:graphic-properties draw:stroke="none" svg:stroke-width="0.08cm" svg:stroke-color="#00a933" draw:fill-color="#00a933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8000" draw:fill-color="#ff800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ffff00" draw:fill-color="#ffff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3465a4" draw:fill-color="#3465a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00a933" draw:fill-color="#00a93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5983b0" draw:fill-color="#5983b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b4c7dc" draw:fill-color="#b4c7d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bf819e" draw:fill-color="#bf819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bf0041" draw:fill-color="#bf0041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2a6099" draw:fill-color="#2a6099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ff6d6d" draw:fill-color="#ff6d6d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asterisk" chart:symbol-width="0.25cm" chart:symbol-height="0.25cm" chart:link-data-style-to-source="true"/>
      <style:graphic-properties draw:stroke="none" svg:stroke-width="0.08cm" svg:stroke-color="#ff3838" draw:fill-color="#ff3838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horizontal-bar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vertical-bar" chart:symbol-width="0.25cm" chart:symbol-height="0.25cm" chart:link-data-style-to-source="true"/>
      <style:graphic-properties draw:stroke="none" svg:stroke-width="0.08cm" svg:stroke-color="#ff4000" draw:fill-color="#ff4000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800080" draw:fill-color="#800080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5.538cm" svg:height="14.365cm" xlink:href=".." xlink:type="simple" chart:class="chart:scatter" chart:style-name="ch1">
        <chart:legend chart:legend-position="end" svg:x="18.043cm" svg:y="0.942cm" style:legend-expansion="custom" svg:width="6.665cm" svg:height="3.808cm" style:legend-expansion-aspect-ratio="1.75026260504202" chart:style-name="ch2"/>
        <chart:plot-area chart:style-name="ch3" table:cell-range-address="'SQ-all'.AZ60:'SQ-all'.BE110 'SQ-all'.U6:'SQ-all'.U57 'SQ-all'.AN60:'SQ-all'.AX110 'SQ-all'.V6:'SQ-all'.AE6 'SQ-all'.AG6:'SQ-all'.AL6" chart:data-source-has-labels="both" svg:x="1.224cm" svg:y="0.286cm" svg:width="24.311cm" svg:height="13.789cm">
          <chart:coordinate-region svg:x="1.317cm" svg:y="0.485cm" svg:width="23.41cm" svg:height="12.943cm"/>
          <chart:axis chart:dimension="x" chart:name="primary-x" chart:style-name="ch4" chartooo:axis-type="auto">
            <chart:categories table:cell-range-address="'SQ-all'.AZ60:'SQ-all'.AZ8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Q-all'.AN60:'SQ-all'.AN110" chart:label-cell-address="'SQ-all'.U6:'SQ-all'.U6" chart:class="chart:scatter">
            <chart:domain table:cell-range-address="'SQ-all'.U7:'SQ-all'.U57"/>
            <chart:data-point chart:repeated="51"/>
          </chart:series>
          <chart:series chart:style-name="ch8" chart:values-cell-range-address="'SQ-all'.AO60:'SQ-all'.AO110" chart:label-cell-address="'SQ-all'.V6:'SQ-all'.V6" chart:class="chart:scatter">
            <chart:domain table:cell-range-address="'SQ-all'.V7:'SQ-all'.V57"/>
            <chart:data-point chart:repeated="51"/>
          </chart:series>
          <chart:series chart:style-name="ch9" chart:values-cell-range-address="'SQ-all'.AP60:'SQ-all'.AP110" chart:label-cell-address="'SQ-all'.W6:'SQ-all'.W6" chart:class="chart:scatter">
            <chart:domain table:cell-range-address="'SQ-all'.W7:'SQ-all'.W57"/>
            <chart:data-point chart:repeated="51"/>
          </chart:series>
          <chart:series chart:style-name="ch10" chart:values-cell-range-address="'SQ-all'.AQ60:'SQ-all'.AQ110" chart:label-cell-address="'SQ-all'.X6:'SQ-all'.X6" chart:class="chart:scatter">
            <chart:domain table:cell-range-address="'SQ-all'.X7:'SQ-all'.X57"/>
            <chart:data-point chart:repeated="51"/>
          </chart:series>
          <chart:series chart:style-name="ch11" chart:values-cell-range-address="'SQ-all'.AR60:'SQ-all'.AR110" chart:label-cell-address="'SQ-all'.Y6:'SQ-all'.Y6" chart:class="chart:scatter">
            <chart:domain table:cell-range-address="'SQ-all'.Y7:'SQ-all'.Y57"/>
            <chart:data-point chart:repeated="51"/>
          </chart:series>
          <chart:series chart:style-name="ch12" chart:values-cell-range-address="'SQ-all'.AS60:'SQ-all'.AS110" chart:label-cell-address="'SQ-all'.Z6:'SQ-all'.Z6" chart:class="chart:scatter">
            <chart:domain table:cell-range-address="'SQ-all'.Z7:'SQ-all'.Z57"/>
            <chart:data-point chart:repeated="51"/>
          </chart:series>
          <chart:series chart:style-name="ch13" chart:values-cell-range-address="'SQ-all'.AT60:'SQ-all'.AT110" chart:label-cell-address="'SQ-all'.AA6:'SQ-all'.AA6" chart:class="chart:scatter">
            <chart:domain table:cell-range-address="'SQ-all'.AA7:'SQ-all'.AA56"/>
            <chart:data-point chart:repeated="51"/>
          </chart:series>
          <chart:series chart:style-name="ch14" chart:values-cell-range-address="'SQ-all'.AU60:'SQ-all'.AU110" chart:label-cell-address="'SQ-all'.AB6:'SQ-all'.AB6" chart:class="chart:scatter">
            <chart:domain table:cell-range-address="'SQ-all'.AB7:'SQ-all'.AB57"/>
            <chart:data-point chart:repeated="51"/>
          </chart:series>
          <chart:series chart:style-name="ch15" chart:values-cell-range-address="'SQ-all'.AV60:'SQ-all'.AV110" chart:label-cell-address="'SQ-all'.AC6:'SQ-all'.AC6" chart:class="chart:scatter">
            <chart:domain table:cell-range-address="'SQ-all'.AC7:'SQ-all'.AC57"/>
            <chart:data-point chart:repeated="51"/>
          </chart:series>
          <chart:series chart:style-name="ch16" chart:values-cell-range-address="'SQ-all'.AW60:'SQ-all'.AW110" chart:label-cell-address="'SQ-all'.AD6:'SQ-all'.AD6" chart:class="chart:scatter">
            <chart:domain table:cell-range-address="'SQ-all'.AD7:'SQ-all'.AD57"/>
            <chart:data-point chart:repeated="51"/>
          </chart:series>
          <chart:series chart:style-name="ch17" chart:values-cell-range-address="'SQ-all'.AX60:'SQ-all'.AX110" chart:label-cell-address="'SQ-all'.AE6:'SQ-all'.AE6" chart:class="chart:scatter">
            <chart:domain table:cell-range-address="'SQ-all'.AE7:'SQ-all'.AE57"/>
            <chart:data-point chart:repeated="51"/>
          </chart:series>
          <chart:series chart:style-name="ch18" chart:values-cell-range-address="'SQ-all'.AZ60:'SQ-all'.AZ110" chart:label-cell-address="'SQ-all'.AG6:'SQ-all'.AG6" chart:class="chart:scatter">
            <chart:domain table:cell-range-address="'SQ-all'.AG7:'SQ-all'.AG57"/>
            <chart:data-point chart:repeated="51"/>
          </chart:series>
          <chart:series chart:style-name="ch19" chart:values-cell-range-address="'SQ-all'.BA60:'SQ-all'.BA110" chart:label-cell-address="'SQ-all'.AH6:'SQ-all'.AH6" chart:class="chart:scatter">
            <chart:domain table:cell-range-address="'SQ-all'.AH7:'SQ-all'.AH57"/>
            <chart:data-point chart:repeated="51"/>
          </chart:series>
          <chart:series chart:style-name="ch20" chart:values-cell-range-address="'SQ-all'.BB60:'SQ-all'.BB110" chart:label-cell-address="'SQ-all'.AI6:'SQ-all'.AI6" chart:class="chart:scatter">
            <chart:domain table:cell-range-address="'SQ-all'.AI7:'SQ-all'.AI57"/>
            <chart:data-point chart:repeated="51"/>
          </chart:series>
          <chart:series chart:style-name="ch21" chart:values-cell-range-address="'SQ-all'.BC60:'SQ-all'.BC110" chart:label-cell-address="'SQ-all'.AJ6:'SQ-all'.AJ6" chart:class="chart:scatter">
            <chart:domain table:cell-range-address="'SQ-all'.AJ7:'SQ-all'.AJ57"/>
            <chart:data-point chart:repeated="51"/>
          </chart:series>
          <chart:series chart:style-name="ch22" chart:values-cell-range-address="'SQ-all'.BD60:'SQ-all'.BD110" chart:label-cell-address="'SQ-all'.AK6:'SQ-all'.AK6" chart:class="chart:scatter">
            <chart:domain table:cell-range-address="'SQ-all'.AK7:'SQ-all'.AK57"/>
            <chart:data-point chart:repeated="51"/>
          </chart:series>
          <chart:series chart:style-name="ch23" chart:values-cell-range-address="'SQ-all'.BE60:'SQ-all'.BE110" chart:label-cell-address="'SQ-all'.AL6:'SQ-all'.AL6" chart:class="chart:scatter">
            <chart:domain table:cell-range-address="'SQ-all'.AL7:'SQ-all'.AL57"/>
            <chart:data-point chart:repeated="51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  <table:table-cell office:value-type="string">
                <text:p>wizeng-int</text:p>
                <draw:g>
                  <svg:desc>'SQ-all'.U6:'SQ-all'.U6</svg:desc>
                </draw:g>
              </table:table-cell>
              <table:table-cell office:value-type="string">
                <text:p>Column V</text:p>
              </table:table-cell>
              <table:table-cell office:value-type="string">
                <text:p>jsc-int</text:p>
                <draw:g>
                  <svg:desc>'SQ-all'.V6:'SQ-all'.V6</svg:desc>
                </draw:g>
              </table:table-cell>
              <table:table-cell office:value-type="string">
                <text:p>Column W</text:p>
              </table:table-cell>
              <table:table-cell office:value-type="string">
                <text:p>iwasm-int</text:p>
                <draw:g>
                  <svg:desc>'SQ-all'.W6:'SQ-all'.W6</svg:desc>
                </draw:g>
              </table:table-cell>
              <table:table-cell office:value-type="string">
                <text:p>Column X</text:p>
              </table:table-cell>
              <table:table-cell office:value-type="string">
                <text:p>wasm3</text:p>
                <draw:g>
                  <svg:desc>'SQ-all'.X6:'SQ-all'.X6</svg:desc>
                </draw:g>
              </table:table-cell>
              <table:table-cell office:value-type="string">
                <text:p>Column Y</text:p>
              </table:table-cell>
              <table:table-cell office:value-type="string">
                <text:p>wazero</text:p>
                <draw:g>
                  <svg:desc>'SQ-all'.Y6:'SQ-all'.Y6</svg:desc>
                </draw:g>
              </table:table-cell>
              <table:table-cell office:value-type="string">
                <text:p>Column Z</text:p>
              </table:table-cell>
              <table:table-cell office:value-type="string">
                <text:p>wizeng-jit</text:p>
                <draw:g>
                  <svg:desc>'SQ-all'.Z6:'SQ-all'.Z6</svg:desc>
                </draw:g>
              </table:table-cell>
              <table:table-cell office:value-type="string">
                <text:p>Column AA</text:p>
              </table:table-cell>
              <table:table-cell office:value-type="string">
                <text:p>v8-liftoff</text:p>
                <draw:g>
                  <svg:desc>'SQ-all'.AA6:'SQ-all'.AA6</svg:desc>
                </draw:g>
              </table:table-cell>
              <table:table-cell office:value-type="string">
                <text:p>Column AB</text:p>
              </table:table-cell>
              <table:table-cell office:value-type="string">
                <text:p>sm-base</text:p>
                <draw:g>
                  <svg:desc>'SQ-all'.AB6:'SQ-all'.AB6</svg:desc>
                </draw:g>
              </table:table-cell>
              <table:table-cell office:value-type="string">
                <text:p>Column AC</text:p>
              </table:table-cell>
              <table:table-cell office:value-type="string">
                <text:p>jsc-bbq</text:p>
                <draw:g>
                  <svg:desc>'SQ-all'.AC6:'SQ-all'.AC6</svg:desc>
                </draw:g>
              </table:table-cell>
              <table:table-cell office:value-type="string">
                <text:p>Column AD</text:p>
              </table:table-cell>
              <table:table-cell office:value-type="string">
                <text:p>iwasm-fjit</text:p>
                <draw:g>
                  <svg:desc>'SQ-all'.AD6:'SQ-all'.AD6</svg:desc>
                </draw:g>
              </table:table-cell>
              <table:table-cell office:value-type="string">
                <text:p>Column AE</text:p>
              </table:table-cell>
              <table:table-cell office:value-type="string">
                <text:p>wasmer-base</text:p>
                <draw:g>
                  <svg:desc>'SQ-all'.AE6:'SQ-all'.AE6</svg:desc>
                </draw:g>
              </table:table-cell>
              <table:table-cell office:value-type="string">
                <text:p>Column AG</text:p>
              </table:table-cell>
              <table:table-cell office:value-type="string">
                <text:p>sm-opt</text:p>
                <draw:g>
                  <svg:desc>'SQ-all'.AG6:'SQ-all'.AG6</svg:desc>
                </draw:g>
              </table:table-cell>
              <table:table-cell office:value-type="string">
                <text:p>Column AH</text:p>
              </table:table-cell>
              <table:table-cell office:value-type="string">
                <text:p>v8-turbofan</text:p>
                <draw:g>
                  <svg:desc>'SQ-all'.AH6:'SQ-all'.AH6</svg:desc>
                </draw:g>
              </table:table-cell>
              <table:table-cell office:value-type="string">
                <text:p>Column AI</text:p>
              </table:table-cell>
              <table:table-cell office:value-type="string">
                <text:p>jsc-omg</text:p>
                <draw:g>
                  <svg:desc>'SQ-all'.AI6:'SQ-all'.AI6</svg:desc>
                </draw:g>
              </table:table-cell>
              <table:table-cell office:value-type="string">
                <text:p>Column AJ</text:p>
              </table:table-cell>
              <table:table-cell office:value-type="string">
                <text:p>wasmer</text:p>
                <draw:g>
                  <svg:desc>'SQ-all'.AJ6:'SQ-all'.AJ6</svg:desc>
                </draw:g>
              </table:table-cell>
              <table:table-cell office:value-type="string">
                <text:p>Column AK</text:p>
              </table:table-cell>
              <table:table-cell office:value-type="string">
                <text:p>wasmtime</text:p>
                <draw:g>
                  <svg:desc>'SQ-all'.AK6:'SQ-all'.AK6</svg:desc>
                </draw:g>
              </table:table-cell>
              <table:table-cell office:value-type="string">
                <text:p>Column AL</text:p>
              </table:table-cell>
              <table:table-cell office:value-type="string">
                <text:p>wavm</text:p>
                <draw:g>
                  <svg:desc>'SQ-all'.AL6:'SQ-all'.AL6</svg:desc>
                </draw:g>
              </table:table-cell>
            </table:table-row>
          </table:table-header-rows>
          <table:table-rows>
            <table:table-row>
              <table:table-cell office:value-type="float" office:value="31.3641520136132">
                <text:p>31.3641520136132</text:p>
                <draw:g>
                  <svg:desc>'SQ-all'.AZ60:'SQ-all'.AZ88</svg:desc>
                </draw:g>
              </table:table-cell>
              <table:table-cell office:value-type="float" office:value="0.00075">
                <text:p>0.00075</text:p>
                <draw:g>
                  <svg:desc>'SQ-all'.U7:'SQ-all'.U57</svg:desc>
                </draw:g>
              </table:table-cell>
              <table:table-cell office:value-type="float" office:value="1">
                <text:p>1</text:p>
                <draw:g>
                  <svg:desc>'SQ-all'.AN60:'SQ-all'.AN110</svg:desc>
                </draw:g>
              </table:table-cell>
              <table:table-cell office:value-type="float" office:value="0.000165">
                <text:p>0.000165</text:p>
                <draw:g>
                  <svg:desc>'SQ-all'.V7:'SQ-all'.V57</svg:desc>
                </draw:g>
              </table:table-cell>
              <table:table-cell office:value-type="float" office:value="1.17933733590692">
                <text:p>1.17933733590692</text:p>
                <draw:g>
                  <svg:desc>'SQ-all'.AO60:'SQ-all'.AO110</svg:desc>
                </draw:g>
              </table:table-cell>
              <table:table-cell office:value-type="float" office:value="0.00152">
                <text:p>0.00152</text:p>
                <draw:g>
                  <svg:desc>'SQ-all'.W7:'SQ-all'.W57</svg:desc>
                </draw:g>
              </table:table-cell>
              <table:table-cell office:value-type="float" office:value="0.760889757332654">
                <text:p>0.760889757332654</text:p>
                <draw:g>
                  <svg:desc>'SQ-all'.AP60:'SQ-all'.AP110</svg:desc>
                </draw:g>
              </table:table-cell>
              <table:table-cell office:value-type="float" office:value="0.002974">
                <text:p>0.002974</text:p>
                <draw:g>
                  <svg:desc>'SQ-all'.X7:'SQ-all'.X57</svg:desc>
                </draw:g>
              </table:table-cell>
              <table:table-cell office:value-type="float" office:value="1.81321834369005">
                <text:p>1.81321834369005</text:p>
                <draw:g>
                  <svg:desc>'SQ-all'.AQ60:'SQ-all'.AQ110</svg:desc>
                </draw:g>
              </table:table-cell>
              <table:table-cell office:value-type="float" office:value="0.00822">
                <text:p>0.00822</text:p>
                <draw:g>
                  <svg:desc>'SQ-all'.Y7:'SQ-all'.Y57</svg:desc>
                </draw:g>
              </table:table-cell>
              <table:table-cell office:value-type="float" office:value="11.8920372063014">
                <text:p>11.8920372063014</text:p>
                <draw:g>
                  <svg:desc>'SQ-all'.AR60:'SQ-all'.AR110</svg:desc>
                </draw:g>
              </table:table-cell>
              <table:table-cell office:value-type="float" office:value="0.002637">
                <text:p>0.002637</text:p>
                <draw:g>
                  <svg:desc>'SQ-all'.Z7:'SQ-all'.Z57</svg:desc>
                </draw:g>
              </table:table-cell>
              <table:table-cell office:value-type="float" office:value="14.7887135597753">
                <text:p>14.7887135597753</text:p>
                <draw:g>
                  <svg:desc>'SQ-all'.AS60:'SQ-all'.AS110</svg:desc>
                </draw:g>
              </table:table-cell>
              <table:table-cell office:value-type="float" office:value="0.002255">
                <text:p>0.002255</text:p>
                <draw:g>
                  <svg:desc>'SQ-all'.AA7:'SQ-all'.AA56</svg:desc>
                </draw:g>
              </table:table-cell>
              <table:table-cell office:value-type="float" office:value="16.6501053899428">
                <text:p>16.6501053899428</text:p>
                <draw:g>
                  <svg:desc>'SQ-all'.AT60:'SQ-all'.AT110</svg:desc>
                </draw:g>
              </table:table-cell>
              <table:table-cell office:value-type="float" office:value="0.001054">
                <text:p>0.001054</text:p>
                <draw:g>
                  <svg:desc>'SQ-all'.AB7:'SQ-all'.AB57</svg:desc>
                </draw:g>
              </table:table-cell>
              <table:table-cell office:value-type="float" office:value="10.3384126390577">
                <text:p>10.3384126390577</text:p>
                <draw:g>
                  <svg:desc>'SQ-all'.AU60:'SQ-all'.AU110</svg:desc>
                </draw:g>
              </table:table-cell>
              <table:table-cell office:value-type="float" office:value="0.000173">
                <text:p>0.000173</text:p>
                <draw:g>
                  <svg:desc>'SQ-all'.AC7:'SQ-all'.AC57</svg:desc>
                </draw:g>
              </table:table-cell>
              <table:table-cell office:value-type="float" office:value="8.91495364772269">
                <text:p>8.91495364772269</text:p>
                <draw:g>
                  <svg:desc>'SQ-all'.AV60:'SQ-all'.AV110</svg:desc>
                </draw:g>
              </table:table-cell>
              <table:table-cell office:value-type="float" office:value="0.001453">
                <text:p>0.001453</text:p>
                <draw:g>
                  <svg:desc>'SQ-all'.AD7:'SQ-all'.AD57</svg:desc>
                </draw:g>
              </table:table-cell>
              <table:table-cell office:value-type="float" office:value="15.8939350388043">
                <text:p>15.8939350388043</text:p>
                <draw:g>
                  <svg:desc>'SQ-all'.AW60:'SQ-all'.AW110</svg:desc>
                </draw:g>
              </table:table-cell>
              <table:table-cell office:value-type="float" office:value="0.004505">
                <text:p>0.004505</text:p>
                <draw:g>
                  <svg:desc>'SQ-all'.AE7:'SQ-all'.AE57</svg:desc>
                </draw:g>
              </table:table-cell>
              <table:table-cell office:value-type="float" office:value="0">
                <text:p>0</text:p>
                <draw:g>
                  <svg:desc>'SQ-all'.AX60:'SQ-all'.AX110</svg:desc>
                </draw:g>
              </table:table-cell>
              <table:table-cell office:value-type="float" office:value="0.003302">
                <text:p>0.003302</text:p>
                <draw:g>
                  <svg:desc>'SQ-all'.AG7:'SQ-all'.AG57</svg:desc>
                </draw:g>
              </table:table-cell>
              <table:table-cell office:value-type="float" office:value="31.3641520136132">
                <text:p>31.3641520136132</text:p>
                <draw:g>
                  <svg:desc>'SQ-all'.AZ60:'SQ-all'.AZ110</svg:desc>
                </draw:g>
              </table:table-cell>
              <table:table-cell office:value-type="float" office:value="0.007125">
                <text:p>0.007125</text:p>
                <draw:g>
                  <svg:desc>'SQ-all'.AH7:'SQ-all'.AH57</svg:desc>
                </draw:g>
              </table:table-cell>
              <table:table-cell office:value-type="float" office:value="1">
                <text:p>1</text:p>
                <draw:g>
                  <svg:desc>'SQ-all'.BA60:'SQ-all'.BA110</svg:desc>
                </draw:g>
              </table:table-cell>
              <table:table-cell office:value-type="float" office:value="0.000288">
                <text:p>0.000288</text:p>
                <draw:g>
                  <svg:desc>'SQ-all'.AI7:'SQ-all'.AI57</svg:desc>
                </draw:g>
              </table:table-cell>
              <table:table-cell office:value-type="float" office:value="12.8780203784571">
                <text:p>12.8780203784571</text:p>
                <draw:g>
                  <svg:desc>'SQ-all'.BB60:'SQ-all'.BB110</svg:desc>
                </draw:g>
              </table:table-cell>
              <table:table-cell office:value-type="float" office:value="0.009441">
                <text:p>0.009441</text:p>
                <draw:g>
                  <svg:desc>'SQ-all'.AJ7:'SQ-all'.AJ57</svg:desc>
                </draw:g>
              </table:table-cell>
              <table:table-cell office:value-type="float" office:value="32.7237757064654">
                <text:p>32.7237757064654</text:p>
                <draw:g>
                  <svg:desc>'SQ-all'.BC60:'SQ-all'.BC110</svg:desc>
                </draw:g>
              </table:table-cell>
              <table:table-cell office:value-type="float" office:value="0.000825999999999999">
                <text:p>0.000825999999999999</text:p>
                <draw:g>
                  <svg:desc>'SQ-all'.AK7:'SQ-all'.AK57</svg:desc>
                </draw:g>
              </table:table-cell>
              <table:table-cell office:value-type="float" office:value="32.8257643217572">
                <text:p>32.8257643217572</text:p>
                <draw:g>
                  <svg:desc>'SQ-all'.BD60:'SQ-all'.BD110</svg:desc>
                </draw:g>
              </table:table-cell>
              <table:table-cell office:value-type="float" office:value="0.224978">
                <text:p>0.224978</text:p>
                <draw:g>
                  <svg:desc>'SQ-all'.AL7:'SQ-all'.AL57</svg:desc>
                </draw:g>
              </table:table-cell>
              <table:table-cell office:value-type="float" office:value="-5.40042972946577">
                <text:p>-5.40042972946577</text:p>
                <draw:g>
                  <svg:desc>'SQ-all'.BE60:'SQ-all'.BE110</svg:desc>
                </draw:g>
              </table:table-cell>
            </table:table-row>
            <table:table-row>
              <table:table-cell office:value-type="float" office:value="34.4174304800373">
                <text:p>34.4174304800373</text:p>
              </table:table-cell>
              <table:table-cell office:value-type="float" office:value="0.000865">
                <text:p>0.000865</text:p>
              </table:table-cell>
              <table:table-cell office:value-type="float" office:value="1">
                <text:p>1</text:p>
              </table:table-cell>
              <table:table-cell office:value-type="float" office:value="0.000368999999999999">
                <text:p>0.000368999999999999</text:p>
              </table:table-cell>
              <table:table-cell office:value-type="float" office:value="1.24973910296548">
                <text:p>1.24973910296548</text:p>
              </table:table-cell>
              <table:table-cell office:value-type="float" office:value="0.001586">
                <text:p>0.001586</text:p>
              </table:table-cell>
              <table:table-cell office:value-type="float" office:value="0.752791388320682">
                <text:p>0.752791388320682</text:p>
              </table:table-cell>
              <table:table-cell office:value-type="float" office:value="0.002999">
                <text:p>0.002999</text:p>
              </table:table-cell>
              <table:table-cell office:value-type="float" office:value="1.76455361480809">
                <text:p>1.76455361480809</text:p>
              </table:table-cell>
              <table:table-cell office:value-type="float" office:value="0.008312">
                <text:p>0.008312</text:p>
              </table:table-cell>
              <table:table-cell office:value-type="float" office:value="11.620508785733">
                <text:p>11.620508785733</text:p>
              </table:table-cell>
              <table:table-cell office:value-type="float" office:value="0.002626">
                <text:p>0.002626</text:p>
              </table:table-cell>
              <table:table-cell office:value-type="float" office:value="14.8897775388131">
                <text:p>14.8897775388131</text:p>
              </table:table-cell>
              <table:table-cell office:value-type="float" office:value="0.002618">
                <text:p>0.002618</text:p>
              </table:table-cell>
              <table:table-cell office:value-type="float" office:value="16.6387532857679">
                <text:p>16.6387532857679</text:p>
              </table:table-cell>
              <table:table-cell office:value-type="float" office:value="0.000619999999999999">
                <text:p>0.000619999999999999</text:p>
              </table:table-cell>
              <table:table-cell office:value-type="float" office:value="10.1037533634332">
                <text:p>10.1037533634332</text:p>
              </table:table-cell>
              <table:table-cell office:value-type="float" office:value="0.000487">
                <text:p>0.000487</text:p>
              </table:table-cell>
              <table:table-cell office:value-type="float" office:value="9.36448558627103">
                <text:p>9.36448558627103</text:p>
              </table:table-cell>
              <table:table-cell office:value-type="float" office:value="0.001334">
                <text:p>0.001334</text:p>
              </table:table-cell>
              <table:table-cell office:value-type="float" office:value="15.3562764261454">
                <text:p>15.3562764261454</text:p>
              </table:table-cell>
              <table:table-cell office:value-type="float" office:value="0.00472">
                <text:p>0.00472</text:p>
              </table:table-cell>
              <table:table-cell office:value-type="float" office:value="5.82767781986532">
                <text:p>5.82767781986532</text:p>
              </table:table-cell>
              <table:table-cell office:value-type="float" office:value="0.003666">
                <text:p>0.003666</text:p>
              </table:table-cell>
              <table:table-cell office:value-type="float" office:value="34.4174304800373">
                <text:p>34.4174304800373</text:p>
              </table:table-cell>
              <table:table-cell office:value-type="float" office:value="0.006867">
                <text:p>0.006867</text:p>
              </table:table-cell>
              <table:table-cell office:value-type="float" office:value="33.2450480192077">
                <text:p>33.2450480192077</text:p>
              </table:table-cell>
              <table:table-cell office:value-type="float" office:value="0.000605">
                <text:p>0.000605</text:p>
              </table:table-cell>
              <table:table-cell office:value-type="float" office:value="13.1754385964912">
                <text:p>13.1754385964912</text:p>
              </table:table-cell>
              <table:table-cell office:value-type="float" office:value="0.009218">
                <text:p>0.009218</text:p>
              </table:table-cell>
              <table:table-cell office:value-type="float" office:value="31.0896716250351">
                <text:p>31.0896716250351</text:p>
              </table:table-cell>
              <table:table-cell office:value-type="float" office:value="0.000647">
                <text:p>0.000647</text:p>
              </table:table-cell>
              <table:table-cell office:value-type="float" office:value="30.9506845487566">
                <text:p>30.9506845487566</text:p>
              </table:table-cell>
              <table:table-cell office:value-type="float" office:value="0.224023">
                <text:p>0.224023</text:p>
              </table:table-cell>
              <table:table-cell office:value-type="float" office:value="-6.72408036906641">
                <text:p>-6.72408036906641</text:p>
              </table:table-cell>
            </table:table-row>
            <table:table-row>
              <table:table-cell office:value-type="float" office:value="34.8609223651872">
                <text:p>34.8609223651872</text:p>
              </table:table-cell>
              <table:table-cell office:value-type="float" office:value="0.000729">
                <text:p>0.000729</text:p>
              </table:table-cell>
              <table:table-cell office:value-type="float" office:value="1">
                <text:p>1</text:p>
              </table:table-cell>
              <table:table-cell office:value-type="float" office:value="0.000634000000000001">
                <text:p>0.000634000000000001</text:p>
              </table:table-cell>
              <table:table-cell office:value-type="float" office:value="1.08501658124812">
                <text:p>1.08501658124812</text:p>
              </table:table-cell>
              <table:table-cell office:value-type="float" office:value="0.001663">
                <text:p>0.001663</text:p>
              </table:table-cell>
              <table:table-cell office:value-type="float" office:value="0.726709160224824">
                <text:p>0.726709160224824</text:p>
              </table:table-cell>
              <table:table-cell office:value-type="float" office:value="0.003061">
                <text:p>0.003061</text:p>
              </table:table-cell>
              <table:table-cell office:value-type="float" office:value="1.67268779611401">
                <text:p>1.67268779611401</text:p>
              </table:table-cell>
              <table:table-cell office:value-type="float" office:value="0.008278">
                <text:p>0.008278</text:p>
              </table:table-cell>
              <table:table-cell office:value-type="float" office:value="14.5515056423873">
                <text:p>14.5515056423873</text:p>
              </table:table-cell>
              <table:table-cell office:value-type="float" office:value="0.002685">
                <text:p>0.002685</text:p>
              </table:table-cell>
              <table:table-cell office:value-type="float" office:value="16.4427548585066">
                <text:p>16.4427548585066</text:p>
              </table:table-cell>
              <table:table-cell office:value-type="float" office:value="0.002568">
                <text:p>0.002568</text:p>
              </table:table-cell>
              <table:table-cell office:value-type="float" office:value="16.8707059399706">
                <text:p>16.8707059399706</text:p>
              </table:table-cell>
              <table:table-cell office:value-type="float" office:value="0.001009">
                <text:p>0.001009</text:p>
              </table:table-cell>
              <table:table-cell office:value-type="float" office:value="16.9847855180672">
                <text:p>16.9847855180672</text:p>
              </table:table-cell>
              <table:table-cell office:value-type="float" office:value="0.000553">
                <text:p>0.000553</text:p>
              </table:table-cell>
              <table:table-cell office:value-type="float" office:value="11.7734973878229">
                <text:p>11.7734973878229</text:p>
              </table:table-cell>
              <table:table-cell office:value-type="float" office:value="0.001436">
                <text:p>0.001436</text:p>
              </table:table-cell>
              <table:table-cell office:value-type="float" office:value="16.2346327341278">
                <text:p>16.2346327341278</text:p>
              </table:table-cell>
              <table:table-cell office:value-type="float" office:value="0.004339">
                <text:p>0.004339</text:p>
              </table:table-cell>
              <table:table-cell office:value-type="float" office:value="9.41557985162046">
                <text:p>9.41557985162046</text:p>
              </table:table-cell>
              <table:table-cell office:value-type="float" office:value="0.003721">
                <text:p>0.003721</text:p>
              </table:table-cell>
              <table:table-cell office:value-type="float" office:value="34.8609223651872">
                <text:p>34.8609223651872</text:p>
              </table:table-cell>
              <table:table-cell office:value-type="float" office:value="0.007565">
                <text:p>0.007565</text:p>
              </table:table-cell>
              <table:table-cell office:value-type="float" office:value="45.4453448925745">
                <text:p>45.4453448925745</text:p>
              </table:table-cell>
              <table:table-cell office:value-type="float" office:value="0.000631999999999999">
                <text:p>0.000631999999999999</text:p>
              </table:table-cell>
              <table:table-cell office:value-type="float" office:value="14.9623355671383">
                <text:p>14.9623355671383</text:p>
              </table:table-cell>
              <table:table-cell office:value-type="float" office:value="0.009343">
                <text:p>0.009343</text:p>
              </table:table-cell>
              <table:table-cell office:value-type="float" office:value="29.6304988940772">
                <text:p>29.6304988940772</text:p>
              </table:table-cell>
              <table:table-cell office:value-type="float" office:value="0.000782">
                <text:p>0.000782</text:p>
              </table:table-cell>
              <table:table-cell office:value-type="float" office:value="23.6915897032816">
                <text:p>23.6915897032816</text:p>
              </table:table-cell>
              <table:table-cell office:value-type="float" office:value="0.225957">
                <text:p>0.225957</text:p>
              </table:table-cell>
              <table:table-cell office:value-type="float" office:value="-6.29540767041746">
                <text:p>-6.29540767041746</text:p>
              </table:table-cell>
            </table:table-row>
            <table:table-row>
              <table:table-cell office:value-type="float" office:value="39.7211360634082">
                <text:p>39.7211360634082</text:p>
              </table:table-cell>
              <table:table-cell office:value-type="float" office:value="0.000781">
                <text:p>0.000781</text:p>
              </table:table-cell>
              <table:table-cell office:value-type="float" office:value="1">
                <text:p>1</text:p>
              </table:table-cell>
              <table:table-cell office:value-type="float" office:value="0.0000180000000000007">
                <text:p>0.0000180000000000007</text:p>
              </table:table-cell>
              <table:table-cell office:value-type="float" office:value="1.10011524741608">
                <text:p>1.10011524741608</text:p>
              </table:table-cell>
              <table:table-cell office:value-type="float" office:value="0.001367">
                <text:p>0.001367</text:p>
              </table:table-cell>
              <table:table-cell office:value-type="float" office:value="0.712872718996489">
                <text:p>0.712872718996489</text:p>
              </table:table-cell>
              <table:table-cell office:value-type="float" office:value="0.003046">
                <text:p>0.003046</text:p>
              </table:table-cell>
              <table:table-cell office:value-type="float" office:value="1.81584255278033">
                <text:p>1.81584255278033</text:p>
              </table:table-cell>
              <table:table-cell office:value-type="float" office:value="0.008413">
                <text:p>0.008413</text:p>
              </table:table-cell>
              <table:table-cell office:value-type="float" office:value="14.1321144898247">
                <text:p>14.1321144898247</text:p>
              </table:table-cell>
              <table:table-cell office:value-type="float" office:value="0.002628">
                <text:p>0.002628</text:p>
              </table:table-cell>
              <table:table-cell office:value-type="float" office:value="25.5927312962805">
                <text:p>25.5927312962805</text:p>
              </table:table-cell>
              <table:table-cell office:value-type="float" office:value="0.002556">
                <text:p>0.002556</text:p>
              </table:table-cell>
              <table:table-cell office:value-type="float" office:value="23.3164547146402">
                <text:p>23.3164547146402</text:p>
              </table:table-cell>
              <table:table-cell office:value-type="float" office:value="0.000805">
                <text:p>0.000805</text:p>
              </table:table-cell>
              <table:table-cell office:value-type="float" office:value="21.2171182613604">
                <text:p>21.2171182613604</text:p>
              </table:table-cell>
              <table:table-cell office:value-type="float" office:value="0.000137">
                <text:p>0.000137</text:p>
              </table:table-cell>
              <table:table-cell office:value-type="float" office:value="13.3124806304512">
                <text:p>13.3124806304512</text:p>
              </table:table-cell>
              <table:table-cell office:value-type="float" office:value="0.001659">
                <text:p>0.001659</text:p>
              </table:table-cell>
              <table:table-cell office:value-type="float" office:value="21.482389083375">
                <text:p>21.482389083375</text:p>
              </table:table-cell>
              <table:table-cell office:value-type="float" office:value="0.004614">
                <text:p>0.004614</text:p>
              </table:table-cell>
              <table:table-cell office:value-type="float" office:value="13.619394872724">
                <text:p>13.619394872724</text:p>
              </table:table-cell>
              <table:table-cell office:value-type="float" office:value="0.003738">
                <text:p>0.003738</text:p>
              </table:table-cell>
              <table:table-cell office:value-type="float" office:value="39.7211360634082">
                <text:p>39.7211360634082</text:p>
              </table:table-cell>
              <table:table-cell office:value-type="float" office:value="0.007368">
                <text:p>0.007368</text:p>
              </table:table-cell>
              <table:table-cell office:value-type="float" office:value="52.2029513888889">
                <text:p>52.2029513888889</text:p>
              </table:table-cell>
              <table:table-cell office:value-type="float" office:value="0.000533">
                <text:p>0.000533</text:p>
              </table:table-cell>
              <table:table-cell office:value-type="float" office:value="17.4616144018583">
                <text:p>17.4616144018583</text:p>
              </table:table-cell>
              <table:table-cell office:value-type="float" office:value="0.009213">
                <text:p>0.009213</text:p>
              </table:table-cell>
              <table:table-cell office:value-type="float" office:value="32.6410117238385">
                <text:p>32.6410117238385</text:p>
              </table:table-cell>
              <table:table-cell office:value-type="float" office:value="0.000855">
                <text:p>0.000855</text:p>
              </table:table-cell>
              <table:table-cell office:value-type="float" office:value="23.5760545711149">
                <text:p>23.5760545711149</text:p>
              </table:table-cell>
              <table:table-cell office:value-type="float" office:value="0.227548">
                <text:p>0.227548</text:p>
              </table:table-cell>
              <table:table-cell office:value-type="float" office:value="-7.78966866143364">
                <text:p>-7.78966866143364</text:p>
              </table:table-cell>
            </table:table-row>
            <table:table-row>
              <table:table-cell office:value-type="float" office:value="49.6935962051586">
                <text:p>49.6935962051586</text:p>
              </table:table-cell>
              <table:table-cell office:value-type="float" office:value="0.000693">
                <text:p>0.000693</text:p>
              </table:table-cell>
              <table:table-cell office:value-type="float" office:value="1">
                <text:p>1</text:p>
              </table:table-cell>
              <table:table-cell office:value-type="float" office:value="0.000444">
                <text:p>0.000444</text:p>
              </table:table-cell>
              <table:table-cell office:value-type="float" office:value="1.07457151191304">
                <text:p>1.07457151191304</text:p>
              </table:table-cell>
              <table:table-cell office:value-type="float" office:value="0.001424">
                <text:p>0.001424</text:p>
              </table:table-cell>
              <table:table-cell office:value-type="float" office:value="0.782107095196767">
                <text:p>0.782107095196767</text:p>
              </table:table-cell>
              <table:table-cell office:value-type="float" office:value="0.003024">
                <text:p>0.003024</text:p>
              </table:table-cell>
              <table:table-cell office:value-type="float" office:value="1.57804232804233">
                <text:p>1.57804232804233</text:p>
              </table:table-cell>
              <table:table-cell office:value-type="float" office:value="0.008438">
                <text:p>0.008438</text:p>
              </table:table-cell>
              <table:table-cell office:value-type="float" office:value="14.9524085637823">
                <text:p>14.9524085637823</text:p>
              </table:table-cell>
              <table:table-cell office:value-type="float" office:value="0.002665">
                <text:p>0.002665</text:p>
              </table:table-cell>
              <table:table-cell office:value-type="float" office:value="32.5437336180953">
                <text:p>32.5437336180953</text:p>
              </table:table-cell>
              <table:table-cell office:value-type="float" office:value="0.002524">
                <text:p>0.002524</text:p>
              </table:table-cell>
              <table:table-cell office:value-type="float" office:value="29.7773139101084">
                <text:p>29.7773139101084</text:p>
              </table:table-cell>
              <table:table-cell office:value-type="float" office:value="0.000675">
                <text:p>0.000675</text:p>
              </table:table-cell>
              <table:table-cell office:value-type="float" office:value="20.9311313686314">
                <text:p>20.9311313686314</text:p>
              </table:table-cell>
              <table:table-cell office:value-type="float" office:value="0.000428">
                <text:p>0.000428</text:p>
              </table:table-cell>
              <table:table-cell office:value-type="float" office:value="13.2106320933165">
                <text:p>13.2106320933165</text:p>
              </table:table-cell>
              <table:table-cell office:value-type="float" office:value="0.001404">
                <text:p>0.001404</text:p>
              </table:table-cell>
              <table:table-cell office:value-type="float" office:value="21.5875458818984">
                <text:p>21.5875458818984</text:p>
              </table:table-cell>
              <table:table-cell office:value-type="float" office:value="0.004615">
                <text:p>0.004615</text:p>
              </table:table-cell>
              <table:table-cell office:value-type="float" office:value="14.8536931188799">
                <text:p>14.8536931188799</text:p>
              </table:table-cell>
              <table:table-cell office:value-type="float" office:value="0.003598">
                <text:p>0.003598</text:p>
              </table:table-cell>
              <table:table-cell office:value-type="float" office:value="49.6935962051586">
                <text:p>49.6935962051586</text:p>
              </table:table-cell>
              <table:table-cell office:value-type="float" office:value="0.007229">
                <text:p>0.007229</text:p>
              </table:table-cell>
              <table:table-cell office:value-type="float" office:value="70.6497365648051">
                <text:p>70.6497365648051</text:p>
              </table:table-cell>
              <table:table-cell office:value-type="float" office:value="0.000323">
                <text:p>0.000323</text:p>
              </table:table-cell>
              <table:table-cell office:value-type="float" office:value="20.0774390609091">
                <text:p>20.0774390609091</text:p>
              </table:table-cell>
              <table:table-cell office:value-type="float" office:value="0.009165">
                <text:p>0.009165</text:p>
              </table:table-cell>
              <table:table-cell office:value-type="float" office:value="50.2899789978998">
                <text:p>50.2899789978998</text:p>
              </table:table-cell>
              <table:table-cell office:value-type="float" office:value="0.000823">
                <text:p>0.000823</text:p>
              </table:table-cell>
              <table:table-cell office:value-type="float" office:value="38.5946350448998">
                <text:p>38.5946350448998</text:p>
              </table:table-cell>
              <table:table-cell office:value-type="float" office:value="0.222321">
                <text:p>0.222321</text:p>
              </table:table-cell>
              <table:table-cell office:value-type="float" office:value="-9.63534720625432">
                <text:p>-9.63534720625432</text:p>
              </table:table-cell>
            </table:table-row>
            <table:table-row>
              <table:table-cell office:value-type="float" office:value="36.9714855433699">
                <text:p>36.9714855433699</text:p>
              </table:table-cell>
              <table:table-cell office:value-type="float" office:value="0.000827">
                <text:p>0.000827</text:p>
              </table:table-cell>
              <table:table-cell office:value-type="float" office:value="1">
                <text:p>1</text:p>
              </table:table-cell>
              <table:table-cell office:value-type="float" office:value="0.000183000000000001">
                <text:p>0.000183000000000001</text:p>
              </table:table-cell>
              <table:table-cell office:value-type="float" office:value="1.14090214043756">
                <text:p>1.14090214043756</text:p>
              </table:table-cell>
              <table:table-cell office:value-type="float" office:value="0.001579">
                <text:p>0.001579</text:p>
              </table:table-cell>
              <table:table-cell office:value-type="float" office:value="0.687376848317908">
                <text:p>0.687376848317908</text:p>
              </table:table-cell>
              <table:table-cell office:value-type="float" office:value="0.002926">
                <text:p>0.002926</text:p>
              </table:table-cell>
              <table:table-cell office:value-type="float" office:value="1.76101513007304">
                <text:p>1.76101513007304</text:p>
              </table:table-cell>
              <table:table-cell office:value-type="float" office:value="0.008361">
                <text:p>0.008361</text:p>
              </table:table-cell>
              <table:table-cell office:value-type="float" office:value="10.9091550953165">
                <text:p>10.9091550953165</text:p>
              </table:table-cell>
              <table:table-cell office:value-type="float" office:value="0.002602">
                <text:p>0.002602</text:p>
              </table:table-cell>
              <table:table-cell office:value-type="float" office:value="18.8426829268293">
                <text:p>18.8426829268293</text:p>
              </table:table-cell>
              <table:table-cell office:value-type="float" office:value="0.002459">
                <text:p>0.002459</text:p>
              </table:table-cell>
              <table:table-cell office:value-type="float" office:value="16.3994339288873">
                <text:p>16.3994339288873</text:p>
              </table:table-cell>
              <table:table-cell office:value-type="float" office:value="0.000845">
                <text:p>0.000845</text:p>
              </table:table-cell>
              <table:table-cell office:value-type="float" office:value="9.17472413281211">
                <text:p>9.17472413281211</text:p>
              </table:table-cell>
              <table:table-cell office:value-type="float" office:value="0.000423">
                <text:p>0.000423</text:p>
              </table:table-cell>
              <table:table-cell office:value-type="float" office:value="8.48470426724631">
                <text:p>8.48470426724631</text:p>
              </table:table-cell>
              <table:table-cell office:value-type="float" office:value="0.00151">
                <text:p>0.00151</text:p>
              </table:table-cell>
              <table:table-cell office:value-type="float" office:value="15.7999147848317">
                <text:p>15.7999147848317</text:p>
              </table:table-cell>
              <table:table-cell office:value-type="float" office:value="0.004703">
                <text:p>0.004703</text:p>
              </table:table-cell>
              <table:table-cell office:value-type="float" office:value="4.86990780868332">
                <text:p>4.86990780868332</text:p>
              </table:table-cell>
              <table:table-cell office:value-type="float" office:value="0.003799">
                <text:p>0.003799</text:p>
              </table:table-cell>
              <table:table-cell office:value-type="float" office:value="36.9714855433699">
                <text:p>36.9714855433699</text:p>
              </table:table-cell>
              <table:table-cell office:value-type="float" office:value="0.006849">
                <text:p>0.006849</text:p>
              </table:table-cell>
              <table:table-cell office:value-type="float" office:value="36.5595977521443">
                <text:p>36.5595977521443</text:p>
              </table:table-cell>
              <table:table-cell office:value-type="float" office:value="0.000614999999999999">
                <text:p>0.000614999999999999</text:p>
              </table:table-cell>
              <table:table-cell office:value-type="float" office:value="17.4645127866999">
                <text:p>17.4645127866999</text:p>
              </table:table-cell>
              <table:table-cell office:value-type="float" office:value="0.009246">
                <text:p>0.009246</text:p>
              </table:table-cell>
              <table:table-cell office:value-type="float" office:value="33.7388772632154">
                <text:p>33.7388772632154</text:p>
              </table:table-cell>
              <table:table-cell office:value-type="float" office:value="0.000789">
                <text:p>0.000789</text:p>
              </table:table-cell>
              <table:table-cell office:value-type="float" office:value="32.6544557942938">
                <text:p>32.6544557942938</text:p>
              </table:table-cell>
              <table:table-cell office:value-type="float" office:value="0.223485">
                <text:p>0.223485</text:p>
              </table:table-cell>
              <table:table-cell office:value-type="float" office:value="-11.4977055686469">
                <text:p>-11.4977055686469</text:p>
              </table:table-cell>
            </table:table-row>
            <table:table-row>
              <table:table-cell office:value-type="float" office:value="41.3276617422313">
                <text:p>41.3276617422313</text:p>
              </table:table-cell>
              <table:table-cell office:value-type="float" office:value="0.000815">
                <text:p>0.000815</text:p>
              </table:table-cell>
              <table:table-cell office:value-type="float" office:value="1">
                <text:p>1</text:p>
              </table:table-cell>
              <table:table-cell office:value-type="float" office:value="0.000564">
                <text:p>0.000564</text:p>
              </table:table-cell>
              <table:table-cell office:value-type="float" office:value="1.2984056055082">
                <text:p>1.2984056055082</text:p>
              </table:table-cell>
              <table:table-cell office:value-type="float" office:value="0.001405">
                <text:p>0.001405</text:p>
              </table:table-cell>
              <table:table-cell office:value-type="float" office:value="0.794367394258902">
                <text:p>0.794367394258902</text:p>
              </table:table-cell>
              <table:table-cell office:value-type="float" office:value="0.002992">
                <text:p>0.002992</text:p>
              </table:table-cell>
              <table:table-cell office:value-type="float" office:value="1.69555494248261">
                <text:p>1.69555494248261</text:p>
              </table:table-cell>
              <table:table-cell office:value-type="float" office:value="0.008533">
                <text:p>0.008533</text:p>
              </table:table-cell>
              <table:table-cell office:value-type="float" office:value="15.0322783871924">
                <text:p>15.0322783871924</text:p>
              </table:table-cell>
              <table:table-cell office:value-type="float" office:value="0.002624">
                <text:p>0.002624</text:p>
              </table:table-cell>
              <table:table-cell office:value-type="float" office:value="24.0260024877095">
                <text:p>24.0260024877095</text:p>
              </table:table-cell>
              <table:table-cell office:value-type="float" office:value="0.002628">
                <text:p>0.002628</text:p>
              </table:table-cell>
              <table:table-cell office:value-type="float" office:value="21.8716165210827">
                <text:p>21.8716165210827</text:p>
              </table:table-cell>
              <table:table-cell office:value-type="float" office:value="0.000890999999999999">
                <text:p>0.000890999999999999</text:p>
              </table:table-cell>
              <table:table-cell office:value-type="float" office:value="15.6965792121353">
                <text:p>15.6965792121353</text:p>
              </table:table-cell>
              <table:table-cell office:value-type="float" office:value="0.000375">
                <text:p>0.000375</text:p>
              </table:table-cell>
              <table:table-cell office:value-type="float" office:value="13.049511002445">
                <text:p>13.049511002445</text:p>
              </table:table-cell>
              <table:table-cell office:value-type="float" office:value="0.001486">
                <text:p>0.001486</text:p>
              </table:table-cell>
              <table:table-cell office:value-type="float" office:value="20.6712021607298">
                <text:p>20.6712021607298</text:p>
              </table:table-cell>
              <table:table-cell office:value-type="float" office:value="0.004602">
                <text:p>0.004602</text:p>
              </table:table-cell>
              <table:table-cell office:value-type="float" office:value="9.44954107067977">
                <text:p>9.44954107067977</text:p>
              </table:table-cell>
              <table:table-cell office:value-type="float" office:value="0.003711">
                <text:p>0.003711</text:p>
              </table:table-cell>
              <table:table-cell office:value-type="float" office:value="41.3276617422313">
                <text:p>41.3276617422313</text:p>
              </table:table-cell>
              <table:table-cell office:value-type="float" office:value="0.007222">
                <text:p>0.007222</text:p>
              </table:table-cell>
              <table:table-cell office:value-type="float" office:value="45.0150926645212">
                <text:p>45.0150926645212</text:p>
              </table:table-cell>
              <table:table-cell office:value-type="float" office:value="0.000581">
                <text:p>0.000581</text:p>
              </table:table-cell>
              <table:table-cell office:value-type="float" office:value="18.5668970568041">
                <text:p>18.5668970568041</text:p>
              </table:table-cell>
              <table:table-cell office:value-type="float" office:value="0.009322">
                <text:p>0.009322</text:p>
              </table:table-cell>
              <table:table-cell office:value-type="float" office:value="38.5947668886774">
                <text:p>38.5947668886774</text:p>
              </table:table-cell>
              <table:table-cell office:value-type="float" office:value="0.000790999999999999">
                <text:p>0.000790999999999999</text:p>
              </table:table-cell>
              <table:table-cell office:value-type="float" office:value="38.8163636363636">
                <text:p>38.8163636363636</text:p>
              </table:table-cell>
              <table:table-cell office:value-type="float" office:value="0.225009">
                <text:p>0.225009</text:p>
              </table:table-cell>
              <table:table-cell office:value-type="float" office:value="-13.8573039081716">
                <text:p>-13.8573039081716</text:p>
              </table:table-cell>
            </table:table-row>
            <table:table-row>
              <table:table-cell office:value-type="float" office:value="39.0834100170895">
                <text:p>39.0834100170895</text:p>
              </table:table-cell>
              <table:table-cell office:value-type="float" office:value="0.000728">
                <text:p>0.000728</text:p>
              </table:table-cell>
              <table:table-cell office:value-type="float" office:value="1">
                <text:p>1</text:p>
              </table:table-cell>
              <table:table-cell office:value-type="float" office:value="0.000464000000000001">
                <text:p>0.000464000000000001</text:p>
              </table:table-cell>
              <table:table-cell office:value-type="float" office:value="1.09125494823735">
                <text:p>1.09125494823735</text:p>
              </table:table-cell>
              <table:table-cell office:value-type="float" office:value="0.001544">
                <text:p>0.001544</text:p>
              </table:table-cell>
              <table:table-cell office:value-type="float" office:value="0.628483338635741">
                <text:p>0.628483338635741</text:p>
              </table:table-cell>
              <table:table-cell office:value-type="float" office:value="0.003027">
                <text:p>0.003027</text:p>
              </table:table-cell>
              <table:table-cell office:value-type="float" office:value="1.79206700341165">
                <text:p>1.79206700341165</text:p>
              </table:table-cell>
              <table:table-cell office:value-type="float" office:value="0.007153">
                <text:p>0.007153</text:p>
              </table:table-cell>
              <table:table-cell office:value-type="float" office:value="14.2062069954128">
                <text:p>14.2062069954128</text:p>
              </table:table-cell>
              <table:table-cell office:value-type="float" office:value="0.002244">
                <text:p>0.002244</text:p>
              </table:table-cell>
              <table:table-cell office:value-type="float" office:value="22.8953448076701">
                <text:p>22.8953448076701</text:p>
              </table:table-cell>
              <table:table-cell office:value-type="float" office:value="0.002533">
                <text:p>0.002533</text:p>
              </table:table-cell>
              <table:table-cell office:value-type="float" office:value="19.2919018882616">
                <text:p>19.2919018882616</text:p>
              </table:table-cell>
              <table:table-cell office:value-type="float" office:value="0.000926999999999999">
                <text:p>0.000926999999999999</text:p>
              </table:table-cell>
              <table:table-cell office:value-type="float" office:value="20.3663173037402">
                <text:p>20.3663173037402</text:p>
              </table:table-cell>
              <table:table-cell office:value-type="float" office:value="0.000416">
                <text:p>0.000416</text:p>
              </table:table-cell>
              <table:table-cell office:value-type="float" office:value="11.9655290377108">
                <text:p>11.9655290377108</text:p>
              </table:table-cell>
              <table:table-cell office:value-type="float" office:value="0.001517">
                <text:p>0.001517</text:p>
              </table:table-cell>
              <table:table-cell office:value-type="float" office:value="20.9400971967883">
                <text:p>20.9400971967883</text:p>
              </table:table-cell>
              <table:table-cell office:value-type="float" office:value="0.004687">
                <text:p>0.004687</text:p>
              </table:table-cell>
              <table:table-cell office:value-type="float" office:value="16.240986561783">
                <text:p>16.240986561783</text:p>
              </table:table-cell>
              <table:table-cell office:value-type="float" office:value="0.003416">
                <text:p>0.003416</text:p>
              </table:table-cell>
              <table:table-cell office:value-type="float" office:value="39.0834100170895">
                <text:p>39.0834100170895</text:p>
              </table:table-cell>
              <table:table-cell office:value-type="float" office:value="0.006567">
                <text:p>0.006567</text:p>
              </table:table-cell>
              <table:table-cell office:value-type="float" office:value="40.9401679977968">
                <text:p>40.9401679977968</text:p>
              </table:table-cell>
              <table:table-cell office:value-type="float" office:value="0.00033">
                <text:p>0.00033</text:p>
              </table:table-cell>
              <table:table-cell office:value-type="float" office:value="23.1070998328994">
                <text:p>23.1070998328994</text:p>
              </table:table-cell>
              <table:table-cell office:value-type="float" office:value="0.008854">
                <text:p>0.008854</text:p>
              </table:table-cell>
              <table:table-cell office:value-type="float" office:value="24.1037334306214">
                <text:p>24.1037334306214</text:p>
              </table:table-cell>
              <table:table-cell office:value-type="float" office:value="0.000745999999999999">
                <text:p>0.000745999999999999</text:p>
              </table:table-cell>
              <table:table-cell office:value-type="float" office:value="36.9051017874876">
                <text:p>36.9051017874876</text:p>
              </table:table-cell>
              <table:table-cell office:value-type="float" office:value="0.189557">
                <text:p>0.189557</text:p>
              </table:table-cell>
              <table:table-cell office:value-type="float" office:value="-23.0390561432058">
                <text:p>-23.0390561432058</text:p>
              </table:table-cell>
            </table:table-row>
            <table:table-row>
              <table:table-cell office:value-type="float" office:value="39.89235982748">
                <text:p>39.89235982748</text:p>
              </table:table-cell>
              <table:table-cell office:value-type="float" office:value="0.000766">
                <text:p>0.000766</text:p>
              </table:table-cell>
              <table:table-cell office:value-type="float" office:value="1">
                <text:p>1</text:p>
              </table:table-cell>
              <table:table-cell office:value-type="float" office:value="0.000541">
                <text:p>0.000541</text:p>
              </table:table-cell>
              <table:table-cell office:value-type="float" office:value="1.16445658644672">
                <text:p>1.16445658644672</text:p>
              </table:table-cell>
              <table:table-cell office:value-type="float" office:value="0.001398">
                <text:p>0.001398</text:p>
              </table:table-cell>
              <table:table-cell office:value-type="float" office:value="0.691413779515366">
                <text:p>0.691413779515366</text:p>
              </table:table-cell>
              <table:table-cell office:value-type="float" office:value="0.002913">
                <text:p>0.002913</text:p>
              </table:table-cell>
              <table:table-cell office:value-type="float" office:value="1.57005119102181">
                <text:p>1.57005119102181</text:p>
              </table:table-cell>
              <table:table-cell office:value-type="float" office:value="0.008495">
                <text:p>0.008495</text:p>
              </table:table-cell>
              <table:table-cell office:value-type="float" office:value="11.6978571944786">
                <text:p>11.6978571944786</text:p>
              </table:table-cell>
              <table:table-cell office:value-type="float" office:value="0.002629">
                <text:p>0.002629</text:p>
              </table:table-cell>
              <table:table-cell office:value-type="float" office:value="15.2091378905332">
                <text:p>15.2091378905332</text:p>
              </table:table-cell>
              <table:table-cell office:value-type="float" office:value="0.002604">
                <text:p>0.002604</text:p>
              </table:table-cell>
              <table:table-cell office:value-type="float" office:value="17.013164809754">
                <text:p>17.013164809754</text:p>
              </table:table-cell>
              <table:table-cell office:value-type="float" office:value="0.000982">
                <text:p>0.000982</text:p>
              </table:table-cell>
              <table:table-cell office:value-type="float" office:value="10.3607399465523">
                <text:p>10.3607399465523</text:p>
              </table:table-cell>
              <table:table-cell office:value-type="float" office:value="0.000450000000000001">
                <text:p>0.000450000000000001</text:p>
              </table:table-cell>
              <table:table-cell office:value-type="float" office:value="9.66881710795514">
                <text:p>9.66881710795514</text:p>
              </table:table-cell>
              <table:table-cell office:value-type="float" office:value="0.001537">
                <text:p>0.001537</text:p>
              </table:table-cell>
              <table:table-cell office:value-type="float" office:value="15.7803748568086">
                <text:p>15.7803748568086</text:p>
              </table:table-cell>
              <table:table-cell office:value-type="float" office:value="0.004561">
                <text:p>0.004561</text:p>
              </table:table-cell>
              <table:table-cell office:value-type="float" office:value="5.47830096882007">
                <text:p>5.47830096882007</text:p>
              </table:table-cell>
              <table:table-cell office:value-type="float" office:value="0.003304">
                <text:p>0.003304</text:p>
              </table:table-cell>
              <table:table-cell office:value-type="float" office:value="39.89235982748">
                <text:p>39.89235982748</text:p>
              </table:table-cell>
              <table:table-cell office:value-type="float" office:value="0.007419">
                <text:p>0.007419</text:p>
              </table:table-cell>
              <table:table-cell office:value-type="float" office:value="42.7277106843529">
                <text:p>42.7277106843529</text:p>
              </table:table-cell>
              <table:table-cell office:value-type="float" office:value="0.000581999999999999">
                <text:p>0.000581999999999999</text:p>
              </table:table-cell>
              <table:table-cell office:value-type="float" office:value="22.6810411266027">
                <text:p>22.6810411266027</text:p>
              </table:table-cell>
              <table:table-cell office:value-type="float" office:value="0.009402">
                <text:p>0.009402</text:p>
              </table:table-cell>
              <table:table-cell office:value-type="float" office:value="36.5524191271947">
                <text:p>36.5524191271947</text:p>
              </table:table-cell>
              <table:table-cell office:value-type="float" office:value="0.000765999999999999">
                <text:p>0.000765999999999999</text:p>
              </table:table-cell>
              <table:table-cell office:value-type="float" office:value="35.5665238409141">
                <text:p>35.5665238409141</text:p>
              </table:table-cell>
              <table:table-cell office:value-type="float" office:value="0.224277">
                <text:p>0.224277</text:p>
              </table:table-cell>
              <table:table-cell office:value-type="float" office:value="-29.5775696665144">
                <text:p>-29.5775696665144</text:p>
              </table:table-cell>
            </table:table-row>
            <table:table-row>
              <table:table-cell office:value-type="float" office:value="16.6201430413882">
                <text:p>16.6201430413882</text:p>
              </table:table-cell>
              <table:table-cell office:value-type="float" office:value="0.000748">
                <text:p>0.000748</text:p>
              </table:table-cell>
              <table:table-cell office:value-type="float" office:value="1">
                <text:p>1</text:p>
              </table:table-cell>
              <table:table-cell office:value-type="float" office:value="0.000467">
                <text:p>0.000467</text:p>
              </table:table-cell>
              <table:table-cell office:value-type="float" office:value="1.07623276168379">
                <text:p>1.07623276168379</text:p>
              </table:table-cell>
              <table:table-cell office:value-type="float" office:value="0.001127">
                <text:p>0.001127</text:p>
              </table:table-cell>
              <table:table-cell office:value-type="float" office:value="0.666499908314252">
                <text:p>0.666499908314252</text:p>
              </table:table-cell>
              <table:table-cell office:value-type="float" office:value="0.003045">
                <text:p>0.003045</text:p>
              </table:table-cell>
              <table:table-cell office:value-type="float" office:value="1.62854595670176">
                <text:p>1.62854595670176</text:p>
              </table:table-cell>
              <table:table-cell office:value-type="float" office:value="0.007451">
                <text:p>0.007451</text:p>
              </table:table-cell>
              <table:table-cell office:value-type="float" office:value="9.38203719637302">
                <text:p>9.38203719637302</text:p>
              </table:table-cell>
              <table:table-cell office:value-type="float" office:value="0.00254">
                <text:p>0.00254</text:p>
              </table:table-cell>
              <table:table-cell office:value-type="float" office:value="14.0180376179269">
                <text:p>14.0180376179269</text:p>
              </table:table-cell>
              <table:table-cell office:value-type="float" office:value="0.002319">
                <text:p>0.002319</text:p>
              </table:table-cell>
              <table:table-cell office:value-type="float" office:value="11.0454743797531">
                <text:p>11.0454743797531</text:p>
              </table:table-cell>
              <table:table-cell office:value-type="float" office:value="0.0011">
                <text:p>0.0011</text:p>
              </table:table-cell>
              <table:table-cell office:value-type="float" office:value="9.65174170002996">
                <text:p>9.65174170002996</text:p>
              </table:table-cell>
              <table:table-cell office:value-type="float" office:value="0.000579">
                <text:p>0.000579</text:p>
              </table:table-cell>
              <table:table-cell office:value-type="float" office:value="7.32983784230992">
                <text:p>7.32983784230992</text:p>
              </table:table-cell>
              <table:table-cell office:value-type="float" office:value="0.001482">
                <text:p>0.001482</text:p>
              </table:table-cell>
              <table:table-cell office:value-type="float" office:value="7.50342476630072">
                <text:p>7.50342476630072</text:p>
              </table:table-cell>
              <table:table-cell office:value-type="float" office:value="0.004319">
                <text:p>0.004319</text:p>
              </table:table-cell>
              <table:table-cell office:value-type="float" office:value="6.07647396712991">
                <text:p>6.07647396712991</text:p>
              </table:table-cell>
              <table:table-cell office:value-type="float" office:value="0.002681">
                <text:p>0.002681</text:p>
              </table:table-cell>
              <table:table-cell office:value-type="float" office:value="16.6201430413882">
                <text:p>16.6201430413882</text:p>
              </table:table-cell>
              <table:table-cell office:value-type="float" office:value="0.006829">
                <text:p>0.006829</text:p>
              </table:table-cell>
              <table:table-cell office:value-type="float" office:value="17.0343683906941">
                <text:p>17.0343683906941</text:p>
              </table:table-cell>
              <table:table-cell office:value-type="float" office:value="0.000595">
                <text:p>0.000595</text:p>
              </table:table-cell>
              <table:table-cell office:value-type="float" office:value="13.3121595732692">
                <text:p>13.3121595732692</text:p>
              </table:table-cell>
              <table:table-cell office:value-type="float" office:value="0.008204">
                <text:p>0.008204</text:p>
              </table:table-cell>
              <table:table-cell office:value-type="float" office:value="16.672139631163">
                <text:p>16.672139631163</text:p>
              </table:table-cell>
              <table:table-cell office:value-type="float" office:value="0.000817999999999999">
                <text:p>0.000817999999999999</text:p>
              </table:table-cell>
              <table:table-cell office:value-type="float" office:value="16.4733527019175">
                <text:p>16.4733527019175</text:p>
              </table:table-cell>
              <table:table-cell office:value-type="float" office:value="0.209421">
                <text:p>0.209421</text:p>
              </table:table-cell>
              <table:table-cell office:value-type="float" office:value="69.6165406148709">
                <text:p>69.6165406148709</text:p>
              </table:table-cell>
            </table:table-row>
            <table:table-row>
              <table:table-cell office:value-type="float" office:value="55.9060559632288">
                <text:p>55.9060559632288</text:p>
              </table:table-cell>
              <table:table-cell office:value-type="float" office:value="0.000741">
                <text:p>0.000741</text:p>
              </table:table-cell>
              <table:table-cell office:value-type="float" office:value="1">
                <text:p>1</text:p>
              </table:table-cell>
              <table:table-cell office:value-type="float" office:value="0.000238">
                <text:p>0.000238</text:p>
              </table:table-cell>
              <table:table-cell office:value-type="float" office:value="1.04972677678367">
                <text:p>1.04972677678367</text:p>
              </table:table-cell>
              <table:table-cell office:value-type="float" office:value="0.001362">
                <text:p>0.001362</text:p>
              </table:table-cell>
              <table:table-cell office:value-type="float" office:value="0.758441089596324">
                <text:p>0.758441089596324</text:p>
              </table:table-cell>
              <table:table-cell office:value-type="float" office:value="0.003074">
                <text:p>0.003074</text:p>
              </table:table-cell>
              <table:table-cell office:value-type="float" office:value="1.7221412159225">
                <text:p>1.7221412159225</text:p>
              </table:table-cell>
              <table:table-cell office:value-type="float" office:value="0.008292">
                <text:p>0.008292</text:p>
              </table:table-cell>
              <table:table-cell office:value-type="float" office:value="17.0858121595978">
                <text:p>17.0858121595978</text:p>
              </table:table-cell>
              <table:table-cell office:value-type="float" office:value="0.002647">
                <text:p>0.002647</text:p>
              </table:table-cell>
              <table:table-cell office:value-type="float" office:value="32.90261496844">
                <text:p>32.90261496844</text:p>
              </table:table-cell>
              <table:table-cell office:value-type="float" office:value="0.002264">
                <text:p>0.002264</text:p>
              </table:table-cell>
              <table:table-cell office:value-type="float" office:value="28.132243142347">
                <text:p>28.132243142347</text:p>
              </table:table-cell>
              <table:table-cell office:value-type="float" office:value="0.00112">
                <text:p>0.00112</text:p>
              </table:table-cell>
              <table:table-cell office:value-type="float" office:value="23.4204107830552">
                <text:p>23.4204107830552</text:p>
              </table:table-cell>
              <table:table-cell office:value-type="float" office:value="0.00059">
                <text:p>0.00059</text:p>
              </table:table-cell>
              <table:table-cell office:value-type="float" office:value="13.8456054160925">
                <text:p>13.8456054160925</text:p>
              </table:table-cell>
              <table:table-cell office:value-type="float" office:value="0.001624">
                <text:p>0.001624</text:p>
              </table:table-cell>
              <table:table-cell office:value-type="float" office:value="24.9439087572857">
                <text:p>24.9439087572857</text:p>
              </table:table-cell>
              <table:table-cell office:value-type="float" office:value="0.004484">
                <text:p>0.004484</text:p>
              </table:table-cell>
              <table:table-cell office:value-type="float" office:value="16.7960607602297">
                <text:p>16.7960607602297</text:p>
              </table:table-cell>
              <table:table-cell office:value-type="float" office:value="0.003355">
                <text:p>0.003355</text:p>
              </table:table-cell>
              <table:table-cell office:value-type="float" office:value="55.9060559632288">
                <text:p>55.9060559632288</text:p>
              </table:table-cell>
              <table:table-cell office:value-type="float" office:value="0.00718">
                <text:p>0.00718</text:p>
              </table:table-cell>
              <table:table-cell office:value-type="float" office:value="81.8139013452915">
                <text:p>81.8139013452915</text:p>
              </table:table-cell>
              <table:table-cell office:value-type="float" office:value="0.000496999999999999">
                <text:p>0.000496999999999999</text:p>
              </table:table-cell>
              <table:table-cell office:value-type="float" office:value="25.831476582585">
                <text:p>25.831476582585</text:p>
              </table:table-cell>
              <table:table-cell office:value-type="float" office:value="0.009259">
                <text:p>0.009259</text:p>
              </table:table-cell>
              <table:table-cell office:value-type="float" office:value="56.2736201298701">
                <text:p>56.2736201298701</text:p>
              </table:table-cell>
              <table:table-cell office:value-type="float" office:value="0.000833">
                <text:p>0.000833</text:p>
              </table:table-cell>
              <table:table-cell office:value-type="float" office:value="43.7877218467757">
                <text:p>43.7877218467757</text:p>
              </table:table-cell>
              <table:table-cell office:value-type="float" office:value="0.224725">
                <text:p>0.224725</text:p>
              </table:table-cell>
              <table:table-cell office:value-type="float" office:value="-25.1785364082077">
                <text:p>-25.1785364082077</text:p>
              </table:table-cell>
            </table:table-row>
            <table:table-row>
              <table:table-cell office:value-type="float" office:value="58.5610493687155">
                <text:p>58.5610493687155</text:p>
              </table:table-cell>
              <table:table-cell office:value-type="float" office:value="0.000712">
                <text:p>0.000712</text:p>
              </table:table-cell>
              <table:table-cell office:value-type="float" office:value="1">
                <text:p>1</text:p>
              </table:table-cell>
              <table:table-cell office:value-type="float" office:value="0.000187">
                <text:p>0.000187</text:p>
              </table:table-cell>
              <table:table-cell office:value-type="float" office:value="1.12328336045152">
                <text:p>1.12328336045152</text:p>
              </table:table-cell>
              <table:table-cell office:value-type="float" office:value="0.001172">
                <text:p>0.001172</text:p>
              </table:table-cell>
              <table:table-cell office:value-type="float" office:value="0.701759774157485">
                <text:p>0.701759774157485</text:p>
              </table:table-cell>
              <table:table-cell office:value-type="float" office:value="0.002978">
                <text:p>0.002978</text:p>
              </table:table-cell>
              <table:table-cell office:value-type="float" office:value="1.85411689797638">
                <text:p>1.85411689797638</text:p>
              </table:table-cell>
              <table:table-cell office:value-type="float" office:value="0.007348">
                <text:p>0.007348</text:p>
              </table:table-cell>
              <table:table-cell office:value-type="float" office:value="14.4744739694286">
                <text:p>14.4744739694286</text:p>
              </table:table-cell>
              <table:table-cell office:value-type="float" office:value="0.002497">
                <text:p>0.002497</text:p>
              </table:table-cell>
              <table:table-cell office:value-type="float" office:value="28.8927971949718">
                <text:p>28.8927971949718</text:p>
              </table:table-cell>
              <table:table-cell office:value-type="float" office:value="0.002373">
                <text:p>0.002373</text:p>
              </table:table-cell>
              <table:table-cell office:value-type="float" office:value="21.7458450308815">
                <text:p>21.7458450308815</text:p>
              </table:table-cell>
              <table:table-cell office:value-type="float" office:value="0.001042">
                <text:p>0.001042</text:p>
              </table:table-cell>
              <table:table-cell office:value-type="float" office:value="23.0634807205598">
                <text:p>23.0634807205598</text:p>
              </table:table-cell>
              <table:table-cell office:value-type="float" office:value="0.000332000000000001">
                <text:p>0.000332000000000001</text:p>
              </table:table-cell>
              <table:table-cell office:value-type="float" office:value="16.161808583888">
                <text:p>16.161808583888</text:p>
              </table:table-cell>
              <table:table-cell office:value-type="float" office:value="0.001228">
                <text:p>0.001228</text:p>
              </table:table-cell>
              <table:table-cell office:value-type="float" office:value="24.0144783754457">
                <text:p>24.0144783754457</text:p>
              </table:table-cell>
              <table:table-cell office:value-type="float" office:value="0.004463">
                <text:p>0.004463</text:p>
              </table:table-cell>
              <table:table-cell office:value-type="float" office:value="15.7898524135682">
                <text:p>15.7898524135682</text:p>
              </table:table-cell>
              <table:table-cell office:value-type="float" office:value="0.003067">
                <text:p>0.003067</text:p>
              </table:table-cell>
              <table:table-cell office:value-type="float" office:value="58.5610493687155">
                <text:p>58.5610493687155</text:p>
              </table:table-cell>
              <table:table-cell office:value-type="float" office:value="0.006834">
                <text:p>0.006834</text:p>
              </table:table-cell>
              <table:table-cell office:value-type="float" office:value="79.2740763483779">
                <text:p>79.2740763483779</text:p>
              </table:table-cell>
              <table:table-cell office:value-type="float" office:value="0.000725999999999999">
                <text:p>0.000725999999999999</text:p>
              </table:table-cell>
              <table:table-cell office:value-type="float" office:value="32.9121308689186">
                <text:p>32.9121308689186</text:p>
              </table:table-cell>
              <table:table-cell office:value-type="float" office:value="0.00818">
                <text:p>0.00818</text:p>
              </table:table-cell>
              <table:table-cell office:value-type="float" office:value="54.2503852080123">
                <text:p>54.2503852080123</text:p>
              </table:table-cell>
              <table:table-cell office:value-type="float" office:value="0.00075">
                <text:p>0.00075</text:p>
              </table:table-cell>
              <table:table-cell office:value-type="float" office:value="36.0675637921401">
                <text:p>36.0675637921401</text:p>
              </table:table-cell>
              <table:table-cell office:value-type="float" office:value="0.210799">
                <text:p>0.210799</text:p>
              </table:table-cell>
              <table:table-cell office:value-type="float" office:value="-28.1228261264205">
                <text:p>-28.1228261264205</text:p>
              </table:table-cell>
            </table:table-row>
            <table:table-row>
              <table:table-cell office:value-type="float" office:value="10.656156638348">
                <text:p>10.656156638348</text:p>
              </table:table-cell>
              <table:table-cell office:value-type="float" office:value="0.000742">
                <text:p>0.000742</text:p>
              </table:table-cell>
              <table:table-cell office:value-type="float" office:value="1">
                <text:p>1</text:p>
              </table:table-cell>
              <table:table-cell office:value-type="float" office:value="0.000147">
                <text:p>0.000147</text:p>
              </table:table-cell>
              <table:table-cell office:value-type="float" office:value="1.17533864285254">
                <text:p>1.17533864285254</text:p>
              </table:table-cell>
              <table:table-cell office:value-type="float" office:value="0.001082">
                <text:p>0.001082</text:p>
              </table:table-cell>
              <table:table-cell office:value-type="float" office:value="0.694445342876585">
                <text:p>0.694445342876585</text:p>
              </table:table-cell>
              <table:table-cell office:value-type="float" office:value="0.003103">
                <text:p>0.003103</text:p>
              </table:table-cell>
              <table:table-cell office:value-type="float" office:value="1.87812437289572">
                <text:p>1.87812437289572</text:p>
              </table:table-cell>
              <table:table-cell office:value-type="float" office:value="0.005393">
                <text:p>0.005393</text:p>
              </table:table-cell>
              <table:table-cell office:value-type="float" office:value="7.40796666125453">
                <text:p>7.40796666125453</text:p>
              </table:table-cell>
              <table:table-cell office:value-type="float" office:value="0.002105">
                <text:p>0.002105</text:p>
              </table:table-cell>
              <table:table-cell office:value-type="float" office:value="9.5878258280871">
                <text:p>9.5878258280871</text:p>
              </table:table-cell>
              <table:table-cell office:value-type="float" office:value="0.00255">
                <text:p>0.00255</text:p>
              </table:table-cell>
              <table:table-cell office:value-type="float" office:value="7.64814840683364">
                <text:p>7.64814840683364</text:p>
              </table:table-cell>
              <table:table-cell office:value-type="float" office:value="0.000996">
                <text:p>0.000996</text:p>
              </table:table-cell>
              <table:table-cell office:value-type="float" office:value="7.84788934279367">
                <text:p>7.84788934279367</text:p>
              </table:table-cell>
              <table:table-cell office:value-type="float" office:value="0.000451999999999999">
                <text:p>0.000451999999999999</text:p>
              </table:table-cell>
              <table:table-cell office:value-type="float" office:value="6.39847607472376">
                <text:p>6.39847607472376</text:p>
              </table:table-cell>
              <table:table-cell office:value-type="float" office:value="0.001183">
                <text:p>0.001183</text:p>
              </table:table-cell>
              <table:table-cell office:value-type="float" office:value="7.56189963192387">
                <text:p>7.56189963192387</text:p>
              </table:table-cell>
              <table:table-cell office:value-type="float" office:value="0.004197">
                <text:p>0.004197</text:p>
              </table:table-cell>
              <table:table-cell office:value-type="float" office:value="6.23851872952571">
                <text:p>6.23851872952571</text:p>
              </table:table-cell>
              <table:table-cell office:value-type="float" office:value="0.002833">
                <text:p>0.002833</text:p>
              </table:table-cell>
              <table:table-cell office:value-type="float" office:value="10.656156638348">
                <text:p>10.656156638348</text:p>
              </table:table-cell>
              <table:table-cell office:value-type="float" office:value="0.006546">
                <text:p>0.006546</text:p>
              </table:table-cell>
              <table:table-cell office:value-type="float" office:value="10.5704687620666">
                <text:p>10.5704687620666</text:p>
              </table:table-cell>
              <table:table-cell office:value-type="float" office:value="0.000416999999999999">
                <text:p>0.000416999999999999</text:p>
              </table:table-cell>
              <table:table-cell office:value-type="float" office:value="9.1464751085867">
                <text:p>9.1464751085867</text:p>
              </table:table-cell>
              <table:table-cell office:value-type="float" office:value="0.008081">
                <text:p>0.008081</text:p>
              </table:table-cell>
              <table:table-cell office:value-type="float" office:value="10.1895128646536">
                <text:p>10.1895128646536</text:p>
              </table:table-cell>
              <table:table-cell office:value-type="float" office:value="0.000765999999999999">
                <text:p>0.000765999999999999</text:p>
              </table:table-cell>
              <table:table-cell office:value-type="float" office:value="10.2722914849107">
                <text:p>10.2722914849107</text:p>
              </table:table-cell>
              <table:table-cell office:value-type="float" office:value="0.166644">
                <text:p>0.166644</text:p>
              </table:table-cell>
              <table:table-cell office:value-type="float" office:value="11.1099206590775">
                <text:p>11.1099206590775</text:p>
              </table:table-cell>
            </table:table-row>
            <table:table-row>
              <table:table-cell office:value-type="float" office:value="65.2866306730101">
                <text:p>65.2866306730101</text:p>
              </table:table-cell>
              <table:table-cell office:value-type="float" office:value="0.000724">
                <text:p>0.000724</text:p>
              </table:table-cell>
              <table:table-cell office:value-type="float" office:value="1">
                <text:p>1</text:p>
              </table:table-cell>
              <table:table-cell office:value-type="float" office:value="0.000382">
                <text:p>0.000382</text:p>
              </table:table-cell>
              <table:table-cell office:value-type="float" office:value="1.09395346754148">
                <text:p>1.09395346754148</text:p>
              </table:table-cell>
              <table:table-cell office:value-type="float" office:value="0.001418">
                <text:p>0.001418</text:p>
              </table:table-cell>
              <table:table-cell office:value-type="float" office:value="0.671663698768001">
                <text:p>0.671663698768001</text:p>
              </table:table-cell>
              <table:table-cell office:value-type="float" office:value="0.003093">
                <text:p>0.003093</text:p>
              </table:table-cell>
              <table:table-cell office:value-type="float" office:value="1.63899087986">
                <text:p>1.63899087986</text:p>
              </table:table-cell>
              <table:table-cell office:value-type="float" office:value="0.00707">
                <text:p>0.00707</text:p>
              </table:table-cell>
              <table:table-cell office:value-type="float" office:value="16.2415654879849">
                <text:p>16.2415654879849</text:p>
              </table:table-cell>
              <table:table-cell office:value-type="float" office:value="0.002363">
                <text:p>0.002363</text:p>
              </table:table-cell>
              <table:table-cell office:value-type="float" office:value="28.3105470560964">
                <text:p>28.3105470560964</text:p>
              </table:table-cell>
              <table:table-cell office:value-type="float" office:value="0.002318">
                <text:p>0.002318</text:p>
              </table:table-cell>
              <table:table-cell office:value-type="float" office:value="25.1729702990704">
                <text:p>25.1729702990704</text:p>
              </table:table-cell>
              <table:table-cell office:value-type="float" office:value="0.001025">
                <text:p>0.001025</text:p>
              </table:table-cell>
              <table:table-cell office:value-type="float" office:value="22.8955439326622">
                <text:p>22.8955439326622</text:p>
              </table:table-cell>
              <table:table-cell office:value-type="float" office:value="0.000598">
                <text:p>0.000598</text:p>
              </table:table-cell>
              <table:table-cell office:value-type="float" office:value="12.244024942856">
                <text:p>12.244024942856</text:p>
              </table:table-cell>
              <table:table-cell office:value-type="float" office:value="0.001473">
                <text:p>0.001473</text:p>
              </table:table-cell>
              <table:table-cell office:value-type="float" office:value="24.0729491071077">
                <text:p>24.0729491071077</text:p>
              </table:table-cell>
              <table:table-cell office:value-type="float" office:value="0.004525">
                <text:p>0.004525</text:p>
              </table:table-cell>
              <table:table-cell office:value-type="float" office:value="13.4162007184208">
                <text:p>13.4162007184208</text:p>
              </table:table-cell>
              <table:table-cell office:value-type="float" office:value="0.002919">
                <text:p>0.002919</text:p>
              </table:table-cell>
              <table:table-cell office:value-type="float" office:value="65.2866306730101">
                <text:p>65.2866306730101</text:p>
              </table:table-cell>
              <table:table-cell office:value-type="float" office:value="0.006483">
                <text:p>0.006483</text:p>
              </table:table-cell>
              <table:table-cell office:value-type="float" office:value="76.962442497952">
                <text:p>76.962442497952</text:p>
              </table:table-cell>
              <table:table-cell office:value-type="float" office:value="0.000784">
                <text:p>0.000784</text:p>
              </table:table-cell>
              <table:table-cell office:value-type="float" office:value="29.5039739098925">
                <text:p>29.5039739098925</text:p>
              </table:table-cell>
              <table:table-cell office:value-type="float" office:value="0.008293">
                <text:p>0.008293</text:p>
              </table:table-cell>
              <table:table-cell office:value-type="float" office:value="61.1882264529058">
                <text:p>61.1882264529058</text:p>
              </table:table-cell>
              <table:table-cell office:value-type="float" office:value="0.000807">
                <text:p>0.000807</text:p>
              </table:table-cell>
              <table:table-cell office:value-type="float" office:value="39.532498219719">
                <text:p>39.532498219719</text:p>
              </table:table-cell>
              <table:table-cell office:value-type="float" office:value="0.199855">
                <text:p>0.199855</text:p>
              </table:table-cell>
              <table:table-cell office:value-type="float" office:value="-98.8200501658712">
                <text:p>-98.8200501658712</text:p>
              </table:table-cell>
            </table:table-row>
            <table:table-row>
              <table:table-cell office:value-type="float" office:value="42.0387420066564">
                <text:p>42.0387420066564</text:p>
              </table:table-cell>
              <table:table-cell office:value-type="float" office:value="0.000803">
                <text:p>0.000803</text:p>
              </table:table-cell>
              <table:table-cell office:value-type="float" office:value="1">
                <text:p>1</text:p>
              </table:table-cell>
              <table:table-cell office:value-type="float" office:value="0.000228000000000001">
                <text:p>0.000228000000000001</text:p>
              </table:table-cell>
              <table:table-cell office:value-type="float" office:value="1.15948639084258">
                <text:p>1.15948639084258</text:p>
              </table:table-cell>
              <table:table-cell office:value-type="float" office:value="0.001221">
                <text:p>0.001221</text:p>
              </table:table-cell>
              <table:table-cell office:value-type="float" office:value="0.704024178954828">
                <text:p>0.704024178954828</text:p>
              </table:table-cell>
              <table:table-cell office:value-type="float" office:value="0.003072">
                <text:p>0.003072</text:p>
              </table:table-cell>
              <table:table-cell office:value-type="float" office:value="1.90564484891327">
                <text:p>1.90564484891327</text:p>
              </table:table-cell>
              <table:table-cell office:value-type="float" office:value="0.007426">
                <text:p>0.007426</text:p>
              </table:table-cell>
              <table:table-cell office:value-type="float" office:value="13.6520551106038">
                <text:p>13.6520551106038</text:p>
              </table:table-cell>
              <table:table-cell office:value-type="float" office:value="0.002468">
                <text:p>0.002468</text:p>
              </table:table-cell>
              <table:table-cell office:value-type="float" office:value="26.9272300469484">
                <text:p>26.9272300469484</text:p>
              </table:table-cell>
              <table:table-cell office:value-type="float" office:value="0.002243">
                <text:p>0.002243</text:p>
              </table:table-cell>
              <table:table-cell office:value-type="float" office:value="21.0727601623349">
                <text:p>21.0727601623349</text:p>
              </table:table-cell>
              <table:table-cell office:value-type="float" office:value="0.001282">
                <text:p>0.001282</text:p>
              </table:table-cell>
              <table:table-cell office:value-type="float" office:value="18.5460244660931">
                <text:p>18.5460244660931</text:p>
              </table:table-cell>
              <table:table-cell office:value-type="float" office:value="0.000732">
                <text:p>0.000732</text:p>
              </table:table-cell>
              <table:table-cell office:value-type="float" office:value="13.3069520235798">
                <text:p>13.3069520235798</text:p>
              </table:table-cell>
              <table:table-cell office:value-type="float" office:value="0.001476">
                <text:p>0.001476</text:p>
              </table:table-cell>
              <table:table-cell office:value-type="float" office:value="21.1458936834581">
                <text:p>21.1458936834581</text:p>
              </table:table-cell>
              <table:table-cell office:value-type="float" office:value="0.004322">
                <text:p>0.004322</text:p>
              </table:table-cell>
              <table:table-cell office:value-type="float" office:value="11.2155039533086">
                <text:p>11.2155039533086</text:p>
              </table:table-cell>
              <table:table-cell office:value-type="float" office:value="0.002862">
                <text:p>0.002862</text:p>
              </table:table-cell>
              <table:table-cell office:value-type="float" office:value="42.0387420066564">
                <text:p>42.0387420066564</text:p>
              </table:table-cell>
              <table:table-cell office:value-type="float" office:value="0.00689">
                <text:p>0.00689</text:p>
              </table:table-cell>
              <table:table-cell office:value-type="float" office:value="48.0111896474407">
                <text:p>48.0111896474407</text:p>
              </table:table-cell>
              <table:table-cell office:value-type="float" office:value="0.000817999999999999">
                <text:p>0.000817999999999999</text:p>
              </table:table-cell>
              <table:table-cell office:value-type="float" office:value="36.2123471902331">
                <text:p>36.2123471902331</text:p>
              </table:table-cell>
              <table:table-cell office:value-type="float" office:value="0.008376">
                <text:p>0.008376</text:p>
              </table:table-cell>
              <table:table-cell office:value-type="float" office:value="36.6050048029176">
                <text:p>36.6050048029176</text:p>
              </table:table-cell>
              <table:table-cell office:value-type="float" office:value="0.000828">
                <text:p>0.000828</text:p>
              </table:table-cell>
              <table:table-cell office:value-type="float" office:value="34.624101024101">
                <text:p>34.624101024101</text:p>
              </table:table-cell>
              <table:table-cell office:value-type="float" office:value="0.214968">
                <text:p>0.214968</text:p>
              </table:table-cell>
              <table:table-cell office:value-type="float" office:value="620.567485509249">
                <text:p>620.567485509249</text:p>
              </table:table-cell>
            </table:table-row>
            <table:table-row>
              <table:table-cell office:value-type="float" office:value="42.6451417208722">
                <text:p>42.6451417208722</text:p>
              </table:table-cell>
              <table:table-cell office:value-type="float" office:value="0.000935">
                <text:p>0.000935</text:p>
              </table:table-cell>
              <table:table-cell office:value-type="float" office:value="1">
                <text:p>1</text:p>
              </table:table-cell>
              <table:table-cell office:value-type="float" office:value="0.000229">
                <text:p>0.000229</text:p>
              </table:table-cell>
              <table:table-cell office:value-type="float" office:value="1.14966849869934">
                <text:p>1.14966849869934</text:p>
              </table:table-cell>
              <table:table-cell office:value-type="float" office:value="0.001165">
                <text:p>0.001165</text:p>
              </table:table-cell>
              <table:table-cell office:value-type="float" office:value="0.686633448991043">
                <text:p>0.686633448991043</text:p>
              </table:table-cell>
              <table:table-cell office:value-type="float" office:value="0.003077">
                <text:p>0.003077</text:p>
              </table:table-cell>
              <table:table-cell office:value-type="float" office:value="1.88250661870108">
                <text:p>1.88250661870108</text:p>
              </table:table-cell>
              <table:table-cell office:value-type="float" office:value="0.007478">
                <text:p>0.007478</text:p>
              </table:table-cell>
              <table:table-cell office:value-type="float" office:value="13.3406855251089">
                <text:p>13.3406855251089</text:p>
              </table:table-cell>
              <table:table-cell office:value-type="float" office:value="0.002461">
                <text:p>0.002461</text:p>
              </table:table-cell>
              <table:table-cell office:value-type="float" office:value="27.8197128597498">
                <text:p>27.8197128597498</text:p>
              </table:table-cell>
              <table:table-cell office:value-type="float" office:value="0.002493">
                <text:p>0.002493</text:p>
              </table:table-cell>
              <table:table-cell office:value-type="float" office:value="20.8227230464154">
                <text:p>20.8227230464154</text:p>
              </table:table-cell>
              <table:table-cell office:value-type="float" office:value="0.000855">
                <text:p>0.000855</text:p>
              </table:table-cell>
              <table:table-cell office:value-type="float" office:value="17.2266597686909">
                <text:p>17.2266597686909</text:p>
              </table:table-cell>
              <table:table-cell office:value-type="float" office:value="0.000405000000000001">
                <text:p>0.000405000000000001</text:p>
              </table:table-cell>
              <table:table-cell office:value-type="float" office:value="13.0836258730955">
                <text:p>13.0836258730955</text:p>
              </table:table-cell>
              <table:table-cell office:value-type="float" office:value="0.001362">
                <text:p>0.001362</text:p>
              </table:table-cell>
              <table:table-cell office:value-type="float" office:value="22.0897679858941">
                <text:p>22.0897679858941</text:p>
              </table:table-cell>
              <table:table-cell office:value-type="float" office:value="0.004612">
                <text:p>0.004612</text:p>
              </table:table-cell>
              <table:table-cell office:value-type="float" office:value="10.0086534886848">
                <text:p>10.0086534886848</text:p>
              </table:table-cell>
              <table:table-cell office:value-type="float" office:value="0.003365">
                <text:p>0.003365</text:p>
              </table:table-cell>
              <table:table-cell office:value-type="float" office:value="42.6451417208722">
                <text:p>42.6451417208722</text:p>
              </table:table-cell>
              <table:table-cell office:value-type="float" office:value="0.006735">
                <text:p>0.006735</text:p>
              </table:table-cell>
              <table:table-cell office:value-type="float" office:value="46.8438998204469">
                <text:p>46.8438998204469</text:p>
              </table:table-cell>
              <table:table-cell office:value-type="float" office:value="0.000364999999999999">
                <text:p>0.000364999999999999</text:p>
              </table:table-cell>
              <table:table-cell office:value-type="float" office:value="36.5832743043007">
                <text:p>36.5832743043007</text:p>
              </table:table-cell>
              <table:table-cell office:value-type="float" office:value="0.008287">
                <text:p>0.008287</text:p>
              </table:table-cell>
              <table:table-cell office:value-type="float" office:value="36.406439268605">
                <text:p>36.406439268605</text:p>
              </table:table-cell>
              <table:table-cell office:value-type="float" office:value="0.000899">
                <text:p>0.000899</text:p>
              </table:table-cell>
              <table:table-cell office:value-type="float" office:value="35.2836328653291">
                <text:p>35.2836328653291</text:p>
              </table:table-cell>
              <table:table-cell office:value-type="float" office:value="0.209017">
                <text:p>0.209017</text:p>
              </table:table-cell>
              <table:table-cell office:value-type="float" office:value="224.72675606074">
                <text:p>224.72675606074</text:p>
              </table:table-cell>
            </table:table-row>
            <table:table-row>
              <table:table-cell office:value-type="float" office:value="42.092484860856">
                <text:p>42.092484860856</text:p>
              </table:table-cell>
              <table:table-cell office:value-type="float" office:value="0.000922">
                <text:p>0.000922</text:p>
              </table:table-cell>
              <table:table-cell office:value-type="float" office:value="1">
                <text:p>1</text:p>
              </table:table-cell>
              <table:table-cell office:value-type="float" office:value="0.000287000000000001">
                <text:p>0.000287000000000001</text:p>
              </table:table-cell>
              <table:table-cell office:value-type="float" office:value="1.14461876770447">
                <text:p>1.14461876770447</text:p>
              </table:table-cell>
              <table:table-cell office:value-type="float" office:value="0.001343">
                <text:p>0.001343</text:p>
              </table:table-cell>
              <table:table-cell office:value-type="float" office:value="0.70600407876327">
                <text:p>0.70600407876327</text:p>
              </table:table-cell>
              <table:table-cell office:value-type="float" office:value="0.003094">
                <text:p>0.003094</text:p>
              </table:table-cell>
              <table:table-cell office:value-type="float" office:value="1.7330592131757">
                <text:p>1.7330592131757</text:p>
              </table:table-cell>
              <table:table-cell office:value-type="float" office:value="0.008197">
                <text:p>0.008197</text:p>
              </table:table-cell>
              <table:table-cell office:value-type="float" office:value="14.0562526626715">
                <text:p>14.0562526626715</text:p>
              </table:table-cell>
              <table:table-cell office:value-type="float" office:value="0.002761">
                <text:p>0.002761</text:p>
              </table:table-cell>
              <table:table-cell office:value-type="float" office:value="27.8654212132473">
                <text:p>27.8654212132473</text:p>
              </table:table-cell>
              <table:table-cell office:value-type="float" office:value="0.002375">
                <text:p>0.002375</text:p>
              </table:table-cell>
              <table:table-cell office:value-type="float" office:value="21.7098576968293">
                <text:p>21.7098576968293</text:p>
              </table:table-cell>
              <table:table-cell office:value-type="float" office:value="0.001007">
                <text:p>0.001007</text:p>
              </table:table-cell>
              <table:table-cell office:value-type="float" office:value="21.6067355884253">
                <text:p>21.6067355884253</text:p>
              </table:table-cell>
              <table:table-cell office:value-type="float" office:value="0.000574999999999999">
                <text:p>0.000574999999999999</text:p>
              </table:table-cell>
              <table:table-cell office:value-type="float" office:value="14.467991931476">
                <text:p>14.467991931476</text:p>
              </table:table-cell>
              <table:table-cell office:value-type="float" office:value="0.001538">
                <text:p>0.001538</text:p>
              </table:table-cell>
              <table:table-cell office:value-type="float" office:value="22.4341625718482">
                <text:p>22.4341625718482</text:p>
              </table:table-cell>
              <table:table-cell office:value-type="float" office:value="0.00456">
                <text:p>0.00456</text:p>
              </table:table-cell>
              <table:table-cell office:value-type="float" office:value="13.4294265773735">
                <text:p>13.4294265773735</text:p>
              </table:table-cell>
              <table:table-cell office:value-type="float" office:value="0.003434">
                <text:p>0.003434</text:p>
              </table:table-cell>
              <table:table-cell office:value-type="float" office:value="42.092484860856">
                <text:p>42.092484860856</text:p>
              </table:table-cell>
              <table:table-cell office:value-type="float" office:value="0.007191">
                <text:p>0.007191</text:p>
              </table:table-cell>
              <table:table-cell office:value-type="float" office:value="46.0824053037357">
                <text:p>46.0824053037357</text:p>
              </table:table-cell>
              <table:table-cell office:value-type="float" office:value="0.001119">
                <text:p>0.001119</text:p>
              </table:table-cell>
              <table:table-cell office:value-type="float" office:value="34.9140458553792">
                <text:p>34.9140458553792</text:p>
              </table:table-cell>
              <table:table-cell office:value-type="float" office:value="0.00932">
                <text:p>0.00932</text:p>
              </table:table-cell>
              <table:table-cell office:value-type="float" office:value="35.6730577940519">
                <text:p>35.6730577940519</text:p>
              </table:table-cell>
              <table:table-cell office:value-type="float" office:value="0.000771999999999999">
                <text:p>0.000771999999999999</text:p>
              </table:table-cell>
              <table:table-cell office:value-type="float" office:value="34.5730712269819">
                <text:p>34.5730712269819</text:p>
              </table:table-cell>
              <table:table-cell office:value-type="float" office:value="0.225437">
                <text:p>0.225437</text:p>
              </table:table-cell>
              <table:table-cell office:value-type="float" office:value="120.099640846438">
                <text:p>120.099640846438</text:p>
              </table:table-cell>
            </table:table-row>
            <table:table-row>
              <table:table-cell office:value-type="float" office:value="55.9653607934858">
                <text:p>55.9653607934858</text:p>
              </table:table-cell>
              <table:table-cell office:value-type="float" office:value="0.000801">
                <text:p>0.000801</text:p>
              </table:table-cell>
              <table:table-cell office:value-type="float" office:value="1">
                <text:p>1</text:p>
              </table:table-cell>
              <table:table-cell office:value-type="float" office:value="0.000400000000000001">
                <text:p>0.000400000000000001</text:p>
              </table:table-cell>
              <table:table-cell office:value-type="float" office:value="1.32159452145026">
                <text:p>1.32159452145026</text:p>
              </table:table-cell>
              <table:table-cell office:value-type="float" office:value="0.000922">
                <text:p>0.000922</text:p>
              </table:table-cell>
              <table:table-cell office:value-type="float" office:value="0.774312543726788">
                <text:p>0.774312543726788</text:p>
              </table:table-cell>
              <table:table-cell office:value-type="float" office:value="0.003132">
                <text:p>0.003132</text:p>
              </table:table-cell>
              <table:table-cell office:value-type="float" office:value="1.74377458687306">
                <text:p>1.74377458687306</text:p>
              </table:table-cell>
              <table:table-cell office:value-type="float" office:value="0.00384">
                <text:p>0.00384</text:p>
              </table:table-cell>
              <table:table-cell office:value-type="float" office:value="15.1837349220618">
                <text:p>15.1837349220618</text:p>
              </table:table-cell>
              <table:table-cell office:value-type="float" office:value="0.001785">
                <text:p>0.001785</text:p>
              </table:table-cell>
              <table:table-cell office:value-type="float" office:value="31.2004648214663">
                <text:p>31.2004648214663</text:p>
              </table:table-cell>
              <table:table-cell office:value-type="float" office:value="0.002334">
                <text:p>0.002334</text:p>
              </table:table-cell>
              <table:table-cell office:value-type="float" office:value="32.5891762717849">
                <text:p>32.5891762717849</text:p>
              </table:table-cell>
              <table:table-cell office:value-type="float" office:value="0.000798">
                <text:p>0.000798</text:p>
              </table:table-cell>
              <table:table-cell office:value-type="float" office:value="22.0781329426188">
                <text:p>22.0781329426188</text:p>
              </table:table-cell>
              <table:table-cell office:value-type="float" office:value="0.000221000000000001">
                <text:p>0.000221000000000001</text:p>
              </table:table-cell>
              <table:table-cell office:value-type="float" office:value="15.0889629119275">
                <text:p>15.0889629119275</text:p>
              </table:table-cell>
              <table:table-cell office:value-type="float" office:value="0.001459">
                <text:p>0.001459</text:p>
              </table:table-cell>
              <table:table-cell office:value-type="float" office:value="23.8461641383383">
                <text:p>23.8461641383383</text:p>
              </table:table-cell>
              <table:table-cell office:value-type="float" office:value="0.004196">
                <text:p>0.004196</text:p>
              </table:table-cell>
              <table:table-cell office:value-type="float" office:value="20.6285865951443">
                <text:p>20.6285865951443</text:p>
              </table:table-cell>
              <table:table-cell office:value-type="float" office:value="0.00222">
                <text:p>0.00222</text:p>
              </table:table-cell>
              <table:table-cell office:value-type="float" office:value="55.9653607934858">
                <text:p>55.9653607934858</text:p>
              </table:table-cell>
              <table:table-cell office:value-type="float" office:value="0.006724">
                <text:p>0.006724</text:p>
              </table:table-cell>
              <table:table-cell office:value-type="float" office:value="66.7188996605006">
                <text:p>66.7188996605006</text:p>
              </table:table-cell>
              <table:table-cell office:value-type="float" office:value="0.000926">
                <text:p>0.000926</text:p>
              </table:table-cell>
              <table:table-cell office:value-type="float" office:value="46.7489123454445">
                <text:p>46.7489123454445</text:p>
              </table:table-cell>
              <table:table-cell office:value-type="float" office:value="0.007491">
                <text:p>0.007491</text:p>
              </table:table-cell>
              <table:table-cell office:value-type="float" office:value="45.1931360118918">
                <text:p>45.1931360118918</text:p>
              </table:table-cell>
              <table:table-cell office:value-type="float" office:value="0.000675999999999999">
                <text:p>0.000675999999999999</text:p>
              </table:table-cell>
              <table:table-cell office:value-type="float" office:value="50.7333719423613">
                <text:p>50.7333719423613</text:p>
              </table:table-cell>
              <table:table-cell office:value-type="float" office:value="0.13574">
                <text:p>0.13574</text:p>
              </table:table-cell>
              <table:table-cell office:value-type="float" office:value="81.6085295185764">
                <text:p>81.6085295185764</text:p>
              </table:table-cell>
            </table:table-row>
            <table:table-row>
              <table:table-cell office:value-type="float" office:value="9.72847543987724">
                <text:p>9.72847543987724</text:p>
              </table:table-cell>
              <table:table-cell office:value-type="float" office:value="0.000766">
                <text:p>0.000766</text:p>
              </table:table-cell>
              <table:table-cell office:value-type="float" office:value="1">
                <text:p>1</text:p>
              </table:table-cell>
              <table:table-cell office:value-type="float" office:value="0.000894000000000001">
                <text:p>0.000894000000000001</text:p>
              </table:table-cell>
              <table:table-cell office:value-type="float" office:value="1.22234299645019">
                <text:p>1.22234299645019</text:p>
              </table:table-cell>
              <table:table-cell office:value-type="float" office:value="0.001202">
                <text:p>0.001202</text:p>
              </table:table-cell>
              <table:table-cell office:value-type="float" office:value="0.852495706961033">
                <text:p>0.852495706961033</text:p>
              </table:table-cell>
              <table:table-cell office:value-type="float" office:value="0.000464">
                <text:p>0.000464</text:p>
              </table:table-cell>
              <table:table-cell office:value-type="float" office:value="2.08813095727921">
                <text:p>2.08813095727921</text:p>
              </table:table-cell>
              <table:table-cell office:value-type="float" office:value="0.005458">
                <text:p>0.005458</text:p>
              </table:table-cell>
              <table:table-cell office:value-type="float" office:value="7.83281220011516">
                <text:p>7.83281220011516</text:p>
              </table:table-cell>
              <table:table-cell office:value-type="float" office:value="0.001806">
                <text:p>0.001806</text:p>
              </table:table-cell>
              <table:table-cell office:value-type="float" office:value="8.82845631413622">
                <text:p>8.82845631413622</text:p>
              </table:table-cell>
              <table:table-cell office:value-type="float" office:value="0.002222">
                <text:p>0.002222</text:p>
              </table:table-cell>
              <table:table-cell office:value-type="float" office:value="10.7297668864886">
                <text:p>10.7297668864886</text:p>
              </table:table-cell>
              <table:table-cell office:value-type="float" office:value="0.000753">
                <text:p>0.000753</text:p>
              </table:table-cell>
              <table:table-cell office:value-type="float" office:value="8.82670601752766">
                <text:p>8.82670601752766</text:p>
              </table:table-cell>
              <table:table-cell office:value-type="float" office:value="0.001897">
                <text:p>0.001897</text:p>
              </table:table-cell>
              <table:table-cell office:value-type="float" office:value="7.965595481586">
                <text:p>7.965595481586</text:p>
              </table:table-cell>
              <table:table-cell office:value-type="float" office:value="0.001185">
                <text:p>0.001185</text:p>
              </table:table-cell>
              <table:table-cell office:value-type="float" office:value="9.75026504009198">
                <text:p>9.75026504009198</text:p>
              </table:table-cell>
              <table:table-cell office:value-type="float" office:value="0.00435">
                <text:p>0.00435</text:p>
              </table:table-cell>
              <table:table-cell office:value-type="float" office:value="8.27226468476838">
                <text:p>8.27226468476838</text:p>
              </table:table-cell>
              <table:table-cell office:value-type="float" office:value="0.002986">
                <text:p>0.002986</text:p>
              </table:table-cell>
              <table:table-cell office:value-type="float" office:value="9.72847543987724">
                <text:p>9.72847543987724</text:p>
              </table:table-cell>
              <table:table-cell office:value-type="float" office:value="0.006394">
                <text:p>0.006394</text:p>
              </table:table-cell>
              <table:table-cell office:value-type="float" office:value="9.40905095605647">
                <text:p>9.40905095605647</text:p>
              </table:table-cell>
              <table:table-cell office:value-type="float" office:value="0.000964">
                <text:p>0.000964</text:p>
              </table:table-cell>
              <table:table-cell office:value-type="float" office:value="8.86160381071288">
                <text:p>8.86160381071288</text:p>
              </table:table-cell>
              <table:table-cell office:value-type="float" office:value="0.008173">
                <text:p>0.008173</text:p>
              </table:table-cell>
              <table:table-cell office:value-type="float" office:value="9.92142195120716">
                <text:p>9.92142195120716</text:p>
              </table:table-cell>
              <table:table-cell office:value-type="float" office:value="0.000289999999999999">
                <text:p>0.000289999999999999</text:p>
              </table:table-cell>
              <table:table-cell office:value-type="float" office:value="9.69611700942906">
                <text:p>9.69611700942906</text:p>
              </table:table-cell>
              <table:table-cell office:value-type="float" office:value="0.138721">
                <text:p>0.138721</text:p>
              </table:table-cell>
              <table:table-cell office:value-type="float" office:value="11.4677473173987">
                <text:p>11.4677473173987</text:p>
              </table:table-cell>
            </table:table-row>
            <table:table-row>
              <table:table-cell office:value-type="float" office:value="34.3012373119681">
                <text:p>34.3012373119681</text:p>
              </table:table-cell>
              <table:table-cell office:value-type="float" office:value="0.001021">
                <text:p>0.001021</text:p>
              </table:table-cell>
              <table:table-cell office:value-type="float" office:value="1">
                <text:p>1</text:p>
              </table:table-cell>
              <table:table-cell office:value-type="float" office:value="0.001893">
                <text:p>0.001893</text:p>
              </table:table-cell>
              <table:table-cell office:value-type="float" office:value="1.24477224594747">
                <text:p>1.24477224594747</text:p>
              </table:table-cell>
              <table:table-cell office:value-type="float" office:value="0.000807">
                <text:p>0.000807</text:p>
              </table:table-cell>
              <table:table-cell office:value-type="float" office:value="0.880295051379321">
                <text:p>0.880295051379321</text:p>
              </table:table-cell>
              <table:table-cell office:value-type="float" office:value="0.000436">
                <text:p>0.000436</text:p>
              </table:table-cell>
              <table:table-cell office:value-type="float" office:value="1.59229622434948">
                <text:p>1.59229622434948</text:p>
              </table:table-cell>
              <table:table-cell office:value-type="float" office:value="0.010292">
                <text:p>0.010292</text:p>
              </table:table-cell>
              <table:table-cell office:value-type="float" office:value="18.0478149709459">
                <text:p>18.0478149709459</text:p>
              </table:table-cell>
              <table:table-cell office:value-type="float" office:value="0.003494">
                <text:p>0.003494</text:p>
              </table:table-cell>
              <table:table-cell office:value-type="float" office:value="35.2244387245732">
                <text:p>35.2244387245732</text:p>
              </table:table-cell>
              <table:table-cell office:value-type="float" office:value="0.002484">
                <text:p>0.002484</text:p>
              </table:table-cell>
              <table:table-cell office:value-type="float" office:value="33.8503610926916">
                <text:p>33.8503610926916</text:p>
              </table:table-cell>
              <table:table-cell office:value-type="float" office:value="0.000885">
                <text:p>0.000885</text:p>
              </table:table-cell>
              <table:table-cell office:value-type="float" office:value="31.8394650705116">
                <text:p>31.8394650705116</text:p>
              </table:table-cell>
              <table:table-cell office:value-type="float" office:value="0.003576">
                <text:p>0.003576</text:p>
              </table:table-cell>
              <table:table-cell office:value-type="float" office:value="22.7155234814618">
                <text:p>22.7155234814618</text:p>
              </table:table-cell>
              <table:table-cell office:value-type="float" office:value="0.001472">
                <text:p>0.001472</text:p>
              </table:table-cell>
              <table:table-cell office:value-type="float" office:value="32.8354998992227">
                <text:p>32.8354998992227</text:p>
              </table:table-cell>
              <table:table-cell office:value-type="float" office:value="0.004983">
                <text:p>0.004983</text:p>
              </table:table-cell>
              <table:table-cell office:value-type="float" office:value="26.0118668777074">
                <text:p>26.0118668777074</text:p>
              </table:table-cell>
              <table:table-cell office:value-type="float" office:value="0.006537">
                <text:p>0.006537</text:p>
              </table:table-cell>
              <table:table-cell office:value-type="float" office:value="34.3012373119681">
                <text:p>34.3012373119681</text:p>
              </table:table-cell>
              <table:table-cell office:value-type="float" office:value="0.013949">
                <text:p>0.013949</text:p>
              </table:table-cell>
              <table:table-cell office:value-type="float" office:value="33.974174981231">
                <text:p>33.974174981231</text:p>
              </table:table-cell>
              <table:table-cell office:value-type="float" office:value="0.002235">
                <text:p>0.002235</text:p>
              </table:table-cell>
              <table:table-cell office:value-type="float" office:value="41.4148339077169">
                <text:p>41.4148339077169</text:p>
              </table:table-cell>
              <table:table-cell office:value-type="float" office:value="0.01643">
                <text:p>0.01643</text:p>
              </table:table-cell>
              <table:table-cell office:value-type="float" office:value="32.5969777638584">
                <text:p>32.5969777638584</text:p>
              </table:table-cell>
              <table:table-cell office:value-type="float" office:value="0.000543999999999999">
                <text:p>0.000543999999999999</text:p>
              </table:table-cell>
              <table:table-cell office:value-type="float" office:value="33.0470230881987">
                <text:p>33.0470230881987</text:p>
              </table:table-cell>
              <table:table-cell office:value-type="float" office:value="0.299887">
                <text:p>0.299887</text:p>
              </table:table-cell>
              <table:table-cell office:value-type="float" office:value="39.6980645516727">
                <text:p>39.6980645516727</text:p>
              </table:table-cell>
            </table:table-row>
            <table:table-row>
              <table:table-cell office:value-type="float" office:value="32.0010598927742">
                <text:p>32.0010598927742</text:p>
              </table:table-cell>
              <table:table-cell office:value-type="float" office:value="0.001071">
                <text:p>0.001071</text:p>
              </table:table-cell>
              <table:table-cell office:value-type="float" office:value="1">
                <text:p>1</text:p>
              </table:table-cell>
              <table:table-cell office:value-type="float" office:value="0.002115">
                <text:p>0.002115</text:p>
              </table:table-cell>
              <table:table-cell office:value-type="float" office:value="1.15323891233752">
                <text:p>1.15323891233752</text:p>
              </table:table-cell>
              <table:table-cell office:value-type="float" office:value="0.000963">
                <text:p>0.000963</text:p>
              </table:table-cell>
              <table:table-cell office:value-type="float" office:value="0.718226963860762">
                <text:p>0.718226963860762</text:p>
              </table:table-cell>
              <table:table-cell office:value-type="float" office:value="0.000446">
                <text:p>0.000446</text:p>
              </table:table-cell>
              <table:table-cell office:value-type="float" office:value="1.63001044795436">
                <text:p>1.63001044795436</text:p>
              </table:table-cell>
              <table:table-cell office:value-type="float" office:value="0.010729">
                <text:p>0.010729</text:p>
              </table:table-cell>
              <table:table-cell office:value-type="float" office:value="12.2470138465577">
                <text:p>12.2470138465577</text:p>
              </table:table-cell>
              <table:table-cell office:value-type="float" office:value="0.003782">
                <text:p>0.003782</text:p>
              </table:table-cell>
              <table:table-cell office:value-type="float" office:value="14.0325982692578">
                <text:p>14.0325982692578</text:p>
              </table:table-cell>
              <table:table-cell office:value-type="float" office:value="0.002591">
                <text:p>0.002591</text:p>
              </table:table-cell>
              <table:table-cell office:value-type="float" office:value="16.5010406719811">
                <text:p>16.5010406719811</text:p>
              </table:table-cell>
              <table:table-cell office:value-type="float" office:value="0.000827999999999999">
                <text:p>0.000827999999999999</text:p>
              </table:table-cell>
              <table:table-cell office:value-type="float" office:value="11.1126851281967">
                <text:p>11.1126851281967</text:p>
              </table:table-cell>
              <table:table-cell office:value-type="float" office:value="0.003803">
                <text:p>0.003803</text:p>
              </table:table-cell>
              <table:table-cell office:value-type="float" office:value="8.15012679526651">
                <text:p>8.15012679526651</text:p>
              </table:table-cell>
              <table:table-cell office:value-type="float" office:value="0.001908">
                <text:p>0.001908</text:p>
              </table:table-cell>
              <table:table-cell office:value-type="float" office:value="12.9050068802901">
                <text:p>12.9050068802901</text:p>
              </table:table-cell>
              <table:table-cell office:value-type="float" office:value="0.005096">
                <text:p>0.005096</text:p>
              </table:table-cell>
              <table:table-cell office:value-type="float" office:value="6.09698286016868">
                <text:p>6.09698286016868</text:p>
              </table:table-cell>
              <table:table-cell office:value-type="float" office:value="0.006388">
                <text:p>0.006388</text:p>
              </table:table-cell>
              <table:table-cell office:value-type="float" office:value="32.0010598927742">
                <text:p>32.0010598927742</text:p>
              </table:table-cell>
              <table:table-cell office:value-type="float" office:value="0.014207">
                <text:p>0.014207</text:p>
              </table:table-cell>
              <table:table-cell office:value-type="float" office:value="29.8167932649182">
                <text:p>29.8167932649182</text:p>
              </table:table-cell>
              <table:table-cell office:value-type="float" office:value="0.002046">
                <text:p>0.002046</text:p>
              </table:table-cell>
              <table:table-cell office:value-type="float" office:value="25.943851173626">
                <text:p>25.943851173626</text:p>
              </table:table-cell>
              <table:table-cell office:value-type="float" office:value="0.016561">
                <text:p>0.016561</text:p>
              </table:table-cell>
              <table:table-cell office:value-type="float" office:value="31.5197132616487">
                <text:p>31.5197132616487</text:p>
              </table:table-cell>
              <table:table-cell office:value-type="float" office:value="0.000441">
                <text:p>0.000441</text:p>
              </table:table-cell>
              <table:table-cell office:value-type="float" office:value="30.3692121997832">
                <text:p>30.3692121997832</text:p>
              </table:table-cell>
              <table:table-cell office:value-type="float" office:value="0.325021">
                <text:p>0.325021</text:p>
              </table:table-cell>
              <table:table-cell office:value-type="float" office:value="41.9138153759539">
                <text:p>41.9138153759539</text:p>
              </table:table-cell>
            </table:table-row>
            <table:table-row>
              <table:table-cell office:value-type="float" office:value="12.0339042466395">
                <text:p>12.0339042466395</text:p>
              </table:table-cell>
              <table:table-cell office:value-type="float" office:value="0.000828">
                <text:p>0.000828</text:p>
              </table:table-cell>
              <table:table-cell office:value-type="float" office:value="1">
                <text:p>1</text:p>
              </table:table-cell>
              <table:table-cell office:value-type="float" office:value="0.001384">
                <text:p>0.001384</text:p>
              </table:table-cell>
              <table:table-cell office:value-type="float" office:value="1.21047316350537">
                <text:p>1.21047316350537</text:p>
              </table:table-cell>
              <table:table-cell office:value-type="float" office:value="0.001293">
                <text:p>0.001293</text:p>
              </table:table-cell>
              <table:table-cell office:value-type="float" office:value="0.732728048666232">
                <text:p>0.732728048666232</text:p>
              </table:table-cell>
              <table:table-cell office:value-type="float" office:value="0.000468">
                <text:p>0.000468</text:p>
              </table:table-cell>
              <table:table-cell office:value-type="float" office:value="1.82728751848116">
                <text:p>1.82728751848116</text:p>
              </table:table-cell>
              <table:table-cell office:value-type="float" office:value="0.004993">
                <text:p>0.004993</text:p>
              </table:table-cell>
              <table:table-cell office:value-type="float" office:value="10.3374754828807">
                <text:p>10.3374754828807</text:p>
              </table:table-cell>
              <table:table-cell office:value-type="float" office:value="0.001843">
                <text:p>0.001843</text:p>
              </table:table-cell>
              <table:table-cell office:value-type="float" office:value="10.4304629885239">
                <text:p>10.4304629885239</text:p>
              </table:table-cell>
              <table:table-cell office:value-type="float" office:value="0.002401">
                <text:p>0.002401</text:p>
              </table:table-cell>
              <table:table-cell office:value-type="float" office:value="10.3925519165406">
                <text:p>10.3925519165406</text:p>
              </table:table-cell>
              <table:table-cell office:value-type="float" office:value="0.000659">
                <text:p>0.000659</text:p>
              </table:table-cell>
              <table:table-cell office:value-type="float" office:value="10.0287150240046">
                <text:p>10.0287150240046</text:p>
              </table:table-cell>
              <table:table-cell office:value-type="float" office:value="0.002146">
                <text:p>0.002146</text:p>
              </table:table-cell>
              <table:table-cell office:value-type="float" office:value="6.70685413248361">
                <text:p>6.70685413248361</text:p>
              </table:table-cell>
              <table:table-cell office:value-type="float" office:value="0.001382">
                <text:p>0.001382</text:p>
              </table:table-cell>
              <table:table-cell office:value-type="float" office:value="15.219166652499">
                <text:p>15.219166652499</text:p>
              </table:table-cell>
              <table:table-cell office:value-type="float" office:value="0.004388">
                <text:p>0.004388</text:p>
              </table:table-cell>
              <table:table-cell office:value-type="float" office:value="8.9373643058411">
                <text:p>8.9373643058411</text:p>
              </table:table-cell>
              <table:table-cell office:value-type="float" office:value="0.003068">
                <text:p>0.003068</text:p>
              </table:table-cell>
              <table:table-cell office:value-type="float" office:value="12.0339042466395">
                <text:p>12.0339042466395</text:p>
              </table:table-cell>
              <table:table-cell office:value-type="float" office:value="0.006616">
                <text:p>0.006616</text:p>
              </table:table-cell>
              <table:table-cell office:value-type="float" office:value="11.9971948627122">
                <text:p>11.9971948627122</text:p>
              </table:table-cell>
              <table:table-cell office:value-type="float" office:value="0.001283">
                <text:p>0.001283</text:p>
              </table:table-cell>
              <table:table-cell office:value-type="float" office:value="11.6036424187735">
                <text:p>11.6036424187735</text:p>
              </table:table-cell>
              <table:table-cell office:value-type="float" office:value="0.008259">
                <text:p>0.008259</text:p>
              </table:table-cell>
              <table:table-cell office:value-type="float" office:value="11.4643877815399">
                <text:p>11.4643877815399</text:p>
              </table:table-cell>
              <table:table-cell office:value-type="float" office:value="0.000347999999999999">
                <text:p>0.000347999999999999</text:p>
              </table:table-cell>
              <table:table-cell office:value-type="float" office:value="11.6912476516742">
                <text:p>11.6912476516742</text:p>
              </table:table-cell>
              <table:table-cell office:value-type="float" office:value="0.144913">
                <text:p>0.144913</text:p>
              </table:table-cell>
              <table:table-cell office:value-type="float" office:value="12.8757111466638">
                <text:p>12.8757111466638</text:p>
              </table:table-cell>
            </table:table-row>
            <table:table-row>
              <table:table-cell office:value-type="float" office:value="16.5058560889634">
                <text:p>16.5058560889634</text:p>
              </table:table-cell>
              <table:table-cell office:value-type="float" office:value="0.000821">
                <text:p>0.000821</text:p>
              </table:table-cell>
              <table:table-cell office:value-type="float" office:value="1">
                <text:p>1</text:p>
              </table:table-cell>
              <table:table-cell office:value-type="float" office:value="0.001613">
                <text:p>0.001613</text:p>
              </table:table-cell>
              <table:table-cell office:value-type="float" office:value="1.12183519684516">
                <text:p>1.12183519684516</text:p>
              </table:table-cell>
              <table:table-cell office:value-type="float" office:value="0.000598">
                <text:p>0.000598</text:p>
              </table:table-cell>
              <table:table-cell office:value-type="float" office:value="0.81712494922183">
                <text:p>0.81712494922183</text:p>
              </table:table-cell>
              <table:table-cell office:value-type="float" office:value="0.000467">
                <text:p>0.000467</text:p>
              </table:table-cell>
              <table:table-cell office:value-type="float" office:value="1.95694719311679">
                <text:p>1.95694719311679</text:p>
              </table:table-cell>
              <table:table-cell office:value-type="float" office:value="0.006104">
                <text:p>0.006104</text:p>
              </table:table-cell>
              <table:table-cell office:value-type="float" office:value="8.06674495976374">
                <text:p>8.06674495976374</text:p>
              </table:table-cell>
              <table:table-cell office:value-type="float" office:value="0.002188">
                <text:p>0.002188</text:p>
              </table:table-cell>
              <table:table-cell office:value-type="float" office:value="11.6116591869685">
                <text:p>11.6116591869685</text:p>
              </table:table-cell>
              <table:table-cell office:value-type="float" office:value="0.002287">
                <text:p>0.002287</text:p>
              </table:table-cell>
              <table:table-cell office:value-type="float" office:value="7.56646693846723">
                <text:p>7.56646693846723</text:p>
              </table:table-cell>
              <table:table-cell office:value-type="float" office:value="0.000850999999999999">
                <text:p>0.000850999999999999</text:p>
              </table:table-cell>
              <table:table-cell office:value-type="float" office:value="14.0545271677488">
                <text:p>14.0545271677488</text:p>
              </table:table-cell>
              <table:table-cell office:value-type="float" office:value="0.003219">
                <text:p>0.003219</text:p>
              </table:table-cell>
              <table:table-cell office:value-type="float" office:value="6.51398650071892">
                <text:p>6.51398650071892</text:p>
              </table:table-cell>
              <table:table-cell office:value-type="float" office:value="0.001754">
                <text:p>0.001754</text:p>
              </table:table-cell>
              <table:table-cell office:value-type="float" office:value="13.4571841026825">
                <text:p>13.4571841026825</text:p>
              </table:table-cell>
              <table:table-cell office:value-type="float" office:value="0.00454">
                <text:p>0.00454</text:p>
              </table:table-cell>
              <table:table-cell office:value-type="float" office:value="11.0291145462637">
                <text:p>11.0291145462637</text:p>
              </table:table-cell>
              <table:table-cell office:value-type="float" office:value="0.003494">
                <text:p>0.003494</text:p>
              </table:table-cell>
              <table:table-cell office:value-type="float" office:value="16.5058560889634">
                <text:p>16.5058560889634</text:p>
              </table:table-cell>
              <table:table-cell office:value-type="float" office:value="0.006782">
                <text:p>0.006782</text:p>
              </table:table-cell>
              <table:table-cell office:value-type="float" office:value="7.98007753794855">
                <text:p>7.98007753794855</text:p>
              </table:table-cell>
              <table:table-cell office:value-type="float" office:value="0.00146">
                <text:p>0.00146</text:p>
              </table:table-cell>
              <table:table-cell office:value-type="float" office:value="16.3808855924543">
                <text:p>16.3808855924543</text:p>
              </table:table-cell>
              <table:table-cell office:value-type="float" office:value="0.009039">
                <text:p>0.009039</text:p>
              </table:table-cell>
              <table:table-cell office:value-type="float" office:value="15.9072116760896">
                <text:p>15.9072116760896</text:p>
              </table:table-cell>
              <table:table-cell office:value-type="float" office:value="0.00032">
                <text:p>0.00032</text:p>
              </table:table-cell>
              <table:table-cell office:value-type="float" office:value="16.5256061746638">
                <text:p>16.5256061746638</text:p>
              </table:table-cell>
              <table:table-cell office:value-type="float" office:value="0.197265">
                <text:p>0.197265</text:p>
              </table:table-cell>
              <table:table-cell office:value-type="float" office:value="17.6366560043641">
                <text:p>17.6366560043641</text:p>
              </table:table-cell>
            </table:table-row>
            <table:table-row>
              <table:table-cell office:value-type="float" office:value="13.2894096195153">
                <text:p>13.2894096195153</text:p>
              </table:table-cell>
              <table:table-cell office:value-type="float" office:value="0.000965">
                <text:p>0.000965</text:p>
              </table:table-cell>
              <table:table-cell office:value-type="float" office:value="1">
                <text:p>1</text:p>
              </table:table-cell>
              <table:table-cell office:value-type="float" office:value="0.00185">
                <text:p>0.00185</text:p>
              </table:table-cell>
              <table:table-cell office:value-type="float" office:value="1.23699242451368">
                <text:p>1.23699242451368</text:p>
              </table:table-cell>
              <table:table-cell office:value-type="float" office:value="0.00066">
                <text:p>0.00066</text:p>
              </table:table-cell>
              <table:table-cell office:value-type="float" office:value="0.769701716102713">
                <text:p>0.769701716102713</text:p>
              </table:table-cell>
              <table:table-cell office:value-type="float" office:value="0.000425">
                <text:p>0.000425</text:p>
              </table:table-cell>
              <table:table-cell office:value-type="float" office:value="1.76694805451332">
                <text:p>1.76694805451332</text:p>
              </table:table-cell>
              <table:table-cell office:value-type="float" office:value="0.010412">
                <text:p>0.010412</text:p>
              </table:table-cell>
              <table:table-cell office:value-type="float" office:value="7.80934963003995">
                <text:p>7.80934963003995</text:p>
              </table:table-cell>
              <table:table-cell office:value-type="float" office:value="0.003608">
                <text:p>0.003608</text:p>
              </table:table-cell>
              <table:table-cell office:value-type="float" office:value="10.3272659178604">
                <text:p>10.3272659178604</text:p>
              </table:table-cell>
              <table:table-cell office:value-type="float" office:value="0.002285">
                <text:p>0.002285</text:p>
              </table:table-cell>
              <table:table-cell office:value-type="float" office:value="9.7038904568838">
                <text:p>9.7038904568838</text:p>
              </table:table-cell>
              <table:table-cell office:value-type="float" office:value="0.000964">
                <text:p>0.000964</text:p>
              </table:table-cell>
              <table:table-cell office:value-type="float" office:value="9.99018085416132">
                <text:p>9.99018085416132</text:p>
              </table:table-cell>
              <table:table-cell office:value-type="float" office:value="0.003684">
                <text:p>0.003684</text:p>
              </table:table-cell>
              <table:table-cell office:value-type="float" office:value="9.29791741296672">
                <text:p>9.29791741296672</text:p>
              </table:table-cell>
              <table:table-cell office:value-type="float" office:value="0.001774">
                <text:p>0.001774</text:p>
              </table:table-cell>
              <table:table-cell office:value-type="float" office:value="8.98836702311224">
                <text:p>8.98836702311224</text:p>
              </table:table-cell>
              <table:table-cell office:value-type="float" office:value="0.004991">
                <text:p>0.004991</text:p>
              </table:table-cell>
              <table:table-cell office:value-type="float" office:value="6.73303500904785">
                <text:p>6.73303500904785</text:p>
              </table:table-cell>
              <table:table-cell office:value-type="float" office:value="0.006239">
                <text:p>0.006239</text:p>
              </table:table-cell>
              <table:table-cell office:value-type="float" office:value="13.2894096195153">
                <text:p>13.2894096195153</text:p>
              </table:table-cell>
              <table:table-cell office:value-type="float" office:value="0.014242">
                <text:p>0.014242</text:p>
              </table:table-cell>
              <table:table-cell office:value-type="float" office:value="13.6545708950986">
                <text:p>13.6545708950986</text:p>
              </table:table-cell>
              <table:table-cell office:value-type="float" office:value="0.001861">
                <text:p>0.001861</text:p>
              </table:table-cell>
              <table:table-cell office:value-type="float" office:value="13.2869774564256">
                <text:p>13.2869774564256</text:p>
              </table:table-cell>
              <table:table-cell office:value-type="float" office:value="0.016351">
                <text:p>0.016351</text:p>
              </table:table-cell>
              <table:table-cell office:value-type="float" office:value="13.2020610913014">
                <text:p>13.2020610913014</text:p>
              </table:table-cell>
              <table:table-cell office:value-type="float" office:value="0.000380999999999999">
                <text:p>0.000380999999999999</text:p>
              </table:table-cell>
              <table:table-cell office:value-type="float" office:value="13.4053202791264">
                <text:p>13.4053202791264</text:p>
              </table:table-cell>
              <table:table-cell office:value-type="float" office:value="0.310942">
                <text:p>0.310942</text:p>
              </table:table-cell>
              <table:table-cell office:value-type="float" office:value="14.0712998941957">
                <text:p>14.0712998941957</text:p>
              </table:table-cell>
            </table:table-row>
            <table:table-row>
              <table:table-cell office:value-type="float" office:value="26.6016700870652">
                <text:p>26.6016700870652</text:p>
              </table:table-cell>
              <table:table-cell office:value-type="float" office:value="0.001191">
                <text:p>0.001191</text:p>
              </table:table-cell>
              <table:table-cell office:value-type="float" office:value="1">
                <text:p>1</text:p>
              </table:table-cell>
              <table:table-cell office:value-type="float" office:value="0.002381">
                <text:p>0.002381</text:p>
              </table:table-cell>
              <table:table-cell office:value-type="float" office:value="1.15083713821528">
                <text:p>1.15083713821528</text:p>
              </table:table-cell>
              <table:table-cell office:value-type="float" office:value="0.000758">
                <text:p>0.000758</text:p>
              </table:table-cell>
              <table:table-cell office:value-type="float" office:value="0.756312632623056">
                <text:p>0.756312632623056</text:p>
              </table:table-cell>
              <table:table-cell office:value-type="float" office:value="0.000496">
                <text:p>0.000496</text:p>
              </table:table-cell>
              <table:table-cell office:value-type="float" office:value="2.05902942304481">
                <text:p>2.05902942304481</text:p>
              </table:table-cell>
              <table:table-cell office:value-type="float" office:value="0.011983">
                <text:p>0.011983</text:p>
              </table:table-cell>
              <table:table-cell office:value-type="float" office:value="9.35652538558525">
                <text:p>9.35652538558525</text:p>
              </table:table-cell>
              <table:table-cell office:value-type="float" office:value="0.004215">
                <text:p>0.004215</text:p>
              </table:table-cell>
              <table:table-cell office:value-type="float" office:value="10.9504678768208">
                <text:p>10.9504678768208</text:p>
              </table:table-cell>
              <table:table-cell office:value-type="float" office:value="0.002721">
                <text:p>0.002721</text:p>
              </table:table-cell>
              <table:table-cell office:value-type="float" office:value="15.0209377558201">
                <text:p>15.0209377558201</text:p>
              </table:table-cell>
              <table:table-cell office:value-type="float" office:value="0.000968">
                <text:p>0.000968</text:p>
              </table:table-cell>
              <table:table-cell office:value-type="float" office:value="19.2379514817361">
                <text:p>19.2379514817361</text:p>
              </table:table-cell>
              <table:table-cell office:value-type="float" office:value="0.004586">
                <text:p>0.004586</text:p>
              </table:table-cell>
              <table:table-cell office:value-type="float" office:value="10.4052959526739">
                <text:p>10.4052959526739</text:p>
              </table:table-cell>
              <table:table-cell office:value-type="float" office:value="0.002612">
                <text:p>0.002612</text:p>
              </table:table-cell>
              <table:table-cell office:value-type="float" office:value="14.0674256479404">
                <text:p>14.0674256479404</text:p>
              </table:table-cell>
              <table:table-cell office:value-type="float" office:value="0.005009">
                <text:p>0.005009</text:p>
              </table:table-cell>
              <table:table-cell office:value-type="float" office:value="12.1646215758055">
                <text:p>12.1646215758055</text:p>
              </table:table-cell>
              <table:table-cell office:value-type="float" office:value="0.006766">
                <text:p>0.006766</text:p>
              </table:table-cell>
              <table:table-cell office:value-type="float" office:value="26.6016700870652">
                <text:p>26.6016700870652</text:p>
              </table:table-cell>
              <table:table-cell office:value-type="float" office:value="0.014747">
                <text:p>0.014747</text:p>
              </table:table-cell>
              <table:table-cell office:value-type="float" office:value="25.3070104997951">
                <text:p>25.3070104997951</text:p>
              </table:table-cell>
              <table:table-cell office:value-type="float" office:value="0.002436">
                <text:p>0.002436</text:p>
              </table:table-cell>
              <table:table-cell office:value-type="float" office:value="27.388894708243">
                <text:p>27.388894708243</text:p>
              </table:table-cell>
              <table:table-cell office:value-type="float" office:value="0.017207">
                <text:p>0.017207</text:p>
              </table:table-cell>
              <table:table-cell office:value-type="float" office:value="24.5829259263612">
                <text:p>24.5829259263612</text:p>
              </table:table-cell>
              <table:table-cell office:value-type="float" office:value="0.000504999999999999">
                <text:p>0.000504999999999999</text:p>
              </table:table-cell>
              <table:table-cell office:value-type="float" office:value="27.593842855965">
                <text:p>27.593842855965</text:p>
              </table:table-cell>
              <table:table-cell office:value-type="float" office:value="0.375111">
                <text:p>0.375111</text:p>
              </table:table-cell>
              <table:table-cell office:value-type="float" office:value="38.2082260215172">
                <text:p>38.2082260215172</text:p>
              </table:table-cell>
            </table:table-row>
            <table:table-row>
              <table:table-cell office:value-type="float" office:value="31.4693696708081">
                <text:p>31.4693696708081</text:p>
              </table:table-cell>
              <table:table-cell office:value-type="float" office:value="0.004125">
                <text:p>0.004125</text:p>
              </table:table-cell>
              <table:table-cell office:value-type="float" office:value="1">
                <text:p>1</text:p>
              </table:table-cell>
              <table:table-cell office:value-type="float" office:value="0.003386">
                <text:p>0.003386</text:p>
              </table:table-cell>
              <table:table-cell office:value-type="float" office:value="1.28492904993774">
                <text:p>1.28492904993774</text:p>
              </table:table-cell>
              <table:table-cell office:value-type="float" office:value="0.001792">
                <text:p>0.001792</text:p>
              </table:table-cell>
              <table:table-cell office:value-type="float" office:value="0.728569982640191">
                <text:p>0.728569982640191</text:p>
              </table:table-cell>
              <table:table-cell office:value-type="float" office:value="0.001174">
                <text:p>0.001174</text:p>
              </table:table-cell>
              <table:table-cell office:value-type="float" office:value="2.00005690283035">
                <text:p>2.00005690283035</text:p>
              </table:table-cell>
              <table:table-cell office:value-type="float" office:value="0.007505">
                <text:p>0.007505</text:p>
              </table:table-cell>
              <table:table-cell office:value-type="float" office:value="12.4063616955969">
                <text:p>12.4063616955969</text:p>
              </table:table-cell>
              <table:table-cell office:value-type="float" office:value="0.005197">
                <text:p>0.005197</text:p>
              </table:table-cell>
              <table:table-cell office:value-type="float" office:value="19.1592548463696">
                <text:p>19.1592548463696</text:p>
              </table:table-cell>
              <table:table-cell office:value-type="float" office:value="0.003678">
                <text:p>0.003678</text:p>
              </table:table-cell>
              <table:table-cell office:value-type="float" office:value="13.4903342598846">
                <text:p>13.4903342598846</text:p>
              </table:table-cell>
              <table:table-cell office:value-type="float" office:value="0.001667">
                <text:p>0.001667</text:p>
              </table:table-cell>
              <table:table-cell office:value-type="float" office:value="10.0707270680943">
                <text:p>10.0707270680943</text:p>
              </table:table-cell>
              <table:table-cell office:value-type="float" office:value="0.004964">
                <text:p>0.004964</text:p>
              </table:table-cell>
              <table:table-cell office:value-type="float" office:value="9.49911223566501">
                <text:p>9.49911223566501</text:p>
              </table:table-cell>
              <table:table-cell office:value-type="float" office:value="0.001943">
                <text:p>0.001943</text:p>
              </table:table-cell>
              <table:table-cell office:value-type="float" office:value="17.4384718631808">
                <text:p>17.4384718631808</text:p>
              </table:table-cell>
              <table:table-cell office:value-type="float" office:value="0.005617">
                <text:p>0.005617</text:p>
              </table:table-cell>
              <table:table-cell office:value-type="float" office:value="5.13524250326102">
                <text:p>5.13524250326102</text:p>
              </table:table-cell>
              <table:table-cell office:value-type="float" office:value="0.00445">
                <text:p>0.00445</text:p>
              </table:table-cell>
              <table:table-cell office:value-type="float" office:value="31.4693696708081">
                <text:p>31.4693696708081</text:p>
              </table:table-cell>
              <table:table-cell office:value-type="float" office:value="0.007942">
                <text:p>0.007942</text:p>
              </table:table-cell>
              <table:table-cell office:value-type="float" office:value="31.8926402829041">
                <text:p>31.8926402829041</text:p>
              </table:table-cell>
              <table:table-cell office:value-type="float" office:value="0.003749">
                <text:p>0.003749</text:p>
              </table:table-cell>
              <table:table-cell office:value-type="float" office:value="32.3271470524358">
                <text:p>32.3271470524358</text:p>
              </table:table-cell>
              <table:table-cell office:value-type="float" office:value="0.009689">
                <text:p>0.009689</text:p>
              </table:table-cell>
              <table:table-cell office:value-type="float" office:value="24.2417263538034">
                <text:p>24.2417263538034</text:p>
              </table:table-cell>
              <table:table-cell office:value-type="float" office:value="0.002794">
                <text:p>0.002794</text:p>
              </table:table-cell>
              <table:table-cell office:value-type="float" office:value="24.3655706890944">
                <text:p>24.3655706890944</text:p>
              </table:table-cell>
              <table:table-cell office:value-type="float" office:value="0.160462">
                <text:p>0.160462</text:p>
              </table:table-cell>
              <table:table-cell office:value-type="float" office:value="33.0680964878135">
                <text:p>33.0680964878135</text:p>
              </table:table-cell>
            </table:table-row>
            <table:table-row>
              <table:table-cell office:value-type="float" office:value="34.1929805294803">
                <text:p>34.1929805294803</text:p>
              </table:table-cell>
              <table:table-cell office:value-type="float" office:value="0.000828">
                <text:p>0.000828</text:p>
              </table:table-cell>
              <table:table-cell office:value-type="float" office:value="1">
                <text:p>1</text:p>
              </table:table-cell>
              <table:table-cell office:value-type="float" office:value="0.00161">
                <text:p>0.00161</text:p>
              </table:table-cell>
              <table:table-cell office:value-type="float" office:value="1.28135332631284">
                <text:p>1.28135332631284</text:p>
              </table:table-cell>
              <table:table-cell office:value-type="float" office:value="0.000549">
                <text:p>0.000549</text:p>
              </table:table-cell>
              <table:table-cell office:value-type="float" office:value="0.386959680249188">
                <text:p>0.386959680249188</text:p>
              </table:table-cell>
              <table:table-cell office:value-type="float" office:value="0.000426">
                <text:p>0.000426</text:p>
              </table:table-cell>
              <table:table-cell office:value-type="float" office:value="1.89948123452733">
                <text:p>1.89948123452733</text:p>
              </table:table-cell>
              <table:table-cell office:value-type="float" office:value="0.006601">
                <text:p>0.006601</text:p>
              </table:table-cell>
              <table:table-cell office:value-type="float" office:value="10.1034687477875">
                <text:p>10.1034687477875</text:p>
              </table:table-cell>
              <table:table-cell office:value-type="float" office:value="0.002462">
                <text:p>0.002462</text:p>
              </table:table-cell>
              <table:table-cell office:value-type="float" office:value="7.25658167248797">
                <text:p>7.25658167248797</text:p>
              </table:table-cell>
              <table:table-cell office:value-type="float" office:value="0.002366">
                <text:p>0.002366</text:p>
              </table:table-cell>
              <table:table-cell office:value-type="float" office:value="15.4550753707619">
                <text:p>15.4550753707619</text:p>
              </table:table-cell>
              <table:table-cell office:value-type="float" office:value="0.000860999999999999">
                <text:p>0.000860999999999999</text:p>
              </table:table-cell>
              <table:table-cell office:value-type="float" office:value="16.605866260035">
                <text:p>16.605866260035</text:p>
              </table:table-cell>
              <table:table-cell office:value-type="float" office:value="0.003028">
                <text:p>0.003028</text:p>
              </table:table-cell>
              <table:table-cell office:value-type="float" office:value="11.7782782477266">
                <text:p>11.7782782477266</text:p>
              </table:table-cell>
              <table:table-cell office:value-type="float" office:value="0.001364">
                <text:p>0.001364</text:p>
              </table:table-cell>
              <table:table-cell office:value-type="float" office:value="14.2850736012529">
                <text:p>14.2850736012529</text:p>
              </table:table-cell>
              <table:table-cell office:value-type="float" office:value="0.00454">
                <text:p>0.00454</text:p>
              </table:table-cell>
              <table:table-cell office:value-type="float" office:value="11.1102742603373">
                <text:p>11.1102742603373</text:p>
              </table:table-cell>
              <table:table-cell office:value-type="float" office:value="0.003406">
                <text:p>0.003406</text:p>
              </table:table-cell>
              <table:table-cell office:value-type="float" office:value="34.1929805294803">
                <text:p>34.1929805294803</text:p>
              </table:table-cell>
              <table:table-cell office:value-type="float" office:value="0.006889">
                <text:p>0.006889</text:p>
              </table:table-cell>
              <table:table-cell office:value-type="float" office:value="26.7341157323477">
                <text:p>26.7341157323477</text:p>
              </table:table-cell>
              <table:table-cell office:value-type="float" office:value="0.001717">
                <text:p>0.001717</text:p>
              </table:table-cell>
              <table:table-cell office:value-type="float" office:value="34.2024561473589">
                <text:p>34.2024561473589</text:p>
              </table:table-cell>
              <table:table-cell office:value-type="float" office:value="0.008766">
                <text:p>0.008766</text:p>
              </table:table-cell>
              <table:table-cell office:value-type="float" office:value="31.3002661731611">
                <text:p>31.3002661731611</text:p>
              </table:table-cell>
              <table:table-cell office:value-type="float" office:value="0.000301999999999999">
                <text:p>0.000301999999999999</text:p>
              </table:table-cell>
              <table:table-cell office:value-type="float" office:value="32.5256876268712">
                <text:p>32.5256876268712</text:p>
              </table:table-cell>
              <table:table-cell office:value-type="float" office:value="0.208125">
                <text:p>0.208125</text:p>
              </table:table-cell>
              <table:table-cell office:value-type="float" office:value="46.0844308093907">
                <text:p>46.0844308093907</text:p>
              </table:table-cell>
            </table:table-row>
            <table:table-row>
              <table:table-cell office:value-type="float" office:value="13.6433290707587">
                <text:p>13.6433290707587</text:p>
              </table:table-cell>
              <table:table-cell office:value-type="float" office:value="0.000989">
                <text:p>0.000989</text:p>
              </table:table-cell>
              <table:table-cell office:value-type="float" office:value="1">
                <text:p>1</text:p>
              </table:table-cell>
              <table:table-cell office:value-type="float" office:value="0.001725">
                <text:p>0.001725</text:p>
              </table:table-cell>
              <table:table-cell office:value-type="float" office:value="1.05885610317085">
                <text:p>1.05885610317085</text:p>
              </table:table-cell>
              <table:table-cell office:value-type="float" office:value="0.000759">
                <text:p>0.000759</text:p>
              </table:table-cell>
              <table:table-cell office:value-type="float" office:value="0.774493447190078">
                <text:p>0.774493447190078</text:p>
              </table:table-cell>
              <table:table-cell office:value-type="float" office:value="0.000482">
                <text:p>0.000482</text:p>
              </table:table-cell>
              <table:table-cell office:value-type="float" office:value="1.78598726045924">
                <text:p>1.78598726045924</text:p>
              </table:table-cell>
              <table:table-cell office:value-type="float" office:value="0.006772">
                <text:p>0.006772</text:p>
              </table:table-cell>
              <table:table-cell office:value-type="float" office:value="12.1181951911577">
                <text:p>12.1181951911577</text:p>
              </table:table-cell>
              <table:table-cell office:value-type="float" office:value="0.002557">
                <text:p>0.002557</text:p>
              </table:table-cell>
              <table:table-cell office:value-type="float" office:value="11.8344738866072">
                <text:p>11.8344738866072</text:p>
              </table:table-cell>
              <table:table-cell office:value-type="float" office:value="0.0023">
                <text:p>0.0023</text:p>
              </table:table-cell>
              <table:table-cell office:value-type="float" office:value="12.1387112978952">
                <text:p>12.1387112978952</text:p>
              </table:table-cell>
              <table:table-cell office:value-type="float" office:value="0.000798999999999999">
                <text:p>0.000798999999999999</text:p>
              </table:table-cell>
              <table:table-cell office:value-type="float" office:value="12.5621168400379">
                <text:p>12.5621168400379</text:p>
              </table:table-cell>
              <table:table-cell office:value-type="float" office:value="0.003238">
                <text:p>0.003238</text:p>
              </table:table-cell>
              <table:table-cell office:value-type="float" office:value="11.7359289885929">
                <text:p>11.7359289885929</text:p>
              </table:table-cell>
              <table:table-cell office:value-type="float" office:value="0.001757">
                <text:p>0.001757</text:p>
              </table:table-cell>
              <table:table-cell office:value-type="float" office:value="12.411924381968">
                <text:p>12.411924381968</text:p>
              </table:table-cell>
              <table:table-cell office:value-type="float" office:value="0.004611">
                <text:p>0.004611</text:p>
              </table:table-cell>
              <table:table-cell office:value-type="float" office:value="6.99497772455726">
                <text:p>6.99497772455726</text:p>
              </table:table-cell>
              <table:table-cell office:value-type="float" office:value="0.003771">
                <text:p>0.003771</text:p>
              </table:table-cell>
              <table:table-cell office:value-type="float" office:value="13.6433290707587">
                <text:p>13.6433290707587</text:p>
              </table:table-cell>
              <table:table-cell office:value-type="float" office:value="0.007081">
                <text:p>0.007081</text:p>
              </table:table-cell>
              <table:table-cell office:value-type="float" office:value="12.2625354542376">
                <text:p>12.2625354542376</text:p>
              </table:table-cell>
              <table:table-cell office:value-type="float" office:value="0.001628">
                <text:p>0.001628</text:p>
              </table:table-cell>
              <table:table-cell office:value-type="float" office:value="14.091441667969">
                <text:p>14.091441667969</text:p>
              </table:table-cell>
              <table:table-cell office:value-type="float" office:value="0.009088">
                <text:p>0.009088</text:p>
              </table:table-cell>
              <table:table-cell office:value-type="float" office:value="14.1702249307181">
                <text:p>14.1702249307181</text:p>
              </table:table-cell>
              <table:table-cell office:value-type="float" office:value="0.000372999999999999">
                <text:p>0.000372999999999999</text:p>
              </table:table-cell>
              <table:table-cell office:value-type="float" office:value="15.5254871719972">
                <text:p>15.5254871719972</text:p>
              </table:table-cell>
              <table:table-cell office:value-type="float" office:value="0.220236">
                <text:p>0.220236</text:p>
              </table:table-cell>
              <table:table-cell office:value-type="float" office:value="12.4270537157419">
                <text:p>12.4270537157419</text:p>
              </table:table-cell>
            </table:table-row>
            <table:table-row>
              <table:table-cell office:value-type="float" office:value="27.5263384869636">
                <text:p>27.5263384869636</text:p>
              </table:table-cell>
              <table:table-cell office:value-type="float" office:value="0.000757">
                <text:p>0.000757</text:p>
              </table:table-cell>
              <table:table-cell office:value-type="float" office:value="1">
                <text:p>1</text:p>
              </table:table-cell>
              <table:table-cell office:value-type="float" office:value="0.001581">
                <text:p>0.001581</text:p>
              </table:table-cell>
              <table:table-cell office:value-type="float" office:value="1.2120822902034">
                <text:p>1.2120822902034</text:p>
              </table:table-cell>
              <table:table-cell office:value-type="float" office:value="0.001214">
                <text:p>0.001214</text:p>
              </table:table-cell>
              <table:table-cell office:value-type="float" office:value="0.723443370017361">
                <text:p>0.723443370017361</text:p>
              </table:table-cell>
              <table:table-cell office:value-type="float" office:value="0.000476">
                <text:p>0.000476</text:p>
              </table:table-cell>
              <table:table-cell office:value-type="float" office:value="1.95271462411009">
                <text:p>1.95271462411009</text:p>
              </table:table-cell>
              <table:table-cell office:value-type="float" office:value="0.005021">
                <text:p>0.005021</text:p>
              </table:table-cell>
              <table:table-cell office:value-type="float" office:value="13.4408298002409">
                <text:p>13.4408298002409</text:p>
              </table:table-cell>
              <table:table-cell office:value-type="float" office:value="0.001847">
                <text:p>0.001847</text:p>
              </table:table-cell>
              <table:table-cell office:value-type="float" office:value="17.8804403066273">
                <text:p>17.8804403066273</text:p>
              </table:table-cell>
              <table:table-cell office:value-type="float" office:value="0.0024">
                <text:p>0.0024</text:p>
              </table:table-cell>
              <table:table-cell office:value-type="float" office:value="16.0934479062896">
                <text:p>16.0934479062896</text:p>
              </table:table-cell>
              <table:table-cell office:value-type="float" office:value="0.000873">
                <text:p>0.000873</text:p>
              </table:table-cell>
              <table:table-cell office:value-type="float" office:value="19.4900281371865">
                <text:p>19.4900281371865</text:p>
              </table:table-cell>
              <table:table-cell office:value-type="float" office:value="0.002701">
                <text:p>0.002701</text:p>
              </table:table-cell>
              <table:table-cell office:value-type="float" office:value="10.2052118351217">
                <text:p>10.2052118351217</text:p>
              </table:table-cell>
              <table:table-cell office:value-type="float" office:value="0.001424">
                <text:p>0.001424</text:p>
              </table:table-cell>
              <table:table-cell office:value-type="float" office:value="14.377568512802">
                <text:p>14.377568512802</text:p>
              </table:table-cell>
              <table:table-cell office:value-type="float" office:value="0.004364">
                <text:p>0.004364</text:p>
              </table:table-cell>
              <table:table-cell office:value-type="float" office:value="12.1052213965267">
                <text:p>12.1052213965267</text:p>
              </table:table-cell>
              <table:table-cell office:value-type="float" office:value="0.003097">
                <text:p>0.003097</text:p>
              </table:table-cell>
              <table:table-cell office:value-type="float" office:value="27.5263384869636">
                <text:p>27.5263384869636</text:p>
              </table:table-cell>
              <table:table-cell office:value-type="float" office:value="0.006712">
                <text:p>0.006712</text:p>
              </table:table-cell>
              <table:table-cell office:value-type="float" office:value="26.9458040490816">
                <text:p>26.9458040490816</text:p>
              </table:table-cell>
              <table:table-cell office:value-type="float" office:value="0.001325">
                <text:p>0.001325</text:p>
              </table:table-cell>
              <table:table-cell office:value-type="float" office:value="30.5466458664313">
                <text:p>30.5466458664313</text:p>
              </table:table-cell>
              <table:table-cell office:value-type="float" office:value="0.008333">
                <text:p>0.008333</text:p>
              </table:table-cell>
              <table:table-cell office:value-type="float" office:value="21.7024842851252">
                <text:p>21.7024842851252</text:p>
              </table:table-cell>
              <table:table-cell office:value-type="float" office:value="0.000305">
                <text:p>0.000305</text:p>
              </table:table-cell>
              <table:table-cell office:value-type="float" office:value="26.2435930980066">
                <text:p>26.2435930980066</text:p>
              </table:table-cell>
              <table:table-cell office:value-type="float" office:value="0.152541">
                <text:p>0.152541</text:p>
              </table:table-cell>
              <table:table-cell office:value-type="float" office:value="32.8100133874033">
                <text:p>32.8100133874033</text:p>
              </table:table-cell>
            </table:table-row>
            <table:table-row>
              <table:table-cell office:value-type="string"/>
              <table:table-cell office:value-type="float" office:value="0.001678">
                <text:p>0.001678</text:p>
              </table:table-cell>
              <table:table-cell office:value-type="float" office:value="1">
                <text:p>1</text:p>
              </table:table-cell>
              <table:table-cell office:value-type="float" office:value="0.000408">
                <text:p>0.000408</text:p>
              </table:table-cell>
              <table:table-cell office:value-type="float" office:value="1.35390160515736">
                <text:p>1.35390160515736</text:p>
              </table:table-cell>
              <table:table-cell office:value-type="float" office:value="0.000698">
                <text:p>0.000698</text:p>
              </table:table-cell>
              <table:table-cell office:value-type="float" office:value="0.750824275110506">
                <text:p>0.750824275110506</text:p>
              </table:table-cell>
              <table:table-cell office:value-type="float" office:value="0.00079">
                <text:p>0.00079</text:p>
              </table:table-cell>
              <table:table-cell office:value-type="float" office:value="1.66133963227469">
                <text:p>1.66133963227469</text:p>
              </table:table-cell>
              <table:table-cell office:value-type="float" office:value="0.010469">
                <text:p>0.010469</text:p>
              </table:table-cell>
              <table:table-cell office:value-type="float" office:value="11.9562176280491">
                <text:p>11.9562176280491</text:p>
              </table:table-cell>
              <table:table-cell office:value-type="float" office:value="0.004604">
                <text:p>0.004604</text:p>
              </table:table-cell>
              <table:table-cell office:value-type="float" office:value="16.1096928124068">
                <text:p>16.1096928124068</text:p>
              </table:table-cell>
              <table:table-cell office:value-type="float" office:value="0.002441">
                <text:p>0.002441</text:p>
              </table:table-cell>
              <table:table-cell office:value-type="float" office:value="5.02622175903525">
                <text:p>5.02622175903525</text:p>
              </table:table-cell>
              <table:table-cell office:value-type="float" office:value="0.000971">
                <text:p>0.000971</text:p>
              </table:table-cell>
              <table:table-cell office:value-type="float" office:value="17.2079643198471">
                <text:p>17.2079643198471</text:p>
              </table:table-cell>
              <table:table-cell office:value-type="float" office:value="0.000585">
                <text:p>0.000585</text:p>
              </table:table-cell>
              <table:table-cell office:value-type="float" office:value="8.49091423541248">
                <text:p>8.49091423541248</text:p>
              </table:table-cell>
              <table:table-cell office:value-type="float" office:value="0.002544">
                <text:p>0.002544</text:p>
              </table:table-cell>
              <table:table-cell office:value-type="float" office:value="31.1905531816607">
                <text:p>31.1905531816607</text:p>
              </table:table-cell>
              <table:table-cell office:value-type="float" office:value="0.005301">
                <text:p>0.005301</text:p>
              </table:table-cell>
              <table:table-cell office:value-type="float" office:value="13.2599666142969">
                <text:p>13.2599666142969</text:p>
              </table:table-cell>
              <table:table-cell office:value-type="float" office:value="0.007313">
                <text:p>0.007313</text:p>
              </table:table-cell>
              <table:table-cell office:value-type="float" office:value="29.0002147535703">
                <text:p>29.0002147535703</text:p>
              </table:table-cell>
              <table:table-cell office:value-type="float" office:value="0.016495">
                <text:p>0.016495</text:p>
              </table:table-cell>
              <table:table-cell office:value-type="float" office:value="48.4186088203657">
                <text:p>48.4186088203657</text:p>
              </table:table-cell>
              <table:table-cell office:value-type="float" office:value="0.000435999999999999">
                <text:p>0.000435999999999999</text:p>
              </table:table-cell>
              <table:table-cell office:value-type="float" office:value="12.1701063446287">
                <text:p>12.1701063446287</text:p>
              </table:table-cell>
              <table:table-cell office:value-type="float" office:value="0.018345">
                <text:p>0.018345</text:p>
              </table:table-cell>
              <table:table-cell office:value-type="float" office:value="39.1759501015376">
                <text:p>39.1759501015376</text:p>
              </table:table-cell>
              <table:table-cell office:value-type="float" office:value="0.000431">
                <text:p>0.000431</text:p>
              </table:table-cell>
              <table:table-cell office:value-type="float" office:value="37.6942079553384">
                <text:p>37.6942079553384</text:p>
              </table:table-cell>
              <table:table-cell office:value-type="float" office:value="0.37881">
                <text:p>0.37881</text:p>
              </table:table-cell>
              <table:table-cell office:value-type="float" office:value="-12.2518145527128">
                <text:p>-12.2518145527128</text:p>
              </table:table-cell>
            </table:table-row>
            <table:table-row>
              <table:table-cell office:value-type="string"/>
              <table:table-cell office:value-type="float" office:value="0.001152">
                <text:p>0.001152</text:p>
              </table:table-cell>
              <table:table-cell office:value-type="float" office:value="1">
                <text:p>1</text:p>
              </table:table-cell>
              <table:table-cell office:value-type="float" office:value="0.000119000000000001">
                <text:p>0.000119000000000001</text:p>
              </table:table-cell>
              <table:table-cell office:value-type="float" office:value="1.29800047232937">
                <text:p>1.29800047232937</text:p>
              </table:table-cell>
              <table:table-cell office:value-type="float" office:value="0.000584">
                <text:p>0.000584</text:p>
              </table:table-cell>
              <table:table-cell office:value-type="float" office:value="0.72702821128286">
                <text:p>0.72702821128286</text:p>
              </table:table-cell>
              <table:table-cell office:value-type="float" office:value="0.000804">
                <text:p>0.000804</text:p>
              </table:table-cell>
              <table:table-cell office:value-type="float" office:value="1.65766671483955">
                <text:p>1.65766671483955</text:p>
              </table:table-cell>
              <table:table-cell office:value-type="float" office:value="0.010235">
                <text:p>0.010235</text:p>
              </table:table-cell>
              <table:table-cell office:value-type="float" office:value="11.6727578425733">
                <text:p>11.6727578425733</text:p>
              </table:table-cell>
              <table:table-cell office:value-type="float" office:value="0.004181">
                <text:p>0.004181</text:p>
              </table:table-cell>
              <table:table-cell office:value-type="float" office:value="15.1183954154728">
                <text:p>15.1183954154728</text:p>
              </table:table-cell>
              <table:table-cell office:value-type="float" office:value="0.002302">
                <text:p>0.002302</text:p>
              </table:table-cell>
              <table:table-cell office:value-type="float" office:value="4.80845712202679">
                <text:p>4.80845712202679</text:p>
              </table:table-cell>
              <table:table-cell office:value-type="float" office:value="0.001074">
                <text:p>0.001074</text:p>
              </table:table-cell>
              <table:table-cell office:value-type="float" office:value="17.4874718281851">
                <text:p>17.4874718281851</text:p>
              </table:table-cell>
              <table:table-cell office:value-type="float" office:value="0.00039">
                <text:p>0.00039</text:p>
              </table:table-cell>
              <table:table-cell office:value-type="float" office:value="8.31781063782829">
                <text:p>8.31781063782829</text:p>
              </table:table-cell>
              <table:table-cell office:value-type="float" office:value="0.002553">
                <text:p>0.002553</text:p>
              </table:table-cell>
              <table:table-cell office:value-type="float" office:value="26.5729250604351">
                <text:p>26.5729250604351</text:p>
              </table:table-cell>
              <table:table-cell office:value-type="float" office:value="0.005335">
                <text:p>0.005335</text:p>
              </table:table-cell>
              <table:table-cell office:value-type="float" office:value="12.8315175097276">
                <text:p>12.8315175097276</text:p>
              </table:table-cell>
              <table:table-cell office:value-type="float" office:value="0.007107">
                <text:p>0.007107</text:p>
              </table:table-cell>
              <table:table-cell office:value-type="float" office:value="28.731866695709">
                <text:p>28.731866695709</text:p>
              </table:table-cell>
              <table:table-cell office:value-type="float" office:value="0.016773">
                <text:p>0.016773</text:p>
              </table:table-cell>
              <table:table-cell office:value-type="float" office:value="46.2835087719299">
                <text:p>46.2835087719299</text:p>
              </table:table-cell>
              <table:table-cell office:value-type="float" office:value="0.000609">
                <text:p>0.000609</text:p>
              </table:table-cell>
              <table:table-cell office:value-type="float" office:value="11.9514360786446">
                <text:p>11.9514360786446</text:p>
              </table:table-cell>
              <table:table-cell office:value-type="float" office:value="0.018046">
                <text:p>0.018046</text:p>
              </table:table-cell>
              <table:table-cell office:value-type="float" office:value="36.8509568375471">
                <text:p>36.8509568375471</text:p>
              </table:table-cell>
              <table:table-cell office:value-type="float" office:value="0.000459999999999999">
                <text:p>0.000459999999999999</text:p>
              </table:table-cell>
              <table:table-cell office:value-type="float" office:value="36.6869698233903">
                <text:p>36.6869698233903</text:p>
              </table:table-cell>
              <table:table-cell office:value-type="float" office:value="0.371588">
                <text:p>0.371588</text:p>
              </table:table-cell>
              <table:table-cell office:value-type="float" office:value="-18.8130927761535">
                <text:p>-18.8130927761535</text:p>
              </table:table-cell>
            </table:table-row>
            <table:table-row>
              <table:table-cell office:value-type="string"/>
              <table:table-cell office:value-type="float" office:value="0.001182">
                <text:p>0.001182</text:p>
              </table:table-cell>
              <table:table-cell office:value-type="float" office:value="1">
                <text:p>1</text:p>
              </table:table-cell>
              <table:table-cell office:value-type="float" office:value="0.001088">
                <text:p>0.001088</text:p>
              </table:table-cell>
              <table:table-cell office:value-type="float" office:value="1.07239836694573">
                <text:p>1.07239836694573</text:p>
              </table:table-cell>
              <table:table-cell office:value-type="float" office:value="0.000855">
                <text:p>0.000855</text:p>
              </table:table-cell>
              <table:table-cell office:value-type="float" office:value="0.70892416295206">
                <text:p>0.70892416295206</text:p>
              </table:table-cell>
              <table:table-cell office:value-type="float" office:value="0.000924">
                <text:p>0.000924</text:p>
              </table:table-cell>
              <table:table-cell office:value-type="float" office:value="1.46789968044931">
                <text:p>1.46789968044931</text:p>
              </table:table-cell>
              <table:table-cell office:value-type="float" office:value="0.010578">
                <text:p>0.010578</text:p>
              </table:table-cell>
              <table:table-cell office:value-type="float" office:value="10.661916043533">
                <text:p>10.661916043533</text:p>
              </table:table-cell>
              <table:table-cell office:value-type="float" office:value="0.00433">
                <text:p>0.00433</text:p>
              </table:table-cell>
              <table:table-cell office:value-type="float" office:value="20.16388966676">
                <text:p>20.16388966676</text:p>
              </table:table-cell>
              <table:table-cell office:value-type="float" office:value="0.002506">
                <text:p>0.002506</text:p>
              </table:table-cell>
              <table:table-cell office:value-type="float" office:value="5.77427826784282">
                <text:p>5.77427826784282</text:p>
              </table:table-cell>
              <table:table-cell office:value-type="float" office:value="0.001139">
                <text:p>0.001139</text:p>
              </table:table-cell>
              <table:table-cell office:value-type="float" office:value="19.1828565719804">
                <text:p>19.1828565719804</text:p>
              </table:table-cell>
              <table:table-cell office:value-type="float" office:value="0.000495000000000001">
                <text:p>0.000495000000000001</text:p>
              </table:table-cell>
              <table:table-cell office:value-type="float" office:value="-41.0227887765276">
                <text:p>-41.0227887765276</text:p>
              </table:table-cell>
              <table:table-cell office:value-type="float" office:value="0.002561">
                <text:p>0.002561</text:p>
              </table:table-cell>
              <table:table-cell office:value-type="float" office:value="16.4058441558442">
                <text:p>16.4058441558442</text:p>
              </table:table-cell>
              <table:table-cell office:value-type="float" office:value="0.005256">
                <text:p>0.005256</text:p>
              </table:table-cell>
              <table:table-cell office:value-type="float" office:value="12.6741914191419">
                <text:p>12.6741914191419</text:p>
              </table:table-cell>
              <table:table-cell office:value-type="float" office:value="0.007583">
                <text:p>0.007583</text:p>
              </table:table-cell>
              <table:table-cell office:value-type="float" office:value="29.1504478518294">
                <text:p>29.1504478518294</text:p>
              </table:table-cell>
              <table:table-cell office:value-type="float" office:value="0.015723">
                <text:p>0.015723</text:p>
              </table:table-cell>
              <table:table-cell office:value-type="float" office:value="28.0941279750293">
                <text:p>28.0941279750293</text:p>
              </table:table-cell>
              <table:table-cell office:value-type="float" office:value="0.000468">
                <text:p>0.000468</text:p>
              </table:table-cell>
              <table:table-cell office:value-type="float" office:value="-46.1757114228457">
                <text:p>-46.1757114228457</text:p>
              </table:table-cell>
              <table:table-cell office:value-type="float" office:value="0.018631">
                <text:p>0.018631</text:p>
              </table:table-cell>
              <table:table-cell office:value-type="float" office:value="37.3810512654121">
                <text:p>37.3810512654121</text:p>
              </table:table-cell>
              <table:table-cell office:value-type="float" office:value="0.000536999999999999">
                <text:p>0.000536999999999999</text:p>
              </table:table-cell>
              <table:table-cell office:value-type="float" office:value="35.6043018727981">
                <text:p>35.6043018727981</text:p>
              </table:table-cell>
              <table:table-cell office:value-type="float" office:value="0.377425">
                <text:p>0.377425</text:p>
              </table:table-cell>
              <table:table-cell office:value-type="float" office:value="11.8673671199011">
                <text:p>11.8673671199011</text:p>
              </table:table-cell>
            </table:table-row>
            <table:table-row>
              <table:table-cell office:value-type="string"/>
              <table:table-cell office:value-type="float" office:value="0.001702">
                <text:p>0.001702</text:p>
              </table:table-cell>
              <table:table-cell office:value-type="float" office:value="1">
                <text:p>1</text:p>
              </table:table-cell>
              <table:table-cell office:value-type="float" office:value="0.000666">
                <text:p>0.000666</text:p>
              </table:table-cell>
              <table:table-cell office:value-type="float" office:value="1.13232790132774">
                <text:p>1.13232790132774</text:p>
              </table:table-cell>
              <table:table-cell office:value-type="float" office:value="0.001063">
                <text:p>0.001063</text:p>
              </table:table-cell>
              <table:table-cell office:value-type="float" office:value="0.782020440571684">
                <text:p>0.782020440571684</text:p>
              </table:table-cell>
              <table:table-cell office:value-type="float" office:value="0.000796">
                <text:p>0.000796</text:p>
              </table:table-cell>
              <table:table-cell office:value-type="float" office:value="1.48106185627431">
                <text:p>1.48106185627431</text:p>
              </table:table-cell>
              <table:table-cell office:value-type="float" office:value="0.0163">
                <text:p>0.0163</text:p>
              </table:table-cell>
              <table:table-cell office:value-type="float" office:value="8.36118415324336">
                <text:p>8.36118415324336</text:p>
              </table:table-cell>
              <table:table-cell office:value-type="float" office:value="0.006612">
                <text:p>0.006612</text:p>
              </table:table-cell>
              <table:table-cell office:value-type="float" office:value="17.6101595452045">
                <text:p>17.6101595452045</text:p>
              </table:table-cell>
              <table:table-cell office:value-type="float" office:value="0.002561">
                <text:p>0.002561</text:p>
              </table:table-cell>
              <table:table-cell office:value-type="float" office:value="8.98433816099697">
                <text:p>8.98433816099697</text:p>
              </table:table-cell>
              <table:table-cell office:value-type="float" office:value="0.001129">
                <text:p>0.001129</text:p>
              </table:table-cell>
              <table:table-cell office:value-type="float" office:value="16.7541698653081">
                <text:p>16.7541698653081</text:p>
              </table:table-cell>
              <table:table-cell office:value-type="float" office:value="0.000456">
                <text:p>0.000456</text:p>
              </table:table-cell>
              <table:table-cell office:value-type="float" office:value="8.89265275128257">
                <text:p>8.89265275128257</text:p>
              </table:table-cell>
              <table:table-cell office:value-type="float" office:value="0.002468">
                <text:p>0.002468</text:p>
              </table:table-cell>
              <table:table-cell office:value-type="float" office:value="10.7556058332027">
                <text:p>10.7556058332027</text:p>
              </table:table-cell>
              <table:table-cell office:value-type="float" office:value="0.005986">
                <text:p>0.005986</text:p>
              </table:table-cell>
              <table:table-cell office:value-type="float" office:value="9.28131524008351">
                <text:p>9.28131524008351</text:p>
              </table:table-cell>
              <table:table-cell office:value-type="float" office:value="0.009808">
                <text:p>0.009808</text:p>
              </table:table-cell>
              <table:table-cell office:value-type="float" office:value="31.151690131707">
                <text:p>31.151690131707</text:p>
              </table:table-cell>
              <table:table-cell office:value-type="float" office:value="0.016004">
                <text:p>0.016004</text:p>
              </table:table-cell>
              <table:table-cell office:value-type="float" office:value="35.2578205316493">
                <text:p>35.2578205316493</text:p>
              </table:table-cell>
              <table:table-cell office:value-type="float" office:value="0.000335">
                <text:p>0.000335</text:p>
              </table:table-cell>
              <table:table-cell office:value-type="float" office:value="21.4924350940018">
                <text:p>21.4924350940018</text:p>
              </table:table-cell>
              <table:table-cell office:value-type="float" office:value="0.019629">
                <text:p>0.019629</text:p>
              </table:table-cell>
              <table:table-cell office:value-type="float" office:value="35.1159950266949">
                <text:p>35.1159950266949</text:p>
              </table:table-cell>
              <table:table-cell office:value-type="float" office:value="0.000899">
                <text:p>0.000899</text:p>
              </table:table-cell>
              <table:table-cell office:value-type="float" office:value="34.9498471393216">
                <text:p>34.9498471393216</text:p>
              </table:table-cell>
              <table:table-cell office:value-type="float" office:value="0.569008">
                <text:p>0.569008</text:p>
              </table:table-cell>
              <table:table-cell office:value-type="float" office:value="-22.3591785414919">
                <text:p>-22.3591785414919</text:p>
              </table:table-cell>
            </table:table-row>
            <table:table-row>
              <table:table-cell office:value-type="string"/>
              <table:table-cell office:value-type="float" office:value="0.001885">
                <text:p>0.001885</text:p>
              </table:table-cell>
              <table:table-cell office:value-type="float" office:value="1">
                <text:p>1</text:p>
              </table:table-cell>
              <table:table-cell office:value-type="float" office:value="0.000437">
                <text:p>0.000437</text:p>
              </table:table-cell>
              <table:table-cell office:value-type="float" office:value="1.08589043621144">
                <text:p>1.08589043621144</text:p>
              </table:table-cell>
              <table:table-cell office:value-type="float" office:value="0.000797">
                <text:p>0.000797</text:p>
              </table:table-cell>
              <table:table-cell office:value-type="float" office:value="0.764207862514115">
                <text:p>0.764207862514115</text:p>
              </table:table-cell>
              <table:table-cell office:value-type="float" office:value="0.000775">
                <text:p>0.000775</text:p>
              </table:table-cell>
              <table:table-cell office:value-type="float" office:value="1.40314602644333">
                <text:p>1.40314602644333</text:p>
              </table:table-cell>
              <table:table-cell office:value-type="float" office:value="0.016723">
                <text:p>0.016723</text:p>
              </table:table-cell>
              <table:table-cell office:value-type="float" office:value="8.25453696174939">
                <text:p>8.25453696174939</text:p>
              </table:table-cell>
              <table:table-cell office:value-type="float" office:value="0.007059">
                <text:p>0.007059</text:p>
              </table:table-cell>
              <table:table-cell office:value-type="float" office:value="17.4685875375265">
                <text:p>17.4685875375265</text:p>
              </table:table-cell>
              <table:table-cell office:value-type="float" office:value="0.002512">
                <text:p>0.002512</text:p>
              </table:table-cell>
              <table:table-cell office:value-type="float" office:value="8.91278439869989">
                <text:p>8.91278439869989</text:p>
              </table:table-cell>
              <table:table-cell office:value-type="float" office:value="0.001201">
                <text:p>0.001201</text:p>
              </table:table-cell>
              <table:table-cell office:value-type="float" office:value="17.0778123769641">
                <text:p>17.0778123769641</text:p>
              </table:table-cell>
              <table:table-cell office:value-type="float" office:value="0.000490000000000001">
                <text:p>0.000490000000000001</text:p>
              </table:table-cell>
              <table:table-cell office:value-type="float" office:value="8.68311191992721">
                <text:p>8.68311191992721</text:p>
              </table:table-cell>
              <table:table-cell office:value-type="float" office:value="0.002884">
                <text:p>0.002884</text:p>
              </table:table-cell>
              <table:table-cell office:value-type="float" office:value="11.6445881635143">
                <text:p>11.6445881635143</text:p>
              </table:table-cell>
              <table:table-cell office:value-type="float" office:value="0.006038">
                <text:p>0.006038</text:p>
              </table:table-cell>
              <table:table-cell office:value-type="float" office:value="8.86756369989035">
                <text:p>8.86756369989035</text:p>
              </table:table-cell>
              <table:table-cell office:value-type="float" office:value="0.01007">
                <text:p>0.01007</text:p>
              </table:table-cell>
              <table:table-cell office:value-type="float" office:value="33.212933314771">
                <text:p>33.212933314771</text:p>
              </table:table-cell>
              <table:table-cell office:value-type="float" office:value="0.016225">
                <text:p>0.016225</text:p>
              </table:table-cell>
              <table:table-cell office:value-type="float" office:value="36.0865980940856">
                <text:p>36.0865980940856</text:p>
              </table:table-cell>
              <table:table-cell office:value-type="float" office:value="0.000753">
                <text:p>0.000753</text:p>
              </table:table-cell>
              <table:table-cell office:value-type="float" office:value="20.6946998612075">
                <text:p>20.6946998612075</text:p>
              </table:table-cell>
              <table:table-cell office:value-type="float" office:value="0.01941">
                <text:p>0.01941</text:p>
              </table:table-cell>
              <table:table-cell office:value-type="float" office:value="32.1824497504384">
                <text:p>32.1824497504384</text:p>
              </table:table-cell>
              <table:table-cell office:value-type="float" office:value="0.000869999999999999">
                <text:p>0.000869999999999999</text:p>
              </table:table-cell>
              <table:table-cell office:value-type="float" office:value="33.650962691304">
                <text:p>33.650962691304</text:p>
              </table:table-cell>
              <table:table-cell office:value-type="float" office:value="0.603716">
                <text:p>0.603716</text:p>
              </table:table-cell>
              <table:table-cell office:value-type="float" office:value="-46.9022903764868">
                <text:p>-46.9022903764868</text:p>
              </table:table-cell>
            </table:table-row>
            <table:table-row>
              <table:table-cell office:value-type="string"/>
              <table:table-cell office:value-type="float" office:value="0.001146">
                <text:p>0.001146</text:p>
              </table:table-cell>
              <table:table-cell office:value-type="float" office:value="1">
                <text:p>1</text:p>
              </table:table-cell>
              <table:table-cell office:value-type="float" office:value="0.000484">
                <text:p>0.000484</text:p>
              </table:table-cell>
              <table:table-cell office:value-type="float" office:value="1.19008352571173">
                <text:p>1.19008352571173</text:p>
              </table:table-cell>
              <table:table-cell office:value-type="float" office:value="0.000806">
                <text:p>0.000806</text:p>
              </table:table-cell>
              <table:table-cell office:value-type="float" office:value="0.769349443068979">
                <text:p>0.769349443068979</text:p>
              </table:table-cell>
              <table:table-cell office:value-type="float" office:value="0.000799">
                <text:p>0.000799</text:p>
              </table:table-cell>
              <table:table-cell office:value-type="float" office:value="1.41778125152655">
                <text:p>1.41778125152655</text:p>
              </table:table-cell>
              <table:table-cell office:value-type="float" office:value="0.009851">
                <text:p>0.009851</text:p>
              </table:table-cell>
              <table:table-cell office:value-type="float" office:value="10.0141695515659">
                <text:p>10.0141695515659</text:p>
              </table:table-cell>
              <table:table-cell office:value-type="float" office:value="0.003968">
                <text:p>0.003968</text:p>
              </table:table-cell>
              <table:table-cell office:value-type="float" office:value="19.3743352395363">
                <text:p>19.3743352395363</text:p>
              </table:table-cell>
              <table:table-cell office:value-type="float" office:value="0.002348">
                <text:p>0.002348</text:p>
              </table:table-cell>
              <table:table-cell office:value-type="float" office:value="7.3310543997171">
                <text:p>7.3310543997171</text:p>
              </table:table-cell>
              <table:table-cell office:value-type="float" office:value="0.001102">
                <text:p>0.001102</text:p>
              </table:table-cell>
              <table:table-cell office:value-type="float" office:value="18.0557410364349">
                <text:p>18.0557410364349</text:p>
              </table:table-cell>
              <table:table-cell office:value-type="float" office:value="0.000529999999999999">
                <text:p>0.000529999999999999</text:p>
              </table:table-cell>
              <table:table-cell office:value-type="float" office:value="-61.8528095474888">
                <text:p>-61.8528095474888</text:p>
              </table:table-cell>
              <table:table-cell office:value-type="float" office:value="0.002079">
                <text:p>0.002079</text:p>
              </table:table-cell>
              <table:table-cell office:value-type="float" office:value="19.8577325700732">
                <text:p>19.8577325700732</text:p>
              </table:table-cell>
              <table:table-cell office:value-type="float" office:value="0.005264">
                <text:p>0.005264</text:p>
              </table:table-cell>
              <table:table-cell office:value-type="float" office:value="11.809171176303">
                <text:p>11.809171176303</text:p>
              </table:table-cell>
              <table:table-cell office:value-type="float" office:value="0.007224">
                <text:p>0.007224</text:p>
              </table:table-cell>
              <table:table-cell office:value-type="float" office:value="32.3152464370546">
                <text:p>32.3152464370546</text:p>
              </table:table-cell>
              <table:table-cell office:value-type="float" office:value="0.015124">
                <text:p>0.015124</text:p>
              </table:table-cell>
              <table:table-cell office:value-type="float" office:value="33.0011370527592">
                <text:p>33.0011370527592</text:p>
              </table:table-cell>
              <table:table-cell office:value-type="float" office:value="0.000200000000000001">
                <text:p>0.000200000000000001</text:p>
              </table:table-cell>
              <table:table-cell office:value-type="float" office:value="-71.3280904399115">
                <text:p>-71.3280904399115</text:p>
              </table:table-cell>
              <table:table-cell office:value-type="float" office:value="0.01843">
                <text:p>0.01843</text:p>
              </table:table-cell>
              <table:table-cell office:value-type="float" office:value="36.9442464358452">
                <text:p>36.9442464358452</text:p>
              </table:table-cell>
              <table:table-cell office:value-type="float" office:value="0.000429">
                <text:p>0.000429</text:p>
              </table:table-cell>
              <table:table-cell office:value-type="float" office:value="38.4908713142655">
                <text:p>38.4908713142655</text:p>
              </table:table-cell>
              <table:table-cell office:value-type="float" office:value="0.350841">
                <text:p>0.350841</text:p>
              </table:table-cell>
              <table:table-cell office:value-type="float" office:value="97.5467174546271">
                <text:p>97.5467174546271</text:p>
              </table:table-cell>
            </table:table-row>
            <table:table-row>
              <table:table-cell office:value-type="string"/>
              <table:table-cell office:value-type="float" office:value="0.001105">
                <text:p>0.001105</text:p>
              </table:table-cell>
              <table:table-cell office:value-type="float" office:value="1">
                <text:p>1</text:p>
              </table:table-cell>
              <table:table-cell office:value-type="float" office:value="-0.00000799999999999933">
                <text:p>-0.00000799999999999933</text:p>
              </table:table-cell>
              <table:table-cell office:value-type="float" office:value="1.22379465129195">
                <text:p>1.22379465129195</text:p>
              </table:table-cell>
              <table:table-cell office:value-type="float" office:value="0.000761">
                <text:p>0.000761</text:p>
              </table:table-cell>
              <table:table-cell office:value-type="float" office:value="0.752704274280804">
                <text:p>0.752704274280804</text:p>
              </table:table-cell>
              <table:table-cell office:value-type="float" office:value="0.000809">
                <text:p>0.000809</text:p>
              </table:table-cell>
              <table:table-cell office:value-type="float" office:value="1.43157790748685">
                <text:p>1.43157790748685</text:p>
              </table:table-cell>
              <table:table-cell office:value-type="float" office:value="0.010049">
                <text:p>0.010049</text:p>
              </table:table-cell>
              <table:table-cell office:value-type="float" office:value="9.57164287713406">
                <text:p>9.57164287713406</text:p>
              </table:table-cell>
              <table:table-cell office:value-type="float" office:value="0.004074">
                <text:p>0.004074</text:p>
              </table:table-cell>
              <table:table-cell office:value-type="float" office:value="18.8269218065312">
                <text:p>18.8269218065312</text:p>
              </table:table-cell>
              <table:table-cell office:value-type="float" office:value="0.002276">
                <text:p>0.002276</text:p>
              </table:table-cell>
              <table:table-cell office:value-type="float" office:value="8.65065007335458">
                <text:p>8.65065007335458</text:p>
              </table:table-cell>
              <table:table-cell office:value-type="float" office:value="0.000923">
                <text:p>0.000923</text:p>
              </table:table-cell>
              <table:table-cell office:value-type="float" office:value="17.2299987908589">
                <text:p>17.2299987908589</text:p>
              </table:table-cell>
              <table:table-cell office:value-type="float" office:value="0.000189999999999999">
                <text:p>0.000189999999999999</text:p>
              </table:table-cell>
              <table:table-cell office:value-type="float" office:value="9.14473501256752">
                <text:p>9.14473501256752</text:p>
              </table:table-cell>
              <table:table-cell office:value-type="float" office:value="0.002819">
                <text:p>0.002819</text:p>
              </table:table-cell>
              <table:table-cell office:value-type="float" office:value="18.8377068323529">
                <text:p>18.8377068323529</text:p>
              </table:table-cell>
              <table:table-cell office:value-type="float" office:value="0.005204">
                <text:p>0.005204</text:p>
              </table:table-cell>
              <table:table-cell office:value-type="float" office:value="10.801700504087">
                <text:p>10.801700504087</text:p>
              </table:table-cell>
              <table:table-cell office:value-type="float" office:value="0.007484">
                <text:p>0.007484</text:p>
              </table:table-cell>
              <table:table-cell office:value-type="float" office:value="33.097979250542">
                <text:p>33.097979250542</text:p>
              </table:table-cell>
              <table:table-cell office:value-type="float" office:value="0.015523">
                <text:p>0.015523</text:p>
              </table:table-cell>
              <table:table-cell office:value-type="float" office:value="30.1603993227035">
                <text:p>30.1603993227035</text:p>
              </table:table-cell>
              <table:table-cell office:value-type="float" office:value="0.000446999999999999">
                <text:p>0.000446999999999999</text:p>
              </table:table-cell>
              <table:table-cell office:value-type="float" office:value="32.3564562518922">
                <text:p>32.3564562518922</text:p>
              </table:table-cell>
              <table:table-cell office:value-type="float" office:value="0.018457">
                <text:p>0.018457</text:p>
              </table:table-cell>
              <table:table-cell office:value-type="float" office:value="36.4708868318901">
                <text:p>36.4708868318901</text:p>
              </table:table-cell>
              <table:table-cell office:value-type="float" office:value="0.000515">
                <text:p>0.000515</text:p>
              </table:table-cell>
              <table:table-cell office:value-type="float" office:value="37.2024627969715">
                <text:p>37.2024627969715</text:p>
              </table:table-cell>
              <table:table-cell office:value-type="float" office:value="0.366676">
                <text:p>0.366676</text:p>
              </table:table-cell>
              <table:table-cell office:value-type="float" office:value="58.5968747858268">
                <text:p>58.5968747858268</text:p>
              </table:table-cell>
            </table:table-row>
            <table:table-row>
              <table:table-cell office:value-type="string"/>
              <table:table-cell office:value-type="float" office:value="0.001259">
                <text:p>0.001259</text:p>
              </table:table-cell>
              <table:table-cell office:value-type="float" office:value="1">
                <text:p>1</text:p>
              </table:table-cell>
              <table:table-cell office:value-type="float" office:value="0.000714000000000001">
                <text:p>0.000714000000000001</text:p>
              </table:table-cell>
              <table:table-cell office:value-type="float" office:value="1.24973522980001">
                <text:p>1.24973522980001</text:p>
              </table:table-cell>
              <table:table-cell office:value-type="float" office:value="0.000788">
                <text:p>0.000788</text:p>
              </table:table-cell>
              <table:table-cell office:value-type="float" office:value="0.715116693082986">
                <text:p>0.715116693082986</text:p>
              </table:table-cell>
              <table:table-cell office:value-type="float" office:value="0.000786">
                <text:p>0.000786</text:p>
              </table:table-cell>
              <table:table-cell office:value-type="float" office:value="1.6979649287943">
                <text:p>1.6979649287943</text:p>
              </table:table-cell>
              <table:table-cell office:value-type="float" office:value="0.009942">
                <text:p>0.009942</text:p>
              </table:table-cell>
              <table:table-cell office:value-type="float" office:value="14.5728188019867">
                <text:p>14.5728188019867</text:p>
              </table:table-cell>
              <table:table-cell office:value-type="float" office:value="0.004012">
                <text:p>0.004012</text:p>
              </table:table-cell>
              <table:table-cell office:value-type="float" office:value="25.2506124036031">
                <text:p>25.2506124036031</text:p>
              </table:table-cell>
              <table:table-cell office:value-type="float" office:value="0.002452">
                <text:p>0.002452</text:p>
              </table:table-cell>
              <table:table-cell office:value-type="float" office:value="13.0960722760364">
                <text:p>13.0960722760364</text:p>
              </table:table-cell>
              <table:table-cell office:value-type="float" office:value="0.001075">
                <text:p>0.001075</text:p>
              </table:table-cell>
              <table:table-cell office:value-type="float" office:value="25.7597646436599">
                <text:p>25.7597646436599</text:p>
              </table:table-cell>
              <table:table-cell office:value-type="float" office:value="0.000567">
                <text:p>0.000567</text:p>
              </table:table-cell>
              <table:table-cell office:value-type="float" office:value="-138.033937933966">
                <text:p>-138.033937933966</text:p>
              </table:table-cell>
              <table:table-cell office:value-type="float" office:value="0.001197">
                <text:p>0.001197</text:p>
              </table:table-cell>
              <table:table-cell office:value-type="float" office:value="23.8976853158004">
                <text:p>23.8976853158004</text:p>
              </table:table-cell>
              <table:table-cell office:value-type="float" office:value="0.005323">
                <text:p>0.005323</text:p>
              </table:table-cell>
              <table:table-cell office:value-type="float" office:value="18.0625724325277">
                <text:p>18.0625724325277</text:p>
              </table:table-cell>
              <table:table-cell office:value-type="float" office:value="0.007602">
                <text:p>0.007602</text:p>
              </table:table-cell>
              <table:table-cell office:value-type="float" office:value="44.3783826879271">
                <text:p>44.3783826879271</text:p>
              </table:table-cell>
              <table:table-cell office:value-type="float" office:value="0.01492">
                <text:p>0.01492</text:p>
              </table:table-cell>
              <table:table-cell office:value-type="float" office:value="45.1141858095591">
                <text:p>45.1141858095591</text:p>
              </table:table-cell>
              <table:table-cell office:value-type="float" office:value="0.000566000000000001">
                <text:p>0.000566000000000001</text:p>
              </table:table-cell>
              <table:table-cell office:value-type="float" office:value="-154.951960550386">
                <text:p>-154.951960550386</text:p>
              </table:table-cell>
              <table:table-cell office:value-type="float" office:value="0.018053">
                <text:p>0.018053</text:p>
              </table:table-cell>
              <table:table-cell office:value-type="float" office:value="39.6469403121757">
                <text:p>39.6469403121757</text:p>
              </table:table-cell>
              <table:table-cell office:value-type="float" office:value="0.000568">
                <text:p>0.000568</text:p>
              </table:table-cell>
              <table:table-cell office:value-type="float" office:value="40.1370238365026">
                <text:p>40.1370238365026</text:p>
              </table:table-cell>
              <table:table-cell office:value-type="float" office:value="0.340518">
                <text:p>0.340518</text:p>
              </table:table-cell>
              <table:table-cell office:value-type="float" office:value="145.085716413464">
                <text:p>145.085716413464</text:p>
              </table:table-cell>
            </table:table-row>
            <table:table-row>
              <table:table-cell office:value-type="string"/>
              <table:table-cell office:value-type="float" office:value="0.001744">
                <text:p>0.001744</text:p>
              </table:table-cell>
              <table:table-cell office:value-type="float" office:value="1">
                <text:p>1</text:p>
              </table:table-cell>
              <table:table-cell office:value-type="float" office:value="0.000554000000000001">
                <text:p>0.000554000000000001</text:p>
              </table:table-cell>
              <table:table-cell office:value-type="float" office:value="1.16056383820132">
                <text:p>1.16056383820132</text:p>
              </table:table-cell>
              <table:table-cell office:value-type="float" office:value="0.000751">
                <text:p>0.000751</text:p>
              </table:table-cell>
              <table:table-cell office:value-type="float" office:value="0.782257809619133">
                <text:p>0.782257809619133</text:p>
              </table:table-cell>
              <table:table-cell office:value-type="float" office:value="0.00079">
                <text:p>0.00079</text:p>
              </table:table-cell>
              <table:table-cell office:value-type="float" office:value="1.53429050842694">
                <text:p>1.53429050842694</text:p>
              </table:table-cell>
              <table:table-cell office:value-type="float" office:value="0.016559">
                <text:p>0.016559</text:p>
              </table:table-cell>
              <table:table-cell office:value-type="float" office:value="7.68632728590284">
                <text:p>7.68632728590284</text:p>
              </table:table-cell>
              <table:table-cell office:value-type="float" office:value="0.00678">
                <text:p>0.00678</text:p>
              </table:table-cell>
              <table:table-cell office:value-type="float" office:value="18.5805805805806">
                <text:p>18.5805805805806</text:p>
              </table:table-cell>
              <table:table-cell office:value-type="float" office:value="0.002515">
                <text:p>0.002515</text:p>
              </table:table-cell>
              <table:table-cell office:value-type="float" office:value="9.53180563579177">
                <text:p>9.53180563579177</text:p>
              </table:table-cell>
              <table:table-cell office:value-type="float" office:value="0.00116">
                <text:p>0.00116</text:p>
              </table:table-cell>
              <table:table-cell office:value-type="float" office:value="17.2625607402757">
                <text:p>17.2625607402757</text:p>
              </table:table-cell>
              <table:table-cell office:value-type="float" office:value="0.000463999999999999">
                <text:p>0.000463999999999999</text:p>
              </table:table-cell>
              <table:table-cell office:value-type="float" office:value="9.27839045268518">
                <text:p>9.27839045268518</text:p>
              </table:table-cell>
              <table:table-cell office:value-type="float" office:value="0.002704">
                <text:p>0.002704</text:p>
              </table:table-cell>
              <table:table-cell office:value-type="float" office:value="10.6808602459901">
                <text:p>10.6808602459901</text:p>
              </table:table-cell>
              <table:table-cell office:value-type="float" office:value="0.006025">
                <text:p>0.006025</text:p>
              </table:table-cell>
              <table:table-cell office:value-type="float" office:value="9.41164540274688">
                <text:p>9.41164540274688</text:p>
              </table:table-cell>
              <table:table-cell office:value-type="float" office:value="0.009752">
                <text:p>0.009752</text:p>
              </table:table-cell>
              <table:table-cell office:value-type="float" office:value="33.8467850386342">
                <text:p>33.8467850386342</text:p>
              </table:table-cell>
              <table:table-cell office:value-type="float" office:value="0.015976">
                <text:p>0.015976</text:p>
              </table:table-cell>
              <table:table-cell office:value-type="float" office:value="35.9746111730219">
                <text:p>35.9746111730219</text:p>
              </table:table-cell>
              <table:table-cell office:value-type="float" office:value="0.000371">
                <text:p>0.000371</text:p>
              </table:table-cell>
              <table:table-cell office:value-type="float" office:value="23.4017807895359">
                <text:p>23.4017807895359</text:p>
              </table:table-cell>
              <table:table-cell office:value-type="float" office:value="0.019745">
                <text:p>0.019745</text:p>
              </table:table-cell>
              <table:table-cell office:value-type="float" office:value="33.2674686918924">
                <text:p>33.2674686918924</text:p>
              </table:table-cell>
              <table:table-cell office:value-type="float" office:value="0.000887">
                <text:p>0.000887</text:p>
              </table:table-cell>
              <table:table-cell office:value-type="float" office:value="33.721500590426">
                <text:p>33.721500590426</text:p>
              </table:table-cell>
              <table:table-cell office:value-type="float" office:value="0.585327">
                <text:p>0.585327</text:p>
              </table:table-cell>
              <table:table-cell office:value-type="float" office:value="-108.876017303321">
                <text:p>-108.876017303321</text:p>
              </table:table-cell>
            </table:table-row>
            <table:table-row>
              <table:table-cell office:value-type="string"/>
              <table:table-cell office:value-type="float" office:value="0.001841">
                <text:p>0.001841</text:p>
              </table:table-cell>
              <table:table-cell office:value-type="float" office:value="1">
                <text:p>1</text:p>
              </table:table-cell>
              <table:table-cell office:value-type="float" office:value="0.000334000000000001">
                <text:p>0.000334000000000001</text:p>
              </table:table-cell>
              <table:table-cell office:value-type="float" office:value="1.10810100843402">
                <text:p>1.10810100843402</text:p>
              </table:table-cell>
              <table:table-cell office:value-type="float" office:value="0.000886000000000001">
                <text:p>0.000886000000000001</text:p>
              </table:table-cell>
              <table:table-cell office:value-type="float" office:value="0.75689449851776">
                <text:p>0.75689449851776</text:p>
              </table:table-cell>
              <table:table-cell office:value-type="float" office:value="0.000791">
                <text:p>0.000791</text:p>
              </table:table-cell>
              <table:table-cell office:value-type="float" office:value="1.55188276667094">
                <text:p>1.55188276667094</text:p>
              </table:table-cell>
              <table:table-cell office:value-type="float" office:value="0.016675">
                <text:p>0.016675</text:p>
              </table:table-cell>
              <table:table-cell office:value-type="float" office:value="7.58615399764707">
                <text:p>7.58615399764707</text:p>
              </table:table-cell>
              <table:table-cell office:value-type="float" office:value="0.006933">
                <text:p>0.006933</text:p>
              </table:table-cell>
              <table:table-cell office:value-type="float" office:value="17.6897493534431">
                <text:p>17.6897493534431</text:p>
              </table:table-cell>
              <table:table-cell office:value-type="float" office:value="0.00266">
                <text:p>0.00266</text:p>
              </table:table-cell>
              <table:table-cell office:value-type="float" office:value="9.06838978273125">
                <text:p>9.06838978273125</text:p>
              </table:table-cell>
              <table:table-cell office:value-type="float" office:value="0.001012">
                <text:p>0.001012</text:p>
              </table:table-cell>
              <table:table-cell office:value-type="float" office:value="17.032896191396">
                <text:p>17.032896191396</text:p>
              </table:table-cell>
              <table:table-cell office:value-type="float" office:value="0.000545">
                <text:p>0.000545</text:p>
              </table:table-cell>
              <table:table-cell office:value-type="float" office:value="9.1625050859128">
                <text:p>9.1625050859128</text:p>
              </table:table-cell>
              <table:table-cell office:value-type="float" office:value="0.002769">
                <text:p>0.002769</text:p>
              </table:table-cell>
              <table:table-cell office:value-type="float" office:value="10.4197495711103">
                <text:p>10.4197495711103</text:p>
              </table:table-cell>
              <table:table-cell office:value-type="float" office:value="0.006376">
                <text:p>0.006376</text:p>
              </table:table-cell>
              <table:table-cell office:value-type="float" office:value="9.32346477958177">
                <text:p>9.32346477958177</text:p>
              </table:table-cell>
              <table:table-cell office:value-type="float" office:value="0.009459">
                <text:p>0.009459</text:p>
              </table:table-cell>
              <table:table-cell office:value-type="float" office:value="31.6885174922064">
                <text:p>31.6885174922064</text:p>
              </table:table-cell>
              <table:table-cell office:value-type="float" office:value="0.015877">
                <text:p>0.015877</text:p>
              </table:table-cell>
              <table:table-cell office:value-type="float" office:value="34.4705162019593">
                <text:p>34.4705162019593</text:p>
              </table:table-cell>
              <table:table-cell office:value-type="float" office:value="0.000557">
                <text:p>0.000557</text:p>
              </table:table-cell>
              <table:table-cell office:value-type="float" office:value="23.1314159292035">
                <text:p>23.1314159292035</text:p>
              </table:table-cell>
              <table:table-cell office:value-type="float" office:value="0.019568">
                <text:p>0.019568</text:p>
              </table:table-cell>
              <table:table-cell office:value-type="float" office:value="33.5070619205677">
                <text:p>33.5070619205677</text:p>
              </table:table-cell>
              <table:table-cell office:value-type="float" office:value="0.000947999999999999">
                <text:p>0.000947999999999999</text:p>
              </table:table-cell>
              <table:table-cell office:value-type="float" office:value="33.8104543459682">
                <text:p>33.8104543459682</text:p>
              </table:table-cell>
              <table:table-cell office:value-type="float" office:value="0.589964">
                <text:p>0.589964</text:p>
              </table:table-cell>
              <table:table-cell office:value-type="float" office:value="356.145012165455">
                <text:p>356.145012165455</text:p>
              </table:table-cell>
            </table:table-row>
            <table:table-row>
              <table:table-cell office:value-type="string"/>
              <table:table-cell office:value-type="float" office:value="0.001713">
                <text:p>0.001713</text:p>
              </table:table-cell>
              <table:table-cell office:value-type="float" office:value="1">
                <text:p>1</text:p>
              </table:table-cell>
              <table:table-cell office:value-type="float" office:value="0.000368999999999999">
                <text:p>0.000368999999999999</text:p>
              </table:table-cell>
              <table:table-cell office:value-type="float" office:value="1.15045462077165">
                <text:p>1.15045462077165</text:p>
              </table:table-cell>
              <table:table-cell office:value-type="float" office:value="0.000933">
                <text:p>0.000933</text:p>
              </table:table-cell>
              <table:table-cell office:value-type="float" office:value="0.786788793515253">
                <text:p>0.786788793515253</text:p>
              </table:table-cell>
              <table:table-cell office:value-type="float" office:value="0.000756">
                <text:p>0.000756</text:p>
              </table:table-cell>
              <table:table-cell office:value-type="float" office:value="1.5281724879654">
                <text:p>1.5281724879654</text:p>
              </table:table-cell>
              <table:table-cell office:value-type="float" office:value="0.0167">
                <text:p>0.0167</text:p>
              </table:table-cell>
              <table:table-cell office:value-type="float" office:value="7.68609079572647">
                <text:p>7.68609079572647</text:p>
              </table:table-cell>
              <table:table-cell office:value-type="float" office:value="0.006708">
                <text:p>0.006708</text:p>
              </table:table-cell>
              <table:table-cell office:value-type="float" office:value="18.0735940500503">
                <text:p>18.0735940500503</text:p>
              </table:table-cell>
              <table:table-cell office:value-type="float" office:value="0.002785">
                <text:p>0.002785</text:p>
              </table:table-cell>
              <table:table-cell office:value-type="float" office:value="9.49002247104692">
                <text:p>9.49002247104692</text:p>
              </table:table-cell>
              <table:table-cell office:value-type="float" office:value="0.000762">
                <text:p>0.000762</text:p>
              </table:table-cell>
              <table:table-cell office:value-type="float" office:value="18.0066324516384">
                <text:p>18.0066324516384</text:p>
              </table:table-cell>
              <table:table-cell office:value-type="float" office:value="0.000765">
                <text:p>0.000765</text:p>
              </table:table-cell>
              <table:table-cell office:value-type="float" office:value="9.56315380322761">
                <text:p>9.56315380322761</text:p>
              </table:table-cell>
              <table:table-cell office:value-type="float" office:value="0.002841">
                <text:p>0.002841</text:p>
              </table:table-cell>
              <table:table-cell office:value-type="float" office:value="10.5376032984414">
                <text:p>10.5376032984414</text:p>
              </table:table-cell>
              <table:table-cell office:value-type="float" office:value="0.006096">
                <text:p>0.006096</text:p>
              </table:table-cell>
              <table:table-cell office:value-type="float" office:value="9.44280872966328">
                <text:p>9.44280872966328</text:p>
              </table:table-cell>
              <table:table-cell office:value-type="float" office:value="0.00962">
                <text:p>0.00962</text:p>
              </table:table-cell>
              <table:table-cell office:value-type="float" office:value="32.9422314077136">
                <text:p>32.9422314077136</text:p>
              </table:table-cell>
              <table:table-cell office:value-type="float" office:value="0.016175">
                <text:p>0.016175</text:p>
              </table:table-cell>
              <table:table-cell office:value-type="float" office:value="36.2339986067147">
                <text:p>36.2339986067147</text:p>
              </table:table-cell>
              <table:table-cell office:value-type="float" office:value="0.000425">
                <text:p>0.000425</text:p>
              </table:table-cell>
              <table:table-cell office:value-type="float" office:value="28.9160229400749">
                <text:p>28.9160229400749</text:p>
              </table:table-cell>
              <table:table-cell office:value-type="float" office:value="0.019255">
                <text:p>0.019255</text:p>
              </table:table-cell>
              <table:table-cell office:value-type="float" office:value="34.656231734973">
                <text:p>34.656231734973</text:p>
              </table:table-cell>
              <table:table-cell office:value-type="float" office:value="0.000932">
                <text:p>0.000932</text:p>
              </table:table-cell>
              <table:table-cell office:value-type="float" office:value="35.0441730989728">
                <text:p>35.0441730989728</text:p>
              </table:table-cell>
              <table:table-cell office:value-type="float" office:value="0.579463">
                <text:p>0.579463</text:p>
              </table:table-cell>
              <table:table-cell office:value-type="float" office:value="111.76589007012">
                <text:p>111.76589007012</text:p>
              </table:table-cell>
            </table:table-row>
            <table:table-row>
              <table:table-cell office:value-type="string"/>
              <table:table-cell office:value-type="float" office:value="0.001871">
                <text:p>0.001871</text:p>
              </table:table-cell>
              <table:table-cell office:value-type="float" office:value="1">
                <text:p>1</text:p>
              </table:table-cell>
              <table:table-cell office:value-type="float" office:value="0.000278">
                <text:p>0.000278</text:p>
              </table:table-cell>
              <table:table-cell office:value-type="float" office:value="1.12787563964758">
                <text:p>1.12787563964758</text:p>
              </table:table-cell>
              <table:table-cell office:value-type="float" office:value="0.000975">
                <text:p>0.000975</text:p>
              </table:table-cell>
              <table:table-cell office:value-type="float" office:value="0.776369782873953">
                <text:p>0.776369782873953</text:p>
              </table:table-cell>
              <table:table-cell office:value-type="float" office:value="0.000798000000000001">
                <text:p>0.000798000000000001</text:p>
              </table:table-cell>
              <table:table-cell office:value-type="float" office:value="1.53838239928873">
                <text:p>1.53838239928873</text:p>
              </table:table-cell>
              <table:table-cell office:value-type="float" office:value="0.017198">
                <text:p>0.017198</text:p>
              </table:table-cell>
              <table:table-cell office:value-type="float" office:value="7.61124738197776">
                <text:p>7.61124738197776</text:p>
              </table:table-cell>
              <table:table-cell office:value-type="float" office:value="0.007308">
                <text:p>0.007308</text:p>
              </table:table-cell>
              <table:table-cell office:value-type="float" office:value="18.4020304568528">
                <text:p>18.4020304568528</text:p>
              </table:table-cell>
              <table:table-cell office:value-type="float" office:value="0.002568">
                <text:p>0.002568</text:p>
              </table:table-cell>
              <table:table-cell office:value-type="float" office:value="9.34004040581768">
                <text:p>9.34004040581768</text:p>
              </table:table-cell>
              <table:table-cell office:value-type="float" office:value="0.001191">
                <text:p>0.001191</text:p>
              </table:table-cell>
              <table:table-cell office:value-type="float" office:value="17.1622952617936">
                <text:p>17.1622952617936</text:p>
              </table:table-cell>
              <table:table-cell office:value-type="float" office:value="0.000462000000000001">
                <text:p>0.000462000000000001</text:p>
              </table:table-cell>
              <table:table-cell office:value-type="float" office:value="9.16784323159054">
                <text:p>9.16784323159054</text:p>
              </table:table-cell>
              <table:table-cell office:value-type="float" office:value="0.002948">
                <text:p>0.002948</text:p>
              </table:table-cell>
              <table:table-cell office:value-type="float" office:value="10.9031770600274">
                <text:p>10.9031770600274</text:p>
              </table:table-cell>
              <table:table-cell office:value-type="float" office:value="0.006137">
                <text:p>0.006137</text:p>
              </table:table-cell>
              <table:table-cell office:value-type="float" office:value="9.32995621675062">
                <text:p>9.32995621675062</text:p>
              </table:table-cell>
              <table:table-cell office:value-type="float" office:value="0.009959">
                <text:p>0.009959</text:p>
              </table:table-cell>
              <table:table-cell office:value-type="float" office:value="33.6616917676367">
                <text:p>33.6616917676367</text:p>
              </table:table-cell>
              <table:table-cell office:value-type="float" office:value="0.016412">
                <text:p>0.016412</text:p>
              </table:table-cell>
              <table:table-cell office:value-type="float" office:value="36.6932135186511">
                <text:p>36.6932135186511</text:p>
              </table:table-cell>
              <table:table-cell office:value-type="float" office:value="0.000406">
                <text:p>0.000406</text:p>
              </table:table-cell>
              <table:table-cell office:value-type="float" office:value="27.357985606214">
                <text:p>27.357985606214</text:p>
              </table:table-cell>
              <table:table-cell office:value-type="float" office:value="0.020319">
                <text:p>0.020319</text:p>
              </table:table-cell>
              <table:table-cell office:value-type="float" office:value="34.231112032335">
                <text:p>34.231112032335</text:p>
              </table:table-cell>
              <table:table-cell office:value-type="float" office:value="0.000927">
                <text:p>0.000927</text:p>
              </table:table-cell>
              <table:table-cell office:value-type="float" office:value="34.2086584271215">
                <text:p>34.2086584271215</text:p>
              </table:table-cell>
              <table:table-cell office:value-type="float" office:value="0.632031">
                <text:p>0.632031</text:p>
              </table:table-cell>
              <table:table-cell office:value-type="float" office:value="731.282656826571">
                <text:p>731.282656826571</text:p>
              </table:table-cell>
            </table:table-row>
            <table:table-row>
              <table:table-cell office:value-type="string"/>
              <table:table-cell office:value-type="float" office:value="0.001924">
                <text:p>0.001924</text:p>
              </table:table-cell>
              <table:table-cell office:value-type="float" office:value="1">
                <text:p>1</text:p>
              </table:table-cell>
              <table:table-cell office:value-type="float" office:value="0.000355000000000001">
                <text:p>0.000355000000000001</text:p>
              </table:table-cell>
              <table:table-cell office:value-type="float" office:value="1.15904425272889">
                <text:p>1.15904425272889</text:p>
              </table:table-cell>
              <table:table-cell office:value-type="float" office:value="0.00081">
                <text:p>0.00081</text:p>
              </table:table-cell>
              <table:table-cell office:value-type="float" office:value="0.787966741386123">
                <text:p>0.787966741386123</text:p>
              </table:table-cell>
              <table:table-cell office:value-type="float" office:value="0.00078">
                <text:p>0.00078</text:p>
              </table:table-cell>
              <table:table-cell office:value-type="float" office:value="1.50623310944926">
                <text:p>1.50623310944926</text:p>
              </table:table-cell>
              <table:table-cell office:value-type="float" office:value="0.017004">
                <text:p>0.017004</text:p>
              </table:table-cell>
              <table:table-cell office:value-type="float" office:value="7.65070382990671">
                <text:p>7.65070382990671</text:p>
              </table:table-cell>
              <table:table-cell office:value-type="float" office:value="0.007372">
                <text:p>0.007372</text:p>
              </table:table-cell>
              <table:table-cell office:value-type="float" office:value="18.5122594431681">
                <text:p>18.5122594431681</text:p>
              </table:table-cell>
              <table:table-cell office:value-type="float" office:value="0.002674">
                <text:p>0.002674</text:p>
              </table:table-cell>
              <table:table-cell office:value-type="float" office:value="9.58668675199734">
                <text:p>9.58668675199734</text:p>
              </table:table-cell>
              <table:table-cell office:value-type="float" office:value="0.00145">
                <text:p>0.00145</text:p>
              </table:table-cell>
              <table:table-cell office:value-type="float" office:value="17.917360065036">
                <text:p>17.917360065036</text:p>
              </table:table-cell>
              <table:table-cell office:value-type="float" office:value="0.001013">
                <text:p>0.001013</text:p>
              </table:table-cell>
              <table:table-cell office:value-type="float" office:value="9.71230502038092">
                <text:p>9.71230502038092</text:p>
              </table:table-cell>
              <table:table-cell office:value-type="float" office:value="0.002959">
                <text:p>0.002959</text:p>
              </table:table-cell>
              <table:table-cell office:value-type="float" office:value="11.0782089662564">
                <text:p>11.0782089662564</text:p>
              </table:table-cell>
              <table:table-cell office:value-type="float" office:value="0.006196">
                <text:p>0.006196</text:p>
              </table:table-cell>
              <table:table-cell office:value-type="float" office:value="9.40051998068106">
                <text:p>9.40051998068106</text:p>
              </table:table-cell>
              <table:table-cell office:value-type="float" office:value="0.010376">
                <text:p>0.010376</text:p>
              </table:table-cell>
              <table:table-cell office:value-type="float" office:value="33.5448207171315">
                <text:p>33.5448207171315</text:p>
              </table:table-cell>
              <table:table-cell office:value-type="float" office:value="0.016669">
                <text:p>0.016669</text:p>
              </table:table-cell>
              <table:table-cell office:value-type="float" office:value="36.7805509540463">
                <text:p>36.7805509540463</text:p>
              </table:table-cell>
              <table:table-cell office:value-type="float" office:value="0.000489">
                <text:p>0.000489</text:p>
              </table:table-cell>
              <table:table-cell office:value-type="float" office:value="27.2503636495873">
                <text:p>27.2503636495873</text:p>
              </table:table-cell>
              <table:table-cell office:value-type="float" office:value="0.020056">
                <text:p>0.020056</text:p>
              </table:table-cell>
              <table:table-cell office:value-type="float" office:value="34.6323627960716">
                <text:p>34.6323627960716</text:p>
              </table:table-cell>
              <table:table-cell office:value-type="float" office:value="0.000855">
                <text:p>0.000855</text:p>
              </table:table-cell>
              <table:table-cell office:value-type="float" office:value="35.2265953696086">
                <text:p>35.2265953696086</text:p>
              </table:table-cell>
              <table:table-cell office:value-type="float" office:value="0.626531">
                <text:p>0.626531</text:p>
              </table:table-cell>
              <table:table-cell office:value-type="float" office:value="124.57114953038">
                <text:p>124.57114953038</text:p>
              </table:table-cell>
            </table:table-row>
            <table:table-row>
              <table:table-cell office:value-type="string"/>
              <table:table-cell office:value-type="float" office:value="0.001632">
                <text:p>0.001632</text:p>
              </table:table-cell>
              <table:table-cell office:value-type="float" office:value="1">
                <text:p>1</text:p>
              </table:table-cell>
              <table:table-cell office:value-type="float" office:value="0.000722">
                <text:p>0.000722</text:p>
              </table:table-cell>
              <table:table-cell office:value-type="float" office:value="1.29625871107">
                <text:p>1.29625871107</text:p>
              </table:table-cell>
              <table:table-cell office:value-type="float" office:value="0.000864">
                <text:p>0.000864</text:p>
              </table:table-cell>
              <table:table-cell office:value-type="float" office:value="0.725708563179677">
                <text:p>0.725708563179677</text:p>
              </table:table-cell>
              <table:table-cell office:value-type="float" office:value="0.000877">
                <text:p>0.000877</text:p>
              </table:table-cell>
              <table:table-cell office:value-type="float" office:value="1.86975192834415">
                <text:p>1.86975192834415</text:p>
              </table:table-cell>
              <table:table-cell office:value-type="float" office:value="0.010812">
                <text:p>0.010812</text:p>
              </table:table-cell>
              <table:table-cell office:value-type="float" office:value="17.2915540637816">
                <text:p>17.2915540637816</text:p>
              </table:table-cell>
              <table:table-cell office:value-type="float" office:value="0.004786">
                <text:p>0.004786</text:p>
              </table:table-cell>
              <table:table-cell office:value-type="float" office:value="24.9178566136155">
                <text:p>24.9178566136155</text:p>
              </table:table-cell>
              <table:table-cell office:value-type="float" office:value="0.002404">
                <text:p>0.002404</text:p>
              </table:table-cell>
              <table:table-cell office:value-type="float" office:value="11.3585239585191">
                <text:p>11.3585239585191</text:p>
              </table:table-cell>
              <table:table-cell office:value-type="float" office:value="0.001412">
                <text:p>0.001412</text:p>
              </table:table-cell>
              <table:table-cell office:value-type="float" office:value="26.0337082130869">
                <text:p>26.0337082130869</text:p>
              </table:table-cell>
              <table:table-cell office:value-type="float" office:value="0.001101">
                <text:p>0.001101</text:p>
              </table:table-cell>
              <table:table-cell office:value-type="float" office:value="15.1478365211375">
                <text:p>15.1478365211375</text:p>
              </table:table-cell>
              <table:table-cell office:value-type="float" office:value="0.00264">
                <text:p>0.00264</text:p>
              </table:table-cell>
              <table:table-cell office:value-type="float" office:value="29.2902571749082">
                <text:p>29.2902571749082</text:p>
              </table:table-cell>
              <table:table-cell office:value-type="float" office:value="0.005484">
                <text:p>0.005484</text:p>
              </table:table-cell>
              <table:table-cell office:value-type="float" office:value="21.8385447782517">
                <text:p>21.8385447782517</text:p>
              </table:table-cell>
              <table:table-cell office:value-type="float" office:value="0.007496">
                <text:p>0.007496</text:p>
              </table:table-cell>
              <table:table-cell office:value-type="float" office:value="43.0030893560432">
                <text:p>43.0030893560432</text:p>
              </table:table-cell>
              <table:table-cell office:value-type="float" office:value="0.016909">
                <text:p>0.016909</text:p>
              </table:table-cell>
              <table:table-cell office:value-type="float" office:value="51.0190664595369">
                <text:p>51.0190664595369</text:p>
              </table:table-cell>
              <table:table-cell office:value-type="float" office:value="0.000836">
                <text:p>0.000836</text:p>
              </table:table-cell>
              <table:table-cell office:value-type="float" office:value="42.3805284753657">
                <text:p>42.3805284753657</text:p>
              </table:table-cell>
              <table:table-cell office:value-type="float" office:value="0.018377">
                <text:p>0.018377</text:p>
              </table:table-cell>
              <table:table-cell office:value-type="float" office:value="40.8101021279901">
                <text:p>40.8101021279901</text:p>
              </table:table-cell>
              <table:table-cell office:value-type="float" office:value="0.000804999999999999">
                <text:p>0.000804999999999999</text:p>
              </table:table-cell>
              <table:table-cell office:value-type="float" office:value="38.2383113811672">
                <text:p>38.2383113811672</text:p>
              </table:table-cell>
              <table:table-cell office:value-type="float" office:value="0.385436">
                <text:p>0.385436</text:p>
              </table:table-cell>
              <table:table-cell office:value-type="float" office:value="91.9821233206424">
                <text:p>91.9821233206424</text:p>
              </table:table-cell>
            </table:table-row>
            <table:table-row>
              <table:table-cell office:value-type="string"/>
              <table:table-cell office:value-type="float" office:value="0.001019">
                <text:p>0.001019</text:p>
              </table:table-cell>
              <table:table-cell office:value-type="float" office:value="1">
                <text:p>1</text:p>
              </table:table-cell>
              <table:table-cell office:value-type="float" office:value="0.000608000000000001">
                <text:p>0.000608000000000001</text:p>
              </table:table-cell>
              <table:table-cell office:value-type="float" office:value="1.00865640959321">
                <text:p>1.00865640959321</text:p>
              </table:table-cell>
              <table:table-cell office:value-type="float" office:value="0.000690000000000001">
                <text:p>0.000690000000000001</text:p>
              </table:table-cell>
              <table:table-cell office:value-type="float" office:value="0.698330333243175">
                <text:p>0.698330333243175</text:p>
              </table:table-cell>
              <table:table-cell office:value-type="float" office:value="0.000782">
                <text:p>0.000782</text:p>
              </table:table-cell>
              <table:table-cell office:value-type="float" office:value="1.37430146269298">
                <text:p>1.37430146269298</text:p>
              </table:table-cell>
              <table:table-cell office:value-type="float" office:value="0.009521">
                <text:p>0.009521</text:p>
              </table:table-cell>
              <table:table-cell office:value-type="float" office:value="14.735724660214">
                <text:p>14.735724660214</text:p>
              </table:table-cell>
              <table:table-cell office:value-type="float" office:value="0.003784">
                <text:p>0.003784</text:p>
              </table:table-cell>
              <table:table-cell office:value-type="float" office:value="20.7261000509334">
                <text:p>20.7261000509334</text:p>
              </table:table-cell>
              <table:table-cell office:value-type="float" office:value="0.002456">
                <text:p>0.002456</text:p>
              </table:table-cell>
              <table:table-cell office:value-type="float" office:value="3.82519837580132">
                <text:p>3.82519837580132</text:p>
              </table:table-cell>
              <table:table-cell office:value-type="float" office:value="0.000983">
                <text:p>0.000983</text:p>
              </table:table-cell>
              <table:table-cell office:value-type="float" office:value="19.0866561641252">
                <text:p>19.0866561641252</text:p>
              </table:table-cell>
              <table:table-cell office:value-type="float" office:value="0.000529">
                <text:p>0.000529</text:p>
              </table:table-cell>
              <table:table-cell office:value-type="float" office:value="7.90063100137174">
                <text:p>7.90063100137174</text:p>
              </table:table-cell>
              <table:table-cell office:value-type="float" office:value="0.002403">
                <text:p>0.002403</text:p>
              </table:table-cell>
              <table:table-cell office:value-type="float" office:value="20.7280508939101">
                <text:p>20.7280508939101</text:p>
              </table:table-cell>
              <table:table-cell office:value-type="float" office:value="0.005289">
                <text:p>0.005289</text:p>
              </table:table-cell>
              <table:table-cell office:value-type="float" office:value="14.8227156466033">
                <text:p>14.8227156466033</text:p>
              </table:table-cell>
              <table:table-cell office:value-type="float" office:value="0.007327">
                <text:p>0.007327</text:p>
              </table:table-cell>
              <table:table-cell office:value-type="float" office:value="25.4955393018156">
                <text:p>25.4955393018156</text:p>
              </table:table-cell>
              <table:table-cell office:value-type="float" office:value="0.015162">
                <text:p>0.015162</text:p>
              </table:table-cell>
              <table:table-cell office:value-type="float" office:value="38.3298420206612">
                <text:p>38.3298420206612</text:p>
              </table:table-cell>
              <table:table-cell office:value-type="float" office:value="0.001088">
                <text:p>0.001088</text:p>
              </table:table-cell>
              <table:table-cell office:value-type="float" office:value="35.1103754208596">
                <text:p>35.1103754208596</text:p>
              </table:table-cell>
              <table:table-cell office:value-type="float" office:value="0.018179">
                <text:p>0.018179</text:p>
              </table:table-cell>
              <table:table-cell office:value-type="float" office:value="35.902315991369">
                <text:p>35.902315991369</text:p>
              </table:table-cell>
              <table:table-cell office:value-type="float" office:value="0.000454">
                <text:p>0.000454</text:p>
              </table:table-cell>
              <table:table-cell office:value-type="float" office:value="32.7342152893754">
                <text:p>32.7342152893754</text:p>
              </table:table-cell>
              <table:table-cell office:value-type="float" office:value="0.329466">
                <text:p>0.329466</text:p>
              </table:table-cell>
              <table:table-cell office:value-type="float" office:value="54.8441130367267">
                <text:p>54.8441130367267</text:p>
              </table:table-cell>
            </table:table-row>
            <table:table-row>
              <table:table-cell office:value-type="string"/>
              <table:table-cell office:value-type="float" office:value="0.001294">
                <text:p>0.001294</text:p>
              </table:table-cell>
              <table:table-cell office:value-type="float" office:value="1">
                <text:p>1</text:p>
              </table:table-cell>
              <table:table-cell office:value-type="float" office:value="0.000296000000000001">
                <text:p>0.000296000000000001</text:p>
              </table:table-cell>
              <table:table-cell office:value-type="float" office:value="1.35656680954417">
                <text:p>1.35656680954417</text:p>
              </table:table-cell>
              <table:table-cell office:value-type="float" office:value="0.000824">
                <text:p>0.000824</text:p>
              </table:table-cell>
              <table:table-cell office:value-type="float" office:value="0.764542259931277">
                <text:p>0.764542259931277</text:p>
              </table:table-cell>
              <table:table-cell office:value-type="float" office:value="0.000844">
                <text:p>0.000844</text:p>
              </table:table-cell>
              <table:table-cell office:value-type="float" office:value="1.67068867519761">
                <text:p>1.67068867519761</text:p>
              </table:table-cell>
              <table:table-cell office:value-type="float" office:value="0.010995">
                <text:p>0.010995</text:p>
              </table:table-cell>
              <table:table-cell office:value-type="float" office:value="9.79098978829713">
                <text:p>9.79098978829713</text:p>
              </table:table-cell>
              <table:table-cell office:value-type="float" office:value="0.004542">
                <text:p>0.004542</text:p>
              </table:table-cell>
              <table:table-cell office:value-type="float" office:value="27.5010216201211">
                <text:p>27.5010216201211</text:p>
              </table:table-cell>
              <table:table-cell office:value-type="float" office:value="0.002705">
                <text:p>0.002705</text:p>
              </table:table-cell>
              <table:table-cell office:value-type="float" office:value="5.48452064503892">
                <text:p>5.48452064503892</text:p>
              </table:table-cell>
              <table:table-cell office:value-type="float" office:value="0.001124">
                <text:p>0.001124</text:p>
              </table:table-cell>
              <table:table-cell office:value-type="float" office:value="19.0334256136008">
                <text:p>19.0334256136008</text:p>
              </table:table-cell>
              <table:table-cell office:value-type="float" office:value="0.000359999999999999">
                <text:p>0.000359999999999999</text:p>
              </table:table-cell>
              <table:table-cell office:value-type="float" office:value="11.6687622850479">
                <text:p>11.6687622850479</text:p>
              </table:table-cell>
              <table:table-cell office:value-type="float" office:value="0.002538">
                <text:p>0.002538</text:p>
              </table:table-cell>
              <table:table-cell office:value-type="float" office:value="27.1364834464147">
                <text:p>27.1364834464147</text:p>
              </table:table-cell>
              <table:table-cell office:value-type="float" office:value="0.005328">
                <text:p>0.005328</text:p>
              </table:table-cell>
              <table:table-cell office:value-type="float" office:value="11.1518718018272">
                <text:p>11.1518718018272</text:p>
              </table:table-cell>
              <table:table-cell office:value-type="float" office:value="0.007647">
                <text:p>0.007647</text:p>
              </table:table-cell>
              <table:table-cell office:value-type="float" office:value="42.6812390530538">
                <text:p>42.6812390530538</text:p>
              </table:table-cell>
              <table:table-cell office:value-type="float" office:value="0.015787">
                <text:p>0.015787</text:p>
              </table:table-cell>
              <table:table-cell office:value-type="float" office:value="39.9360449363952">
                <text:p>39.9360449363952</text:p>
              </table:table-cell>
              <table:table-cell office:value-type="float" office:value="0.001161">
                <text:p>0.001161</text:p>
              </table:table-cell>
              <table:table-cell office:value-type="float" office:value="36.6299679360904">
                <text:p>36.6299679360904</text:p>
              </table:table-cell>
              <table:table-cell office:value-type="float" office:value="0.018706">
                <text:p>0.018706</text:p>
              </table:table-cell>
              <table:table-cell office:value-type="float" office:value="40.1179110323356">
                <text:p>40.1179110323356</text:p>
              </table:table-cell>
              <table:table-cell office:value-type="float" office:value="0.000496999999999999">
                <text:p>0.000496999999999999</text:p>
              </table:table-cell>
              <table:table-cell office:value-type="float" office:value="39.8533490724682">
                <text:p>39.8533490724682</text:p>
              </table:table-cell>
              <table:table-cell office:value-type="float" office:value="0.42632">
                <text:p>0.42632</text:p>
              </table:table-cell>
              <table:table-cell office:value-type="float" office:value="60.9636033491375">
                <text:p>60.9636033491375</text:p>
              </table:table-cell>
            </table:table-row>
            <table:table-row>
              <table:table-cell office:value-type="string"/>
              <table:table-cell office:value-type="float" office:value="0.0018">
                <text:p>0.0018</text:p>
              </table:table-cell>
              <table:table-cell office:value-type="float" office:value="1">
                <text:p>1</text:p>
              </table:table-cell>
              <table:table-cell office:value-type="float" office:value="0.000400000000000001">
                <text:p>0.000400000000000001</text:p>
              </table:table-cell>
              <table:table-cell office:value-type="float" office:value="1.12701198346727">
                <text:p>1.12701198346727</text:p>
              </table:table-cell>
              <table:table-cell office:value-type="float" office:value="0.000857">
                <text:p>0.000857</text:p>
              </table:table-cell>
              <table:table-cell office:value-type="float" office:value="0.777136896878026">
                <text:p>0.777136896878026</text:p>
              </table:table-cell>
              <table:table-cell office:value-type="float" office:value="0.000829">
                <text:p>0.000829</text:p>
              </table:table-cell>
              <table:table-cell office:value-type="float" office:value="1.40711234067801">
                <text:p>1.40711234067801</text:p>
              </table:table-cell>
              <table:table-cell office:value-type="float" office:value="0.016785">
                <text:p>0.016785</text:p>
              </table:table-cell>
              <table:table-cell office:value-type="float" office:value="7.59846070730037">
                <text:p>7.59846070730037</text:p>
              </table:table-cell>
              <table:table-cell office:value-type="float" office:value="0.00695">
                <text:p>0.00695</text:p>
              </table:table-cell>
              <table:table-cell office:value-type="float" office:value="17.9632345157071">
                <text:p>17.9632345157071</text:p>
              </table:table-cell>
              <table:table-cell office:value-type="float" office:value="0.002517">
                <text:p>0.002517</text:p>
              </table:table-cell>
              <table:table-cell office:value-type="float" office:value="9.02185419332265">
                <text:p>9.02185419332265</text:p>
              </table:table-cell>
              <table:table-cell office:value-type="float" office:value="0.001254">
                <text:p>0.001254</text:p>
              </table:table-cell>
              <table:table-cell office:value-type="float" office:value="16.7961121027406">
                <text:p>16.7961121027406</text:p>
              </table:table-cell>
              <table:table-cell office:value-type="float" office:value="0.00029">
                <text:p>0.00029</text:p>
              </table:table-cell>
              <table:table-cell office:value-type="float" office:value="9.42827286691653">
                <text:p>9.42827286691653</text:p>
              </table:table-cell>
              <table:table-cell office:value-type="float" office:value="0.002786">
                <text:p>0.002786</text:p>
              </table:table-cell>
              <table:table-cell office:value-type="float" office:value="10.4559867693947">
                <text:p>10.4559867693947</text:p>
              </table:table-cell>
              <table:table-cell office:value-type="float" office:value="0.006117">
                <text:p>0.006117</text:p>
              </table:table-cell>
              <table:table-cell office:value-type="float" office:value="9.19127239432535">
                <text:p>9.19127239432535</text:p>
              </table:table-cell>
              <table:table-cell office:value-type="float" office:value="0.009701">
                <text:p>0.009701</text:p>
              </table:table-cell>
              <table:table-cell office:value-type="float" office:value="32.7378621440797">
                <text:p>32.7378621440797</text:p>
              </table:table-cell>
              <table:table-cell office:value-type="float" office:value="0.015751">
                <text:p>0.015751</text:p>
              </table:table-cell>
              <table:table-cell office:value-type="float" office:value="34.6151709978218">
                <text:p>34.6151709978218</text:p>
              </table:table-cell>
              <table:table-cell office:value-type="float" office:value="0.000281">
                <text:p>0.000281</text:p>
              </table:table-cell>
              <table:table-cell office:value-type="float" office:value="33.4026937267029">
                <text:p>33.4026937267029</text:p>
              </table:table-cell>
              <table:table-cell office:value-type="float" office:value="0.020067">
                <text:p>0.020067</text:p>
              </table:table-cell>
              <table:table-cell office:value-type="float" office:value="34.0805079529625">
                <text:p>34.0805079529625</text:p>
              </table:table-cell>
              <table:table-cell office:value-type="float" office:value="0.000922999999999999">
                <text:p>0.000922999999999999</text:p>
              </table:table-cell>
              <table:table-cell office:value-type="float" office:value="34.7567496134583">
                <text:p>34.7567496134583</text:p>
              </table:table-cell>
              <table:table-cell office:value-type="float" office:value="0.597384">
                <text:p>0.597384</text:p>
              </table:table-cell>
              <table:table-cell office:value-type="float" office:value="58.1181332036947">
                <text:p>58.1181332036947</text:p>
              </table:table-cell>
            </table:table-row>
            <table:table-row>
              <table:table-cell office:value-type="string"/>
              <table:table-cell office:value-type="float" office:value="0.001158">
                <text:p>0.001158</text:p>
              </table:table-cell>
              <table:table-cell office:value-type="float" office:value="1">
                <text:p>1</text:p>
              </table:table-cell>
              <table:table-cell office:value-type="float" office:value="0.000385">
                <text:p>0.000385</text:p>
              </table:table-cell>
              <table:table-cell office:value-type="float" office:value="1.32655919641248">
                <text:p>1.32655919641248</text:p>
              </table:table-cell>
              <table:table-cell office:value-type="float" office:value="0.000818">
                <text:p>0.000818</text:p>
              </table:table-cell>
              <table:table-cell office:value-type="float" office:value="0.717867887809387">
                <text:p>0.717867887809387</text:p>
              </table:table-cell>
              <table:table-cell office:value-type="float" office:value="0.00082">
                <text:p>0.00082</text:p>
              </table:table-cell>
              <table:table-cell office:value-type="float" office:value="1.57331888131012">
                <text:p>1.57331888131012</text:p>
              </table:table-cell>
              <table:table-cell office:value-type="float" office:value="0.009658">
                <text:p>0.009658</text:p>
              </table:table-cell>
              <table:table-cell office:value-type="float" office:value="17.8933665262863">
                <text:p>17.8933665262863</text:p>
              </table:table-cell>
              <table:table-cell office:value-type="float" office:value="0.003885">
                <text:p>0.003885</text:p>
              </table:table-cell>
              <table:table-cell office:value-type="float" office:value="26.20090105938">
                <text:p>26.20090105938</text:p>
              </table:table-cell>
              <table:table-cell office:value-type="float" office:value="0.00246">
                <text:p>0.00246</text:p>
              </table:table-cell>
              <table:table-cell office:value-type="float" office:value="9.26815617351384">
                <text:p>9.26815617351384</text:p>
              </table:table-cell>
              <table:table-cell office:value-type="float" office:value="0.001048">
                <text:p>0.001048</text:p>
              </table:table-cell>
              <table:table-cell office:value-type="float" office:value="27.9378471414131">
                <text:p>27.9378471414131</text:p>
              </table:table-cell>
              <table:table-cell office:value-type="float" office:value="0.000579">
                <text:p>0.000579</text:p>
              </table:table-cell>
              <table:table-cell office:value-type="float" office:value="11.6588553859713">
                <text:p>11.6588553859713</text:p>
              </table:table-cell>
              <table:table-cell office:value-type="float" office:value="0.002416">
                <text:p>0.002416</text:p>
              </table:table-cell>
              <table:table-cell office:value-type="float" office:value="-1018.09405063291">
                <text:p>-1018.09405063291</text:p>
              </table:table-cell>
              <table:table-cell office:value-type="float" office:value="0.005297">
                <text:p>0.005297</text:p>
              </table:table-cell>
              <table:table-cell office:value-type="float" office:value="19.0945355956668">
                <text:p>19.0945355956668</text:p>
              </table:table-cell>
              <table:table-cell office:value-type="float" office:value="0.007525">
                <text:p>0.007525</text:p>
              </table:table-cell>
              <table:table-cell office:value-type="float" office:value="33.7477939788105">
                <text:p>33.7477939788105</text:p>
              </table:table-cell>
              <table:table-cell office:value-type="float" office:value="0.015317">
                <text:p>0.015317</text:p>
              </table:table-cell>
              <table:table-cell office:value-type="float" office:value="41.2850293868542">
                <text:p>41.2850293868542</text:p>
              </table:table-cell>
              <table:table-cell office:value-type="float" office:value="0.000604">
                <text:p>0.000604</text:p>
              </table:table-cell>
              <table:table-cell office:value-type="float" office:value="39.5442423706064">
                <text:p>39.5442423706064</text:p>
              </table:table-cell>
              <table:table-cell office:value-type="float" office:value="0.018081">
                <text:p>0.018081</text:p>
              </table:table-cell>
              <table:table-cell office:value-type="float" office:value="39.3359498796878">
                <text:p>39.3359498796878</text:p>
              </table:table-cell>
              <table:table-cell office:value-type="float" office:value="0.000502">
                <text:p>0.000502</text:p>
              </table:table-cell>
              <table:table-cell office:value-type="float" office:value="38.8178545056154">
                <text:p>38.8178545056154</text:p>
              </table:table-cell>
              <table:table-cell office:value-type="float" office:value="0.328397">
                <text:p>0.328397</text:p>
              </table:table-cell>
              <table:table-cell office:value-type="float" office:value="49.5682423271293">
                <text:p>49.5682423271293</text:p>
              </table:table-cell>
            </table:table-row>
            <table:table-row>
              <table:table-cell office:value-type="string"/>
              <table:table-cell office:value-type="float" office:value="0.001789">
                <text:p>0.001789</text:p>
              </table:table-cell>
              <table:table-cell office:value-type="float" office:value="1">
                <text:p>1</text:p>
              </table:table-cell>
              <table:table-cell office:value-type="float" office:value="0.000522">
                <text:p>0.000522</text:p>
              </table:table-cell>
              <table:table-cell office:value-type="float" office:value="1.1622185155106">
                <text:p>1.1622185155106</text:p>
              </table:table-cell>
              <table:table-cell office:value-type="float" office:value="0.000817">
                <text:p>0.000817</text:p>
              </table:table-cell>
              <table:table-cell office:value-type="float" office:value="0.781642362615794">
                <text:p>0.781642362615794</text:p>
              </table:table-cell>
              <table:table-cell office:value-type="float" office:value="0.000791">
                <text:p>0.000791</text:p>
              </table:table-cell>
              <table:table-cell office:value-type="float" office:value="1.50052251141856">
                <text:p>1.50052251141856</text:p>
              </table:table-cell>
              <table:table-cell office:value-type="float" office:value="0.017373">
                <text:p>0.017373</text:p>
              </table:table-cell>
              <table:table-cell office:value-type="float" office:value="7.62957276019151">
                <text:p>7.62957276019151</text:p>
              </table:table-cell>
              <table:table-cell office:value-type="float" office:value="0.007303">
                <text:p>0.007303</text:p>
              </table:table-cell>
              <table:table-cell office:value-type="float" office:value="18.1502503514637">
                <text:p>18.1502503514637</text:p>
              </table:table-cell>
              <table:table-cell office:value-type="float" office:value="0.002476">
                <text:p>0.002476</text:p>
              </table:table-cell>
              <table:table-cell office:value-type="float" office:value="9.42462412179463">
                <text:p>9.42462412179463</text:p>
              </table:table-cell>
              <table:table-cell office:value-type="float" office:value="0.001254">
                <text:p>0.001254</text:p>
              </table:table-cell>
              <table:table-cell office:value-type="float" office:value="17.5071360581077">
                <text:p>17.5071360581077</text:p>
              </table:table-cell>
              <table:table-cell office:value-type="float" office:value="0.000377000000000001">
                <text:p>0.000377000000000001</text:p>
              </table:table-cell>
              <table:table-cell office:value-type="float" office:value="9.64540848433996">
                <text:p>9.64540848433996</text:p>
              </table:table-cell>
              <table:table-cell office:value-type="float" office:value="0.002653">
                <text:p>0.002653</text:p>
              </table:table-cell>
              <table:table-cell office:value-type="float" office:value="10.461874633553">
                <text:p>10.461874633553</text:p>
              </table:table-cell>
              <table:table-cell office:value-type="float" office:value="0.006123">
                <text:p>0.006123</text:p>
              </table:table-cell>
              <table:table-cell office:value-type="float" office:value="9.41970818448137">
                <text:p>9.41970818448137</text:p>
              </table:table-cell>
              <table:table-cell office:value-type="float" office:value="0.009963">
                <text:p>0.009963</text:p>
              </table:table-cell>
              <table:table-cell office:value-type="float" office:value="33.6511177540209">
                <text:p>33.6511177540209</text:p>
              </table:table-cell>
              <table:table-cell office:value-type="float" office:value="0.016158">
                <text:p>0.016158</text:p>
              </table:table-cell>
              <table:table-cell office:value-type="float" office:value="35.70497864588">
                <text:p>35.70497864588</text:p>
              </table:table-cell>
              <table:table-cell office:value-type="float" office:value="0.000396">
                <text:p>0.000396</text:p>
              </table:table-cell>
              <table:table-cell office:value-type="float" office:value="33.3654230438617">
                <text:p>33.3654230438617</text:p>
              </table:table-cell>
              <table:table-cell office:value-type="float" office:value="0.020103">
                <text:p>0.020103</text:p>
              </table:table-cell>
              <table:table-cell office:value-type="float" office:value="34.3859420031409">
                <text:p>34.3859420031409</text:p>
              </table:table-cell>
              <table:table-cell office:value-type="float" office:value="0.000761">
                <text:p>0.000761</text:p>
              </table:table-cell>
              <table:table-cell office:value-type="float" office:value="35.5948443724581">
                <text:p>35.5948443724581</text:p>
              </table:table-cell>
              <table:table-cell office:value-type="float" office:value="0.64115">
                <text:p>0.64115</text:p>
              </table:table-cell>
              <table:table-cell office:value-type="float" office:value="81.0778965358218">
                <text:p>81.0778965358218</text:p>
              </table:table-cell>
            </table:table-row>
            <table:table-row>
              <table:table-cell office:value-type="string"/>
              <table:table-cell office:value-type="float" office:value="0.002262">
                <text:p>0.002262</text:p>
              </table:table-cell>
              <table:table-cell office:value-type="float" office:value="1">
                <text:p>1</text:p>
              </table:table-cell>
              <table:table-cell office:value-type="float" office:value="0.000920000000000001">
                <text:p>0.000920000000000001</text:p>
              </table:table-cell>
              <table:table-cell office:value-type="float" office:value="1.12690284398282">
                <text:p>1.12690284398282</text:p>
              </table:table-cell>
              <table:table-cell office:value-type="float" office:value="0.00103">
                <text:p>0.00103</text:p>
              </table:table-cell>
              <table:table-cell office:value-type="float" office:value="0.771220407211652">
                <text:p>0.771220407211652</text:p>
              </table:table-cell>
              <table:table-cell office:value-type="float" office:value="0.00125">
                <text:p>0.00125</text:p>
              </table:table-cell>
              <table:table-cell office:value-type="float" office:value="1.41833453777529">
                <text:p>1.41833453777529</text:p>
              </table:table-cell>
              <table:table-cell office:value-type="float" office:value="0.020555">
                <text:p>0.020555</text:p>
              </table:table-cell>
              <table:table-cell office:value-type="float" office:value="8.00698736246663">
                <text:p>8.00698736246663</text:p>
              </table:table-cell>
              <table:table-cell office:value-type="float" office:value="0.008564">
                <text:p>0.008564</text:p>
              </table:table-cell>
              <table:table-cell office:value-type="float" office:value="18.8598808712662">
                <text:p>18.8598808712662</text:p>
              </table:table-cell>
              <table:table-cell office:value-type="float" office:value="0.00244">
                <text:p>0.00244</text:p>
              </table:table-cell>
              <table:table-cell office:value-type="float" office:value="9.28016300644801">
                <text:p>9.28016300644801</text:p>
              </table:table-cell>
              <table:table-cell office:value-type="float" office:value="0.001377">
                <text:p>0.001377</text:p>
              </table:table-cell>
              <table:table-cell office:value-type="float" office:value="17.7328177859707">
                <text:p>17.7328177859707</text:p>
              </table:table-cell>
              <table:table-cell office:value-type="float" office:value="0.00059">
                <text:p>0.00059</text:p>
              </table:table-cell>
              <table:table-cell office:value-type="float" office:value="9.55420579998998">
                <text:p>9.55420579998998</text:p>
              </table:table-cell>
              <table:table-cell office:value-type="float" office:value="0.004233">
                <text:p>0.004233</text:p>
              </table:table-cell>
              <table:table-cell office:value-type="float" office:value="11.5297007352625">
                <text:p>11.5297007352625</text:p>
              </table:table-cell>
              <table:table-cell office:value-type="float" office:value="0.006543">
                <text:p>0.006543</text:p>
              </table:table-cell>
              <table:table-cell office:value-type="float" office:value="9.48355209351058">
                <text:p>9.48355209351058</text:p>
              </table:table-cell>
              <table:table-cell office:value-type="float" office:value="0.012387">
                <text:p>0.012387</text:p>
              </table:table-cell>
              <table:table-cell office:value-type="float" office:value="31.9753459063249">
                <text:p>31.9753459063249</text:p>
              </table:table-cell>
              <table:table-cell office:value-type="float" office:value="0.019628">
                <text:p>0.019628</text:p>
              </table:table-cell>
              <table:table-cell office:value-type="float" office:value="35.7098327430719">
                <text:p>35.7098327430719</text:p>
              </table:table-cell>
              <table:table-cell office:value-type="float" office:value="0.000668999999999999">
                <text:p>0.000668999999999999</text:p>
              </table:table-cell>
              <table:table-cell office:value-type="float" office:value="36.9973310567549">
                <text:p>36.9973310567549</text:p>
              </table:table-cell>
              <table:table-cell office:value-type="float" office:value="0.020834">
                <text:p>0.020834</text:p>
              </table:table-cell>
              <table:table-cell office:value-type="float" office:value="33.1584601473077">
                <text:p>33.1584601473077</text:p>
              </table:table-cell>
              <table:table-cell office:value-type="float" office:value="0.000951">
                <text:p>0.000951</text:p>
              </table:table-cell>
              <table:table-cell office:value-type="float" office:value="35.3275776177596">
                <text:p>35.3275776177596</text:p>
              </table:table-cell>
              <table:table-cell office:value-type="float" office:value="0.763358">
                <text:p>0.763358</text:p>
              </table:table-cell>
              <table:table-cell office:value-type="float" office:value="25.4155769145328">
                <text:p>25.4155769145328</text:p>
              </table:table-cell>
            </table:table-row>
            <table:table-row>
              <table:table-cell office:value-type="string"/>
              <table:table-cell office:value-type="float" office:value="0.000968">
                <text:p>0.000968</text:p>
              </table:table-cell>
              <table:table-cell office:value-type="float" office:value="1">
                <text:p>1</text:p>
              </table:table-cell>
              <table:table-cell office:value-type="float" office:value="0.000434">
                <text:p>0.000434</text:p>
              </table:table-cell>
              <table:table-cell office:value-type="float" office:value="0.963992733799369">
                <text:p>0.963992733799369</text:p>
              </table:table-cell>
              <table:table-cell office:value-type="float" office:value="0.000702">
                <text:p>0.000702</text:p>
              </table:table-cell>
              <table:table-cell office:value-type="float" office:value="0.72366598387595">
                <text:p>0.72366598387595</text:p>
              </table:table-cell>
              <table:table-cell office:value-type="float" office:value="0.000813">
                <text:p>0.000813</text:p>
              </table:table-cell>
              <table:table-cell office:value-type="float" office:value="1.43491280472295">
                <text:p>1.43491280472295</text:p>
              </table:table-cell>
              <table:table-cell office:value-type="float" office:value="0.008975">
                <text:p>0.008975</text:p>
              </table:table-cell>
              <table:table-cell office:value-type="float" office:value="9.53049154449192">
                <text:p>9.53049154449192</text:p>
              </table:table-cell>
              <table:table-cell office:value-type="float" office:value="0.003479">
                <text:p>0.003479</text:p>
              </table:table-cell>
              <table:table-cell office:value-type="float" office:value="16.0683219583232">
                <text:p>16.0683219583232</text:p>
              </table:table-cell>
              <table:table-cell office:value-type="float" office:value="0.00261">
                <text:p>0.00261</text:p>
              </table:table-cell>
              <table:table-cell office:value-type="float" office:value="3.84289626241825">
                <text:p>3.84289626241825</text:p>
              </table:table-cell>
              <table:table-cell office:value-type="float" office:value="0.000928">
                <text:p>0.000928</text:p>
              </table:table-cell>
              <table:table-cell office:value-type="float" office:value="17.5162787052277">
                <text:p>17.5162787052277</text:p>
              </table:table-cell>
              <table:table-cell office:value-type="float" office:value="0.000169000000000001">
                <text:p>0.000169000000000001</text:p>
              </table:table-cell>
              <table:table-cell office:value-type="float" office:value="8.0662528094496">
                <text:p>8.0662528094496</text:p>
              </table:table-cell>
              <table:table-cell office:value-type="float" office:value="0.000949">
                <text:p>0.000949</text:p>
              </table:table-cell>
              <table:table-cell office:value-type="float" office:value="13.4990456632037">
                <text:p>13.4990456632037</text:p>
              </table:table-cell>
              <table:table-cell office:value-type="float" office:value="0.005169">
                <text:p>0.005169</text:p>
              </table:table-cell>
              <table:table-cell office:value-type="float" office:value="11.6681800922674">
                <text:p>11.6681800922674</text:p>
              </table:table-cell>
              <table:table-cell office:value-type="float" office:value="0.006727">
                <text:p>0.006727</text:p>
              </table:table-cell>
              <table:table-cell office:value-type="float" office:value="21.3238469785338">
                <text:p>21.3238469785338</text:p>
              </table:table-cell>
              <table:table-cell office:value-type="float" office:value="0.016435">
                <text:p>0.016435</text:p>
              </table:table-cell>
              <table:table-cell office:value-type="float" office:value="20.7126107711984">
                <text:p>20.7126107711984</text:p>
              </table:table-cell>
              <table:table-cell office:value-type="float" office:value="0.000300999999999999">
                <text:p>0.000300999999999999</text:p>
              </table:table-cell>
              <table:table-cell office:value-type="float" office:value="34.363883142298">
                <text:p>34.363883142298</text:p>
              </table:table-cell>
              <table:table-cell office:value-type="float" office:value="0.017532">
                <text:p>0.017532</text:p>
              </table:table-cell>
              <table:table-cell office:value-type="float" office:value="22.7159444555326">
                <text:p>22.7159444555326</text:p>
              </table:table-cell>
              <table:table-cell office:value-type="float" office:value="0.000367999999999999">
                <text:p>0.000367999999999999</text:p>
              </table:table-cell>
              <table:table-cell office:value-type="float" office:value="21.3146768627859">
                <text:p>21.3146768627859</text:p>
              </table:table-cell>
              <table:table-cell office:value-type="float" office:value="0.305213">
                <text:p>0.305213</text:p>
              </table:table-cell>
              <table:table-cell office:value-type="float" office:value="39.3487555420395">
                <text:p>39.3487555420395</text:p>
              </table:table-cell>
            </table:table-row>
            <table:table-row>
              <table:table-cell office:value-type="string"/>
              <table:table-cell office:value-type="float" office:value="0.002062">
                <text:p>0.002062</text:p>
              </table:table-cell>
              <table:table-cell office:value-type="float" office:value="1">
                <text:p>1</text:p>
              </table:table-cell>
              <table:table-cell office:value-type="float" office:value="0.000332000000000001">
                <text:p>0.000332000000000001</text:p>
              </table:table-cell>
              <table:table-cell office:value-type="float" office:value="1.19476511947737">
                <text:p>1.19476511947737</text:p>
              </table:table-cell>
              <table:table-cell office:value-type="float" office:value="0.000993">
                <text:p>0.000993</text:p>
              </table:table-cell>
              <table:table-cell office:value-type="float" office:value="0.767956912372394">
                <text:p>0.767956912372394</text:p>
              </table:table-cell>
              <table:table-cell office:value-type="float" office:value="0.000827">
                <text:p>0.000827</text:p>
              </table:table-cell>
              <table:table-cell office:value-type="float" office:value="1.62312468264096">
                <text:p>1.62312468264096</text:p>
              </table:table-cell>
              <table:table-cell office:value-type="float" office:value="0.01923">
                <text:p>0.01923</text:p>
              </table:table-cell>
              <table:table-cell office:value-type="float" office:value="7.76320300543191">
                <text:p>7.76320300543191</text:p>
              </table:table-cell>
              <table:table-cell office:value-type="float" office:value="0.008504">
                <text:p>0.008504</text:p>
              </table:table-cell>
              <table:table-cell office:value-type="float" office:value="18.2569747143978">
                <text:p>18.2569747143978</text:p>
              </table:table-cell>
              <table:table-cell office:value-type="float" office:value="NaN">
                <text:p>NaN</text:p>
              </table:table-cell>
              <table:table-cell office:value-type="float" office:value="9.23245846745535">
                <text:p>9.23245846745535</text:p>
              </table:table-cell>
              <table:table-cell office:value-type="float" office:value="0.001386">
                <text:p>0.001386</text:p>
              </table:table-cell>
              <table:table-cell office:value-type="float" office:value="25.1466695791328">
                <text:p>25.1466695791328</text:p>
              </table:table-cell>
              <table:table-cell office:value-type="float" office:value="0.000283">
                <text:p>0.000283</text:p>
              </table:table-cell>
              <table:table-cell office:value-type="float" office:value="9.89475834604421">
                <text:p>9.89475834604421</text:p>
              </table:table-cell>
              <table:table-cell office:value-type="float" office:value="0.00337">
                <text:p>0.00337</text:p>
              </table:table-cell>
              <table:table-cell office:value-type="float" office:value="10.1017921693929">
                <text:p>10.1017921693929</text:p>
              </table:table-cell>
              <table:table-cell office:value-type="float" office:value="0.006329">
                <text:p>0.006329</text:p>
              </table:table-cell>
              <table:table-cell office:value-type="float" office:value="9.31400122179008">
                <text:p>9.31400122179008</text:p>
              </table:table-cell>
              <table:table-cell office:value-type="float" office:value="0.010568">
                <text:p>0.010568</text:p>
              </table:table-cell>
              <table:table-cell office:value-type="float" office:value="33.6388806545325">
                <text:p>33.6388806545325</text:p>
              </table:table-cell>
              <table:table-cell office:value-type="float" office:value="0.016724">
                <text:p>0.016724</text:p>
              </table:table-cell>
              <table:table-cell office:value-type="float" office:value="35.8641181290959">
                <text:p>35.8641181290959</text:p>
              </table:table-cell>
              <table:table-cell office:value-type="float" office:value="0.000591">
                <text:p>0.000591</text:p>
              </table:table-cell>
              <table:table-cell office:value-type="float" office:value="37.6239742524032">
                <text:p>37.6239742524032</text:p>
              </table:table-cell>
              <table:table-cell office:value-type="float" office:value="0.020877">
                <text:p>0.020877</text:p>
              </table:table-cell>
              <table:table-cell office:value-type="float" office:value="34.468487271891">
                <text:p>34.468487271891</text:p>
              </table:table-cell>
              <table:table-cell office:value-type="float" office:value="0.000993999999999999">
                <text:p>0.000993999999999999</text:p>
              </table:table-cell>
              <table:table-cell office:value-type="float" office:value="35.7516911734921">
                <text:p>35.7516911734921</text:p>
              </table:table-cell>
              <table:table-cell office:value-type="float" office:value="0.728166">
                <text:p>0.728166</text:p>
              </table:table-cell>
              <table:table-cell office:value-type="float" office:value="46.3625873666701">
                <text:p>46.3625873666701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0.343cm" svg:height="21.888cm" xlink:href=".." xlink:type="simple" chart:class="chart:bar" chart:style-name="ch1">
        <chart:title svg:x="10.96cm" svg:y="0.573cm" chart:style-name="ch2">
          <text:p>Execution Time Breakdown - PolyBenchC</text:p>
        </chart:title>
        <chart:legend chart:legend-position="end" svg:x="28.397cm" svg:y="9.898cm" style:legend-expansion="high" chart:style-name="ch3"/>
        <chart:plot-area chart:style-name="ch4" table:cell-range-address="'Execution Time Breakdown'.A5:'Execution Time Breakdown'.E33 'Execution Time Breakdown'.B4:'Execution Time Breakdown'.E4" chart:data-source-has-labels="both" svg:x="0.606cm" svg:y="1.789cm" svg:width="27.185cm" svg:height="19.662cm">
          <chart:coordinate-region svg:x="1.968cm" svg:y="1.988cm" svg:width="25.823cm" svg:height="17.455cm"/>
          <chart:axis chart:dimension="x" chart:name="primary-x" chart:style-name="ch5" chartooo:axis-type="auto">
            <chartooo:date-scale/>
            <chart:categories table:cell-range-address="'Execution Time Breakdown'.A5:'Execution Time Breakdown'.A3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Execution Time Breakdown'.B5:'Execution Time Breakdown'.B33" chart:label-cell-address="'Execution Time Breakdown'.B4:'Execution Time Breakdown'.B4" chart:class="chart:bar">
            <chart:data-point chart:repeated="29"/>
          </chart:series>
          <chart:series chart:style-name="ch9" chart:values-cell-range-address="'Execution Time Breakdown'.C5:'Execution Time Breakdown'.C33" chart:label-cell-address="'Execution Time Breakdown'.C4:'Execution Time Breakdown'.C4" chart:class="chart:bar">
            <chart:data-point chart:repeated="29"/>
          </chart:series>
          <chart:series chart:style-name="ch10" chart:values-cell-range-address="'Execution Time Breakdown'.D5:'Execution Time Breakdown'.D33" chart:label-cell-address="'Execution Time Breakdown'.D4:'Execution Time Breakdown'.D4" chart:class="chart:bar">
            <chart:data-point chart:repeated="29"/>
          </chart:series>
          <chart:series chart:style-name="ch11" chart:values-cell-range-address="'Execution Time Breakdown'.E5:'Execution Time Breakdown'.E33" chart:label-cell-address="'Execution Time Breakdown'.E4:'Execution Time Breakdown'.E4" chart:class="chart:bar">
            <chart:data-point chart:repeated="2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ad</text:p>
                <draw:g>
                  <svg:desc>'Execution Time Breakdown'.B4:'Execution Time Breakdown'.B4</svg:desc>
                </draw:g>
              </table:table-cell>
              <table:table-cell office:value-type="string">
                <text:p>validate</text:p>
                <draw:g>
                  <svg:desc>'Execution Time Breakdown'.C4:'Execution Time Breakdown'.C4</svg:desc>
                </draw:g>
              </table:table-cell>
              <table:table-cell office:value-type="string">
                <text:p>compile</text:p>
                <draw:g>
                  <svg:desc>'Execution Time Breakdown'.D4:'Execution Time Breakdown'.D4</svg:desc>
                </draw:g>
              </table:table-cell>
              <table:table-cell office:value-type="string">
                <text:p>run</text:p>
                <draw:g>
                  <svg:desc>'Execution Time Breakdown'.E4:'Execution Time Breakdown'.E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cobi-1d</text:p>
                <draw:g>
                  <svg:desc>'Execution Time Breakdown'.A5:'Execution Time Breakdown'.A33</svg:desc>
                </draw:g>
              </table:table-cell>
              <table:table-cell office:value-type="float" office:value="2959.7">
                <text:p>2959.7</text:p>
                <draw:g>
                  <svg:desc>'Execution Time Breakdown'.B5:'Execution Time Breakdown'.B33</svg:desc>
                </draw:g>
              </table:table-cell>
              <table:table-cell office:value-type="float" office:value="478.7">
                <text:p>478.7</text:p>
                <draw:g>
                  <svg:desc>'Execution Time Breakdown'.C5:'Execution Time Breakdown'.C33</svg:desc>
                </draw:g>
              </table:table-cell>
              <table:table-cell office:value-type="float" office:value="4544.1">
                <text:p>4544.1</text:p>
                <draw:g>
                  <svg:desc>'Execution Time Breakdown'.D5:'Execution Time Breakdown'.D33</svg:desc>
                </draw:g>
              </table:table-cell>
              <table:table-cell office:value-type="float" office:value="135.9">
                <text:p>135.9</text:p>
                <draw:g>
                  <svg:desc>'Execution Time Breakdown'.E5:'Execution Time Breakdown'.E33</svg:desc>
                </draw:g>
              </table:table-cell>
            </table:table-row>
            <table:table-row>
              <table:table-cell office:value-type="string">
                <text:p>trisolv</text:p>
              </table:table-cell>
              <table:table-cell office:value-type="float" office:value="3128.2">
                <text:p>3128.2</text:p>
              </table:table-cell>
              <table:table-cell office:value-type="float" office:value="510.7">
                <text:p>510.7</text:p>
              </table:table-cell>
              <table:table-cell office:value-type="float" office:value="4811.7">
                <text:p>4811.7</text:p>
              </table:table-cell>
              <table:table-cell office:value-type="float" office:value="868.4">
                <text:p>868.4</text:p>
              </table:table-cell>
            </table:table-row>
            <table:table-row>
              <table:table-cell office:value-type="string">
                <text:p>gesummv</text:p>
              </table:table-cell>
              <table:table-cell office:value-type="float" office:value="3131.3">
                <text:p>3131.3</text:p>
              </table:table-cell>
              <table:table-cell office:value-type="float" office:value="513.5">
                <text:p>513.5</text:p>
              </table:table-cell>
              <table:table-cell office:value-type="float" office:value="4814.5">
                <text:p>4814.5</text:p>
              </table:table-cell>
              <table:table-cell office:value-type="float" office:value="967.6">
                <text:p>967.6</text:p>
              </table:table-cell>
            </table:table-row>
            <table:table-row>
              <table:table-cell office:value-type="string">
                <text:p>durbin</text:p>
              </table:table-cell>
              <table:table-cell office:value-type="float" office:value="2969.1">
                <text:p>2969.1</text:p>
              </table:table-cell>
              <table:table-cell office:value-type="float" office:value="492.4">
                <text:p>492.4</text:p>
              </table:table-cell>
              <table:table-cell office:value-type="float" office:value="4539.7">
                <text:p>4539.7</text:p>
              </table:table-cell>
              <table:table-cell office:value-type="float" office:value="355.3">
                <text:p>355.3</text:p>
              </table:table-cell>
            </table:table-row>
            <table:table-row>
              <table:table-cell office:value-type="string">
                <text:p>bicg</text:p>
              </table:table-cell>
              <table:table-cell office:value-type="float" office:value="3173.2">
                <text:p>3173.2</text:p>
              </table:table-cell>
              <table:table-cell office:value-type="float" office:value="521.3">
                <text:p>521.3</text:p>
              </table:table-cell>
              <table:table-cell office:value-type="float" office:value="4867.5">
                <text:p>4867.5</text:p>
              </table:table-cell>
              <table:table-cell office:value-type="float" office:value="1436.7">
                <text:p>1436.7</text:p>
              </table:table-cell>
            </table:table-row>
            <table:table-row>
              <table:table-cell office:value-type="string">
                <text:p>mvt</text:p>
              </table:table-cell>
              <table:table-cell office:value-type="float" office:value="3160.9">
                <text:p>3160.9</text:p>
              </table:table-cell>
              <table:table-cell office:value-type="float" office:value="517.1">
                <text:p>517.1</text:p>
              </table:table-cell>
              <table:table-cell office:value-type="float" office:value="4854.8">
                <text:p>4854.8</text:p>
              </table:table-cell>
              <table:table-cell office:value-type="float" office:value="1489.8">
                <text:p>1489.8</text:p>
              </table:table-cell>
            </table:table-row>
            <table:table-row>
              <table:table-cell office:value-type="string">
                <text:p>atax</text:p>
              </table:table-cell>
              <table:table-cell office:value-type="float" office:value="3204.7">
                <text:p>3204.7</text:p>
              </table:table-cell>
              <table:table-cell office:value-type="float" office:value="532.4">
                <text:p>532.4</text:p>
              </table:table-cell>
              <table:table-cell office:value-type="float" office:value="4885.9">
                <text:p>4885.9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string">
                <text:p>gemver</text:p>
              </table:table-cell>
              <table:table-cell office:value-type="float" office:value="3196.6">
                <text:p>3196.6</text:p>
              </table:table-cell>
              <table:table-cell office:value-type="float" office:value="539.2">
                <text:p>539.2</text:p>
              </table:table-cell>
              <table:table-cell office:value-type="float" office:value="4935.9">
                <text:p>4935.9</text:p>
              </table:table-cell>
              <table:table-cell office:value-type="float" office:value="1844.6">
                <text:p>1844.6</text:p>
              </table:table-cell>
            </table:table-row>
            <table:table-row>
              <table:table-cell office:value-type="string">
                <text:p>trmm</text:p>
              </table:table-cell>
              <table:table-cell office:value-type="float" office:value="3136.6">
                <text:p>3136.6</text:p>
              </table:table-cell>
              <table:table-cell office:value-type="float" office:value="511.3">
                <text:p>511.3</text:p>
              </table:table-cell>
              <table:table-cell office:value-type="float" office:value="4899.1">
                <text:p>4899.1</text:p>
              </table:table-cell>
              <table:table-cell office:value-type="float" office:value="6504.4">
                <text:p>6504.4</text:p>
              </table:table-cell>
            </table:table-row>
            <table:table-row>
              <table:table-cell office:value-type="string">
                <text:p>doitgen</text:p>
              </table:table-cell>
              <table:table-cell office:value-type="float" office:value="3113.2">
                <text:p>3113.2</text:p>
              </table:table-cell>
              <table:table-cell office:value-type="float" office:value="511.7">
                <text:p>511.7</text:p>
              </table:table-cell>
              <table:table-cell office:value-type="float" office:value="4790">
                <text:p>4790</text:p>
              </table:table-cell>
              <table:table-cell office:value-type="float" office:value="11405.7">
                <text:p>11405.7</text:p>
              </table:table-cell>
            </table:table-row>
            <table:table-row>
              <table:table-cell office:value-type="string">
                <text:p>syrk</text:p>
              </table:table-cell>
              <table:table-cell office:value-type="float" office:value="3174.7">
                <text:p>3174.7</text:p>
              </table:table-cell>
              <table:table-cell office:value-type="float" office:value="537.3">
                <text:p>537.3</text:p>
              </table:table-cell>
              <table:table-cell office:value-type="float" office:value="4834.3">
                <text:p>4834.3</text:p>
              </table:table-cell>
              <table:table-cell office:value-type="float" office:value="11705.2">
                <text:p>11705.2</text:p>
              </table:table-cell>
            </table:table-row>
            <table:table-row>
              <table:table-cell office:value-type="string">
                <text:p>covariance</text:p>
              </table:table-cell>
              <table:table-cell office:value-type="float" office:value="3114.9">
                <text:p>3114.9</text:p>
              </table:table-cell>
              <table:table-cell office:value-type="float" office:value="521.8">
                <text:p>521.8</text:p>
              </table:table-cell>
              <table:table-cell office:value-type="float" office:value="4795.5">
                <text:p>4795.5</text:p>
              </table:table-cell>
              <table:table-cell office:value-type="float" office:value="14900.6">
                <text:p>14900.6</text:p>
              </table:table-cell>
            </table:table-row>
            <table:table-row>
              <table:table-cell office:value-type="string">
                <text:p>correlation</text:p>
              </table:table-cell>
              <table:table-cell office:value-type="float" office:value="3165.2">
                <text:p>3165.2</text:p>
              </table:table-cell>
              <table:table-cell office:value-type="float" office:value="526.3">
                <text:p>526.3</text:p>
              </table:table-cell>
              <table:table-cell office:value-type="float" office:value="4855.3">
                <text:p>4855.3</text:p>
              </table:table-cell>
              <table:table-cell office:value-type="float" office:value="15015.6">
                <text:p>15015.6</text:p>
              </table:table-cell>
            </table:table-row>
            <table:table-row>
              <table:table-cell office:value-type="string">
                <text:p>symm</text:p>
              </table:table-cell>
              <table:table-cell office:value-type="float" office:value="3136.3">
                <text:p>3136.3</text:p>
              </table:table-cell>
              <table:table-cell office:value-type="float" office:value="519.7">
                <text:p>519.7</text:p>
              </table:table-cell>
              <table:table-cell office:value-type="float" office:value="4825.1">
                <text:p>4825.1</text:p>
              </table:table-cell>
              <table:table-cell office:value-type="float" office:value="15080.6">
                <text:p>15080.6</text:p>
              </table:table-cell>
            </table:table-row>
            <table:table-row>
              <table:table-cell office:value-type="string">
                <text:p>syr2k</text:p>
              </table:table-cell>
              <table:table-cell office:value-type="float" office:value="3161.9">
                <text:p>3161.9</text:p>
              </table:table-cell>
              <table:table-cell office:value-type="float" office:value="513.9">
                <text:p>513.9</text:p>
              </table:table-cell>
              <table:table-cell office:value-type="float" office:value="4824.7">
                <text:p>4824.7</text:p>
              </table:table-cell>
              <table:table-cell office:value-type="float" office:value="17705.2">
                <text:p>17705.2</text:p>
              </table:table-cell>
            </table:table-row>
            <table:table-row>
              <table:table-cell office:value-type="string">
                <text:p>gemm</text:p>
              </table:table-cell>
              <table:table-cell office:value-type="float" office:value="3168.9">
                <text:p>3168.9</text:p>
              </table:table-cell>
              <table:table-cell office:value-type="float" office:value="520.5">
                <text:p>520.5</text:p>
              </table:table-cell>
              <table:table-cell office:value-type="float" office:value="4839.9">
                <text:p>4839.9</text:p>
              </table:table-cell>
              <table:table-cell office:value-type="float" office:value="17969">
                <text:p>17969</text:p>
              </table:table-cell>
            </table:table-row>
            <table:table-row>
              <table:table-cell office:value-type="string">
                <text:p>2mm</text:p>
              </table:table-cell>
              <table:table-cell office:value-type="float" office:value="3158.3">
                <text:p>3158.3</text:p>
              </table:table-cell>
              <table:table-cell office:value-type="float" office:value="530.4">
                <text:p>530.4</text:p>
              </table:table-cell>
              <table:table-cell office:value-type="float" office:value="4845.7">
                <text:p>4845.7</text:p>
              </table:table-cell>
              <table:table-cell office:value-type="float" office:value="24875.8">
                <text:p>24875.8</text:p>
              </table:table-cell>
            </table:table-row>
            <table:table-row>
              <table:table-cell office:value-type="string">
                <text:p>gramschmidt</text:p>
              </table:table-cell>
              <table:table-cell office:value-type="float" office:value="3225.5">
                <text:p>3225.5</text:p>
              </table:table-cell>
              <table:table-cell office:value-type="float" office:value="535.4">
                <text:p>535.4</text:p>
              </table:table-cell>
              <table:table-cell office:value-type="float" office:value="4960.6">
                <text:p>4960.6</text:p>
              </table:table-cell>
              <table:table-cell office:value-type="float" office:value="19858.3">
                <text:p>19858.3</text:p>
              </table:table-cell>
            </table:table-row>
            <table:table-row>
              <table:table-cell office:value-type="string">
                <text:p>nussinov</text:p>
              </table:table-cell>
              <table:table-cell office:value-type="float" office:value="2580">
                <text:p>2580</text:p>
              </table:table-cell>
              <table:table-cell office:value-type="float" office:value="426.7">
                <text:p>426.7</text:p>
              </table:table-cell>
              <table:table-cell office:value-type="float" office:value="3932.3">
                <text:p>3932.3</text:p>
              </table:table-cell>
              <table:table-cell office:value-type="float" office:value="41493.5">
                <text:p>41493.5</text:p>
              </table:table-cell>
            </table:table-row>
            <table:table-row>
              <table:table-cell office:value-type="string">
                <text:p>3mm</text:p>
              </table:table-cell>
              <table:table-cell office:value-type="float" office:value="3188.1">
                <text:p>3188.1</text:p>
              </table:table-cell>
              <table:table-cell office:value-type="float" office:value="530.9">
                <text:p>530.9</text:p>
              </table:table-cell>
              <table:table-cell office:value-type="float" office:value="4899.6">
                <text:p>4899.6</text:p>
              </table:table-cell>
              <table:table-cell office:value-type="float" office:value="43914.1">
                <text:p>43914.1</text:p>
              </table:table-cell>
            </table:table-row>
            <table:table-row>
              <table:table-cell office:value-type="string">
                <text:p>adi</text:p>
              </table:table-cell>
              <table:table-cell office:value-type="float" office:value="3133.3">
                <text:p>3133.3</text:p>
              </table:table-cell>
              <table:table-cell office:value-type="float" office:value="503.9">
                <text:p>503.9</text:p>
              </table:table-cell>
              <table:table-cell office:value-type="float" office:value="4762.3">
                <text:p>4762.3</text:p>
              </table:table-cell>
              <table:table-cell office:value-type="float" office:value="66925.5">
                <text:p>66925.5</text:p>
              </table:table-cell>
            </table:table-row>
            <table:table-row>
              <table:table-cell office:value-type="string">
                <text:p>fdtd-2d</text:p>
              </table:table-cell>
              <table:table-cell office:value-type="float" office:value="3221.4">
                <text:p>3221.4</text:p>
              </table:table-cell>
              <table:table-cell office:value-type="float" office:value="536.8">
                <text:p>536.8</text:p>
              </table:table-cell>
              <table:table-cell office:value-type="float" office:value="4952.7">
                <text:p>4952.7</text:p>
              </table:table-cell>
              <table:table-cell office:value-type="float" office:value="32445.7">
                <text:p>32445.7</text:p>
              </table:table-cell>
            </table:table-row>
            <table:table-row>
              <table:table-cell office:value-type="string">
                <text:p>jacobi-2d</text:p>
              </table:table-cell>
              <table:table-cell office:value-type="float" office:value="2875.4">
                <text:p>2875.4</text:p>
              </table:table-cell>
              <table:table-cell office:value-type="float" office:value="474.9">
                <text:p>474.9</text:p>
              </table:table-cell>
              <table:table-cell office:value-type="float" office:value="4417">
                <text:p>4417</text:p>
              </table:table-cell>
              <table:table-cell office:value-type="float" office:value="42001.9">
                <text:p>42001.9</text:p>
              </table:table-cell>
            </table:table-row>
            <table:table-row>
              <table:table-cell office:value-type="string">
                <text:p>seidel-2d</text:p>
              </table:table-cell>
              <table:table-cell office:value-type="float" office:value="3137.6">
                <text:p>3137.6</text:p>
              </table:table-cell>
              <table:table-cell office:value-type="float" office:value="510.2">
                <text:p>510.2</text:p>
              </table:table-cell>
              <table:table-cell office:value-type="float" office:value="4822.3">
                <text:p>4822.3</text:p>
              </table:table-cell>
              <table:table-cell office:value-type="float" office:value="144374.9">
                <text:p>144374.9</text:p>
              </table:table-cell>
            </table:table-row>
            <table:table-row>
              <table:table-cell office:value-type="string">
                <text:p>heat-3d</text:p>
              </table:table-cell>
              <table:table-cell office:value-type="float" office:value="3112.9">
                <text:p>3112.9</text:p>
              </table:table-cell>
              <table:table-cell office:value-type="float" office:value="528.1">
                <text:p>528.1</text:p>
              </table:table-cell>
              <table:table-cell office:value-type="float" office:value="4644.8">
                <text:p>4644.8</text:p>
              </table:table-cell>
              <table:table-cell office:value-type="float" office:value="63843.7">
                <text:p>63843.7</text:p>
              </table:table-cell>
            </table:table-row>
            <table:table-row>
              <table:table-cell office:value-type="string">
                <text:p>cholesky</text:p>
              </table:table-cell>
              <table:table-cell office:value-type="float" office:value="3018.5">
                <text:p>3018.5</text:p>
              </table:table-cell>
              <table:table-cell office:value-type="float" office:value="498.8">
                <text:p>498.8</text:p>
              </table:table-cell>
              <table:table-cell office:value-type="float" office:value="4633.1">
                <text:p>4633.1</text:p>
              </table:table-cell>
              <table:table-cell office:value-type="float" office:value="121547.1">
                <text:p>121547.1</text:p>
              </table:table-cell>
            </table:table-row>
            <table:table-row>
              <table:table-cell office:value-type="string">
                <text:p>lu</text:p>
              </table:table-cell>
              <table:table-cell office:value-type="float" office:value="2997.5">
                <text:p>2997.5</text:p>
              </table:table-cell>
              <table:table-cell office:value-type="float" office:value="496.8">
                <text:p>496.8</text:p>
              </table:table-cell>
              <table:table-cell office:value-type="float" office:value="4581.2">
                <text:p>4581.2</text:p>
              </table:table-cell>
              <table:table-cell office:value-type="float" office:value="127914.4">
                <text:p>127914.4</text:p>
              </table:table-cell>
            </table:table-row>
            <table:table-row>
              <table:table-cell office:value-type="string">
                <text:p>ludcmp</text:p>
              </table:table-cell>
              <table:table-cell office:value-type="float" office:value="3306.8">
                <text:p>3306.8</text:p>
              </table:table-cell>
              <table:table-cell office:value-type="float" office:value="550.4">
                <text:p>550.4</text:p>
              </table:table-cell>
              <table:table-cell office:value-type="float" office:value="5090.5">
                <text:p>5090.5</text:p>
              </table:table-cell>
              <table:table-cell office:value-type="float" office:value="131655.5">
                <text:p>131655.5</text:p>
              </table:table-cell>
            </table:table-row>
            <table:table-row>
              <table:table-cell office:value-type="string">
                <text:p>floyd-warshall</text:p>
              </table:table-cell>
              <table:table-cell office:value-type="float" office:value="2311">
                <text:p>2311</text:p>
              </table:table-cell>
              <table:table-cell office:value-type="float" office:value="391.7">
                <text:p>391.7</text:p>
              </table:table-cell>
              <table:table-cell office:value-type="float" office:value="3528.1">
                <text:p>3528.1</text:p>
              </table:table-cell>
              <table:table-cell office:value-type="float" office:value="260339.4">
                <text:p>260339.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fill-image draw:name="ChartBitmap_20_1" draw:display-name="ChartBitmap 1" xlink:href="Pictures/100000000000000800000008D085463572746166.png" xlink:type="simple" xlink:show="embed" xlink:actuate="onLoad"/>
    <draw:fill-image draw:name="ChartBitmap_20_10" draw:display-name="ChartBitmap 10" xlink:href="Pictures/100000000000000800000008AF5E132AF6D2C18D.png" xlink:type="simple" xlink:show="embed" xlink:actuate="onLoad"/>
    <draw:fill-image draw:name="ChartBitmap_20_11" draw:display-name="ChartBitmap 11" xlink:href="Pictures/100000000000000800000008BF34FE0B1AE6F876.png" xlink:type="simple" xlink:show="embed" xlink:actuate="onLoad"/>
    <draw:fill-image draw:name="ChartBitmap_20_12" draw:display-name="ChartBitmap 12" xlink:href="Pictures/1000000000000008000000083DEBC9330162CEE7.png" xlink:type="simple" xlink:show="embed" xlink:actuate="onLoad"/>
    <draw:fill-image draw:name="ChartBitmap_20_13" draw:display-name="ChartBitmap 13" xlink:href="Pictures/100000000000000800000008983101575FF95175.png" xlink:type="simple" xlink:show="embed" xlink:actuate="onLoad"/>
    <draw:fill-image draw:name="ChartBitmap_20_14" draw:display-name="ChartBitmap 14" xlink:href="Pictures/1000000000000008000000087369712AC574C03C.png" xlink:type="simple" xlink:show="embed" xlink:actuate="onLoad"/>
    <draw:fill-image draw:name="ChartBitmap_20_15" draw:display-name="ChartBitmap 15" xlink:href="Pictures/1000000000000008000000081A9B423D1A813A52.png" xlink:type="simple" xlink:show="embed" xlink:actuate="onLoad"/>
    <draw:fill-image draw:name="ChartBitmap_20_16" draw:display-name="ChartBitmap 16" xlink:href="Pictures/1000000000000008000000081A9B423D1A813A52.png" xlink:type="simple" xlink:show="embed" xlink:actuate="onLoad"/>
    <draw:fill-image draw:name="ChartBitmap_20_17" draw:display-name="ChartBitmap 17" xlink:href="Pictures/100000000000000800000008E2983662C4563859.png" xlink:type="simple" xlink:show="embed" xlink:actuate="onLoad"/>
    <draw:fill-image draw:name="ChartBitmap_20_18" draw:display-name="ChartBitmap 18" xlink:href="Pictures/100000000000000800000008FCD192D1055E3DE0.png" xlink:type="simple" xlink:show="embed" xlink:actuate="onLoad"/>
    <draw:fill-image draw:name="ChartBitmap_20_19" draw:display-name="ChartBitmap 19" xlink:href="Pictures/100000000000000800000008DDF7072BDBA5EFCF.png" xlink:type="simple" xlink:show="embed" xlink:actuate="onLoad"/>
    <draw:fill-image draw:name="ChartBitmap_20_2" draw:display-name="ChartBitmap 2" xlink:href="Pictures/100000000000000800000008648907C92FEFE099.png" xlink:type="simple" xlink:show="embed" xlink:actuate="onLoad"/>
    <draw:fill-image draw:name="ChartBitmap_20_20" draw:display-name="ChartBitmap 20" xlink:href="Pictures/100000000000000800000008FCD192D1055E3DE0.png" xlink:type="simple" xlink:show="embed" xlink:actuate="onLoad"/>
    <draw:fill-image draw:name="ChartBitmap_20_21" draw:display-name="ChartBitmap 21" xlink:href="Pictures/100000000000000800000008F70D036D45FFF5DF.png" xlink:type="simple" xlink:show="embed" xlink:actuate="onLoad"/>
    <draw:fill-image draw:name="ChartBitmap_20_22" draw:display-name="ChartBitmap 22" xlink:href="Pictures/1000000000000008000000085450F247947E986B.png" xlink:type="simple" xlink:show="embed" xlink:actuate="onLoad"/>
    <draw:fill-image draw:name="ChartBitmap_20_23" draw:display-name="ChartBitmap 23" xlink:href="Pictures/100000000000000800000008DD2FDE46AE706B4A.png" xlink:type="simple" xlink:show="embed" xlink:actuate="onLoad"/>
    <draw:fill-image draw:name="ChartBitmap_20_24" draw:display-name="ChartBitmap 24" xlink:href="Pictures/100000000000000800000008910DEE4822E67C87.png" xlink:type="simple" xlink:show="embed" xlink:actuate="onLoad"/>
    <draw:fill-image draw:name="ChartBitmap_20_25" draw:display-name="ChartBitmap 25" xlink:href="Pictures/100000000000000800000008E2983662C4563859.png" xlink:type="simple" xlink:show="embed" xlink:actuate="onLoad"/>
    <draw:fill-image draw:name="ChartBitmap_20_26" draw:display-name="ChartBitmap 26" xlink:href="Pictures/100000000000000800000008B6C2456504C29344.png" xlink:type="simple" xlink:show="embed" xlink:actuate="onLoad"/>
    <draw:fill-image draw:name="ChartBitmap_20_27" draw:display-name="ChartBitmap 27" xlink:href="Pictures/1000000000000008000000088A40A623BD1AE613.png" xlink:type="simple" xlink:show="embed" xlink:actuate="onLoad"/>
    <draw:fill-image draw:name="ChartBitmap_20_28" draw:display-name="ChartBitmap 28" xlink:href="Pictures/10000000000000080000000891CC5B4335A1319C.png" xlink:type="simple" xlink:show="embed" xlink:actuate="onLoad"/>
    <draw:fill-image draw:name="ChartBitmap_20_29" draw:display-name="ChartBitmap 29" xlink:href="Pictures/1000000000000008000000081B0B206AD7C83958.png" xlink:type="simple" xlink:show="embed" xlink:actuate="onLoad"/>
    <draw:fill-image draw:name="ChartBitmap_20_3" draw:display-name="ChartBitmap 3" xlink:href="Pictures/100000000000000800000008E2983662C4563859.png" xlink:type="simple" xlink:show="embed" xlink:actuate="onLoad"/>
    <draw:fill-image draw:name="ChartBitmap_20_30" draw:display-name="ChartBitmap 30" xlink:href="Pictures/100000000000000800000008B6C2456504C29344.png" xlink:type="simple" xlink:show="embed" xlink:actuate="onLoad"/>
    <draw:fill-image draw:name="ChartBitmap_20_31" draw:display-name="ChartBitmap 31" xlink:href="Pictures/100000000000000800000008B6C2456504C29344.png" xlink:type="simple" xlink:show="embed" xlink:actuate="onLoad"/>
    <draw:fill-image draw:name="ChartBitmap_20_32" draw:display-name="ChartBitmap 32" xlink:href="Pictures/100000000000000800000008E2983662C4563859.png" xlink:type="simple" xlink:show="embed" xlink:actuate="onLoad"/>
    <draw:fill-image draw:name="ChartBitmap_20_33" draw:display-name="ChartBitmap 33" xlink:href="Pictures/100000000000000800000008E2983662C4563859.png" xlink:type="simple" xlink:show="embed" xlink:actuate="onLoad"/>
    <draw:fill-image draw:name="ChartBitmap_20_34" draw:display-name="ChartBitmap 34" xlink:href="Pictures/100000000000000800000008EEE38D8CA1A06AB1.png" xlink:type="simple" xlink:show="embed" xlink:actuate="onLoad"/>
    <draw:fill-image draw:name="ChartBitmap_20_35" draw:display-name="ChartBitmap 35" xlink:href="Pictures/100000000000000800000008EEE38D8CA1A06AB1.png" xlink:type="simple" xlink:show="embed" xlink:actuate="onLoad"/>
    <draw:fill-image draw:name="ChartBitmap_20_36" draw:display-name="ChartBitmap 36" xlink:href="Pictures/1000000000000008000000088A40A623BD1AE613.png" xlink:type="simple" xlink:show="embed" xlink:actuate="onLoad"/>
    <draw:fill-image draw:name="ChartBitmap_20_37" draw:display-name="ChartBitmap 37" xlink:href="Pictures/1000000000000008000000081B0B206AD7C83958.png" xlink:type="simple" xlink:show="embed" xlink:actuate="onLoad"/>
    <draw:fill-image draw:name="ChartBitmap_20_38" draw:display-name="ChartBitmap 38" xlink:href="Pictures/100000000000000800000008F70D036D45FFF5DF.png" xlink:type="simple" xlink:show="embed" xlink:actuate="onLoad"/>
    <draw:fill-image draw:name="ChartBitmap_20_39" draw:display-name="ChartBitmap 39" xlink:href="Pictures/100000000000000800000008F70D036D45FFF5DF.png" xlink:type="simple" xlink:show="embed" xlink:actuate="onLoad"/>
    <draw:fill-image draw:name="ChartBitmap_20_4" draw:display-name="ChartBitmap 4" xlink:href="Pictures/10000000000000080000000888B10B92B715989F.png" xlink:type="simple" xlink:show="embed" xlink:actuate="onLoad"/>
    <draw:fill-image draw:name="ChartBitmap_20_5" draw:display-name="ChartBitmap 5" xlink:href="Pictures/1000000000000008000000087369712AC574C03C.png" xlink:type="simple" xlink:show="embed" xlink:actuate="onLoad"/>
    <draw:fill-image draw:name="ChartBitmap_20_6" draw:display-name="ChartBitmap 6" xlink:href="Pictures/100000000000000800000008C63FA0F9F01F6204.png" xlink:type="simple" xlink:show="embed" xlink:actuate="onLoad"/>
    <draw:fill-image draw:name="ChartBitmap_20_7" draw:display-name="ChartBitmap 7" xlink:href="Pictures/100000000000000800000008B9457F42C0CB60AD.png" xlink:type="simple" xlink:show="embed" xlink:actuate="onLoad"/>
    <draw:fill-image draw:name="ChartBitmap_20_8" draw:display-name="ChartBitmap 8" xlink:href="Pictures/10000000000000080000000873E8E9D1267FAFEB.png" xlink:type="simple" xlink:show="embed" xlink:actuate="onLoad"/>
    <draw:fill-image draw:name="ChartBitmap_20_9" draw:display-name="ChartBitmap 9" xlink:href="Pictures/100000000000000800000008C72FA93F1FC29D38.png" xlink:type="simple" xlink:show="embed" xlink:actuate="onLoad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488cm" svg:height="16.23cm" xlink:href=".." xlink:type="simple" chart:class="chart:bar" chart:style-name="ch1">
        <chart:title svg:x="10.7cm" svg:y="0.46cm" chart:style-name="ch2">
          <text:p>Adjusted Execution Time</text:p>
        </chart:title>
        <chart:legend chart:legend-position="end" svg:x="23.696cm" svg:y="6.82cm" style:legend-expansion="high" chart:style-name="ch3"/>
        <chart:plot-area chart:style-name="ch4" table:cell-range-address="Baseline.N5:Baseline.S33 Baseline.O4:Baseline.S4" chart:data-source-has-labels="both" svg:x="0.529cm" svg:y="1.563cm" svg:width="22.638cm" svg:height="14.343cm">
          <chart:coordinate-region svg:x="1.547cm" svg:y="1.726cm" svg:width="21.62cm" svg:height="13.658cm"/>
          <chart:axis chart:dimension="x" chart:name="primary-x" chart:style-name="ch5" chartooo:axis-type="auto">
            <chartooo:date-scale/>
            <chart:categories table:cell-range-address="Baseline.N5:Baseline.N3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Baseline.O5:Baseline.O33" chart:label-cell-address="Baseline.O4:Baseline.O4" chart:class="chart:bar">
            <chart:data-point chart:repeated="29"/>
          </chart:series>
          <chart:series chart:style-name="ch9" chart:values-cell-range-address="Baseline.P5:Baseline.P33" chart:label-cell-address="Baseline.P4:Baseline.P4" chart:class="chart:bar">
            <chart:data-point chart:repeated="29"/>
          </chart:series>
          <chart:series chart:style-name="ch10" chart:values-cell-range-address="Baseline.Q5:Baseline.Q33" chart:label-cell-address="Baseline.Q4:Baseline.Q4" chart:class="chart:bar">
            <chart:data-point chart:repeated="29"/>
          </chart:series>
          <chart:series chart:style-name="ch11" chart:values-cell-range-address="Baseline.R5:Baseline.R33" chart:label-cell-address="Baseline.R4:Baseline.R4" chart:class="chart:bar">
            <chart:data-point chart:repeated="29"/>
          </chart:series>
          <chart:series chart:style-name="ch12" chart:values-cell-range-address="Baseline.S5:Baseline.S33" chart:label-cell-address="Baseline.S4:Baseline.S4" chart:class="chart:bar">
            <chart:data-point chart:repeated="2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zeng-jit</text:p>
                <draw:g>
                  <svg:desc>Baseline.O4:Baseline.O4</svg:desc>
                </draw:g>
              </table:table-cell>
              <table:table-cell office:value-type="string">
                <text:p>v8-liftoff</text:p>
                <draw:g>
                  <svg:desc>Baseline.P4:Baseline.P4</svg:desc>
                </draw:g>
              </table:table-cell>
              <table:table-cell office:value-type="string">
                <text:p>sm-base</text:p>
                <draw:g>
                  <svg:desc>Baseline.Q4:Baseline.Q4</svg:desc>
                </draw:g>
              </table:table-cell>
              <table:table-cell office:value-type="string">
                <text:p>wazero</text:p>
                <draw:g>
                  <svg:desc>Baseline.R4:Baseline.R4</svg:desc>
                </draw:g>
              </table:table-cell>
              <table:table-cell office:value-type="string">
                <text:p>wasmer-base</text:p>
                <draw:g>
                  <svg:desc>Baseline.S4:Baseline.S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cobi-1d</text:p>
                <draw:g>
                  <svg:desc>Baseline.N5:Baseline.N33</svg:desc>
                </draw:g>
              </table:table-cell>
              <table:table-cell office:value-type="float" office:value="0.0021">
                <text:p>0.0021</text:p>
                <draw:g>
                  <svg:desc>Baseline.O5:Baseline.O33</svg:desc>
                </draw:g>
              </table:table-cell>
              <table:table-cell office:value-type="float" office:value="0.000699999999999999">
                <text:p>0.000699999999999999</text:p>
                <draw:g>
                  <svg:desc>Baseline.P5:Baseline.P33</svg:desc>
                </draw:g>
              </table:table-cell>
              <table:table-cell office:value-type="float" office:value="0.001019">
                <text:p>0.001019</text:p>
                <draw:g>
                  <svg:desc>Baseline.Q5:Baseline.Q33</svg:desc>
                </draw:g>
              </table:table-cell>
              <table:table-cell office:value-type="float" office:value="0.007441">
                <text:p>0.007441</text:p>
                <draw:g>
                  <svg:desc>Baseline.R5:Baseline.R33</svg:desc>
                </draw:g>
              </table:table-cell>
              <table:table-cell office:value-type="float" office:value="-0.000708">
                <text:p>-0.000708</text:p>
                <draw:g>
                  <svg:desc>Baseline.S5:Baseline.S33</svg:desc>
                </draw:g>
              </table:table-cell>
            </table:table-row>
            <table:table-row>
              <table:table-cell office:value-type="string">
                <text:p>trisolv</text:p>
              </table:table-cell>
              <table:table-cell office:value-type="float" office:value="0.002476">
                <text:p>0.002476</text:p>
              </table:table-cell>
              <table:table-cell office:value-type="float" office:value="0.001444">
                <text:p>0.001444</text:p>
              </table:table-cell>
              <table:table-cell office:value-type="float" office:value="0.001558">
                <text:p>0.001558</text:p>
              </table:table-cell>
              <table:table-cell office:value-type="float" office:value="0.008622">
                <text:p>0.008622</text:p>
              </table:table-cell>
              <table:table-cell office:value-type="float" office:value="0.000959">
                <text:p>0.000959</text:p>
              </table:table-cell>
            </table:table-row>
            <table:table-row>
              <table:table-cell office:value-type="string">
                <text:p>gesummv</text:p>
              </table:table-cell>
              <table:table-cell office:value-type="float" office:value="0.002676">
                <text:p>0.002676</text:p>
              </table:table-cell>
              <table:table-cell office:value-type="float" office:value="0.001531">
                <text:p>0.001531</text:p>
              </table:table-cell>
              <table:table-cell office:value-type="float" office:value="0.001404">
                <text:p>0.001404</text:p>
              </table:table-cell>
              <table:table-cell office:value-type="float" office:value="0.008921">
                <text:p>0.008921</text:p>
              </table:table-cell>
              <table:table-cell office:value-type="float" office:value="0.000782">
                <text:p>0.000782</text:p>
              </table:table-cell>
            </table:table-row>
            <table:table-row>
              <table:table-cell office:value-type="string">
                <text:p>durbin</text:p>
              </table:table-cell>
              <table:table-cell office:value-type="float" office:value="0.002324">
                <text:p>0.002324</text:p>
              </table:table-cell>
              <table:table-cell office:value-type="float" office:value="0.000987">
                <text:p>0.000987</text:p>
              </table:table-cell>
              <table:table-cell office:value-type="float" office:value="0.001362">
                <text:p>0.001362</text:p>
              </table:table-cell>
              <table:table-cell office:value-type="float" office:value="0.007783">
                <text:p>0.007783</text:p>
              </table:table-cell>
              <table:table-cell office:value-type="float" office:value="-0.00013">
                <text:p>-0.00013</text:p>
              </table:table-cell>
            </table:table-row>
            <table:table-row>
              <table:table-cell office:value-type="string">
                <text:p>bicg</text:p>
              </table:table-cell>
              <table:table-cell office:value-type="float" office:value="0.003086">
                <text:p>0.003086</text:p>
              </table:table-cell>
              <table:table-cell office:value-type="float" office:value="0.001936">
                <text:p>0.001936</text:p>
              </table:table-cell>
              <table:table-cell office:value-type="float" office:value="0.001594">
                <text:p>0.001594</text:p>
              </table:table-cell>
              <table:table-cell office:value-type="float" office:value="0.009356">
                <text:p>0.009356</text:p>
              </table:table-cell>
              <table:table-cell office:value-type="float" office:value="0.001353">
                <text:p>0.001353</text:p>
              </table:table-cell>
            </table:table-row>
            <table:table-row>
              <table:table-cell office:value-type="string">
                <text:p>mvt</text:p>
              </table:table-cell>
              <table:table-cell office:value-type="float" office:value="0.002927">
                <text:p>0.002927</text:p>
              </table:table-cell>
              <table:table-cell office:value-type="float" office:value="0.001839">
                <text:p>0.001839</text:p>
              </table:table-cell>
              <table:table-cell office:value-type="float" office:value="0.002373">
                <text:p>0.002373</text:p>
              </table:table-cell>
              <table:table-cell office:value-type="float" office:value="0.009338">
                <text:p>0.009338</text:p>
              </table:table-cell>
              <table:table-cell office:value-type="float" office:value="0.002147">
                <text:p>0.002147</text:p>
              </table:table-cell>
            </table:table-row>
            <table:table-row>
              <table:table-cell office:value-type="string">
                <text:p>atax</text:p>
              </table:table-cell>
              <table:table-cell office:value-type="float" office:value="0.003018">
                <text:p>0.003018</text:p>
              </table:table-cell>
              <table:table-cell office:value-type="float" office:value="0.001913">
                <text:p>0.001913</text:p>
              </table:table-cell>
              <table:table-cell office:value-type="float" office:value="0.001992">
                <text:p>0.001992</text:p>
              </table:table-cell>
              <table:table-cell office:value-type="float" office:value="0.009355">
                <text:p>0.009355</text:p>
              </table:table-cell>
              <table:table-cell office:value-type="float" office:value="0.001547">
                <text:p>0.001547</text:p>
              </table:table-cell>
            </table:table-row>
            <table:table-row>
              <table:table-cell office:value-type="string">
                <text:p>gemver</text:p>
              </table:table-cell>
              <table:table-cell office:value-type="float" office:value="0.003264">
                <text:p>0.003264</text:p>
              </table:table-cell>
              <table:table-cell office:value-type="float" office:value="0.002086">
                <text:p>0.002086</text:p>
              </table:table-cell>
              <table:table-cell office:value-type="float" office:value="0.002893">
                <text:p>0.002893</text:p>
              </table:table-cell>
              <table:table-cell office:value-type="float" office:value="0.009946">
                <text:p>0.009946</text:p>
              </table:table-cell>
              <table:table-cell office:value-type="float" office:value="0.002644">
                <text:p>0.002644</text:p>
              </table:table-cell>
            </table:table-row>
            <table:table-row>
              <table:table-cell office:value-type="string">
                <text:p>trmm</text:p>
              </table:table-cell>
              <table:table-cell office:value-type="float" office:value="0.006786">
                <text:p>0.006786</text:p>
              </table:table-cell>
              <table:table-cell office:value-type="float" office:value="0.009096">
                <text:p>0.009096</text:p>
              </table:table-cell>
              <table:table-cell office:value-type="float" office:value="0.013859">
                <text:p>0.013859</text:p>
              </table:table-cell>
              <table:table-cell office:value-type="float" office:value="0.019916">
                <text:p>0.019916</text:p>
              </table:table-cell>
              <table:table-cell office:value-type="float" office:value="0.023918">
                <text:p>0.023918</text:p>
              </table:table-cell>
            </table:table-row>
            <table:table-row>
              <table:table-cell office:value-type="string">
                <text:p>doitgen</text:p>
              </table:table-cell>
              <table:table-cell office:value-type="float" office:value="0.012694">
                <text:p>0.012694</text:p>
              </table:table-cell>
              <table:table-cell office:value-type="float" office:value="0.010728">
                <text:p>0.010728</text:p>
              </table:table-cell>
              <table:table-cell office:value-type="float" office:value="0.019835">
                <text:p>0.019835</text:p>
              </table:table-cell>
              <table:table-cell office:value-type="float" office:value="0.02488">
                <text:p>0.02488</text:p>
              </table:table-cell>
              <table:table-cell office:value-type="float" office:value="0.036864">
                <text:p>0.036864</text:p>
              </table:table-cell>
            </table:table-row>
            <table:table-row>
              <table:table-cell office:value-type="string">
                <text:p>syrk</text:p>
              </table:table-cell>
              <table:table-cell office:value-type="float" office:value="0.009355">
                <text:p>0.009355</text:p>
              </table:table-cell>
              <table:table-cell office:value-type="float" office:value="0.00919">
                <text:p>0.00919</text:p>
              </table:table-cell>
              <table:table-cell office:value-type="float" office:value="0.009936">
                <text:p>0.009936</text:p>
              </table:table-cell>
              <table:table-cell office:value-type="float" office:value="0.022185">
                <text:p>0.022185</text:p>
              </table:table-cell>
              <table:table-cell office:value-type="float" office:value="0.01317">
                <text:p>0.01317</text:p>
              </table:table-cell>
            </table:table-row>
            <table:table-row>
              <table:table-cell office:value-type="string">
                <text:p>covariance</text:p>
              </table:table-cell>
              <table:table-cell office:value-type="float" office:value="0.016742">
                <text:p>0.016742</text:p>
              </table:table-cell>
              <table:table-cell office:value-type="float" office:value="0.014077">
                <text:p>0.014077</text:p>
              </table:table-cell>
              <table:table-cell office:value-type="float" office:value="0.021937">
                <text:p>0.021937</text:p>
              </table:table-cell>
              <table:table-cell office:value-type="float" office:value="0.026267">
                <text:p>0.026267</text:p>
              </table:table-cell>
              <table:table-cell office:value-type="float" office:value="0.037852">
                <text:p>0.037852</text:p>
              </table:table-cell>
            </table:table-row>
            <table:table-row>
              <table:table-cell office:value-type="string">
                <text:p>correlation</text:p>
              </table:table-cell>
              <table:table-cell office:value-type="float" office:value="0.016652">
                <text:p>0.016652</text:p>
              </table:table-cell>
              <table:table-cell office:value-type="float" office:value="0.014121">
                <text:p>0.014121</text:p>
              </table:table-cell>
              <table:table-cell office:value-type="float" office:value="0.022076">
                <text:p>0.022076</text:p>
              </table:table-cell>
              <table:table-cell office:value-type="float" office:value="0.026549">
                <text:p>0.026549</text:p>
              </table:table-cell>
              <table:table-cell office:value-type="float" office:value="0.038107">
                <text:p>0.038107</text:p>
              </table:table-cell>
            </table:table-row>
            <table:table-row>
              <table:table-cell office:value-type="string">
                <text:p>symm</text:p>
              </table:table-cell>
              <table:table-cell office:value-type="float" office:value="0.016699">
                <text:p>0.016699</text:p>
              </table:table-cell>
              <table:table-cell office:value-type="float" office:value="0.01417">
                <text:p>0.01417</text:p>
              </table:table-cell>
              <table:table-cell office:value-type="float" office:value="0.015222">
                <text:p>0.015222</text:p>
              </table:table-cell>
              <table:table-cell office:value-type="float" office:value="0.023531">
                <text:p>0.023531</text:p>
              </table:table-cell>
              <table:table-cell office:value-type="float" office:value="0.024683">
                <text:p>0.024683</text:p>
              </table:table-cell>
            </table:table-row>
            <table:table-row>
              <table:table-cell office:value-type="string">
                <text:p>syr2k</text:p>
              </table:table-cell>
              <table:table-cell office:value-type="float" office:value="0.013728">
                <text:p>0.013728</text:p>
              </table:table-cell>
              <table:table-cell office:value-type="float" office:value="0.014402">
                <text:p>0.014402</text:p>
              </table:table-cell>
              <table:table-cell office:value-type="float" office:value="0.015187">
                <text:p>0.015187</text:p>
              </table:table-cell>
              <table:table-cell office:value-type="float" office:value="0.029457">
                <text:p>0.029457</text:p>
              </table:table-cell>
              <table:table-cell office:value-type="float" office:value="0.021286">
                <text:p>0.021286</text:p>
              </table:table-cell>
            </table:table-row>
            <table:table-row>
              <table:table-cell office:value-type="string">
                <text:p>gemm</text:p>
              </table:table-cell>
              <table:table-cell office:value-type="float" office:value="0.012199">
                <text:p>0.012199</text:p>
              </table:table-cell>
              <table:table-cell office:value-type="float" office:value="0.012223">
                <text:p>0.012223</text:p>
              </table:table-cell>
              <table:table-cell office:value-type="float" office:value="0.015869">
                <text:p>0.015869</text:p>
              </table:table-cell>
              <table:table-cell office:value-type="float" office:value="0.03027">
                <text:p>0.03027</text:p>
              </table:table-cell>
              <table:table-cell office:value-type="float" office:value="0.022094">
                <text:p>0.022094</text:p>
              </table:table-cell>
            </table:table-row>
            <table:table-row>
              <table:table-cell office:value-type="string">
                <text:p>2mm</text:p>
              </table:table-cell>
              <table:table-cell office:value-type="float" office:value="0.02148">
                <text:p>0.02148</text:p>
              </table:table-cell>
              <table:table-cell office:value-type="float" office:value="0.02415">
                <text:p>0.02415</text:p>
              </table:table-cell>
              <table:table-cell office:value-type="float" office:value="0.041021">
                <text:p>0.041021</text:p>
              </table:table-cell>
              <table:table-cell office:value-type="float" office:value="0.041393">
                <text:p>0.041393</text:p>
              </table:table-cell>
              <table:table-cell office:value-type="float" office:value="0.074282">
                <text:p>0.074282</text:p>
              </table:table-cell>
            </table:table-row>
            <table:table-row>
              <table:table-cell office:value-type="string">
                <text:p>gramschmidt</text:p>
              </table:table-cell>
              <table:table-cell office:value-type="float" office:value="0.018742">
                <text:p>0.018742</text:p>
              </table:table-cell>
              <table:table-cell office:value-type="float" office:value="0.018998">
                <text:p>0.018998</text:p>
              </table:table-cell>
              <table:table-cell office:value-type="float" office:value="0.026485">
                <text:p>0.026485</text:p>
              </table:table-cell>
              <table:table-cell office:value-type="float" office:value="0.034524">
                <text:p>0.034524</text:p>
              </table:table-cell>
              <table:table-cell office:value-type="float" office:value="0.042709">
                <text:p>0.042709</text:p>
              </table:table-cell>
            </table:table-row>
            <table:table-row>
              <table:table-cell office:value-type="string">
                <text:p>nussinov</text:p>
              </table:table-cell>
              <table:table-cell office:value-type="float" office:value="0.028439">
                <text:p>0.028439</text:p>
              </table:table-cell>
              <table:table-cell office:value-type="float" office:value="0.028387">
                <text:p>0.028387</text:p>
              </table:table-cell>
              <table:table-cell office:value-type="float" office:value="0.030962">
                <text:p>0.030962</text:p>
              </table:table-cell>
              <table:table-cell office:value-type="float" office:value="0.049335">
                <text:p>0.049335</text:p>
              </table:table-cell>
              <table:table-cell office:value-type="float" office:value="0.034827">
                <text:p>0.034827</text:p>
              </table:table-cell>
            </table:table-row>
            <table:table-row>
              <table:table-cell office:value-type="string">
                <text:p>3mm</text:p>
              </table:table-cell>
              <table:table-cell office:value-type="float" office:value="0.045849">
                <text:p>0.045849</text:p>
              </table:table-cell>
              <table:table-cell office:value-type="float" office:value="0.041438">
                <text:p>0.041438</text:p>
              </table:table-cell>
              <table:table-cell office:value-type="float" office:value="0.080922">
                <text:p>0.080922</text:p>
              </table:table-cell>
              <table:table-cell office:value-type="float" office:value="0.062868">
                <text:p>0.062868</text:p>
              </table:table-cell>
              <table:table-cell office:value-type="float" office:value="0.11793">
                <text:p>0.11793</text:p>
              </table:table-cell>
            </table:table-row>
            <table:table-row>
              <table:table-cell office:value-type="string">
                <text:p>adi</text:p>
              </table:table-cell>
              <table:table-cell office:value-type="float" office:value="0.051585">
                <text:p>0.051585</text:p>
              </table:table-cell>
              <table:table-cell office:value-type="float" office:value="0.066244">
                <text:p>0.066244</text:p>
              </table:table-cell>
              <table:table-cell office:value-type="float" office:value="0.075485">
                <text:p>0.075485</text:p>
              </table:table-cell>
              <table:table-cell office:value-type="float" office:value="0.082189">
                <text:p>0.082189</text:p>
              </table:table-cell>
              <table:table-cell office:value-type="float" office:value="0.110233">
                <text:p>0.110233</text:p>
              </table:table-cell>
            </table:table-row>
            <table:table-row>
              <table:table-cell office:value-type="string">
                <text:p>fdtd-2d</text:p>
              </table:table-cell>
              <table:table-cell office:value-type="float" office:value="0.022654">
                <text:p>0.022654</text:p>
              </table:table-cell>
              <table:table-cell office:value-type="float" office:value="0.021289">
                <text:p>0.021289</text:p>
              </table:table-cell>
              <table:table-cell office:value-type="float" office:value="0.031266">
                <text:p>0.031266</text:p>
              </table:table-cell>
              <table:table-cell office:value-type="float" office:value="0.04877">
                <text:p>0.04877</text:p>
              </table:table-cell>
              <table:table-cell office:value-type="float" office:value="0.039424">
                <text:p>0.039424</text:p>
              </table:table-cell>
            </table:table-row>
            <table:table-row>
              <table:table-cell office:value-type="string">
                <text:p>jacobi-2d</text:p>
              </table:table-cell>
              <table:table-cell office:value-type="float" office:value="0.028714">
                <text:p>0.028714</text:p>
              </table:table-cell>
              <table:table-cell office:value-type="float" office:value="0.02706">
                <text:p>0.02706</text:p>
              </table:table-cell>
              <table:table-cell office:value-type="float" office:value="0.034506">
                <text:p>0.034506</text:p>
              </table:table-cell>
              <table:table-cell office:value-type="float" office:value="0.059674">
                <text:p>0.059674</text:p>
              </table:table-cell>
              <table:table-cell office:value-type="float" office:value="0.049204">
                <text:p>0.049204</text:p>
              </table:table-cell>
            </table:table-row>
            <table:table-row>
              <table:table-cell office:value-type="string">
                <text:p>seidel-2d</text:p>
              </table:table-cell>
              <table:table-cell office:value-type="float" office:value="0.108761">
                <text:p>0.108761</text:p>
              </table:table-cell>
              <table:table-cell office:value-type="float" office:value="0.138464">
                <text:p>0.138464</text:p>
              </table:table-cell>
              <table:table-cell office:value-type="float" office:value="0.133394">
                <text:p>0.133394</text:p>
              </table:table-cell>
              <table:table-cell office:value-type="float" office:value="0.153948">
                <text:p>0.153948</text:p>
              </table:table-cell>
              <table:table-cell office:value-type="float" office:value="0.170864">
                <text:p>0.170864</text:p>
              </table:table-cell>
            </table:table-row>
            <table:table-row>
              <table:table-cell office:value-type="string">
                <text:p>heat-3d</text:p>
              </table:table-cell>
              <table:table-cell office:value-type="float" office:value="0.043249">
                <text:p>0.043249</text:p>
              </table:table-cell>
              <table:table-cell office:value-type="float" office:value="0.042673">
                <text:p>0.042673</text:p>
              </table:table-cell>
              <table:table-cell office:value-type="float" office:value="0.054867">
                <text:p>0.054867</text:p>
              </table:table-cell>
              <table:table-cell office:value-type="float" office:value="0.082048">
                <text:p>0.082048</text:p>
              </table:table-cell>
              <table:table-cell office:value-type="float" office:value="0.090599">
                <text:p>0.090599</text:p>
              </table:table-cell>
            </table:table-row>
            <table:table-row>
              <table:table-cell office:value-type="string">
                <text:p>cholesky</text:p>
              </table:table-cell>
              <table:table-cell office:value-type="float" office:value="0.084822">
                <text:p>0.084822</text:p>
              </table:table-cell>
              <table:table-cell office:value-type="float" office:value="0.105239">
                <text:p>0.105239</text:p>
              </table:table-cell>
              <table:table-cell office:value-type="float" office:value="0.120394">
                <text:p>0.120394</text:p>
              </table:table-cell>
              <table:table-cell office:value-type="float" office:value="0.1719">
                <text:p>0.1719</text:p>
              </table:table-cell>
              <table:table-cell office:value-type="float" office:value="0.200009">
                <text:p>0.200009</text:p>
              </table:table-cell>
            </table:table-row>
            <table:table-row>
              <table:table-cell office:value-type="string">
                <text:p>lu</text:p>
              </table:table-cell>
              <table:table-cell office:value-type="float" office:value="0.089056">
                <text:p>0.089056</text:p>
              </table:table-cell>
              <table:table-cell office:value-type="float" office:value="0.124047">
                <text:p>0.124047</text:p>
              </table:table-cell>
              <table:table-cell office:value-type="float" office:value="0.14961">
                <text:p>0.14961</text:p>
              </table:table-cell>
              <table:table-cell office:value-type="float" office:value="0.196562">
                <text:p>0.196562</text:p>
              </table:table-cell>
              <table:table-cell office:value-type="float" office:value="0.255205">
                <text:p>0.255205</text:p>
              </table:table-cell>
            </table:table-row>
            <table:table-row>
              <table:table-cell office:value-type="string">
                <text:p>ludcmp</text:p>
              </table:table-cell>
              <table:table-cell office:value-type="float" office:value="0.088656">
                <text:p>0.088656</text:p>
              </table:table-cell>
              <table:table-cell office:value-type="float" office:value="0.112474">
                <text:p>0.112474</text:p>
              </table:table-cell>
              <table:table-cell office:value-type="float" office:value="0.117191">
                <text:p>0.117191</text:p>
              </table:table-cell>
              <table:table-cell office:value-type="float" office:value="0.184819">
                <text:p>0.184819</text:p>
              </table:table-cell>
              <table:table-cell office:value-type="float" office:value="0.18122">
                <text:p>0.18122</text:p>
              </table:table-cell>
            </table:table-row>
            <table:table-row>
              <table:table-cell office:value-type="string">
                <text:p>floyd-warshall</text:p>
              </table:table-cell>
              <table:table-cell office:value-type="float" office:value="0.168958">
                <text:p>0.168958</text:p>
              </table:table-cell>
              <table:table-cell office:value-type="float" office:value="0.142958">
                <text:p>0.142958</text:p>
              </table:table-cell>
              <table:table-cell office:value-type="float" office:value="0.233214">
                <text:p>0.233214</text:p>
              </table:table-cell>
              <table:table-cell office:value-type="float" office:value="0.341455">
                <text:p>0.341455</text:p>
              </table:table-cell>
              <table:table-cell office:value-type="float" office:value="0.248283">
                <text:p>0.24828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fill-image draw:name="ChartBitmap_20_1" draw:display-name="ChartBitmap 1" xlink:href="Pictures/100000000000000800000008D085463572746166.png" xlink:type="simple" xlink:show="embed" xlink:actuate="onLoad"/>
    <draw:fill-image draw:name="ChartBitmap_20_10" draw:display-name="ChartBitmap 10" xlink:href="Pictures/100000000000000800000008AF5E132AF6D2C18D.png" xlink:type="simple" xlink:show="embed" xlink:actuate="onLoad"/>
    <draw:fill-image draw:name="ChartBitmap_20_11" draw:display-name="ChartBitmap 11" xlink:href="Pictures/100000000000000800000008BF34FE0B1AE6F876.png" xlink:type="simple" xlink:show="embed" xlink:actuate="onLoad"/>
    <draw:fill-image draw:name="ChartBitmap_20_12" draw:display-name="ChartBitmap 12" xlink:href="Pictures/1000000000000008000000083DEBC9330162CEE7.png" xlink:type="simple" xlink:show="embed" xlink:actuate="onLoad"/>
    <draw:fill-image draw:name="ChartBitmap_20_13" draw:display-name="ChartBitmap 13" xlink:href="Pictures/100000000000000800000008983101575FF95175.png" xlink:type="simple" xlink:show="embed" xlink:actuate="onLoad"/>
    <draw:fill-image draw:name="ChartBitmap_20_14" draw:display-name="ChartBitmap 14" xlink:href="Pictures/1000000000000008000000087369712AC574C03C.png" xlink:type="simple" xlink:show="embed" xlink:actuate="onLoad"/>
    <draw:fill-image draw:name="ChartBitmap_20_15" draw:display-name="ChartBitmap 15" xlink:href="Pictures/1000000000000008000000081A9B423D1A813A52.png" xlink:type="simple" xlink:show="embed" xlink:actuate="onLoad"/>
    <draw:fill-image draw:name="ChartBitmap_20_16" draw:display-name="ChartBitmap 16" xlink:href="Pictures/1000000000000008000000081A9B423D1A813A52.png" xlink:type="simple" xlink:show="embed" xlink:actuate="onLoad"/>
    <draw:fill-image draw:name="ChartBitmap_20_17" draw:display-name="ChartBitmap 17" xlink:href="Pictures/100000000000000800000008E2983662C4563859.png" xlink:type="simple" xlink:show="embed" xlink:actuate="onLoad"/>
    <draw:fill-image draw:name="ChartBitmap_20_18" draw:display-name="ChartBitmap 18" xlink:href="Pictures/100000000000000800000008FCD192D1055E3DE0.png" xlink:type="simple" xlink:show="embed" xlink:actuate="onLoad"/>
    <draw:fill-image draw:name="ChartBitmap_20_19" draw:display-name="ChartBitmap 19" xlink:href="Pictures/100000000000000800000008DDF7072BDBA5EFCF.png" xlink:type="simple" xlink:show="embed" xlink:actuate="onLoad"/>
    <draw:fill-image draw:name="ChartBitmap_20_2" draw:display-name="ChartBitmap 2" xlink:href="Pictures/100000000000000800000008648907C92FEFE099.png" xlink:type="simple" xlink:show="embed" xlink:actuate="onLoad"/>
    <draw:fill-image draw:name="ChartBitmap_20_20" draw:display-name="ChartBitmap 20" xlink:href="Pictures/100000000000000800000008FCD192D1055E3DE0.png" xlink:type="simple" xlink:show="embed" xlink:actuate="onLoad"/>
    <draw:fill-image draw:name="ChartBitmap_20_21" draw:display-name="ChartBitmap 21" xlink:href="Pictures/100000000000000800000008F70D036D45FFF5DF.png" xlink:type="simple" xlink:show="embed" xlink:actuate="onLoad"/>
    <draw:fill-image draw:name="ChartBitmap_20_22" draw:display-name="ChartBitmap 22" xlink:href="Pictures/1000000000000008000000085450F247947E986B.png" xlink:type="simple" xlink:show="embed" xlink:actuate="onLoad"/>
    <draw:fill-image draw:name="ChartBitmap_20_23" draw:display-name="ChartBitmap 23" xlink:href="Pictures/100000000000000800000008DD2FDE46AE706B4A.png" xlink:type="simple" xlink:show="embed" xlink:actuate="onLoad"/>
    <draw:fill-image draw:name="ChartBitmap_20_24" draw:display-name="ChartBitmap 24" xlink:href="Pictures/100000000000000800000008910DEE4822E67C87.png" xlink:type="simple" xlink:show="embed" xlink:actuate="onLoad"/>
    <draw:fill-image draw:name="ChartBitmap_20_25" draw:display-name="ChartBitmap 25" xlink:href="Pictures/100000000000000800000008E2983662C4563859.png" xlink:type="simple" xlink:show="embed" xlink:actuate="onLoad"/>
    <draw:fill-image draw:name="ChartBitmap_20_26" draw:display-name="ChartBitmap 26" xlink:href="Pictures/100000000000000800000008B6C2456504C29344.png" xlink:type="simple" xlink:show="embed" xlink:actuate="onLoad"/>
    <draw:fill-image draw:name="ChartBitmap_20_27" draw:display-name="ChartBitmap 27" xlink:href="Pictures/1000000000000008000000088A40A623BD1AE613.png" xlink:type="simple" xlink:show="embed" xlink:actuate="onLoad"/>
    <draw:fill-image draw:name="ChartBitmap_20_28" draw:display-name="ChartBitmap 28" xlink:href="Pictures/10000000000000080000000891CC5B4335A1319C.png" xlink:type="simple" xlink:show="embed" xlink:actuate="onLoad"/>
    <draw:fill-image draw:name="ChartBitmap_20_29" draw:display-name="ChartBitmap 29" xlink:href="Pictures/1000000000000008000000081B0B206AD7C83958.png" xlink:type="simple" xlink:show="embed" xlink:actuate="onLoad"/>
    <draw:fill-image draw:name="ChartBitmap_20_3" draw:display-name="ChartBitmap 3" xlink:href="Pictures/100000000000000800000008E2983662C4563859.png" xlink:type="simple" xlink:show="embed" xlink:actuate="onLoad"/>
    <draw:fill-image draw:name="ChartBitmap_20_30" draw:display-name="ChartBitmap 30" xlink:href="Pictures/100000000000000800000008B6C2456504C29344.png" xlink:type="simple" xlink:show="embed" xlink:actuate="onLoad"/>
    <draw:fill-image draw:name="ChartBitmap_20_31" draw:display-name="ChartBitmap 31" xlink:href="Pictures/100000000000000800000008B6C2456504C29344.png" xlink:type="simple" xlink:show="embed" xlink:actuate="onLoad"/>
    <draw:fill-image draw:name="ChartBitmap_20_32" draw:display-name="ChartBitmap 32" xlink:href="Pictures/100000000000000800000008E2983662C4563859.png" xlink:type="simple" xlink:show="embed" xlink:actuate="onLoad"/>
    <draw:fill-image draw:name="ChartBitmap_20_33" draw:display-name="ChartBitmap 33" xlink:href="Pictures/100000000000000800000008E2983662C4563859.png" xlink:type="simple" xlink:show="embed" xlink:actuate="onLoad"/>
    <draw:fill-image draw:name="ChartBitmap_20_34" draw:display-name="ChartBitmap 34" xlink:href="Pictures/100000000000000800000008EEE38D8CA1A06AB1.png" xlink:type="simple" xlink:show="embed" xlink:actuate="onLoad"/>
    <draw:fill-image draw:name="ChartBitmap_20_35" draw:display-name="ChartBitmap 35" xlink:href="Pictures/100000000000000800000008EEE38D8CA1A06AB1.png" xlink:type="simple" xlink:show="embed" xlink:actuate="onLoad"/>
    <draw:fill-image draw:name="ChartBitmap_20_36" draw:display-name="ChartBitmap 36" xlink:href="Pictures/1000000000000008000000088A40A623BD1AE613.png" xlink:type="simple" xlink:show="embed" xlink:actuate="onLoad"/>
    <draw:fill-image draw:name="ChartBitmap_20_37" draw:display-name="ChartBitmap 37" xlink:href="Pictures/1000000000000008000000081B0B206AD7C83958.png" xlink:type="simple" xlink:show="embed" xlink:actuate="onLoad"/>
    <draw:fill-image draw:name="ChartBitmap_20_38" draw:display-name="ChartBitmap 38" xlink:href="Pictures/100000000000000800000008F70D036D45FFF5DF.png" xlink:type="simple" xlink:show="embed" xlink:actuate="onLoad"/>
    <draw:fill-image draw:name="ChartBitmap_20_39" draw:display-name="ChartBitmap 39" xlink:href="Pictures/100000000000000800000008F70D036D45FFF5DF.png" xlink:type="simple" xlink:show="embed" xlink:actuate="onLoad"/>
    <draw:fill-image draw:name="ChartBitmap_20_4" draw:display-name="ChartBitmap 4" xlink:href="Pictures/10000000000000080000000888B10B92B715989F.png" xlink:type="simple" xlink:show="embed" xlink:actuate="onLoad"/>
    <draw:fill-image draw:name="ChartBitmap_20_5" draw:display-name="ChartBitmap 5" xlink:href="Pictures/1000000000000008000000087369712AC574C03C.png" xlink:type="simple" xlink:show="embed" xlink:actuate="onLoad"/>
    <draw:fill-image draw:name="ChartBitmap_20_6" draw:display-name="ChartBitmap 6" xlink:href="Pictures/100000000000000800000008C63FA0F9F01F6204.png" xlink:type="simple" xlink:show="embed" xlink:actuate="onLoad"/>
    <draw:fill-image draw:name="ChartBitmap_20_7" draw:display-name="ChartBitmap 7" xlink:href="Pictures/100000000000000800000008B9457F42C0CB60AD.png" xlink:type="simple" xlink:show="embed" xlink:actuate="onLoad"/>
    <draw:fill-image draw:name="ChartBitmap_20_8" draw:display-name="ChartBitmap 8" xlink:href="Pictures/10000000000000080000000873E8E9D1267FAFEB.png" xlink:type="simple" xlink:show="embed" xlink:actuate="onLoad"/>
    <draw:fill-image draw:name="ChartBitmap_20_9" draw:display-name="ChartBitmap 9" xlink:href="Pictures/100000000000000800000008C72FA93F1FC29D38.png" xlink:type="simple" xlink:show="embed" xlink:actuate="onLoad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387cm" svg:height="16.151cm" xlink:href=".." xlink:type="simple" chart:class="chart:bar" chart:style-name="ch1">
        <chart:title svg:x="8.972cm" svg:y="0.459cm" chart:style-name="ch2">
          <text:p>Execution Time Breakdown - Ostrich</text:p>
        </chart:title>
        <chart:legend chart:legend-position="end" svg:x="23.441cm" svg:y="7.029cm" style:legend-expansion="high" chart:style-name="ch3"/>
        <chart:plot-area chart:style-name="ch4" table:cell-range-address="'Execution Time Breakdown'.A37:'Execution Time Breakdown'.E47 'Execution Time Breakdown'.B36:'Execution Time Breakdown'.E36" chart:data-source-has-labels="both" svg:x="0.507cm" svg:y="1.561cm" svg:width="22.427cm" svg:height="14.267cm">
          <chart:coordinate-region svg:x="2.054cm" svg:y="1.76cm" svg:width="20.88cm" svg:height="11.686cm"/>
          <chart:axis chart:dimension="x" chart:name="primary-x" chart:style-name="ch5" chartooo:axis-type="auto">
            <chartooo:date-scale/>
            <chart:categories table:cell-range-address="'Execution Time Breakdown'.A37:'Execution Time Breakdown'.A4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Execution Time Breakdown'.B37:'Execution Time Breakdown'.B47" chart:label-cell-address="'Execution Time Breakdown'.B36:'Execution Time Breakdown'.B36" chart:class="chart:bar">
            <chart:data-point chart:repeated="11"/>
          </chart:series>
          <chart:series chart:style-name="ch9" chart:values-cell-range-address="'Execution Time Breakdown'.C37:'Execution Time Breakdown'.C47" chart:label-cell-address="'Execution Time Breakdown'.C36:'Execution Time Breakdown'.C36" chart:class="chart:bar">
            <chart:data-point chart:repeated="11"/>
          </chart:series>
          <chart:series chart:style-name="ch10" chart:values-cell-range-address="'Execution Time Breakdown'.D37:'Execution Time Breakdown'.D47" chart:label-cell-address="'Execution Time Breakdown'.D36:'Execution Time Breakdown'.D36" chart:class="chart:bar">
            <chart:data-point chart:repeated="11"/>
          </chart:series>
          <chart:series chart:style-name="ch11" chart:values-cell-range-address="'Execution Time Breakdown'.E37:'Execution Time Breakdown'.E47" chart:label-cell-address="'Execution Time Breakdown'.E36:'Execution Time Breakdown'.E36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ad</text:p>
                <draw:g>
                  <svg:desc>'Execution Time Breakdown'.B36:'Execution Time Breakdown'.B36</svg:desc>
                </draw:g>
              </table:table-cell>
              <table:table-cell office:value-type="string">
                <text:p>validate</text:p>
                <draw:g>
                  <svg:desc>'Execution Time Breakdown'.C36:'Execution Time Breakdown'.C36</svg:desc>
                </draw:g>
              </table:table-cell>
              <table:table-cell office:value-type="string">
                <text:p>compile</text:p>
                <draw:g>
                  <svg:desc>'Execution Time Breakdown'.D36:'Execution Time Breakdown'.D36</svg:desc>
                </draw:g>
              </table:table-cell>
              <table:table-cell office:value-type="string">
                <text:p>run</text:p>
                <draw:g>
                  <svg:desc>'Execution Time Breakdown'.E36:'Execution Time Breakdown'.E3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w</text:p>
                <draw:g>
                  <svg:desc>'Execution Time Breakdown'.A37:'Execution Time Breakdown'.A47</svg:desc>
                </draw:g>
              </table:table-cell>
              <table:table-cell office:value-type="float" office:value="1892">
                <text:p>1892</text:p>
                <draw:g>
                  <svg:desc>'Execution Time Breakdown'.B37:'Execution Time Breakdown'.B47</svg:desc>
                </draw:g>
              </table:table-cell>
              <table:table-cell office:value-type="float" office:value="313">
                <text:p>313</text:p>
                <draw:g>
                  <svg:desc>'Execution Time Breakdown'.C37:'Execution Time Breakdown'.C47</svg:desc>
                </draw:g>
              </table:table-cell>
              <table:table-cell office:value-type="float" office:value="2692">
                <text:p>2692</text:p>
                <draw:g>
                  <svg:desc>'Execution Time Breakdown'.D37:'Execution Time Breakdown'.D47</svg:desc>
                </draw:g>
              </table:table-cell>
              <table:table-cell office:value-type="float" office:value="505486">
                <text:p>505486</text:p>
                <draw:g>
                  <svg:desc>'Execution Time Breakdown'.E37:'Execution Time Breakdown'.E47</svg:desc>
                </draw:g>
              </table:table-cell>
            </table:table-row>
            <table:table-row>
              <table:table-cell office:value-type="string">
                <text:p>crc</text:p>
              </table:table-cell>
              <table:table-cell office:value-type="float" office:value="4336">
                <text:p>4336</text:p>
              </table:table-cell>
              <table:table-cell office:value-type="float" office:value="628">
                <text:p>628</text:p>
              </table:table-cell>
              <table:table-cell office:value-type="float" office:value="6771">
                <text:p>6771</text:p>
              </table:table-cell>
              <table:table-cell office:value-type="float" office:value="766568">
                <text:p>766568</text:p>
              </table:table-cell>
            </table:table-row>
            <table:table-row>
              <table:table-cell office:value-type="string">
                <text:p>lavamd</text:p>
              </table:table-cell>
              <table:table-cell office:value-type="float" office:value="4748">
                <text:p>4748</text:p>
              </table:table-cell>
              <table:table-cell office:value-type="float" office:value="684">
                <text:p>684</text:p>
              </table:table-cell>
              <table:table-cell office:value-type="float" office:value="7492">
                <text:p>7492</text:p>
              </table:table-cell>
              <table:table-cell office:value-type="float" office:value="1099696">
                <text:p>1099696</text:p>
              </table:table-cell>
            </table:table-row>
            <table:table-row>
              <table:table-cell office:value-type="string">
                <text:p>page-rank</text:p>
              </table:table-cell>
              <table:table-cell office:value-type="float" office:value="1794">
                <text:p>1794</text:p>
              </table:table-cell>
              <table:table-cell office:value-type="float" office:value="344">
                <text:p>344</text:p>
              </table:table-cell>
              <table:table-cell office:value-type="float" office:value="2313">
                <text:p>2313</text:p>
              </table:table-cell>
              <table:table-cell office:value-type="float" office:value="2038935">
                <text:p>2038935</text:p>
              </table:table-cell>
            </table:table-row>
            <table:table-row>
              <table:table-cell office:value-type="string">
                <text:p>back-propagation</text:p>
              </table:table-cell>
              <table:table-cell office:value-type="float" office:value="2331">
                <text:p>2331</text:p>
              </table:table-cell>
              <table:table-cell office:value-type="float" office:value="410">
                <text:p>410</text:p>
              </table:table-cell>
              <table:table-cell office:value-type="float" office:value="3458">
                <text:p>3458</text:p>
              </table:table-cell>
              <table:table-cell office:value-type="float" office:value="1727424">
                <text:p>1727424</text:p>
              </table:table-cell>
            </table:table-row>
            <table:table-row>
              <table:table-cell office:value-type="string">
                <text:p>lud</text:p>
              </table:table-cell>
              <table:table-cell office:value-type="float" office:value="4472">
                <text:p>4472</text:p>
              </table:table-cell>
              <table:table-cell office:value-type="float" office:value="640">
                <text:p>640</text:p>
              </table:table-cell>
              <table:table-cell office:value-type="float" office:value="7117">
                <text:p>7117</text:p>
              </table:table-cell>
              <table:table-cell office:value-type="float" office:value="1373725">
                <text:p>1373725</text:p>
              </table:table-cell>
            </table:table-row>
            <table:table-row>
              <table:table-cell office:value-type="string">
                <text:p>spmv</text:p>
              </table:table-cell>
              <table:table-cell office:value-type="float" office:value="5489">
                <text:p>5489</text:p>
              </table:table-cell>
              <table:table-cell office:value-type="float" office:value="823">
                <text:p>823</text:p>
              </table:table-cell>
              <table:table-cell office:value-type="float" office:value="8555">
                <text:p>8555</text:p>
              </table:table-cell>
              <table:table-cell office:value-type="float" office:value="2146090">
                <text:p>2146090</text:p>
              </table:table-cell>
            </table:table-row>
            <table:table-row>
              <table:table-cell office:value-type="string">
                <text:p>SRAD</text:p>
              </table:table-cell>
              <table:table-cell office:value-type="float" office:value="4807">
                <text:p>4807</text:p>
              </table:table-cell>
              <table:table-cell office:value-type="float" office:value="337">
                <text:p>337</text:p>
              </table:table-cell>
              <table:table-cell office:value-type="float" office:value="2755">
                <text:p>2755</text:p>
              </table:table-cell>
              <table:table-cell office:value-type="float" office:value="3031056">
                <text:p>3031056</text:p>
              </table:table-cell>
            </table:table-row>
            <table:table-row>
              <table:table-cell office:value-type="string">
                <text:p>fft</text:p>
              </table:table-cell>
              <table:table-cell office:value-type="float" office:value="2723">
                <text:p>2723</text:p>
              </table:table-cell>
              <table:table-cell office:value-type="float" office:value="456">
                <text:p>456</text:p>
              </table:table-cell>
              <table:table-cell office:value-type="float" office:value="3970">
                <text:p>3970</text:p>
              </table:table-cell>
              <table:table-cell office:value-type="float" office:value="2742111">
                <text:p>2742111</text:p>
              </table:table-cell>
            </table:table-row>
            <table:table-row>
              <table:table-cell office:value-type="string">
                <text:p>hmm</text:p>
              </table:table-cell>
              <table:table-cell office:value-type="float" office:value="2885">
                <text:p>2885</text:p>
              </table:table-cell>
              <table:table-cell office:value-type="float" office:value="504">
                <text:p>504</text:p>
              </table:table-cell>
              <table:table-cell office:value-type="float" office:value="4348">
                <text:p>4348</text:p>
              </table:table-cell>
              <table:table-cell office:value-type="float" office:value="2158530">
                <text:p>2158530</text:p>
              </table:table-cell>
            </table:table-row>
            <table:table-row>
              <table:table-cell office:value-type="string">
                <text:p>nqueens</text:p>
              </table:table-cell>
              <table:table-cell office:value-type="float" office:value="1826">
                <text:p>1826</text:p>
              </table:table-cell>
              <table:table-cell office:value-type="float" office:value="313">
                <text:p>313</text:p>
              </table:table-cell>
              <table:table-cell office:value-type="float" office:value="2705">
                <text:p>2705</text:p>
              </table:table-cell>
              <table:table-cell office:value-type="float" office:value="4442871">
                <text:p>444287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fill-image draw:name="ChartBitmap_20_1" draw:display-name="ChartBitmap 1" xlink:href="Pictures/100000000000000800000008D085463572746166.png" xlink:type="simple" xlink:show="embed" xlink:actuate="onLoad"/>
    <draw:fill-image draw:name="ChartBitmap_20_10" draw:display-name="ChartBitmap 10" xlink:href="Pictures/100000000000000800000008AF5E132AF6D2C18D.png" xlink:type="simple" xlink:show="embed" xlink:actuate="onLoad"/>
    <draw:fill-image draw:name="ChartBitmap_20_11" draw:display-name="ChartBitmap 11" xlink:href="Pictures/100000000000000800000008BF34FE0B1AE6F876.png" xlink:type="simple" xlink:show="embed" xlink:actuate="onLoad"/>
    <draw:fill-image draw:name="ChartBitmap_20_12" draw:display-name="ChartBitmap 12" xlink:href="Pictures/1000000000000008000000083DEBC9330162CEE7.png" xlink:type="simple" xlink:show="embed" xlink:actuate="onLoad"/>
    <draw:fill-image draw:name="ChartBitmap_20_13" draw:display-name="ChartBitmap 13" xlink:href="Pictures/100000000000000800000008983101575FF95175.png" xlink:type="simple" xlink:show="embed" xlink:actuate="onLoad"/>
    <draw:fill-image draw:name="ChartBitmap_20_14" draw:display-name="ChartBitmap 14" xlink:href="Pictures/1000000000000008000000087369712AC574C03C.png" xlink:type="simple" xlink:show="embed" xlink:actuate="onLoad"/>
    <draw:fill-image draw:name="ChartBitmap_20_15" draw:display-name="ChartBitmap 15" xlink:href="Pictures/1000000000000008000000081A9B423D1A813A52.png" xlink:type="simple" xlink:show="embed" xlink:actuate="onLoad"/>
    <draw:fill-image draw:name="ChartBitmap_20_16" draw:display-name="ChartBitmap 16" xlink:href="Pictures/1000000000000008000000081A9B423D1A813A52.png" xlink:type="simple" xlink:show="embed" xlink:actuate="onLoad"/>
    <draw:fill-image draw:name="ChartBitmap_20_17" draw:display-name="ChartBitmap 17" xlink:href="Pictures/100000000000000800000008E2983662C4563859.png" xlink:type="simple" xlink:show="embed" xlink:actuate="onLoad"/>
    <draw:fill-image draw:name="ChartBitmap_20_18" draw:display-name="ChartBitmap 18" xlink:href="Pictures/100000000000000800000008FCD192D1055E3DE0.png" xlink:type="simple" xlink:show="embed" xlink:actuate="onLoad"/>
    <draw:fill-image draw:name="ChartBitmap_20_19" draw:display-name="ChartBitmap 19" xlink:href="Pictures/100000000000000800000008DDF7072BDBA5EFCF.png" xlink:type="simple" xlink:show="embed" xlink:actuate="onLoad"/>
    <draw:fill-image draw:name="ChartBitmap_20_2" draw:display-name="ChartBitmap 2" xlink:href="Pictures/100000000000000800000008648907C92FEFE099.png" xlink:type="simple" xlink:show="embed" xlink:actuate="onLoad"/>
    <draw:fill-image draw:name="ChartBitmap_20_20" draw:display-name="ChartBitmap 20" xlink:href="Pictures/100000000000000800000008FCD192D1055E3DE0.png" xlink:type="simple" xlink:show="embed" xlink:actuate="onLoad"/>
    <draw:fill-image draw:name="ChartBitmap_20_21" draw:display-name="ChartBitmap 21" xlink:href="Pictures/100000000000000800000008F70D036D45FFF5DF.png" xlink:type="simple" xlink:show="embed" xlink:actuate="onLoad"/>
    <draw:fill-image draw:name="ChartBitmap_20_22" draw:display-name="ChartBitmap 22" xlink:href="Pictures/1000000000000008000000085450F247947E986B.png" xlink:type="simple" xlink:show="embed" xlink:actuate="onLoad"/>
    <draw:fill-image draw:name="ChartBitmap_20_23" draw:display-name="ChartBitmap 23" xlink:href="Pictures/100000000000000800000008DD2FDE46AE706B4A.png" xlink:type="simple" xlink:show="embed" xlink:actuate="onLoad"/>
    <draw:fill-image draw:name="ChartBitmap_20_24" draw:display-name="ChartBitmap 24" xlink:href="Pictures/100000000000000800000008910DEE4822E67C87.png" xlink:type="simple" xlink:show="embed" xlink:actuate="onLoad"/>
    <draw:fill-image draw:name="ChartBitmap_20_25" draw:display-name="ChartBitmap 25" xlink:href="Pictures/100000000000000800000008E2983662C4563859.png" xlink:type="simple" xlink:show="embed" xlink:actuate="onLoad"/>
    <draw:fill-image draw:name="ChartBitmap_20_26" draw:display-name="ChartBitmap 26" xlink:href="Pictures/100000000000000800000008B6C2456504C29344.png" xlink:type="simple" xlink:show="embed" xlink:actuate="onLoad"/>
    <draw:fill-image draw:name="ChartBitmap_20_27" draw:display-name="ChartBitmap 27" xlink:href="Pictures/1000000000000008000000088A40A623BD1AE613.png" xlink:type="simple" xlink:show="embed" xlink:actuate="onLoad"/>
    <draw:fill-image draw:name="ChartBitmap_20_28" draw:display-name="ChartBitmap 28" xlink:href="Pictures/10000000000000080000000891CC5B4335A1319C.png" xlink:type="simple" xlink:show="embed" xlink:actuate="onLoad"/>
    <draw:fill-image draw:name="ChartBitmap_20_29" draw:display-name="ChartBitmap 29" xlink:href="Pictures/1000000000000008000000081B0B206AD7C83958.png" xlink:type="simple" xlink:show="embed" xlink:actuate="onLoad"/>
    <draw:fill-image draw:name="ChartBitmap_20_3" draw:display-name="ChartBitmap 3" xlink:href="Pictures/100000000000000800000008E2983662C4563859.png" xlink:type="simple" xlink:show="embed" xlink:actuate="onLoad"/>
    <draw:fill-image draw:name="ChartBitmap_20_30" draw:display-name="ChartBitmap 30" xlink:href="Pictures/100000000000000800000008B6C2456504C29344.png" xlink:type="simple" xlink:show="embed" xlink:actuate="onLoad"/>
    <draw:fill-image draw:name="ChartBitmap_20_31" draw:display-name="ChartBitmap 31" xlink:href="Pictures/100000000000000800000008B6C2456504C29344.png" xlink:type="simple" xlink:show="embed" xlink:actuate="onLoad"/>
    <draw:fill-image draw:name="ChartBitmap_20_32" draw:display-name="ChartBitmap 32" xlink:href="Pictures/100000000000000800000008E2983662C4563859.png" xlink:type="simple" xlink:show="embed" xlink:actuate="onLoad"/>
    <draw:fill-image draw:name="ChartBitmap_20_33" draw:display-name="ChartBitmap 33" xlink:href="Pictures/100000000000000800000008E2983662C4563859.png" xlink:type="simple" xlink:show="embed" xlink:actuate="onLoad"/>
    <draw:fill-image draw:name="ChartBitmap_20_34" draw:display-name="ChartBitmap 34" xlink:href="Pictures/100000000000000800000008EEE38D8CA1A06AB1.png" xlink:type="simple" xlink:show="embed" xlink:actuate="onLoad"/>
    <draw:fill-image draw:name="ChartBitmap_20_35" draw:display-name="ChartBitmap 35" xlink:href="Pictures/100000000000000800000008EEE38D8CA1A06AB1.png" xlink:type="simple" xlink:show="embed" xlink:actuate="onLoad"/>
    <draw:fill-image draw:name="ChartBitmap_20_36" draw:display-name="ChartBitmap 36" xlink:href="Pictures/1000000000000008000000088A40A623BD1AE613.png" xlink:type="simple" xlink:show="embed" xlink:actuate="onLoad"/>
    <draw:fill-image draw:name="ChartBitmap_20_37" draw:display-name="ChartBitmap 37" xlink:href="Pictures/1000000000000008000000081B0B206AD7C83958.png" xlink:type="simple" xlink:show="embed" xlink:actuate="onLoad"/>
    <draw:fill-image draw:name="ChartBitmap_20_38" draw:display-name="ChartBitmap 38" xlink:href="Pictures/100000000000000800000008F70D036D45FFF5DF.png" xlink:type="simple" xlink:show="embed" xlink:actuate="onLoad"/>
    <draw:fill-image draw:name="ChartBitmap_20_39" draw:display-name="ChartBitmap 39" xlink:href="Pictures/100000000000000800000008F70D036D45FFF5DF.png" xlink:type="simple" xlink:show="embed" xlink:actuate="onLoad"/>
    <draw:fill-image draw:name="ChartBitmap_20_4" draw:display-name="ChartBitmap 4" xlink:href="Pictures/10000000000000080000000888B10B92B715989F.png" xlink:type="simple" xlink:show="embed" xlink:actuate="onLoad"/>
    <draw:fill-image draw:name="ChartBitmap_20_5" draw:display-name="ChartBitmap 5" xlink:href="Pictures/1000000000000008000000087369712AC574C03C.png" xlink:type="simple" xlink:show="embed" xlink:actuate="onLoad"/>
    <draw:fill-image draw:name="ChartBitmap_20_6" draw:display-name="ChartBitmap 6" xlink:href="Pictures/100000000000000800000008C63FA0F9F01F6204.png" xlink:type="simple" xlink:show="embed" xlink:actuate="onLoad"/>
    <draw:fill-image draw:name="ChartBitmap_20_7" draw:display-name="ChartBitmap 7" xlink:href="Pictures/100000000000000800000008B9457F42C0CB60AD.png" xlink:type="simple" xlink:show="embed" xlink:actuate="onLoad"/>
    <draw:fill-image draw:name="ChartBitmap_20_8" draw:display-name="ChartBitmap 8" xlink:href="Pictures/10000000000000080000000873E8E9D1267FAFEB.png" xlink:type="simple" xlink:show="embed" xlink:actuate="onLoad"/>
    <draw:fill-image draw:name="ChartBitmap_20_9" draw:display-name="ChartBitmap 9" xlink:href="Pictures/100000000000000800000008C72FA93F1FC29D38.png" xlink:type="simple" xlink:show="embed" xlink:actuate="onLoad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334cm" svg:height="23.296cm" xlink:href=".." xlink:type="simple" chart:class="chart:bar" chart:style-name="ch1">
        <chart:title svg:x="11.734cm" svg:y="0.601cm" chart:style-name="ch2">
          <text:p>Execution Time Breakdown - libsodium</text:p>
        </chart:title>
        <chart:legend chart:legend-position="end" svg:x="29.388cm" svg:y="10.602cm" style:legend-expansion="high" chart:style-name="ch3"/>
        <chart:plot-area chart:style-name="ch4" table:cell-range-address="'Execution Time Breakdown'.A51:'Execution Time Breakdown'.E89 'Execution Time Breakdown'.B50:'Execution Time Breakdown'.E50" chart:data-source-has-labels="both" svg:x="0.626cm" svg:y="1.845cm" svg:width="28.136cm" svg:height="20.986cm">
          <chart:coordinate-region svg:x="2.173cm" svg:y="2.044cm" svg:width="26.589cm" svg:height="16.552cm"/>
          <chart:axis chart:dimension="x" chart:name="primary-x" chart:style-name="ch5" chartooo:axis-type="auto">
            <chartooo:date-scale/>
            <chart:categories table:cell-range-address="'Execution Time Breakdown'.A51:'Execution Time Breakdown'.A8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Execution Time Breakdown'.B51:'Execution Time Breakdown'.B89" chart:label-cell-address="'Execution Time Breakdown'.B50:'Execution Time Breakdown'.B50" chart:class="chart:bar">
            <chart:data-point chart:repeated="39"/>
          </chart:series>
          <chart:series chart:style-name="ch9" chart:values-cell-range-address="'Execution Time Breakdown'.C51:'Execution Time Breakdown'.C89" chart:label-cell-address="'Execution Time Breakdown'.C50:'Execution Time Breakdown'.C50" chart:class="chart:bar">
            <chart:data-point chart:repeated="39"/>
          </chart:series>
          <chart:series chart:style-name="ch10" chart:values-cell-range-address="'Execution Time Breakdown'.D51:'Execution Time Breakdown'.D89" chart:label-cell-address="'Execution Time Breakdown'.D50:'Execution Time Breakdown'.D50" chart:class="chart:bar">
            <chart:data-point chart:repeated="39"/>
          </chart:series>
          <chart:series chart:style-name="ch11" chart:values-cell-range-address="'Execution Time Breakdown'.E51:'Execution Time Breakdown'.E89" chart:label-cell-address="'Execution Time Breakdown'.E50:'Execution Time Breakdown'.E50" chart:class="chart:bar">
            <chart:data-point chart:repeated="3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ad</text:p>
                <draw:g>
                  <svg:desc>'Execution Time Breakdown'.B50:'Execution Time Breakdown'.B50</svg:desc>
                </draw:g>
              </table:table-cell>
              <table:table-cell office:value-type="string">
                <text:p>validate</text:p>
                <draw:g>
                  <svg:desc>'Execution Time Breakdown'.C50:'Execution Time Breakdown'.C50</svg:desc>
                </draw:g>
              </table:table-cell>
              <table:table-cell office:value-type="string">
                <text:p>compile</text:p>
                <draw:g>
                  <svg:desc>'Execution Time Breakdown'.D50:'Execution Time Breakdown'.D50</svg:desc>
                </draw:g>
              </table:table-cell>
              <table:table-cell office:value-type="string">
                <text:p>run</text:p>
                <draw:g>
                  <svg:desc>'Execution Time Breakdown'.E50:'Execution Time Breakdown'.E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netimeauth2</text:p>
                <draw:g>
                  <svg:desc>'Execution Time Breakdown'.A51:'Execution Time Breakdown'.A89</svg:desc>
                </draw:g>
              </table:table-cell>
              <table:table-cell office:value-type="float" office:value="4328.8">
                <text:p>4328.8</text:p>
                <draw:g>
                  <svg:desc>'Execution Time Breakdown'.B51:'Execution Time Breakdown'.B89</svg:desc>
                </draw:g>
              </table:table-cell>
              <table:table-cell office:value-type="float" office:value="547.7">
                <text:p>547.7</text:p>
                <draw:g>
                  <svg:desc>'Execution Time Breakdown'.C51:'Execution Time Breakdown'.C89</svg:desc>
                </draw:g>
              </table:table-cell>
              <table:table-cell office:value-type="float" office:value="7078.8">
                <text:p>7078.8</text:p>
                <draw:g>
                  <svg:desc>'Execution Time Breakdown'.D51:'Execution Time Breakdown'.D89</svg:desc>
                </draw:g>
              </table:table-cell>
              <table:table-cell office:value-type="float" office:value="26.1">
                <text:p>26.1</text:p>
                <draw:g>
                  <svg:desc>'Execution Time Breakdown'.E51:'Execution Time Breakdown'.E89</svg:desc>
                </draw:g>
              </table:table-cell>
            </table:table-row>
            <table:table-row>
              <table:table-cell office:value-type="string">
                <text:p>stream4</text:p>
              </table:table-cell>
              <table:table-cell office:value-type="float" office:value="4655.2">
                <text:p>4655.2</text:p>
              </table:table-cell>
              <table:table-cell office:value-type="float" office:value="624.6">
                <text:p>624.6</text:p>
              </table:table-cell>
              <table:table-cell office:value-type="float" office:value="7518.8">
                <text:p>7518.8</text:p>
              </table:table-cell>
              <table:table-cell office:value-type="float" office:value="211.6">
                <text:p>211.6</text:p>
              </table:table-cell>
            </table:table-row>
            <table:table-row>
              <table:table-cell office:value-type="string">
                <text:p>stream3</text:p>
              </table:table-cell>
              <table:table-cell office:value-type="float" office:value="5274.6">
                <text:p>5274.6</text:p>
              </table:table-cell>
              <table:table-cell office:value-type="float" office:value="709.9">
                <text:p>709.9</text:p>
              </table:table-cell>
              <table:table-cell office:value-type="float" office:value="8188.8">
                <text:p>8188.8</text:p>
              </table:table-cell>
              <table:table-cell office:value-type="float" office:value="119.4">
                <text:p>119.4</text:p>
              </table:table-cell>
            </table:table-row>
            <table:table-row>
              <table:table-cell office:value-type="string">
                <text:p>onetimeauth</text:p>
              </table:table-cell>
              <table:table-cell office:value-type="float" office:value="4702.7">
                <text:p>4702.7</text:p>
              </table:table-cell>
              <table:table-cell office:value-type="float" office:value="627.9">
                <text:p>627.9</text:p>
              </table:table-cell>
              <table:table-cell office:value-type="float" office:value="7581.3">
                <text:p>7581.3</text:p>
              </table:table-cell>
              <table:table-cell office:value-type="float" office:value="411.6">
                <text:p>411.6</text:p>
              </table:table-cell>
            </table:table-row>
            <table:table-row>
              <table:table-cell office:value-type="string">
                <text:p>siphashx24</text:p>
              </table:table-cell>
              <table:table-cell office:value-type="float" office:value="4432.5">
                <text:p>4432.5</text:p>
              </table:table-cell>
              <table:table-cell office:value-type="float" office:value="570.1">
                <text:p>570.1</text:p>
              </table:table-cell>
              <table:table-cell office:value-type="float" office:value="7224.3">
                <text:p>7224.3</text:p>
              </table:table-cell>
              <table:table-cell office:value-type="float" office:value="521.8">
                <text:p>521.8</text:p>
              </table:table-cell>
            </table:table-row>
            <table:table-row>
              <table:table-cell office:value-type="string">
                <text:p>hash3</text:p>
              </table:table-cell>
              <table:table-cell office:value-type="float" office:value="4793.7">
                <text:p>4793.7</text:p>
              </table:table-cell>
              <table:table-cell office:value-type="float" office:value="671.5">
                <text:p>671.5</text:p>
              </table:table-cell>
              <table:table-cell office:value-type="float" office:value="7693.3">
                <text:p>7693.3</text:p>
              </table:table-cell>
              <table:table-cell office:value-type="float" office:value="247.4">
                <text:p>247.4</text:p>
              </table:table-cell>
            </table:table-row>
            <table:table-row>
              <table:table-cell office:value-type="string">
                <text:p>shorthash</text:p>
              </table:table-cell>
              <table:table-cell office:value-type="float" office:value="4392.4">
                <text:p>4392.4</text:p>
              </table:table-cell>
              <table:table-cell office:value-type="float" office:value="574.9">
                <text:p>574.9</text:p>
              </table:table-cell>
              <table:table-cell office:value-type="float" office:value="7197.7">
                <text:p>7197.7</text:p>
              </table:table-cell>
              <table:table-cell office:value-type="float" office:value="518.5">
                <text:p>518.5</text:p>
              </table:table-cell>
            </table:table-row>
            <table:table-row>
              <table:table-cell office:value-type="string">
                <text:p>auth2</text:p>
              </table:table-cell>
              <table:table-cell office:value-type="float" office:value="4904.4">
                <text:p>4904.4</text:p>
              </table:table-cell>
              <table:table-cell office:value-type="float" office:value="673.8">
                <text:p>673.8</text:p>
              </table:table-cell>
              <table:table-cell office:value-type="float" office:value="7865.2">
                <text:p>7865.2</text:p>
              </table:table-cell>
              <table:table-cell office:value-type="float" office:value="606.9">
                <text:p>606.9</text:p>
              </table:table-cell>
            </table:table-row>
            <table:table-row>
              <table:table-cell office:value-type="string">
                <text:p>secretbox2</text:p>
              </table:table-cell>
              <table:table-cell office:value-type="float" office:value="4975.1">
                <text:p>4975.1</text:p>
              </table:table-cell>
              <table:table-cell office:value-type="float" office:value="673.2">
                <text:p>673.2</text:p>
              </table:table-cell>
              <table:table-cell office:value-type="float" office:value="8013.8">
                <text:p>8013.8</text:p>
              </table:table-cell>
              <table:table-cell office:value-type="float" office:value="534.1">
                <text:p>534.1</text:p>
              </table:table-cell>
            </table:table-row>
            <table:table-row>
              <table:table-cell office:value-type="string">
                <text:p>auth6</text:p>
              </table:table-cell>
              <table:table-cell office:value-type="float" office:value="4899.8">
                <text:p>4899.8</text:p>
              </table:table-cell>
              <table:table-cell office:value-type="float" office:value="684">
                <text:p>684</text:p>
              </table:table-cell>
              <table:table-cell office:value-type="float" office:value="7911.8">
                <text:p>7911.8</text:p>
              </table:table-cell>
              <table:table-cell office:value-type="float" office:value="927.1">
                <text:p>927.1</text:p>
              </table:table-cell>
            </table:table-row>
            <table:table-row>
              <table:table-cell office:value-type="string">
                <text:p>secretbox</text:p>
              </table:table-cell>
              <table:table-cell office:value-type="float" office:value="5075.8">
                <text:p>5075.8</text:p>
              </table:table-cell>
              <table:table-cell office:value-type="float" office:value="672.1">
                <text:p>672.1</text:p>
              </table:table-cell>
              <table:table-cell office:value-type="float" office:value="8141.4">
                <text:p>8141.4</text:p>
              </table:table-cell>
              <table:table-cell office:value-type="float" office:value="840.2">
                <text:p>840.2</text:p>
              </table:table-cell>
            </table:table-row>
            <table:table-row>
              <table:table-cell office:value-type="string">
                <text:p>auth3</text:p>
              </table:table-cell>
              <table:table-cell office:value-type="float" office:value="4936.7">
                <text:p>4936.7</text:p>
              </table:table-cell>
              <table:table-cell office:value-type="float" office:value="692.5">
                <text:p>692.5</text:p>
              </table:table-cell>
              <table:table-cell office:value-type="float" office:value="7931.4">
                <text:p>7931.4</text:p>
              </table:table-cell>
              <table:table-cell office:value-type="float" office:value="1216.9">
                <text:p>1216.9</text:p>
              </table:table-cell>
            </table:table-row>
            <table:table-row>
              <table:table-cell office:value-type="string">
                <text:p>hash</text:p>
              </table:table-cell>
              <table:table-cell office:value-type="float" office:value="5415.8">
                <text:p>5415.8</text:p>
              </table:table-cell>
              <table:table-cell office:value-type="float" office:value="773.4">
                <text:p>773.4</text:p>
              </table:table-cell>
              <table:table-cell office:value-type="float" office:value="8613.2">
                <text:p>8613.2</text:p>
              </table:table-cell>
              <table:table-cell office:value-type="float" office:value="1237.7">
                <text:p>1237.7</text:p>
              </table:table-cell>
            </table:table-row>
            <table:table-row>
              <table:table-cell office:value-type="string">
                <text:p>keygen</text:p>
              </table:table-cell>
              <table:table-cell office:value-type="float" office:value="4709.8">
                <text:p>4709.8</text:p>
              </table:table-cell>
              <table:table-cell office:value-type="float" office:value="613.1">
                <text:p>613.1</text:p>
              </table:table-cell>
              <table:table-cell office:value-type="float" office:value="7683.1">
                <text:p>7683.1</text:p>
              </table:table-cell>
              <table:table-cell office:value-type="float" office:value="3883.6">
                <text:p>3883.6</text:p>
              </table:table-cell>
            </table:table-row>
            <table:table-row>
              <table:table-cell office:value-type="string">
                <text:p>secretbox_easy</text:p>
              </table:table-cell>
              <table:table-cell office:value-type="float" office:value="5407.6">
                <text:p>5407.6</text:p>
              </table:table-cell>
              <table:table-cell office:value-type="float" office:value="746.1">
                <text:p>746.1</text:p>
              </table:table-cell>
              <table:table-cell office:value-type="float" office:value="8688.1">
                <text:p>8688.1</text:p>
              </table:table-cell>
              <table:table-cell office:value-type="float" office:value="3771.8">
                <text:p>3771.8</text:p>
              </table:table-cell>
            </table:table-row>
            <table:table-row>
              <table:table-cell office:value-type="string">
                <text:p>auth</text:p>
              </table:table-cell>
              <table:table-cell office:value-type="float" office:value="5737.7">
                <text:p>5737.7</text:p>
              </table:table-cell>
              <table:table-cell office:value-type="float" office:value="826.4">
                <text:p>826.4</text:p>
              </table:table-cell>
              <table:table-cell office:value-type="float" office:value="9178.1">
                <text:p>9178.1</text:p>
              </table:table-cell>
              <table:table-cell office:value-type="float" office:value="11975.1">
                <text:p>11975.1</text:p>
              </table:table-cell>
            </table:table-row>
            <table:table-row>
              <table:table-cell office:value-type="string">
                <text:p>kdf</text:p>
              </table:table-cell>
              <table:table-cell office:value-type="float" office:value="5705.1">
                <text:p>5705.1</text:p>
              </table:table-cell>
              <table:table-cell office:value-type="float" office:value="811.4">
                <text:p>811.4</text:p>
              </table:table-cell>
              <table:table-cell office:value-type="float" office:value="9129.4">
                <text:p>9129.4</text:p>
              </table:table-cell>
              <table:table-cell office:value-type="float" office:value="14075.9">
                <text:p>14075.9</text:p>
              </table:table-cell>
            </table:table-row>
            <table:table-row>
              <table:table-cell office:value-type="string">
                <text:p>generichash3</text:p>
              </table:table-cell>
              <table:table-cell office:value-type="float" office:value="5604.8">
                <text:p>5604.8</text:p>
              </table:table-cell>
              <table:table-cell office:value-type="float" office:value="796">
                <text:p>796</text:p>
              </table:table-cell>
              <table:table-cell office:value-type="float" office:value="8956.5">
                <text:p>8956.5</text:p>
              </table:table-cell>
              <table:table-cell office:value-type="float" office:value="26373.2">
                <text:p>26373.2</text:p>
              </table:table-cell>
            </table:table-row>
            <table:table-row>
              <table:table-cell office:value-type="string">
                <text:p>generichash2</text:p>
              </table:table-cell>
              <table:table-cell office:value-type="float" office:value="5821.5">
                <text:p>5821.5</text:p>
              </table:table-cell>
              <table:table-cell office:value-type="float" office:value="867.2">
                <text:p>867.2</text:p>
              </table:table-cell>
              <table:table-cell office:value-type="float" office:value="9237.2">
                <text:p>9237.2</text:p>
              </table:table-cell>
              <table:table-cell office:value-type="float" office:value="29028.8">
                <text:p>29028.8</text:p>
              </table:table-cell>
            </table:table-row>
            <table:table-row>
              <table:table-cell office:value-type="string">
                <text:p>secretstream_xchacha20poly1305</text:p>
              </table:table-cell>
              <table:table-cell office:value-type="float" office:value="6808.2">
                <text:p>6808.2</text:p>
              </table:table-cell>
              <table:table-cell office:value-type="float" office:value="914.7">
                <text:p>914.7</text:p>
              </table:table-cell>
              <table:table-cell office:value-type="float" office:value="11030.7">
                <text:p>11030.7</text:p>
              </table:table-cell>
              <table:table-cell office:value-type="float" office:value="35675.4">
                <text:p>35675.4</text:p>
              </table:table-cell>
            </table:table-row>
            <table:table-row>
              <table:table-cell office:value-type="string">
                <text:p>scalarmult2</text:p>
              </table:table-cell>
              <table:table-cell office:value-type="float" office:value="9263.7">
                <text:p>9263.7</text:p>
              </table:table-cell>
              <table:table-cell office:value-type="float" office:value="1285.2">
                <text:p>1285.2</text:p>
              </table:table-cell>
              <table:table-cell office:value-type="float" office:value="14824.3">
                <text:p>14824.3</text:p>
              </table:table-cell>
              <table:table-cell office:value-type="float" office:value="36520.7">
                <text:p>36520.7</text:p>
              </table:table-cell>
            </table:table-row>
            <table:table-row>
              <table:table-cell office:value-type="string">
                <text:p>box_seed</text:p>
              </table:table-cell>
              <table:table-cell office:value-type="float" office:value="10000.5">
                <text:p>10000.5</text:p>
              </table:table-cell>
              <table:table-cell office:value-type="float" office:value="1429.7">
                <text:p>1429.7</text:p>
              </table:table-cell>
              <table:table-cell office:value-type="float" office:value="15981.4">
                <text:p>15981.4</text:p>
              </table:table-cell>
              <table:table-cell office:value-type="float" office:value="36929.5">
                <text:p>36929.5</text:p>
              </table:table-cell>
            </table:table-row>
            <table:table-row>
              <table:table-cell office:value-type="string">
                <text:p>aead_xchacha20poly1305</text:p>
              </table:table-cell>
              <table:table-cell office:value-type="float" office:value="5469.3">
                <text:p>5469.3</text:p>
              </table:table-cell>
              <table:table-cell office:value-type="float" office:value="747.8">
                <text:p>747.8</text:p>
              </table:table-cell>
              <table:table-cell office:value-type="float" office:value="8832.6">
                <text:p>8832.6</text:p>
              </table:table-cell>
              <table:table-cell office:value-type="float" office:value="56047.9">
                <text:p>56047.9</text:p>
              </table:table-cell>
            </table:table-row>
            <table:table-row>
              <table:table-cell office:value-type="string">
                <text:p>aead_chacha20poly1305</text:p>
              </table:table-cell>
              <table:table-cell office:value-type="float" office:value="5733.2">
                <text:p>5733.2</text:p>
              </table:table-cell>
              <table:table-cell office:value-type="float" office:value="782">
                <text:p>782</text:p>
              </table:table-cell>
              <table:table-cell office:value-type="float" office:value="9164.1">
                <text:p>9164.1</text:p>
              </table:table-cell>
              <table:table-cell office:value-type="float" office:value="59244.6">
                <text:p>59244.6</text:p>
              </table:table-cell>
            </table:table-row>
            <table:table-row>
              <table:table-cell office:value-type="string">
                <text:p>aead_chacha20poly13052</text:p>
              </table:table-cell>
              <table:table-cell office:value-type="float" office:value="5615.9">
                <text:p>5615.9</text:p>
              </table:table-cell>
              <table:table-cell office:value-type="float" office:value="745.6">
                <text:p>745.6</text:p>
              </table:table-cell>
              <table:table-cell office:value-type="float" office:value="8849.8">
                <text:p>8849.8</text:p>
              </table:table-cell>
              <table:table-cell office:value-type="float" office:value="105293.5">
                <text:p>105293.5</text:p>
              </table:table-cell>
            </table:table-row>
            <table:table-row>
              <table:table-cell office:value-type="string">
                <text:p>scalarmult5</text:p>
              </table:table-cell>
              <table:table-cell office:value-type="float" office:value="9463.7">
                <text:p>9463.7</text:p>
              </table:table-cell>
              <table:table-cell office:value-type="float" office:value="1315.1">
                <text:p>1315.1</text:p>
              </table:table-cell>
              <table:table-cell office:value-type="float" office:value="15126.2">
                <text:p>15126.2</text:p>
              </table:table-cell>
              <table:table-cell office:value-type="float" office:value="111732.2">
                <text:p>111732.2</text:p>
              </table:table-cell>
            </table:table-row>
            <table:table-row>
              <table:table-cell office:value-type="string">
                <text:p>scalarmult6</text:p>
              </table:table-cell>
              <table:table-cell office:value-type="float" office:value="9917.2">
                <text:p>9917.2</text:p>
              </table:table-cell>
              <table:table-cell office:value-type="float" office:value="1377.5">
                <text:p>1377.5</text:p>
              </table:table-cell>
              <table:table-cell office:value-type="float" office:value="15902">
                <text:p>15902</text:p>
              </table:table-cell>
              <table:table-cell office:value-type="float" office:value="110645.1">
                <text:p>110645.1</text:p>
              </table:table-cell>
            </table:table-row>
            <table:table-row>
              <table:table-cell office:value-type="string">
                <text:p>scalarmult7</text:p>
              </table:table-cell>
              <table:table-cell office:value-type="float" office:value="9349.6">
                <text:p>9349.6</text:p>
              </table:table-cell>
              <table:table-cell office:value-type="float" office:value="1307.6">
                <text:p>1307.6</text:p>
              </table:table-cell>
              <table:table-cell office:value-type="float" office:value="14916.5">
                <text:p>14916.5</text:p>
              </table:table-cell>
              <table:table-cell office:value-type="float" office:value="223152.9">
                <text:p>223152.9</text:p>
              </table:table-cell>
            </table:table-row>
            <table:table-row>
              <table:table-cell office:value-type="string">
                <text:p>box2</text:p>
              </table:table-cell>
              <table:table-cell office:value-type="float" office:value="10125.5">
                <text:p>10125.5</text:p>
              </table:table-cell>
              <table:table-cell office:value-type="float" office:value="1424">
                <text:p>1424</text:p>
              </table:table-cell>
              <table:table-cell office:value-type="float" office:value="16253.8">
                <text:p>16253.8</text:p>
              </table:table-cell>
              <table:table-cell office:value-type="float" office:value="223224.8">
                <text:p>223224.8</text:p>
              </table:table-cell>
            </table:table-row>
            <table:table-row>
              <table:table-cell office:value-type="string">
                <text:p>box</text:p>
              </table:table-cell>
              <table:table-cell office:value-type="float" office:value="10140">
                <text:p>10140</text:p>
              </table:table-cell>
              <table:table-cell office:value-type="float" office:value="1428.5">
                <text:p>1428.5</text:p>
              </table:table-cell>
              <table:table-cell office:value-type="float" office:value="16157.5">
                <text:p>16157.5</text:p>
              </table:table-cell>
              <table:table-cell office:value-type="float" office:value="216349.7">
                <text:p>216349.7</text:p>
              </table:table-cell>
            </table:table-row>
            <table:table-row>
              <table:table-cell office:value-type="string">
                <text:p>generichash</text:p>
              </table:table-cell>
              <table:table-cell office:value-type="float" office:value="6200.5">
                <text:p>6200.5</text:p>
              </table:table-cell>
              <table:table-cell office:value-type="float" office:value="843.2">
                <text:p>843.2</text:p>
              </table:table-cell>
              <table:table-cell office:value-type="float" office:value="9407.9">
                <text:p>9407.9</text:p>
              </table:table-cell>
              <table:table-cell office:value-type="float" office:value="235338">
                <text:p>235338</text:p>
              </table:table-cell>
            </table:table-row>
            <table:table-row>
              <table:table-cell office:value-type="string">
                <text:p>chacha20</text:p>
              </table:table-cell>
              <table:table-cell office:value-type="float" office:value="5235.3">
                <text:p>5235.3</text:p>
              </table:table-cell>
              <table:table-cell office:value-type="float" office:value="701.3">
                <text:p>701.3</text:p>
              </table:table-cell>
              <table:table-cell office:value-type="float" office:value="8425.1">
                <text:p>8425.1</text:p>
              </table:table-cell>
              <table:table-cell office:value-type="float" office:value="214260.5">
                <text:p>214260.5</text:p>
              </table:table-cell>
            </table:table-row>
            <table:table-row>
              <table:table-cell office:value-type="string">
                <text:p>kdf_hkdf</text:p>
              </table:table-cell>
              <table:table-cell office:value-type="float" office:value="6235.9">
                <text:p>6235.9</text:p>
              </table:table-cell>
              <table:table-cell office:value-type="float" office:value="908.7">
                <text:p>908.7</text:p>
              </table:table-cell>
              <table:table-cell office:value-type="float" office:value="9882.9">
                <text:p>9882.9</text:p>
              </table:table-cell>
              <table:table-cell office:value-type="float" office:value="286468.4">
                <text:p>286468.4</text:p>
              </table:table-cell>
            </table:table-row>
            <table:table-row>
              <table:table-cell office:value-type="string">
                <text:p>scalarmult</text:p>
              </table:table-cell>
              <table:table-cell office:value-type="float" office:value="9811.4">
                <text:p>9811.4</text:p>
              </table:table-cell>
              <table:table-cell office:value-type="float" office:value="1395.9">
                <text:p>1395.9</text:p>
              </table:table-cell>
              <table:table-cell office:value-type="float" office:value="15630.7">
                <text:p>15630.7</text:p>
              </table:table-cell>
              <table:table-cell office:value-type="float" office:value="398534.1">
                <text:p>398534.1</text:p>
              </table:table-cell>
            </table:table-row>
            <table:table-row>
              <table:table-cell office:value-type="string">
                <text:p>codecs</text:p>
              </table:table-cell>
              <table:table-cell office:value-type="float" office:value="5399.4">
                <text:p>5399.4</text:p>
              </table:table-cell>
              <table:table-cell office:value-type="float" office:value="734.3">
                <text:p>734.3</text:p>
              </table:table-cell>
              <table:table-cell office:value-type="float" office:value="8683.8">
                <text:p>8683.8</text:p>
              </table:table-cell>
              <table:table-cell office:value-type="float" office:value="411352.5">
                <text:p>411352.5</text:p>
              </table:table-cell>
            </table:table-row>
            <table:table-row>
              <table:table-cell office:value-type="string">
                <text:p>box_easy</text:p>
              </table:table-cell>
              <table:table-cell office:value-type="float" office:value="10059.7">
                <text:p>10059.7</text:p>
              </table:table-cell>
              <table:table-cell office:value-type="float" office:value="1401.8">
                <text:p>1401.8</text:p>
              </table:table-cell>
              <table:table-cell office:value-type="float" office:value="16214">
                <text:p>16214</text:p>
              </table:table-cell>
              <table:table-cell office:value-type="float" office:value="416564.1">
                <text:p>416564.1</text:p>
              </table:table-cell>
            </table:table-row>
            <table:table-row>
              <table:table-cell office:value-type="string">
                <text:p>sign2</text:p>
              </table:table-cell>
              <table:table-cell office:value-type="float" office:value="13764.5">
                <text:p>13764.5</text:p>
              </table:table-cell>
              <table:table-cell office:value-type="float" office:value="2137.4">
                <text:p>2137.4</text:p>
              </table:table-cell>
              <table:table-cell office:value-type="float" office:value="21914.5">
                <text:p>21914.5</text:p>
              </table:table-cell>
              <table:table-cell office:value-type="float" office:value="610334.9">
                <text:p>610334.9</text:p>
              </table:table-cell>
            </table:table-row>
            <table:table-row>
              <table:table-cell office:value-type="string">
                <text:p>randombytes</text:p>
              </table:table-cell>
              <table:table-cell office:value-type="float" office:value="4511">
                <text:p>4511</text:p>
              </table:table-cell>
              <table:table-cell office:value-type="float" office:value="589.5">
                <text:p>589.5</text:p>
              </table:table-cell>
              <table:table-cell office:value-type="float" office:value="7256.1">
                <text:p>7256.1</text:p>
              </table:table-cell>
              <table:table-cell office:value-type="float" office:value="1138096.6">
                <text:p>1138096.6</text:p>
              </table:table-cell>
            </table:table-row>
            <table:table-row>
              <table:table-cell office:value-type="string">
                <text:p>box_seal</text:p>
              </table:table-cell>
              <table:table-cell office:value-type="float" office:value="13319.9">
                <text:p>13319.9</text:p>
              </table:table-cell>
              <table:table-cell office:value-type="float" office:value="2030.3">
                <text:p>2030.3</text:p>
              </table:table-cell>
              <table:table-cell office:value-type="float" office:value="20897.1">
                <text:p>20897.1</text:p>
              </table:table-cell>
              <table:table-cell office:value-type="float" office:value="1286766.7">
                <text:p>1286766.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fill-image draw:name="ChartBitmap_20_1" draw:display-name="ChartBitmap 1" xlink:href="Pictures/100000000000000800000008D085463572746166.png" xlink:type="simple" xlink:show="embed" xlink:actuate="onLoad"/>
    <draw:fill-image draw:name="ChartBitmap_20_10" draw:display-name="ChartBitmap 10" xlink:href="Pictures/100000000000000800000008AF5E132AF6D2C18D.png" xlink:type="simple" xlink:show="embed" xlink:actuate="onLoad"/>
    <draw:fill-image draw:name="ChartBitmap_20_11" draw:display-name="ChartBitmap 11" xlink:href="Pictures/100000000000000800000008BF34FE0B1AE6F876.png" xlink:type="simple" xlink:show="embed" xlink:actuate="onLoad"/>
    <draw:fill-image draw:name="ChartBitmap_20_12" draw:display-name="ChartBitmap 12" xlink:href="Pictures/1000000000000008000000083DEBC9330162CEE7.png" xlink:type="simple" xlink:show="embed" xlink:actuate="onLoad"/>
    <draw:fill-image draw:name="ChartBitmap_20_13" draw:display-name="ChartBitmap 13" xlink:href="Pictures/100000000000000800000008983101575FF95175.png" xlink:type="simple" xlink:show="embed" xlink:actuate="onLoad"/>
    <draw:fill-image draw:name="ChartBitmap_20_14" draw:display-name="ChartBitmap 14" xlink:href="Pictures/1000000000000008000000087369712AC574C03C.png" xlink:type="simple" xlink:show="embed" xlink:actuate="onLoad"/>
    <draw:fill-image draw:name="ChartBitmap_20_15" draw:display-name="ChartBitmap 15" xlink:href="Pictures/1000000000000008000000081A9B423D1A813A52.png" xlink:type="simple" xlink:show="embed" xlink:actuate="onLoad"/>
    <draw:fill-image draw:name="ChartBitmap_20_16" draw:display-name="ChartBitmap 16" xlink:href="Pictures/1000000000000008000000081A9B423D1A813A52.png" xlink:type="simple" xlink:show="embed" xlink:actuate="onLoad"/>
    <draw:fill-image draw:name="ChartBitmap_20_17" draw:display-name="ChartBitmap 17" xlink:href="Pictures/100000000000000800000008E2983662C4563859.png" xlink:type="simple" xlink:show="embed" xlink:actuate="onLoad"/>
    <draw:fill-image draw:name="ChartBitmap_20_18" draw:display-name="ChartBitmap 18" xlink:href="Pictures/100000000000000800000008FCD192D1055E3DE0.png" xlink:type="simple" xlink:show="embed" xlink:actuate="onLoad"/>
    <draw:fill-image draw:name="ChartBitmap_20_19" draw:display-name="ChartBitmap 19" xlink:href="Pictures/100000000000000800000008DDF7072BDBA5EFCF.png" xlink:type="simple" xlink:show="embed" xlink:actuate="onLoad"/>
    <draw:fill-image draw:name="ChartBitmap_20_2" draw:display-name="ChartBitmap 2" xlink:href="Pictures/100000000000000800000008648907C92FEFE099.png" xlink:type="simple" xlink:show="embed" xlink:actuate="onLoad"/>
    <draw:fill-image draw:name="ChartBitmap_20_20" draw:display-name="ChartBitmap 20" xlink:href="Pictures/100000000000000800000008FCD192D1055E3DE0.png" xlink:type="simple" xlink:show="embed" xlink:actuate="onLoad"/>
    <draw:fill-image draw:name="ChartBitmap_20_21" draw:display-name="ChartBitmap 21" xlink:href="Pictures/100000000000000800000008F70D036D45FFF5DF.png" xlink:type="simple" xlink:show="embed" xlink:actuate="onLoad"/>
    <draw:fill-image draw:name="ChartBitmap_20_22" draw:display-name="ChartBitmap 22" xlink:href="Pictures/1000000000000008000000085450F247947E986B.png" xlink:type="simple" xlink:show="embed" xlink:actuate="onLoad"/>
    <draw:fill-image draw:name="ChartBitmap_20_23" draw:display-name="ChartBitmap 23" xlink:href="Pictures/100000000000000800000008DD2FDE46AE706B4A.png" xlink:type="simple" xlink:show="embed" xlink:actuate="onLoad"/>
    <draw:fill-image draw:name="ChartBitmap_20_24" draw:display-name="ChartBitmap 24" xlink:href="Pictures/100000000000000800000008910DEE4822E67C87.png" xlink:type="simple" xlink:show="embed" xlink:actuate="onLoad"/>
    <draw:fill-image draw:name="ChartBitmap_20_25" draw:display-name="ChartBitmap 25" xlink:href="Pictures/100000000000000800000008E2983662C4563859.png" xlink:type="simple" xlink:show="embed" xlink:actuate="onLoad"/>
    <draw:fill-image draw:name="ChartBitmap_20_26" draw:display-name="ChartBitmap 26" xlink:href="Pictures/100000000000000800000008B6C2456504C29344.png" xlink:type="simple" xlink:show="embed" xlink:actuate="onLoad"/>
    <draw:fill-image draw:name="ChartBitmap_20_27" draw:display-name="ChartBitmap 27" xlink:href="Pictures/1000000000000008000000088A40A623BD1AE613.png" xlink:type="simple" xlink:show="embed" xlink:actuate="onLoad"/>
    <draw:fill-image draw:name="ChartBitmap_20_28" draw:display-name="ChartBitmap 28" xlink:href="Pictures/10000000000000080000000891CC5B4335A1319C.png" xlink:type="simple" xlink:show="embed" xlink:actuate="onLoad"/>
    <draw:fill-image draw:name="ChartBitmap_20_29" draw:display-name="ChartBitmap 29" xlink:href="Pictures/1000000000000008000000081B0B206AD7C83958.png" xlink:type="simple" xlink:show="embed" xlink:actuate="onLoad"/>
    <draw:fill-image draw:name="ChartBitmap_20_3" draw:display-name="ChartBitmap 3" xlink:href="Pictures/100000000000000800000008E2983662C4563859.png" xlink:type="simple" xlink:show="embed" xlink:actuate="onLoad"/>
    <draw:fill-image draw:name="ChartBitmap_20_30" draw:display-name="ChartBitmap 30" xlink:href="Pictures/100000000000000800000008B6C2456504C29344.png" xlink:type="simple" xlink:show="embed" xlink:actuate="onLoad"/>
    <draw:fill-image draw:name="ChartBitmap_20_31" draw:display-name="ChartBitmap 31" xlink:href="Pictures/100000000000000800000008B6C2456504C29344.png" xlink:type="simple" xlink:show="embed" xlink:actuate="onLoad"/>
    <draw:fill-image draw:name="ChartBitmap_20_32" draw:display-name="ChartBitmap 32" xlink:href="Pictures/100000000000000800000008E2983662C4563859.png" xlink:type="simple" xlink:show="embed" xlink:actuate="onLoad"/>
    <draw:fill-image draw:name="ChartBitmap_20_33" draw:display-name="ChartBitmap 33" xlink:href="Pictures/100000000000000800000008E2983662C4563859.png" xlink:type="simple" xlink:show="embed" xlink:actuate="onLoad"/>
    <draw:fill-image draw:name="ChartBitmap_20_34" draw:display-name="ChartBitmap 34" xlink:href="Pictures/100000000000000800000008EEE38D8CA1A06AB1.png" xlink:type="simple" xlink:show="embed" xlink:actuate="onLoad"/>
    <draw:fill-image draw:name="ChartBitmap_20_35" draw:display-name="ChartBitmap 35" xlink:href="Pictures/100000000000000800000008EEE38D8CA1A06AB1.png" xlink:type="simple" xlink:show="embed" xlink:actuate="onLoad"/>
    <draw:fill-image draw:name="ChartBitmap_20_36" draw:display-name="ChartBitmap 36" xlink:href="Pictures/1000000000000008000000088A40A623BD1AE613.png" xlink:type="simple" xlink:show="embed" xlink:actuate="onLoad"/>
    <draw:fill-image draw:name="ChartBitmap_20_37" draw:display-name="ChartBitmap 37" xlink:href="Pictures/1000000000000008000000081B0B206AD7C83958.png" xlink:type="simple" xlink:show="embed" xlink:actuate="onLoad"/>
    <draw:fill-image draw:name="ChartBitmap_20_38" draw:display-name="ChartBitmap 38" xlink:href="Pictures/100000000000000800000008F70D036D45FFF5DF.png" xlink:type="simple" xlink:show="embed" xlink:actuate="onLoad"/>
    <draw:fill-image draw:name="ChartBitmap_20_39" draw:display-name="ChartBitmap 39" xlink:href="Pictures/100000000000000800000008F70D036D45FFF5DF.png" xlink:type="simple" xlink:show="embed" xlink:actuate="onLoad"/>
    <draw:fill-image draw:name="ChartBitmap_20_4" draw:display-name="ChartBitmap 4" xlink:href="Pictures/10000000000000080000000888B10B92B715989F.png" xlink:type="simple" xlink:show="embed" xlink:actuate="onLoad"/>
    <draw:fill-image draw:name="ChartBitmap_20_5" draw:display-name="ChartBitmap 5" xlink:href="Pictures/1000000000000008000000087369712AC574C03C.png" xlink:type="simple" xlink:show="embed" xlink:actuate="onLoad"/>
    <draw:fill-image draw:name="ChartBitmap_20_6" draw:display-name="ChartBitmap 6" xlink:href="Pictures/100000000000000800000008C63FA0F9F01F6204.png" xlink:type="simple" xlink:show="embed" xlink:actuate="onLoad"/>
    <draw:fill-image draw:name="ChartBitmap_20_7" draw:display-name="ChartBitmap 7" xlink:href="Pictures/100000000000000800000008B9457F42C0CB60AD.png" xlink:type="simple" xlink:show="embed" xlink:actuate="onLoad"/>
    <draw:fill-image draw:name="ChartBitmap_20_8" draw:display-name="ChartBitmap 8" xlink:href="Pictures/10000000000000080000000873E8E9D1267FAFEB.png" xlink:type="simple" xlink:show="embed" xlink:actuate="onLoad"/>
    <draw:fill-image draw:name="ChartBitmap_20_9" draw:display-name="ChartBitmap 9" xlink:href="Pictures/100000000000000800000008C72FA93F1FC29D38.png" xlink:type="simple" xlink:show="embed" xlink:actuate="onLoad"/>
  </office:styles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706cm" svg:height="13.335cm" xlink:href=".." xlink:type="simple" chart:class="chart:bar" chart:column-mapping="0 1 2 3" chart:style-name="ch1">
        <chart:title svg:x="7.029cm" svg:y="0.402cm" chart:style-name="ch2">
          <text:p>Tagging Overhead - PolyBenchC</text:p>
        </chart:title>
        <chart:legend chart:legend-position="end" svg:x="18.152cm" svg:y="5.372cm" style:legend-expansion="high" chart:style-name="ch3"/>
        <chart:plot-area chart:style-name="ch4" table:cell-range-address="Tagging.H3:Tagging.M32" chart:data-source-has-labels="both" svg:x="0.414cm" svg:y="1.447cm" svg:width="17.324cm" svg:height="11.622cm">
          <chartooo:coordinate-region svg:x="1.141cm" svg:y="1.647cm" svg:width="16.597cm" svg:height="11.223cm"/>
          <chart:axis chart:dimension="x" chart:name="primary-x" chart:style-name="ch5" chartooo:axis-type="auto">
            <chartooo:date-scale/>
            <chart:categories table:cell-range-address="Tagging.H4:Tagging.H3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gging.I4:Tagging.I32" chart:label-cell-address="Tagging.I3:Tagging.I3" chart:class="chart:bar">
            <chart:data-point chart:repeated="29"/>
          </chart:series>
          <chart:series chart:style-name="ch9" chart:values-cell-range-address="Tagging.J4:Tagging.J32" chart:label-cell-address="Tagging.J3:Tagging.J3" chart:class="chart:bar">
            <chart:data-point chart:repeated="29"/>
          </chart:series>
          <chart:series chart:style-name="ch10" chart:values-cell-range-address="Tagging.K4:Tagging.K32" chart:label-cell-address="Tagging.K3:Tagging.K3" chart:class="chart:bar">
            <chart:data-point chart:repeated="29"/>
          </chart:series>
          <chart:series chart:style-name="ch11" chart:values-cell-range-address="Tagging.L4:Tagging.L32" chart:label-cell-address="Tagging.L3:Tagging.L3" chart:class="chart:bar">
            <chart:data-point chart:repeated="29"/>
          </chart:series>
          <chart:series chart:style-name="ch12" chart:values-cell-range-address="Tagging.M4:Tagging.M32" chart:label-cell-address="Tagging.M3:Tagging.M3" chart:class="chart:bar">
            <chart:data-point chart:repeated="2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draw:g>
                  <svg:desc>Tagging.I3:Tagging.I3</svg:desc>
                </draw:g>
              </table:table-cell>
              <table:table-cell office:value-type="string">
                <text:p>eagertags</text:p>
                <draw:g>
                  <svg:desc>Tagging.J3:Tagging.J3</svg:desc>
                </draw:g>
              </table:table-cell>
              <table:table-cell office:value-type="string">
                <text:p>eagertags-o</text:p>
                <draw:g>
                  <svg:desc>Tagging.K3:Tagging.K3</svg:desc>
                </draw:g>
              </table:table-cell>
              <table:table-cell office:value-type="string">
                <text:p>eagertags-l</text:p>
                <draw:g>
                  <svg:desc>Tagging.L3:Tagging.L3</svg:desc>
                </draw:g>
              </table:table-cell>
              <table:table-cell office:value-type="string">
                <text:p>on-demand</text:p>
                <draw:g>
                  <svg:desc>Tagging.M3:Tagging.M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Tagging.H4:Tagging.H32</svg:desc>
                </draw:g>
              </table:table-cell>
              <table:table-cell office:value-type="float" office:value="NaN">
                <text:p>NaN</text:p>
                <draw:g>
                  <svg:desc>Tagging.I4:Tagging.I32</svg:desc>
                </draw:g>
              </table:table-cell>
              <table:table-cell office:value-type="float" office:value="3.31664086206897">
                <text:p>3.31664086206897</text:p>
                <draw:g>
                  <svg:desc>Tagging.J4:Tagging.J32</svg:desc>
                </draw:g>
              </table:table-cell>
              <table:table-cell office:value-type="float" office:value="3.01011620689655">
                <text:p>3.01011620689655</text:p>
                <draw:g>
                  <svg:desc>Tagging.K4:Tagging.K32</svg:desc>
                </draw:g>
              </table:table-cell>
              <table:table-cell office:value-type="float" office:value="1.06689755172414">
                <text:p>1.06689755172414</text:p>
                <draw:g>
                  <svg:desc>Tagging.L4:Tagging.L32</svg:desc>
                </draw:g>
              </table:table-cell>
              <table:table-cell office:value-type="float" office:value="1.00918203448276">
                <text:p>1.00918203448276</text:p>
                <draw:g>
                  <svg:desc>Tagging.M4:Tagging.M32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2.44495418181818">
                <text:p>2.44495418181818</text:p>
              </table:table-cell>
              <table:table-cell office:value-type="float" office:value="2.20911209090909">
                <text:p>2.20911209090909</text:p>
              </table:table-cell>
              <table:table-cell office:value-type="float" office:value="1.05937372727273">
                <text:p>1.05937372727273</text:p>
              </table:table-cell>
              <table:table-cell office:value-type="float" office:value="1.01001090909091">
                <text:p>1.010010909090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3.31166556410256">
                <text:p>3.31166556410256</text:p>
              </table:table-cell>
              <table:table-cell office:value-type="float" office:value="2.91612405128205">
                <text:p>2.91612405128205</text:p>
              </table:table-cell>
              <table:table-cell office:value-type="float" office:value="1.17229738461538">
                <text:p>1.17229738461538</text:p>
              </table:table-cell>
              <table:table-cell office:value-type="float" office:value="1.04920582051282">
                <text:p>1.049205820512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.83087886206897">
                <text:p>1.83087886206897</text:p>
              </table:table-cell>
              <table:table-cell office:value-type="float" office:value="1.67680120689655">
                <text:p>1.67680120689655</text:p>
              </table:table-cell>
              <table:table-cell office:value-type="float" office:value="0.0893255517241379">
                <text:p>0.0893255517241379</text:p>
              </table:table-cell>
              <table:table-cell office:value-type="float" office:value="0.0196340344827587">
                <text:p>0.01963403448275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929905181818182">
                <text:p>0.929905181818182</text:p>
              </table:table-cell>
              <table:table-cell office:value-type="float" office:value="0.840386090909091">
                <text:p>0.840386090909091</text:p>
              </table:table-cell>
              <table:table-cell office:value-type="float" office:value="0.0865887272727273">
                <text:p>0.0865887272727273</text:p>
              </table:table-cell>
              <table:table-cell office:value-type="float" office:value="0.0204629090909091">
                <text:p>0.02046290909090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889902564102564">
                <text:p>0.889902564102564</text:p>
              </table:table-cell>
              <table:table-cell office:value-type="float" office:value="0.830048051282051">
                <text:p>0.830048051282051</text:p>
              </table:table-cell>
              <table:table-cell office:value-type="float" office:value="0.126789384615385">
                <text:p>0.126789384615385</text:p>
              </table:table-cell>
              <table:table-cell office:value-type="float" office:value="0.0596578205128205">
                <text:p>0.05965782051282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.08457713793104">
                <text:p>1.08457713793104</text:p>
              </table:table-cell>
              <table:table-cell office:value-type="float" office:value="1.01906179310345">
                <text:p>1.01906179310345</text:p>
              </table:table-cell>
              <table:table-cell office:value-type="float" office:value="0.249400448275862">
                <text:p>0.249400448275862</text:p>
              </table:table-cell>
              <table:table-cell office:value-type="float" office:value="0.0969509655172414">
                <text:p>0.09695096551724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.88404881818182">
                <text:p>1.88404881818182</text:p>
              </table:table-cell>
              <table:table-cell office:value-type="float" office:value="1.88224390909091">
                <text:p>1.88224390909091</text:p>
              </table:table-cell>
              <table:table-cell office:value-type="float" office:value="0.256924272727273">
                <text:p>0.256924272727273</text:p>
              </table:table-cell>
              <table:table-cell office:value-type="float" office:value="0.096122090909091">
                <text:p>0.0961220909090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.60040943589744">
                <text:p>1.60040943589744</text:p>
              </table:table-cell>
              <table:table-cell office:value-type="float" office:value="1.04354694871795">
                <text:p>1.04354694871795</text:p>
              </table:table-cell>
              <table:table-cell office:value-type="float" office:value="0.144000615384615">
                <text:p>0.144000615384615</text:p>
              </table:table-cell>
              <table:table-cell office:value-type="float" office:value="0.0569271794871795">
                <text:p>0.05692717948717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fill-image draw:name="ChartBitmap_20_1" draw:display-name="ChartBitmap 1" xlink:href="Pictures/100000000000000800000008F3B29CD4B77971F0.png" xlink:type="simple" xlink:show="embed" xlink:actuate="onLoad"/>
    <draw:fill-image draw:name="ChartBitmap_20_10" draw:display-name="ChartBitmap 10" xlink:href="Pictures/10000000000000080000000805D373D6A0F43EF5.png" xlink:type="simple" xlink:show="embed" xlink:actuate="onLoad"/>
    <draw:fill-image draw:name="ChartBitmap_20_11" draw:display-name="ChartBitmap 11" xlink:href="Pictures/100000000000000800000008C85D3AF81BDB8AFD.png" xlink:type="simple" xlink:show="embed" xlink:actuate="onLoad"/>
    <draw:fill-image draw:name="ChartBitmap_20_12" draw:display-name="ChartBitmap 12" xlink:href="Pictures/100000000000000800000008512A48EE354168BA.png" xlink:type="simple" xlink:show="embed" xlink:actuate="onLoad"/>
    <draw:fill-image draw:name="ChartBitmap_20_13" draw:display-name="ChartBitmap 13" xlink:href="Pictures/100000000000000800000008787A4E9D45468777.png" xlink:type="simple" xlink:show="embed" xlink:actuate="onLoad"/>
    <draw:fill-image draw:name="ChartBitmap_20_14" draw:display-name="ChartBitmap 14" xlink:href="Pictures/10000000000000080000000863DE013D6A85FDB8.png" xlink:type="simple" xlink:show="embed" xlink:actuate="onLoad"/>
    <draw:fill-image draw:name="ChartBitmap_20_15" draw:display-name="ChartBitmap 15" xlink:href="Pictures/1000000000000008000000080D787152C8FDE076.png" xlink:type="simple" xlink:show="embed" xlink:actuate="onLoad"/>
    <draw:fill-image draw:name="ChartBitmap_20_16" draw:display-name="ChartBitmap 16" xlink:href="Pictures/1000000000000008000000080D787152C8FDE076.png" xlink:type="simple" xlink:show="embed" xlink:actuate="onLoad"/>
    <draw:fill-image draw:name="ChartBitmap_20_17" draw:display-name="ChartBitmap 17" xlink:href="Pictures/1000000000000008000000089ABCFFAA33866E25.png" xlink:type="simple" xlink:show="embed" xlink:actuate="onLoad"/>
    <draw:fill-image draw:name="ChartBitmap_20_18" draw:display-name="ChartBitmap 18" xlink:href="Pictures/1000000000000008000000081297F9EF47019A29.png" xlink:type="simple" xlink:show="embed" xlink:actuate="onLoad"/>
    <draw:fill-image draw:name="ChartBitmap_20_19" draw:display-name="ChartBitmap 19" xlink:href="Pictures/1000000000000008000000089FC27204F07A0BBE.png" xlink:type="simple" xlink:show="embed" xlink:actuate="onLoad"/>
    <draw:fill-image draw:name="ChartBitmap_20_2" draw:display-name="ChartBitmap 2" xlink:href="Pictures/1000000000000008000000089C8F614DADD3E15E.png" xlink:type="simple" xlink:show="embed" xlink:actuate="onLoad"/>
    <draw:fill-image draw:name="ChartBitmap_20_20" draw:display-name="ChartBitmap 20" xlink:href="Pictures/1000000000000008000000081297F9EF47019A29.png" xlink:type="simple" xlink:show="embed" xlink:actuate="onLoad"/>
    <draw:fill-image draw:name="ChartBitmap_20_21" draw:display-name="ChartBitmap 21" xlink:href="Pictures/100000000000000800000008437CD2DF71E0534E.png" xlink:type="simple" xlink:show="embed" xlink:actuate="onLoad"/>
    <draw:fill-image draw:name="ChartBitmap_20_22" draw:display-name="ChartBitmap 22" xlink:href="Pictures/100000000000000800000008B613215A484A8B87.png" xlink:type="simple" xlink:show="embed" xlink:actuate="onLoad"/>
    <draw:fill-image draw:name="ChartBitmap_20_23" draw:display-name="ChartBitmap 23" xlink:href="Pictures/100000000000000800000008039C76FBF7F26810.png" xlink:type="simple" xlink:show="embed" xlink:actuate="onLoad"/>
    <draw:fill-image draw:name="ChartBitmap_20_24" draw:display-name="ChartBitmap 24" xlink:href="Pictures/1000000000000008000000082D85FA834554F576.png" xlink:type="simple" xlink:show="embed" xlink:actuate="onLoad"/>
    <draw:fill-image draw:name="ChartBitmap_20_25" draw:display-name="ChartBitmap 25" xlink:href="Pictures/1000000000000008000000089ABCFFAA33866E25.png" xlink:type="simple" xlink:show="embed" xlink:actuate="onLoad"/>
    <draw:fill-image draw:name="ChartBitmap_20_26" draw:display-name="ChartBitmap 26" xlink:href="Pictures/10000000000000080000000811AF076B1E8923BA.png" xlink:type="simple" xlink:show="embed" xlink:actuate="onLoad"/>
    <draw:fill-image draw:name="ChartBitmap_20_27" draw:display-name="ChartBitmap 27" xlink:href="Pictures/100000000000000800000008CAE9C746AB750AF5.png" xlink:type="simple" xlink:show="embed" xlink:actuate="onLoad"/>
    <draw:fill-image draw:name="ChartBitmap_20_28" draw:display-name="ChartBitmap 28" xlink:href="Pictures/100000000000000800000008BBCFAFCC652C0272.png" xlink:type="simple" xlink:show="embed" xlink:actuate="onLoad"/>
    <draw:fill-image draw:name="ChartBitmap_20_29" draw:display-name="ChartBitmap 29" xlink:href="Pictures/1000000000000008000000082CF55DB856DBBAE2.png" xlink:type="simple" xlink:show="embed" xlink:actuate="onLoad"/>
    <draw:fill-image draw:name="ChartBitmap_20_3" draw:display-name="ChartBitmap 3" xlink:href="Pictures/1000000000000008000000089ABCFFAA33866E25.png" xlink:type="simple" xlink:show="embed" xlink:actuate="onLoad"/>
    <draw:fill-image draw:name="ChartBitmap_20_30" draw:display-name="ChartBitmap 30" xlink:href="Pictures/10000000000000080000000811AF076B1E8923BA.png" xlink:type="simple" xlink:show="embed" xlink:actuate="onLoad"/>
    <draw:fill-image draw:name="ChartBitmap_20_31" draw:display-name="ChartBitmap 31" xlink:href="Pictures/10000000000000080000000811AF076B1E8923BA.png" xlink:type="simple" xlink:show="embed" xlink:actuate="onLoad"/>
    <draw:fill-image draw:name="ChartBitmap_20_32" draw:display-name="ChartBitmap 32" xlink:href="Pictures/1000000000000008000000089ABCFFAA33866E25.png" xlink:type="simple" xlink:show="embed" xlink:actuate="onLoad"/>
    <draw:fill-image draw:name="ChartBitmap_20_33" draw:display-name="ChartBitmap 33" xlink:href="Pictures/1000000000000008000000089ABCFFAA33866E25.png" xlink:type="simple" xlink:show="embed" xlink:actuate="onLoad"/>
    <draw:fill-image draw:name="ChartBitmap_20_34" draw:display-name="ChartBitmap 34" xlink:href="Pictures/100000000000000800000008CDFDE7D4BB6B6ACF.png" xlink:type="simple" xlink:show="embed" xlink:actuate="onLoad"/>
    <draw:fill-image draw:name="ChartBitmap_20_35" draw:display-name="ChartBitmap 35" xlink:href="Pictures/100000000000000800000008CDFDE7D4BB6B6ACF.png" xlink:type="simple" xlink:show="embed" xlink:actuate="onLoad"/>
    <draw:fill-image draw:name="ChartBitmap_20_36" draw:display-name="ChartBitmap 36" xlink:href="Pictures/100000000000000800000008CAE9C746AB750AF5.png" xlink:type="simple" xlink:show="embed" xlink:actuate="onLoad"/>
    <draw:fill-image draw:name="ChartBitmap_20_37" draw:display-name="ChartBitmap 37" xlink:href="Pictures/1000000000000008000000082CF55DB856DBBAE2.png" xlink:type="simple" xlink:show="embed" xlink:actuate="onLoad"/>
    <draw:fill-image draw:name="ChartBitmap_20_38" draw:display-name="ChartBitmap 38" xlink:href="Pictures/100000000000000800000008437CD2DF71E0534E.png" xlink:type="simple" xlink:show="embed" xlink:actuate="onLoad"/>
    <draw:fill-image draw:name="ChartBitmap_20_39" draw:display-name="ChartBitmap 39" xlink:href="Pictures/100000000000000800000008437CD2DF71E0534E.png" xlink:type="simple" xlink:show="embed" xlink:actuate="onLoad"/>
    <draw:fill-image draw:name="ChartBitmap_20_4" draw:display-name="ChartBitmap 4" xlink:href="Pictures/100000000000000800000008C610A80E7523C3A5.png" xlink:type="simple" xlink:show="embed" xlink:actuate="onLoad"/>
    <draw:fill-image draw:name="ChartBitmap_20_5" draw:display-name="ChartBitmap 5" xlink:href="Pictures/10000000000000080000000863DE013D6A85FDB8.png" xlink:type="simple" xlink:show="embed" xlink:actuate="onLoad"/>
    <draw:fill-image draw:name="ChartBitmap_20_6" draw:display-name="ChartBitmap 6" xlink:href="Pictures/100000000000000800000008E7C4D59A101CC52A.png" xlink:type="simple" xlink:show="embed" xlink:actuate="onLoad"/>
    <draw:fill-image draw:name="ChartBitmap_20_7" draw:display-name="ChartBitmap 7" xlink:href="Pictures/100000000000000800000008FD45E12D9339E66F.png" xlink:type="simple" xlink:show="embed" xlink:actuate="onLoad"/>
    <draw:fill-image draw:name="ChartBitmap_20_8" draw:display-name="ChartBitmap 8" xlink:href="Pictures/100000000000000800000008CD66C3E6F9E73733.png" xlink:type="simple" xlink:show="embed" xlink:actuate="onLoad"/>
    <draw:fill-image draw:name="ChartBitmap_20_9" draw:display-name="ChartBitmap 9" xlink:href="Pictures/100000000000000800000008B8F123312A3B0CC3.png" xlink:type="simple" xlink:show="embed" xlink:actuate="onLoad"/>
  </office:styles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165cm" svg:y="0.316cm" chart:style-name="ch2">
          <text:p>Tagging Overhead - Ostrich</text:p>
        </chart:title>
        <chart:legend chart:legend-position="end" svg:x="13.684cm" svg:y="3.205cm" style:legend-expansion="high" chart:style-name="ch3"/>
        <chart:plot-area chart:style-name="ch4" table:cell-range-address="Tagging.H35:Tagging.M46" chart:data-source-has-labels="both" svg:x="0.32cm" svg:y="1.275cm" svg:width="13.044cm" svg:height="7.545cm">
          <chartooo:coordinate-region svg:x="0.941cm" svg:y="1.475cm" svg:width="12.423cm" svg:height="7.146cm"/>
          <chart:axis chart:dimension="x" chart:name="primary-x" chart:style-name="ch5" chartooo:axis-type="auto">
            <chartooo:date-scale/>
            <chart:categories table:cell-range-address="Tagging.H36:Tagging.H4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gging.I36:Tagging.I46" chart:label-cell-address="Tagging.I35:Tagging.I35" chart:class="chart:bar">
            <chart:data-point chart:repeated="11"/>
          </chart:series>
          <chart:series chart:style-name="ch9" chart:values-cell-range-address="Tagging.J36:Tagging.J46" chart:label-cell-address="Tagging.J35:Tagging.J35" chart:class="chart:bar">
            <chart:data-point chart:repeated="11"/>
          </chart:series>
          <chart:series chart:style-name="ch10" chart:values-cell-range-address="Tagging.K36:Tagging.K46" chart:label-cell-address="Tagging.K35:Tagging.K35" chart:class="chart:bar">
            <chart:data-point chart:repeated="11"/>
          </chart:series>
          <chart:series chart:style-name="ch11" chart:values-cell-range-address="Tagging.L36:Tagging.L46" chart:label-cell-address="Tagging.L35:Tagging.L35" chart:class="chart:bar">
            <chart:data-point chart:repeated="11"/>
          </chart:series>
          <chart:series chart:style-name="ch12" chart:values-cell-range-address="Tagging.M36:Tagging.M46" chart:label-cell-address="Tagging.M35:Tagging.M35" chart:class="chart:bar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Tagging.I35:Tagging.I35</svg:desc>
                </draw:g>
              </table:table-cell>
              <table:table-cell office:value-type="string">
                <text:p/>
                <draw:g>
                  <svg:desc>Tagging.J35:Tagging.J35</svg:desc>
                </draw:g>
              </table:table-cell>
              <table:table-cell office:value-type="string">
                <text:p/>
                <draw:g>
                  <svg:desc>Tagging.K35:Tagging.K35</svg:desc>
                </draw:g>
              </table:table-cell>
              <table:table-cell office:value-type="string">
                <text:p/>
                <draw:g>
                  <svg:desc>Tagging.L35:Tagging.L35</svg:desc>
                </draw:g>
              </table:table-cell>
              <table:table-cell office:value-type="string">
                <text:p/>
                <draw:g>
                  <svg:desc>Tagging.M35:Tagging.M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Tagging.H36:Tagging.H46</svg:desc>
                </draw:g>
              </table:table-cell>
              <table:table-cell office:value-type="float" office:value="NaN">
                <text:p>NaN</text:p>
                <draw:g>
                  <svg:desc>Tagging.I36:Tagging.I46</svg:desc>
                </draw:g>
              </table:table-cell>
              <table:table-cell office:value-type="float" office:value="NaN">
                <text:p>NaN</text:p>
                <draw:g>
                  <svg:desc>Tagging.J36:Tagging.J46</svg:desc>
                </draw:g>
              </table:table-cell>
              <table:table-cell office:value-type="float" office:value="NaN">
                <text:p>NaN</text:p>
                <draw:g>
                  <svg:desc>Tagging.K36:Tagging.K46</svg:desc>
                </draw:g>
              </table:table-cell>
              <table:table-cell office:value-type="float" office:value="NaN">
                <text:p>NaN</text:p>
                <draw:g>
                  <svg:desc>Tagging.L36:Tagging.L46</svg:desc>
                </draw:g>
              </table:table-cell>
              <table:table-cell office:value-type="float" office:value="NaN">
                <text:p>NaN</text:p>
                <draw:g>
                  <svg:desc>Tagging.M36:Tagging.M46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fill-image draw:name="ChartBitmap_20_1" draw:display-name="ChartBitmap 1" xlink:href="Pictures/100000000000000800000008F3B29CD4B77971F0.png" xlink:type="simple" xlink:show="embed" xlink:actuate="onLoad"/>
    <draw:fill-image draw:name="ChartBitmap_20_10" draw:display-name="ChartBitmap 10" xlink:href="Pictures/10000000000000080000000805D373D6A0F43EF5.png" xlink:type="simple" xlink:show="embed" xlink:actuate="onLoad"/>
    <draw:fill-image draw:name="ChartBitmap_20_11" draw:display-name="ChartBitmap 11" xlink:href="Pictures/100000000000000800000008C85D3AF81BDB8AFD.png" xlink:type="simple" xlink:show="embed" xlink:actuate="onLoad"/>
    <draw:fill-image draw:name="ChartBitmap_20_12" draw:display-name="ChartBitmap 12" xlink:href="Pictures/100000000000000800000008512A48EE354168BA.png" xlink:type="simple" xlink:show="embed" xlink:actuate="onLoad"/>
    <draw:fill-image draw:name="ChartBitmap_20_13" draw:display-name="ChartBitmap 13" xlink:href="Pictures/100000000000000800000008787A4E9D45468777.png" xlink:type="simple" xlink:show="embed" xlink:actuate="onLoad"/>
    <draw:fill-image draw:name="ChartBitmap_20_14" draw:display-name="ChartBitmap 14" xlink:href="Pictures/10000000000000080000000863DE013D6A85FDB8.png" xlink:type="simple" xlink:show="embed" xlink:actuate="onLoad"/>
    <draw:fill-image draw:name="ChartBitmap_20_15" draw:display-name="ChartBitmap 15" xlink:href="Pictures/1000000000000008000000080D787152C8FDE076.png" xlink:type="simple" xlink:show="embed" xlink:actuate="onLoad"/>
    <draw:fill-image draw:name="ChartBitmap_20_16" draw:display-name="ChartBitmap 16" xlink:href="Pictures/1000000000000008000000080D787152C8FDE076.png" xlink:type="simple" xlink:show="embed" xlink:actuate="onLoad"/>
    <draw:fill-image draw:name="ChartBitmap_20_17" draw:display-name="ChartBitmap 17" xlink:href="Pictures/1000000000000008000000089ABCFFAA33866E25.png" xlink:type="simple" xlink:show="embed" xlink:actuate="onLoad"/>
    <draw:fill-image draw:name="ChartBitmap_20_18" draw:display-name="ChartBitmap 18" xlink:href="Pictures/1000000000000008000000081297F9EF47019A29.png" xlink:type="simple" xlink:show="embed" xlink:actuate="onLoad"/>
    <draw:fill-image draw:name="ChartBitmap_20_19" draw:display-name="ChartBitmap 19" xlink:href="Pictures/1000000000000008000000089FC27204F07A0BBE.png" xlink:type="simple" xlink:show="embed" xlink:actuate="onLoad"/>
    <draw:fill-image draw:name="ChartBitmap_20_2" draw:display-name="ChartBitmap 2" xlink:href="Pictures/1000000000000008000000089C8F614DADD3E15E.png" xlink:type="simple" xlink:show="embed" xlink:actuate="onLoad"/>
    <draw:fill-image draw:name="ChartBitmap_20_20" draw:display-name="ChartBitmap 20" xlink:href="Pictures/1000000000000008000000081297F9EF47019A29.png" xlink:type="simple" xlink:show="embed" xlink:actuate="onLoad"/>
    <draw:fill-image draw:name="ChartBitmap_20_21" draw:display-name="ChartBitmap 21" xlink:href="Pictures/100000000000000800000008437CD2DF71E0534E.png" xlink:type="simple" xlink:show="embed" xlink:actuate="onLoad"/>
    <draw:fill-image draw:name="ChartBitmap_20_22" draw:display-name="ChartBitmap 22" xlink:href="Pictures/100000000000000800000008B613215A484A8B87.png" xlink:type="simple" xlink:show="embed" xlink:actuate="onLoad"/>
    <draw:fill-image draw:name="ChartBitmap_20_23" draw:display-name="ChartBitmap 23" xlink:href="Pictures/100000000000000800000008039C76FBF7F26810.png" xlink:type="simple" xlink:show="embed" xlink:actuate="onLoad"/>
    <draw:fill-image draw:name="ChartBitmap_20_24" draw:display-name="ChartBitmap 24" xlink:href="Pictures/1000000000000008000000082D85FA834554F576.png" xlink:type="simple" xlink:show="embed" xlink:actuate="onLoad"/>
    <draw:fill-image draw:name="ChartBitmap_20_25" draw:display-name="ChartBitmap 25" xlink:href="Pictures/1000000000000008000000089ABCFFAA33866E25.png" xlink:type="simple" xlink:show="embed" xlink:actuate="onLoad"/>
    <draw:fill-image draw:name="ChartBitmap_20_26" draw:display-name="ChartBitmap 26" xlink:href="Pictures/10000000000000080000000811AF076B1E8923BA.png" xlink:type="simple" xlink:show="embed" xlink:actuate="onLoad"/>
    <draw:fill-image draw:name="ChartBitmap_20_27" draw:display-name="ChartBitmap 27" xlink:href="Pictures/100000000000000800000008CAE9C746AB750AF5.png" xlink:type="simple" xlink:show="embed" xlink:actuate="onLoad"/>
    <draw:fill-image draw:name="ChartBitmap_20_28" draw:display-name="ChartBitmap 28" xlink:href="Pictures/100000000000000800000008BBCFAFCC652C0272.png" xlink:type="simple" xlink:show="embed" xlink:actuate="onLoad"/>
    <draw:fill-image draw:name="ChartBitmap_20_29" draw:display-name="ChartBitmap 29" xlink:href="Pictures/1000000000000008000000082CF55DB856DBBAE2.png" xlink:type="simple" xlink:show="embed" xlink:actuate="onLoad"/>
    <draw:fill-image draw:name="ChartBitmap_20_3" draw:display-name="ChartBitmap 3" xlink:href="Pictures/1000000000000008000000089ABCFFAA33866E25.png" xlink:type="simple" xlink:show="embed" xlink:actuate="onLoad"/>
    <draw:fill-image draw:name="ChartBitmap_20_30" draw:display-name="ChartBitmap 30" xlink:href="Pictures/10000000000000080000000811AF076B1E8923BA.png" xlink:type="simple" xlink:show="embed" xlink:actuate="onLoad"/>
    <draw:fill-image draw:name="ChartBitmap_20_31" draw:display-name="ChartBitmap 31" xlink:href="Pictures/10000000000000080000000811AF076B1E8923BA.png" xlink:type="simple" xlink:show="embed" xlink:actuate="onLoad"/>
    <draw:fill-image draw:name="ChartBitmap_20_32" draw:display-name="ChartBitmap 32" xlink:href="Pictures/1000000000000008000000089ABCFFAA33866E25.png" xlink:type="simple" xlink:show="embed" xlink:actuate="onLoad"/>
    <draw:fill-image draw:name="ChartBitmap_20_33" draw:display-name="ChartBitmap 33" xlink:href="Pictures/1000000000000008000000089ABCFFAA33866E25.png" xlink:type="simple" xlink:show="embed" xlink:actuate="onLoad"/>
    <draw:fill-image draw:name="ChartBitmap_20_34" draw:display-name="ChartBitmap 34" xlink:href="Pictures/100000000000000800000008CDFDE7D4BB6B6ACF.png" xlink:type="simple" xlink:show="embed" xlink:actuate="onLoad"/>
    <draw:fill-image draw:name="ChartBitmap_20_35" draw:display-name="ChartBitmap 35" xlink:href="Pictures/100000000000000800000008CDFDE7D4BB6B6ACF.png" xlink:type="simple" xlink:show="embed" xlink:actuate="onLoad"/>
    <draw:fill-image draw:name="ChartBitmap_20_36" draw:display-name="ChartBitmap 36" xlink:href="Pictures/100000000000000800000008CAE9C746AB750AF5.png" xlink:type="simple" xlink:show="embed" xlink:actuate="onLoad"/>
    <draw:fill-image draw:name="ChartBitmap_20_37" draw:display-name="ChartBitmap 37" xlink:href="Pictures/1000000000000008000000082CF55DB856DBBAE2.png" xlink:type="simple" xlink:show="embed" xlink:actuate="onLoad"/>
    <draw:fill-image draw:name="ChartBitmap_20_38" draw:display-name="ChartBitmap 38" xlink:href="Pictures/100000000000000800000008437CD2DF71E0534E.png" xlink:type="simple" xlink:show="embed" xlink:actuate="onLoad"/>
    <draw:fill-image draw:name="ChartBitmap_20_39" draw:display-name="ChartBitmap 39" xlink:href="Pictures/100000000000000800000008437CD2DF71E0534E.png" xlink:type="simple" xlink:show="embed" xlink:actuate="onLoad"/>
    <draw:fill-image draw:name="ChartBitmap_20_4" draw:display-name="ChartBitmap 4" xlink:href="Pictures/100000000000000800000008C610A80E7523C3A5.png" xlink:type="simple" xlink:show="embed" xlink:actuate="onLoad"/>
    <draw:fill-image draw:name="ChartBitmap_20_5" draw:display-name="ChartBitmap 5" xlink:href="Pictures/10000000000000080000000863DE013D6A85FDB8.png" xlink:type="simple" xlink:show="embed" xlink:actuate="onLoad"/>
    <draw:fill-image draw:name="ChartBitmap_20_6" draw:display-name="ChartBitmap 6" xlink:href="Pictures/100000000000000800000008E7C4D59A101CC52A.png" xlink:type="simple" xlink:show="embed" xlink:actuate="onLoad"/>
    <draw:fill-image draw:name="ChartBitmap_20_7" draw:display-name="ChartBitmap 7" xlink:href="Pictures/100000000000000800000008FD45E12D9339E66F.png" xlink:type="simple" xlink:show="embed" xlink:actuate="onLoad"/>
    <draw:fill-image draw:name="ChartBitmap_20_8" draw:display-name="ChartBitmap 8" xlink:href="Pictures/100000000000000800000008CD66C3E6F9E73733.png" xlink:type="simple" xlink:show="embed" xlink:actuate="onLoad"/>
    <draw:fill-image draw:name="ChartBitmap_20_9" draw:display-name="ChartBitmap 9" xlink:href="Pictures/100000000000000800000008B8F123312A3B0CC3.png" xlink:type="simple" xlink:show="embed" xlink:actuate="onLoad"/>
  </office:styles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901cm" svg:height="16.283cm" xlink:href=".." xlink:type="simple" chart:class="chart:bar" chart:style-name="ch1">
        <chart:title svg:x="10.337cm" svg:y="0.461cm" chart:style-name="ch2">
          <text:p>Tagging Overhead - Libsodium</text:p>
        </chart:title>
        <chart:legend chart:legend-position="end" svg:x="24.585cm" svg:y="6.846cm" style:legend-expansion="high" chart:style-name="ch3"/>
        <chart:plot-area chart:style-name="ch4" table:cell-range-address="Tagging.H49:Tagging.M79" chart:data-source-has-labels="both" svg:x="0.538cm" svg:y="1.565cm" svg:width="23.509cm" svg:height="14.393cm">
          <chartooo:coordinate-region svg:x="1.159cm" svg:y="1.765cm" svg:width="22.888cm" svg:height="13.994cm"/>
          <chart:axis chart:dimension="x" chart:name="primary-x" chart:style-name="ch5" chartooo:axis-type="auto">
            <chartooo:date-scale/>
            <chart:categories table:cell-range-address="Tagging.H50:Tagging.H7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gging.I50:Tagging.I79" chart:label-cell-address="Tagging.I49:Tagging.I49" chart:class="chart:bar">
            <chart:data-point chart:repeated="30"/>
          </chart:series>
          <chart:series chart:style-name="ch9" chart:values-cell-range-address="Tagging.J50:Tagging.J79" chart:label-cell-address="Tagging.J49:Tagging.J49" chart:class="chart:bar">
            <chart:data-point chart:repeated="30"/>
          </chart:series>
          <chart:series chart:style-name="ch10" chart:values-cell-range-address="Tagging.K50:Tagging.K79" chart:label-cell-address="Tagging.K49:Tagging.K49" chart:class="chart:bar">
            <chart:data-point chart:repeated="30"/>
          </chart:series>
          <chart:series chart:style-name="ch11" chart:values-cell-range-address="Tagging.L50:Tagging.L79" chart:label-cell-address="Tagging.L49:Tagging.L49" chart:class="chart:bar">
            <chart:data-point chart:repeated="30"/>
          </chart:series>
          <chart:series chart:style-name="ch12" chart:values-cell-range-address="Tagging.M50:Tagging.M79" chart:label-cell-address="Tagging.M49:Tagging.M49" chart:class="chart:bar">
            <chart:data-point chart:repeated="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Tagging.I49:Tagging.I49</svg:desc>
                </draw:g>
              </table:table-cell>
              <table:table-cell office:value-type="string">
                <text:p/>
                <draw:g>
                  <svg:desc>Tagging.J49:Tagging.J49</svg:desc>
                </draw:g>
              </table:table-cell>
              <table:table-cell office:value-type="string">
                <text:p/>
                <draw:g>
                  <svg:desc>Tagging.K49:Tagging.K49</svg:desc>
                </draw:g>
              </table:table-cell>
              <table:table-cell office:value-type="string">
                <text:p/>
                <draw:g>
                  <svg:desc>Tagging.L49:Tagging.L49</svg:desc>
                </draw:g>
              </table:table-cell>
              <table:table-cell office:value-type="string">
                <text:p/>
                <draw:g>
                  <svg:desc>Tagging.M49:Tagging.M4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Tagging.H50:Tagging.H79</svg:desc>
                </draw:g>
              </table:table-cell>
              <table:table-cell office:value-type="float" office:value="NaN">
                <text:p>NaN</text:p>
                <draw:g>
                  <svg:desc>Tagging.I50:Tagging.I79</svg:desc>
                </draw:g>
              </table:table-cell>
              <table:table-cell office:value-type="float" office:value="NaN">
                <text:p>NaN</text:p>
                <draw:g>
                  <svg:desc>Tagging.J50:Tagging.J79</svg:desc>
                </draw:g>
              </table:table-cell>
              <table:table-cell office:value-type="float" office:value="NaN">
                <text:p>NaN</text:p>
                <draw:g>
                  <svg:desc>Tagging.K50:Tagging.K79</svg:desc>
                </draw:g>
              </table:table-cell>
              <table:table-cell office:value-type="float" office:value="NaN">
                <text:p>NaN</text:p>
                <draw:g>
                  <svg:desc>Tagging.L50:Tagging.L79</svg:desc>
                </draw:g>
              </table:table-cell>
              <table:table-cell office:value-type="float" office:value="NaN">
                <text:p>NaN</text:p>
                <draw:g>
                  <svg:desc>Tagging.M50:Tagging.M79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fill-image draw:name="ChartBitmap_20_1" draw:display-name="ChartBitmap 1" xlink:href="Pictures/100000000000000800000008F3B29CD4B77971F0.png" xlink:type="simple" xlink:show="embed" xlink:actuate="onLoad"/>
    <draw:fill-image draw:name="ChartBitmap_20_10" draw:display-name="ChartBitmap 10" xlink:href="Pictures/10000000000000080000000805D373D6A0F43EF5.png" xlink:type="simple" xlink:show="embed" xlink:actuate="onLoad"/>
    <draw:fill-image draw:name="ChartBitmap_20_11" draw:display-name="ChartBitmap 11" xlink:href="Pictures/100000000000000800000008C85D3AF81BDB8AFD.png" xlink:type="simple" xlink:show="embed" xlink:actuate="onLoad"/>
    <draw:fill-image draw:name="ChartBitmap_20_12" draw:display-name="ChartBitmap 12" xlink:href="Pictures/100000000000000800000008512A48EE354168BA.png" xlink:type="simple" xlink:show="embed" xlink:actuate="onLoad"/>
    <draw:fill-image draw:name="ChartBitmap_20_13" draw:display-name="ChartBitmap 13" xlink:href="Pictures/100000000000000800000008787A4E9D45468777.png" xlink:type="simple" xlink:show="embed" xlink:actuate="onLoad"/>
    <draw:fill-image draw:name="ChartBitmap_20_14" draw:display-name="ChartBitmap 14" xlink:href="Pictures/10000000000000080000000863DE013D6A85FDB8.png" xlink:type="simple" xlink:show="embed" xlink:actuate="onLoad"/>
    <draw:fill-image draw:name="ChartBitmap_20_15" draw:display-name="ChartBitmap 15" xlink:href="Pictures/1000000000000008000000080D787152C8FDE076.png" xlink:type="simple" xlink:show="embed" xlink:actuate="onLoad"/>
    <draw:fill-image draw:name="ChartBitmap_20_16" draw:display-name="ChartBitmap 16" xlink:href="Pictures/1000000000000008000000080D787152C8FDE076.png" xlink:type="simple" xlink:show="embed" xlink:actuate="onLoad"/>
    <draw:fill-image draw:name="ChartBitmap_20_17" draw:display-name="ChartBitmap 17" xlink:href="Pictures/1000000000000008000000089ABCFFAA33866E25.png" xlink:type="simple" xlink:show="embed" xlink:actuate="onLoad"/>
    <draw:fill-image draw:name="ChartBitmap_20_18" draw:display-name="ChartBitmap 18" xlink:href="Pictures/1000000000000008000000081297F9EF47019A29.png" xlink:type="simple" xlink:show="embed" xlink:actuate="onLoad"/>
    <draw:fill-image draw:name="ChartBitmap_20_19" draw:display-name="ChartBitmap 19" xlink:href="Pictures/1000000000000008000000089FC27204F07A0BBE.png" xlink:type="simple" xlink:show="embed" xlink:actuate="onLoad"/>
    <draw:fill-image draw:name="ChartBitmap_20_2" draw:display-name="ChartBitmap 2" xlink:href="Pictures/1000000000000008000000089C8F614DADD3E15E.png" xlink:type="simple" xlink:show="embed" xlink:actuate="onLoad"/>
    <draw:fill-image draw:name="ChartBitmap_20_20" draw:display-name="ChartBitmap 20" xlink:href="Pictures/1000000000000008000000081297F9EF47019A29.png" xlink:type="simple" xlink:show="embed" xlink:actuate="onLoad"/>
    <draw:fill-image draw:name="ChartBitmap_20_21" draw:display-name="ChartBitmap 21" xlink:href="Pictures/100000000000000800000008437CD2DF71E0534E.png" xlink:type="simple" xlink:show="embed" xlink:actuate="onLoad"/>
    <draw:fill-image draw:name="ChartBitmap_20_22" draw:display-name="ChartBitmap 22" xlink:href="Pictures/100000000000000800000008B613215A484A8B87.png" xlink:type="simple" xlink:show="embed" xlink:actuate="onLoad"/>
    <draw:fill-image draw:name="ChartBitmap_20_23" draw:display-name="ChartBitmap 23" xlink:href="Pictures/100000000000000800000008039C76FBF7F26810.png" xlink:type="simple" xlink:show="embed" xlink:actuate="onLoad"/>
    <draw:fill-image draw:name="ChartBitmap_20_24" draw:display-name="ChartBitmap 24" xlink:href="Pictures/1000000000000008000000082D85FA834554F576.png" xlink:type="simple" xlink:show="embed" xlink:actuate="onLoad"/>
    <draw:fill-image draw:name="ChartBitmap_20_25" draw:display-name="ChartBitmap 25" xlink:href="Pictures/1000000000000008000000089ABCFFAA33866E25.png" xlink:type="simple" xlink:show="embed" xlink:actuate="onLoad"/>
    <draw:fill-image draw:name="ChartBitmap_20_26" draw:display-name="ChartBitmap 26" xlink:href="Pictures/10000000000000080000000811AF076B1E8923BA.png" xlink:type="simple" xlink:show="embed" xlink:actuate="onLoad"/>
    <draw:fill-image draw:name="ChartBitmap_20_27" draw:display-name="ChartBitmap 27" xlink:href="Pictures/100000000000000800000008CAE9C746AB750AF5.png" xlink:type="simple" xlink:show="embed" xlink:actuate="onLoad"/>
    <draw:fill-image draw:name="ChartBitmap_20_28" draw:display-name="ChartBitmap 28" xlink:href="Pictures/100000000000000800000008BBCFAFCC652C0272.png" xlink:type="simple" xlink:show="embed" xlink:actuate="onLoad"/>
    <draw:fill-image draw:name="ChartBitmap_20_29" draw:display-name="ChartBitmap 29" xlink:href="Pictures/1000000000000008000000082CF55DB856DBBAE2.png" xlink:type="simple" xlink:show="embed" xlink:actuate="onLoad"/>
    <draw:fill-image draw:name="ChartBitmap_20_3" draw:display-name="ChartBitmap 3" xlink:href="Pictures/1000000000000008000000089ABCFFAA33866E25.png" xlink:type="simple" xlink:show="embed" xlink:actuate="onLoad"/>
    <draw:fill-image draw:name="ChartBitmap_20_30" draw:display-name="ChartBitmap 30" xlink:href="Pictures/10000000000000080000000811AF076B1E8923BA.png" xlink:type="simple" xlink:show="embed" xlink:actuate="onLoad"/>
    <draw:fill-image draw:name="ChartBitmap_20_31" draw:display-name="ChartBitmap 31" xlink:href="Pictures/10000000000000080000000811AF076B1E8923BA.png" xlink:type="simple" xlink:show="embed" xlink:actuate="onLoad"/>
    <draw:fill-image draw:name="ChartBitmap_20_32" draw:display-name="ChartBitmap 32" xlink:href="Pictures/1000000000000008000000089ABCFFAA33866E25.png" xlink:type="simple" xlink:show="embed" xlink:actuate="onLoad"/>
    <draw:fill-image draw:name="ChartBitmap_20_33" draw:display-name="ChartBitmap 33" xlink:href="Pictures/1000000000000008000000089ABCFFAA33866E25.png" xlink:type="simple" xlink:show="embed" xlink:actuate="onLoad"/>
    <draw:fill-image draw:name="ChartBitmap_20_34" draw:display-name="ChartBitmap 34" xlink:href="Pictures/100000000000000800000008CDFDE7D4BB6B6ACF.png" xlink:type="simple" xlink:show="embed" xlink:actuate="onLoad"/>
    <draw:fill-image draw:name="ChartBitmap_20_35" draw:display-name="ChartBitmap 35" xlink:href="Pictures/100000000000000800000008CDFDE7D4BB6B6ACF.png" xlink:type="simple" xlink:show="embed" xlink:actuate="onLoad"/>
    <draw:fill-image draw:name="ChartBitmap_20_36" draw:display-name="ChartBitmap 36" xlink:href="Pictures/100000000000000800000008CAE9C746AB750AF5.png" xlink:type="simple" xlink:show="embed" xlink:actuate="onLoad"/>
    <draw:fill-image draw:name="ChartBitmap_20_37" draw:display-name="ChartBitmap 37" xlink:href="Pictures/1000000000000008000000082CF55DB856DBBAE2.png" xlink:type="simple" xlink:show="embed" xlink:actuate="onLoad"/>
    <draw:fill-image draw:name="ChartBitmap_20_38" draw:display-name="ChartBitmap 38" xlink:href="Pictures/100000000000000800000008437CD2DF71E0534E.png" xlink:type="simple" xlink:show="embed" xlink:actuate="onLoad"/>
    <draw:fill-image draw:name="ChartBitmap_20_39" draw:display-name="ChartBitmap 39" xlink:href="Pictures/100000000000000800000008437CD2DF71E0534E.png" xlink:type="simple" xlink:show="embed" xlink:actuate="onLoad"/>
    <draw:fill-image draw:name="ChartBitmap_20_4" draw:display-name="ChartBitmap 4" xlink:href="Pictures/100000000000000800000008C610A80E7523C3A5.png" xlink:type="simple" xlink:show="embed" xlink:actuate="onLoad"/>
    <draw:fill-image draw:name="ChartBitmap_20_5" draw:display-name="ChartBitmap 5" xlink:href="Pictures/10000000000000080000000863DE013D6A85FDB8.png" xlink:type="simple" xlink:show="embed" xlink:actuate="onLoad"/>
    <draw:fill-image draw:name="ChartBitmap_20_6" draw:display-name="ChartBitmap 6" xlink:href="Pictures/100000000000000800000008E7C4D59A101CC52A.png" xlink:type="simple" xlink:show="embed" xlink:actuate="onLoad"/>
    <draw:fill-image draw:name="ChartBitmap_20_7" draw:display-name="ChartBitmap 7" xlink:href="Pictures/100000000000000800000008FD45E12D9339E66F.png" xlink:type="simple" xlink:show="embed" xlink:actuate="onLoad"/>
    <draw:fill-image draw:name="ChartBitmap_20_8" draw:display-name="ChartBitmap 8" xlink:href="Pictures/100000000000000800000008CD66C3E6F9E73733.png" xlink:type="simple" xlink:show="embed" xlink:actuate="onLoad"/>
    <draw:fill-image draw:name="ChartBitmap_20_9" draw:display-name="ChartBitmap 9" xlink:href="Pictures/100000000000000800000008B8F123312A3B0CC3.png" xlink:type="simple" xlink:show="embed" xlink:actuate="onLoad"/>
  </office:styles>
</office:document-styles>
</file>